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492in"/>
    </style:style>
    <style:style style:name="co10" style:family="table-column">
      <style:table-column-properties fo:break-before="auto" style:column-width="1.5709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5083in"/>
    </style:style>
    <style:style style:name="co14" style:family="table-column">
      <style:table-column-properties fo:break-before="auto" style:column-width="1.55in"/>
    </style:style>
    <style:style style:name="co15" style:family="table-column">
      <style:table-column-properties fo:break-before="auto" style:column-width="1.2598in"/>
    </style:style>
    <style:style style:name="co16" style:family="table-column">
      <style:table-column-properties fo:break-before="auto" style:column-width="1.7264in"/>
    </style:style>
    <style:style style:name="co17" style:family="table-column">
      <style:table-column-properties fo:break-before="auto" style:column-width="0.9382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0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1217-152655dvl_data_ts" table:style-name="ta1">
        <table:shapes>
          <draw:frame draw:z-index="0" draw:style-name="gr1" draw:text-style-name="P1" svg:width="11.2878in" svg:height="9in" svg:x="5.4335in" svg:y="0.0445in">
            <draw:object draw:notify-on-update-of-ranges="'20211217-152655dvl_data_ts'.C1:'20211217-152655dvl_data_ts'.C1 '20211217-152655dvl_data_ts'.C2:'20211217-152655dvl_data_ts'.C205 '20211217-152655dvl_data_ts'.D1:'20211217-152655dvl_data_ts'.D1 '20211217-152655dvl_data_ts'.D2:'20211217-152655dvl_data_ts'.D2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709in" svg:height="5.2in" svg:x="11.2472in" svg:y="0.7555in">
            <draw:object draw:notify-on-update-of-ranges="'20211217-152655dvl_data_ts'.C1:'20211217-152655dvl_data_ts'.C1 '20211217-152655dvl_data_ts'.C2:'20211217-152655dvl_data_ts'.C205 '20211217-152655dvl_data_ts'.D1:'20211217-152655dvl_data_ts'.D1 '20211217-152655dvl_data_ts'.D2:'20211217-152655dvl_data_ts'.D2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4339in" svg:y="0.0394in">
            <draw:object draw:notify-on-update-of-ranges="'20211217-152655dvl_data_ts'.C1:'20211217-152655dvl_data_ts'.C1 '20211217-152655dvl_data_ts'.C2:'20211217-152655dvl_data_ts'.C205 '20211217-152655dvl_data_ts'.D1:'20211217-152655dvl_data_ts'.D1 '20211217-152655dvl_data_ts'.D2:'20211217-152655dvl_data_ts'.D20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5.4339in" svg:y="0.0394in">
            <draw:object draw:notify-on-update-of-ranges="'20211217-152655dvl_data_ts'.A1:'20211217-152655dvl_data_ts'.A1 '20211217-152655dvl_data_ts'.A2:'20211217-152655dvl_data_ts'.A205 '20211217-152655dvl_data_ts'.C1:'20211217-152655dvl_data_ts'.C1 '20211217-152655dvl_data_ts'.C2:'20211217-152655dvl_data_ts'.C205 '20211217-152655dvl_data_ts'.D1:'20211217-152655dvl_data_ts'.D1 '20211217-152655dvl_data_ts'.D2:'20211217-152655dvl_data_ts'.D2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1639747615.32377" calcext:value-type="float">
            <text:p>1639747615.32377</text:p>
          </table:table-cell>
          <table:table-cell office:value-type="float" office:value="1550139472.69235" calcext:value-type="float">
            <text:p>1550139472.69235</text:p>
          </table:table-cell>
          <table:table-cell office:value-type="float" office:value="-0.326987654978322" calcext:value-type="float">
            <text:p>-0.326987654978322</text:p>
          </table:table-cell>
          <table:table-cell office:value-type="float" office:value="0.792101279981099" calcext:value-type="float">
            <text:p>0.792101279981099</text:p>
          </table:table-cell>
          <table:table-cell office:value-type="float" office:value="0.272043010026483" calcext:value-type="float">
            <text:p>0.272043010026483</text:p>
          </table:table-cell>
          <table:table-cell office:value-type="float" office:value="0.3428594553288" calcext:value-type="float">
            <text:p>0.3428594553288</text:p>
          </table:table-cell>
          <table:table-cell office:value-type="float" office:value="1.16509550341006" calcext:value-type="float">
            <text:p>1.16509550341006</text:p>
          </table:table-cell>
          <table:table-cell office:value-type="float" office:value="-7.97716208062612" calcext:value-type="float">
            <text:p>-7.97716208062612</text:p>
          </table:table-cell>
          <table:table-cell office:value-type="float" office:value="65.2955925653451" calcext:value-type="float">
            <text:p>65.295592565345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5.55994" calcext:value-type="float">
            <text:p>1639747615.55994</text:p>
          </table:table-cell>
          <table:table-cell office:value-type="float" office:value="1550139472.94193" calcext:value-type="float">
            <text:p>1550139472.94193</text:p>
          </table:table-cell>
          <table:table-cell office:value-type="float" office:value="-0.327621619810012" calcext:value-type="float">
            <text:p>-0.327621619810012</text:p>
          </table:table-cell>
          <table:table-cell office:value-type="float" office:value="0.792149257964399" calcext:value-type="float">
            <text:p>0.792149257964399</text:p>
          </table:table-cell>
          <table:table-cell office:value-type="float" office:value="0.270930907116148" calcext:value-type="float">
            <text:p>0.270930907116148</text:p>
          </table:table-cell>
          <table:table-cell office:value-type="float" office:value="0.342947130867041" calcext:value-type="float">
            <text:p>0.342947130867041</text:p>
          </table:table-cell>
          <table:table-cell office:value-type="float" office:value="1.18750946841543" calcext:value-type="float">
            <text:p>1.18750946841543</text:p>
          </table:table-cell>
          <table:table-cell office:value-type="float" office:value="-7.9481580445605" calcext:value-type="float">
            <text:p>-7.9481580445605</text:p>
          </table:table-cell>
          <table:table-cell office:value-type="float" office:value="65.3190082181048" calcext:value-type="float">
            <text:p>65.319008218104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5.91937" calcext:value-type="float">
            <text:p>1639747615.91937</text:p>
          </table:table-cell>
          <table:table-cell office:value-type="float" office:value="1550139473.24208" calcext:value-type="float">
            <text:p>1550139473.24208</text:p>
          </table:table-cell>
          <table:table-cell office:value-type="float" office:value="-0.327794512917854" calcext:value-type="float">
            <text:p>-0.327794512917854</text:p>
          </table:table-cell>
          <table:table-cell office:value-type="float" office:value="0.792256599125584" calcext:value-type="float">
            <text:p>0.792256599125584</text:p>
          </table:table-cell>
          <table:table-cell office:value-type="float" office:value="0.271593301997502" calcext:value-type="float">
            <text:p>0.271593301997502</text:p>
          </table:table-cell>
          <table:table-cell office:value-type="float" office:value="0.343122454222425" calcext:value-type="float">
            <text:p>0.343122454222425</text:p>
          </table:table-cell>
          <table:table-cell office:value-type="float" office:value="1.19506821874216" calcext:value-type="float">
            <text:p>1.19506821874216</text:p>
          </table:table-cell>
          <table:table-cell office:value-type="float" office:value="-7.96385305162295" calcext:value-type="float">
            <text:p>-7.96385305162295</text:p>
          </table:table-cell>
          <table:table-cell office:value-type="float" office:value="65.3050638257862" calcext:value-type="float">
            <text:p>65.305063825786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6.27924" calcext:value-type="float">
            <text:p>1639747616.27924</text:p>
          </table:table-cell>
          <table:table-cell office:value-type="float" office:value="1550139473.59171" calcext:value-type="float">
            <text:p>1550139473.59171</text:p>
          </table:table-cell>
          <table:table-cell office:value-type="float" office:value="-0.328728089495698" calcext:value-type="float">
            <text:p>-0.328728089495698</text:p>
          </table:table-cell>
          <table:table-cell office:value-type="float" office:value="0.792916720377293" calcext:value-type="float">
            <text:p>0.792916720377293</text:p>
          </table:table-cell>
          <table:table-cell office:value-type="float" office:value="0.272031168411379" calcext:value-type="float">
            <text:p>0.272031168411379</text:p>
          </table:table-cell>
          <table:table-cell office:value-type="float" office:value="0.346150355086019" calcext:value-type="float">
            <text:p>0.346150355086019</text:p>
          </table:table-cell>
          <table:table-cell office:value-type="float" office:value="1.15127778024436" calcext:value-type="float">
            <text:p>1.15127778024436</text:p>
          </table:table-cell>
          <table:table-cell office:value-type="float" office:value="-7.93843313299018" calcext:value-type="float">
            <text:p>-7.93843313299018</text:p>
          </table:table-cell>
          <table:table-cell office:value-type="float" office:value="65.3000935298231" calcext:value-type="float">
            <text:p>65.30009352982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6.64497" calcext:value-type="float">
            <text:p>1639747616.64497</text:p>
          </table:table-cell>
          <table:table-cell office:value-type="float" office:value="1550139473.99241" calcext:value-type="float">
            <text:p>1550139473.99241</text:p>
          </table:table-cell>
          <table:table-cell office:value-type="float" office:value="-0.326383282689773" calcext:value-type="float">
            <text:p>-0.326383282689773</text:p>
          </table:table-cell>
          <table:table-cell office:value-type="float" office:value="0.794734047516319" calcext:value-type="float">
            <text:p>0.794734047516319</text:p>
          </table:table-cell>
          <table:table-cell office:value-type="float" office:value="0.269791317104155" calcext:value-type="float">
            <text:p>0.269791317104155</text:p>
          </table:table-cell>
          <table:table-cell office:value-type="float" office:value="0.344957590833935" calcext:value-type="float">
            <text:p>0.344957590833935</text:p>
          </table:table-cell>
          <table:table-cell office:value-type="float" office:value="1.20216466282579" calcext:value-type="float">
            <text:p>1.20216466282579</text:p>
          </table:table-cell>
          <table:table-cell office:value-type="float" office:value="-7.92598263504964" calcext:value-type="float">
            <text:p>-7.92598263504964</text:p>
          </table:table-cell>
          <table:table-cell office:value-type="float" office:value="65.2678371954091" calcext:value-type="float">
            <text:p>65.267837195409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7.00982" calcext:value-type="float">
            <text:p>1639747617.00982</text:p>
          </table:table-cell>
          <table:table-cell office:value-type="float" office:value="1550139474.31711" calcext:value-type="float">
            <text:p>1550139474.31711</text:p>
          </table:table-cell>
          <table:table-cell office:value-type="float" office:value="-0.326483322145605" calcext:value-type="float">
            <text:p>-0.326483322145605</text:p>
          </table:table-cell>
          <table:table-cell office:value-type="float" office:value="0.793243698471933" calcext:value-type="float">
            <text:p>0.793243698471933</text:p>
          </table:table-cell>
          <table:table-cell office:value-type="float" office:value="0.271304238610918" calcext:value-type="float">
            <text:p>0.271304238610918</text:p>
          </table:table-cell>
          <table:table-cell office:value-type="float" office:value="0.344972084484509" calcext:value-type="float">
            <text:p>0.344972084484509</text:p>
          </table:table-cell>
          <table:table-cell office:value-type="float" office:value="1.19720335401124" calcext:value-type="float">
            <text:p>1.19720335401124</text:p>
          </table:table-cell>
          <table:table-cell office:value-type="float" office:value="-7.97871255449797" calcext:value-type="float">
            <text:p>-7.97871255449797</text:p>
          </table:table-cell>
          <table:table-cell office:value-type="float" office:value="65.2335303091207" calcext:value-type="float">
            <text:p>65.233530309120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7.25412" calcext:value-type="float">
            <text:p>1639747617.25412</text:p>
          </table:table-cell>
          <table:table-cell office:value-type="float" office:value="1550139474.57" calcext:value-type="float">
            <text:p>1550139474.57</text:p>
          </table:table-cell>
          <table:table-cell office:value-type="float" office:value="-0.326545911779311" calcext:value-type="float">
            <text:p>-0.326545911779311</text:p>
          </table:table-cell>
          <table:table-cell office:value-type="float" office:value="0.793707425529628" calcext:value-type="float">
            <text:p>0.793707425529628</text:p>
          </table:table-cell>
          <table:table-cell office:value-type="float" office:value="0.271353330965934" calcext:value-type="float">
            <text:p>0.271353330965934</text:p>
          </table:table-cell>
          <table:table-cell office:value-type="float" office:value="0.345037700090395" calcext:value-type="float">
            <text:p>0.345037700090395</text:p>
          </table:table-cell>
          <table:table-cell office:value-type="float" office:value="1.19000589246424" calcext:value-type="float">
            <text:p>1.19000589246424</text:p>
          </table:table-cell>
          <table:table-cell office:value-type="float" office:value="-7.99000818993793" calcext:value-type="float">
            <text:p>-7.99000818993793</text:p>
          </table:table-cell>
          <table:table-cell office:value-type="float" office:value="65.2283300116035" calcext:value-type="float">
            <text:p>65.228330011603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7.48953" calcext:value-type="float">
            <text:p>1639747617.48953</text:p>
          </table:table-cell>
          <table:table-cell office:value-type="float" office:value="1550139474.84193" calcext:value-type="float">
            <text:p>1550139474.84193</text:p>
          </table:table-cell>
          <table:table-cell office:value-type="float" office:value="-0.326640755309299" calcext:value-type="float">
            <text:p>-0.326640755309299</text:p>
          </table:table-cell>
          <table:table-cell office:value-type="float" office:value="0.793708445923762" calcext:value-type="float">
            <text:p>0.793708445923762</text:p>
          </table:table-cell>
          <table:table-cell office:value-type="float" office:value="0.271032193913152" calcext:value-type="float">
            <text:p>0.271032193913152</text:p>
          </table:table-cell>
          <table:table-cell office:value-type="float" office:value="0.345032657505908" calcext:value-type="float">
            <text:p>0.345032657505908</text:p>
          </table:table-cell>
          <table:table-cell office:value-type="float" office:value="1.18819957073566" calcext:value-type="float">
            <text:p>1.18819957073566</text:p>
          </table:table-cell>
          <table:table-cell office:value-type="float" office:value="-7.95549900357532" calcext:value-type="float">
            <text:p>-7.95549900357532</text:p>
          </table:table-cell>
          <table:table-cell office:value-type="float" office:value="65.2498051905208" calcext:value-type="float">
            <text:p>65.249805190520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7.72967" calcext:value-type="float">
            <text:p>1639747617.72967</text:p>
          </table:table-cell>
          <table:table-cell office:value-type="float" office:value="1550139475.11768" calcext:value-type="float">
            <text:p>1550139475.11768</text:p>
          </table:table-cell>
          <table:table-cell office:value-type="float" office:value="-0.326457179091329" calcext:value-type="float">
            <text:p>-0.326457179091329</text:p>
          </table:table-cell>
          <table:table-cell office:value-type="float" office:value="0.793718432300279" calcext:value-type="float">
            <text:p>0.793718432300279</text:p>
          </table:table-cell>
          <table:table-cell office:value-type="float" office:value="0.271008707278649" calcext:value-type="float">
            <text:p>0.271008707278649</text:p>
          </table:table-cell>
          <table:table-cell office:value-type="float" office:value="0.345115619642937" calcext:value-type="float">
            <text:p>0.345115619642937</text:p>
          </table:table-cell>
          <table:table-cell office:value-type="float" office:value="1.15174158759267" calcext:value-type="float">
            <text:p>1.15174158759267</text:p>
          </table:table-cell>
          <table:table-cell office:value-type="float" office:value="-7.97207576947065" calcext:value-type="float">
            <text:p>-7.97207576947065</text:p>
          </table:table-cell>
          <table:table-cell office:value-type="float" office:value="65.2642293502829" calcext:value-type="float">
            <text:p>65.264229350282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8.08998" calcext:value-type="float">
            <text:p>1639747618.08998</text:p>
          </table:table-cell>
          <table:table-cell office:value-type="float" office:value="1550139475.39166" calcext:value-type="float">
            <text:p>1550139475.39166</text:p>
          </table:table-cell>
          <table:table-cell office:value-type="float" office:value="-0.32624533184905" calcext:value-type="float">
            <text:p>-0.32624533184905</text:p>
          </table:table-cell>
          <table:table-cell office:value-type="float" office:value="0.7949626515616" calcext:value-type="float">
            <text:p>0.7949626515616</text:p>
          </table:table-cell>
          <table:table-cell office:value-type="float" office:value="0.270961701797268" calcext:value-type="float">
            <text:p>0.270961701797268</text:p>
          </table:table-cell>
          <table:table-cell office:value-type="float" office:value="0.345229862374656" calcext:value-type="float">
            <text:p>0.345229862374656</text:p>
          </table:table-cell>
          <table:table-cell office:value-type="float" office:value="1.17877377441178" calcext:value-type="float">
            <text:p>1.17877377441178</text:p>
          </table:table-cell>
          <table:table-cell office:value-type="float" office:value="-7.91262653981751" calcext:value-type="float">
            <text:p>-7.91262653981751</text:p>
          </table:table-cell>
          <table:table-cell office:value-type="float" office:value="65.2866147278661" calcext:value-type="float">
            <text:p>65.286614727866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8.33112" calcext:value-type="float">
            <text:p>1639747618.33112</text:p>
          </table:table-cell>
          <table:table-cell office:value-type="float" office:value="1550139475.69251" calcext:value-type="float">
            <text:p>1550139475.69251</text:p>
          </table:table-cell>
          <table:table-cell office:value-type="float" office:value="-0.326662917777751" calcext:value-type="float">
            <text:p>-0.326662917777751</text:p>
          </table:table-cell>
          <table:table-cell office:value-type="float" office:value="0.794044453983847" calcext:value-type="float">
            <text:p>0.794044453983847</text:p>
          </table:table-cell>
          <table:table-cell office:value-type="float" office:value="0.271197089384243" calcext:value-type="float">
            <text:p>0.271197089384243</text:p>
          </table:table-cell>
          <table:table-cell office:value-type="float" office:value="0.345294380743352" calcext:value-type="float">
            <text:p>0.345294380743352</text:p>
          </table:table-cell>
          <table:table-cell office:value-type="float" office:value="1.13196224899627" calcext:value-type="float">
            <text:p>1.13196224899627</text:p>
          </table:table-cell>
          <table:table-cell office:value-type="float" office:value="-7.99566648989269" calcext:value-type="float">
            <text:p>-7.99566648989269</text:p>
          </table:table-cell>
          <table:table-cell office:value-type="float" office:value="65.255888412246" calcext:value-type="float">
            <text:p>65.25588841224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8.57457" calcext:value-type="float">
            <text:p>1639747618.57457</text:p>
          </table:table-cell>
          <table:table-cell office:value-type="float" office:value="1550139475.9707" calcext:value-type="float">
            <text:p>1550139475.9707</text:p>
          </table:table-cell>
          <table:table-cell office:value-type="float" office:value="-0.327102439970772" calcext:value-type="float">
            <text:p>-0.327102439970772</text:p>
          </table:table-cell>
          <table:table-cell office:value-type="float" office:value="0.793685444783268" calcext:value-type="float">
            <text:p>0.793685444783268</text:p>
          </table:table-cell>
          <table:table-cell office:value-type="float" office:value="0.271366055875201" calcext:value-type="float">
            <text:p>0.271366055875201</text:p>
          </table:table-cell>
          <table:table-cell office:value-type="float" office:value="0.345385492779202" calcext:value-type="float">
            <text:p>0.345385492779202</text:p>
          </table:table-cell>
          <table:table-cell office:value-type="float" office:value="1.19383917104152" calcext:value-type="float">
            <text:p>1.19383917104152</text:p>
          </table:table-cell>
          <table:table-cell office:value-type="float" office:value="-7.96105482926352" calcext:value-type="float">
            <text:p>-7.96105482926352</text:p>
          </table:table-cell>
          <table:table-cell office:value-type="float" office:value="65.247996466166" calcext:value-type="float">
            <text:p>65.24799646616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8.80904" calcext:value-type="float">
            <text:p>1639747618.80904</text:p>
          </table:table-cell>
          <table:table-cell office:value-type="float" office:value="1550139476.21747" calcext:value-type="float">
            <text:p>1550139476.21747</text:p>
          </table:table-cell>
          <table:table-cell office:value-type="float" office:value="-0.327286459640136" calcext:value-type="float">
            <text:p>-0.327286459640136</text:p>
          </table:table-cell>
          <table:table-cell office:value-type="float" office:value="0.794467276294637" calcext:value-type="float">
            <text:p>0.794467276294637</text:p>
          </table:table-cell>
          <table:table-cell office:value-type="float" office:value="0.267935565866508" calcext:value-type="float">
            <text:p>0.267935565866508</text:p>
          </table:table-cell>
          <table:table-cell office:value-type="float" office:value="0.345533384350933" calcext:value-type="float">
            <text:p>0.345533384350933</text:p>
          </table:table-cell>
          <table:table-cell office:value-type="float" office:value="1.243656066266" calcext:value-type="float">
            <text:p>1.243656066266</text:p>
          </table:table-cell>
          <table:table-cell office:value-type="float" office:value="-7.89979620218739" calcext:value-type="float">
            <text:p>-7.89979620218739</text:p>
          </table:table-cell>
          <table:table-cell office:value-type="float" office:value="65.2078521917518" calcext:value-type="float">
            <text:p>65.207852191751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9.05034" calcext:value-type="float">
            <text:p>1639747619.05034</text:p>
          </table:table-cell>
          <table:table-cell office:value-type="float" office:value="1550139476.44176" calcext:value-type="float">
            <text:p>1550139476.44176</text:p>
          </table:table-cell>
          <table:table-cell office:value-type="float" office:value="-0.327036027061543" calcext:value-type="float">
            <text:p>-0.327036027061543</text:p>
          </table:table-cell>
          <table:table-cell office:value-type="float" office:value="0.795090552820495" calcext:value-type="float">
            <text:p>0.795090552820495</text:p>
          </table:table-cell>
          <table:table-cell office:value-type="float" office:value="0.268453591571971" calcext:value-type="float">
            <text:p>0.268453591571971</text:p>
          </table:table-cell>
          <table:table-cell office:value-type="float" office:value="0.345462549915885" calcext:value-type="float">
            <text:p>0.345462549915885</text:p>
          </table:table-cell>
          <table:table-cell office:value-type="float" office:value="1.19101604763498" calcext:value-type="float">
            <text:p>1.19101604763498</text:p>
          </table:table-cell>
          <table:table-cell office:value-type="float" office:value="-7.93323907283215" calcext:value-type="float">
            <text:p>-7.93323907283215</text:p>
          </table:table-cell>
          <table:table-cell office:value-type="float" office:value="65.1943136769487" calcext:value-type="float">
            <text:p>65.194313676948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9.41076" calcext:value-type="float">
            <text:p>1639747619.41076</text:p>
          </table:table-cell>
          <table:table-cell office:value-type="float" office:value="1550139476.71664" calcext:value-type="float">
            <text:p>1550139476.71664</text:p>
          </table:table-cell>
          <table:table-cell office:value-type="float" office:value="-0.327607763176399" calcext:value-type="float">
            <text:p>-0.327607763176399</text:p>
          </table:table-cell>
          <table:table-cell office:value-type="float" office:value="0.794237516572945" calcext:value-type="float">
            <text:p>0.794237516572945</text:p>
          </table:table-cell>
          <table:table-cell office:value-type="float" office:value="0.269268160838794" calcext:value-type="float">
            <text:p>0.269268160838794</text:p>
          </table:table-cell>
          <table:table-cell office:value-type="float" office:value="0.345493326404732" calcext:value-type="float">
            <text:p>0.345493326404732</text:p>
          </table:table-cell>
          <table:table-cell office:value-type="float" office:value="1.2046655702678" calcext:value-type="float">
            <text:p>1.2046655702678</text:p>
          </table:table-cell>
          <table:table-cell office:value-type="float" office:value="-7.96245779817707" calcext:value-type="float">
            <text:p>-7.96245779817707</text:p>
          </table:table-cell>
          <table:table-cell office:value-type="float" office:value="65.1757058158917" calcext:value-type="float">
            <text:p>65.175705815891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9.65001" calcext:value-type="float">
            <text:p>1639747619.65001</text:p>
          </table:table-cell>
          <table:table-cell office:value-type="float" office:value="1550139476.96972" calcext:value-type="float">
            <text:p>1550139476.96972</text:p>
          </table:table-cell>
          <table:table-cell office:value-type="float" office:value="-0.327581322030977" calcext:value-type="float">
            <text:p>-0.327581322030977</text:p>
          </table:table-cell>
          <table:table-cell office:value-type="float" office:value="0.794054963530147" calcext:value-type="float">
            <text:p>0.794054963530147</text:p>
          </table:table-cell>
          <table:table-cell office:value-type="float" office:value="0.269742559187912" calcext:value-type="float">
            <text:p>0.269742559187912</text:p>
          </table:table-cell>
          <table:table-cell office:value-type="float" office:value="0.345554116604742" calcext:value-type="float">
            <text:p>0.345554116604742</text:p>
          </table:table-cell>
          <table:table-cell office:value-type="float" office:value="1.21004231881047" calcext:value-type="float">
            <text:p>1.21004231881047</text:p>
          </table:table-cell>
          <table:table-cell office:value-type="float" office:value="-7.97785746562979" calcext:value-type="float">
            <text:p>-7.97785746562979</text:p>
          </table:table-cell>
          <table:table-cell office:value-type="float" office:value="65.1550801194823" calcext:value-type="float">
            <text:p>65.155080119482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19.89387" calcext:value-type="float">
            <text:p>1639747619.89387</text:p>
          </table:table-cell>
          <table:table-cell office:value-type="float" office:value="1550139477.29198" calcext:value-type="float">
            <text:p>1550139477.29198</text:p>
          </table:table-cell>
          <table:table-cell office:value-type="float" office:value="-0.327363262140229" calcext:value-type="float">
            <text:p>-0.327363262140229</text:p>
          </table:table-cell>
          <table:table-cell office:value-type="float" office:value="0.794296130945846" calcext:value-type="float">
            <text:p>0.794296130945846</text:p>
          </table:table-cell>
          <table:table-cell office:value-type="float" office:value="0.269650988176516" calcext:value-type="float">
            <text:p>0.269650988176516</text:p>
          </table:table-cell>
          <table:table-cell office:value-type="float" office:value="0.345618208371432" calcext:value-type="float">
            <text:p>0.345618208371432</text:p>
          </table:table-cell>
          <table:table-cell office:value-type="float" office:value="1.24962937082547" calcext:value-type="float">
            <text:p>1.24962937082547</text:p>
          </table:table-cell>
          <table:table-cell office:value-type="float" office:value="-7.97170595736131" calcext:value-type="float">
            <text:p>-7.97170595736131</text:p>
          </table:table-cell>
          <table:table-cell office:value-type="float" office:value="65.1235099154818" calcext:value-type="float">
            <text:p>65.123509915481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0.25964" calcext:value-type="float">
            <text:p>1639747620.25964</text:p>
          </table:table-cell>
          <table:table-cell office:value-type="float" office:value="1550139477.56985" calcext:value-type="float">
            <text:p>1550139477.56985</text:p>
          </table:table-cell>
          <table:table-cell office:value-type="float" office:value="-0.327256566902626" calcext:value-type="float">
            <text:p>-0.327256566902626</text:p>
          </table:table-cell>
          <table:table-cell office:value-type="float" office:value="0.793848445037947" calcext:value-type="float">
            <text:p>0.793848445037947</text:p>
          </table:table-cell>
          <table:table-cell office:value-type="float" office:value="0.269475484159754" calcext:value-type="float">
            <text:p>0.269475484159754</text:p>
          </table:table-cell>
          <table:table-cell office:value-type="float" office:value="0.34575725650959" calcext:value-type="float">
            <text:p>0.34575725650959</text:p>
          </table:table-cell>
          <table:table-cell office:value-type="float" office:value="1.24210080885033" calcext:value-type="float">
            <text:p>1.24210080885033</text:p>
          </table:table-cell>
          <table:table-cell office:value-type="float" office:value="-7.98880793558321" calcext:value-type="float">
            <text:p>-7.98880793558321</text:p>
          </table:table-cell>
          <table:table-cell office:value-type="float" office:value="65.152807167652" calcext:value-type="float">
            <text:p>65.15280716765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0.50273" calcext:value-type="float">
            <text:p>1639747620.50273</text:p>
          </table:table-cell>
          <table:table-cell office:value-type="float" office:value="1550139477.84245" calcext:value-type="float">
            <text:p>1550139477.84245</text:p>
          </table:table-cell>
          <table:table-cell office:value-type="float" office:value="-0.328487242580291" calcext:value-type="float">
            <text:p>-0.328487242580291</text:p>
          </table:table-cell>
          <table:table-cell office:value-type="float" office:value="0.794248418527181" calcext:value-type="float">
            <text:p>0.794248418527181</text:p>
          </table:table-cell>
          <table:table-cell office:value-type="float" office:value="0.269216042173389" calcext:value-type="float">
            <text:p>0.269216042173389</text:p>
          </table:table-cell>
          <table:table-cell office:value-type="float" office:value="0.345871952606723" calcext:value-type="float">
            <text:p>0.345871952606723</text:p>
          </table:table-cell>
          <table:table-cell office:value-type="float" office:value="1.16964840175425" calcext:value-type="float">
            <text:p>1.16964840175425</text:p>
          </table:table-cell>
          <table:table-cell office:value-type="float" office:value="-7.99426865752828" calcext:value-type="float">
            <text:p>-7.99426865752828</text:p>
          </table:table-cell>
          <table:table-cell office:value-type="float" office:value="65.1587715334198" calcext:value-type="float">
            <text:p>65.158771533419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0.74855" calcext:value-type="float">
            <text:p>1639747620.74855</text:p>
          </table:table-cell>
          <table:table-cell office:value-type="float" office:value="1550139478.09184" calcext:value-type="float">
            <text:p>1550139478.09184</text:p>
          </table:table-cell>
          <table:table-cell office:value-type="float" office:value="-0.327888625048847" calcext:value-type="float">
            <text:p>-0.327888625048847</text:p>
          </table:table-cell>
          <table:table-cell office:value-type="float" office:value="0.794263283331618" calcext:value-type="float">
            <text:p>0.794263283331618</text:p>
          </table:table-cell>
          <table:table-cell office:value-type="float" office:value="0.27052077946698" calcext:value-type="float">
            <text:p>0.27052077946698</text:p>
          </table:table-cell>
          <table:table-cell office:value-type="float" office:value="0.346009036442034" calcext:value-type="float">
            <text:p>0.346009036442034</text:p>
          </table:table-cell>
          <table:table-cell office:value-type="float" office:value="1.2598171123863" calcext:value-type="float">
            <text:p>1.2598171123863</text:p>
          </table:table-cell>
          <table:table-cell office:value-type="float" office:value="-7.97388767403276" calcext:value-type="float">
            <text:p>-7.97388767403276</text:p>
          </table:table-cell>
          <table:table-cell office:value-type="float" office:value="65.1608093848679" calcext:value-type="float">
            <text:p>65.160809384867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0.99965" calcext:value-type="float">
            <text:p>1639747620.99965</text:p>
          </table:table-cell>
          <table:table-cell office:value-type="float" office:value="1550139478.31698" calcext:value-type="float">
            <text:p>1550139478.31698</text:p>
          </table:table-cell>
          <table:table-cell office:value-type="float" office:value="-0.327020479040775" calcext:value-type="float">
            <text:p>-0.327020479040775</text:p>
          </table:table-cell>
          <table:table-cell office:value-type="float" office:value="0.794870281745254" calcext:value-type="float">
            <text:p>0.794870281745254</text:p>
          </table:table-cell>
          <table:table-cell office:value-type="float" office:value="0.270390838384559" calcext:value-type="float">
            <text:p>0.270390838384559</text:p>
          </table:table-cell>
          <table:table-cell office:value-type="float" office:value="0.345919998726714" calcext:value-type="float">
            <text:p>0.345919998726714</text:p>
          </table:table-cell>
          <table:table-cell office:value-type="float" office:value="1.269584670861" calcext:value-type="float">
            <text:p>1.269584670861</text:p>
          </table:table-cell>
          <table:table-cell office:value-type="float" office:value="-7.94332843882575" calcext:value-type="float">
            <text:p>-7.94332843882575</text:p>
          </table:table-cell>
          <table:table-cell office:value-type="float" office:value="65.1588507205734" calcext:value-type="float">
            <text:p>65.158850720573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1.24521" calcext:value-type="float">
            <text:p>1639747621.24521</text:p>
          </table:table-cell>
          <table:table-cell office:value-type="float" office:value="1550139478.64194" calcext:value-type="float">
            <text:p>1550139478.64194</text:p>
          </table:table-cell>
          <table:table-cell office:value-type="float" office:value="-0.327562540326048" calcext:value-type="float">
            <text:p>-0.327562540326048</text:p>
          </table:table-cell>
          <table:table-cell office:value-type="float" office:value="0.794629762547448" calcext:value-type="float">
            <text:p>0.794629762547448</text:p>
          </table:table-cell>
          <table:table-cell office:value-type="float" office:value="0.269304089578808" calcext:value-type="float">
            <text:p>0.269304089578808</text:p>
          </table:table-cell>
          <table:table-cell office:value-type="float" office:value="0.345986914597765" calcext:value-type="float">
            <text:p>0.345986914597765</text:p>
          </table:table-cell>
          <table:table-cell office:value-type="float" office:value="1.1860715266498" calcext:value-type="float">
            <text:p>1.1860715266498</text:p>
          </table:table-cell>
          <table:table-cell office:value-type="float" office:value="-7.98534883099173" calcext:value-type="float">
            <text:p>-7.98534883099173</text:p>
          </table:table-cell>
          <table:table-cell office:value-type="float" office:value="65.179774707929" calcext:value-type="float">
            <text:p>65.17977470792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1.60035" calcext:value-type="float">
            <text:p>1639747621.60035</text:p>
          </table:table-cell>
          <table:table-cell office:value-type="float" office:value="1550139478.91692" calcext:value-type="float">
            <text:p>1550139478.91692</text:p>
          </table:table-cell>
          <table:table-cell office:value-type="float" office:value="-0.328539180788281" calcext:value-type="float">
            <text:p>-0.328539180788281</text:p>
          </table:table-cell>
          <table:table-cell office:value-type="float" office:value="0.794666108990439" calcext:value-type="float">
            <text:p>0.794666108990439</text:p>
          </table:table-cell>
          <table:table-cell office:value-type="float" office:value="0.269175439190867" calcext:value-type="float">
            <text:p>0.269175439190867</text:p>
          </table:table-cell>
          <table:table-cell office:value-type="float" office:value="0.34609315743736" calcext:value-type="float">
            <text:p>0.34609315743736</text:p>
          </table:table-cell>
          <table:table-cell office:value-type="float" office:value="1.21400773430661" calcext:value-type="float">
            <text:p>1.21400773430661</text:p>
          </table:table-cell>
          <table:table-cell office:value-type="float" office:value="-8.00491146723663" calcext:value-type="float">
            <text:p>-8.00491146723663</text:p>
          </table:table-cell>
          <table:table-cell office:value-type="float" office:value="65.1698745019282" calcext:value-type="float">
            <text:p>65.169874501928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1.83969" calcext:value-type="float">
            <text:p>1639747621.83969</text:p>
          </table:table-cell>
          <table:table-cell office:value-type="float" office:value="1550139479.16993" calcext:value-type="float">
            <text:p>1550139479.16993</text:p>
          </table:table-cell>
          <table:table-cell office:value-type="float" office:value="-0.32900292173852" calcext:value-type="float">
            <text:p>-0.32900292173852</text:p>
          </table:table-cell>
          <table:table-cell office:value-type="float" office:value="0.795355214985798" calcext:value-type="float">
            <text:p>0.795355214985798</text:p>
          </table:table-cell>
          <table:table-cell office:value-type="float" office:value="0.269026206873086" calcext:value-type="float">
            <text:p>0.269026206873086</text:p>
          </table:table-cell>
          <table:table-cell office:value-type="float" office:value="0.346160607913171" calcext:value-type="float">
            <text:p>0.346160607913171</text:p>
          </table:table-cell>
          <table:table-cell office:value-type="float" office:value="1.24668431396611" calcext:value-type="float">
            <text:p>1.24668431396611</text:p>
          </table:table-cell>
          <table:table-cell office:value-type="float" office:value="-7.95813001054416" calcext:value-type="float">
            <text:p>-7.95813001054416</text:p>
          </table:table-cell>
          <table:table-cell office:value-type="float" office:value="65.122384375143" calcext:value-type="float">
            <text:p>65.12238437514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2.07818" calcext:value-type="float">
            <text:p>1639747622.07818</text:p>
          </table:table-cell>
          <table:table-cell office:value-type="float" office:value="1550139479.39356" calcext:value-type="float">
            <text:p>1550139479.39356</text:p>
          </table:table-cell>
          <table:table-cell office:value-type="float" office:value="-0.327637081521857" calcext:value-type="float">
            <text:p>-0.327637081521857</text:p>
          </table:table-cell>
          <table:table-cell office:value-type="float" office:value="0.795224264152212" calcext:value-type="float">
            <text:p>0.795224264152212</text:p>
          </table:table-cell>
          <table:table-cell office:value-type="float" office:value="0.269021421020365" calcext:value-type="float">
            <text:p>0.269021421020365</text:p>
          </table:table-cell>
          <table:table-cell office:value-type="float" office:value="0.346169147186529" calcext:value-type="float">
            <text:p>0.346169147186529</text:p>
          </table:table-cell>
          <table:table-cell office:value-type="float" office:value="1.2325640630237" calcext:value-type="float">
            <text:p>1.2325640630237</text:p>
          </table:table-cell>
          <table:table-cell office:value-type="float" office:value="-7.98528268723453" calcext:value-type="float">
            <text:p>-7.98528268723453</text:p>
          </table:table-cell>
          <table:table-cell office:value-type="float" office:value="65.0807054602668" calcext:value-type="float">
            <text:p>65.080705460266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2.32055" calcext:value-type="float">
            <text:p>1639747622.32055</text:p>
          </table:table-cell>
          <table:table-cell office:value-type="float" office:value="1550139479.64243" calcext:value-type="float">
            <text:p>1550139479.64243</text:p>
          </table:table-cell>
          <table:table-cell office:value-type="float" office:value="-0.328596368604792" calcext:value-type="float">
            <text:p>-0.328596368604792</text:p>
          </table:table-cell>
          <table:table-cell office:value-type="float" office:value="0.795338057299691" calcext:value-type="float">
            <text:p>0.795338057299691</text:p>
          </table:table-cell>
          <table:table-cell office:value-type="float" office:value="0.269236902683779" calcext:value-type="float">
            <text:p>0.269236902683779</text:p>
          </table:table-cell>
          <table:table-cell office:value-type="float" office:value="0.346318390330523" calcext:value-type="float">
            <text:p>0.346318390330523</text:p>
          </table:table-cell>
          <table:table-cell office:value-type="float" office:value="1.19376557879777" calcext:value-type="float">
            <text:p>1.19376557879777</text:p>
          </table:table-cell>
          <table:table-cell office:value-type="float" office:value="-7.95743661353212" calcext:value-type="float">
            <text:p>-7.95743661353212</text:p>
          </table:table-cell>
          <table:table-cell office:value-type="float" office:value="65.0696903698749" calcext:value-type="float">
            <text:p>65.069690369874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2.57003" calcext:value-type="float">
            <text:p>1639747622.57003</text:p>
          </table:table-cell>
          <table:table-cell office:value-type="float" office:value="1550139479.89203" calcext:value-type="float">
            <text:p>1550139479.89203</text:p>
          </table:table-cell>
          <table:table-cell office:value-type="float" office:value="-0.327664425124712" calcext:value-type="float">
            <text:p>-0.327664425124712</text:p>
          </table:table-cell>
          <table:table-cell office:value-type="float" office:value="0.7960570869418" calcext:value-type="float">
            <text:p>0.7960570869418</text:p>
          </table:table-cell>
          <table:table-cell office:value-type="float" office:value="0.268983378734661" calcext:value-type="float">
            <text:p>0.268983378734661</text:p>
          </table:table-cell>
          <table:table-cell office:value-type="float" office:value="0.346327926649553" calcext:value-type="float">
            <text:p>0.346327926649553</text:p>
          </table:table-cell>
          <table:table-cell office:value-type="float" office:value="1.14534762829991" calcext:value-type="float">
            <text:p>1.14534762829991</text:p>
          </table:table-cell>
          <table:table-cell office:value-type="float" office:value="-7.97334203989482" calcext:value-type="float">
            <text:p>-7.97334203989482</text:p>
          </table:table-cell>
          <table:table-cell office:value-type="float" office:value="65.0707465699439" calcext:value-type="float">
            <text:p>65.070746569943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2.82015" calcext:value-type="float">
            <text:p>1639747622.82015</text:p>
          </table:table-cell>
          <table:table-cell office:value-type="float" office:value="1550139480.17087" calcext:value-type="float">
            <text:p>1550139480.17087</text:p>
          </table:table-cell>
          <table:table-cell office:value-type="float" office:value="-0.328695441336112" calcext:value-type="float">
            <text:p>-0.328695441336112</text:p>
          </table:table-cell>
          <table:table-cell office:value-type="float" office:value="0.795907069284367" calcext:value-type="float">
            <text:p>0.795907069284367</text:p>
          </table:table-cell>
          <table:table-cell office:value-type="float" office:value="0.269643600482517" calcext:value-type="float">
            <text:p>0.269643600482517</text:p>
          </table:table-cell>
          <table:table-cell office:value-type="float" office:value="0.346395840378765" calcext:value-type="float">
            <text:p>0.346395840378765</text:p>
          </table:table-cell>
          <table:table-cell office:value-type="float" office:value="1.16876927041012" calcext:value-type="float">
            <text:p>1.16876927041012</text:p>
          </table:table-cell>
          <table:table-cell office:value-type="float" office:value="-7.99051841531966" calcext:value-type="float">
            <text:p>-7.99051841531966</text:p>
          </table:table-cell>
          <table:table-cell office:value-type="float" office:value="65.0484131748514" calcext:value-type="float">
            <text:p>65.048413174851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3.06071" calcext:value-type="float">
            <text:p>1639747623.06071</text:p>
          </table:table-cell>
          <table:table-cell office:value-type="float" office:value="1550139480.39212" calcext:value-type="float">
            <text:p>1550139480.39212</text:p>
          </table:table-cell>
          <table:table-cell office:value-type="float" office:value="-0.327819953736189" calcext:value-type="float">
            <text:p>-0.327819953736189</text:p>
          </table:table-cell>
          <table:table-cell office:value-type="float" office:value="0.79610936096937" calcext:value-type="float">
            <text:p>0.79610936096937</text:p>
          </table:table-cell>
          <table:table-cell office:value-type="float" office:value="0.269015200200001" calcext:value-type="float">
            <text:p>0.269015200200001</text:p>
          </table:table-cell>
          <table:table-cell office:value-type="float" office:value="0.346399833389735" calcext:value-type="float">
            <text:p>0.346399833389735</text:p>
          </table:table-cell>
          <table:table-cell office:value-type="float" office:value="1.21669519547627" calcext:value-type="float">
            <text:p>1.21669519547627</text:p>
          </table:table-cell>
          <table:table-cell office:value-type="float" office:value="-7.93732264887927" calcext:value-type="float">
            <text:p>-7.93732264887927</text:p>
          </table:table-cell>
          <table:table-cell office:value-type="float" office:value="65.0643235495295" calcext:value-type="float">
            <text:p>65.064323549529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3.31619" calcext:value-type="float">
            <text:p>1639747623.31619</text:p>
          </table:table-cell>
          <table:table-cell office:value-type="float" office:value="1550139480.69253" calcext:value-type="float">
            <text:p>1550139480.69253</text:p>
          </table:table-cell>
          <table:table-cell office:value-type="float" office:value="-0.327069674206294" calcext:value-type="float">
            <text:p>-0.327069674206294</text:p>
          </table:table-cell>
          <table:table-cell office:value-type="float" office:value="0.796471327812858" calcext:value-type="float">
            <text:p>0.796471327812858</text:p>
          </table:table-cell>
          <table:table-cell office:value-type="float" office:value="0.269285778581415" calcext:value-type="float">
            <text:p>0.269285778581415</text:p>
          </table:table-cell>
          <table:table-cell office:value-type="float" office:value="0.346526779010021" calcext:value-type="float">
            <text:p>0.346526779010021</text:p>
          </table:table-cell>
          <table:table-cell office:value-type="float" office:value="1.21248621606749" calcext:value-type="float">
            <text:p>1.21248621606749</text:p>
          </table:table-cell>
          <table:table-cell office:value-type="float" office:value="-7.96532933894708" calcext:value-type="float">
            <text:p>-7.96532933894708</text:p>
          </table:table-cell>
          <table:table-cell office:value-type="float" office:value="65.0893704389473" calcext:value-type="float">
            <text:p>65.089370438947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3.67506" calcext:value-type="float">
            <text:p>1639747623.67506</text:p>
          </table:table-cell>
          <table:table-cell office:value-type="float" office:value="1550139481.06722" calcext:value-type="float">
            <text:p>1550139481.06722</text:p>
          </table:table-cell>
          <table:table-cell office:value-type="float" office:value="-0.327682903608055" calcext:value-type="float">
            <text:p>-0.327682903608055</text:p>
          </table:table-cell>
          <table:table-cell office:value-type="float" office:value="0.795749523033546" calcext:value-type="float">
            <text:p>0.795749523033546</text:p>
          </table:table-cell>
          <table:table-cell office:value-type="float" office:value="0.269664686557947" calcext:value-type="float">
            <text:p>0.269664686557947</text:p>
          </table:table-cell>
          <table:table-cell office:value-type="float" office:value="0.346730841859292" calcext:value-type="float">
            <text:p>0.346730841859292</text:p>
          </table:table-cell>
          <table:table-cell office:value-type="float" office:value="1.17572589141539" calcext:value-type="float">
            <text:p>1.17572589141539</text:p>
          </table:table-cell>
          <table:table-cell office:value-type="float" office:value="-7.98704987993044" calcext:value-type="float">
            <text:p>-7.98704987993044</text:p>
          </table:table-cell>
          <table:table-cell office:value-type="float" office:value="65.1240947824685" calcext:value-type="float">
            <text:p>65.124094782468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4.03149" calcext:value-type="float">
            <text:p>1639747624.03149</text:p>
          </table:table-cell>
          <table:table-cell office:value-type="float" office:value="1550139481.31758" calcext:value-type="float">
            <text:p>1550139481.31758</text:p>
          </table:table-cell>
          <table:table-cell office:value-type="float" office:value="-0.32723311978509" calcext:value-type="float">
            <text:p>-0.32723311978509</text:p>
          </table:table-cell>
          <table:table-cell office:value-type="float" office:value="0.795949179407093" calcext:value-type="float">
            <text:p>0.795949179407093</text:p>
          </table:table-cell>
          <table:table-cell office:value-type="float" office:value="0.269704184789671" calcext:value-type="float">
            <text:p>0.269704184789671</text:p>
          </table:table-cell>
          <table:table-cell office:value-type="float" office:value="0.34676454017879" calcext:value-type="float">
            <text:p>0.34676454017879</text:p>
          </table:table-cell>
          <table:table-cell office:value-type="float" office:value="1.19764174037976" calcext:value-type="float">
            <text:p>1.19764174037976</text:p>
          </table:table-cell>
          <table:table-cell office:value-type="float" office:value="-7.96079720647628" calcext:value-type="float">
            <text:p>-7.96079720647628</text:p>
          </table:table-cell>
          <table:table-cell office:value-type="float" office:value="65.127732696032" calcext:value-type="float">
            <text:p>65.12773269603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4.26981" calcext:value-type="float">
            <text:p>1639747624.26981</text:p>
          </table:table-cell>
          <table:table-cell office:value-type="float" office:value="1550139481.57004" calcext:value-type="float">
            <text:p>1550139481.57004</text:p>
          </table:table-cell>
          <table:table-cell office:value-type="float" office:value="-0.327409193152892" calcext:value-type="float">
            <text:p>-0.327409193152892</text:p>
          </table:table-cell>
          <table:table-cell office:value-type="float" office:value="0.795879385772067" calcext:value-type="float">
            <text:p>0.795879385772067</text:p>
          </table:table-cell>
          <table:table-cell office:value-type="float" office:value="0.269802299953565" calcext:value-type="float">
            <text:p>0.269802299953565</text:p>
          </table:table-cell>
          <table:table-cell office:value-type="float" office:value="0.346855240802525" calcext:value-type="float">
            <text:p>0.346855240802525</text:p>
          </table:table-cell>
          <table:table-cell office:value-type="float" office:value="1.21369457343114" calcext:value-type="float">
            <text:p>1.21369457343114</text:p>
          </table:table-cell>
          <table:table-cell office:value-type="float" office:value="-7.94554017361689" calcext:value-type="float">
            <text:p>-7.94554017361689</text:p>
          </table:table-cell>
          <table:table-cell office:value-type="float" office:value="65.1354407167005" calcext:value-type="float">
            <text:p>65.135440716700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4.52977" calcext:value-type="float">
            <text:p>1639747624.52977</text:p>
          </table:table-cell>
          <table:table-cell office:value-type="float" office:value="1550139481.892" calcext:value-type="float">
            <text:p>1550139481.892</text:p>
          </table:table-cell>
          <table:table-cell office:value-type="float" office:value="-0.327419305411258" calcext:value-type="float">
            <text:p>-0.327419305411258</text:p>
          </table:table-cell>
          <table:table-cell office:value-type="float" office:value="0.796708186890916" calcext:value-type="float">
            <text:p>0.796708186890916</text:p>
          </table:table-cell>
          <table:table-cell office:value-type="float" office:value="0.268327201943708" calcext:value-type="float">
            <text:p>0.268327201943708</text:p>
          </table:table-cell>
          <table:table-cell office:value-type="float" office:value="0.347041143948564" calcext:value-type="float">
            <text:p>0.347041143948564</text:p>
          </table:table-cell>
          <table:table-cell office:value-type="float" office:value="1.19341597310535" calcext:value-type="float">
            <text:p>1.19341597310535</text:p>
          </table:table-cell>
          <table:table-cell office:value-type="float" office:value="-7.92889612009315" calcext:value-type="float">
            <text:p>-7.92889612009315</text:p>
          </table:table-cell>
          <table:table-cell office:value-type="float" office:value="65.1215199057515" calcext:value-type="float">
            <text:p>65.121519905751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4.89134" calcext:value-type="float">
            <text:p>1639747624.89134</text:p>
          </table:table-cell>
          <table:table-cell office:value-type="float" office:value="1550139482.19173" calcext:value-type="float">
            <text:p>1550139482.19173</text:p>
          </table:table-cell>
          <table:table-cell office:value-type="float" office:value="-0.327922232227069" calcext:value-type="float">
            <text:p>-0.327922232227069</text:p>
          </table:table-cell>
          <table:table-cell office:value-type="float" office:value="0.795491832378239" calcext:value-type="float">
            <text:p>0.795491832378239</text:p>
          </table:table-cell>
          <table:table-cell office:value-type="float" office:value="0.269150264460657" calcext:value-type="float">
            <text:p>0.269150264460657</text:p>
          </table:table-cell>
          <table:table-cell office:value-type="float" office:value="0.34709887245337" calcext:value-type="float">
            <text:p>0.34709887245337</text:p>
          </table:table-cell>
          <table:table-cell office:value-type="float" office:value="1.19822918908713" calcext:value-type="float">
            <text:p>1.19822918908713</text:p>
          </table:table-cell>
          <table:table-cell office:value-type="float" office:value="-7.9421588238555" calcext:value-type="float">
            <text:p>-7.9421588238555</text:p>
          </table:table-cell>
          <table:table-cell office:value-type="float" office:value="65.1182286119465" calcext:value-type="float">
            <text:p>65.118228611946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5.13058" calcext:value-type="float">
            <text:p>1639747625.13058</text:p>
          </table:table-cell>
          <table:table-cell office:value-type="float" office:value="1550139482.44249" calcext:value-type="float">
            <text:p>1550139482.44249</text:p>
          </table:table-cell>
          <table:table-cell office:value-type="float" office:value="-0.327283502841779" calcext:value-type="float">
            <text:p>-0.327283502841779</text:p>
          </table:table-cell>
          <table:table-cell office:value-type="float" office:value="0.79619004472436" calcext:value-type="float">
            <text:p>0.79619004472436</text:p>
          </table:table-cell>
          <table:table-cell office:value-type="float" office:value="0.268275796257928" calcext:value-type="float">
            <text:p>0.268275796257928</text:p>
          </table:table-cell>
          <table:table-cell office:value-type="float" office:value="0.347123060879334" calcext:value-type="float">
            <text:p>0.347123060879334</text:p>
          </table:table-cell>
          <table:table-cell office:value-type="float" office:value="1.26678569344247" calcext:value-type="float">
            <text:p>1.26678569344247</text:p>
          </table:table-cell>
          <table:table-cell office:value-type="float" office:value="-7.94220908687493" calcext:value-type="float">
            <text:p>-7.94220908687493</text:p>
          </table:table-cell>
          <table:table-cell office:value-type="float" office:value="65.1061692464647" calcext:value-type="float">
            <text:p>65.106169246464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5.36987" calcext:value-type="float">
            <text:p>1639747625.36987</text:p>
          </table:table-cell>
          <table:table-cell office:value-type="float" office:value="1550139482.74257" calcext:value-type="float">
            <text:p>1550139482.74257</text:p>
          </table:table-cell>
          <table:table-cell office:value-type="float" office:value="-0.327663367066382" calcext:value-type="float">
            <text:p>-0.327663367066382</text:p>
          </table:table-cell>
          <table:table-cell office:value-type="float" office:value="0.796613583255513" calcext:value-type="float">
            <text:p>0.796613583255513</text:p>
          </table:table-cell>
          <table:table-cell office:value-type="float" office:value="0.268014535969638" calcext:value-type="float">
            <text:p>0.268014535969638</text:p>
          </table:table-cell>
          <table:table-cell office:value-type="float" office:value="0.347248791334678" calcext:value-type="float">
            <text:p>0.347248791334678</text:p>
          </table:table-cell>
          <table:table-cell office:value-type="float" office:value="1.18820586964135" calcext:value-type="float">
            <text:p>1.18820586964135</text:p>
          </table:table-cell>
          <table:table-cell office:value-type="float" office:value="-7.93882436311598" calcext:value-type="float">
            <text:p>-7.93882436311598</text:p>
          </table:table-cell>
          <table:table-cell office:value-type="float" office:value="65.0937601547603" calcext:value-type="float">
            <text:p>65.093760154760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5.61672" calcext:value-type="float">
            <text:p>1639747625.61672</text:p>
          </table:table-cell>
          <table:table-cell office:value-type="float" office:value="1550139482.97022" calcext:value-type="float">
            <text:p>1550139482.97022</text:p>
          </table:table-cell>
          <table:table-cell office:value-type="float" office:value="-0.328073003531813" calcext:value-type="float">
            <text:p>-0.328073003531813</text:p>
          </table:table-cell>
          <table:table-cell office:value-type="float" office:value="0.796870763736788" calcext:value-type="float">
            <text:p>0.796870763736788</text:p>
          </table:table-cell>
          <table:table-cell office:value-type="float" office:value="0.269304426906582" calcext:value-type="float">
            <text:p>0.269304426906582</text:p>
          </table:table-cell>
          <table:table-cell office:value-type="float" office:value="0.347356873116331" calcext:value-type="float">
            <text:p>0.347356873116331</text:p>
          </table:table-cell>
          <table:table-cell office:value-type="float" office:value="1.20630035587687" calcext:value-type="float">
            <text:p>1.20630035587687</text:p>
          </table:table-cell>
          <table:table-cell office:value-type="float" office:value="-7.94851929598546" calcext:value-type="float">
            <text:p>-7.94851929598546</text:p>
          </table:table-cell>
          <table:table-cell office:value-type="float" office:value="65.0920206306679" calcext:value-type="float">
            <text:p>65.092020630667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5.85492" calcext:value-type="float">
            <text:p>1639747625.85492</text:p>
          </table:table-cell>
          <table:table-cell office:value-type="float" office:value="1550139483.21717" calcext:value-type="float">
            <text:p>1550139483.21717</text:p>
          </table:table-cell>
          <table:table-cell office:value-type="float" office:value="-0.327981055579329" calcext:value-type="float">
            <text:p>-0.327981055579329</text:p>
          </table:table-cell>
          <table:table-cell office:value-type="float" office:value="0.796804760669615" calcext:value-type="float">
            <text:p>0.796804760669615</text:p>
          </table:table-cell>
          <table:table-cell office:value-type="float" office:value="0.269158971818129" calcext:value-type="float">
            <text:p>0.269158971818129</text:p>
          </table:table-cell>
          <table:table-cell office:value-type="float" office:value="0.347555565757232" calcext:value-type="float">
            <text:p>0.347555565757232</text:p>
          </table:table-cell>
          <table:table-cell office:value-type="float" office:value="1.21620752294704" calcext:value-type="float">
            <text:p>1.21620752294704</text:p>
          </table:table-cell>
          <table:table-cell office:value-type="float" office:value="-7.9253845489178" calcext:value-type="float">
            <text:p>-7.9253845489178</text:p>
          </table:table-cell>
          <table:table-cell office:value-type="float" office:value="65.0788842629283" calcext:value-type="float">
            <text:p>65.078884262928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6.21149" calcext:value-type="float">
            <text:p>1639747626.21149</text:p>
          </table:table-cell>
          <table:table-cell office:value-type="float" office:value="1550139483.4922" calcext:value-type="float">
            <text:p>1550139483.4922</text:p>
          </table:table-cell>
          <table:table-cell office:value-type="float" office:value="-0.32707498315585" calcext:value-type="float">
            <text:p>-0.32707498315585</text:p>
          </table:table-cell>
          <table:table-cell office:value-type="float" office:value="0.797829800098475" calcext:value-type="float">
            <text:p>0.797829800098475</text:p>
          </table:table-cell>
          <table:table-cell office:value-type="float" office:value="0.270050022239337" calcext:value-type="float">
            <text:p>0.270050022239337</text:p>
          </table:table-cell>
          <table:table-cell office:value-type="float" office:value="0.350461597795872" calcext:value-type="float">
            <text:p>0.350461597795872</text:p>
          </table:table-cell>
          <table:table-cell office:value-type="float" office:value="1.17469326182213" calcext:value-type="float">
            <text:p>1.17469326182213</text:p>
          </table:table-cell>
          <table:table-cell office:value-type="float" office:value="-7.96538160131787" calcext:value-type="float">
            <text:p>-7.96538160131787</text:p>
          </table:table-cell>
          <table:table-cell office:value-type="float" office:value="65.078688228369" calcext:value-type="float">
            <text:p>65.07868822836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6.45452" calcext:value-type="float">
            <text:p>1639747626.45452</text:p>
          </table:table-cell>
          <table:table-cell office:value-type="float" office:value="1550139483.84226" calcext:value-type="float">
            <text:p>1550139483.84226</text:p>
          </table:table-cell>
          <table:table-cell office:value-type="float" office:value="-0.326985691828821" calcext:value-type="float">
            <text:p>-0.326985691828821</text:p>
          </table:table-cell>
          <table:table-cell office:value-type="float" office:value="0.799336742108457" calcext:value-type="float">
            <text:p>0.799336742108457</text:p>
          </table:table-cell>
          <table:table-cell office:value-type="float" office:value="0.272410501308337" calcext:value-type="float">
            <text:p>0.272410501308337</text:p>
          </table:table-cell>
          <table:table-cell office:value-type="float" office:value="0.361568199776696" calcext:value-type="float">
            <text:p>0.361568199776696</text:p>
          </table:table-cell>
          <table:table-cell office:value-type="float" office:value="1.17754758853755" calcext:value-type="float">
            <text:p>1.17754758853755</text:p>
          </table:table-cell>
          <table:table-cell office:value-type="float" office:value="-7.95572637481658" calcext:value-type="float">
            <text:p>-7.95572637481658</text:p>
          </table:table-cell>
          <table:table-cell office:value-type="float" office:value="65.0586918275755" calcext:value-type="float">
            <text:p>65.058691827575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6.8104" calcext:value-type="float">
            <text:p>1639747626.8104</text:p>
          </table:table-cell>
          <table:table-cell office:value-type="float" office:value="1550139484.11706" calcext:value-type="float">
            <text:p>1550139484.11706</text:p>
          </table:table-cell>
          <table:table-cell office:value-type="float" office:value="-0.327803866547889" calcext:value-type="float">
            <text:p>-0.327803866547889</text:p>
          </table:table-cell>
          <table:table-cell office:value-type="float" office:value="0.797759515897872" calcext:value-type="float">
            <text:p>0.797759515897872</text:p>
          </table:table-cell>
          <table:table-cell office:value-type="float" office:value="0.267175691443994" calcext:value-type="float">
            <text:p>0.267175691443994</text:p>
          </table:table-cell>
          <table:table-cell office:value-type="float" office:value="0.352067731849399" calcext:value-type="float">
            <text:p>0.352067731849399</text:p>
          </table:table-cell>
          <table:table-cell office:value-type="float" office:value="1.17405578181777" calcext:value-type="float">
            <text:p>1.17405578181777</text:p>
          </table:table-cell>
          <table:table-cell office:value-type="float" office:value="-7.99601635313779" calcext:value-type="float">
            <text:p>-7.99601635313779</text:p>
          </table:table-cell>
          <table:table-cell office:value-type="float" office:value="65.0414415688003" calcext:value-type="float">
            <text:p>65.041441568800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7.04967" calcext:value-type="float">
            <text:p>1639747627.04967</text:p>
          </table:table-cell>
          <table:table-cell office:value-type="float" office:value="1550139484.39216" calcext:value-type="float">
            <text:p>1550139484.39216</text:p>
          </table:table-cell>
          <table:table-cell office:value-type="float" office:value="-0.32830620096392" calcext:value-type="float">
            <text:p>-0.32830620096392</text:p>
          </table:table-cell>
          <table:table-cell office:value-type="float" office:value="0.799436586481504" calcext:value-type="float">
            <text:p>0.799436586481504</text:p>
          </table:table-cell>
          <table:table-cell office:value-type="float" office:value="0.265542075469468" calcext:value-type="float">
            <text:p>0.265542075469468</text:p>
          </table:table-cell>
          <table:table-cell office:value-type="float" office:value="0.352115631907426" calcext:value-type="float">
            <text:p>0.352115631907426</text:p>
          </table:table-cell>
          <table:table-cell office:value-type="float" office:value="1.19201915825776" calcext:value-type="float">
            <text:p>1.19201915825776</text:p>
          </table:table-cell>
          <table:table-cell office:value-type="float" office:value="-7.97616853913969" calcext:value-type="float">
            <text:p>-7.97616853913969</text:p>
          </table:table-cell>
          <table:table-cell office:value-type="float" office:value="65.0395569166002" calcext:value-type="float">
            <text:p>65.039556916600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7.28989" calcext:value-type="float">
            <text:p>1639747627.28989</text:p>
          </table:table-cell>
          <table:table-cell office:value-type="float" office:value="1550139484.61731" calcext:value-type="float">
            <text:p>1550139484.61731</text:p>
          </table:table-cell>
          <table:table-cell office:value-type="float" office:value="-0.328246476023689" calcext:value-type="float">
            <text:p>-0.328246476023689</text:p>
          </table:table-cell>
          <table:table-cell office:value-type="float" office:value="0.799638528622165" calcext:value-type="float">
            <text:p>0.799638528622165</text:p>
          </table:table-cell>
          <table:table-cell office:value-type="float" office:value="0.266162335900713" calcext:value-type="float">
            <text:p>0.266162335900713</text:p>
          </table:table-cell>
          <table:table-cell office:value-type="float" office:value="0.352137319473671" calcext:value-type="float">
            <text:p>0.352137319473671</text:p>
          </table:table-cell>
          <table:table-cell office:value-type="float" office:value="1.19664684651316" calcext:value-type="float">
            <text:p>1.19664684651316</text:p>
          </table:table-cell>
          <table:table-cell office:value-type="float" office:value="-7.96375226692849" calcext:value-type="float">
            <text:p>-7.96375226692849</text:p>
          </table:table-cell>
          <table:table-cell office:value-type="float" office:value="65.0282083136088" calcext:value-type="float">
            <text:p>65.028208313608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7.54488" calcext:value-type="float">
            <text:p>1639747627.54488</text:p>
          </table:table-cell>
          <table:table-cell office:value-type="float" office:value="1550139484.94204" calcext:value-type="float">
            <text:p>1550139484.94204</text:p>
          </table:table-cell>
          <table:table-cell office:value-type="float" office:value="-0.327753453044681" calcext:value-type="float">
            <text:p>-0.327753453044681</text:p>
          </table:table-cell>
          <table:table-cell office:value-type="float" office:value="0.798858684086191" calcext:value-type="float">
            <text:p>0.798858684086191</text:p>
          </table:table-cell>
          <table:table-cell office:value-type="float" office:value="0.266459000484782" calcext:value-type="float">
            <text:p>0.266459000484782</text:p>
          </table:table-cell>
          <table:table-cell office:value-type="float" office:value="0.35228172905253" calcext:value-type="float">
            <text:p>0.35228172905253</text:p>
          </table:table-cell>
          <table:table-cell office:value-type="float" office:value="1.23706672816071" calcext:value-type="float">
            <text:p>1.23706672816071</text:p>
          </table:table-cell>
          <table:table-cell office:value-type="float" office:value="-7.93242834947627" calcext:value-type="float">
            <text:p>-7.93242834947627</text:p>
          </table:table-cell>
          <table:table-cell office:value-type="float" office:value="65.0531641087418" calcext:value-type="float">
            <text:p>65.053164108741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7.90003" calcext:value-type="float">
            <text:p>1639747627.90003</text:p>
          </table:table-cell>
          <table:table-cell office:value-type="float" office:value="1550139485.21745" calcext:value-type="float">
            <text:p>1550139485.21745</text:p>
          </table:table-cell>
          <table:table-cell office:value-type="float" office:value="-0.327305860723721" calcext:value-type="float">
            <text:p>-0.327305860723721</text:p>
          </table:table-cell>
          <table:table-cell office:value-type="float" office:value="0.799683430771969" calcext:value-type="float">
            <text:p>0.799683430771969</text:p>
          </table:table-cell>
          <table:table-cell office:value-type="float" office:value="0.266815555389243" calcext:value-type="float">
            <text:p>0.266815555389243</text:p>
          </table:table-cell>
          <table:table-cell office:value-type="float" office:value="0.35236120589027" calcext:value-type="float">
            <text:p>0.35236120589027</text:p>
          </table:table-cell>
          <table:table-cell office:value-type="float" office:value="1.16853888977376" calcext:value-type="float">
            <text:p>1.16853888977376</text:p>
          </table:table-cell>
          <table:table-cell office:value-type="float" office:value="-8.02402013753293" calcext:value-type="float">
            <text:p>-8.02402013753293</text:p>
          </table:table-cell>
          <table:table-cell office:value-type="float" office:value="65.0784207777778" calcext:value-type="float">
            <text:p>65.078420777777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8.14072" calcext:value-type="float">
            <text:p>1639747628.14072</text:p>
          </table:table-cell>
          <table:table-cell office:value-type="float" office:value="1550139485.44243" calcext:value-type="float">
            <text:p>1550139485.44243</text:p>
          </table:table-cell>
          <table:table-cell office:value-type="float" office:value="-0.328319388696761" calcext:value-type="float">
            <text:p>-0.328319388696761</text:p>
          </table:table-cell>
          <table:table-cell office:value-type="float" office:value="0.799005563342387" calcext:value-type="float">
            <text:p>0.799005563342387</text:p>
          </table:table-cell>
          <table:table-cell office:value-type="float" office:value="0.266826506796754" calcext:value-type="float">
            <text:p>0.266826506796754</text:p>
          </table:table-cell>
          <table:table-cell office:value-type="float" office:value="0.352375315129701" calcext:value-type="float">
            <text:p>0.352375315129701</text:p>
          </table:table-cell>
          <table:table-cell office:value-type="float" office:value="1.18227697014653" calcext:value-type="float">
            <text:p>1.18227697014653</text:p>
          </table:table-cell>
          <table:table-cell office:value-type="float" office:value="-8.0029945344549" calcext:value-type="float">
            <text:p>-8.0029945344549</text:p>
          </table:table-cell>
          <table:table-cell office:value-type="float" office:value="65.0778166924157" calcext:value-type="float">
            <text:p>65.077816692415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8.39084" calcext:value-type="float">
            <text:p>1639747628.39084</text:p>
          </table:table-cell>
          <table:table-cell office:value-type="float" office:value="1550139485.71707" calcext:value-type="float">
            <text:p>1550139485.71707</text:p>
          </table:table-cell>
          <table:table-cell office:value-type="float" office:value="-0.328136092473582" calcext:value-type="float">
            <text:p>-0.328136092473582</text:p>
          </table:table-cell>
          <table:table-cell office:value-type="float" office:value="0.799369283082241" calcext:value-type="float">
            <text:p>0.799369283082241</text:p>
          </table:table-cell>
          <table:table-cell office:value-type="float" office:value="0.268098762323629" calcext:value-type="float">
            <text:p>0.268098762323629</text:p>
          </table:table-cell>
          <table:table-cell office:value-type="float" office:value="0.352406255415262" calcext:value-type="float">
            <text:p>0.352406255415262</text:p>
          </table:table-cell>
          <table:table-cell office:value-type="float" office:value="1.2422390271779" calcext:value-type="float">
            <text:p>1.2422390271779</text:p>
          </table:table-cell>
          <table:table-cell office:value-type="float" office:value="-7.95847360588557" calcext:value-type="float">
            <text:p>-7.95847360588557</text:p>
          </table:table-cell>
          <table:table-cell office:value-type="float" office:value="65.0885404760726" calcext:value-type="float">
            <text:p>65.088540476072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8.74962" calcext:value-type="float">
            <text:p>1639747628.74962</text:p>
          </table:table-cell>
          <table:table-cell office:value-type="float" office:value="1550139486.06728" calcext:value-type="float">
            <text:p>1550139486.06728</text:p>
          </table:table-cell>
          <table:table-cell office:value-type="float" office:value="-0.328813200949771" calcext:value-type="float">
            <text:p>-0.328813200949771</text:p>
          </table:table-cell>
          <table:table-cell office:value-type="float" office:value="0.80051734185949" calcext:value-type="float">
            <text:p>0.80051734185949</text:p>
          </table:table-cell>
          <table:table-cell office:value-type="float" office:value="0.268131786341663" calcext:value-type="float">
            <text:p>0.268131786341663</text:p>
          </table:table-cell>
          <table:table-cell office:value-type="float" office:value="0.352751772542662" calcext:value-type="float">
            <text:p>0.352751772542662</text:p>
          </table:table-cell>
          <table:table-cell office:value-type="float" office:value="1.18948029224065" calcext:value-type="float">
            <text:p>1.18948029224065</text:p>
          </table:table-cell>
          <table:table-cell office:value-type="float" office:value="-7.98404598231092" calcext:value-type="float">
            <text:p>-7.98404598231092</text:p>
          </table:table-cell>
          <table:table-cell office:value-type="float" office:value="65.1001146094417" calcext:value-type="float">
            <text:p>65.100114609441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8.99026" calcext:value-type="float">
            <text:p>1639747628.99026</text:p>
          </table:table-cell>
          <table:table-cell office:value-type="float" office:value="1550139486.29242" calcext:value-type="float">
            <text:p>1550139486.29242</text:p>
          </table:table-cell>
          <table:table-cell office:value-type="float" office:value="-0.328401006992985" calcext:value-type="float">
            <text:p>-0.328401006992985</text:p>
          </table:table-cell>
          <table:table-cell office:value-type="float" office:value="0.799633536059033" calcext:value-type="float">
            <text:p>0.799633536059033</text:p>
          </table:table-cell>
          <table:table-cell office:value-type="float" office:value="0.267332657703024" calcext:value-type="float">
            <text:p>0.267332657703024</text:p>
          </table:table-cell>
          <table:table-cell office:value-type="float" office:value="0.352680317916963" calcext:value-type="float">
            <text:p>0.352680317916963</text:p>
          </table:table-cell>
          <table:table-cell office:value-type="float" office:value="1.22844075928194" calcext:value-type="float">
            <text:p>1.22844075928194</text:p>
          </table:table-cell>
          <table:table-cell office:value-type="float" office:value="-7.97913480438462" calcext:value-type="float">
            <text:p>-7.97913480438462</text:p>
          </table:table-cell>
          <table:table-cell office:value-type="float" office:value="65.0903785568671" calcext:value-type="float">
            <text:p>65.090378556867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9.24556" calcext:value-type="float">
            <text:p>1639747629.24556</text:p>
          </table:table-cell>
          <table:table-cell office:value-type="float" office:value="1550139486.59233" calcext:value-type="float">
            <text:p>1550139486.59233</text:p>
          </table:table-cell>
          <table:table-cell office:value-type="float" office:value="-0.328735931022248" calcext:value-type="float">
            <text:p>-0.328735931022248</text:p>
          </table:table-cell>
          <table:table-cell office:value-type="float" office:value="0.800026556004043" calcext:value-type="float">
            <text:p>0.800026556004043</text:p>
          </table:table-cell>
          <table:table-cell office:value-type="float" office:value="0.267354386661534" calcext:value-type="float">
            <text:p>0.267354386661534</text:p>
          </table:table-cell>
          <table:table-cell office:value-type="float" office:value="0.352761250221889" calcext:value-type="float">
            <text:p>0.352761250221889</text:p>
          </table:table-cell>
          <table:table-cell office:value-type="float" office:value="1.20846310974551" calcext:value-type="float">
            <text:p>1.20846310974551</text:p>
          </table:table-cell>
          <table:table-cell office:value-type="float" office:value="-8.00035531445949" calcext:value-type="float">
            <text:p>-8.00035531445949</text:p>
          </table:table-cell>
          <table:table-cell office:value-type="float" office:value="65.0824546846031" calcext:value-type="float">
            <text:p>65.08245468460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9.59984" calcext:value-type="float">
            <text:p>1639747629.59984</text:p>
          </table:table-cell>
          <table:table-cell office:value-type="float" office:value="1550139486.89242" calcext:value-type="float">
            <text:p>1550139486.89242</text:p>
          </table:table-cell>
          <table:table-cell office:value-type="float" office:value="-0.328194682162593" calcext:value-type="float">
            <text:p>-0.328194682162593</text:p>
          </table:table-cell>
          <table:table-cell office:value-type="float" office:value="0.799842074873529" calcext:value-type="float">
            <text:p>0.799842074873529</text:p>
          </table:table-cell>
          <table:table-cell office:value-type="float" office:value="0.267581069800007" calcext:value-type="float">
            <text:p>0.267581069800007</text:p>
          </table:table-cell>
          <table:table-cell office:value-type="float" office:value="0.352799120588618" calcext:value-type="float">
            <text:p>0.352799120588618</text:p>
          </table:table-cell>
          <table:table-cell office:value-type="float" office:value="1.22420994593729" calcext:value-type="float">
            <text:p>1.22420994593729</text:p>
          </table:table-cell>
          <table:table-cell office:value-type="float" office:value="-7.96555177731658" calcext:value-type="float">
            <text:p>-7.96555177731658</text:p>
          </table:table-cell>
          <table:table-cell office:value-type="float" office:value="65.0603955895331" calcext:value-type="float">
            <text:p>65.06039558953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29.84033" calcext:value-type="float">
            <text:p>1639747629.84033</text:p>
          </table:table-cell>
          <table:table-cell office:value-type="float" office:value="1550139487.14222" calcext:value-type="float">
            <text:p>1550139487.14222</text:p>
          </table:table-cell>
          <table:table-cell office:value-type="float" office:value="-0.327563113152097" calcext:value-type="float">
            <text:p>-0.327563113152097</text:p>
          </table:table-cell>
          <table:table-cell office:value-type="float" office:value="0.800064493297234" calcext:value-type="float">
            <text:p>0.800064493297234</text:p>
          </table:table-cell>
          <table:table-cell office:value-type="float" office:value="0.267316799420426" calcext:value-type="float">
            <text:p>0.267316799420426</text:p>
          </table:table-cell>
          <table:table-cell office:value-type="float" office:value="0.352856743975188" calcext:value-type="float">
            <text:p>0.352856743975188</text:p>
          </table:table-cell>
          <table:table-cell office:value-type="float" office:value="1.23260101737683" calcext:value-type="float">
            <text:p>1.23260101737683</text:p>
          </table:table-cell>
          <table:table-cell office:value-type="float" office:value="-7.9667634064636" calcext:value-type="float">
            <text:p>-7.9667634064636</text:p>
          </table:table-cell>
          <table:table-cell office:value-type="float" office:value="65.0373251158403" calcext:value-type="float">
            <text:p>65.037325115840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0.08518" calcext:value-type="float">
            <text:p>1639747630.08518</text:p>
          </table:table-cell>
          <table:table-cell office:value-type="float" office:value="1550139487.46742" calcext:value-type="float">
            <text:p>1550139487.46742</text:p>
          </table:table-cell>
          <table:table-cell office:value-type="float" office:value="-0.327616969381928" calcext:value-type="float">
            <text:p>-0.327616969381928</text:p>
          </table:table-cell>
          <table:table-cell office:value-type="float" office:value="0.800387379673659" calcext:value-type="float">
            <text:p>0.800387379673659</text:p>
          </table:table-cell>
          <table:table-cell office:value-type="float" office:value="0.26685201390581" calcext:value-type="float">
            <text:p>0.26685201390581</text:p>
          </table:table-cell>
          <table:table-cell office:value-type="float" office:value="0.352990356700811" calcext:value-type="float">
            <text:p>0.352990356700811</text:p>
          </table:table-cell>
          <table:table-cell office:value-type="float" office:value="1.21376146258315" calcext:value-type="float">
            <text:p>1.21376146258315</text:p>
          </table:table-cell>
          <table:table-cell office:value-type="float" office:value="-7.97913199748701" calcext:value-type="float">
            <text:p>-7.97913199748701</text:p>
          </table:table-cell>
          <table:table-cell office:value-type="float" office:value="65.0077478078968" calcext:value-type="float">
            <text:p>65.007747807896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0.44477" calcext:value-type="float">
            <text:p>1639747630.44477</text:p>
          </table:table-cell>
          <table:table-cell office:value-type="float" office:value="1550139487.84235" calcext:value-type="float">
            <text:p>1550139487.84235</text:p>
          </table:table-cell>
          <table:table-cell office:value-type="float" office:value="-0.32686724261354" calcext:value-type="float">
            <text:p>-0.32686724261354</text:p>
          </table:table-cell>
          <table:table-cell office:value-type="float" office:value="0.800692604683714" calcext:value-type="float">
            <text:p>0.800692604683714</text:p>
          </table:table-cell>
          <table:table-cell office:value-type="float" office:value="0.266782165527656" calcext:value-type="float">
            <text:p>0.266782165527656</text:p>
          </table:table-cell>
          <table:table-cell office:value-type="float" office:value="0.353152098427532" calcext:value-type="float">
            <text:p>0.353152098427532</text:p>
          </table:table-cell>
          <table:table-cell office:value-type="float" office:value="1.23977745558521" calcext:value-type="float">
            <text:p>1.23977745558521</text:p>
          </table:table-cell>
          <table:table-cell office:value-type="float" office:value="-7.92253106363676" calcext:value-type="float">
            <text:p>-7.92253106363676</text:p>
          </table:table-cell>
          <table:table-cell office:value-type="float" office:value="64.9951774691727" calcext:value-type="float">
            <text:p>64.995177469172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0.67945" calcext:value-type="float">
            <text:p>1639747630.67945</text:p>
          </table:table-cell>
          <table:table-cell office:value-type="float" office:value="1550139488.06696" calcext:value-type="float">
            <text:p>1550139488.06696</text:p>
          </table:table-cell>
          <table:table-cell office:value-type="float" office:value="-0.327427732105329" calcext:value-type="float">
            <text:p>-0.327427732105329</text:p>
          </table:table-cell>
          <table:table-cell office:value-type="float" office:value="0.80050350908433" calcext:value-type="float">
            <text:p>0.80050350908433</text:p>
          </table:table-cell>
          <table:table-cell office:value-type="float" office:value="0.266045591016815" calcext:value-type="float">
            <text:p>0.266045591016815</text:p>
          </table:table-cell>
          <table:table-cell office:value-type="float" office:value="0.353252164106293" calcext:value-type="float">
            <text:p>0.353252164106293</text:p>
          </table:table-cell>
          <table:table-cell office:value-type="float" office:value="1.21652554665402" calcext:value-type="float">
            <text:p>1.21652554665402</text:p>
          </table:table-cell>
          <table:table-cell office:value-type="float" office:value="-7.92815509179912" calcext:value-type="float">
            <text:p>-7.92815509179912</text:p>
          </table:table-cell>
          <table:table-cell office:value-type="float" office:value="65.0042489477065" calcext:value-type="float">
            <text:p>65.004248947706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1.04331" calcext:value-type="float">
            <text:p>1639747631.04331</text:p>
          </table:table-cell>
          <table:table-cell office:value-type="float" office:value="1550139488.34269" calcext:value-type="float">
            <text:p>1550139488.34269</text:p>
          </table:table-cell>
          <table:table-cell office:value-type="float" office:value="-0.328457477185688" calcext:value-type="float">
            <text:p>-0.328457477185688</text:p>
          </table:table-cell>
          <table:table-cell office:value-type="float" office:value="0.80105091878489" calcext:value-type="float">
            <text:p>0.80105091878489</text:p>
          </table:table-cell>
          <table:table-cell office:value-type="float" office:value="0.265720338174869" calcext:value-type="float">
            <text:p>0.265720338174869</text:p>
          </table:table-cell>
          <table:table-cell office:value-type="float" office:value="0.353292196135621" calcext:value-type="float">
            <text:p>0.353292196135621</text:p>
          </table:table-cell>
          <table:table-cell office:value-type="float" office:value="1.23503902337287" calcext:value-type="float">
            <text:p>1.23503902337287</text:p>
          </table:table-cell>
          <table:table-cell office:value-type="float" office:value="-7.9129079767288" calcext:value-type="float">
            <text:p>-7.9129079767288</text:p>
          </table:table-cell>
          <table:table-cell office:value-type="float" office:value="64.9963700228644" calcext:value-type="float">
            <text:p>64.996370022864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1.2797" calcext:value-type="float">
            <text:p>1639747631.2797</text:p>
          </table:table-cell>
          <table:table-cell office:value-type="float" office:value="1550139488.61688" calcext:value-type="float">
            <text:p>1550139488.61688</text:p>
          </table:table-cell>
          <table:table-cell office:value-type="float" office:value="-0.328250771786728" calcext:value-type="float">
            <text:p>-0.328250771786728</text:p>
          </table:table-cell>
          <table:table-cell office:value-type="float" office:value="0.80131319772063" calcext:value-type="float">
            <text:p>0.80131319772063</text:p>
          </table:table-cell>
          <table:table-cell office:value-type="float" office:value="0.266580988640968" calcext:value-type="float">
            <text:p>0.266580988640968</text:p>
          </table:table-cell>
          <table:table-cell office:value-type="float" office:value="0.353389491018243" calcext:value-type="float">
            <text:p>0.353389491018243</text:p>
          </table:table-cell>
          <table:table-cell office:value-type="float" office:value="1.24283506834757" calcext:value-type="float">
            <text:p>1.24283506834757</text:p>
          </table:table-cell>
          <table:table-cell office:value-type="float" office:value="-7.9099713085593" calcext:value-type="float">
            <text:p>-7.9099713085593</text:p>
          </table:table-cell>
          <table:table-cell office:value-type="float" office:value="64.969050164733" calcext:value-type="float">
            <text:p>64.96905016473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1.51937" calcext:value-type="float">
            <text:p>1639747631.51937</text:p>
          </table:table-cell>
          <table:table-cell office:value-type="float" office:value="1550139488.86767" calcext:value-type="float">
            <text:p>1550139488.86767</text:p>
          </table:table-cell>
          <table:table-cell office:value-type="float" office:value="-0.328151169181872" calcext:value-type="float">
            <text:p>-0.328151169181872</text:p>
          </table:table-cell>
          <table:table-cell office:value-type="float" office:value="0.801676380434437" calcext:value-type="float">
            <text:p>0.801676380434437</text:p>
          </table:table-cell>
          <table:table-cell office:value-type="float" office:value="0.266565945002526" calcext:value-type="float">
            <text:p>0.266565945002526</text:p>
          </table:table-cell>
          <table:table-cell office:value-type="float" office:value="0.353377622341162" calcext:value-type="float">
            <text:p>0.353377622341162</text:p>
          </table:table-cell>
          <table:table-cell office:value-type="float" office:value="1.20553606226758" calcext:value-type="float">
            <text:p>1.20553606226758</text:p>
          </table:table-cell>
          <table:table-cell office:value-type="float" office:value="-7.93043553711761" calcext:value-type="float">
            <text:p>-7.93043553711761</text:p>
          </table:table-cell>
          <table:table-cell office:value-type="float" office:value="64.9631809603001" calcext:value-type="float">
            <text:p>64.963180960300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1.77477" calcext:value-type="float">
            <text:p>1639747631.77477</text:p>
          </table:table-cell>
          <table:table-cell office:value-type="float" office:value="1550139489.14258" calcext:value-type="float">
            <text:p>1550139489.14258</text:p>
          </table:table-cell>
          <table:table-cell office:value-type="float" office:value="-0.32807739192007" calcext:value-type="float">
            <text:p>-0.32807739192007</text:p>
          </table:table-cell>
          <table:table-cell office:value-type="float" office:value="0.80124899786876" calcext:value-type="float">
            <text:p>0.80124899786876</text:p>
          </table:table-cell>
          <table:table-cell office:value-type="float" office:value="0.266476795843549" calcext:value-type="float">
            <text:p>0.266476795843549</text:p>
          </table:table-cell>
          <table:table-cell office:value-type="float" office:value="0.353421745489818" calcext:value-type="float">
            <text:p>0.353421745489818</text:p>
          </table:table-cell>
          <table:table-cell office:value-type="float" office:value="1.24374784733438" calcext:value-type="float">
            <text:p>1.24374784733438</text:p>
          </table:table-cell>
          <table:table-cell office:value-type="float" office:value="-7.90845611033824" calcext:value-type="float">
            <text:p>-7.90845611033824</text:p>
          </table:table-cell>
          <table:table-cell office:value-type="float" office:value="64.9239263309699" calcext:value-type="float">
            <text:p>64.923926330969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2.1304" calcext:value-type="float">
            <text:p>1639747632.1304</text:p>
          </table:table-cell>
          <table:table-cell office:value-type="float" office:value="1550139489.44242" calcext:value-type="float">
            <text:p>1550139489.44242</text:p>
          </table:table-cell>
          <table:table-cell office:value-type="float" office:value="-0.32758901441526" calcext:value-type="float">
            <text:p>-0.32758901441526</text:p>
          </table:table-cell>
          <table:table-cell office:value-type="float" office:value="0.801638151277951" calcext:value-type="float">
            <text:p>0.801638151277951</text:p>
          </table:table-cell>
          <table:table-cell office:value-type="float" office:value="0.265721803743805" calcext:value-type="float">
            <text:p>0.265721803743805</text:p>
          </table:table-cell>
          <table:table-cell office:value-type="float" office:value="0.353547829056839" calcext:value-type="float">
            <text:p>0.353547829056839</text:p>
          </table:table-cell>
          <table:table-cell office:value-type="float" office:value="1.21425498405174" calcext:value-type="float">
            <text:p>1.21425498405174</text:p>
          </table:table-cell>
          <table:table-cell office:value-type="float" office:value="-7.93196495452768" calcext:value-type="float">
            <text:p>-7.93196495452768</text:p>
          </table:table-cell>
          <table:table-cell office:value-type="float" office:value="64.8831807385718" calcext:value-type="float">
            <text:p>64.883180738571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2.37578" calcext:value-type="float">
            <text:p>1639747632.37578</text:p>
          </table:table-cell>
          <table:table-cell office:value-type="float" office:value="1550139489.71744" calcext:value-type="float">
            <text:p>1550139489.71744</text:p>
          </table:table-cell>
          <table:table-cell office:value-type="float" office:value="-0.327931596994964" calcext:value-type="float">
            <text:p>-0.327931596994964</text:p>
          </table:table-cell>
          <table:table-cell office:value-type="float" office:value="0.801517805197813" calcext:value-type="float">
            <text:p>0.801517805197813</text:p>
          </table:table-cell>
          <table:table-cell office:value-type="float" office:value="0.26572806015868" calcext:value-type="float">
            <text:p>0.26572806015868</text:p>
          </table:table-cell>
          <table:table-cell office:value-type="float" office:value="0.35359167738104" calcext:value-type="float">
            <text:p>0.35359167738104</text:p>
          </table:table-cell>
          <table:table-cell office:value-type="float" office:value="1.1927428814744" calcext:value-type="float">
            <text:p>1.1927428814744</text:p>
          </table:table-cell>
          <table:table-cell office:value-type="float" office:value="-7.97095361866179" calcext:value-type="float">
            <text:p>-7.97095361866179</text:p>
          </table:table-cell>
          <table:table-cell office:value-type="float" office:value="64.8747656106404" calcext:value-type="float">
            <text:p>64.874765610640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2.60937" calcext:value-type="float">
            <text:p>1639747632.60937</text:p>
          </table:table-cell>
          <table:table-cell office:value-type="float" office:value="1550139490.01728" calcext:value-type="float">
            <text:p>1550139490.01728</text:p>
          </table:table-cell>
          <table:table-cell office:value-type="float" office:value="-0.327417300983866" calcext:value-type="float">
            <text:p>-0.327417300983866</text:p>
          </table:table-cell>
          <table:table-cell office:value-type="float" office:value="0.800102264657796" calcext:value-type="float">
            <text:p>0.800102264657796</text:p>
          </table:table-cell>
          <table:table-cell office:value-type="float" office:value="0.26776511034256" calcext:value-type="float">
            <text:p>0.26776511034256</text:p>
          </table:table-cell>
          <table:table-cell office:value-type="float" office:value="0.353715036106806" calcext:value-type="float">
            <text:p>0.353715036106806</text:p>
          </table:table-cell>
          <table:table-cell office:value-type="float" office:value="1.20925575655208" calcext:value-type="float">
            <text:p>1.20925575655208</text:p>
          </table:table-cell>
          <table:table-cell office:value-type="float" office:value="-7.97129079766508" calcext:value-type="float">
            <text:p>-7.97129079766508</text:p>
          </table:table-cell>
          <table:table-cell office:value-type="float" office:value="64.8288659438577" calcext:value-type="float">
            <text:p>64.828865943857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2.85014" calcext:value-type="float">
            <text:p>1639747632.85014</text:p>
          </table:table-cell>
          <table:table-cell office:value-type="float" office:value="1550139490.24245" calcext:value-type="float">
            <text:p>1550139490.24245</text:p>
          </table:table-cell>
          <table:table-cell office:value-type="float" office:value="-0.327527655181848" calcext:value-type="float">
            <text:p>-0.327527655181848</text:p>
          </table:table-cell>
          <table:table-cell office:value-type="float" office:value="0.801212911599956" calcext:value-type="float">
            <text:p>0.801212911599956</text:p>
          </table:table-cell>
          <table:table-cell office:value-type="float" office:value="0.267277772677358" calcext:value-type="float">
            <text:p>0.267277772677358</text:p>
          </table:table-cell>
          <table:table-cell office:value-type="float" office:value="0.353727267166851" calcext:value-type="float">
            <text:p>0.353727267166851</text:p>
          </table:table-cell>
          <table:table-cell office:value-type="float" office:value="1.2223445817178" calcext:value-type="float">
            <text:p>1.2223445817178</text:p>
          </table:table-cell>
          <table:table-cell office:value-type="float" office:value="-7.93373233167408" calcext:value-type="float">
            <text:p>-7.93373233167408</text:p>
          </table:table-cell>
          <table:table-cell office:value-type="float" office:value="64.8069505876386" calcext:value-type="float">
            <text:p>64.806950587638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3.20964" calcext:value-type="float">
            <text:p>1639747633.20964</text:p>
          </table:table-cell>
          <table:table-cell office:value-type="float" office:value="1550139490.51711" calcext:value-type="float">
            <text:p>1550139490.51711</text:p>
          </table:table-cell>
          <table:table-cell office:value-type="float" office:value="-0.327875814949647" calcext:value-type="float">
            <text:p>-0.327875814949647</text:p>
          </table:table-cell>
          <table:table-cell office:value-type="float" office:value="0.800928038605837" calcext:value-type="float">
            <text:p>0.800928038605837</text:p>
          </table:table-cell>
          <table:table-cell office:value-type="float" office:value="0.267094221266905" calcext:value-type="float">
            <text:p>0.267094221266905</text:p>
          </table:table-cell>
          <table:table-cell office:value-type="float" office:value="0.35377127088598" calcext:value-type="float">
            <text:p>0.35377127088598</text:p>
          </table:table-cell>
          <table:table-cell office:value-type="float" office:value="1.243567867611" calcext:value-type="float">
            <text:p>1.243567867611</text:p>
          </table:table-cell>
          <table:table-cell office:value-type="float" office:value="-7.91503254398045" calcext:value-type="float">
            <text:p>-7.91503254398045</text:p>
          </table:table-cell>
          <table:table-cell office:value-type="float" office:value="64.7810001442966" calcext:value-type="float">
            <text:p>64.781000144296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3.46028" calcext:value-type="float">
            <text:p>1639747633.46028</text:p>
          </table:table-cell>
          <table:table-cell office:value-type="float" office:value="1550139490.79166" calcext:value-type="float">
            <text:p>1550139490.79166</text:p>
          </table:table-cell>
          <table:table-cell office:value-type="float" office:value="-0.32767255503039" calcext:value-type="float">
            <text:p>-0.32767255503039</text:p>
          </table:table-cell>
          <table:table-cell office:value-type="float" office:value="0.802134873943713" calcext:value-type="float">
            <text:p>0.802134873943713</text:p>
          </table:table-cell>
          <table:table-cell office:value-type="float" office:value="0.266043138442579" calcext:value-type="float">
            <text:p>0.266043138442579</text:p>
          </table:table-cell>
          <table:table-cell office:value-type="float" office:value="0.353847026316226" calcext:value-type="float">
            <text:p>0.353847026316226</text:p>
          </table:table-cell>
          <table:table-cell office:value-type="float" office:value="1.2103617090411" calcext:value-type="float">
            <text:p>1.2103617090411</text:p>
          </table:table-cell>
          <table:table-cell office:value-type="float" office:value="-7.95648210044387" calcext:value-type="float">
            <text:p>-7.95648210044387</text:p>
          </table:table-cell>
          <table:table-cell office:value-type="float" office:value="64.8070413189454" calcext:value-type="float">
            <text:p>64.807041318945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3.81997" calcext:value-type="float">
            <text:p>1639747633.81997</text:p>
          </table:table-cell>
          <table:table-cell office:value-type="float" office:value="1550139491.14235" calcext:value-type="float">
            <text:p>1550139491.14235</text:p>
          </table:table-cell>
          <table:table-cell office:value-type="float" office:value="-0.327750207032388" calcext:value-type="float">
            <text:p>-0.327750207032388</text:p>
          </table:table-cell>
          <table:table-cell office:value-type="float" office:value="0.801659046943292" calcext:value-type="float">
            <text:p>0.801659046943292</text:p>
          </table:table-cell>
          <table:table-cell office:value-type="float" office:value="0.266392841987144" calcext:value-type="float">
            <text:p>0.266392841987144</text:p>
          </table:table-cell>
          <table:table-cell office:value-type="float" office:value="0.354018758479094" calcext:value-type="float">
            <text:p>0.354018758479094</text:p>
          </table:table-cell>
          <table:table-cell office:value-type="float" office:value="1.26000830395805" calcext:value-type="float">
            <text:p>1.26000830395805</text:p>
          </table:table-cell>
          <table:table-cell office:value-type="float" office:value="-7.94126493843512" calcext:value-type="float">
            <text:p>-7.94126493843512</text:p>
          </table:table-cell>
          <table:table-cell office:value-type="float" office:value="64.7972615639535" calcext:value-type="float">
            <text:p>64.797261563953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4.06039" calcext:value-type="float">
            <text:p>1639747634.06039</text:p>
          </table:table-cell>
          <table:table-cell office:value-type="float" office:value="1550139491.39196" calcext:value-type="float">
            <text:p>1550139491.39196</text:p>
          </table:table-cell>
          <table:table-cell office:value-type="float" office:value="-0.327385670239737" calcext:value-type="float">
            <text:p>-0.327385670239737</text:p>
          </table:table-cell>
          <table:table-cell office:value-type="float" office:value="0.80176205927858" calcext:value-type="float">
            <text:p>0.80176205927858</text:p>
          </table:table-cell>
          <table:table-cell office:value-type="float" office:value="0.26641009673962" calcext:value-type="float">
            <text:p>0.26641009673962</text:p>
          </table:table-cell>
          <table:table-cell office:value-type="float" office:value="0.354231198350822" calcext:value-type="float">
            <text:p>0.354231198350822</text:p>
          </table:table-cell>
          <table:table-cell office:value-type="float" office:value="1.25706010662223" calcext:value-type="float">
            <text:p>1.25706010662223</text:p>
          </table:table-cell>
          <table:table-cell office:value-type="float" office:value="-7.94002521550981" calcext:value-type="float">
            <text:p>-7.94002521550981</text:p>
          </table:table-cell>
          <table:table-cell office:value-type="float" office:value="64.8037896873074" calcext:value-type="float">
            <text:p>64.803789687307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4.30588" calcext:value-type="float">
            <text:p>1639747634.30588</text:p>
          </table:table-cell>
          <table:table-cell office:value-type="float" office:value="1550139491.66751" calcext:value-type="float">
            <text:p>1550139491.66751</text:p>
          </table:table-cell>
          <table:table-cell office:value-type="float" office:value="-0.328371254234495" calcext:value-type="float">
            <text:p>-0.328371254234495</text:p>
          </table:table-cell>
          <table:table-cell office:value-type="float" office:value="0.801865659119927" calcext:value-type="float">
            <text:p>0.801865659119927</text:p>
          </table:table-cell>
          <table:table-cell office:value-type="float" office:value="0.265829450708767" calcext:value-type="float">
            <text:p>0.265829450708767</text:p>
          </table:table-cell>
          <table:table-cell office:value-type="float" office:value="0.354155453253899" calcext:value-type="float">
            <text:p>0.354155453253899</text:p>
          </table:table-cell>
          <table:table-cell office:value-type="float" office:value="1.24248269376681" calcext:value-type="float">
            <text:p>1.24248269376681</text:p>
          </table:table-cell>
          <table:table-cell office:value-type="float" office:value="-7.96025296987897" calcext:value-type="float">
            <text:p>-7.96025296987897</text:p>
          </table:table-cell>
          <table:table-cell office:value-type="float" office:value="64.8043421813547" calcext:value-type="float">
            <text:p>64.804342181354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4.66061" calcext:value-type="float">
            <text:p>1639747634.66061</text:p>
          </table:table-cell>
          <table:table-cell office:value-type="float" office:value="1550139491.94208" calcext:value-type="float">
            <text:p>1550139491.94208</text:p>
          </table:table-cell>
          <table:table-cell office:value-type="float" office:value="-0.327619489101447" calcext:value-type="float">
            <text:p>-0.327619489101447</text:p>
          </table:table-cell>
          <table:table-cell office:value-type="float" office:value="0.802502520489608" calcext:value-type="float">
            <text:p>0.802502520489608</text:p>
          </table:table-cell>
          <table:table-cell office:value-type="float" office:value="0.265002706901814" calcext:value-type="float">
            <text:p>0.265002706901814</text:p>
          </table:table-cell>
          <table:table-cell office:value-type="float" office:value="0.354169280491859" calcext:value-type="float">
            <text:p>0.354169280491859</text:p>
          </table:table-cell>
          <table:table-cell office:value-type="float" office:value="1.2195289317954" calcext:value-type="float">
            <text:p>1.2195289317954</text:p>
          </table:table-cell>
          <table:table-cell office:value-type="float" office:value="-7.9220344859656" calcext:value-type="float">
            <text:p>-7.9220344859656</text:p>
          </table:table-cell>
          <table:table-cell office:value-type="float" office:value="64.8037745871926" calcext:value-type="float">
            <text:p>64.803774587192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4.89975" calcext:value-type="float">
            <text:p>1639747634.89975</text:p>
          </table:table-cell>
          <table:table-cell office:value-type="float" office:value="1550139492.24217" calcext:value-type="float">
            <text:p>1550139492.24217</text:p>
          </table:table-cell>
          <table:table-cell office:value-type="float" office:value="-0.327360090811816" calcext:value-type="float">
            <text:p>-0.327360090811816</text:p>
          </table:table-cell>
          <table:table-cell office:value-type="float" office:value="0.801870023990402" calcext:value-type="float">
            <text:p>0.801870023990402</text:p>
          </table:table-cell>
          <table:table-cell office:value-type="float" office:value="0.265550589828159" calcext:value-type="float">
            <text:p>0.265550589828159</text:p>
          </table:table-cell>
          <table:table-cell office:value-type="float" office:value="0.354327533488889" calcext:value-type="float">
            <text:p>0.354327533488889</text:p>
          </table:table-cell>
          <table:table-cell office:value-type="float" office:value="1.26572486281336" calcext:value-type="float">
            <text:p>1.26572486281336</text:p>
          </table:table-cell>
          <table:table-cell office:value-type="float" office:value="-7.89937272604075" calcext:value-type="float">
            <text:p>-7.89937272604075</text:p>
          </table:table-cell>
          <table:table-cell office:value-type="float" office:value="64.7791360779958" calcext:value-type="float">
            <text:p>64.779136077995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5.14076" calcext:value-type="float">
            <text:p>1639747635.14076</text:p>
          </table:table-cell>
          <table:table-cell office:value-type="float" office:value="1550139492.49216" calcext:value-type="float">
            <text:p>1550139492.49216</text:p>
          </table:table-cell>
          <table:table-cell office:value-type="float" office:value="-0.326472697561625" calcext:value-type="float">
            <text:p>-0.326472697561625</text:p>
          </table:table-cell>
          <table:table-cell office:value-type="float" office:value="0.801901520031064" calcext:value-type="float">
            <text:p>0.801901520031064</text:p>
          </table:table-cell>
          <table:table-cell office:value-type="float" office:value="0.266733014597892" calcext:value-type="float">
            <text:p>0.266733014597892</text:p>
          </table:table-cell>
          <table:table-cell office:value-type="float" office:value="0.354348943497229" calcext:value-type="float">
            <text:p>0.354348943497229</text:p>
          </table:table-cell>
          <table:table-cell office:value-type="float" office:value="1.25366131544809" calcext:value-type="float">
            <text:p>1.25366131544809</text:p>
          </table:table-cell>
          <table:table-cell office:value-type="float" office:value="-7.96152556030666" calcext:value-type="float">
            <text:p>-7.96152556030666</text:p>
          </table:table-cell>
          <table:table-cell office:value-type="float" office:value="64.775012695757" calcext:value-type="float">
            <text:p>64.77501269575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5.38021" calcext:value-type="float">
            <text:p>1639747635.38021</text:p>
          </table:table-cell>
          <table:table-cell office:value-type="float" office:value="1550139492.74237" calcext:value-type="float">
            <text:p>1550139492.74237</text:p>
          </table:table-cell>
          <table:table-cell office:value-type="float" office:value="-0.327916019059749" calcext:value-type="float">
            <text:p>-0.327916019059749</text:p>
          </table:table-cell>
          <table:table-cell office:value-type="float" office:value="0.802130785541793" calcext:value-type="float">
            <text:p>0.802130785541793</text:p>
          </table:table-cell>
          <table:table-cell office:value-type="float" office:value="0.264801190659493" calcext:value-type="float">
            <text:p>0.264801190659493</text:p>
          </table:table-cell>
          <table:table-cell office:value-type="float" office:value="0.354407137883962" calcext:value-type="float">
            <text:p>0.354407137883962</text:p>
          </table:table-cell>
          <table:table-cell office:value-type="float" office:value="1.19872444836544" calcext:value-type="float">
            <text:p>1.19872444836544</text:p>
          </table:table-cell>
          <table:table-cell office:value-type="float" office:value="-7.95908658511046" calcext:value-type="float">
            <text:p>-7.95908658511046</text:p>
          </table:table-cell>
          <table:table-cell office:value-type="float" office:value="64.7727516260302" calcext:value-type="float">
            <text:p>64.772751626030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5.62696" calcext:value-type="float">
            <text:p>1639747635.62696</text:p>
          </table:table-cell>
          <table:table-cell office:value-type="float" office:value="1550139493.01703" calcext:value-type="float">
            <text:p>1550139493.01703</text:p>
          </table:table-cell>
          <table:table-cell office:value-type="float" office:value="-0.326701629664766" calcext:value-type="float">
            <text:p>-0.326701629664766</text:p>
          </table:table-cell>
          <table:table-cell office:value-type="float" office:value="0.803106169732396" calcext:value-type="float">
            <text:p>0.803106169732396</text:p>
          </table:table-cell>
          <table:table-cell office:value-type="float" office:value="0.264749915932274" calcext:value-type="float">
            <text:p>0.264749915932274</text:p>
          </table:table-cell>
          <table:table-cell office:value-type="float" office:value="0.354447752260758" calcext:value-type="float">
            <text:p>0.354447752260758</text:p>
          </table:table-cell>
          <table:table-cell office:value-type="float" office:value="1.26866070117907" calcext:value-type="float">
            <text:p>1.26866070117907</text:p>
          </table:table-cell>
          <table:table-cell office:value-type="float" office:value="-7.92527826690299" calcext:value-type="float">
            <text:p>-7.92527826690299</text:p>
          </table:table-cell>
          <table:table-cell office:value-type="float" office:value="64.7217122562804" calcext:value-type="float">
            <text:p>64.721712256280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5.8603" calcext:value-type="float">
            <text:p>1639747635.8603</text:p>
          </table:table-cell>
          <table:table-cell office:value-type="float" office:value="1550139493.26744" calcext:value-type="float">
            <text:p>1550139493.26744</text:p>
          </table:table-cell>
          <table:table-cell office:value-type="float" office:value="-0.326389157234524" calcext:value-type="float">
            <text:p>-0.326389157234524</text:p>
          </table:table-cell>
          <table:table-cell office:value-type="float" office:value="0.802238974849671" calcext:value-type="float">
            <text:p>0.802238974849671</text:p>
          </table:table-cell>
          <table:table-cell office:value-type="float" office:value="0.264766729130646" calcext:value-type="float">
            <text:p>0.264766729130646</text:p>
          </table:table-cell>
          <table:table-cell office:value-type="float" office:value="0.35450775316661" calcext:value-type="float">
            <text:p>0.35450775316661</text:p>
          </table:table-cell>
          <table:table-cell office:value-type="float" office:value="1.25193438993928" calcext:value-type="float">
            <text:p>1.25193438993928</text:p>
          </table:table-cell>
          <table:table-cell office:value-type="float" office:value="-7.92494921708707" calcext:value-type="float">
            <text:p>-7.92494921708707</text:p>
          </table:table-cell>
          <table:table-cell office:value-type="float" office:value="64.6837408401895" calcext:value-type="float">
            <text:p>64.683740840189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6.2203" calcext:value-type="float">
            <text:p>1639747636.2203</text:p>
          </table:table-cell>
          <table:table-cell office:value-type="float" office:value="1550139493.54252" calcext:value-type="float">
            <text:p>1550139493.54252</text:p>
          </table:table-cell>
          <table:table-cell office:value-type="float" office:value="-0.326617875171297" calcext:value-type="float">
            <text:p>-0.326617875171297</text:p>
          </table:table-cell>
          <table:table-cell office:value-type="float" office:value="0.80292683393324" calcext:value-type="float">
            <text:p>0.80292683393324</text:p>
          </table:table-cell>
          <table:table-cell office:value-type="float" office:value="0.264117313864271" calcext:value-type="float">
            <text:p>0.264117313864271</text:p>
          </table:table-cell>
          <table:table-cell office:value-type="float" office:value="0.354623709551386" calcext:value-type="float">
            <text:p>0.354623709551386</text:p>
          </table:table-cell>
          <table:table-cell office:value-type="float" office:value="1.23822078365578" calcext:value-type="float">
            <text:p>1.23822078365578</text:p>
          </table:table-cell>
          <table:table-cell office:value-type="float" office:value="-7.91414986363554" calcext:value-type="float">
            <text:p>-7.91414986363554</text:p>
          </table:table-cell>
          <table:table-cell office:value-type="float" office:value="64.6589219047678" calcext:value-type="float">
            <text:p>64.658921904767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6.46041" calcext:value-type="float">
            <text:p>1639747636.46041</text:p>
          </table:table-cell>
          <table:table-cell office:value-type="float" office:value="1550139493.81762" calcext:value-type="float">
            <text:p>1550139493.81762</text:p>
          </table:table-cell>
          <table:table-cell office:value-type="float" office:value="-0.326458161563159" calcext:value-type="float">
            <text:p>-0.326458161563159</text:p>
          </table:table-cell>
          <table:table-cell office:value-type="float" office:value="0.802015278977191" calcext:value-type="float">
            <text:p>0.802015278977191</text:p>
          </table:table-cell>
          <table:table-cell office:value-type="float" office:value="0.26160477737915" calcext:value-type="float">
            <text:p>0.26160477737915</text:p>
          </table:table-cell>
          <table:table-cell office:value-type="float" office:value="0.356664683594419" calcext:value-type="float">
            <text:p>0.356664683594419</text:p>
          </table:table-cell>
          <table:table-cell office:value-type="float" office:value="1.27004492842015" calcext:value-type="float">
            <text:p>1.27004492842015</text:p>
          </table:table-cell>
          <table:table-cell office:value-type="float" office:value="-7.8950647597877" calcext:value-type="float">
            <text:p>-7.8950647597877</text:p>
          </table:table-cell>
          <table:table-cell office:value-type="float" office:value="64.6497888365849" calcext:value-type="float">
            <text:p>64.649788836584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6.69965" calcext:value-type="float">
            <text:p>1639747636.69965</text:p>
          </table:table-cell>
          <table:table-cell office:value-type="float" office:value="1550139494.06671" calcext:value-type="float">
            <text:p>1550139494.06671</text:p>
          </table:table-cell>
          <table:table-cell office:value-type="float" office:value="-0.325753231987272" calcext:value-type="float">
            <text:p>-0.325753231987272</text:p>
          </table:table-cell>
          <table:table-cell office:value-type="float" office:value="0.801024020154928" calcext:value-type="float">
            <text:p>0.801024020154928</text:p>
          </table:table-cell>
          <table:table-cell office:value-type="float" office:value="0.258415913786755" calcext:value-type="float">
            <text:p>0.258415913786755</text:p>
          </table:table-cell>
          <table:table-cell office:value-type="float" office:value="0.362414713447666" calcext:value-type="float">
            <text:p>0.362414713447666</text:p>
          </table:table-cell>
          <table:table-cell office:value-type="float" office:value="1.23950034638247" calcext:value-type="float">
            <text:p>1.23950034638247</text:p>
          </table:table-cell>
          <table:table-cell office:value-type="float" office:value="-7.94896753247339" calcext:value-type="float">
            <text:p>-7.94896753247339</text:p>
          </table:table-cell>
          <table:table-cell office:value-type="float" office:value="64.619451014243" calcext:value-type="float">
            <text:p>64.61945101424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6.94546" calcext:value-type="float">
            <text:p>1639747636.94546</text:p>
          </table:table-cell>
          <table:table-cell office:value-type="float" office:value="1550139494.34167" calcext:value-type="float">
            <text:p>1550139494.34167</text:p>
          </table:table-cell>
          <table:table-cell office:value-type="float" office:value="-0.329095453050486" calcext:value-type="float">
            <text:p>-0.329095453050486</text:p>
          </table:table-cell>
          <table:table-cell office:value-type="float" office:value="0.80035687156305" calcext:value-type="float">
            <text:p>0.80035687156305</text:p>
          </table:table-cell>
          <table:table-cell office:value-type="float" office:value="0.263222300121414" calcext:value-type="float">
            <text:p>0.263222300121414</text:p>
          </table:table-cell>
          <table:table-cell office:value-type="float" office:value="0.356319921418108" calcext:value-type="float">
            <text:p>0.356319921418108</text:p>
          </table:table-cell>
          <table:table-cell office:value-type="float" office:value="1.28012750042738" calcext:value-type="float">
            <text:p>1.28012750042738</text:p>
          </table:table-cell>
          <table:table-cell office:value-type="float" office:value="-7.92971276329556" calcext:value-type="float">
            <text:p>-7.92971276329556</text:p>
          </table:table-cell>
          <table:table-cell office:value-type="float" office:value="62.6791319654931" calcext:value-type="float">
            <text:p>62.67913196549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7.1801" calcext:value-type="float">
            <text:p>1639747637.1801</text:p>
          </table:table-cell>
          <table:table-cell office:value-type="float" office:value="1550139494.59204" calcext:value-type="float">
            <text:p>1550139494.59204</text:p>
          </table:table-cell>
          <table:table-cell office:value-type="float" office:value="-0.330560957708078" calcext:value-type="float">
            <text:p>-0.330560957708078</text:p>
          </table:table-cell>
          <table:table-cell office:value-type="float" office:value="0.799756667689529" calcext:value-type="float">
            <text:p>0.799756667689529</text:p>
          </table:table-cell>
          <table:table-cell office:value-type="float" office:value="0.263777622051967" calcext:value-type="float">
            <text:p>0.263777622051967</text:p>
          </table:table-cell>
          <table:table-cell office:value-type="float" office:value="0.356370770512503" calcext:value-type="float">
            <text:p>0.356370770512503</text:p>
          </table:table-cell>
          <table:table-cell office:value-type="float" office:value="1.49354163895165" calcext:value-type="float">
            <text:p>1.49354163895165</text:p>
          </table:table-cell>
          <table:table-cell office:value-type="float" office:value="-7.80053348469224" calcext:value-type="float">
            <text:p>-7.80053348469224</text:p>
          </table:table-cell>
          <table:table-cell office:value-type="float" office:value="61.0764128631693" calcext:value-type="float">
            <text:p>61.076412863169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7.5451" calcext:value-type="float">
            <text:p>1639747637.5451</text:p>
          </table:table-cell>
          <table:table-cell office:value-type="float" office:value="1550139494.84172" calcext:value-type="float">
            <text:p>1550139494.84172</text:p>
          </table:table-cell>
          <table:table-cell office:value-type="float" office:value="-0.329205405441796" calcext:value-type="float">
            <text:p>-0.329205405441796</text:p>
          </table:table-cell>
          <table:table-cell office:value-type="float" office:value="0.797961793566797" calcext:value-type="float">
            <text:p>0.797961793566797</text:p>
          </table:table-cell>
          <table:table-cell office:value-type="float" office:value="0.263356393334577" calcext:value-type="float">
            <text:p>0.263356393334577</text:p>
          </table:table-cell>
          <table:table-cell office:value-type="float" office:value="0.356556665337992" calcext:value-type="float">
            <text:p>0.356556665337992</text:p>
          </table:table-cell>
          <table:table-cell office:value-type="float" office:value="1.82949685719129" calcext:value-type="float">
            <text:p>1.82949685719129</text:p>
          </table:table-cell>
          <table:table-cell office:value-type="float" office:value="-8.04450087167677" calcext:value-type="float">
            <text:p>-8.04450087167677</text:p>
          </table:table-cell>
          <table:table-cell office:value-type="float" office:value="60.7870073260806" calcext:value-type="float">
            <text:p>60.787007326080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7.78016" calcext:value-type="float">
            <text:p>1639747637.78016</text:p>
          </table:table-cell>
          <table:table-cell office:value-type="float" office:value="1550139495.09233" calcext:value-type="float">
            <text:p>1550139495.09233</text:p>
          </table:table-cell>
          <table:table-cell office:value-type="float" office:value="-0.329061193857339" calcext:value-type="float">
            <text:p>-0.329061193857339</text:p>
          </table:table-cell>
          <table:table-cell office:value-type="float" office:value="0.787514032227461" calcext:value-type="float">
            <text:p>0.787514032227461</text:p>
          </table:table-cell>
          <table:table-cell office:value-type="float" office:value="0.262936309048852" calcext:value-type="float">
            <text:p>0.262936309048852</text:p>
          </table:table-cell>
          <table:table-cell office:value-type="float" office:value="0.356448222266316" calcext:value-type="float">
            <text:p>0.356448222266316</text:p>
          </table:table-cell>
          <table:table-cell office:value-type="float" office:value="1.73635419972977" calcext:value-type="float">
            <text:p>1.73635419972977</text:p>
          </table:table-cell>
          <table:table-cell office:value-type="float" office:value="-8.00267121450452" calcext:value-type="float">
            <text:p>-8.00267121450452</text:p>
          </table:table-cell>
          <table:table-cell office:value-type="float" office:value="65.1329584217111" calcext:value-type="float">
            <text:p>65.132958421711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8.02157" calcext:value-type="float">
            <text:p>1639747638.02157</text:p>
          </table:table-cell>
          <table:table-cell office:value-type="float" office:value="1550139495.36938" calcext:value-type="float">
            <text:p>1550139495.36938</text:p>
          </table:table-cell>
          <table:table-cell office:value-type="float" office:value="-0.318745671508765" calcext:value-type="float">
            <text:p>-0.318745671508765</text:p>
          </table:table-cell>
          <table:table-cell office:value-type="float" office:value="0.766903193345487" calcext:value-type="float">
            <text:p>0.766903193345487</text:p>
          </table:table-cell>
          <table:table-cell office:value-type="float" office:value="0.262977107619012" calcext:value-type="float">
            <text:p>0.262977107619012</text:p>
          </table:table-cell>
          <table:table-cell office:value-type="float" office:value="0.356562213035494" calcext:value-type="float">
            <text:p>0.356562213035494</text:p>
          </table:table-cell>
          <table:table-cell office:value-type="float" office:value="1.19191600672937" calcext:value-type="float">
            <text:p>1.19191600672937</text:p>
          </table:table-cell>
          <table:table-cell office:value-type="float" office:value="-8.49362145821871" calcext:value-type="float">
            <text:p>-8.49362145821871</text:p>
          </table:table-cell>
          <table:table-cell office:value-type="float" office:value="78.7046508717482" calcext:value-type="float">
            <text:p>78.704650871748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8.26552" calcext:value-type="float">
            <text:p>1639747638.26552</text:p>
          </table:table-cell>
          <table:table-cell office:value-type="float" office:value="1550139495.61692" calcext:value-type="float">
            <text:p>1550139495.61692</text:p>
          </table:table-cell>
          <table:table-cell office:value-type="float" office:value="-0.302369573847157" calcext:value-type="float">
            <text:p>-0.302369573847157</text:p>
          </table:table-cell>
          <table:table-cell office:value-type="float" office:value="0.730549408506556" calcext:value-type="float">
            <text:p>0.730549408506556</text:p>
          </table:table-cell>
          <table:table-cell office:value-type="float" office:value="0.260111376560508" calcext:value-type="float">
            <text:p>0.260111376560508</text:p>
          </table:table-cell>
          <table:table-cell office:value-type="float" office:value="0.356619008164991" calcext:value-type="float">
            <text:p>0.356619008164991</text:p>
          </table:table-cell>
          <table:table-cell office:value-type="float" office:value="-0.151865300836171" calcext:value-type="float">
            <text:p>-0.151865300836171</text:p>
          </table:table-cell>
          <table:table-cell office:value-type="float" office:value="-9.17440608571175" calcext:value-type="float">
            <text:p>-9.17440608571175</text:p>
          </table:table-cell>
          <table:table-cell office:value-type="float" office:value="92.0255667697308" calcext:value-type="float">
            <text:p>92.025566769730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8.62079" calcext:value-type="float">
            <text:p>1639747638.62079</text:p>
          </table:table-cell>
          <table:table-cell office:value-type="float" office:value="1550139495.9426" calcext:value-type="float">
            <text:p>1550139495.9426</text:p>
          </table:table-cell>
          <table:table-cell office:value-type="float" office:value="-0.285649472114409" calcext:value-type="float">
            <text:p>-0.285649472114409</text:p>
          </table:table-cell>
          <table:table-cell office:value-type="float" office:value="0.656008307579923" calcext:value-type="float">
            <text:p>0.656008307579923</text:p>
          </table:table-cell>
          <table:table-cell office:value-type="float" office:value="0.254901250500486" calcext:value-type="float">
            <text:p>0.254901250500486</text:p>
          </table:table-cell>
          <table:table-cell office:value-type="float" office:value="0.356782946724329" calcext:value-type="float">
            <text:p>0.356782946724329</text:p>
          </table:table-cell>
          <table:table-cell office:value-type="float" office:value="-1.08033840488223" calcext:value-type="float">
            <text:p>-1.08033840488223</text:p>
          </table:table-cell>
          <table:table-cell office:value-type="float" office:value="-10.6000607412695" calcext:value-type="float">
            <text:p>-10.6000607412695</text:p>
          </table:table-cell>
          <table:table-cell office:value-type="float" office:value="99.1400749438856" calcext:value-type="float">
            <text:p>99.140074943885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8.866" calcext:value-type="float">
            <text:p>1639747638.866</text:p>
          </table:table-cell>
          <table:table-cell office:value-type="float" office:value="1550139496.21703" calcext:value-type="float">
            <text:p>1550139496.21703</text:p>
          </table:table-cell>
          <table:table-cell office:value-type="float" office:value="-0.275443135774609" calcext:value-type="float">
            <text:p>-0.275443135774609</text:p>
          </table:table-cell>
          <table:table-cell office:value-type="float" office:value="0.57657237360031" calcext:value-type="float">
            <text:p>0.57657237360031</text:p>
          </table:table-cell>
          <table:table-cell office:value-type="float" office:value="0.243070857871858" calcext:value-type="float">
            <text:p>0.243070857871858</text:p>
          </table:table-cell>
          <table:table-cell office:value-type="float" office:value="0.356895386320201" calcext:value-type="float">
            <text:p>0.356895386320201</text:p>
          </table:table-cell>
          <table:table-cell office:value-type="float" office:value="-0.919719503174388" calcext:value-type="float">
            <text:p>-0.919719503174388</text:p>
          </table:table-cell>
          <table:table-cell office:value-type="float" office:value="-11.7659032229155" calcext:value-type="float">
            <text:p>-11.7659032229155</text:p>
          </table:table-cell>
          <table:table-cell office:value-type="float" office:value="96.3239242702198" calcext:value-type="float">
            <text:p>96.323924270219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9.09968" calcext:value-type="float">
            <text:p>1639747639.09968</text:p>
          </table:table-cell>
          <table:table-cell office:value-type="float" office:value="1550139496.44192" calcext:value-type="float">
            <text:p>1550139496.44192</text:p>
          </table:table-cell>
          <table:table-cell office:value-type="float" office:value="-0.26239854151207" calcext:value-type="float">
            <text:p>-0.26239854151207</text:p>
          </table:table-cell>
          <table:table-cell office:value-type="float" office:value="0.495540133619311" calcext:value-type="float">
            <text:p>0.495540133619311</text:p>
          </table:table-cell>
          <table:table-cell office:value-type="float" office:value="0.234543092227085" calcext:value-type="float">
            <text:p>0.234543092227085</text:p>
          </table:table-cell>
          <table:table-cell office:value-type="float" office:value="0.356903037567386" calcext:value-type="float">
            <text:p>0.356903037567386</text:p>
          </table:table-cell>
          <table:table-cell office:value-type="float" office:value="-0.776310261588064" calcext:value-type="float">
            <text:p>-0.776310261588064</text:p>
          </table:table-cell>
          <table:table-cell office:value-type="float" office:value="-11.6724042137864" calcext:value-type="float">
            <text:p>-11.6724042137864</text:p>
          </table:table-cell>
          <table:table-cell office:value-type="float" office:value="93.8779926929331" calcext:value-type="float">
            <text:p>93.87799269293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9.33971" calcext:value-type="float">
            <text:p>1639747639.33971</text:p>
          </table:table-cell>
          <table:table-cell office:value-type="float" office:value="1550139496.71705" calcext:value-type="float">
            <text:p>1550139496.71705</text:p>
          </table:table-cell>
          <table:table-cell office:value-type="float" office:value="-0.237724166859456" calcext:value-type="float">
            <text:p>-0.237724166859456</text:p>
          </table:table-cell>
          <table:table-cell office:value-type="float" office:value="0.400897962322059" calcext:value-type="float">
            <text:p>0.400897962322059</text:p>
          </table:table-cell>
          <table:table-cell office:value-type="float" office:value="0.225821120867087" calcext:value-type="float">
            <text:p>0.225821120867087</text:p>
          </table:table-cell>
          <table:table-cell office:value-type="float" office:value="0.357038129098655" calcext:value-type="float">
            <text:p>0.357038129098655</text:p>
          </table:table-cell>
          <table:table-cell office:value-type="float" office:value="-0.853754023868484" calcext:value-type="float">
            <text:p>-0.853754023868484</text:p>
          </table:table-cell>
          <table:table-cell office:value-type="float" office:value="-10.5083311665137" calcext:value-type="float">
            <text:p>-10.5083311665137</text:p>
          </table:table-cell>
          <table:table-cell office:value-type="float" office:value="91.3612515554776" calcext:value-type="float">
            <text:p>91.361251555477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9.59573" calcext:value-type="float">
            <text:p>1639747639.59573</text:p>
          </table:table-cell>
          <table:table-cell office:value-type="float" office:value="1550139496.99252" calcext:value-type="float">
            <text:p>1550139496.99252</text:p>
          </table:table-cell>
          <table:table-cell office:value-type="float" office:value="-0.222235996425157" calcext:value-type="float">
            <text:p>-0.222235996425157</text:p>
          </table:table-cell>
          <table:table-cell office:value-type="float" office:value="0.318712321103779" calcext:value-type="float">
            <text:p>0.318712321103779</text:p>
          </table:table-cell>
          <table:table-cell office:value-type="float" office:value="0.218540897785302" calcext:value-type="float">
            <text:p>0.218540897785302</text:p>
          </table:table-cell>
          <table:table-cell office:value-type="float" office:value="0.357158350975323" calcext:value-type="float">
            <text:p>0.357158350975323</text:p>
          </table:table-cell>
          <table:table-cell office:value-type="float" office:value="-0.712494140154925" calcext:value-type="float">
            <text:p>-0.712494140154925</text:p>
          </table:table-cell>
          <table:table-cell office:value-type="float" office:value="-10.1595716098457" calcext:value-type="float">
            <text:p>-10.1595716098457</text:p>
          </table:table-cell>
          <table:table-cell office:value-type="float" office:value="87.4100095688396" calcext:value-type="float">
            <text:p>87.410009568839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39.83559" calcext:value-type="float">
            <text:p>1639747639.83559</text:p>
          </table:table-cell>
          <table:table-cell office:value-type="float" office:value="1550139497.21717" calcext:value-type="float">
            <text:p>1550139497.21717</text:p>
          </table:table-cell>
          <table:table-cell office:value-type="float" office:value="-0.210727516188973" calcext:value-type="float">
            <text:p>-0.210727516188973</text:p>
          </table:table-cell>
          <table:table-cell office:value-type="float" office:value="0.257339713575655" calcext:value-type="float">
            <text:p>0.257339713575655</text:p>
          </table:table-cell>
          <table:table-cell office:value-type="float" office:value="0.212008326490384" calcext:value-type="float">
            <text:p>0.212008326490384</text:p>
          </table:table-cell>
          <table:table-cell office:value-type="float" office:value="0.357237990803192" calcext:value-type="float">
            <text:p>0.357237990803192</text:p>
          </table:table-cell>
          <table:table-cell office:value-type="float" office:value="-0.353422942588898" calcext:value-type="float">
            <text:p>-0.353422942588898</text:p>
          </table:table-cell>
          <table:table-cell office:value-type="float" office:value="-9.87978276274319" calcext:value-type="float">
            <text:p>-9.87978276274319</text:p>
          </table:table-cell>
          <table:table-cell office:value-type="float" office:value="85.9371098084485" calcext:value-type="float">
            <text:p>85.937109808448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0.18954" calcext:value-type="float">
            <text:p>1639747640.18954</text:p>
          </table:table-cell>
          <table:table-cell office:value-type="float" office:value="1550139497.49178" calcext:value-type="float">
            <text:p>1550139497.49178</text:p>
          </table:table-cell>
          <table:table-cell office:value-type="float" office:value="-0.192243684472184" calcext:value-type="float">
            <text:p>-0.192243684472184</text:p>
          </table:table-cell>
          <table:table-cell office:value-type="float" office:value="0.192806712573077" calcext:value-type="float">
            <text:p>0.192806712573077</text:p>
          </table:table-cell>
          <table:table-cell office:value-type="float" office:value="0.20767842407829" calcext:value-type="float">
            <text:p>0.20767842407829</text:p>
          </table:table-cell>
          <table:table-cell office:value-type="float" office:value="0.357336973837991" calcext:value-type="float">
            <text:p>0.357336973837991</text:p>
          </table:table-cell>
          <table:table-cell office:value-type="float" office:value="-0.640382039001649" calcext:value-type="float">
            <text:p>-0.640382039001649</text:p>
          </table:table-cell>
          <table:table-cell office:value-type="float" office:value="-9.59105398119757" calcext:value-type="float">
            <text:p>-9.59105398119757</text:p>
          </table:table-cell>
          <table:table-cell office:value-type="float" office:value="88.4065329239076" calcext:value-type="float">
            <text:p>88.406532923907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0.43144" calcext:value-type="float">
            <text:p>1639747640.43144</text:p>
          </table:table-cell>
          <table:table-cell office:value-type="float" office:value="1550139497.79239" calcext:value-type="float">
            <text:p>1550139497.79239</text:p>
          </table:table-cell>
          <table:table-cell office:value-type="float" office:value="-0.181692753490217" calcext:value-type="float">
            <text:p>-0.181692753490217</text:p>
          </table:table-cell>
          <table:table-cell office:value-type="float" office:value="0.127190417251181" calcext:value-type="float">
            <text:p>0.127190417251181</text:p>
          </table:table-cell>
          <table:table-cell office:value-type="float" office:value="0.202587264893615" calcext:value-type="float">
            <text:p>0.202587264893615</text:p>
          </table:table-cell>
          <table:table-cell office:value-type="float" office:value="0.357492722420552" calcext:value-type="float">
            <text:p>0.357492722420552</text:p>
          </table:table-cell>
          <table:table-cell office:value-type="float" office:value="-0.806434311651999" calcext:value-type="float">
            <text:p>-0.806434311651999</text:p>
          </table:table-cell>
          <table:table-cell office:value-type="float" office:value="-9.75623046392997" calcext:value-type="float">
            <text:p>-9.75623046392997</text:p>
          </table:table-cell>
          <table:table-cell office:value-type="float" office:value="95.6456020168715" calcext:value-type="float">
            <text:p>95.645602016871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0.67025" calcext:value-type="float">
            <text:p>1639747640.67025</text:p>
          </table:table-cell>
          <table:table-cell office:value-type="float" office:value="1550139498.01765" calcext:value-type="float">
            <text:p>1550139498.01765</text:p>
          </table:table-cell>
          <table:table-cell office:value-type="float" office:value="-0.170485152204365" calcext:value-type="float">
            <text:p>-0.170485152204365</text:p>
          </table:table-cell>
          <table:table-cell office:value-type="float" office:value="0.0859911006990545" calcext:value-type="float">
            <text:p>0.085991100699055</text:p>
          </table:table-cell>
          <table:table-cell office:value-type="float" office:value="0.200032847184749" calcext:value-type="float">
            <text:p>0.200032847184749</text:p>
          </table:table-cell>
          <table:table-cell office:value-type="float" office:value="0.35749646627915" calcext:value-type="float">
            <text:p>0.35749646627915</text:p>
          </table:table-cell>
          <table:table-cell office:value-type="float" office:value="-1.05809230990809" calcext:value-type="float">
            <text:p>-1.05809230990809</text:p>
          </table:table-cell>
          <table:table-cell office:value-type="float" office:value="-10.3539126298737" calcext:value-type="float">
            <text:p>-10.3539126298737</text:p>
          </table:table-cell>
          <table:table-cell office:value-type="float" office:value="100.733789935088" calcext:value-type="float">
            <text:p>100.73378993508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1.03103" calcext:value-type="float">
            <text:p>1639747641.03103</text:p>
          </table:table-cell>
          <table:table-cell office:value-type="float" office:value="1550139498.31768" calcext:value-type="float">
            <text:p>1550139498.31768</text:p>
          </table:table-cell>
          <table:table-cell office:value-type="float" office:value="-0.166851388239429" calcext:value-type="float">
            <text:p>-0.166851388239429</text:p>
          </table:table-cell>
          <table:table-cell office:value-type="float" office:value="0.0330080515132584" calcext:value-type="float">
            <text:p>0.033008051513258</text:p>
          </table:table-cell>
          <table:table-cell office:value-type="float" office:value="0.193061026165947" calcext:value-type="float">
            <text:p>0.193061026165947</text:p>
          </table:table-cell>
          <table:table-cell office:value-type="float" office:value="0.357512828707358" calcext:value-type="float">
            <text:p>0.357512828707358</text:p>
          </table:table-cell>
          <table:table-cell office:value-type="float" office:value="-1.25546156919721" calcext:value-type="float">
            <text:p>-1.25546156919721</text:p>
          </table:table-cell>
          <table:table-cell office:value-type="float" office:value="-11.6539444295313" calcext:value-type="float">
            <text:p>-11.6539444295313</text:p>
          </table:table-cell>
          <table:table-cell office:value-type="float" office:value="98.4350345801733" calcext:value-type="float">
            <text:p>98.435034580173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1.27062" calcext:value-type="float">
            <text:p>1639747641.27062</text:p>
          </table:table-cell>
          <table:table-cell office:value-type="float" office:value="1550139498.59204" calcext:value-type="float">
            <text:p>1550139498.59204</text:p>
          </table:table-cell>
          <table:table-cell office:value-type="float" office:value="-0.166405660358464" calcext:value-type="float">
            <text:p>-0.166405660358464</text:p>
          </table:table-cell>
          <table:table-cell office:value-type="float" office:value="-0.0231530104850558" calcext:value-type="float">
            <text:p>-0.023153010485056</text:p>
          </table:table-cell>
          <table:table-cell office:value-type="float" office:value="0.18856944641234" calcext:value-type="float">
            <text:p>0.18856944641234</text:p>
          </table:table-cell>
          <table:table-cell office:value-type="float" office:value="0.357675707450333" calcext:value-type="float">
            <text:p>0.357675707450333</text:p>
          </table:table-cell>
          <table:table-cell office:value-type="float" office:value="-0.562034908674884" calcext:value-type="float">
            <text:p>-0.562034908674884</text:p>
          </table:table-cell>
          <table:table-cell office:value-type="float" office:value="-11.9781798652457" calcext:value-type="float">
            <text:p>-11.9781798652457</text:p>
          </table:table-cell>
          <table:table-cell office:value-type="float" office:value="94.2916139481014" calcext:value-type="float">
            <text:p>94.291613948101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1.51606" calcext:value-type="float">
            <text:p>1639747641.51606</text:p>
          </table:table-cell>
          <table:table-cell office:value-type="float" office:value="1550139498.89261" calcext:value-type="float">
            <text:p>1550139498.89261</text:p>
          </table:table-cell>
          <table:table-cell office:value-type="float" office:value="-0.158050116640826" calcext:value-type="float">
            <text:p>-0.158050116640826</text:p>
          </table:table-cell>
          <table:table-cell office:value-type="float" office:value="-0.0923137126994134" calcext:value-type="float">
            <text:p>-0.092313712699413</text:p>
          </table:table-cell>
          <table:table-cell office:value-type="float" office:value="0.182045326159561" calcext:value-type="float">
            <text:p>0.182045326159561</text:p>
          </table:table-cell>
          <table:table-cell office:value-type="float" office:value="0.357786859995839" calcext:value-type="float">
            <text:p>0.357786859995839</text:p>
          </table:table-cell>
          <table:table-cell office:value-type="float" office:value="-0.701959735498765" calcext:value-type="float">
            <text:p>-0.701959735498765</text:p>
          </table:table-cell>
          <table:table-cell office:value-type="float" office:value="-11.4160029875325" calcext:value-type="float">
            <text:p>-11.4160029875325</text:p>
          </table:table-cell>
          <table:table-cell office:value-type="float" office:value="95.6342824340425" calcext:value-type="float">
            <text:p>95.634282434042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1.75044" calcext:value-type="float">
            <text:p>1639747641.75044</text:p>
          </table:table-cell>
          <table:table-cell office:value-type="float" office:value="1550139499.11737" calcext:value-type="float">
            <text:p>1550139499.11737</text:p>
          </table:table-cell>
          <table:table-cell office:value-type="float" office:value="-0.144861335880284" calcext:value-type="float">
            <text:p>-0.144861335880284</text:p>
          </table:table-cell>
          <table:table-cell office:value-type="float" office:value="-0.149246792667889" calcext:value-type="float">
            <text:p>-0.149246792667889</text:p>
          </table:table-cell>
          <table:table-cell office:value-type="float" office:value="0.175572086902471" calcext:value-type="float">
            <text:p>0.175572086902471</text:p>
          </table:table-cell>
          <table:table-cell office:value-type="float" office:value="0.357783012280085" calcext:value-type="float">
            <text:p>0.357783012280085</text:p>
          </table:table-cell>
          <table:table-cell office:value-type="float" office:value="-1.03420852316025" calcext:value-type="float">
            <text:p>-1.03420852316025</text:p>
          </table:table-cell>
          <table:table-cell office:value-type="float" office:value="-11.1318224173955" calcext:value-type="float">
            <text:p>-11.1318224173955</text:p>
          </table:table-cell>
          <table:table-cell office:value-type="float" office:value="99.8506478524463" calcext:value-type="float">
            <text:p>99.850647852446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2.11431" calcext:value-type="float">
            <text:p>1639747642.11431</text:p>
          </table:table-cell>
          <table:table-cell office:value-type="float" office:value="1550139499.44202" calcext:value-type="float">
            <text:p>1550139499.44202</text:p>
          </table:table-cell>
          <table:table-cell office:value-type="float" office:value="-0.116186592461102" calcext:value-type="float">
            <text:p>-0.116186592461102</text:p>
          </table:table-cell>
          <table:table-cell office:value-type="float" office:value="-0.23735196081885" calcext:value-type="float">
            <text:p>-0.23735196081885</text:p>
          </table:table-cell>
          <table:table-cell office:value-type="float" office:value="0.165001872147027" calcext:value-type="float">
            <text:p>0.165001872147027</text:p>
          </table:table-cell>
          <table:table-cell office:value-type="float" office:value="0.358041673055525" calcext:value-type="float">
            <text:p>0.358041673055525</text:p>
          </table:table-cell>
          <table:table-cell office:value-type="float" office:value="-0.342230675120081" calcext:value-type="float">
            <text:p>-0.342230675120081</text:p>
          </table:table-cell>
          <table:table-cell office:value-type="float" office:value="-13.4301216992409" calcext:value-type="float">
            <text:p>-13.4301216992409</text:p>
          </table:table-cell>
          <table:table-cell office:value-type="float" office:value="103.12508485759" calcext:value-type="float">
            <text:p>103.1250848575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2.34999" calcext:value-type="float">
            <text:p>1639747642.34999</text:p>
          </table:table-cell>
          <table:table-cell office:value-type="float" office:value="1550139499.74203" calcext:value-type="float">
            <text:p>1550139499.74203</text:p>
          </table:table-cell>
          <table:table-cell office:value-type="float" office:value="-0.103751531404287" calcext:value-type="float">
            <text:p>-0.103751531404287</text:p>
          </table:table-cell>
          <table:table-cell office:value-type="float" office:value="-0.326200387012158" calcext:value-type="float">
            <text:p>-0.326200387012158</text:p>
          </table:table-cell>
          <table:table-cell office:value-type="float" office:value="0.148574730129437" calcext:value-type="float">
            <text:p>0.148574730129437</text:p>
          </table:table-cell>
          <table:table-cell office:value-type="float" office:value="0.358090706569904" calcext:value-type="float">
            <text:p>0.358090706569904</text:p>
          </table:table-cell>
          <table:table-cell office:value-type="float" office:value="-0.660135883788736" calcext:value-type="float">
            <text:p>-0.660135883788736</text:p>
          </table:table-cell>
          <table:table-cell office:value-type="float" office:value="-13.3006378919366" calcext:value-type="float">
            <text:p>-13.3006378919366</text:p>
          </table:table-cell>
          <table:table-cell office:value-type="float" office:value="99.6946519660103" calcext:value-type="float">
            <text:p>99.694651966010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2.71132" calcext:value-type="float">
            <text:p>1639747642.71132</text:p>
          </table:table-cell>
          <table:table-cell office:value-type="float" office:value="1550139500.04261" calcext:value-type="float">
            <text:p>1550139500.04261</text:p>
          </table:table-cell>
          <table:table-cell office:value-type="float" office:value="-0.0910929681558386" calcext:value-type="float">
            <text:p>-0.091092968155839</text:p>
          </table:table-cell>
          <table:table-cell office:value-type="float" office:value="-0.411750282750355" calcext:value-type="float">
            <text:p>-0.411750282750355</text:p>
          </table:table-cell>
          <table:table-cell office:value-type="float" office:value="0.142760062976421" calcext:value-type="float">
            <text:p>0.142760062976421</text:p>
          </table:table-cell>
          <table:table-cell office:value-type="float" office:value="0.358252485827784" calcext:value-type="float">
            <text:p>0.358252485827784</text:p>
          </table:table-cell>
          <table:table-cell office:value-type="float" office:value="-0.0865173759400502" calcext:value-type="float">
            <text:p>-0.08651737594005</text:p>
          </table:table-cell>
          <table:table-cell office:value-type="float" office:value="-13.2695716078124" calcext:value-type="float">
            <text:p>-13.2695716078124</text:p>
          </table:table-cell>
          <table:table-cell office:value-type="float" office:value="94.7629952493103" calcext:value-type="float">
            <text:p>94.762995249310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2.96027" calcext:value-type="float">
            <text:p>1639747642.96027</text:p>
          </table:table-cell>
          <table:table-cell office:value-type="float" office:value="1550139500.29171" calcext:value-type="float">
            <text:p>1550139500.29171</text:p>
          </table:table-cell>
          <table:table-cell office:value-type="float" office:value="-0.0840305338809127" calcext:value-type="float">
            <text:p>-0.084030533880913</text:p>
          </table:table-cell>
          <table:table-cell office:value-type="float" office:value="-0.479450766062998" calcext:value-type="float">
            <text:p>-0.479450766062998</text:p>
          </table:table-cell>
          <table:table-cell office:value-type="float" office:value="0.129389485510408" calcext:value-type="float">
            <text:p>0.129389485510408</text:p>
          </table:table-cell>
          <table:table-cell office:value-type="float" office:value="0.358297966089878" calcext:value-type="float">
            <text:p>0.358297966089878</text:p>
          </table:table-cell>
          <table:table-cell office:value-type="float" office:value="0.172618890074695" calcext:value-type="float">
            <text:p>0.172618890074695</text:p>
          </table:table-cell>
          <table:table-cell office:value-type="float" office:value="-12.9248641676088" calcext:value-type="float">
            <text:p>-12.9248641676088</text:p>
          </table:table-cell>
          <table:table-cell office:value-type="float" office:value="93.214403246046" calcext:value-type="float">
            <text:p>93.21440324604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3.21182" calcext:value-type="float">
            <text:p>1639747643.21182</text:p>
          </table:table-cell>
          <table:table-cell office:value-type="float" office:value="1550139500.51714" calcext:value-type="float">
            <text:p>1550139500.51714</text:p>
          </table:table-cell>
          <table:table-cell office:value-type="float" office:value="-0.0704487387928685" calcext:value-type="float">
            <text:p>-0.070448738792869</text:p>
          </table:table-cell>
          <table:table-cell office:value-type="float" office:value="-0.538127639619906" calcext:value-type="float">
            <text:p>-0.538127639619906</text:p>
          </table:table-cell>
          <table:table-cell office:value-type="float" office:value="0.12790579072444" calcext:value-type="float">
            <text:p>0.12790579072444</text:p>
          </table:table-cell>
          <table:table-cell office:value-type="float" office:value="0.358322127370242" calcext:value-type="float">
            <text:p>0.358322127370242</text:p>
          </table:table-cell>
          <table:table-cell office:value-type="float" office:value="0.0389618703488118" calcext:value-type="float">
            <text:p>0.038961870348812</text:p>
          </table:table-cell>
          <table:table-cell office:value-type="float" office:value="-12.2236665448272" calcext:value-type="float">
            <text:p>-12.2236665448272</text:p>
          </table:table-cell>
          <table:table-cell office:value-type="float" office:value="95.4552765231108" calcext:value-type="float">
            <text:p>95.455276523110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3.45385" calcext:value-type="float">
            <text:p>1639747643.45385</text:p>
          </table:table-cell>
          <table:table-cell office:value-type="float" office:value="1550139500.81736" calcext:value-type="float">
            <text:p>1550139500.81736</text:p>
          </table:table-cell>
          <table:table-cell office:value-type="float" office:value="-0.0562630916091639" calcext:value-type="float">
            <text:p>-0.056263091609164</text:p>
          </table:table-cell>
          <table:table-cell office:value-type="float" office:value="-0.605096743953717" calcext:value-type="float">
            <text:p>-0.605096743953717</text:p>
          </table:table-cell>
          <table:table-cell office:value-type="float" office:value="0.119353489971778" calcext:value-type="float">
            <text:p>0.119353489971778</text:p>
          </table:table-cell>
          <table:table-cell office:value-type="float" office:value="0.358389950348446" calcext:value-type="float">
            <text:p>0.358389950348446</text:p>
          </table:table-cell>
          <table:table-cell office:value-type="float" office:value="-0.0680820298722344" calcext:value-type="float">
            <text:p>-0.068082029872235</text:p>
          </table:table-cell>
          <table:table-cell office:value-type="float" office:value="-12.6080149118852" calcext:value-type="float">
            <text:p>-12.6080149118852</text:p>
          </table:table-cell>
          <table:table-cell office:value-type="float" office:value="97.792941380178" calcext:value-type="float">
            <text:p>97.79294138017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3.81155" calcext:value-type="float">
            <text:p>1639747643.81155</text:p>
          </table:table-cell>
          <table:table-cell office:value-type="float" office:value="1550139501.11667" calcext:value-type="float">
            <text:p>1550139501.11667</text:p>
          </table:table-cell>
          <table:table-cell office:value-type="float" office:value="-0.0494580823899107" calcext:value-type="float">
            <text:p>-0.049458082389911</text:p>
          </table:table-cell>
          <table:table-cell office:value-type="float" office:value="-0.676910939047559" calcext:value-type="float">
            <text:p>-0.676910939047559</text:p>
          </table:table-cell>
          <table:table-cell office:value-type="float" office:value="0.11862994542536" calcext:value-type="float">
            <text:p>0.11862994542536</text:p>
          </table:table-cell>
          <table:table-cell office:value-type="float" office:value="0.358543219082305" calcext:value-type="float">
            <text:p>0.358543219082305</text:p>
          </table:table-cell>
          <table:table-cell office:value-type="float" office:value="0.729387446143507" calcext:value-type="float">
            <text:p>0.729387446143507</text:p>
          </table:table-cell>
          <table:table-cell office:value-type="float" office:value="-14.4387554153711" calcext:value-type="float">
            <text:p>-14.4387554153711</text:p>
          </table:table-cell>
          <table:table-cell office:value-type="float" office:value="95.4733567219662" calcext:value-type="float">
            <text:p>95.473356721966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4.04999" calcext:value-type="float">
            <text:p>1639747644.04999</text:p>
          </table:table-cell>
          <table:table-cell office:value-type="float" office:value="1550139501.37114" calcext:value-type="float">
            <text:p>1550139501.37114</text:p>
          </table:table-cell>
          <table:table-cell office:value-type="float" office:value="-0.0510012668912244" calcext:value-type="float">
            <text:p>-0.051001266891224</text:p>
          </table:table-cell>
          <table:table-cell office:value-type="float" office:value="-0.729863393500669" calcext:value-type="float">
            <text:p>-0.729863393500669</text:p>
          </table:table-cell>
          <table:table-cell office:value-type="float" office:value="0.0927386898880209" calcext:value-type="float">
            <text:p>0.092738689888021</text:p>
          </table:table-cell>
          <table:table-cell office:value-type="float" office:value="0.358747128549655" calcext:value-type="float">
            <text:p>0.358747128549655</text:p>
          </table:table-cell>
          <table:table-cell office:value-type="float" office:value="1.15013608550469" calcext:value-type="float">
            <text:p>1.15013608550469</text:p>
          </table:table-cell>
          <table:table-cell office:value-type="float" office:value="-16.8833125747399" calcext:value-type="float">
            <text:p>-16.8833125747399</text:p>
          </table:table-cell>
          <table:table-cell office:value-type="float" office:value="97.4240881127509" calcext:value-type="float">
            <text:p>97.424088112750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4.2909" calcext:value-type="float">
            <text:p>1639747644.2909</text:p>
          </table:table-cell>
          <table:table-cell office:value-type="float" office:value="1550139501.59259" calcext:value-type="float">
            <text:p>1550139501.59259</text:p>
          </table:table-cell>
          <table:table-cell office:value-type="float" office:value="-0.0390163259948125" calcext:value-type="float">
            <text:p>-0.039016325994813</text:p>
          </table:table-cell>
          <table:table-cell office:value-type="float" office:value="-0.770176758965807" calcext:value-type="float">
            <text:p>-0.770176758965807</text:p>
          </table:table-cell>
          <table:table-cell office:value-type="float" office:value="0.0862265131034489" calcext:value-type="float">
            <text:p>0.086226513103449</text:p>
          </table:table-cell>
          <table:table-cell office:value-type="float" office:value="0.358654869257049" calcext:value-type="float">
            <text:p>0.358654869257049</text:p>
          </table:table-cell>
          <table:table-cell office:value-type="float" office:value="1.19605408726485" calcext:value-type="float">
            <text:p>1.19605408726485</text:p>
          </table:table-cell>
          <table:table-cell office:value-type="float" office:value="-16.9740144895761" calcext:value-type="float">
            <text:p>-16.9740144895761</text:p>
          </table:table-cell>
          <table:table-cell office:value-type="float" office:value="100.254910044761" calcext:value-type="float">
            <text:p>100.25491004476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4.54053" calcext:value-type="float">
            <text:p>1639747644.54053</text:p>
          </table:table-cell>
          <table:table-cell office:value-type="float" office:value="1550139501.84267" calcext:value-type="float">
            <text:p>1550139501.84267</text:p>
          </table:table-cell>
          <table:table-cell office:value-type="float" office:value="-0.0352140903491495" calcext:value-type="float">
            <text:p>-0.03521409034915</text:p>
          </table:table-cell>
          <table:table-cell office:value-type="float" office:value="-0.821306411918675" calcext:value-type="float">
            <text:p>-0.821306411918675</text:p>
          </table:table-cell>
          <table:table-cell office:value-type="float" office:value="0.090745513510187" calcext:value-type="float">
            <text:p>0.090745513510187</text:p>
          </table:table-cell>
          <table:table-cell office:value-type="float" office:value="0.358804803021022" calcext:value-type="float">
            <text:p>0.358804803021022</text:p>
          </table:table-cell>
          <table:table-cell office:value-type="float" office:value="0.4441499921534" calcext:value-type="float">
            <text:p>0.4441499921534</text:p>
          </table:table-cell>
          <table:table-cell office:value-type="float" office:value="-15.9727650616078" calcext:value-type="float">
            <text:p>-15.9727650616078</text:p>
          </table:table-cell>
          <table:table-cell office:value-type="float" office:value="100.220833492433" calcext:value-type="float">
            <text:p>100.22083349243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4.79517" calcext:value-type="float">
            <text:p>1639747644.79517</text:p>
          </table:table-cell>
          <table:table-cell office:value-type="float" office:value="1550139502.17103" calcext:value-type="float">
            <text:p>1550139502.17103</text:p>
          </table:table-cell>
          <table:table-cell office:value-type="float" office:value="-0.0386082917828075" calcext:value-type="float">
            <text:p>-0.038608291782808</text:p>
          </table:table-cell>
          <table:table-cell office:value-type="float" office:value="-0.88098243978484" calcext:value-type="float">
            <text:p>-0.88098243978484</text:p>
          </table:table-cell>
          <table:table-cell office:value-type="float" office:value="0.0934798616259772" calcext:value-type="float">
            <text:p>0.093479861625977</text:p>
          </table:table-cell>
          <table:table-cell office:value-type="float" office:value="0.358949984070816" calcext:value-type="float">
            <text:p>0.358949984070816</text:p>
          </table:table-cell>
          <table:table-cell office:value-type="float" office:value="0.553833503780935" calcext:value-type="float">
            <text:p>0.553833503780935</text:p>
          </table:table-cell>
          <table:table-cell office:value-type="float" office:value="-15.9327792202764" calcext:value-type="float">
            <text:p>-15.9327792202764</text:p>
          </table:table-cell>
          <table:table-cell office:value-type="float" office:value="99.1710624716374" calcext:value-type="float">
            <text:p>99.171062471637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5.03104" calcext:value-type="float">
            <text:p>1639747645.03104</text:p>
          </table:table-cell>
          <table:table-cell office:value-type="float" office:value="1550139502.39272" calcext:value-type="float">
            <text:p>1550139502.39272</text:p>
          </table:table-cell>
          <table:table-cell office:value-type="float" office:value="-0.0388329692522438" calcext:value-type="float">
            <text:p>-0.038832969252244</text:p>
          </table:table-cell>
          <table:table-cell office:value-type="float" office:value="-0.902788748612187" calcext:value-type="float">
            <text:p>-0.902788748612187</text:p>
          </table:table-cell>
          <table:table-cell office:value-type="float" office:value="0.0765340547925092" calcext:value-type="float">
            <text:p>0.076534054792509</text:p>
          </table:table-cell>
          <table:table-cell office:value-type="float" office:value="0.358956826088108" calcext:value-type="float">
            <text:p>0.358956826088108</text:p>
          </table:table-cell>
          <table:table-cell office:value-type="float" office:value="0.835033273860766" calcext:value-type="float">
            <text:p>0.835033273860766</text:p>
          </table:table-cell>
          <table:table-cell office:value-type="float" office:value="-17.2887751681219" calcext:value-type="float">
            <text:p>-17.2887751681219</text:p>
          </table:table-cell>
          <table:table-cell office:value-type="float" office:value="101.700390467713" calcext:value-type="float">
            <text:p>101.70039046771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5.40022" calcext:value-type="float">
            <text:p>1639747645.40022</text:p>
          </table:table-cell>
          <table:table-cell office:value-type="float" office:value="1550139502.66747" calcext:value-type="float">
            <text:p>1550139502.66747</text:p>
          </table:table-cell>
          <table:table-cell office:value-type="float" office:value="-0.0323124464211303" calcext:value-type="float">
            <text:p>-0.03231244642113</text:p>
          </table:table-cell>
          <table:table-cell office:value-type="float" office:value="-0.942698686787177" calcext:value-type="float">
            <text:p>-0.942698686787177</text:p>
          </table:table-cell>
          <table:table-cell office:value-type="float" office:value="0.0743335314892601" calcext:value-type="float">
            <text:p>0.07433353148926</text:p>
          </table:table-cell>
          <table:table-cell office:value-type="float" office:value="0.359068357744856" calcext:value-type="float">
            <text:p>0.359068357744856</text:p>
          </table:table-cell>
          <table:table-cell office:value-type="float" office:value="0.815139956892473" calcext:value-type="float">
            <text:p>0.815139956892473</text:p>
          </table:table-cell>
          <table:table-cell office:value-type="float" office:value="-17.8674421749314" calcext:value-type="float">
            <text:p>-17.8674421749314</text:p>
          </table:table-cell>
          <table:table-cell office:value-type="float" office:value="102.363903075913" calcext:value-type="float">
            <text:p>102.36390307591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5.65005" calcext:value-type="float">
            <text:p>1639747645.65005</text:p>
          </table:table-cell>
          <table:table-cell office:value-type="float" office:value="1550139502.9717" calcext:value-type="float">
            <text:p>1550139502.9717</text:p>
          </table:table-cell>
          <table:table-cell office:value-type="float" office:value="-0.0356929032637688" calcext:value-type="float">
            <text:p>-0.035692903263769</text:p>
          </table:table-cell>
          <table:table-cell office:value-type="float" office:value="-1.00027498093509" calcext:value-type="float">
            <text:p>-1.00027498093509</text:p>
          </table:table-cell>
          <table:table-cell office:value-type="float" office:value="0.0594810403104716" calcext:value-type="float">
            <text:p>0.059481040310472</text:p>
          </table:table-cell>
          <table:table-cell office:value-type="float" office:value="0.359128406305984" calcext:value-type="float">
            <text:p>0.359128406305984</text:p>
          </table:table-cell>
          <table:table-cell office:value-type="float" office:value="0.467130060557532" calcext:value-type="float">
            <text:p>0.467130060557532</text:p>
          </table:table-cell>
          <table:table-cell office:value-type="float" office:value="-18.3181224918149" calcext:value-type="float">
            <text:p>-18.3181224918149</text:p>
          </table:table-cell>
          <table:table-cell office:value-type="float" office:value="103.85591226433" calcext:value-type="float">
            <text:p>103.8559122643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6.01111" calcext:value-type="float">
            <text:p>1639747646.01111</text:p>
          </table:table-cell>
          <table:table-cell office:value-type="float" office:value="1550139503.34226" calcext:value-type="float">
            <text:p>1550139503.34226</text:p>
          </table:table-cell>
          <table:table-cell office:value-type="float" office:value="-0.00168445163892742" calcext:value-type="float">
            <text:p>-0.001684451638927</text:p>
          </table:table-cell>
          <table:table-cell office:value-type="float" office:value="-1.06963796647845" calcext:value-type="float">
            <text:p>-1.06963796647845</text:p>
          </table:table-cell>
          <table:table-cell office:value-type="float" office:value="0.0719495945942358" calcext:value-type="float">
            <text:p>0.071949594594236</text:p>
          </table:table-cell>
          <table:table-cell office:value-type="float" office:value="0.359311776119434" calcext:value-type="float">
            <text:p>0.359311776119434</text:p>
          </table:table-cell>
          <table:table-cell office:value-type="float" office:value="-1.35798752044351" calcext:value-type="float">
            <text:p>-1.35798752044351</text:p>
          </table:table-cell>
          <table:table-cell office:value-type="float" office:value="-12.5577081892893" calcext:value-type="float">
            <text:p>-12.5577081892893</text:p>
          </table:table-cell>
          <table:table-cell office:value-type="float" office:value="120.180093254925" calcext:value-type="float">
            <text:p>120.18009325492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6.25133" calcext:value-type="float">
            <text:p>1639747646.25133</text:p>
          </table:table-cell>
          <table:table-cell office:value-type="float" office:value="1550139503.64442" calcext:value-type="float">
            <text:p>1550139503.64442</text:p>
          </table:table-cell>
          <table:table-cell office:value-type="float" office:value="0.0299900729541102" calcext:value-type="float">
            <text:p>0.02999007295411</text:p>
          </table:table-cell>
          <table:table-cell office:value-type="float" office:value="-1.10332067420682" calcext:value-type="float">
            <text:p>-1.10332067420682</text:p>
          </table:table-cell>
          <table:table-cell office:value-type="float" office:value="0.0839698076533902" calcext:value-type="float">
            <text:p>0.08396980765339</text:p>
          </table:table-cell>
          <table:table-cell office:value-type="float" office:value="0.359623579790306" calcext:value-type="float">
            <text:p>0.359623579790306</text:p>
          </table:table-cell>
          <table:table-cell office:value-type="float" office:value="-4.53942826231253" calcext:value-type="float">
            <text:p>-4.53942826231253</text:p>
          </table:table-cell>
          <table:table-cell office:value-type="float" office:value="-8.15546110872796" calcext:value-type="float">
            <text:p>-8.15546110872796</text:p>
          </table:table-cell>
          <table:table-cell office:value-type="float" office:value="134.750273714892" calcext:value-type="float">
            <text:p>134.75027371489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6.49434" calcext:value-type="float">
            <text:p>1639747646.49434</text:p>
          </table:table-cell>
          <table:table-cell office:value-type="float" office:value="1550139503.89218" calcext:value-type="float">
            <text:p>1550139503.89218</text:p>
          </table:table-cell>
          <table:table-cell office:value-type="float" office:value="0.0716266457295894" calcext:value-type="float">
            <text:p>0.071626645729589</text:p>
          </table:table-cell>
          <table:table-cell office:value-type="float" office:value="-1.12699422673376" calcext:value-type="float">
            <text:p>-1.12699422673376</text:p>
          </table:table-cell>
          <table:table-cell office:value-type="float" office:value="0.104009097508428" calcext:value-type="float">
            <text:p>0.104009097508428</text:p>
          </table:table-cell>
          <table:table-cell office:value-type="float" office:value="0.361738635687183" calcext:value-type="float">
            <text:p>0.361738635687183</text:p>
          </table:table-cell>
          <table:table-cell office:value-type="float" office:value="-5.95989029324298" calcext:value-type="float">
            <text:p>-5.95989029324298</text:p>
          </table:table-cell>
          <table:table-cell office:value-type="float" office:value="-6.37740881250604" calcext:value-type="float">
            <text:p>-6.37740881250604</text:p>
          </table:table-cell>
          <table:table-cell office:value-type="float" office:value="148.144260335848" calcext:value-type="float">
            <text:p>148.14426033584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6.73466" calcext:value-type="float">
            <text:p>1639747646.73466</text:p>
          </table:table-cell>
          <table:table-cell office:value-type="float" office:value="1550139504.11746" calcext:value-type="float">
            <text:p>1550139504.11746</text:p>
          </table:table-cell>
          <table:table-cell office:value-type="float" office:value="0.135676354439741" calcext:value-type="float">
            <text:p>0.135676354439741</text:p>
          </table:table-cell>
          <table:table-cell office:value-type="float" office:value="-1.14335326108897" calcext:value-type="float">
            <text:p>-1.14335326108897</text:p>
          </table:table-cell>
          <table:table-cell office:value-type="float" office:value="0.123754548479704" calcext:value-type="float">
            <text:p>0.123754548479704</text:p>
          </table:table-cell>
          <table:table-cell office:value-type="float" office:value="0.366413587083166" calcext:value-type="float">
            <text:p>0.366413587083166</text:p>
          </table:table-cell>
          <table:table-cell office:value-type="float" office:value="-6.85582765439914" calcext:value-type="float">
            <text:p>-6.85582765439914</text:p>
          </table:table-cell>
          <table:table-cell office:value-type="float" office:value="-5.16291147090146" calcext:value-type="float">
            <text:p>-5.16291147090146</text:p>
          </table:table-cell>
          <table:table-cell office:value-type="float" office:value="160.368250015087" calcext:value-type="float">
            <text:p>160.36825001508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6.97089" calcext:value-type="float">
            <text:p>1639747646.97089</text:p>
          </table:table-cell>
          <table:table-cell office:value-type="float" office:value="1550139504.34226" calcext:value-type="float">
            <text:p>1550139504.34226</text:p>
          </table:table-cell>
          <table:table-cell office:value-type="float" office:value="-0.038436893446708" calcext:value-type="float">
            <text:p>-0.038436893446708</text:p>
          </table:table-cell>
          <table:table-cell office:value-type="float" office:value="-1.13613271741789" calcext:value-type="float">
            <text:p>-1.13613271741789</text:p>
          </table:table-cell>
          <table:table-cell office:value-type="float" office:value="0.0947179913521095" calcext:value-type="float">
            <text:p>0.09471799135211</text:p>
          </table:table-cell>
          <table:table-cell office:value-type="float" office:value="0.362072688163334" calcext:value-type="float">
            <text:p>0.362072688163334</text:p>
          </table:table-cell>
          <table:table-cell office:value-type="float" office:value="-7.57498611194928" calcext:value-type="float">
            <text:p>-7.57498611194928</text:p>
          </table:table-cell>
          <table:table-cell office:value-type="float" office:value="-3.51559743158847" calcext:value-type="float">
            <text:p>-3.51559743158847</text:p>
          </table:table-cell>
          <table:table-cell office:value-type="float" office:value="175.841215286031" calcext:value-type="float">
            <text:p>175.8412152860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7.33543" calcext:value-type="float">
            <text:p>1639747647.33543</text:p>
          </table:table-cell>
          <table:table-cell office:value-type="float" office:value="1550139504.71744" calcext:value-type="float">
            <text:p>1550139504.71744</text:p>
          </table:table-cell>
          <table:table-cell office:value-type="float" office:value="-0.0437428214321806" calcext:value-type="float">
            <text:p>-0.043742821432181</text:p>
          </table:table-cell>
          <table:table-cell office:value-type="float" office:value="-1.13863162850498" calcext:value-type="float">
            <text:p>-1.13863162850498</text:p>
          </table:table-cell>
          <table:table-cell office:value-type="float" office:value="0.0924556487996234" calcext:value-type="float">
            <text:p>0.092455648799623</text:p>
          </table:table-cell>
          <table:table-cell office:value-type="float" office:value="0.362351041632907" calcext:value-type="float">
            <text:p>0.362351041632907</text:p>
          </table:table-cell>
          <table:table-cell office:value-type="float" office:value="-7.93363120747458" calcext:value-type="float">
            <text:p>-7.93363120747458</text:p>
          </table:table-cell>
          <table:table-cell office:value-type="float" office:value="-0.20300665179669" calcext:value-type="float">
            <text:p>-0.20300665179669</text:p>
          </table:table-cell>
          <table:table-cell office:value-type="float" office:value="-155.754621318081" calcext:value-type="float">
            <text:p>-155.75462131808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7.57149" calcext:value-type="float">
            <text:p>1639747647.57149</text:p>
          </table:table-cell>
          <table:table-cell office:value-type="float" office:value="1550139504.97147" calcext:value-type="float">
            <text:p>1550139504.97147</text:p>
          </table:table-cell>
          <table:table-cell office:value-type="float" office:value="-0.0626592343057747" calcext:value-type="float">
            <text:p>-0.062659234305775</text:p>
          </table:table-cell>
          <table:table-cell office:value-type="float" office:value="-1.13835675960621" calcext:value-type="float">
            <text:p>-1.13835675960621</text:p>
          </table:table-cell>
          <table:table-cell office:value-type="float" office:value="0.0913149952347908" calcext:value-type="float">
            <text:p>0.091314995234791</text:p>
          </table:table-cell>
          <table:table-cell office:value-type="float" office:value="0.362348081142056" calcext:value-type="float">
            <text:p>0.362348081142056</text:p>
          </table:table-cell>
          <table:table-cell office:value-type="float" office:value="-7.53432363575089" calcext:value-type="float">
            <text:p>-7.53432363575089</text:p>
          </table:table-cell>
          <table:table-cell office:value-type="float" office:value="1.69678949448946" calcext:value-type="float">
            <text:p>1.69678949448946</text:p>
          </table:table-cell>
          <table:table-cell office:value-type="float" office:value="-136.482390957345" calcext:value-type="float">
            <text:p>-136.48239095734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7.9291" calcext:value-type="float">
            <text:p>1639747647.9291</text:p>
          </table:table-cell>
          <table:table-cell office:value-type="float" office:value="1550139505.24173" calcext:value-type="float">
            <text:p>1550139505.24173</text:p>
          </table:table-cell>
          <table:table-cell office:value-type="float" office:value="-0.0674266578451895" calcext:value-type="float">
            <text:p>-0.06742665784519</text:p>
          </table:table-cell>
          <table:table-cell office:value-type="float" office:value="-1.1352792657434" calcext:value-type="float">
            <text:p>-1.1352792657434</text:p>
          </table:table-cell>
          <table:table-cell office:value-type="float" office:value="0.0913425187263316" calcext:value-type="float">
            <text:p>0.091342518726332</text:p>
          </table:table-cell>
          <table:table-cell office:value-type="float" office:value="0.362446760303373" calcext:value-type="float">
            <text:p>0.362446760303373</text:p>
          </table:table-cell>
          <table:table-cell office:value-type="float" office:value="-7.12395289191703" calcext:value-type="float">
            <text:p>-7.12395289191703</text:p>
          </table:table-cell>
          <table:table-cell office:value-type="float" office:value="2.99274996680477" calcext:value-type="float">
            <text:p>2.99274996680477</text:p>
          </table:table-cell>
          <table:table-cell office:value-type="float" office:value="-119.515624926008" calcext:value-type="float">
            <text:p>-119.51562492600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8.17215" calcext:value-type="float">
            <text:p>1639747648.17215</text:p>
          </table:table-cell>
          <table:table-cell office:value-type="float" office:value="1550139505.49217" calcext:value-type="float">
            <text:p>1550139505.49217</text:p>
          </table:table-cell>
          <table:table-cell office:value-type="float" office:value="-0.0763600088444496" calcext:value-type="float">
            <text:p>-0.07636000884445</text:p>
          </table:table-cell>
          <table:table-cell office:value-type="float" office:value="-1.1278490084034" calcext:value-type="float">
            <text:p>-1.1278490084034</text:p>
          </table:table-cell>
          <table:table-cell office:value-type="float" office:value="0.0930274908531534" calcext:value-type="float">
            <text:p>0.093027490853153</text:p>
          </table:table-cell>
          <table:table-cell office:value-type="float" office:value="0.362471536248826" calcext:value-type="float">
            <text:p>0.362471536248826</text:p>
          </table:table-cell>
          <table:table-cell office:value-type="float" office:value="-6.76550399699437" calcext:value-type="float">
            <text:p>-6.76550399699437</text:p>
          </table:table-cell>
          <table:table-cell office:value-type="float" office:value="3.49242947536402" calcext:value-type="float">
            <text:p>3.49242947536402</text:p>
          </table:table-cell>
          <table:table-cell office:value-type="float" office:value="-107.647282337455" calcext:value-type="float">
            <text:p>-107.64728233745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8.41126" calcext:value-type="float">
            <text:p>1639747648.41126</text:p>
          </table:table-cell>
          <table:table-cell office:value-type="float" office:value="1550139505.71734" calcext:value-type="float">
            <text:p>1550139505.71734</text:p>
          </table:table-cell>
          <table:table-cell office:value-type="float" office:value="-0.0817244786439223" calcext:value-type="float">
            <text:p>-0.081724478643922</text:p>
          </table:table-cell>
          <table:table-cell office:value-type="float" office:value="-1.11699451452565" calcext:value-type="float">
            <text:p>-1.11699451452565</text:p>
          </table:table-cell>
          <table:table-cell office:value-type="float" office:value="0.0966963098467204" calcext:value-type="float">
            <text:p>0.09669630984672</text:p>
          </table:table-cell>
          <table:table-cell office:value-type="float" office:value="0.36248574585725" calcext:value-type="float">
            <text:p>0.36248574585725</text:p>
          </table:table-cell>
          <table:table-cell office:value-type="float" office:value="-6.6776336975747" calcext:value-type="float">
            <text:p>-6.6776336975747</text:p>
          </table:table-cell>
          <table:table-cell office:value-type="float" office:value="2.25907942028886" calcext:value-type="float">
            <text:p>2.25907942028886</text:p>
          </table:table-cell>
          <table:table-cell office:value-type="float" office:value="-102.27532812422" calcext:value-type="float">
            <text:p>-102.2753281242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8.6555" calcext:value-type="float">
            <text:p>1639747648.6555</text:p>
          </table:table-cell>
          <table:table-cell office:value-type="float" office:value="1550139505.99196" calcext:value-type="float">
            <text:p>1550139505.99196</text:p>
          </table:table-cell>
          <table:table-cell office:value-type="float" office:value="-0.0811221748646192" calcext:value-type="float">
            <text:p>-0.081122174864619</text:p>
          </table:table-cell>
          <table:table-cell office:value-type="float" office:value="-1.07348347848427" calcext:value-type="float">
            <text:p>-1.07348347848427</text:p>
          </table:table-cell>
          <table:table-cell office:value-type="float" office:value="0.101718567078205" calcext:value-type="float">
            <text:p>0.101718567078205</text:p>
          </table:table-cell>
          <table:table-cell office:value-type="float" office:value="0.362620812854771" calcext:value-type="float">
            <text:p>0.362620812854771</text:p>
          </table:table-cell>
          <table:table-cell office:value-type="float" office:value="-7.49711508989384" calcext:value-type="float">
            <text:p>-7.49711508989384</text:p>
          </table:table-cell>
          <table:table-cell office:value-type="float" office:value="-0.336138783859548" calcext:value-type="float">
            <text:p>-0.336138783859548</text:p>
          </table:table-cell>
          <table:table-cell office:value-type="float" office:value="-104.968105478743" calcext:value-type="float">
            <text:p>-104.96810547874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8.89129" calcext:value-type="float">
            <text:p>1639747648.89129</text:p>
          </table:table-cell>
          <table:table-cell office:value-type="float" office:value="1550139506.26703" calcext:value-type="float">
            <text:p>1550139506.26703</text:p>
          </table:table-cell>
          <table:table-cell office:value-type="float" office:value="-0.0767006327950242" calcext:value-type="float">
            <text:p>-0.076700632795024</text:p>
          </table:table-cell>
          <table:table-cell office:value-type="float" office:value="-1.0008321310088" calcext:value-type="float">
            <text:p>-1.0008321310088</text:p>
          </table:table-cell>
          <table:table-cell office:value-type="float" office:value="0.110295953120111" calcext:value-type="float">
            <text:p>0.110295953120111</text:p>
          </table:table-cell>
          <table:table-cell office:value-type="float" office:value="0.36272160684494" calcext:value-type="float">
            <text:p>0.36272160684494</text:p>
          </table:table-cell>
          <table:table-cell office:value-type="float" office:value="-7.99394075323949" calcext:value-type="float">
            <text:p>-7.99394075323949</text:p>
          </table:table-cell>
          <table:table-cell office:value-type="float" office:value="-1.10665930755183" calcext:value-type="float">
            <text:p>-1.10665930755183</text:p>
          </table:table-cell>
          <table:table-cell office:value-type="float" office:value="-107.74186442857" calcext:value-type="float">
            <text:p>-107.7418644285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9.26017" calcext:value-type="float">
            <text:p>1639747649.26017</text:p>
          </table:table-cell>
          <table:table-cell office:value-type="float" office:value="1550139506.61741" calcext:value-type="float">
            <text:p>1550139506.61741</text:p>
          </table:table-cell>
          <table:table-cell office:value-type="float" office:value="-0.0615474075286061" calcext:value-type="float">
            <text:p>-0.061547407528606</text:p>
          </table:table-cell>
          <table:table-cell office:value-type="float" office:value="-0.887104185675186" calcext:value-type="float">
            <text:p>-0.887104185675186</text:p>
          </table:table-cell>
          <table:table-cell office:value-type="float" office:value="0.124132553063727" calcext:value-type="float">
            <text:p>0.124132553063727</text:p>
          </table:table-cell>
          <table:table-cell office:value-type="float" office:value="0.362814396631028" calcext:value-type="float">
            <text:p>0.362814396631028</text:p>
          </table:table-cell>
          <table:table-cell office:value-type="float" office:value="-8.09902743824471" calcext:value-type="float">
            <text:p>-8.09902743824471</text:p>
          </table:table-cell>
          <table:table-cell office:value-type="float" office:value="-0.761208818480398" calcext:value-type="float">
            <text:p>-0.761208818480398</text:p>
          </table:table-cell>
          <table:table-cell office:value-type="float" office:value="-105.46821185431" calcext:value-type="float">
            <text:p>-105.468211854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9.50058" calcext:value-type="float">
            <text:p>1639747649.50058</text:p>
          </table:table-cell>
          <table:table-cell office:value-type="float" office:value="1550139506.89267" calcext:value-type="float">
            <text:p>1550139506.89267</text:p>
          </table:table-cell>
          <table:table-cell office:value-type="float" office:value="-0.0567820085160739" calcext:value-type="float">
            <text:p>-0.056782008516074</text:p>
          </table:table-cell>
          <table:table-cell office:value-type="float" office:value="-0.783148599762888" calcext:value-type="float">
            <text:p>-0.783148599762888</text:p>
          </table:table-cell>
          <table:table-cell office:value-type="float" office:value="0.132730345910617" calcext:value-type="float">
            <text:p>0.132730345910617</text:p>
          </table:table-cell>
          <table:table-cell office:value-type="float" office:value="0.363124942735489" calcext:value-type="float">
            <text:p>0.363124942735489</text:p>
          </table:table-cell>
          <table:table-cell office:value-type="float" office:value="-8.11629368403677" calcext:value-type="float">
            <text:p>-8.11629368403677</text:p>
          </table:table-cell>
          <table:table-cell office:value-type="float" office:value="0.0643789876268722" calcext:value-type="float">
            <text:p>0.064378987626872</text:p>
          </table:table-cell>
          <table:table-cell office:value-type="float" office:value="-102.245216648531" calcext:value-type="float">
            <text:p>-102.24521664853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49.86039" calcext:value-type="float">
            <text:p>1639747649.86039</text:p>
          </table:table-cell>
          <table:table-cell office:value-type="float" office:value="1550139507.19207" calcext:value-type="float">
            <text:p>1550139507.19207</text:p>
          </table:table-cell>
          <table:table-cell office:value-type="float" office:value="-0.0565464584805418" calcext:value-type="float">
            <text:p>-0.056546458480542</text:p>
          </table:table-cell>
          <table:table-cell office:value-type="float" office:value="-0.667845422816801" calcext:value-type="float">
            <text:p>-0.667845422816801</text:p>
          </table:table-cell>
          <table:table-cell office:value-type="float" office:value="0.149023442647033" calcext:value-type="float">
            <text:p>0.149023442647033</text:p>
          </table:table-cell>
          <table:table-cell office:value-type="float" office:value="0.363250104218225" calcext:value-type="float">
            <text:p>0.363250104218225</text:p>
          </table:table-cell>
          <table:table-cell office:value-type="float" office:value="-8.59121152228251" calcext:value-type="float">
            <text:p>-8.59121152228251</text:p>
          </table:table-cell>
          <table:table-cell office:value-type="float" office:value="1.01033444997119" calcext:value-type="float">
            <text:p>1.01033444997119</text:p>
          </table:table-cell>
          <table:table-cell office:value-type="float" office:value="-101.740816988406" calcext:value-type="float">
            <text:p>-101.74081698840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0.10034" calcext:value-type="float">
            <text:p>1639747650.10034</text:p>
          </table:table-cell>
          <table:table-cell office:value-type="float" office:value="1550139507.44204" calcext:value-type="float">
            <text:p>1550139507.44204</text:p>
          </table:table-cell>
          <table:table-cell office:value-type="float" office:value="-0.0436655150978645" calcext:value-type="float">
            <text:p>-0.043665515097865</text:p>
          </table:table-cell>
          <table:table-cell office:value-type="float" office:value="-0.58977968876929" calcext:value-type="float">
            <text:p>-0.58977968876929</text:p>
          </table:table-cell>
          <table:table-cell office:value-type="float" office:value="0.155457153044736" calcext:value-type="float">
            <text:p>0.155457153044736</text:p>
          </table:table-cell>
          <table:table-cell office:value-type="float" office:value="0.363195977717614" calcext:value-type="float">
            <text:p>0.363195977717614</text:p>
          </table:table-cell>
          <table:table-cell office:value-type="float" office:value="-8.72164628039424" calcext:value-type="float">
            <text:p>-8.72164628039424</text:p>
          </table:table-cell>
          <table:table-cell office:value-type="float" office:value="0.659920812358816" calcext:value-type="float">
            <text:p>0.659920812358816</text:p>
          </table:table-cell>
          <table:table-cell office:value-type="float" office:value="-102.836825905745" calcext:value-type="float">
            <text:p>-102.83682590574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0.34587" calcext:value-type="float">
            <text:p>1639747650.34587</text:p>
          </table:table-cell>
          <table:table-cell office:value-type="float" office:value="1550139507.71717" calcext:value-type="float">
            <text:p>1550139507.71717</text:p>
          </table:table-cell>
          <table:table-cell office:value-type="float" office:value="-0.0363163058423511" calcext:value-type="float">
            <text:p>-0.036316305842351</text:p>
          </table:table-cell>
          <table:table-cell office:value-type="float" office:value="-0.501918139512311" calcext:value-type="float">
            <text:p>-0.501918139512311</text:p>
          </table:table-cell>
          <table:table-cell office:value-type="float" office:value="0.166695428148841" calcext:value-type="float">
            <text:p>0.166695428148841</text:p>
          </table:table-cell>
          <table:table-cell office:value-type="float" office:value="0.363334611879038" calcext:value-type="float">
            <text:p>0.363334611879038</text:p>
          </table:table-cell>
          <table:table-cell office:value-type="float" office:value="-8.50668894967609" calcext:value-type="float">
            <text:p>-8.50668894967609</text:p>
          </table:table-cell>
          <table:table-cell office:value-type="float" office:value="0.248437900230092" calcext:value-type="float">
            <text:p>0.248437900230092</text:p>
          </table:table-cell>
          <table:table-cell office:value-type="float" office:value="-103.144158853148" calcext:value-type="float">
            <text:p>-103.14415885314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0.58043" calcext:value-type="float">
            <text:p>1639747650.58043</text:p>
          </table:table-cell>
          <table:table-cell office:value-type="float" office:value="1550139507.9919" calcext:value-type="float">
            <text:p>1550139507.9919</text:p>
          </table:table-cell>
          <table:table-cell office:value-type="float" office:value="-0.0347375297993777" calcext:value-type="float">
            <text:p>-0.034737529799378</text:p>
          </table:table-cell>
          <table:table-cell office:value-type="float" office:value="-0.399163666358585" calcext:value-type="float">
            <text:p>-0.399163666358585</text:p>
          </table:table-cell>
          <table:table-cell office:value-type="float" office:value="0.177632993327139" calcext:value-type="float">
            <text:p>0.177632993327139</text:p>
          </table:table-cell>
          <table:table-cell office:value-type="float" office:value="0.363563923474388" calcext:value-type="float">
            <text:p>0.363563923474388</text:p>
          </table:table-cell>
          <table:table-cell office:value-type="float" office:value="-8.64611546681555" calcext:value-type="float">
            <text:p>-8.64611546681555</text:p>
          </table:table-cell>
          <table:table-cell office:value-type="float" office:value="0.781753685215329" calcext:value-type="float">
            <text:p>0.781753685215329</text:p>
          </table:table-cell>
          <table:table-cell office:value-type="float" office:value="-101.1589053998" calcext:value-type="float">
            <text:p>-101.158905399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0.82057" calcext:value-type="float">
            <text:p>1639747650.82057</text:p>
          </table:table-cell>
          <table:table-cell office:value-type="float" office:value="1550139508.21696" calcext:value-type="float">
            <text:p>1550139508.21696</text:p>
          </table:table-cell>
          <table:table-cell office:value-type="float" office:value="-0.0299629937456769" calcext:value-type="float">
            <text:p>-0.029962993745677</text:p>
          </table:table-cell>
          <table:table-cell office:value-type="float" office:value="-0.327613062862682" calcext:value-type="float">
            <text:p>-0.327613062862682</text:p>
          </table:table-cell>
          <table:table-cell office:value-type="float" office:value="0.18688368615293" calcext:value-type="float">
            <text:p>0.18688368615293</text:p>
          </table:table-cell>
          <table:table-cell office:value-type="float" office:value="0.363511934849247" calcext:value-type="float">
            <text:p>0.363511934849247</text:p>
          </table:table-cell>
          <table:table-cell office:value-type="float" office:value="-9.16317839064322" calcext:value-type="float">
            <text:p>-9.16317839064322</text:p>
          </table:table-cell>
          <table:table-cell office:value-type="float" office:value="1.21709121870475" calcext:value-type="float">
            <text:p>1.21709121870475</text:p>
          </table:table-cell>
          <table:table-cell office:value-type="float" office:value="-103.089817680009" calcext:value-type="float">
            <text:p>-103.08981768000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1.19068" calcext:value-type="float">
            <text:p>1639747651.19068</text:p>
          </table:table-cell>
          <table:table-cell office:value-type="float" office:value="1550139508.51717" calcext:value-type="float">
            <text:p>1550139508.51717</text:p>
          </table:table-cell>
          <table:table-cell office:value-type="float" office:value="-0.0203234114459166" calcext:value-type="float">
            <text:p>-0.020323411445917</text:p>
          </table:table-cell>
          <table:table-cell office:value-type="float" office:value="-0.245387635665943" calcext:value-type="float">
            <text:p>-0.245387635665943</text:p>
          </table:table-cell>
          <table:table-cell office:value-type="float" office:value="0.196996810700735" calcext:value-type="float">
            <text:p>0.196996810700735</text:p>
          </table:table-cell>
          <table:table-cell office:value-type="float" office:value="0.363640808541919" calcext:value-type="float">
            <text:p>0.363640808541919</text:p>
          </table:table-cell>
          <table:table-cell office:value-type="float" office:value="-9.39395223140974" calcext:value-type="float">
            <text:p>-9.39395223140974</text:p>
          </table:table-cell>
          <table:table-cell office:value-type="float" office:value="0.647797327328612" calcext:value-type="float">
            <text:p>0.647797327328612</text:p>
          </table:table-cell>
          <table:table-cell office:value-type="float" office:value="-106.201489044905" calcext:value-type="float">
            <text:p>-106.20148904490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1.43117" calcext:value-type="float">
            <text:p>1639747651.43117</text:p>
          </table:table-cell>
          <table:table-cell office:value-type="float" office:value="1550139508.74204" calcext:value-type="float">
            <text:p>1550139508.74204</text:p>
          </table:table-cell>
          <table:table-cell office:value-type="float" office:value="-0.0122055987165233" calcext:value-type="float">
            <text:p>-0.012205598716523</text:p>
          </table:table-cell>
          <table:table-cell office:value-type="float" office:value="-0.196506876459431" calcext:value-type="float">
            <text:p>-0.196506876459431</text:p>
          </table:table-cell>
          <table:table-cell office:value-type="float" office:value="0.200340235081219" calcext:value-type="float">
            <text:p>0.200340235081219</text:p>
          </table:table-cell>
          <table:table-cell office:value-type="float" office:value="0.363694802449318" calcext:value-type="float">
            <text:p>0.363694802449318</text:p>
          </table:table-cell>
          <table:table-cell office:value-type="float" office:value="-10.1975181996388" calcext:value-type="float">
            <text:p>-10.1975181996388</text:p>
          </table:table-cell>
          <table:table-cell office:value-type="float" office:value="-0.911318452158179" calcext:value-type="float">
            <text:p>-0.911318452158179</text:p>
          </table:table-cell>
          <table:table-cell office:value-type="float" office:value="-115.679702056191" calcext:value-type="float">
            <text:p>-115.67970205619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1.67436" calcext:value-type="float">
            <text:p>1639747651.67436</text:p>
          </table:table-cell>
          <table:table-cell office:value-type="float" office:value="1550139509.0177" calcext:value-type="float">
            <text:p>1550139509.0177</text:p>
          </table:table-cell>
          <table:table-cell office:value-type="float" office:value="0.0010281846237941" calcext:value-type="float">
            <text:p>0.001028184623794</text:p>
          </table:table-cell>
          <table:table-cell office:value-type="float" office:value="-0.145592217192438" calcext:value-type="float">
            <text:p>-0.145592217192438</text:p>
          </table:table-cell>
          <table:table-cell office:value-type="float" office:value="0.207555567804112" calcext:value-type="float">
            <text:p>0.207555567804112</text:p>
          </table:table-cell>
          <table:table-cell office:value-type="float" office:value="0.36378703082199" calcext:value-type="float">
            <text:p>0.36378703082199</text:p>
          </table:table-cell>
          <table:table-cell office:value-type="float" office:value="-11.2506315470927" calcext:value-type="float">
            <text:p>-11.2506315470927</text:p>
          </table:table-cell>
          <table:table-cell office:value-type="float" office:value="-4.52504826798395" calcext:value-type="float">
            <text:p>-4.52504826798395</text:p>
          </table:table-cell>
          <table:table-cell office:value-type="float" office:value="-136.549511136938" calcext:value-type="float">
            <text:p>-136.54951113693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1.91151" calcext:value-type="float">
            <text:p>1639747651.91151</text:p>
          </table:table-cell>
          <table:table-cell office:value-type="float" office:value="1550139509.26716" calcext:value-type="float">
            <text:p>1550139509.26716</text:p>
          </table:table-cell>
          <table:table-cell office:value-type="float" office:value="0.00284047625113803" calcext:value-type="float">
            <text:p>0.002840476251138</text:p>
          </table:table-cell>
          <table:table-cell office:value-type="float" office:value="-0.136084804310776" calcext:value-type="float">
            <text:p>-0.136084804310776</text:p>
          </table:table-cell>
          <table:table-cell office:value-type="float" office:value="0.207396346810066" calcext:value-type="float">
            <text:p>0.207396346810066</text:p>
          </table:table-cell>
          <table:table-cell office:value-type="float" office:value="0.363882609766984" calcext:value-type="float">
            <text:p>0.363882609766984</text:p>
          </table:table-cell>
          <table:table-cell office:value-type="float" office:value="-9.91950457194286" calcext:value-type="float">
            <text:p>-9.91950457194286</text:p>
          </table:table-cell>
          <table:table-cell office:value-type="float" office:value="-10.0053356780949" calcext:value-type="float">
            <text:p>-10.0053356780949</text:p>
          </table:table-cell>
          <table:table-cell office:value-type="float" office:value="-168.381228383786" calcext:value-type="float">
            <text:p>-168.38122838378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2.1705" calcext:value-type="float">
            <text:p>1639747652.1705</text:p>
          </table:table-cell>
          <table:table-cell office:value-type="float" office:value="1550139509.51668" calcext:value-type="float">
            <text:p>1550139509.51668</text:p>
          </table:table-cell>
          <table:table-cell office:value-type="float" office:value="-0.0606117386177592" calcext:value-type="float">
            <text:p>-0.060611738617759</text:p>
          </table:table-cell>
          <table:table-cell office:value-type="float" office:value="-0.0908890213543169" calcext:value-type="float">
            <text:p>-0.090889021354317</text:p>
          </table:table-cell>
          <table:table-cell office:value-type="float" office:value="0.222511635843025" calcext:value-type="float">
            <text:p>0.222511635843025</text:p>
          </table:table-cell>
          <table:table-cell office:value-type="float" office:value="0.365432840411591" calcext:value-type="float">
            <text:p>0.365432840411591</text:p>
          </table:table-cell>
          <table:table-cell office:value-type="float" office:value="-5.99463726423741" calcext:value-type="float">
            <text:p>-5.99463726423741</text:p>
          </table:table-cell>
          <table:table-cell office:value-type="float" office:value="-13.8952793876241" calcext:value-type="float">
            <text:p>-13.8952793876241</text:p>
          </table:table-cell>
          <table:table-cell office:value-type="float" office:value="160.374425831492" calcext:value-type="float">
            <text:p>160.37442583149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2.41646" calcext:value-type="float">
            <text:p>1639747652.41646</text:p>
          </table:table-cell>
          <table:table-cell office:value-type="float" office:value="1550139509.81722" calcext:value-type="float">
            <text:p>1550139509.81722</text:p>
          </table:table-cell>
          <table:table-cell office:value-type="float" office:value="0.013308529735167" calcext:value-type="float">
            <text:p>0.013308529735167</text:p>
          </table:table-cell>
          <table:table-cell office:value-type="float" office:value="-0.13394225883338" calcext:value-type="float">
            <text:p>-0.13394225883338</text:p>
          </table:table-cell>
          <table:table-cell office:value-type="float" office:value="0.208267973814128" calcext:value-type="float">
            <text:p>0.208267973814128</text:p>
          </table:table-cell>
          <table:table-cell office:value-type="float" office:value="0.364542603566248" calcext:value-type="float">
            <text:p>0.364542603566248</text:p>
          </table:table-cell>
          <table:table-cell office:value-type="float" office:value="-0.697894697522332" calcext:value-type="float">
            <text:p>-0.697894697522332</text:p>
          </table:table-cell>
          <table:table-cell office:value-type="float" office:value="-15.5048883138374" calcext:value-type="float">
            <text:p>-15.5048883138374</text:p>
          </table:table-cell>
          <table:table-cell office:value-type="float" office:value="125.248261775826" calcext:value-type="float">
            <text:p>125.24826177582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2.65543" calcext:value-type="float">
            <text:p>1639747652.65543</text:p>
          </table:table-cell>
          <table:table-cell office:value-type="float" office:value="1550139510.04168" calcext:value-type="float">
            <text:p>1550139510.04168</text:p>
          </table:table-cell>
          <table:table-cell office:value-type="float" office:value="0.031810675389847" calcext:value-type="float">
            <text:p>0.031810675389847</text:p>
          </table:table-cell>
          <table:table-cell office:value-type="float" office:value="-0.150634277175782" calcext:value-type="float">
            <text:p>-0.150634277175782</text:p>
          </table:table-cell>
          <table:table-cell office:value-type="float" office:value="0.202550133206536" calcext:value-type="float">
            <text:p>0.202550133206536</text:p>
          </table:table-cell>
          <table:table-cell office:value-type="float" office:value="0.364562730763056" calcext:value-type="float">
            <text:p>0.364562730763056</text:p>
          </table:table-cell>
          <table:table-cell office:value-type="float" office:value="1.85708934812173" calcext:value-type="float">
            <text:p>1.85708934812173</text:p>
          </table:table-cell>
          <table:table-cell office:value-type="float" office:value="-15.3435641299065" calcext:value-type="float">
            <text:p>-15.3435641299065</text:p>
          </table:table-cell>
          <table:table-cell office:value-type="float" office:value="102.369863889741" calcext:value-type="float">
            <text:p>102.36986388974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3.02125" calcext:value-type="float">
            <text:p>1639747653.02125</text:p>
          </table:table-cell>
          <table:table-cell office:value-type="float" office:value="1550139510.31762" calcext:value-type="float">
            <text:p>1550139510.31762</text:p>
          </table:table-cell>
          <table:table-cell office:value-type="float" office:value="0.0455039631426101" calcext:value-type="float">
            <text:p>0.04550396314261</text:p>
          </table:table-cell>
          <table:table-cell office:value-type="float" office:value="-0.178332486112673" calcext:value-type="float">
            <text:p>-0.178332486112673</text:p>
          </table:table-cell>
          <table:table-cell office:value-type="float" office:value="0.197571372612716" calcext:value-type="float">
            <text:p>0.197571372612716</text:p>
          </table:table-cell>
          <table:table-cell office:value-type="float" office:value="0.36473017388161" calcext:value-type="float">
            <text:p>0.36473017388161</text:p>
          </table:table-cell>
          <table:table-cell office:value-type="float" office:value="3.44380412246026" calcext:value-type="float">
            <text:p>3.44380412246026</text:p>
          </table:table-cell>
          <table:table-cell office:value-type="float" office:value="-13.0539929271744" calcext:value-type="float">
            <text:p>-13.0539929271744</text:p>
          </table:table-cell>
          <table:table-cell office:value-type="float" office:value="79.6948464682409" calcext:value-type="float">
            <text:p>79.694846468240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3.26582" calcext:value-type="float">
            <text:p>1639747653.26582</text:p>
          </table:table-cell>
          <table:table-cell office:value-type="float" office:value="1550139510.61745" calcext:value-type="float">
            <text:p>1550139510.61745</text:p>
          </table:table-cell>
          <table:table-cell office:value-type="float" office:value="0.0542426946700932" calcext:value-type="float">
            <text:p>0.054242694670093</text:p>
          </table:table-cell>
          <table:table-cell office:value-type="float" office:value="-0.212803750461563" calcext:value-type="float">
            <text:p>-0.212803750461563</text:p>
          </table:table-cell>
          <table:table-cell office:value-type="float" office:value="0.193886673177271" calcext:value-type="float">
            <text:p>0.193886673177271</text:p>
          </table:table-cell>
          <table:table-cell office:value-type="float" office:value="0.364885258804124" calcext:value-type="float">
            <text:p>0.364885258804124</text:p>
          </table:table-cell>
          <table:table-cell office:value-type="float" office:value="4.42505623473216" calcext:value-type="float">
            <text:p>4.42505623473216</text:p>
          </table:table-cell>
          <table:table-cell office:value-type="float" office:value="-10.6570816156586" calcext:value-type="float">
            <text:p>-10.6570816156586</text:p>
          </table:table-cell>
          <table:table-cell office:value-type="float" office:value="58.7695417505263" calcext:value-type="float">
            <text:p>58.769541750526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3.51061" calcext:value-type="float">
            <text:p>1639747653.51061</text:p>
          </table:table-cell>
          <table:table-cell office:value-type="float" office:value="1550139510.89248" calcext:value-type="float">
            <text:p>1550139510.89248</text:p>
          </table:table-cell>
          <table:table-cell office:value-type="float" office:value="0.0777203856544042" calcext:value-type="float">
            <text:p>0.077720385654404</text:p>
          </table:table-cell>
          <table:table-cell office:value-type="float" office:value="-0.252599802058782" calcext:value-type="float">
            <text:p>-0.252599802058782</text:p>
          </table:table-cell>
          <table:table-cell office:value-type="float" office:value="0.188629187951286" calcext:value-type="float">
            <text:p>0.188629187951286</text:p>
          </table:table-cell>
          <table:table-cell office:value-type="float" office:value="0.364877964697092" calcext:value-type="float">
            <text:p>0.364877964697092</text:p>
          </table:table-cell>
          <table:table-cell office:value-type="float" office:value="4.12160241668203" calcext:value-type="float">
            <text:p>4.12160241668203</text:p>
          </table:table-cell>
          <table:table-cell office:value-type="float" office:value="-9.72776744414541" calcext:value-type="float">
            <text:p>-9.72776744414541</text:p>
          </table:table-cell>
          <table:table-cell office:value-type="float" office:value="57.6973169030191" calcext:value-type="float">
            <text:p>57.697316903019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3.87071" calcext:value-type="float">
            <text:p>1639747653.87071</text:p>
          </table:table-cell>
          <table:table-cell office:value-type="float" office:value="1550139511.17018" calcext:value-type="float">
            <text:p>1550139511.17018</text:p>
          </table:table-cell>
          <table:table-cell office:value-type="float" office:value="0.10320413966099" calcext:value-type="float">
            <text:p>0.10320413966099</text:p>
          </table:table-cell>
          <table:table-cell office:value-type="float" office:value="-0.299575539264795" calcext:value-type="float">
            <text:p>-0.299575539264795</text:p>
          </table:table-cell>
          <table:table-cell office:value-type="float" office:value="0.187341443230566" calcext:value-type="float">
            <text:p>0.187341443230566</text:p>
          </table:table-cell>
          <table:table-cell office:value-type="float" office:value="0.365331847231679" calcext:value-type="float">
            <text:p>0.365331847231679</text:p>
          </table:table-cell>
          <table:table-cell office:value-type="float" office:value="2.30467355537122" calcext:value-type="float">
            <text:p>2.30467355537122</text:p>
          </table:table-cell>
          <table:table-cell office:value-type="float" office:value="-9.667722484556" calcext:value-type="float">
            <text:p>-9.667722484556</text:p>
          </table:table-cell>
          <table:table-cell office:value-type="float" office:value="75.0442456750573" calcext:value-type="float">
            <text:p>75.044245675057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4.10924" calcext:value-type="float">
            <text:p>1639747654.10924</text:p>
          </table:table-cell>
          <table:table-cell office:value-type="float" office:value="1550139511.41732" calcext:value-type="float">
            <text:p>1550139511.41732</text:p>
          </table:table-cell>
          <table:table-cell office:value-type="float" office:value="0.106667772427839" calcext:value-type="float">
            <text:p>0.106667772427839</text:p>
          </table:table-cell>
          <table:table-cell office:value-type="float" office:value="-0.374498217346525" calcext:value-type="float">
            <text:p>-0.374498217346525</text:p>
          </table:table-cell>
          <table:table-cell office:value-type="float" office:value="0.180553988842325" calcext:value-type="float">
            <text:p>0.180553988842325</text:p>
          </table:table-cell>
          <table:table-cell office:value-type="float" office:value="0.365091778054502" calcext:value-type="float">
            <text:p>0.365091778054502</text:p>
          </table:table-cell>
          <table:table-cell office:value-type="float" office:value="0.760203712674215" calcext:value-type="float">
            <text:p>0.760203712674215</text:p>
          </table:table-cell>
          <table:table-cell office:value-type="float" office:value="-10.9147665924764" calcext:value-type="float">
            <text:p>-10.9147665924764</text:p>
          </table:table-cell>
          <table:table-cell office:value-type="float" office:value="89.1685764060204" calcext:value-type="float">
            <text:p>89.168576406020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4.34985" calcext:value-type="float">
            <text:p>1639747654.34985</text:p>
          </table:table-cell>
          <table:table-cell office:value-type="float" office:value="1550139511.69252" calcext:value-type="float">
            <text:p>1550139511.69252</text:p>
          </table:table-cell>
          <table:table-cell office:value-type="float" office:value="0.11221266517474" calcext:value-type="float">
            <text:p>0.11221266517474</text:p>
          </table:table-cell>
          <table:table-cell office:value-type="float" office:value="-0.464779650754929" calcext:value-type="float">
            <text:p>-0.464779650754929</text:p>
          </table:table-cell>
          <table:table-cell office:value-type="float" office:value="0.170203537964935" calcext:value-type="float">
            <text:p>0.170203537964935</text:p>
          </table:table-cell>
          <table:table-cell office:value-type="float" office:value="0.365185512089593" calcext:value-type="float">
            <text:p>0.365185512089593</text:p>
          </table:table-cell>
          <table:table-cell office:value-type="float" office:value="-0.467345990823522" calcext:value-type="float">
            <text:p>-0.467345990823522</text:p>
          </table:table-cell>
          <table:table-cell office:value-type="float" office:value="-11.3609649433994" calcext:value-type="float">
            <text:p>-11.3609649433994</text:p>
          </table:table-cell>
          <table:table-cell office:value-type="float" office:value="89.2268657588568" calcext:value-type="float">
            <text:p>89.226865758856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4.58986" calcext:value-type="float">
            <text:p>1639747654.58986</text:p>
          </table:table-cell>
          <table:table-cell office:value-type="float" office:value="1550139511.91774" calcext:value-type="float">
            <text:p>1550139511.91774</text:p>
          </table:table-cell>
          <table:table-cell office:value-type="float" office:value="0.0969336629971993" calcext:value-type="float">
            <text:p>0.096933662997199</text:p>
          </table:table-cell>
          <table:table-cell office:value-type="float" office:value="-0.54760003162093" calcext:value-type="float">
            <text:p>-0.54760003162093</text:p>
          </table:table-cell>
          <table:table-cell office:value-type="float" office:value="0.162667384971902" calcext:value-type="float">
            <text:p>0.162667384971902</text:p>
          </table:table-cell>
          <table:table-cell office:value-type="float" office:value="0.365261342973229" calcext:value-type="float">
            <text:p>0.365261342973229</text:p>
          </table:table-cell>
          <table:table-cell office:value-type="float" office:value="0.000483813660724282" calcext:value-type="float">
            <text:p>0.000483813660724</text:p>
          </table:table-cell>
          <table:table-cell office:value-type="float" office:value="-11.6743781785863" calcext:value-type="float">
            <text:p>-11.6743781785863</text:p>
          </table:table-cell>
          <table:table-cell office:value-type="float" office:value="83.5204435271599" calcext:value-type="float">
            <text:p>83.520443527159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4.8309" calcext:value-type="float">
            <text:p>1639747654.8309</text:p>
          </table:table-cell>
          <table:table-cell office:value-type="float" office:value="1550139512.14195" calcext:value-type="float">
            <text:p>1550139512.14195</text:p>
          </table:table-cell>
          <table:table-cell office:value-type="float" office:value="0.0914340812200902" calcext:value-type="float">
            <text:p>0.09143408122009</text:p>
          </table:table-cell>
          <table:table-cell office:value-type="float" office:value="-0.627007300086001" calcext:value-type="float">
            <text:p>-0.627007300086001</text:p>
          </table:table-cell>
          <table:table-cell office:value-type="float" office:value="0.151806058309598" calcext:value-type="float">
            <text:p>0.151806058309598</text:p>
          </table:table-cell>
          <table:table-cell office:value-type="float" office:value="0.365235567540444" calcext:value-type="float">
            <text:p>0.365235567540444</text:p>
          </table:table-cell>
          <table:table-cell office:value-type="float" office:value="0.427396263612796" calcext:value-type="float">
            <text:p>0.427396263612796</text:p>
          </table:table-cell>
          <table:table-cell office:value-type="float" office:value="-11.4726632321035" calcext:value-type="float">
            <text:p>-11.4726632321035</text:p>
          </table:table-cell>
          <table:table-cell office:value-type="float" office:value="80.1848549710899" calcext:value-type="float">
            <text:p>80.184854971089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4.95555" calcext:value-type="float">
            <text:p>1639747654.95555</text:p>
          </table:table-cell>
          <table:table-cell office:value-type="float" office:value="1550139512.37103" calcext:value-type="float">
            <text:p>1550139512.37103</text:p>
          </table:table-cell>
          <table:table-cell office:value-type="float" office:value="0.0762119502601697" calcext:value-type="float">
            <text:p>0.07621195026017</text:p>
          </table:table-cell>
          <table:table-cell office:value-type="float" office:value="-0.707113593787905" calcext:value-type="float">
            <text:p>-0.707113593787905</text:p>
          </table:table-cell>
          <table:table-cell office:value-type="float" office:value="0.143509490961376" calcext:value-type="float">
            <text:p>0.143509490961376</text:p>
          </table:table-cell>
          <table:table-cell office:value-type="float" office:value="0.365552505446506" calcext:value-type="float">
            <text:p>0.365552505446506</text:p>
          </table:table-cell>
          <table:table-cell office:value-type="float" office:value="0.151216760955507" calcext:value-type="float">
            <text:p>0.151216760955507</text:p>
          </table:table-cell>
          <table:table-cell office:value-type="float" office:value="-10.572158061144" calcext:value-type="float">
            <text:p>-10.572158061144</text:p>
          </table:table-cell>
          <table:table-cell office:value-type="float" office:value="81.9077531599222" calcext:value-type="float">
            <text:p>81.907753159922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5.19658" calcext:value-type="float">
            <text:p>1639747655.19658</text:p>
          </table:table-cell>
          <table:table-cell office:value-type="float" office:value="1550139512.59196" calcext:value-type="float">
            <text:p>1550139512.59196</text:p>
          </table:table-cell>
          <table:table-cell office:value-type="float" office:value="0.0523752030318868" calcext:value-type="float">
            <text:p>0.052375203031887</text:p>
          </table:table-cell>
          <table:table-cell office:value-type="float" office:value="-0.784541379062359" calcext:value-type="float">
            <text:p>-0.784541379062359</text:p>
          </table:table-cell>
          <table:table-cell office:value-type="float" office:value="0.135309614308819" calcext:value-type="float">
            <text:p>0.135309614308819</text:p>
          </table:table-cell>
          <table:table-cell office:value-type="float" office:value="0.367242688635255" calcext:value-type="float">
            <text:p>0.367242688635255</text:p>
          </table:table-cell>
          <table:table-cell office:value-type="float" office:value="-0.214653656412933" calcext:value-type="float">
            <text:p>-0.214653656412933</text:p>
          </table:table-cell>
          <table:table-cell office:value-type="float" office:value="-9.82185417038256" calcext:value-type="float">
            <text:p>-9.82185417038256</text:p>
          </table:table-cell>
          <table:table-cell office:value-type="float" office:value="86.1561040690974" calcext:value-type="float">
            <text:p>86.156104069097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5.55039" calcext:value-type="float">
            <text:p>1639747655.55039</text:p>
          </table:table-cell>
          <table:table-cell office:value-type="float" office:value="1550139512.84218" calcext:value-type="float">
            <text:p>1550139512.84218</text:p>
          </table:table-cell>
          <table:table-cell office:value-type="float" office:value="0.0767490152495724" calcext:value-type="float">
            <text:p>0.076749015249572</text:p>
          </table:table-cell>
          <table:table-cell office:value-type="float" office:value="-0.852664075731068" calcext:value-type="float">
            <text:p>-0.852664075731068</text:p>
          </table:table-cell>
          <table:table-cell office:value-type="float" office:value="0.131388748169374" calcext:value-type="float">
            <text:p>0.131388748169374</text:p>
          </table:table-cell>
          <table:table-cell office:value-type="float" office:value="0.366073167737596" calcext:value-type="float">
            <text:p>0.366073167737596</text:p>
          </table:table-cell>
          <table:table-cell office:value-type="float" office:value="-0.821945622052154" calcext:value-type="float">
            <text:p>-0.821945622052154</text:p>
          </table:table-cell>
          <table:table-cell office:value-type="float" office:value="-9.55412759289515" calcext:value-type="float">
            <text:p>-9.55412759289515</text:p>
          </table:table-cell>
          <table:table-cell office:value-type="float" office:value="90.1551536285779" calcext:value-type="float">
            <text:p>90.155153628577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5.78996" calcext:value-type="float">
            <text:p>1639747655.78996</text:p>
          </table:table-cell>
          <table:table-cell office:value-type="float" office:value="1550139513.16973" calcext:value-type="float">
            <text:p>1550139513.16973</text:p>
          </table:table-cell>
          <table:table-cell office:value-type="float" office:value="0.0701571958885537" calcext:value-type="float">
            <text:p>0.070157195888554</text:p>
          </table:table-cell>
          <table:table-cell office:value-type="float" office:value="-0.941752951838808" calcext:value-type="float">
            <text:p>-0.941752951838808</text:p>
          </table:table-cell>
          <table:table-cell office:value-type="float" office:value="0.121013254750222" calcext:value-type="float">
            <text:p>0.121013254750222</text:p>
          </table:table-cell>
          <table:table-cell office:value-type="float" office:value="0.366126103162617" calcext:value-type="float">
            <text:p>0.366126103162617</text:p>
          </table:table-cell>
          <table:table-cell office:value-type="float" office:value="-0.97637377700088" calcext:value-type="float">
            <text:p>-0.97637377700088</text:p>
          </table:table-cell>
          <table:table-cell office:value-type="float" office:value="-10.0539737087334" calcext:value-type="float">
            <text:p>-10.0539737087334</text:p>
          </table:table-cell>
          <table:table-cell office:value-type="float" office:value="94.9723406013755" calcext:value-type="float">
            <text:p>94.972340601375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6.02959" calcext:value-type="float">
            <text:p>1639747656.02959</text:p>
          </table:table-cell>
          <table:table-cell office:value-type="float" office:value="1550139513.39203" calcext:value-type="float">
            <text:p>1550139513.39203</text:p>
          </table:table-cell>
          <table:table-cell office:value-type="float" office:value="0.0748044170388541" calcext:value-type="float">
            <text:p>0.074804417038854</text:p>
          </table:table-cell>
          <table:table-cell office:value-type="float" office:value="-1.00023931326607" calcext:value-type="float">
            <text:p>-1.00023931326607</text:p>
          </table:table-cell>
          <table:table-cell office:value-type="float" office:value="0.115043884933881" calcext:value-type="float">
            <text:p>0.115043884933881</text:p>
          </table:table-cell>
          <table:table-cell office:value-type="float" office:value="0.366156298452657" calcext:value-type="float">
            <text:p>0.366156298452657</text:p>
          </table:table-cell>
          <table:table-cell office:value-type="float" office:value="-1.00915765697596" calcext:value-type="float">
            <text:p>-1.00915765697596</text:p>
          </table:table-cell>
          <table:table-cell office:value-type="float" office:value="-11.1429874213597" calcext:value-type="float">
            <text:p>-11.1429874213597</text:p>
          </table:table-cell>
          <table:table-cell office:value-type="float" office:value="101.159328471811" calcext:value-type="float">
            <text:p>101.15932847181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6.39152" calcext:value-type="float">
            <text:p>1639747656.39152</text:p>
          </table:table-cell>
          <table:table-cell office:value-type="float" office:value="1550139513.69271" calcext:value-type="float">
            <text:p>1550139513.69271</text:p>
          </table:table-cell>
          <table:table-cell office:value-type="float" office:value="0.0895077012196228" calcext:value-type="float">
            <text:p>0.089507701219623</text:p>
          </table:table-cell>
          <table:table-cell office:value-type="float" office:value="-1.08523725397526" calcext:value-type="float">
            <text:p>-1.08523725397526</text:p>
          </table:table-cell>
          <table:table-cell office:value-type="float" office:value="0.100030109750831" calcext:value-type="float">
            <text:p>0.100030109750831</text:p>
          </table:table-cell>
          <table:table-cell office:value-type="float" office:value="0.366348700840542" calcext:value-type="float">
            <text:p>0.366348700840542</text:p>
          </table:table-cell>
          <table:table-cell office:value-type="float" office:value="-1.6774203524402" calcext:value-type="float">
            <text:p>-1.6774203524402</text:p>
          </table:table-cell>
          <table:table-cell office:value-type="float" office:value="-11.8129989824577" calcext:value-type="float">
            <text:p>-11.8129989824577</text:p>
          </table:table-cell>
          <table:table-cell office:value-type="float" office:value="108.569520602516" calcext:value-type="float">
            <text:p>108.56952060251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6.63029" calcext:value-type="float">
            <text:p>1639747656.63029</text:p>
          </table:table-cell>
          <table:table-cell office:value-type="float" office:value="1550139513.99229" calcext:value-type="float">
            <text:p>1550139513.99229</text:p>
          </table:table-cell>
          <table:table-cell office:value-type="float" office:value="0.126902700320751" calcext:value-type="float">
            <text:p>0.126902700320751</text:p>
          </table:table-cell>
          <table:table-cell office:value-type="float" office:value="-1.16486115964146" calcext:value-type="float">
            <text:p>-1.16486115964146</text:p>
          </table:table-cell>
          <table:table-cell office:value-type="float" office:value="0.0827624633314941" calcext:value-type="float">
            <text:p>0.082762463331494</text:p>
          </table:table-cell>
          <table:table-cell office:value-type="float" office:value="0.368671362810822" calcext:value-type="float">
            <text:p>0.368671362810822</text:p>
          </table:table-cell>
          <table:table-cell office:value-type="float" office:value="-2.22802176970609" calcext:value-type="float">
            <text:p>-2.22802176970609</text:p>
          </table:table-cell>
          <table:table-cell office:value-type="float" office:value="-11.7784299528421" calcext:value-type="float">
            <text:p>-11.7784299528421</text:p>
          </table:table-cell>
          <table:table-cell office:value-type="float" office:value="104.382131309742" calcext:value-type="float">
            <text:p>104.38213130974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6.884" calcext:value-type="float">
            <text:p>1639747656.884</text:p>
          </table:table-cell>
          <table:table-cell office:value-type="float" office:value="1550139514.21687" calcext:value-type="float">
            <text:p>1550139514.21687</text:p>
          </table:table-cell>
          <table:table-cell office:value-type="float" office:value="0.144523544221213" calcext:value-type="float">
            <text:p>0.144523544221213</text:p>
          </table:table-cell>
          <table:table-cell office:value-type="float" office:value="-1.22671398720641" calcext:value-type="float">
            <text:p>-1.22671398720641</text:p>
          </table:table-cell>
          <table:table-cell office:value-type="float" office:value="0.0762768915628879" calcext:value-type="float">
            <text:p>0.076276891562888</text:p>
          </table:table-cell>
          <table:table-cell office:value-type="float" office:value="0.373344367899574" calcext:value-type="float">
            <text:p>0.373344367899574</text:p>
          </table:table-cell>
          <table:table-cell office:value-type="float" office:value="-0.339653872669728" calcext:value-type="float">
            <text:p>-0.339653872669728</text:p>
          </table:table-cell>
          <table:table-cell office:value-type="float" office:value="-13.5179219137338" calcext:value-type="float">
            <text:p>-13.5179219137338</text:p>
          </table:table-cell>
          <table:table-cell office:value-type="float" office:value="100.895015336991" calcext:value-type="float">
            <text:p>100.89501533699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7.12546" calcext:value-type="float">
            <text:p>1639747657.12546</text:p>
          </table:table-cell>
          <table:table-cell office:value-type="float" office:value="1550139514.51742" calcext:value-type="float">
            <text:p>1550139514.51742</text:p>
          </table:table-cell>
          <table:table-cell office:value-type="float" office:value="0.160101858508628" calcext:value-type="float">
            <text:p>0.160101858508628</text:p>
          </table:table-cell>
          <table:table-cell office:value-type="float" office:value="-1.26873329372073" calcext:value-type="float">
            <text:p>-1.26873329372073</text:p>
          </table:table-cell>
          <table:table-cell office:value-type="float" office:value="0.0745960344180209" calcext:value-type="float">
            <text:p>0.074596034418021</text:p>
          </table:table-cell>
          <table:table-cell office:value-type="float" office:value="0.368842988344472" calcext:value-type="float">
            <text:p>0.368842988344472</text:p>
          </table:table-cell>
          <table:table-cell office:value-type="float" office:value="-1.22338257611691" calcext:value-type="float">
            <text:p>-1.22338257611691</text:p>
          </table:table-cell>
          <table:table-cell office:value-type="float" office:value="-11.2847149362799" calcext:value-type="float">
            <text:p>-11.2847149362799</text:p>
          </table:table-cell>
          <table:table-cell office:value-type="float" office:value="107.064454470657" calcext:value-type="float">
            <text:p>107.06445447065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7.48034" calcext:value-type="float">
            <text:p>1639747657.48034</text:p>
          </table:table-cell>
          <table:table-cell office:value-type="float" office:value="1550139514.79196" calcext:value-type="float">
            <text:p>1550139514.79196</text:p>
          </table:table-cell>
          <table:table-cell office:value-type="float" office:value="0.18386327646915" calcext:value-type="float">
            <text:p>0.18386327646915</text:p>
          </table:table-cell>
          <table:table-cell office:value-type="float" office:value="-1.3006708138687" calcext:value-type="float">
            <text:p>-1.3006708138687</text:p>
          </table:table-cell>
          <table:table-cell office:value-type="float" office:value="0.0828102159197475" calcext:value-type="float">
            <text:p>0.082810215919748</text:p>
          </table:table-cell>
          <table:table-cell office:value-type="float" office:value="0.368858439993974" calcext:value-type="float">
            <text:p>0.368858439993974</text:p>
          </table:table-cell>
          <table:table-cell office:value-type="float" office:value="-3.32395697316383" calcext:value-type="float">
            <text:p>-3.32395697316383</text:p>
          </table:table-cell>
          <table:table-cell office:value-type="float" office:value="-8.16898109613347" calcext:value-type="float">
            <text:p>-8.16898109613347</text:p>
          </table:table-cell>
          <table:table-cell office:value-type="float" office:value="121.952846668293" calcext:value-type="float">
            <text:p>121.95284666829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7.7198" calcext:value-type="float">
            <text:p>1639747657.7198</text:p>
          </table:table-cell>
          <table:table-cell office:value-type="float" office:value="1550139515.092" calcext:value-type="float">
            <text:p>1550139515.092</text:p>
          </table:table-cell>
          <table:table-cell office:value-type="float" office:value="0.191944329447866" calcext:value-type="float">
            <text:p>0.191944329447866</text:p>
          </table:table-cell>
          <table:table-cell office:value-type="float" office:value="-1.32224765706642" calcext:value-type="float">
            <text:p>-1.32224765706642</text:p>
          </table:table-cell>
          <table:table-cell office:value-type="float" office:value="0.0817699823560905" calcext:value-type="float">
            <text:p>0.081769982356091</text:p>
          </table:table-cell>
          <table:table-cell office:value-type="float" office:value="0.368933042501759" calcext:value-type="float">
            <text:p>0.368933042501759</text:p>
          </table:table-cell>
          <table:table-cell office:value-type="float" office:value="-5.1355941675815" calcext:value-type="float">
            <text:p>-5.1355941675815</text:p>
          </table:table-cell>
          <table:table-cell office:value-type="float" office:value="-7.28102038794101" calcext:value-type="float">
            <text:p>-7.28102038794101</text:p>
          </table:table-cell>
          <table:table-cell office:value-type="float" office:value="135.842185702263" calcext:value-type="float">
            <text:p>135.84218570226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7.96072" calcext:value-type="float">
            <text:p>1639747657.96072</text:p>
          </table:table-cell>
          <table:table-cell office:value-type="float" office:value="1550139515.37161" calcext:value-type="float">
            <text:p>1550139515.37161</text:p>
          </table:table-cell>
          <table:table-cell office:value-type="float" office:value="0.189384707762076" calcext:value-type="float">
            <text:p>0.189384707762076</text:p>
          </table:table-cell>
          <table:table-cell office:value-type="float" office:value="-1.32726455270956" calcext:value-type="float">
            <text:p>-1.32726455270956</text:p>
          </table:table-cell>
          <table:table-cell office:value-type="float" office:value="0.0766543531519397" calcext:value-type="float">
            <text:p>0.07665435315194</text:p>
          </table:table-cell>
          <table:table-cell office:value-type="float" office:value="0.369155121839802" calcext:value-type="float">
            <text:p>0.369155121839802</text:p>
          </table:table-cell>
          <table:table-cell office:value-type="float" office:value="-6.44662485985205" calcext:value-type="float">
            <text:p>-6.44662485985205</text:p>
          </table:table-cell>
          <table:table-cell office:value-type="float" office:value="-5.85187921860468" calcext:value-type="float">
            <text:p>-5.85187921860468</text:p>
          </table:table-cell>
          <table:table-cell office:value-type="float" office:value="154.823179283039" calcext:value-type="float">
            <text:p>154.82317928303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8.32097" calcext:value-type="float">
            <text:p>1639747658.32097</text:p>
          </table:table-cell>
          <table:table-cell office:value-type="float" office:value="1550139515.64208" calcext:value-type="float">
            <text:p>1550139515.64208</text:p>
          </table:table-cell>
          <table:table-cell office:value-type="float" office:value="0.169318744598981" calcext:value-type="float">
            <text:p>0.169318744598981</text:p>
          </table:table-cell>
          <table:table-cell office:value-type="float" office:value="-1.32354384974259" calcext:value-type="float">
            <text:p>-1.32354384974259</text:p>
          </table:table-cell>
          <table:table-cell office:value-type="float" office:value="0.0775287960287541" calcext:value-type="float">
            <text:p>0.077528796028754</text:p>
          </table:table-cell>
          <table:table-cell office:value-type="float" office:value="0.369028815157654" calcext:value-type="float">
            <text:p>0.369028815157654</text:p>
          </table:table-cell>
          <table:table-cell office:value-type="float" office:value="-7.72419759166455" calcext:value-type="float">
            <text:p>-7.72419759166455</text:p>
          </table:table-cell>
          <table:table-cell office:value-type="float" office:value="-3.44382630222694" calcext:value-type="float">
            <text:p>-3.44382630222694</text:p>
          </table:table-cell>
          <table:table-cell office:value-type="float" office:value="177.095271762515" calcext:value-type="float">
            <text:p>177.09527176251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8.68043" calcext:value-type="float">
            <text:p>1639747658.68043</text:p>
          </table:table-cell>
          <table:table-cell office:value-type="float" office:value="1550139516.01744" calcext:value-type="float">
            <text:p>1550139516.01744</text:p>
          </table:table-cell>
          <table:table-cell office:value-type="float" office:value="0.145744284961567" calcext:value-type="float">
            <text:p>0.145744284961567</text:p>
          </table:table-cell>
          <table:table-cell office:value-type="float" office:value="-1.3265114858474" calcext:value-type="float">
            <text:p>-1.3265114858474</text:p>
          </table:table-cell>
          <table:table-cell office:value-type="float" office:value="0.0774981883351244" calcext:value-type="float">
            <text:p>0.077498188335124</text:p>
          </table:table-cell>
          <table:table-cell office:value-type="float" office:value="0.369168307865694" calcext:value-type="float">
            <text:p>0.369168307865694</text:p>
          </table:table-cell>
          <table:table-cell office:value-type="float" office:value="-8.476171498259" calcext:value-type="float">
            <text:p>-8.476171498259</text:p>
          </table:table-cell>
          <table:table-cell office:value-type="float" office:value="-0.0813344515835895" calcext:value-type="float">
            <text:p>-0.08133445158359</text:p>
          </table:table-cell>
          <table:table-cell office:value-type="float" office:value="-150.418718739436" calcext:value-type="float">
            <text:p>-150.41871873943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8.93081" calcext:value-type="float">
            <text:p>1639747658.93081</text:p>
          </table:table-cell>
          <table:table-cell office:value-type="float" office:value="1550139516.31727" calcext:value-type="float">
            <text:p>1550139516.31727</text:p>
          </table:table-cell>
          <table:table-cell office:value-type="float" office:value="0.134739396715645" calcext:value-type="float">
            <text:p>0.134739396715645</text:p>
          </table:table-cell>
          <table:table-cell office:value-type="float" office:value="-1.32923216404536" calcext:value-type="float">
            <text:p>-1.32923216404536</text:p>
          </table:table-cell>
          <table:table-cell office:value-type="float" office:value="0.0771513903938607" calcext:value-type="float">
            <text:p>0.077151390393861</text:p>
          </table:table-cell>
          <table:table-cell office:value-type="float" office:value="0.369297806564447" calcext:value-type="float">
            <text:p>0.369297806564447</text:p>
          </table:table-cell>
          <table:table-cell office:value-type="float" office:value="-8.16069808303398" calcext:value-type="float">
            <text:p>-8.16069808303398</text:p>
          </table:table-cell>
          <table:table-cell office:value-type="float" office:value="2.07643278476729" calcext:value-type="float">
            <text:p>2.07643278476729</text:p>
          </table:table-cell>
          <table:table-cell office:value-type="float" office:value="-126.340394264038" calcext:value-type="float">
            <text:p>-126.34039426403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9.29069" calcext:value-type="float">
            <text:p>1639747659.29069</text:p>
          </table:table-cell>
          <table:table-cell office:value-type="float" office:value="1550139516.66682" calcext:value-type="float">
            <text:p>1550139516.66682</text:p>
          </table:table-cell>
          <table:table-cell office:value-type="float" office:value="0.134680125205737" calcext:value-type="float">
            <text:p>0.134680125205737</text:p>
          </table:table-cell>
          <table:table-cell office:value-type="float" office:value="-1.32007189888002" calcext:value-type="float">
            <text:p>-1.32007189888002</text:p>
          </table:table-cell>
          <table:table-cell office:value-type="float" office:value="0.0803563378614898" calcext:value-type="float">
            <text:p>0.08035633786149</text:p>
          </table:table-cell>
          <table:table-cell office:value-type="float" office:value="0.369424821726758" calcext:value-type="float">
            <text:p>0.369424821726758</text:p>
          </table:table-cell>
          <table:table-cell office:value-type="float" office:value="-4.95400970811966" calcext:value-type="float">
            <text:p>-4.95400970811966</text:p>
          </table:table-cell>
          <table:table-cell office:value-type="float" office:value="1.71095833552709" calcext:value-type="float">
            <text:p>1.71095833552709</text:p>
          </table:table-cell>
          <table:table-cell office:value-type="float" office:value="-96.7838328363083" calcext:value-type="float">
            <text:p>-96.783832836308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9.64977" calcext:value-type="float">
            <text:p>1639747659.64977</text:p>
          </table:table-cell>
          <table:table-cell office:value-type="float" office:value="1550139516.96999" calcext:value-type="float">
            <text:p>1550139516.96999</text:p>
          </table:table-cell>
          <table:table-cell office:value-type="float" office:value="0.116039010404415" calcext:value-type="float">
            <text:p>0.116039010404415</text:p>
          </table:table-cell>
          <table:table-cell office:value-type="float" office:value="-1.21767359983677" calcext:value-type="float">
            <text:p>-1.21767359983677</text:p>
          </table:table-cell>
          <table:table-cell office:value-type="float" office:value="0.0961057274866932" calcext:value-type="float">
            <text:p>0.096105727486693</text:p>
          </table:table-cell>
          <table:table-cell office:value-type="float" office:value="0.369592615493351" calcext:value-type="float">
            <text:p>0.369592615493351</text:p>
          </table:table-cell>
          <table:table-cell office:value-type="float" office:value="-6.20833557353119" calcext:value-type="float">
            <text:p>-6.20833557353119</text:p>
          </table:table-cell>
          <table:table-cell office:value-type="float" office:value="2.66509092461768" calcext:value-type="float">
            <text:p>2.66509092461768</text:p>
          </table:table-cell>
          <table:table-cell office:value-type="float" office:value="-89.1059527008325" calcext:value-type="float">
            <text:p>-89.105952700832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59.88932" calcext:value-type="float">
            <text:p>1639747659.88932</text:p>
          </table:table-cell>
          <table:table-cell office:value-type="float" office:value="1550139517.24218" calcext:value-type="float">
            <text:p>1550139517.24218</text:p>
          </table:table-cell>
          <table:table-cell office:value-type="float" office:value="0.112058183796318" calcext:value-type="float">
            <text:p>0.112058183796318</text:p>
          </table:table-cell>
          <table:table-cell office:value-type="float" office:value="-1.14414895106379" calcext:value-type="float">
            <text:p>-1.14414895106379</text:p>
          </table:table-cell>
          <table:table-cell office:value-type="float" office:value="0.106529596708411" calcext:value-type="float">
            <text:p>0.106529596708411</text:p>
          </table:table-cell>
          <table:table-cell office:value-type="float" office:value="0.369592501237332" calcext:value-type="float">
            <text:p>0.369592501237332</text:p>
          </table:table-cell>
          <table:table-cell office:value-type="float" office:value="-7.27329028385816" calcext:value-type="float">
            <text:p>-7.27329028385816</text:p>
          </table:table-cell>
          <table:table-cell office:value-type="float" office:value="-0.828984777197384" calcext:value-type="float">
            <text:p>-0.828984777197384</text:p>
          </table:table-cell>
          <table:table-cell office:value-type="float" office:value="-97.6561802729147" calcext:value-type="float">
            <text:p>-97.656180272914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0.25933" calcext:value-type="float">
            <text:p>1639747660.25933</text:p>
          </table:table-cell>
          <table:table-cell office:value-type="float" office:value="1550139517.59237" calcext:value-type="float">
            <text:p>1550139517.59237</text:p>
          </table:table-cell>
          <table:table-cell office:value-type="float" office:value="0.104254685147651" calcext:value-type="float">
            <text:p>0.104254685147651</text:p>
          </table:table-cell>
          <table:table-cell office:value-type="float" office:value="-1.01873413819714" calcext:value-type="float">
            <text:p>-1.01873413819714</text:p>
          </table:table-cell>
          <table:table-cell office:value-type="float" office:value="0.107927616297407" calcext:value-type="float">
            <text:p>0.107927616297407</text:p>
          </table:table-cell>
          <table:table-cell office:value-type="float" office:value="0.369829060169243" calcext:value-type="float">
            <text:p>0.369829060169243</text:p>
          </table:table-cell>
          <table:table-cell office:value-type="float" office:value="-7.35169808181552" calcext:value-type="float">
            <text:p>-7.35169808181552</text:p>
          </table:table-cell>
          <table:table-cell office:value-type="float" office:value="-3.83895316876376" calcext:value-type="float">
            <text:p>-3.83895316876376</text:p>
          </table:table-cell>
          <table:table-cell office:value-type="float" office:value="-105.176275828503" calcext:value-type="float">
            <text:p>-105.17627582850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0.50027" calcext:value-type="float">
            <text:p>1639747660.50027</text:p>
          </table:table-cell>
          <table:table-cell office:value-type="float" office:value="1550139517.84191" calcext:value-type="float">
            <text:p>1550139517.84191</text:p>
          </table:table-cell>
          <table:table-cell office:value-type="float" office:value="0.095851544585319" calcext:value-type="float">
            <text:p>0.095851544585319</text:p>
          </table:table-cell>
          <table:table-cell office:value-type="float" office:value="-0.916352121233329" calcext:value-type="float">
            <text:p>-0.916352121233329</text:p>
          </table:table-cell>
          <table:table-cell office:value-type="float" office:value="0.106596264818869" calcext:value-type="float">
            <text:p>0.106596264818869</text:p>
          </table:table-cell>
          <table:table-cell office:value-type="float" office:value="0.370565069264435" calcext:value-type="float">
            <text:p>0.370565069264435</text:p>
          </table:table-cell>
          <table:table-cell office:value-type="float" office:value="-7.54400529797639" calcext:value-type="float">
            <text:p>-7.54400529797639</text:p>
          </table:table-cell>
          <table:table-cell office:value-type="float" office:value="-1.48621820352534" calcext:value-type="float">
            <text:p>-1.48621820352534</text:p>
          </table:table-cell>
          <table:table-cell office:value-type="float" office:value="-100.265610733923" calcext:value-type="float">
            <text:p>-100.26561073392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0.74298" calcext:value-type="float">
            <text:p>1639747660.74298</text:p>
          </table:table-cell>
          <table:table-cell office:value-type="float" office:value="1550139518.11731" calcext:value-type="float">
            <text:p>1550139518.11731</text:p>
          </table:table-cell>
          <table:table-cell office:value-type="float" office:value="0.107789853433668" calcext:value-type="float">
            <text:p>0.107789853433668</text:p>
          </table:table-cell>
          <table:table-cell office:value-type="float" office:value="-0.743766299493399" calcext:value-type="float">
            <text:p>-0.743766299493399</text:p>
          </table:table-cell>
          <table:table-cell office:value-type="float" office:value="0.133204563234049" calcext:value-type="float">
            <text:p>0.133204563234049</text:p>
          </table:table-cell>
          <table:table-cell office:value-type="float" office:value="0.370468114883068" calcext:value-type="float">
            <text:p>0.370468114883068</text:p>
          </table:table-cell>
          <table:table-cell office:value-type="float" office:value="-7.69429158234166" calcext:value-type="float">
            <text:p>-7.69429158234166</text:p>
          </table:table-cell>
          <table:table-cell office:value-type="float" office:value="0.916243845962079" calcext:value-type="float">
            <text:p>0.916243845962079</text:p>
          </table:table-cell>
          <table:table-cell office:value-type="float" office:value="-96.2474615605445" calcext:value-type="float">
            <text:p>-96.247461560544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0.98137" calcext:value-type="float">
            <text:p>1639747660.98137</text:p>
          </table:table-cell>
          <table:table-cell office:value-type="float" office:value="1550139518.36992" calcext:value-type="float">
            <text:p>1550139518.36992</text:p>
          </table:table-cell>
          <table:table-cell office:value-type="float" office:value="0.114866791105037" calcext:value-type="float">
            <text:p>0.114866791105037</text:p>
          </table:table-cell>
          <table:table-cell office:value-type="float" office:value="-0.619058979211987" calcext:value-type="float">
            <text:p>-0.619058979211987</text:p>
          </table:table-cell>
          <table:table-cell office:value-type="float" office:value="0.14896242023297" calcext:value-type="float">
            <text:p>0.14896242023297</text:p>
          </table:table-cell>
          <table:table-cell office:value-type="float" office:value="0.371182304374374" calcext:value-type="float">
            <text:p>0.371182304374374</text:p>
          </table:table-cell>
          <table:table-cell office:value-type="float" office:value="-7.90827469958046" calcext:value-type="float">
            <text:p>-7.90827469958046</text:p>
          </table:table-cell>
          <table:table-cell office:value-type="float" office:value="2.15387473035291" calcext:value-type="float">
            <text:p>2.15387473035291</text:p>
          </table:table-cell>
          <table:table-cell office:value-type="float" office:value="-95.0531865195379" calcext:value-type="float">
            <text:p>-95.053186519537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1.22086" calcext:value-type="float">
            <text:p>1639747661.22086</text:p>
          </table:table-cell>
          <table:table-cell office:value-type="float" office:value="1550139518.61704" calcext:value-type="float">
            <text:p>1550139518.61704</text:p>
          </table:table-cell>
          <table:table-cell office:value-type="float" office:value="0.116719742136792" calcext:value-type="float">
            <text:p>0.116719742136792</text:p>
          </table:table-cell>
          <table:table-cell office:value-type="float" office:value="-0.534839055742931" calcext:value-type="float">
            <text:p>-0.534839055742931</text:p>
          </table:table-cell>
          <table:table-cell office:value-type="float" office:value="0.157421242866711" calcext:value-type="float">
            <text:p>0.157421242866711</text:p>
          </table:table-cell>
          <table:table-cell office:value-type="float" office:value="0.370704705693523" calcext:value-type="float">
            <text:p>0.370704705693523</text:p>
          </table:table-cell>
          <table:table-cell office:value-type="float" office:value="-8.10780584058328" calcext:value-type="float">
            <text:p>-8.10780584058328</text:p>
          </table:table-cell>
          <table:table-cell office:value-type="float" office:value="2.17416515187158" calcext:value-type="float">
            <text:p>2.17416515187158</text:p>
          </table:table-cell>
          <table:table-cell office:value-type="float" office:value="-95.5098857942076" calcext:value-type="float">
            <text:p>-95.509885794207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1.70141" calcext:value-type="float">
            <text:p>1639747661.70141</text:p>
          </table:table-cell>
          <table:table-cell office:value-type="float" office:value="1550139519.0167" calcext:value-type="float">
            <text:p>1550139519.0167</text:p>
          </table:table-cell>
          <table:table-cell office:value-type="float" office:value="0.131369682320184" calcext:value-type="float">
            <text:p>0.131369682320184</text:p>
          </table:table-cell>
          <table:table-cell office:value-type="float" office:value="-0.393567541977905" calcext:value-type="float">
            <text:p>-0.393567541977905</text:p>
          </table:table-cell>
          <table:table-cell office:value-type="float" office:value="0.169847746551807" calcext:value-type="float">
            <text:p>0.169847746551807</text:p>
          </table:table-cell>
          <table:table-cell office:value-type="float" office:value="0.370817475170818" calcext:value-type="float">
            <text:p>0.370817475170818</text:p>
          </table:table-cell>
          <table:table-cell office:value-type="float" office:value="-7.25338754746706" calcext:value-type="float">
            <text:p>-7.25338754746706</text:p>
          </table:table-cell>
          <table:table-cell office:value-type="float" office:value="0.190008446653135" calcext:value-type="float">
            <text:p>0.190008446653135</text:p>
          </table:table-cell>
          <table:table-cell office:value-type="float" office:value="-94.287764142573" calcext:value-type="float">
            <text:p>-94.28776414257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1.93936" calcext:value-type="float">
            <text:p>1639747661.93936</text:p>
          </table:table-cell>
          <table:table-cell office:value-type="float" office:value="1550139519.29245" calcext:value-type="float">
            <text:p>1550139519.29245</text:p>
          </table:table-cell>
          <table:table-cell office:value-type="float" office:value="0.116809287544388" calcext:value-type="float">
            <text:p>0.116809287544388</text:p>
          </table:table-cell>
          <table:table-cell office:value-type="float" office:value="-0.28774650508424" calcext:value-type="float">
            <text:p>-0.28774650508424</text:p>
          </table:table-cell>
          <table:table-cell office:value-type="float" office:value="0.177668539370075" calcext:value-type="float">
            <text:p>0.177668539370075</text:p>
          </table:table-cell>
          <table:table-cell office:value-type="float" office:value="0.371344308633034" calcext:value-type="float">
            <text:p>0.371344308633034</text:p>
          </table:table-cell>
          <table:table-cell office:value-type="float" office:value="-7.551255134651" calcext:value-type="float">
            <text:p>-7.551255134651</text:p>
          </table:table-cell>
          <table:table-cell office:value-type="float" office:value="1.27182635261666" calcext:value-type="float">
            <text:p>1.27182635261666</text:p>
          </table:table-cell>
          <table:table-cell office:value-type="float" office:value="-91.8137121368213" calcext:value-type="float">
            <text:p>-91.813712136821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2.18007" calcext:value-type="float">
            <text:p>1639747662.18007</text:p>
          </table:table-cell>
          <table:table-cell office:value-type="float" office:value="1550139519.54262" calcext:value-type="float">
            <text:p>1550139519.54262</text:p>
          </table:table-cell>
          <table:table-cell office:value-type="float" office:value="0.113206260439577" calcext:value-type="float">
            <text:p>0.113206260439577</text:p>
          </table:table-cell>
          <table:table-cell office:value-type="float" office:value="-0.189352786873415" calcext:value-type="float">
            <text:p>-0.189352786873415</text:p>
          </table:table-cell>
          <table:table-cell office:value-type="float" office:value="0.192848071041629" calcext:value-type="float">
            <text:p>0.192848071041629</text:p>
          </table:table-cell>
          <table:table-cell office:value-type="float" office:value="0.372251224431755" calcext:value-type="float">
            <text:p>0.372251224431755</text:p>
          </table:table-cell>
          <table:table-cell office:value-type="float" office:value="-7.76029932219826" calcext:value-type="float">
            <text:p>-7.76029932219826</text:p>
          </table:table-cell>
          <table:table-cell office:value-type="float" office:value="1.80429229688641" calcext:value-type="float">
            <text:p>1.80429229688641</text:p>
          </table:table-cell>
          <table:table-cell office:value-type="float" office:value="-92.8117658200569" calcext:value-type="float">
            <text:p>-92.811765820056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2.42046" calcext:value-type="float">
            <text:p>1639747662.42046</text:p>
          </table:table-cell>
          <table:table-cell office:value-type="float" office:value="1550139519.79229" calcext:value-type="float">
            <text:p>1550139519.79229</text:p>
          </table:table-cell>
          <table:table-cell office:value-type="float" office:value="0.112132389024891" calcext:value-type="float">
            <text:p>0.112132389024891</text:p>
          </table:table-cell>
          <table:table-cell office:value-type="float" office:value="-0.0989425083462016" calcext:value-type="float">
            <text:p>-0.098942508346202</text:p>
          </table:table-cell>
          <table:table-cell office:value-type="float" office:value="0.202318132257781" calcext:value-type="float">
            <text:p>0.202318132257781</text:p>
          </table:table-cell>
          <table:table-cell office:value-type="float" office:value="0.373123139776202" calcext:value-type="float">
            <text:p>0.373123139776202</text:p>
          </table:table-cell>
          <table:table-cell office:value-type="float" office:value="-7.60687600259663" calcext:value-type="float">
            <text:p>-7.60687600259663</text:p>
          </table:table-cell>
          <table:table-cell office:value-type="float" office:value="0.857678277030527" calcext:value-type="float">
            <text:p>0.857678277030527</text:p>
          </table:table-cell>
          <table:table-cell office:value-type="float" office:value="-93.4798958854051" calcext:value-type="float">
            <text:p>-93.479895885405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2.66716" calcext:value-type="float">
            <text:p>1639747662.66716</text:p>
          </table:table-cell>
          <table:table-cell office:value-type="float" office:value="1550139520.06723" calcext:value-type="float">
            <text:p>1550139520.06723</text:p>
          </table:table-cell>
          <table:table-cell office:value-type="float" office:value="0.103755919090874" calcext:value-type="float">
            <text:p>0.103755919090874</text:p>
          </table:table-cell>
          <table:table-cell office:value-type="float" office:value="0.0270390286837596" calcext:value-type="float">
            <text:p>0.02703902868376</text:p>
          </table:table-cell>
          <table:table-cell office:value-type="float" office:value="0.211828062987941" calcext:value-type="float">
            <text:p>0.211828062987941</text:p>
          </table:table-cell>
          <table:table-cell office:value-type="float" office:value="0.372230114726794" calcext:value-type="float">
            <text:p>0.372230114726794</text:p>
          </table:table-cell>
          <table:table-cell office:value-type="float" office:value="-7.74746806100542" calcext:value-type="float">
            <text:p>-7.74746806100542</text:p>
          </table:table-cell>
          <table:table-cell office:value-type="float" office:value="-0.42290086963923" calcext:value-type="float">
            <text:p>-0.42290086963923</text:p>
          </table:table-cell>
          <table:table-cell office:value-type="float" office:value="-94.8965304468295" calcext:value-type="float">
            <text:p>-94.896530446829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3.03701" calcext:value-type="float">
            <text:p>1639747663.03701</text:p>
          </table:table-cell>
          <table:table-cell office:value-type="float" office:value="1550139520.44262" calcext:value-type="float">
            <text:p>1550139520.44262</text:p>
          </table:table-cell>
          <table:table-cell office:value-type="float" office:value="0.101630642962891" calcext:value-type="float">
            <text:p>0.101630642962891</text:p>
          </table:table-cell>
          <table:table-cell office:value-type="float" office:value="0.191513406049434" calcext:value-type="float">
            <text:p>0.191513406049434</text:p>
          </table:table-cell>
          <table:table-cell office:value-type="float" office:value="0.231958587263379" calcext:value-type="float">
            <text:p>0.231958587263379</text:p>
          </table:table-cell>
          <table:table-cell office:value-type="float" office:value="0.372527135112207" calcext:value-type="float">
            <text:p>0.372527135112207</text:p>
          </table:table-cell>
          <table:table-cell office:value-type="float" office:value="-8.63241290514478" calcext:value-type="float">
            <text:p>-8.63241290514478</text:p>
          </table:table-cell>
          <table:table-cell office:value-type="float" office:value="1.69679064440319" calcext:value-type="float">
            <text:p>1.69679064440319</text:p>
          </table:table-cell>
          <table:table-cell office:value-type="float" office:value="-98.3984848405509" calcext:value-type="float">
            <text:p>-98.398484840550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3.38972" calcext:value-type="float">
            <text:p>1639747663.38972</text:p>
          </table:table-cell>
          <table:table-cell office:value-type="float" office:value="1550139520.69214" calcext:value-type="float">
            <text:p>1550139520.69214</text:p>
          </table:table-cell>
          <table:table-cell office:value-type="float" office:value="0.109381312399165" calcext:value-type="float">
            <text:p>0.109381312399165</text:p>
          </table:table-cell>
          <table:table-cell office:value-type="float" office:value="0.272382776674425" calcext:value-type="float">
            <text:p>0.272382776674425</text:p>
          </table:table-cell>
          <table:table-cell office:value-type="float" office:value="0.243586396640969" calcext:value-type="float">
            <text:p>0.243586396640969</text:p>
          </table:table-cell>
          <table:table-cell office:value-type="float" office:value="0.372570597363596" calcext:value-type="float">
            <text:p>0.372570597363596</text:p>
          </table:table-cell>
          <table:table-cell office:value-type="float" office:value="-9.32122737863742" calcext:value-type="float">
            <text:p>-9.32122737863742</text:p>
          </table:table-cell>
          <table:table-cell office:value-type="float" office:value="1.17679845921689" calcext:value-type="float">
            <text:p>1.17679845921689</text:p>
          </table:table-cell>
          <table:table-cell office:value-type="float" office:value="-103.236620187746" calcext:value-type="float">
            <text:p>-103.23662018774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3.74971" calcext:value-type="float">
            <text:p>1639747663.74971</text:p>
          </table:table-cell>
          <table:table-cell office:value-type="float" office:value="1550139521.06762" calcext:value-type="float">
            <text:p>1550139521.06762</text:p>
          </table:table-cell>
          <table:table-cell office:value-type="float" office:value="0.115631709642805" calcext:value-type="float">
            <text:p>0.115631709642805</text:p>
          </table:table-cell>
          <table:table-cell office:value-type="float" office:value="0.351975971303828" calcext:value-type="float">
            <text:p>0.351975971303828</text:p>
          </table:table-cell>
          <table:table-cell office:value-type="float" office:value="0.253592261385913" calcext:value-type="float">
            <text:p>0.253592261385913</text:p>
          </table:table-cell>
          <table:table-cell office:value-type="float" office:value="0.37268035264876" calcext:value-type="float">
            <text:p>0.37268035264876</text:p>
          </table:table-cell>
          <table:table-cell office:value-type="float" office:value="-10.821205897514" calcext:value-type="float">
            <text:p>-10.821205897514</text:p>
          </table:table-cell>
          <table:table-cell office:value-type="float" office:value="-0.673066728201583" calcext:value-type="float">
            <text:p>-0.673066728201583</text:p>
          </table:table-cell>
          <table:table-cell office:value-type="float" office:value="-119.177327648098" calcext:value-type="float">
            <text:p>-119.17732764809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3.99287" calcext:value-type="float">
            <text:p>1639747663.99287</text:p>
          </table:table-cell>
          <table:table-cell office:value-type="float" office:value="1550139521.34235" calcext:value-type="float">
            <text:p>1550139521.34235</text:p>
          </table:table-cell>
          <table:table-cell office:value-type="float" office:value="0.110466398594516" calcext:value-type="float">
            <text:p>0.110466398594516</text:p>
          </table:table-cell>
          <table:table-cell office:value-type="float" office:value="0.336245078313381" calcext:value-type="float">
            <text:p>0.336245078313381</text:p>
          </table:table-cell>
          <table:table-cell office:value-type="float" office:value="0.25445422945998" calcext:value-type="float">
            <text:p>0.25445422945998</text:p>
          </table:table-cell>
          <table:table-cell office:value-type="float" office:value="0.372775765840779" calcext:value-type="float">
            <text:p>0.372775765840779</text:p>
          </table:table-cell>
          <table:table-cell office:value-type="float" office:value="-11.6265533984963" calcext:value-type="float">
            <text:p>-11.6265533984963</text:p>
          </table:table-cell>
          <table:table-cell office:value-type="float" office:value="-4.73532067524812" calcext:value-type="float">
            <text:p>-4.73532067524812</text:p>
          </table:table-cell>
          <table:table-cell office:value-type="float" office:value="-145.22895321588" calcext:value-type="float">
            <text:p>-145.2289532158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4.2309" calcext:value-type="float">
            <text:p>1639747664.2309</text:p>
          </table:table-cell>
          <table:table-cell office:value-type="float" office:value="1550139521.61708" calcext:value-type="float">
            <text:p>1550139521.61708</text:p>
          </table:table-cell>
          <table:table-cell office:value-type="float" office:value="0.0747425682658515" calcext:value-type="float">
            <text:p>0.074742568265852</text:p>
          </table:table-cell>
          <table:table-cell office:value-type="float" office:value="0.284462884353356" calcext:value-type="float">
            <text:p>0.284462884353356</text:p>
          </table:table-cell>
          <table:table-cell office:value-type="float" office:value="0.245386396465089" calcext:value-type="float">
            <text:p>0.245386396465089</text:p>
          </table:table-cell>
          <table:table-cell office:value-type="float" office:value="0.372918713716641" calcext:value-type="float">
            <text:p>0.372918713716641</text:p>
          </table:table-cell>
          <table:table-cell office:value-type="float" office:value="-8.92399139050807" calcext:value-type="float">
            <text:p>-8.92399139050807</text:p>
          </table:table-cell>
          <table:table-cell office:value-type="float" office:value="-9.98687109165889" calcext:value-type="float">
            <text:p>-9.98687109165889</text:p>
          </table:table-cell>
          <table:table-cell office:value-type="float" office:value="-176.151768577923" calcext:value-type="float">
            <text:p>-176.15176857792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4.60198" calcext:value-type="float">
            <text:p>1639747664.60198</text:p>
          </table:table-cell>
          <table:table-cell office:value-type="float" office:value="1550139521.91717" calcext:value-type="float">
            <text:p>1550139521.91717</text:p>
          </table:table-cell>
          <table:table-cell office:value-type="float" office:value="0.0430313491509708" calcext:value-type="float">
            <text:p>0.043031349150971</text:p>
          </table:table-cell>
          <table:table-cell office:value-type="float" office:value="0.27502340052952" calcext:value-type="float">
            <text:p>0.27502340052952</text:p>
          </table:table-cell>
          <table:table-cell office:value-type="float" office:value="0.247333627065215" calcext:value-type="float">
            <text:p>0.247333627065215</text:p>
          </table:table-cell>
          <table:table-cell office:value-type="float" office:value="0.372984507861263" calcext:value-type="float">
            <text:p>0.372984507861263</text:p>
          </table:table-cell>
          <table:table-cell office:value-type="float" office:value="-4.82956147227794" calcext:value-type="float">
            <text:p>-4.82956147227794</text:p>
          </table:table-cell>
          <table:table-cell office:value-type="float" office:value="-13.0990636763735" calcext:value-type="float">
            <text:p>-13.0990636763735</text:p>
          </table:table-cell>
          <table:table-cell office:value-type="float" office:value="153.901031583898" calcext:value-type="float">
            <text:p>153.90103158389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4.84115" calcext:value-type="float">
            <text:p>1639747664.84115</text:p>
          </table:table-cell>
          <table:table-cell office:value-type="float" office:value="1550139522.17041" calcext:value-type="float">
            <text:p>1550139522.17041</text:p>
          </table:table-cell>
          <table:table-cell office:value-type="float" office:value="0.0284395719382386" calcext:value-type="float">
            <text:p>0.028439571938239</text:p>
          </table:table-cell>
          <table:table-cell office:value-type="float" office:value="0.275549409868499" calcext:value-type="float">
            <text:p>0.275549409868499</text:p>
          </table:table-cell>
          <table:table-cell office:value-type="float" office:value="0.24761338237511" calcext:value-type="float">
            <text:p>0.24761338237511</text:p>
          </table:table-cell>
          <table:table-cell office:value-type="float" office:value="0.373118489140502" calcext:value-type="float">
            <text:p>0.373118489140502</text:p>
          </table:table-cell>
          <table:table-cell office:value-type="float" office:value="-2.10694877246463" calcext:value-type="float">
            <text:p>-2.10694877246463</text:p>
          </table:table-cell>
          <table:table-cell office:value-type="float" office:value="-14.3368692461861" calcext:value-type="float">
            <text:p>-14.3368692461861</text:p>
          </table:table-cell>
          <table:table-cell office:value-type="float" office:value="130.224433518263" calcext:value-type="float">
            <text:p>130.22443351826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5.08725" calcext:value-type="float">
            <text:p>1639747665.08725</text:p>
          </table:table-cell>
          <table:table-cell office:value-type="float" office:value="1550139522.46722" calcext:value-type="float">
            <text:p>1550139522.46722</text:p>
          </table:table-cell>
          <table:table-cell office:value-type="float" office:value="0.0183481840435149" calcext:value-type="float">
            <text:p>0.018348184043515</text:p>
          </table:table-cell>
          <table:table-cell office:value-type="float" office:value="0.266132455474922" calcext:value-type="float">
            <text:p>0.266132455474922</text:p>
          </table:table-cell>
          <table:table-cell office:value-type="float" office:value="0.244445402724479" calcext:value-type="float">
            <text:p>0.244445402724479</text:p>
          </table:table-cell>
          <table:table-cell office:value-type="float" office:value="0.373180852947017" calcext:value-type="float">
            <text:p>0.373180852947017</text:p>
          </table:table-cell>
          <table:table-cell office:value-type="float" office:value="1.07313291355049" calcext:value-type="float">
            <text:p>1.07313291355049</text:p>
          </table:table-cell>
          <table:table-cell office:value-type="float" office:value="-15.22609033133" calcext:value-type="float">
            <text:p>-15.22609033133</text:p>
          </table:table-cell>
          <table:table-cell office:value-type="float" office:value="102.627617106294" calcext:value-type="float">
            <text:p>102.62761710629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5.45004" calcext:value-type="float">
            <text:p>1639747665.45004</text:p>
          </table:table-cell>
          <table:table-cell office:value-type="float" office:value="1550139522.76992" calcext:value-type="float">
            <text:p>1550139522.76992</text:p>
          </table:table-cell>
          <table:table-cell office:value-type="float" office:value="0.0167354713146946" calcext:value-type="float">
            <text:p>0.016735471314695</text:p>
          </table:table-cell>
          <table:table-cell office:value-type="float" office:value="0.2174816553002" calcext:value-type="float">
            <text:p>0.2174816553002</text:p>
          </table:table-cell>
          <table:table-cell office:value-type="float" office:value="0.233549649268262" calcext:value-type="float">
            <text:p>0.233549649268262</text:p>
          </table:table-cell>
          <table:table-cell office:value-type="float" office:value="0.373197849874104" calcext:value-type="float">
            <text:p>0.373197849874104</text:p>
          </table:table-cell>
          <table:table-cell office:value-type="float" office:value="2.87874951227693" calcext:value-type="float">
            <text:p>2.87874951227693</text:p>
          </table:table-cell>
          <table:table-cell office:value-type="float" office:value="-15.7287234445943" calcext:value-type="float">
            <text:p>-15.7287234445943</text:p>
          </table:table-cell>
          <table:table-cell office:value-type="float" office:value="85.2249126195059" calcext:value-type="float">
            <text:p>85.224912619505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5.69022" calcext:value-type="float">
            <text:p>1639747665.69022</text:p>
          </table:table-cell>
          <table:table-cell office:value-type="float" office:value="1550139523.01735" calcext:value-type="float">
            <text:p>1550139523.01735</text:p>
          </table:table-cell>
          <table:table-cell office:value-type="float" office:value="0.0213981634026505" calcext:value-type="float">
            <text:p>0.021398163402651</text:p>
          </table:table-cell>
          <table:table-cell office:value-type="float" office:value="0.141680461492669" calcext:value-type="float">
            <text:p>0.141680461492669</text:p>
          </table:table-cell>
          <table:table-cell office:value-type="float" office:value="0.219617420127322" calcext:value-type="float">
            <text:p>0.219617420127322</text:p>
          </table:table-cell>
          <table:table-cell office:value-type="float" office:value="0.373382204228362" calcext:value-type="float">
            <text:p>0.373382204228362</text:p>
          </table:table-cell>
          <table:table-cell office:value-type="float" office:value="1.54578510806016" calcext:value-type="float">
            <text:p>1.54578510806016</text:p>
          </table:table-cell>
          <table:table-cell office:value-type="float" office:value="-13.9928088344221" calcext:value-type="float">
            <text:p>-13.9928088344221</text:p>
          </table:table-cell>
          <table:table-cell office:value-type="float" office:value="87.8881079689013" calcext:value-type="float">
            <text:p>87.888107968901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5.81104" calcext:value-type="float">
            <text:p>1639747665.81104</text:p>
          </table:table-cell>
          <table:table-cell office:value-type="float" office:value="1550139523.21752" calcext:value-type="float">
            <text:p>1550139523.21752</text:p>
          </table:table-cell>
          <table:table-cell office:value-type="float" office:value="0.0483046271744663" calcext:value-type="float">
            <text:p>0.048304627174466</text:p>
          </table:table-cell>
          <table:table-cell office:value-type="float" office:value="0.048200366298449" calcext:value-type="float">
            <text:p>0.048200366298449</text:p>
          </table:table-cell>
          <table:table-cell office:value-type="float" office:value="0.209339481277951" calcext:value-type="float">
            <text:p>0.209339481277951</text:p>
          </table:table-cell>
          <table:table-cell office:value-type="float" office:value="0.373351746006593" calcext:value-type="float">
            <text:p>0.373351746006593</text:p>
          </table:table-cell>
          <table:table-cell office:value-type="float" office:value="0.119934680823142" calcext:value-type="float">
            <text:p>0.119934680823142</text:p>
          </table:table-cell>
          <table:table-cell office:value-type="float" office:value="-12.852144880983" calcext:value-type="float">
            <text:p>-12.852144880983</text:p>
          </table:table-cell>
          <table:table-cell office:value-type="float" office:value="92.2853833732164" calcext:value-type="float">
            <text:p>92.285383373216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6.17228" calcext:value-type="float">
            <text:p>1639747666.17228</text:p>
          </table:table-cell>
          <table:table-cell office:value-type="float" office:value="1550139523.49238" calcext:value-type="float">
            <text:p>1550139523.49238</text:p>
          </table:table-cell>
          <table:table-cell office:value-type="float" office:value="0.0592789675847382" calcext:value-type="float">
            <text:p>0.059278967584738</text:p>
          </table:table-cell>
          <table:table-cell office:value-type="float" office:value="-0.0721563713455195" calcext:value-type="float">
            <text:p>-0.07215637134552</text:p>
          </table:table-cell>
          <table:table-cell office:value-type="float" office:value="0.19313806905877" calcext:value-type="float">
            <text:p>0.19313806905877</text:p>
          </table:table-cell>
          <table:table-cell office:value-type="float" office:value="0.373416230501614" calcext:value-type="float">
            <text:p>0.373416230501614</text:p>
          </table:table-cell>
          <table:table-cell office:value-type="float" office:value="-1.23812637061851" calcext:value-type="float">
            <text:p>-1.23812637061851</text:p>
          </table:table-cell>
          <table:table-cell office:value-type="float" office:value="-11.0612224733868" calcext:value-type="float">
            <text:p>-11.0612224733868</text:p>
          </table:table-cell>
          <table:table-cell office:value-type="float" office:value="95.3421902272921" calcext:value-type="float">
            <text:p>95.342190227292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6.40978" calcext:value-type="float">
            <text:p>1639747666.40978</text:p>
          </table:table-cell>
          <table:table-cell office:value-type="float" office:value="1550139523.77257" calcext:value-type="float">
            <text:p>1550139523.77257</text:p>
          </table:table-cell>
          <table:table-cell office:value-type="float" office:value="0.067932764609915" calcext:value-type="float">
            <text:p>0.067932764609915</text:p>
          </table:table-cell>
          <table:table-cell office:value-type="float" office:value="-0.190331739226102" calcext:value-type="float">
            <text:p>-0.190331739226102</text:p>
          </table:table-cell>
          <table:table-cell office:value-type="float" office:value="0.180602326507435" calcext:value-type="float">
            <text:p>0.180602326507435</text:p>
          </table:table-cell>
          <table:table-cell office:value-type="float" office:value="0.373601615909731" calcext:value-type="float">
            <text:p>0.373601615909731</text:p>
          </table:table-cell>
          <table:table-cell office:value-type="float" office:value="-1.13381052300779" calcext:value-type="float">
            <text:p>-1.13381052300779</text:p>
          </table:table-cell>
          <table:table-cell office:value-type="float" office:value="-10.749589469525" calcext:value-type="float">
            <text:p>-10.749589469525</text:p>
          </table:table-cell>
          <table:table-cell office:value-type="float" office:value="95.68024701507" calcext:value-type="float">
            <text:p>95.6802470150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6.77085" calcext:value-type="float">
            <text:p>1639747666.77085</text:p>
          </table:table-cell>
          <table:table-cell office:value-type="float" office:value="1550139524.09224" calcext:value-type="float">
            <text:p>1550139524.09224</text:p>
          </table:table-cell>
          <table:table-cell office:value-type="float" office:value="0.0777125612972538" calcext:value-type="float">
            <text:p>0.077712561297254</text:p>
          </table:table-cell>
          <table:table-cell office:value-type="float" office:value="-0.316868359181635" calcext:value-type="float">
            <text:p>-0.316868359181635</text:p>
          </table:table-cell>
          <table:table-cell office:value-type="float" office:value="0.16667206304994" calcext:value-type="float">
            <text:p>0.16667206304994</text:p>
          </table:table-cell>
          <table:table-cell office:value-type="float" office:value="0.373872497662019" calcext:value-type="float">
            <text:p>0.373872497662019</text:p>
          </table:table-cell>
          <table:table-cell office:value-type="float" office:value="-1.13361761081678" calcext:value-type="float">
            <text:p>-1.13361761081678</text:p>
          </table:table-cell>
          <table:table-cell office:value-type="float" office:value="-10.4191063937371" calcext:value-type="float">
            <text:p>-10.4191063937371</text:p>
          </table:table-cell>
          <table:table-cell office:value-type="float" office:value="96.6386093700234" calcext:value-type="float">
            <text:p>96.638609370023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7.02073" calcext:value-type="float">
            <text:p>1639747667.02073</text:p>
          </table:table-cell>
          <table:table-cell office:value-type="float" office:value="1550139524.34231" calcext:value-type="float">
            <text:p>1550139524.34231</text:p>
          </table:table-cell>
          <table:table-cell office:value-type="float" office:value="0.0720718481825205" calcext:value-type="float">
            <text:p>0.072071848182521</text:p>
          </table:table-cell>
          <table:table-cell office:value-type="float" office:value="-0.419845088215136" calcext:value-type="float">
            <text:p>-0.419845088215136</text:p>
          </table:table-cell>
          <table:table-cell office:value-type="float" office:value="0.158200066118141" calcext:value-type="float">
            <text:p>0.158200066118141</text:p>
          </table:table-cell>
          <table:table-cell office:value-type="float" office:value="0.375986514874413" calcext:value-type="float">
            <text:p>0.375986514874413</text:p>
          </table:table-cell>
          <table:table-cell office:value-type="float" office:value="-1.59103709469615" calcext:value-type="float">
            <text:p>-1.59103709469615</text:p>
          </table:table-cell>
          <table:table-cell office:value-type="float" office:value="-9.22082857610671" calcext:value-type="float">
            <text:p>-9.22082857610671</text:p>
          </table:table-cell>
          <table:table-cell office:value-type="float" office:value="101.400492283023" calcext:value-type="float">
            <text:p>101.400492283023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7.26544" calcext:value-type="float">
            <text:p>1639747667.26544</text:p>
          </table:table-cell>
          <table:table-cell office:value-type="float" office:value="1550139524.64237" calcext:value-type="float">
            <text:p>1550139524.64237</text:p>
          </table:table-cell>
          <table:table-cell office:value-type="float" office:value="0.0920522062999049" calcext:value-type="float">
            <text:p>0.092052206299905</text:p>
          </table:table-cell>
          <table:table-cell office:value-type="float" office:value="-0.472339241375513" calcext:value-type="float">
            <text:p>-0.472339241375513</text:p>
          </table:table-cell>
          <table:table-cell office:value-type="float" office:value="0.148752707020685" calcext:value-type="float">
            <text:p>0.148752707020685</text:p>
          </table:table-cell>
          <table:table-cell office:value-type="float" office:value="0.374699636592474" calcext:value-type="float">
            <text:p>0.374699636592474</text:p>
          </table:table-cell>
          <table:table-cell office:value-type="float" office:value="-2.21886906936325" calcext:value-type="float">
            <text:p>-2.21886906936325</text:p>
          </table:table-cell>
          <table:table-cell office:value-type="float" office:value="-9.01989177692516" calcext:value-type="float">
            <text:p>-9.01989177692516</text:p>
          </table:table-cell>
          <table:table-cell office:value-type="float" office:value="104.662623929357" calcext:value-type="float">
            <text:p>104.66262392935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7.50174" calcext:value-type="float">
            <text:p>1639747667.50174</text:p>
          </table:table-cell>
          <table:table-cell office:value-type="float" office:value="1550139524.89214" calcext:value-type="float">
            <text:p>1550139524.89214</text:p>
          </table:table-cell>
          <table:table-cell office:value-type="float" office:value="0.0974062016781169" calcext:value-type="float">
            <text:p>0.097406201678117</text:p>
          </table:table-cell>
          <table:table-cell office:value-type="float" office:value="-0.522111809406635" calcext:value-type="float">
            <text:p>-0.522111809406635</text:p>
          </table:table-cell>
          <table:table-cell office:value-type="float" office:value="0.143025398624319" calcext:value-type="float">
            <text:p>0.143025398624319</text:p>
          </table:table-cell>
          <table:table-cell office:value-type="float" office:value="0.374720403236656" calcext:value-type="float">
            <text:p>0.374720403236656</text:p>
          </table:table-cell>
          <table:table-cell office:value-type="float" office:value="-2.59943625794833" calcext:value-type="float">
            <text:p>-2.59943625794833</text:p>
          </table:table-cell>
          <table:table-cell office:value-type="float" office:value="-8.99628149607984" calcext:value-type="float">
            <text:p>-8.99628149607984</text:p>
          </table:table-cell>
          <table:table-cell office:value-type="float" office:value="108.712753505656" calcext:value-type="float">
            <text:p>108.71275350565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7.75555" calcext:value-type="float">
            <text:p>1639747667.75555</text:p>
          </table:table-cell>
          <table:table-cell office:value-type="float" office:value="1550139525.14272" calcext:value-type="float">
            <text:p>1550139525.14272</text:p>
          </table:table-cell>
          <table:table-cell office:value-type="float" office:value="0.100235911149899" calcext:value-type="float">
            <text:p>0.100235911149899</text:p>
          </table:table-cell>
          <table:table-cell office:value-type="float" office:value="-0.569239088674102" calcext:value-type="float">
            <text:p>-0.569239088674102</text:p>
          </table:table-cell>
          <table:table-cell office:value-type="float" office:value="0.138230325433088" calcext:value-type="float">
            <text:p>0.138230325433088</text:p>
          </table:table-cell>
          <table:table-cell office:value-type="float" office:value="0.374798180040502" calcext:value-type="float">
            <text:p>0.374798180040502</text:p>
          </table:table-cell>
          <table:table-cell office:value-type="float" office:value="-2.93077289569257" calcext:value-type="float">
            <text:p>-2.93077289569257</text:p>
          </table:table-cell>
          <table:table-cell office:value-type="float" office:value="-9.54886867717974" calcext:value-type="float">
            <text:p>-9.54886867717974</text:p>
          </table:table-cell>
          <table:table-cell office:value-type="float" office:value="107.032456906738" calcext:value-type="float">
            <text:p>107.03245690673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8.1124" calcext:value-type="float">
            <text:p>1639747668.1124</text:p>
          </table:table-cell>
          <table:table-cell office:value-type="float" office:value="1550139525.41737" calcext:value-type="float">
            <text:p>1550139525.41737</text:p>
          </table:table-cell>
          <table:table-cell office:value-type="float" office:value="0.0938850821087602" calcext:value-type="float">
            <text:p>0.09388508210876</text:p>
          </table:table-cell>
          <table:table-cell office:value-type="float" office:value="-0.610963438957629" calcext:value-type="float">
            <text:p>-0.610963438957629</text:p>
          </table:table-cell>
          <table:table-cell office:value-type="float" office:value="0.131652442224005" calcext:value-type="float">
            <text:p>0.131652442224005</text:p>
          </table:table-cell>
          <table:table-cell office:value-type="float" office:value="0.374889876396145" calcext:value-type="float">
            <text:p>0.374889876396145</text:p>
          </table:table-cell>
          <table:table-cell office:value-type="float" office:value="-3.26312587230522" calcext:value-type="float">
            <text:p>-3.26312587230522</text:p>
          </table:table-cell>
          <table:table-cell office:value-type="float" office:value="-9.54279421038947" calcext:value-type="float">
            <text:p>-9.54279421038947</text:p>
          </table:table-cell>
          <table:table-cell office:value-type="float" office:value="110.133317520914" calcext:value-type="float">
            <text:p>110.133317520914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8.35073" calcext:value-type="float">
            <text:p>1639747668.35073</text:p>
          </table:table-cell>
          <table:table-cell office:value-type="float" office:value="1550139525.69231" calcext:value-type="float">
            <text:p>1550139525.69231</text:p>
          </table:table-cell>
          <table:table-cell office:value-type="float" office:value="0.0896229805120177" calcext:value-type="float">
            <text:p>0.089622980512018</text:p>
          </table:table-cell>
          <table:table-cell office:value-type="float" office:value="-0.644874408926122" calcext:value-type="float">
            <text:p>-0.644874408926122</text:p>
          </table:table-cell>
          <table:table-cell office:value-type="float" office:value="0.126003989853871" calcext:value-type="float">
            <text:p>0.126003989853871</text:p>
          </table:table-cell>
          <table:table-cell office:value-type="float" office:value="0.374931879030491" calcext:value-type="float">
            <text:p>0.374931879030491</text:p>
          </table:table-cell>
          <table:table-cell office:value-type="float" office:value="-3.62206601765702" calcext:value-type="float">
            <text:p>-3.62206601765702</text:p>
          </table:table-cell>
          <table:table-cell office:value-type="float" office:value="-9.46441210158378" calcext:value-type="float">
            <text:p>-9.46441210158378</text:p>
          </table:table-cell>
          <table:table-cell office:value-type="float" office:value="113.691422265852" calcext:value-type="float">
            <text:p>113.691422265852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8.71216" calcext:value-type="float">
            <text:p>1639747668.71216</text:p>
          </table:table-cell>
          <table:table-cell office:value-type="float" office:value="1550139526.01702" calcext:value-type="float">
            <text:p>1550139526.01702</text:p>
          </table:table-cell>
          <table:table-cell office:value-type="float" office:value="0.0766665961161082" calcext:value-type="float">
            <text:p>0.076666596116108</text:p>
          </table:table-cell>
          <table:table-cell office:value-type="float" office:value="-0.673216767322473" calcext:value-type="float">
            <text:p>-0.673216767322473</text:p>
          </table:table-cell>
          <table:table-cell office:value-type="float" office:value="0.120769326064455" calcext:value-type="float">
            <text:p>0.120769326064455</text:p>
          </table:table-cell>
          <table:table-cell office:value-type="float" office:value="0.374985704073318" calcext:value-type="float">
            <text:p>0.374985704073318</text:p>
          </table:table-cell>
          <table:table-cell office:value-type="float" office:value="-3.96926858924757" calcext:value-type="float">
            <text:p>-3.96926858924757</text:p>
          </table:table-cell>
          <table:table-cell office:value-type="float" office:value="-9.60745333442001" calcext:value-type="float">
            <text:p>-9.60745333442001</text:p>
          </table:table-cell>
          <table:table-cell office:value-type="float" office:value="116.56868645335" calcext:value-type="float">
            <text:p>116.56868645335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8.97257" calcext:value-type="float">
            <text:p>1639747668.97257</text:p>
          </table:table-cell>
          <table:table-cell office:value-type="float" office:value="1550139526.26695" calcext:value-type="float">
            <text:p>1550139526.26695</text:p>
          </table:table-cell>
          <table:table-cell office:value-type="float" office:value="0.0620459525592341" calcext:value-type="float">
            <text:p>0.062045952559234</text:p>
          </table:table-cell>
          <table:table-cell office:value-type="float" office:value="-0.691869629193149" calcext:value-type="float">
            <text:p>-0.691869629193149</text:p>
          </table:table-cell>
          <table:table-cell office:value-type="float" office:value="0.117056455297753" calcext:value-type="float">
            <text:p>0.117056455297753</text:p>
          </table:table-cell>
          <table:table-cell office:value-type="float" office:value="0.375044863230821" calcext:value-type="float">
            <text:p>0.375044863230821</text:p>
          </table:table-cell>
          <table:table-cell office:value-type="float" office:value="-4.17778271461475" calcext:value-type="float">
            <text:p>-4.17778271461475</text:p>
          </table:table-cell>
          <table:table-cell office:value-type="float" office:value="-9.77298173749522" calcext:value-type="float">
            <text:p>-9.77298173749522</text:p>
          </table:table-cell>
          <table:table-cell office:value-type="float" office:value="118.5416021728" calcext:value-type="float">
            <text:p>118.541602172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9.22161" calcext:value-type="float">
            <text:p>1639747669.22161</text:p>
          </table:table-cell>
          <table:table-cell office:value-type="float" office:value="1550139526.51731" calcext:value-type="float">
            <text:p>1550139526.51731</text:p>
          </table:table-cell>
          <table:table-cell office:value-type="float" office:value="0.0469172368648045" calcext:value-type="float">
            <text:p>0.046917236864805</text:p>
          </table:table-cell>
          <table:table-cell office:value-type="float" office:value="-0.702024896022844" calcext:value-type="float">
            <text:p>-0.702024896022844</text:p>
          </table:table-cell>
          <table:table-cell office:value-type="float" office:value="0.114940671012372" calcext:value-type="float">
            <text:p>0.114940671012372</text:p>
          </table:table-cell>
          <table:table-cell office:value-type="float" office:value="0.375042300958345" calcext:value-type="float">
            <text:p>0.375042300958345</text:p>
          </table:table-cell>
          <table:table-cell office:value-type="float" office:value="-4.45473941747544" calcext:value-type="float">
            <text:p>-4.45473941747544</text:p>
          </table:table-cell>
          <table:table-cell office:value-type="float" office:value="-9.83089358143566" calcext:value-type="float">
            <text:p>-9.83089358143566</text:p>
          </table:table-cell>
          <table:table-cell office:value-type="float" office:value="120.914912226029" calcext:value-type="float">
            <text:p>120.91491222602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9.46796" calcext:value-type="float">
            <text:p>1639747669.46796</text:p>
          </table:table-cell>
          <table:table-cell office:value-type="float" office:value="1550139526.84227" calcext:value-type="float">
            <text:p>1550139526.84227</text:p>
          </table:table-cell>
          <table:table-cell office:value-type="float" office:value="0.0246521647313937" calcext:value-type="float">
            <text:p>0.024652164731394</text:p>
          </table:table-cell>
          <table:table-cell office:value-type="float" office:value="-0.715535616817133" calcext:value-type="float">
            <text:p>-0.715535616817133</text:p>
          </table:table-cell>
          <table:table-cell office:value-type="float" office:value="0.11296611819775" calcext:value-type="float">
            <text:p>0.11296611819775</text:p>
          </table:table-cell>
          <table:table-cell office:value-type="float" office:value="0.375239478511457" calcext:value-type="float">
            <text:p>0.375239478511457</text:p>
          </table:table-cell>
          <table:table-cell office:value-type="float" office:value="-4.73907825354467" calcext:value-type="float">
            <text:p>-4.73907825354467</text:p>
          </table:table-cell>
          <table:table-cell office:value-type="float" office:value="-9.94358661425005" calcext:value-type="float">
            <text:p>-9.94358661425005</text:p>
          </table:table-cell>
          <table:table-cell office:value-type="float" office:value="123.644926550809" calcext:value-type="float">
            <text:p>123.644926550809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69.82321" calcext:value-type="float">
            <text:p>1639747669.82321</text:p>
          </table:table-cell>
          <table:table-cell office:value-type="float" office:value="1550139527.1419" calcext:value-type="float">
            <text:p>1550139527.1419</text:p>
          </table:table-cell>
          <table:table-cell office:value-type="float" office:value="0.000955505353860748" calcext:value-type="float">
            <text:p>0.000955505353861</text:p>
          </table:table-cell>
          <table:table-cell office:value-type="float" office:value="-0.719798885951465" calcext:value-type="float">
            <text:p>-0.719798885951465</text:p>
          </table:table-cell>
          <table:table-cell office:value-type="float" office:value="0.109536789066674" calcext:value-type="float">
            <text:p>0.109536789066674</text:p>
          </table:table-cell>
          <table:table-cell office:value-type="float" office:value="0.375230059749101" calcext:value-type="float">
            <text:p>0.375230059749101</text:p>
          </table:table-cell>
          <table:table-cell office:value-type="float" office:value="-5.02567941902746" calcext:value-type="float">
            <text:p>-5.02567941902746</text:p>
          </table:table-cell>
          <table:table-cell office:value-type="float" office:value="-10.0085709000809" calcext:value-type="float">
            <text:p>-10.0085709000809</text:p>
          </table:table-cell>
          <table:table-cell office:value-type="float" office:value="126.459521726196" calcext:value-type="float">
            <text:p>126.45952172619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70.06204" calcext:value-type="float">
            <text:p>1639747670.06204</text:p>
          </table:table-cell>
          <table:table-cell office:value-type="float" office:value="1550139527.37093" calcext:value-type="float">
            <text:p>1550139527.37093</text:p>
          </table:table-cell>
          <table:table-cell office:value-type="float" office:value="-0.0168152591234486" calcext:value-type="float">
            <text:p>-0.016815259123449</text:p>
          </table:table-cell>
          <table:table-cell office:value-type="float" office:value="-0.721939844458746" calcext:value-type="float">
            <text:p>-0.721939844458746</text:p>
          </table:table-cell>
          <table:table-cell office:value-type="float" office:value="0.109394616059657" calcext:value-type="float">
            <text:p>0.109394616059657</text:p>
          </table:table-cell>
          <table:table-cell office:value-type="float" office:value="0.375340855157301" calcext:value-type="float">
            <text:p>0.375340855157301</text:p>
          </table:table-cell>
          <table:table-cell office:value-type="float" office:value="-5.22421563037234" calcext:value-type="float">
            <text:p>-5.22421563037234</text:p>
          </table:table-cell>
          <table:table-cell office:value-type="float" office:value="-10.1226171915472" calcext:value-type="float">
            <text:p>-10.1226171915472</text:p>
          </table:table-cell>
          <table:table-cell office:value-type="float" office:value="127.939864134711" calcext:value-type="float">
            <text:p>127.939864134711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70.18286" calcext:value-type="float">
            <text:p>1639747670.18286</text:p>
          </table:table-cell>
          <table:table-cell office:value-type="float" office:value="1550139527.57138" calcext:value-type="float">
            <text:p>1550139527.57138</text:p>
          </table:table-cell>
          <table:table-cell office:value-type="float" office:value="-0.0335853735031833" calcext:value-type="float">
            <text:p>-0.033585373503183</text:p>
          </table:table-cell>
          <table:table-cell office:value-type="float" office:value="-0.722087994986143" calcext:value-type="float">
            <text:p>-0.722087994986143</text:p>
          </table:table-cell>
          <table:table-cell office:value-type="float" office:value="0.107594651041621" calcext:value-type="float">
            <text:p>0.107594651041621</text:p>
          </table:table-cell>
          <table:table-cell office:value-type="float" office:value="0.375264492729059" calcext:value-type="float">
            <text:p>0.375264492729059</text:p>
          </table:table-cell>
          <table:table-cell office:value-type="float" office:value="-5.35532870132637" calcext:value-type="float">
            <text:p>-5.35532870132637</text:p>
          </table:table-cell>
          <table:table-cell office:value-type="float" office:value="-10.1943305925379" calcext:value-type="float">
            <text:p>-10.1943305925379</text:p>
          </table:table-cell>
          <table:table-cell office:value-type="float" office:value="129.180565783246" calcext:value-type="float">
            <text:p>129.180565783246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70.54253" calcext:value-type="float">
            <text:p>1639747670.54253</text:p>
          </table:table-cell>
          <table:table-cell office:value-type="float" office:value="1550139527.89267" calcext:value-type="float">
            <text:p>1550139527.89267</text:p>
          </table:table-cell>
          <table:table-cell office:value-type="float" office:value="-0.0592484080505573" calcext:value-type="float">
            <text:p>-0.059248408050557</text:p>
          </table:table-cell>
          <table:table-cell office:value-type="float" office:value="-0.721502233534614" calcext:value-type="float">
            <text:p>-0.721502233534614</text:p>
          </table:table-cell>
          <table:table-cell office:value-type="float" office:value="0.104258313766837" calcext:value-type="float">
            <text:p>0.104258313766837</text:p>
          </table:table-cell>
          <table:table-cell office:value-type="float" office:value="0.375400401819175" calcext:value-type="float">
            <text:p>0.375400401819175</text:p>
          </table:table-cell>
          <table:table-cell office:value-type="float" office:value="-5.52957428325074" calcext:value-type="float">
            <text:p>-5.52957428325074</text:p>
          </table:table-cell>
          <table:table-cell office:value-type="float" office:value="-10.3076939358557" calcext:value-type="float">
            <text:p>-10.3076939358557</text:p>
          </table:table-cell>
          <table:table-cell office:value-type="float" office:value="130.318467178897" calcext:value-type="float">
            <text:p>130.31846717889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70.7802" calcext:value-type="float">
            <text:p>1639747670.7802</text:p>
          </table:table-cell>
          <table:table-cell office:value-type="float" office:value="1550139528.14226" calcext:value-type="float">
            <text:p>1550139528.14226</text:p>
          </table:table-cell>
          <table:table-cell office:value-type="float" office:value="-0.078183044180664" calcext:value-type="float">
            <text:p>-0.078183044180664</text:p>
          </table:table-cell>
          <table:table-cell office:value-type="float" office:value="-0.721404737396829" calcext:value-type="float">
            <text:p>-0.721404737396829</text:p>
          </table:table-cell>
          <table:table-cell office:value-type="float" office:value="0.10466514312326" calcext:value-type="float">
            <text:p>0.10466514312326</text:p>
          </table:table-cell>
          <table:table-cell office:value-type="float" office:value="0.375457670881834" calcext:value-type="float">
            <text:p>0.375457670881834</text:p>
          </table:table-cell>
          <table:table-cell office:value-type="float" office:value="-5.48490058553518" calcext:value-type="float">
            <text:p>-5.48490058553518</text:p>
          </table:table-cell>
          <table:table-cell office:value-type="float" office:value="-10.5230410545182" calcext:value-type="float">
            <text:p>-10.5230410545182</text:p>
          </table:table-cell>
          <table:table-cell office:value-type="float" office:value="130.306177546527" calcext:value-type="float">
            <text:p>130.30617754652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71.02144" calcext:value-type="float">
            <text:p>1639747671.02144</text:p>
          </table:table-cell>
          <table:table-cell office:value-type="float" office:value="1550139528.37048" calcext:value-type="float">
            <text:p>1550139528.37048</text:p>
          </table:table-cell>
          <table:table-cell office:value-type="float" office:value="-0.0954435671140007" calcext:value-type="float">
            <text:p>-0.095443567114001</text:p>
          </table:table-cell>
          <table:table-cell office:value-type="float" office:value="-0.717845904145732" calcext:value-type="float">
            <text:p>-0.717845904145732</text:p>
          </table:table-cell>
          <table:table-cell office:value-type="float" office:value="0.105767140729256" calcext:value-type="float">
            <text:p>0.105767140729256</text:p>
          </table:table-cell>
          <table:table-cell office:value-type="float" office:value="0.375470645547463" calcext:value-type="float">
            <text:p>0.375470645547463</text:p>
          </table:table-cell>
          <table:table-cell office:value-type="float" office:value="-5.40516265847611" calcext:value-type="float">
            <text:p>-5.40516265847611</text:p>
          </table:table-cell>
          <table:table-cell office:value-type="float" office:value="-10.6811289646482" calcext:value-type="float">
            <text:p>-10.6811289646482</text:p>
          </table:table-cell>
          <table:table-cell office:value-type="float" office:value="129.65736663148" calcext:value-type="float">
            <text:p>129.65736663148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  <table:table-row table:style-name="ro1">
          <table:table-cell office:value-type="float" office:value="1639747671.38285" calcext:value-type="float">
            <text:p>1639747671.38285</text:p>
          </table:table-cell>
          <table:table-cell office:value-type="float" office:value="1550139528.66726" calcext:value-type="float">
            <text:p>1550139528.66726</text:p>
          </table:table-cell>
          <table:table-cell office:value-type="float" office:value="-0.11682987725338" calcext:value-type="float">
            <text:p>-0.11682987725338</text:p>
          </table:table-cell>
          <table:table-cell office:value-type="float" office:value="-0.713200816739395" calcext:value-type="float">
            <text:p>-0.713200816739395</text:p>
          </table:table-cell>
          <table:table-cell office:value-type="float" office:value="0.104966811066371" calcext:value-type="float">
            <text:p>0.104966811066371</text:p>
          </table:table-cell>
          <table:table-cell office:value-type="float" office:value="0.375514328160976" calcext:value-type="float">
            <text:p>0.375514328160976</text:p>
          </table:table-cell>
          <table:table-cell office:value-type="float" office:value="-5.2353451864061" calcext:value-type="float">
            <text:p>-5.2353451864061</text:p>
          </table:table-cell>
          <table:table-cell office:value-type="float" office:value="-10.851996975152" calcext:value-type="float">
            <text:p>-10.851996975152</text:p>
          </table:table-cell>
          <table:table-cell office:value-type="float" office:value="128.030921249647" calcext:value-type="float">
            <text:p>128.030921249647</text:p>
          </table:table-cell>
          <table:table-cell office:value-type="string" calcext:value-type="string">
            <text:p>position_lo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</table:table-row>
      </table:table>
      <table:table table:name="20211217-152655dvl_data_time" table:style-name="ta1">
        <table:shapes>
          <draw:frame draw:z-index="0" draw:style-name="gr1" draw:text-style-name="P1" svg:width="11.4543in" svg:height="6.7445in" svg:x="2.3024in" svg:y="1.222in">
            <draw:object draw:notify-on-update-of-ranges="'20211217-152655dvl_data_time'.C1:'20211217-152655dvl_data_time'.C1 '20211217-152655dvl_data_time'.C2:'20211217-152655dvl_data_time'.C304 '20211217-152655dvl_data_time'.D1:'20211217-152655dvl_data_time'.D1 '20211217-152655dvl_data_time'.D2:'20211217-152655dvl_data_time'.D3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5.6799in" svg:y="0.0394in">
            <draw:object draw:notify-on-update-of-ranges="'20211217-152655dvl_data_time'.C1:'20211217-152655dvl_data_time'.C1 '20211217-152655dvl_data_time'.C2:'20211217-152655dvl_data_time'.C304 '20211217-152655dvl_data_time'.D1:'20211217-152655dvl_data_time'.D1 '20211217-152655dvl_data_time'.D2:'20211217-152655dvl_data_time'.D3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.4244in" svg:height="5.522in" svg:x="5.6819in" svg:y="0.0445in">
            <draw:object draw:notify-on-update-of-ranges="'20211217-152655dvl_data_time'.A1:'20211217-152655dvl_data_time'.A1 '20211217-152655dvl_data_time'.A2:'20211217-152655dvl_data_time'.A304 '20211217-152655dvl_data_time'.C1:'20211217-152655dvl_data_time'.C1 '20211217-152655dvl_data_time'.C2:'20211217-152655dvl_data_time'.C304 '20211217-152655dvl_data_time'.D1:'20211217-152655dvl_data_time'.D1 '20211217-152655dvl_data_time'.D2:'20211217-152655dvl_data_time'.D3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fo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transducers_0_id</text:p>
          </table:table-cell>
          <table:table-cell office:value-type="string" calcext:value-type="string">
            <text:p>transducers_0_velocity</text:p>
          </table:table-cell>
          <table:table-cell office:value-type="string" calcext:value-type="string">
            <text:p>transducers_0_distance</text:p>
          </table:table-cell>
          <table:table-cell office:value-type="string" calcext:value-type="string">
            <text:p>transducers_0_rssi</text:p>
          </table:table-cell>
          <table:table-cell office:value-type="string" calcext:value-type="string">
            <text:p>transducers_0_nsd</text:p>
          </table:table-cell>
          <table:table-cell table:style-name="Default" office:value-type="string" calcext:value-type="string">
            <text:p>transducers_0_beam_valid</text:p>
          </table:table-cell>
          <table:table-cell office:value-type="string" calcext:value-type="string">
            <text:p>transducers_1_id</text:p>
          </table:table-cell>
          <table:table-cell office:value-type="string" calcext:value-type="string">
            <text:p>transducers_1_velocity</text:p>
          </table:table-cell>
          <table:table-cell office:value-type="string" calcext:value-type="string">
            <text:p>transducers_1_distance</text:p>
          </table:table-cell>
          <table:table-cell office:value-type="string" calcext:value-type="string">
            <text:p>transducers_1_rssi</text:p>
          </table:table-cell>
          <table:table-cell office:value-type="string" calcext:value-type="string">
            <text:p>transducers_1_nsd</text:p>
          </table:table-cell>
          <table:table-cell table:style-name="Default" office:value-type="string" calcext:value-type="string">
            <text:p>transducers_1_beam_valid</text:p>
          </table:table-cell>
          <table:table-cell office:value-type="string" calcext:value-type="string">
            <text:p>transducers_2_id</text:p>
          </table:table-cell>
          <table:table-cell office:value-type="string" calcext:value-type="string">
            <text:p>transducers_2_velocity</text:p>
          </table:table-cell>
          <table:table-cell office:value-type="string" calcext:value-type="string">
            <text:p>transducers_2_distance</text:p>
          </table:table-cell>
          <table:table-cell office:value-type="string" calcext:value-type="string">
            <text:p>transducers_2_rssi</text:p>
          </table:table-cell>
          <table:table-cell office:value-type="string" calcext:value-type="string">
            <text:p>transducers_2_nsd</text:p>
          </table:table-cell>
          <table:table-cell table:style-name="Default" office:value-type="string" calcext:value-type="string">
            <text:p>transducers_2_beam_valid</text:p>
          </table:table-cell>
          <table:table-cell office:value-type="string" calcext:value-type="string">
            <text:p>transducers_3_id</text:p>
          </table:table-cell>
          <table:table-cell office:value-type="string" calcext:value-type="string">
            <text:p>transducers_3_velocity</text:p>
          </table:table-cell>
          <table:table-cell office:value-type="string" calcext:value-type="string">
            <text:p>transducers_3_distance</text:p>
          </table:table-cell>
          <table:table-cell office:value-type="string" calcext:value-type="string">
            <text:p>transducers_3_rssi</text:p>
          </table:table-cell>
          <table:table-cell office:value-type="string" calcext:value-type="string">
            <text:p>transducers_3_nsd</text:p>
          </table:table-cell>
          <table:table-cell table:style-name="Default" office:value-type="string" calcext:value-type="string">
            <text:p>transducers_3_beam_valid</text:p>
          </table:table-cell>
          <table:table-cell table:style-name="Default" office:value-type="string" calcext:value-type="string">
            <text:p>velocity_val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639747615.32229" calcext:value-type="float">
            <text:p>1639747615.32229</text:p>
          </table:table-cell>
          <table:table-cell office:value-type="float" office:value="202.95881652832" calcext:value-type="float">
            <text:p>202.95881652832</text:p>
          </table:table-cell>
          <table:table-cell office:value-type="float" office:value="0.000140669741085731" calcext:value-type="float">
            <text:p>0.000140669741086</text:p>
          </table:table-cell>
          <table:table-cell office:value-type="float" office:value="-0.000348400440998375" calcext:value-type="float">
            <text:p>-0.000348400440998</text:p>
          </table:table-cell>
          <table:table-cell office:value-type="float" office:value="0.000210693659028038" calcext:value-type="float">
            <text:p>0.000210693659028</text:p>
          </table:table-cell>
          <table:table-cell office:value-type="float" office:value="0.0000234417402680265" calcext:value-type="float">
            <text:p>2.34417402680265E-05</text:p>
          </table:table-cell>
          <table:table-cell office:value-type="float" office:value="4.7654299736023" calcext:value-type="float">
            <text:p>4.7654299736023</text:p>
          </table:table-cell>
          <table:table-cell office:value-type="float" office:value="0" calcext:value-type="float">
            <text:p>0</text:p>
          </table:table-cell>
          <table:table-cell office:value-type="float" office:value="0.0000341924023814499" calcext:value-type="float">
            <text:p>3.41924023814499E-0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72730255127" calcext:value-type="float">
            <text:p>-52.372730255127</text:p>
          </table:table-cell>
          <table:table-cell office:value-type="float" office:value="-100.291831970215" calcext:value-type="float">
            <text:p>-100.29183197021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349321577232331" calcext:value-type="float">
            <text:p>0.000349321577232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8.7805404663086" calcext:value-type="float">
            <text:p>-48.7805404663086</text:p>
          </table:table-cell>
          <table:table-cell office:value-type="float" office:value="-100.374641418457" calcext:value-type="float">
            <text:p>-100.37464141845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300260988296941" calcext:value-type="float">
            <text:p>0.00030026098829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075790405273" calcext:value-type="float">
            <text:p>-51.3075790405273</text:p>
          </table:table-cell>
          <table:table-cell office:value-type="float" office:value="-100.953170776367" calcext:value-type="float">
            <text:p>-100.95317077636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92766659893096" calcext:value-type="float">
            <text:p>0.000192766659893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9691505432129" calcext:value-type="float">
            <text:p>-52.9691505432129</text:p>
          </table:table-cell>
          <table:table-cell office:value-type="float" office:value="-99.3745651245117" calcext:value-type="float">
            <text:p>-99.374565124511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5.43983" calcext:value-type="float">
            <text:p>1639747615.43983</text:p>
          </table:table-cell>
          <table:table-cell office:value-type="float" office:value="186.887023925781" calcext:value-type="float">
            <text:p>186.887023925781</text:p>
          </table:table-cell>
          <table:table-cell office:value-type="float" office:value="0.000360617035767063" calcext:value-type="float">
            <text:p>0.000360617035767</text:p>
          </table:table-cell>
          <table:table-cell office:value-type="float" office:value="-0.000245681148953736" calcext:value-type="float">
            <text:p>-0.000245681148954</text:p>
          </table:table-cell>
          <table:table-cell office:value-type="float" office:value="0.0000355035554093774" calcext:value-type="float">
            <text:p>3.55035554093774E-05</text:p>
          </table:table-cell>
          <table:table-cell office:value-type="float" office:value="0.0000160392046382185" calcext:value-type="float">
            <text:p>1.60392046382185E-05</text:p>
          </table:table-cell>
          <table:table-cell office:value-type="float" office:value="4.7654299736023" calcext:value-type="float">
            <text:p>4.7654299736023</text:p>
          </table:table-cell>
          <table:table-cell office:value-type="float" office:value="0" calcext:value-type="float">
            <text:p>0</text:p>
          </table:table-cell>
          <table:table-cell office:value-type="float" office:value="-0.000121617340482771" calcext:value-type="float">
            <text:p>-0.000121617340483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167304992676" calcext:value-type="float">
            <text:p>-52.3167304992676</text:p>
          </table:table-cell>
          <table:table-cell office:value-type="float" office:value="-98.5643920898437" calcext:value-type="float">
            <text:p>-98.564392089843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0675726914778352" calcext:value-type="float">
            <text:p>-6.75726914778352E-06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8.8548812866211" calcext:value-type="float">
            <text:p>-48.8548812866211</text:p>
          </table:table-cell>
          <table:table-cell office:value-type="float" office:value="-99.3242797851562" calcext:value-type="float">
            <text:p>-99.324279785156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04015232156962" calcext:value-type="float">
            <text:p>0.00020401523215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058700561524" calcext:value-type="float">
            <text:p>-51.3058700561524</text:p>
          </table:table-cell>
          <table:table-cell office:value-type="float" office:value="-98.5607681274414" calcext:value-type="float">
            <text:p>-98.560768127441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455537810921669" calcext:value-type="float">
            <text:p>4.55537810921669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9240036010742" calcext:value-type="float">
            <text:p>-52.9240036010742</text:p>
          </table:table-cell>
          <table:table-cell office:value-type="float" office:value="-99.3111267089844" calcext:value-type="float">
            <text:p>-99.311126708984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5.68288" calcext:value-type="float">
            <text:p>1639747615.68288</text:p>
          </table:table-cell>
          <table:table-cell office:value-type="float" office:value="196.075439453125" calcext:value-type="float">
            <text:p>196.075439453125</text:p>
          </table:table-cell>
          <table:table-cell office:value-type="float" office:value="0.000416545226471499" calcext:value-type="float">
            <text:p>0.000416545226471</text:p>
          </table:table-cell>
          <table:table-cell office:value-type="float" office:value="-0.000512080267071724" calcext:value-type="float">
            <text:p>-0.000512080267072</text:p>
          </table:table-cell>
          <table:table-cell office:value-type="float" office:value="-0.000402657780796289" calcext:value-type="float">
            <text:p>-0.000402657780796</text:p>
          </table:table-cell>
          <table:table-cell office:value-type="float" office:value="0.0000218747118196916" calcext:value-type="float">
            <text:p>2.18747118196916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615021330304444" calcext:value-type="float">
            <text:p>-0.000615021330304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305778503418" calcext:value-type="float">
            <text:p>-52.3305778503418</text:p>
          </table:table-cell>
          <table:table-cell office:value-type="float" office:value="-97.1839447021484" calcext:value-type="float">
            <text:p>-97.18394470214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87249223422259" calcext:value-type="float">
            <text:p>-0.000387249223422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8732032775879" calcext:value-type="float">
            <text:p>-48.8732032775879</text:p>
          </table:table-cell>
          <table:table-cell office:value-type="float" office:value="-96.6460037231445" calcext:value-type="float">
            <text:p>-96.64600372314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13041169242933" calcext:value-type="float">
            <text:p>-0.000113041169243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855796813965" calcext:value-type="float">
            <text:p>-51.2855796813965</text:p>
          </table:table-cell>
          <table:table-cell office:value-type="float" office:value="-95.3383712768555" calcext:value-type="float">
            <text:p>-95.338371276855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424888508860022" calcext:value-type="float">
            <text:p>-0.0004248885088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8379173278809" calcext:value-type="float">
            <text:p>-52.8379173278809</text:p>
          </table:table-cell>
          <table:table-cell office:value-type="float" office:value="-98.3943023681641" calcext:value-type="float">
            <text:p>-98.394302368164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5.68688" calcext:value-type="float">
            <text:p>1639747615.68688</text:p>
          </table:table-cell>
          <table:table-cell office:value-type="float" office:value="78.394889831543" calcext:value-type="float">
            <text:p>78.394889831543</text:p>
          </table:table-cell>
          <table:table-cell office:value-type="float" office:value="-0.0103166112676263" calcext:value-type="float">
            <text:p>-0.010316611267626</text:p>
          </table:table-cell>
          <table:table-cell office:value-type="float" office:value="-0.0101608177646995" calcext:value-type="float">
            <text:p>-0.0101608177647</text:p>
          </table:table-cell>
          <table:table-cell office:value-type="float" office:value="0.004674491006881" calcext:value-type="float">
            <text:p>0.004674491006881</text:p>
          </table:table-cell>
          <table:table-cell office:value-type="float" office:value="0.818943440914154" calcext:value-type="float">
            <text:p>0.81894344091415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6000049710274" calcext:value-type="float">
            <text:p>0.082600004971027</text:p>
          </table:table-cell>
          <table:table-cell office:value-type="float" office:value="-70.6511383056641" calcext:value-type="float">
            <text:p>-70.6511383056641</text:p>
          </table:table-cell>
          <table:table-cell office:value-type="float" office:value="-97.6900863647461" calcext:value-type="float">
            <text:p>-97.690086364746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0979136396199465" calcext:value-type="float">
            <text:p>0.009791363961995</text:p>
          </table:table-cell>
          <table:table-cell office:value-type="float" office:value="0.153400003910065" calcext:value-type="float">
            <text:p>0.153400003910065</text:p>
          </table:table-cell>
          <table:table-cell office:value-type="float" office:value="-60.3683738708496" calcext:value-type="float">
            <text:p>-60.3683738708496</text:p>
          </table:table-cell>
          <table:table-cell office:value-type="float" office:value="-97.1288604736328" calcext:value-type="float">
            <text:p>-97.128860473632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3200025558472" calcext:value-type="float">
            <text:p>0.283200025558472</text:p>
          </table:table-cell>
          <table:table-cell office:value-type="float" office:value="-71.0423278808594" calcext:value-type="float">
            <text:p>-71.0423278808594</text:p>
          </table:table-cell>
          <table:table-cell office:value-type="float" office:value="-96.3167114257812" calcext:value-type="float">
            <text:p>-96.316711425781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-0.00115401996299624" calcext:value-type="float">
            <text:p>-0.001154019962996</text:p>
          </table:table-cell>
          <table:table-cell office:value-type="float" office:value="0.27140000462532" calcext:value-type="float">
            <text:p>0.27140000462532</text:p>
          </table:table-cell>
          <table:table-cell office:value-type="float" office:value="-54.2849311828613" calcext:value-type="float">
            <text:p>-54.2849311828613</text:p>
          </table:table-cell>
          <table:table-cell office:value-type="float" office:value="-98.4357681274414" calcext:value-type="float">
            <text:p>-98.43576812744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5.80088" calcext:value-type="float">
            <text:p>1639747615.80088</text:p>
          </table:table-cell>
          <table:table-cell office:value-type="float" office:value="85.1759948730469" calcext:value-type="float">
            <text:p>85.1759948730469</text:p>
          </table:table-cell>
          <table:table-cell office:value-type="float" office:value="-0.0104141933843493" calcext:value-type="float">
            <text:p>-0.010414193384349</text:p>
          </table:table-cell>
          <table:table-cell office:value-type="float" office:value="-0.0104400040581822" calcext:value-type="float">
            <text:p>-0.010440004058182</text:p>
          </table:table-cell>
          <table:table-cell office:value-type="float" office:value="0.00536046316847205" calcext:value-type="float">
            <text:p>0.005360463168472</text:p>
          </table:table-cell>
          <table:table-cell office:value-type="float" office:value="0.818943440914154" calcext:value-type="float">
            <text:p>0.81894344091415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200026273727" calcext:value-type="float">
            <text:p>0.401200026273727</text:p>
          </table:table-cell>
          <table:table-cell office:value-type="float" office:value="-82.8441848754883" calcext:value-type="float">
            <text:p>-82.8441848754883</text:p>
          </table:table-cell>
          <table:table-cell office:value-type="float" office:value="-96.1703262329102" calcext:value-type="float">
            <text:p>-96.170326232910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0575451888144" calcext:value-type="float">
            <text:p>0.010575451888144</text:p>
          </table:table-cell>
          <table:table-cell office:value-type="float" office:value="0.153400003910065" calcext:value-type="float">
            <text:p>0.153400003910065</text:p>
          </table:table-cell>
          <table:table-cell office:value-type="float" office:value="-60.1956558227539" calcext:value-type="float">
            <text:p>-60.1956558227539</text:p>
          </table:table-cell>
          <table:table-cell office:value-type="float" office:value="-94.8633804321289" calcext:value-type="float">
            <text:p>-94.863380432128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72000002861023" calcext:value-type="float">
            <text:p>0.472000002861023</text:p>
          </table:table-cell>
          <table:table-cell office:value-type="float" office:value="-72.1952743530273" calcext:value-type="float">
            <text:p>-72.1952743530273</text:p>
          </table:table-cell>
          <table:table-cell office:value-type="float" office:value="-92.962532043457" calcext:value-type="float">
            <text:p>-92.962532043457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-0.000670592300593853" calcext:value-type="float">
            <text:p>-0.000670592300594</text:p>
          </table:table-cell>
          <table:table-cell office:value-type="float" office:value="0.27140000462532" calcext:value-type="float">
            <text:p>0.27140000462532</text:p>
          </table:table-cell>
          <table:table-cell office:value-type="float" office:value="-54.2676239013672" calcext:value-type="float">
            <text:p>-54.2676239013672</text:p>
          </table:table-cell>
          <table:table-cell office:value-type="float" office:value="-96.5877532958984" calcext:value-type="float">
            <text:p>-96.58775329589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5.92309" calcext:value-type="float">
            <text:p>1639747615.92309</text:p>
          </table:table-cell>
          <table:table-cell office:value-type="float" office:value="107.328414916992" calcext:value-type="float">
            <text:p>107.328414916992</text:p>
          </table:table-cell>
          <table:table-cell office:value-type="float" office:value="-0.00249649072065949" calcext:value-type="float">
            <text:p>-0.00249649072066</text:p>
          </table:table-cell>
          <table:table-cell office:value-type="float" office:value="0.00147792580537498" calcext:value-type="float">
            <text:p>0.001477925805375</text:p>
          </table:table-cell>
          <table:table-cell office:value-type="float" office:value="0.000450567429652438" calcext:value-type="float">
            <text:p>0.000450567429652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000017404556" calcext:value-type="float">
            <text:p>0.413000017404556</text:p>
          </table:table-cell>
          <table:table-cell office:value-type="float" office:value="-86.339729309082" calcext:value-type="float">
            <text:p>-86.339729309082</text:p>
          </table:table-cell>
          <table:table-cell office:value-type="float" office:value="-96.7960891723633" calcext:value-type="float">
            <text:p>-96.796089172363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2000002861023" calcext:value-type="float">
            <text:p>0.472000002861023</text:p>
          </table:table-cell>
          <table:table-cell office:value-type="float" office:value="-68.4457550048828" calcext:value-type="float">
            <text:p>-68.4457550048828</text:p>
          </table:table-cell>
          <table:table-cell office:value-type="float" office:value="-96.4811782836914" calcext:value-type="float">
            <text:p>-96.48117828369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-0.000551707111299038" calcext:value-type="float">
            <text:p>-0.000551707111299</text:p>
          </table:table-cell>
          <table:table-cell office:value-type="float" office:value="0.354000002145767" calcext:value-type="float">
            <text:p>0.354000002145767</text:p>
          </table:table-cell>
          <table:table-cell office:value-type="float" office:value="-71.9086227416992" calcext:value-type="float">
            <text:p>-71.9086227416992</text:p>
          </table:table-cell>
          <table:table-cell office:value-type="float" office:value="-95.2810440063477" calcext:value-type="float">
            <text:p>-95.281044006347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0.32258605957" calcext:value-type="float">
            <text:p>-100.32258605957</text:p>
          </table:table-cell>
          <table:table-cell office:value-type="float" office:value="-98.01025390625" calcext:value-type="float">
            <text:p>-98.010253906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6.04244" calcext:value-type="float">
            <text:p>1639747616.04244</text:p>
          </table:table-cell>
          <table:table-cell office:value-type="float" office:value="120.109794616699" calcext:value-type="float">
            <text:p>120.109794616699</text:p>
          </table:table-cell>
          <table:table-cell office:value-type="float" office:value="0.0718654617667198" calcext:value-type="float">
            <text:p>0.07186546176672</text:p>
          </table:table-cell>
          <table:table-cell office:value-type="float" office:value="0.0312762930989265" calcext:value-type="float">
            <text:p>0.031276293098927</text:p>
          </table:table-cell>
          <table:table-cell office:value-type="float" office:value="-0.0120896575972438" calcext:value-type="float">
            <text:p>-0.012089657597244</text:p>
          </table:table-cell>
          <table:table-cell office:value-type="float" office:value="0.00433522742241621" calcext:value-type="float">
            <text:p>0.0043352274224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0221527200192213" calcext:value-type="float">
            <text:p>-0.022152720019221</text:p>
          </table:table-cell>
          <table:table-cell office:value-type="float" office:value="0.401200026273727" calcext:value-type="float">
            <text:p>0.401200026273727</text:p>
          </table:table-cell>
          <table:table-cell office:value-type="float" office:value="-85.9000549316406" calcext:value-type="float">
            <text:p>-85.9000549316406</text:p>
          </table:table-cell>
          <table:table-cell office:value-type="float" office:value="-97.0909194946289" calcext:value-type="float">
            <text:p>-97.090919494628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90793681144714" calcext:value-type="float">
            <text:p>-0.039079368114472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-71.8967742919922" calcext:value-type="float">
            <text:p>-71.8967742919922</text:p>
          </table:table-cell>
          <table:table-cell office:value-type="float" office:value="-96.0357894897461" calcext:value-type="float">
            <text:p>-96.035789489746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86036340892315" calcext:value-type="float">
            <text:p>-0.000186036340892</text:p>
          </table:table-cell>
          <table:table-cell office:value-type="float" office:value="0.318599998950958" calcext:value-type="float">
            <text:p>0.318599998950958</text:p>
          </table:table-cell>
          <table:table-cell office:value-type="float" office:value="-70.9259262084961" calcext:value-type="float">
            <text:p>-70.9259262084961</text:p>
          </table:table-cell>
          <table:table-cell office:value-type="float" office:value="-95.6361999511719" calcext:value-type="float">
            <text:p>-95.63619995117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24800008535385" calcext:value-type="float">
            <text:p>0.424800008535385</text:p>
          </table:table-cell>
          <table:table-cell office:value-type="float" office:value="-78.5233688354492" calcext:value-type="float">
            <text:p>-78.5233688354492</text:p>
          </table:table-cell>
          <table:table-cell office:value-type="float" office:value="-95.5520782470703" calcext:value-type="float">
            <text:p>-95.552078247070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6.28397" calcext:value-type="float">
            <text:p>1639747616.28397</text:p>
          </table:table-cell>
          <table:table-cell office:value-type="float" office:value="189.638854980469" calcext:value-type="float">
            <text:p>189.638854980469</text:p>
          </table:table-cell>
          <table:table-cell office:value-type="float" office:value="-0.000163047894602641" calcext:value-type="float">
            <text:p>-0.000163047894603</text:p>
          </table:table-cell>
          <table:table-cell office:value-type="float" office:value="0.000186403151019476" calcext:value-type="float">
            <text:p>0.000186403151019</text:p>
          </table:table-cell>
          <table:table-cell office:value-type="float" office:value="-0.000194119187653996" calcext:value-type="float">
            <text:p>-0.000194119187654</text:p>
          </table:table-cell>
          <table:table-cell office:value-type="float" office:value="0.0000186681791092269" calcext:value-type="float">
            <text:p>1.86681791092269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109504209831357" calcext:value-type="float">
            <text:p>-0.000109504209831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2070083618164" calcext:value-type="float">
            <text:p>-52.2070083618164</text:p>
          </table:table-cell>
          <table:table-cell office:value-type="float" office:value="-98.5931701660156" calcext:value-type="float">
            <text:p>-98.593170166015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6282060823869" calcext:value-type="float">
            <text:p>-0.00016282060823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8770141601563" calcext:value-type="float">
            <text:p>-48.8770141601563</text:p>
          </table:table-cell>
          <table:table-cell office:value-type="float" office:value="-98.3243179321289" calcext:value-type="float">
            <text:p>-98.324317932128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82739172689617" calcext:value-type="float">
            <text:p>-0.0002827391726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097152709961" calcext:value-type="float">
            <text:p>-51.3097152709961</text:p>
          </table:table-cell>
          <table:table-cell office:value-type="float" office:value="-97.3539352416992" calcext:value-type="float">
            <text:p>-97.35393524169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4693895354867" calcext:value-type="float">
            <text:p>-0.000146938953549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8945579528809" calcext:value-type="float">
            <text:p>-52.8945579528809</text:p>
          </table:table-cell>
          <table:table-cell office:value-type="float" office:value="-98.0647430419922" calcext:value-type="float">
            <text:p>-98.0647430419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6.40004" calcext:value-type="float">
            <text:p>1639747616.40004</text:p>
          </table:table-cell>
          <table:table-cell office:value-type="float" office:value="198.289627075195" calcext:value-type="float">
            <text:p>198.289627075195</text:p>
          </table:table-cell>
          <table:table-cell office:value-type="float" office:value="0.000534616818185896" calcext:value-type="float">
            <text:p>0.000534616818186</text:p>
          </table:table-cell>
          <table:table-cell office:value-type="float" office:value="-0.000697301351465285" calcext:value-type="float">
            <text:p>-0.000697301351465</text:p>
          </table:table-cell>
          <table:table-cell office:value-type="float" office:value="-0.000846881710458547" calcext:value-type="float">
            <text:p>-0.000846881710459</text:p>
          </table:table-cell>
          <table:table-cell office:value-type="float" office:value="0.0000278672287095105" calcext:value-type="float">
            <text:p>2.78672287095105E-05</text:p>
          </table:table-cell>
          <table:table-cell office:value-type="float" office:value="4.7654299736023" calcext:value-type="float">
            <text:p>4.7654299736023</text:p>
          </table:table-cell>
          <table:table-cell office:value-type="float" office:value="0" calcext:value-type="float">
            <text:p>0</text:p>
          </table:table-cell>
          <table:table-cell office:value-type="float" office:value="-0.00110489781945944" calcext:value-type="float">
            <text:p>-0.001104897819459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2811889648438" calcext:value-type="float">
            <text:p>-52.2811889648438</text:p>
          </table:table-cell>
          <table:table-cell office:value-type="float" office:value="-98.3658447265625" calcext:value-type="float">
            <text:p>-98.36584472656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933762872591615" calcext:value-type="float">
            <text:p>-0.000933762872592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8.8930320739746" calcext:value-type="float">
            <text:p>-48.8930320739746</text:p>
          </table:table-cell>
          <table:table-cell office:value-type="float" office:value="-98.7575531005859" calcext:value-type="float">
            <text:p>-98.757553100585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36368543887511" calcext:value-type="float">
            <text:p>-0.00043636854388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03050994873" calcext:value-type="float">
            <text:p>-51.303050994873</text:p>
          </table:table-cell>
          <table:table-cell office:value-type="float" office:value="-97.130729675293" calcext:value-type="float">
            <text:p>-97.13072967529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852710567414761" calcext:value-type="float">
            <text:p>-0.00085271056741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8514747619629" calcext:value-type="float">
            <text:p>-52.8514747619629</text:p>
          </table:table-cell>
          <table:table-cell office:value-type="float" office:value="-98.8684310913086" calcext:value-type="float">
            <text:p>-98.868431091308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6.64271" calcext:value-type="float">
            <text:p>1639747616.64271</text:p>
          </table:table-cell>
          <table:table-cell office:value-type="float" office:value="192.429534912109" calcext:value-type="float">
            <text:p>192.429534912109</text:p>
          </table:table-cell>
          <table:table-cell office:value-type="float" office:value="0.000640621641650796" calcext:value-type="float">
            <text:p>0.000640621641651</text:p>
          </table:table-cell>
          <table:table-cell office:value-type="float" office:value="-0.000576167134568095" calcext:value-type="float">
            <text:p>-0.000576167134568</text:p>
          </table:table-cell>
          <table:table-cell office:value-type="float" office:value="-0.000194880427443422" calcext:value-type="float">
            <text:p>-0.000194880427443</text:p>
          </table:table-cell>
          <table:table-cell office:value-type="float" office:value="0.0000248440537689021" calcext:value-type="float">
            <text:p>2.48440537689021E-05</text:p>
          </table:table-cell>
          <table:table-cell office:value-type="float" office:value="5.76021718978882" calcext:value-type="float">
            <text:p>5.76021718978882</text:p>
          </table:table-cell>
          <table:table-cell office:value-type="float" office:value="0" calcext:value-type="float">
            <text:p>0</text:p>
          </table:table-cell>
          <table:table-cell office:value-type="float" office:value="-0.000478672416647896" calcext:value-type="float">
            <text:p>-0.000478672416648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237098693848" calcext:value-type="float">
            <text:p>-52.4237098693848</text:p>
          </table:table-cell>
          <table:table-cell office:value-type="float" office:value="-97.0945892333984" calcext:value-type="float">
            <text:p>-97.09458923339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82572698779404" calcext:value-type="float">
            <text:p>-0.000282572698779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6767616271973" calcext:value-type="float">
            <text:p>-46.6767616271973</text:p>
          </table:table-cell>
          <table:table-cell office:value-type="float" office:value="-96.4158401489258" calcext:value-type="float">
            <text:p>-96.415840148925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71233637956902" calcext:value-type="float">
            <text:p>0.00017123363795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679672241211" calcext:value-type="float">
            <text:p>-51.2679672241211</text:p>
          </table:table-cell>
          <table:table-cell office:value-type="float" office:value="-95.0357894897461" calcext:value-type="float">
            <text:p>-95.03578948974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08048149943352" calcext:value-type="float">
            <text:p>-0.000208048149943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7182540893555" calcext:value-type="float">
            <text:p>-52.7182540893555</text:p>
          </table:table-cell>
          <table:table-cell office:value-type="float" office:value="-98.0005340576172" calcext:value-type="float">
            <text:p>-98.00053405761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6.88244" calcext:value-type="float">
            <text:p>1639747616.88244</text:p>
          </table:table-cell>
          <table:table-cell office:value-type="float" office:value="193.161010742188" calcext:value-type="float">
            <text:p>193.161010742188</text:p>
          </table:table-cell>
          <table:table-cell office:value-type="float" office:value="0.0000226285137614468" calcext:value-type="float">
            <text:p>2.26285137614468E-05</text:p>
          </table:table-cell>
          <table:table-cell office:value-type="float" office:value="-0.0000623277228442021" calcext:value-type="float">
            <text:p>-6.23277228442021E-05</text:p>
          </table:table-cell>
          <table:table-cell office:value-type="float" office:value="0.000560025277081877" calcext:value-type="float">
            <text:p>0.000560025277082</text:p>
          </table:table-cell>
          <table:table-cell office:value-type="float" office:value="0.0000262331632256974" calcext:value-type="float">
            <text:p>2.62331632256974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0.000470659317215905" calcext:value-type="float">
            <text:p>0.000470659317216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95677947998" calcext:value-type="float">
            <text:p>-52.495677947998</text:p>
          </table:table-cell>
          <table:table-cell office:value-type="float" office:value="-99.483283996582" calcext:value-type="float">
            <text:p>-99.48328399658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753053580410779" calcext:value-type="float">
            <text:p>0.00075305358041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4765510559082" calcext:value-type="float">
            <text:p>-48.4765510559082</text:p>
          </table:table-cell>
          <table:table-cell office:value-type="float" office:value="-99.8749237060547" calcext:value-type="float">
            <text:p>-99.87492370605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534023740328848" calcext:value-type="float">
            <text:p>0.00053402374032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086563110352" calcext:value-type="float">
            <text:p>-51.2086563110352</text:p>
          </table:table-cell>
          <table:table-cell office:value-type="float" office:value="-99.0063247680664" calcext:value-type="float">
            <text:p>-99.006324768066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541465939022601" calcext:value-type="float">
            <text:p>0.000541465939023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6308822631836" calcext:value-type="float">
            <text:p>-52.6308822631836</text:p>
          </table:table-cell>
          <table:table-cell office:value-type="float" office:value="-98.54248046875" calcext:value-type="float">
            <text:p>-98.542480468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7.01434" calcext:value-type="float">
            <text:p>1639747617.01434</text:p>
          </table:table-cell>
          <table:table-cell office:value-type="float" office:value="189.696075439453" calcext:value-type="float">
            <text:p>189.696075439453</text:p>
          </table:table-cell>
          <table:table-cell office:value-type="float" office:value="-0.000262458372162655" calcext:value-type="float">
            <text:p>-0.000262458372163</text:p>
          </table:table-cell>
          <table:table-cell office:value-type="float" office:value="0.000199162925127894" calcext:value-type="float">
            <text:p>0.000199162925128</text:p>
          </table:table-cell>
          <table:table-cell office:value-type="float" office:value="0.000262327113887295" calcext:value-type="float">
            <text:p>0.000262327113887</text:p>
          </table:table-cell>
          <table:table-cell office:value-type="float" office:value="0.0000200675294763641" calcext:value-type="float">
            <text:p>2.00675294763641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0.000354604766471311" calcext:value-type="float">
            <text:p>0.000354604766471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849296569824" calcext:value-type="float">
            <text:p>-52.3849296569824</text:p>
          </table:table-cell>
          <table:table-cell office:value-type="float" office:value="-99.2452545166016" calcext:value-type="float">
            <text:p>-99.245254516601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95857025776058" calcext:value-type="float">
            <text:p>0.00029585702577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5102882385254" calcext:value-type="float">
            <text:p>-48.5102882385254</text:p>
          </table:table-cell>
          <table:table-cell office:value-type="float" office:value="-97.8369216918945" calcext:value-type="float">
            <text:p>-97.8369216918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0930493590422" calcext:value-type="float">
            <text:p>0.00010930493590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091789245605" calcext:value-type="float">
            <text:p>-51.2091789245605</text:p>
          </table:table-cell>
          <table:table-cell office:value-type="float" office:value="-97.5880355834961" calcext:value-type="float">
            <text:p>-97.58803558349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52991099841893" calcext:value-type="float">
            <text:p>0.000252991099842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6817207336426" calcext:value-type="float">
            <text:p>-52.6817207336426</text:p>
          </table:table-cell>
          <table:table-cell office:value-type="float" office:value="-99.2073822021484" calcext:value-type="float">
            <text:p>-99.207382202148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7.25228" calcext:value-type="float">
            <text:p>1639747617.25228</text:p>
          </table:table-cell>
          <table:table-cell office:value-type="float" office:value="187.326904296875" calcext:value-type="float">
            <text:p>187.326904296875</text:p>
          </table:table-cell>
          <table:table-cell office:value-type="float" office:value="-0.00000942882888921304" calcext:value-type="float">
            <text:p>-9.42882888921304E-06</text:p>
          </table:table-cell>
          <table:table-cell office:value-type="float" office:value="0.000164141936693341" calcext:value-type="float">
            <text:p>0.000164141936693</text:p>
          </table:table-cell>
          <table:table-cell office:value-type="float" office:value="-0.000244330847635865" calcext:value-type="float">
            <text:p>-0.000244330847636</text:p>
          </table:table-cell>
          <table:table-cell office:value-type="float" office:value="0.0000183170050149783" calcext:value-type="float">
            <text:p>1.83170050149783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169936625752598" calcext:value-type="float">
            <text:p>-0.000169936625753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396148681641" calcext:value-type="float">
            <text:p>-52.3396148681641</text:p>
          </table:table-cell>
          <table:table-cell office:value-type="float" office:value="-98.0636901855469" calcext:value-type="float">
            <text:p>-98.063690185546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91155971353874" calcext:value-type="float">
            <text:p>-0.00029115597135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5670967102051" calcext:value-type="float">
            <text:p>-48.5670967102051</text:p>
          </table:table-cell>
          <table:table-cell office:value-type="float" office:value="-97.6699905395508" calcext:value-type="float">
            <text:p>-97.669990539550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67028925009072" calcext:value-type="float">
            <text:p>-0.00026702892500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306823730469" calcext:value-type="float">
            <text:p>-51.2306823730469</text:p>
          </table:table-cell>
          <table:table-cell office:value-type="float" office:value="-96.2360458374024" calcext:value-type="float">
            <text:p>-96.236045837402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08373181521892" calcext:value-type="float">
            <text:p>-0.000208373181522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7112770080566" calcext:value-type="float">
            <text:p>-52.7112770080566</text:p>
          </table:table-cell>
          <table:table-cell office:value-type="float" office:value="-98.3461074829102" calcext:value-type="float">
            <text:p>-98.346107482910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7.37233" calcext:value-type="float">
            <text:p>1639747617.37233</text:p>
          </table:table-cell>
          <table:table-cell office:value-type="float" office:value="187.393432617188" calcext:value-type="float">
            <text:p>187.393432617188</text:p>
          </table:table-cell>
          <table:table-cell office:value-type="float" office:value="0.000267437979346141" calcext:value-type="float">
            <text:p>0.000267437979346</text:p>
          </table:table-cell>
          <table:table-cell office:value-type="float" office:value="-0.000106080726254731" calcext:value-type="float">
            <text:p>-0.000106080726255</text:p>
          </table:table-cell>
          <table:table-cell office:value-type="float" office:value="-0.000086002197349444" calcext:value-type="float">
            <text:p>-8.6002197349444E-05</text:p>
          </table:table-cell>
          <table:table-cell office:value-type="float" office:value="0.0000208916571864393" calcext:value-type="float">
            <text:p>2.08916571864393E-05</text:p>
          </table:table-cell>
          <table:table-cell office:value-type="float" office:value="5.76021718978882" calcext:value-type="float">
            <text:p>5.76021718978882</text:p>
          </table:table-cell>
          <table:table-cell office:value-type="float" office:value="0" calcext:value-type="float">
            <text:p>0</text:p>
          </table:table-cell>
          <table:table-cell office:value-type="float" office:value="-0.000162086464115419" calcext:value-type="float">
            <text:p>-0.00016208646411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718681335449" calcext:value-type="float">
            <text:p>-52.3718681335449</text:p>
          </table:table-cell>
          <table:table-cell office:value-type="float" office:value="-100.141967773438" calcext:value-type="float">
            <text:p>-100.14196777343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84474978595972" calcext:value-type="float">
            <text:p>-0.000184474978596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8841133117676" calcext:value-type="float">
            <text:p>-46.8841133117676</text:p>
          </table:table-cell>
          <table:table-cell office:value-type="float" office:value="-101.297698974609" calcext:value-type="float">
            <text:p>-101.2976989746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43729436583817" calcext:value-type="float">
            <text:p>4.3729436583817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299880981445" calcext:value-type="float">
            <text:p>-51.2299880981445</text:p>
          </table:table-cell>
          <table:table-cell office:value-type="float" office:value="-99.6195831298828" calcext:value-type="float">
            <text:p>-99.619583129882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780844129621983" calcext:value-type="float">
            <text:p>-7.80844129621983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6951713562012" calcext:value-type="float">
            <text:p>-52.6951713562012</text:p>
          </table:table-cell>
          <table:table-cell office:value-type="float" office:value="-100.198997497559" calcext:value-type="float">
            <text:p>-100.19899749755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7.6125" calcext:value-type="float">
            <text:p>1639747617.6125</text:p>
          </table:table-cell>
          <table:table-cell office:value-type="float" office:value="191.624877929688" calcext:value-type="float">
            <text:p>191.624877929688</text:p>
          </table:table-cell>
          <table:table-cell office:value-type="float" office:value="0.000175251814653166" calcext:value-type="float">
            <text:p>0.000175251814653</text:p>
          </table:table-cell>
          <table:table-cell office:value-type="float" office:value="-0.000126978222397156" calcext:value-type="float">
            <text:p>-0.000126978222397</text:p>
          </table:table-cell>
          <table:table-cell office:value-type="float" office:value="0.0000931007743929513" calcext:value-type="float">
            <text:p>9.31007743929513E-05</text:p>
          </table:table-cell>
          <table:table-cell office:value-type="float" office:value="0.0000176380581251578" calcext:value-type="float">
            <text:p>1.76380581251578E-05</text:p>
          </table:table-cell>
          <table:table-cell office:value-type="float" office:value="5.76021718978882" calcext:value-type="float">
            <text:p>5.76021718978882</text:p>
          </table:table-cell>
          <table:table-cell office:value-type="float" office:value="0" calcext:value-type="float">
            <text:p>0</text:p>
          </table:table-cell>
          <table:table-cell office:value-type="float" office:value="0.00000680326047586277" calcext:value-type="float">
            <text:p>6.80326047586277E-06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061965942383" calcext:value-type="float">
            <text:p>-52.4061965942383</text:p>
          </table:table-cell>
          <table:table-cell office:value-type="float" office:value="-97.8657302856445" calcext:value-type="float">
            <text:p>-97.865730285644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676870404276997" calcext:value-type="float">
            <text:p>6.76870404276997E-05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8.1772918701172" calcext:value-type="float">
            <text:p>-48.1772918701172</text:p>
          </table:table-cell>
          <table:table-cell office:value-type="float" office:value="-96.3433151245117" calcext:value-type="float">
            <text:p>-96.343315124511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69157006894238" calcext:value-type="float">
            <text:p>0.00016915700689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128791809082" calcext:value-type="float">
            <text:p>-51.2128791809082</text:p>
          </table:table-cell>
          <table:table-cell office:value-type="float" office:value="-95.2542724609375" calcext:value-type="float">
            <text:p>-95.254272460937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926008215174079" calcext:value-type="float">
            <text:p>9.26008215174079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6675491333008" calcext:value-type="float">
            <text:p>-52.6675491333008</text:p>
          </table:table-cell>
          <table:table-cell office:value-type="float" office:value="-98.5850830078125" calcext:value-type="float">
            <text:p>-98.5850830078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7.73444" calcext:value-type="float">
            <text:p>1639747617.73444</text:p>
          </table:table-cell>
          <table:table-cell office:value-type="float" office:value="189.614059448242" calcext:value-type="float">
            <text:p>189.614059448242</text:p>
          </table:table-cell>
          <table:table-cell office:value-type="float" office:value="0.000124895203043707" calcext:value-type="float">
            <text:p>0.000124895203044</text:p>
          </table:table-cell>
          <table:table-cell office:value-type="float" office:value="-0.000137815557536669" calcext:value-type="float">
            <text:p>-0.000137815557537</text:p>
          </table:table-cell>
          <table:table-cell office:value-type="float" office:value="-0.0000581766544200946" calcext:value-type="float">
            <text:p>-5.81766544200946E-05</text:p>
          </table:table-cell>
          <table:table-cell office:value-type="float" office:value="0.000016814085029182" calcext:value-type="float">
            <text:p>1.6814085029182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13562772073783" calcext:value-type="float">
            <text:p>-0.000135627720738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323692321777" calcext:value-type="float">
            <text:p>-52.4323692321777</text:p>
          </table:table-cell>
          <table:table-cell office:value-type="float" office:value="-99.5075149536133" calcext:value-type="float">
            <text:p>-99.507514953613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306119327433407" calcext:value-type="float">
            <text:p>-3.06119327433407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4628524780274" calcext:value-type="float">
            <text:p>-48.4628524780274</text:p>
          </table:table-cell>
          <table:table-cell office:value-type="float" office:value="-100.085342407227" calcext:value-type="float">
            <text:p>-100.08534240722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0869495124788955" calcext:value-type="float">
            <text:p>8.69495124788955E-0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99871826172" calcext:value-type="float">
            <text:p>-51.1899871826172</text:p>
          </table:table-cell>
          <table:table-cell office:value-type="float" office:value="-98.5575866699219" calcext:value-type="float">
            <text:p>-98.55758666992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304376007989049" calcext:value-type="float">
            <text:p>-3.04376007989049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6489334106445" calcext:value-type="float">
            <text:p>-52.6489334106445</text:p>
          </table:table-cell>
          <table:table-cell office:value-type="float" office:value="-99.2808990478516" calcext:value-type="float">
            <text:p>-99.280899047851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7.97342" calcext:value-type="float">
            <text:p>1639747617.97342</text:p>
          </table:table-cell>
          <table:table-cell office:value-type="float" office:value="189.220901489258" calcext:value-type="float">
            <text:p>189.220901489258</text:p>
          </table:table-cell>
          <table:table-cell office:value-type="float" office:value="0.000422176468418911" calcext:value-type="float">
            <text:p>0.000422176468419</text:p>
          </table:table-cell>
          <table:table-cell office:value-type="float" office:value="-0.000577753118705004" calcext:value-type="float">
            <text:p>-0.000577753118705</text:p>
          </table:table-cell>
          <table:table-cell office:value-type="float" office:value="-0.0000522848786204122" calcext:value-type="float">
            <text:p>-5.22848786204122E-05</text:p>
          </table:table-cell>
          <table:table-cell office:value-type="float" office:value="0.0000177318252099212" calcext:value-type="float">
            <text:p>1.77318252099212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32993737841025" calcext:value-type="float">
            <text:p>-0.00032993737841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446296691895" calcext:value-type="float">
            <text:p>-52.4446296691895</text:p>
          </table:table-cell>
          <table:table-cell office:value-type="float" office:value="-99.7802200317383" calcext:value-type="float">
            <text:p>-99.780220031738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179391354322433" calcext:value-type="float">
            <text:p>1.79391354322433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432373046875" calcext:value-type="float">
            <text:p>-48.432373046875</text:p>
          </table:table-cell>
          <table:table-cell office:value-type="float" office:value="-101.018684387207" calcext:value-type="float">
            <text:p>-101.01868438720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05540447495878" calcext:value-type="float">
            <text:p>0.00020554044749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57507324219" calcext:value-type="float">
            <text:p>-51.1757507324219</text:p>
          </table:table-cell>
          <table:table-cell office:value-type="float" office:value="-101.02318572998" calcext:value-type="float">
            <text:p>-101.0231857299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599473714828491" calcext:value-type="float">
            <text:p>-5.99473714828491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913009643555" calcext:value-type="float">
            <text:p>-52.5913009643555</text:p>
          </table:table-cell>
          <table:table-cell office:value-type="float" office:value="-99.6960906982422" calcext:value-type="float">
            <text:p>-99.696090698242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8.21291" calcext:value-type="float">
            <text:p>1639747618.21291</text:p>
          </table:table-cell>
          <table:table-cell office:value-type="float" office:value="192.946197509766" calcext:value-type="float">
            <text:p>192.946197509766</text:p>
          </table:table-cell>
          <table:table-cell office:value-type="float" office:value="0.000313832832034677" calcext:value-type="float">
            <text:p>0.000313832832035</text:p>
          </table:table-cell>
          <table:table-cell office:value-type="float" office:value="-0.000293031887849793" calcext:value-type="float">
            <text:p>-0.00029303188785</text:p>
          </table:table-cell>
          <table:table-cell office:value-type="float" office:value="0.000136344795464538" calcext:value-type="float">
            <text:p>0.000136344795465</text:p>
          </table:table-cell>
          <table:table-cell office:value-type="float" office:value="0.0000153653163579293" calcext:value-type="float">
            <text:p>1.53653163579293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0262679241131991" calcext:value-type="float">
            <text:p>-2.62679241131991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4044036865234" calcext:value-type="float">
            <text:p>-52.4044036865234</text:p>
          </table:table-cell>
          <table:table-cell office:value-type="float" office:value="-99.1181564331055" calcext:value-type="float">
            <text:p>-99.118156433105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11710556666367" calcext:value-type="float">
            <text:p>0.00011171055666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2627372741699" calcext:value-type="float">
            <text:p>-48.2627372741699</text:p>
          </table:table-cell>
          <table:table-cell office:value-type="float" office:value="-99.3010025024414" calcext:value-type="float">
            <text:p>-99.301002502441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95645615551621" calcext:value-type="float">
            <text:p>0.00029564561555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642303466797" calcext:value-type="float">
            <text:p>-51.1642303466797</text:p>
          </table:table-cell>
          <table:table-cell office:value-type="float" office:value="-97.5466918945313" calcext:value-type="float">
            <text:p>-97.546691894531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13741494715214" calcext:value-type="float">
            <text:p>0.00011374149471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56095123291" calcext:value-type="float">
            <text:p>-52.556095123291</text:p>
          </table:table-cell>
          <table:table-cell office:value-type="float" office:value="-99.7983245849609" calcext:value-type="float">
            <text:p>-99.798324584960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8.33596" calcext:value-type="float">
            <text:p>1639747618.33596</text:p>
          </table:table-cell>
          <table:table-cell office:value-type="float" office:value="191.822052001953" calcext:value-type="float">
            <text:p>191.822052001953</text:p>
          </table:table-cell>
          <table:table-cell office:value-type="float" office:value="-0.000214013794902712" calcext:value-type="float">
            <text:p>-0.000214013794903</text:p>
          </table:table-cell>
          <table:table-cell office:value-type="float" office:value="0.000549183459952474" calcext:value-type="float">
            <text:p>0.000549183459952</text:p>
          </table:table-cell>
          <table:table-cell office:value-type="float" office:value="0.0000937273580348119" calcext:value-type="float">
            <text:p>9.37273580348119E-05</text:p>
          </table:table-cell>
          <table:table-cell office:value-type="float" office:value="0.0000183249994734069" calcext:value-type="float">
            <text:p>1.83249994734069E-05</text:p>
          </table:table-cell>
          <table:table-cell office:value-type="float" office:value="5.74931526184082" calcext:value-type="float">
            <text:p>5.74931526184082</text:p>
          </table:table-cell>
          <table:table-cell office:value-type="float" office:value="0" calcext:value-type="float">
            <text:p>0</text:p>
          </table:table-cell>
          <table:table-cell office:value-type="float" office:value="0.00030678667826578" calcext:value-type="float">
            <text:p>0.00030678667826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3424644470215" calcext:value-type="float">
            <text:p>-52.3424644470215</text:p>
          </table:table-cell>
          <table:table-cell office:value-type="float" office:value="-99.7627487182617" calcext:value-type="float">
            <text:p>-99.76274871826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341610357281752" calcext:value-type="float">
            <text:p>-3.41610357281752E-05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8.1201171875" calcext:value-type="float">
            <text:p>-48.1201171875</text:p>
          </table:table-cell>
          <table:table-cell office:value-type="float" office:value="-101.192771911621" calcext:value-type="float">
            <text:p>-101.1927719116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10195702291094" calcext:value-type="float">
            <text:p>-0.00011019570229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86918640137" calcext:value-type="float">
            <text:p>-51.1786918640137</text:p>
          </table:table-cell>
          <table:table-cell office:value-type="float" office:value="-100.222702026367" calcext:value-type="float">
            <text:p>-100.22270202636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50776351802051" calcext:value-type="float">
            <text:p>0.000150776351802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695571899414" calcext:value-type="float">
            <text:p>-52.5695571899414</text:p>
          </table:table-cell>
          <table:table-cell office:value-type="float" office:value="-99.3795013427734" calcext:value-type="float">
            <text:p>-99.37950134277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8.57245" calcext:value-type="float">
            <text:p>1639747618.57245</text:p>
          </table:table-cell>
          <table:table-cell office:value-type="float" office:value="184.066772460938" calcext:value-type="float">
            <text:p>184.066772460938</text:p>
          </table:table-cell>
          <table:table-cell office:value-type="float" office:value="-0.0000969380853348412" calcext:value-type="float">
            <text:p>-9.69380853348412E-05</text:p>
          </table:table-cell>
          <table:table-cell office:value-type="float" office:value="0.0000509632445755415" calcext:value-type="float">
            <text:p>5.09632445755415E-05</text:p>
          </table:table-cell>
          <table:table-cell office:value-type="float" office:value="-0.000105277278635185" calcext:value-type="float">
            <text:p>-0.000105277278635</text:p>
          </table:table-cell>
          <table:table-cell office:value-type="float" office:value="0.0000218492350541055" calcext:value-type="float">
            <text:p>2.18492350541055E-05</text:p>
          </table:table-cell>
          <table:table-cell office:value-type="float" office:value="5.76021718978882" calcext:value-type="float">
            <text:p>5.76021718978882</text:p>
          </table:table-cell>
          <table:table-cell office:value-type="float" office:value="0" calcext:value-type="float">
            <text:p>0</text:p>
          </table:table-cell>
          <table:table-cell office:value-type="float" office:value="-0.0000706718274159357" calcext:value-type="float">
            <text:p>-7.06718274159357E-0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489326477051" calcext:value-type="float">
            <text:p>-52.4489326477051</text:p>
          </table:table-cell>
          <table:table-cell office:value-type="float" office:value="-96.0370101928711" calcext:value-type="float">
            <text:p>-96.037010192871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111781992018223" calcext:value-type="float">
            <text:p>-1.11781992018223E-05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6483306884766" calcext:value-type="float">
            <text:p>-47.6483306884766</text:p>
          </table:table-cell>
          <table:table-cell office:value-type="float" office:value="-95.9553070068359" calcext:value-type="float">
            <text:p>-95.955307006835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56020978465676" calcext:value-type="float">
            <text:p>-0.00015602097846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61906433105" calcext:value-type="float">
            <text:p>-51.1461906433105</text:p>
          </table:table-cell>
          <table:table-cell office:value-type="float" office:value="-94.0977096557617" calcext:value-type="float">
            <text:p>-94.0977096557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797174870967865" calcext:value-type="float">
            <text:p>-7.97174870967865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685920715332" calcext:value-type="float">
            <text:p>-52.5685920715332</text:p>
          </table:table-cell>
          <table:table-cell office:value-type="float" office:value="-97.9882354736328" calcext:value-type="float">
            <text:p>-97.98823547363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8.69265" calcext:value-type="float">
            <text:p>1639747618.69265</text:p>
          </table:table-cell>
          <table:table-cell office:value-type="float" office:value="186.071868896484" calcext:value-type="float">
            <text:p>186.071868896484</text:p>
          </table:table-cell>
          <table:table-cell office:value-type="float" office:value="0.000563476060051471" calcext:value-type="float">
            <text:p>0.000563476060051</text:p>
          </table:table-cell>
          <table:table-cell office:value-type="float" office:value="-0.000789866724517196" calcext:value-type="float">
            <text:p>-0.000789866724517</text:p>
          </table:table-cell>
          <table:table-cell office:value-type="float" office:value="-0.0000731928521418013" calcext:value-type="float">
            <text:p>-7.31928521418013E-05</text:p>
          </table:table-cell>
          <table:table-cell office:value-type="float" office:value="0.0000153877936099889" calcext:value-type="float">
            <text:p>1.53877936099889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428635044954717" calcext:value-type="float">
            <text:p>-0.00042863504495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61353302002" calcext:value-type="float">
            <text:p>-52.461353302002</text:p>
          </table:table-cell>
          <table:table-cell office:value-type="float" office:value="-98.1541519165039" calcext:value-type="float">
            <text:p>-98.154151916503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126794220705051" calcext:value-type="float">
            <text:p>-1.26794220705051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3456001281738" calcext:value-type="float">
            <text:p>-48.3456001281738</text:p>
          </table:table-cell>
          <table:table-cell office:value-type="float" office:value="-98.2835388183594" calcext:value-type="float">
            <text:p>-98.28353881835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307894457364455" calcext:value-type="float">
            <text:p>0.00030789445736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328010559082" calcext:value-type="float">
            <text:p>-51.1328010559082</text:p>
          </table:table-cell>
          <table:table-cell office:value-type="float" office:value="-97.6202621459961" calcext:value-type="float">
            <text:p>-97.62026214599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41892116516829" calcext:value-type="float">
            <text:p>-0.000141892116517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24211120605" calcext:value-type="float">
            <text:p>-52.5324211120605</text:p>
          </table:table-cell>
          <table:table-cell office:value-type="float" office:value="-98.8469696044922" calcext:value-type="float">
            <text:p>-98.846969604492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8.93384" calcext:value-type="float">
            <text:p>1639747618.93384</text:p>
          </table:table-cell>
          <table:table-cell office:value-type="float" office:value="192.96240234375" calcext:value-type="float">
            <text:p>192.96240234375</text:p>
          </table:table-cell>
          <table:table-cell office:value-type="float" office:value="0.000423183053499088" calcext:value-type="float">
            <text:p>0.000423183053499</text:p>
          </table:table-cell>
          <table:table-cell office:value-type="float" office:value="-0.000445685902377591" calcext:value-type="float">
            <text:p>-0.000445685902378</text:p>
          </table:table-cell>
          <table:table-cell office:value-type="float" office:value="0.000180209797690623" calcext:value-type="float">
            <text:p>0.000180209797691</text:p>
          </table:table-cell>
          <table:table-cell office:value-type="float" office:value="0.0000172046275110915" calcext:value-type="float">
            <text:p>1.72046275110915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050192407798022" calcext:value-type="float">
            <text:p>-5.0192407798022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3110466003418" calcext:value-type="float">
            <text:p>-52.3110466003418</text:p>
          </table:table-cell>
          <table:table-cell office:value-type="float" office:value="-97.5730590820313" calcext:value-type="float">
            <text:p>-97.573059082031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53953704284504" calcext:value-type="float">
            <text:p>0.00015395370428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0671157836914" calcext:value-type="float">
            <text:p>-48.0671157836914</text:p>
          </table:table-cell>
          <table:table-cell office:value-type="float" office:value="-97.6203994750977" calcext:value-type="float">
            <text:p>-97.620399475097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12898254580796" calcext:value-type="float">
            <text:p>0.00041289825458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20886230469" calcext:value-type="float">
            <text:p>-51.1720886230469</text:p>
          </table:table-cell>
          <table:table-cell office:value-type="float" office:value="-95.822868347168" calcext:value-type="float">
            <text:p>-95.82286834716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36662274599075" calcext:value-type="float">
            <text:p>0.000136662274599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32260131836" calcext:value-type="float">
            <text:p>-52.5332260131836</text:p>
          </table:table-cell>
          <table:table-cell office:value-type="float" office:value="-99.1791152954102" calcext:value-type="float">
            <text:p>-99.179115295410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9.05506" calcext:value-type="float">
            <text:p>1639747619.05506</text:p>
          </table:table-cell>
          <table:table-cell office:value-type="float" office:value="190.309768676758" calcext:value-type="float">
            <text:p>190.309768676758</text:p>
          </table:table-cell>
          <table:table-cell office:value-type="float" office:value="-0.000288781768176705" calcext:value-type="float">
            <text:p>-0.000288781768177</text:p>
          </table:table-cell>
          <table:table-cell office:value-type="float" office:value="0.000469075632281601" calcext:value-type="float">
            <text:p>0.000469075632282</text:p>
          </table:table-cell>
          <table:table-cell office:value-type="float" office:value="0.000167946913279593" calcext:value-type="float">
            <text:p>0.00016794691328</text:p>
          </table:table-cell>
          <table:table-cell office:value-type="float" office:value="0.000023385908207274" calcext:value-type="float">
            <text:p>2.3385908207274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0.000346498331055045" calcext:value-type="float">
            <text:p>0.00034649833105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762809753418" calcext:value-type="float">
            <text:p>-52.1762809753418</text:p>
          </table:table-cell>
          <table:table-cell office:value-type="float" office:value="-98.1261444091797" calcext:value-type="float">
            <text:p>-98.126144409179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29112585657276" calcext:value-type="float">
            <text:p>0.00022911258565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9199714660645" calcext:value-type="float">
            <text:p>-47.9199714660645</text:p>
          </table:table-cell>
          <table:table-cell office:value-type="float" office:value="-98.0876083374023" calcext:value-type="float">
            <text:p>-98.087608337402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618278281763196" calcext:value-type="float">
            <text:p>-6.18278281763196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234001159668" calcext:value-type="float">
            <text:p>-51.2234001159668</text:p>
          </table:table-cell>
          <table:table-cell office:value-type="float" office:value="-96.6711578369141" calcext:value-type="float">
            <text:p>-96.67115783691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30767647735774" calcext:value-type="float">
            <text:p>0.00023076764773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487976074219" calcext:value-type="float">
            <text:p>-52.5487976074219</text:p>
          </table:table-cell>
          <table:table-cell office:value-type="float" office:value="-98.2605743408203" calcext:value-type="float">
            <text:p>-98.260574340820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9.29278" calcext:value-type="float">
            <text:p>1639747619.29278</text:p>
          </table:table-cell>
          <table:table-cell office:value-type="float" office:value="185.931686401367" calcext:value-type="float">
            <text:p>185.931686401367</text:p>
          </table:table-cell>
          <table:table-cell office:value-type="float" office:value="-0.000376372714526951" calcext:value-type="float">
            <text:p>-0.000376372714527</text:p>
          </table:table-cell>
          <table:table-cell office:value-type="float" office:value="0.000582888256758451" calcext:value-type="float">
            <text:p>0.000582888256758</text:p>
          </table:table-cell>
          <table:table-cell office:value-type="float" office:value="-0.000191532264580019" calcext:value-type="float">
            <text:p>-0.00019153226458</text:p>
          </table:table-cell>
          <table:table-cell office:value-type="float" office:value="0.0000160327999765286" calcext:value-type="float">
            <text:p>1.60327999765286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0.0000748627062421292" calcext:value-type="float">
            <text:p>7.48627062421292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4234848022461" calcext:value-type="float">
            <text:p>-52.4234848022461</text:p>
          </table:table-cell>
          <table:table-cell office:value-type="float" office:value="-98.2384567260742" calcext:value-type="float">
            <text:p>-98.238456726074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21534690354019" calcext:value-type="float">
            <text:p>-0.00022153469035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1211242675781" calcext:value-type="float">
            <text:p>-48.1211242675781</text:p>
          </table:table-cell>
          <table:table-cell office:value-type="float" office:value="-97.0403289794922" calcext:value-type="float">
            <text:p>-97.040328979492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42974473116919" calcext:value-type="float">
            <text:p>-0.00044297447311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97840881348" calcext:value-type="float">
            <text:p>-51.1497840881348</text:p>
          </table:table-cell>
          <table:table-cell office:value-type="float" office:value="-95.6800003051758" calcext:value-type="float">
            <text:p>-95.680000305175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03760161437094" calcext:value-type="float">
            <text:p>-0.000103760161437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61897277832" calcext:value-type="float">
            <text:p>-52.561897277832</text:p>
          </table:table-cell>
          <table:table-cell office:value-type="float" office:value="-97.9385833740234" calcext:value-type="float">
            <text:p>-97.93858337402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9.53257" calcext:value-type="float">
            <text:p>1639747619.53257</text:p>
          </table:table-cell>
          <table:table-cell office:value-type="float" office:value="195.100784301758" calcext:value-type="float">
            <text:p>195.100784301758</text:p>
          </table:table-cell>
          <table:table-cell office:value-type="float" office:value="0.0000703340920154005" calcext:value-type="float">
            <text:p>7.03340920154005E-05</text:p>
          </table:table-cell>
          <table:table-cell office:value-type="float" office:value="0.0000655037511023693" calcext:value-type="float">
            <text:p>6.55037511023693E-05</text:p>
          </table:table-cell>
          <table:table-cell office:value-type="float" office:value="-0.000245789473410696" calcext:value-type="float">
            <text:p>-0.000245789473411</text:p>
          </table:table-cell>
          <table:table-cell office:value-type="float" office:value="0.0000210344187507872" calcext:value-type="float">
            <text:p>2.10344187507872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212080922210589" calcext:value-type="float">
            <text:p>-0.000212080922211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253540039063" calcext:value-type="float">
            <text:p>-52.4253540039063</text:p>
          </table:table-cell>
          <table:table-cell office:value-type="float" office:value="-98.1241226196289" calcext:value-type="float">
            <text:p>-98.124122619628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29522415995598" calcext:value-type="float">
            <text:p>-0.00032952241599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267894744873" calcext:value-type="float">
            <text:p>-48.267894744873</text:p>
          </table:table-cell>
          <table:table-cell office:value-type="float" office:value="-98.4937133789063" calcext:value-type="float">
            <text:p>-98.493713378906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01034199562855" calcext:value-type="float">
            <text:p>-0.000201034199563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304779052734" calcext:value-type="float">
            <text:p>-51.1304779052734</text:p>
          </table:table-cell>
          <table:table-cell office:value-type="float" office:value="-97.8561935424805" calcext:value-type="float">
            <text:p>-97.85619354248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2715114755556" calcext:value-type="float">
            <text:p>-0.00022715114755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764808654785" calcext:value-type="float">
            <text:p>-52.5764808654785</text:p>
          </table:table-cell>
          <table:table-cell office:value-type="float" office:value="-98.6708908081055" calcext:value-type="float">
            <text:p>-98.670890808105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9.65465" calcext:value-type="float">
            <text:p>1639747619.65465</text:p>
          </table:table-cell>
          <table:table-cell office:value-type="float" office:value="195.069793701172" calcext:value-type="float">
            <text:p>195.069793701172</text:p>
          </table:table-cell>
          <table:table-cell office:value-type="float" office:value="0.000129463252960704" calcext:value-type="float">
            <text:p>0.000129463252961</text:p>
          </table:table-cell>
          <table:table-cell office:value-type="float" office:value="-0.000511998834554106" calcext:value-type="float">
            <text:p>-0.000511998834554</text:p>
          </table:table-cell>
          <table:table-cell office:value-type="float" office:value="0.000443584867753089" calcext:value-type="float">
            <text:p>0.000443584867753</text:p>
          </table:table-cell>
          <table:table-cell office:value-type="float" office:value="0.0000211454898817465" calcext:value-type="float">
            <text:p>2.11454898817465E-05</text:p>
          </table:table-cell>
          <table:table-cell office:value-type="float" office:value="5.74931526184082" calcext:value-type="float">
            <text:p>5.74931526184082</text:p>
          </table:table-cell>
          <table:table-cell office:value-type="float" office:value="0" calcext:value-type="float">
            <text:p>0</text:p>
          </table:table-cell>
          <table:table-cell office:value-type="float" office:value="0.000215003994526342" calcext:value-type="float">
            <text:p>0.00021500399452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4321670532227" calcext:value-type="float">
            <text:p>-52.4321670532227</text:p>
          </table:table-cell>
          <table:table-cell office:value-type="float" office:value="-97.4752731323242" calcext:value-type="float">
            <text:p>-97.475273132324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567028066143394" calcext:value-type="float">
            <text:p>0.000567028066143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9152145385742" calcext:value-type="float">
            <text:p>-47.9152145385742</text:p>
          </table:table-cell>
          <table:table-cell office:value-type="float" office:value="-97.821418762207" calcext:value-type="float">
            <text:p>-97.82141876220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557739462237805" calcext:value-type="float">
            <text:p>0.00055773946223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28337097168" calcext:value-type="float">
            <text:p>-51.1428337097168</text:p>
          </table:table-cell>
          <table:table-cell office:value-type="float" office:value="-95.7978668212891" calcext:value-type="float">
            <text:p>-95.797866821289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340996077284217" calcext:value-type="float">
            <text:p>0.000340996077284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741577148438" calcext:value-type="float">
            <text:p>-52.5741577148438</text:p>
          </table:table-cell>
          <table:table-cell office:value-type="float" office:value="-98.3426132202149" calcext:value-type="float">
            <text:p>-98.342613220214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19.89271" calcext:value-type="float">
            <text:p>1639747619.89271</text:p>
          </table:table-cell>
          <table:table-cell office:value-type="float" office:value="189.813613891602" calcext:value-type="float">
            <text:p>189.813613891602</text:p>
          </table:table-cell>
          <table:table-cell office:value-type="float" office:value="0.000509191188029945" calcext:value-type="float">
            <text:p>0.00050919118803</text:p>
          </table:table-cell>
          <table:table-cell office:value-type="float" office:value="-0.000671981135383248" calcext:value-type="float">
            <text:p>-0.000671981135383</text:p>
          </table:table-cell>
          <table:table-cell office:value-type="float" office:value="0.00044235322275199" calcext:value-type="float">
            <text:p>0.000442353222752</text:p>
          </table:table-cell>
          <table:table-cell office:value-type="float" office:value="0.0000185326080099912" calcext:value-type="float">
            <text:p>1.85326080099912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0.0000940716709010303" calcext:value-type="float">
            <text:p>9.40716709010303E-0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572334289551" calcext:value-type="float">
            <text:p>-52.4572334289551</text:p>
          </table:table-cell>
          <table:table-cell office:value-type="float" office:value="-97.0508422851563" calcext:value-type="float">
            <text:p>-97.050842285156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44335892098025" calcext:value-type="float">
            <text:p>0.000444335892098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1417541503906" calcext:value-type="float">
            <text:p>-48.1417541503906</text:p>
          </table:table-cell>
          <table:table-cell office:value-type="float" office:value="-96.7753219604492" calcext:value-type="float">
            <text:p>-96.775321960449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731904932763428" calcext:value-type="float">
            <text:p>0.000731904932763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90669250488" calcext:value-type="float">
            <text:p>-51.1490669250488</text:p>
          </table:table-cell>
          <table:table-cell office:value-type="float" office:value="-95.1824035644531" calcext:value-type="float">
            <text:p>-95.182403564453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356308300979435" calcext:value-type="float">
            <text:p>0.000356308300979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713157653809" calcext:value-type="float">
            <text:p>-52.5713157653809</text:p>
          </table:table-cell>
          <table:table-cell office:value-type="float" office:value="-98.1979064941406" calcext:value-type="float">
            <text:p>-98.19790649414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0.02464" calcext:value-type="float">
            <text:p>1639747620.02464</text:p>
          </table:table-cell>
          <table:table-cell office:value-type="float" office:value="191.863296508789" calcext:value-type="float">
            <text:p>191.863296508789</text:p>
          </table:table-cell>
          <table:table-cell office:value-type="float" office:value="0.000447288883151487" calcext:value-type="float">
            <text:p>0.000447288883151</text:p>
          </table:table-cell>
          <table:table-cell office:value-type="float" office:value="-0.000523689144756645" calcext:value-type="float">
            <text:p>-0.000523689144757</text:p>
          </table:table-cell>
          <table:table-cell office:value-type="float" office:value="-0.000688853673636913" calcext:value-type="float">
            <text:p>-0.000688853673637</text:p>
          </table:table-cell>
          <table:table-cell office:value-type="float" office:value="0.0000235206862271298" calcext:value-type="float">
            <text:p>2.35206862271298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884877168573439" calcext:value-type="float">
            <text:p>-0.00088487716857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357666015625" calcext:value-type="float">
            <text:p>-52.357666015625</text:p>
          </table:table-cell>
          <table:table-cell office:value-type="float" office:value="-98.1578826904297" calcext:value-type="float">
            <text:p>-98.157882690429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729924067854881" calcext:value-type="float">
            <text:p>-0.00072992406785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9250183105469" calcext:value-type="float">
            <text:p>-47.9250183105469</text:p>
          </table:table-cell>
          <table:table-cell office:value-type="float" office:value="-96.6703720092773" calcext:value-type="float">
            <text:p>-96.670372009277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349767447914928" calcext:value-type="float">
            <text:p>-0.00034976744791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2430267334" calcext:value-type="float">
            <text:p>-51.182430267334</text:p>
          </table:table-cell>
          <table:table-cell office:value-type="float" office:value="-95.2897872924805" calcext:value-type="float">
            <text:p>-95.28978729248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684628495946527" calcext:value-type="float">
            <text:p>-0.000684628495947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649566650391" calcext:value-type="float">
            <text:p>-52.5649566650391</text:p>
          </table:table-cell>
          <table:table-cell office:value-type="float" office:value="-98.4744110107422" calcext:value-type="float">
            <text:p>-98.474411010742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0.26445" calcext:value-type="float">
            <text:p>1639747620.26445</text:p>
          </table:table-cell>
          <table:table-cell office:value-type="float" office:value="191.659683227539" calcext:value-type="float">
            <text:p>191.659683227539</text:p>
          </table:table-cell>
          <table:table-cell office:value-type="float" office:value="-0.000112200134026352" calcext:value-type="float">
            <text:p>-0.000112200134026</text:p>
          </table:table-cell>
          <table:table-cell office:value-type="float" office:value="0.00059252860955894" calcext:value-type="float">
            <text:p>0.000592528609559</text:p>
          </table:table-cell>
          <table:table-cell office:value-type="float" office:value="-0.000828585703857243" calcext:value-type="float">
            <text:p>-0.000828585703857</text:p>
          </table:table-cell>
          <table:table-cell office:value-type="float" office:value="0.00002114547896781" calcext:value-type="float">
            <text:p>2.114547896781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540555571205914" calcext:value-type="float">
            <text:p>-0.00054055557120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627746582031" calcext:value-type="float">
            <text:p>-52.0627746582031</text:p>
          </table:table-cell>
          <table:table-cell office:value-type="float" office:value="-98.9632034301758" calcext:value-type="float">
            <text:p>-98.963203430175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945420120842755" calcext:value-type="float">
            <text:p>-0.00094542012084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7153015136719" calcext:value-type="float">
            <text:p>-47.7153015136719</text:p>
          </table:table-cell>
          <table:table-cell office:value-type="float" office:value="-98.9414215087891" calcext:value-type="float">
            <text:p>-98.941421508789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933548551984131" calcext:value-type="float">
            <text:p>-0.00093354855198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168617248535" calcext:value-type="float">
            <text:p>-51.2168617248535</text:p>
          </table:table-cell>
          <table:table-cell office:value-type="float" office:value="-98.1196975708008" calcext:value-type="float">
            <text:p>-98.119697570800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68135978654027" calcext:value-type="float">
            <text:p>-0.0006813597865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966354370117" calcext:value-type="float">
            <text:p>-52.4966354370117</text:p>
          </table:table-cell>
          <table:table-cell office:value-type="float" office:value="-98.5844955444336" calcext:value-type="float">
            <text:p>-98.584495544433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0.50199" calcext:value-type="float">
            <text:p>1639747620.50199</text:p>
          </table:table-cell>
          <table:table-cell office:value-type="float" office:value="185.400009155273" calcext:value-type="float">
            <text:p>185.400009155273</text:p>
          </table:table-cell>
          <table:table-cell office:value-type="float" office:value="-0.000606843153946102" calcext:value-type="float">
            <text:p>-0.000606843153946</text:p>
          </table:table-cell>
          <table:table-cell office:value-type="float" office:value="0.000822505098767579" calcext:value-type="float">
            <text:p>0.000822505098768</text:p>
          </table:table-cell>
          <table:table-cell office:value-type="float" office:value="0.000673936272505671" calcext:value-type="float">
            <text:p>0.000673936272506</text:p>
          </table:table-cell>
          <table:table-cell office:value-type="float" office:value="0.0000284473699139198" calcext:value-type="float">
            <text:p>2.84473699139198E-05</text:p>
          </table:table-cell>
          <table:table-cell office:value-type="float" office:value="5.74931526184082" calcext:value-type="float">
            <text:p>5.74931526184082</text:p>
          </table:table-cell>
          <table:table-cell office:value-type="float" office:value="0" calcext:value-type="float">
            <text:p>0</text:p>
          </table:table-cell>
          <table:table-cell office:value-type="float" office:value="0.000979791395366192" calcext:value-type="float">
            <text:p>0.00097979139536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950546264649" calcext:value-type="float">
            <text:p>-52.0950546264649</text:p>
          </table:table-cell>
          <table:table-cell office:value-type="float" office:value="-98.2285461425781" calcext:value-type="float">
            <text:p>-98.228546142578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725620309822261" calcext:value-type="float">
            <text:p>0.000725620309822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687629699707" calcext:value-type="float">
            <text:p>-46.687629699707</text:p>
          </table:table-cell>
          <table:table-cell office:value-type="float" office:value="-96.9204864501953" calcext:value-type="float">
            <text:p>-96.920486450195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89897429663688" calcext:value-type="float">
            <text:p>0.00018989742966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70460510254" calcext:value-type="float">
            <text:p>-51.1870460510254</text:p>
          </table:table-cell>
          <table:table-cell office:value-type="float" office:value="-95.6084518432617" calcext:value-type="float">
            <text:p>-95.6084518432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726165133528411" calcext:value-type="float">
            <text:p>0.000726165133528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4754638671875" calcext:value-type="float">
            <text:p>-52.4754638671875</text:p>
          </table:table-cell>
          <table:table-cell office:value-type="float" office:value="-98.0002670288086" calcext:value-type="float">
            <text:p>-98.000267028808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0.63355" calcext:value-type="float">
            <text:p>1639747620.63355</text:p>
          </table:table-cell>
          <table:table-cell office:value-type="float" office:value="194.226028442383" calcext:value-type="float">
            <text:p>194.226028442383</text:p>
          </table:table-cell>
          <table:table-cell office:value-type="float" office:value="-0.000020635958208004" calcext:value-type="float">
            <text:p>-2.0635958208004E-05</text:p>
          </table:table-cell>
          <table:table-cell office:value-type="float" office:value="0.000171982625033706" calcext:value-type="float">
            <text:p>0.000171982625034</text:p>
          </table:table-cell>
          <table:table-cell office:value-type="float" office:value="0.000818908680230379" calcext:value-type="float">
            <text:p>0.00081890868023</text:p>
          </table:table-cell>
          <table:table-cell office:value-type="float" office:value="0.0000256285402429057" calcext:value-type="float">
            <text:p>2.56285402429057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0.00078475009649992" calcext:value-type="float">
            <text:p>0.000784750096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4448699951172" calcext:value-type="float">
            <text:p>-52.4448699951172</text:p>
          </table:table-cell>
          <table:table-cell office:value-type="float" office:value="-98.5611267089844" calcext:value-type="float">
            <text:p>-98.561126708984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841543427668512" calcext:value-type="float">
            <text:p>0.00084154342766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178050994873" calcext:value-type="float">
            <text:p>-48.178050994873</text:p>
          </table:table-cell>
          <table:table-cell office:value-type="float" office:value="-98.428596496582" calcext:value-type="float">
            <text:p>-98.42859649658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694766524247825" calcext:value-type="float">
            <text:p>0.00069476652424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178588867188" calcext:value-type="float">
            <text:p>-51.1178588867188</text:p>
          </table:table-cell>
          <table:table-cell office:value-type="float" office:value="-97.4465560913086" calcext:value-type="float">
            <text:p>-97.44655609130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825390859972686" calcext:value-type="float">
            <text:p>0.000825390859973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415000915527" calcext:value-type="float">
            <text:p>-52.5415000915527</text:p>
          </table:table-cell>
          <table:table-cell office:value-type="float" office:value="-98.4477005004883" calcext:value-type="float">
            <text:p>-98.447700500488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0.88305" calcext:value-type="float">
            <text:p>1639747620.88305</text:p>
          </table:table-cell>
          <table:table-cell office:value-type="float" office:value="188.574554443359" calcext:value-type="float">
            <text:p>188.574554443359</text:p>
          </table:table-cell>
          <table:table-cell office:value-type="float" office:value="0.00068584579275921" calcext:value-type="float">
            <text:p>0.000685845792759</text:p>
          </table:table-cell>
          <table:table-cell office:value-type="float" office:value="-0.000948247034102678" calcext:value-type="float">
            <text:p>-0.000948247034103</text:p>
          </table:table-cell>
          <table:table-cell office:value-type="float" office:value="-0.000302638858556747" calcext:value-type="float">
            <text:p>-0.000302638858557</text:p>
          </table:table-cell>
          <table:table-cell office:value-type="float" office:value="0.000023810651327949" calcext:value-type="float">
            <text:p>2.3810651327949E-05</text:p>
          </table:table-cell>
          <table:table-cell office:value-type="float" office:value="4.773606300354" calcext:value-type="float">
            <text:p>4.773606300354</text:p>
          </table:table-cell>
          <table:table-cell office:value-type="float" office:value="0" calcext:value-type="float">
            <text:p>0</text:p>
          </table:table-cell>
          <table:table-cell office:value-type="float" office:value="-0.000705042388290167" calcext:value-type="float">
            <text:p>-0.00070504238829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194618225098" calcext:value-type="float">
            <text:p>-52.3194618225098</text:p>
          </table:table-cell>
          <table:table-cell office:value-type="float" office:value="-98.8080139160156" calcext:value-type="float">
            <text:p>-98.808013916015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81469692708924" calcext:value-type="float">
            <text:p>-0.00028146969270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8.1757164001465" calcext:value-type="float">
            <text:p>-48.1757164001465</text:p>
          </table:table-cell>
          <table:table-cell office:value-type="float" office:value="-98.5620880126953" calcext:value-type="float">
            <text:p>-98.562088012695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72481493791565" calcext:value-type="float">
            <text:p>0.00017248149379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211471557617" calcext:value-type="float">
            <text:p>-51.1211471557617</text:p>
          </table:table-cell>
          <table:table-cell office:value-type="float" office:value="-97.8033599853516" calcext:value-type="float">
            <text:p>-97.803359985351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76972544472665" calcext:value-type="float">
            <text:p>-0.000376972544473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975914001465" calcext:value-type="float">
            <text:p>-52.5975914001465</text:p>
          </table:table-cell>
          <table:table-cell office:value-type="float" office:value="-98.9964370727539" calcext:value-type="float">
            <text:p>-98.996437072753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1.00266" calcext:value-type="float">
            <text:p>1639747621.00266</text:p>
          </table:table-cell>
          <table:table-cell office:value-type="float" office:value="191.756256103516" calcext:value-type="float">
            <text:p>191.756256103516</text:p>
          </table:table-cell>
          <table:table-cell office:value-type="float" office:value="0.000597862468566746" calcext:value-type="float">
            <text:p>0.000597862468567</text:p>
          </table:table-cell>
          <table:table-cell office:value-type="float" office:value="-0.000537108164280653" calcext:value-type="float">
            <text:p>-0.000537108164281</text:p>
          </table:table-cell>
          <table:table-cell office:value-type="float" office:value="-0.00024644736549817" calcext:value-type="float">
            <text:p>-0.000246447365498</text:p>
          </table:table-cell>
          <table:table-cell office:value-type="float" office:value="0.0000222363050852437" calcext:value-type="float">
            <text:p>2.22363050852437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501592236105353" calcext:value-type="float">
            <text:p>-0.0005015922361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34449005127" calcext:value-type="float">
            <text:p>-52.134449005127</text:p>
          </table:table-cell>
          <table:table-cell office:value-type="float" office:value="-97.1857986450195" calcext:value-type="float">
            <text:p>-97.185798645019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20419087074697" calcext:value-type="float">
            <text:p>-0.00032041908707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8176765441895" calcext:value-type="float">
            <text:p>-47.8176765441895</text:p>
          </table:table-cell>
          <table:table-cell office:value-type="float" office:value="-96.5742568969727" calcext:value-type="float">
            <text:p>-96.574256896972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99910976132378" calcext:value-type="float">
            <text:p>9.9910976132378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000961303711" calcext:value-type="float">
            <text:p>-51.2000961303711</text:p>
          </table:table-cell>
          <table:table-cell office:value-type="float" office:value="-95.8525772094727" calcext:value-type="float">
            <text:p>-95.852577209472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52343335887417" calcext:value-type="float">
            <text:p>-0.000252343335887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27491760254" calcext:value-type="float">
            <text:p>-52.5327491760254</text:p>
          </table:table-cell>
          <table:table-cell office:value-type="float" office:value="-98.2483749389649" calcext:value-type="float">
            <text:p>-98.248374938964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1.24315" calcext:value-type="float">
            <text:p>1639747621.24315</text:p>
          </table:table-cell>
          <table:table-cell office:value-type="float" office:value="189.658874511719" calcext:value-type="float">
            <text:p>189.658874511719</text:p>
          </table:table-cell>
          <table:table-cell office:value-type="float" office:value="-0.000245396659011021" calcext:value-type="float">
            <text:p>-0.000245396659011</text:p>
          </table:table-cell>
          <table:table-cell office:value-type="float" office:value="0.000395216949982569" calcext:value-type="float">
            <text:p>0.000395216949983</text:p>
          </table:table-cell>
          <table:table-cell office:value-type="float" office:value="0.000153492132085376" calcext:value-type="float">
            <text:p>0.000153492132085</text:p>
          </table:table-cell>
          <table:table-cell office:value-type="float" office:value="0.0000245255560002988" calcext:value-type="float">
            <text:p>2.45255560002988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294937752187252" calcext:value-type="float">
            <text:p>0.00029493775218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672775268555" calcext:value-type="float">
            <text:p>-51.9672775268555</text:p>
          </table:table-cell>
          <table:table-cell office:value-type="float" office:value="-100.283271789551" calcext:value-type="float">
            <text:p>-100.28327178955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20444635488093" calcext:value-type="float">
            <text:p>0.000220444635488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6412200927734" calcext:value-type="float">
            <text:p>-47.6412200927734</text:p>
          </table:table-cell>
          <table:table-cell office:value-type="float" office:value="-100.905883789063" calcext:value-type="float">
            <text:p>-100.90588378906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430647342000157" calcext:value-type="float">
            <text:p>-4.30647342000157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199783325195" calcext:value-type="float">
            <text:p>-51.2199783325195</text:p>
          </table:table-cell>
          <table:table-cell office:value-type="float" office:value="-100.291687011719" calcext:value-type="float">
            <text:p>-100.2916870117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17128486838192" calcext:value-type="float">
            <text:p>0.000217128486838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919242858887" calcext:value-type="float">
            <text:p>-52.4919242858887</text:p>
          </table:table-cell>
          <table:table-cell office:value-type="float" office:value="-99.652946472168" calcext:value-type="float">
            <text:p>-99.65294647216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1.36089" calcext:value-type="float">
            <text:p>1639747621.36089</text:p>
          </table:table-cell>
          <table:table-cell office:value-type="float" office:value="188.472747802734" calcext:value-type="float">
            <text:p>188.472747802734</text:p>
          </table:table-cell>
          <table:table-cell office:value-type="float" office:value="-0.000443194585386664" calcext:value-type="float">
            <text:p>-0.000443194585387</text:p>
          </table:table-cell>
          <table:table-cell office:value-type="float" office:value="0.000753220461774617" calcext:value-type="float">
            <text:p>0.000753220461775</text:p>
          </table:table-cell>
          <table:table-cell office:value-type="float" office:value="-0.000243853792198934" calcext:value-type="float">
            <text:p>-0.000243853792199</text:p>
          </table:table-cell>
          <table:table-cell office:value-type="float" office:value="0.0000229194283747347" calcext:value-type="float">
            <text:p>2.29194283747347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0.000085087027400732" calcext:value-type="float">
            <text:p>8.5087027400732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65599822998" calcext:value-type="float">
            <text:p>-52.165599822998</text:p>
          </table:table-cell>
          <table:table-cell office:value-type="float" office:value="-98.6652374267578" calcext:value-type="float">
            <text:p>-98.66523742675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23291397560388" calcext:value-type="float">
            <text:p>-0.0002232913975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7892303466797" calcext:value-type="float">
            <text:p>-47.7892303466797</text:p>
          </table:table-cell>
          <table:table-cell office:value-type="float" office:value="-99.069450378418" calcext:value-type="float">
            <text:p>-99.0694503784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560650427360088" calcext:value-type="float">
            <text:p>-0.0005606504273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95294189453" calcext:value-type="float">
            <text:p>-51.1895294189453</text:p>
          </table:table-cell>
          <table:table-cell office:value-type="float" office:value="-98.5514297485352" calcext:value-type="float">
            <text:p>-98.551429748535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13483343739063" calcext:value-type="float">
            <text:p>-0.000113483343739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234565734863" calcext:value-type="float">
            <text:p>-52.5234565734863</text:p>
          </table:table-cell>
          <table:table-cell office:value-type="float" office:value="-100.180198669434" calcext:value-type="float">
            <text:p>-100.1801986694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1.60498" calcext:value-type="float">
            <text:p>1639747621.60498</text:p>
          </table:table-cell>
          <table:table-cell office:value-type="float" office:value="192.128662109375" calcext:value-type="float">
            <text:p>192.128662109375</text:p>
          </table:table-cell>
          <table:table-cell office:value-type="float" office:value="0.000204909563763067" calcext:value-type="float">
            <text:p>0.000204909563763</text:p>
          </table:table-cell>
          <table:table-cell office:value-type="float" office:value="0.000115267175715417" calcext:value-type="float">
            <text:p>0.000115267175715</text:p>
          </table:table-cell>
          <table:table-cell office:value-type="float" office:value="-0.000272111763479188" calcext:value-type="float">
            <text:p>-0.000272111763479</text:p>
          </table:table-cell>
          <table:table-cell office:value-type="float" office:value="0.0000199616843019612" calcext:value-type="float">
            <text:p>1.99616843019612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258350075455382" calcext:value-type="float">
            <text:p>-0.00025835007545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3032646179199" calcext:value-type="float">
            <text:p>-52.3032646179199</text:p>
          </table:table-cell>
          <table:table-cell office:value-type="float" office:value="-98.5345458984375" calcext:value-type="float">
            <text:p>-98.53454589843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11732762586325" calcext:value-type="float">
            <text:p>-0.00041173276258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9890747070313" calcext:value-type="float">
            <text:p>-47.9890747070313</text:p>
          </table:table-cell>
          <table:table-cell office:value-type="float" office:value="-99.1758728027344" calcext:value-type="float">
            <text:p>-99.175872802734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8901887233369" calcext:value-type="float">
            <text:p>-0.00018901887233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04876708984" calcext:value-type="float">
            <text:p>-51.1404876708984</text:p>
          </table:table-cell>
          <table:table-cell office:value-type="float" office:value="-97.5944595336914" calcext:value-type="float">
            <text:p>-97.594459533691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08314595511183" calcext:value-type="float">
            <text:p>-0.000208314595511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121879577637" calcext:value-type="float">
            <text:p>-52.5121879577637</text:p>
          </table:table-cell>
          <table:table-cell office:value-type="float" office:value="-98.8097457885742" calcext:value-type="float">
            <text:p>-98.809745788574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1.72305" calcext:value-type="float">
            <text:p>1639747621.72305</text:p>
          </table:table-cell>
          <table:table-cell office:value-type="float" office:value="188.152786254883" calcext:value-type="float">
            <text:p>188.152786254883</text:p>
          </table:table-cell>
          <table:table-cell office:value-type="float" office:value="0.000448918319307268" calcext:value-type="float">
            <text:p>0.000448918319307</text:p>
          </table:table-cell>
          <table:table-cell office:value-type="float" office:value="-0.000370121299056336" calcext:value-type="float">
            <text:p>-0.000370121299056</text:p>
          </table:table-cell>
          <table:table-cell office:value-type="float" office:value="0.000218151923036203" calcext:value-type="float">
            <text:p>0.000218151923036</text:p>
          </table:table-cell>
          <table:table-cell office:value-type="float" office:value="0.0000190682385436958" calcext:value-type="float">
            <text:p>1.90682385436958E-05</text:p>
          </table:table-cell>
          <table:table-cell office:value-type="float" office:value="5.74931526184082" calcext:value-type="float">
            <text:p>5.74931526184082</text:p>
          </table:table-cell>
          <table:table-cell office:value-type="float" office:value="0" calcext:value-type="float">
            <text:p>0</text:p>
          </table:table-cell>
          <table:table-cell office:value-type="float" office:value="0.00000140565680339932" calcext:value-type="float">
            <text:p>1.40565680339932E-0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694641113281" calcext:value-type="float">
            <text:p>-52.1694641113281</text:p>
          </table:table-cell>
          <table:table-cell office:value-type="float" office:value="-98.46337890625" calcext:value-type="float">
            <text:p>-98.463378906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39926502015442" calcext:value-type="float">
            <text:p>0.000139926502015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1141929626465" calcext:value-type="float">
            <text:p>-47.1141929626465</text:p>
          </table:table-cell>
          <table:table-cell office:value-type="float" office:value="-98.8629302978516" calcext:value-type="float">
            <text:p>-98.86293029785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46156365796924" calcext:value-type="float">
            <text:p>0.00044615636579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631507873535" calcext:value-type="float">
            <text:p>-51.1631507873535</text:p>
          </table:table-cell>
          <table:table-cell office:value-type="float" office:value="-97.6921997070312" calcext:value-type="float">
            <text:p>-97.692199707031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88378529855981" calcext:value-type="float">
            <text:p>0.00018837852985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155563354492" calcext:value-type="float">
            <text:p>-52.5155563354492</text:p>
          </table:table-cell>
          <table:table-cell office:value-type="float" office:value="-98.6064224243164" calcext:value-type="float">
            <text:p>-98.606422424316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1.95934" calcext:value-type="float">
            <text:p>1639747621.95934</text:p>
          </table:table-cell>
          <table:table-cell office:value-type="float" office:value="199.773544311523" calcext:value-type="float">
            <text:p>199.773544311523</text:p>
          </table:table-cell>
          <table:table-cell office:value-type="float" office:value="0.000114607137220446" calcext:value-type="float">
            <text:p>0.00011460713722</text:p>
          </table:table-cell>
          <table:table-cell office:value-type="float" office:value="-0.000462319352664053" calcext:value-type="float">
            <text:p>-0.000462319352664</text:p>
          </table:table-cell>
          <table:table-cell office:value-type="float" office:value="0.000274082762189209" calcext:value-type="float">
            <text:p>0.000274082762189</text:p>
          </table:table-cell>
          <table:table-cell office:value-type="float" office:value="0.0000183151096280199" calcext:value-type="float">
            <text:p>1.83151096280199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0.0000811470672488213" calcext:value-type="float">
            <text:p>8.11470672488213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304870605469" calcext:value-type="float">
            <text:p>-52.0304870605469</text:p>
          </table:table-cell>
          <table:table-cell office:value-type="float" office:value="-97.3256225585937" calcext:value-type="float">
            <text:p>-97.325622558593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391481153201312" calcext:value-type="float">
            <text:p>0.00039148115320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7999839782715" calcext:value-type="float">
            <text:p>-47.7999839782715</text:p>
          </table:table-cell>
          <table:table-cell office:value-type="float" office:value="-96.2867202758789" calcext:value-type="float">
            <text:p>-96.286720275878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387629319448024" calcext:value-type="float">
            <text:p>0.00038762931944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004737854004" calcext:value-type="float">
            <text:p>-51.2004737854004</text:p>
          </table:table-cell>
          <table:table-cell office:value-type="float" office:value="-95.2260055541992" calcext:value-type="float">
            <text:p>-95.22600555419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95691303815693" calcext:value-type="float">
            <text:p>0.00019569130381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82232666016" calcext:value-type="float">
            <text:p>-52.5382232666016</text:p>
          </table:table-cell>
          <table:table-cell office:value-type="float" office:value="-97.816520690918" calcext:value-type="float">
            <text:p>-97.81652069091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2.20363" calcext:value-type="float">
            <text:p>1639747622.20363</text:p>
          </table:table-cell>
          <table:table-cell office:value-type="float" office:value="198.395248413086" calcext:value-type="float">
            <text:p>198.395248413086</text:p>
          </table:table-cell>
          <table:table-cell office:value-type="float" office:value="-0.000148666105815209" calcext:value-type="float">
            <text:p>-0.000148666105815</text:p>
          </table:table-cell>
          <table:table-cell office:value-type="float" office:value="0.0000389474844268989" calcext:value-type="float">
            <text:p>3.89474844268989E-05</text:p>
          </table:table-cell>
          <table:table-cell office:value-type="float" office:value="-0.000169890117831528" calcext:value-type="float">
            <text:p>-0.000169890117832</text:p>
          </table:table-cell>
          <table:table-cell office:value-type="float" office:value="0.0000167818252521101" calcext:value-type="float">
            <text:p>1.67818252521101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114079448394477" calcext:value-type="float">
            <text:p>-0.00011407944839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394477844238" calcext:value-type="float">
            <text:p>-52.0394477844238</text:p>
          </table:table-cell>
          <table:table-cell office:value-type="float" office:value="-96.7268981933594" calcext:value-type="float">
            <text:p>-96.726898193359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10328750452027" calcext:value-type="float">
            <text:p>-0.000110328750452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7231826782227" calcext:value-type="float">
            <text:p>-47.7231826782227</text:p>
          </table:table-cell>
          <table:table-cell office:value-type="float" office:value="-95.235107421875" calcext:value-type="float">
            <text:p>-95.2351074218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16480417293496" calcext:value-type="float">
            <text:p>-0.000216480417293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013549804688" calcext:value-type="float">
            <text:p>-51.2013549804688</text:p>
          </table:table-cell>
          <table:table-cell office:value-type="float" office:value="-94.1902084350586" calcext:value-type="float">
            <text:p>-94.19020843505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66969781275839" calcext:value-type="float">
            <text:p>-0.00016696978127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87916564941" calcext:value-type="float">
            <text:p>-52.5387916564941</text:p>
          </table:table-cell>
          <table:table-cell office:value-type="float" office:value="-98.4210510253906" calcext:value-type="float">
            <text:p>-98.42105102539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2.32575" calcext:value-type="float">
            <text:p>1639747622.32575</text:p>
          </table:table-cell>
          <table:table-cell office:value-type="float" office:value="188.674926757813" calcext:value-type="float">
            <text:p>188.674926757813</text:p>
          </table:table-cell>
          <table:table-cell office:value-type="float" office:value="-0.000128086321637966" calcext:value-type="float">
            <text:p>-0.000128086321638</text:p>
          </table:table-cell>
          <table:table-cell office:value-type="float" office:value="0.000278902385616675" calcext:value-type="float">
            <text:p>0.000278902385617</text:p>
          </table:table-cell>
          <table:table-cell office:value-type="float" office:value="-0.00028141908114776" calcext:value-type="float">
            <text:p>-0.000281419081148</text:p>
          </table:table-cell>
          <table:table-cell office:value-type="float" office:value="0.0000244839502556715" calcext:value-type="float">
            <text:p>2.44839502556715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137519149575382" calcext:value-type="float">
            <text:p>-0.00013751914957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54615020752" calcext:value-type="float">
            <text:p>-52.054615020752</text:p>
          </table:table-cell>
          <table:table-cell office:value-type="float" office:value="-96.6504211425781" calcext:value-type="float">
            <text:p>-96.650421142578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13381960242987" calcext:value-type="float">
            <text:p>-0.00041338196024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7638206481934" calcext:value-type="float">
            <text:p>-47.7638206481934</text:p>
          </table:table-cell>
          <table:table-cell office:value-type="float" office:value="-95.9843063354492" calcext:value-type="float">
            <text:p>-95.984306335449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359088357072324" calcext:value-type="float">
            <text:p>-0.00035908835707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91136169434" calcext:value-type="float">
            <text:p>-51.1891136169434</text:p>
          </table:table-cell>
          <table:table-cell office:value-type="float" office:value="-95.4478149414063" calcext:value-type="float">
            <text:p>-95.447814941406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40053166635334" calcext:value-type="float">
            <text:p>-0.00024005316663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212135314941" calcext:value-type="float">
            <text:p>-52.5212135314941</text:p>
          </table:table-cell>
          <table:table-cell office:value-type="float" office:value="-97.7925796508789" calcext:value-type="float">
            <text:p>-97.792579650878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2.57507" calcext:value-type="float">
            <text:p>1639747622.57507</text:p>
          </table:table-cell>
          <table:table-cell office:value-type="float" office:value="190.554138183594" calcext:value-type="float">
            <text:p>190.554138183594</text:p>
          </table:table-cell>
          <table:table-cell office:value-type="float" office:value="-0.000242901704041287" calcext:value-type="float">
            <text:p>-0.000242901704041</text:p>
          </table:table-cell>
          <table:table-cell office:value-type="float" office:value="0.0000789783080108464" calcext:value-type="float">
            <text:p>7.89783080108464E-05</text:p>
          </table:table-cell>
          <table:table-cell office:value-type="float" office:value="0.000238335444009863" calcext:value-type="float">
            <text:p>0.00023833544401</text:p>
          </table:table-cell>
          <table:table-cell office:value-type="float" office:value="0.0000232517031690804" calcext:value-type="float">
            <text:p>2.32517031690804E-05</text:p>
          </table:table-cell>
          <table:table-cell office:value-type="float" office:value="5.74931526184082" calcext:value-type="float">
            <text:p>5.74931526184082</text:p>
          </table:table-cell>
          <table:table-cell office:value-type="float" office:value="0" calcext:value-type="float">
            <text:p>0</text:p>
          </table:table-cell>
          <table:table-cell office:value-type="float" office:value="0.000288317620288581" calcext:value-type="float">
            <text:p>0.00028831762028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454940795898" calcext:value-type="float">
            <text:p>-52.0454940795898</text:p>
          </table:table-cell>
          <table:table-cell office:value-type="float" office:value="-98.801887512207" calcext:value-type="float">
            <text:p>-98.80188751220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353141047526151" calcext:value-type="float">
            <text:p>0.000353141047526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7862091064453" calcext:value-type="float">
            <text:p>-47.7862091064453</text:p>
          </table:table-cell>
          <table:table-cell office:value-type="float" office:value="-97.9057235717773" calcext:value-type="float">
            <text:p>-97.905723571777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0948529234156" calcext:value-type="float">
            <text:p>0.00010948529234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1697845459" calcext:value-type="float">
            <text:p>-51.181697845459</text:p>
          </table:table-cell>
          <table:table-cell office:value-type="float" office:value="-97.555305480957" calcext:value-type="float">
            <text:p>-97.55530548095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05558826564811" calcext:value-type="float">
            <text:p>0.00020555882656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091400146484" calcext:value-type="float">
            <text:p>-52.5091400146484</text:p>
          </table:table-cell>
          <table:table-cell office:value-type="float" office:value="-99.1097564697266" calcext:value-type="float">
            <text:p>-99.10975646972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2.70246" calcext:value-type="float">
            <text:p>1639747622.70246</text:p>
          </table:table-cell>
          <table:table-cell office:value-type="float" office:value="186.483627319336" calcext:value-type="float">
            <text:p>186.483627319336</text:p>
          </table:table-cell>
          <table:table-cell office:value-type="float" office:value="0.0000259883927355986" calcext:value-type="float">
            <text:p>2.59883927355986E-05</text:p>
          </table:table-cell>
          <table:table-cell office:value-type="float" office:value="-0.0000671017478452995" calcext:value-type="float">
            <text:p>-6.71017478452995E-05</text:p>
          </table:table-cell>
          <table:table-cell office:value-type="float" office:value="0.000489842321258038" calcext:value-type="float">
            <text:p>0.000489842321258</text:p>
          </table:table-cell>
          <table:table-cell office:value-type="float" office:value="0.0000156500846060226" calcext:value-type="float">
            <text:p>1.56500846060226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0.000432125059887767" calcext:value-type="float">
            <text:p>0.000432125059888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680564880371" calcext:value-type="float">
            <text:p>-52.1680564880371</text:p>
          </table:table-cell>
          <table:table-cell office:value-type="float" office:value="-96.9702682495117" calcext:value-type="float">
            <text:p>-96.97026824951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55716217402369" calcext:value-type="float">
            <text:p>0.000455716217402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8990249633789" calcext:value-type="float">
            <text:p>-47.8990249633789</text:p>
          </table:table-cell>
          <table:table-cell office:value-type="float" office:value="-96.5106353759766" calcext:value-type="float">
            <text:p>-96.510635375976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84336982481182" calcext:value-type="float">
            <text:p>0.00048433698248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42324829102" calcext:value-type="float">
            <text:p>-51.1742324829102</text:p>
          </table:table-cell>
          <table:table-cell office:value-type="float" office:value="-95.0434112548828" calcext:value-type="float">
            <text:p>-95.043411254882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429914973210543" calcext:value-type="float">
            <text:p>0.000429914973211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61671447754" calcext:value-type="float">
            <text:p>-52.5361671447754</text:p>
          </table:table-cell>
          <table:table-cell office:value-type="float" office:value="-98.2272567749024" calcext:value-type="float">
            <text:p>-98.227256774902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2.9427" calcext:value-type="float">
            <text:p>1639747622.9427</text:p>
          </table:table-cell>
          <table:table-cell office:value-type="float" office:value="190.711029052734" calcext:value-type="float">
            <text:p>190.711029052734</text:p>
          </table:table-cell>
          <table:table-cell office:value-type="float" office:value="0.000343798659741878" calcext:value-type="float">
            <text:p>0.000343798659742</text:p>
          </table:table-cell>
          <table:table-cell office:value-type="float" office:value="-0.000402774574467912" calcext:value-type="float">
            <text:p>-0.000402774574468</text:p>
          </table:table-cell>
          <table:table-cell office:value-type="float" office:value="-0.0000586963251407724" calcext:value-type="float">
            <text:p>-5.86963251407724E-05</text:p>
          </table:table-cell>
          <table:table-cell office:value-type="float" office:value="0.000018936714695883" calcext:value-type="float">
            <text:p>1.8936714695883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238311185967177" calcext:value-type="float">
            <text:p>-0.00023831118596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2712020874023" calcext:value-type="float">
            <text:p>-52.2712020874023</text:p>
          </table:table-cell>
          <table:table-cell office:value-type="float" office:value="-99.6161193847656" calcext:value-type="float">
            <text:p>-99.616119384765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760805269237608" calcext:value-type="float">
            <text:p>-7.60805269237608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9001502990723" calcext:value-type="float">
            <text:p>-47.9001502990723</text:p>
          </table:table-cell>
          <table:table-cell office:value-type="float" office:value="-99.5104217529297" calcext:value-type="float">
            <text:p>-99.51042175292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62351410835981" calcext:value-type="float">
            <text:p>0.00016235141083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43316650391" calcext:value-type="float">
            <text:p>-51.1743316650391</text:p>
          </table:table-cell>
          <table:table-cell office:value-type="float" office:value="-98.4426727294922" calcext:value-type="float">
            <text:p>-98.442672729492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988401588983834" calcext:value-type="float">
            <text:p>-9.88401588983834E-05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55290222168" calcext:value-type="float">
            <text:p>-52.555290222168</text:p>
          </table:table-cell>
          <table:table-cell office:value-type="float" office:value="-99.7623672485352" calcext:value-type="float">
            <text:p>-99.762367248535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3.18312" calcext:value-type="float">
            <text:p>1639747623.18312</text:p>
          </table:table-cell>
          <table:table-cell office:value-type="float" office:value="188.873764038086" calcext:value-type="float">
            <text:p>188.873764038086</text:p>
          </table:table-cell>
          <table:table-cell office:value-type="float" office:value="0.000327097601257265" calcext:value-type="float">
            <text:p>0.000327097601257</text:p>
          </table:table-cell>
          <table:table-cell office:value-type="float" office:value="-0.000543732661753893" calcext:value-type="float">
            <text:p>-0.000543732661754</text:p>
          </table:table-cell>
          <table:table-cell office:value-type="float" office:value="-0.00045316229807213" calcext:value-type="float">
            <text:p>-0.000453162298072</text:p>
          </table:table-cell>
          <table:table-cell office:value-type="float" office:value="0.0000132985187519807" calcext:value-type="float">
            <text:p>1.32985187519807E-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-0.000664093415252864" calcext:value-type="float">
            <text:p>-0.00066409341525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741180419922" calcext:value-type="float">
            <text:p>-52.1741180419922</text:p>
          </table:table-cell>
          <table:table-cell office:value-type="float" office:value="-99.6940460205078" calcext:value-type="float">
            <text:p>-99.69404602050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54051036993042" calcext:value-type="float">
            <text:p>-0.00035405103699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766716003418" calcext:value-type="float">
            <text:p>-47.766716003418</text:p>
          </table:table-cell>
          <table:table-cell office:value-type="float" office:value="-99.3222198486328" calcext:value-type="float">
            <text:p>-99.322219848632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9122519006487" calcext:value-type="float">
            <text:p>-0.00019122519006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90315246582" calcext:value-type="float">
            <text:p>-51.190315246582</text:p>
          </table:table-cell>
          <table:table-cell office:value-type="float" office:value="-98.4409332275391" calcext:value-type="float">
            <text:p>-98.440933227539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460151553852484" calcext:value-type="float">
            <text:p>-0.000460151553852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345878601074" calcext:value-type="float">
            <text:p>-52.5345878601074</text:p>
          </table:table-cell>
          <table:table-cell office:value-type="float" office:value="-99.0405731201172" calcext:value-type="float">
            <text:p>-99.04057312011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3.31318" calcext:value-type="float">
            <text:p>1639747623.31318</text:p>
          </table:table-cell>
          <table:table-cell office:value-type="float" office:value="189.626449584961" calcext:value-type="float">
            <text:p>189.626449584961</text:p>
          </table:table-cell>
          <table:table-cell office:value-type="float" office:value="0.00017256970750168" calcext:value-type="float">
            <text:p>0.000172569707502</text:p>
          </table:table-cell>
          <table:table-cell office:value-type="float" office:value="-0.00000226920201384928" calcext:value-type="float">
            <text:p>-2.26920201384928E-06</text:p>
          </table:table-cell>
          <table:table-cell office:value-type="float" office:value="-0.000121041040983982" calcext:value-type="float">
            <text:p>-0.000121041040984</text:p>
          </table:table-cell>
          <table:table-cell office:value-type="float" office:value="0.0000150324849528261" calcext:value-type="float">
            <text:p>1.50324849528261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57929724082351" calcext:value-type="float">
            <text:p>-0.000157929724082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856681823731" calcext:value-type="float">
            <text:p>-51.9856681823731</text:p>
          </table:table-cell>
          <table:table-cell office:value-type="float" office:value="-98.5433502197266" calcext:value-type="float">
            <text:p>-98.543350219726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58558978000656" calcext:value-type="float">
            <text:p>-0.00015855897800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5987701416016" calcext:value-type="float">
            <text:p>-47.5987701416016</text:p>
          </table:table-cell>
          <table:table-cell office:value-type="float" office:value="-97.8448944091797" calcext:value-type="float">
            <text:p>-97.84489440917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63845218392089" calcext:value-type="float">
            <text:p>-6.3845218392089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070503234863" calcext:value-type="float">
            <text:p>-51.2070503234863</text:p>
          </table:table-cell>
          <table:table-cell office:value-type="float" office:value="-97.0466003417969" calcext:value-type="float">
            <text:p>-97.046600341796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674601178616285" calcext:value-type="float">
            <text:p>-6.74601178616285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177207946777" calcext:value-type="float">
            <text:p>-52.4177207946777</text:p>
          </table:table-cell>
          <table:table-cell office:value-type="float" office:value="-98.7119827270508" calcext:value-type="float">
            <text:p>-98.71198272705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3.55369" calcext:value-type="float">
            <text:p>1639747623.55369</text:p>
          </table:table-cell>
          <table:table-cell office:value-type="float" office:value="190.787796020508" calcext:value-type="float">
            <text:p>190.787796020508</text:p>
          </table:table-cell>
          <table:table-cell office:value-type="float" office:value="-0.0000979488249868155" calcext:value-type="float">
            <text:p>-9.79488249868155E-05</text:p>
          </table:table-cell>
          <table:table-cell office:value-type="float" office:value="0.000448846956714988" calcext:value-type="float">
            <text:p>0.000448846956715</text:p>
          </table:table-cell>
          <table:table-cell office:value-type="float" office:value="0.0000714609050191939" calcext:value-type="float">
            <text:p>7.14609050191939E-05</text:p>
          </table:table-cell>
          <table:table-cell office:value-type="float" office:value="0.000015674129826948" calcext:value-type="float">
            <text:p>1.5674129826948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219939509406686" calcext:value-type="float">
            <text:p>0.00021993950940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414901733398" calcext:value-type="float">
            <text:p>-51.9414901733398</text:p>
          </table:table-cell>
          <table:table-cell office:value-type="float" office:value="-98.9686126708984" calcext:value-type="float">
            <text:p>-98.96861267089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346361484844238" calcext:value-type="float">
            <text:p>-3.46361484844238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5727691650391" calcext:value-type="float">
            <text:p>-47.5727691650391</text:p>
          </table:table-cell>
          <table:table-cell office:value-type="float" office:value="-98.6240158081055" calcext:value-type="float">
            <text:p>-98.62401580810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78169337939471" calcext:value-type="float">
            <text:p>-7.8169337939471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987457275391" calcext:value-type="float">
            <text:p>-51.1987457275391</text:p>
          </table:table-cell>
          <table:table-cell office:value-type="float" office:value="-97.5965042114258" calcext:value-type="float">
            <text:p>-97.596504211425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49725936353207" calcext:value-type="float">
            <text:p>0.000149725936353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3817024230957" calcext:value-type="float">
            <text:p>-52.3817024230957</text:p>
          </table:table-cell>
          <table:table-cell office:value-type="float" office:value="-98.8932495117188" calcext:value-type="float">
            <text:p>-98.893249511718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3.6728" calcext:value-type="float">
            <text:p>1639747623.6728</text:p>
          </table:table-cell>
          <table:table-cell office:value-type="float" office:value="188.974624633789" calcext:value-type="float">
            <text:p>188.974624633789</text:p>
          </table:table-cell>
          <table:table-cell office:value-type="float" office:value="-0.000205168573302217" calcext:value-type="float">
            <text:p>-0.000205168573302</text:p>
          </table:table-cell>
          <table:table-cell office:value-type="float" office:value="0.00016075826715678" calcext:value-type="float">
            <text:p>0.000160758267157</text:p>
          </table:table-cell>
          <table:table-cell office:value-type="float" office:value="0.000183245691005141" calcext:value-type="float">
            <text:p>0.000183245691005</text:p>
          </table:table-cell>
          <table:table-cell office:value-type="float" office:value="0.0000203149847948225" calcext:value-type="float">
            <text:p>2.0314984794822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252990983426571" calcext:value-type="float">
            <text:p>0.00025299098342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736465454102" calcext:value-type="float">
            <text:p>-52.0736465454102</text:p>
          </table:table-cell>
          <table:table-cell office:value-type="float" office:value="-97.7629623413086" calcext:value-type="float">
            <text:p>-97.762962341308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31907499255612" calcext:value-type="float">
            <text:p>0.00023190749925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6874542236328" calcext:value-type="float">
            <text:p>-47.6874542236328</text:p>
          </table:table-cell>
          <table:table-cell office:value-type="float" office:value="-98.7840347290039" calcext:value-type="float">
            <text:p>-98.784034729003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472991378046572" calcext:value-type="float">
            <text:p>4.72991378046572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95217895508" calcext:value-type="float">
            <text:p>-51.1895217895508</text:p>
          </table:table-cell>
          <table:table-cell office:value-type="float" office:value="-96.8199234008789" calcext:value-type="float">
            <text:p>-96.819923400878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93391111679375" calcext:value-type="float">
            <text:p>0.000193391111679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564743041992" calcext:value-type="float">
            <text:p>-52.4564743041992</text:p>
          </table:table-cell>
          <table:table-cell office:value-type="float" office:value="-98.9857482910156" calcext:value-type="float">
            <text:p>-98.985748291015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3.91367" calcext:value-type="float">
            <text:p>1639747623.91367</text:p>
          </table:table-cell>
          <table:table-cell office:value-type="float" office:value="200.715301513672" calcext:value-type="float">
            <text:p>200.715301513672</text:p>
          </table:table-cell>
          <table:table-cell office:value-type="float" office:value="0.000250695127760991" calcext:value-type="float">
            <text:p>0.000250695127761</text:p>
          </table:table-cell>
          <table:table-cell office:value-type="float" office:value="-0.000451688014436513" calcext:value-type="float">
            <text:p>-0.000451688014437</text:p>
          </table:table-cell>
          <table:table-cell office:value-type="float" office:value="0.000321180647006258" calcext:value-type="float">
            <text:p>0.000321180647006</text:p>
          </table:table-cell>
          <table:table-cell office:value-type="float" office:value="0.0000220544152398361" calcext:value-type="float">
            <text:p>2.20544152398361E-05</text:p>
          </table:table-cell>
          <table:table-cell office:value-type="float" office:value="5.74931526184082" calcext:value-type="float">
            <text:p>5.74931526184082</text:p>
          </table:table-cell>
          <table:table-cell office:value-type="float" office:value="0" calcext:value-type="float">
            <text:p>0</text:p>
          </table:table-cell>
          <table:table-cell office:value-type="float" office:value="0.0000898103462532163" calcext:value-type="float">
            <text:p>8.98103462532163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914329528809" calcext:value-type="float">
            <text:p>-52.1914329528809</text:p>
          </table:table-cell>
          <table:table-cell office:value-type="float" office:value="-99.0108184814453" calcext:value-type="float">
            <text:p>-99.010818481445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70964703708887" calcext:value-type="float">
            <text:p>0.000470964703709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8349227905273" calcext:value-type="float">
            <text:p>-46.8349227905273</text:p>
          </table:table-cell>
          <table:table-cell office:value-type="float" office:value="-99.3375091552734" calcext:value-type="float">
            <text:p>-99.337509155273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62611089460552" calcext:value-type="float">
            <text:p>0.00046261108946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02711486816" calcext:value-type="float">
            <text:p>-51.1802711486816</text:p>
          </table:table-cell>
          <table:table-cell office:value-type="float" office:value="-98.1229019165039" calcext:value-type="float">
            <text:p>-98.12290191650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76504724752158" calcext:value-type="float">
            <text:p>0.000276504724752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2.5106163024902" calcext:value-type="float">
            <text:p>-52.5106163024902</text:p>
          </table:table-cell>
          <table:table-cell office:value-type="float" office:value="-99.0839385986328" calcext:value-type="float">
            <text:p>-99.08393859863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4.03774" calcext:value-type="float">
            <text:p>1639747624.03774</text:p>
          </table:table-cell>
          <table:table-cell office:value-type="float" office:value="191.790344238281" calcext:value-type="float">
            <text:p>191.790344238281</text:p>
          </table:table-cell>
          <table:table-cell office:value-type="float" office:value="0.000486314733279869" calcext:value-type="float">
            <text:p>0.00048631473328</text:p>
          </table:table-cell>
          <table:table-cell office:value-type="float" office:value="-0.000532965466845781" calcext:value-type="float">
            <text:p>-0.000532965466846</text:p>
          </table:table-cell>
          <table:table-cell office:value-type="float" office:value="-0.000209780817385763" calcext:value-type="float">
            <text:p>-0.000209780817386</text:p>
          </table:table-cell>
          <table:table-cell office:value-type="float" office:value="0.0000180810056917835" calcext:value-type="float">
            <text:p>1.8081005691783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463838572613895" calcext:value-type="float">
            <text:p>-0.00046383857261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951118469238" calcext:value-type="float">
            <text:p>-52.0951118469238</text:p>
          </table:table-cell>
          <table:table-cell office:value-type="float" office:value="-99.8723678588867" calcext:value-type="float">
            <text:p>-99.872367858886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92767431144603" calcext:value-type="float">
            <text:p>-0.00019276743114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6062316894531" calcext:value-type="float">
            <text:p>-47.6062316894531</text:p>
          </table:table-cell>
          <table:table-cell office:value-type="float" office:value="-99.7304153442383" calcext:value-type="float">
            <text:p>-99.730415344238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892224416020326" calcext:value-type="float">
            <text:p>8.92224416020326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77937316895" calcext:value-type="float">
            <text:p>-51.1877937316895</text:p>
          </table:table-cell>
          <table:table-cell office:value-type="float" office:value="-99.3150100708008" calcext:value-type="float">
            <text:p>-99.315010070800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21872352994978" calcext:value-type="float">
            <text:p>-0.00022187235299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670867919922" calcext:value-type="float">
            <text:p>-52.4670867919922</text:p>
          </table:table-cell>
          <table:table-cell office:value-type="float" office:value="-100.06713104248" calcext:value-type="float">
            <text:p>-100.0671310424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4.27628" calcext:value-type="float">
            <text:p>1639747624.27628</text:p>
          </table:table-cell>
          <table:table-cell office:value-type="float" office:value="189.500335693359" calcext:value-type="float">
            <text:p>189.500335693359</text:p>
          </table:table-cell>
          <table:table-cell office:value-type="float" office:value="0.000159600502229296" calcext:value-type="float">
            <text:p>0.000159600502229</text:p>
          </table:table-cell>
          <table:table-cell office:value-type="float" office:value="0.00000965196886681952" calcext:value-type="float">
            <text:p>9.65196886681952E-06</text:p>
          </table:table-cell>
          <table:table-cell office:value-type="float" office:value="-0.000516600790433586" calcext:value-type="float">
            <text:p>-0.000516600790434</text:p>
          </table:table-cell>
          <table:table-cell office:value-type="float" office:value="0.0000250095126830274" calcext:value-type="float">
            <text:p>2.5009512683027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487432640511543" calcext:value-type="float">
            <text:p>-0.000487432640512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925933837891" calcext:value-type="float">
            <text:p>-51.8925933837891</text:p>
          </table:table-cell>
          <table:table-cell office:value-type="float" office:value="-98.3283615112305" calcext:value-type="float">
            <text:p>-98.328361511230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702292658388615" calcext:value-type="float">
            <text:p>-0.00070229265838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4448127746582" calcext:value-type="float">
            <text:p>-47.4448127746582</text:p>
          </table:table-cell>
          <table:table-cell office:value-type="float" office:value="-98.0237884521484" calcext:value-type="float">
            <text:p>-98.023788452148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2154299444519" calcext:value-type="float">
            <text:p>-0.00042154299444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5387878418" calcext:value-type="float">
            <text:p>-51.155387878418</text:p>
          </table:table-cell>
          <table:table-cell office:value-type="float" office:value="-97.0482559204102" calcext:value-type="float">
            <text:p>-97.048255920410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473451567813754" calcext:value-type="float">
            <text:p>-0.00047345156781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3042755126953" calcext:value-type="float">
            <text:p>-52.3042755126953</text:p>
          </table:table-cell>
          <table:table-cell office:value-type="float" office:value="-98.7101898193359" calcext:value-type="float">
            <text:p>-98.710189819335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4.40215" calcext:value-type="float">
            <text:p>1639747624.40215</text:p>
          </table:table-cell>
          <table:table-cell office:value-type="float" office:value="190.08708190918" calcext:value-type="float">
            <text:p>190.08708190918</text:p>
          </table:table-cell>
          <table:table-cell office:value-type="float" office:value="-0.000408062740461901" calcext:value-type="float">
            <text:p>-0.000408062740462</text:p>
          </table:table-cell>
          <table:table-cell office:value-type="float" office:value="0.000370360998203978" calcext:value-type="float">
            <text:p>0.000370360998204</text:p>
          </table:table-cell>
          <table:table-cell office:value-type="float" office:value="0.000132883113110438" calcext:value-type="float">
            <text:p>0.00013288311311</text:p>
          </table:table-cell>
          <table:table-cell office:value-type="float" office:value="0.0000213646271731704" calcext:value-type="float">
            <text:p>2.13646271731704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0.000304266344755888" calcext:value-type="float">
            <text:p>0.00030426634475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497543334961" calcext:value-type="float">
            <text:p>-51.8497543334961</text:p>
          </table:table-cell>
          <table:table-cell office:value-type="float" office:value="-99.8322601318359" calcext:value-type="float">
            <text:p>-99.832260131835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8799101235345" calcext:value-type="float">
            <text:p>0.000187991012353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8505668640137" calcext:value-type="float">
            <text:p>-46.8505668640137</text:p>
          </table:table-cell>
          <table:table-cell office:value-type="float" office:value="-100.734275817871" calcext:value-type="float">
            <text:p>-100.73427581787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11196459329221" calcext:value-type="float">
            <text:p>-0.00011119645932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70663452148" calcext:value-type="float">
            <text:p>-51.1570663452148</text:p>
          </table:table-cell>
          <table:table-cell office:value-type="float" office:value="-100.03588104248" calcext:value-type="float">
            <text:p>-100.0358810424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51486950926483" calcext:value-type="float">
            <text:p>0.00015148695092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2817535400391" calcext:value-type="float">
            <text:p>-52.2817535400391</text:p>
          </table:table-cell>
          <table:table-cell office:value-type="float" office:value="-99.2533416748047" calcext:value-type="float">
            <text:p>-99.253341674804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4.65272" calcext:value-type="float">
            <text:p>1639747624.65272</text:p>
          </table:table-cell>
          <table:table-cell office:value-type="float" office:value="193.447830200195" calcext:value-type="float">
            <text:p>193.447830200195</text:p>
          </table:table-cell>
          <table:table-cell office:value-type="float" office:value="-0.000156473281094804" calcext:value-type="float">
            <text:p>-0.000156473281095</text:p>
          </table:table-cell>
          <table:table-cell office:value-type="float" office:value="0.000384510291041806" calcext:value-type="float">
            <text:p>0.000384510291042</text:p>
          </table:table-cell>
          <table:table-cell office:value-type="float" office:value="0.000443845841800794" calcext:value-type="float">
            <text:p>0.000443845841801</text:p>
          </table:table-cell>
          <table:table-cell office:value-type="float" office:value="0.000026930672902381" calcext:value-type="float">
            <text:p>2.6930672902381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0.000546765862964094" calcext:value-type="float">
            <text:p>0.00054676586296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307502746582" calcext:value-type="float">
            <text:p>-52.0307502746582</text:p>
          </table:table-cell>
          <table:table-cell office:value-type="float" office:value="-98.7937469482422" calcext:value-type="float">
            <text:p>-98.793746948242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619901169557124" calcext:value-type="float">
            <text:p>0.000619901169557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0227546691895" calcext:value-type="float">
            <text:p>-47.0227546691895</text:p>
          </table:table-cell>
          <table:table-cell office:value-type="float" office:value="-99.3824996948242" calcext:value-type="float">
            <text:p>-99.382499694824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50087090535089" calcext:value-type="float">
            <text:p>0.00025008709053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09861755371" calcext:value-type="float">
            <text:p>-51.1709861755371</text:p>
          </table:table-cell>
          <table:table-cell office:value-type="float" office:value="-98.830924987793" calcext:value-type="float">
            <text:p>-98.83092498779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496117980219424" calcext:value-type="float">
            <text:p>0.000496117980219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011116027832" calcext:value-type="float">
            <text:p>-52.4011116027832</text:p>
          </table:table-cell>
          <table:table-cell office:value-type="float" office:value="-99.348747253418" calcext:value-type="float">
            <text:p>-99.34874725341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4.89716" calcext:value-type="float">
            <text:p>1639747624.89716</text:p>
          </table:table-cell>
          <table:table-cell office:value-type="float" office:value="190.151214599609" calcext:value-type="float">
            <text:p>190.151214599609</text:p>
          </table:table-cell>
          <table:table-cell office:value-type="float" office:value="0.000308672548271716" calcext:value-type="float">
            <text:p>0.000308672548272</text:p>
          </table:table-cell>
          <table:table-cell office:value-type="float" office:value="-0.000319996586767957" calcext:value-type="float">
            <text:p>-0.000319996586768</text:p>
          </table:table-cell>
          <table:table-cell office:value-type="float" office:value="-0.0000294768888124963" calcext:value-type="float">
            <text:p>-2.94768888124963E-05</text:p>
          </table:table-cell>
          <table:table-cell office:value-type="float" office:value="0.0000195141474250704" calcext:value-type="float">
            <text:p>1.9514147425070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86284654773772" calcext:value-type="float">
            <text:p>-0.00018628465477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454963684082" calcext:value-type="float">
            <text:p>-52.1454963684082</text:p>
          </table:table-cell>
          <table:table-cell office:value-type="float" office:value="-98.5710220336914" calcext:value-type="float">
            <text:p>-98.571022033691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45523134758696" calcext:value-type="float">
            <text:p>-4.5523134758696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6850852966309" calcext:value-type="float">
            <text:p>-47.6850852966309</text:p>
          </table:table-cell>
          <table:table-cell office:value-type="float" office:value="-98.825569152832" calcext:value-type="float">
            <text:p>-98.82556915283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50048290379345" calcext:value-type="float">
            <text:p>0.00015004829037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28744506836" calcext:value-type="float">
            <text:p>-51.1728744506836</text:p>
          </table:table-cell>
          <table:table-cell office:value-type="float" office:value="-97.9581527709961" calcext:value-type="float">
            <text:p>-97.95815277099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50736591219902" calcext:value-type="float">
            <text:p>-5.0736591219902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4635276794434" calcext:value-type="float">
            <text:p>-52.4635276794434</text:p>
          </table:table-cell>
          <table:table-cell office:value-type="float" office:value="-98.7713775634766" calcext:value-type="float">
            <text:p>-98.77137756347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00989" calcext:value-type="float">
            <text:p>1639747625.00989</text:p>
          </table:table-cell>
          <table:table-cell office:value-type="float" office:value="194.158309936523" calcext:value-type="float">
            <text:p>194.158309936523</text:p>
          </table:table-cell>
          <table:table-cell office:value-type="float" office:value="0.000389338965760544" calcext:value-type="float">
            <text:p>0.000389338965761</text:p>
          </table:table-cell>
          <table:table-cell office:value-type="float" office:value="-0.000660820922348648" calcext:value-type="float">
            <text:p>-0.000660820922349</text:p>
          </table:table-cell>
          <table:table-cell office:value-type="float" office:value="-0.000258364481851458" calcext:value-type="float">
            <text:p>-0.000258364481851</text:p>
          </table:table-cell>
          <table:table-cell office:value-type="float" office:value="0.0000275729325949214" calcext:value-type="float">
            <text:p>2.7572932594921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506462296471" calcext:value-type="float">
            <text:p>-0.000506462296471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067596435547" calcext:value-type="float">
            <text:p>-52.0067596435547</text:p>
          </table:table-cell>
          <table:table-cell office:value-type="float" office:value="-100.156829833984" calcext:value-type="float">
            <text:p>-100.1568298339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28616796853021" calcext:value-type="float">
            <text:p>-0.00042861679685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5497779846191" calcext:value-type="float">
            <text:p>-47.5497779846191</text:p>
          </table:table-cell>
          <table:table-cell office:value-type="float" office:value="-100.750526428223" calcext:value-type="float">
            <text:p>-100.75052642822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578502949792892" calcext:value-type="float">
            <text:p>5.78502949792892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683006286621" calcext:value-type="float">
            <text:p>-51.1683006286621</text:p>
          </table:table-cell>
          <table:table-cell office:value-type="float" office:value="-100.197273254395" calcext:value-type="float">
            <text:p>-100.19727325439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45892505720258" calcext:value-type="float">
            <text:p>-0.0003458925057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3665542602539" calcext:value-type="float">
            <text:p>-52.3665542602539</text:p>
          </table:table-cell>
          <table:table-cell office:value-type="float" office:value="-100.057777404785" calcext:value-type="float">
            <text:p>-100.05777740478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25239" calcext:value-type="float">
            <text:p>1639747625.25239</text:p>
          </table:table-cell>
          <table:table-cell office:value-type="float" office:value="194.543365478516" calcext:value-type="float">
            <text:p>194.543365478516</text:p>
          </table:table-cell>
          <table:table-cell office:value-type="float" office:value="-0.000109463704575319" calcext:value-type="float">
            <text:p>-0.000109463704575</text:p>
          </table:table-cell>
          <table:table-cell office:value-type="float" office:value="0.0000480377311760094" calcext:value-type="float">
            <text:p>4.80377311760094E-05</text:p>
          </table:table-cell>
          <table:table-cell office:value-type="float" office:value="0.000134568836074322" calcext:value-type="float">
            <text:p>0.000134568836074</text:p>
          </table:table-cell>
          <table:table-cell office:value-type="float" office:value="0.0000222866165131563" calcext:value-type="float">
            <text:p>2.22866165131563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0.00014433276373893" calcext:value-type="float">
            <text:p>0.00014433276373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613815307617" calcext:value-type="float">
            <text:p>-51.8613815307617</text:p>
          </table:table-cell>
          <table:table-cell office:value-type="float" office:value="-98.5295639038086" calcext:value-type="float">
            <text:p>-98.529563903808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03781004529446" calcext:value-type="float">
            <text:p>0.000203781004529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20849609375" calcext:value-type="float">
            <text:p>-47.20849609375</text:p>
          </table:table-cell>
          <table:table-cell office:value-type="float" office:value="-98.3051528930664" calcext:value-type="float">
            <text:p>-98.305152893066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695288326824084" calcext:value-type="float">
            <text:p>6.95288326824084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69290161133" calcext:value-type="float">
            <text:p>-51.1569290161133</text:p>
          </table:table-cell>
          <table:table-cell office:value-type="float" office:value="-96.6456298828125" calcext:value-type="float">
            <text:p>-96.64562988281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37237599119544" calcext:value-type="float">
            <text:p>0.0001372375991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2720146179199" calcext:value-type="float">
            <text:p>-52.2720146179199</text:p>
          </table:table-cell>
          <table:table-cell office:value-type="float" office:value="-98.8139038085938" calcext:value-type="float">
            <text:p>-98.813903808593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49394" calcext:value-type="float">
            <text:p>1639747625.49394</text:p>
          </table:table-cell>
          <table:table-cell office:value-type="float" office:value="189.255950927734" calcext:value-type="float">
            <text:p>189.255950927734</text:p>
          </table:table-cell>
          <table:table-cell office:value-type="float" office:value="-0.000207825592951849" calcext:value-type="float">
            <text:p>-0.000207825592952</text:p>
          </table:table-cell>
          <table:table-cell office:value-type="float" office:value="0.000476427056128159" calcext:value-type="float">
            <text:p>0.000476427056128</text:p>
          </table:table-cell>
          <table:table-cell office:value-type="float" office:value="0.000212746788747609" calcext:value-type="float">
            <text:p>0.000212746788748</text:p>
          </table:table-cell>
          <table:table-cell office:value-type="float" office:value="0.000024681476133992" calcext:value-type="float">
            <text:p>2.468147613399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373877235688269" calcext:value-type="float">
            <text:p>0.000373877235688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575729370117" calcext:value-type="float">
            <text:p>-51.9575729370117</text:p>
          </table:table-cell>
          <table:table-cell office:value-type="float" office:value="-98.018798828125" calcext:value-type="float">
            <text:p>-98.0187988281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58490210399032" calcext:value-type="float">
            <text:p>0.00025849021039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4091567993164" calcext:value-type="float">
            <text:p>-47.4091567993164</text:p>
          </table:table-cell>
          <table:table-cell office:value-type="float" office:value="-97.8430099487305" calcext:value-type="float">
            <text:p>-97.84300994873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0265572452917695" calcext:value-type="float">
            <text:p>2.65572452917695E-0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84663391113" calcext:value-type="float">
            <text:p>-51.1584663391113</text:p>
          </table:table-cell>
          <table:table-cell office:value-type="float" office:value="-96.5202484130859" calcext:value-type="float">
            <text:p>-96.520248413085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95080710202455" calcext:value-type="float">
            <text:p>0.00029508071020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2917404174805" calcext:value-type="float">
            <text:p>-52.2917404174805</text:p>
          </table:table-cell>
          <table:table-cell office:value-type="float" office:value="-98.1289138793945" calcext:value-type="float">
            <text:p>-98.12891387939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6143" calcext:value-type="float">
            <text:p>1639747625.6143</text:p>
          </table:table-cell>
          <table:table-cell office:value-type="float" office:value="189.203735351563" calcext:value-type="float">
            <text:p>189.203735351563</text:p>
          </table:table-cell>
          <table:table-cell office:value-type="float" office:value="0.0000319474893331062" calcext:value-type="float">
            <text:p>3.19474893331062E-05</text:p>
          </table:table-cell>
          <table:table-cell office:value-type="float" office:value="-0.0000416612601839006" calcext:value-type="float">
            <text:p>-4.16612601839006E-05</text:p>
          </table:table-cell>
          <table:table-cell office:value-type="float" office:value="-0.00020977140229661" calcext:value-type="float">
            <text:p>-0.000209771402297</text:p>
          </table:table-cell>
          <table:table-cell office:value-type="float" office:value="0.0000130327134684194" calcext:value-type="float">
            <text:p>1.3032713468419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216789194382727" calcext:value-type="float">
            <text:p>-0.00021678919438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1028823852539" calcext:value-type="float">
            <text:p>-52.1028823852539</text:p>
          </table:table-cell>
          <table:table-cell office:value-type="float" office:value="-97.8717880249024" calcext:value-type="float">
            <text:p>-97.871788024902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89516547834501" calcext:value-type="float">
            <text:p>-0.00018951654783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5352172851563" calcext:value-type="float">
            <text:p>-47.5352172851563</text:p>
          </table:table-cell>
          <table:table-cell office:value-type="float" office:value="-97.4492263793945" calcext:value-type="float">
            <text:p>-97.4492263793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75695735379122" calcext:value-type="float">
            <text:p>-0.00017569573537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66009521484" calcext:value-type="float">
            <text:p>-51.1566009521484</text:p>
          </table:table-cell>
          <table:table-cell office:value-type="float" office:value="-96.0773544311524" calcext:value-type="float">
            <text:p>-96.077354431152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89278973266482" calcext:value-type="float">
            <text:p>-0.00018927897326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3678016662598" calcext:value-type="float">
            <text:p>-52.3678016662598</text:p>
          </table:table-cell>
          <table:table-cell office:value-type="float" office:value="-98.2300262451172" calcext:value-type="float">
            <text:p>-98.23002624511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85297" calcext:value-type="float">
            <text:p>1639747625.85297</text:p>
          </table:table-cell>
          <table:table-cell office:value-type="float" office:value="196.262115478516" calcext:value-type="float">
            <text:p>196.262115478516</text:p>
          </table:table-cell>
          <table:table-cell office:value-type="float" office:value="0.000321347470162436" calcext:value-type="float">
            <text:p>0.000321347470162</text:p>
          </table:table-cell>
          <table:table-cell office:value-type="float" office:value="-0.000193393832887523" calcext:value-type="float">
            <text:p>-0.000193393832888</text:p>
          </table:table-cell>
          <table:table-cell office:value-type="float" office:value="-0.000250563170993701" calcext:value-type="float">
            <text:p>-0.000250563170994</text:p>
          </table:table-cell>
          <table:table-cell office:value-type="float" office:value="0.000026090994651895" calcext:value-type="float">
            <text:p>2.609099465189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34480553586036" calcext:value-type="float">
            <text:p>-0.0003448055358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790687561035" calcext:value-type="float">
            <text:p>-51.9790687561035</text:p>
          </table:table-cell>
          <table:table-cell office:value-type="float" office:value="-99.1518402099609" calcext:value-type="float">
            <text:p>-99.151840209960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75600303616375" calcext:value-type="float">
            <text:p>-0.00047560030361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4735984802246" calcext:value-type="float">
            <text:p>-47.4735984802246</text:p>
          </table:table-cell>
          <table:table-cell office:value-type="float" office:value="-99.1671905517578" calcext:value-type="float">
            <text:p>-99.167190551757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659945071674883" calcext:value-type="float">
            <text:p>-6.59945071674883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04025268555" calcext:value-type="float">
            <text:p>-51.1704025268555</text:p>
          </table:table-cell>
          <table:table-cell office:value-type="float" office:value="-98.9962539672852" calcext:value-type="float">
            <text:p>-98.996253967285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39851768128574" calcext:value-type="float">
            <text:p>-0.000239851768129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3346138000488" calcext:value-type="float">
            <text:p>-52.3346138000488</text:p>
          </table:table-cell>
          <table:table-cell office:value-type="float" office:value="-99.1575546264648" calcext:value-type="float">
            <text:p>-99.157554626464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85903" calcext:value-type="float">
            <text:p>1639747625.85903</text:p>
          </table:table-cell>
          <table:table-cell office:value-type="float" office:value="79.783203125" calcext:value-type="float">
            <text:p>79.783203125</text:p>
          </table:table-cell>
          <table:table-cell office:value-type="float" office:value="-0.00244561489671469" calcext:value-type="float">
            <text:p>-0.002445614896715</text:p>
          </table:table-cell>
          <table:table-cell office:value-type="float" office:value="-0.00547117693349719" calcext:value-type="float">
            <text:p>-0.005471176933497</text:p>
          </table:table-cell>
          <table:table-cell office:value-type="float" office:value="0.00134475168306381" calcext:value-type="float">
            <text:p>0.001344751683064</text:p>
          </table:table-cell>
          <table:table-cell office:value-type="float" office:value="0.00226732855662704" calcext:value-type="float">
            <text:p>0.00226732855662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6000049710274" calcext:value-type="float">
            <text:p>0.082600004971027</text:p>
          </table:table-cell>
          <table:table-cell office:value-type="float" office:value="-70.4424057006836" calcext:value-type="float">
            <text:p>-70.4424057006836</text:p>
          </table:table-cell>
          <table:table-cell office:value-type="float" office:value="-98.946891784668" calcext:value-type="float">
            <text:p>-98.94689178466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0338465790264308" calcext:value-type="float">
            <text:p>0.003384657902643</text:p>
          </table:table-cell>
          <table:table-cell office:value-type="float" office:value="0.129800006747246" calcext:value-type="float">
            <text:p>0.129800006747246</text:p>
          </table:table-cell>
          <table:table-cell office:value-type="float" office:value="-57.8638648986816" calcext:value-type="float">
            <text:p>-57.8638648986816</text:p>
          </table:table-cell>
          <table:table-cell office:value-type="float" office:value="-99.0987319946289" calcext:value-type="float">
            <text:p>-99.098731994628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206110021099448" calcext:value-type="float">
            <text:p>0.002061100210994</text:p>
          </table:table-cell>
          <table:table-cell office:value-type="float" office:value="0.106200002133846" calcext:value-type="float">
            <text:p>0.106200002133846</text:p>
          </table:table-cell>
          <table:table-cell office:value-type="float" office:value="-52.476432800293" calcext:value-type="float">
            <text:p>-52.476432800293</text:p>
          </table:table-cell>
          <table:table-cell office:value-type="float" office:value="-98.1428985595703" calcext:value-type="float">
            <text:p>-98.142898559570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899879261851311" calcext:value-type="float">
            <text:p>-0.000899879261851</text:p>
          </table:table-cell>
          <table:table-cell office:value-type="float" office:value="0.27140000462532" calcext:value-type="float">
            <text:p>0.27140000462532</text:p>
          </table:table-cell>
          <table:table-cell office:value-type="float" office:value="-60.6715812683106" calcext:value-type="float">
            <text:p>-60.6715812683106</text:p>
          </table:table-cell>
          <table:table-cell office:value-type="float" office:value="-98.7708282470703" calcext:value-type="float">
            <text:p>-98.77082824707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5.96986" calcext:value-type="float">
            <text:p>1639747625.96986</text:p>
          </table:table-cell>
          <table:table-cell office:value-type="float" office:value="83.1465759277344" calcext:value-type="float">
            <text:p>83.1465759277344</text:p>
          </table:table-cell>
          <table:table-cell office:value-type="float" office:value="-0.0020397009793669" calcext:value-type="float">
            <text:p>-0.002039700979367</text:p>
          </table:table-cell>
          <table:table-cell office:value-type="float" office:value="-0.00593973556533456" calcext:value-type="float">
            <text:p>-0.005939735565335</text:p>
          </table:table-cell>
          <table:table-cell office:value-type="float" office:value="0.00134261569473892" calcext:value-type="float">
            <text:p>0.001342615694739</text:p>
          </table:table-cell>
          <table:table-cell office:value-type="float" office:value="0.00230770953930914" calcext:value-type="float">
            <text:p>0.0023077095393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6000049710274" calcext:value-type="float">
            <text:p>0.082600004971027</text:p>
          </table:table-cell>
          <table:table-cell office:value-type="float" office:value="-70.7325668334961" calcext:value-type="float">
            <text:p>-70.7325668334961</text:p>
          </table:table-cell>
          <table:table-cell office:value-type="float" office:value="-97.5968551635742" calcext:value-type="float">
            <text:p>-97.596855163574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0339963519945741" calcext:value-type="float">
            <text:p>0.003399635199457</text:p>
          </table:table-cell>
          <table:table-cell office:value-type="float" office:value="0.129800006747246" calcext:value-type="float">
            <text:p>0.129800006747246</text:p>
          </table:table-cell>
          <table:table-cell office:value-type="float" office:value="-57.8417015075684" calcext:value-type="float">
            <text:p>-57.8417015075684</text:p>
          </table:table-cell>
          <table:table-cell office:value-type="float" office:value="-96.8261260986328" calcext:value-type="float">
            <text:p>-96.826126098632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229575671255589" calcext:value-type="float">
            <text:p>0.002295756712556</text:p>
          </table:table-cell>
          <table:table-cell office:value-type="float" office:value="0.106200002133846" calcext:value-type="float">
            <text:p>0.106200002133846</text:p>
          </table:table-cell>
          <table:table-cell office:value-type="float" office:value="-51.4041404724121" calcext:value-type="float">
            <text:p>-51.4041404724121</text:p>
          </table:table-cell>
          <table:table-cell office:value-type="float" office:value="-96.2685089111328" calcext:value-type="float">
            <text:p>-96.268508911132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918803736567497" calcext:value-type="float">
            <text:p>-0.000918803736567</text:p>
          </table:table-cell>
          <table:table-cell office:value-type="float" office:value="0.27140000462532" calcext:value-type="float">
            <text:p>0.27140000462532</text:p>
          </table:table-cell>
          <table:table-cell office:value-type="float" office:value="-60.9294853210449" calcext:value-type="float">
            <text:p>-60.9294853210449</text:p>
          </table:table-cell>
          <table:table-cell office:value-type="float" office:value="-97.9208374023438" calcext:value-type="float">
            <text:p>-97.92083740234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6.09382" calcext:value-type="float">
            <text:p>1639747626.09382</text:p>
          </table:table-cell>
          <table:table-cell office:value-type="float" office:value="109.266754150391" calcext:value-type="float">
            <text:p>109.266754150391</text:p>
          </table:table-cell>
          <table:table-cell office:value-type="float" office:value="-0.000551427714526653" calcext:value-type="float">
            <text:p>-0.000551427714527</text:p>
          </table:table-cell>
          <table:table-cell office:value-type="float" office:value="-0.0486992076039314" calcext:value-type="float">
            <text:p>-0.048699207603932</text:p>
          </table:table-cell>
          <table:table-cell office:value-type="float" office:value="-0.0111045632511377" calcext:value-type="float">
            <text:p>-0.011104563251138</text:p>
          </table:table-cell>
          <table:table-cell office:value-type="float" office:value="0.00401226803660393" calcext:value-type="float">
            <text:p>0.0040122680366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0232880413532257" calcext:value-type="float">
            <text:p>-0.023288041353226</text:p>
          </table:table-cell>
          <table:table-cell office:value-type="float" office:value="0.389400005340576" calcext:value-type="float">
            <text:p>0.389400005340576</text:p>
          </table:table-cell>
          <table:table-cell office:value-type="float" office:value="-77.9834213256836" calcext:value-type="float">
            <text:p>-77.9834213256836</text:p>
          </table:table-cell>
          <table:table-cell office:value-type="float" office:value="-97.5290069580078" calcext:value-type="float">
            <text:p>-97.52900695800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306785106658936" calcext:value-type="float">
            <text:p>0.003067851066589</text:p>
          </table:table-cell>
          <table:table-cell office:value-type="float" office:value="0.436600029468536" calcext:value-type="float">
            <text:p>0.436600029468536</text:p>
          </table:table-cell>
          <table:table-cell office:value-type="float" office:value="-68.4942932128906" calcext:value-type="float">
            <text:p>-68.4942932128906</text:p>
          </table:table-cell>
          <table:table-cell office:value-type="float" office:value="-97.4232482910156" calcext:value-type="float">
            <text:p>-97.423248291015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276941806077957" calcext:value-type="float">
            <text:p>0.00276941806078</text:p>
          </table:table-cell>
          <table:table-cell office:value-type="float" office:value="0.318599998950958" calcext:value-type="float">
            <text:p>0.318599998950958</text:p>
          </table:table-cell>
          <table:table-cell office:value-type="float" office:value="-72.6968460083008" calcext:value-type="float">
            <text:p>-72.6968460083008</text:p>
          </table:table-cell>
          <table:table-cell office:value-type="float" office:value="-96.1771011352539" calcext:value-type="float">
            <text:p>-96.17710113525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5800023078918" calcext:value-type="float">
            <text:p>0.365800023078918</text:p>
          </table:table-cell>
          <table:table-cell office:value-type="float" office:value="-84.1543579101563" calcext:value-type="float">
            <text:p>-84.1543579101563</text:p>
          </table:table-cell>
          <table:table-cell office:value-type="float" office:value="-98.4199676513672" calcext:value-type="float">
            <text:p>-98.419967651367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6.21625" calcext:value-type="float">
            <text:p>1639747626.21625</text:p>
          </table:table-cell>
          <table:table-cell office:value-type="float" office:value="113.540176391602" calcext:value-type="float">
            <text:p>113.540176391602</text:p>
          </table:table-cell>
          <table:table-cell office:value-type="float" office:value="0.00115788250695914" calcext:value-type="float">
            <text:p>0.001157882506959</text:p>
          </table:table-cell>
          <table:table-cell office:value-type="float" office:value="0.006605030503124" calcext:value-type="float">
            <text:p>0.006605030503124</text:p>
          </table:table-cell>
          <table:table-cell office:value-type="float" office:value="0.00319372769445181" calcext:value-type="float">
            <text:p>0.003193727694452</text:p>
          </table:table-cell>
          <table:table-cell office:value-type="float" office:value="0.000730811792891473" calcext:value-type="float">
            <text:p>0.00073081179289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442460738122463" calcext:value-type="float">
            <text:p>0.004424607381225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-76.307731628418" calcext:value-type="float">
            <text:p>-76.307731628418</text:p>
          </table:table-cell>
          <table:table-cell office:value-type="float" office:value="-98.3692169189453" calcext:value-type="float">
            <text:p>-98.369216918945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849990174174309" calcext:value-type="float">
            <text:p>0.000849990174174</text:p>
          </table:table-cell>
          <table:table-cell office:value-type="float" office:value="0.436600029468536" calcext:value-type="float">
            <text:p>0.436600029468536</text:p>
          </table:table-cell>
          <table:table-cell office:value-type="float" office:value="-66.6283264160156" calcext:value-type="float">
            <text:p>-66.6283264160156</text:p>
          </table:table-cell>
          <table:table-cell office:value-type="float" office:value="-97.8620910644531" calcext:value-type="float">
            <text:p>-97.862091064453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14766319654882" calcext:value-type="float">
            <text:p>0.001476631965488</text:p>
          </table:table-cell>
          <table:table-cell office:value-type="float" office:value="0.318599998950958" calcext:value-type="float">
            <text:p>0.318599998950958</text:p>
          </table:table-cell>
          <table:table-cell office:value-type="float" office:value="-72.9983673095703" calcext:value-type="float">
            <text:p>-72.9983673095703</text:p>
          </table:table-cell>
          <table:table-cell office:value-type="float" office:value="-97.5222320556641" calcext:value-type="float">
            <text:p>-97.52223205566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000002145767" calcext:value-type="float">
            <text:p>0.354000002145767</text:p>
          </table:table-cell>
          <table:table-cell office:value-type="float" office:value="-81.7517395019531" calcext:value-type="float">
            <text:p>-81.7517395019531</text:p>
          </table:table-cell>
          <table:table-cell office:value-type="float" office:value="-97.8408889770508" calcext:value-type="float">
            <text:p>-97.840888977050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6.45239" calcext:value-type="float">
            <text:p>1639747626.45239</text:p>
          </table:table-cell>
          <table:table-cell office:value-type="float" office:value="196.630477905273" calcext:value-type="float">
            <text:p>196.630477905273</text:p>
          </table:table-cell>
          <table:table-cell office:value-type="float" office:value="0.000257273059105501" calcext:value-type="float">
            <text:p>0.000257273059106</text:p>
          </table:table-cell>
          <table:table-cell office:value-type="float" office:value="-0.000255678925896063" calcext:value-type="float">
            <text:p>-0.000255678925896</text:p>
          </table:table-cell>
          <table:table-cell office:value-type="float" office:value="-0.000216018190258183" calcext:value-type="float">
            <text:p>-0.000216018190258</text:p>
          </table:table-cell>
          <table:table-cell office:value-type="float" office:value="0.0000175296718225582" calcext:value-type="float">
            <text:p>1.7529671822558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323206011671573" calcext:value-type="float">
            <text:p>-0.000323206011672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741188049316" calcext:value-type="float">
            <text:p>-51.8741188049316</text:p>
          </table:table-cell>
          <table:table-cell office:value-type="float" office:value="-98.6102828979492" calcext:value-type="float">
            <text:p>-98.610282897949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19171444769017" calcext:value-type="float">
            <text:p>-0.00021917144476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2521553039551" calcext:value-type="float">
            <text:p>-47.2521553039551</text:p>
          </table:table-cell>
          <table:table-cell office:value-type="float" office:value="-99.1733779907227" calcext:value-type="float">
            <text:p>-99.173377990722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484147458337247" calcext:value-type="float">
            <text:p>-4.84147458337247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137657165527" calcext:value-type="float">
            <text:p>-51.1137657165527</text:p>
          </table:table-cell>
          <table:table-cell office:value-type="float" office:value="-97.9232330322266" calcext:value-type="float">
            <text:p>-97.923233032226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19341367483139" calcext:value-type="float">
            <text:p>-0.000219341367483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1311645507813" calcext:value-type="float">
            <text:p>-52.1311645507813</text:p>
          </table:table-cell>
          <table:table-cell office:value-type="float" office:value="-98.2657623291016" calcext:value-type="float">
            <text:p>-98.26576232910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6.57141" calcext:value-type="float">
            <text:p>1639747626.57141</text:p>
          </table:table-cell>
          <table:table-cell office:value-type="float" office:value="192.214721679688" calcext:value-type="float">
            <text:p>192.214721679688</text:p>
          </table:table-cell>
          <table:table-cell office:value-type="float" office:value="-0.000174935892573558" calcext:value-type="float">
            <text:p>-0.000174935892574</text:p>
          </table:table-cell>
          <table:table-cell office:value-type="float" office:value="0.0000400385579268914" calcext:value-type="float">
            <text:p>4.00385579268914E-05</text:p>
          </table:table-cell>
          <table:table-cell office:value-type="float" office:value="0.000369811285054311" calcext:value-type="float">
            <text:p>0.000369811285054</text:p>
          </table:table-cell>
          <table:table-cell office:value-type="float" office:value="0.0000220954952965258" calcext:value-type="float">
            <text:p>2.20954952965258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0.00036489445483312" calcext:value-type="float">
            <text:p>0.00036489445483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797355651855" calcext:value-type="float">
            <text:p>-51.7797355651855</text:p>
          </table:table-cell>
          <table:table-cell office:value-type="float" office:value="-98.8225860595703" calcext:value-type="float">
            <text:p>-98.822586059570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86847566207871" calcext:value-type="float">
            <text:p>0.000486847566208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1453285217285" calcext:value-type="float">
            <text:p>-47.1453285217285</text:p>
          </table:table-cell>
          <table:table-cell office:value-type="float" office:value="-99.377555847168" calcext:value-type="float">
            <text:p>-99.37755584716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56755505688488" calcext:value-type="float">
            <text:p>0.00025675550568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138572692871" calcext:value-type="float">
            <text:p>-51.1138572692871</text:p>
          </table:table-cell>
          <table:table-cell office:value-type="float" office:value="-98.1491928100586" calcext:value-type="float">
            <text:p>-98.14919281005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353469629772007" calcext:value-type="float">
            <text:p>0.00035346962977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0725822448731" calcext:value-type="float">
            <text:p>-52.0725822448731</text:p>
          </table:table-cell>
          <table:table-cell office:value-type="float" office:value="-98.2621841430664" calcext:value-type="float">
            <text:p>-98.262184143066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6.81536" calcext:value-type="float">
            <text:p>1639747626.81536</text:p>
          </table:table-cell>
          <table:table-cell office:value-type="float" office:value="184.982543945313" calcext:value-type="float">
            <text:p>184.982543945313</text:p>
          </table:table-cell>
          <table:table-cell office:value-type="float" office:value="-0.000184296368388459" calcext:value-type="float">
            <text:p>-0.000184296368388</text:p>
          </table:table-cell>
          <table:table-cell office:value-type="float" office:value="0.000180321032530628" calcext:value-type="float">
            <text:p>0.000180321032531</text:p>
          </table:table-cell>
          <table:table-cell office:value-type="float" office:value="0.000237515254411846" calcext:value-type="float">
            <text:p>0.000237515254412</text:p>
          </table:table-cell>
          <table:table-cell office:value-type="float" office:value="0.000017974143702304" calcext:value-type="float">
            <text:p>1.797414370230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308384362142533" calcext:value-type="float">
            <text:p>0.00030838436214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191856384277" calcext:value-type="float">
            <text:p>-51.9191856384277</text:p>
          </table:table-cell>
          <table:table-cell office:value-type="float" office:value="-98.1188354492187" calcext:value-type="float">
            <text:p>-98.118835449218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43931193836033" calcext:value-type="float">
            <text:p>0.00024393119383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2526512145996" calcext:value-type="float">
            <text:p>-47.2526512145996</text:p>
          </table:table-cell>
          <table:table-cell office:value-type="float" office:value="-97.3134002685547" calcext:value-type="float">
            <text:p>-97.31340026855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11999281216413" calcext:value-type="float">
            <text:p>0.00011199928121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103668212891" calcext:value-type="float">
            <text:p>-51.1103668212891</text:p>
          </table:table-cell>
          <table:table-cell office:value-type="float" office:value="-96.0497665405273" calcext:value-type="float">
            <text:p>-96.049766540527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42869020439684" calcext:value-type="float">
            <text:p>0.0002428690204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1319847106934" calcext:value-type="float">
            <text:p>-52.1319847106934</text:p>
          </table:table-cell>
          <table:table-cell office:value-type="float" office:value="-97.9837493896484" calcext:value-type="float">
            <text:p>-97.983749389648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6.93056" calcext:value-type="float">
            <text:p>1639747626.93056</text:p>
          </table:table-cell>
          <table:table-cell office:value-type="float" office:value="188.183074951172" calcext:value-type="float">
            <text:p>188.183074951172</text:p>
          </table:table-cell>
          <table:table-cell office:value-type="float" office:value="0.0000204105963348411" calcext:value-type="float">
            <text:p>2.04105963348411E-05</text:p>
          </table:table-cell>
          <table:table-cell office:value-type="float" office:value="-0.0000344839500030503" calcext:value-type="float">
            <text:p>-3.44839500030503E-05</text:p>
          </table:table-cell>
          <table:table-cell office:value-type="float" office:value="-0.000205122676561587" calcext:value-type="float">
            <text:p>-0.000205122676562</text:p>
          </table:table-cell>
          <table:table-cell office:value-type="float" office:value="0.0000208953151741298" calcext:value-type="float">
            <text:p>2.08953151741298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97556073544547" calcext:value-type="float">
            <text:p>-0.00019755607354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853324890137" calcext:value-type="float">
            <text:p>-51.9853324890137</text:p>
          </table:table-cell>
          <table:table-cell office:value-type="float" office:value="-99.9808959960938" calcext:value-type="float">
            <text:p>-99.980895996093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42580557824112" calcext:value-type="float">
            <text:p>-0.00024258055782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3083992004395" calcext:value-type="float">
            <text:p>-47.3083992004395</text:p>
          </table:table-cell>
          <table:table-cell office:value-type="float" office:value="-100.893402099609" calcext:value-type="float">
            <text:p>-100.8934020996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67054357007146" calcext:value-type="float">
            <text:p>-0.00016705435700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060333251953" calcext:value-type="float">
            <text:p>-51.1060333251953</text:p>
          </table:table-cell>
          <table:table-cell office:value-type="float" office:value="-100.330726623535" calcext:value-type="float">
            <text:p>-100.33072662353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19328212551773" calcext:value-type="float">
            <text:p>-0.00021932821255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175106048584" calcext:value-type="float">
            <text:p>-52.175106048584</text:p>
          </table:table-cell>
          <table:table-cell office:value-type="float" office:value="-99.3154220581055" calcext:value-type="float">
            <text:p>-99.315422058105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7.16988" calcext:value-type="float">
            <text:p>1639747627.16988</text:p>
          </table:table-cell>
          <table:table-cell office:value-type="float" office:value="186.895370483398" calcext:value-type="float">
            <text:p>186.895370483398</text:p>
          </table:table-cell>
          <table:table-cell office:value-type="float" office:value="0.0000863542591105215" calcext:value-type="float">
            <text:p>8.63542591105215E-05</text:p>
          </table:table-cell>
          <table:table-cell office:value-type="float" office:value="-0.000403668032959104" calcext:value-type="float">
            <text:p>-0.000403668032959</text:p>
          </table:table-cell>
          <table:table-cell office:value-type="float" office:value="0.0000211771184694953" calcext:value-type="float">
            <text:p>2.11771184694953E-05</text:p>
          </table:table-cell>
          <table:table-cell office:value-type="float" office:value="0.0000184188211278524" calcext:value-type="float">
            <text:p>1.8418821127852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33144989376888" calcext:value-type="float">
            <text:p>-0.00013314498937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587860107422" calcext:value-type="float">
            <text:p>-51.9587860107422</text:p>
          </table:table-cell>
          <table:table-cell office:value-type="float" office:value="-98.9300689697266" calcext:value-type="float">
            <text:p>-98.930068969726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37596507556736" calcext:value-type="float">
            <text:p>0.00013759650755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2685852050781" calcext:value-type="float">
            <text:p>-47.2685852050781</text:p>
          </table:table-cell>
          <table:table-cell office:value-type="float" office:value="-98.6652374267578" calcext:value-type="float">
            <text:p>-98.665237426757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291548833251" calcext:value-type="float">
            <text:p>0.00012915488332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081047058106" calcext:value-type="float">
            <text:p>-51.1081047058106</text:p>
          </table:table-cell>
          <table:table-cell office:value-type="float" office:value="-97.8784484863281" calcext:value-type="float">
            <text:p>-97.878448486328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342243583872914" calcext:value-type="float">
            <text:p>-3.42243583872914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1590957641602" calcext:value-type="float">
            <text:p>-52.1590957641602</text:p>
          </table:table-cell>
          <table:table-cell office:value-type="float" office:value="-98.6442260742188" calcext:value-type="float">
            <text:p>-98.644226074218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7.29453" calcext:value-type="float">
            <text:p>1639747627.29453</text:p>
          </table:table-cell>
          <table:table-cell office:value-type="float" office:value="193.704849243164" calcext:value-type="float">
            <text:p>193.704849243164</text:p>
          </table:table-cell>
          <table:table-cell office:value-type="float" office:value="0.000361388170858845" calcext:value-type="float">
            <text:p>0.000361388170859</text:p>
          </table:table-cell>
          <table:table-cell office:value-type="float" office:value="-0.000623171159531921" calcext:value-type="float">
            <text:p>-0.000623171159532</text:p>
          </table:table-cell>
          <table:table-cell office:value-type="float" office:value="0.000430673942901194" calcext:value-type="float">
            <text:p>0.000430673942901</text:p>
          </table:table-cell>
          <table:table-cell office:value-type="float" office:value="0.0000203452837013174" calcext:value-type="float">
            <text:p>2.0345283701317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17974588647485" calcext:value-type="float">
            <text:p>0.00011797458864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833946228027" calcext:value-type="float">
            <text:p>-51.9833946228027</text:p>
          </table:table-cell>
          <table:table-cell office:value-type="float" office:value="-97.6777038574219" calcext:value-type="float">
            <text:p>-97.677703857421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518945336807519" calcext:value-type="float">
            <text:p>0.000518945336808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2141838073731" calcext:value-type="float">
            <text:p>-47.2141838073731</text:p>
          </table:table-cell>
          <table:table-cell office:value-type="float" office:value="-96.8595962524414" calcext:value-type="float">
            <text:p>-96.859596252441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646696891635656" calcext:value-type="float">
            <text:p>0.00064669689163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0942230224609" calcext:value-type="float">
            <text:p>-51.0942230224609</text:p>
          </table:table-cell>
          <table:table-cell office:value-type="float" office:value="-95.8545379638672" calcext:value-type="float">
            <text:p>-95.854537963867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359114201273769" calcext:value-type="float">
            <text:p>0.00035911420127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1059341430664" calcext:value-type="float">
            <text:p>-52.1059341430664</text:p>
          </table:table-cell>
          <table:table-cell office:value-type="float" office:value="-96.8317489624024" calcext:value-type="float">
            <text:p>-96.831748962402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7.54394" calcext:value-type="float">
            <text:p>1639747627.54394</text:p>
          </table:table-cell>
          <table:table-cell office:value-type="float" office:value="194.585083007813" calcext:value-type="float">
            <text:p>194.585083007813</text:p>
          </table:table-cell>
          <table:table-cell office:value-type="float" office:value="0.000437696900917217" calcext:value-type="float">
            <text:p>0.000437696900917</text:p>
          </table:table-cell>
          <table:table-cell office:value-type="float" office:value="-0.000480591377709061" calcext:value-type="float">
            <text:p>-0.000480591377709</text:p>
          </table:table-cell>
          <table:table-cell office:value-type="float" office:value="0.0000591058233112562" calcext:value-type="float">
            <text:p>5.91058233112562E-05</text:p>
          </table:table-cell>
          <table:table-cell office:value-type="float" office:value="0.0000239415512623964" calcext:value-type="float">
            <text:p>2.3941551262396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80204573553055" calcext:value-type="float">
            <text:p>-0.00018020457355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542388916016" calcext:value-type="float">
            <text:p>-51.9542388916016</text:p>
          </table:table-cell>
          <table:table-cell office:value-type="float" office:value="-100.304901123047" calcext:value-type="float">
            <text:p>-100.30490112304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220089641516097" calcext:value-type="float">
            <text:p>-2.20089641516097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572608947754" calcext:value-type="float">
            <text:p>-47.1572608947754</text:p>
          </table:table-cell>
          <table:table-cell office:value-type="float" office:value="-100.174911499023" calcext:value-type="float">
            <text:p>-100.17491149902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322998501360416" calcext:value-type="float">
            <text:p>0.0003229985013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088485717773" calcext:value-type="float">
            <text:p>-51.1088485717773</text:p>
          </table:table-cell>
          <table:table-cell office:value-type="float" office:value="-99.985954284668" calcext:value-type="float">
            <text:p>-99.98595428466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0655282565276139" calcext:value-type="float">
            <text:p>6.55282565276139E-0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2.0159950256348" calcext:value-type="float">
            <text:p>-52.0159950256348</text:p>
          </table:table-cell>
          <table:table-cell office:value-type="float" office:value="-99.926383972168" calcext:value-type="float">
            <text:p>-99.92638397216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7.66313" calcext:value-type="float">
            <text:p>1639747627.66313</text:p>
          </table:table-cell>
          <table:table-cell office:value-type="float" office:value="186.14030456543" calcext:value-type="float">
            <text:p>186.14030456543</text:p>
          </table:table-cell>
          <table:table-cell office:value-type="float" office:value="0.0000176040375663433" calcext:value-type="float">
            <text:p>1.76040375663433E-05</text:p>
          </table:table-cell>
          <table:table-cell office:value-type="float" office:value="0.0000349976289726328" calcext:value-type="float">
            <text:p>3.49976289726328E-05</text:p>
          </table:table-cell>
          <table:table-cell office:value-type="float" office:value="-0.000776451546698809" calcext:value-type="float">
            <text:p>-0.000776451546699</text:p>
          </table:table-cell>
          <table:table-cell office:value-type="float" office:value="0.0000255039140029112" calcext:value-type="float">
            <text:p>2.5503914002911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697739480528981" calcext:value-type="float">
            <text:p>-0.00069773948052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219871520996" calcext:value-type="float">
            <text:p>-51.8219871520996</text:p>
          </table:table-cell>
          <table:table-cell office:value-type="float" office:value="-99.0873489379883" calcext:value-type="float">
            <text:p>-99.087348937988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922067672945559" calcext:value-type="float">
            <text:p>-0.00092206767294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958938598633" calcext:value-type="float">
            <text:p>-47.0958938598633</text:p>
          </table:table-cell>
          <table:table-cell office:value-type="float" office:value="-99.4860763549805" calcext:value-type="float">
            <text:p>-99.48607635498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702954304870218" calcext:value-type="float">
            <text:p>-0.0007029543048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609573364258" calcext:value-type="float">
            <text:p>-51.1609573364258</text:p>
          </table:table-cell>
          <table:table-cell office:value-type="float" office:value="-98.6552810668945" calcext:value-type="float">
            <text:p>-98.65528106689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73951663216576" calcext:value-type="float">
            <text:p>-0.00073951663216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376754760742" calcext:value-type="float">
            <text:p>-51.9376754760742</text:p>
          </table:table-cell>
          <table:table-cell office:value-type="float" office:value="-99.6471481323242" calcext:value-type="float">
            <text:p>-99.647148132324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7.9047" calcext:value-type="float">
            <text:p>1639747627.9047</text:p>
          </table:table-cell>
          <table:table-cell office:value-type="float" office:value="198.292022705078" calcext:value-type="float">
            <text:p>198.292022705078</text:p>
          </table:table-cell>
          <table:table-cell office:value-type="float" office:value="-0.000399448967073113" calcext:value-type="float">
            <text:p>-0.000399448967073</text:p>
          </table:table-cell>
          <table:table-cell office:value-type="float" office:value="0.00033416147925891" calcext:value-type="float">
            <text:p>0.000334161479259</text:p>
          </table:table-cell>
          <table:table-cell office:value-type="float" office:value="-0.00039706303505227" calcext:value-type="float">
            <text:p>-0.000397063035052</text:p>
          </table:table-cell>
          <table:table-cell office:value-type="float" office:value="0.0000259878324868623" calcext:value-type="float">
            <text:p>2.5987832486862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202234252355993" calcext:value-type="float">
            <text:p>-0.00020223425235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462463378906" calcext:value-type="float">
            <text:p>-51.7462463378906</text:p>
          </table:table-cell>
          <table:table-cell office:value-type="float" office:value="-99.60595703125" calcext:value-type="float">
            <text:p>-99.605957031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86749675776809" calcext:value-type="float">
            <text:p>-0.00018674967577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466156005859" calcext:value-type="float">
            <text:p>-47.0466156005859</text:p>
          </table:table-cell>
          <table:table-cell office:value-type="float" office:value="-99.5682067871094" calcext:value-type="float">
            <text:p>-99.56820678710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601740262936801" calcext:value-type="float">
            <text:p>-0.00060174026293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45007324219" calcext:value-type="float">
            <text:p>-51.1445007324219</text:p>
          </table:table-cell>
          <table:table-cell office:value-type="float" office:value="-99.057487487793" calcext:value-type="float">
            <text:p>-99.05748748779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38061770889908" calcext:value-type="float">
            <text:p>-0.00033806177089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128379821777" calcext:value-type="float">
            <text:p>-51.9128379821777</text:p>
          </table:table-cell>
          <table:table-cell office:value-type="float" office:value="-98.7669906616211" calcext:value-type="float">
            <text:p>-98.766990661621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8.14433" calcext:value-type="float">
            <text:p>1639747628.14433</text:p>
          </table:table-cell>
          <table:table-cell office:value-type="float" office:value="190.103775024414" calcext:value-type="float">
            <text:p>190.103775024414</text:p>
          </table:table-cell>
          <table:table-cell office:value-type="float" office:value="-0.00012696061457973" calcext:value-type="float">
            <text:p>-0.00012696061458</text:p>
          </table:table-cell>
          <table:table-cell office:value-type="float" office:value="-0.0000554161124455277" calcext:value-type="float">
            <text:p>-5.54161124455277E-05</text:p>
          </table:table-cell>
          <table:table-cell office:value-type="float" office:value="0.000771541381254792" calcext:value-type="float">
            <text:p>0.000771541381255</text:p>
          </table:table-cell>
          <table:table-cell office:value-type="float" office:value="0.0000248947653744835" calcext:value-type="float">
            <text:p>2.4894765374483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694347312673926" calcext:value-type="float">
            <text:p>0.00069434731267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032402038574" calcext:value-type="float">
            <text:p>-51.9032402038574</text:p>
          </table:table-cell>
          <table:table-cell office:value-type="float" office:value="-100.413505554199" calcext:value-type="float">
            <text:p>-100.41350555419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990362255834043" calcext:value-type="float">
            <text:p>0.00099036225583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064376831055" calcext:value-type="float">
            <text:p>-47.1064376831055</text:p>
          </table:table-cell>
          <table:table-cell office:value-type="float" office:value="-100.308654785156" calcext:value-type="float">
            <text:p>-100.30865478515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642259139567614" calcext:value-type="float">
            <text:p>0.00064225913956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084831237793" calcext:value-type="float">
            <text:p>-51.084831237793</text:p>
          </table:table-cell>
          <table:table-cell office:value-type="float" office:value="-100.321464538574" calcext:value-type="float">
            <text:p>-100.32146453857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721161370165646" calcext:value-type="float">
            <text:p>0.00072116137016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633636474609" calcext:value-type="float">
            <text:p>-51.9633636474609</text:p>
          </table:table-cell>
          <table:table-cell office:value-type="float" office:value="-100.558250427246" calcext:value-type="float">
            <text:p>-100.55825042724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8.26272" calcext:value-type="float">
            <text:p>1639747628.26272</text:p>
          </table:table-cell>
          <table:table-cell office:value-type="float" office:value="187.187911987305" calcext:value-type="float">
            <text:p>187.187911987305</text:p>
          </table:table-cell>
          <table:table-cell office:value-type="float" office:value="0.000434134184615687" calcext:value-type="float">
            <text:p>0.000434134184616</text:p>
          </table:table-cell>
          <table:table-cell office:value-type="float" office:value="-0.000369273941032588" calcext:value-type="float">
            <text:p>-0.000369273941033</text:p>
          </table:table-cell>
          <table:table-cell office:value-type="float" office:value="0.000643900188151747" calcext:value-type="float">
            <text:p>0.000643900188152</text:p>
          </table:table-cell>
          <table:table-cell office:value-type="float" office:value="0.0000206448130484205" calcext:value-type="float">
            <text:p>2.0644813048420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397794821765274" calcext:value-type="float">
            <text:p>0.00039779482176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021240234375" calcext:value-type="float">
            <text:p>-52.021240234375</text:p>
          </table:table-cell>
          <table:table-cell office:value-type="float" office:value="-99.8595123291016" calcext:value-type="float">
            <text:p>-99.859512329101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533173501025885" calcext:value-type="float">
            <text:p>0.00053317350102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572952270508" calcext:value-type="float">
            <text:p>-47.1572952270508</text:p>
          </table:table-cell>
          <table:table-cell office:value-type="float" office:value="-100.672439575195" calcext:value-type="float">
            <text:p>-100.67243957519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825591501779854" calcext:value-type="float">
            <text:p>0.0008255915017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0775375366211" calcext:value-type="float">
            <text:p>-51.0775375366211</text:p>
          </table:table-cell>
          <table:table-cell office:value-type="float" office:value="-99.7827453613281" calcext:value-type="float">
            <text:p>-99.782745361328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576314516365528" calcext:value-type="float">
            <text:p>0.00057631451636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906997680664" calcext:value-type="float">
            <text:p>-51.9906997680664</text:p>
          </table:table-cell>
          <table:table-cell office:value-type="float" office:value="-99.1195831298828" calcext:value-type="float">
            <text:p>-99.11958312988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8.51353" calcext:value-type="float">
            <text:p>1639747628.51353</text:p>
          </table:table-cell>
          <table:table-cell office:value-type="float" office:value="195.2919921875" calcext:value-type="float">
            <text:p>195.2919921875</text:p>
          </table:table-cell>
          <table:table-cell office:value-type="float" office:value="0.000311895390041172" calcext:value-type="float">
            <text:p>0.000311895390041</text:p>
          </table:table-cell>
          <table:table-cell office:value-type="float" office:value="-0.000246994924964383" calcext:value-type="float">
            <text:p>-0.000246994924964</text:p>
          </table:table-cell>
          <table:table-cell office:value-type="float" office:value="-0.000249869248364121" calcext:value-type="float">
            <text:p>-0.000249869248364</text:p>
          </table:table-cell>
          <table:table-cell office:value-type="float" office:value="0.0000215792733797571" calcext:value-type="float">
            <text:p>2.15792733797571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360496283974498" calcext:value-type="float">
            <text:p>-0.00036049628397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9292030334473" calcext:value-type="float">
            <text:p>-51.9292030334473</text:p>
          </table:table-cell>
          <table:table-cell office:value-type="float" office:value="-99.1798248291016" calcext:value-type="float">
            <text:p>-99.179824829101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25636094203219" calcext:value-type="float">
            <text:p>-0.00032563609420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195678710938" calcext:value-type="float">
            <text:p>-47.1195678710938</text:p>
          </table:table-cell>
          <table:table-cell office:value-type="float" office:value="-99.9880065917969" calcext:value-type="float">
            <text:p>-99.988006591796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503031769767404" calcext:value-type="float">
            <text:p>-5.03031769767404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362609863281" calcext:value-type="float">
            <text:p>-51.1362609863281</text:p>
          </table:table-cell>
          <table:table-cell office:value-type="float" office:value="-98.9655838012695" calcext:value-type="float">
            <text:p>-98.965583801269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63983907643706" calcext:value-type="float">
            <text:p>-0.00026398390764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635963439941" calcext:value-type="float">
            <text:p>-51.9635963439941</text:p>
          </table:table-cell>
          <table:table-cell office:value-type="float" office:value="-99.5357513427734" calcext:value-type="float">
            <text:p>-99.53575134277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8.63249" calcext:value-type="float">
            <text:p>1639747628.63249</text:p>
          </table:table-cell>
          <table:table-cell office:value-type="float" office:value="188.42578125" calcext:value-type="float">
            <text:p>188.42578125</text:p>
          </table:table-cell>
          <table:table-cell office:value-type="float" office:value="-0.0000514173007104546" calcext:value-type="float">
            <text:p>-5.14173007104546E-05</text:p>
          </table:table-cell>
          <table:table-cell office:value-type="float" office:value="-0.0000756444860599004" calcext:value-type="float">
            <text:p>-7.56444860599004E-05</text:p>
          </table:table-cell>
          <table:table-cell office:value-type="float" office:value="-0.000499090820085257" calcext:value-type="float">
            <text:p>-0.000499090820085</text:p>
          </table:table-cell>
          <table:table-cell office:value-type="float" office:value="0.0000156424703163793" calcext:value-type="float">
            <text:p>1.5642470316379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483737851027399" calcext:value-type="float">
            <text:p>-0.00048373785102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603324890137" calcext:value-type="float">
            <text:p>-51.8603324890137</text:p>
          </table:table-cell>
          <table:table-cell office:value-type="float" office:value="-99.6918258666992" calcext:value-type="float">
            <text:p>-99.691825866699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08968655392528" calcext:value-type="float">
            <text:p>-0.00040896865539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774879455566" calcext:value-type="float">
            <text:p>-47.0774879455566</text:p>
          </table:table-cell>
          <table:table-cell office:value-type="float" office:value="-100.269920349121" calcext:value-type="float">
            <text:p>-100.2699203491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68490412458777" calcext:value-type="float">
            <text:p>-0.00046849041245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93399047852" calcext:value-type="float">
            <text:p>-51.1593399047852</text:p>
          </table:table-cell>
          <table:table-cell office:value-type="float" office:value="-100.136505126953" calcext:value-type="float">
            <text:p>-100.13650512695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462577736470848" calcext:value-type="float">
            <text:p>-0.000462577736471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046058654785" calcext:value-type="float">
            <text:p>-51.9046058654785</text:p>
          </table:table-cell>
          <table:table-cell office:value-type="float" office:value="-100.391387939453" calcext:value-type="float">
            <text:p>-100.39138793945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8.87386" calcext:value-type="float">
            <text:p>1639747628.87386</text:p>
          </table:table-cell>
          <table:table-cell office:value-type="float" office:value="191.704040527344" calcext:value-type="float">
            <text:p>191.704040527344</text:p>
          </table:table-cell>
          <table:table-cell office:value-type="float" office:value="0.000167677702847868" calcext:value-type="float">
            <text:p>0.000167677702848</text:p>
          </table:table-cell>
          <table:table-cell office:value-type="float" office:value="-0.0000202156643354101" calcext:value-type="float">
            <text:p>-2.02156643354101E-05</text:p>
          </table:table-cell>
          <table:table-cell office:value-type="float" office:value="-0.000175397930433974" calcext:value-type="float">
            <text:p>-0.000175397930434</text:p>
          </table:table-cell>
          <table:table-cell office:value-type="float" office:value="0.0000161065145221073" calcext:value-type="float">
            <text:p>1.6106514522107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203306612093002" calcext:value-type="float">
            <text:p>-0.00020330661209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708038330078" calcext:value-type="float">
            <text:p>-51.8708038330078</text:p>
          </table:table-cell>
          <table:table-cell office:value-type="float" office:value="-98.2991104125977" calcext:value-type="float">
            <text:p>-98.29911041259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11987149668857" calcext:value-type="float">
            <text:p>-0.00021198714966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570526123047" calcext:value-type="float">
            <text:p>-47.0570526123047</text:p>
          </table:table-cell>
          <table:table-cell office:value-type="float" office:value="-98.3036270141602" calcext:value-type="float">
            <text:p>-98.303627014160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100687379017472" calcext:value-type="float">
            <text:p>-0.00010068737901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263275146484" calcext:value-type="float">
            <text:p>-51.1263275146484</text:p>
          </table:table-cell>
          <table:table-cell office:value-type="float" office:value="-96.5993194580078" calcext:value-type="float">
            <text:p>-96.599319458007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39379815664142" calcext:value-type="float">
            <text:p>-0.00013937981566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8594131469727" calcext:value-type="float">
            <text:p>-51.8594131469727</text:p>
          </table:table-cell>
          <table:table-cell office:value-type="float" office:value="-98.6586990356445" calcext:value-type="float">
            <text:p>-98.65869903564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9.12361" calcext:value-type="float">
            <text:p>1639747629.12361</text:p>
          </table:table-cell>
          <table:table-cell office:value-type="float" office:value="190.271621704102" calcext:value-type="float">
            <text:p>190.271621704102</text:p>
          </table:table-cell>
          <table:table-cell office:value-type="float" office:value="0.000140493211802095" calcext:value-type="float">
            <text:p>0.000140493211802</text:p>
          </table:table-cell>
          <table:table-cell office:value-type="float" office:value="-0.00000230070372708724" calcext:value-type="float">
            <text:p>-2.30070372708724E-06</text:p>
          </table:table-cell>
          <table:table-cell office:value-type="float" office:value="0.00000167842688370001" calcext:value-type="float">
            <text:p>1.67842688370001E-06</text:p>
          </table:table-cell>
          <table:table-cell office:value-type="float" office:value="0.0000204918287636247" calcext:value-type="float">
            <text:p>2.04918287636247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0251064193435013" calcext:value-type="float">
            <text:p>-2.51064193435013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814865112305" calcext:value-type="float">
            <text:p>-51.7814865112305</text:p>
          </table:table-cell>
          <table:table-cell office:value-type="float" office:value="-98.8656616210938" calcext:value-type="float">
            <text:p>-98.865661621093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87866821559146" calcext:value-type="float">
            <text:p>-8.7866821559146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533752441406" calcext:value-type="float">
            <text:p>-47.0533752441406</text:p>
          </table:table-cell>
          <table:table-cell office:value-type="float" office:value="-98.5145034790039" calcext:value-type="float">
            <text:p>-98.514503479003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507669756188989" calcext:value-type="float">
            <text:p>5.07669756188989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02587890625" calcext:value-type="float">
            <text:p>-51.1402587890625</text:p>
          </table:table-cell>
          <table:table-cell office:value-type="float" office:value="-97.4742202758789" calcext:value-type="float">
            <text:p>-97.474220275878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0636535696685314" calcext:value-type="float">
            <text:p>6.36535696685314E-0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8253860473633" calcext:value-type="float">
            <text:p>-51.8253860473633</text:p>
          </table:table-cell>
          <table:table-cell office:value-type="float" office:value="-99.3722152709961" calcext:value-type="float">
            <text:p>-99.372215270996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9.24323" calcext:value-type="float">
            <text:p>1639747629.24323</text:p>
          </table:table-cell>
          <table:table-cell office:value-type="float" office:value="187.328811645508" calcext:value-type="float">
            <text:p>187.328811645508</text:p>
          </table:table-cell>
          <table:table-cell office:value-type="float" office:value="-0.0000947594598983415" calcext:value-type="float">
            <text:p>-9.47594598983415E-05</text:p>
          </table:table-cell>
          <table:table-cell office:value-type="float" office:value="-0.000180011207703501" calcext:value-type="float">
            <text:p>-0.000180011207704</text:p>
          </table:table-cell>
          <table:table-cell office:value-type="float" office:value="-0.0000838095802464522" calcext:value-type="float">
            <text:p>-8.38095802464522E-05</text:p>
          </table:table-cell>
          <table:table-cell office:value-type="float" office:value="0.0000192944171431009" calcext:value-type="float">
            <text:p>1.92944171431009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-0.000109697284642607" calcext:value-type="float">
            <text:p>-0.00010969728464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816200256348" calcext:value-type="float">
            <text:p>-51.7816200256348</text:p>
          </table:table-cell>
          <table:table-cell office:value-type="float" office:value="-100.274963378906" calcext:value-type="float">
            <text:p>-100.27496337890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353213108610362" calcext:value-type="float">
            <text:p>3.53213108610362E-05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9361953735352" calcext:value-type="float">
            <text:p>-46.9361953735352</text:p>
          </table:table-cell>
          <table:table-cell office:value-type="float" office:value="-101.0419921875" calcext:value-type="float">
            <text:p>-101.04199218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0667320564389229" calcext:value-type="float">
            <text:p>-6.67320564389229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54200744629" calcext:value-type="float">
            <text:p>-51.1454200744629</text:p>
          </table:table-cell>
          <table:table-cell office:value-type="float" office:value="-100.88362121582" calcext:value-type="float">
            <text:p>-100.8836212158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15309376269579" calcext:value-type="float">
            <text:p>-0.00011530937627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8275756835938" calcext:value-type="float">
            <text:p>-51.8275756835938</text:p>
          </table:table-cell>
          <table:table-cell office:value-type="float" office:value="-100.098007202148" calcext:value-type="float">
            <text:p>-100.09800720214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9.48305" calcext:value-type="float">
            <text:p>1639747629.48305</text:p>
          </table:table-cell>
          <table:table-cell office:value-type="float" office:value="200.840942382812" calcext:value-type="float">
            <text:p>200.840942382812</text:p>
          </table:table-cell>
          <table:table-cell office:value-type="float" office:value="0.000166482815984637" calcext:value-type="float">
            <text:p>0.000166482815985</text:p>
          </table:table-cell>
          <table:table-cell office:value-type="float" office:value="-0.000261141773080453" calcext:value-type="float">
            <text:p>-0.00026114177308</text:p>
          </table:table-cell>
          <table:table-cell office:value-type="float" office:value="0.000046322889829753" calcext:value-type="float">
            <text:p>4.6322889829753E-05</text:p>
          </table:table-cell>
          <table:table-cell office:value-type="float" office:value="0.0000139261010190239" calcext:value-type="float">
            <text:p>1.39261010190239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0760849507059902" calcext:value-type="float">
            <text:p>-7.60849507059902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400344848633" calcext:value-type="float">
            <text:p>-51.8400344848633</text:p>
          </table:table-cell>
          <table:table-cell office:value-type="float" office:value="-99.5316925048828" calcext:value-type="float">
            <text:p>-99.531692504882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706099963281304" calcext:value-type="float">
            <text:p>7.06099963281304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288925170898" calcext:value-type="float">
            <text:p>-47.0288925170898</text:p>
          </table:table-cell>
          <table:table-cell office:value-type="float" office:value="-99.7050399780273" calcext:value-type="float">
            <text:p>-99.705039978027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54700479470193" calcext:value-type="float">
            <text:p>0.0001547004794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456260681152" calcext:value-type="float">
            <text:p>-51.1456260681152</text:p>
          </table:table-cell>
          <table:table-cell office:value-type="float" office:value="-98.7828674316406" calcext:value-type="float">
            <text:p>-98.782867431640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235133338719606" calcext:value-type="float">
            <text:p>2.35133338719606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8177146911621" calcext:value-type="float">
            <text:p>-51.8177146911621</text:p>
          </table:table-cell>
          <table:table-cell office:value-type="float" office:value="-100.055397033691" calcext:value-type="float">
            <text:p>-100.05539703369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9.6048" calcext:value-type="float">
            <text:p>1639747629.6048</text:p>
          </table:table-cell>
          <table:table-cell office:value-type="float" office:value="194.040542602539" calcext:value-type="float">
            <text:p>194.040542602539</text:p>
          </table:table-cell>
          <table:table-cell office:value-type="float" office:value="0.000330442824633792" calcext:value-type="float">
            <text:p>0.000330442824634</text:p>
          </table:table-cell>
          <table:table-cell office:value-type="float" office:value="-0.000205815420486033" calcext:value-type="float">
            <text:p>-0.000205815420486</text:p>
          </table:table-cell>
          <table:table-cell office:value-type="float" office:value="0.000268002389930189" calcext:value-type="float">
            <text:p>0.00026800238993</text:p>
          </table:table-cell>
          <table:table-cell office:value-type="float" office:value="0.0000155908237502445" calcext:value-type="float">
            <text:p>1.5590823750244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18797994218767" calcext:value-type="float">
            <text:p>0.00011879799421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725486755371" calcext:value-type="float">
            <text:p>-51.7725486755371</text:p>
          </table:table-cell>
          <table:table-cell office:value-type="float" office:value="-96.7600402832031" calcext:value-type="float">
            <text:p>-96.760040283203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9939846242778" calcext:value-type="float">
            <text:p>0.000199398462428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38200378418" calcext:value-type="float">
            <text:p>-47.038200378418</text:p>
          </table:table-cell>
          <table:table-cell office:value-type="float" office:value="-96.5012359619141" calcext:value-type="float">
            <text:p>-96.501235961914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08220454119146" calcext:value-type="float">
            <text:p>0.00040822045411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651000976562" calcext:value-type="float">
            <text:p>-51.1651000976562</text:p>
          </table:table-cell>
          <table:table-cell office:value-type="float" office:value="-94.4118194580078" calcext:value-type="float">
            <text:p>-94.411819458007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50072625931352" calcext:value-type="float">
            <text:p>0.000250072625931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7669105529785" calcext:value-type="float">
            <text:p>-51.7669105529785</text:p>
          </table:table-cell>
          <table:table-cell office:value-type="float" office:value="-98.0327682495117" calcext:value-type="float">
            <text:p>-98.032768249511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29.84485" calcext:value-type="float">
            <text:p>1639747629.84485</text:p>
          </table:table-cell>
          <table:table-cell office:value-type="float" office:value="200.733184814453" calcext:value-type="float">
            <text:p>200.733184814453</text:p>
          </table:table-cell>
          <table:table-cell office:value-type="float" office:value="0.00000956579970079474" calcext:value-type="float">
            <text:p>9.56579970079474E-06</text:p>
          </table:table-cell>
          <table:table-cell office:value-type="float" office:value="-0.0000331534938595723" calcext:value-type="float">
            <text:p>-3.31534938595723E-05</text:p>
          </table:table-cell>
          <table:table-cell office:value-type="float" office:value="0.000190535778529011" calcext:value-type="float">
            <text:p>0.000190535778529</text:p>
          </table:table-cell>
          <table:table-cell office:value-type="float" office:value="0.000013516731087293" calcext:value-type="float">
            <text:p>1.351673108729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67215737747028" calcext:value-type="float">
            <text:p>0.00016721573774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162322998047" calcext:value-type="float">
            <text:p>-51.7162322998047</text:p>
          </table:table-cell>
          <table:table-cell office:value-type="float" office:value="-98.9649658203125" calcext:value-type="float">
            <text:p>-98.96496582031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80279777850956" calcext:value-type="float">
            <text:p>0.00018027977785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605430603027" calcext:value-type="float">
            <text:p>-47.0605430603027</text:p>
          </table:table-cell>
          <table:table-cell office:value-type="float" office:value="-98.7187423706055" calcext:value-type="float">
            <text:p>-98.71874237060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90628343261778" calcext:value-type="float">
            <text:p>0.00019062834326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68019104004" calcext:value-type="float">
            <text:p>-51.1868019104004</text:p>
          </table:table-cell>
          <table:table-cell office:value-type="float" office:value="-97.7494812011719" calcext:value-type="float">
            <text:p>-97.74948120117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62740238010883" calcext:value-type="float">
            <text:p>0.000162740238011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7380485534668" calcext:value-type="float">
            <text:p>-51.7380485534668</text:p>
          </table:table-cell>
          <table:table-cell office:value-type="float" office:value="-99.2205581665039" calcext:value-type="float">
            <text:p>-99.220558166503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0.08274" calcext:value-type="float">
            <text:p>1639747630.08274</text:p>
          </table:table-cell>
          <table:table-cell office:value-type="float" office:value="186.860565185547" calcext:value-type="float">
            <text:p>186.860565185547</text:p>
          </table:table-cell>
          <table:table-cell office:value-type="float" office:value="-0.000192518215044402" calcext:value-type="float">
            <text:p>-0.000192518215044</text:p>
          </table:table-cell>
          <table:table-cell office:value-type="float" office:value="0.000121350443805568" calcext:value-type="float">
            <text:p>0.000121350443806</text:p>
          </table:table-cell>
          <table:table-cell office:value-type="float" office:value="-0.000158157839905471" calcext:value-type="float">
            <text:p>-0.000158157839905</text:p>
          </table:table-cell>
          <table:table-cell office:value-type="float" office:value="0.0000217299930227455" calcext:value-type="float">
            <text:p>2.1729993022745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0722324330126867" calcext:value-type="float">
            <text:p>-7.22324330126867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812995910645" calcext:value-type="float">
            <text:p>-51.7812995910645</text:p>
          </table:table-cell>
          <table:table-cell office:value-type="float" office:value="-99.6258316040039" calcext:value-type="float">
            <text:p>-99.625831604003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545609582331963" calcext:value-type="float">
            <text:p>-5.45609582331963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381355285645" calcext:value-type="float">
            <text:p>-47.0381355285645</text:p>
          </table:table-cell>
          <table:table-cell office:value-type="float" office:value="-101.385040283203" calcext:value-type="float">
            <text:p>-101.38504028320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4274445604533" calcext:value-type="float">
            <text:p>-0.00024274445604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910591125488" calcext:value-type="float">
            <text:p>-51.1910591125488</text:p>
          </table:table-cell>
          <table:table-cell office:value-type="float" office:value="-99.4008255004883" calcext:value-type="float">
            <text:p>-99.400825500488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130195578094572" calcext:value-type="float">
            <text:p>-0.00013019557809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7666702270508" calcext:value-type="float">
            <text:p>-51.7666702270508</text:p>
          </table:table-cell>
          <table:table-cell office:value-type="float" office:value="-98.9997024536133" calcext:value-type="float">
            <text:p>-98.999702453613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0.20127" calcext:value-type="float">
            <text:p>1639747630.20127</text:p>
          </table:table-cell>
          <table:table-cell office:value-type="float" office:value="194.07487487793" calcext:value-type="float">
            <text:p>194.07487487793</text:p>
          </table:table-cell>
          <table:table-cell office:value-type="float" office:value="0.0000937404111027718" calcext:value-type="float">
            <text:p>9.37404111027718E-05</text:p>
          </table:table-cell>
          <table:table-cell office:value-type="float" office:value="-0.000123318590340205" calcext:value-type="float">
            <text:p>-0.00012331859034</text:p>
          </table:table-cell>
          <table:table-cell office:value-type="float" office:value="-0.000335428019752726" calcext:value-type="float">
            <text:p>-0.000335428019753</text:p>
          </table:table-cell>
          <table:table-cell office:value-type="float" office:value="0.0000140907231980236" calcext:value-type="float">
            <text:p>1.40907231980236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375659787096083" calcext:value-type="float">
            <text:p>-0.00037565978709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8413925170898" calcext:value-type="float">
            <text:p>-51.8413925170898</text:p>
          </table:table-cell>
          <table:table-cell office:value-type="float" office:value="-98.0519409179687" calcext:value-type="float">
            <text:p>-98.051940917968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96799640636891" calcext:value-type="float">
            <text:p>-0.00029679964063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334892272949" calcext:value-type="float">
            <text:p>-47.0334892272949</text:p>
          </table:table-cell>
          <table:table-cell office:value-type="float" office:value="-97.0182952880859" calcext:value-type="float">
            <text:p>-97.018295288085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5992002338171" calcext:value-type="float">
            <text:p>-0.00025992002338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615257263184" calcext:value-type="float">
            <text:p>-51.1615257263184</text:p>
          </table:table-cell>
          <table:table-cell office:value-type="float" office:value="-96.3040161132813" calcext:value-type="float">
            <text:p>-96.304016113281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02783737424761" calcext:value-type="float">
            <text:p>-0.00030278373742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7747993469238" calcext:value-type="float">
            <text:p>-51.7747993469238</text:p>
          </table:table-cell>
          <table:table-cell office:value-type="float" office:value="-97.6493148803711" calcext:value-type="float">
            <text:p>-97.649314880371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0.44252" calcext:value-type="float">
            <text:p>1639747630.44252</text:p>
          </table:table-cell>
          <table:table-cell office:value-type="float" office:value="189.399719238281" calcext:value-type="float">
            <text:p>189.399719238281</text:p>
          </table:table-cell>
          <table:table-cell office:value-type="float" office:value="0.000541040615644306" calcext:value-type="float">
            <text:p>0.000541040615644</text:p>
          </table:table-cell>
          <table:table-cell office:value-type="float" office:value="-0.000401444965973496" calcext:value-type="float">
            <text:p>-0.000401444965973</text:p>
          </table:table-cell>
          <table:table-cell office:value-type="float" office:value="-0.0000632189185125753" calcext:value-type="float">
            <text:p>-6.32189185125753E-05</text:p>
          </table:table-cell>
          <table:table-cell office:value-type="float" office:value="0.0000214796964428388" calcext:value-type="float">
            <text:p>2.14796964428388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284924346487969" calcext:value-type="float">
            <text:p>-0.000284924346488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833213806152" calcext:value-type="float">
            <text:p>-51.7833213806152</text:p>
          </table:table-cell>
          <table:table-cell office:value-type="float" office:value="-98.4006729125977" calcext:value-type="float">
            <text:p>-98.40067291259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175617809873074" calcext:value-type="float">
            <text:p>-0.00017561780987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324363708496" calcext:value-type="float">
            <text:p>-47.0324363708496</text:p>
          </table:table-cell>
          <table:table-cell office:value-type="float" office:value="-98.379150390625" calcext:value-type="float">
            <text:p>-98.3791503906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32606544159353" calcext:value-type="float">
            <text:p>0.00023260654415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09780883789" calcext:value-type="float">
            <text:p>-51.1509780883789</text:p>
          </table:table-cell>
          <table:table-cell office:value-type="float" office:value="-97.34765625" calcext:value-type="float">
            <text:p>-97.347656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778552494011819" calcext:value-type="float">
            <text:p>-7.78552494011819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7034530639648" calcext:value-type="float">
            <text:p>-51.7034530639648</text:p>
          </table:table-cell>
          <table:table-cell office:value-type="float" office:value="-98.7858200073242" calcext:value-type="float">
            <text:p>-98.785820007324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0.56258" calcext:value-type="float">
            <text:p>1639747630.56258</text:p>
          </table:table-cell>
          <table:table-cell office:value-type="float" office:value="188.135147094727" calcext:value-type="float">
            <text:p>188.135147094727</text:p>
          </table:table-cell>
          <table:table-cell office:value-type="float" office:value="0.00018192405696027" calcext:value-type="float">
            <text:p>0.00018192405696</text:p>
          </table:table-cell>
          <table:table-cell office:value-type="float" office:value="-0.000389590510167181" calcext:value-type="float">
            <text:p>-0.000389590510167</text:p>
          </table:table-cell>
          <table:table-cell office:value-type="float" office:value="0.000301923049846664" calcext:value-type="float">
            <text:p>0.000301923049847</text:p>
          </table:table-cell>
          <table:table-cell office:value-type="float" office:value="0.0000163129880093038" calcext:value-type="float">
            <text:p>1.63129880093038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07820640550926" calcext:value-type="float">
            <text:p>0.000107820640551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001853942871" calcext:value-type="float">
            <text:p>-51.6001853942871</text:p>
          </table:table-cell>
          <table:table-cell office:value-type="float" office:value="-97.7717971801758" calcext:value-type="float">
            <text:p>-97.771797180175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351974100340158" calcext:value-type="float">
            <text:p>0.0003519741003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297431945801" calcext:value-type="float">
            <text:p>-47.0297431945801</text:p>
          </table:table-cell>
          <table:table-cell office:value-type="float" office:value="-97.8837738037109" calcext:value-type="float">
            <text:p>-97.88377380371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22267301473767" calcext:value-type="float">
            <text:p>0.00042226730147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947860717774" calcext:value-type="float">
            <text:p>-51.1947860717774</text:p>
          </table:table-cell>
          <table:table-cell office:value-type="float" office:value="-97.8652877807617" calcext:value-type="float">
            <text:p>-97.8652877807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52822530455887" calcext:value-type="float">
            <text:p>0.00025282253045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6690139770508" calcext:value-type="float">
            <text:p>-51.6690139770508</text:p>
          </table:table-cell>
          <table:table-cell office:value-type="float" office:value="-98.7727127075195" calcext:value-type="float">
            <text:p>-98.772712707519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0.802" calcext:value-type="float">
            <text:p>1639747630.802</text:p>
          </table:table-cell>
          <table:table-cell office:value-type="float" office:value="192.787414550781" calcext:value-type="float">
            <text:p>192.787414550781</text:p>
          </table:table-cell>
          <table:table-cell office:value-type="float" office:value="0.0000481245515402406" calcext:value-type="float">
            <text:p>4.81245515402406E-05</text:p>
          </table:table-cell>
          <table:table-cell office:value-type="float" office:value="-0.0000139542589749908" calcext:value-type="float">
            <text:p>-1.39542589749908E-05</text:p>
          </table:table-cell>
          <table:table-cell office:value-type="float" office:value="0.000228636243264191" calcext:value-type="float">
            <text:p>0.000228636243264</text:p>
          </table:table-cell>
          <table:table-cell office:value-type="float" office:value="0.0000229085726459743" calcext:value-type="float">
            <text:p>2.2908572645974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76536588696763" calcext:value-type="float">
            <text:p>0.00017653658869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200828552246" calcext:value-type="float">
            <text:p>-51.6200828552246</text:p>
          </table:table-cell>
          <table:table-cell office:value-type="float" office:value="-98.0170974731445" calcext:value-type="float">
            <text:p>-98.017097473144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331419898429885" calcext:value-type="float">
            <text:p>0.0003314198984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367698669434" calcext:value-type="float">
            <text:p>-47.0367698669434</text:p>
          </table:table-cell>
          <table:table-cell office:value-type="float" office:value="-97.2114791870117" calcext:value-type="float">
            <text:p>-97.211479187011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09921388886869" calcext:value-type="float">
            <text:p>0.000209921388887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128448486328" calcext:value-type="float">
            <text:p>-51.2128448486328</text:p>
          </table:table-cell>
          <table:table-cell office:value-type="float" office:value="-96.2941513061523" calcext:value-type="float">
            <text:p>-96.294151306152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61459819739684" calcext:value-type="float">
            <text:p>0.0002614598197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6602516174316" calcext:value-type="float">
            <text:p>-51.6602516174316</text:p>
          </table:table-cell>
          <table:table-cell office:value-type="float" office:value="-98.6201629638672" calcext:value-type="float">
            <text:p>-98.62016296386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1.04269" calcext:value-type="float">
            <text:p>1639747631.04269</text:p>
          </table:table-cell>
          <table:table-cell office:value-type="float" office:value="190.238952636719" calcext:value-type="float">
            <text:p>190.238952636719</text:p>
          </table:table-cell>
          <table:table-cell office:value-type="float" office:value="0.000408007152145729" calcext:value-type="float">
            <text:p>0.000408007152146</text:p>
          </table:table-cell>
          <table:table-cell office:value-type="float" office:value="-0.000113443071313668" calcext:value-type="float">
            <text:p>-0.000113443071314</text:p>
          </table:table-cell>
          <table:table-cell office:value-type="float" office:value="0.000183443640707992" calcext:value-type="float">
            <text:p>0.000183443640708</text:p>
          </table:table-cell>
          <table:table-cell office:value-type="float" office:value="0.0000186194574780529" calcext:value-type="float">
            <text:p>1.86194574780529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0407866464229301" calcext:value-type="float">
            <text:p>4.07866464229301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7536315917969" calcext:value-type="float">
            <text:p>-51.7536315917969</text:p>
          </table:table-cell>
          <table:table-cell office:value-type="float" office:value="-100.174873352051" calcext:value-type="float">
            <text:p>-100.17487335205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63029961893335" calcext:value-type="float">
            <text:p>6.3029961893335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542869567871" calcext:value-type="float">
            <text:p>-47.0542869567871</text:p>
          </table:table-cell>
          <table:table-cell office:value-type="float" office:value="-100.825347900391" calcext:value-type="float">
            <text:p>-100.82534790039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327484798617661" calcext:value-type="float">
            <text:p>0.00032748479861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731414794922" calcext:value-type="float">
            <text:p>-51.1731414794922</text:p>
          </table:table-cell>
          <table:table-cell office:value-type="float" office:value="-99.7111282348633" calcext:value-type="float">
            <text:p>-99.711128234863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16449610888958" calcext:value-type="float">
            <text:p>0.000216449610889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628288269043" calcext:value-type="float">
            <text:p>-51.628288269043</text:p>
          </table:table-cell>
          <table:table-cell office:value-type="float" office:value="-100.003723144531" calcext:value-type="float">
            <text:p>-100.00372314453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1.16259" calcext:value-type="float">
            <text:p>1639747631.16259</text:p>
          </table:table-cell>
          <table:table-cell office:value-type="float" office:value="188.928131103516" calcext:value-type="float">
            <text:p>188.928131103516</text:p>
          </table:table-cell>
          <table:table-cell office:value-type="float" office:value="0.000361798476660624" calcext:value-type="float">
            <text:p>0.000361798476661</text:p>
          </table:table-cell>
          <table:table-cell office:value-type="float" office:value="-0.000220876216189936" calcext:value-type="float">
            <text:p>-0.00022087621619</text:p>
          </table:table-cell>
          <table:table-cell office:value-type="float" office:value="0.0000573113502468914" calcext:value-type="float">
            <text:p>5.73113502468914E-05</text:p>
          </table:table-cell>
          <table:table-cell office:value-type="float" office:value="0.0000222202124859905" calcext:value-type="float">
            <text:p>2.2220212485990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0926093343878165" calcext:value-type="float">
            <text:p>-9.26093343878165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90788269043" calcext:value-type="float">
            <text:p>-51.690788269043</text:p>
          </table:table-cell>
          <table:table-cell office:value-type="float" office:value="-99.7540588378906" calcext:value-type="float">
            <text:p>-99.754058837890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0478621223010123" calcext:value-type="float">
            <text:p>-4.78621223010123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827980041504" calcext:value-type="float">
            <text:p>-47.0827980041504</text:p>
          </table:table-cell>
          <table:table-cell office:value-type="float" office:value="-100.18871307373" calcext:value-type="float">
            <text:p>-100.1887130737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24439892917871" calcext:value-type="float">
            <text:p>0.00022443989291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821632385254" calcext:value-type="float">
            <text:p>-51.1821632385254</text:p>
          </table:table-cell>
          <table:table-cell office:value-type="float" office:value="-100.589599609375" calcext:value-type="float">
            <text:p>-100.58959960937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4971818998456" calcext:value-type="float">
            <text:p>4.971818998456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6039543151855" calcext:value-type="float">
            <text:p>-51.6039543151855</text:p>
          </table:table-cell>
          <table:table-cell office:value-type="float" office:value="-99.4821701049805" calcext:value-type="float">
            <text:p>-99.482170104980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1.4021" calcext:value-type="float">
            <text:p>1639747631.4021</text:p>
          </table:table-cell>
          <table:table-cell office:value-type="float" office:value="192.582122802734" calcext:value-type="float">
            <text:p>192.582122802734</text:p>
          </table:table-cell>
          <table:table-cell office:value-type="float" office:value="-0.000089658671640791" calcext:value-type="float">
            <text:p>-8.9658671640791E-05</text:p>
          </table:table-cell>
          <table:table-cell office:value-type="float" office:value="0.0000209237568924436" calcext:value-type="float">
            <text:p>2.09237568924436E-05</text:p>
          </table:table-cell>
          <table:table-cell office:value-type="float" office:value="-0.000397849973523989" calcext:value-type="float">
            <text:p>-0.000397849973524</text:p>
          </table:table-cell>
          <table:table-cell office:value-type="float" office:value="0.0000170205930771772" calcext:value-type="float">
            <text:p>1.70205930771772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-0.000345272390404716" calcext:value-type="float">
            <text:p>-0.0003452723904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908393859863" calcext:value-type="float">
            <text:p>-51.5908393859863</text:p>
          </table:table-cell>
          <table:table-cell office:value-type="float" office:value="-98.2998962402344" calcext:value-type="float">
            <text:p>-98.299896240234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3316551707685" calcext:value-type="float">
            <text:p>-0.000333165517077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6.6788177490234" calcext:value-type="float">
            <text:p>-46.6788177490234</text:p>
          </table:table-cell>
          <table:table-cell office:value-type="float" office:value="-98.3193511962891" calcext:value-type="float">
            <text:p>-98.319351196289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07619314501062" calcext:value-type="float">
            <text:p>-0.00040761931450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210273742676" calcext:value-type="float">
            <text:p>-51.2210273742676</text:p>
          </table:table-cell>
          <table:table-cell office:value-type="float" office:value="-97.0374374389649" calcext:value-type="float">
            <text:p>-97.037437438964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61834157956764" calcext:value-type="float">
            <text:p>-0.000361834157957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603687286377" calcext:value-type="float">
            <text:p>-51.603687286377</text:p>
          </table:table-cell>
          <table:table-cell office:value-type="float" office:value="-99.3891448974609" calcext:value-type="float">
            <text:p>-99.389144897460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1.52379" calcext:value-type="float">
            <text:p>1639747631.52379</text:p>
          </table:table-cell>
          <table:table-cell office:value-type="float" office:value="189.31770324707" calcext:value-type="float">
            <text:p>189.31770324707</text:p>
          </table:table-cell>
          <table:table-cell office:value-type="float" office:value="-0.000116358933155425" calcext:value-type="float">
            <text:p>-0.000116358933155</text:p>
          </table:table-cell>
          <table:table-cell office:value-type="float" office:value="0.000144413788802922" calcext:value-type="float">
            <text:p>0.000144413788803</text:p>
          </table:table-cell>
          <table:table-cell office:value-type="float" office:value="-0.000505371310282499" calcext:value-type="float">
            <text:p>-0.000505371310282</text:p>
          </table:table-cell>
          <table:table-cell office:value-type="float" office:value="0.0000174226279341383" calcext:value-type="float">
            <text:p>1.7422627934138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40706738946028" calcext:value-type="float">
            <text:p>-0.0004070673894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009864807129" calcext:value-type="float">
            <text:p>-51.6009864807129</text:p>
          </table:table-cell>
          <table:table-cell office:value-type="float" office:value="-99.0023651123047" calcext:value-type="float">
            <text:p>-99.002365112304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59033297374845" calcext:value-type="float">
            <text:p>-0.00045903329737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366363525391" calcext:value-type="float">
            <text:p>-47.0366363525391</text:p>
          </table:table-cell>
          <table:table-cell office:value-type="float" office:value="-98.7144470214844" calcext:value-type="float">
            <text:p>-98.714447021484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550704600755125" calcext:value-type="float">
            <text:p>-0.00055070460075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924552917481" calcext:value-type="float">
            <text:p>-51.1924552917481</text:p>
          </table:table-cell>
          <table:table-cell office:value-type="float" office:value="-97.2305603027344" calcext:value-type="float">
            <text:p>-97.230560302734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436693168012425" calcext:value-type="float">
            <text:p>-0.00043669316801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5805854797363" calcext:value-type="float">
            <text:p>-51.5805854797363</text:p>
          </table:table-cell>
          <table:table-cell office:value-type="float" office:value="-99.45654296875" calcext:value-type="float">
            <text:p>-99.456542968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1.77283" calcext:value-type="float">
            <text:p>1639747631.77283</text:p>
          </table:table-cell>
          <table:table-cell office:value-type="float" office:value="186.622146606445" calcext:value-type="float">
            <text:p>186.622146606445</text:p>
          </table:table-cell>
          <table:table-cell office:value-type="float" office:value="0.000191440660273656" calcext:value-type="float">
            <text:p>0.000191440660274</text:p>
          </table:table-cell>
          <table:table-cell office:value-type="float" office:value="-0.00035531583125703" calcext:value-type="float">
            <text:p>-0.000355315831257</text:p>
          </table:table-cell>
          <table:table-cell office:value-type="float" office:value="0.0000618969206698239" calcext:value-type="float">
            <text:p>6.18969206698239E-05</text:p>
          </table:table-cell>
          <table:table-cell office:value-type="float" office:value="0.0000180126971827121" calcext:value-type="float">
            <text:p>1.80126971827121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0141494567506" calcext:value-type="float">
            <text:p>-0.00010141494567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14860534668" calcext:value-type="float">
            <text:p>-51.614860534668</text:p>
          </table:table-cell>
          <table:table-cell office:value-type="float" office:value="-98.3151092529297" calcext:value-type="float">
            <text:p>-98.315109252929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1196854757145" calcext:value-type="float">
            <text:p>0.00011196854757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6.9854965209961" calcext:value-type="float">
            <text:p>-46.9854965209961</text:p>
          </table:table-cell>
          <table:table-cell office:value-type="float" office:value="-98.1085433959961" calcext:value-type="float">
            <text:p>-98.108543395996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92617299035192" calcext:value-type="float">
            <text:p>0.00019261729903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1560668945313" calcext:value-type="float">
            <text:p>-51.1560668945313</text:p>
          </table:table-cell>
          <table:table-cell office:value-type="float" office:value="-96.8991317749024" calcext:value-type="float">
            <text:p>-96.899131774902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332111376337707" calcext:value-type="float">
            <text:p>3.32111376337707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5478744506836" calcext:value-type="float">
            <text:p>-51.5478744506836</text:p>
          </table:table-cell>
          <table:table-cell office:value-type="float" office:value="-98.6046447753906" calcext:value-type="float">
            <text:p>-98.60464477539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1.89254" calcext:value-type="float">
            <text:p>1639747631.89254</text:p>
          </table:table-cell>
          <table:table-cell office:value-type="float" office:value="195.307022094727" calcext:value-type="float">
            <text:p>195.307022094727</text:p>
          </table:table-cell>
          <table:table-cell office:value-type="float" office:value="0.000317916856147349" calcext:value-type="float">
            <text:p>0.000317916856147</text:p>
          </table:table-cell>
          <table:table-cell office:value-type="float" office:value="-0.000534814607817679" calcext:value-type="float">
            <text:p>-0.000534814607818</text:p>
          </table:table-cell>
          <table:table-cell office:value-type="float" office:value="0.000802581431344152" calcext:value-type="float">
            <text:p>0.000802581431344</text:p>
          </table:table-cell>
          <table:table-cell office:value-type="float" office:value="0.000021279045540723" calcext:value-type="float">
            <text:p>2.127904554072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487350509501994" calcext:value-type="float">
            <text:p>0.000487350509502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514755249023" calcext:value-type="float">
            <text:p>-51.5514755249023</text:p>
          </table:table-cell>
          <table:table-cell office:value-type="float" office:value="-98.5385284423828" calcext:value-type="float">
            <text:p>-98.538528442382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843833724502474" calcext:value-type="float">
            <text:p>0.000843833724502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158309936523" calcext:value-type="float">
            <text:p>-47.0158309936523</text:p>
          </table:table-cell>
          <table:table-cell office:value-type="float" office:value="-97.7953567504883" calcext:value-type="float">
            <text:p>-97.795356750488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950086279772222" calcext:value-type="float">
            <text:p>0.00095008627977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126388549805" calcext:value-type="float">
            <text:p>-51.2126388549805</text:p>
          </table:table-cell>
          <table:table-cell office:value-type="float" office:value="-96.2593536376953" calcext:value-type="float">
            <text:p>-96.259353637695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72493392508477" calcext:value-type="float">
            <text:p>0.00072493392508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5304069519043" calcext:value-type="float">
            <text:p>-51.5304069519043</text:p>
          </table:table-cell>
          <table:table-cell office:value-type="float" office:value="-98.1653518676758" calcext:value-type="float">
            <text:p>-98.165351867675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2.13585" calcext:value-type="float">
            <text:p>1639747632.13585</text:p>
          </table:table-cell>
          <table:table-cell office:value-type="float" office:value="184.926513671875" calcext:value-type="float">
            <text:p>184.926513671875</text:p>
          </table:table-cell>
          <table:table-cell office:value-type="float" office:value="-0.0000238853353948798" calcext:value-type="float">
            <text:p>-2.38853353948798E-05</text:p>
          </table:table-cell>
          <table:table-cell office:value-type="float" office:value="-0.00012376336962916" calcext:value-type="float">
            <text:p>-0.000123763369629</text:p>
          </table:table-cell>
          <table:table-cell office:value-type="float" office:value="0.000531132973264903" calcext:value-type="float">
            <text:p>0.000531132973265</text:p>
          </table:table-cell>
          <table:table-cell office:value-type="float" office:value="0.0000206491276912857" calcext:value-type="float">
            <text:p>2.06491276912857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443047727458179" calcext:value-type="float">
            <text:p>0.000443047727458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602645874023" calcext:value-type="float">
            <text:p>-51.5602645874023</text:p>
          </table:table-cell>
          <table:table-cell office:value-type="float" office:value="-99.3283538818359" calcext:value-type="float">
            <text:p>-99.328353881835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571917800698429" calcext:value-type="float">
            <text:p>0.000571917800698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149139404297" calcext:value-type="float">
            <text:p>-47.1149139404297</text:p>
          </table:table-cell>
          <table:table-cell office:value-type="float" office:value="-99.3892211914062" calcext:value-type="float">
            <text:p>-99.389221191406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91972081363201" calcext:value-type="float">
            <text:p>0.000491972081363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832412719727" calcext:value-type="float">
            <text:p>-51.2832412719727</text:p>
          </table:table-cell>
          <table:table-cell office:value-type="float" office:value="-97.7573318481445" calcext:value-type="float">
            <text:p>-97.75733184814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489893951453269" calcext:value-type="float">
            <text:p>0.000489893951453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531852722168" calcext:value-type="float">
            <text:p>-51.531852722168</text:p>
          </table:table-cell>
          <table:table-cell office:value-type="float" office:value="-99.7364501953125" calcext:value-type="float">
            <text:p>-99.7364501953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2.37392" calcext:value-type="float">
            <text:p>1639747632.37392</text:p>
          </table:table-cell>
          <table:table-cell office:value-type="float" office:value="201.07698059082" calcext:value-type="float">
            <text:p>201.07698059082</text:p>
          </table:table-cell>
          <table:table-cell office:value-type="float" office:value="-0.000122577112051658" calcext:value-type="float">
            <text:p>-0.000122577112052</text:p>
          </table:table-cell>
          <table:table-cell office:value-type="float" office:value="0.000397420109948143" calcext:value-type="float">
            <text:p>0.000397420109948</text:p>
          </table:table-cell>
          <table:table-cell office:value-type="float" office:value="-0.00078446080442518" calcext:value-type="float">
            <text:p>-0.000784460804425</text:p>
          </table:table-cell>
          <table:table-cell office:value-type="float" office:value="0.0000273026962531731" calcext:value-type="float">
            <text:p>2.73026962531731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555183622054756" calcext:value-type="float">
            <text:p>-0.00055518362205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612091064453" calcext:value-type="float">
            <text:p>-51.6612091064453</text:p>
          </table:table-cell>
          <table:table-cell office:value-type="float" office:value="-97.6284484863281" calcext:value-type="float">
            <text:p>-97.628448486328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979632255621254" calcext:value-type="float">
            <text:p>-0.00097963225562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350288391113" calcext:value-type="float">
            <text:p>-47.1350288391113</text:p>
          </table:table-cell>
          <table:table-cell office:value-type="float" office:value="-96.7040939331055" calcext:value-type="float">
            <text:p>-96.70409393310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839115469716489" calcext:value-type="float">
            <text:p>-0.00083911546971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793807983398" calcext:value-type="float">
            <text:p>-51.2793807983398</text:p>
          </table:table-cell>
          <table:table-cell office:value-type="float" office:value="-95.5603942871094" calcext:value-type="float">
            <text:p>-95.56039428710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686769257299602" calcext:value-type="float">
            <text:p>-0.0006867692573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5243835449219" calcext:value-type="float">
            <text:p>-51.5243835449219</text:p>
          </table:table-cell>
          <table:table-cell office:value-type="float" office:value="-97.4598541259766" calcext:value-type="float">
            <text:p>-97.45985412597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2.49364" calcext:value-type="float">
            <text:p>1639747632.49364</text:p>
          </table:table-cell>
          <table:table-cell office:value-type="float" office:value="188.940048217773" calcext:value-type="float">
            <text:p>188.940048217773</text:p>
          </table:table-cell>
          <table:table-cell office:value-type="float" office:value="-0.0000344581494573504" calcext:value-type="float">
            <text:p>-3.44581494573504E-05</text:p>
          </table:table-cell>
          <table:table-cell office:value-type="float" office:value="0.000131590306409635" calcext:value-type="float">
            <text:p>0.00013159030641</text:p>
          </table:table-cell>
          <table:table-cell office:value-type="float" office:value="-0.000973062473349273" calcext:value-type="float">
            <text:p>-0.000973062473349</text:p>
          </table:table-cell>
          <table:table-cell office:value-type="float" office:value="0.000022964419258642" calcext:value-type="float">
            <text:p>2.296441925864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836522318422794" calcext:value-type="float">
            <text:p>-0.00083652231842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961685180664" calcext:value-type="float">
            <text:p>-51.5961685180664</text:p>
          </table:table-cell>
          <table:table-cell office:value-type="float" office:value="-97.4568557739258" calcext:value-type="float">
            <text:p>-97.456855773925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975695089437068" calcext:value-type="float">
            <text:p>-0.00097569508943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6.995288848877" calcext:value-type="float">
            <text:p>-46.995288848877</text:p>
          </table:table-cell>
          <table:table-cell office:value-type="float" office:value="-97.5977172851563" calcext:value-type="float">
            <text:p>-97.597717285156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926035281736404" calcext:value-type="float">
            <text:p>-0.00092603528173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253799438477" calcext:value-type="float">
            <text:p>-51.2253799438477</text:p>
          </table:table-cell>
          <table:table-cell office:value-type="float" office:value="-96.3126678466797" calcext:value-type="float">
            <text:p>-96.312667846679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901172636076808" calcext:value-type="float">
            <text:p>-0.000901172636077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5066757202149" calcext:value-type="float">
            <text:p>-51.5066757202149</text:p>
          </table:table-cell>
          <table:table-cell office:value-type="float" office:value="-97.8293151855469" calcext:value-type="float">
            <text:p>-97.829315185546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2.73346" calcext:value-type="float">
            <text:p>1639747632.73346</text:p>
          </table:table-cell>
          <table:table-cell office:value-type="float" office:value="200.092315673828" calcext:value-type="float">
            <text:p>200.092315673828</text:p>
          </table:table-cell>
          <table:table-cell office:value-type="float" office:value="0.0000238277880271198" calcext:value-type="float">
            <text:p>2.38277880271198E-05</text:p>
          </table:table-cell>
          <table:table-cell office:value-type="float" office:value="-0.000336967728799209" calcext:value-type="float">
            <text:p>-0.000336967728799</text:p>
          </table:table-cell>
          <table:table-cell office:value-type="float" office:value="0.000355875788955018" calcext:value-type="float">
            <text:p>0.000355875788955</text:p>
          </table:table-cell>
          <table:table-cell office:value-type="float" office:value="0.00002399112781859" calcext:value-type="float">
            <text:p>2.399112781859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98495021322742" calcext:value-type="float">
            <text:p>0.00019849502132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4927749633789" calcext:value-type="float">
            <text:p>-51.4927749633789</text:p>
          </table:table-cell>
          <table:table-cell office:value-type="float" office:value="-99.0548095703125" calcext:value-type="float">
            <text:p>-99.05480957031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90470440126956" calcext:value-type="float">
            <text:p>0.00049047044012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6.9344902038574" calcext:value-type="float">
            <text:p>-46.9344902038574</text:p>
          </table:table-cell>
          <table:table-cell office:value-type="float" office:value="-99.6914138793945" calcext:value-type="float">
            <text:p>-99.6914138793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395770068280399" calcext:value-type="float">
            <text:p>0.0003957700682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200736999512" calcext:value-type="float">
            <text:p>-51.2200736999512</text:p>
          </table:table-cell>
          <table:table-cell office:value-type="float" office:value="-99.1209030151367" calcext:value-type="float">
            <text:p>-99.120903015136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98584112897515" calcext:value-type="float">
            <text:p>0.000298584112898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766731262207" calcext:value-type="float">
            <text:p>-51.4766731262207</text:p>
          </table:table-cell>
          <table:table-cell office:value-type="float" office:value="-99.48388671875" calcext:value-type="float">
            <text:p>-99.483886718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2.85431" calcext:value-type="float">
            <text:p>1639747632.85431</text:p>
          </table:table-cell>
          <table:table-cell office:value-type="float" office:value="193.054672241211" calcext:value-type="float">
            <text:p>193.054672241211</text:p>
          </table:table-cell>
          <table:table-cell office:value-type="float" office:value="0.000349687383277342" calcext:value-type="float">
            <text:p>0.000349687383277</text:p>
          </table:table-cell>
          <table:table-cell office:value-type="float" office:value="-0.000493350555188954" calcext:value-type="float">
            <text:p>-0.000493350555189</text:p>
          </table:table-cell>
          <table:table-cell office:value-type="float" office:value="0.000977860880084336" calcext:value-type="float">
            <text:p>0.000977860880084</text:p>
          </table:table-cell>
          <table:table-cell office:value-type="float" office:value="0.0000171273131854832" calcext:value-type="float">
            <text:p>1.7127313185483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665607629343867" calcext:value-type="float">
            <text:p>0.00066560762934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442504882813" calcext:value-type="float">
            <text:p>-51.5442504882813</text:p>
          </table:table-cell>
          <table:table-cell office:value-type="float" office:value="-99.5442886352539" calcext:value-type="float">
            <text:p>-99.544288635253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955983123276383" calcext:value-type="float">
            <text:p>0.000955983123276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6.9953079223633" calcext:value-type="float">
            <text:p>-46.9953079223633</text:p>
          </table:table-cell>
          <table:table-cell office:value-type="float" office:value="-100.74348449707" calcext:value-type="float">
            <text:p>-100.7434844970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112196255940944" calcext:value-type="float">
            <text:p>0.00112196255940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60066986084" calcext:value-type="float">
            <text:p>-51.260066986084</text:p>
          </table:table-cell>
          <table:table-cell office:value-type="float" office:value="-99.1613311767578" calcext:value-type="float">
            <text:p>-99.161331176757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887757109012455" calcext:value-type="float">
            <text:p>0.00088775710901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676818847656" calcext:value-type="float">
            <text:p>-51.4676818847656</text:p>
          </table:table-cell>
          <table:table-cell office:value-type="float" office:value="-99.269401550293" calcext:value-type="float">
            <text:p>-99.26940155029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3.09318" calcext:value-type="float">
            <text:p>1639747633.09318</text:p>
          </table:table-cell>
          <table:table-cell office:value-type="float" office:value="186.336044311523" calcext:value-type="float">
            <text:p>186.336044311523</text:p>
          </table:table-cell>
          <table:table-cell office:value-type="float" office:value="0.000218972563743591" calcext:value-type="float">
            <text:p>0.000218972563744</text:p>
          </table:table-cell>
          <table:table-cell office:value-type="float" office:value="-0.000120091171993408" calcext:value-type="float">
            <text:p>-0.000120091171993</text:p>
          </table:table-cell>
          <table:table-cell office:value-type="float" office:value="0.000177789988811128" calcext:value-type="float">
            <text:p>0.000177789988811</text:p>
          </table:table-cell>
          <table:table-cell office:value-type="float" office:value="0.0000168783317349153" calcext:value-type="float">
            <text:p>1.6878331734915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0884761102497578" calcext:value-type="float">
            <text:p>8.84761102497578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181488037109" calcext:value-type="float">
            <text:p>-51.6181488037109</text:p>
          </table:table-cell>
          <table:table-cell office:value-type="float" office:value="-99.8718643188477" calcext:value-type="float">
            <text:p>-99.87186431884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120466167572886" calcext:value-type="float">
            <text:p>0.00012046616757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039161682129" calcext:value-type="float">
            <text:p>-47.1039161682129</text:p>
          </table:table-cell>
          <table:table-cell office:value-type="float" office:value="-100.797843933105" calcext:value-type="float">
            <text:p>-100.7978439331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77713406831026" calcext:value-type="float">
            <text:p>0.00027771340683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553466796875" calcext:value-type="float">
            <text:p>-51.3553466796875</text:p>
          </table:table-cell>
          <table:table-cell office:value-type="float" office:value="-100.327346801758" calcext:value-type="float">
            <text:p>-100.32734680175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56979425810277" calcext:value-type="float">
            <text:p>0.00015697942581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882049560547" calcext:value-type="float">
            <text:p>-51.4882049560547</text:p>
          </table:table-cell>
          <table:table-cell office:value-type="float" office:value="-99.7097320556641" calcext:value-type="float">
            <text:p>-99.709732055664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3.34342" calcext:value-type="float">
            <text:p>1639747633.34342</text:p>
          </table:table-cell>
          <table:table-cell office:value-type="float" office:value="194.413177490234" calcext:value-type="float">
            <text:p>194.413177490234</text:p>
          </table:table-cell>
          <table:table-cell office:value-type="float" office:value="-0.000174825399881229" calcext:value-type="float">
            <text:p>-0.000174825399881</text:p>
          </table:table-cell>
          <table:table-cell office:value-type="float" office:value="0.000297714868793264" calcext:value-type="float">
            <text:p>0.000297714868793</text:p>
          </table:table-cell>
          <table:table-cell office:value-type="float" office:value="-0.000804308569058776" calcext:value-type="float">
            <text:p>-0.000804308569059</text:p>
          </table:table-cell>
          <table:table-cell office:value-type="float" office:value="0.0000164381708600558" calcext:value-type="float">
            <text:p>1.64381708600558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605695066042244" calcext:value-type="float">
            <text:p>-0.000605695066042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038208007813" calcext:value-type="float">
            <text:p>-51.6038208007813</text:p>
          </table:table-cell>
          <table:table-cell office:value-type="float" office:value="-98.9699859619141" calcext:value-type="float">
            <text:p>-98.969985961914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786267803050577" calcext:value-type="float">
            <text:p>-0.00078626780305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046905517578" calcext:value-type="float">
            <text:p>-47.1046905517578</text:p>
          </table:table-cell>
          <table:table-cell office:value-type="float" office:value="-98.9060440063477" calcext:value-type="float">
            <text:p>-98.906044006347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863521243445575" calcext:value-type="float">
            <text:p>-0.00086352124344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82682800293" calcext:value-type="float">
            <text:p>-51.382682800293</text:p>
          </table:table-cell>
          <table:table-cell office:value-type="float" office:value="-97.5049438476563" calcext:value-type="float">
            <text:p>-97.504943847656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725855526980013" calcext:value-type="float">
            <text:p>-0.00072585552698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883918762207" calcext:value-type="float">
            <text:p>-51.4883918762207</text:p>
          </table:table-cell>
          <table:table-cell office:value-type="float" office:value="-98.6235046386719" calcext:value-type="float">
            <text:p>-98.623504638671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3.46455" calcext:value-type="float">
            <text:p>1639747633.46455</text:p>
          </table:table-cell>
          <table:table-cell office:value-type="float" office:value="199.344161987305" calcext:value-type="float">
            <text:p>199.344161987305</text:p>
          </table:table-cell>
          <table:table-cell office:value-type="float" office:value="0.0000336922057613265" calcext:value-type="float">
            <text:p>3.36922057613265E-05</text:p>
          </table:table-cell>
          <table:table-cell office:value-type="float" office:value="0.000308968679746613" calcext:value-type="float">
            <text:p>0.000308968679747</text:p>
          </table:table-cell>
          <table:table-cell office:value-type="float" office:value="-0.000681743025779724" calcext:value-type="float">
            <text:p>-0.00068174302578</text:p>
          </table:table-cell>
          <table:table-cell office:value-type="float" office:value="0.0000171044011949562" calcext:value-type="float">
            <text:p>1.7104401194956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540506327524781" calcext:value-type="float">
            <text:p>-0.00054050632752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502433776855" calcext:value-type="float">
            <text:p>-51.5502433776855</text:p>
          </table:table-cell>
          <table:table-cell office:value-type="float" office:value="-98.7364730834961" calcext:value-type="float">
            <text:p>-98.736473083496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734888890292496" calcext:value-type="float">
            <text:p>-0.000734888890292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6.9954681396484" calcext:value-type="float">
            <text:p>-46.9954681396484</text:p>
          </table:table-cell>
          <table:table-cell office:value-type="float" office:value="-98.858268737793" calcext:value-type="float">
            <text:p>-98.85826873779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687388761434704" calcext:value-type="float">
            <text:p>-0.00068738876143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149490356445" calcext:value-type="float">
            <text:p>-51.3149490356445</text:p>
          </table:table-cell>
          <table:table-cell office:value-type="float" office:value="-98.3616638183594" calcext:value-type="float">
            <text:p>-98.36166381835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560903165023774" calcext:value-type="float">
            <text:p>-0.00056090316502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685707092285" calcext:value-type="float">
            <text:p>-51.4685707092285</text:p>
          </table:table-cell>
          <table:table-cell office:value-type="float" office:value="-99.4396820068359" calcext:value-type="float">
            <text:p>-99.439682006835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3.70396" calcext:value-type="float">
            <text:p>1639747633.70396</text:p>
          </table:table-cell>
          <table:table-cell office:value-type="float" office:value="188.92121887207" calcext:value-type="float">
            <text:p>188.92121887207</text:p>
          </table:table-cell>
          <table:table-cell office:value-type="float" office:value="0.000314312463160604" calcext:value-type="float">
            <text:p>0.000314312463161</text:p>
          </table:table-cell>
          <table:table-cell office:value-type="float" office:value="-0.000469697581138462" calcext:value-type="float">
            <text:p>-0.000469697581138</text:p>
          </table:table-cell>
          <table:table-cell office:value-type="float" office:value="0.000527366704773158" calcext:value-type="float">
            <text:p>0.000527366704773</text:p>
          </table:table-cell>
          <table:table-cell office:value-type="float" office:value="0.0000176720423041843" calcext:value-type="float">
            <text:p>1.7672042304184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259253894910216" calcext:value-type="float">
            <text:p>0.00025925389491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340766906738" calcext:value-type="float">
            <text:p>-51.5340766906738</text:p>
          </table:table-cell>
          <table:table-cell office:value-type="float" office:value="-100.034782409668" calcext:value-type="float">
            <text:p>-100.03478240966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541575369425118" calcext:value-type="float">
            <text:p>0.00054157536942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6.9508056640625" calcext:value-type="float">
            <text:p>-46.9508056640625</text:p>
          </table:table-cell>
          <table:table-cell office:value-type="float" office:value="-101.28929901123" calcext:value-type="float">
            <text:p>-101.2892990112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68378500873223" calcext:value-type="float">
            <text:p>0.00068378500873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2666168212891" calcext:value-type="float">
            <text:p>-51.2666168212891</text:p>
          </table:table-cell>
          <table:table-cell office:value-type="float" office:value="-100.347991943359" calcext:value-type="float">
            <text:p>-100.34799194335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470445491373539" calcext:value-type="float">
            <text:p>0.00047044549137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427070617676" calcext:value-type="float">
            <text:p>-51.4427070617676</text:p>
          </table:table-cell>
          <table:table-cell office:value-type="float" office:value="-98.9769515991211" calcext:value-type="float">
            <text:p>-98.976951599121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3.82424" calcext:value-type="float">
            <text:p>1639747633.82424</text:p>
          </table:table-cell>
          <table:table-cell office:value-type="float" office:value="192.259307861328" calcext:value-type="float">
            <text:p>192.259307861328</text:p>
          </table:table-cell>
          <table:table-cell office:value-type="float" office:value="0.000474385102279484" calcext:value-type="float">
            <text:p>0.000474385102279</text:p>
          </table:table-cell>
          <table:table-cell office:value-type="float" office:value="-0.0007260178681463" calcext:value-type="float">
            <text:p>-0.000726017868146</text:p>
          </table:table-cell>
          <table:table-cell office:value-type="float" office:value="0.000802924681920558" calcext:value-type="float">
            <text:p>0.000802924681921</text:p>
          </table:table-cell>
          <table:table-cell office:value-type="float" office:value="0.000016257397874142" calcext:value-type="float">
            <text:p>1.625739787414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40975323645398" calcext:value-type="float">
            <text:p>0.00040975323645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695266723633" calcext:value-type="float">
            <text:p>-51.5695266723633</text:p>
          </table:table-cell>
          <table:table-cell office:value-type="float" office:value="-96.8915176391602" calcext:value-type="float">
            <text:p>-96.891517639160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818644883111119" calcext:value-type="float">
            <text:p>0.00081864488311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061107635498" calcext:value-type="float">
            <text:p>-47.061107635498</text:p>
          </table:table-cell>
          <table:table-cell office:value-type="float" office:value="-96.8941421508789" calcext:value-type="float">
            <text:p>-96.894142150878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106032472103834" calcext:value-type="float">
            <text:p>0.00106032472103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37085723877" calcext:value-type="float">
            <text:p>-51.337085723877</text:p>
          </table:table-cell>
          <table:table-cell office:value-type="float" office:value="-95.916618347168" calcext:value-type="float">
            <text:p>-95.91661834716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69204461760819" calcext:value-type="float">
            <text:p>0.000692044617608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206047058106" calcext:value-type="float">
            <text:p>-51.4206047058106</text:p>
          </table:table-cell>
          <table:table-cell office:value-type="float" office:value="-98.7194061279297" calcext:value-type="float">
            <text:p>-98.719406127929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4.06706" calcext:value-type="float">
            <text:p>1639747634.06706</text:p>
          </table:table-cell>
          <table:table-cell office:value-type="float" office:value="196.60758972168" calcext:value-type="float">
            <text:p>196.60758972168</text:p>
          </table:table-cell>
          <table:table-cell office:value-type="float" office:value="0.000165759498486295" calcext:value-type="float">
            <text:p>0.000165759498486</text:p>
          </table:table-cell>
          <table:table-cell office:value-type="float" office:value="-0.000377433054381981" calcext:value-type="float">
            <text:p>-0.000377433054382</text:p>
          </table:table-cell>
          <table:table-cell office:value-type="float" office:value="-0.000001328963890046" calcext:value-type="float">
            <text:p>-1.328963890046E-06</text:p>
          </table:table-cell>
          <table:table-cell office:value-type="float" office:value="0.0000170913117472082" calcext:value-type="float">
            <text:p>1.7091311747208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159196570166387" calcext:value-type="float">
            <text:p>-0.00015919657016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936737060547" calcext:value-type="float">
            <text:p>-51.5936737060547</text:p>
          </table:table-cell>
          <table:table-cell office:value-type="float" office:value="-99.0768280029297" calcext:value-type="float">
            <text:p>-99.076828002929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719020026735961" calcext:value-type="float">
            <text:p>7.19020026735961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2167739868164" calcext:value-type="float">
            <text:p>-47.2167739868164</text:p>
          </table:table-cell>
          <table:table-cell office:value-type="float" office:value="-98.1326599121094" calcext:value-type="float">
            <text:p>-98.13265991210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12710434384644" calcext:value-type="float">
            <text:p>0.00012710434384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316711425781" calcext:value-type="float">
            <text:p>-51.4316711425781</text:p>
          </table:table-cell>
          <table:table-cell office:value-type="float" office:value="-96.9374847412109" calcext:value-type="float">
            <text:p>-96.937484741210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34767494071275" calcext:value-type="float">
            <text:p>-3.4767494071275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4250946044922" calcext:value-type="float">
            <text:p>-51.4250946044922</text:p>
          </table:table-cell>
          <table:table-cell office:value-type="float" office:value="-98.6833648681641" calcext:value-type="float">
            <text:p>-98.683364868164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4.30339" calcext:value-type="float">
            <text:p>1639747634.30339</text:p>
          </table:table-cell>
          <table:table-cell office:value-type="float" office:value="203.865524291992" calcext:value-type="float">
            <text:p>203.865524291992</text:p>
          </table:table-cell>
          <table:table-cell office:value-type="float" office:value="-0.0000767799137975089" calcext:value-type="float">
            <text:p>-7.67799137975089E-05</text:p>
          </table:table-cell>
          <table:table-cell office:value-type="float" office:value="0.000238588370848447" calcext:value-type="float">
            <text:p>0.000238588370848</text:p>
          </table:table-cell>
          <table:table-cell office:value-type="float" office:value="-0.000550924334675074" calcext:value-type="float">
            <text:p>-0.000550924334675</text:p>
          </table:table-cell>
          <table:table-cell office:value-type="float" office:value="0.0000129487843878451" calcext:value-type="float">
            <text:p>1.29487843878451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421361124608666" calcext:value-type="float">
            <text:p>-0.00042136112460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839309692383" calcext:value-type="float">
            <text:p>-51.5839309692383</text:p>
          </table:table-cell>
          <table:table-cell office:value-type="float" office:value="-100.496315002441" calcext:value-type="float">
            <text:p>-100.49631500244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55476842680946" calcext:value-type="float">
            <text:p>-0.00055476842680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2533760070801" calcext:value-type="float">
            <text:p>-47.2533760070801</text:p>
          </table:table-cell>
          <table:table-cell office:value-type="float" office:value="-100.808883666992" calcext:value-type="float">
            <text:p>-100.80888366699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593029602896422" calcext:value-type="float">
            <text:p>-0.00059302960289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504318237305" calcext:value-type="float">
            <text:p>-51.4504318237305</text:p>
          </table:table-cell>
          <table:table-cell office:value-type="float" office:value="-100.260887145996" calcext:value-type="float">
            <text:p>-100.26088714599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470179627882317" calcext:value-type="float">
            <text:p>-0.000470179627882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924980163574" calcext:value-type="float">
            <text:p>-51.3924980163574</text:p>
          </table:table-cell>
          <table:table-cell office:value-type="float" office:value="-99.6050643920898" calcext:value-type="float">
            <text:p>-99.605064392089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4.42198" calcext:value-type="float">
            <text:p>1639747634.42198</text:p>
          </table:table-cell>
          <table:table-cell office:value-type="float" office:value="192.892074584961" calcext:value-type="float">
            <text:p>192.892074584961</text:p>
          </table:table-cell>
          <table:table-cell office:value-type="float" office:value="0.0000529487842868548" calcext:value-type="float">
            <text:p>5.29487842868548E-05</text:p>
          </table:table-cell>
          <table:table-cell office:value-type="float" office:value="0.000195589193026535" calcext:value-type="float">
            <text:p>0.000195589193027</text:p>
          </table:table-cell>
          <table:table-cell office:value-type="float" office:value="-0.000295523728709668" calcext:value-type="float">
            <text:p>-0.00029552372871</text:p>
          </table:table-cell>
          <table:table-cell office:value-type="float" office:value="0.0000167473499459447" calcext:value-type="float">
            <text:p>1.67473499459447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211739708902314" calcext:value-type="float">
            <text:p>-0.000211739708902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505256652832" calcext:value-type="float">
            <text:p>-51.5505256652832</text:p>
          </table:table-cell>
          <table:table-cell office:value-type="float" office:value="-98.6186599731445" calcext:value-type="float">
            <text:p>-98.618659973144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368404987966642" calcext:value-type="float">
            <text:p>-0.00036840498796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801147460937" calcext:value-type="float">
            <text:p>-47.1801147460937</text:p>
          </table:table-cell>
          <table:table-cell office:value-type="float" office:value="-98.6466293334961" calcext:value-type="float">
            <text:p>-98.646629333496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85694026388228" calcext:value-type="float">
            <text:p>-0.000285694026388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944549560547" calcext:value-type="float">
            <text:p>-51.3944549560547</text:p>
          </table:table-cell>
          <table:table-cell office:value-type="float" office:value="-97.1683044433594" calcext:value-type="float">
            <text:p>-97.16830444335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24153379490599" calcext:value-type="float">
            <text:p>-0.00024153379490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614120483399" calcext:value-type="float">
            <text:p>-51.3614120483399</text:p>
          </table:table-cell>
          <table:table-cell office:value-type="float" office:value="-99.0444488525391" calcext:value-type="float">
            <text:p>-99.044448852539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4.66621" calcext:value-type="float">
            <text:p>1639747634.66621</text:p>
          </table:table-cell>
          <table:table-cell office:value-type="float" office:value="189.065933227539" calcext:value-type="float">
            <text:p>189.065933227539</text:p>
          </table:table-cell>
          <table:table-cell office:value-type="float" office:value="0.0000190100145118777" calcext:value-type="float">
            <text:p>1.90100145118777E-05</text:p>
          </table:table-cell>
          <table:table-cell office:value-type="float" office:value="-0.000236356965615414" calcext:value-type="float">
            <text:p>-0.000236356965615</text:p>
          </table:table-cell>
          <table:table-cell office:value-type="float" office:value="0.000202133436687291" calcext:value-type="float">
            <text:p>0.000202133436687</text:p>
          </table:table-cell>
          <table:table-cell office:value-type="float" office:value="0.0000150408004628844" calcext:value-type="float">
            <text:p>1.5040800462884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109270164102782" calcext:value-type="float">
            <text:p>0.00010927016410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341186523438" calcext:value-type="float">
            <text:p>-51.5341186523438</text:p>
          </table:table-cell>
          <table:table-cell office:value-type="float" office:value="-99.5763168334961" calcext:value-type="float">
            <text:p>-99.576316833496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52317055128515" calcext:value-type="float">
            <text:p>0.000252317055129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339912414551" calcext:value-type="float">
            <text:p>-47.1339912414551</text:p>
          </table:table-cell>
          <table:table-cell office:value-type="float" office:value="-99.5759506225586" calcext:value-type="float">
            <text:p>-99.575950622558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45333241764456" calcext:value-type="float">
            <text:p>0.00024533324176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908500671387" calcext:value-type="float">
            <text:p>-51.3908500671387</text:p>
          </table:table-cell>
          <table:table-cell office:value-type="float" office:value="-98.2188949584961" calcext:value-type="float">
            <text:p>-98.21889495849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42049277201295" calcext:value-type="float">
            <text:p>0.000142049277201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673629760742" calcext:value-type="float">
            <text:p>-51.3673629760742</text:p>
          </table:table-cell>
          <table:table-cell office:value-type="float" office:value="-98.9674911499023" calcext:value-type="float">
            <text:p>-98.967491149902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4.78242" calcext:value-type="float">
            <text:p>1639747634.78242</text:p>
          </table:table-cell>
          <table:table-cell office:value-type="float" office:value="190.275192260742" calcext:value-type="float">
            <text:p>190.275192260742</text:p>
          </table:table-cell>
          <table:table-cell office:value-type="float" office:value="0.000270527729298919" calcext:value-type="float">
            <text:p>0.000270527729299</text:p>
          </table:table-cell>
          <table:table-cell office:value-type="float" office:value="-0.000622853345703334" calcext:value-type="float">
            <text:p>-0.000622853345703</text:p>
          </table:table-cell>
          <table:table-cell office:value-type="float" office:value="0.00049776112427935" calcext:value-type="float">
            <text:p>0.000497761124279</text:p>
          </table:table-cell>
          <table:table-cell office:value-type="float" office:value="0.0000165256788022816" calcext:value-type="float">
            <text:p>1.65256788022816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211600083275698" calcext:value-type="float">
            <text:p>0.00021160008327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130714416504" calcext:value-type="float">
            <text:p>-51.6130714416504</text:p>
          </table:table-cell>
          <table:table-cell office:value-type="float" office:value="-98.818977355957" calcext:value-type="float">
            <text:p>-98.81897735595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563897774554789" calcext:value-type="float">
            <text:p>0.00056389777455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694450378418" calcext:value-type="float">
            <text:p>-47.1694450378418</text:p>
          </table:table-cell>
          <table:table-cell office:value-type="float" office:value="-98.2467422485352" calcext:value-type="float">
            <text:p>-98.24674224853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69099134998396" calcext:value-type="float">
            <text:p>0.00069099134998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3928184509277" calcext:value-type="float">
            <text:p>-51.3928184509277</text:p>
          </table:table-cell>
          <table:table-cell office:value-type="float" office:value="-98.1416397094727" calcext:value-type="float">
            <text:p>-98.141639709472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378170167095959" calcext:value-type="float">
            <text:p>0.00037817016709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596076965332" calcext:value-type="float">
            <text:p>-51.3596076965332</text:p>
          </table:table-cell>
          <table:table-cell office:value-type="float" office:value="-98.6744155883789" calcext:value-type="float">
            <text:p>-98.674415588378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02395" calcext:value-type="float">
            <text:p>1639747635.02395</text:p>
          </table:table-cell>
          <table:table-cell office:value-type="float" office:value="187.869079589844" calcext:value-type="float">
            <text:p>187.869079589844</text:p>
          </table:table-cell>
          <table:table-cell office:value-type="float" office:value="0.000379822624381632" calcext:value-type="float">
            <text:p>0.000379822624382</text:p>
          </table:table-cell>
          <table:table-cell office:value-type="float" office:value="-0.00053649878827855" calcext:value-type="float">
            <text:p>-0.000536498788279</text:p>
          </table:table-cell>
          <table:table-cell office:value-type="float" office:value="0.000185867436812259" calcext:value-type="float">
            <text:p>0.000185867436812</text:p>
          </table:table-cell>
          <table:table-cell office:value-type="float" office:value="0.0000141002410600777" calcext:value-type="float">
            <text:p>1.41002410600777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0685932172928005" calcext:value-type="float">
            <text:p>-6.85932172928005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187934875488" calcext:value-type="float">
            <text:p>-51.6187934875488</text:p>
          </table:table-cell>
          <table:table-cell office:value-type="float" office:value="-99.4539031982422" calcext:value-type="float">
            <text:p>-99.453903198242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07440054509789" calcext:value-type="float">
            <text:p>0.0002074400545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3200340270996" calcext:value-type="float">
            <text:p>-47.3200340270996</text:p>
          </table:table-cell>
          <table:table-cell office:value-type="float" office:value="-99.7623748779297" calcext:value-type="float">
            <text:p>-99.76237487792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29779756814241" calcext:value-type="float">
            <text:p>0.00042977975681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579086303711" calcext:value-type="float">
            <text:p>-51.4579086303711</text:p>
          </table:table-cell>
          <table:table-cell office:value-type="float" office:value="-98.2767868041992" calcext:value-type="float">
            <text:p>-98.27678680419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10021064756438" calcext:value-type="float">
            <text:p>0.00011002106475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501167297363" calcext:value-type="float">
            <text:p>-51.3501167297363</text:p>
          </table:table-cell>
          <table:table-cell office:value-type="float" office:value="-99.191291809082" calcext:value-type="float">
            <text:p>-99.19129180908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26321" calcext:value-type="float">
            <text:p>1639747635.26321</text:p>
          </table:table-cell>
          <table:table-cell office:value-type="float" office:value="187.727447509766" calcext:value-type="float">
            <text:p>187.727447509766</text:p>
          </table:table-cell>
          <table:table-cell office:value-type="float" office:value="0.0000244351176661439" calcext:value-type="float">
            <text:p>2.44351176661439E-05</text:p>
          </table:table-cell>
          <table:table-cell office:value-type="float" office:value="0.000099561206297949" calcext:value-type="float">
            <text:p>9.9561206297949E-05</text:p>
          </table:table-cell>
          <table:table-cell office:value-type="float" office:value="-0.000410802807891741" calcext:value-type="float">
            <text:p>-0.000410802807892</text:p>
          </table:table-cell>
          <table:table-cell office:value-type="float" office:value="0.0000139388075695024" calcext:value-type="float">
            <text:p>1.3938807569502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354324001818895" calcext:value-type="float">
            <text:p>-0.00035432400181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101356506348" calcext:value-type="float">
            <text:p>-51.5101356506348</text:p>
          </table:table-cell>
          <table:table-cell office:value-type="float" office:value="-98.1011810302734" calcext:value-type="float">
            <text:p>-98.101181030273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1913049062714" calcext:value-type="float">
            <text:p>-0.000419130490627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4547729492187" calcext:value-type="float">
            <text:p>-47.4547729492187</text:p>
          </table:table-cell>
          <table:table-cell office:value-type="float" office:value="-98.5314636230469" calcext:value-type="float">
            <text:p>-98.531463623046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393546069972217" calcext:value-type="float">
            <text:p>-0.00039354606997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904098510742" calcext:value-type="float">
            <text:p>-51.4904098510742</text:p>
          </table:table-cell>
          <table:table-cell office:value-type="float" office:value="-97.2584838867187" calcext:value-type="float">
            <text:p>-97.258483886718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54236661223695" calcext:value-type="float">
            <text:p>-0.00035423666122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266983032227" calcext:value-type="float">
            <text:p>-51.3266983032227</text:p>
          </table:table-cell>
          <table:table-cell office:value-type="float" office:value="-99.4344635009766" calcext:value-type="float">
            <text:p>-99.43446350097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38718" calcext:value-type="float">
            <text:p>1639747635.38718</text:p>
          </table:table-cell>
          <table:table-cell office:value-type="float" office:value="185.665374755859" calcext:value-type="float">
            <text:p>185.665374755859</text:p>
          </table:table-cell>
          <table:table-cell office:value-type="float" office:value="0.0000266167880909052" calcext:value-type="float">
            <text:p>2.66167880909052E-05</text:p>
          </table:table-cell>
          <table:table-cell office:value-type="float" office:value="0.00021062461019028" calcext:value-type="float">
            <text:p>0.00021062461019</text:p>
          </table:table-cell>
          <table:table-cell office:value-type="float" office:value="-0.000409522239351645" calcext:value-type="float">
            <text:p>-0.000409522239352</text:p>
          </table:table-cell>
          <table:table-cell office:value-type="float" office:value="0.0000148303579408093" calcext:value-type="float">
            <text:p>1.48303579408093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315954879624769" calcext:value-type="float">
            <text:p>-0.00031595487962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438079833984" calcext:value-type="float">
            <text:p>-51.5438079833984</text:p>
          </table:table-cell>
          <table:table-cell office:value-type="float" office:value="-99.1034698486328" calcext:value-type="float">
            <text:p>-99.103469848632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456385081633925" calcext:value-type="float">
            <text:p>-0.00045638508163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3707160949707" calcext:value-type="float">
            <text:p>-47.3707160949707</text:p>
          </table:table-cell>
          <table:table-cell office:value-type="float" office:value="-99.1184463500977" calcext:value-type="float">
            <text:p>-99.118446350097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128462751396" calcext:value-type="float">
            <text:p>-0.0004128462751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553298950195" calcext:value-type="float">
            <text:p>-51.4553298950195</text:p>
          </table:table-cell>
          <table:table-cell office:value-type="float" office:value="-97.6651229858399" calcext:value-type="float">
            <text:p>-97.665122985839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331995135638863" calcext:value-type="float">
            <text:p>-0.000331995135639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047065734863" calcext:value-type="float">
            <text:p>-51.3047065734863</text:p>
          </table:table-cell>
          <table:table-cell office:value-type="float" office:value="-99.2762145996094" calcext:value-type="float">
            <text:p>-99.27621459960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62444" calcext:value-type="float">
            <text:p>1639747635.62444</text:p>
          </table:table-cell>
          <table:table-cell office:value-type="float" office:value="188.896896362305" calcext:value-type="float">
            <text:p>188.896896362305</text:p>
          </table:table-cell>
          <table:table-cell office:value-type="float" office:value="0.000330029841279611" calcext:value-type="float">
            <text:p>0.00033002984128</text:p>
          </table:table-cell>
          <table:table-cell office:value-type="float" office:value="-0.0002412585017737" calcext:value-type="float">
            <text:p>-0.000241258501774</text:p>
          </table:table-cell>
          <table:table-cell office:value-type="float" office:value="0.0000960300822043791" calcext:value-type="float">
            <text:p>9.60300822043791E-05</text:p>
          </table:table-cell>
          <table:table-cell office:value-type="float" office:value="0.0000183018200914376" calcext:value-type="float">
            <text:p>1.83018200914376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0406726030632854" calcext:value-type="float">
            <text:p>-4.06726030632854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211051940918" calcext:value-type="float">
            <text:p>-51.6211051940918</text:p>
          </table:table-cell>
          <table:table-cell office:value-type="float" office:value="-98.5415267944336" calcext:value-type="float">
            <text:p>-98.541526794433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0190823047887534" calcext:value-type="float">
            <text:p>1.90823047887534E-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3134155273438" calcext:value-type="float">
            <text:p>-47.3134155273438</text:p>
          </table:table-cell>
          <table:table-cell office:value-type="float" office:value="-97.8183212280274" calcext:value-type="float">
            <text:p>-97.818321228027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285941059701145" calcext:value-type="float">
            <text:p>0.00028594105970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180870056152" calcext:value-type="float">
            <text:p>-51.4180870056152</text:p>
          </table:table-cell>
          <table:table-cell office:value-type="float" office:value="-96.4449691772461" calcext:value-type="float">
            <text:p>-96.44496917724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0668930588290095" calcext:value-type="float">
            <text:p>6.68930588290095E-0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2759323120117" calcext:value-type="float">
            <text:p>-51.2759323120117</text:p>
          </table:table-cell>
          <table:table-cell office:value-type="float" office:value="-98.6278228759766" calcext:value-type="float">
            <text:p>-98.62782287597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74065" calcext:value-type="float">
            <text:p>1639747635.74065</text:p>
          </table:table-cell>
          <table:table-cell office:value-type="float" office:value="192.079788208008" calcext:value-type="float">
            <text:p>192.079788208008</text:p>
          </table:table-cell>
          <table:table-cell office:value-type="float" office:value="0.0001561448443681" calcext:value-type="float">
            <text:p>0.000156144844368</text:p>
          </table:table-cell>
          <table:table-cell office:value-type="float" office:value="-0.000492179591674358" calcext:value-type="float">
            <text:p>-0.000492179591674</text:p>
          </table:table-cell>
          <table:table-cell office:value-type="float" office:value="0.000303532084217295" calcext:value-type="float">
            <text:p>0.000303532084217</text:p>
          </table:table-cell>
          <table:table-cell office:value-type="float" office:value="0.0000197073295566952" calcext:value-type="float">
            <text:p>1.97073295566952E-05</text:p>
          </table:table-cell>
          <table:table-cell office:value-type="float" office:value="5.7656683921814" calcext:value-type="float">
            <text:p>5.7656683921814</text:p>
          </table:table-cell>
          <table:table-cell office:value-type="float" office:value="0" calcext:value-type="float">
            <text:p>0</text:p>
          </table:table-cell>
          <table:table-cell office:value-type="float" office:value="0.0000956080621108413" calcext:value-type="float">
            <text:p>9.56080621108413E-05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108528137207" calcext:value-type="float">
            <text:p>-51.5108528137207</text:p>
          </table:table-cell>
          <table:table-cell office:value-type="float" office:value="-99.5149459838867" calcext:value-type="float">
            <text:p>-99.514945983886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08745429012924" calcext:value-type="float">
            <text:p>0.000408745429013</text:p>
          </table:table-cell>
          <table:table-cell office:value-type="float" office:value="9.18039989471436" calcext:value-type="float">
            <text:p>9.18039989471436</text:p>
          </table:table-cell>
          <table:table-cell office:value-type="float" office:value="-47.0671081542969" calcext:value-type="float">
            <text:p>-47.0671081542969</text:p>
          </table:table-cell>
          <table:table-cell office:value-type="float" office:value="-99.2775039672852" calcext:value-type="float">
            <text:p>-99.27750396728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448924722149968" calcext:value-type="float">
            <text:p>0.0004489247221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4716720581055" calcext:value-type="float">
            <text:p>-51.4716720581055</text:p>
          </table:table-cell>
          <table:table-cell office:value-type="float" office:value="-98.3204727172852" calcext:value-type="float">
            <text:p>-98.320472717285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18823668546975" calcext:value-type="float">
            <text:p>0.000218823668547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279956817627" calcext:value-type="float">
            <text:p>-51.279956817627</text:p>
          </table:table-cell>
          <table:table-cell office:value-type="float" office:value="-99.0306930541992" calcext:value-type="float">
            <text:p>-99.030693054199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9846" calcext:value-type="float">
            <text:p>1639747635.9846</text:p>
          </table:table-cell>
          <table:table-cell office:value-type="float" office:value="189.813140869141" calcext:value-type="float">
            <text:p>189.813140869141</text:p>
          </table:table-cell>
          <table:table-cell office:value-type="float" office:value="-0.000175074470462277" calcext:value-type="float">
            <text:p>-0.000175074470462</text:p>
          </table:table-cell>
          <table:table-cell office:value-type="float" office:value="0.000132965869852342" calcext:value-type="float">
            <text:p>0.000132965869852</text:p>
          </table:table-cell>
          <table:table-cell office:value-type="float" office:value="0.00021710162400268" calcext:value-type="float">
            <text:p>0.000217101624003</text:p>
          </table:table-cell>
          <table:table-cell office:value-type="float" office:value="0.0000213824714592192" calcext:value-type="float">
            <text:p>2.13824714592192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0259416061453521" calcext:value-type="float">
            <text:p>0.00025941606145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4401969909668" calcext:value-type="float">
            <text:p>-51.4401969909668</text:p>
          </table:table-cell>
          <table:table-cell office:value-type="float" office:value="-99.1687393188477" calcext:value-type="float">
            <text:p>-99.16873931884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354734191205352" calcext:value-type="float">
            <text:p>0.00035473419120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5204734802246" calcext:value-type="float">
            <text:p>-47.5204734802246</text:p>
          </table:table-cell>
          <table:table-cell office:value-type="float" office:value="-99.7403411865234" calcext:value-type="float">
            <text:p>-99.740341186523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0998228788375855" calcext:value-type="float">
            <text:p>9.98228788375855E-05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5455017089844" calcext:value-type="float">
            <text:p>-51.5455017089844</text:p>
          </table:table-cell>
          <table:table-cell office:value-type="float" office:value="-98.4846420288086" calcext:value-type="float">
            <text:p>-98.48464202880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28707009227946" calcext:value-type="float">
            <text:p>0.000228707009228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2824020385742" calcext:value-type="float">
            <text:p>-51.2824020385742</text:p>
          </table:table-cell>
          <table:table-cell office:value-type="float" office:value="-99.0982131958008" calcext:value-type="float">
            <text:p>-99.09821319580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5.99154" calcext:value-type="float">
            <text:p>1639747635.99154</text:p>
          </table:table-cell>
          <table:table-cell office:value-type="float" office:value="77.0654678344727" calcext:value-type="float">
            <text:p>77.0654678344727</text:p>
          </table:table-cell>
          <table:table-cell office:value-type="float" office:value="-0.00889533665031195" calcext:value-type="float">
            <text:p>-0.008895336650312</text:p>
          </table:table-cell>
          <table:table-cell office:value-type="float" office:value="-0.0728466510772705" calcext:value-type="float">
            <text:p>-0.072846651077271</text:p>
          </table:table-cell>
          <table:table-cell office:value-type="float" office:value="-0.0172587018460035" calcext:value-type="float">
            <text:p>-0.017258701846004</text:p>
          </table:table-cell>
          <table:table-cell office:value-type="float" office:value="0.00519944820553064" calcext:value-type="float">
            <text:p>0.0051994482055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0397913381457329" calcext:value-type="float">
            <text:p>-0.039791338145733</text:p>
          </table:table-cell>
          <table:table-cell office:value-type="float" office:value="0.141600012779236" calcext:value-type="float">
            <text:p>0.141600012779236</text:p>
          </table:table-cell>
          <table:table-cell office:value-type="float" office:value="-57.1117782592773" calcext:value-type="float">
            <text:p>-57.1117782592773</text:p>
          </table:table-cell>
          <table:table-cell office:value-type="float" office:value="-99.8906478881836" calcext:value-type="float">
            <text:p>-99.890647888183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623196829110384" calcext:value-type="float">
            <text:p>0.006231968291104</text:p>
          </table:table-cell>
          <table:table-cell office:value-type="float" office:value="0.224200010299683" calcext:value-type="float">
            <text:p>0.224200010299683</text:p>
          </table:table-cell>
          <table:table-cell office:value-type="float" office:value="-52.0922622680664" calcext:value-type="float">
            <text:p>-52.0922622680664</text:p>
          </table:table-cell>
          <table:table-cell office:value-type="float" office:value="-100.567581176758" calcext:value-type="float">
            <text:p>-100.56758117675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583900604397059" calcext:value-type="float">
            <text:p>0.000583900604397</text:p>
          </table:table-cell>
          <table:table-cell office:value-type="float" office:value="0.177000001072884" calcext:value-type="float">
            <text:p>0.177000001072884</text:p>
          </table:table-cell>
          <table:table-cell office:value-type="float" office:value="-67.6467361450195" calcext:value-type="float">
            <text:p>-67.6467361450195</text:p>
          </table:table-cell>
          <table:table-cell office:value-type="float" office:value="-99.7842636108399" calcext:value-type="float">
            <text:p>-99.784263610839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71858647465706" calcext:value-type="float">
            <text:p>-0.027185864746571</text:p>
          </table:table-cell>
          <table:table-cell office:value-type="float" office:value="0.200600013136864" calcext:value-type="float">
            <text:p>0.200600013136864</text:p>
          </table:table-cell>
          <table:table-cell office:value-type="float" office:value="-76.6961517333984" calcext:value-type="float">
            <text:p>-76.6961517333984</text:p>
          </table:table-cell>
          <table:table-cell office:value-type="float" office:value="-99.3184280395508" calcext:value-type="float">
            <text:p>-99.31842803955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6.0999" calcext:value-type="float">
            <text:p>1639747636.0999</text:p>
          </table:table-cell>
          <table:table-cell office:value-type="float" office:value="81.1679382324219" calcext:value-type="float">
            <text:p>81.1679382324219</text:p>
          </table:table-cell>
          <table:table-cell office:value-type="float" office:value="-0.0586877316236496" calcext:value-type="float">
            <text:p>-0.05868773162365</text:p>
          </table:table-cell>
          <table:table-cell office:value-type="float" office:value="-0.0712542682886124" calcext:value-type="float">
            <text:p>-0.071254268288612</text:p>
          </table:table-cell>
          <table:table-cell office:value-type="float" office:value="-0.0281610116362572" calcext:value-type="float">
            <text:p>-0.028161011636257</text:p>
          </table:table-cell>
          <table:table-cell office:value-type="float" office:value="0.0073905261233449" calcext:value-type="float">
            <text:p>0.0073905261233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0294224005192518" calcext:value-type="float">
            <text:p>-0.029422400519252</text:p>
          </table:table-cell>
          <table:table-cell office:value-type="float" office:value="0.141600012779236" calcext:value-type="float">
            <text:p>0.141600012779236</text:p>
          </table:table-cell>
          <table:table-cell office:value-type="float" office:value="-56.2508964538574" calcext:value-type="float">
            <text:p>-56.2508964538574</text:p>
          </table:table-cell>
          <table:table-cell office:value-type="float" office:value="-95.5769119262695" calcext:value-type="float">
            <text:p>-95.576911926269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914467871189117" calcext:value-type="float">
            <text:p>0.009144678711891</text:p>
          </table:table-cell>
          <table:table-cell office:value-type="float" office:value="0.224200010299683" calcext:value-type="float">
            <text:p>0.224200010299683</text:p>
          </table:table-cell>
          <table:table-cell office:value-type="float" office:value="-57.9530220031738" calcext:value-type="float">
            <text:p>-57.9530220031738</text:p>
          </table:table-cell>
          <table:table-cell office:value-type="float" office:value="-95.1799926757812" calcext:value-type="float">
            <text:p>-95.179992675781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26194933056831" calcext:value-type="float">
            <text:p>-0.022619493305683</text:p>
          </table:table-cell>
          <table:table-cell office:value-type="float" office:value="0.153400003910065" calcext:value-type="float">
            <text:p>0.153400003910065</text:p>
          </table:table-cell>
          <table:table-cell office:value-type="float" office:value="-70.172477722168" calcext:value-type="float">
            <text:p>-70.172477722168</text:p>
          </table:table-cell>
          <table:table-cell office:value-type="float" office:value="-93.2838592529297" calcext:value-type="float">
            <text:p>-93.283859252929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0600013136864" calcext:value-type="float">
            <text:p>0.200600013136864</text:p>
          </table:table-cell>
          <table:table-cell office:value-type="float" office:value="-77.882568359375" calcext:value-type="float">
            <text:p>-77.882568359375</text:p>
          </table:table-cell>
          <table:table-cell office:value-type="float" office:value="-97.4816970825195" calcext:value-type="float">
            <text:p>-97.481697082519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6.22468" calcext:value-type="float">
            <text:p>1639747636.22468</text:p>
          </table:table-cell>
          <table:table-cell office:value-type="float" office:value="109.127281188965" calcext:value-type="float">
            <text:p>109.127281188965</text:p>
          </table:table-cell>
          <table:table-cell office:value-type="float" office:value="-0.115677416324615" calcext:value-type="float">
            <text:p>-0.115677416324615</text:p>
          </table:table-cell>
          <table:table-cell office:value-type="float" office:value="0.233888193964958" calcext:value-type="float">
            <text:p>0.233888193964958</text:p>
          </table:table-cell>
          <table:table-cell office:value-type="float" office:value="-0.0341455489397049" calcext:value-type="float">
            <text:p>-0.034145548939705</text:p>
          </table:table-cell>
          <table:table-cell office:value-type="float" office:value="1.74517452716827" calcext:value-type="float">
            <text:p>1.7451745271682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000002861023" calcext:value-type="float">
            <text:p>0.472000002861023</text:p>
          </table:table-cell>
          <table:table-cell office:value-type="float" office:value="-87.8898315429688" calcext:value-type="float">
            <text:p>-87.8898315429688</text:p>
          </table:table-cell>
          <table:table-cell office:value-type="float" office:value="-97.9345092773437" calcext:value-type="float">
            <text:p>-97.934509277343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4800008535385" calcext:value-type="float">
            <text:p>0.424800008535385</text:p>
          </table:table-cell>
          <table:table-cell office:value-type="float" office:value="-68.9553833007813" calcext:value-type="float">
            <text:p>-68.9553833007813</text:p>
          </table:table-cell>
          <table:table-cell office:value-type="float" office:value="-97.0812225341797" calcext:value-type="float">
            <text:p>-97.081222534179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-0.126234218478203" calcext:value-type="float">
            <text:p>-0.126234218478203</text:p>
          </table:table-cell>
          <table:table-cell office:value-type="float" office:value="0.354000002145767" calcext:value-type="float">
            <text:p>0.354000002145767</text:p>
          </table:table-cell>
          <table:table-cell office:value-type="float" office:value="-73.9764862060547" calcext:value-type="float">
            <text:p>-73.9764862060547</text:p>
          </table:table-cell>
          <table:table-cell office:value-type="float" office:value="-95.6202163696289" calcext:value-type="float">
            <text:p>-95.620216369628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345600768923759" calcext:value-type="float">
            <text:p>0.000345600768924</text:p>
          </table:table-cell>
          <table:table-cell office:value-type="float" office:value="1.06200003623962" calcext:value-type="float">
            <text:p>1.06200003623962</text:p>
          </table:table-cell>
          <table:table-cell office:value-type="float" office:value="-80.9708709716797" calcext:value-type="float">
            <text:p>-80.9708709716797</text:p>
          </table:table-cell>
          <table:table-cell office:value-type="float" office:value="-98.494255065918" calcext:value-type="float">
            <text:p>-98.494255065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6.34064" calcext:value-type="float">
            <text:p>1639747636.34064</text:p>
          </table:table-cell>
          <table:table-cell office:value-type="float" office:value="113.556625366211" calcext:value-type="float">
            <text:p>113.556625366211</text:p>
          </table:table-cell>
          <table:table-cell office:value-type="float" office:value="0.0966672673821449" calcext:value-type="float">
            <text:p>0.096667267382145</text:p>
          </table:table-cell>
          <table:table-cell office:value-type="float" office:value="-0.187472820281982" calcext:value-type="float">
            <text:p>-0.187472820281982</text:p>
          </table:table-cell>
          <table:table-cell office:value-type="float" office:value="0.0266377348452807" calcext:value-type="float">
            <text:p>0.026637734845281</text:p>
          </table:table-cell>
          <table:table-cell office:value-type="float" office:value="1.74532830715179" calcext:value-type="float">
            <text:p>1.7453283071517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800023078918" calcext:value-type="float">
            <text:p>0.365800023078918</text:p>
          </table:table-cell>
          <table:table-cell office:value-type="float" office:value="-74.4681625366211" calcext:value-type="float">
            <text:p>-74.4681625366211</text:p>
          </table:table-cell>
          <table:table-cell office:value-type="float" office:value="-98.8468322753906" calcext:value-type="float">
            <text:p>-98.8468322753906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4800008535385" calcext:value-type="float">
            <text:p>0.424800008535385</text:p>
          </table:table-cell>
          <table:table-cell office:value-type="float" office:value="-70.5202713012695" calcext:value-type="float">
            <text:p>-70.5202713012695</text:p>
          </table:table-cell>
          <table:table-cell office:value-type="float" office:value="-97.1552276611328" calcext:value-type="float">
            <text:p>-97.155227661132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01626999676228" calcext:value-type="float">
            <text:p>0.101626999676228</text:p>
          </table:table-cell>
          <table:table-cell office:value-type="float" office:value="0.342200011014938" calcext:value-type="float">
            <text:p>0.342200011014938</text:p>
          </table:table-cell>
          <table:table-cell office:value-type="float" office:value="-74.411506652832" calcext:value-type="float">
            <text:p>-74.411506652832</text:p>
          </table:table-cell>
          <table:table-cell office:value-type="float" office:value="-99.567741394043" calcext:value-type="float">
            <text:p>-99.56774139404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67379679623991" calcext:value-type="float">
            <text:p>0.000167379679624</text:p>
          </table:table-cell>
          <table:table-cell office:value-type="float" office:value="1.06200003623962" calcext:value-type="float">
            <text:p>1.06200003623962</text:p>
          </table:table-cell>
          <table:table-cell office:value-type="float" office:value="-80.9997863769531" calcext:value-type="float">
            <text:p>-80.9997863769531</text:p>
          </table:table-cell>
          <table:table-cell office:value-type="float" office:value="-97.8994674682617" calcext:value-type="float">
            <text:p>-97.89946746826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6.5832" calcext:value-type="float">
            <text:p>1639747636.5832</text:p>
          </table:table-cell>
          <table:table-cell office:value-type="float" office:value="188.969604492188" calcext:value-type="float">
            <text:p>188.969604492188</text:p>
          </table:table-cell>
          <table:table-cell office:value-type="float" office:value="0.000156967478687875" calcext:value-type="float">
            <text:p>0.000156967478688</text:p>
          </table:table-cell>
          <table:table-cell office:value-type="float" office:value="-0.000165835081133991" calcext:value-type="float">
            <text:p>-0.000165835081134</text:p>
          </table:table-cell>
          <table:table-cell office:value-type="float" office:value="-0.000587928632739931" calcext:value-type="float">
            <text:p>-0.00058792863274</text:p>
          </table:table-cell>
          <table:table-cell office:value-type="float" office:value="0.0000234289454965619" calcext:value-type="float">
            <text:p>2.34289454965619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609103415627033" calcext:value-type="float">
            <text:p>-0.000609103415627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5788307189941" calcext:value-type="float">
            <text:p>-51.5788307189941</text:p>
          </table:table-cell>
          <table:table-cell office:value-type="float" office:value="-96.3878860473633" calcext:value-type="float">
            <text:p>-96.387886047363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766852928791195" calcext:value-type="float">
            <text:p>-0.000766852928791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4853248596191" calcext:value-type="float">
            <text:p>-47.4853248596191</text:p>
          </table:table-cell>
          <table:table-cell office:value-type="float" office:value="-96.1357574462891" calcext:value-type="float">
            <text:p>-96.135757446289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435520021710545" calcext:value-type="float">
            <text:p>-0.00043552002171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5257797241211" calcext:value-type="float">
            <text:p>-51.5257797241211</text:p>
          </table:table-cell>
          <table:table-cell office:value-type="float" office:value="-95.1249237060547" calcext:value-type="float">
            <text:p>-95.12492370605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588472990784794" calcext:value-type="float">
            <text:p>-0.00058847299078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2437438964844" calcext:value-type="float">
            <text:p>-51.2437438964844</text:p>
          </table:table-cell>
          <table:table-cell office:value-type="float" office:value="-96.5209655761719" calcext:value-type="float">
            <text:p>-96.52096557617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6.70216" calcext:value-type="float">
            <text:p>1639747636.70216</text:p>
          </table:table-cell>
          <table:table-cell office:value-type="float" office:value="192.563537597656" calcext:value-type="float">
            <text:p>192.563537597656</text:p>
          </table:table-cell>
          <table:table-cell office:value-type="float" office:value="-0.000803317001555115" calcext:value-type="float">
            <text:p>-0.000803317001555</text:p>
          </table:table-cell>
          <table:table-cell office:value-type="float" office:value="-0.000766473123803735" calcext:value-type="float">
            <text:p>-0.000766473123804</text:p>
          </table:table-cell>
          <table:table-cell office:value-type="float" office:value="-0.000226662756176665" calcext:value-type="float">
            <text:p>-0.000226662756177</text:p>
          </table:table-cell>
          <table:table-cell office:value-type="float" office:value="0.0000183533902600175" calcext:value-type="float">
            <text:p>1.83533902600175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-0.000215004198253155" calcext:value-type="float">
            <text:p>-0.00021500419825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4529266357422" calcext:value-type="float">
            <text:p>-51.4529266357422</text:p>
          </table:table-cell>
          <table:table-cell office:value-type="float" office:value="-100.40510559082" calcext:value-type="float">
            <text:p>-100.4051055908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227770680794492" calcext:value-type="float">
            <text:p>0.00022777068079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4141426086426" calcext:value-type="float">
            <text:p>-47.4141426086426</text:p>
          </table:table-cell>
          <table:table-cell office:value-type="float" office:value="-100.685935974121" calcext:value-type="float">
            <text:p>-100.6859359741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233718135859817" calcext:value-type="float">
            <text:p>-0.00023371813586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5475196838379" calcext:value-type="float">
            <text:p>-51.5475196838379</text:p>
          </table:table-cell>
          <table:table-cell office:value-type="float" office:value="-100.589324951172" calcext:value-type="float">
            <text:p>-100.58932495117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622060324531049" calcext:value-type="float">
            <text:p>-0.000622060324531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2233924865723" calcext:value-type="float">
            <text:p>-51.2233924865723</text:p>
          </table:table-cell>
          <table:table-cell office:value-type="float" office:value="-98.7733459472656" calcext:value-type="float">
            <text:p>-98.773345947265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6.94329" calcext:value-type="float">
            <text:p>1639747636.94329</text:p>
          </table:table-cell>
          <table:table-cell office:value-type="float" office:value="186.172012329102" calcext:value-type="float">
            <text:p>186.172012329102</text:p>
          </table:table-cell>
          <table:table-cell office:value-type="float" office:value="-0.00481659919023514" calcext:value-type="float">
            <text:p>-0.004816599190235</text:p>
          </table:table-cell>
          <table:table-cell office:value-type="float" office:value="0.00231359782628715" calcext:value-type="float">
            <text:p>0.002313597826287</text:p>
          </table:table-cell>
          <table:table-cell office:value-type="float" office:value="0.000799840199761093" calcext:value-type="float">
            <text:p>0.000799840199761</text:p>
          </table:table-cell>
          <table:table-cell office:value-type="float" office:value="0.0000503226765431464" calcext:value-type="float">
            <text:p>5.03226765431464E-05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0260842777788639" calcext:value-type="float">
            <text:p>0.00260842777788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6551284790039" calcext:value-type="float">
            <text:p>-51.6551284790039</text:p>
          </table:table-cell>
          <table:table-cell office:value-type="float" office:value="-98.0941162109375" calcext:value-type="float">
            <text:p>-98.09411621093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174125959165394" calcext:value-type="float">
            <text:p>0.001741259591654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47.1991996765137" calcext:value-type="float">
            <text:p>-47.1991996765137</text:p>
          </table:table-cell>
          <table:table-cell office:value-type="float" office:value="-98.0861434936523" calcext:value-type="float">
            <text:p>-98.086143493652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13223533751443" calcext:value-type="float">
            <text:p>-0.00132235337514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1.6891822814941" calcext:value-type="float">
            <text:p>-51.6891822814941</text:p>
          </table:table-cell>
          <table:table-cell office:value-type="float" office:value="-97.6081466674805" calcext:value-type="float">
            <text:p>-97.60814666748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111839326564223" calcext:value-type="float">
            <text:p>0.000111839326564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016052246094" calcext:value-type="float">
            <text:p>-51.3016052246094</text:p>
          </table:table-cell>
          <table:table-cell office:value-type="float" office:value="-99.1597366333008" calcext:value-type="float">
            <text:p>-99.15973663330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7.06262" calcext:value-type="float">
            <text:p>1639747637.06262</text:p>
          </table:table-cell>
          <table:table-cell office:value-type="float" office:value="188.085083007813" calcext:value-type="float">
            <text:p>188.085083007813</text:p>
          </table:table-cell>
          <table:table-cell office:value-type="float" office:value="-0.00454378547146916" calcext:value-type="float">
            <text:p>-0.004543785471469</text:p>
          </table:table-cell>
          <table:table-cell office:value-type="float" office:value="0.002586979418993" calcext:value-type="float">
            <text:p>0.002586979418993</text:p>
          </table:table-cell>
          <table:table-cell office:value-type="float" office:value="0.000533292710315436" calcext:value-type="float">
            <text:p>0.000533292710315</text:p>
          </table:table-cell>
          <table:table-cell office:value-type="float" office:value="0.0000397637268179096" calcext:value-type="float">
            <text:p>3.97637268179096E-05</text:p>
          </table:table-cell>
          <table:table-cell office:value-type="float" office:value="5.77384471893311" calcext:value-type="float">
            <text:p>5.77384471893311</text:p>
          </table:table-cell>
          <table:table-cell office:value-type="float" office:value="0" calcext:value-type="float">
            <text:p>0</text:p>
          </table:table-cell>
          <table:table-cell office:value-type="float" office:value="0.00240224553272128" calcext:value-type="float">
            <text:p>0.002402245532721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2818069458008" calcext:value-type="float">
            <text:p>-52.2818069458008</text:p>
          </table:table-cell>
          <table:table-cell office:value-type="float" office:value="-99.7863311767578" calcext:value-type="float">
            <text:p>-99.78633117675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108537171036005" calcext:value-type="float">
            <text:p>0.00108537171036</text:p>
          </table:table-cell>
          <table:table-cell office:value-type="float" office:value="9.16860008239746" calcext:value-type="float">
            <text:p>9.16860008239746</text:p>
          </table:table-cell>
          <table:table-cell office:value-type="float" office:value="-44.4562568664551" calcext:value-type="float">
            <text:p>-44.4562568664551</text:p>
          </table:table-cell>
          <table:table-cell office:value-type="float" office:value="-99.6669006347656" calcext:value-type="float">
            <text:p>-99.666900634765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150725385174155" calcext:value-type="float">
            <text:p>-0.001507253851742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2.6278877258301" calcext:value-type="float">
            <text:p>-52.6278877258301</text:p>
          </table:table-cell>
          <table:table-cell office:value-type="float" office:value="-98.8223190307617" calcext:value-type="float">
            <text:p>-98.8223190307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00036906567402184" calcext:value-type="float">
            <text:p>-3.6906567402184E-06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3680076599121" calcext:value-type="float">
            <text:p>-51.3680076599121</text:p>
          </table:table-cell>
          <table:table-cell office:value-type="float" office:value="-98.7886505126953" calcext:value-type="float">
            <text:p>-98.788650512695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7.30277" calcext:value-type="float">
            <text:p>1639747637.30277</text:p>
          </table:table-cell>
          <table:table-cell office:value-type="float" office:value="190.772766113281" calcext:value-type="float">
            <text:p>190.772766113281</text:p>
          </table:table-cell>
          <table:table-cell office:value-type="float" office:value="-0.00263071921654046" calcext:value-type="float">
            <text:p>-0.00263071921654</text:p>
          </table:table-cell>
          <table:table-cell office:value-type="float" office:value="0.00349676702171564" calcext:value-type="float">
            <text:p>0.003496767021716</text:p>
          </table:table-cell>
          <table:table-cell office:value-type="float" office:value="-0.0000638608253211714" calcext:value-type="float">
            <text:p>-6.38608253211714E-05</text:p>
          </table:table-cell>
          <table:table-cell office:value-type="float" office:value="0.0000296450725727482" calcext:value-type="float">
            <text:p>2.96450725727482E-05</text:p>
          </table:table-cell>
          <table:table-cell office:value-type="float" office:value="5.76839351654053" calcext:value-type="float">
            <text:p>5.76839351654053</text:p>
          </table:table-cell>
          <table:table-cell office:value-type="float" office:value="0" calcext:value-type="float">
            <text:p>0</text:p>
          </table:table-cell>
          <table:table-cell office:value-type="float" office:value="0.00157635204959661" calcext:value-type="float">
            <text:p>0.001576352049597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501510620117" calcext:value-type="float">
            <text:p>-52.3501510620117</text:p>
          </table:table-cell>
          <table:table-cell office:value-type="float" office:value="-99.2641220092773" calcext:value-type="float">
            <text:p>-99.264122009277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0271055614575744" calcext:value-type="float">
            <text:p>-0.000271055614576</text:p>
          </table:table-cell>
          <table:table-cell office:value-type="float" office:value="9.16860008239746" calcext:value-type="float">
            <text:p>9.16860008239746</text:p>
          </table:table-cell>
          <table:table-cell office:value-type="float" office:value="-40.7740440368652" calcext:value-type="float">
            <text:p>-40.7740440368652</text:p>
          </table:table-cell>
          <table:table-cell office:value-type="float" office:value="-98.69140625" calcext:value-type="float">
            <text:p>-98.691406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176969426684082" calcext:value-type="float">
            <text:p>-0.001769694266841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3.4896125793457" calcext:value-type="float">
            <text:p>-53.4896125793457</text:p>
          </table:table-cell>
          <table:table-cell office:value-type="float" office:value="-98.0816116333008" calcext:value-type="float">
            <text:p>-98.081611633300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225516268983483" calcext:value-type="float">
            <text:p>0.000225516268983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1.9288673400879" calcext:value-type="float">
            <text:p>-51.9288673400879</text:p>
          </table:table-cell>
          <table:table-cell office:value-type="float" office:value="-98.696533203125" calcext:value-type="float">
            <text:p>-98.696533203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7.54375" calcext:value-type="float">
            <text:p>1639747637.54375</text:p>
          </table:table-cell>
          <table:table-cell office:value-type="float" office:value="187.84880065918" calcext:value-type="float">
            <text:p>187.84880065918</text:p>
          </table:table-cell>
          <table:table-cell office:value-type="float" office:value="-0.0170277021825314" calcext:value-type="float">
            <text:p>-0.017027702182531</text:p>
          </table:table-cell>
          <table:table-cell office:value-type="float" office:value="-0.00828968733549118" calcext:value-type="float">
            <text:p>-0.008289687335491</text:p>
          </table:table-cell>
          <table:table-cell office:value-type="float" office:value="0.00123663840349764" calcext:value-type="float">
            <text:p>0.001236638403498</text:p>
          </table:table-cell>
          <table:table-cell office:value-type="float" office:value="0.000143200799357146" calcext:value-type="float">
            <text:p>0.000143200799357</text:p>
          </table:table-cell>
          <table:table-cell office:value-type="float" office:value="5.76021718978882" calcext:value-type="float">
            <text:p>5.76021718978882</text:p>
          </table:table-cell>
          <table:table-cell office:value-type="float" office:value="0" calcext:value-type="float">
            <text:p>0</text:p>
          </table:table-cell>
          <table:table-cell office:value-type="float" office:value="0.00330242840573192" calcext:value-type="float">
            <text:p>0.003302428405732</text:p>
          </table:table-cell>
          <table:table-cell office:value-type="float" office:value="5.10940027236939" calcext:value-type="float">
            <text:p>5.10940027236939</text:p>
          </table:table-cell>
          <table:table-cell office:value-type="float" office:value="-52.51416015625" calcext:value-type="float">
            <text:p>-52.51416015625</text:p>
          </table:table-cell>
          <table:table-cell office:value-type="float" office:value="-97.8952560424805" calcext:value-type="float">
            <text:p>-97.895256042480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830601807683706" calcext:value-type="float">
            <text:p>0.008306018076837</text:p>
          </table:table-cell>
          <table:table-cell office:value-type="float" office:value="9.16860008239746" calcext:value-type="float">
            <text:p>9.16860008239746</text:p>
          </table:table-cell>
          <table:table-cell office:value-type="float" office:value="-37.7904968261719" calcext:value-type="float">
            <text:p>-37.7904968261719</text:p>
          </table:table-cell>
          <table:table-cell office:value-type="float" office:value="-97.868766784668" calcext:value-type="float">
            <text:p>-97.86876678466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139119010418653" calcext:value-type="float">
            <text:p>-0.001391190104187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3.1155967712402" calcext:value-type="float">
            <text:p>-53.1155967712402</text:p>
          </table:table-cell>
          <table:table-cell office:value-type="float" office:value="-96.6502990722656" calcext:value-type="float">
            <text:p>-96.650299072265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5115763284266" calcext:value-type="float">
            <text:p>-0.005115763284266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1.9754295349121" calcext:value-type="float">
            <text:p>-51.9754295349121</text:p>
          </table:table-cell>
          <table:table-cell office:value-type="float" office:value="-99.0577392578125" calcext:value-type="float">
            <text:p>-99.0577392578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7.66417" calcext:value-type="float">
            <text:p>1639747637.66417</text:p>
          </table:table-cell>
          <table:table-cell office:value-type="float" office:value="202.670333862305" calcext:value-type="float">
            <text:p>202.670333862305</text:p>
          </table:table-cell>
          <table:table-cell office:value-type="float" office:value="-0.0383438318967819" calcext:value-type="float">
            <text:p>-0.038343831896782</text:p>
          </table:table-cell>
          <table:table-cell office:value-type="float" office:value="-0.0278064180165529" calcext:value-type="float">
            <text:p>-0.027806418016553</text:p>
          </table:table-cell>
          <table:table-cell office:value-type="float" office:value="0.00411909120157361" calcext:value-type="float">
            <text:p>0.004119091201574</text:p>
          </table:table-cell>
          <table:table-cell office:value-type="float" office:value="0.000151817104779184" calcext:value-type="float">
            <text:p>0.000151817104779</text:p>
          </table:table-cell>
          <table:table-cell office:value-type="float" office:value="5.75749206542969" calcext:value-type="float">
            <text:p>5.75749206542969</text:p>
          </table:table-cell>
          <table:table-cell office:value-type="float" office:value="0" calcext:value-type="float">
            <text:p>0</text:p>
          </table:table-cell>
          <table:table-cell office:value-type="float" office:value="0.00666081253439188" calcext:value-type="float">
            <text:p>0.006660812534392</text:p>
          </table:table-cell>
          <table:table-cell office:value-type="float" office:value="5.10940027236939" calcext:value-type="float">
            <text:p>5.10940027236939</text:p>
          </table:table-cell>
          <table:table-cell office:value-type="float" office:value="-50.7814903259277" calcext:value-type="float">
            <text:p>-50.7814903259277</text:p>
          </table:table-cell>
          <table:table-cell office:value-type="float" office:value="-96.3577651977539" calcext:value-type="float">
            <text:p>-96.357765197753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217045433819294" calcext:value-type="float">
            <text:p>0.021704543381929</text:p>
          </table:table-cell>
          <table:table-cell office:value-type="float" office:value="9.16860008239746" calcext:value-type="float">
            <text:p>9.16860008239746</text:p>
          </table:table-cell>
          <table:table-cell office:value-type="float" office:value="-37.5316772460937" calcext:value-type="float">
            <text:p>-37.5316772460937</text:p>
          </table:table-cell>
          <table:table-cell office:value-type="float" office:value="-95.5331192016602" calcext:value-type="float">
            <text:p>-95.533119201660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958128715865314" calcext:value-type="float">
            <text:p>0.000958128715865</text:p>
          </table:table-cell>
          <table:table-cell office:value-type="float" office:value="5.20380020141602" calcext:value-type="float">
            <text:p>5.20380020141602</text:p>
          </table:table-cell>
          <table:table-cell office:value-type="float" office:value="-53.390998840332" calcext:value-type="float">
            <text:p>-53.390998840332</text:p>
          </table:table-cell>
          <table:table-cell office:value-type="float" office:value="-93.5491714477539" calcext:value-type="float">
            <text:p>-93.54917144775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40967564657331" calcext:value-type="float">
            <text:p>-0.014096756465733</text:p>
          </table:table-cell>
          <table:table-cell office:value-type="float" office:value="5.51060009002686" calcext:value-type="float">
            <text:p>5.51060009002686</text:p>
          </table:table-cell>
          <table:table-cell office:value-type="float" office:value="-51.7786102294922" calcext:value-type="float">
            <text:p>-51.7786102294922</text:p>
          </table:table-cell>
          <table:table-cell office:value-type="float" office:value="-97.0778884887695" calcext:value-type="float">
            <text:p>-97.077888488769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7.90248" calcext:value-type="float">
            <text:p>1639747637.90248</text:p>
          </table:table-cell>
          <table:table-cell office:value-type="float" office:value="186.02799987793" calcext:value-type="float">
            <text:p>186.02799987793</text:p>
          </table:table-cell>
          <table:table-cell office:value-type="float" office:value="-0.0540351457893848" calcext:value-type="float">
            <text:p>-0.054035145789385</text:p>
          </table:table-cell>
          <table:table-cell office:value-type="float" office:value="-0.0416272953152657" calcext:value-type="float">
            <text:p>-0.041627295315266</text:p>
          </table:table-cell>
          <table:table-cell office:value-type="float" office:value="0.00676681101322174" calcext:value-type="float">
            <text:p>0.006766811013222</text:p>
          </table:table-cell>
          <table:table-cell office:value-type="float" office:value="0.000219759618630633" calcext:value-type="float">
            <text:p>0.000219759618631</text:p>
          </table:table-cell>
          <table:table-cell office:value-type="float" office:value="4.75997924804688" calcext:value-type="float">
            <text:p>4.75997924804688</text:p>
          </table:table-cell>
          <table:table-cell office:value-type="float" office:value="0" calcext:value-type="float">
            <text:p>0</text:p>
          </table:table-cell>
          <table:table-cell office:value-type="float" office:value="0.00966100487858057" calcext:value-type="float">
            <text:p>0.009661004878581</text:p>
          </table:table-cell>
          <table:table-cell office:value-type="float" office:value="5.12120008468628" calcext:value-type="float">
            <text:p>5.12120008468628</text:p>
          </table:table-cell>
          <table:table-cell office:value-type="float" office:value="-50.5223503112793" calcext:value-type="float">
            <text:p>-50.5223503112793</text:p>
          </table:table-cell>
          <table:table-cell office:value-type="float" office:value="-98.6105499267578" calcext:value-type="float">
            <text:p>-98.61054992675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17879691720009" calcext:value-type="float">
            <text:p>0.031787969172001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7.8777961730957" calcext:value-type="float">
            <text:p>-47.8777961730957</text:p>
          </table:table-cell>
          <table:table-cell office:value-type="float" office:value="-97.8305740356445" calcext:value-type="float">
            <text:p>-97.83057403564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297061796300113" calcext:value-type="float">
            <text:p>0.002970617963001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2.6127014160156" calcext:value-type="float">
            <text:p>-52.6127014160156</text:p>
          </table:table-cell>
          <table:table-cell office:value-type="float" office:value="-98.1709823608398" calcext:value-type="float">
            <text:p>-98.170982360839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97150558233261" calcext:value-type="float">
            <text:p>-0.019715055823326</text:p>
          </table:table-cell>
          <table:table-cell office:value-type="float" office:value="5.45160007476807" calcext:value-type="float">
            <text:p>5.45160007476807</text:p>
          </table:table-cell>
          <table:table-cell office:value-type="float" office:value="-52.4681091308594" calcext:value-type="float">
            <text:p>-52.4681091308594</text:p>
          </table:table-cell>
          <table:table-cell office:value-type="float" office:value="-99.1298675537109" calcext:value-type="float">
            <text:p>-99.129867553710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8.02638" calcext:value-type="float">
            <text:p>1639747638.02638</text:p>
          </table:table-cell>
          <table:table-cell office:value-type="float" office:value="191.143035888672" calcext:value-type="float">
            <text:p>191.143035888672</text:p>
          </table:table-cell>
          <table:table-cell office:value-type="float" office:value="-0.0986515134572983" calcext:value-type="float">
            <text:p>-0.098651513457298</text:p>
          </table:table-cell>
          <table:table-cell office:value-type="float" office:value="-0.0549996830523014" calcext:value-type="float">
            <text:p>-0.054999683052302</text:p>
          </table:table-cell>
          <table:table-cell office:value-type="float" office:value="0.0107995728030801" calcext:value-type="float">
            <text:p>0.01079957280308</text:p>
          </table:table-cell>
          <table:table-cell office:value-type="float" office:value="0.000298349390504882" calcext:value-type="float">
            <text:p>0.000298349390505</text:p>
          </table:table-cell>
          <table:table-cell office:value-type="float" office:value="4.76270437240601" calcext:value-type="float">
            <text:p>4.76270437240601</text:p>
          </table:table-cell>
          <table:table-cell office:value-type="float" office:value="0" calcext:value-type="float">
            <text:p>0</text:p>
          </table:table-cell>
          <table:table-cell office:value-type="float" office:value="0.0206612981855869" calcext:value-type="float">
            <text:p>0.020661298185587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50.306755065918" calcext:value-type="float">
            <text:p>-50.306755065918</text:p>
          </table:table-cell>
          <table:table-cell office:value-type="float" office:value="-97.6802673339844" calcext:value-type="float">
            <text:p>-97.680267333984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22085800766945" calcext:value-type="float">
            <text:p>0.052208580076695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7.8540115356445" calcext:value-type="float">
            <text:p>-47.8540115356445</text:p>
          </table:table-cell>
          <table:table-cell office:value-type="float" office:value="-96.5006484985352" calcext:value-type="float">
            <text:p>-96.50064849853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201496807858348" calcext:value-type="float">
            <text:p>-0.002014968078583</text:p>
          </table:table-cell>
          <table:table-cell office:value-type="float" office:value="5.33360004425049" calcext:value-type="float">
            <text:p>5.33360004425049</text:p>
          </table:table-cell>
          <table:table-cell office:value-type="float" office:value="-52.1866302490234" calcext:value-type="float">
            <text:p>-52.1866302490234</text:p>
          </table:table-cell>
          <table:table-cell office:value-type="float" office:value="-95.6162033081055" calcext:value-type="float">
            <text:p>-95.616203308105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11271548271179" calcext:value-type="float">
            <text:p>-0.031127154827118</text:p>
          </table:table-cell>
          <table:table-cell office:value-type="float" office:value="5.49880027770996" calcext:value-type="float">
            <text:p>5.49880027770996</text:p>
          </table:table-cell>
          <table:table-cell office:value-type="float" office:value="-53.6221961975098" calcext:value-type="float">
            <text:p>-53.6221961975098</text:p>
          </table:table-cell>
          <table:table-cell office:value-type="float" office:value="-98.9466552734375" calcext:value-type="float">
            <text:p>-98.94665527343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8.26443" calcext:value-type="float">
            <text:p>1639747638.26443</text:p>
          </table:table-cell>
          <table:table-cell office:value-type="float" office:value="185.97102355957" calcext:value-type="float">
            <text:p>185.97102355957</text:p>
          </table:table-cell>
          <table:table-cell office:value-type="float" office:value="-0.15184174478054" calcext:value-type="float">
            <text:p>-0.15184174478054</text:p>
          </table:table-cell>
          <table:table-cell office:value-type="float" office:value="-0.049629483371973" calcext:value-type="float">
            <text:p>-0.049629483371973</text:p>
          </table:table-cell>
          <table:table-cell office:value-type="float" office:value="0.015458095818758" calcext:value-type="float">
            <text:p>0.015458095818758</text:p>
          </table:table-cell>
          <table:table-cell office:value-type="float" office:value="0.000434984714956954" calcext:value-type="float">
            <text:p>0.000434984714957</text:p>
          </table:table-cell>
          <table:table-cell office:value-type="float" office:value="4.78723335266113" calcext:value-type="float">
            <text:p>4.78723335266113</text:p>
          </table:table-cell>
          <table:table-cell office:value-type="float" office:value="0" calcext:value-type="float">
            <text:p>0</text:p>
          </table:table-cell>
          <table:table-cell office:value-type="float" office:value="0.0408960208296776" calcext:value-type="float">
            <text:p>0.040896020829678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48.2224884033203" calcext:value-type="float">
            <text:p>-48.2224884033203</text:p>
          </table:table-cell>
          <table:table-cell office:value-type="float" office:value="-99.9531021118164" calcext:value-type="float">
            <text:p>-99.953102111816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99767023324966" calcext:value-type="float">
            <text:p>0.069976702332497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51.7077407836914" calcext:value-type="float">
            <text:p>-51.7077407836914</text:p>
          </table:table-cell>
          <table:table-cell office:value-type="float" office:value="-101.02466583252" calcext:value-type="float">
            <text:p>-101.024665832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50115834549069" calcext:value-type="float">
            <text:p>-0.015011583454907</text:p>
          </table:table-cell>
          <table:table-cell office:value-type="float" office:value="5.36900043487549" calcext:value-type="float">
            <text:p>5.36900043487549</text:p>
          </table:table-cell>
          <table:table-cell office:value-type="float" office:value="-54.033618927002" calcext:value-type="float">
            <text:p>-54.033618927002</text:p>
          </table:table-cell>
          <table:table-cell office:value-type="float" office:value="-100.543571472168" calcext:value-type="float">
            <text:p>-100.54357147216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95966731011868" calcext:value-type="float">
            <text:p>-0.039596673101187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5.5184173583984" calcext:value-type="float">
            <text:p>-55.5184173583984</text:p>
          </table:table-cell>
          <table:table-cell office:value-type="float" office:value="-99.4446716308594" calcext:value-type="float">
            <text:p>-99.44467163085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8.38306" calcext:value-type="float">
            <text:p>1639747638.38306</text:p>
          </table:table-cell>
          <table:table-cell office:value-type="float" office:value="190.67073059082" calcext:value-type="float">
            <text:p>190.67073059082</text:p>
          </table:table-cell>
          <table:table-cell office:value-type="float" office:value="-0.223575115203857" calcext:value-type="float">
            <text:p>-0.223575115203857</text:p>
          </table:table-cell>
          <table:table-cell office:value-type="float" office:value="-0.0267476700246334" calcext:value-type="float">
            <text:p>-0.026747670024634</text:p>
          </table:table-cell>
          <table:table-cell office:value-type="float" office:value="0.0175442919135094" calcext:value-type="float">
            <text:p>0.017544291913509</text:p>
          </table:table-cell>
          <table:table-cell office:value-type="float" office:value="0.000505047733895481" calcext:value-type="float">
            <text:p>0.000505047733895</text:p>
          </table:table-cell>
          <table:table-cell office:value-type="float" office:value="4.75180292129517" calcext:value-type="float">
            <text:p>4.75180292129517</text:p>
          </table:table-cell>
          <table:table-cell office:value-type="float" office:value="0" calcext:value-type="float">
            <text:p>0</text:p>
          </table:table-cell>
          <table:table-cell office:value-type="float" office:value="0.0696216523647308" calcext:value-type="float">
            <text:p>0.069621652364731</text:p>
          </table:table-cell>
          <table:table-cell office:value-type="float" office:value="4.86160039901733" calcext:value-type="float">
            <text:p>4.86160039901733</text:p>
          </table:table-cell>
          <table:table-cell office:value-type="float" office:value="-48.1862144470215" calcext:value-type="float">
            <text:p>-48.1862144470215</text:p>
          </table:table-cell>
          <table:table-cell office:value-type="float" office:value="-96.7954330444336" calcext:value-type="float">
            <text:p>-96.795433044433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36821123957634" calcext:value-type="float">
            <text:p>0.083682112395763</text:p>
          </table:table-cell>
          <table:table-cell office:value-type="float" office:value="4.99140024185181" calcext:value-type="float">
            <text:p>4.99140024185181</text:p>
          </table:table-cell>
          <table:table-cell office:value-type="float" office:value="-50.8957748413086" calcext:value-type="float">
            <text:p>-50.8957748413086</text:p>
          </table:table-cell>
          <table:table-cell office:value-type="float" office:value="-96.0259475708008" calcext:value-type="float">
            <text:p>-96.025947570800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9736962020397" calcext:value-type="float">
            <text:p>-0.03697369620204</text:p>
          </table:table-cell>
          <table:table-cell office:value-type="float" office:value="5.42799997329712" calcext:value-type="float">
            <text:p>5.42799997329712</text:p>
          </table:table-cell>
          <table:table-cell office:value-type="float" office:value="-57.2964782714844" calcext:value-type="float">
            <text:p>-57.2964782714844</text:p>
          </table:table-cell>
          <table:table-cell office:value-type="float" office:value="-94.4982070922852" calcext:value-type="float">
            <text:p>-94.498207092285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18185980618" calcext:value-type="float">
            <text:p>-0.0518185980618</text:p>
          </table:table-cell>
          <table:table-cell office:value-type="float" office:value="5.35720014572144" calcext:value-type="float">
            <text:p>5.35720014572144</text:p>
          </table:table-cell>
          <table:table-cell office:value-type="float" office:value="-52.8674049377441" calcext:value-type="float">
            <text:p>-52.8674049377441</text:p>
          </table:table-cell>
          <table:table-cell office:value-type="float" office:value="-97.7056579589844" calcext:value-type="float">
            <text:p>-97.705657958984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8.62491" calcext:value-type="float">
            <text:p>1639747638.62491</text:p>
          </table:table-cell>
          <table:table-cell office:value-type="float" office:value="189.197540283203" calcext:value-type="float">
            <text:p>189.197540283203</text:p>
          </table:table-cell>
          <table:table-cell office:value-type="float" office:value="-0.269984632730484" calcext:value-type="float">
            <text:p>-0.269984632730484</text:p>
          </table:table-cell>
          <table:table-cell office:value-type="float" office:value="-0.0112586533650756" calcext:value-type="float">
            <text:p>-0.011258653365076</text:p>
          </table:table-cell>
          <table:table-cell office:value-type="float" office:value="0.0204693581908941" calcext:value-type="float">
            <text:p>0.020469358190894</text:p>
          </table:table-cell>
          <table:table-cell office:value-type="float" office:value="0.000497204891871661" calcext:value-type="float">
            <text:p>0.000497204891872</text:p>
          </table:table-cell>
          <table:table-cell office:value-type="float" office:value="4.77905750274658" calcext:value-type="float">
            <text:p>4.77905750274658</text:p>
          </table:table-cell>
          <table:table-cell office:value-type="float" office:value="0" calcext:value-type="float">
            <text:p>0</text:p>
          </table:table-cell>
          <table:table-cell office:value-type="float" office:value="0.0889537110924721" calcext:value-type="float">
            <text:p>0.088953711092472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46.0939140319824" calcext:value-type="float">
            <text:p>-46.0939140319824</text:p>
          </table:table-cell>
          <table:table-cell office:value-type="float" office:value="-98.5190048217774" calcext:value-type="float">
            <text:p>-98.519004821777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49965342879295" calcext:value-type="float">
            <text:p>0.09499653428793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48.532901763916" calcext:value-type="float">
            <text:p>-48.532901763916</text:p>
          </table:table-cell>
          <table:table-cell office:value-type="float" office:value="-98.5366897583008" calcext:value-type="float">
            <text:p>-98.536689758300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1047544926405" calcext:value-type="float">
            <text:p>-0.051047544926405</text:p>
          </table:table-cell>
          <table:table-cell office:value-type="float" office:value="5.64040040969849" calcext:value-type="float">
            <text:p>5.64040040969849</text:p>
          </table:table-cell>
          <table:table-cell office:value-type="float" office:value="-58.0728950500488" calcext:value-type="float">
            <text:p>-58.0728950500488</text:p>
          </table:table-cell>
          <table:table-cell office:value-type="float" office:value="-96.9239273071289" calcext:value-type="float">
            <text:p>-96.923927307128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7230893522501" calcext:value-type="float">
            <text:p>-0.057230893522501</text:p>
          </table:table-cell>
          <table:table-cell office:value-type="float" office:value="5.32180023193359" calcext:value-type="float">
            <text:p>5.32180023193359</text:p>
          </table:table-cell>
          <table:table-cell office:value-type="float" office:value="-53.1550979614258" calcext:value-type="float">
            <text:p>-53.1550979614258</text:p>
          </table:table-cell>
          <table:table-cell office:value-type="float" office:value="-98.4548416137695" calcext:value-type="float">
            <text:p>-98.454841613769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8.86408" calcext:value-type="float">
            <text:p>1639747638.86408</text:p>
          </table:table-cell>
          <table:table-cell office:value-type="float" office:value="186.635971069336" calcext:value-type="float">
            <text:p>186.635971069336</text:p>
          </table:table-cell>
          <table:table-cell office:value-type="float" office:value="-0.331383436918259" calcext:value-type="float">
            <text:p>-0.331383436918259</text:p>
          </table:table-cell>
          <table:table-cell office:value-type="float" office:value="-0.0262119118124247" calcext:value-type="float">
            <text:p>-0.026211911812425</text:p>
          </table:table-cell>
          <table:table-cell office:value-type="float" office:value="0.0252217967063189" calcext:value-type="float">
            <text:p>0.025221796706319</text:p>
          </table:table-cell>
          <table:table-cell office:value-type="float" office:value="0.000836834544315934" calcext:value-type="float">
            <text:p>0.000836834544316</text:p>
          </table:table-cell>
          <table:table-cell office:value-type="float" office:value="4.74907732009888" calcext:value-type="float">
            <text:p>4.74907732009888</text:p>
          </table:table-cell>
          <table:table-cell office:value-type="float" office:value="0" calcext:value-type="float">
            <text:p>0</text:p>
          </table:table-cell>
          <table:table-cell office:value-type="float" office:value="0.107454650104046" calcext:value-type="float">
            <text:p>0.107454650104046</text:p>
          </table:table-cell>
          <table:table-cell office:value-type="float" office:value="4.7790002822876" calcext:value-type="float">
            <text:p>4.7790002822876</text:p>
          </table:table-cell>
          <table:table-cell office:value-type="float" office:value="-47.1577987670898" calcext:value-type="float">
            <text:p>-47.1577987670898</text:p>
          </table:table-cell>
          <table:table-cell office:value-type="float" office:value="-97.1310882568359" calcext:value-type="float">
            <text:p>-97.131088256835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8459813296795" calcext:value-type="float">
            <text:p>0.118459813296795</text:p>
          </table:table-cell>
          <table:table-cell office:value-type="float" office:value="4.99140024185181" calcext:value-type="float">
            <text:p>4.99140024185181</text:p>
          </table:table-cell>
          <table:table-cell office:value-type="float" office:value="-49.8481025695801" calcext:value-type="float">
            <text:p>-49.8481025695801</text:p>
          </table:table-cell>
          <table:table-cell office:value-type="float" office:value="-94.9188995361328" calcext:value-type="float">
            <text:p>-94.918899536132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79661466181278" calcext:value-type="float">
            <text:p>-0.057966146618128</text:p>
          </table:table-cell>
          <table:table-cell office:value-type="float" office:value="5.61680030822754" calcext:value-type="float">
            <text:p>5.61680030822754</text:p>
          </table:table-cell>
          <table:table-cell office:value-type="float" office:value="-57.7043075561523" calcext:value-type="float">
            <text:p>-57.7043075561523</text:p>
          </table:table-cell>
          <table:table-cell office:value-type="float" office:value="-93.6951522827149" calcext:value-type="float">
            <text:p>-93.695152282714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41235613822937" calcext:value-type="float">
            <text:p>-0.074123561382294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0.5621566772461" calcext:value-type="float">
            <text:p>-50.5621566772461</text:p>
          </table:table-cell>
          <table:table-cell office:value-type="float" office:value="-98.0640716552734" calcext:value-type="float">
            <text:p>-98.06407165527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8.98357" calcext:value-type="float">
            <text:p>1639747638.98357</text:p>
          </table:table-cell>
          <table:table-cell office:value-type="float" office:value="202.967880249023" calcext:value-type="float">
            <text:p>202.967880249023</text:p>
          </table:table-cell>
          <table:table-cell office:value-type="float" office:value="-0.346501171588898" calcext:value-type="float">
            <text:p>-0.346501171588898</text:p>
          </table:table-cell>
          <table:table-cell office:value-type="float" office:value="-0.0415609441697598" calcext:value-type="float">
            <text:p>-0.04156094416976</text:p>
          </table:table-cell>
          <table:table-cell office:value-type="float" office:value="0.0318595543503761" calcext:value-type="float">
            <text:p>0.031859554350376</text:p>
          </table:table-cell>
          <table:table-cell office:value-type="float" office:value="0.000515023188199848" calcext:value-type="float">
            <text:p>0.0005150231882</text:p>
          </table:table-cell>
          <table:table-cell office:value-type="float" office:value="4.70819568634033" calcext:value-type="float">
            <text:p>4.70819568634033</text:p>
          </table:table-cell>
          <table:table-cell office:value-type="float" office:value="0" calcext:value-type="float">
            <text:p>0</text:p>
          </table:table-cell>
          <table:table-cell office:value-type="float" office:value="0.112242378294468" calcext:value-type="float">
            <text:p>0.112242378294468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1.940242767334" calcext:value-type="float">
            <text:p>-41.940242767334</text:p>
          </table:table-cell>
          <table:table-cell office:value-type="float" office:value="-98.5922546386719" calcext:value-type="float">
            <text:p>-98.592254638671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3771449327469" calcext:value-type="float">
            <text:p>0.133771449327469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43.4641456604004" calcext:value-type="float">
            <text:p>-43.4641456604004</text:p>
          </table:table-cell>
          <table:table-cell office:value-type="float" office:value="-98.261116027832" calcext:value-type="float">
            <text:p>-98.26111602783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23608215153217" calcext:value-type="float">
            <text:p>-0.052360821515322</text:p>
          </table:table-cell>
          <table:table-cell office:value-type="float" office:value="5.40440034866333" calcext:value-type="float">
            <text:p>5.40440034866333</text:p>
          </table:table-cell>
          <table:table-cell office:value-type="float" office:value="-56.6791229248047" calcext:value-type="float">
            <text:p>-56.6791229248047</text:p>
          </table:table-cell>
          <table:table-cell office:value-type="float" office:value="-96.6097869873047" calcext:value-type="float">
            <text:p>-96.60978698730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60749280452728" calcext:value-type="float">
            <text:p>-0.076074928045273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1.9728507995606" calcext:value-type="float">
            <text:p>-51.9728507995606</text:p>
          </table:table-cell>
          <table:table-cell office:value-type="float" office:value="-97.8578033447266" calcext:value-type="float">
            <text:p>-97.85780334472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9.22254" calcext:value-type="float">
            <text:p>1639747639.22254</text:p>
          </table:table-cell>
          <table:table-cell office:value-type="float" office:value="190.926071166992" calcext:value-type="float">
            <text:p>190.926071166992</text:p>
          </table:table-cell>
          <table:table-cell office:value-type="float" office:value="-0.353192418813705" calcext:value-type="float">
            <text:p>-0.353192418813705</text:p>
          </table:table-cell>
          <table:table-cell office:value-type="float" office:value="-0.0718998089432716" calcext:value-type="float">
            <text:p>-0.071899808943272</text:p>
          </table:table-cell>
          <table:table-cell office:value-type="float" office:value="0.0343452580273151" calcext:value-type="float">
            <text:p>0.034345258027315</text:p>
          </table:table-cell>
          <table:table-cell office:value-type="float" office:value="0.000599271850660443" calcext:value-type="float">
            <text:p>0.00059927185066</text:p>
          </table:table-cell>
          <table:table-cell office:value-type="float" office:value="4.69184303283691" calcext:value-type="float">
            <text:p>4.69184303283691</text:p>
          </table:table-cell>
          <table:table-cell office:value-type="float" office:value="0" calcext:value-type="float">
            <text:p>0</text:p>
          </table:table-cell>
          <table:table-cell office:value-type="float" office:value="0.107192739844322" calcext:value-type="float">
            <text:p>0.107192739844322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7.9112968444824" calcext:value-type="float">
            <text:p>-47.9112968444824</text:p>
          </table:table-cell>
          <table:table-cell office:value-type="float" office:value="-98.8630676269531" calcext:value-type="float">
            <text:p>-98.863067626953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7115975618362" calcext:value-type="float">
            <text:p>0.147115975618362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49.6327896118164" calcext:value-type="float">
            <text:p>-49.6327896118164</text:p>
          </table:table-cell>
          <table:table-cell office:value-type="float" office:value="-98.7125701904297" calcext:value-type="float">
            <text:p>-98.71257019042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4878862798214" calcext:value-type="float">
            <text:p>-0.044878862798214</text:p>
          </table:table-cell>
          <table:table-cell office:value-type="float" office:value="5.41620016098022" calcext:value-type="float">
            <text:p>5.41620016098022</text:p>
          </table:table-cell>
          <table:table-cell office:value-type="float" office:value="-55.8052024841309" calcext:value-type="float">
            <text:p>-55.8052024841309</text:p>
          </table:table-cell>
          <table:table-cell office:value-type="float" office:value="-98.4047241210937" calcext:value-type="float">
            <text:p>-98.404724121093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07038918137551" calcext:value-type="float">
            <text:p>-0.080703891813755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3.9286956787109" calcext:value-type="float">
            <text:p>-53.9286956787109</text:p>
          </table:table-cell>
          <table:table-cell office:value-type="float" office:value="-99.2745666503906" calcext:value-type="float">
            <text:p>-99.27456665039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9.46341" calcext:value-type="float">
            <text:p>1639747639.46341</text:p>
          </table:table-cell>
          <table:table-cell office:value-type="float" office:value="187.804458618164" calcext:value-type="float">
            <text:p>187.804458618164</text:p>
          </table:table-cell>
          <table:table-cell office:value-type="float" office:value="-0.32346111536026" calcext:value-type="float">
            <text:p>-0.32346111536026</text:p>
          </table:table-cell>
          <table:table-cell office:value-type="float" office:value="-0.0574600212275982" calcext:value-type="float">
            <text:p>-0.057460021227598</text:p>
          </table:table-cell>
          <table:table-cell office:value-type="float" office:value="0.0285717714577913" calcext:value-type="float">
            <text:p>0.028571771457791</text:p>
          </table:table-cell>
          <table:table-cell office:value-type="float" office:value="0.000506242096889764" calcext:value-type="float">
            <text:p>0.00050624209689</text:p>
          </table:table-cell>
          <table:table-cell office:value-type="float" office:value="4.69729375839233" calcext:value-type="float">
            <text:p>4.69729375839233</text:p>
          </table:table-cell>
          <table:table-cell office:value-type="float" office:value="0" calcext:value-type="float">
            <text:p>0</text:p>
          </table:table-cell>
          <table:table-cell office:value-type="float" office:value="0.0976873636245728" calcext:value-type="float">
            <text:p>0.097687363624573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46.1339378356934" calcext:value-type="float">
            <text:p>-46.1339378356934</text:p>
          </table:table-cell>
          <table:table-cell office:value-type="float" office:value="-98.2931289672852" calcext:value-type="float">
            <text:p>-98.293128967285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0163073539734" calcext:value-type="float">
            <text:p>0.130163073539734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49.3176498413086" calcext:value-type="float">
            <text:p>-49.3176498413086</text:p>
          </table:table-cell>
          <table:table-cell office:value-type="float" office:value="-98.6119613647461" calcext:value-type="float">
            <text:p>-98.611961364746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61416617035866" calcext:value-type="float">
            <text:p>-0.046141661703587</text:p>
          </table:table-cell>
          <table:table-cell office:value-type="float" office:value="5.42799997329712" calcext:value-type="float">
            <text:p>5.42799997329712</text:p>
          </table:table-cell>
          <table:table-cell office:value-type="float" office:value="-56.3694953918457" calcext:value-type="float">
            <text:p>-56.3694953918457</text:p>
          </table:table-cell>
          <table:table-cell office:value-type="float" office:value="-97.4285049438477" calcext:value-type="float">
            <text:p>-97.428504943847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6199471950531" calcext:value-type="float">
            <text:p>-0.076199471950531</text:p>
          </table:table-cell>
          <table:table-cell office:value-type="float" office:value="5.2746000289917" calcext:value-type="float">
            <text:p>5.2746000289917</text:p>
          </table:table-cell>
          <table:table-cell office:value-type="float" office:value="-53.2853469848633" calcext:value-type="float">
            <text:p>-53.2853469848633</text:p>
          </table:table-cell>
          <table:table-cell office:value-type="float" office:value="-98.8689880371094" calcext:value-type="float">
            <text:p>-98.86898803710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9.59351" calcext:value-type="float">
            <text:p>1639747639.59351</text:p>
          </table:table-cell>
          <table:table-cell office:value-type="float" office:value="191.563369750977" calcext:value-type="float">
            <text:p>191.563369750977</text:p>
          </table:table-cell>
          <table:table-cell office:value-type="float" office:value="-0.296327531337738" calcext:value-type="float">
            <text:p>-0.296327531337738</text:p>
          </table:table-cell>
          <table:table-cell office:value-type="float" office:value="-0.0588631629943848" calcext:value-type="float">
            <text:p>-0.058863162994385</text:p>
          </table:table-cell>
          <table:table-cell office:value-type="float" office:value="0.0242657996714115" calcext:value-type="float">
            <text:p>0.024265799671412</text:p>
          </table:table-cell>
          <table:table-cell office:value-type="float" office:value="0.000543964852113277" calcext:value-type="float">
            <text:p>0.000543964852113</text:p>
          </table:table-cell>
          <table:table-cell office:value-type="float" office:value="4.6945686340332" calcext:value-type="float">
            <text:p>4.6945686340332</text:p>
          </table:table-cell>
          <table:table-cell office:value-type="float" office:value="0" calcext:value-type="float">
            <text:p>0</text:p>
          </table:table-cell>
          <table:table-cell office:value-type="float" office:value="0.0880189538002014" calcext:value-type="float">
            <text:p>0.088018953800202</text:p>
          </table:table-cell>
          <table:table-cell office:value-type="float" office:value="4.80260038375855" calcext:value-type="float">
            <text:p>4.80260038375855</text:p>
          </table:table-cell>
          <table:table-cell office:value-type="float" office:value="-43.9524307250977" calcext:value-type="float">
            <text:p>-43.9524307250977</text:p>
          </table:table-cell>
          <table:table-cell office:value-type="float" office:value="-98.7712097167969" calcext:value-type="float">
            <text:p>-98.771209716796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7213897407055" calcext:value-type="float">
            <text:p>0.117213897407055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7.3778839111328" calcext:value-type="float">
            <text:p>-47.3778839111328</text:p>
          </table:table-cell>
          <table:table-cell office:value-type="float" office:value="-98.2412109375" calcext:value-type="float">
            <text:p>-98.24121093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12267632782459" calcext:value-type="float">
            <text:p>-0.041226763278246</text:p>
          </table:table-cell>
          <table:table-cell office:value-type="float" office:value="5.42799997329712" calcext:value-type="float">
            <text:p>5.42799997329712</text:p>
          </table:table-cell>
          <table:table-cell office:value-type="float" office:value="-57.1909484863281" calcext:value-type="float">
            <text:p>-57.1909484863281</text:p>
          </table:table-cell>
          <table:table-cell office:value-type="float" office:value="-97.0392379760742" calcext:value-type="float">
            <text:p>-97.039237976074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46275410056114" calcext:value-type="float">
            <text:p>-0.074627541005612</text:p>
          </table:table-cell>
          <table:table-cell office:value-type="float" office:value="5.28640031814575" calcext:value-type="float">
            <text:p>5.28640031814575</text:p>
          </table:table-cell>
          <table:table-cell office:value-type="float" office:value="-57.0362129211426" calcext:value-type="float">
            <text:p>-57.0362129211426</text:p>
          </table:table-cell>
          <table:table-cell office:value-type="float" office:value="-99.0968017578125" calcext:value-type="float">
            <text:p>-99.0968017578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9.83315" calcext:value-type="float">
            <text:p>1639747639.83315</text:p>
          </table:table-cell>
          <table:table-cell office:value-type="float" office:value="193.375579833984" calcext:value-type="float">
            <text:p>193.375579833984</text:p>
          </table:table-cell>
          <table:table-cell office:value-type="float" office:value="-0.270530134439468" calcext:value-type="float">
            <text:p>-0.270530134439468</text:p>
          </table:table-cell>
          <table:table-cell office:value-type="float" office:value="-0.0687815397977829" calcext:value-type="float">
            <text:p>-0.068781539797783</text:p>
          </table:table-cell>
          <table:table-cell office:value-type="float" office:value="0.0234365444630384" calcext:value-type="float">
            <text:p>0.023436544463039</text:p>
          </table:table-cell>
          <table:table-cell office:value-type="float" office:value="0.000594027573242783" calcext:value-type="float">
            <text:p>0.000594027573243</text:p>
          </table:table-cell>
          <table:table-cell office:value-type="float" office:value="4.6536865234375" calcext:value-type="float">
            <text:p>4.6536865234375</text:p>
          </table:table-cell>
          <table:table-cell office:value-type="float" office:value="0" calcext:value-type="float">
            <text:p>0</text:p>
          </table:table-cell>
          <table:table-cell office:value-type="float" office:value="0.0748468190431595" calcext:value-type="float">
            <text:p>0.07484681904316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43.0412216186523" calcext:value-type="float">
            <text:p>-43.0412216186523</text:p>
          </table:table-cell>
          <table:table-cell office:value-type="float" office:value="-98.9431991577149" calcext:value-type="float">
            <text:p>-98.943199157714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3662891089916" calcext:value-type="float">
            <text:p>0.113662891089916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47.9591331481934" calcext:value-type="float">
            <text:p>-47.9591331481934</text:p>
          </table:table-cell>
          <table:table-cell office:value-type="float" office:value="-99.7472534179687" calcext:value-type="float">
            <text:p>-99.747253417968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4937459975481" calcext:value-type="float">
            <text:p>-0.034937459975481</text:p>
          </table:table-cell>
          <table:table-cell office:value-type="float" office:value="5.39260005950928" calcext:value-type="float">
            <text:p>5.39260005950928</text:p>
          </table:table-cell>
          <table:table-cell office:value-type="float" office:value="-57.4833145141602" calcext:value-type="float">
            <text:p>-57.4833145141602</text:p>
          </table:table-cell>
          <table:table-cell office:value-type="float" office:value="-98.8219223022461" calcext:value-type="float">
            <text:p>-98.82192230224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91884756088257" calcext:value-type="float">
            <text:p>-0.069188475608826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3.8129272460938" calcext:value-type="float">
            <text:p>-53.8129272460938</text:p>
          </table:table-cell>
          <table:table-cell office:value-type="float" office:value="-98.6620788574219" calcext:value-type="float">
            <text:p>-98.662078857421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39.95112" calcext:value-type="float">
            <text:p>1639747639.95112</text:p>
          </table:table-cell>
          <table:table-cell office:value-type="float" office:value="189.140075683594" calcext:value-type="float">
            <text:p>189.140075683594</text:p>
          </table:table-cell>
          <table:table-cell office:value-type="float" office:value="-0.244927227497101" calcext:value-type="float">
            <text:p>-0.244927227497101</text:p>
          </table:table-cell>
          <table:table-cell office:value-type="float" office:value="-0.069162517786026" calcext:value-type="float">
            <text:p>-0.069162517786026</text:p>
          </table:table-cell>
          <table:table-cell office:value-type="float" office:value="0.0218385756015778" calcext:value-type="float">
            <text:p>0.021838575601578</text:p>
          </table:table-cell>
          <table:table-cell office:value-type="float" office:value="0.000433846667874604" calcext:value-type="float">
            <text:p>0.000433846667875</text:p>
          </table:table-cell>
          <table:table-cell office:value-type="float" office:value="4.65096139907837" calcext:value-type="float">
            <text:p>4.65096139907837</text:p>
          </table:table-cell>
          <table:table-cell office:value-type="float" office:value="0" calcext:value-type="float">
            <text:p>0</text:p>
          </table:table-cell>
          <table:table-cell office:value-type="float" office:value="0.0681454837322235" calcext:value-type="float">
            <text:p>0.068145483732224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8.4391059875488" calcext:value-type="float">
            <text:p>-48.4391059875488</text:p>
          </table:table-cell>
          <table:table-cell office:value-type="float" office:value="-99.9603500366211" calcext:value-type="float">
            <text:p>-99.960350036621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4630559682846" calcext:value-type="float">
            <text:p>0.104630559682846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46.7799644470215" calcext:value-type="float">
            <text:p>-46.7799644470215</text:p>
          </table:table-cell>
          <table:table-cell office:value-type="float" office:value="-99.6808547973633" calcext:value-type="float">
            <text:p>-99.680854797363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57403701543808" calcext:value-type="float">
            <text:p>-0.025740370154381</text:p>
          </table:table-cell>
          <table:table-cell office:value-type="float" office:value="5.34540033340454" calcext:value-type="float">
            <text:p>5.34540033340454</text:p>
          </table:table-cell>
          <table:table-cell office:value-type="float" office:value="-54.219123840332" calcext:value-type="float">
            <text:p>-54.219123840332</text:p>
          </table:table-cell>
          <table:table-cell office:value-type="float" office:value="-100.164695739746" calcext:value-type="float">
            <text:p>-100.16469573974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51356875896454" calcext:value-type="float">
            <text:p>-0.065135687589645</text:p>
          </table:table-cell>
          <table:table-cell office:value-type="float" office:value="5.25100040435791" calcext:value-type="float">
            <text:p>5.25100040435791</text:p>
          </table:table-cell>
          <table:table-cell office:value-type="float" office:value="-48.9878921508789" calcext:value-type="float">
            <text:p>-48.9878921508789</text:p>
          </table:table-cell>
          <table:table-cell office:value-type="float" office:value="-99.5898513793945" calcext:value-type="float">
            <text:p>-99.58985137939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0.1937" calcext:value-type="float">
            <text:p>1639747640.1937</text:p>
          </table:table-cell>
          <table:table-cell office:value-type="float" office:value="190.556289672852" calcext:value-type="float">
            <text:p>190.556289672852</text:p>
          </table:table-cell>
          <table:table-cell office:value-type="float" office:value="-0.231811121106148" calcext:value-type="float">
            <text:p>-0.231811121106148</text:p>
          </table:table-cell>
          <table:table-cell office:value-type="float" office:value="-0.0496982745826244" calcext:value-type="float">
            <text:p>-0.049698274582625</text:p>
          </table:table-cell>
          <table:table-cell office:value-type="float" office:value="0.0192471649497747" calcext:value-type="float">
            <text:p>0.019247164949775</text:p>
          </table:table-cell>
          <table:table-cell office:value-type="float" office:value="0.000497164845000953" calcext:value-type="float">
            <text:p>0.000497164845001</text:p>
          </table:table-cell>
          <table:table-cell office:value-type="float" office:value="4.61553049087524" calcext:value-type="float">
            <text:p>4.61553049087524</text:p>
          </table:table-cell>
          <table:table-cell office:value-type="float" office:value="0" calcext:value-type="float">
            <text:p>0</text:p>
          </table:table-cell>
          <table:table-cell office:value-type="float" office:value="0.0669206827878952" calcext:value-type="float">
            <text:p>0.066920682787895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51.0227432250977" calcext:value-type="float">
            <text:p>-51.0227432250977</text:p>
          </table:table-cell>
          <table:table-cell office:value-type="float" office:value="-97.8625259399414" calcext:value-type="float">
            <text:p>-97.862525939941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41321551799774" calcext:value-type="float">
            <text:p>0.094132155179978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6.6462211608887" calcext:value-type="float">
            <text:p>-46.6462211608887</text:p>
          </table:table-cell>
          <table:table-cell office:value-type="float" office:value="-97.6888732910156" calcext:value-type="float">
            <text:p>-97.688873291015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16748023033142" calcext:value-type="float">
            <text:p>-0.031674802303314</text:p>
          </table:table-cell>
          <table:table-cell office:value-type="float" office:value="5.28640031814575" calcext:value-type="float">
            <text:p>5.28640031814575</text:p>
          </table:table-cell>
          <table:table-cell office:value-type="float" office:value="-56.4960708618164" calcext:value-type="float">
            <text:p>-56.4960708618164</text:p>
          </table:table-cell>
          <table:table-cell office:value-type="float" office:value="-96.5269088745117" calcext:value-type="float">
            <text:p>-96.52690887451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78213296830654" calcext:value-type="float">
            <text:p>-0.057821329683066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3.4678535461426" calcext:value-type="float">
            <text:p>-53.4678535461426</text:p>
          </table:table-cell>
          <table:table-cell office:value-type="float" office:value="-98.2124481201172" calcext:value-type="float">
            <text:p>-98.21244812011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0.31266" calcext:value-type="float">
            <text:p>1639747640.31266</text:p>
          </table:table-cell>
          <table:table-cell office:value-type="float" office:value="186.311721801758" calcext:value-type="float">
            <text:p>186.311721801758</text:p>
          </table:table-cell>
          <table:table-cell office:value-type="float" office:value="-0.219490706920624" calcext:value-type="float">
            <text:p>-0.219490706920624</text:p>
          </table:table-cell>
          <table:table-cell office:value-type="float" office:value="-0.0387133695185185" calcext:value-type="float">
            <text:p>-0.038713369518519</text:p>
          </table:table-cell>
          <table:table-cell office:value-type="float" office:value="0.0172313768416643" calcext:value-type="float">
            <text:p>0.017231376841664</text:p>
          </table:table-cell>
          <table:table-cell office:value-type="float" office:value="0.000484938529552892" calcext:value-type="float">
            <text:p>0.000484938529553</text:p>
          </table:table-cell>
          <table:table-cell office:value-type="float" office:value="4.60190343856812" calcext:value-type="float">
            <text:p>4.60190343856812</text:p>
          </table:table-cell>
          <table:table-cell office:value-type="float" office:value="0" calcext:value-type="float">
            <text:p>0</text:p>
          </table:table-cell>
          <table:table-cell office:value-type="float" office:value="0.0650066211819649" calcext:value-type="float">
            <text:p>0.065006621181965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48.1150321960449" calcext:value-type="float">
            <text:p>-48.1150321960449</text:p>
          </table:table-cell>
          <table:table-cell office:value-type="float" office:value="-97.9859848022461" calcext:value-type="float">
            <text:p>-97.985984802246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51465985178947" calcext:value-type="float">
            <text:p>0.085146598517895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3.1401176452637" calcext:value-type="float">
            <text:p>-43.1401176452637</text:p>
          </table:table-cell>
          <table:table-cell office:value-type="float" office:value="-97.3239974975586" calcext:value-type="float">
            <text:p>-97.323997497558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18209007382393" calcext:value-type="float">
            <text:p>-0.031820900738239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5.8994331359863" calcext:value-type="float">
            <text:p>-55.8994331359863</text:p>
          </table:table-cell>
          <table:table-cell office:value-type="float" office:value="-95.1236801147461" calcext:value-type="float">
            <text:p>-95.12368011474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47731332480907" calcext:value-type="float">
            <text:p>-0.054773133248091</text:p>
          </table:table-cell>
          <table:table-cell office:value-type="float" office:value="5.21560001373291" calcext:value-type="float">
            <text:p>5.21560001373291</text:p>
          </table:table-cell>
          <table:table-cell office:value-type="float" office:value="-49.9148674011231" calcext:value-type="float">
            <text:p>-49.9148674011231</text:p>
          </table:table-cell>
          <table:table-cell office:value-type="float" office:value="-98.2750396728516" calcext:value-type="float">
            <text:p>-98.275039672851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0.55244" calcext:value-type="float">
            <text:p>1639747640.55244</text:p>
          </table:table-cell>
          <table:table-cell office:value-type="float" office:value="186.798812866211" calcext:value-type="float">
            <text:p>186.798812866211</text:p>
          </table:table-cell>
          <table:table-cell office:value-type="float" office:value="-0.1993168592453" calcext:value-type="float">
            <text:p>-0.1993168592453</text:p>
          </table:table-cell>
          <table:table-cell office:value-type="float" office:value="-0.021284706890583" calcext:value-type="float">
            <text:p>-0.021284706890583</text:p>
          </table:table-cell>
          <table:table-cell office:value-type="float" office:value="0.0166088808327913" calcext:value-type="float">
            <text:p>0.016608880832791</text:p>
          </table:table-cell>
          <table:table-cell office:value-type="float" office:value="0.000375546427676454" calcext:value-type="float">
            <text:p>0.000375546427676</text:p>
          </table:table-cell>
          <table:table-cell office:value-type="float" office:value="4.57737445831299" calcext:value-type="float">
            <text:p>4.57737445831299</text:p>
          </table:table-cell>
          <table:table-cell office:value-type="float" office:value="0" calcext:value-type="float">
            <text:p>0</text:p>
          </table:table-cell>
          <table:table-cell office:value-type="float" office:value="0.063656821846962" calcext:value-type="float">
            <text:p>0.063656821846962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8.8156127929688" calcext:value-type="float">
            <text:p>-48.8156127929688</text:p>
          </table:table-cell>
          <table:table-cell office:value-type="float" office:value="-97.825569152832" calcext:value-type="float">
            <text:p>-97.82556915283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49514326453209" calcext:value-type="float">
            <text:p>0.074951432645321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6.7518615722656" calcext:value-type="float">
            <text:p>-46.7518615722656</text:p>
          </table:table-cell>
          <table:table-cell office:value-type="float" office:value="-97.143669128418" calcext:value-type="float">
            <text:p>-97.1436691284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27611938118935" calcext:value-type="float">
            <text:p>-0.032761193811894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5.6679077148438" calcext:value-type="float">
            <text:p>-55.6679077148438</text:p>
          </table:table-cell>
          <table:table-cell office:value-type="float" office:value="-95.5550308227539" calcext:value-type="float">
            <text:p>-95.55503082275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44304533302784" calcext:value-type="float">
            <text:p>-0.044430453330278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0.6651763916016" calcext:value-type="float">
            <text:p>-50.6651763916016</text:p>
          </table:table-cell>
          <table:table-cell office:value-type="float" office:value="-97.5483856201172" calcext:value-type="float">
            <text:p>-97.54838562011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0.67497" calcext:value-type="float">
            <text:p>1639747640.67497</text:p>
          </table:table-cell>
          <table:table-cell office:value-type="float" office:value="187.996154785156" calcext:value-type="float">
            <text:p>187.996154785156</text:p>
          </table:table-cell>
          <table:table-cell office:value-type="float" office:value="-0.179588839411736" calcext:value-type="float">
            <text:p>-0.179588839411736</text:p>
          </table:table-cell>
          <table:table-cell office:value-type="float" office:value="-0.00105212698690593" calcext:value-type="float">
            <text:p>-0.001052126986906</text:p>
          </table:table-cell>
          <table:table-cell office:value-type="float" office:value="0.0129090687260032" calcext:value-type="float">
            <text:p>0.012909068726003</text:p>
          </table:table-cell>
          <table:table-cell office:value-type="float" office:value="0.000321053463267162" calcext:value-type="float">
            <text:p>0.000321053463267</text:p>
          </table:table-cell>
          <table:table-cell office:value-type="float" office:value="4.59372711181641" calcext:value-type="float">
            <text:p>4.59372711181641</text:p>
          </table:table-cell>
          <table:table-cell office:value-type="float" office:value="0" calcext:value-type="float">
            <text:p>0</text:p>
          </table:table-cell>
          <table:table-cell office:value-type="float" office:value="0.0600130595266819" calcext:value-type="float">
            <text:p>0.060013059526682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6.8658676147461" calcext:value-type="float">
            <text:p>-46.8658676147461</text:p>
          </table:table-cell>
          <table:table-cell office:value-type="float" office:value="-99.4541473388672" calcext:value-type="float">
            <text:p>-99.454147338867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14384785294533" calcext:value-type="float">
            <text:p>0.061438478529453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2.6149978637695" calcext:value-type="float">
            <text:p>-52.6149978637695</text:p>
          </table:table-cell>
          <table:table-cell office:value-type="float" office:value="-99.1613388061523" calcext:value-type="float">
            <text:p>-99.161338806152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7121659219265" calcext:value-type="float">
            <text:p>-0.036712165921927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4.4405517578125" calcext:value-type="float">
            <text:p>-54.4405517578125</text:p>
          </table:table-cell>
          <table:table-cell office:value-type="float" office:value="-98.288948059082" calcext:value-type="float">
            <text:p>-98.28894805908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6347609013319" calcext:value-type="float">
            <text:p>-0.036347609013319</text:p>
          </table:table-cell>
          <table:table-cell office:value-type="float" office:value="5.10940027236939" calcext:value-type="float">
            <text:p>5.10940027236939</text:p>
          </table:table-cell>
          <table:table-cell office:value-type="float" office:value="-49.3959922790527" calcext:value-type="float">
            <text:p>-49.3959922790527</text:p>
          </table:table-cell>
          <table:table-cell office:value-type="float" office:value="-99.4912185668945" calcext:value-type="float">
            <text:p>-99.49121856689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0.91387" calcext:value-type="float">
            <text:p>1639747640.91387</text:p>
          </table:table-cell>
          <table:table-cell office:value-type="float" office:value="188.921936035156" calcext:value-type="float">
            <text:p>188.921936035156</text:p>
          </table:table-cell>
          <table:table-cell office:value-type="float" office:value="-0.186860263347626" calcext:value-type="float">
            <text:p>-0.186860263347626</text:p>
          </table:table-cell>
          <table:table-cell office:value-type="float" office:value="0.0225983392447233" calcext:value-type="float">
            <text:p>0.022598339244723</text:p>
          </table:table-cell>
          <table:table-cell office:value-type="float" office:value="0.0138187268748879" calcext:value-type="float">
            <text:p>0.013818726874888</text:p>
          </table:table-cell>
          <table:table-cell office:value-type="float" office:value="0.000305134832160547" calcext:value-type="float">
            <text:p>0.000305134832161</text:p>
          </table:table-cell>
          <table:table-cell office:value-type="float" office:value="4.59372711181641" calcext:value-type="float">
            <text:p>4.59372711181641</text:p>
          </table:table-cell>
          <table:table-cell office:value-type="float" office:value="0" calcext:value-type="float">
            <text:p>0</text:p>
          </table:table-cell>
          <table:table-cell office:value-type="float" office:value="0.0690314397215843" calcext:value-type="float">
            <text:p>0.069031439721584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45.0745887756348" calcext:value-type="float">
            <text:p>-45.0745887756348</text:p>
          </table:table-cell>
          <table:table-cell office:value-type="float" office:value="-96.6790618896484" calcext:value-type="float">
            <text:p>-96.67906188964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87098859250546" calcext:value-type="float">
            <text:p>0.058709885925055</text:p>
          </table:table-cell>
          <table:table-cell office:value-type="float" office:value="4.89700031280518" calcext:value-type="float">
            <text:p>4.89700031280518</text:p>
          </table:table-cell>
          <table:table-cell office:value-type="float" office:value="-49.7142562866211" calcext:value-type="float">
            <text:p>-49.7142562866211</text:p>
          </table:table-cell>
          <table:table-cell office:value-type="float" office:value="-95.9781951904297" calcext:value-type="float">
            <text:p>-95.97819519042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57089953124523" calcext:value-type="float">
            <text:p>-0.045708995312452</text:p>
          </table:table-cell>
          <table:table-cell office:value-type="float" office:value="5.38080024719238" calcext:value-type="float">
            <text:p>5.38080024719238</text:p>
          </table:table-cell>
          <table:table-cell office:value-type="float" office:value="-52.7115783691406" calcext:value-type="float">
            <text:p>-52.7115783691406</text:p>
          </table:table-cell>
          <table:table-cell office:value-type="float" office:value="-94.3316345214844" calcext:value-type="float">
            <text:p>-94.331634521484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13355512917042" calcext:value-type="float">
            <text:p>-0.031335551291704</text:p>
          </table:table-cell>
          <table:table-cell office:value-type="float" office:value="5.0504002571106" calcext:value-type="float">
            <text:p>5.0504002571106</text:p>
          </table:table-cell>
          <table:table-cell office:value-type="float" office:value="-45.8027610778809" calcext:value-type="float">
            <text:p>-45.8027610778809</text:p>
          </table:table-cell>
          <table:table-cell office:value-type="float" office:value="-97.7454071044922" calcext:value-type="float">
            <text:p>-97.745407104492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1.15208" calcext:value-type="float">
            <text:p>1639747641.15208</text:p>
          </table:table-cell>
          <table:table-cell office:value-type="float" office:value="192.05712890625" calcext:value-type="float">
            <text:p>192.05712890625</text:p>
          </table:table-cell>
          <table:table-cell office:value-type="float" office:value="-0.194825738668442" calcext:value-type="float">
            <text:p>-0.194825738668442</text:p>
          </table:table-cell>
          <table:table-cell office:value-type="float" office:value="0.018629951402545" calcext:value-type="float">
            <text:p>0.018629951402545</text:p>
          </table:table-cell>
          <table:table-cell office:value-type="float" office:value="0.0183235369622707" calcext:value-type="float">
            <text:p>0.018323536962271</text:p>
          </table:table-cell>
          <table:table-cell office:value-type="float" office:value="0.000392472196836024" calcext:value-type="float">
            <text:p>0.000392472196836</text:p>
          </table:table-cell>
          <table:table-cell office:value-type="float" office:value="4.58282518386841" calcext:value-type="float">
            <text:p>4.58282518386841</text:p>
          </table:table-cell>
          <table:table-cell office:value-type="float" office:value="0" calcext:value-type="float">
            <text:p>0</text:p>
          </table:table-cell>
          <table:table-cell office:value-type="float" office:value="0.0746941417455673" calcext:value-type="float">
            <text:p>0.074694141745567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5.8379592895508" calcext:value-type="float">
            <text:p>-45.8379592895508</text:p>
          </table:table-cell>
          <table:table-cell office:value-type="float" office:value="-99.0666580200195" calcext:value-type="float">
            <text:p>-99.066658020019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4603716135025" calcext:value-type="float">
            <text:p>0.064603716135025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48.5979843139648" calcext:value-type="float">
            <text:p>-48.5979843139648</text:p>
          </table:table-cell>
          <table:table-cell office:value-type="float" office:value="-99.5712051391602" calcext:value-type="float">
            <text:p>-99.571205139160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08287160098553" calcext:value-type="float">
            <text:p>-0.040828716009855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5.7256355285645" calcext:value-type="float">
            <text:p>-55.7256355285645</text:p>
          </table:table-cell>
          <table:table-cell office:value-type="float" office:value="-98.5305786132813" calcext:value-type="float">
            <text:p>-98.530578613281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07555068284273" calcext:value-type="float">
            <text:p>-0.030755506828427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1.0762023925781" calcext:value-type="float">
            <text:p>-51.0762023925781</text:p>
          </table:table-cell>
          <table:table-cell office:value-type="float" office:value="-99.5559616088867" calcext:value-type="float">
            <text:p>-99.555961608886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1.2761" calcext:value-type="float">
            <text:p>1639747641.2761</text:p>
          </table:table-cell>
          <table:table-cell office:value-type="float" office:value="194.143295288086" calcext:value-type="float">
            <text:p>194.143295288086</text:p>
          </table:table-cell>
          <table:table-cell office:value-type="float" office:value="-0.215237006545067" calcext:value-type="float">
            <text:p>-0.215237006545067</text:p>
          </table:table-cell>
          <table:table-cell office:value-type="float" office:value="0.00192667404189706" calcext:value-type="float">
            <text:p>0.001926674041897</text:p>
          </table:table-cell>
          <table:table-cell office:value-type="float" office:value="0.0238831620663404" calcext:value-type="float">
            <text:p>0.023883162066341</text:p>
          </table:table-cell>
          <table:table-cell office:value-type="float" office:value="0.000458965747384355" calcext:value-type="float">
            <text:p>0.000458965747384</text:p>
          </table:table-cell>
          <table:table-cell office:value-type="float" office:value="4.5746488571167" calcext:value-type="float">
            <text:p>4.5746488571167</text:p>
          </table:table-cell>
          <table:table-cell office:value-type="float" office:value="0" calcext:value-type="float">
            <text:p>0</text:p>
          </table:table-cell>
          <table:table-cell office:value-type="float" office:value="0.081543080508709" calcext:value-type="float">
            <text:p>0.081543080508709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5.3674011230469" calcext:value-type="float">
            <text:p>-45.3674011230469</text:p>
          </table:table-cell>
          <table:table-cell office:value-type="float" office:value="-98.8714828491211" calcext:value-type="float">
            <text:p>-98.871482849121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89259821176529" calcext:value-type="float">
            <text:p>0.078925982117653</text:p>
          </table:table-cell>
          <table:table-cell office:value-type="float" office:value="4.82620000839233" calcext:value-type="float">
            <text:p>4.82620000839233</text:p>
          </table:table-cell>
          <table:table-cell office:value-type="float" office:value="-48.3330345153809" calcext:value-type="float">
            <text:p>-48.3330345153809</text:p>
          </table:table-cell>
          <table:table-cell office:value-type="float" office:value="-98.1087036132812" calcext:value-type="float">
            <text:p>-98.108703613281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54282669723034" calcext:value-type="float">
            <text:p>-0.035428266972303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5.8828811645508" calcext:value-type="float">
            <text:p>-55.8828811645508</text:p>
          </table:table-cell>
          <table:table-cell office:value-type="float" office:value="-97.4848098754883" calcext:value-type="float">
            <text:p>-97.484809875488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15586233139038" calcext:value-type="float">
            <text:p>-0.041558623313904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2.2310409545898" calcext:value-type="float">
            <text:p>-52.2310409545898</text:p>
          </table:table-cell>
          <table:table-cell office:value-type="float" office:value="-98.8859100341797" calcext:value-type="float">
            <text:p>-98.885910034179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1.51421" calcext:value-type="float">
            <text:p>1639747641.51421</text:p>
          </table:table-cell>
          <table:table-cell office:value-type="float" office:value="189.210174560547" calcext:value-type="float">
            <text:p>189.210174560547</text:p>
          </table:table-cell>
          <table:table-cell office:value-type="float" office:value="-0.234942451119423" calcext:value-type="float">
            <text:p>-0.234942451119423</text:p>
          </table:table-cell>
          <table:table-cell office:value-type="float" office:value="-0.0212019644677639" calcext:value-type="float">
            <text:p>-0.021201964467764</text:p>
          </table:table-cell>
          <table:table-cell office:value-type="float" office:value="0.024924511089921" calcext:value-type="float">
            <text:p>0.024924511089921</text:p>
          </table:table-cell>
          <table:table-cell office:value-type="float" office:value="0.000586720590945333" calcext:value-type="float">
            <text:p>0.000586720590945</text:p>
          </table:table-cell>
          <table:table-cell office:value-type="float" office:value="4.57192325592041" calcext:value-type="float">
            <text:p>4.57192325592041</text:p>
          </table:table-cell>
          <table:table-cell office:value-type="float" office:value="0" calcext:value-type="float">
            <text:p>0</text:p>
          </table:table-cell>
          <table:table-cell office:value-type="float" office:value="0.0813699960708618" calcext:value-type="float">
            <text:p>0.081369996070862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9.7075233459473" calcext:value-type="float">
            <text:p>-49.7075233459473</text:p>
          </table:table-cell>
          <table:table-cell office:value-type="float" office:value="-98.513786315918" calcext:value-type="float">
            <text:p>-98.51378631591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22119915485382" calcext:value-type="float">
            <text:p>0.092211991548538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47.8081283569336" calcext:value-type="float">
            <text:p>-47.8081283569336</text:p>
          </table:table-cell>
          <table:table-cell office:value-type="float" office:value="-98.94580078125" calcext:value-type="float">
            <text:p>-98.945800781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41391786932945" calcext:value-type="float">
            <text:p>-0.034139178693295</text:p>
          </table:table-cell>
          <table:table-cell office:value-type="float" office:value="5.33360004425049" calcext:value-type="float">
            <text:p>5.33360004425049</text:p>
          </table:table-cell>
          <table:table-cell office:value-type="float" office:value="-55.7488212585449" calcext:value-type="float">
            <text:p>-55.7488212585449</text:p>
          </table:table-cell>
          <table:table-cell office:value-type="float" office:value="-97.2462463378906" calcext:value-type="float">
            <text:p>-97.246246337890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67367544770241" calcext:value-type="float">
            <text:p>-0.046736754477024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47.7331390380859" calcext:value-type="float">
            <text:p>-47.7331390380859</text:p>
          </table:table-cell>
          <table:table-cell office:value-type="float" office:value="-99.0991439819336" calcext:value-type="float">
            <text:p>-99.099143981933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1.63134" calcext:value-type="float">
            <text:p>1639747641.63134</text:p>
          </table:table-cell>
          <table:table-cell office:value-type="float" office:value="189.074279785156" calcext:value-type="float">
            <text:p>189.074279785156</text:p>
          </table:table-cell>
          <table:table-cell office:value-type="float" office:value="-0.250260174274445" calcext:value-type="float">
            <text:p>-0.250260174274445</text:p>
          </table:table-cell>
          <table:table-cell office:value-type="float" office:value="-0.0203356053680181" calcext:value-type="float">
            <text:p>-0.020335605368018</text:p>
          </table:table-cell>
          <table:table-cell office:value-type="float" office:value="0.023407930508256" calcext:value-type="float">
            <text:p>0.023407930508256</text:p>
          </table:table-cell>
          <table:table-cell office:value-type="float" office:value="0.000469500984763727" calcext:value-type="float">
            <text:p>0.000469500984764</text:p>
          </table:table-cell>
          <table:table-cell office:value-type="float" office:value="4.57192373275757" calcext:value-type="float">
            <text:p>4.57192373275757</text:p>
          </table:table-cell>
          <table:table-cell office:value-type="float" office:value="0" calcext:value-type="float">
            <text:p>0</text:p>
          </table:table-cell>
          <table:table-cell office:value-type="float" office:value="0.0835182517766953" calcext:value-type="float">
            <text:p>0.083518251776695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4.5659561157227" calcext:value-type="float">
            <text:p>-44.5659561157227</text:p>
          </table:table-cell>
          <table:table-cell office:value-type="float" office:value="-99.0161056518555" calcext:value-type="float">
            <text:p>-99.016105651855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54371094703675" calcext:value-type="float">
            <text:p>0.095437109470368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50.1147384643555" calcext:value-type="float">
            <text:p>-50.1147384643555</text:p>
          </table:table-cell>
          <table:table-cell office:value-type="float" office:value="-99.4479827880859" calcext:value-type="float">
            <text:p>-99.447982788085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08884696662426" calcext:value-type="float">
            <text:p>-0.040888469666243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1.0055999755859" calcext:value-type="float">
            <text:p>-51.0055999755859</text:p>
          </table:table-cell>
          <table:table-cell office:value-type="float" office:value="-97.7195739746094" calcext:value-type="float">
            <text:p>-97.71957397460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12358322739601" calcext:value-type="float">
            <text:p>-0.05123583227396</text:p>
          </table:table-cell>
          <table:table-cell office:value-type="float" office:value="5.13300037384033" calcext:value-type="float">
            <text:p>5.13300037384033</text:p>
          </table:table-cell>
          <table:table-cell office:value-type="float" office:value="-53.6857719421387" calcext:value-type="float">
            <text:p>-53.6857719421387</text:p>
          </table:table-cell>
          <table:table-cell office:value-type="float" office:value="-99.8909683227539" calcext:value-type="float">
            <text:p>-99.890968322753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1.87041" calcext:value-type="float">
            <text:p>1639747641.87041</text:p>
          </table:table-cell>
          <table:table-cell office:value-type="float" office:value="201.89094543457" calcext:value-type="float">
            <text:p>201.89094543457</text:p>
          </table:table-cell>
          <table:table-cell office:value-type="float" office:value="-0.257364004850388" calcext:value-type="float">
            <text:p>-0.257364004850388</text:p>
          </table:table-cell>
          <table:table-cell office:value-type="float" office:value="-0.0163427237421274" calcext:value-type="float">
            <text:p>-0.016342723742128</text:p>
          </table:table-cell>
          <table:table-cell office:value-type="float" office:value="0.0231069959700108" calcext:value-type="float">
            <text:p>0.023106995970011</text:p>
          </table:table-cell>
          <table:table-cell office:value-type="float" office:value="0.000376207666704431" calcext:value-type="float">
            <text:p>0.000376207666704</text:p>
          </table:table-cell>
          <table:table-cell office:value-type="float" office:value="4.52559089660645" calcext:value-type="float">
            <text:p>4.52559089660645</text:p>
          </table:table-cell>
          <table:table-cell office:value-type="float" office:value="0" calcext:value-type="float">
            <text:p>0</text:p>
          </table:table-cell>
          <table:table-cell office:value-type="float" office:value="0.0865882858633995" calcext:value-type="float">
            <text:p>0.0865882858634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4.3044204711914" calcext:value-type="float">
            <text:p>-44.3044204711914</text:p>
          </table:table-cell>
          <table:table-cell office:value-type="float" office:value="-99.1755065917969" calcext:value-type="float">
            <text:p>-99.175506591796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53907743096352" calcext:value-type="float">
            <text:p>0.095390774309635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52.5849494934082" calcext:value-type="float">
            <text:p>-52.5849494934082</text:p>
          </table:table-cell>
          <table:table-cell office:value-type="float" office:value="-98.827262878418" calcext:value-type="float">
            <text:p>-98.8272628784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38144691288471" calcext:value-type="float">
            <text:p>-0.043814469128847</text:p>
          </table:table-cell>
          <table:table-cell office:value-type="float" office:value="5.2746000289917" calcext:value-type="float">
            <text:p>5.2746000289917</text:p>
          </table:table-cell>
          <table:table-cell office:value-type="float" office:value="-55.2298736572266" calcext:value-type="float">
            <text:p>-55.2298736572266</text:p>
          </table:table-cell>
          <table:table-cell office:value-type="float" office:value="-98.8122634887695" calcext:value-type="float">
            <text:p>-98.812263488769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27965724468231" calcext:value-type="float">
            <text:p>-0.052796572446823</text:p>
          </table:table-cell>
          <table:table-cell office:value-type="float" office:value="5.0504002571106" calcext:value-type="float">
            <text:p>5.0504002571106</text:p>
          </table:table-cell>
          <table:table-cell office:value-type="float" office:value="-47.548828125" calcext:value-type="float">
            <text:p>-47.548828125</text:p>
          </table:table-cell>
          <table:table-cell office:value-type="float" office:value="-99.6502838134766" calcext:value-type="float">
            <text:p>-99.65028381347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2.11249" calcext:value-type="float">
            <text:p>1639747642.11249</text:p>
          </table:table-cell>
          <table:table-cell office:value-type="float" office:value="185.811752319336" calcext:value-type="float">
            <text:p>185.811752319336</text:p>
          </table:table-cell>
          <table:table-cell office:value-type="float" office:value="-0.285067200660706" calcext:value-type="float">
            <text:p>-0.285067200660706</text:p>
          </table:table-cell>
          <table:table-cell office:value-type="float" office:value="0.00140227505471557" calcext:value-type="float">
            <text:p>0.001402275054716</text:p>
          </table:table-cell>
          <table:table-cell office:value-type="float" office:value="0.0104716485366225" calcext:value-type="float">
            <text:p>0.010471648536623</text:p>
          </table:table-cell>
          <table:table-cell office:value-type="float" office:value="0.000460709183244035" calcext:value-type="float">
            <text:p>0.000460709183244</text:p>
          </table:table-cell>
          <table:table-cell office:value-type="float" office:value="4.51741456985474" calcext:value-type="float">
            <text:p>4.51741456985474</text:p>
          </table:table-cell>
          <table:table-cell office:value-type="float" office:value="0" calcext:value-type="float">
            <text:p>0</text:p>
          </table:table-cell>
          <table:table-cell office:value-type="float" office:value="0.0875188261270523" calcext:value-type="float">
            <text:p>0.087518826127052</text:p>
          </table:table-cell>
          <table:table-cell office:value-type="float" office:value="4.59019994735718" calcext:value-type="float">
            <text:p>4.59019994735718</text:p>
          </table:table-cell>
          <table:table-cell office:value-type="float" office:value="-44.2349052429199" calcext:value-type="float">
            <text:p>-44.2349052429199</text:p>
          </table:table-cell>
          <table:table-cell office:value-type="float" office:value="-97.8047790527344" calcext:value-type="float">
            <text:p>-97.804779052734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51145014166832" calcext:value-type="float">
            <text:p>0.085114501416683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52.1334915161133" calcext:value-type="float">
            <text:p>-52.1334915161133</text:p>
          </table:table-cell>
          <table:table-cell office:value-type="float" office:value="-97.2412185668945" calcext:value-type="float">
            <text:p>-97.2412185668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67393654584885" calcext:value-type="float">
            <text:p>-0.066739365458489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5.5814361572266" calcext:value-type="float">
            <text:p>-55.5814361572266</text:p>
          </table:table-cell>
          <table:table-cell office:value-type="float" office:value="-95.2593231201172" calcext:value-type="float">
            <text:p>-95.259323120117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78346902132034" calcext:value-type="float">
            <text:p>-0.067834690213204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2.4757804870606" calcext:value-type="float">
            <text:p>-52.4757804870606</text:p>
          </table:table-cell>
          <table:table-cell office:value-type="float" office:value="-98.4516677856445" calcext:value-type="float">
            <text:p>-98.45166778564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2.23226" calcext:value-type="float">
            <text:p>1639747642.23226</text:p>
          </table:table-cell>
          <table:table-cell office:value-type="float" office:value="195.421691894531" calcext:value-type="float">
            <text:p>195.421691894531</text:p>
          </table:table-cell>
          <table:table-cell office:value-type="float" office:value="-0.299496024847031" calcext:value-type="float">
            <text:p>-0.299496024847031</text:p>
          </table:table-cell>
          <table:table-cell office:value-type="float" office:value="0.0030435083899647" calcext:value-type="float">
            <text:p>0.003043508389965</text:p>
          </table:table-cell>
          <table:table-cell office:value-type="float" office:value="0.0236092321574688" calcext:value-type="float">
            <text:p>0.023609232157469</text:p>
          </table:table-cell>
          <table:table-cell office:value-type="float" office:value="0.000479293492389843" calcext:value-type="float">
            <text:p>0.00047929349239</text:p>
          </table:table-cell>
          <table:table-cell office:value-type="float" office:value="4.51468896865845" calcext:value-type="float">
            <text:p>4.51468896865845</text:p>
          </table:table-cell>
          <table:table-cell office:value-type="float" office:value="0" calcext:value-type="float">
            <text:p>0</text:p>
          </table:table-cell>
          <table:table-cell office:value-type="float" office:value="0.103125303983688" calcext:value-type="float">
            <text:p>0.103125303983688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42.8049240112305" calcext:value-type="float">
            <text:p>-42.8049240112305</text:p>
          </table:table-cell>
          <table:table-cell office:value-type="float" office:value="-99.3506546020508" calcext:value-type="float">
            <text:p>-99.350654602050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2697499096394" calcext:value-type="float">
            <text:p>0.102697499096394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8.7787322998047" calcext:value-type="float">
            <text:p>-48.7787322998047</text:p>
          </table:table-cell>
          <table:table-cell office:value-type="float" office:value="-99.1680068969727" calcext:value-type="float">
            <text:p>-99.168006896972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11245632171631" calcext:value-type="float">
            <text:p>-0.061124563217163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3.9624404907227" calcext:value-type="float">
            <text:p>-53.9624404907227</text:p>
          </table:table-cell>
          <table:table-cell office:value-type="float" office:value="-98.5604248046875" calcext:value-type="float">
            <text:p>-98.560424804687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73183596134186" calcext:value-type="float">
            <text:p>-0.057318359613419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50.444393157959" calcext:value-type="float">
            <text:p>-50.444393157959</text:p>
          </table:table-cell>
          <table:table-cell office:value-type="float" office:value="-98.8488464355469" calcext:value-type="float">
            <text:p>-98.848846435546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2.47044" calcext:value-type="float">
            <text:p>1639747642.47044</text:p>
          </table:table-cell>
          <table:table-cell office:value-type="float" office:value="194.089889526367" calcext:value-type="float">
            <text:p>194.089889526367</text:p>
          </table:table-cell>
          <table:table-cell office:value-type="float" office:value="-0.296241194009781" calcext:value-type="float">
            <text:p>-0.296241194009781</text:p>
          </table:table-cell>
          <table:table-cell office:value-type="float" office:value="0.0000141861755764694" calcext:value-type="float">
            <text:p>1.41861755764694E-05</text:p>
          </table:table-cell>
          <table:table-cell office:value-type="float" office:value="0.0477128848433495" calcext:value-type="float">
            <text:p>0.04771288484335</text:p>
          </table:table-cell>
          <table:table-cell office:value-type="float" office:value="0.000511419377289712" calcext:value-type="float">
            <text:p>0.00051141937729</text:p>
          </table:table-cell>
          <table:table-cell office:value-type="float" office:value="4.50378751754761" calcext:value-type="float">
            <text:p>4.50378751754761</text:p>
          </table:table-cell>
          <table:table-cell office:value-type="float" office:value="0" calcext:value-type="float">
            <text:p>0</text:p>
          </table:table-cell>
          <table:table-cell office:value-type="float" office:value="0.124249890446663" calcext:value-type="float">
            <text:p>0.124249890446663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9.2770538330078" calcext:value-type="float">
            <text:p>-49.2770538330078</text:p>
          </table:table-cell>
          <table:table-cell office:value-type="float" office:value="-98.7646636962891" calcext:value-type="float">
            <text:p>-98.764663696289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4237403273582" calcext:value-type="float">
            <text:p>0.124237403273582</text:p>
          </table:table-cell>
          <table:table-cell office:value-type="float" office:value="4.80260038375855" calcext:value-type="float">
            <text:p>4.80260038375855</text:p>
          </table:table-cell>
          <table:table-cell office:value-type="float" office:value="-46.7490310668945" calcext:value-type="float">
            <text:p>-46.7490310668945</text:p>
          </table:table-cell>
          <table:table-cell office:value-type="float" office:value="-99.6314697265625" calcext:value-type="float">
            <text:p>-99.63146972656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078829318285" calcext:value-type="float">
            <text:p>-0.036078829318285</text:p>
          </table:table-cell>
          <table:table-cell office:value-type="float" office:value="5.33360004425049" calcext:value-type="float">
            <text:p>5.33360004425049</text:p>
          </table:table-cell>
          <table:table-cell office:value-type="float" office:value="-55.2815589904785" calcext:value-type="float">
            <text:p>-55.2815589904785</text:p>
          </table:table-cell>
          <table:table-cell office:value-type="float" office:value="-97.8989486694336" calcext:value-type="float">
            <text:p>-97.898948669433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60798612236977" calcext:value-type="float">
            <text:p>-0.036079861223698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49.386474609375" calcext:value-type="float">
            <text:p>-49.386474609375</text:p>
          </table:table-cell>
          <table:table-cell office:value-type="float" office:value="-99.0771026611328" calcext:value-type="float">
            <text:p>-99.07710266113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2.59258" calcext:value-type="float">
            <text:p>1639747642.59258</text:p>
          </table:table-cell>
          <table:table-cell office:value-type="float" office:value="187.114471435547" calcext:value-type="float">
            <text:p>187.114471435547</text:p>
          </table:table-cell>
          <table:table-cell office:value-type="float" office:value="-0.2897689640522" calcext:value-type="float">
            <text:p>-0.2897689640522</text:p>
          </table:table-cell>
          <table:table-cell office:value-type="float" office:value="-0.0100129805505276" calcext:value-type="float">
            <text:p>-0.010012980550528</text:p>
          </table:table-cell>
          <table:table-cell office:value-type="float" office:value="0.0386091992259026" calcext:value-type="float">
            <text:p>0.038609199225903</text:p>
          </table:table-cell>
          <table:table-cell office:value-type="float" office:value="0.000545796996448189" calcext:value-type="float">
            <text:p>0.000545796996448</text:p>
          </table:table-cell>
          <table:table-cell office:value-type="float" office:value="4.46563100814819" calcext:value-type="float">
            <text:p>4.46563100814819</text:p>
          </table:table-cell>
          <table:table-cell office:value-type="float" office:value="0" calcext:value-type="float">
            <text:p>0</text:p>
          </table:table-cell>
          <table:table-cell office:value-type="float" office:value="0.113320127129555" calcext:value-type="float">
            <text:p>0.113320127129555</text:p>
          </table:table-cell>
          <table:table-cell office:value-type="float" office:value="4.55480003356934" calcext:value-type="float">
            <text:p>4.55480003356934</text:p>
          </table:table-cell>
          <table:table-cell office:value-type="float" office:value="-44.9891319274902" calcext:value-type="float">
            <text:p>-44.9891319274902</text:p>
          </table:table-cell>
          <table:table-cell office:value-type="float" office:value="-97.0992279052734" calcext:value-type="float">
            <text:p>-97.099227905273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3885082304478" calcext:value-type="float">
            <text:p>0.113885082304478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45.9021377563477" calcext:value-type="float">
            <text:p>-45.9021377563477</text:p>
          </table:table-cell>
          <table:table-cell office:value-type="float" office:value="-96.7141723632813" calcext:value-type="float">
            <text:p>-96.714172363281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93563061952591" calcext:value-type="float">
            <text:p>-0.039356306195259</text:p>
          </table:table-cell>
          <table:table-cell office:value-type="float" office:value="5.14480018615723" calcext:value-type="float">
            <text:p>5.14480018615723</text:p>
          </table:table-cell>
          <table:table-cell office:value-type="float" office:value="-57.8521766662598" calcext:value-type="float">
            <text:p>-57.8521766662598</text:p>
          </table:table-cell>
          <table:table-cell office:value-type="float" office:value="-95.7281494140625" calcext:value-type="float">
            <text:p>-95.72814941406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73027564585209" calcext:value-type="float">
            <text:p>-0.047302756458521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1.1480827331543" calcext:value-type="float">
            <text:p>-51.1480827331543</text:p>
          </table:table-cell>
          <table:table-cell office:value-type="float" office:value="-98.1396789550781" calcext:value-type="float">
            <text:p>-98.139678955078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2.84244" calcext:value-type="float">
            <text:p>1639747642.84244</text:p>
          </table:table-cell>
          <table:table-cell office:value-type="float" office:value="188.080078125" calcext:value-type="float">
            <text:p>188.080078125</text:p>
          </table:table-cell>
          <table:table-cell office:value-type="float" office:value="-0.276191115379333" calcext:value-type="float">
            <text:p>-0.276191115379333</text:p>
          </table:table-cell>
          <table:table-cell office:value-type="float" office:value="-0.0163925141096115" calcext:value-type="float">
            <text:p>-0.016392514109612</text:p>
          </table:table-cell>
          <table:table-cell office:value-type="float" office:value="0.0264867022633553" calcext:value-type="float">
            <text:p>0.026486702263355</text:p>
          </table:table-cell>
          <table:table-cell office:value-type="float" office:value="0.000501260336022824" calcext:value-type="float">
            <text:p>0.000501260336023</text:p>
          </table:table-cell>
          <table:table-cell office:value-type="float" office:value="4.44382762908936" calcext:value-type="float">
            <text:p>4.44382762908936</text:p>
          </table:table-cell>
          <table:table-cell office:value-type="float" office:value="0" calcext:value-type="float">
            <text:p>0</text:p>
          </table:table-cell>
          <table:table-cell office:value-type="float" office:value="0.0969729498028755" calcext:value-type="float">
            <text:p>0.096972949802876</text:p>
          </table:table-cell>
          <table:table-cell office:value-type="float" office:value="4.5076003074646" calcext:value-type="float">
            <text:p>4.5076003074646</text:p>
          </table:table-cell>
          <table:table-cell office:value-type="float" office:value="-46.5453948974609" calcext:value-type="float">
            <text:p>-46.5453948974609</text:p>
          </table:table-cell>
          <table:table-cell office:value-type="float" office:value="-99.0858001708984" calcext:value-type="float">
            <text:p>-99.08580017089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2765113115311" calcext:value-type="float">
            <text:p>0.102765113115311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48.6666259765625" calcext:value-type="float">
            <text:p>-48.6666259765625</text:p>
          </table:table-cell>
          <table:table-cell office:value-type="float" office:value="-99.3244018554688" calcext:value-type="float">
            <text:p>-99.324401855468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50887903571129" calcext:value-type="float">
            <text:p>-0.045088790357113</text:p>
          </table:table-cell>
          <table:table-cell office:value-type="float" office:value="5.12120008468628" calcext:value-type="float">
            <text:p>5.12120008468628</text:p>
          </table:table-cell>
          <table:table-cell office:value-type="float" office:value="-55.391975402832" calcext:value-type="float">
            <text:p>-55.391975402832</text:p>
          </table:table-cell>
          <table:table-cell office:value-type="float" office:value="-98.6811218261719" calcext:value-type="float">
            <text:p>-98.68112182617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52888847887516" calcext:value-type="float">
            <text:p>-0.055288884788752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47.3863677978516" calcext:value-type="float">
            <text:p>-47.3863677978516</text:p>
          </table:table-cell>
          <table:table-cell office:value-type="float" office:value="-98.9786682128906" calcext:value-type="float">
            <text:p>-98.97866821289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3.09409" calcext:value-type="float">
            <text:p>1639747643.09409</text:p>
          </table:table-cell>
          <table:table-cell office:value-type="float" office:value="189.297668457031" calcext:value-type="float">
            <text:p>189.297668457031</text:p>
          </table:table-cell>
          <table:table-cell office:value-type="float" office:value="-0.263566166162491" calcext:value-type="float">
            <text:p>-0.263566166162491</text:p>
          </table:table-cell>
          <table:table-cell office:value-type="float" office:value="-0.0266877487301827" calcext:value-type="float">
            <text:p>-0.026687748730183</text:p>
          </table:table-cell>
          <table:table-cell office:value-type="float" office:value="0.0379036031663418" calcext:value-type="float">
            <text:p>0.037903603166342</text:p>
          </table:table-cell>
          <table:table-cell office:value-type="float" office:value="0.000444997829617932" calcext:value-type="float">
            <text:p>0.000444997829618</text:p>
          </table:table-cell>
          <table:table-cell office:value-type="float" office:value="4.41929864883423" calcext:value-type="float">
            <text:p>4.41929864883423</text:p>
          </table:table-cell>
          <table:table-cell office:value-type="float" office:value="0" calcext:value-type="float">
            <text:p>0</text:p>
          </table:table-cell>
          <table:table-cell office:value-type="float" office:value="0.0997327342629433" calcext:value-type="float">
            <text:p>0.099732734262943</text:p>
          </table:table-cell>
          <table:table-cell office:value-type="float" office:value="4.56660032272339" calcext:value-type="float">
            <text:p>4.56660032272339</text:p>
          </table:table-cell>
          <table:table-cell office:value-type="float" office:value="-48.0087585449219" calcext:value-type="float">
            <text:p>-48.0087585449219</text:p>
          </table:table-cell>
          <table:table-cell office:value-type="float" office:value="-97.887825012207" calcext:value-type="float">
            <text:p>-97.88782501220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2844616174698" calcext:value-type="float">
            <text:p>0.112844616174698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53.967845916748" calcext:value-type="float">
            <text:p>-53.967845916748</text:p>
          </table:table-cell>
          <table:table-cell office:value-type="float" office:value="-97.2630615234375" calcext:value-type="float">
            <text:p>-97.26306152343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82879360020161" calcext:value-type="float">
            <text:p>-0.028287936002016</text:p>
          </table:table-cell>
          <table:table-cell office:value-type="float" office:value="5.09759998321533" calcext:value-type="float">
            <text:p>5.09759998321533</text:p>
          </table:table-cell>
          <table:table-cell office:value-type="float" office:value="-54.2835731506348" calcext:value-type="float">
            <text:p>-54.2835731506348</text:p>
          </table:table-cell>
          <table:table-cell office:value-type="float" office:value="-95.8447189331055" calcext:value-type="float">
            <text:p>-95.844718933105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44629304111004" calcext:value-type="float">
            <text:p>-0.0444629304111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0.5115547180176" calcext:value-type="float">
            <text:p>-50.5115547180176</text:p>
          </table:table-cell>
          <table:table-cell office:value-type="float" office:value="-98.6869277954102" calcext:value-type="float">
            <text:p>-98.686927795410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3.21641" calcext:value-type="float">
            <text:p>1639747643.21641</text:p>
          </table:table-cell>
          <table:table-cell office:value-type="float" office:value="195.362091064453" calcext:value-type="float">
            <text:p>195.362091064453</text:p>
          </table:table-cell>
          <table:table-cell office:value-type="float" office:value="-0.251751959323883" calcext:value-type="float">
            <text:p>-0.251751959323883</text:p>
          </table:table-cell>
          <table:table-cell office:value-type="float" office:value="-0.0233176294714212" calcext:value-type="float">
            <text:p>-0.023317629471421</text:p>
          </table:table-cell>
          <table:table-cell office:value-type="float" office:value="0.0338731408119202" calcext:value-type="float">
            <text:p>0.03387314081192</text:p>
          </table:table-cell>
          <table:table-cell office:value-type="float" office:value="0.000345305685186759" calcext:value-type="float">
            <text:p>0.000345305685187</text:p>
          </table:table-cell>
          <table:table-cell office:value-type="float" office:value="4.40567111968994" calcext:value-type="float">
            <text:p>4.40567111968994</text:p>
          </table:table-cell>
          <table:table-cell office:value-type="float" office:value="0" calcext:value-type="float">
            <text:p>0</text:p>
          </table:table-cell>
          <table:table-cell office:value-type="float" office:value="0.0933294221758843" calcext:value-type="float">
            <text:p>0.093329422175884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9.8166694641113" calcext:value-type="float">
            <text:p>-49.8166694641113</text:p>
          </table:table-cell>
          <table:table-cell office:value-type="float" office:value="-99.3247833251953" calcext:value-type="float">
            <text:p>-99.324783325195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5342626571655" calcext:value-type="float">
            <text:p>0.105342626571655</text:p>
          </table:table-cell>
          <table:table-cell office:value-type="float" office:value="4.69640016555786" calcext:value-type="float">
            <text:p>4.69640016555786</text:p>
          </table:table-cell>
          <table:table-cell office:value-type="float" office:value="-48.2558097839356" calcext:value-type="float">
            <text:p>-48.2558097839356</text:p>
          </table:table-cell>
          <table:table-cell office:value-type="float" office:value="-100.142333984375" calcext:value-type="float">
            <text:p>-100.1423339843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9949152842164" calcext:value-type="float">
            <text:p>-0.029949152842164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6.2388343811035" calcext:value-type="float">
            <text:p>-56.2388343811035</text:p>
          </table:table-cell>
          <table:table-cell office:value-type="float" office:value="-99.3078079223633" calcext:value-type="float">
            <text:p>-99.307807922363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36600148677826" calcext:value-type="float">
            <text:p>-0.043660014867783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52.8268241882324" calcext:value-type="float">
            <text:p>-52.8268241882324</text:p>
          </table:table-cell>
          <table:table-cell office:value-type="float" office:value="-99.7181243896484" calcext:value-type="float">
            <text:p>-99.718124389648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3.4528" calcext:value-type="float">
            <text:p>1639747643.4528</text:p>
          </table:table-cell>
          <table:table-cell office:value-type="float" office:value="189.840072631836" calcext:value-type="float">
            <text:p>189.840072631836</text:p>
          </table:table-cell>
          <table:table-cell office:value-type="float" office:value="-0.229522168636322" calcext:value-type="float">
            <text:p>-0.229522168636322</text:p>
          </table:table-cell>
          <table:table-cell office:value-type="float" office:value="-0.00933842454105616" calcext:value-type="float">
            <text:p>-0.009338424541056</text:p>
          </table:table-cell>
          <table:table-cell office:value-type="float" office:value="0.019815057516098" calcext:value-type="float">
            <text:p>0.019815057516098</text:p>
          </table:table-cell>
          <table:table-cell office:value-type="float" office:value="0.000496701104566455" calcext:value-type="float">
            <text:p>0.000496701104566</text:p>
          </table:table-cell>
          <table:table-cell office:value-type="float" office:value="4.42747497558594" calcext:value-type="float">
            <text:p>4.42747497558594</text:p>
          </table:table-cell>
          <table:table-cell office:value-type="float" office:value="0" calcext:value-type="float">
            <text:p>0</text:p>
          </table:table-cell>
          <table:table-cell office:value-type="float" office:value="0.0768406987190247" calcext:value-type="float">
            <text:p>0.076840698719025</text:p>
          </table:table-cell>
          <table:table-cell office:value-type="float" office:value="4.49580001831055" calcext:value-type="float">
            <text:p>4.49580001831055</text:p>
          </table:table-cell>
          <table:table-cell office:value-type="float" office:value="-48.312183380127" calcext:value-type="float">
            <text:p>-48.312183380127</text:p>
          </table:table-cell>
          <table:table-cell office:value-type="float" office:value="-100.243385314941" calcext:value-type="float">
            <text:p>-100.24338531494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33500325679779" calcext:value-type="float">
            <text:p>0.083350032567978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52.0736465454102" calcext:value-type="float">
            <text:p>-52.0736465454102</text:p>
          </table:table-cell>
          <table:table-cell office:value-type="float" office:value="-100.403259277344" calcext:value-type="float">
            <text:p>-100.40325927734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25678640604019" calcext:value-type="float">
            <text:p>-0.042567864060402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2.7161445617676" calcext:value-type="float">
            <text:p>-52.7161445617676</text:p>
          </table:table-cell>
          <table:table-cell office:value-type="float" office:value="-100.26993560791" calcext:value-type="float">
            <text:p>-100.2699356079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53739278018475" calcext:value-type="float">
            <text:p>-0.045373927801848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49.1508712768555" calcext:value-type="float">
            <text:p>-49.1508712768555</text:p>
          </table:table-cell>
          <table:table-cell office:value-type="float" office:value="-99.2226638793945" calcext:value-type="float">
            <text:p>-99.22266387939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3.57354" calcext:value-type="float">
            <text:p>1639747643.57354</text:p>
          </table:table-cell>
          <table:table-cell office:value-type="float" office:value="187.570327758789" calcext:value-type="float">
            <text:p>187.570327758789</text:p>
          </table:table-cell>
          <table:table-cell office:value-type="float" office:value="-0.221547663211822" calcext:value-type="float">
            <text:p>-0.221547663211822</text:p>
          </table:table-cell>
          <table:table-cell office:value-type="float" office:value="0.00565481558442116" calcext:value-type="float">
            <text:p>0.005654815584421</text:p>
          </table:table-cell>
          <table:table-cell office:value-type="float" office:value="0.0301713570952415" calcext:value-type="float">
            <text:p>0.030171357095242</text:p>
          </table:table-cell>
          <table:table-cell office:value-type="float" office:value="0.000521963986102492" calcext:value-type="float">
            <text:p>0.000521963986102</text:p>
          </table:table-cell>
          <table:table-cell office:value-type="float" office:value="4.40022039413452" calcext:value-type="float">
            <text:p>4.40022039413452</text:p>
          </table:table-cell>
          <table:table-cell office:value-type="float" office:value="0" calcext:value-type="float">
            <text:p>0</text:p>
          </table:table-cell>
          <table:table-cell office:value-type="float" office:value="0.089206226170063" calcext:value-type="float">
            <text:p>0.089206226170063</text:p>
          </table:table-cell>
          <table:table-cell office:value-type="float" office:value="4.49580001831055" calcext:value-type="float">
            <text:p>4.49580001831055</text:p>
          </table:table-cell>
          <table:table-cell office:value-type="float" office:value="-42.3822326660156" calcext:value-type="float">
            <text:p>-42.3822326660156</text:p>
          </table:table-cell>
          <table:table-cell office:value-type="float" office:value="-99.7141952514648" calcext:value-type="float">
            <text:p>-99.71419525146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63358452916145" calcext:value-type="float">
            <text:p>0.086335845291615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50.2458724975586" calcext:value-type="float">
            <text:p>-50.2458724975586</text:p>
          </table:table-cell>
          <table:table-cell office:value-type="float" office:value="-99.0070648193359" calcext:value-type="float">
            <text:p>-99.007064819335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36367189884186" calcext:value-type="float">
            <text:p>-0.03363671898841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3.2129554748535" calcext:value-type="float">
            <text:p>-53.2129554748535</text:p>
          </table:table-cell>
          <table:table-cell office:value-type="float" office:value="-98.0948333740234" calcext:value-type="float">
            <text:p>-98.094833374023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04306335747242" calcext:value-type="float">
            <text:p>-0.030430633574724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1.4617538452148" calcext:value-type="float">
            <text:p>-51.4617538452148</text:p>
          </table:table-cell>
          <table:table-cell office:value-type="float" office:value="-98.9111328125" calcext:value-type="float">
            <text:p>-98.9111328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3.81522" calcext:value-type="float">
            <text:p>1639747643.81522</text:p>
          </table:table-cell>
          <table:table-cell office:value-type="float" office:value="191.092727661133" calcext:value-type="float">
            <text:p>191.092727661133</text:p>
          </table:table-cell>
          <table:table-cell office:value-type="float" office:value="-0.217242076992989" calcext:value-type="float">
            <text:p>-0.217242076992989</text:p>
          </table:table-cell>
          <table:table-cell office:value-type="float" office:value="0.0133431274443865" calcext:value-type="float">
            <text:p>0.013343127444387</text:p>
          </table:table-cell>
          <table:table-cell office:value-type="float" office:value="0.00129356712568551" calcext:value-type="float">
            <text:p>0.001293567125686</text:p>
          </table:table-cell>
          <table:table-cell office:value-type="float" office:value="0.000574207573663443" calcext:value-type="float">
            <text:p>0.000574207573663</text:p>
          </table:table-cell>
          <table:table-cell office:value-type="float" office:value="4.37841701507568" calcext:value-type="float">
            <text:p>4.37841701507568</text:p>
          </table:table-cell>
          <table:table-cell office:value-type="float" office:value="0" calcext:value-type="float">
            <text:p>0</text:p>
          </table:table-cell>
          <table:table-cell office:value-type="float" office:value="0.0640975385904312" calcext:value-type="float">
            <text:p>0.064097538590431</text:p>
          </table:table-cell>
          <table:table-cell office:value-type="float" office:value="4.47220039367676" calcext:value-type="float">
            <text:p>4.47220039367676</text:p>
          </table:table-cell>
          <table:table-cell office:value-type="float" office:value="-49.4672584533691" calcext:value-type="float">
            <text:p>-49.4672584533691</text:p>
          </table:table-cell>
          <table:table-cell office:value-type="float" office:value="-98.8216934204102" calcext:value-type="float">
            <text:p>-98.821693420410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62146529555321" calcext:value-type="float">
            <text:p>0.056214652955532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51.5898704528809" calcext:value-type="float">
            <text:p>-51.5898704528809</text:p>
          </table:table-cell>
          <table:table-cell office:value-type="float" office:value="-98.9872894287109" calcext:value-type="float">
            <text:p>-98.98728942871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03080168366432" calcext:value-type="float">
            <text:p>-0.060308016836643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1.7128639221191" calcext:value-type="float">
            <text:p>-51.7128639221191</text:p>
          </table:table-cell>
          <table:table-cell office:value-type="float" office:value="-97.1486358642578" calcext:value-type="float">
            <text:p>-97.148635864257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58158159255982" calcext:value-type="float">
            <text:p>-0.055815815925598</text:p>
          </table:table-cell>
          <table:table-cell office:value-type="float" office:value="4.7790002822876" calcext:value-type="float">
            <text:p>4.7790002822876</text:p>
          </table:table-cell>
          <table:table-cell office:value-type="float" office:value="-52.1239318847656" calcext:value-type="float">
            <text:p>-52.1239318847656</text:p>
          </table:table-cell>
          <table:table-cell office:value-type="float" office:value="-99.268798828125" calcext:value-type="float">
            <text:p>-99.2687988281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3.92975" calcext:value-type="float">
            <text:p>1639747643.92975</text:p>
          </table:table-cell>
          <table:table-cell office:value-type="float" office:value="186.589233398438" calcext:value-type="float">
            <text:p>186.589233398438</text:p>
          </table:table-cell>
          <table:table-cell office:value-type="float" office:value="-0.220556885004044" calcext:value-type="float">
            <text:p>-0.220556885004044</text:p>
          </table:table-cell>
          <table:table-cell office:value-type="float" office:value="-0.00593912648037076" calcext:value-type="float">
            <text:p>-0.005939126480371</text:p>
          </table:table-cell>
          <table:table-cell office:value-type="float" office:value="-0.0053259963169694" calcext:value-type="float">
            <text:p>-0.005325996316969</text:p>
          </table:table-cell>
          <table:table-cell office:value-type="float" office:value="0.000545063870958984" calcext:value-type="float">
            <text:p>0.000545063870959</text:p>
          </table:table-cell>
          <table:table-cell office:value-type="float" office:value="4.37841701507568" calcext:value-type="float">
            <text:p>4.37841701507568</text:p>
          </table:table-cell>
          <table:table-cell office:value-type="float" office:value="0" calcext:value-type="float">
            <text:p>0</text:p>
          </table:table-cell>
          <table:table-cell office:value-type="float" office:value="0.052758377045393" calcext:value-type="float">
            <text:p>0.052758377045393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50.4605178833008" calcext:value-type="float">
            <text:p>-50.4605178833008</text:p>
          </table:table-cell>
          <table:table-cell office:value-type="float" office:value="-98.3491744995117" calcext:value-type="float">
            <text:p>-98.34917449951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66548481583595" calcext:value-type="float">
            <text:p>0.05665484815836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6.4025497436523" calcext:value-type="float">
            <text:p>-56.4025497436523</text:p>
          </table:table-cell>
          <table:table-cell office:value-type="float" office:value="-98.1391448974609" calcext:value-type="float">
            <text:p>-98.13914489746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32471814751625" calcext:value-type="float">
            <text:p>-0.063247181475163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2.5451202392578" calcext:value-type="float">
            <text:p>-52.5451202392578</text:p>
          </table:table-cell>
          <table:table-cell office:value-type="float" office:value="-96.8579254150391" calcext:value-type="float">
            <text:p>-96.857925415039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58184438943863" calcext:value-type="float">
            <text:p>-0.065818443894386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50.2333183288574" calcext:value-type="float">
            <text:p>-50.2333183288574</text:p>
          </table:table-cell>
          <table:table-cell office:value-type="float" office:value="-98.3096694946289" calcext:value-type="float">
            <text:p>-98.309669494628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4.17368" calcext:value-type="float">
            <text:p>1639747644.17368</text:p>
          </table:table-cell>
          <table:table-cell office:value-type="float" office:value="204.428909301758" calcext:value-type="float">
            <text:p>204.428909301758</text:p>
          </table:table-cell>
          <table:table-cell office:value-type="float" office:value="-0.209659427404404" calcext:value-type="float">
            <text:p>-0.209659427404404</text:p>
          </table:table-cell>
          <table:table-cell office:value-type="float" office:value="-0.00398357072845101" calcext:value-type="float">
            <text:p>-0.003983570728451</text:p>
          </table:table-cell>
          <table:table-cell office:value-type="float" office:value="0.0227213855832815" calcext:value-type="float">
            <text:p>0.022721385583282</text:p>
          </table:table-cell>
          <table:table-cell office:value-type="float" office:value="0.000531635887455195" calcext:value-type="float">
            <text:p>0.000531635887455</text:p>
          </table:table-cell>
          <table:table-cell office:value-type="float" office:value="4.39204406738281" calcext:value-type="float">
            <text:p>4.39204406738281</text:p>
          </table:table-cell>
          <table:table-cell office:value-type="float" office:value="0" calcext:value-type="float">
            <text:p>0</text:p>
          </table:table-cell>
          <table:table-cell office:value-type="float" office:value="0.0769180357456207" calcext:value-type="float">
            <text:p>0.076918035745621</text:p>
          </table:table-cell>
          <table:table-cell office:value-type="float" office:value="4.56660032272339" calcext:value-type="float">
            <text:p>4.56660032272339</text:p>
          </table:table-cell>
          <table:table-cell office:value-type="float" office:value="-51.764835357666" calcext:value-type="float">
            <text:p>-51.764835357666</text:p>
          </table:table-cell>
          <table:table-cell office:value-type="float" office:value="-99.2550201416016" calcext:value-type="float">
            <text:p>-99.255020141601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87883996963501" calcext:value-type="float">
            <text:p>0.07878839969635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58.5816078186035" calcext:value-type="float">
            <text:p>-58.5816078186035</text:p>
          </table:table-cell>
          <table:table-cell office:value-type="float" office:value="-99.0738983154297" calcext:value-type="float">
            <text:p>-99.07389831542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45616117119789" calcext:value-type="float">
            <text:p>-0.034561611711979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1.7162284851074" calcext:value-type="float">
            <text:p>-51.7162284851074</text:p>
          </table:table-cell>
          <table:table-cell office:value-type="float" office:value="-98.6110610961914" calcext:value-type="float">
            <text:p>-98.611061096191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70287336409092" calcext:value-type="float">
            <text:p>-0.037028733640909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49.7838973999023" calcext:value-type="float">
            <text:p>-49.7838973999023</text:p>
          </table:table-cell>
          <table:table-cell office:value-type="float" office:value="-98.8760452270508" calcext:value-type="float">
            <text:p>-98.87604522705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4.42371" calcext:value-type="float">
            <text:p>1639747644.42371</text:p>
          </table:table-cell>
          <table:table-cell office:value-type="float" office:value="187.749862670898" calcext:value-type="float">
            <text:p>187.749862670898</text:p>
          </table:table-cell>
          <table:table-cell office:value-type="float" office:value="-0.193493530154228" calcext:value-type="float">
            <text:p>-0.193493530154228</text:p>
          </table:table-cell>
          <table:table-cell office:value-type="float" office:value="0.0180164184421301" calcext:value-type="float">
            <text:p>0.01801641844213</text:p>
          </table:table-cell>
          <table:table-cell office:value-type="float" office:value="0.0542487986385822" calcext:value-type="float">
            <text:p>0.054248798638582</text:p>
          </table:table-cell>
          <table:table-cell office:value-type="float" office:value="0.000390362198231742" calcext:value-type="float">
            <text:p>0.000390362198232</text:p>
          </table:table-cell>
          <table:table-cell office:value-type="float" office:value="4.40839672088623" calcext:value-type="float">
            <text:p>4.40839672088623</text:p>
          </table:table-cell>
          <table:table-cell office:value-type="float" office:value="0" calcext:value-type="float">
            <text:p>0</text:p>
          </table:table-cell>
          <table:table-cell office:value-type="float" office:value="0.107456706464291" calcext:value-type="float">
            <text:p>0.107456706464291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53.6922950744629" calcext:value-type="float">
            <text:p>-53.6922950744629</text:p>
          </table:table-cell>
          <table:table-cell office:value-type="float" office:value="-96.9666595458984" calcext:value-type="float">
            <text:p>-96.96665954589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75039005279541" calcext:value-type="float">
            <text:p>0.097503900527954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5.5012130737305" calcext:value-type="float">
            <text:p>-55.5012130737305</text:p>
          </table:table-cell>
          <table:table-cell office:value-type="float" office:value="-96.1422500610352" calcext:value-type="float">
            <text:p>-96.14225006103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698174396529794" calcext:value-type="float">
            <text:p>-0.006981743965298</text:p>
          </table:table-cell>
          <table:table-cell office:value-type="float" office:value="5.0504002571106" calcext:value-type="float">
            <text:p>5.0504002571106</text:p>
          </table:table-cell>
          <table:table-cell office:value-type="float" office:value="-54.9280738830566" calcext:value-type="float">
            <text:p>-54.9280738830566</text:p>
          </table:table-cell>
          <table:table-cell office:value-type="float" office:value="-96.1030578613281" calcext:value-type="float">
            <text:p>-96.103057861328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257411785423756" calcext:value-type="float">
            <text:p>0.002574117854238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6.7428283691406" calcext:value-type="float">
            <text:p>-46.7428283691406</text:p>
          </table:table-cell>
          <table:table-cell office:value-type="float" office:value="-97.6994323730469" calcext:value-type="float">
            <text:p>-97.699432373046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4.54305" calcext:value-type="float">
            <text:p>1639747644.54305</text:p>
          </table:table-cell>
          <table:table-cell office:value-type="float" office:value="193.476684570313" calcext:value-type="float">
            <text:p>193.476684570313</text:p>
          </table:table-cell>
          <table:table-cell office:value-type="float" office:value="-0.173535257577896" calcext:value-type="float">
            <text:p>-0.173535257577896</text:p>
          </table:table-cell>
          <table:table-cell office:value-type="float" office:value="0.0309528280049562" calcext:value-type="float">
            <text:p>0.030952828004956</text:p>
          </table:table-cell>
          <table:table-cell office:value-type="float" office:value="0.0452972203493118" calcext:value-type="float">
            <text:p>0.045297220349312</text:p>
          </table:table-cell>
          <table:table-cell office:value-type="float" office:value="0.000565314199775457" calcext:value-type="float">
            <text:p>0.000565314199775</text:p>
          </table:table-cell>
          <table:table-cell office:value-type="float" office:value="4.40839672088623" calcext:value-type="float">
            <text:p>4.40839672088623</text:p>
          </table:table-cell>
          <table:table-cell office:value-type="float" office:value="0" calcext:value-type="float">
            <text:p>0</text:p>
          </table:table-cell>
          <table:table-cell office:value-type="float" office:value="0.0965498089790344" calcext:value-type="float">
            <text:p>0.096549808979035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53.3496170043945" calcext:value-type="float">
            <text:p>-53.3496170043945</text:p>
          </table:table-cell>
          <table:table-cell office:value-type="float" office:value="-99.0058898925781" calcext:value-type="float">
            <text:p>-99.005889892578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11526402831078" calcext:value-type="float">
            <text:p>0.081152640283108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53.6726036071777" calcext:value-type="float">
            <text:p>-53.6726036071777</text:p>
          </table:table-cell>
          <table:table-cell office:value-type="float" office:value="-99.0775833129883" calcext:value-type="float">
            <text:p>-99.077583312988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49590279906988" calcext:value-type="float">
            <text:p>-0.014959027990699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5.388298034668" calcext:value-type="float">
            <text:p>-55.388298034668</text:p>
          </table:table-cell>
          <table:table-cell office:value-type="float" office:value="-99.2033843994141" calcext:value-type="float">
            <text:p>-99.20338439941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386147759854794" calcext:value-type="float">
            <text:p>0.003861477598548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47.3787879943848" calcext:value-type="float">
            <text:p>-47.3787879943848</text:p>
          </table:table-cell>
          <table:table-cell office:value-type="float" office:value="-98.7589645385742" calcext:value-type="float">
            <text:p>-98.758964538574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4.79398" calcext:value-type="float">
            <text:p>1639747644.79398</text:p>
          </table:table-cell>
          <table:table-cell office:value-type="float" office:value="200.238464355469" calcext:value-type="float">
            <text:p>200.238464355469</text:p>
          </table:table-cell>
          <table:table-cell office:value-type="float" office:value="-0.148849606513977" calcext:value-type="float">
            <text:p>-0.148849606513977</text:p>
          </table:table-cell>
          <table:table-cell office:value-type="float" office:value="0.0329829230904579" calcext:value-type="float">
            <text:p>0.032982923090458</text:p>
          </table:table-cell>
          <table:table-cell office:value-type="float" office:value="0.0445940531790257" calcext:value-type="float">
            <text:p>0.044594053179026</text:p>
          </table:table-cell>
          <table:table-cell office:value-type="float" office:value="0.000438513787230477" calcext:value-type="float">
            <text:p>0.00043851378723</text:p>
          </table:table-cell>
          <table:table-cell office:value-type="float" office:value="4.39204406738281" calcext:value-type="float">
            <text:p>4.39204406738281</text:p>
          </table:table-cell>
          <table:table-cell office:value-type="float" office:value="0" calcext:value-type="float">
            <text:p>0</text:p>
          </table:table-cell>
          <table:table-cell office:value-type="float" office:value="0.0906765386462212" calcext:value-type="float">
            <text:p>0.090676538646221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50.4314804077148" calcext:value-type="float">
            <text:p>-50.4314804077148</text:p>
          </table:table-cell>
          <table:table-cell office:value-type="float" office:value="-100.066627502441" calcext:value-type="float">
            <text:p>-100.06662750244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22951740026474" calcext:value-type="float">
            <text:p>0.072295174002647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3.248649597168" calcext:value-type="float">
            <text:p>-53.248649597168</text:p>
          </table:table-cell>
          <table:table-cell office:value-type="float" office:value="-100.051834106445" calcext:value-type="float">
            <text:p>-100.0518341064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732968561351299" calcext:value-type="float">
            <text:p>-0.007329685613513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56.85205078125" calcext:value-type="float">
            <text:p>-56.85205078125</text:p>
          </table:table-cell>
          <table:table-cell office:value-type="float" office:value="-99.8339538574219" calcext:value-type="float">
            <text:p>-99.83395385742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934832356870174" calcext:value-type="float">
            <text:p>0.009348323568702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7.5713348388672" calcext:value-type="float">
            <text:p>-47.5713348388672</text:p>
          </table:table-cell>
          <table:table-cell office:value-type="float" office:value="-99.6049194335938" calcext:value-type="float">
            <text:p>-99.604919433593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4.91366" calcext:value-type="float">
            <text:p>1639747644.91366</text:p>
          </table:table-cell>
          <table:table-cell office:value-type="float" office:value="187.287322998047" calcext:value-type="float">
            <text:p>187.287322998047</text:p>
          </table:table-cell>
          <table:table-cell office:value-type="float" office:value="-0.132752850651741" calcext:value-type="float">
            <text:p>-0.132752850651741</text:p>
          </table:table-cell>
          <table:table-cell office:value-type="float" office:value="0.0276600141078234" calcext:value-type="float">
            <text:p>0.027660014107823</text:p>
          </table:table-cell>
          <table:table-cell office:value-type="float" office:value="0.0041942629031837" calcext:value-type="float">
            <text:p>0.004194262903184</text:p>
          </table:table-cell>
          <table:table-cell office:value-type="float" office:value="0.000674109964165837" calcext:value-type="float">
            <text:p>0.000674109964166</text:p>
          </table:table-cell>
          <table:table-cell office:value-type="float" office:value="4.36206436157227" calcext:value-type="float">
            <text:p>4.36206436157227</text:p>
          </table:table-cell>
          <table:table-cell office:value-type="float" office:value="0" calcext:value-type="float">
            <text:p>0</text:p>
          </table:table-cell>
          <table:table-cell office:value-type="float" office:value="0.0452902503311634" calcext:value-type="float">
            <text:p>0.045290250331164</text:p>
          </table:table-cell>
          <table:table-cell office:value-type="float" office:value="4.47220039367676" calcext:value-type="float">
            <text:p>4.47220039367676</text:p>
          </table:table-cell>
          <table:table-cell office:value-type="float" office:value="-51.1380157470703" calcext:value-type="float">
            <text:p>-51.1380157470703</text:p>
          </table:table-cell>
          <table:table-cell office:value-type="float" office:value="-97.9937591552734" calcext:value-type="float">
            <text:p>-97.993759155273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5012774169445" calcext:value-type="float">
            <text:p>0.035012774169445</text:p>
          </table:table-cell>
          <table:table-cell office:value-type="float" office:value="4.84980010986328" calcext:value-type="float">
            <text:p>4.84980010986328</text:p>
          </table:table-cell>
          <table:table-cell office:value-type="float" office:value="-52.1930465698242" calcext:value-type="float">
            <text:p>-52.1930465698242</text:p>
          </table:table-cell>
          <table:table-cell office:value-type="float" office:value="-97.5551223754883" calcext:value-type="float">
            <text:p>-97.555122375488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09512743353844" calcext:value-type="float">
            <text:p>-0.040951274335384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53.4699630737305" calcext:value-type="float">
            <text:p>-53.4699630737305</text:p>
          </table:table-cell>
          <table:table-cell office:value-type="float" office:value="-97.0923843383789" calcext:value-type="float">
            <text:p>-97.092384338378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36896183341742" calcext:value-type="float">
            <text:p>-0.023689618334174</text:p>
          </table:table-cell>
          <table:table-cell office:value-type="float" office:value="4.66100025177002" calcext:value-type="float">
            <text:p>4.66100025177002</text:p>
          </table:table-cell>
          <table:table-cell office:value-type="float" office:value="-48.7632369995117" calcext:value-type="float">
            <text:p>-48.7632369995117</text:p>
          </table:table-cell>
          <table:table-cell office:value-type="float" office:value="-98.8830795288086" calcext:value-type="float">
            <text:p>-98.883079528808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5.15268" calcext:value-type="float">
            <text:p>1639747645.15268</text:p>
          </table:table-cell>
          <table:table-cell office:value-type="float" office:value="196.579925537109" calcext:value-type="float">
            <text:p>196.579925537109</text:p>
          </table:table-cell>
          <table:table-cell office:value-type="float" office:value="-0.13766174018383" calcext:value-type="float">
            <text:p>-0.13766174018383</text:p>
          </table:table-cell>
          <table:table-cell office:value-type="float" office:value="0.0215436741709709" calcext:value-type="float">
            <text:p>0.021543674170971</text:p>
          </table:table-cell>
          <table:table-cell office:value-type="float" office:value="0.0178864691406488" calcext:value-type="float">
            <text:p>0.017886469140649</text:p>
          </table:table-cell>
          <table:table-cell office:value-type="float" office:value="0.000357951532350853" calcext:value-type="float">
            <text:p>0.000357951532351</text:p>
          </table:table-cell>
          <table:table-cell office:value-type="float" office:value="4.3947696685791" calcext:value-type="float">
            <text:p>4.3947696685791</text:p>
          </table:table-cell>
          <table:table-cell office:value-type="float" office:value="0" calcext:value-type="float">
            <text:p>0</text:p>
          </table:table-cell>
          <table:table-cell office:value-type="float" office:value="0.0597183406352997" calcext:value-type="float">
            <text:p>0.0597183406353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49.1915283203125" calcext:value-type="float">
            <text:p>-49.1915283203125</text:p>
          </table:table-cell>
          <table:table-cell office:value-type="float" office:value="-98.8201599121094" calcext:value-type="float">
            <text:p>-98.820159912109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473946891725063" calcext:value-type="float">
            <text:p>0.047394689172506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54.4941291809082" calcext:value-type="float">
            <text:p>-54.4941291809082</text:p>
          </table:table-cell>
          <table:table-cell office:value-type="float" office:value="-99.0663909912109" calcext:value-type="float">
            <text:p>-99.06639099121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56493519991636" calcext:value-type="float">
            <text:p>-0.025649351999164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52.1670455932617" calcext:value-type="float">
            <text:p>-52.1670455932617</text:p>
          </table:table-cell>
          <table:table-cell office:value-type="float" office:value="-98.0994186401367" calcext:value-type="float">
            <text:p>-98.099418640136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51971532031894" calcext:value-type="float">
            <text:p>-0.015197153203189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49.6886329650879" calcext:value-type="float">
            <text:p>-49.6886329650879</text:p>
          </table:table-cell>
          <table:table-cell office:value-type="float" office:value="-98.9343872070313" calcext:value-type="float">
            <text:p>-98.93438720703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5.27532" calcext:value-type="float">
            <text:p>1639747645.27532</text:p>
          </table:table-cell>
          <table:table-cell office:value-type="float" office:value="188.757904052734" calcext:value-type="float">
            <text:p>188.757904052734</text:p>
          </table:table-cell>
          <table:table-cell office:value-type="float" office:value="-0.155132368206978" calcext:value-type="float">
            <text:p>-0.155132368206978</text:p>
          </table:table-cell>
          <table:table-cell office:value-type="float" office:value="0.0366121493279934" calcext:value-type="float">
            <text:p>0.036612149327993</text:p>
          </table:table-cell>
          <table:table-cell office:value-type="float" office:value="0.0327945947647095" calcext:value-type="float">
            <text:p>0.03279459476471</text:p>
          </table:table-cell>
          <table:table-cell office:value-type="float" office:value="0.000674075679853558" calcext:value-type="float">
            <text:p>0.000674075679854</text:p>
          </table:table-cell>
          <table:table-cell office:value-type="float" office:value="4.37024068832397" calcext:value-type="float">
            <text:p>4.37024068832397</text:p>
          </table:table-cell>
          <table:table-cell office:value-type="float" office:value="0" calcext:value-type="float">
            <text:p>0</text:p>
          </table:table-cell>
          <table:table-cell office:value-type="float" office:value="0.0821912884712219" calcext:value-type="float">
            <text:p>0.082191288471222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52.1524467468262" calcext:value-type="float">
            <text:p>-52.1524467468262</text:p>
          </table:table-cell>
          <table:table-cell office:value-type="float" office:value="-99.3390121459961" calcext:value-type="float">
            <text:p>-99.339012145996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03326298296452" calcext:value-type="float">
            <text:p>0.060332629829645</text:p>
          </table:table-cell>
          <table:table-cell office:value-type="float" office:value="4.89700031280518" calcext:value-type="float">
            <text:p>4.89700031280518</text:p>
          </table:table-cell>
          <table:table-cell office:value-type="float" office:value="-56.8189506530762" calcext:value-type="float">
            <text:p>-56.8189506530762</text:p>
          </table:table-cell>
          <table:table-cell office:value-type="float" office:value="-100.572341918945" calcext:value-type="float">
            <text:p>-100.572341918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15784143656492" calcext:value-type="float">
            <text:p>-0.021578414365649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6.6686363220215" calcext:value-type="float">
            <text:p>-56.6686363220215</text:p>
          </table:table-cell>
          <table:table-cell office:value-type="float" office:value="-99.7051544189453" calcext:value-type="float">
            <text:p>-99.705154418945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17841134686023" calcext:value-type="float">
            <text:p>-0.001784113468602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49.4324340820313" calcext:value-type="float">
            <text:p>-49.4324340820313</text:p>
          </table:table-cell>
          <table:table-cell office:value-type="float" office:value="-98.899543762207" calcext:value-type="float">
            <text:p>-98.89954376220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5.52343" calcext:value-type="float">
            <text:p>1639747645.52343</text:p>
          </table:table-cell>
          <table:table-cell office:value-type="float" office:value="205.409286499023" calcext:value-type="float">
            <text:p>205.409286499023</text:p>
          </table:table-cell>
          <table:table-cell office:value-type="float" office:value="-0.181554466485977" calcext:value-type="float">
            <text:p>-0.181554466485977</text:p>
          </table:table-cell>
          <table:table-cell office:value-type="float" office:value="0.0295763425529003" calcext:value-type="float">
            <text:p>0.0295763425529</text:p>
          </table:table-cell>
          <table:table-cell office:value-type="float" office:value="0.0214518532156944" calcext:value-type="float">
            <text:p>0.021451853215695</text:p>
          </table:table-cell>
          <table:table-cell office:value-type="float" office:value="0.000742573756724596" calcext:value-type="float">
            <text:p>0.000742573756725</text:p>
          </table:table-cell>
          <table:table-cell office:value-type="float" office:value="4.41112232208252" calcext:value-type="float">
            <text:p>4.41112232208252</text:p>
          </table:table-cell>
          <table:table-cell office:value-type="float" office:value="0" calcext:value-type="float">
            <text:p>0</text:p>
          </table:table-cell>
          <table:table-cell office:value-type="float" office:value="0.0769558176398277" calcext:value-type="float">
            <text:p>0.076955817639828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50.6462898254395" calcext:value-type="float">
            <text:p>-50.6462898254395</text:p>
          </table:table-cell>
          <table:table-cell office:value-type="float" office:value="-98.1497650146484" calcext:value-type="float">
            <text:p>-98.14976501464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35020977258682" calcext:value-type="float">
            <text:p>0.053502097725868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60.9643974304199" calcext:value-type="float">
            <text:p>-60.9643974304199</text:p>
          </table:table-cell>
          <table:table-cell office:value-type="float" office:value="-100.546104431152" calcext:value-type="float">
            <text:p>-100.5461044311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73086147010326" calcext:value-type="float">
            <text:p>-0.037308614701033</text:p>
          </table:table-cell>
          <table:table-cell office:value-type="float" office:value="5.0504002571106" calcext:value-type="float">
            <text:p>5.0504002571106</text:p>
          </table:table-cell>
          <table:table-cell office:value-type="float" office:value="-55.2510757446289" calcext:value-type="float">
            <text:p>-55.2510757446289</text:p>
          </table:table-cell>
          <table:table-cell office:value-type="float" office:value="-100.163215637207" calcext:value-type="float">
            <text:p>-100.16321563720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13124770671129" calcext:value-type="float">
            <text:p>-0.021312477067113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47.1117286682129" calcext:value-type="float">
            <text:p>-47.1117286682129</text:p>
          </table:table-cell>
          <table:table-cell office:value-type="float" office:value="-98.7243728637695" calcext:value-type="float">
            <text:p>-98.724372863769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5.77372" calcext:value-type="float">
            <text:p>1639747645.77372</text:p>
          </table:table-cell>
          <table:table-cell office:value-type="float" office:value="194.396728515625" calcext:value-type="float">
            <text:p>194.396728515625</text:p>
          </table:table-cell>
          <table:table-cell office:value-type="float" office:value="-0.208308532834053" calcext:value-type="float">
            <text:p>-0.208308532834053</text:p>
          </table:table-cell>
          <table:table-cell office:value-type="float" office:value="0.0000564211768505629" calcext:value-type="float">
            <text:p>5.64211768505629E-05</text:p>
          </table:table-cell>
          <table:table-cell office:value-type="float" office:value="0.0565679408609867" calcext:value-type="float">
            <text:p>0.056567940860987</text:p>
          </table:table-cell>
          <table:table-cell office:value-type="float" office:value="0.00135246315039694" calcext:value-type="float">
            <text:p>0.001352463150397</text:p>
          </table:table-cell>
          <table:table-cell office:value-type="float" office:value="4.34298610687256" calcext:value-type="float">
            <text:p>4.34298610687256</text:p>
          </table:table-cell>
          <table:table-cell office:value-type="float" office:value="0" calcext:value-type="float">
            <text:p>0</text:p>
          </table:table-cell>
          <table:table-cell office:value-type="float" office:value="0.10867865383625" calcext:value-type="float">
            <text:p>0.10867865383625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53.0260200500488" calcext:value-type="float">
            <text:p>-53.0260200500488</text:p>
          </table:table-cell>
          <table:table-cell office:value-type="float" office:value="-98.3736038208008" calcext:value-type="float">
            <text:p>-98.373603820800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78963449597359" calcext:value-type="float">
            <text:p>0.097896344959736</text:p>
          </table:table-cell>
          <table:table-cell office:value-type="float" office:value="4.82620000839233" calcext:value-type="float">
            <text:p>4.82620000839233</text:p>
          </table:table-cell>
          <table:table-cell office:value-type="float" office:value="-64.6223602294922" calcext:value-type="float">
            <text:p>-64.6223602294922</text:p>
          </table:table-cell>
          <table:table-cell office:value-type="float" office:value="-98.1975250244141" calcext:value-type="float">
            <text:p>-98.197525024414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40845088660717" calcext:value-type="float">
            <text:p>-0.004084508866072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2.1732597351074" calcext:value-type="float">
            <text:p>-52.1732597351074</text:p>
          </table:table-cell>
          <table:table-cell office:value-type="float" office:value="-98.0919189453125" calcext:value-type="float">
            <text:p>-98.09191894531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414519850164652" calcext:value-type="float">
            <text:p>-0.004145198501647</text:p>
          </table:table-cell>
          <table:table-cell office:value-type="float" office:value="4.51940011978149" calcext:value-type="float">
            <text:p>4.51940011978149</text:p>
          </table:table-cell>
          <table:table-cell office:value-type="float" office:value="-47.3678894042969" calcext:value-type="float">
            <text:p>-47.3678894042969</text:p>
          </table:table-cell>
          <table:table-cell office:value-type="float" office:value="-99.1688766479492" calcext:value-type="float">
            <text:p>-99.168876647949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5.89343" calcext:value-type="float">
            <text:p>1639747645.89343</text:p>
          </table:table-cell>
          <table:table-cell office:value-type="float" office:value="186.452621459961" calcext:value-type="float">
            <text:p>186.452621459961</text:p>
          </table:table-cell>
          <table:table-cell office:value-type="float" office:value="-0.17944598197937" calcext:value-type="float">
            <text:p>-0.17944598197937</text:p>
          </table:table-cell>
          <table:table-cell office:value-type="float" office:value="-0.0203013829886913" calcext:value-type="float">
            <text:p>-0.020301382988691</text:p>
          </table:table-cell>
          <table:table-cell office:value-type="float" office:value="0.0948613956570625" calcext:value-type="float">
            <text:p>0.094861395657063</text:p>
          </table:table-cell>
          <table:table-cell office:value-type="float" office:value="0.000712021254003048" calcext:value-type="float">
            <text:p>0.000712021254003</text:p>
          </table:table-cell>
          <table:table-cell office:value-type="float" office:value="4.35116243362427" calcext:value-type="float">
            <text:p>4.35116243362427</text:p>
          </table:table-cell>
          <table:table-cell office:value-type="float" office:value="0" calcext:value-type="float">
            <text:p>0</text:p>
          </table:table-cell>
          <table:table-cell office:value-type="float" office:value="0.130101010203361" calcext:value-type="float">
            <text:p>0.130101010203361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48.5359306335449" calcext:value-type="float">
            <text:p>-48.5359306335449</text:p>
          </table:table-cell>
          <table:table-cell office:value-type="float" office:value="-96.8712539672852" calcext:value-type="float">
            <text:p>-96.871253967285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2149180173874" calcext:value-type="float">
            <text:p>0.142149180173874</text:p>
          </table:table-cell>
          <table:table-cell office:value-type="float" office:value="4.84980010986328" calcext:value-type="float">
            <text:p>4.84980010986328</text:p>
          </table:table-cell>
          <table:table-cell office:value-type="float" office:value="-53.2195930480957" calcext:value-type="float">
            <text:p>-53.2195930480957</text:p>
          </table:table-cell>
          <table:table-cell office:value-type="float" office:value="-96.8329391479492" calcext:value-type="float">
            <text:p>-96.832939147949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435399226844311" calcext:value-type="float">
            <text:p>0.043539922684431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2.6340408325195" calcext:value-type="float">
            <text:p>-52.6340408325195</text:p>
          </table:table-cell>
          <table:table-cell office:value-type="float" office:value="-94.9970016479492" calcext:value-type="float">
            <text:p>-94.99700164794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343721732497215" calcext:value-type="float">
            <text:p>0.034372173249722</text:p>
          </table:table-cell>
          <table:table-cell office:value-type="float" office:value="4.51940011978149" calcext:value-type="float">
            <text:p>4.51940011978149</text:p>
          </table:table-cell>
          <table:table-cell office:value-type="float" office:value="-47.7117500305176" calcext:value-type="float">
            <text:p>-47.7117500305176</text:p>
          </table:table-cell>
          <table:table-cell office:value-type="float" office:value="-97.6667785644531" calcext:value-type="float">
            <text:p>-97.666778564453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13315" calcext:value-type="float">
            <text:p>1639747646.13315</text:p>
          </table:table-cell>
          <table:table-cell office:value-type="float" office:value="194.113967895508" calcext:value-type="float">
            <text:p>194.113967895508</text:p>
          </table:table-cell>
          <table:table-cell office:value-type="float" office:value="-0.159786373376846" calcext:value-type="float">
            <text:p>-0.159786373376846</text:p>
          </table:table-cell>
          <table:table-cell office:value-type="float" office:value="-0.00408332981169224" calcext:value-type="float">
            <text:p>-0.004083329811692</text:p>
          </table:table-cell>
          <table:table-cell office:value-type="float" office:value="0.0656360611319542" calcext:value-type="float">
            <text:p>0.065636061131954</text:p>
          </table:table-cell>
          <table:table-cell office:value-type="float" office:value="0.000424264842877165" calcext:value-type="float">
            <text:p>0.000424264842877</text:p>
          </table:table-cell>
          <table:table-cell office:value-type="float" office:value="4.3647894859314" calcext:value-type="float">
            <text:p>4.3647894859314</text:p>
          </table:table-cell>
          <table:table-cell office:value-type="float" office:value="0" calcext:value-type="float">
            <text:p>0</text:p>
          </table:table-cell>
          <table:table-cell office:value-type="float" office:value="0.102503575384617" calcext:value-type="float">
            <text:p>0.102503575384617</text:p>
          </table:table-cell>
          <table:table-cell office:value-type="float" office:value="4.51940011978149" calcext:value-type="float">
            <text:p>4.51940011978149</text:p>
          </table:table-cell>
          <table:table-cell office:value-type="float" office:value="-50.4280509948731" calcext:value-type="float">
            <text:p>-50.4280509948731</text:p>
          </table:table-cell>
          <table:table-cell office:value-type="float" office:value="-99.3783111572266" calcext:value-type="float">
            <text:p>-99.378311157226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5149388313293" calcext:value-type="float">
            <text:p>0.105149388313293</text:p>
          </table:table-cell>
          <table:table-cell office:value-type="float" office:value="4.7790002822876" calcext:value-type="float">
            <text:p>4.7790002822876</text:p>
          </table:table-cell>
          <table:table-cell office:value-type="float" office:value="-52.8223114013672" calcext:value-type="float">
            <text:p>-52.8223114013672</text:p>
          </table:table-cell>
          <table:table-cell office:value-type="float" office:value="-99.2888488769531" calcext:value-type="float">
            <text:p>-99.288848876953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82949882000685" calcext:value-type="float">
            <text:p>0.018294988200069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4.5689353942871" calcext:value-type="float">
            <text:p>-54.5689353942871</text:p>
          </table:table-cell>
          <table:table-cell office:value-type="float" office:value="-99.0961151123047" calcext:value-type="float">
            <text:p>-99.09611511230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65048092603684" calcext:value-type="float">
            <text:p>0.016504809260368</text:p>
          </table:table-cell>
          <table:table-cell office:value-type="float" office:value="4.59019994735718" calcext:value-type="float">
            <text:p>4.59019994735718</text:p>
          </table:table-cell>
          <table:table-cell office:value-type="float" office:value="-49.4602966308594" calcext:value-type="float">
            <text:p>-49.4602966308594</text:p>
          </table:table-cell>
          <table:table-cell office:value-type="float" office:value="-98.8709030151367" calcext:value-type="float">
            <text:p>-98.870903015136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13668" calcext:value-type="float">
            <text:p>1639747646.13668</text:p>
          </table:table-cell>
          <table:table-cell office:value-type="float" office:value="77.8939743041992" calcext:value-type="float">
            <text:p>77.8939743041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8943381309509" calcext:value-type="float">
            <text:p>0.8189433813095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3.8104934692383" calcext:value-type="float">
            <text:p>-93.8104934692383</text:p>
          </table:table-cell>
          <table:table-cell office:value-type="float" office:value="-98.4954147338867" calcext:value-type="float">
            <text:p>-98.495414733886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4.7859954833984" calcext:value-type="float">
            <text:p>-94.7859954833984</text:p>
          </table:table-cell>
          <table:table-cell office:value-type="float" office:value="-98.9093551635742" calcext:value-type="float">
            <text:p>-98.909355163574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0.5736312866211" calcext:value-type="float">
            <text:p>-90.5736312866211</text:p>
          </table:table-cell>
          <table:table-cell office:value-type="float" office:value="-98.3853759765625" calcext:value-type="float">
            <text:p>-98.385375976562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140000462532" calcext:value-type="float">
            <text:p>0.27140000462532</text:p>
          </table:table-cell>
          <table:table-cell office:value-type="float" office:value="-90.1260147094727" calcext:value-type="float">
            <text:p>-90.1260147094727</text:p>
          </table:table-cell>
          <table:table-cell office:value-type="float" office:value="-98.9491424560547" calcext:value-type="float">
            <text:p>-98.94914245605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25019" calcext:value-type="float">
            <text:p>1639747646.25019</text:p>
          </table:table-cell>
          <table:table-cell office:value-type="float" office:value="81.6092529296875" calcext:value-type="float">
            <text:p>81.6092529296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8943381309509" calcext:value-type="float">
            <text:p>0.8189433813095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6000049710274" calcext:value-type="float">
            <text:p>0.082600004971027</text:p>
          </table:table-cell>
          <table:table-cell office:value-type="float" office:value="-68.9538192749023" calcext:value-type="float">
            <text:p>-68.9538192749023</text:p>
          </table:table-cell>
          <table:table-cell office:value-type="float" office:value="-96.509880065918" calcext:value-type="float">
            <text:p>-96.50988006591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1.2084579467773" calcext:value-type="float">
            <text:p>-91.2084579467773</text:p>
          </table:table-cell>
          <table:table-cell office:value-type="float" office:value="-96.7483978271484" calcext:value-type="float">
            <text:p>-96.748397827148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2.5612411499023" calcext:value-type="float">
            <text:p>-92.5612411499023</text:p>
          </table:table-cell>
          <table:table-cell office:value-type="float" office:value="-94.5930099487305" calcext:value-type="float">
            <text:p>-94.59300994873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.561882019043" calcext:value-type="float">
            <text:p>-99.561882019043</text:p>
          </table:table-cell>
          <table:table-cell office:value-type="float" office:value="-97.8582229614258" calcext:value-type="float">
            <text:p>-97.858222961425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37311" calcext:value-type="float">
            <text:p>1639747646.37311</text:p>
          </table:table-cell>
          <table:table-cell office:value-type="float" office:value="111.912727355957" calcext:value-type="float">
            <text:p>111.912727355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5.128364562988" calcext:value-type="float">
            <text:p>-105.128364562988</text:p>
          </table:table-cell>
          <table:table-cell office:value-type="float" office:value="-97.3605880737305" calcext:value-type="float">
            <text:p>-97.36058807373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2.149513244629" calcext:value-type="float">
            <text:p>-102.149513244629</text:p>
          </table:table-cell>
          <table:table-cell office:value-type="float" office:value="-95.7439727783203" calcext:value-type="float">
            <text:p>-95.7439727783203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.3883361816406" calcext:value-type="float">
            <text:p>-99.3883361816406</text:p>
          </table:table-cell>
          <table:table-cell office:value-type="float" office:value="-94.465202331543" calcext:value-type="float">
            <text:p>-94.46520233154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3.375312805176" calcext:value-type="float">
            <text:p>-103.375312805176</text:p>
          </table:table-cell>
          <table:table-cell office:value-type="float" office:value="-97.7986755371094" calcext:value-type="float">
            <text:p>-97.798675537109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49221" calcext:value-type="float">
            <text:p>1639747646.49221</text:p>
          </table:table-cell>
          <table:table-cell office:value-type="float" office:value="114.403961181641" calcext:value-type="float">
            <text:p>114.403961181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4.585792541504" calcext:value-type="float">
            <text:p>-104.585792541504</text:p>
          </table:table-cell>
          <table:table-cell office:value-type="float" office:value="-99.0512008666992" calcext:value-type="float">
            <text:p>-99.051200866699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480007171631" calcext:value-type="float">
            <text:p>1.01480007171631</text:p>
          </table:table-cell>
          <table:table-cell office:value-type="float" office:value="-97.8343276977539" calcext:value-type="float">
            <text:p>-97.8343276977539</text:p>
          </table:table-cell>
          <table:table-cell office:value-type="float" office:value="-98.9843902587891" calcext:value-type="float">
            <text:p>-98.984390258789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.8348693847656" calcext:value-type="float">
            <text:p>-99.8348693847656</text:p>
          </table:table-cell>
          <table:table-cell office:value-type="float" office:value="-97.3018112182617" calcext:value-type="float">
            <text:p>-97.3018112182617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4.569664001465" calcext:value-type="float">
            <text:p>-104.569664001465</text:p>
          </table:table-cell>
          <table:table-cell office:value-type="float" office:value="-98.8522262573242" calcext:value-type="float">
            <text:p>-98.85222625732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73357" calcext:value-type="float">
            <text:p>1639747646.73357</text:p>
          </table:table-cell>
          <table:table-cell office:value-type="float" office:value="200.385803222656" calcext:value-type="float">
            <text:p>200.385803222656</text:p>
          </table:table-cell>
          <table:table-cell office:value-type="float" office:value="0.00935335829854012" calcext:value-type="float">
            <text:p>0.00935335829854</text:p>
          </table:table-cell>
          <table:table-cell office:value-type="float" office:value="0.0444508492946625" calcext:value-type="float">
            <text:p>0.044450849294663</text:p>
          </table:table-cell>
          <table:table-cell office:value-type="float" office:value="-0.00454385066404939" calcext:value-type="float">
            <text:p>-0.004543850664049</text:p>
          </table:table-cell>
          <table:table-cell office:value-type="float" office:value="0.000162926618941128" calcext:value-type="float">
            <text:p>0.000162926618941</text:p>
          </table:table-cell>
          <table:table-cell office:value-type="float" office:value="4.41384744644165" calcext:value-type="float">
            <text:p>4.41384744644165</text:p>
          </table:table-cell>
          <table:table-cell office:value-type="float" office:value="0" calcext:value-type="float">
            <text:p>0</text:p>
          </table:table-cell>
          <table:table-cell office:value-type="float" office:value="0.00521494867280126" calcext:value-type="float">
            <text:p>0.005214948672801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49.1774253845215" calcext:value-type="float">
            <text:p>-49.1774253845215</text:p>
          </table:table-cell>
          <table:table-cell office:value-type="float" office:value="-99.1493072509766" calcext:value-type="float">
            <text:p>-99.149307250976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83879882097244" calcext:value-type="float">
            <text:p>-0.018387988209725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55.4761543273926" calcext:value-type="float">
            <text:p>-55.4761543273926</text:p>
          </table:table-cell>
          <table:table-cell office:value-type="float" office:value="-99.3257446289062" calcext:value-type="float">
            <text:p>-99.325744628906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39153879135847" calcext:value-type="float">
            <text:p>-0.013915387913585</text:p>
          </table:table-cell>
          <table:table-cell office:value-type="float" office:value="5.42799997329712" calcext:value-type="float">
            <text:p>5.42799997329712</text:p>
          </table:table-cell>
          <table:table-cell office:value-type="float" office:value="-57.1493186950684" calcext:value-type="float">
            <text:p>-57.1493186950684</text:p>
          </table:table-cell>
          <table:table-cell office:value-type="float" office:value="-98.8014144897461" calcext:value-type="float">
            <text:p>-98.80141448974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05301989242435" calcext:value-type="float">
            <text:p>0.010530198924244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7.0697555541992" calcext:value-type="float">
            <text:p>-47.0697555541992</text:p>
          </table:table-cell>
          <table:table-cell office:value-type="float" office:value="-98.7579574584961" calcext:value-type="float">
            <text:p>-98.75795745849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6.85018" calcext:value-type="float">
            <text:p>1639747646.85018</text:p>
          </table:table-cell>
          <table:table-cell office:value-type="float" office:value="195.932388305664" calcext:value-type="float">
            <text:p>195.932388305664</text:p>
          </table:table-cell>
          <table:table-cell office:value-type="float" office:value="0.0488525554537773" calcext:value-type="float">
            <text:p>0.048852555453777</text:p>
          </table:table-cell>
          <table:table-cell office:value-type="float" office:value="0.0392245836555958" calcext:value-type="float">
            <text:p>0.039224583655596</text:p>
          </table:table-cell>
          <table:table-cell office:value-type="float" office:value="-0.00597492652013898" calcext:value-type="float">
            <text:p>-0.005974926520139</text:p>
          </table:table-cell>
          <table:table-cell office:value-type="float" office:value="0.000242964350036345" calcext:value-type="float">
            <text:p>0.000242964350036</text:p>
          </table:table-cell>
          <table:table-cell office:value-type="float" office:value="4.44655323028564" calcext:value-type="float">
            <text:p>4.44655323028564</text:p>
          </table:table-cell>
          <table:table-cell office:value-type="float" office:value="0" calcext:value-type="float">
            <text:p>0</text:p>
          </table:table-cell>
          <table:table-cell office:value-type="float" office:value="-0.00797479972243309" calcext:value-type="float">
            <text:p>-0.007974799722433</text:p>
          </table:table-cell>
          <table:table-cell office:value-type="float" office:value="4.38960027694702" calcext:value-type="float">
            <text:p>4.38960027694702</text:p>
          </table:table-cell>
          <table:table-cell office:value-type="float" office:value="-49.9606285095215" calcext:value-type="float">
            <text:p>-49.9606285095215</text:p>
          </table:table-cell>
          <table:table-cell office:value-type="float" office:value="-98.2513046264648" calcext:value-type="float">
            <text:p>-98.25130462646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94349789619446" calcext:value-type="float">
            <text:p>-0.029434978961945</text:p>
          </table:table-cell>
          <table:table-cell office:value-type="float" office:value="5.10940027236939" calcext:value-type="float">
            <text:p>5.10940027236939</text:p>
          </table:table-cell>
          <table:table-cell office:value-type="float" office:value="-52.3797912597656" calcext:value-type="float">
            <text:p>-52.3797912597656</text:p>
          </table:table-cell>
          <table:table-cell office:value-type="float" office:value="-98.8632125854492" calcext:value-type="float">
            <text:p>-98.863212585449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20174419041723" calcext:value-type="float">
            <text:p>-0.002017441904172</text:p>
          </table:table-cell>
          <table:table-cell office:value-type="float" office:value="5.32180023193359" calcext:value-type="float">
            <text:p>5.32180023193359</text:p>
          </table:table-cell>
          <table:table-cell office:value-type="float" office:value="-55.9380569458008" calcext:value-type="float">
            <text:p>-55.9380569458008</text:p>
          </table:table-cell>
          <table:table-cell office:value-type="float" office:value="-97.3320846557617" calcext:value-type="float">
            <text:p>-97.3320846557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81636456400156" calcext:value-type="float">
            <text:p>0.018163645640016</text:p>
          </table:table-cell>
          <table:table-cell office:value-type="float" office:value="4.49580001831055" calcext:value-type="float">
            <text:p>4.49580001831055</text:p>
          </table:table-cell>
          <table:table-cell office:value-type="float" office:value="-46.9374732971191" calcext:value-type="float">
            <text:p>-46.9374732971191</text:p>
          </table:table-cell>
          <table:table-cell office:value-type="float" office:value="-99.7589263916016" calcext:value-type="float">
            <text:p>-99.758926391601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7.0943" calcext:value-type="float">
            <text:p>1639747647.0943</text:p>
          </table:table-cell>
          <table:table-cell office:value-type="float" office:value="195.05094909668" calcext:value-type="float">
            <text:p>195.05094909668</text:p>
          </table:table-cell>
          <table:table-cell office:value-type="float" office:value="0.0668160542845726" calcext:value-type="float">
            <text:p>0.066816054284573</text:p>
          </table:table-cell>
          <table:table-cell office:value-type="float" office:value="0.0195385832339525" calcext:value-type="float">
            <text:p>0.019538583233953</text:p>
          </table:table-cell>
          <table:table-cell office:value-type="float" office:value="-0.00598493730649352" calcext:value-type="float">
            <text:p>-0.005984937306494</text:p>
          </table:table-cell>
          <table:table-cell office:value-type="float" office:value="0.000278365885606036" calcext:value-type="float">
            <text:p>0.000278365885606</text:p>
          </table:table-cell>
          <table:table-cell office:value-type="float" office:value="4.40567111968994" calcext:value-type="float">
            <text:p>4.40567111968994</text:p>
          </table:table-cell>
          <table:table-cell office:value-type="float" office:value="0" calcext:value-type="float">
            <text:p>0</text:p>
          </table:table-cell>
          <table:table-cell office:value-type="float" office:value="-0.0183233264833689" calcext:value-type="float">
            <text:p>-0.018323326483369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51.9434089660645" calcext:value-type="float">
            <text:p>-51.9434089660645</text:p>
          </table:table-cell>
          <table:table-cell office:value-type="float" office:value="-100.100486755371" calcext:value-type="float">
            <text:p>-100.10048675537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82749608159065" calcext:value-type="float">
            <text:p>-0.028274960815907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7.2329216003418" calcext:value-type="float">
            <text:p>-57.2329216003418</text:p>
          </table:table-cell>
          <table:table-cell office:value-type="float" office:value="-99.9925231933594" calcext:value-type="float">
            <text:p>-99.99252319335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726313330233097" calcext:value-type="float">
            <text:p>0.007263133302331</text:p>
          </table:table-cell>
          <table:table-cell office:value-type="float" office:value="5.29820013046265" calcext:value-type="float">
            <text:p>5.29820013046265</text:p>
          </table:table-cell>
          <table:table-cell office:value-type="float" office:value="-57.7215156555176" calcext:value-type="float">
            <text:p>-57.7215156555176</text:p>
          </table:table-cell>
          <table:table-cell office:value-type="float" office:value="-99.9184646606445" calcext:value-type="float">
            <text:p>-99.91846466064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78384445607662" calcext:value-type="float">
            <text:p>0.017838444560766</text:p>
          </table:table-cell>
          <table:table-cell office:value-type="float" office:value="4.40140008926392" calcext:value-type="float">
            <text:p>4.40140008926392</text:p>
          </table:table-cell>
          <table:table-cell office:value-type="float" office:value="-45.2911415100098" calcext:value-type="float">
            <text:p>-45.2911415100098</text:p>
          </table:table-cell>
          <table:table-cell office:value-type="float" office:value="-100.130729675293" calcext:value-type="float">
            <text:p>-100.13072967529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7.3332" calcext:value-type="float">
            <text:p>1639747647.3332</text:p>
          </table:table-cell>
          <table:table-cell office:value-type="float" office:value="186.942581176758" calcext:value-type="float">
            <text:p>186.942581176758</text:p>
          </table:table-cell>
          <table:table-cell office:value-type="float" office:value="0.0708292201161385" calcext:value-type="float">
            <text:p>0.070829220116139</text:p>
          </table:table-cell>
          <table:table-cell office:value-type="float" office:value="-0.00109481380786747" calcext:value-type="float">
            <text:p>-0.001094813807867</text:p>
          </table:table-cell>
          <table:table-cell office:value-type="float" office:value="-0.00540100736543536" calcext:value-type="float">
            <text:p>-0.005401007365435</text:p>
          </table:table-cell>
          <table:table-cell office:value-type="float" office:value="0.000210997211979702" calcext:value-type="float">
            <text:p>0.00021099721198</text:p>
          </table:table-cell>
          <table:table-cell office:value-type="float" office:value="4.47108221054077" calcext:value-type="float">
            <text:p>4.47108221054077</text:p>
          </table:table-cell>
          <table:table-cell office:value-type="float" office:value="0" calcext:value-type="float">
            <text:p>0</text:p>
          </table:table-cell>
          <table:table-cell office:value-type="float" office:value="-0.0244954768568277" calcext:value-type="float">
            <text:p>-0.024495476856828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45.6935119628906" calcext:value-type="float">
            <text:p>-45.6935119628906</text:p>
          </table:table-cell>
          <table:table-cell office:value-type="float" office:value="-98.8639221191406" calcext:value-type="float">
            <text:p>-98.863922119140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35891155898571" calcext:value-type="float">
            <text:p>-0.023589115589857</text:p>
          </table:table-cell>
          <table:table-cell office:value-type="float" office:value="5.34540033340454" calcext:value-type="float">
            <text:p>5.34540033340454</text:p>
          </table:table-cell>
          <table:table-cell office:value-type="float" office:value="-58.7240180969238" calcext:value-type="float">
            <text:p>-58.7240180969238</text:p>
          </table:table-cell>
          <table:table-cell office:value-type="float" office:value="-99.6902008056641" calcext:value-type="float">
            <text:p>-99.690200805664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4409501105547" calcext:value-type="float">
            <text:p>0.014409501105547</text:p>
          </table:table-cell>
          <table:table-cell office:value-type="float" office:value="5.28640031814575" calcext:value-type="float">
            <text:p>5.28640031814575</text:p>
          </table:table-cell>
          <table:table-cell office:value-type="float" office:value="-54.0882530212402" calcext:value-type="float">
            <text:p>-54.0882530212402</text:p>
          </table:table-cell>
          <table:table-cell office:value-type="float" office:value="-99.8089218139648" calcext:value-type="float">
            <text:p>-99.808921813964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38874473050237" calcext:value-type="float">
            <text:p>0.013887447305024</text:p>
          </table:table-cell>
          <table:table-cell office:value-type="float" office:value="4.33060026168823" calcext:value-type="float">
            <text:p>4.33060026168823</text:p>
          </table:table-cell>
          <table:table-cell office:value-type="float" office:value="-48.3218154907227" calcext:value-type="float">
            <text:p>-48.3218154907227</text:p>
          </table:table-cell>
          <table:table-cell office:value-type="float" office:value="-99.7727432250977" calcext:value-type="float">
            <text:p>-99.772743225097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7.45085" calcext:value-type="float">
            <text:p>1639747647.45085</text:p>
          </table:table-cell>
          <table:table-cell office:value-type="float" office:value="192.845336914063" calcext:value-type="float">
            <text:p>192.845336914063</text:p>
          </table:table-cell>
          <table:table-cell office:value-type="float" office:value="0.0584870651364327" calcext:value-type="float">
            <text:p>0.058487065136433</text:p>
          </table:table-cell>
          <table:table-cell office:value-type="float" office:value="-0.0240671820938587" calcext:value-type="float">
            <text:p>-0.024067182093859</text:p>
          </table:table-cell>
          <table:table-cell office:value-type="float" office:value="-0.00392632465809584" calcext:value-type="float">
            <text:p>-0.003926324658096</text:p>
          </table:table-cell>
          <table:table-cell office:value-type="float" office:value="0.000319089216645807" calcext:value-type="float">
            <text:p>0.000319089216646</text:p>
          </table:table-cell>
          <table:table-cell office:value-type="float" office:value="4.47925806045532" calcext:value-type="float">
            <text:p>4.47925806045532</text:p>
          </table:table-cell>
          <table:table-cell office:value-type="float" office:value="0" calcext:value-type="float">
            <text:p>0</text:p>
          </table:table-cell>
          <table:table-cell office:value-type="float" office:value="-0.0258928779512644" calcext:value-type="float">
            <text:p>-0.025892877951264</text:p>
          </table:table-cell>
          <table:table-cell office:value-type="float" office:value="4.56660032272339" calcext:value-type="float">
            <text:p>4.56660032272339</text:p>
          </table:table-cell>
          <table:table-cell office:value-type="float" office:value="-49.614688873291" calcext:value-type="float">
            <text:p>-49.614688873291</text:p>
          </table:table-cell>
          <table:table-cell office:value-type="float" office:value="-97.2926788330078" calcext:value-type="float">
            <text:p>-97.29267883300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30029348656535" calcext:value-type="float">
            <text:p>-0.013002934865654</text:p>
          </table:table-cell>
          <table:table-cell office:value-type="float" office:value="5.45160007476807" calcext:value-type="float">
            <text:p>5.45160007476807</text:p>
          </table:table-cell>
          <table:table-cell office:value-type="float" office:value="-61.5727272033691" calcext:value-type="float">
            <text:p>-61.5727272033691</text:p>
          </table:table-cell>
          <table:table-cell office:value-type="float" office:value="-96.4695358276367" calcext:value-type="float">
            <text:p>-96.469535827636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87940932810307" calcext:value-type="float">
            <text:p>0.018794093281031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4.4612693786621" calcext:value-type="float">
            <text:p>-54.4612693786621</text:p>
          </table:table-cell>
          <table:table-cell office:value-type="float" office:value="-94.7709121704102" calcext:value-type="float">
            <text:p>-94.770912170410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561057776212692" calcext:value-type="float">
            <text:p>0.005610577762127</text:p>
          </table:table-cell>
          <table:table-cell office:value-type="float" office:value="4.25979995727539" calcext:value-type="float">
            <text:p>4.25979995727539</text:p>
          </table:table-cell>
          <table:table-cell office:value-type="float" office:value="-44.5151252746582" calcext:value-type="float">
            <text:p>-44.5151252746582</text:p>
          </table:table-cell>
          <table:table-cell office:value-type="float" office:value="-98.0074157714844" calcext:value-type="float">
            <text:p>-98.007415771484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7.69448" calcext:value-type="float">
            <text:p>1639747647.69448</text:p>
          </table:table-cell>
          <table:table-cell office:value-type="float" office:value="192.33918762207" calcext:value-type="float">
            <text:p>192.33918762207</text:p>
          </table:table-cell>
          <table:table-cell office:value-type="float" office:value="0.0330903641879559" calcext:value-type="float">
            <text:p>0.033090364187956</text:p>
          </table:table-cell>
          <table:table-cell office:value-type="float" office:value="-0.0324446223676205" calcext:value-type="float">
            <text:p>-0.032444622367621</text:p>
          </table:table-cell>
          <table:table-cell office:value-type="float" office:value="0.000800519774202257" calcext:value-type="float">
            <text:p>0.000800519774202</text:p>
          </table:table-cell>
          <table:table-cell office:value-type="float" office:value="0.00021872621437069" calcext:value-type="float">
            <text:p>0.000218726214371</text:p>
          </table:table-cell>
          <table:table-cell office:value-type="float" office:value="4.54466915130615" calcext:value-type="float">
            <text:p>4.54466915130615</text:p>
          </table:table-cell>
          <table:table-cell office:value-type="float" office:value="0" calcext:value-type="float">
            <text:p>0</text:p>
          </table:table-cell>
          <table:table-cell office:value-type="float" office:value="-0.0169059038162231" calcext:value-type="float">
            <text:p>-0.016905903816223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51.3987426757813" calcext:value-type="float">
            <text:p>-51.3987426757813</text:p>
          </table:table-cell>
          <table:table-cell office:value-type="float" office:value="-98.9666442871094" calcext:value-type="float">
            <text:p>-98.966644287109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440936768427491" calcext:value-type="float">
            <text:p>0.000440936768427</text:p>
          </table:table-cell>
          <table:table-cell office:value-type="float" office:value="5.79380035400391" calcext:value-type="float">
            <text:p>5.79380035400391</text:p>
          </table:table-cell>
          <table:table-cell office:value-type="float" office:value="-58.6758193969727" calcext:value-type="float">
            <text:p>-58.6758193969727</text:p>
          </table:table-cell>
          <table:table-cell office:value-type="float" office:value="-98.5906677246094" calcext:value-type="float">
            <text:p>-98.59066772460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86904221773148" calcext:value-type="float">
            <text:p>0.01869042217731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3.5669288635254" calcext:value-type="float">
            <text:p>-53.5669288635254</text:p>
          </table:table-cell>
          <table:table-cell office:value-type="float" office:value="-97.5212554931641" calcext:value-type="float">
            <text:p>-97.52125549316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0888039299752563" calcext:value-type="float">
            <text:p>0.000888039299753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35.8912086486816" calcext:value-type="float">
            <text:p>-35.8912086486816</text:p>
          </table:table-cell>
          <table:table-cell office:value-type="float" office:value="-99.949089050293" calcext:value-type="float">
            <text:p>-99.94908905029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7.8144" calcext:value-type="float">
            <text:p>1639747647.8144</text:p>
          </table:table-cell>
          <table:table-cell office:value-type="float" office:value="185.960525512695" calcext:value-type="float">
            <text:p>185.960525512695</text:p>
          </table:table-cell>
          <table:table-cell office:value-type="float" office:value="0.0180193465203047" calcext:value-type="float">
            <text:p>0.018019346520305</text:p>
          </table:table-cell>
          <table:table-cell office:value-type="float" office:value="-0.0328264757990837" calcext:value-type="float">
            <text:p>-0.032826475799084</text:p>
          </table:table-cell>
          <table:table-cell office:value-type="float" office:value="-0.00245921243913472" calcext:value-type="float">
            <text:p>-0.002459212439135</text:p>
          </table:table-cell>
          <table:table-cell office:value-type="float" office:value="0.00118350773118436" calcext:value-type="float">
            <text:p>0.001183507731184</text:p>
          </table:table-cell>
          <table:table-cell office:value-type="float" office:value="4.38659334182739" calcext:value-type="float">
            <text:p>4.38659334182739</text:p>
          </table:table-cell>
          <table:table-cell office:value-type="float" office:value="0" calcext:value-type="float">
            <text:p>0</text:p>
          </table:table-cell>
          <table:table-cell office:value-type="float" office:value="-0.00166249996982515" calcext:value-type="float">
            <text:p>-0.001662499969825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53.6267433166504" calcext:value-type="float">
            <text:p>-53.6267433166504</text:p>
          </table:table-cell>
          <table:table-cell office:value-type="float" office:value="-97.4430618286133" calcext:value-type="float">
            <text:p>-97.443061828613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152146955952048" calcext:value-type="float">
            <text:p>0.00152146955952</text:p>
          </table:table-cell>
          <table:table-cell office:value-type="float" office:value="5.65220022201538" calcext:value-type="float">
            <text:p>5.65220022201538</text:p>
          </table:table-cell>
          <table:table-cell office:value-type="float" office:value="-57.6944847106934" calcext:value-type="float">
            <text:p>-57.6944847106934</text:p>
          </table:table-cell>
          <table:table-cell office:value-type="float" office:value="-97.0864868164063" calcext:value-type="float">
            <text:p>-97.086486816406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1489630676806" calcext:value-type="float">
            <text:p>0.011489630676806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6.2254524230957" calcext:value-type="float">
            <text:p>-56.2254524230957</text:p>
          </table:table-cell>
          <table:table-cell office:value-type="float" office:value="-95.5555572509766" calcext:value-type="float">
            <text:p>-95.555557250976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627932511270046" calcext:value-type="float">
            <text:p>-0.0062793251127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26.2731742858887" calcext:value-type="float">
            <text:p>-26.2731742858887</text:p>
          </table:table-cell>
          <table:table-cell office:value-type="float" office:value="-98.4021911621094" calcext:value-type="float">
            <text:p>-98.40219116210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8.05348" calcext:value-type="float">
            <text:p>1639747648.05348</text:p>
          </table:table-cell>
          <table:table-cell office:value-type="float" office:value="189.338928222656" calcext:value-type="float">
            <text:p>189.338928222656</text:p>
          </table:table-cell>
          <table:table-cell office:value-type="float" office:value="-0.0248096659779549" calcext:value-type="float">
            <text:p>-0.024809665977955</text:p>
          </table:table-cell>
          <table:table-cell office:value-type="float" office:value="-0.0312045607715845" calcext:value-type="float">
            <text:p>-0.031204560771585</text:p>
          </table:table-cell>
          <table:table-cell office:value-type="float" office:value="0.0045703174546361" calcext:value-type="float">
            <text:p>0.004570317454636</text:p>
          </table:table-cell>
          <table:table-cell office:value-type="float" office:value="0.000179243827005848" calcext:value-type="float">
            <text:p>0.000179243827006</text:p>
          </table:table-cell>
          <table:table-cell office:value-type="float" office:value="4.50378751754761" calcext:value-type="float">
            <text:p>4.50378751754761</text:p>
          </table:table-cell>
          <table:table-cell office:value-type="float" office:value="0" calcext:value-type="float">
            <text:p>0</text:p>
          </table:table-cell>
          <table:table-cell office:value-type="float" office:value="0.00217044353485107" calcext:value-type="float">
            <text:p>0.002170443534851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53.4735374450684" calcext:value-type="float">
            <text:p>-53.4735374450684</text:p>
          </table:table-cell>
          <table:table-cell office:value-type="float" office:value="-98.5429458618164" calcext:value-type="float">
            <text:p>-98.542945861816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197060760110617" calcext:value-type="float">
            <text:p>0.019706076011062</text:p>
          </table:table-cell>
          <table:table-cell office:value-type="float" office:value="5.64040040969849" calcext:value-type="float">
            <text:p>5.64040040969849</text:p>
          </table:table-cell>
          <table:table-cell office:value-type="float" office:value="-55.9784545898438" calcext:value-type="float">
            <text:p>-55.9784545898438</text:p>
          </table:table-cell>
          <table:table-cell office:value-type="float" office:value="-98.4963836669922" calcext:value-type="float">
            <text:p>-98.496383666992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565631780773401" calcext:value-type="float">
            <text:p>0.005656317807734</text:p>
          </table:table-cell>
          <table:table-cell office:value-type="float" office:value="4.82620000839233" calcext:value-type="float">
            <text:p>4.82620000839233</text:p>
          </table:table-cell>
          <table:table-cell office:value-type="float" office:value="-52.4566650390625" calcext:value-type="float">
            <text:p>-52.4566650390625</text:p>
          </table:table-cell>
          <table:table-cell office:value-type="float" office:value="-97.5813140869141" calcext:value-type="float">
            <text:p>-97.58131408691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09291160479188" calcext:value-type="float">
            <text:p>-0.010929116047919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25.2927513122559" calcext:value-type="float">
            <text:p>-25.2927513122559</text:p>
          </table:table-cell>
          <table:table-cell office:value-type="float" office:value="-98.8631973266602" calcext:value-type="float">
            <text:p>-98.863197326660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8.17689" calcext:value-type="float">
            <text:p>1639747648.17689</text:p>
          </table:table-cell>
          <table:table-cell office:value-type="float" office:value="187.185531616211" calcext:value-type="float">
            <text:p>187.185531616211</text:p>
          </table:table-cell>
          <table:table-cell office:value-type="float" office:value="-0.0446762107312679" calcext:value-type="float">
            <text:p>-0.044676210731268</text:p>
          </table:table-cell>
          <table:table-cell office:value-type="float" office:value="-0.0270223021507263" calcext:value-type="float">
            <text:p>-0.027022302150726</text:p>
          </table:table-cell>
          <table:table-cell office:value-type="float" office:value="0.00421205628663302" calcext:value-type="float">
            <text:p>0.004212056286633</text:p>
          </table:table-cell>
          <table:table-cell office:value-type="float" office:value="0.000153416942339391" calcext:value-type="float">
            <text:p>0.000153416942339</text:p>
          </table:table-cell>
          <table:table-cell office:value-type="float" office:value="4.49561071395874" calcext:value-type="float">
            <text:p>4.49561071395874</text:p>
          </table:table-cell>
          <table:table-cell office:value-type="float" office:value="0" calcext:value-type="float">
            <text:p>0</text:p>
          </table:table-cell>
          <table:table-cell office:value-type="float" office:value="0.00845017191022635" calcext:value-type="float">
            <text:p>0.008450171910226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48.0046653747559" calcext:value-type="float">
            <text:p>-48.0046653747559</text:p>
          </table:table-cell>
          <table:table-cell office:value-type="float" office:value="-98.3966293334961" calcext:value-type="float">
            <text:p>-98.396629333496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23429898545146" calcext:value-type="float">
            <text:p>0.023429898545146</text:p>
          </table:table-cell>
          <table:table-cell office:value-type="float" office:value="5.59320020675659" calcext:value-type="float">
            <text:p>5.59320020675659</text:p>
          </table:table-cell>
          <table:table-cell office:value-type="float" office:value="-56.6432571411133" calcext:value-type="float">
            <text:p>-56.6432571411133</text:p>
          </table:table-cell>
          <table:table-cell office:value-type="float" office:value="-98.2509918212891" calcext:value-type="float">
            <text:p>-98.250991821289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104652077425271" calcext:value-type="float">
            <text:p>-0.001046520774253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7.6164512634277" calcext:value-type="float">
            <text:p>-47.6164512634277</text:p>
          </table:table-cell>
          <table:table-cell office:value-type="float" office:value="-97.1645278930664" calcext:value-type="float">
            <text:p>-97.164527893066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545799523592" calcext:value-type="float">
            <text:p>-0.01545799523592</text:p>
          </table:table-cell>
          <table:table-cell office:value-type="float" office:value="4.2480001449585" calcext:value-type="float">
            <text:p>4.2480001449585</text:p>
          </table:table-cell>
          <table:table-cell office:value-type="float" office:value="-42.4881629943848" calcext:value-type="float">
            <text:p>-42.4881629943848</text:p>
          </table:table-cell>
          <table:table-cell office:value-type="float" office:value="-98.3568878173828" calcext:value-type="float">
            <text:p>-98.35688781738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8.41603" calcext:value-type="float">
            <text:p>1639747648.41603</text:p>
          </table:table-cell>
          <table:table-cell office:value-type="float" office:value="194.481842041016" calcext:value-type="float">
            <text:p>194.481842041016</text:p>
          </table:table-cell>
          <table:table-cell office:value-type="float" office:value="-0.0919675081968308" calcext:value-type="float">
            <text:p>-0.091967508196831</text:p>
          </table:table-cell>
          <table:table-cell office:value-type="float" office:value="-0.0216953661292791" calcext:value-type="float">
            <text:p>-0.021695366129279</text:p>
          </table:table-cell>
          <table:table-cell office:value-type="float" office:value="0.00513174012303352" calcext:value-type="float">
            <text:p>0.005131740123034</text:p>
          </table:table-cell>
          <table:table-cell office:value-type="float" office:value="0.00067644112277776" calcext:value-type="float">
            <text:p>0.000676441122778</text:p>
          </table:table-cell>
          <table:table-cell office:value-type="float" office:value="4.52286529541016" calcext:value-type="float">
            <text:p>4.52286529541016</text:p>
          </table:table-cell>
          <table:table-cell office:value-type="float" office:value="0" calcext:value-type="float">
            <text:p>0</text:p>
          </table:table-cell>
          <table:table-cell office:value-type="float" office:value="0.0237467605620623" calcext:value-type="float">
            <text:p>0.023746760562062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3.4850540161133" calcext:value-type="float">
            <text:p>-53.4850540161133</text:p>
          </table:table-cell>
          <table:table-cell office:value-type="float" office:value="-98.9268569946289" calcext:value-type="float">
            <text:p>-98.926856994628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74088697135448" calcext:value-type="float">
            <text:p>0.037408869713545</text:p>
          </table:table-cell>
          <table:table-cell office:value-type="float" office:value="5.66400003433228" calcext:value-type="float">
            <text:p>5.66400003433228</text:p>
          </table:table-cell>
          <table:table-cell office:value-type="float" office:value="-57.4947013854981" calcext:value-type="float">
            <text:p>-57.4947013854981</text:p>
          </table:table-cell>
          <table:table-cell office:value-type="float" office:value="-98.7001800537109" calcext:value-type="float">
            <text:p>-98.70018005371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42790786921978" calcext:value-type="float">
            <text:p>-0.014279078692198</text:p>
          </table:table-cell>
          <table:table-cell office:value-type="float" office:value="4.66100025177002" calcext:value-type="float">
            <text:p>4.66100025177002</text:p>
          </table:table-cell>
          <table:table-cell office:value-type="float" office:value="-51.8472557067871" calcext:value-type="float">
            <text:p>-51.8472557067871</text:p>
          </table:table-cell>
          <table:table-cell office:value-type="float" office:value="-97.7381820678711" calcext:value-type="float">
            <text:p>-97.738182067871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60053053498268" calcext:value-type="float">
            <text:p>-0.026005305349827</text:p>
          </table:table-cell>
          <table:table-cell office:value-type="float" office:value="4.25979995727539" calcext:value-type="float">
            <text:p>4.25979995727539</text:p>
          </table:table-cell>
          <table:table-cell office:value-type="float" office:value="-38.7417144775391" calcext:value-type="float">
            <text:p>-38.7417144775391</text:p>
          </table:table-cell>
          <table:table-cell office:value-type="float" office:value="-98.8139190673828" calcext:value-type="float">
            <text:p>-98.81391906738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8.65443" calcext:value-type="float">
            <text:p>1639747648.65443</text:p>
          </table:table-cell>
          <table:table-cell office:value-type="float" office:value="190.382720947266" calcext:value-type="float">
            <text:p>190.382720947266</text:p>
          </table:table-cell>
          <table:table-cell office:value-type="float" office:value="-0.177041962742805" calcext:value-type="float">
            <text:p>-0.177041962742805</text:p>
          </table:table-cell>
          <table:table-cell office:value-type="float" office:value="-0.024581441655755" calcext:value-type="float">
            <text:p>-0.024581441655755</text:p>
          </table:table-cell>
          <table:table-cell office:value-type="float" office:value="0.0120453601703048" calcext:value-type="float">
            <text:p>0.012045360170305</text:p>
          </table:table-cell>
          <table:table-cell office:value-type="float" office:value="0.000424170750193298" calcext:value-type="float">
            <text:p>0.000424170750193</text:p>
          </table:table-cell>
          <table:table-cell office:value-type="float" office:value="4.52559089660645" calcext:value-type="float">
            <text:p>4.52559089660645</text:p>
          </table:table-cell>
          <table:table-cell office:value-type="float" office:value="0" calcext:value-type="float">
            <text:p>0</text:p>
          </table:table-cell>
          <table:table-cell office:value-type="float" office:value="0.052594318985939" calcext:value-type="float">
            <text:p>0.052594318985939</text:p>
          </table:table-cell>
          <table:table-cell office:value-type="float" office:value="5.12120008468628" calcext:value-type="float">
            <text:p>5.12120008468628</text:p>
          </table:table-cell>
          <table:table-cell office:value-type="float" office:value="-55.7692794799805" calcext:value-type="float">
            <text:p>-55.7692794799805</text:p>
          </table:table-cell>
          <table:table-cell office:value-type="float" office:value="-99.3203659057617" calcext:value-type="float">
            <text:p>-99.32036590576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55459687113762" calcext:value-type="float">
            <text:p>0.065545968711376</text:p>
          </table:table-cell>
          <table:table-cell office:value-type="float" office:value="5.5814003944397" calcext:value-type="float">
            <text:p>5.5814003944397</text:p>
          </table:table-cell>
          <table:table-cell office:value-type="float" office:value="-54.2286987304688" calcext:value-type="float">
            <text:p>-54.2286987304688</text:p>
          </table:table-cell>
          <table:table-cell office:value-type="float" office:value="-98.638427734375" calcext:value-type="float">
            <text:p>-98.6384277343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97730825841427" calcext:value-type="float">
            <text:p>-0.029773082584143</text:p>
          </table:table-cell>
          <table:table-cell office:value-type="float" office:value="4.66100025177002" calcext:value-type="float">
            <text:p>4.66100025177002</text:p>
          </table:table-cell>
          <table:table-cell office:value-type="float" office:value="-51.9122734069824" calcext:value-type="float">
            <text:p>-51.9122734069824</text:p>
          </table:table-cell>
          <table:table-cell office:value-type="float" office:value="-98.2088317871094" calcext:value-type="float">
            <text:p>-98.20883178710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3760109692812" calcext:value-type="float">
            <text:p>-0.043760109692812</text:p>
          </table:table-cell>
          <table:table-cell office:value-type="float" office:value="4.29520034790039" calcext:value-type="float">
            <text:p>4.29520034790039</text:p>
          </table:table-cell>
          <table:table-cell office:value-type="float" office:value="-43.7283515930176" calcext:value-type="float">
            <text:p>-43.7283515930176</text:p>
          </table:table-cell>
          <table:table-cell office:value-type="float" office:value="-99.507942199707" calcext:value-type="float">
            <text:p>-99.50794219970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8.77277" calcext:value-type="float">
            <text:p>1639747648.77277</text:p>
          </table:table-cell>
          <table:table-cell office:value-type="float" office:value="188.925750732422" calcext:value-type="float">
            <text:p>188.925750732422</text:p>
          </table:table-cell>
          <table:table-cell office:value-type="float" office:value="-0.246753349900246" calcext:value-type="float">
            <text:p>-0.246753349900246</text:p>
          </table:table-cell>
          <table:table-cell office:value-type="float" office:value="-0.0420403070747852" calcext:value-type="float">
            <text:p>-0.042040307074785</text:p>
          </table:table-cell>
          <table:table-cell office:value-type="float" office:value="0.0251411218196154" calcext:value-type="float">
            <text:p>0.025141121819615</text:p>
          </table:table-cell>
          <table:table-cell office:value-type="float" office:value="0.000654555740766227" calcext:value-type="float">
            <text:p>0.000654555740766</text:p>
          </table:table-cell>
          <table:table-cell office:value-type="float" office:value="4.59372711181641" calcext:value-type="float">
            <text:p>4.59372711181641</text:p>
          </table:table-cell>
          <table:table-cell office:value-type="float" office:value="0" calcext:value-type="float">
            <text:p>0</text:p>
          </table:table-cell>
          <table:table-cell office:value-type="float" office:value="0.083263523876667" calcext:value-type="float">
            <text:p>0.083263523876667</text:p>
          </table:table-cell>
          <table:table-cell office:value-type="float" office:value="5.12120008468628" calcext:value-type="float">
            <text:p>5.12120008468628</text:p>
          </table:table-cell>
          <table:table-cell office:value-type="float" office:value="-57.5230522155762" calcext:value-type="float">
            <text:p>-57.5230522155762</text:p>
          </table:table-cell>
          <table:table-cell office:value-type="float" office:value="-98.3321304321289" calcext:value-type="float">
            <text:p>-98.332130432128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1349212229252" calcext:value-type="float">
            <text:p>0.101349212229252</text:p>
          </table:table-cell>
          <table:table-cell office:value-type="float" office:value="5.81740045547485" calcext:value-type="float">
            <text:p>5.81740045547485</text:p>
          </table:table-cell>
          <table:table-cell office:value-type="float" office:value="-58.0291786193848" calcext:value-type="float">
            <text:p>-58.0291786193848</text:p>
          </table:table-cell>
          <table:table-cell office:value-type="float" office:value="-98.300048828125" calcext:value-type="float">
            <text:p>-98.3000488281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21450121700764" calcext:value-type="float">
            <text:p>-0.032145012170076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48.1793937683105" calcext:value-type="float">
            <text:p>-48.1793937683105</text:p>
          </table:table-cell>
          <table:table-cell office:value-type="float" office:value="-97.1868133544922" calcext:value-type="float">
            <text:p>-97.186813354492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49418665468693" calcext:value-type="float">
            <text:p>-0.054941866546869</text:p>
          </table:table-cell>
          <table:table-cell office:value-type="float" office:value="4.29520034790039" calcext:value-type="float">
            <text:p>4.29520034790039</text:p>
          </table:table-cell>
          <table:table-cell office:value-type="float" office:value="-43.0093421936035" calcext:value-type="float">
            <text:p>-43.0093421936035</text:p>
          </table:table-cell>
          <table:table-cell office:value-type="float" office:value="-98.6793060302734" calcext:value-type="float">
            <text:p>-98.67930603027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9.01325" calcext:value-type="float">
            <text:p>1639747649.01325</text:p>
          </table:table-cell>
          <table:table-cell office:value-type="float" office:value="191.876174926758" calcext:value-type="float">
            <text:p>191.876174926758</text:p>
          </table:table-cell>
          <table:table-cell office:value-type="float" office:value="-0.311912089586258" calcext:value-type="float">
            <text:p>-0.311912089586258</text:p>
          </table:table-cell>
          <table:table-cell office:value-type="float" office:value="-0.0714021399617195" calcext:value-type="float">
            <text:p>-0.07140213996172</text:p>
          </table:table-cell>
          <table:table-cell office:value-type="float" office:value="0.0339794419705868" calcext:value-type="float">
            <text:p>0.033979441970587</text:p>
          </table:table-cell>
          <table:table-cell office:value-type="float" office:value="0.000890562194399536" calcext:value-type="float">
            <text:p>0.0008905621944</text:p>
          </table:table-cell>
          <table:table-cell office:value-type="float" office:value="4.55284547805786" calcext:value-type="float">
            <text:p>4.55284547805786</text:p>
          </table:table-cell>
          <table:table-cell office:value-type="float" office:value="0" calcext:value-type="float">
            <text:p>0</text:p>
          </table:table-cell>
          <table:table-cell office:value-type="float" office:value="0.0964880734682083" calcext:value-type="float">
            <text:p>0.096488073468208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5.910530090332" calcext:value-type="float">
            <text:p>-55.910530090332</text:p>
          </table:table-cell>
          <table:table-cell office:value-type="float" office:value="-98.5115280151367" calcext:value-type="float">
            <text:p>-98.511528015136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2627040147781" calcext:value-type="float">
            <text:p>0.132627040147781</text:p>
          </table:table-cell>
          <table:table-cell office:value-type="float" office:value="5.77020025253296" calcext:value-type="float">
            <text:p>5.77020025253296</text:p>
          </table:table-cell>
          <table:table-cell office:value-type="float" office:value="-58.4411735534668" calcext:value-type="float">
            <text:p>-58.4411735534668</text:p>
          </table:table-cell>
          <table:table-cell office:value-type="float" office:value="-98.7427291870117" calcext:value-type="float">
            <text:p>-98.742729187011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36485430598259" calcext:value-type="float">
            <text:p>-0.033648543059826</text:p>
          </table:table-cell>
          <table:table-cell office:value-type="float" office:value="4.68460035324097" calcext:value-type="float">
            <text:p>4.68460035324097</text:p>
          </table:table-cell>
          <table:table-cell office:value-type="float" office:value="-51.8805809020996" calcext:value-type="float">
            <text:p>-51.8805809020996</text:p>
          </table:table-cell>
          <table:table-cell office:value-type="float" office:value="-97.6513061523437" calcext:value-type="float">
            <text:p>-97.651306152343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23493844270706" calcext:value-type="float">
            <text:p>-0.072349384427071</text:p>
          </table:table-cell>
          <table:table-cell office:value-type="float" office:value="4.25979995727539" calcext:value-type="float">
            <text:p>4.25979995727539</text:p>
          </table:table-cell>
          <table:table-cell office:value-type="float" office:value="-40.4006996154785" calcext:value-type="float">
            <text:p>-40.4006996154785</text:p>
          </table:table-cell>
          <table:table-cell office:value-type="float" office:value="-98.8073120117187" calcext:value-type="float">
            <text:p>-98.807312011718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9.14302" calcext:value-type="float">
            <text:p>1639747649.14302</text:p>
          </table:table-cell>
          <table:table-cell office:value-type="float" office:value="187.412734985352" calcext:value-type="float">
            <text:p>187.412734985352</text:p>
          </table:table-cell>
          <table:table-cell office:value-type="float" office:value="-0.314870327711105" calcext:value-type="float">
            <text:p>-0.314870327711105</text:p>
          </table:table-cell>
          <table:table-cell office:value-type="float" office:value="-0.0789276137948036" calcext:value-type="float">
            <text:p>-0.078927613794804</text:p>
          </table:table-cell>
          <table:table-cell office:value-type="float" office:value="0.0296407137066126" calcext:value-type="float">
            <text:p>0.029640713706613</text:p>
          </table:table-cell>
          <table:table-cell office:value-type="float" office:value="0.000435876107076183" calcext:value-type="float">
            <text:p>0.000435876107076</text:p>
          </table:table-cell>
          <table:table-cell office:value-type="float" office:value="4.52559089660645" calcext:value-type="float">
            <text:p>4.52559089660645</text:p>
          </table:table-cell>
          <table:table-cell office:value-type="float" office:value="0" calcext:value-type="float">
            <text:p>0</text:p>
          </table:table-cell>
          <table:table-cell office:value-type="float" office:value="0.0914731174707413" calcext:value-type="float">
            <text:p>0.091473117470741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3.2198905944824" calcext:value-type="float">
            <text:p>-53.2198905944824</text:p>
          </table:table-cell>
          <table:table-cell office:value-type="float" office:value="-100.454307556152" calcext:value-type="float">
            <text:p>-100.45430755615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3588314056396" calcext:value-type="float">
            <text:p>0.133588314056396</text:p>
          </table:table-cell>
          <table:table-cell office:value-type="float" office:value="5.59320020675659" calcext:value-type="float">
            <text:p>5.59320020675659</text:p>
          </table:table-cell>
          <table:table-cell office:value-type="float" office:value="-58.2104072570801" calcext:value-type="float">
            <text:p>-58.2104072570801</text:p>
          </table:table-cell>
          <table:table-cell office:value-type="float" office:value="-99.9706802368164" calcext:value-type="float">
            <text:p>-99.970680236816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2386181950569" calcext:value-type="float">
            <text:p>-0.036238618195057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50.2496070861816" calcext:value-type="float">
            <text:p>-50.2496070861816</text:p>
          </table:table-cell>
          <table:table-cell office:value-type="float" office:value="-100.679801940918" calcext:value-type="float">
            <text:p>-100.67980194091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94571563601494" calcext:value-type="float">
            <text:p>-0.079457156360149</text:p>
          </table:table-cell>
          <table:table-cell office:value-type="float" office:value="4.27160024642944" calcext:value-type="float">
            <text:p>4.27160024642944</text:p>
          </table:table-cell>
          <table:table-cell office:value-type="float" office:value="-39.5334396362305" calcext:value-type="float">
            <text:p>-39.5334396362305</text:p>
          </table:table-cell>
          <table:table-cell office:value-type="float" office:value="-98.8732833862305" calcext:value-type="float">
            <text:p>-98.873283386230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9.38294" calcext:value-type="float">
            <text:p>1639747649.38294</text:p>
          </table:table-cell>
          <table:table-cell office:value-type="float" office:value="192.384002685547" calcext:value-type="float">
            <text:p>192.384002685547</text:p>
          </table:table-cell>
          <table:table-cell office:value-type="float" office:value="-0.3664231300354" calcext:value-type="float">
            <text:p>-0.3664231300354</text:p>
          </table:table-cell>
          <table:table-cell office:value-type="float" office:value="-0.0822631120681763" calcext:value-type="float">
            <text:p>-0.082263112068176</text:p>
          </table:table-cell>
          <table:table-cell office:value-type="float" office:value="0.0291085969656706" calcext:value-type="float">
            <text:p>0.029108596965671</text:p>
          </table:table-cell>
          <table:table-cell office:value-type="float" office:value="0.00146166374906898" calcext:value-type="float">
            <text:p>0.001461663749069</text:p>
          </table:table-cell>
          <table:table-cell office:value-type="float" office:value="4.58009958267212" calcext:value-type="float">
            <text:p>4.58009958267212</text:p>
          </table:table-cell>
          <table:table-cell office:value-type="float" office:value="0" calcext:value-type="float">
            <text:p>0</text:p>
          </table:table-cell>
          <table:table-cell office:value-type="float" office:value="0.104129441082478" calcext:value-type="float">
            <text:p>0.104129441082478</text:p>
          </table:table-cell>
          <table:table-cell office:value-type="float" office:value="5.14480018615723" calcext:value-type="float">
            <text:p>5.14480018615723</text:p>
          </table:table-cell>
          <table:table-cell office:value-type="float" office:value="-55.5664405822754" calcext:value-type="float">
            <text:p>-55.5664405822754</text:p>
          </table:table-cell>
          <table:table-cell office:value-type="float" office:value="-96.9991912841797" calcext:value-type="float">
            <text:p>-96.999191284179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2392739653587" calcext:value-type="float">
            <text:p>0.142392739653587</text:p>
          </table:table-cell>
          <table:table-cell office:value-type="float" office:value="5.67580032348633" calcext:value-type="float">
            <text:p>5.67580032348633</text:p>
          </table:table-cell>
          <table:table-cell office:value-type="float" office:value="-56.5707511901856" calcext:value-type="float">
            <text:p>-56.5707511901856</text:p>
          </table:table-cell>
          <table:table-cell office:value-type="float" office:value="-96.1830978393555" calcext:value-type="float">
            <text:p>-96.18309783935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9969669431448" calcext:value-type="float">
            <text:p>-0.049969669431448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3.4188995361328" calcext:value-type="float">
            <text:p>-53.4188995361328</text:p>
          </table:table-cell>
          <table:table-cell office:value-type="float" office:value="-95.7058334350586" calcext:value-type="float">
            <text:p>-95.70583343505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94563439488411" calcext:value-type="float">
            <text:p>-0.094563439488411</text:p>
          </table:table-cell>
          <table:table-cell office:value-type="float" office:value="4.31879997253418" calcext:value-type="float">
            <text:p>4.31879997253418</text:p>
          </table:table-cell>
          <table:table-cell office:value-type="float" office:value="-38.1893692016602" calcext:value-type="float">
            <text:p>-38.1893692016602</text:p>
          </table:table-cell>
          <table:table-cell office:value-type="float" office:value="-97.4370574951172" calcext:value-type="float">
            <text:p>-97.43705749511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9.62297" calcext:value-type="float">
            <text:p>1639747649.62297</text:p>
          </table:table-cell>
          <table:table-cell office:value-type="float" office:value="192.970520019531" calcext:value-type="float">
            <text:p>192.970520019531</text:p>
          </table:table-cell>
          <table:table-cell office:value-type="float" office:value="-0.365910887718201" calcext:value-type="float">
            <text:p>-0.365910887718201</text:p>
          </table:table-cell>
          <table:table-cell office:value-type="float" office:value="-0.0696586295962334" calcext:value-type="float">
            <text:p>-0.069658629596233</text:p>
          </table:table-cell>
          <table:table-cell office:value-type="float" office:value="0.0304915308952332" calcext:value-type="float">
            <text:p>0.030491530895233</text:p>
          </table:table-cell>
          <table:table-cell office:value-type="float" office:value="0.0043032355606556" calcext:value-type="float">
            <text:p>0.004303235560656</text:p>
          </table:table-cell>
          <table:table-cell office:value-type="float" office:value="4.62370681762695" calcext:value-type="float">
            <text:p>4.62370681762695</text:p>
          </table:table-cell>
          <table:table-cell office:value-type="float" office:value="0" calcext:value-type="float">
            <text:p>0</text:p>
          </table:table-cell>
          <table:table-cell office:value-type="float" office:value="0.112903885543346" calcext:value-type="float">
            <text:p>0.112903885543346</text:p>
          </table:table-cell>
          <table:table-cell office:value-type="float" office:value="5.21560001373291" calcext:value-type="float">
            <text:p>5.21560001373291</text:p>
          </table:table-cell>
          <table:table-cell office:value-type="float" office:value="-53.0178718566895" calcext:value-type="float">
            <text:p>-53.0178718566895</text:p>
          </table:table-cell>
          <table:table-cell office:value-type="float" office:value="-97.8934707641602" calcext:value-type="float">
            <text:p>-97.893470764160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2196774482727" calcext:value-type="float">
            <text:p>0.142196774482727</text:p>
          </table:table-cell>
          <table:table-cell office:value-type="float" office:value="5.79380035400391" calcext:value-type="float">
            <text:p>5.79380035400391</text:p>
          </table:table-cell>
          <table:table-cell office:value-type="float" office:value="-57.8816261291504" calcext:value-type="float">
            <text:p>-57.8816261291504</text:p>
          </table:table-cell>
          <table:table-cell office:value-type="float" office:value="-96.6833419799805" calcext:value-type="float">
            <text:p>-96.68334197998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19700646400452" calcext:value-type="float">
            <text:p>-0.051970064640045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53.8321990966797" calcext:value-type="float">
            <text:p>-53.8321990966797</text:p>
          </table:table-cell>
          <table:table-cell office:value-type="float" office:value="-96.1001510620117" calcext:value-type="float">
            <text:p>-96.10015106201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97186622023583" calcext:value-type="float">
            <text:p>-0.089718662202358</text:p>
          </table:table-cell>
          <table:table-cell office:value-type="float" office:value="4.30700016021729" calcext:value-type="float">
            <text:p>4.30700016021729</text:p>
          </table:table-cell>
          <table:table-cell office:value-type="float" office:value="-41.8951759338379" calcext:value-type="float">
            <text:p>-41.8951759338379</text:p>
          </table:table-cell>
          <table:table-cell office:value-type="float" office:value="-97.8716125488281" calcext:value-type="float">
            <text:p>-97.871612548828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9.74341" calcext:value-type="float">
            <text:p>1639747649.74341</text:p>
          </table:table-cell>
          <table:table-cell office:value-type="float" office:value="187.542205810547" calcext:value-type="float">
            <text:p>187.542205810547</text:p>
          </table:table-cell>
          <table:table-cell office:value-type="float" office:value="-0.368917882442474" calcext:value-type="float">
            <text:p>-0.368917882442474</text:p>
          </table:table-cell>
          <table:table-cell office:value-type="float" office:value="-0.0562916733324528" calcext:value-type="float">
            <text:p>-0.056291673332453</text:p>
          </table:table-cell>
          <table:table-cell office:value-type="float" office:value="0.0325872786343098" calcext:value-type="float">
            <text:p>0.03258727863431</text:p>
          </table:table-cell>
          <table:table-cell office:value-type="float" office:value="0.000755089451558888" calcext:value-type="float">
            <text:p>0.000755089451559</text:p>
          </table:table-cell>
          <table:table-cell office:value-type="float" office:value="4.62370681762695" calcext:value-type="float">
            <text:p>4.62370681762695</text:p>
          </table:table-cell>
          <table:table-cell office:value-type="float" office:value="0" calcext:value-type="float">
            <text:p>0</text:p>
          </table:table-cell>
          <table:table-cell office:value-type="float" office:value="0.115736700594425" calcext:value-type="float">
            <text:p>0.115736700594425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3.4584770202637" calcext:value-type="float">
            <text:p>-53.4584770202637</text:p>
          </table:table-cell>
          <table:table-cell office:value-type="float" office:value="-99.5481338500977" calcext:value-type="float">
            <text:p>-99.54813385009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4592210650444" calcext:value-type="float">
            <text:p>0.144592210650444</text:p>
          </table:table-cell>
          <table:table-cell office:value-type="float" office:value="5.78200006484985" calcext:value-type="float">
            <text:p>5.78200006484985</text:p>
          </table:table-cell>
          <table:table-cell office:value-type="float" office:value="-59.2043838500977" calcext:value-type="float">
            <text:p>-59.2043838500977</text:p>
          </table:table-cell>
          <table:table-cell office:value-type="float" office:value="-100.506591796875" calcext:value-type="float">
            <text:p>-100.5065917968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38229383528233" calcext:value-type="float">
            <text:p>-0.053822938352823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48.8780517578125" calcext:value-type="float">
            <text:p>-48.8780517578125</text:p>
          </table:table-cell>
          <table:table-cell office:value-type="float" office:value="-100.407386779785" calcext:value-type="float">
            <text:p>-100.40738677978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49955081939697" calcext:value-type="float">
            <text:p>-0.08499550819397</text:p>
          </table:table-cell>
          <table:table-cell office:value-type="float" office:value="4.34240007400513" calcext:value-type="float">
            <text:p>4.34240007400513</text:p>
          </table:table-cell>
          <table:table-cell office:value-type="float" office:value="-37.6753730773926" calcext:value-type="float">
            <text:p>-37.6753730773926</text:p>
          </table:table-cell>
          <table:table-cell office:value-type="float" office:value="-99.2352447509766" calcext:value-type="float">
            <text:p>-99.23524475097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49.9833" calcext:value-type="float">
            <text:p>1639747649.9833</text:p>
          </table:table-cell>
          <table:table-cell office:value-type="float" office:value="192.470306396484" calcext:value-type="float">
            <text:p>192.470306396484</text:p>
          </table:table-cell>
          <table:table-cell office:value-type="float" office:value="-0.332988828420639" calcext:value-type="float">
            <text:p>-0.332988828420639</text:p>
          </table:table-cell>
          <table:table-cell office:value-type="float" office:value="-0.0398451648652554" calcext:value-type="float">
            <text:p>-0.039845164865255</text:p>
          </table:table-cell>
          <table:table-cell office:value-type="float" office:value="0.0239813476800919" calcext:value-type="float">
            <text:p>0.023981347680092</text:p>
          </table:table-cell>
          <table:table-cell office:value-type="float" office:value="0.000444486708147451" calcext:value-type="float">
            <text:p>0.000444486708147</text:p>
          </table:table-cell>
          <table:table-cell office:value-type="float" office:value="4.61280536651611" calcext:value-type="float">
            <text:p>4.61280536651611</text:p>
          </table:table-cell>
          <table:table-cell office:value-type="float" office:value="0" calcext:value-type="float">
            <text:p>0</text:p>
          </table:table-cell>
          <table:table-cell office:value-type="float" office:value="0.102738261222839" calcext:value-type="float">
            <text:p>0.102738261222839</text:p>
          </table:table-cell>
          <table:table-cell office:value-type="float" office:value="5.20380020141602" calcext:value-type="float">
            <text:p>5.20380020141602</text:p>
          </table:table-cell>
          <table:table-cell office:value-type="float" office:value="-53.4033317565918" calcext:value-type="float">
            <text:p>-53.4033317565918</text:p>
          </table:table-cell>
          <table:table-cell office:value-type="float" office:value="-98.2665786743164" calcext:value-type="float">
            <text:p>-98.266578674316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1801346540451" calcext:value-type="float">
            <text:p>0.121801346540451</text:p>
          </table:table-cell>
          <table:table-cell office:value-type="float" office:value="5.73480033874512" calcext:value-type="float">
            <text:p>5.73480033874512</text:p>
          </table:table-cell>
          <table:table-cell office:value-type="float" office:value="-58.3137702941895" calcext:value-type="float">
            <text:p>-58.3137702941895</text:p>
          </table:table-cell>
          <table:table-cell office:value-type="float" office:value="-99.0902938842774" calcext:value-type="float">
            <text:p>-99.090293884277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58432526886463" calcext:value-type="float">
            <text:p>-0.055843252688646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47.9561157226563" calcext:value-type="float">
            <text:p>-47.9561157226563</text:p>
          </table:table-cell>
          <table:table-cell office:value-type="float" office:value="-96.9611206054688" calcext:value-type="float">
            <text:p>-96.961120605468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97565281391144" calcext:value-type="float">
            <text:p>-0.079756528139114</text:p>
          </table:table-cell>
          <table:table-cell office:value-type="float" office:value="4.34240007400513" calcext:value-type="float">
            <text:p>4.34240007400513</text:p>
          </table:table-cell>
          <table:table-cell office:value-type="float" office:value="-43.464485168457" calcext:value-type="float">
            <text:p>-43.464485168457</text:p>
          </table:table-cell>
          <table:table-cell office:value-type="float" office:value="-98.408073425293" calcext:value-type="float">
            <text:p>-98.40807342529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0.10501" calcext:value-type="float">
            <text:p>1639747650.10501</text:p>
          </table:table-cell>
          <table:table-cell office:value-type="float" office:value="191.926239013672" calcext:value-type="float">
            <text:p>191.926239013672</text:p>
          </table:table-cell>
          <table:table-cell office:value-type="float" office:value="-0.333055734634399" calcext:value-type="float">
            <text:p>-0.333055734634399</text:p>
          </table:table-cell>
          <table:table-cell office:value-type="float" office:value="-0.0501274131238461" calcext:value-type="float">
            <text:p>-0.050127413123846</text:p>
          </table:table-cell>
          <table:table-cell office:value-type="float" office:value="0.0257794316858053" calcext:value-type="float">
            <text:p>0.025779431685805</text:p>
          </table:table-cell>
          <table:table-cell office:value-type="float" office:value="0.00106191006489098" calcext:value-type="float">
            <text:p>0.001061910064891</text:p>
          </table:table-cell>
          <table:table-cell office:value-type="float" office:value="4.64551019668579" calcext:value-type="float">
            <text:p>4.64551019668579</text:p>
          </table:table-cell>
          <table:table-cell office:value-type="float" office:value="0" calcext:value-type="float">
            <text:p>0</text:p>
          </table:table-cell>
          <table:table-cell office:value-type="float" office:value="0.100412666797638" calcext:value-type="float">
            <text:p>0.100412666797638</text:p>
          </table:table-cell>
          <table:table-cell office:value-type="float" office:value="5.2746000289917" calcext:value-type="float">
            <text:p>5.2746000289917</text:p>
          </table:table-cell>
          <table:table-cell office:value-type="float" office:value="-55.2354698181152" calcext:value-type="float">
            <text:p>-55.2354698181152</text:p>
          </table:table-cell>
          <table:table-cell office:value-type="float" office:value="-98.2839660644531" calcext:value-type="float">
            <text:p>-98.283966064453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3768255114555" calcext:value-type="float">
            <text:p>0.123768255114555</text:p>
          </table:table-cell>
          <table:table-cell office:value-type="float" office:value="5.74660015106201" calcext:value-type="float">
            <text:p>5.74660015106201</text:p>
          </table:table-cell>
          <table:table-cell office:value-type="float" office:value="-57.3035049438477" calcext:value-type="float">
            <text:p>-57.3035049438477</text:p>
          </table:table-cell>
          <table:table-cell office:value-type="float" office:value="-97.8108139038086" calcext:value-type="float">
            <text:p>-97.810813903808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27006722986698" calcext:value-type="float">
            <text:p>-0.05270067229867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48.9722557067871" calcext:value-type="float">
            <text:p>-48.9722557067871</text:p>
          </table:table-cell>
          <table:table-cell office:value-type="float" office:value="-97.1713256835938" calcext:value-type="float">
            <text:p>-97.171325683593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98985734581947" calcext:value-type="float">
            <text:p>-0.079898573458195</text:p>
          </table:table-cell>
          <table:table-cell office:value-type="float" office:value="4.38960027694702" calcext:value-type="float">
            <text:p>4.38960027694702</text:p>
          </table:table-cell>
          <table:table-cell office:value-type="float" office:value="-39.3276138305664" calcext:value-type="float">
            <text:p>-39.3276138305664</text:p>
          </table:table-cell>
          <table:table-cell office:value-type="float" office:value="-98.2791442871094" calcext:value-type="float">
            <text:p>-98.27914428710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0.34371" calcext:value-type="float">
            <text:p>1639747650.34371</text:p>
          </table:table-cell>
          <table:table-cell office:value-type="float" office:value="187.302108764648" calcext:value-type="float">
            <text:p>187.302108764648</text:p>
          </table:table-cell>
          <table:table-cell office:value-type="float" office:value="-0.310169637203217" calcext:value-type="float">
            <text:p>-0.310169637203217</text:p>
          </table:table-cell>
          <table:table-cell office:value-type="float" office:value="-0.0571164973080158" calcext:value-type="float">
            <text:p>-0.057116497308016</text:p>
          </table:table-cell>
          <table:table-cell office:value-type="float" office:value="0.0241595469415188" calcext:value-type="float">
            <text:p>0.024159546941519</text:p>
          </table:table-cell>
          <table:table-cell office:value-type="float" office:value="0.00459337374195457" calcext:value-type="float">
            <text:p>0.004593373741955</text:p>
          </table:table-cell>
          <table:table-cell office:value-type="float" office:value="4.68911743164063" calcext:value-type="float">
            <text:p>4.68911743164063</text:p>
          </table:table-cell>
          <table:table-cell office:value-type="float" office:value="0" calcext:value-type="float">
            <text:p>0</text:p>
          </table:table-cell>
          <table:table-cell office:value-type="float" office:value="0.0881970003247261" calcext:value-type="float">
            <text:p>0.088197000324726</text:p>
          </table:table-cell>
          <table:table-cell office:value-type="float" office:value="5.32180023193359" calcext:value-type="float">
            <text:p>5.32180023193359</text:p>
          </table:table-cell>
          <table:table-cell office:value-type="float" office:value="-53.7607460021973" calcext:value-type="float">
            <text:p>-53.7607460021973</text:p>
          </table:table-cell>
          <table:table-cell office:value-type="float" office:value="-97.8387680053711" calcext:value-type="float">
            <text:p>-97.838768005371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4010749161243" calcext:value-type="float">
            <text:p>0.124010749161243</text:p>
          </table:table-cell>
          <table:table-cell office:value-type="float" office:value="5.84100008010864" calcext:value-type="float">
            <text:p>5.84100008010864</text:p>
          </table:table-cell>
          <table:table-cell office:value-type="float" office:value="-59.3313713073731" calcext:value-type="float">
            <text:p>-59.3313713073731</text:p>
          </table:table-cell>
          <table:table-cell office:value-type="float" office:value="-97.6649627685547" calcext:value-type="float">
            <text:p>-97.66496276855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61677052080631" calcext:value-type="float">
            <text:p>-0.046167705208063</text:p>
          </table:table-cell>
          <table:table-cell office:value-type="float" office:value="4.80260038375855" calcext:value-type="float">
            <text:p>4.80260038375855</text:p>
          </table:table-cell>
          <table:table-cell office:value-type="float" office:value="-54.0601348876953" calcext:value-type="float">
            <text:p>-54.0601348876953</text:p>
          </table:table-cell>
          <table:table-cell office:value-type="float" office:value="-97.3813552856445" calcext:value-type="float">
            <text:p>-97.38135528564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70587921142578" calcext:value-type="float">
            <text:p>-0.077058792114258</text:p>
          </table:table-cell>
          <table:table-cell office:value-type="float" office:value="4.40140008926392" calcext:value-type="float">
            <text:p>4.40140008926392</text:p>
          </table:table-cell>
          <table:table-cell office:value-type="float" office:value="-38.3145408630371" calcext:value-type="float">
            <text:p>-38.3145408630371</text:p>
          </table:table-cell>
          <table:table-cell office:value-type="float" office:value="-98.686408996582" calcext:value-type="float">
            <text:p>-98.68640899658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0.46315" calcext:value-type="float">
            <text:p>1639747650.46315</text:p>
          </table:table-cell>
          <table:table-cell office:value-type="float" office:value="197.565322875977" calcext:value-type="float">
            <text:p>197.565322875977</text:p>
          </table:table-cell>
          <table:table-cell office:value-type="float" office:value="-0.343454748392105" calcext:value-type="float">
            <text:p>-0.343454748392105</text:p>
          </table:table-cell>
          <table:table-cell office:value-type="float" office:value="-0.0633993744850159" calcext:value-type="float">
            <text:p>-0.063399374485016</text:p>
          </table:table-cell>
          <table:table-cell office:value-type="float" office:value="0.0290041621774435" calcext:value-type="float">
            <text:p>0.029004162177444</text:p>
          </table:table-cell>
          <table:table-cell office:value-type="float" office:value="0.00111090310383588" calcext:value-type="float">
            <text:p>0.001110903103836</text:p>
          </table:table-cell>
          <table:table-cell office:value-type="float" office:value="4.62370681762695" calcext:value-type="float">
            <text:p>4.62370681762695</text:p>
          </table:table-cell>
          <table:table-cell office:value-type="float" office:value="0" calcext:value-type="float">
            <text:p>0</text:p>
          </table:table-cell>
          <table:table-cell office:value-type="float" office:value="0.0994026511907578" calcext:value-type="float">
            <text:p>0.099402651190758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4.383731842041" calcext:value-type="float">
            <text:p>-54.383731842041</text:p>
          </table:table-cell>
          <table:table-cell office:value-type="float" office:value="-99.3563385009766" calcext:value-type="float">
            <text:p>-99.356338500976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6950314044952" calcext:value-type="float">
            <text:p>0.136950314044952</text:p>
          </table:table-cell>
          <table:table-cell office:value-type="float" office:value="5.67580032348633" calcext:value-type="float">
            <text:p>5.67580032348633</text:p>
          </table:table-cell>
          <table:table-cell office:value-type="float" office:value="-60.1308059692383" calcext:value-type="float">
            <text:p>-60.1308059692383</text:p>
          </table:table-cell>
          <table:table-cell office:value-type="float" office:value="-99.1623611450195" calcext:value-type="float">
            <text:p>-99.162361145019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90017645061016" calcext:value-type="float">
            <text:p>-0.049001764506102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53.0695190429688" calcext:value-type="float">
            <text:p>-53.0695190429688</text:p>
          </table:table-cell>
          <table:table-cell office:value-type="float" office:value="-98.544319152832" calcext:value-type="float">
            <text:p>-98.54431915283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32766965031624" calcext:value-type="float">
            <text:p>-0.083276696503162</text:p>
          </table:table-cell>
          <table:table-cell office:value-type="float" office:value="4.42500019073486" calcext:value-type="float">
            <text:p>4.42500019073486</text:p>
          </table:table-cell>
          <table:table-cell office:value-type="float" office:value="-37.2691879272461" calcext:value-type="float">
            <text:p>-37.2691879272461</text:p>
          </table:table-cell>
          <table:table-cell office:value-type="float" office:value="-99.4026641845703" calcext:value-type="float">
            <text:p>-99.402664184570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0.7037" calcext:value-type="float">
            <text:p>1639747650.7037</text:p>
          </table:table-cell>
          <table:table-cell office:value-type="float" office:value="193.044906616211" calcext:value-type="float">
            <text:p>193.044906616211</text:p>
          </table:table-cell>
          <table:table-cell office:value-type="float" office:value="-0.334290593862534" calcext:value-type="float">
            <text:p>-0.334290593862534</text:p>
          </table:table-cell>
          <table:table-cell office:value-type="float" office:value="-0.0488440729677677" calcext:value-type="float">
            <text:p>-0.048844072967768</text:p>
          </table:table-cell>
          <table:table-cell office:value-type="float" office:value="0.0286365523934364" calcext:value-type="float">
            <text:p>0.028636552393437</text:p>
          </table:table-cell>
          <table:table-cell office:value-type="float" office:value="0.000523713475558907" calcext:value-type="float">
            <text:p>0.000523713475559</text:p>
          </table:table-cell>
          <table:table-cell office:value-type="float" office:value="4.64823579788208" calcext:value-type="float">
            <text:p>4.64823579788208</text:p>
          </table:table-cell>
          <table:table-cell office:value-type="float" office:value="0" calcext:value-type="float">
            <text:p>0</text:p>
          </table:table-cell>
          <table:table-cell office:value-type="float" office:value="0.10443564504385" calcext:value-type="float">
            <text:p>0.10443564504385</text:p>
          </table:table-cell>
          <table:table-cell office:value-type="float" office:value="5.32180023193359" calcext:value-type="float">
            <text:p>5.32180023193359</text:p>
          </table:table-cell>
          <table:table-cell office:value-type="float" office:value="-55.4838371276856" calcext:value-type="float">
            <text:p>-55.4838371276856</text:p>
          </table:table-cell>
          <table:table-cell office:value-type="float" office:value="-97.8939514160156" calcext:value-type="float">
            <text:p>-97.893951416015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9631668329239" calcext:value-type="float">
            <text:p>0.129631668329239</text:p>
          </table:table-cell>
          <table:table-cell office:value-type="float" office:value="5.71120023727417" calcext:value-type="float">
            <text:p>5.71120023727417</text:p>
          </table:table-cell>
          <table:table-cell office:value-type="float" office:value="-56.0637817382812" calcext:value-type="float">
            <text:p>-56.0637817382812</text:p>
          </table:table-cell>
          <table:table-cell office:value-type="float" office:value="-97.3762588500977" calcext:value-type="float">
            <text:p>-97.376258850097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02287447452545" calcext:value-type="float">
            <text:p>-0.050228744745255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1.5966491699219" calcext:value-type="float">
            <text:p>-51.5966491699219</text:p>
          </table:table-cell>
          <table:table-cell office:value-type="float" office:value="-96.4775161743164" calcext:value-type="float">
            <text:p>-96.477516174316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77732729911804" calcext:value-type="float">
            <text:p>-0.077773272991181</text:p>
          </table:table-cell>
          <table:table-cell office:value-type="float" office:value="4.40140008926392" calcext:value-type="float">
            <text:p>4.40140008926392</text:p>
          </table:table-cell>
          <table:table-cell office:value-type="float" office:value="-43.982120513916" calcext:value-type="float">
            <text:p>-43.982120513916</text:p>
          </table:table-cell>
          <table:table-cell office:value-type="float" office:value="-98.5383834838867" calcext:value-type="float">
            <text:p>-98.538383483886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0.94345" calcext:value-type="float">
            <text:p>1639747650.94345</text:p>
          </table:table-cell>
          <table:table-cell office:value-type="float" office:value="187.15380859375" calcext:value-type="float">
            <text:p>187.15380859375</text:p>
          </table:table-cell>
          <table:table-cell office:value-type="float" office:value="-0.299407422542572" calcext:value-type="float">
            <text:p>-0.299407422542572</text:p>
          </table:table-cell>
          <table:table-cell office:value-type="float" office:value="-0.0463287197053433" calcext:value-type="float">
            <text:p>-0.046328719705343</text:p>
          </table:table-cell>
          <table:table-cell office:value-type="float" office:value="0.0266289282590151" calcext:value-type="float">
            <text:p>0.026628928259015</text:p>
          </table:table-cell>
          <table:table-cell office:value-type="float" office:value="0.000914880132768303" calcext:value-type="float">
            <text:p>0.000914880132768</text:p>
          </table:table-cell>
          <table:table-cell office:value-type="float" office:value="4.73272466659546" calcext:value-type="float">
            <text:p>4.73272466659546</text:p>
          </table:table-cell>
          <table:table-cell office:value-type="float" office:value="0" calcext:value-type="float">
            <text:p>0</text:p>
          </table:table-cell>
          <table:table-cell office:value-type="float" office:value="0.0932171568274498" calcext:value-type="float">
            <text:p>0.09321715682745</text:p>
          </table:table-cell>
          <table:table-cell office:value-type="float" office:value="5.33360004425049" calcext:value-type="float">
            <text:p>5.33360004425049</text:p>
          </table:table-cell>
          <table:table-cell office:value-type="float" office:value="-54.9856185913086" calcext:value-type="float">
            <text:p>-54.9856185913086</text:p>
          </table:table-cell>
          <table:table-cell office:value-type="float" office:value="-98.9873046875" calcext:value-type="float">
            <text:p>-98.98730468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1829154193401" calcext:value-type="float">
            <text:p>0.111829154193401</text:p>
          </table:table-cell>
          <table:table-cell office:value-type="float" office:value="5.90000009536743" calcext:value-type="float">
            <text:p>5.90000009536743</text:p>
          </table:table-cell>
          <table:table-cell office:value-type="float" office:value="-56.8930130004883" calcext:value-type="float">
            <text:p>-56.8930130004883</text:p>
          </table:table-cell>
          <table:table-cell office:value-type="float" office:value="-99.5276718139649" calcext:value-type="float">
            <text:p>-99.527671813964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38334085047245" calcext:value-type="float">
            <text:p>-0.043833408504725</text:p>
          </table:table-cell>
          <table:table-cell office:value-type="float" office:value="4.86160039901733" calcext:value-type="float">
            <text:p>4.86160039901733</text:p>
          </table:table-cell>
          <table:table-cell office:value-type="float" office:value="-53.3513717651367" calcext:value-type="float">
            <text:p>-53.3513717651367</text:p>
          </table:table-cell>
          <table:table-cell office:value-type="float" office:value="-98.1770324707031" calcext:value-type="float">
            <text:p>-98.177032470703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89847692847252" calcext:value-type="float">
            <text:p>-0.068984769284725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39.4820022583008" calcext:value-type="float">
            <text:p>-39.4820022583008</text:p>
          </table:table-cell>
          <table:table-cell office:value-type="float" office:value="-99.2823638916016" calcext:value-type="float">
            <text:p>-99.282363891601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1.06313" calcext:value-type="float">
            <text:p>1639747651.06313</text:p>
          </table:table-cell>
          <table:table-cell office:value-type="float" office:value="188.512557983398" calcext:value-type="float">
            <text:p>188.512557983398</text:p>
          </table:table-cell>
          <table:table-cell office:value-type="float" office:value="-0.273863673210144" calcext:value-type="float">
            <text:p>-0.273863673210144</text:p>
          </table:table-cell>
          <table:table-cell office:value-type="float" office:value="-0.0312557779252529" calcext:value-type="float">
            <text:p>-0.031255777925253</text:p>
          </table:table-cell>
          <table:table-cell office:value-type="float" office:value="0.0188377369195223" calcext:value-type="float">
            <text:p>0.018837736919522</text:p>
          </table:table-cell>
          <table:table-cell office:value-type="float" office:value="0.00112515711225569" calcext:value-type="float">
            <text:p>0.001125157112256</text:p>
          </table:table-cell>
          <table:table-cell office:value-type="float" office:value="4.73817539215088" calcext:value-type="float">
            <text:p>4.73817539215088</text:p>
          </table:table-cell>
          <table:table-cell office:value-type="float" office:value="0" calcext:value-type="float">
            <text:p>0</text:p>
          </table:table-cell>
          <table:table-cell office:value-type="float" office:value="0.0830047279596329" calcext:value-type="float">
            <text:p>0.083004727959633</text:p>
          </table:table-cell>
          <table:table-cell office:value-type="float" office:value="5.35720014572144" calcext:value-type="float">
            <text:p>5.35720014572144</text:p>
          </table:table-cell>
          <table:table-cell office:value-type="float" office:value="-51.2120971679687" calcext:value-type="float">
            <text:p>-51.2120971679687</text:p>
          </table:table-cell>
          <table:table-cell office:value-type="float" office:value="-98.8666839599609" calcext:value-type="float">
            <text:p>-98.866683959960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2597599625587" calcext:value-type="float">
            <text:p>0.112597599625587</text:p>
          </table:table-cell>
          <table:table-cell office:value-type="float" office:value="5.93540000915527" calcext:value-type="float">
            <text:p>5.93540000915527</text:p>
          </table:table-cell>
          <table:table-cell office:value-type="float" office:value="-58.5872306823731" calcext:value-type="float">
            <text:p>-58.5872306823731</text:p>
          </table:table-cell>
          <table:table-cell office:value-type="float" office:value="-99.6752853393555" calcext:value-type="float">
            <text:p>-99.67528533935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85263131558895" calcext:value-type="float">
            <text:p>-0.04852631315589</text:p>
          </table:table-cell>
          <table:table-cell office:value-type="float" office:value="4.86160039901733" calcext:value-type="float">
            <text:p>4.86160039901733</text:p>
          </table:table-cell>
          <table:table-cell office:value-type="float" office:value="-52.3691520690918" calcext:value-type="float">
            <text:p>-52.3691520690918</text:p>
          </table:table-cell>
          <table:table-cell office:value-type="float" office:value="-98.6218185424805" calcext:value-type="float">
            <text:p>-98.62181854248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51109889149666" calcext:value-type="float">
            <text:p>-0.065110988914967</text:p>
          </table:table-cell>
          <table:table-cell office:value-type="float" office:value="4.42500019073486" calcext:value-type="float">
            <text:p>4.42500019073486</text:p>
          </table:table-cell>
          <table:table-cell office:value-type="float" office:value="-45.0760192871094" calcext:value-type="float">
            <text:p>-45.0760192871094</text:p>
          </table:table-cell>
          <table:table-cell office:value-type="float" office:value="-98.4713439941406" calcext:value-type="float">
            <text:p>-98.47134399414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1.31301" calcext:value-type="float">
            <text:p>1639747651.31301</text:p>
          </table:table-cell>
          <table:table-cell office:value-type="float" office:value="190.175765991211" calcext:value-type="float">
            <text:p>190.175765991211</text:p>
          </table:table-cell>
          <table:table-cell office:value-type="float" office:value="-0.240157797932625" calcext:value-type="float">
            <text:p>-0.240157797932625</text:p>
          </table:table-cell>
          <table:table-cell office:value-type="float" office:value="-0.0332055576145649" calcext:value-type="float">
            <text:p>-0.033205557614565</text:p>
          </table:table-cell>
          <table:table-cell office:value-type="float" office:value="0.0151275740936399" calcext:value-type="float">
            <text:p>0.01512757409364</text:p>
          </table:table-cell>
          <table:table-cell office:value-type="float" office:value="0.000891722564119846" calcext:value-type="float">
            <text:p>0.00089172256412</text:p>
          </table:table-cell>
          <table:table-cell office:value-type="float" office:value="4.68639230728149" calcext:value-type="float">
            <text:p>4.68639230728149</text:p>
          </table:table-cell>
          <table:table-cell office:value-type="float" office:value="0" calcext:value-type="float">
            <text:p>0</text:p>
          </table:table-cell>
          <table:table-cell office:value-type="float" office:value="0.0690929740667343" calcext:value-type="float">
            <text:p>0.069092974066734</text:p>
          </table:table-cell>
          <table:table-cell office:value-type="float" office:value="5.29820013046265" calcext:value-type="float">
            <text:p>5.29820013046265</text:p>
          </table:table-cell>
          <table:table-cell office:value-type="float" office:value="-53.4385375976563" calcext:value-type="float">
            <text:p>-53.4385375976563</text:p>
          </table:table-cell>
          <table:table-cell office:value-type="float" office:value="-98.0628662109375" calcext:value-type="float">
            <text:p>-98.06286621093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79550650715828" calcext:value-type="float">
            <text:p>0.087955065071583</text:p>
          </table:table-cell>
          <table:table-cell office:value-type="float" office:value="5.78200006484985" calcext:value-type="float">
            <text:p>5.78200006484985</text:p>
          </table:table-cell>
          <table:table-cell office:value-type="float" office:value="-57.2287483215332" calcext:value-type="float">
            <text:p>-57.2287483215332</text:p>
          </table:table-cell>
          <table:table-cell office:value-type="float" office:value="-98.4516830444336" calcext:value-type="float">
            <text:p>-98.451683044433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20335456728935" calcext:value-type="float">
            <text:p>-0.042033545672894</text:p>
          </table:table-cell>
          <table:table-cell office:value-type="float" office:value="4.82620000839233" calcext:value-type="float">
            <text:p>4.82620000839233</text:p>
          </table:table-cell>
          <table:table-cell office:value-type="float" office:value="-52.3417778015137" calcext:value-type="float">
            <text:p>-52.3417778015137</text:p>
          </table:table-cell>
          <table:table-cell office:value-type="float" office:value="-97.5466537475586" calcext:value-type="float">
            <text:p>-97.54665374755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99889233708382" calcext:value-type="float">
            <text:p>-0.059988923370838</text:p>
          </table:table-cell>
          <table:table-cell office:value-type="float" office:value="4.44860029220581" calcext:value-type="float">
            <text:p>4.44860029220581</text:p>
          </table:table-cell>
          <table:table-cell office:value-type="float" office:value="-41.7862129211426" calcext:value-type="float">
            <text:p>-41.7862129211426</text:p>
          </table:table-cell>
          <table:table-cell office:value-type="float" office:value="-98.2993087768555" calcext:value-type="float">
            <text:p>-98.299308776855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1.43698" calcext:value-type="float">
            <text:p>1639747651.43698</text:p>
          </table:table-cell>
          <table:table-cell office:value-type="float" office:value="193.066833496094" calcext:value-type="float">
            <text:p>193.066833496094</text:p>
          </table:table-cell>
          <table:table-cell office:value-type="float" office:value="-0.178592309355736" calcext:value-type="float">
            <text:p>-0.178592309355736</text:p>
          </table:table-cell>
          <table:table-cell office:value-type="float" office:value="-0.0362912602722645" calcext:value-type="float">
            <text:p>-0.036291260272265</text:p>
          </table:table-cell>
          <table:table-cell office:value-type="float" office:value="0.0179850403219461" calcext:value-type="float">
            <text:p>0.017985040321946</text:p>
          </table:table-cell>
          <table:table-cell office:value-type="float" office:value="0.000408714666264132" calcext:value-type="float">
            <text:p>0.000408714666264</text:p>
          </table:table-cell>
          <table:table-cell office:value-type="float" office:value="4.72727394104004" calcext:value-type="float">
            <text:p>4.72727394104004</text:p>
          </table:table-cell>
          <table:table-cell office:value-type="float" office:value="0" calcext:value-type="float">
            <text:p>0</text:p>
          </table:table-cell>
          <table:table-cell office:value-type="float" office:value="0.0547882243990898" calcext:value-type="float">
            <text:p>0.05478822439909</text:p>
          </table:table-cell>
          <table:table-cell office:value-type="float" office:value="5.21560001373291" calcext:value-type="float">
            <text:p>5.21560001373291</text:p>
          </table:table-cell>
          <table:table-cell office:value-type="float" office:value="-56.6276969909668" calcext:value-type="float">
            <text:p>-56.6276969909668</text:p>
          </table:table-cell>
          <table:table-cell office:value-type="float" office:value="-97.0191192626953" calcext:value-type="float">
            <text:p>-97.019119262695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51212984323502" calcext:value-type="float">
            <text:p>0.07512129843235</text:p>
          </table:table-cell>
          <table:table-cell office:value-type="float" office:value="5.93540000915527" calcext:value-type="float">
            <text:p>5.93540000915527</text:p>
          </table:table-cell>
          <table:table-cell office:value-type="float" office:value="-56.2180595397949" calcext:value-type="float">
            <text:p>-56.2180595397949</text:p>
          </table:table-cell>
          <table:table-cell office:value-type="float" office:value="-96.5847091674805" calcext:value-type="float">
            <text:p>-96.58470916748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25759912282229" calcext:value-type="float">
            <text:p>-0.022575991228223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54.5877342224121" calcext:value-type="float">
            <text:p>-54.5877342224121</text:p>
          </table:table-cell>
          <table:table-cell office:value-type="float" office:value="-95.1000061035156" calcext:value-type="float">
            <text:p>-95.100006103515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14104908704758" calcext:value-type="float">
            <text:p>-0.041410490870476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41.3503494262695" calcext:value-type="float">
            <text:p>-41.3503494262695</text:p>
          </table:table-cell>
          <table:table-cell office:value-type="float" office:value="-97.7827911376953" calcext:value-type="float">
            <text:p>-97.782791137695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1.67331" calcext:value-type="float">
            <text:p>1639747651.67331</text:p>
          </table:table-cell>
          <table:table-cell office:value-type="float" office:value="189.573287963867" calcext:value-type="float">
            <text:p>189.573287963867</text:p>
          </table:table-cell>
          <table:table-cell office:value-type="float" office:value="-0.095439113676548" calcext:value-type="float">
            <text:p>-0.095439113676548</text:p>
          </table:table-cell>
          <table:table-cell office:value-type="float" office:value="-0.0239664986729622" calcext:value-type="float">
            <text:p>-0.023966498672962</text:p>
          </table:table-cell>
          <table:table-cell office:value-type="float" office:value="0.00975524540990591" calcext:value-type="float">
            <text:p>0.009755245409906</text:p>
          </table:table-cell>
          <table:table-cell office:value-type="float" office:value="0.000284264388028532" calcext:value-type="float">
            <text:p>0.000284264388029</text:p>
          </table:table-cell>
          <table:table-cell office:value-type="float" office:value="4.79268455505371" calcext:value-type="float">
            <text:p>4.79268455505371</text:p>
          </table:table-cell>
          <table:table-cell office:value-type="float" office:value="0" calcext:value-type="float">
            <text:p>0</text:p>
          </table:table-cell>
          <table:table-cell office:value-type="float" office:value="0.0279539879411459" calcext:value-type="float">
            <text:p>0.027953987941146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5.6675682067871" calcext:value-type="float">
            <text:p>-55.6675682067871</text:p>
          </table:table-cell>
          <table:table-cell office:value-type="float" office:value="-100.253944396973" calcext:value-type="float">
            <text:p>-100.25394439697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420596227049828" calcext:value-type="float">
            <text:p>0.042059622704983</text:p>
          </table:table-cell>
          <table:table-cell office:value-type="float" office:value="6.04160022735596" calcext:value-type="float">
            <text:p>6.04160022735596</text:p>
          </table:table-cell>
          <table:table-cell office:value-type="float" office:value="-56.133602142334" calcext:value-type="float">
            <text:p>-56.133602142334</text:p>
          </table:table-cell>
          <table:table-cell office:value-type="float" office:value="-100.048416137695" calcext:value-type="float">
            <text:p>-100.04841613769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07710128650069" calcext:value-type="float">
            <text:p>-0.010771012865007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3.0319786071777" calcext:value-type="float">
            <text:p>-53.0319786071777</text:p>
          </table:table-cell>
          <table:table-cell office:value-type="float" office:value="-100.741226196289" calcext:value-type="float">
            <text:p>-100.74122619628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31478866189718" calcext:value-type="float">
            <text:p>-0.023147886618972</text:p>
          </table:table-cell>
          <table:table-cell office:value-type="float" office:value="4.47220039367676" calcext:value-type="float">
            <text:p>4.47220039367676</text:p>
          </table:table-cell>
          <table:table-cell office:value-type="float" office:value="-36.994010925293" calcext:value-type="float">
            <text:p>-36.994010925293</text:p>
          </table:table-cell>
          <table:table-cell office:value-type="float" office:value="-99.6356735229492" calcext:value-type="float">
            <text:p>-99.635673522949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1.91065" calcext:value-type="float">
            <text:p>1639747651.91065</text:p>
          </table:table-cell>
          <table:table-cell office:value-type="float" office:value="205.270294189453" calcext:value-type="float">
            <text:p>205.270294189453</text:p>
          </table:table-cell>
          <table:table-cell office:value-type="float" office:value="0.0144648579880595" calcext:value-type="float">
            <text:p>0.01446485798806</text:p>
          </table:table-cell>
          <table:table-cell office:value-type="float" office:value="0.00768008409067989" calcext:value-type="float">
            <text:p>0.00768008409068</text:p>
          </table:table-cell>
          <table:table-cell office:value-type="float" office:value="-0.000914807023946196" calcext:value-type="float">
            <text:p>-0.000914807023946</text:p>
          </table:table-cell>
          <table:table-cell office:value-type="float" office:value="0.000307447218801826" calcext:value-type="float">
            <text:p>0.000307447218802</text:p>
          </table:table-cell>
          <table:table-cell office:value-type="float" office:value="4.79540967941284" calcext:value-type="float">
            <text:p>4.79540967941284</text:p>
          </table:table-cell>
          <table:table-cell office:value-type="float" office:value="0" calcext:value-type="float">
            <text:p>0</text:p>
          </table:table-cell>
          <table:table-cell office:value-type="float" office:value="-0.000728929648175836" calcext:value-type="float">
            <text:p>-0.000728929648176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5.975513458252" calcext:value-type="float">
            <text:p>-55.975513458252</text:p>
          </table:table-cell>
          <table:table-cell office:value-type="float" office:value="-99.4860305786133" calcext:value-type="float">
            <text:p>-99.486030578613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03551326319575" calcext:value-type="float">
            <text:p>-0.010355132631958</text:p>
          </table:table-cell>
          <table:table-cell office:value-type="float" office:value="5.99440002441406" calcext:value-type="float">
            <text:p>5.99440002441406</text:p>
          </table:table-cell>
          <table:table-cell office:value-type="float" office:value="-49.2450256347656" calcext:value-type="float">
            <text:p>-49.2450256347656</text:p>
          </table:table-cell>
          <table:table-cell office:value-type="float" office:value="-100.387992858887" calcext:value-type="float">
            <text:p>-100.38799285888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265585607849062" calcext:value-type="float">
            <text:p>0.002655856078491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4.9788513183594" calcext:value-type="float">
            <text:p>-54.9788513183594</text:p>
          </table:table-cell>
          <table:table-cell office:value-type="float" office:value="-100.41527557373" calcext:value-type="float">
            <text:p>-100.4152755737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426345178857446" calcext:value-type="float">
            <text:p>0.004263451788574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36.599422454834" calcext:value-type="float">
            <text:p>-36.599422454834</text:p>
          </table:table-cell>
          <table:table-cell office:value-type="float" office:value="-99.5526428222656" calcext:value-type="float">
            <text:p>-99.55264282226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2.04307" calcext:value-type="float">
            <text:p>1639747652.04307</text:p>
          </table:table-cell>
          <table:table-cell office:value-type="float" office:value="194.197174072266" calcext:value-type="float">
            <text:p>194.197174072266</text:p>
          </table:table-cell>
          <table:table-cell office:value-type="float" office:value="0.037344615906477" calcext:value-type="float">
            <text:p>0.037344615906477</text:p>
          </table:table-cell>
          <table:table-cell office:value-type="float" office:value="0.0234664995223284" calcext:value-type="float">
            <text:p>0.023466499522328</text:p>
          </table:table-cell>
          <table:table-cell office:value-type="float" office:value="-0.00322814215905964" calcext:value-type="float">
            <text:p>-0.00322814215906</text:p>
          </table:table-cell>
          <table:table-cell office:value-type="float" office:value="0.000533341080881655" calcext:value-type="float">
            <text:p>0.000533341080882</text:p>
          </table:table-cell>
          <table:table-cell office:value-type="float" office:value="4.74090099334717" calcext:value-type="float">
            <text:p>4.74090099334717</text:p>
          </table:table-cell>
          <table:table-cell office:value-type="float" office:value="0" calcext:value-type="float">
            <text:p>0</text:p>
          </table:table-cell>
          <table:table-cell office:value-type="float" office:value="-0.00673530856147409" calcext:value-type="float">
            <text:p>-0.006735308561474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2.9907379150391" calcext:value-type="float">
            <text:p>-52.9907379150391</text:p>
          </table:table-cell>
          <table:table-cell office:value-type="float" office:value="-98.4218978881836" calcext:value-type="float">
            <text:p>-98.421897888183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15775091201067" calcext:value-type="float">
            <text:p>-0.021577509120107</text:p>
          </table:table-cell>
          <table:table-cell office:value-type="float" office:value="5.8528003692627" calcext:value-type="float">
            <text:p>5.8528003692627</text:p>
          </table:table-cell>
          <table:table-cell office:value-type="float" office:value="-55.405818939209" calcext:value-type="float">
            <text:p>-55.405818939209</text:p>
          </table:table-cell>
          <table:table-cell office:value-type="float" office:value="-98.850959777832" calcext:value-type="float">
            <text:p>-98.85095977783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0778359593823552" calcext:value-type="float">
            <text:p>0.000778359593824</text:p>
          </table:table-cell>
          <table:table-cell office:value-type="float" office:value="5.41620016098022" calcext:value-type="float">
            <text:p>5.41620016098022</text:p>
          </table:table-cell>
          <table:table-cell office:value-type="float" office:value="-55.504222869873" calcext:value-type="float">
            <text:p>-55.504222869873</text:p>
          </table:table-cell>
          <table:table-cell office:value-type="float" office:value="-97.1093292236328" calcext:value-type="float">
            <text:p>-97.109329223632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34706096723676" calcext:value-type="float">
            <text:p>0.013470609672368</text:p>
          </table:table-cell>
          <table:table-cell office:value-type="float" office:value="4.56660032272339" calcext:value-type="float">
            <text:p>4.56660032272339</text:p>
          </table:table-cell>
          <table:table-cell office:value-type="float" office:value="-47.3818588256836" calcext:value-type="float">
            <text:p>-47.3818588256836</text:p>
          </table:table-cell>
          <table:table-cell office:value-type="float" office:value="-99.0074996948242" calcext:value-type="float">
            <text:p>-99.0074996948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2.29329" calcext:value-type="float">
            <text:p>1639747652.29329</text:p>
          </table:table-cell>
          <table:table-cell office:value-type="float" office:value="192.333221435547" calcext:value-type="float">
            <text:p>192.333221435547</text:p>
          </table:table-cell>
          <table:table-cell office:value-type="float" office:value="0.0082146767526865" calcext:value-type="float">
            <text:p>0.008214676752687</text:p>
          </table:table-cell>
          <table:table-cell office:value-type="float" office:value="0.0207780692726374" calcext:value-type="float">
            <text:p>0.020778069272637</text:p>
          </table:table-cell>
          <table:table-cell office:value-type="float" office:value="-0.00168105273041874" calcext:value-type="float">
            <text:p>-0.001681052730419</text:p>
          </table:table-cell>
          <table:table-cell office:value-type="float" office:value="0.00441763084381819" calcext:value-type="float">
            <text:p>0.004417630843818</text:p>
          </table:table-cell>
          <table:table-cell office:value-type="float" office:value="4.68639230728149" calcext:value-type="float">
            <text:p>4.68639230728149</text:p>
          </table:table-cell>
          <table:table-cell office:value-type="float" office:value="0" calcext:value-type="float">
            <text:p>0</text:p>
          </table:table-cell>
          <table:table-cell office:value-type="float" office:value="0.00184221402741969" calcext:value-type="float">
            <text:p>0.00184221402742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46.960334777832" calcext:value-type="float">
            <text:p>-46.960334777832</text:p>
          </table:table-cell>
          <table:table-cell office:value-type="float" office:value="-98.9093551635742" calcext:value-type="float">
            <text:p>-98.909355163574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449852552264929" calcext:value-type="float">
            <text:p>-0.004498525522649</text:p>
          </table:table-cell>
          <table:table-cell office:value-type="float" office:value="5.64040040969849" calcext:value-type="float">
            <text:p>5.64040040969849</text:p>
          </table:table-cell>
          <table:table-cell office:value-type="float" office:value="-58.0638618469238" calcext:value-type="float">
            <text:p>-58.0638618469238</text:p>
          </table:table-cell>
          <table:table-cell office:value-type="float" office:value="-98.8176193237305" calcext:value-type="float">
            <text:p>-98.81761932373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0676197707653" calcext:value-type="float">
            <text:p>-0.010676197707653</text:p>
          </table:table-cell>
          <table:table-cell office:value-type="float" office:value="5.43980026245117" calcext:value-type="float">
            <text:p>5.43980026245117</text:p>
          </table:table-cell>
          <table:table-cell office:value-type="float" office:value="-57.0074729919434" calcext:value-type="float">
            <text:p>-57.0074729919434</text:p>
          </table:table-cell>
          <table:table-cell office:value-type="float" office:value="-97.6484527587891" calcext:value-type="float">
            <text:p>-97.648452758789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62951291911304" calcext:value-type="float">
            <text:p>0.00629512919113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45.6339950561523" calcext:value-type="float">
            <text:p>-45.6339950561523</text:p>
          </table:table-cell>
          <table:table-cell office:value-type="float" office:value="-99.0319442749023" calcext:value-type="float">
            <text:p>-99.031944274902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2.41399" calcext:value-type="float">
            <text:p>1639747652.41399</text:p>
          </table:table-cell>
          <table:table-cell office:value-type="float" office:value="192.137237548828" calcext:value-type="float">
            <text:p>192.137237548828</text:p>
          </table:table-cell>
          <table:table-cell office:value-type="float" office:value="-0.027413098141551" calcext:value-type="float">
            <text:p>-0.027413098141551</text:p>
          </table:table-cell>
          <table:table-cell office:value-type="float" office:value="-0.00116719421930611" calcext:value-type="float">
            <text:p>-0.001167194219306</text:p>
          </table:table-cell>
          <table:table-cell office:value-type="float" office:value="0.00077085179509595" calcext:value-type="float">
            <text:p>0.000770851795096</text:p>
          </table:table-cell>
          <table:table-cell office:value-type="float" office:value="0.000335140473907813" calcext:value-type="float">
            <text:p>0.000335140473908</text:p>
          </table:table-cell>
          <table:table-cell office:value-type="float" office:value="4.65641212463379" calcext:value-type="float">
            <text:p>4.65641212463379</text:p>
          </table:table-cell>
          <table:table-cell office:value-type="float" office:value="0" calcext:value-type="float">
            <text:p>0</text:p>
          </table:table-cell>
          <table:table-cell office:value-type="float" office:value="0.00797757506370544" calcext:value-type="float">
            <text:p>0.007977575063705</text:p>
          </table:table-cell>
          <table:table-cell office:value-type="float" office:value="4.51940011978149" calcext:value-type="float">
            <text:p>4.51940011978149</text:p>
          </table:table-cell>
          <table:table-cell office:value-type="float" office:value="-42.9052886962891" calcext:value-type="float">
            <text:p>-42.9052886962891</text:p>
          </table:table-cell>
          <table:table-cell office:value-type="float" office:value="-97.9028854370117" calcext:value-type="float">
            <text:p>-97.90288543701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829122960567475" calcext:value-type="float">
            <text:p>0.008291229605675</text:p>
          </table:table-cell>
          <table:table-cell office:value-type="float" office:value="5.28640031814575" calcext:value-type="float">
            <text:p>5.28640031814575</text:p>
          </table:table-cell>
          <table:table-cell office:value-type="float" office:value="-54.6114158630371" calcext:value-type="float">
            <text:p>-54.6114158630371</text:p>
          </table:table-cell>
          <table:table-cell office:value-type="float" office:value="-98.1746978759766" calcext:value-type="float">
            <text:p>-98.174697875976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535335019230843" calcext:value-type="float">
            <text:p>-0.005353350192308</text:p>
          </table:table-cell>
          <table:table-cell office:value-type="float" office:value="5.66400003433228" calcext:value-type="float">
            <text:p>5.66400003433228</text:p>
          </table:table-cell>
          <table:table-cell office:value-type="float" office:value="-57.8767433166504" calcext:value-type="float">
            <text:p>-57.8767433166504</text:p>
          </table:table-cell>
          <table:table-cell office:value-type="float" office:value="-97.7217102050781" calcext:value-type="float">
            <text:p>-97.721710205078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723567232489586" calcext:value-type="float">
            <text:p>-0.007235672324896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1.9401779174805" calcext:value-type="float">
            <text:p>-51.9401779174805</text:p>
          </table:table-cell>
          <table:table-cell office:value-type="float" office:value="-98.5317306518555" calcext:value-type="float">
            <text:p>-98.531730651855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2.65325" calcext:value-type="float">
            <text:p>1639747652.65325</text:p>
          </table:table-cell>
          <table:table-cell office:value-type="float" office:value="193.903442382813" calcext:value-type="float">
            <text:p>193.903442382813</text:p>
          </table:table-cell>
          <table:table-cell office:value-type="float" office:value="-0.0688926205039024" calcext:value-type="float">
            <text:p>-0.068892620503903</text:p>
          </table:table-cell>
          <table:table-cell office:value-type="float" office:value="-0.0173998214304447" calcext:value-type="float">
            <text:p>-0.017399821430445</text:p>
          </table:table-cell>
          <table:table-cell office:value-type="float" office:value="0.00489396089687944" calcext:value-type="float">
            <text:p>0.004893960896879</text:p>
          </table:table-cell>
          <table:table-cell office:value-type="float" office:value="0.000372173060895875" calcext:value-type="float">
            <text:p>0.000372173060896</text:p>
          </table:table-cell>
          <table:table-cell office:value-type="float" office:value="4.62915802001953" calcext:value-type="float">
            <text:p>4.62915802001953</text:p>
          </table:table-cell>
          <table:table-cell office:value-type="float" office:value="0" calcext:value-type="float">
            <text:p>0</text:p>
          </table:table-cell>
          <table:table-cell office:value-type="float" office:value="0.0188698880374432" calcext:value-type="float">
            <text:p>0.018869888037443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44.0396041870117" calcext:value-type="float">
            <text:p>-44.0396041870117</text:p>
          </table:table-cell>
          <table:table-cell office:value-type="float" office:value="-99.0286178588867" calcext:value-type="float">
            <text:p>-99.028617858886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265020281076431" calcext:value-type="float">
            <text:p>0.026502028107643</text:p>
          </table:table-cell>
          <table:table-cell office:value-type="float" office:value="5.01500034332275" calcext:value-type="float">
            <text:p>5.01500034332275</text:p>
          </table:table-cell>
          <table:table-cell office:value-type="float" office:value="-55.3310890197754" calcext:value-type="float">
            <text:p>-55.3310890197754</text:p>
          </table:table-cell>
          <table:table-cell office:value-type="float" office:value="-98.3533172607422" calcext:value-type="float">
            <text:p>-98.353317260742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922117847949266" calcext:value-type="float">
            <text:p>-0.009221178479493</text:p>
          </table:table-cell>
          <table:table-cell office:value-type="float" office:value="5.68760013580322" calcext:value-type="float">
            <text:p>5.68760013580322</text:p>
          </table:table-cell>
          <table:table-cell office:value-type="float" office:value="-59.9567222595215" calcext:value-type="float">
            <text:p>-59.9567222595215</text:p>
          </table:table-cell>
          <table:table-cell office:value-type="float" office:value="-97.8677291870117" calcext:value-type="float">
            <text:p>-97.86772918701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9648676738143" calcext:value-type="float">
            <text:p>-0.019648676738143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50.298957824707" calcext:value-type="float">
            <text:p>-50.298957824707</text:p>
          </table:table-cell>
          <table:table-cell office:value-type="float" office:value="-98.5379867553711" calcext:value-type="float">
            <text:p>-98.537986755371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2.90337" calcext:value-type="float">
            <text:p>1639747652.90337</text:p>
          </table:table-cell>
          <table:table-cell office:value-type="float" office:value="199.972396850586" calcext:value-type="float">
            <text:p>199.972396850586</text:p>
          </table:table-cell>
          <table:table-cell office:value-type="float" office:value="-0.109498836100101" calcext:value-type="float">
            <text:p>-0.109498836100101</text:p>
          </table:table-cell>
          <table:table-cell office:value-type="float" office:value="-0.0443724766373634" calcext:value-type="float">
            <text:p>-0.044372476637364</text:p>
          </table:table-cell>
          <table:table-cell office:value-type="float" office:value="0.0104744276031852" calcext:value-type="float">
            <text:p>0.010474427603185</text:p>
          </table:table-cell>
          <table:table-cell office:value-type="float" office:value="0.000296834768960252" calcext:value-type="float">
            <text:p>0.00029683476896</text:p>
          </table:table-cell>
          <table:table-cell office:value-type="float" office:value="4.56919813156128" calcext:value-type="float">
            <text:p>4.56919813156128</text:p>
          </table:table-cell>
          <table:table-cell office:value-type="float" office:value="0" calcext:value-type="float">
            <text:p>0</text:p>
          </table:table-cell>
          <table:table-cell office:value-type="float" office:value="0.0275920387357473" calcext:value-type="float">
            <text:p>0.027592038735747</text:p>
          </table:table-cell>
          <table:table-cell office:value-type="float" office:value="4.55480003356934" calcext:value-type="float">
            <text:p>4.55480003356934</text:p>
          </table:table-cell>
          <table:table-cell office:value-type="float" office:value="-42.5252342224121" calcext:value-type="float">
            <text:p>-42.5252342224121</text:p>
          </table:table-cell>
          <table:table-cell office:value-type="float" office:value="-98.2810211181641" calcext:value-type="float">
            <text:p>-98.281021118164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06713390350342" calcext:value-type="float">
            <text:p>0.050671339035034</text:p>
          </table:table-cell>
          <table:table-cell office:value-type="float" office:value="4.84980010986328" calcext:value-type="float">
            <text:p>4.84980010986328</text:p>
          </table:table-cell>
          <table:table-cell office:value-type="float" office:value="-51.9689407348633" calcext:value-type="float">
            <text:p>-51.9689407348633</text:p>
          </table:table-cell>
          <table:table-cell office:value-type="float" office:value="-97.8584060668945" calcext:value-type="float">
            <text:p>-97.8584060668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65744542516768" calcext:value-type="float">
            <text:p>-0.006574454251677</text:p>
          </table:table-cell>
          <table:table-cell office:value-type="float" office:value="5.38080024719238" calcext:value-type="float">
            <text:p>5.38080024719238</text:p>
          </table:table-cell>
          <table:table-cell office:value-type="float" office:value="-58.2945137023926" calcext:value-type="float">
            <text:p>-58.2945137023926</text:p>
          </table:table-cell>
          <table:table-cell office:value-type="float" office:value="-96.2381439208984" calcext:value-type="float">
            <text:p>-96.238143920898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23490165174007" calcext:value-type="float">
            <text:p>-0.032349016517401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2.161205291748" calcext:value-type="float">
            <text:p>-52.161205291748</text:p>
          </table:table-cell>
          <table:table-cell office:value-type="float" office:value="-98.6677093505859" calcext:value-type="float">
            <text:p>-98.667709350585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3.02597" calcext:value-type="float">
            <text:p>1639747653.02597</text:p>
          </table:table-cell>
          <table:table-cell office:value-type="float" office:value="202.373504638672" calcext:value-type="float">
            <text:p>202.373504638672</text:p>
          </table:table-cell>
          <table:table-cell office:value-type="float" office:value="-0.104338467121124" calcext:value-type="float">
            <text:p>-0.104338467121124</text:p>
          </table:table-cell>
          <table:table-cell office:value-type="float" office:value="-0.0610905475914478" calcext:value-type="float">
            <text:p>-0.061090547591448</text:p>
          </table:table-cell>
          <table:table-cell office:value-type="float" office:value="0.0130225531756878" calcext:value-type="float">
            <text:p>0.013022553175688</text:p>
          </table:table-cell>
          <table:table-cell office:value-type="float" office:value="0.000245514296693727" calcext:value-type="float">
            <text:p>0.000245514296694</text:p>
          </table:table-cell>
          <table:table-cell office:value-type="float" office:value="4.53104162216187" calcext:value-type="float">
            <text:p>4.53104162216187</text:p>
          </table:table-cell>
          <table:table-cell office:value-type="float" office:value="0" calcext:value-type="float">
            <text:p>0</text:p>
          </table:table-cell>
          <table:table-cell office:value-type="float" office:value="0.0233987383544445" calcext:value-type="float">
            <text:p>0.023398738354445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5.4652557373047" calcext:value-type="float">
            <text:p>-45.4652557373047</text:p>
          </table:table-cell>
          <table:table-cell office:value-type="float" office:value="-98.8951187133789" calcext:value-type="float">
            <text:p>-98.895118713378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75037263333798" calcext:value-type="float">
            <text:p>0.05750372633338</text:p>
          </table:table-cell>
          <table:table-cell office:value-type="float" office:value="4.68460035324097" calcext:value-type="float">
            <text:p>4.68460035324097</text:p>
          </table:table-cell>
          <table:table-cell office:value-type="float" office:value="-47.8197212219238" calcext:value-type="float">
            <text:p>-47.8197212219238</text:p>
          </table:table-cell>
          <table:table-cell office:value-type="float" office:value="-98.7193298339844" calcext:value-type="float">
            <text:p>-98.719329833984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0701633049175143" calcext:value-type="float">
            <text:p>-0.000701633049175</text:p>
          </table:table-cell>
          <table:table-cell office:value-type="float" office:value="5.19200038909912" calcext:value-type="float">
            <text:p>5.19200038909912</text:p>
          </table:table-cell>
          <table:table-cell office:value-type="float" office:value="-54.4935913085938" calcext:value-type="float">
            <text:p>-54.4935913085938</text:p>
          </table:table-cell>
          <table:table-cell office:value-type="float" office:value="-98.1204223632813" calcext:value-type="float">
            <text:p>-98.120422363281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21411825716496" calcext:value-type="float">
            <text:p>-0.03214118257165</text:p>
          </table:table-cell>
          <table:table-cell office:value-type="float" office:value="5.15659999847412" calcext:value-type="float">
            <text:p>5.15659999847412</text:p>
          </table:table-cell>
          <table:table-cell office:value-type="float" office:value="-54.0578460693359" calcext:value-type="float">
            <text:p>-54.0578460693359</text:p>
          </table:table-cell>
          <table:table-cell office:value-type="float" office:value="-99.2113647460937" calcext:value-type="float">
            <text:p>-99.211364746093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3.26375" calcext:value-type="float">
            <text:p>1639747653.26375</text:p>
          </table:table-cell>
          <table:table-cell office:value-type="float" office:value="185.653213500977" calcext:value-type="float">
            <text:p>185.653213500977</text:p>
          </table:table-cell>
          <table:table-cell office:value-type="float" office:value="-0.0927692577242851" calcext:value-type="float">
            <text:p>-0.092769257724285</text:p>
          </table:table-cell>
          <table:table-cell office:value-type="float" office:value="-0.0708759278059006" calcext:value-type="float">
            <text:p>-0.070875927805901</text:p>
          </table:table-cell>
          <table:table-cell office:value-type="float" office:value="0.0105287497863173" calcext:value-type="float">
            <text:p>0.010528749786317</text:p>
          </table:table-cell>
          <table:table-cell office:value-type="float" office:value="0.000451059866463766" calcext:value-type="float">
            <text:p>0.000451059866464</text:p>
          </table:table-cell>
          <table:table-cell office:value-type="float" office:value="4.4847092628479" calcext:value-type="float">
            <text:p>4.4847092628479</text:p>
          </table:table-cell>
          <table:table-cell office:value-type="float" office:value="0" calcext:value-type="float">
            <text:p>0</text:p>
          </table:table-cell>
          <table:table-cell office:value-type="float" office:value="0.0156642403453589" calcext:value-type="float">
            <text:p>0.015664240345359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50.5927810668945" calcext:value-type="float">
            <text:p>-50.5927810668945</text:p>
          </table:table-cell>
          <table:table-cell office:value-type="float" office:value="-100.358901977539" calcext:value-type="float">
            <text:p>-100.35890197753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39515987038612" calcext:value-type="float">
            <text:p>0.053951598703861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6.6803436279297" calcext:value-type="float">
            <text:p>-46.6803436279297</text:p>
          </table:table-cell>
          <table:table-cell office:value-type="float" office:value="-99.7079849243164" calcext:value-type="float">
            <text:p>-99.707984924316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390133145265281" calcext:value-type="float">
            <text:p>0.003901331452653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54.9964637756348" calcext:value-type="float">
            <text:p>-54.9964637756348</text:p>
          </table:table-cell>
          <table:table-cell office:value-type="float" office:value="-99.5752639770508" calcext:value-type="float">
            <text:p>-99.575263977050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45856808125973" calcext:value-type="float">
            <text:p>-0.034585680812597</text:p>
          </table:table-cell>
          <table:table-cell office:value-type="float" office:value="5.19200038909912" calcext:value-type="float">
            <text:p>5.19200038909912</text:p>
          </table:table-cell>
          <table:table-cell office:value-type="float" office:value="-51.9366493225098" calcext:value-type="float">
            <text:p>-51.9366493225098</text:p>
          </table:table-cell>
          <table:table-cell office:value-type="float" office:value="-99.6523666381836" calcext:value-type="float">
            <text:p>-99.652366638183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3.39355" calcext:value-type="float">
            <text:p>1639747653.39355</text:p>
          </table:table-cell>
          <table:table-cell office:value-type="float" office:value="187.956329345703" calcext:value-type="float">
            <text:p>187.956329345703</text:p>
          </table:table-cell>
          <table:table-cell office:value-type="float" office:value="-0.0507706962525845" calcext:value-type="float">
            <text:p>-0.050770696252585</text:p>
          </table:table-cell>
          <table:table-cell office:value-type="float" office:value="-0.0865189284086227" calcext:value-type="float">
            <text:p>-0.086518928408623</text:p>
          </table:table-cell>
          <table:table-cell office:value-type="float" office:value="0.00730813946574926" calcext:value-type="float">
            <text:p>0.007308139465749</text:p>
          </table:table-cell>
          <table:table-cell office:value-type="float" office:value="0.000237385742366314" calcext:value-type="float">
            <text:p>0.000237385742366</text:p>
          </table:table-cell>
          <table:table-cell office:value-type="float" office:value="4.48198366165161" calcext:value-type="float">
            <text:p>4.48198366165161</text:p>
          </table:table-cell>
          <table:table-cell office:value-type="float" office:value="0" calcext:value-type="float">
            <text:p>0</text:p>
          </table:table-cell>
          <table:table-cell office:value-type="float" office:value="-0.00245133088901639" calcext:value-type="float">
            <text:p>-0.002451330889016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55.3543968200684" calcext:value-type="float">
            <text:p>-55.3543968200684</text:p>
          </table:table-cell>
          <table:table-cell office:value-type="float" office:value="-97.031852722168" calcext:value-type="float">
            <text:p>-97.03185272216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433679670095444" calcext:value-type="float">
            <text:p>0.043367967009544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6.0569229125977" calcext:value-type="float">
            <text:p>-46.0569229125977</text:p>
          </table:table-cell>
          <table:table-cell office:value-type="float" office:value="-97.0981292724609" calcext:value-type="float">
            <text:p>-97.098129272460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67876463383436" calcext:value-type="float">
            <text:p>0.016787646338344</text:p>
          </table:table-cell>
          <table:table-cell office:value-type="float" office:value="4.89700031280518" calcext:value-type="float">
            <text:p>4.89700031280518</text:p>
          </table:table-cell>
          <table:table-cell office:value-type="float" office:value="-55.9049835205078" calcext:value-type="float">
            <text:p>-55.9049835205078</text:p>
          </table:table-cell>
          <table:table-cell office:value-type="float" office:value="-95.4183578491211" calcext:value-type="float">
            <text:p>-95.418357849121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06777097284794" calcext:value-type="float">
            <text:p>-0.030677709728479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2.6046104431152" calcext:value-type="float">
            <text:p>-52.6046104431152</text:p>
          </table:table-cell>
          <table:table-cell office:value-type="float" office:value="-98.0311965942383" calcext:value-type="float">
            <text:p>-98.031196594238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3.6337" calcext:value-type="float">
            <text:p>1639747653.6337</text:p>
          </table:table-cell>
          <table:table-cell office:value-type="float" office:value="187.087539672852" calcext:value-type="float">
            <text:p>187.087539672852</text:p>
          </table:table-cell>
          <table:table-cell office:value-type="float" office:value="-0.0761104300618172" calcext:value-type="float">
            <text:p>-0.076110430061817</text:p>
          </table:table-cell>
          <table:table-cell office:value-type="float" office:value="-0.11531126499176" calcext:value-type="float">
            <text:p>-0.11531126499176</text:p>
          </table:table-cell>
          <table:table-cell office:value-type="float" office:value="0.0119184935465455" calcext:value-type="float">
            <text:p>0.011918493546546</text:p>
          </table:table-cell>
          <table:table-cell office:value-type="float" office:value="0.000374568335246295" calcext:value-type="float">
            <text:p>0.000374568335246</text:p>
          </table:table-cell>
          <table:table-cell office:value-type="float" office:value="4.48198366165161" calcext:value-type="float">
            <text:p>4.48198366165161</text:p>
          </table:table-cell>
          <table:table-cell office:value-type="float" office:value="0" calcext:value-type="float">
            <text:p>0</text:p>
          </table:table-cell>
          <table:table-cell office:value-type="float" office:value="0.00109775201417506" calcext:value-type="float">
            <text:p>0.001097752014175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52.2010231018066" calcext:value-type="float">
            <text:p>-52.2010231018066</text:p>
          </table:table-cell>
          <table:table-cell office:value-type="float" office:value="-98.7739105224609" calcext:value-type="float">
            <text:p>-98.773910522460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21638707816601" calcext:value-type="float">
            <text:p>0.06216387078166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48.6697235107422" calcext:value-type="float">
            <text:p>-48.6697235107422</text:p>
          </table:table-cell>
          <table:table-cell office:value-type="float" office:value="-99.9650268554688" calcext:value-type="float">
            <text:p>-99.965026855468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219833739101887" calcext:value-type="float">
            <text:p>0.021983373910189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51.7635841369629" calcext:value-type="float">
            <text:p>-51.7635841369629</text:p>
          </table:table-cell>
          <table:table-cell office:value-type="float" office:value="-98.6651611328125" calcext:value-type="float">
            <text:p>-98.66516113281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18826229870319" calcext:value-type="float">
            <text:p>-0.041882622987032</text:p>
          </table:table-cell>
          <table:table-cell office:value-type="float" office:value="5.21560001373291" calcext:value-type="float">
            <text:p>5.21560001373291</text:p>
          </table:table-cell>
          <table:table-cell office:value-type="float" office:value="-54.9283409118652" calcext:value-type="float">
            <text:p>-54.9283409118652</text:p>
          </table:table-cell>
          <table:table-cell office:value-type="float" office:value="-99.630729675293" calcext:value-type="float">
            <text:p>-99.63072967529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3.75551" calcext:value-type="float">
            <text:p>1639747653.75551</text:p>
          </table:table-cell>
          <table:table-cell office:value-type="float" office:value="187.238220214844" calcext:value-type="float">
            <text:p>187.238220214844</text:p>
          </table:table-cell>
          <table:table-cell office:value-type="float" office:value="-0.133225411176682" calcext:value-type="float">
            <text:p>-0.133225411176682</text:p>
          </table:table-cell>
          <table:table-cell office:value-type="float" office:value="-0.117882490158081" calcext:value-type="float">
            <text:p>-0.117882490158081</text:p>
          </table:table-cell>
          <table:table-cell office:value-type="float" office:value="0.0198371484875679" calcext:value-type="float">
            <text:p>0.019837148487568</text:p>
          </table:table-cell>
          <table:table-cell office:value-type="float" office:value="0.000407138897571713" calcext:value-type="float">
            <text:p>0.000407138897572</text:p>
          </table:table-cell>
          <table:table-cell office:value-type="float" office:value="4.47653293609619" calcext:value-type="float">
            <text:p>4.47653293609619</text:p>
          </table:table-cell>
          <table:table-cell office:value-type="float" office:value="0" calcext:value-type="float">
            <text:p>0</text:p>
          </table:table-cell>
          <table:table-cell office:value-type="float" office:value="0.023020988330245" calcext:value-type="float">
            <text:p>0.023020988330245</text:p>
          </table:table-cell>
          <table:table-cell office:value-type="float" office:value="4.80260038375855" calcext:value-type="float">
            <text:p>4.80260038375855</text:p>
          </table:table-cell>
          <table:table-cell office:value-type="float" office:value="-47.7098426818848" calcext:value-type="float">
            <text:p>-47.7098426818848</text:p>
          </table:table-cell>
          <table:table-cell office:value-type="float" office:value="-96.3743667602539" calcext:value-type="float">
            <text:p>-96.374366760253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54532569646835" calcext:value-type="float">
            <text:p>0.085453256964684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48.4000053405762" calcext:value-type="float">
            <text:p>-48.4000053405762</text:p>
          </table:table-cell>
          <table:table-cell office:value-type="float" office:value="-95.6783599853516" calcext:value-type="float">
            <text:p>-95.67835998535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46917449310422" calcext:value-type="float">
            <text:p>0.014691744931042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52.9476776123047" calcext:value-type="float">
            <text:p>-52.9476776123047</text:p>
          </table:table-cell>
          <table:table-cell office:value-type="float" office:value="-93.7284469604492" calcext:value-type="float">
            <text:p>-93.72844696044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98060919344425" calcext:value-type="float">
            <text:p>-0.049806091934443</text:p>
          </table:table-cell>
          <table:table-cell office:value-type="float" office:value="5.12120008468628" calcext:value-type="float">
            <text:p>5.12120008468628</text:p>
          </table:table-cell>
          <table:table-cell office:value-type="float" office:value="-53.5105705261231" calcext:value-type="float">
            <text:p>-53.5105705261231</text:p>
          </table:table-cell>
          <table:table-cell office:value-type="float" office:value="-97.4233245849609" calcext:value-type="float">
            <text:p>-97.423324584960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3.9935" calcext:value-type="float">
            <text:p>1639747653.9935</text:p>
          </table:table-cell>
          <table:table-cell office:value-type="float" office:value="188.332550048828" calcext:value-type="float">
            <text:p>188.332550048828</text:p>
          </table:table-cell>
          <table:table-cell office:value-type="float" office:value="-0.229089558124542" calcext:value-type="float">
            <text:p>-0.229089558124542</text:p>
          </table:table-cell>
          <table:table-cell office:value-type="float" office:value="-0.0759513676166534" calcext:value-type="float">
            <text:p>-0.075951367616654</text:p>
          </table:table-cell>
          <table:table-cell office:value-type="float" office:value="0.0239988844841719" calcext:value-type="float">
            <text:p>0.023998884484172</text:p>
          </table:table-cell>
          <table:table-cell office:value-type="float" office:value="0.000459977542050183" calcext:value-type="float">
            <text:p>0.00045997754205</text:p>
          </table:table-cell>
          <table:table-cell office:value-type="float" office:value="4.44655275344849" calcext:value-type="float">
            <text:p>4.44655275344849</text:p>
          </table:table-cell>
          <table:table-cell office:value-type="float" office:value="0" calcext:value-type="float">
            <text:p>0</text:p>
          </table:table-cell>
          <table:table-cell office:value-type="float" office:value="0.0648160427808762" calcext:value-type="float">
            <text:p>0.064816042780876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7.1366958618164" calcext:value-type="float">
            <text:p>-47.1366958618164</text:p>
          </table:table-cell>
          <table:table-cell office:value-type="float" office:value="-97.8235092163086" calcext:value-type="float">
            <text:p>-97.823509216308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2775260806084" calcext:value-type="float">
            <text:p>0.102775260806084</text:p>
          </table:table-cell>
          <table:table-cell office:value-type="float" office:value="4.59019994735718" calcext:value-type="float">
            <text:p>4.59019994735718</text:p>
          </table:table-cell>
          <table:table-cell office:value-type="float" office:value="-49.3264884948731" calcext:value-type="float">
            <text:p>-49.3264884948731</text:p>
          </table:table-cell>
          <table:table-cell office:value-type="float" office:value="-98.3980255126953" calcext:value-type="float">
            <text:p>-98.398025512695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84264220297337" calcext:value-type="float">
            <text:p>-0.018426422029734</text:p>
          </table:table-cell>
          <table:table-cell office:value-type="float" office:value="4.99140024185181" calcext:value-type="float">
            <text:p>4.99140024185181</text:p>
          </table:table-cell>
          <table:table-cell office:value-type="float" office:value="-51.0097541809082" calcext:value-type="float">
            <text:p>-51.0097541809082</text:p>
          </table:table-cell>
          <table:table-cell office:value-type="float" office:value="-97.4262466430664" calcext:value-type="float">
            <text:p>-97.426246643066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17130659520626" calcext:value-type="float">
            <text:p>-0.061713065952063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49.3902168273926" calcext:value-type="float">
            <text:p>-49.3902168273926</text:p>
          </table:table-cell>
          <table:table-cell office:value-type="float" office:value="-98.1264572143555" calcext:value-type="float">
            <text:p>-98.126457214355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4.11097" calcext:value-type="float">
            <text:p>1639747654.11097</text:p>
          </table:table-cell>
          <table:table-cell office:value-type="float" office:value="190.470458984375" calcext:value-type="float">
            <text:p>190.470458984375</text:p>
          </table:table-cell>
          <table:table-cell office:value-type="float" office:value="-0.316254764795303" calcext:value-type="float">
            <text:p>-0.316254764795303</text:p>
          </table:table-cell>
          <table:table-cell office:value-type="float" office:value="-0.0258524920791388" calcext:value-type="float">
            <text:p>-0.025852492079139</text:p>
          </table:table-cell>
          <table:table-cell office:value-type="float" office:value="0.0242401361465454" calcext:value-type="float">
            <text:p>0.024240136146546</text:p>
          </table:table-cell>
          <table:table-cell office:value-type="float" office:value="0.000423862889874726" calcext:value-type="float">
            <text:p>0.000423862889875</text:p>
          </table:table-cell>
          <table:table-cell office:value-type="float" office:value="4.4847092628479" calcext:value-type="float">
            <text:p>4.4847092628479</text:p>
          </table:table-cell>
          <table:table-cell office:value-type="float" office:value="0" calcext:value-type="float">
            <text:p>0</text:p>
          </table:table-cell>
          <table:table-cell office:value-type="float" office:value="0.102438278496265" calcext:value-type="float">
            <text:p>0.102438278496265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8.7544212341309" calcext:value-type="float">
            <text:p>-48.7544212341309</text:p>
          </table:table-cell>
          <table:table-cell office:value-type="float" office:value="-95.9755249023437" calcext:value-type="float">
            <text:p>-95.975524902343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3457232713699" calcext:value-type="float">
            <text:p>0.113457232713699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9.5778884887695" calcext:value-type="float">
            <text:p>-49.5778884887695</text:p>
          </table:table-cell>
          <table:table-cell office:value-type="float" office:value="-95.2284545898437" calcext:value-type="float">
            <text:p>-95.228454589843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48626706004143" calcext:value-type="float">
            <text:p>-0.054862670600414</text:p>
          </table:table-cell>
          <table:table-cell office:value-type="float" office:value="5.09759998321533" calcext:value-type="float">
            <text:p>5.09759998321533</text:p>
          </table:table-cell>
          <table:table-cell office:value-type="float" office:value="-54.5320625305176" calcext:value-type="float">
            <text:p>-54.5320625305176</text:p>
          </table:table-cell>
          <table:table-cell office:value-type="float" office:value="-93.2928924560547" calcext:value-type="float">
            <text:p>-93.29289245605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16405659914017" calcext:value-type="float">
            <text:p>-0.071640565991402</text:p>
          </table:table-cell>
          <table:table-cell office:value-type="float" office:value="5.09759998321533" calcext:value-type="float">
            <text:p>5.09759998321533</text:p>
          </table:table-cell>
          <table:table-cell office:value-type="float" office:value="-51.8610954284668" calcext:value-type="float">
            <text:p>-51.8610954284668</text:p>
          </table:table-cell>
          <table:table-cell office:value-type="float" office:value="-97.2394638061524" calcext:value-type="float">
            <text:p>-97.239463806152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4.35106" calcext:value-type="float">
            <text:p>1639747654.35106</text:p>
          </table:table-cell>
          <table:table-cell office:value-type="float" office:value="199.714416503906" calcext:value-type="float">
            <text:p>199.714416503906</text:p>
          </table:table-cell>
          <table:table-cell office:value-type="float" office:value="-0.35164138674736" calcext:value-type="float">
            <text:p>-0.35164138674736</text:p>
          </table:table-cell>
          <table:table-cell office:value-type="float" office:value="0.0121503518894315" calcext:value-type="float">
            <text:p>0.012150351889432</text:p>
          </table:table-cell>
          <table:table-cell office:value-type="float" office:value="0.0388502068817616" calcext:value-type="float">
            <text:p>0.038850206881762</text:p>
          </table:table-cell>
          <table:table-cell office:value-type="float" office:value="0.00071574654430151" calcext:value-type="float">
            <text:p>0.000715746544302</text:p>
          </table:table-cell>
          <table:table-cell office:value-type="float" office:value="4.44382762908936" calcext:value-type="float">
            <text:p>4.44382762908936</text:p>
          </table:table-cell>
          <table:table-cell office:value-type="float" office:value="0" calcext:value-type="float">
            <text:p>0</text:p>
          </table:table-cell>
          <table:table-cell office:value-type="float" office:value="0.134100735187531" calcext:value-type="float">
            <text:p>0.134100735187531</text:p>
          </table:table-cell>
          <table:table-cell office:value-type="float" office:value="4.55480003356934" calcext:value-type="float">
            <text:p>4.55480003356934</text:p>
          </table:table-cell>
          <table:table-cell office:value-type="float" office:value="-51.1406173706055" calcext:value-type="float">
            <text:p>-51.1406173706055</text:p>
          </table:table-cell>
          <table:table-cell office:value-type="float" office:value="-99.0421905517578" calcext:value-type="float">
            <text:p>-99.04219055175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7802670001984" calcext:value-type="float">
            <text:p>0.127802670001984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42.9784278869629" calcext:value-type="float">
            <text:p>-42.9784278869629</text:p>
          </table:table-cell>
          <table:table-cell office:value-type="float" office:value="-99.3952713012695" calcext:value-type="float">
            <text:p>-99.395271301269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25631734728813" calcext:value-type="float">
            <text:p>-0.062563173472881</text:p>
          </table:table-cell>
          <table:table-cell office:value-type="float" office:value="5.13300037384033" calcext:value-type="float">
            <text:p>5.13300037384033</text:p>
          </table:table-cell>
          <table:table-cell office:value-type="float" office:value="-53.4811134338379" calcext:value-type="float">
            <text:p>-53.4811134338379</text:p>
          </table:table-cell>
          <table:table-cell office:value-type="float" office:value="-98.7548522949219" calcext:value-type="float">
            <text:p>-98.754852294921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58404959738255" calcext:value-type="float">
            <text:p>-0.055840495973826</text:p>
          </table:table-cell>
          <table:table-cell office:value-type="float" office:value="4.99140024185181" calcext:value-type="float">
            <text:p>4.99140024185181</text:p>
          </table:table-cell>
          <table:table-cell office:value-type="float" office:value="-53.0751190185547" calcext:value-type="float">
            <text:p>-53.0751190185547</text:p>
          </table:table-cell>
          <table:table-cell office:value-type="float" office:value="-99.6421813964844" calcext:value-type="float">
            <text:p>-99.642181396484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4.59131" calcext:value-type="float">
            <text:p>1639747654.59131</text:p>
          </table:table-cell>
          <table:table-cell office:value-type="float" office:value="196.056365966797" calcext:value-type="float">
            <text:p>196.056365966797</text:p>
          </table:table-cell>
          <table:table-cell office:value-type="float" office:value="-0.359698563814163" calcext:value-type="float">
            <text:p>-0.359698563814163</text:p>
          </table:table-cell>
          <table:table-cell office:value-type="float" office:value="0.00810165889561176" calcext:value-type="float">
            <text:p>0.008101658895612</text:p>
          </table:table-cell>
          <table:table-cell office:value-type="float" office:value="0.0305863674730063" calcext:value-type="float">
            <text:p>0.030586367473006</text:p>
          </table:table-cell>
          <table:table-cell office:value-type="float" office:value="0.000736921094357967" calcext:value-type="float">
            <text:p>0.000736921094358</text:p>
          </table:table-cell>
          <table:table-cell office:value-type="float" office:value="4.44382762908936" calcext:value-type="float">
            <text:p>4.44382762908936</text:p>
          </table:table-cell>
          <table:table-cell office:value-type="float" office:value="0" calcext:value-type="float">
            <text:p>0</text:p>
          </table:table-cell>
          <table:table-cell office:value-type="float" office:value="0.129028335213661" calcext:value-type="float">
            <text:p>0.129028335213661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47.578971862793" calcext:value-type="float">
            <text:p>-47.578971862793</text:p>
          </table:table-cell>
          <table:table-cell office:value-type="float" office:value="-99.8709335327149" calcext:value-type="float">
            <text:p>-99.870933532714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7098033428192" calcext:value-type="float">
            <text:p>0.117098033428192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6.9394607543945" calcext:value-type="float">
            <text:p>-46.9394607543945</text:p>
          </table:table-cell>
          <table:table-cell office:value-type="float" office:value="-101.213317871094" calcext:value-type="float">
            <text:p>-101.2133178710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91642388701439" calcext:value-type="float">
            <text:p>-0.069164238870144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2.6747169494629" calcext:value-type="float">
            <text:p>-52.6747169494629</text:p>
          </table:table-cell>
          <table:table-cell office:value-type="float" office:value="-100.824645996094" calcext:value-type="float">
            <text:p>-100.8246459960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79880380630493" calcext:value-type="float">
            <text:p>-0.067988038063049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0.8002319335938" calcext:value-type="float">
            <text:p>-50.8002319335938</text:p>
          </table:table-cell>
          <table:table-cell office:value-type="float" office:value="-100.265510559082" calcext:value-type="float">
            <text:p>-100.26551055908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4.71454" calcext:value-type="float">
            <text:p>1639747654.71454</text:p>
          </table:table-cell>
          <table:table-cell office:value-type="float" office:value="191.037887573242" calcext:value-type="float">
            <text:p>191.037887573242</text:p>
          </table:table-cell>
          <table:table-cell office:value-type="float" office:value="-0.346104830503464" calcext:value-type="float">
            <text:p>-0.346104830503464</text:p>
          </table:table-cell>
          <table:table-cell office:value-type="float" office:value="-0.0293418727815151" calcext:value-type="float">
            <text:p>-0.029341872781515</text:p>
          </table:table-cell>
          <table:table-cell office:value-type="float" office:value="0.0253847558051348" calcext:value-type="float">
            <text:p>0.025384755805135</text:p>
          </table:table-cell>
          <table:table-cell office:value-type="float" office:value="0.000663702841848135" calcext:value-type="float">
            <text:p>0.000663702841848</text:p>
          </table:table-cell>
          <table:table-cell office:value-type="float" office:value="4.42202425003052" calcext:value-type="float">
            <text:p>4.42202425003052</text:p>
          </table:table-cell>
          <table:table-cell office:value-type="float" office:value="0" calcext:value-type="float">
            <text:p>0</text:p>
          </table:table-cell>
          <table:table-cell office:value-type="float" office:value="0.111076459288597" calcext:value-type="float">
            <text:p>0.111076459288597</text:p>
          </table:table-cell>
          <table:table-cell office:value-type="float" office:value="4.56660032272339" calcext:value-type="float">
            <text:p>4.56660032272339</text:p>
          </table:table-cell>
          <table:table-cell office:value-type="float" office:value="-46.4432144165039" calcext:value-type="float">
            <text:p>-46.4432144165039</text:p>
          </table:table-cell>
          <table:table-cell office:value-type="float" office:value="-99.8797149658203" calcext:value-type="float">
            <text:p>-99.879714965820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3391471803188" calcext:value-type="float">
            <text:p>0.123391471803188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7.7898254394531" calcext:value-type="float">
            <text:p>-47.7898254394531</text:p>
          </table:table-cell>
          <table:table-cell office:value-type="float" office:value="-100.975936889648" calcext:value-type="float">
            <text:p>-100.9759368896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10991902649403" calcext:value-type="float">
            <text:p>-0.0610991902649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1.1770935058594" calcext:value-type="float">
            <text:p>-51.1770935058594</text:p>
          </table:table-cell>
          <table:table-cell office:value-type="float" office:value="-100.533515930176" calcext:value-type="float">
            <text:p>-100.53351593017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93816968798637" calcext:value-type="float">
            <text:p>-0.079381696879864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0150604248047" calcext:value-type="float">
            <text:p>-52.0150604248047</text:p>
          </table:table-cell>
          <table:table-cell office:value-type="float" office:value="-99.0839385986328" calcext:value-type="float">
            <text:p>-99.08393859863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4.9533" calcext:value-type="float">
            <text:p>1639747654.9533</text:p>
          </table:table-cell>
          <table:table-cell office:value-type="float" office:value="197.086090087891" calcext:value-type="float">
            <text:p>197.086090087891</text:p>
          </table:table-cell>
          <table:table-cell office:value-type="float" office:value="-0.33427107334137" calcext:value-type="float">
            <text:p>-0.33427107334137</text:p>
          </table:table-cell>
          <table:table-cell office:value-type="float" office:value="-0.0397244654595852" calcext:value-type="float">
            <text:p>-0.039724465459585</text:p>
          </table:table-cell>
          <table:table-cell office:value-type="float" office:value="0.0315419733524322" calcext:value-type="float">
            <text:p>0.031541973352432</text:p>
          </table:table-cell>
          <table:table-cell office:value-type="float" office:value="0.000482816831208766" calcext:value-type="float">
            <text:p>0.000482816831209</text:p>
          </table:table-cell>
          <table:table-cell office:value-type="float" office:value="4.38659334182739" calcext:value-type="float">
            <text:p>4.38659334182739</text:p>
          </table:table-cell>
          <table:table-cell office:value-type="float" office:value="0" calcext:value-type="float">
            <text:p>0</text:p>
          </table:table-cell>
          <table:table-cell office:value-type="float" office:value="0.110289238393307" calcext:value-type="float">
            <text:p>0.110289238393307</text:p>
          </table:table-cell>
          <table:table-cell office:value-type="float" office:value="4.56660032272339" calcext:value-type="float">
            <text:p>4.56660032272339</text:p>
          </table:table-cell>
          <table:table-cell office:value-type="float" office:value="-46.6504898071289" calcext:value-type="float">
            <text:p>-46.6504898071289</text:p>
          </table:table-cell>
          <table:table-cell office:value-type="float" office:value="-97.1876525878906" calcext:value-type="float">
            <text:p>-97.187652587890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7568930387497" calcext:value-type="float">
            <text:p>0.127568930387497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51.9779777526856" calcext:value-type="float">
            <text:p>-51.9779777526856</text:p>
          </table:table-cell>
          <table:table-cell office:value-type="float" office:value="-96.6192779541016" calcext:value-type="float">
            <text:p>-96.61927795410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76488098502159" calcext:value-type="float">
            <text:p>-0.047648809850216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2.0109367370606" calcext:value-type="float">
            <text:p>-52.0109367370606</text:p>
          </table:table-cell>
          <table:table-cell office:value-type="float" office:value="-95.9470977783203" calcext:value-type="float">
            <text:p>-95.947097778320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77871012687683" calcext:value-type="float">
            <text:p>-0.077787101268768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0.7919502258301" calcext:value-type="float">
            <text:p>-50.7919502258301</text:p>
          </table:table-cell>
          <table:table-cell office:value-type="float" office:value="-99.3997421264649" calcext:value-type="float">
            <text:p>-99.39974212646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5.19424" calcext:value-type="float">
            <text:p>1639747655.19424</text:p>
          </table:table-cell>
          <table:table-cell office:value-type="float" office:value="191.638473510742" calcext:value-type="float">
            <text:p>191.638473510742</text:p>
          </table:table-cell>
          <table:table-cell office:value-type="float" office:value="-0.321319818496704" calcext:value-type="float">
            <text:p>-0.321319818496704</text:p>
          </table:table-cell>
          <table:table-cell office:value-type="float" office:value="-0.0280066728591919" calcext:value-type="float">
            <text:p>-0.028006672859192</text:p>
          </table:table-cell>
          <table:table-cell office:value-type="float" office:value="0.0330907441675663" calcext:value-type="float">
            <text:p>0.033090744167566</text:p>
          </table:table-cell>
          <table:table-cell office:value-type="float" office:value="0.000527727126609534" calcext:value-type="float">
            <text:p>0.00052772712661</text:p>
          </table:table-cell>
          <table:table-cell office:value-type="float" office:value="4.39749479293823" calcext:value-type="float">
            <text:p>4.39749479293823</text:p>
          </table:table-cell>
          <table:table-cell office:value-type="float" office:value="0" calcext:value-type="float">
            <text:p>0</text:p>
          </table:table-cell>
          <table:table-cell office:value-type="float" office:value="0.110658764839172" calcext:value-type="float">
            <text:p>0.110658764839172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3.034351348877" calcext:value-type="float">
            <text:p>-43.034351348877</text:p>
          </table:table-cell>
          <table:table-cell office:value-type="float" office:value="-96.6320190429687" calcext:value-type="float">
            <text:p>-96.632019042968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4824315309525" calcext:value-type="float">
            <text:p>0.124824315309525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53.8027458190918" calcext:value-type="float">
            <text:p>-53.8027458190918</text:p>
          </table:table-cell>
          <table:table-cell office:value-type="float" office:value="-95.2155990600586" calcext:value-type="float">
            <text:p>-95.215599060058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82956655323505" calcext:value-type="float">
            <text:p>-0.048295665532351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51.534854888916" calcext:value-type="float">
            <text:p>-51.534854888916</text:p>
          </table:table-cell>
          <table:table-cell office:value-type="float" office:value="-93.6379165649414" calcext:value-type="float">
            <text:p>-93.637916564941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44734054803848" calcext:value-type="float">
            <text:p>-0.064473405480385</text:p>
          </table:table-cell>
          <table:table-cell office:value-type="float" office:value="4.97959995269775" calcext:value-type="float">
            <text:p>4.97959995269775</text:p>
          </table:table-cell>
          <table:table-cell office:value-type="float" office:value="-50.3948936462402" calcext:value-type="float">
            <text:p>-50.3948936462402</text:p>
          </table:table-cell>
          <table:table-cell office:value-type="float" office:value="-97.1322784423828" calcext:value-type="float">
            <text:p>-97.13227844238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5.31015" calcext:value-type="float">
            <text:p>1639747655.31015</text:p>
          </table:table-cell>
          <table:table-cell office:value-type="float" office:value="193.052291870117" calcext:value-type="float">
            <text:p>193.052291870117</text:p>
          </table:table-cell>
          <table:table-cell office:value-type="float" office:value="-0.309632778167725" calcext:value-type="float">
            <text:p>-0.309632778167725</text:p>
          </table:table-cell>
          <table:table-cell office:value-type="float" office:value="-0.0102269109338522" calcext:value-type="float">
            <text:p>-0.010226910933852</text:p>
          </table:table-cell>
          <table:table-cell office:value-type="float" office:value="0.02619943395257" calcext:value-type="float">
            <text:p>0.02619943395257</text:p>
          </table:table-cell>
          <table:table-cell office:value-type="float" office:value="0.000491449085529894" calcext:value-type="float">
            <text:p>0.00049144908553</text:p>
          </table:table-cell>
          <table:table-cell office:value-type="float" office:value="4.38659334182739" calcext:value-type="float">
            <text:p>4.38659334182739</text:p>
          </table:table-cell>
          <table:table-cell office:value-type="float" office:value="0" calcext:value-type="float">
            <text:p>0</text:p>
          </table:table-cell>
          <table:table-cell office:value-type="float" office:value="0.10753383487463" calcext:value-type="float">
            <text:p>0.10753383487463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44.4304618835449" calcext:value-type="float">
            <text:p>-44.4304618835449</text:p>
          </table:table-cell>
          <table:table-cell office:value-type="float" office:value="-98.2414703369141" calcext:value-type="float">
            <text:p>-98.241470336914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9763748943806" calcext:value-type="float">
            <text:p>0.109763748943806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52.2170791625977" calcext:value-type="float">
            <text:p>-52.2170791625977</text:p>
          </table:table-cell>
          <table:table-cell office:value-type="float" office:value="-97.6520919799805" calcext:value-type="float">
            <text:p>-97.65209197998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58892451226711" calcext:value-type="float">
            <text:p>-0.055889245122671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52.8464584350586" calcext:value-type="float">
            <text:p>-52.8464584350586</text:p>
          </table:table-cell>
          <table:table-cell office:value-type="float" office:value="-97.1620330810547" calcext:value-type="float">
            <text:p>-97.16203308105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50157108902931" calcext:value-type="float">
            <text:p>-0.065015710890293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51.1809005737305" calcext:value-type="float">
            <text:p>-51.1809005737305</text:p>
          </table:table-cell>
          <table:table-cell office:value-type="float" office:value="-99.0913925170898" calcext:value-type="float">
            <text:p>-99.091392517089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5.55215" calcext:value-type="float">
            <text:p>1639747655.55215</text:p>
          </table:table-cell>
          <table:table-cell office:value-type="float" office:value="187.884094238281" calcext:value-type="float">
            <text:p>187.884094238281</text:p>
          </table:table-cell>
          <table:table-cell office:value-type="float" office:value="-0.287580907344818" calcext:value-type="float">
            <text:p>-0.287580907344818</text:p>
          </table:table-cell>
          <table:table-cell office:value-type="float" office:value="0.0175267718732357" calcext:value-type="float">
            <text:p>0.017526771873236</text:p>
          </table:table-cell>
          <table:table-cell office:value-type="float" office:value="0.018574757501483" calcext:value-type="float">
            <text:p>0.018574757501483</text:p>
          </table:table-cell>
          <table:table-cell office:value-type="float" office:value="0.000744176213629544" calcext:value-type="float">
            <text:p>0.00074417621363</text:p>
          </table:table-cell>
          <table:table-cell office:value-type="float" office:value="4.34026050567627" calcext:value-type="float">
            <text:p>4.34026050567627</text:p>
          </table:table-cell>
          <table:table-cell office:value-type="float" office:value="0" calcext:value-type="float">
            <text:p>0</text:p>
          </table:table-cell>
          <table:table-cell office:value-type="float" office:value="0.0988870933651924" calcext:value-type="float">
            <text:p>0.098887093365193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43.778434753418" calcext:value-type="float">
            <text:p>-43.778434753418</text:p>
          </table:table-cell>
          <table:table-cell office:value-type="float" office:value="-99.1311340332031" calcext:value-type="float">
            <text:p>-99.131134033203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90568795800209" calcext:value-type="float">
            <text:p>0.090568795800209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50.0316123962402" calcext:value-type="float">
            <text:p>-50.0316123962402</text:p>
          </table:table-cell>
          <table:table-cell office:value-type="float" office:value="-98.9306335449219" calcext:value-type="float">
            <text:p>-98.930633544921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5927267074585" calcext:value-type="float">
            <text:p>-0.065927267074585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2.7433052062988" calcext:value-type="float">
            <text:p>-52.7433052062988</text:p>
          </table:table-cell>
          <table:table-cell office:value-type="float" office:value="-97.637580871582" calcext:value-type="float">
            <text:p>-97.63758087158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56754805147648" calcext:value-type="float">
            <text:p>-0.055675480514765</text:p>
          </table:table-cell>
          <table:table-cell office:value-type="float" office:value="4.86160039901733" calcext:value-type="float">
            <text:p>4.86160039901733</text:p>
          </table:table-cell>
          <table:table-cell office:value-type="float" office:value="-52.9412689208984" calcext:value-type="float">
            <text:p>-52.9412689208984</text:p>
          </table:table-cell>
          <table:table-cell office:value-type="float" office:value="-99.4929733276367" calcext:value-type="float">
            <text:p>-99.492973327636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5.67369" calcext:value-type="float">
            <text:p>1639747655.67369</text:p>
          </table:table-cell>
          <table:table-cell office:value-type="float" office:value="187.811614990234" calcext:value-type="float">
            <text:p>187.811614990234</text:p>
          </table:table-cell>
          <table:table-cell office:value-type="float" office:value="-0.265838921070099" calcext:value-type="float">
            <text:p>-0.265838921070099</text:p>
          </table:table-cell>
          <table:table-cell office:value-type="float" office:value="0.0280277971178293" calcext:value-type="float">
            <text:p>0.028027797117829</text:p>
          </table:table-cell>
          <table:table-cell office:value-type="float" office:value="0.0172120910137892" calcext:value-type="float">
            <text:p>0.017212091013789</text:p>
          </table:table-cell>
          <table:table-cell office:value-type="float" office:value="0.000527114258147776" calcext:value-type="float">
            <text:p>0.000527114258148</text:p>
          </table:table-cell>
          <table:table-cell office:value-type="float" office:value="4.32663345336914" calcext:value-type="float">
            <text:p>4.32663345336914</text:p>
          </table:table-cell>
          <table:table-cell office:value-type="float" office:value="0" calcext:value-type="float">
            <text:p>0</text:p>
          </table:table-cell>
          <table:table-cell office:value-type="float" office:value="0.0950546562671662" calcext:value-type="float">
            <text:p>0.095054656267166</text:p>
          </table:table-cell>
          <table:table-cell office:value-type="float" office:value="4.43680000305176" calcext:value-type="float">
            <text:p>4.43680000305176</text:p>
          </table:table-cell>
          <table:table-cell office:value-type="float" office:value="-42.3295021057129" calcext:value-type="float">
            <text:p>-42.3295021057129</text:p>
          </table:table-cell>
          <table:table-cell office:value-type="float" office:value="-97.0389404296875" calcext:value-type="float">
            <text:p>-97.03894042968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04453045129776" calcext:value-type="float">
            <text:p>0.080445304512978</text:p>
          </table:table-cell>
          <table:table-cell office:value-type="float" office:value="4.47220039367676" calcext:value-type="float">
            <text:p>4.47220039367676</text:p>
          </table:table-cell>
          <table:table-cell office:value-type="float" office:value="-53.9273719787598" calcext:value-type="float">
            <text:p>-53.9273719787598</text:p>
          </table:table-cell>
          <table:table-cell office:value-type="float" office:value="-96.1282272338867" calcext:value-type="float">
            <text:p>-96.128227233886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38024136424065" calcext:value-type="float">
            <text:p>-0.063802413642407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52.5477409362793" calcext:value-type="float">
            <text:p>-52.5477409362793</text:p>
          </table:table-cell>
          <table:table-cell office:value-type="float" office:value="-94.6999664306641" calcext:value-type="float">
            <text:p>-94.69996643066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83400449156761" calcext:value-type="float">
            <text:p>-0.048340044915676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51.8792304992676" calcext:value-type="float">
            <text:p>-51.8792304992676</text:p>
          </table:table-cell>
          <table:table-cell office:value-type="float" office:value="-98.3226165771484" calcext:value-type="float">
            <text:p>-98.322616577148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5.91377" calcext:value-type="float">
            <text:p>1639747655.91377</text:p>
          </table:table-cell>
          <table:table-cell office:value-type="float" office:value="193.752288818359" calcext:value-type="float">
            <text:p>193.752288818359</text:p>
          </table:table-cell>
          <table:table-cell office:value-type="float" office:value="-0.260747969150543" calcext:value-type="float">
            <text:p>-0.260747969150543</text:p>
          </table:table-cell>
          <table:table-cell office:value-type="float" office:value="0.0274647418409586" calcext:value-type="float">
            <text:p>0.027464741840959</text:p>
          </table:table-cell>
          <table:table-cell office:value-type="float" office:value="0.0181887727230787" calcext:value-type="float">
            <text:p>0.018188772723079</text:p>
          </table:table-cell>
          <table:table-cell office:value-type="float" office:value="0.000597849546466023" calcext:value-type="float">
            <text:p>0.000597849546466</text:p>
          </table:table-cell>
          <table:table-cell office:value-type="float" office:value="4.30755519866943" calcext:value-type="float">
            <text:p>4.30755519866943</text:p>
          </table:table-cell>
          <table:table-cell office:value-type="float" office:value="0" calcext:value-type="float">
            <text:p>0</text:p>
          </table:table-cell>
          <table:table-cell office:value-type="float" office:value="0.0947671979665756" calcext:value-type="float">
            <text:p>0.094767197966576</text:p>
          </table:table-cell>
          <table:table-cell office:value-type="float" office:value="4.40140008926392" calcext:value-type="float">
            <text:p>4.40140008926392</text:p>
          </table:table-cell>
          <table:table-cell office:value-type="float" office:value="-46.0382995605469" calcext:value-type="float">
            <text:p>-46.0382995605469</text:p>
          </table:table-cell>
          <table:table-cell office:value-type="float" office:value="-99.2992172241211" calcext:value-type="float">
            <text:p>-99.299217224121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99835920333862" calcext:value-type="float">
            <text:p>0.079983592033386</text:p>
          </table:table-cell>
          <table:table-cell office:value-type="float" office:value="4.53120040893555" calcext:value-type="float">
            <text:p>4.53120040893555</text:p>
          </table:table-cell>
          <table:table-cell office:value-type="float" office:value="-50.0533027648926" calcext:value-type="float">
            <text:p>-50.0533027648926</text:p>
          </table:table-cell>
          <table:table-cell office:value-type="float" office:value="-99.1148147583008" calcext:value-type="float">
            <text:p>-99.114814758300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12847879528999" calcext:value-type="float">
            <text:p>-0.0612847879529</text:p>
          </table:table-cell>
          <table:table-cell office:value-type="float" office:value="4.99140024185181" calcext:value-type="float">
            <text:p>4.99140024185181</text:p>
          </table:table-cell>
          <table:table-cell office:value-type="float" office:value="-54.2406120300293" calcext:value-type="float">
            <text:p>-54.2406120300293</text:p>
          </table:table-cell>
          <table:table-cell office:value-type="float" office:value="-97.8294830322266" calcext:value-type="float">
            <text:p>-97.829483032226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61665466427803" calcext:value-type="float">
            <text:p>-0.04616654664278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9.2901420593262" calcext:value-type="float">
            <text:p>-49.2901420593262</text:p>
          </table:table-cell>
          <table:table-cell office:value-type="float" office:value="-98.9184494018555" calcext:value-type="float">
            <text:p>-98.918449401855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15349" calcext:value-type="float">
            <text:p>1639747656.15349</text:p>
          </table:table-cell>
          <table:table-cell office:value-type="float" office:value="189.948791503906" calcext:value-type="float">
            <text:p>189.948791503906</text:p>
          </table:table-cell>
          <table:table-cell office:value-type="float" office:value="-0.271760910749435" calcext:value-type="float">
            <text:p>-0.271760910749435</text:p>
          </table:table-cell>
          <table:table-cell office:value-type="float" office:value="0.0309934373944998" calcext:value-type="float">
            <text:p>0.0309934373945</text:p>
          </table:table-cell>
          <table:table-cell office:value-type="float" office:value="0.0148564828559756" calcext:value-type="float">
            <text:p>0.014856482855976</text:p>
          </table:table-cell>
          <table:table-cell office:value-type="float" office:value="0.000607543566729873" calcext:value-type="float">
            <text:p>0.00060754356673</text:p>
          </table:table-cell>
          <table:table-cell office:value-type="float" office:value="4.29937887191772" calcext:value-type="float">
            <text:p>4.29937887191772</text:p>
          </table:table-cell>
          <table:table-cell office:value-type="float" office:value="0" calcext:value-type="float">
            <text:p>0</text:p>
          </table:table-cell>
          <table:table-cell office:value-type="float" office:value="0.0991966873407364" calcext:value-type="float">
            <text:p>0.099196687340736</text:p>
          </table:table-cell>
          <table:table-cell office:value-type="float" office:value="4.38960027694702" calcext:value-type="float">
            <text:p>4.38960027694702</text:p>
          </table:table-cell>
          <table:table-cell office:value-type="float" office:value="-46.9820175170898" calcext:value-type="float">
            <text:p>-46.9820175170898</text:p>
          </table:table-cell>
          <table:table-cell office:value-type="float" office:value="-97.1288681030273" calcext:value-type="float">
            <text:p>-97.128868103027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56215080618858" calcext:value-type="float">
            <text:p>0.075621508061886</text:p>
          </table:table-cell>
          <table:table-cell office:value-type="float" office:value="4.59019994735718" calcext:value-type="float">
            <text:p>4.59019994735718</text:p>
          </table:table-cell>
          <table:table-cell office:value-type="float" office:value="-51.592472076416" calcext:value-type="float">
            <text:p>-51.592472076416</text:p>
          </table:table-cell>
          <table:table-cell office:value-type="float" office:value="-97.2782821655273" calcext:value-type="float">
            <text:p>-97.278282165527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7066140472889" calcext:value-type="float">
            <text:p>-0.067066140472889</text:p>
          </table:table-cell>
          <table:table-cell office:value-type="float" office:value="4.89700031280518" calcext:value-type="float">
            <text:p>4.89700031280518</text:p>
          </table:table-cell>
          <table:table-cell office:value-type="float" office:value="-54.4165191650391" calcext:value-type="float">
            <text:p>-54.4165191650391</text:p>
          </table:table-cell>
          <table:table-cell office:value-type="float" office:value="-96.2961349487305" calcext:value-type="float">
            <text:p>-96.29613494873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4378155618906" calcext:value-type="float">
            <text:p>-0.054378155618906</text:p>
          </table:table-cell>
          <table:table-cell office:value-type="float" office:value="4.80260038375855" calcext:value-type="float">
            <text:p>4.80260038375855</text:p>
          </table:table-cell>
          <table:table-cell office:value-type="float" office:value="-50.0265197753906" calcext:value-type="float">
            <text:p>-50.0265197753906</text:p>
          </table:table-cell>
          <table:table-cell office:value-type="float" office:value="-98.7206344604492" calcext:value-type="float">
            <text:p>-98.720634460449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27345" calcext:value-type="float">
            <text:p>1639747656.27345</text:p>
          </table:table-cell>
          <table:table-cell office:value-type="float" office:value="194.964416503906" calcext:value-type="float">
            <text:p>194.964416503906</text:p>
          </table:table-cell>
          <table:table-cell office:value-type="float" office:value="-0.314053505659103" calcext:value-type="float">
            <text:p>-0.314053505659103</text:p>
          </table:table-cell>
          <table:table-cell office:value-type="float" office:value="0.0394179672002792" calcext:value-type="float">
            <text:p>0.039417967200279</text:p>
          </table:table-cell>
          <table:table-cell office:value-type="float" office:value="0.0284162946045399" calcext:value-type="float">
            <text:p>0.02841629460454</text:p>
          </table:table-cell>
          <table:table-cell office:value-type="float" office:value="0.000637932738754898" calcext:value-type="float">
            <text:p>0.000637932738755</text:p>
          </table:table-cell>
          <table:table-cell office:value-type="float" office:value="4.32935905456543" calcext:value-type="float">
            <text:p>4.32935905456543</text:p>
          </table:table-cell>
          <table:table-cell office:value-type="float" office:value="0" calcext:value-type="float">
            <text:p>0</text:p>
          </table:table-cell>
          <table:table-cell office:value-type="float" office:value="0.12119522690773" calcext:value-type="float">
            <text:p>0.12119522690773</text:p>
          </table:table-cell>
          <table:table-cell office:value-type="float" office:value="4.44860029220581" calcext:value-type="float">
            <text:p>4.44860029220581</text:p>
          </table:table-cell>
          <table:table-cell office:value-type="float" office:value="-53.2669372558594" calcext:value-type="float">
            <text:p>-53.2669372558594</text:p>
          </table:table-cell>
          <table:table-cell office:value-type="float" office:value="-99.2037200927734" calcext:value-type="float">
            <text:p>-99.203720092773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1095639169216" calcext:value-type="float">
            <text:p>0.101095639169216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50.0450973510742" calcext:value-type="float">
            <text:p>-50.0450973510742</text:p>
          </table:table-cell>
          <table:table-cell office:value-type="float" office:value="-99.6646347045899" calcext:value-type="float">
            <text:p>-99.664634704589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02010542154312" calcext:value-type="float">
            <text:p>-0.070201054215431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5.2263717651367" calcext:value-type="float">
            <text:p>-55.2263717651367</text:p>
          </table:table-cell>
          <table:table-cell office:value-type="float" office:value="-98.9353179931641" calcext:value-type="float">
            <text:p>-98.93531799316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74912896752358" calcext:value-type="float">
            <text:p>-0.047491289675236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50.0202407836914" calcext:value-type="float">
            <text:p>-50.0202407836914</text:p>
          </table:table-cell>
          <table:table-cell office:value-type="float" office:value="-99.2267227172852" calcext:value-type="float">
            <text:p>-99.226722717285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39057" calcext:value-type="float">
            <text:p>1639747656.39057</text:p>
          </table:table-cell>
          <table:table-cell office:value-type="float" office:value="75.4818878173828" calcext:value-type="float">
            <text:p>75.4818878173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8943381309509" calcext:value-type="float">
            <text:p>0.8189433813095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5.8063507080078" calcext:value-type="float">
            <text:p>-95.8063507080078</text:p>
          </table:table-cell>
          <table:table-cell office:value-type="float" office:value="-99.081298828125" calcext:value-type="float">
            <text:p>-99.08129882812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9400005340576" calcext:value-type="float">
            <text:p>0.389400005340576</text:p>
          </table:table-cell>
          <table:table-cell office:value-type="float" office:value="-68.2100524902344" calcext:value-type="float">
            <text:p>-68.2100524902344</text:p>
          </table:table-cell>
          <table:table-cell office:value-type="float" office:value="-98.6006927490234" calcext:value-type="float">
            <text:p>-98.600692749023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2.4244689941406" calcext:value-type="float">
            <text:p>-92.4244689941406</text:p>
          </table:table-cell>
          <table:table-cell office:value-type="float" office:value="-97.9324417114258" calcext:value-type="float">
            <text:p>-97.9324417114258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83200025558472" calcext:value-type="float">
            <text:p>0.283200025558472</text:p>
          </table:table-cell>
          <table:table-cell office:value-type="float" office:value="-86.1144104003906" calcext:value-type="float">
            <text:p>-86.1144104003906</text:p>
          </table:table-cell>
          <table:table-cell office:value-type="float" office:value="-99.3756942749024" calcext:value-type="float">
            <text:p>-99.37569427490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39344" calcext:value-type="float">
            <text:p>1639747656.39344</text:p>
          </table:table-cell>
          <table:table-cell office:value-type="float" office:value="82.9436798095703" calcext:value-type="float">
            <text:p>82.9436798095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8943381309509" calcext:value-type="float">
            <text:p>0.8189433813095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2.1738739013672" calcext:value-type="float">
            <text:p>-92.1738739013672</text:p>
          </table:table-cell>
          <table:table-cell office:value-type="float" office:value="-98.5382919311524" calcext:value-type="float">
            <text:p>-98.5382919311524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-73.2930145263672" calcext:value-type="float">
            <text:p>-73.2930145263672</text:p>
          </table:table-cell>
          <table:table-cell office:value-type="float" office:value="-98.0818252563477" calcext:value-type="float">
            <text:p>-98.081825256347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7.4714431762695" calcext:value-type="float">
            <text:p>-97.4714431762695</text:p>
          </table:table-cell>
          <table:table-cell office:value-type="float" office:value="-96.3071517944336" calcext:value-type="float">
            <text:p>-96.3071517944336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.8645629882813" calcext:value-type="float">
            <text:p>-99.8645629882813</text:p>
          </table:table-cell>
          <table:table-cell office:value-type="float" office:value="-98.8498840332031" calcext:value-type="float">
            <text:p>-98.84988403320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51308" calcext:value-type="float">
            <text:p>1639747656.51308</text:p>
          </table:table-cell>
          <table:table-cell office:value-type="float" office:value="104.818344116211" calcext:value-type="float">
            <text:p>104.818344116211</text:p>
          </table:table-cell>
          <table:table-cell office:value-type="float" office:value="-0.126315087080002" calcext:value-type="float">
            <text:p>-0.126315087080002</text:p>
          </table:table-cell>
          <table:table-cell office:value-type="float" office:value="-0.11851854622364" calcext:value-type="float">
            <text:p>-0.11851854622364</text:p>
          </table:table-cell>
          <table:table-cell office:value-type="float" office:value="0.0365800894796848" calcext:value-type="float">
            <text:p>0.036580089479685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8.3736801147461" calcext:value-type="float">
            <text:p>-98.3736801147461</text:p>
          </table:table-cell>
          <table:table-cell office:value-type="float" office:value="-96.7401733398438" calcext:value-type="float">
            <text:p>-96.740173339843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973432213068008" calcext:value-type="float">
            <text:p>0.097343221306801</text:p>
          </table:table-cell>
          <table:table-cell office:value-type="float" office:value="0.306800007820129" calcext:value-type="float">
            <text:p>0.306800007820129</text:p>
          </table:table-cell>
          <table:table-cell office:value-type="float" office:value="-81.1358489990234" calcext:value-type="float">
            <text:p>-81.1358489990234</text:p>
          </table:table-cell>
          <table:table-cell office:value-type="float" office:value="-96.5747146606445" calcext:value-type="float">
            <text:p>-96.57471466064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2.220611572266" calcext:value-type="float">
            <text:p>-102.220611572266</text:p>
          </table:table-cell>
          <table:table-cell office:value-type="float" office:value="-94.8488540649414" calcext:value-type="float">
            <text:p>-94.848854064941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2.909942626953" calcext:value-type="float">
            <text:p>-102.909942626953</text:p>
          </table:table-cell>
          <table:table-cell office:value-type="float" office:value="-97.6910552978516" calcext:value-type="float">
            <text:p>-97.69105529785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63175" calcext:value-type="float">
            <text:p>1639747656.63175</text:p>
          </table:table-cell>
          <table:table-cell office:value-type="float" office:value="111.560104370117" calcext:value-type="float">
            <text:p>111.560104370117</text:p>
          </table:table-cell>
          <table:table-cell office:value-type="float" office:value="-0.127737283706665" calcext:value-type="float">
            <text:p>-0.127737283706665</text:p>
          </table:table-cell>
          <table:table-cell office:value-type="float" office:value="-0.12772125005722" calcext:value-type="float">
            <text:p>-0.12772125005722</text:p>
          </table:table-cell>
          <table:table-cell office:value-type="float" office:value="0.0414227470755577" calcext:value-type="float">
            <text:p>0.041422747075558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2.210205078125" calcext:value-type="float">
            <text:p>-102.210205078125</text:p>
          </table:table-cell>
          <table:table-cell office:value-type="float" office:value="-96.8286743164063" calcext:value-type="float">
            <text:p>-96.828674316406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03767395019531" calcext:value-type="float">
            <text:p>0.103767395019531</text:p>
          </table:table-cell>
          <table:table-cell office:value-type="float" office:value="0.365800023078918" calcext:value-type="float">
            <text:p>0.365800023078918</text:p>
          </table:table-cell>
          <table:table-cell office:value-type="float" office:value="-64.1516265869141" calcext:value-type="float">
            <text:p>-64.1516265869141</text:p>
          </table:table-cell>
          <table:table-cell office:value-type="float" office:value="-96.6443557739258" calcext:value-type="float">
            <text:p>-96.644355773925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2.216133117676" calcext:value-type="float">
            <text:p>-102.216133117676</text:p>
          </table:table-cell>
          <table:table-cell office:value-type="float" office:value="-95.0301895141602" calcext:value-type="float">
            <text:p>-95.030189514160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5.17951965332" calcext:value-type="float">
            <text:p>-105.17951965332</text:p>
          </table:table-cell>
          <table:table-cell office:value-type="float" office:value="-97.7043151855469" calcext:value-type="float">
            <text:p>-97.704315185546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6.88207" calcext:value-type="float">
            <text:p>1639747656.88207</text:p>
          </table:table-cell>
          <table:table-cell office:value-type="float" office:value="202.612640380859" calcext:value-type="float">
            <text:p>202.612640380859</text:p>
          </table:table-cell>
          <table:table-cell office:value-type="float" office:value="-0.261134535074234" calcext:value-type="float">
            <text:p>-0.261134535074234</text:p>
          </table:table-cell>
          <table:table-cell office:value-type="float" office:value="0.0218881629407406" calcext:value-type="float">
            <text:p>0.021888162940741</text:p>
          </table:table-cell>
          <table:table-cell office:value-type="float" office:value="0.00800897087901831" calcext:value-type="float">
            <text:p>0.008008970879018</text:p>
          </table:table-cell>
          <table:table-cell office:value-type="float" office:value="0.000559309439267963" calcext:value-type="float">
            <text:p>0.000559309439268</text:p>
          </table:table-cell>
          <table:table-cell office:value-type="float" office:value="4.31028079986572" calcext:value-type="float">
            <text:p>4.31028079986572</text:p>
          </table:table-cell>
          <table:table-cell office:value-type="float" office:value="0" calcext:value-type="float">
            <text:p>0</text:p>
          </table:table-cell>
          <table:table-cell office:value-type="float" office:value="0.0819715484976769" calcext:value-type="float">
            <text:p>0.081971548497677</text:p>
          </table:table-cell>
          <table:table-cell office:value-type="float" office:value="4.40140008926392" calcext:value-type="float">
            <text:p>4.40140008926392</text:p>
          </table:table-cell>
          <table:table-cell office:value-type="float" office:value="-47.6132316589356" calcext:value-type="float">
            <text:p>-47.6132316589356</text:p>
          </table:table-cell>
          <table:table-cell office:value-type="float" office:value="-95.9955520629883" calcext:value-type="float">
            <text:p>-95.995552062988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40114226937294" calcext:value-type="float">
            <text:p>0.074011422693729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53.6604537963867" calcext:value-type="float">
            <text:p>-53.6604537963867</text:p>
          </table:table-cell>
          <table:table-cell office:value-type="float" office:value="-96.1487197875977" calcext:value-type="float">
            <text:p>-96.148719787597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41436183452606" calcext:value-type="float">
            <text:p>-0.074143618345261</text:p>
          </table:table-cell>
          <table:table-cell office:value-type="float" office:value="5.03859996795654" calcext:value-type="float">
            <text:p>5.03859996795654</text:p>
          </table:table-cell>
          <table:table-cell office:value-type="float" office:value="-56.1563835144043" calcext:value-type="float">
            <text:p>-56.1563835144043</text:p>
          </table:table-cell>
          <table:table-cell office:value-type="float" office:value="-94.3311309814453" calcext:value-type="float">
            <text:p>-94.331130981445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42948618531227" calcext:value-type="float">
            <text:p>-0.054294861853123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9.3463287353516" calcext:value-type="float">
            <text:p>-49.3463287353516</text:p>
          </table:table-cell>
          <table:table-cell office:value-type="float" office:value="-98.4303207397461" calcext:value-type="float">
            <text:p>-98.43032073974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7.12253" calcext:value-type="float">
            <text:p>1639747657.12253</text:p>
          </table:table-cell>
          <table:table-cell office:value-type="float" office:value="196.303375244141" calcext:value-type="float">
            <text:p>196.303375244141</text:p>
          </table:table-cell>
          <table:table-cell office:value-type="float" office:value="-0.209306433796883" calcext:value-type="float">
            <text:p>-0.209306433796883</text:p>
          </table:table-cell>
          <table:table-cell office:value-type="float" office:value="0.00297772721387446" calcext:value-type="float">
            <text:p>0.002977727213874</text:p>
          </table:table-cell>
          <table:table-cell office:value-type="float" office:value="0.0223127547651529" calcext:value-type="float">
            <text:p>0.022312754765153</text:p>
          </table:table-cell>
          <table:table-cell office:value-type="float" office:value="0.000535985105670989" calcext:value-type="float">
            <text:p>0.000535985105671</text:p>
          </table:table-cell>
          <table:table-cell office:value-type="float" office:value="4.28847694396973" calcext:value-type="float">
            <text:p>4.28847694396973</text:p>
          </table:table-cell>
          <table:table-cell office:value-type="float" office:value="0" calcext:value-type="float">
            <text:p>0</text:p>
          </table:table-cell>
          <table:table-cell office:value-type="float" office:value="0.0775824710726738" calcext:value-type="float">
            <text:p>0.077582471072674</text:p>
          </table:table-cell>
          <table:table-cell office:value-type="float" office:value="4.49580001831055" calcext:value-type="float">
            <text:p>4.49580001831055</text:p>
          </table:table-cell>
          <table:table-cell office:value-type="float" office:value="-53.9924354553223" calcext:value-type="float">
            <text:p>-53.9924354553223</text:p>
          </table:table-cell>
          <table:table-cell office:value-type="float" office:value="-99.2420501708984" calcext:value-type="float">
            <text:p>-99.242050170898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66346007585526" calcext:value-type="float">
            <text:p>0.076634600758553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5.110595703125" calcext:value-type="float">
            <text:p>-45.110595703125</text:p>
          </table:table-cell>
          <table:table-cell office:value-type="float" office:value="-99.2979125976563" calcext:value-type="float">
            <text:p>-99.297912597656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74809391796589" calcext:value-type="float">
            <text:p>-0.037480939179659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52.2693901062012" calcext:value-type="float">
            <text:p>-52.2693901062012</text:p>
          </table:table-cell>
          <table:table-cell office:value-type="float" office:value="-98.4936141967773" calcext:value-type="float">
            <text:p>-98.493614196777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44546847045422" calcext:value-type="float">
            <text:p>-0.034454684704542</text:p>
          </table:table-cell>
          <table:table-cell office:value-type="float" office:value="4.59019994735718" calcext:value-type="float">
            <text:p>4.59019994735718</text:p>
          </table:table-cell>
          <table:table-cell office:value-type="float" office:value="-50.335563659668" calcext:value-type="float">
            <text:p>-50.335563659668</text:p>
          </table:table-cell>
          <table:table-cell office:value-type="float" office:value="-99.6673965454102" calcext:value-type="float">
            <text:p>-99.667396545410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7.24013" calcext:value-type="float">
            <text:p>1639747657.24013</text:p>
          </table:table-cell>
          <table:table-cell office:value-type="float" office:value="199.599746704102" calcext:value-type="float">
            <text:p>199.599746704102</text:p>
          </table:table-cell>
          <table:table-cell office:value-type="float" office:value="-0.163072511553764" calcext:value-type="float">
            <text:p>-0.163072511553764</text:p>
          </table:table-cell>
          <table:table-cell office:value-type="float" office:value="-0.00560883199796081" calcext:value-type="float">
            <text:p>-0.005608831997961</text:p>
          </table:table-cell>
          <table:table-cell office:value-type="float" office:value="0.0367256216704845" calcext:value-type="float">
            <text:p>0.036725621670485</text:p>
          </table:table-cell>
          <table:table-cell office:value-type="float" office:value="0.000406253675464541" calcext:value-type="float">
            <text:p>0.000406253675465</text:p>
          </table:table-cell>
          <table:table-cell office:value-type="float" office:value="4.2748498916626" calcext:value-type="float">
            <text:p>4.2748498916626</text:p>
          </table:table-cell>
          <table:table-cell office:value-type="float" office:value="0" calcext:value-type="float">
            <text:p>0</text:p>
          </table:table-cell>
          <table:table-cell office:value-type="float" office:value="0.0760189220309258" calcext:value-type="float">
            <text:p>0.076018922030926</text:p>
          </table:table-cell>
          <table:table-cell office:value-type="float" office:value="4.47220039367676" calcext:value-type="float">
            <text:p>4.47220039367676</text:p>
          </table:table-cell>
          <table:table-cell office:value-type="float" office:value="-54.3087882995606" calcext:value-type="float">
            <text:p>-54.3087882995606</text:p>
          </table:table-cell>
          <table:table-cell office:value-type="float" office:value="-99.0812835693359" calcext:value-type="float">
            <text:p>-99.081283569335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0572597682476" calcext:value-type="float">
            <text:p>0.080572597682476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9.1936836242676" calcext:value-type="float">
            <text:p>-49.1936836242676</text:p>
          </table:table-cell>
          <table:table-cell office:value-type="float" office:value="-99.3838119506836" calcext:value-type="float">
            <text:p>-99.383811950683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931253004819155" calcext:value-type="float">
            <text:p>-0.009312530048192</text:p>
          </table:table-cell>
          <table:table-cell office:value-type="float" office:value="4.81440019607544" calcext:value-type="float">
            <text:p>4.81440019607544</text:p>
          </table:table-cell>
          <table:table-cell office:value-type="float" office:value="-54.6309776306152" calcext:value-type="float">
            <text:p>-54.6309776306152</text:p>
          </table:table-cell>
          <table:table-cell office:value-type="float" office:value="-97.9945220947266" calcext:value-type="float">
            <text:p>-97.994522094726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15084303542972" calcext:value-type="float">
            <text:p>-0.011508430354297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9.7461013793945" calcext:value-type="float">
            <text:p>-49.7461013793945</text:p>
          </table:table-cell>
          <table:table-cell office:value-type="float" office:value="-99.2138061523437" calcext:value-type="float">
            <text:p>-99.213806152343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7.48197" calcext:value-type="float">
            <text:p>1639747657.48197</text:p>
          </table:table-cell>
          <table:table-cell office:value-type="float" office:value="196.889633178711" calcext:value-type="float">
            <text:p>196.889633178711</text:p>
          </table:table-cell>
          <table:table-cell office:value-type="float" office:value="-0.109683863818645" calcext:value-type="float">
            <text:p>-0.109683863818645</text:p>
          </table:table-cell>
          <table:table-cell office:value-type="float" office:value="-0.0000240701701841317" calcext:value-type="float">
            <text:p>-2.40701701841317E-05</text:p>
          </table:table-cell>
          <table:table-cell office:value-type="float" office:value="0.0258310530334711" calcext:value-type="float">
            <text:p>0.025831053033471</text:p>
          </table:table-cell>
          <table:table-cell office:value-type="float" office:value="0.000327244983054698" calcext:value-type="float">
            <text:p>0.000327244983055</text:p>
          </table:table-cell>
          <table:table-cell office:value-type="float" office:value="4.31845712661743" calcext:value-type="float">
            <text:p>4.31845712661743</text:p>
          </table:table-cell>
          <table:table-cell office:value-type="float" office:value="0" calcext:value-type="float">
            <text:p>0</text:p>
          </table:table-cell>
          <table:table-cell office:value-type="float" office:value="0.0539237856864929" calcext:value-type="float">
            <text:p>0.053923785686493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50.1460952758789" calcext:value-type="float">
            <text:p>-50.1460952758789</text:p>
          </table:table-cell>
          <table:table-cell office:value-type="float" office:value="-99.8655624389648" calcext:value-type="float">
            <text:p>-99.86556243896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32716140151024" calcext:value-type="float">
            <text:p>0.053271614015102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51.9936599731445" calcext:value-type="float">
            <text:p>-51.9936599731445</text:p>
          </table:table-cell>
          <table:table-cell office:value-type="float" office:value="-99.827751159668" calcext:value-type="float">
            <text:p>-99.82775115966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574793154373765" calcext:value-type="float">
            <text:p>-0.005747931543738</text:p>
          </table:table-cell>
          <table:table-cell office:value-type="float" office:value="5.0504002571106" calcext:value-type="float">
            <text:p>5.0504002571106</text:p>
          </table:table-cell>
          <table:table-cell office:value-type="float" office:value="-53.4804763793945" calcext:value-type="float">
            <text:p>-53.4804763793945</text:p>
          </table:table-cell>
          <table:table-cell office:value-type="float" office:value="-99.9437789916992" calcext:value-type="float">
            <text:p>-99.94377899169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602737627923489" calcext:value-type="float">
            <text:p>-0.006027376279235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8.9466705322266" calcext:value-type="float">
            <text:p>-48.9466705322266</text:p>
          </table:table-cell>
          <table:table-cell office:value-type="float" office:value="-99.3906631469727" calcext:value-type="float">
            <text:p>-99.390663146972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7.60412" calcext:value-type="float">
            <text:p>1639747657.60412</text:p>
          </table:table-cell>
          <table:table-cell office:value-type="float" office:value="190.568206787109" calcext:value-type="float">
            <text:p>190.568206787109</text:p>
          </table:table-cell>
          <table:table-cell office:value-type="float" office:value="-0.0652636736631393" calcext:value-type="float">
            <text:p>-0.065263673663139</text:p>
          </table:table-cell>
          <table:table-cell office:value-type="float" office:value="0.0351812578737736" calcext:value-type="float">
            <text:p>0.035181257873774</text:p>
          </table:table-cell>
          <table:table-cell office:value-type="float" office:value="0.00518908491358161" calcext:value-type="float">
            <text:p>0.005189084913582</text:p>
          </table:table-cell>
          <table:table-cell office:value-type="float" office:value="0.000450676830951124" calcext:value-type="float">
            <text:p>0.000450676830951</text:p>
          </table:table-cell>
          <table:table-cell office:value-type="float" office:value="4.31845712661743" calcext:value-type="float">
            <text:p>4.31845712661743</text:p>
          </table:table-cell>
          <table:table-cell office:value-type="float" office:value="0" calcext:value-type="float">
            <text:p>0</text:p>
          </table:table-cell>
          <table:table-cell office:value-type="float" office:value="0.0319402106106281" calcext:value-type="float">
            <text:p>0.031940210610628</text:p>
          </table:table-cell>
          <table:table-cell office:value-type="float" office:value="4.33060026168823" calcext:value-type="float">
            <text:p>4.33060026168823</text:p>
          </table:table-cell>
          <table:table-cell office:value-type="float" office:value="-47.1173210144043" calcext:value-type="float">
            <text:p>-47.1173210144043</text:p>
          </table:table-cell>
          <table:table-cell office:value-type="float" office:value="-97.1523513793945" calcext:value-type="float">
            <text:p>-97.152351379394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130240060389042" calcext:value-type="float">
            <text:p>0.013024006038904</text:p>
          </table:table-cell>
          <table:table-cell office:value-type="float" office:value="4.63740015029907" calcext:value-type="float">
            <text:p>4.63740015029907</text:p>
          </table:table-cell>
          <table:table-cell office:value-type="float" office:value="-53.3206825256348" calcext:value-type="float">
            <text:p>-53.3206825256348</text:p>
          </table:table-cell>
          <table:table-cell office:value-type="float" office:value="-96.506965637207" calcext:value-type="float">
            <text:p>-96.50696563720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23925095051527" calcext:value-type="float">
            <text:p>-0.022392509505153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4.1514282226563" calcext:value-type="float">
            <text:p>-54.1514282226563</text:p>
          </table:table-cell>
          <table:table-cell office:value-type="float" office:value="-94.9407501220703" calcext:value-type="float">
            <text:p>-94.940750122070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327514763921499" calcext:value-type="float">
            <text:p>-0.003275147639215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7.9156150817871" calcext:value-type="float">
            <text:p>-47.9156150817871</text:p>
          </table:table-cell>
          <table:table-cell office:value-type="float" office:value="-98.5319519042969" calcext:value-type="float">
            <text:p>-98.531951904296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7.84386" calcext:value-type="float">
            <text:p>1639747657.84386</text:p>
          </table:table-cell>
          <table:table-cell office:value-type="float" office:value="189.070465087891" calcext:value-type="float">
            <text:p>189.070465087891</text:p>
          </table:table-cell>
          <table:table-cell office:value-type="float" office:value="-0.0135187124833465" calcext:value-type="float">
            <text:p>-0.013518712483347</text:p>
          </table:table-cell>
          <table:table-cell office:value-type="float" office:value="0.0361364036798477" calcext:value-type="float">
            <text:p>0.036136403679848</text:p>
          </table:table-cell>
          <table:table-cell office:value-type="float" office:value="-0.00542115233838558" calcext:value-type="float">
            <text:p>-0.005421152338386</text:p>
          </table:table-cell>
          <table:table-cell office:value-type="float" office:value="0.000220780246309005" calcext:value-type="float">
            <text:p>0.000220780246309</text:p>
          </table:table-cell>
          <table:table-cell office:value-type="float" office:value="4.31845712661743" calcext:value-type="float">
            <text:p>4.31845712661743</text:p>
          </table:table-cell>
          <table:table-cell office:value-type="float" office:value="0" calcext:value-type="float">
            <text:p>0</text:p>
          </table:table-cell>
          <table:table-cell office:value-type="float" office:value="0.00828959420323372" calcext:value-type="float">
            <text:p>0.008289594203234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50.4785041809082" calcext:value-type="float">
            <text:p>-50.4785041809082</text:p>
          </table:table-cell>
          <table:table-cell office:value-type="float" office:value="-97.1720809936523" calcext:value-type="float">
            <text:p>-97.172080993652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10888360068202" calcext:value-type="float">
            <text:p>-0.01108883600682</text:p>
          </table:table-cell>
          <table:table-cell office:value-type="float" office:value="4.66100025177002" calcext:value-type="float">
            <text:p>4.66100025177002</text:p>
          </table:table-cell>
          <table:table-cell office:value-type="float" office:value="-54.7791481018066" calcext:value-type="float">
            <text:p>-54.7791481018066</text:p>
          </table:table-cell>
          <table:table-cell office:value-type="float" office:value="-96.4672393798828" calcext:value-type="float">
            <text:p>-96.467239379882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84995997697115" calcext:value-type="float">
            <text:p>-0.018499599769712</text:p>
          </table:table-cell>
          <table:table-cell office:value-type="float" office:value="5.16840028762817" calcext:value-type="float">
            <text:p>5.16840028762817</text:p>
          </table:table-cell>
          <table:table-cell office:value-type="float" office:value="-56.0162696838379" calcext:value-type="float">
            <text:p>-56.0162696838379</text:p>
          </table:table-cell>
          <table:table-cell office:value-type="float" office:value="-95.1291656494141" calcext:value-type="float">
            <text:p>-95.12916564941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12121960753575" calcext:value-type="float">
            <text:p>0.001212196075358</text:p>
          </table:table-cell>
          <table:table-cell office:value-type="float" office:value="4.55480003356934" calcext:value-type="float">
            <text:p>4.55480003356934</text:p>
          </table:table-cell>
          <table:table-cell office:value-type="float" office:value="-47.8445205688477" calcext:value-type="float">
            <text:p>-47.8445205688477</text:p>
          </table:table-cell>
          <table:table-cell office:value-type="float" office:value="-98.3418731689453" calcext:value-type="float">
            <text:p>-98.341873168945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8.08341" calcext:value-type="float">
            <text:p>1639747658.08341</text:p>
          </table:table-cell>
          <table:table-cell office:value-type="float" office:value="185.195205688477" calcext:value-type="float">
            <text:p>185.195205688477</text:p>
          </table:table-cell>
          <table:table-cell office:value-type="float" office:value="0.0286164227873087" calcext:value-type="float">
            <text:p>0.028616422787309</text:p>
          </table:table-cell>
          <table:table-cell office:value-type="float" office:value="0.0281334258615971" calcext:value-type="float">
            <text:p>0.028133425861597</text:p>
          </table:table-cell>
          <table:table-cell office:value-type="float" office:value="-0.00496658775955439" calcext:value-type="float">
            <text:p>-0.004966587759554</text:p>
          </table:table-cell>
          <table:table-cell office:value-type="float" office:value="0.000308095244690776" calcext:value-type="float">
            <text:p>0.000308095244691</text:p>
          </table:table-cell>
          <table:table-cell office:value-type="float" office:value="4.35661315917969" calcext:value-type="float">
            <text:p>4.35661315917969</text:p>
          </table:table-cell>
          <table:table-cell office:value-type="float" office:value="0" calcext:value-type="float">
            <text:p>0</text:p>
          </table:table-cell>
          <table:table-cell office:value-type="float" office:value="-0.00474060652777553" calcext:value-type="float">
            <text:p>-0.004740606527776</text:p>
          </table:table-cell>
          <table:table-cell office:value-type="float" office:value="4.42500019073486" calcext:value-type="float">
            <text:p>4.42500019073486</text:p>
          </table:table-cell>
          <table:table-cell office:value-type="float" office:value="-49.0014457702637" calcext:value-type="float">
            <text:p>-49.0014457702637</text:p>
          </table:table-cell>
          <table:table-cell office:value-type="float" office:value="-100.029220581055" calcext:value-type="float">
            <text:p>-100.02922058105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9934656098485" calcext:value-type="float">
            <text:p>-0.019934656098485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9.2385940551758" calcext:value-type="float">
            <text:p>-49.2385940551758</text:p>
          </table:table-cell>
          <table:table-cell office:value-type="float" office:value="-99.2714920043945" calcext:value-type="float">
            <text:p>-99.271492004394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451370887458324" calcext:value-type="float">
            <text:p>-0.004513708874583</text:p>
          </table:table-cell>
          <table:table-cell office:value-type="float" office:value="5.16840028762817" calcext:value-type="float">
            <text:p>5.16840028762817</text:p>
          </table:table-cell>
          <table:table-cell office:value-type="float" office:value="-57.3450813293457" calcext:value-type="float">
            <text:p>-57.3450813293457</text:p>
          </table:table-cell>
          <table:table-cell office:value-type="float" office:value="-98.5631103515625" calcext:value-type="float">
            <text:p>-98.56311035156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0775807313621" calcext:value-type="float">
            <text:p>0.010775807313621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49.4513320922852" calcext:value-type="float">
            <text:p>-49.4513320922852</text:p>
          </table:table-cell>
          <table:table-cell office:value-type="float" office:value="-98.9208450317383" calcext:value-type="float">
            <text:p>-98.920845031738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8.20351" calcext:value-type="float">
            <text:p>1639747658.20351</text:p>
          </table:table-cell>
          <table:table-cell office:value-type="float" office:value="189.972396850586" calcext:value-type="float">
            <text:p>189.972396850586</text:p>
          </table:table-cell>
          <table:table-cell office:value-type="float" office:value="0.0664327368140221" calcext:value-type="float">
            <text:p>0.066432736814022</text:p>
          </table:table-cell>
          <table:table-cell office:value-type="float" office:value="0.0147187141701579" calcext:value-type="float">
            <text:p>0.014718714170158</text:p>
          </table:table-cell>
          <table:table-cell office:value-type="float" office:value="-0.00479261297732592" calcext:value-type="float">
            <text:p>-0.004792612977326</text:p>
          </table:table-cell>
          <table:table-cell office:value-type="float" office:value="0.000257884850725532" calcext:value-type="float">
            <text:p>0.000257884850726</text:p>
          </table:table-cell>
          <table:table-cell office:value-type="float" office:value="4.37024068832397" calcext:value-type="float">
            <text:p>4.37024068832397</text:p>
          </table:table-cell>
          <table:table-cell office:value-type="float" office:value="0" calcext:value-type="float">
            <text:p>0</text:p>
          </table:table-cell>
          <table:table-cell office:value-type="float" office:value="-0.0183175727725029" calcext:value-type="float">
            <text:p>-0.018317572772503</text:p>
          </table:table-cell>
          <table:table-cell office:value-type="float" office:value="4.41320037841797" calcext:value-type="float">
            <text:p>4.41320037841797</text:p>
          </table:table-cell>
          <table:table-cell office:value-type="float" office:value="-51.3181076049805" calcext:value-type="float">
            <text:p>-51.3181076049805</text:p>
          </table:table-cell>
          <table:table-cell office:value-type="float" office:value="-98.5851974487305" calcext:value-type="float">
            <text:p>-98.585197448730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67374012619257" calcext:value-type="float">
            <text:p>-0.026737401261926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56.401481628418" calcext:value-type="float">
            <text:p>-56.401481628418</text:p>
          </table:table-cell>
          <table:table-cell office:value-type="float" office:value="-98.9057235717774" calcext:value-type="float">
            <text:p>-98.905723571777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03266444057226" calcext:value-type="float">
            <text:p>0.010326644405723</text:p>
          </table:table-cell>
          <table:table-cell office:value-type="float" office:value="5.15659999847412" calcext:value-type="float">
            <text:p>5.15659999847412</text:p>
          </table:table-cell>
          <table:table-cell office:value-type="float" office:value="-56.1970062255859" calcext:value-type="float">
            <text:p>-56.1970062255859</text:p>
          </table:table-cell>
          <table:table-cell office:value-type="float" office:value="-98.2629318237305" calcext:value-type="float">
            <text:p>-98.26293182373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74673460423946" calcext:value-type="float">
            <text:p>0.017467346042395</text:p>
          </table:table-cell>
          <table:table-cell office:value-type="float" office:value="4.38960027694702" calcext:value-type="float">
            <text:p>4.38960027694702</text:p>
          </table:table-cell>
          <table:table-cell office:value-type="float" office:value="-46.1688232421875" calcext:value-type="float">
            <text:p>-46.1688232421875</text:p>
          </table:table-cell>
          <table:table-cell office:value-type="float" office:value="-98.951042175293" calcext:value-type="float">
            <text:p>-98.95104217529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8.44331" calcext:value-type="float">
            <text:p>1639747658.44331</text:p>
          </table:table-cell>
          <table:table-cell office:value-type="float" office:value="198.681350708008" calcext:value-type="float">
            <text:p>198.681350708008</text:p>
          </table:table-cell>
          <table:table-cell office:value-type="float" office:value="0.0702792629599571" calcext:value-type="float">
            <text:p>0.070279262959957</text:p>
          </table:table-cell>
          <table:table-cell office:value-type="float" office:value="-0.000727607752196491" calcext:value-type="float">
            <text:p>-0.000727607752196</text:p>
          </table:table-cell>
          <table:table-cell office:value-type="float" office:value="-0.00402573309838772" calcext:value-type="float">
            <text:p>-0.004025733098388</text:p>
          </table:table-cell>
          <table:table-cell office:value-type="float" office:value="0.000176507324795239" calcext:value-type="float">
            <text:p>0.000176507324795</text:p>
          </table:table-cell>
          <table:table-cell office:value-type="float" office:value="4.37569141387939" calcext:value-type="float">
            <text:p>4.37569141387939</text:p>
          </table:table-cell>
          <table:table-cell office:value-type="float" office:value="0" calcext:value-type="float">
            <text:p>0</text:p>
          </table:table-cell>
          <table:table-cell office:value-type="float" office:value="-0.0236437562853098" calcext:value-type="float">
            <text:p>-0.02364375628531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52.9174499511719" calcext:value-type="float">
            <text:p>-52.9174499511719</text:p>
          </table:table-cell>
          <table:table-cell office:value-type="float" office:value="-99.8613052368164" calcext:value-type="float">
            <text:p>-99.861305236816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20531523227692" calcext:value-type="float">
            <text:p>-0.022053152322769</text:p>
          </table:table-cell>
          <table:table-cell office:value-type="float" office:value="5.13300037384033" calcext:value-type="float">
            <text:p>5.13300037384033</text:p>
          </table:table-cell>
          <table:table-cell office:value-type="float" office:value="-55.1732444763184" calcext:value-type="float">
            <text:p>-55.1732444763184</text:p>
          </table:table-cell>
          <table:table-cell office:value-type="float" office:value="-98.5670852661133" calcext:value-type="float">
            <text:p>-98.567085266113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50094190612435" calcext:value-type="float">
            <text:p>0.015009419061244</text:p>
          </table:table-cell>
          <table:table-cell office:value-type="float" office:value="5.14480018615723" calcext:value-type="float">
            <text:p>5.14480018615723</text:p>
          </table:table-cell>
          <table:table-cell office:value-type="float" office:value="-56.3918190002441" calcext:value-type="float">
            <text:p>-56.3918190002441</text:p>
          </table:table-cell>
          <table:table-cell office:value-type="float" office:value="-98.1267242431641" calcext:value-type="float">
            <text:p>-98.126724243164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52791924774647" calcext:value-type="float">
            <text:p>0.015279192477465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44.0468711853027" calcext:value-type="float">
            <text:p>-44.0468711853027</text:p>
          </table:table-cell>
          <table:table-cell office:value-type="float" office:value="-99.2920150756836" calcext:value-type="float">
            <text:p>-99.292015075683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8.56343" calcext:value-type="float">
            <text:p>1639747658.56343</text:p>
          </table:table-cell>
          <table:table-cell office:value-type="float" office:value="194.520233154297" calcext:value-type="float">
            <text:p>194.520233154297</text:p>
          </table:table-cell>
          <table:table-cell office:value-type="float" office:value="0.0667392164468765" calcext:value-type="float">
            <text:p>0.066739216446877</text:p>
          </table:table-cell>
          <table:table-cell office:value-type="float" office:value="-0.0176659189164639" calcext:value-type="float">
            <text:p>-0.017665918916464</text:p>
          </table:table-cell>
          <table:table-cell office:value-type="float" office:value="-0.00429010530933738" calcext:value-type="float">
            <text:p>-0.004290105309337</text:p>
          </table:table-cell>
          <table:table-cell office:value-type="float" office:value="0.000270025775535032" calcext:value-type="float">
            <text:p>0.000270025775535</text:p>
          </table:table-cell>
          <table:table-cell office:value-type="float" office:value="4.36206388473511" calcext:value-type="float">
            <text:p>4.36206388473511</text:p>
          </table:table-cell>
          <table:table-cell office:value-type="float" office:value="0" calcext:value-type="float">
            <text:p>0</text:p>
          </table:table-cell>
          <table:table-cell office:value-type="float" office:value="-0.026966255158186" calcext:value-type="float">
            <text:p>-0.026966255158186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45.5372619628906" calcext:value-type="float">
            <text:p>-45.5372619628906</text:p>
          </table:table-cell>
          <table:table-cell office:value-type="float" office:value="-98.865234375" calcext:value-type="float">
            <text:p>-98.8652343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59973166882992" calcext:value-type="float">
            <text:p>-0.015997316688299</text:p>
          </table:table-cell>
          <table:table-cell office:value-type="float" office:value="5.2746000289917" calcext:value-type="float">
            <text:p>5.2746000289917</text:p>
          </table:table-cell>
          <table:table-cell office:value-type="float" office:value="-56.0937728881836" calcext:value-type="float">
            <text:p>-56.0937728881836</text:p>
          </table:table-cell>
          <table:table-cell office:value-type="float" office:value="-99.5342788696289" calcext:value-type="float">
            <text:p>-99.534278869628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78445689380169" calcext:value-type="float">
            <text:p>0.017844568938017</text:p>
          </table:table-cell>
          <table:table-cell office:value-type="float" office:value="5.03859996795654" calcext:value-type="float">
            <text:p>5.03859996795654</text:p>
          </table:table-cell>
          <table:table-cell office:value-type="float" office:value="-53.057746887207" calcext:value-type="float">
            <text:p>-53.057746887207</text:p>
          </table:table-cell>
          <table:table-cell office:value-type="float" office:value="-99.2363967895508" calcext:value-type="float">
            <text:p>-99.236396789550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957941636443138" calcext:value-type="float">
            <text:p>0.009579416364431</text:p>
          </table:table-cell>
          <table:table-cell office:value-type="float" office:value="4.25979995727539" calcext:value-type="float">
            <text:p>4.25979995727539</text:p>
          </table:table-cell>
          <table:table-cell office:value-type="float" office:value="-42.1928787231445" calcext:value-type="float">
            <text:p>-42.1928787231445</text:p>
          </table:table-cell>
          <table:table-cell office:value-type="float" office:value="-98.5829849243164" calcext:value-type="float">
            <text:p>-98.582984924316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8.80371" calcext:value-type="float">
            <text:p>1639747658.80371</text:p>
          </table:table-cell>
          <table:table-cell office:value-type="float" office:value="188.66682434082" calcext:value-type="float">
            <text:p>188.66682434082</text:p>
          </table:table-cell>
          <table:table-cell office:value-type="float" office:value="0.0425037033855915" calcext:value-type="float">
            <text:p>0.042503703385592</text:p>
          </table:table-cell>
          <table:table-cell office:value-type="float" office:value="-0.0322654582560062" calcext:value-type="float">
            <text:p>-0.032265458256006</text:p>
          </table:table-cell>
          <table:table-cell office:value-type="float" office:value="-0.00146012590266764" calcext:value-type="float">
            <text:p>-0.001460125902668</text:p>
          </table:table-cell>
          <table:table-cell office:value-type="float" office:value="0.000266735616605729" calcext:value-type="float">
            <text:p>0.000266735616606</text:p>
          </table:table-cell>
          <table:table-cell office:value-type="float" office:value="4.43837642669678" calcext:value-type="float">
            <text:p>4.43837642669678</text:p>
          </table:table-cell>
          <table:table-cell office:value-type="float" office:value="0" calcext:value-type="float">
            <text:p>0</text:p>
          </table:table-cell>
          <table:table-cell office:value-type="float" office:value="-0.021569037809968" calcext:value-type="float">
            <text:p>-0.021569037809968</text:p>
          </table:table-cell>
          <table:table-cell office:value-type="float" office:value="4.5076003074646" calcext:value-type="float">
            <text:p>4.5076003074646</text:p>
          </table:table-cell>
          <table:table-cell office:value-type="float" office:value="-48.5819091796875" calcext:value-type="float">
            <text:p>-48.5819091796875</text:p>
          </table:table-cell>
          <table:table-cell office:value-type="float" office:value="-98.6696243286133" calcext:value-type="float">
            <text:p>-98.669624328613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420223735272884" calcext:value-type="float">
            <text:p>-0.004202237352729</text:p>
          </table:table-cell>
          <table:table-cell office:value-type="float" office:value="5.5460000038147" calcext:value-type="float">
            <text:p>5.5460000038147</text:p>
          </table:table-cell>
          <table:table-cell office:value-type="float" office:value="-55.6584625244141" calcext:value-type="float">
            <text:p>-55.6584625244141</text:p>
          </table:table-cell>
          <table:table-cell office:value-type="float" office:value="-98.7431869506836" calcext:value-type="float">
            <text:p>-98.743186950683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89345944672823" calcext:value-type="float">
            <text:p>0.018934594467282</text:p>
          </table:table-cell>
          <table:table-cell office:value-type="float" office:value="5.0032000541687" calcext:value-type="float">
            <text:p>5.0032000541687</text:p>
          </table:table-cell>
          <table:table-cell office:value-type="float" office:value="-56.3619270324707" calcext:value-type="float">
            <text:p>-56.3619270324707</text:p>
          </table:table-cell>
          <table:table-cell office:value-type="float" office:value="-97.4225921630859" calcext:value-type="float">
            <text:p>-97.422592163085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140395690687001" calcext:value-type="float">
            <text:p>0.00140395690687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43.4090881347656" calcext:value-type="float">
            <text:p>-43.4090881347656</text:p>
          </table:table-cell>
          <table:table-cell office:value-type="float" office:value="-99.4705429077149" calcext:value-type="float">
            <text:p>-99.470542907714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8.93409" calcext:value-type="float">
            <text:p>1639747658.93409</text:p>
          </table:table-cell>
          <table:table-cell office:value-type="float" office:value="189.379928588867" calcext:value-type="float">
            <text:p>189.379928588867</text:p>
          </table:table-cell>
          <table:table-cell office:value-type="float" office:value="0.00981815159320831" calcext:value-type="float">
            <text:p>0.009818151593208</text:p>
          </table:table-cell>
          <table:table-cell office:value-type="float" office:value="-0.0339145958423614" calcext:value-type="float">
            <text:p>-0.033914595842362</text:p>
          </table:table-cell>
          <table:table-cell office:value-type="float" office:value="0.00147812359500676" calcext:value-type="float">
            <text:p>0.001478123595007</text:p>
          </table:table-cell>
          <table:table-cell office:value-type="float" office:value="0.000244743510847911" calcext:value-type="float">
            <text:p>0.000244743510848</text:p>
          </table:table-cell>
          <table:table-cell office:value-type="float" office:value="4.44382762908936" calcext:value-type="float">
            <text:p>4.44382762908936</text:p>
          </table:table-cell>
          <table:table-cell office:value-type="float" office:value="0" calcext:value-type="float">
            <text:p>0</text:p>
          </table:table-cell>
          <table:table-cell office:value-type="float" office:value="-0.0106404777616262" calcext:value-type="float">
            <text:p>-0.010640477761626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51.1772842407227" calcext:value-type="float">
            <text:p>-51.1772842407227</text:p>
          </table:table-cell>
          <table:table-cell office:value-type="float" office:value="-98.5393142700195" calcext:value-type="float">
            <text:p>-98.539314270019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874101836234331" calcext:value-type="float">
            <text:p>0.008741018362343</text:p>
          </table:table-cell>
          <table:table-cell office:value-type="float" office:value="5.51060009002686" calcext:value-type="float">
            <text:p>5.51060009002686</text:p>
          </table:table-cell>
          <table:table-cell office:value-type="float" office:value="-57.4388046264648" calcext:value-type="float">
            <text:p>-57.4388046264648</text:p>
          </table:table-cell>
          <table:table-cell office:value-type="float" office:value="-97.9803085327148" calcext:value-type="float">
            <text:p>-97.98030853271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127407591789961" calcext:value-type="float">
            <text:p>0.012740759178996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1.7292594909668" calcext:value-type="float">
            <text:p>-51.7292594909668</text:p>
          </table:table-cell>
          <table:table-cell office:value-type="float" office:value="-97.8773422241211" calcext:value-type="float">
            <text:p>-97.877342224121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503910565748811" calcext:value-type="float">
            <text:p>-0.005039105657488</text:p>
          </table:table-cell>
          <table:table-cell office:value-type="float" office:value="4.18900012969971" calcext:value-type="float">
            <text:p>4.18900012969971</text:p>
          </table:table-cell>
          <table:table-cell office:value-type="float" office:value="-44.6104545593262" calcext:value-type="float">
            <text:p>-44.6104545593262</text:p>
          </table:table-cell>
          <table:table-cell office:value-type="float" office:value="-98.4747695922852" calcext:value-type="float">
            <text:p>-98.474769592285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9.17353" calcext:value-type="float">
            <text:p>1639747659.17353</text:p>
          </table:table-cell>
          <table:table-cell office:value-type="float" office:value="188.516143798828" calcext:value-type="float">
            <text:p>188.516143798828</text:p>
          </table:table-cell>
          <table:table-cell office:value-type="float" office:value="-0.0519704855978489" calcext:value-type="float">
            <text:p>-0.051970485597849</text:p>
          </table:table-cell>
          <table:table-cell office:value-type="float" office:value="-0.0468753799796104" calcext:value-type="float">
            <text:p>-0.046875379979611</text:p>
          </table:table-cell>
          <table:table-cell office:value-type="float" office:value="0.00531402043998241" calcext:value-type="float">
            <text:p>0.005314020439982</text:p>
          </table:table-cell>
          <table:table-cell office:value-type="float" office:value="0.000395097304135561" calcext:value-type="float">
            <text:p>0.000395097304136</text:p>
          </table:table-cell>
          <table:table-cell office:value-type="float" office:value="4.45472955703735" calcext:value-type="float">
            <text:p>4.45472955703735</text:p>
          </table:table-cell>
          <table:table-cell office:value-type="float" office:value="0" calcext:value-type="float">
            <text:p>0</text:p>
          </table:table-cell>
          <table:table-cell office:value-type="float" office:value="0.00628792867064476" calcext:value-type="float">
            <text:p>0.006287928670645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51.4270515441895" calcext:value-type="float">
            <text:p>-51.4270515441895</text:p>
          </table:table-cell>
          <table:table-cell office:value-type="float" office:value="-97.6126251220703" calcext:value-type="float">
            <text:p>-97.612625122070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16573567688465" calcext:value-type="float">
            <text:p>0.031657356768847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5.2444915771484" calcext:value-type="float">
            <text:p>-55.2444915771484</text:p>
          </table:table-cell>
          <table:table-cell office:value-type="float" office:value="-96.6260604858399" calcext:value-type="float">
            <text:p>-96.626060485839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353067903779447" calcext:value-type="float">
            <text:p>0.003530679037794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9.4355354309082" calcext:value-type="float">
            <text:p>-49.4355354309082</text:p>
          </table:table-cell>
          <table:table-cell office:value-type="float" office:value="-95.7290344238281" calcext:value-type="float">
            <text:p>-95.729034423828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18375232070684" calcext:value-type="float">
            <text:p>-0.021837523207069</text:p>
          </table:table-cell>
          <table:table-cell office:value-type="float" office:value="4.21260023117065" calcext:value-type="float">
            <text:p>4.21260023117065</text:p>
          </table:table-cell>
          <table:table-cell office:value-type="float" office:value="-42.5206756591797" calcext:value-type="float">
            <text:p>-42.5206756591797</text:p>
          </table:table-cell>
          <table:table-cell office:value-type="float" office:value="-98.1395111083984" calcext:value-type="float">
            <text:p>-98.139511108398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9.4137" calcext:value-type="float">
            <text:p>1639747659.4137</text:p>
          </table:table-cell>
          <table:table-cell office:value-type="float" office:value="191.785095214844" calcext:value-type="float">
            <text:p>191.785095214844</text:p>
          </table:table-cell>
          <table:table-cell office:value-type="float" office:value="-0.205815255641937" calcext:value-type="float">
            <text:p>-0.205815255641937</text:p>
          </table:table-cell>
          <table:table-cell office:value-type="float" office:value="-0.0557810999453068" calcext:value-type="float">
            <text:p>-0.055781099945307</text:p>
          </table:table-cell>
          <table:table-cell office:value-type="float" office:value="0.00993748009204865" calcext:value-type="float">
            <text:p>0.009937480092049</text:p>
          </table:table-cell>
          <table:table-cell office:value-type="float" office:value="0.00433509144932032" calcext:value-type="float">
            <text:p>0.00433509144932</text:p>
          </table:table-cell>
          <table:table-cell office:value-type="float" office:value="4.47653293609619" calcext:value-type="float">
            <text:p>4.47653293609619</text:p>
          </table:table-cell>
          <table:table-cell office:value-type="float" office:value="0" calcext:value-type="float">
            <text:p>0</text:p>
          </table:table-cell>
          <table:table-cell office:value-type="float" office:value="0.0509732738137245" calcext:value-type="float">
            <text:p>0.050973273813725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6.227710723877" calcext:value-type="float">
            <text:p>-56.227710723877</text:p>
          </table:table-cell>
          <table:table-cell office:value-type="float" office:value="-97.6914215087891" calcext:value-type="float">
            <text:p>-97.691421508789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91027471423149" calcext:value-type="float">
            <text:p>0.079102747142315</text:p>
          </table:table-cell>
          <table:table-cell office:value-type="float" office:value="5.5460000038147" calcext:value-type="float">
            <text:p>5.5460000038147</text:p>
          </table:table-cell>
          <table:table-cell office:value-type="float" office:value="-55.7144050598145" calcext:value-type="float">
            <text:p>-55.7144050598145</text:p>
          </table:table-cell>
          <table:table-cell office:value-type="float" office:value="-97.4519729614258" calcext:value-type="float">
            <text:p>-97.451972961425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14067155122757" calcext:value-type="float">
            <text:p>-0.031406715512276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9.7720184326172" calcext:value-type="float">
            <text:p>-49.7720184326172</text:p>
          </table:table-cell>
          <table:table-cell office:value-type="float" office:value="-96.7482528686523" calcext:value-type="float">
            <text:p>-96.748252868652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616096891462803" calcext:value-type="float">
            <text:p>-0.06160968914628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44.0309219360352" calcext:value-type="float">
            <text:p>-44.0309219360352</text:p>
          </table:table-cell>
          <table:table-cell office:value-type="float" office:value="-98.0034484863281" calcext:value-type="float">
            <text:p>-98.003448486328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9.53359" calcext:value-type="float">
            <text:p>1639747659.53359</text:p>
          </table:table-cell>
          <table:table-cell office:value-type="float" office:value="196.891784667969" calcext:value-type="float">
            <text:p>196.891784667969</text:p>
          </table:table-cell>
          <table:table-cell office:value-type="float" office:value="-0.278252243995666" calcext:value-type="float">
            <text:p>-0.278252243995666</text:p>
          </table:table-cell>
          <table:table-cell office:value-type="float" office:value="-0.00932192709296942" calcext:value-type="float">
            <text:p>-0.009321927092969</text:p>
          </table:table-cell>
          <table:table-cell office:value-type="float" office:value="0.0392884351313114" calcext:value-type="float">
            <text:p>0.039288435131312</text:p>
          </table:table-cell>
          <table:table-cell office:value-type="float" office:value="0.000875622732564807" calcext:value-type="float">
            <text:p>0.000875622732565</text:p>
          </table:table-cell>
          <table:table-cell office:value-type="float" office:value="4.49833631515503" calcext:value-type="float">
            <text:p>4.49833631515503</text:p>
          </table:table-cell>
          <table:table-cell office:value-type="float" office:value="0" calcext:value-type="float">
            <text:p>0</text:p>
          </table:table-cell>
          <table:table-cell office:value-type="float" office:value="0.109100364148617" calcext:value-type="float">
            <text:p>0.109100364148617</text:p>
          </table:table-cell>
          <table:table-cell office:value-type="float" office:value="5.14480018615723" calcext:value-type="float">
            <text:p>5.14480018615723</text:p>
          </table:table-cell>
          <table:table-cell office:value-type="float" office:value="-54.6849021911621" calcext:value-type="float">
            <text:p>-54.6849021911621</text:p>
          </table:table-cell>
          <table:table-cell office:value-type="float" office:value="-100.248374938965" calcext:value-type="float">
            <text:p>-100.24837493896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1695989966393" calcext:value-type="float">
            <text:p>0.111695989966393</text:p>
          </table:table-cell>
          <table:table-cell office:value-type="float" office:value="5.62860012054443" calcext:value-type="float">
            <text:p>5.62860012054443</text:p>
          </table:table-cell>
          <table:table-cell office:value-type="float" office:value="-57.7254180908203" calcext:value-type="float">
            <text:p>-57.7254180908203</text:p>
          </table:table-cell>
          <table:table-cell office:value-type="float" office:value="-100.765441894531" calcext:value-type="float">
            <text:p>-100.76544189453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469604820013" calcext:value-type="float">
            <text:p>-0.036469604820013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51.459228515625" calcext:value-type="float">
            <text:p>-51.459228515625</text:p>
          </table:table-cell>
          <table:table-cell office:value-type="float" office:value="-101.092796325684" calcext:value-type="float">
            <text:p>-101.09279632568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15405072271824" calcext:value-type="float">
            <text:p>-0.041540507227182</text:p>
          </table:table-cell>
          <table:table-cell office:value-type="float" office:value="4.22440004348755" calcext:value-type="float">
            <text:p>4.22440004348755</text:p>
          </table:table-cell>
          <table:table-cell office:value-type="float" office:value="-40.3659439086914" calcext:value-type="float">
            <text:p>-40.3659439086914</text:p>
          </table:table-cell>
          <table:table-cell office:value-type="float" office:value="-98.8352127075195" calcext:value-type="float">
            <text:p>-98.835212707519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59.77503" calcext:value-type="float">
            <text:p>1639747659.77503</text:p>
          </table:table-cell>
          <table:table-cell office:value-type="float" office:value="194.707870483398" calcext:value-type="float">
            <text:p>194.707870483398</text:p>
          </table:table-cell>
          <table:table-cell office:value-type="float" office:value="-0.282881021499634" calcext:value-type="float">
            <text:p>-0.282881021499634</text:p>
          </table:table-cell>
          <table:table-cell office:value-type="float" office:value="0.00680027296766639" calcext:value-type="float">
            <text:p>0.006800272967666</text:p>
          </table:table-cell>
          <table:table-cell office:value-type="float" office:value="0.0284761637449265" calcext:value-type="float">
            <text:p>0.028476163744927</text:p>
          </table:table-cell>
          <table:table-cell office:value-type="float" office:value="0.000411543995141983" calcext:value-type="float">
            <text:p>0.000411543995142</text:p>
          </table:table-cell>
          <table:table-cell office:value-type="float" office:value="4.46018028259277" calcext:value-type="float">
            <text:p>4.46018028259277</text:p>
          </table:table-cell>
          <table:table-cell office:value-type="float" office:value="0" calcext:value-type="float">
            <text:p>0</text:p>
          </table:table-cell>
          <table:table-cell office:value-type="float" office:value="0.10493878275156" calcext:value-type="float">
            <text:p>0.10493878275156</text:p>
          </table:table-cell>
          <table:table-cell office:value-type="float" office:value="5.0504002571106" calcext:value-type="float">
            <text:p>5.0504002571106</text:p>
          </table:table-cell>
          <table:table-cell office:value-type="float" office:value="-53.8432197570801" calcext:value-type="float">
            <text:p>-53.8432197570801</text:p>
          </table:table-cell>
          <table:table-cell office:value-type="float" office:value="-99.5843048095703" calcext:value-type="float">
            <text:p>-99.584304809570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0890800356865" calcext:value-type="float">
            <text:p>0.100890800356865</text:p>
          </table:table-cell>
          <table:table-cell office:value-type="float" office:value="5.5814003944397" calcext:value-type="float">
            <text:p>5.5814003944397</text:p>
          </table:table-cell>
          <table:table-cell office:value-type="float" office:value="-57.1600685119629" calcext:value-type="float">
            <text:p>-57.1600685119629</text:p>
          </table:table-cell>
          <table:table-cell office:value-type="float" office:value="-99.3736190795898" calcext:value-type="float">
            <text:p>-99.373619079589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18308021128178" calcext:value-type="float">
            <text:p>-0.051830802112818</text:p>
          </table:table-cell>
          <table:table-cell office:value-type="float" office:value="4.49580001831055" calcext:value-type="float">
            <text:p>4.49580001831055</text:p>
          </table:table-cell>
          <table:table-cell office:value-type="float" office:value="-49.6375160217285" calcext:value-type="float">
            <text:p>-49.6375160217285</text:p>
          </table:table-cell>
          <table:table-cell office:value-type="float" office:value="-98.2187881469727" calcext:value-type="float">
            <text:p>-98.218788146972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85637597739697" calcext:value-type="float">
            <text:p>-0.04856375977397</text:p>
          </table:table-cell>
          <table:table-cell office:value-type="float" office:value="4.2480001449585" calcext:value-type="float">
            <text:p>4.2480001449585</text:p>
          </table:table-cell>
          <table:table-cell office:value-type="float" office:value="-41.9900741577149" calcext:value-type="float">
            <text:p>-41.9900741577149</text:p>
          </table:table-cell>
          <table:table-cell office:value-type="float" office:value="-98.6402435302734" calcext:value-type="float">
            <text:p>-98.64024353027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0.01451" calcext:value-type="float">
            <text:p>1639747660.01451</text:p>
          </table:table-cell>
          <table:table-cell office:value-type="float" office:value="194.069381713867" calcext:value-type="float">
            <text:p>194.069381713867</text:p>
          </table:table-cell>
          <table:table-cell office:value-type="float" office:value="-0.33017835021019" calcext:value-type="float">
            <text:p>-0.33017835021019</text:p>
          </table:table-cell>
          <table:table-cell office:value-type="float" office:value="-0.0283607710152864" calcext:value-type="float">
            <text:p>-0.028360771015287</text:p>
          </table:table-cell>
          <table:table-cell office:value-type="float" office:value="0.0203387457877398" calcext:value-type="float">
            <text:p>0.02033874578774</text:p>
          </table:table-cell>
          <table:table-cell office:value-type="float" office:value="0.000842625566292554" calcext:value-type="float">
            <text:p>0.000842625566293</text:p>
          </table:table-cell>
          <table:table-cell office:value-type="float" office:value="4.50106191635132" calcext:value-type="float">
            <text:p>4.50106191635132</text:p>
          </table:table-cell>
          <table:table-cell office:value-type="float" office:value="0" calcext:value-type="float">
            <text:p>0</text:p>
          </table:table-cell>
          <table:table-cell office:value-type="float" office:value="0.102385461330414" calcext:value-type="float">
            <text:p>0.102385461330414</text:p>
          </table:table-cell>
          <table:table-cell office:value-type="float" office:value="5.13300037384033" calcext:value-type="float">
            <text:p>5.13300037384033</text:p>
          </table:table-cell>
          <table:table-cell office:value-type="float" office:value="-53.5645141601563" calcext:value-type="float">
            <text:p>-53.5645141601563</text:p>
          </table:table-cell>
          <table:table-cell office:value-type="float" office:value="-98.5485458374023" calcext:value-type="float">
            <text:p>-98.548545837402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5779407322407" calcext:value-type="float">
            <text:p>0.115779407322407</text:p>
          </table:table-cell>
          <table:table-cell office:value-type="float" office:value="5.60500001907349" calcext:value-type="float">
            <text:p>5.60500001907349</text:p>
          </table:table-cell>
          <table:table-cell office:value-type="float" office:value="-56.8951644897461" calcext:value-type="float">
            <text:p>-56.8951644897461</text:p>
          </table:table-cell>
          <table:table-cell office:value-type="float" office:value="-98.3733215332031" calcext:value-type="float">
            <text:p>-98.373321533203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28726631402969" calcext:value-type="float">
            <text:p>-0.062872663140297</text:p>
          </table:table-cell>
          <table:table-cell office:value-type="float" office:value="4.55480003356934" calcext:value-type="float">
            <text:p>4.55480003356934</text:p>
          </table:table-cell>
          <table:table-cell office:value-type="float" office:value="-46.7936172485352" calcext:value-type="float">
            <text:p>-46.7936172485352</text:p>
          </table:table-cell>
          <table:table-cell office:value-type="float" office:value="-97.7086181640625" calcext:value-type="float">
            <text:p>-97.70861816406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8236386179924" calcext:value-type="float">
            <text:p>-0.078236386179924</text:p>
          </table:table-cell>
          <table:table-cell office:value-type="float" office:value="4.25979995727539" calcext:value-type="float">
            <text:p>4.25979995727539</text:p>
          </table:table-cell>
          <table:table-cell office:value-type="float" office:value="-39.3155632019043" calcext:value-type="float">
            <text:p>-39.3155632019043</text:p>
          </table:table-cell>
          <table:table-cell office:value-type="float" office:value="-99.0579833984375" calcext:value-type="float">
            <text:p>-99.05798339843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0.145" calcext:value-type="float">
            <text:p>1639747660.145</text:p>
          </table:table-cell>
          <table:table-cell office:value-type="float" office:value="191.855911254883" calcext:value-type="float">
            <text:p>191.855911254883</text:p>
          </table:table-cell>
          <table:table-cell office:value-type="float" office:value="-0.437554746866226" calcext:value-type="float">
            <text:p>-0.437554746866226</text:p>
          </table:table-cell>
          <table:table-cell office:value-type="float" office:value="-0.11086443811655" calcext:value-type="float">
            <text:p>-0.11086443811655</text:p>
          </table:table-cell>
          <table:table-cell office:value-type="float" office:value="0.0386325940489769" calcext:value-type="float">
            <text:p>0.038632594048977</text:p>
          </table:table-cell>
          <table:table-cell office:value-type="float" office:value="0.00476103276014328" calcext:value-type="float">
            <text:p>0.004761032760143</text:p>
          </table:table-cell>
          <table:table-cell office:value-type="float" office:value="4.51741456985474" calcext:value-type="float">
            <text:p>4.51741456985474</text:p>
          </table:table-cell>
          <table:table-cell office:value-type="float" office:value="0" calcext:value-type="float">
            <text:p>0</text:p>
          </table:table-cell>
          <table:table-cell office:value-type="float" office:value="0.136873573064804" calcext:value-type="float">
            <text:p>0.136873573064804</text:p>
          </table:table-cell>
          <table:table-cell office:value-type="float" office:value="5.12120008468628" calcext:value-type="float">
            <text:p>5.12120008468628</text:p>
          </table:table-cell>
          <table:table-cell office:value-type="float" office:value="-53.1242446899414" calcext:value-type="float">
            <text:p>-53.1242446899414</text:p>
          </table:table-cell>
          <table:table-cell office:value-type="float" office:value="-95.7541885375977" calcext:value-type="float">
            <text:p>-95.75418853759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74229592084885" calcext:value-type="float">
            <text:p>0.174229592084885</text:p>
          </table:table-cell>
          <table:table-cell office:value-type="float" office:value="5.55780029296875" calcext:value-type="float">
            <text:p>5.55780029296875</text:p>
          </table:table-cell>
          <table:table-cell office:value-type="float" office:value="-59.1284446716309" calcext:value-type="float">
            <text:p>-59.1284446716309</text:p>
          </table:table-cell>
          <table:table-cell office:value-type="float" office:value="-94.868782043457" calcext:value-type="float">
            <text:p>-94.86878204345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2654467523098" calcext:value-type="float">
            <text:p>-0.052654467523098</text:p>
          </table:table-cell>
          <table:table-cell office:value-type="float" office:value="4.68460035324097" calcext:value-type="float">
            <text:p>4.68460035324097</text:p>
          </table:table-cell>
          <table:table-cell office:value-type="float" office:value="-50.7632522583008" calcext:value-type="float">
            <text:p>-50.7632522583008</text:p>
          </table:table-cell>
          <table:table-cell office:value-type="float" office:value="-93.7026443481445" calcext:value-type="float">
            <text:p>-93.70264434814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112900458276272" calcext:value-type="float">
            <text:p>-0.112900458276272</text:p>
          </table:table-cell>
          <table:table-cell office:value-type="float" office:value="4.25979995727539" calcext:value-type="float">
            <text:p>4.25979995727539</text:p>
          </table:table-cell>
          <table:table-cell office:value-type="float" office:value="-40.7880439758301" calcext:value-type="float">
            <text:p>-40.7880439758301</text:p>
          </table:table-cell>
          <table:table-cell office:value-type="float" office:value="-97.6566314697266" calcext:value-type="float">
            <text:p>-97.65663146972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0.38477" calcext:value-type="float">
            <text:p>1639747660.38477</text:p>
          </table:table-cell>
          <table:table-cell office:value-type="float" office:value="190.319534301758" calcext:value-type="float">
            <text:p>190.319534301758</text:p>
          </table:table-cell>
          <table:table-cell office:value-type="float" office:value="-0.500230312347412" calcext:value-type="float">
            <text:p>-0.500230312347412</text:p>
          </table:table-cell>
          <table:table-cell office:value-type="float" office:value="-0.110726483166218" calcext:value-type="float">
            <text:p>-0.110726483166218</text:p>
          </table:table-cell>
          <table:table-cell office:value-type="float" office:value="0.0515937320888043" calcext:value-type="float">
            <text:p>0.051593732088804</text:p>
          </table:table-cell>
          <table:table-cell office:value-type="float" office:value="0.00577089935541153" calcext:value-type="float">
            <text:p>0.005770899355412</text:p>
          </table:table-cell>
          <table:table-cell office:value-type="float" office:value="4.5746488571167" calcext:value-type="float">
            <text:p>4.5746488571167</text:p>
          </table:table-cell>
          <table:table-cell office:value-type="float" office:value="0" calcext:value-type="float">
            <text:p>0</text:p>
          </table:table-cell>
          <table:table-cell office:value-type="float" office:value="0.146460816264153" calcext:value-type="float">
            <text:p>0.146460816264153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7.5577812194824" calcext:value-type="float">
            <text:p>-57.5577812194824</text:p>
          </table:table-cell>
          <table:table-cell office:value-type="float" office:value="-98.923583984375" calcext:value-type="float">
            <text:p>-98.9235839843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22493261098862" calcext:value-type="float">
            <text:p>0.222493261098862</text:p>
          </table:table-cell>
          <table:table-cell office:value-type="float" office:value="5.77020025253296" calcext:value-type="float">
            <text:p>5.77020025253296</text:p>
          </table:table-cell>
          <table:table-cell office:value-type="float" office:value="-56.5324401855469" calcext:value-type="float">
            <text:p>-56.5324401855469</text:p>
          </table:table-cell>
          <table:table-cell office:value-type="float" office:value="-98.9498672485352" calcext:value-type="float">
            <text:p>-98.94986724853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77837228775024" calcext:value-type="float">
            <text:p>-0.057783722877503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7.7934989929199" calcext:value-type="float">
            <text:p>-47.7934989929199</text:p>
          </table:table-cell>
          <table:table-cell office:value-type="float" office:value="-97.3232955932617" calcext:value-type="float">
            <text:p>-97.3232955932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117630794644356" calcext:value-type="float">
            <text:p>-0.117630794644356</text:p>
          </table:table-cell>
          <table:table-cell office:value-type="float" office:value="4.2480001449585" calcext:value-type="float">
            <text:p>4.2480001449585</text:p>
          </table:table-cell>
          <table:table-cell office:value-type="float" office:value="-42.1009521484375" calcext:value-type="float">
            <text:p>-42.1009521484375</text:p>
          </table:table-cell>
          <table:table-cell office:value-type="float" office:value="-98.9460067749024" calcext:value-type="float">
            <text:p>-98.946006774902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0.50177" calcext:value-type="float">
            <text:p>1639747660.50177</text:p>
          </table:table-cell>
          <table:table-cell office:value-type="float" office:value="187.558654785156" calcext:value-type="float">
            <text:p>187.558654785156</text:p>
          </table:table-cell>
          <table:table-cell office:value-type="float" office:value="-0.501579344272614" calcext:value-type="float">
            <text:p>-0.501579344272614</text:p>
          </table:table-cell>
          <table:table-cell office:value-type="float" office:value="-0.109349511563778" calcext:value-type="float">
            <text:p>-0.109349511563778</text:p>
          </table:table-cell>
          <table:table-cell office:value-type="float" office:value="0.0636244341731072" calcext:value-type="float">
            <text:p>0.063624434173107</text:p>
          </table:table-cell>
          <table:table-cell office:value-type="float" office:value="0.00499428203329444" calcext:value-type="float">
            <text:p>0.004994282033294</text:p>
          </table:table-cell>
          <table:table-cell office:value-type="float" office:value="4.58827590942383" calcext:value-type="float">
            <text:p>4.58827590942383</text:p>
          </table:table-cell>
          <table:table-cell office:value-type="float" office:value="0" calcext:value-type="float">
            <text:p>0</text:p>
          </table:table-cell>
          <table:table-cell office:value-type="float" office:value="0.166624963283539" calcext:value-type="float">
            <text:p>0.166624963283539</text:p>
          </table:table-cell>
          <table:table-cell office:value-type="float" office:value="5.15659999847412" calcext:value-type="float">
            <text:p>5.15659999847412</text:p>
          </table:table-cell>
          <table:table-cell office:value-type="float" office:value="-54.1903381347656" calcext:value-type="float">
            <text:p>-54.1903381347656</text:p>
          </table:table-cell>
          <table:table-cell office:value-type="float" office:value="-99.1105117797852" calcext:value-type="float">
            <text:p>-99.110511779785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23117962479591" calcext:value-type="float">
            <text:p>0.223117962479591</text:p>
          </table:table-cell>
          <table:table-cell office:value-type="float" office:value="5.8056001663208" calcext:value-type="float">
            <text:p>5.8056001663208</text:p>
          </table:table-cell>
          <table:table-cell office:value-type="float" office:value="-60.9344139099121" calcext:value-type="float">
            <text:p>-60.9344139099121</text:p>
          </table:table-cell>
          <table:table-cell office:value-type="float" office:value="-99.2644958496094" calcext:value-type="float">
            <text:p>-99.264495849609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73325103521347" calcext:value-type="float">
            <text:p>-0.047332510352135</text:p>
          </table:table-cell>
          <table:table-cell office:value-type="float" office:value="4.69640016555786" calcext:value-type="float">
            <text:p>4.69640016555786</text:p>
          </table:table-cell>
          <table:table-cell office:value-type="float" office:value="-53.356388092041" calcext:value-type="float">
            <text:p>-53.356388092041</text:p>
          </table:table-cell>
          <table:table-cell office:value-type="float" office:value="-97.9196014404297" calcext:value-type="float">
            <text:p>-97.919601440429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10654416680336" calcext:value-type="float">
            <text:p>-0.10654416680336</text:p>
          </table:table-cell>
          <table:table-cell office:value-type="float" office:value="4.27160024642944" calcext:value-type="float">
            <text:p>4.27160024642944</text:p>
          </table:table-cell>
          <table:table-cell office:value-type="float" office:value="-41.3579635620117" calcext:value-type="float">
            <text:p>-41.3579635620117</text:p>
          </table:table-cell>
          <table:table-cell office:value-type="float" office:value="-99.2217178344727" calcext:value-type="float">
            <text:p>-99.221717834472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0.74188" calcext:value-type="float">
            <text:p>1639747660.74188</text:p>
          </table:table-cell>
          <table:table-cell office:value-type="float" office:value="191.392425537109" calcext:value-type="float">
            <text:p>191.392425537109</text:p>
          </table:table-cell>
          <table:table-cell office:value-type="float" office:value="-0.524307906627655" calcext:value-type="float">
            <text:p>-0.524307906627655</text:p>
          </table:table-cell>
          <table:table-cell office:value-type="float" office:value="-0.0682647526264191" calcext:value-type="float">
            <text:p>-0.068264752626419</text:p>
          </table:table-cell>
          <table:table-cell office:value-type="float" office:value="0.0579767189919949" calcext:value-type="float">
            <text:p>0.057976718991995</text:p>
          </table:table-cell>
          <table:table-cell office:value-type="float" office:value="0.00101791927590966" calcext:value-type="float">
            <text:p>0.00101791927591</text:p>
          </table:table-cell>
          <table:table-cell office:value-type="float" office:value="4.62098169326782" calcext:value-type="float">
            <text:p>4.62098169326782</text:p>
          </table:table-cell>
          <table:table-cell office:value-type="float" office:value="0" calcext:value-type="float">
            <text:p>0</text:p>
          </table:table-cell>
          <table:table-cell office:value-type="float" office:value="0.171814501285553" calcext:value-type="float">
            <text:p>0.171814501285553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5.7815208435059" calcext:value-type="float">
            <text:p>-55.7815208435059</text:p>
          </table:table-cell>
          <table:table-cell office:value-type="float" office:value="-99.3140106201172" calcext:value-type="float">
            <text:p>-99.314010620117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13959380984306" calcext:value-type="float">
            <text:p>0.213959380984306</text:p>
          </table:table-cell>
          <table:table-cell office:value-type="float" office:value="5.77020025253296" calcext:value-type="float">
            <text:p>5.77020025253296</text:p>
          </table:table-cell>
          <table:table-cell office:value-type="float" office:value="-57.7490921020508" calcext:value-type="float">
            <text:p>-57.7490921020508</text:p>
          </table:table-cell>
          <table:table-cell office:value-type="float" office:value="-100.40690612793" calcext:value-type="float">
            <text:p>-100.4069061279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98886215686798" calcext:value-type="float">
            <text:p>-0.06988862156868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54.3840942382812" calcext:value-type="float">
            <text:p>-54.3840942382812</text:p>
          </table:table-cell>
          <table:table-cell office:value-type="float" office:value="-99.7848892211914" calcext:value-type="float">
            <text:p>-99.784889221191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106729172170162" calcext:value-type="float">
            <text:p>-0.106729172170162</text:p>
          </table:table-cell>
          <table:table-cell office:value-type="float" office:value="4.34240007400513" calcext:value-type="float">
            <text:p>4.34240007400513</text:p>
          </table:table-cell>
          <table:table-cell office:value-type="float" office:value="-41.1552925109863" calcext:value-type="float">
            <text:p>-41.1552925109863</text:p>
          </table:table-cell>
          <table:table-cell office:value-type="float" office:value="-99.359489440918" calcext:value-type="float">
            <text:p>-99.35948944091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0.86348" calcext:value-type="float">
            <text:p>1639747660.86348</text:p>
          </table:table-cell>
          <table:table-cell office:value-type="float" office:value="198.892837524414" calcext:value-type="float">
            <text:p>198.892837524414</text:p>
          </table:table-cell>
          <table:table-cell office:value-type="float" office:value="-0.467979580163956" calcext:value-type="float">
            <text:p>-0.467979580163956</text:p>
          </table:table-cell>
          <table:table-cell office:value-type="float" office:value="-0.048557385802269" calcext:value-type="float">
            <text:p>-0.048557385802269</text:p>
          </table:table-cell>
          <table:table-cell office:value-type="float" office:value="0.040438637137413" calcext:value-type="float">
            <text:p>0.040438637137413</text:p>
          </table:table-cell>
          <table:table-cell office:value-type="float" office:value="0.00451191607862711" calcext:value-type="float">
            <text:p>0.004511916078627</text:p>
          </table:table-cell>
          <table:table-cell office:value-type="float" office:value="4.62370729446411" calcext:value-type="float">
            <text:p>4.62370729446411</text:p>
          </table:table-cell>
          <table:table-cell office:value-type="float" office:value="0" calcext:value-type="float">
            <text:p>0</text:p>
          </table:table-cell>
          <table:table-cell office:value-type="float" office:value="0.153359651565552" calcext:value-type="float">
            <text:p>0.153359651565552</text:p>
          </table:table-cell>
          <table:table-cell office:value-type="float" office:value="5.25100040435791" calcext:value-type="float">
            <text:p>5.25100040435791</text:p>
          </table:table-cell>
          <table:table-cell office:value-type="float" office:value="-53.8277626037598" calcext:value-type="float">
            <text:p>-53.8277626037598</text:p>
          </table:table-cell>
          <table:table-cell office:value-type="float" office:value="-99.6655578613281" calcext:value-type="float">
            <text:p>-99.665557861328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75537005066872" calcext:value-type="float">
            <text:p>0.175537005066872</text:p>
          </table:table-cell>
          <table:table-cell office:value-type="float" office:value="5.73480033874512" calcext:value-type="float">
            <text:p>5.73480033874512</text:p>
          </table:table-cell>
          <table:table-cell office:value-type="float" office:value="-54.9807205200195" calcext:value-type="float">
            <text:p>-54.9807205200195</text:p>
          </table:table-cell>
          <table:table-cell office:value-type="float" office:value="-98.1475677490234" calcext:value-type="float">
            <text:p>-98.147567749023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61173963546753" calcext:value-type="float">
            <text:p>-0.076117396354675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50.2199440002441" calcext:value-type="float">
            <text:p>-50.2199440002441</text:p>
          </table:table-cell>
          <table:table-cell office:value-type="float" office:value="-98.4407196044922" calcext:value-type="float">
            <text:p>-98.440719604492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102426901459694" calcext:value-type="float">
            <text:p>-0.102426901459694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43.5466079711914" calcext:value-type="float">
            <text:p>-43.5466079711914</text:p>
          </table:table-cell>
          <table:table-cell office:value-type="float" office:value="-98.9692611694336" calcext:value-type="float">
            <text:p>-98.969261169433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1.1022" calcext:value-type="float">
            <text:p>1639747661.1022</text:p>
          </table:table-cell>
          <table:table-cell office:value-type="float" office:value="193.304779052734" calcext:value-type="float">
            <text:p>193.304779052734</text:p>
          </table:table-cell>
          <table:table-cell office:value-type="float" office:value="-0.426106452941895" calcext:value-type="float">
            <text:p>-0.426106452941895</text:p>
          </table:table-cell>
          <table:table-cell office:value-type="float" office:value="-0.0313834697008133" calcext:value-type="float">
            <text:p>-0.031383469700813</text:p>
          </table:table-cell>
          <table:table-cell office:value-type="float" office:value="0.0312656387686729" calcext:value-type="float">
            <text:p>0.031265638768673</text:p>
          </table:table-cell>
          <table:table-cell office:value-type="float" office:value="0.000657302502077073" calcext:value-type="float">
            <text:p>0.000657302502077</text:p>
          </table:table-cell>
          <table:table-cell office:value-type="float" office:value="4.60190343856812" calcext:value-type="float">
            <text:p>4.60190343856812</text:p>
          </table:table-cell>
          <table:table-cell office:value-type="float" office:value="0" calcext:value-type="float">
            <text:p>0</text:p>
          </table:table-cell>
          <table:table-cell office:value-type="float" office:value="0.135425850749016" calcext:value-type="float">
            <text:p>0.135425850749016</text:p>
          </table:table-cell>
          <table:table-cell office:value-type="float" office:value="5.25100040435791" calcext:value-type="float">
            <text:p>5.25100040435791</text:p>
          </table:table-cell>
          <table:table-cell office:value-type="float" office:value="-55.0122947692871" calcext:value-type="float">
            <text:p>-55.0122947692871</text:p>
          </table:table-cell>
          <table:table-cell office:value-type="float" office:value="-98.3271331787109" calcext:value-type="float">
            <text:p>-98.327133178710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52760744094849" calcext:value-type="float">
            <text:p>0.152760744094849</text:p>
          </table:table-cell>
          <table:table-cell office:value-type="float" office:value="5.67580032348633" calcext:value-type="float">
            <text:p>5.67580032348633</text:p>
          </table:table-cell>
          <table:table-cell office:value-type="float" office:value="-58.3599662780762" calcext:value-type="float">
            <text:p>-58.3599662780762</text:p>
          </table:table-cell>
          <table:table-cell office:value-type="float" office:value="-97.7531509399414" calcext:value-type="float">
            <text:p>-97.753150939941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80411139130592" calcext:value-type="float">
            <text:p>-0.078041113913059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8.0974197387695" calcext:value-type="float">
            <text:p>-48.0974197387695</text:p>
          </table:table-cell>
          <table:table-cell office:value-type="float" office:value="-96.9541778564453" calcext:value-type="float">
            <text:p>-96.954177856445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948217138648033" calcext:value-type="float">
            <text:p>-0.094821713864803</text:p>
          </table:table-cell>
          <table:table-cell office:value-type="float" office:value="4.38960027694702" calcext:value-type="float">
            <text:p>4.38960027694702</text:p>
          </table:table-cell>
          <table:table-cell office:value-type="float" office:value="-41.6239013671875" calcext:value-type="float">
            <text:p>-41.6239013671875</text:p>
          </table:table-cell>
          <table:table-cell office:value-type="float" office:value="-99.4385223388672" calcext:value-type="float">
            <text:p>-99.43852233886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1.3437" calcext:value-type="float">
            <text:p>1639747661.3437</text:p>
          </table:table-cell>
          <table:table-cell office:value-type="float" office:value="192.696807861328" calcext:value-type="float">
            <text:p>192.696807861328</text:p>
          </table:table-cell>
          <table:table-cell office:value-type="float" office:value="-0.383099347352982" calcext:value-type="float">
            <text:p>-0.383099347352982</text:p>
          </table:table-cell>
          <table:table-cell office:value-type="float" office:value="-0.0148505177348852" calcext:value-type="float">
            <text:p>-0.014850517734885</text:p>
          </table:table-cell>
          <table:table-cell office:value-type="float" office:value="0.0269927829504013" calcext:value-type="float">
            <text:p>0.026992782950401</text:p>
          </table:table-cell>
          <table:table-cell office:value-type="float" office:value="0.000599539722315967" calcext:value-type="float">
            <text:p>0.000599539722316</text:p>
          </table:table-cell>
          <table:table-cell office:value-type="float" office:value="4.61280488967896" calcext:value-type="float">
            <text:p>4.61280488967896</text:p>
          </table:table-cell>
          <table:table-cell office:value-type="float" office:value="0" calcext:value-type="float">
            <text:p>0</text:p>
          </table:table-cell>
          <table:table-cell office:value-type="float" office:value="0.124979481101036" calcext:value-type="float">
            <text:p>0.124979481101036</text:p>
          </table:table-cell>
          <table:table-cell office:value-type="float" office:value="5.2746000289917" calcext:value-type="float">
            <text:p>5.2746000289917</text:p>
          </table:table-cell>
          <table:table-cell office:value-type="float" office:value="-56.2347564697266" calcext:value-type="float">
            <text:p>-56.2347564697266</text:p>
          </table:table-cell>
          <table:table-cell office:value-type="float" office:value="-99.3473892211914" calcext:value-type="float">
            <text:p>-99.347389221191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1887629628181" calcext:value-type="float">
            <text:p>0.131887629628181</text:p>
          </table:table-cell>
          <table:table-cell office:value-type="float" office:value="5.59320020675659" calcext:value-type="float">
            <text:p>5.59320020675659</text:p>
          </table:table-cell>
          <table:table-cell office:value-type="float" office:value="-59.3112487792969" calcext:value-type="float">
            <text:p>-59.3112487792969</text:p>
          </table:table-cell>
          <table:table-cell office:value-type="float" office:value="-99.678466796875" calcext:value-type="float">
            <text:p>-99.6784667968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4214868247509" calcext:value-type="float">
            <text:p>-0.074214868247509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52.4869689941406" calcext:value-type="float">
            <text:p>-52.4869689941406</text:p>
          </table:table-cell>
          <table:table-cell office:value-type="float" office:value="-98.2060623168945" calcext:value-type="float">
            <text:p>-98.20606231689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31052362918854" calcext:value-type="float">
            <text:p>-0.083105236291885</text:p>
          </table:table-cell>
          <table:table-cell office:value-type="float" office:value="4.43680000305176" calcext:value-type="float">
            <text:p>4.43680000305176</text:p>
          </table:table-cell>
          <table:table-cell office:value-type="float" office:value="-43.6328506469727" calcext:value-type="float">
            <text:p>-43.6328506469727</text:p>
          </table:table-cell>
          <table:table-cell office:value-type="float" office:value="-99.0998153686524" calcext:value-type="float">
            <text:p>-99.099815368652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1.46334" calcext:value-type="float">
            <text:p>1639747661.46334</text:p>
          </table:table-cell>
          <table:table-cell office:value-type="float" office:value="191.131118774414" calcext:value-type="float">
            <text:p>191.131118774414</text:p>
          </table:table-cell>
          <table:table-cell office:value-type="float" office:value="-0.363602668046951" calcext:value-type="float">
            <text:p>-0.363602668046951</text:p>
          </table:table-cell>
          <table:table-cell office:value-type="float" office:value="-0.0302153285592794" calcext:value-type="float">
            <text:p>-0.03021532855928</text:p>
          </table:table-cell>
          <table:table-cell office:value-type="float" office:value="0.0246530640870333" calcext:value-type="float">
            <text:p>0.024653064087033</text:p>
          </table:table-cell>
          <table:table-cell office:value-type="float" office:value="0.000854392419569194" calcext:value-type="float">
            <text:p>0.000854392419569</text:p>
          </table:table-cell>
          <table:table-cell office:value-type="float" office:value="4.67821598052979" calcext:value-type="float">
            <text:p>4.67821598052979</text:p>
          </table:table-cell>
          <table:table-cell office:value-type="float" office:value="0" calcext:value-type="float">
            <text:p>0</text:p>
          </table:table-cell>
          <table:table-cell office:value-type="float" office:value="0.112990498542786" calcext:value-type="float">
            <text:p>0.112990498542786</text:p>
          </table:table-cell>
          <table:table-cell office:value-type="float" office:value="5.34540033340454" calcext:value-type="float">
            <text:p>5.34540033340454</text:p>
          </table:table-cell>
          <table:table-cell office:value-type="float" office:value="-53.4289665222168" calcext:value-type="float">
            <text:p>-53.4289665222168</text:p>
          </table:table-cell>
          <table:table-cell office:value-type="float" office:value="-97.7484436035156" calcext:value-type="float">
            <text:p>-97.748443603515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932325899601" calcext:value-type="float">
            <text:p>0.12932325899601</text:p>
          </table:table-cell>
          <table:table-cell office:value-type="float" office:value="5.79380035400391" calcext:value-type="float">
            <text:p>5.79380035400391</text:p>
          </table:table-cell>
          <table:table-cell office:value-type="float" office:value="-56.0894088745117" calcext:value-type="float">
            <text:p>-56.0894088745117</text:p>
          </table:table-cell>
          <table:table-cell office:value-type="float" office:value="-97.573860168457" calcext:value-type="float">
            <text:p>-97.57386016845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74373209476471" calcext:value-type="float">
            <text:p>-0.067437320947647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49.9415168762207" calcext:value-type="float">
            <text:p>-49.9415168762207</text:p>
          </table:table-cell>
          <table:table-cell office:value-type="float" office:value="-95.0282516479492" calcext:value-type="float">
            <text:p>-95.028251647949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37899893522263" calcext:value-type="float">
            <text:p>-0.083789989352226</text:p>
          </table:table-cell>
          <table:table-cell office:value-type="float" office:value="4.43680000305176" calcext:value-type="float">
            <text:p>4.43680000305176</text:p>
          </table:table-cell>
          <table:table-cell office:value-type="float" office:value="-39.8787879943848" calcext:value-type="float">
            <text:p>-39.8787879943848</text:p>
          </table:table-cell>
          <table:table-cell office:value-type="float" office:value="-97.8965225219727" calcext:value-type="float">
            <text:p>-97.896522521972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1.70049" calcext:value-type="float">
            <text:p>1639747661.70049</text:p>
          </table:table-cell>
          <table:table-cell office:value-type="float" office:value="187.047958374023" calcext:value-type="float">
            <text:p>187.047958374023</text:p>
          </table:table-cell>
          <table:table-cell office:value-type="float" office:value="-0.385233968496323" calcext:value-type="float">
            <text:p>-0.385233968496323</text:p>
          </table:table-cell>
          <table:table-cell office:value-type="float" office:value="-0.05052200704813" calcext:value-type="float">
            <text:p>-0.05052200704813</text:p>
          </table:table-cell>
          <table:table-cell office:value-type="float" office:value="0.0315062366425991" calcext:value-type="float">
            <text:p>0.031506236642599</text:p>
          </table:table-cell>
          <table:table-cell office:value-type="float" office:value="0.00530422572046518" calcext:value-type="float">
            <text:p>0.005304225720465</text:p>
          </table:table-cell>
          <table:table-cell office:value-type="float" office:value="4.69729423522949" calcext:value-type="float">
            <text:p>4.69729423522949</text:p>
          </table:table-cell>
          <table:table-cell office:value-type="float" office:value="0" calcext:value-type="float">
            <text:p>0</text:p>
          </table:table-cell>
          <table:table-cell office:value-type="float" office:value="0.12552484869957" calcext:value-type="float">
            <text:p>0.12552484869957</text:p>
          </table:table-cell>
          <table:table-cell office:value-type="float" office:value="5.36900043487549" calcext:value-type="float">
            <text:p>5.36900043487549</text:p>
          </table:table-cell>
          <table:table-cell office:value-type="float" office:value="-53.8194084167481" calcext:value-type="float">
            <text:p>-53.8194084167481</text:p>
          </table:table-cell>
          <table:table-cell office:value-type="float" office:value="-99.7331237792969" calcext:value-type="float">
            <text:p>-99.733123779296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0910744667053" calcext:value-type="float">
            <text:p>0.140910744667053</text:p>
          </table:table-cell>
          <table:table-cell office:value-type="float" office:value="5.8056001663208" calcext:value-type="float">
            <text:p>5.8056001663208</text:p>
          </table:table-cell>
          <table:table-cell office:value-type="float" office:value="-57.9854469299316" calcext:value-type="float">
            <text:p>-57.9854469299316</text:p>
          </table:table-cell>
          <table:table-cell office:value-type="float" office:value="-99.330940246582" calcext:value-type="float">
            <text:p>-99.33094024658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14503473043442" calcext:value-type="float">
            <text:p>-0.061450347304344</text:p>
          </table:table-cell>
          <table:table-cell office:value-type="float" office:value="4.7790002822876" calcext:value-type="float">
            <text:p>4.7790002822876</text:p>
          </table:table-cell>
          <table:table-cell office:value-type="float" office:value="-48.9809684753418" calcext:value-type="float">
            <text:p>-48.9809684753418</text:p>
          </table:table-cell>
          <table:table-cell office:value-type="float" office:value="-97.7186889648437" calcext:value-type="float">
            <text:p>-97.718688964843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88390094041824" calcext:value-type="float">
            <text:p>-0.088839009404183</text:p>
          </table:table-cell>
          <table:table-cell office:value-type="float" office:value="4.44860029220581" calcext:value-type="float">
            <text:p>4.44860029220581</text:p>
          </table:table-cell>
          <table:table-cell office:value-type="float" office:value="-41.1577033996582" calcext:value-type="float">
            <text:p>-41.1577033996582</text:p>
          </table:table-cell>
          <table:table-cell office:value-type="float" office:value="-99.2617874145508" calcext:value-type="float">
            <text:p>-99.26178741455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1.82413" calcext:value-type="float">
            <text:p>1639747661.82413</text:p>
          </table:table-cell>
          <table:table-cell office:value-type="float" office:value="189.610244750977" calcext:value-type="float">
            <text:p>189.610244750977</text:p>
          </table:table-cell>
          <table:table-cell office:value-type="float" office:value="-0.42176228761673" calcext:value-type="float">
            <text:p>-0.42176228761673</text:p>
          </table:table-cell>
          <table:table-cell office:value-type="float" office:value="-0.0467159301042557" calcext:value-type="float">
            <text:p>-0.046715930104256</text:p>
          </table:table-cell>
          <table:table-cell office:value-type="float" office:value="0.0394277051091194" calcext:value-type="float">
            <text:p>0.03942770510912</text:p>
          </table:table-cell>
          <table:table-cell office:value-type="float" office:value="0.00481175258755684" calcext:value-type="float">
            <text:p>0.004811752587557</text:p>
          </table:table-cell>
          <table:table-cell office:value-type="float" office:value="4.73272466659546" calcext:value-type="float">
            <text:p>4.73272466659546</text:p>
          </table:table-cell>
          <table:table-cell office:value-type="float" office:value="0" calcext:value-type="float">
            <text:p>0</text:p>
          </table:table-cell>
          <table:table-cell office:value-type="float" office:value="0.140237525105476" calcext:value-type="float">
            <text:p>0.140237525105476</text:p>
          </table:table-cell>
          <table:table-cell office:value-type="float" office:value="5.38080024719238" calcext:value-type="float">
            <text:p>5.38080024719238</text:p>
          </table:table-cell>
          <table:table-cell office:value-type="float" office:value="-57.2884712219238" calcext:value-type="float">
            <text:p>-57.2884712219238</text:p>
          </table:table-cell>
          <table:table-cell office:value-type="float" office:value="-98.6422576904297" calcext:value-type="float">
            <text:p>-98.642257690429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60536780953407" calcext:value-type="float">
            <text:p>0.160536780953407</text:p>
          </table:table-cell>
          <table:table-cell office:value-type="float" office:value="5.94720029830933" calcext:value-type="float">
            <text:p>5.94720029830933</text:p>
          </table:table-cell>
          <table:table-cell office:value-type="float" office:value="-58.0896110534668" calcext:value-type="float">
            <text:p>-58.0896110534668</text:p>
          </table:table-cell>
          <table:table-cell office:value-type="float" office:value="-97.3947677612305" calcext:value-type="float">
            <text:p>-97.39476776123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5046489238739" calcext:value-type="float">
            <text:p>-0.065046489238739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53.0540962219238" calcext:value-type="float">
            <text:p>-53.0540962219238</text:p>
          </table:table-cell>
          <table:table-cell office:value-type="float" office:value="-95.6928100585938" calcext:value-type="float">
            <text:p>-95.692810058593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903497263789177" calcext:value-type="float">
            <text:p>-0.090349726378918</text:p>
          </table:table-cell>
          <table:table-cell office:value-type="float" office:value="4.48400020599365" calcext:value-type="float">
            <text:p>4.48400020599365</text:p>
          </table:table-cell>
          <table:table-cell office:value-type="float" office:value="-43.4101142883301" calcext:value-type="float">
            <text:p>-43.4101142883301</text:p>
          </table:table-cell>
          <table:table-cell office:value-type="float" office:value="-98.6631240844727" calcext:value-type="float">
            <text:p>-98.663124084472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2.06487" calcext:value-type="float">
            <text:p>1639747662.06487</text:p>
          </table:table-cell>
          <table:table-cell office:value-type="float" office:value="195.112701416016" calcext:value-type="float">
            <text:p>195.112701416016</text:p>
          </table:table-cell>
          <table:table-cell office:value-type="float" office:value="-0.416455686092377" calcext:value-type="float">
            <text:p>-0.416455686092377</text:p>
          </table:table-cell>
          <table:table-cell office:value-type="float" office:value="-0.0323676392436028" calcext:value-type="float">
            <text:p>-0.032367639243603</text:p>
          </table:table-cell>
          <table:table-cell office:value-type="float" office:value="0.041168361902237" calcext:value-type="float">
            <text:p>0.041168361902237</text:p>
          </table:table-cell>
          <table:table-cell office:value-type="float" office:value="0.00490230787545443" calcext:value-type="float">
            <text:p>0.004902307875454</text:p>
          </table:table-cell>
          <table:table-cell office:value-type="float" office:value="4.70274496078491" calcext:value-type="float">
            <text:p>4.70274496078491</text:p>
          </table:table-cell>
          <table:table-cell office:value-type="float" office:value="0" calcext:value-type="float">
            <text:p>0</text:p>
          </table:table-cell>
          <table:table-cell office:value-type="float" office:value="0.145802691578865" calcext:value-type="float">
            <text:p>0.145802691578865</text:p>
          </table:table-cell>
          <table:table-cell office:value-type="float" office:value="5.34540033340454" calcext:value-type="float">
            <text:p>5.34540033340454</text:p>
          </table:table-cell>
          <table:table-cell office:value-type="float" office:value="-56.6371307373047" calcext:value-type="float">
            <text:p>-56.6371307373047</text:p>
          </table:table-cell>
          <table:table-cell office:value-type="float" office:value="-98.3772583007812" calcext:value-type="float">
            <text:p>-98.377258300781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57274812459946" calcext:value-type="float">
            <text:p>0.157274812459946</text:p>
          </table:table-cell>
          <table:table-cell office:value-type="float" office:value="5.8056001663208" calcext:value-type="float">
            <text:p>5.8056001663208</text:p>
          </table:table-cell>
          <table:table-cell office:value-type="float" office:value="-61.131778717041" calcext:value-type="float">
            <text:p>-61.131778717041</text:p>
          </table:table-cell>
          <table:table-cell office:value-type="float" office:value="-98.4251098632813" calcext:value-type="float">
            <text:p>-98.425109863281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58879578113556" calcext:value-type="float">
            <text:p>-0.065887957811356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51.4467430114746" calcext:value-type="float">
            <text:p>-51.4467430114746</text:p>
          </table:table-cell>
          <table:table-cell office:value-type="float" office:value="-98.4559097290039" calcext:value-type="float">
            <text:p>-98.45590972900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34239721298218" calcext:value-type="float">
            <text:p>-0.083423972129822</text:p>
          </table:table-cell>
          <table:table-cell office:value-type="float" office:value="4.48400020599365" calcext:value-type="float">
            <text:p>4.48400020599365</text:p>
          </table:table-cell>
          <table:table-cell office:value-type="float" office:value="-42.2923889160156" calcext:value-type="float">
            <text:p>-42.2923889160156</text:p>
          </table:table-cell>
          <table:table-cell office:value-type="float" office:value="-99.3974380493164" calcext:value-type="float">
            <text:p>-99.397438049316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2.18139" calcext:value-type="float">
            <text:p>1639747662.18139</text:p>
          </table:table-cell>
          <table:table-cell office:value-type="float" office:value="187.016250610352" calcext:value-type="float">
            <text:p>187.016250610352</text:p>
          </table:table-cell>
          <table:table-cell office:value-type="float" office:value="-0.371711939573288" calcext:value-type="float">
            <text:p>-0.371711939573288</text:p>
          </table:table-cell>
          <table:table-cell office:value-type="float" office:value="-0.0337892957031727" calcext:value-type="float">
            <text:p>-0.033789295703173</text:p>
          </table:table-cell>
          <table:table-cell office:value-type="float" office:value="0.0275662653148174" calcext:value-type="float">
            <text:p>0.027566265314818</text:p>
          </table:table-cell>
          <table:table-cell office:value-type="float" office:value="0.00424876157194376" calcext:value-type="float">
            <text:p>0.004248761571944</text:p>
          </table:table-cell>
          <table:table-cell office:value-type="float" office:value="4.69729375839233" calcext:value-type="float">
            <text:p>4.69729375839233</text:p>
          </table:table-cell>
          <table:table-cell office:value-type="float" office:value="0" calcext:value-type="float">
            <text:p>0</text:p>
          </table:table-cell>
          <table:table-cell office:value-type="float" office:value="0.122653990983963" calcext:value-type="float">
            <text:p>0.122653990983963</text:p>
          </table:table-cell>
          <table:table-cell office:value-type="float" office:value="5.35720014572144" calcext:value-type="float">
            <text:p>5.35720014572144</text:p>
          </table:table-cell>
          <table:table-cell office:value-type="float" office:value="-56.9870223999024" calcext:value-type="float">
            <text:p>-56.9870223999024</text:p>
          </table:table-cell>
          <table:table-cell office:value-type="float" office:value="-98.572135925293" calcext:value-type="float">
            <text:p>-98.57213592529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7770587801933" calcext:value-type="float">
            <text:p>0.127770587801933</text:p>
          </table:table-cell>
          <table:table-cell office:value-type="float" office:value="5.74660015106201" calcext:value-type="float">
            <text:p>5.74660015106201</text:p>
          </table:table-cell>
          <table:table-cell office:value-type="float" office:value="-58.1510467529297" calcext:value-type="float">
            <text:p>-58.1510467529297</text:p>
          </table:table-cell>
          <table:table-cell office:value-type="float" office:value="-98.5826034545898" calcext:value-type="float">
            <text:p>-98.582603454589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58887699246407" calcext:value-type="float">
            <text:p>-0.065888769924641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9.7279434204102" calcext:value-type="float">
            <text:p>-49.7279434204102</text:p>
          </table:table-cell>
          <table:table-cell office:value-type="float" office:value="-97.8944549560547" calcext:value-type="float">
            <text:p>-97.89445495605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44945013523102" calcext:value-type="float">
            <text:p>-0.08449450135231</text:p>
          </table:table-cell>
          <table:table-cell office:value-type="float" office:value="4.5076003074646" calcext:value-type="float">
            <text:p>4.5076003074646</text:p>
          </table:table-cell>
          <table:table-cell office:value-type="float" office:value="-43.8017654418945" calcext:value-type="float">
            <text:p>-43.8017654418945</text:p>
          </table:table-cell>
          <table:table-cell office:value-type="float" office:value="-98.7184143066406" calcext:value-type="float">
            <text:p>-98.718414306640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2.42256" calcext:value-type="float">
            <text:p>1639747662.42256</text:p>
          </table:table-cell>
          <table:table-cell office:value-type="float" office:value="192.12841796875" calcext:value-type="float">
            <text:p>192.12841796875</text:p>
          </table:table-cell>
          <table:table-cell office:value-type="float" office:value="-0.392904222011566" calcext:value-type="float">
            <text:p>-0.392904222011566</text:p>
          </table:table-cell>
          <table:table-cell office:value-type="float" office:value="-0.0425467118620873" calcext:value-type="float">
            <text:p>-0.042546711862087</text:p>
          </table:table-cell>
          <table:table-cell office:value-type="float" office:value="0.0225357376039028" calcext:value-type="float">
            <text:p>0.022535737603903</text:p>
          </table:table-cell>
          <table:table-cell office:value-type="float" office:value="0.00112514791544527" calcext:value-type="float">
            <text:p>0.001125147915445</text:p>
          </table:table-cell>
          <table:table-cell office:value-type="float" office:value="4.73545026779175" calcext:value-type="float">
            <text:p>4.73545026779175</text:p>
          </table:table-cell>
          <table:table-cell office:value-type="float" office:value="0" calcext:value-type="float">
            <text:p>0</text:p>
          </table:table-cell>
          <table:table-cell office:value-type="float" office:value="0.115570269525051" calcext:value-type="float">
            <text:p>0.115570269525051</text:p>
          </table:table-cell>
          <table:table-cell office:value-type="float" office:value="5.40440034866333" calcext:value-type="float">
            <text:p>5.40440034866333</text:p>
          </table:table-cell>
          <table:table-cell office:value-type="float" office:value="-54.3806533813477" calcext:value-type="float">
            <text:p>-54.3806533813477</text:p>
          </table:table-cell>
          <table:table-cell office:value-type="float" office:value="-99.7131195068359" calcext:value-type="float">
            <text:p>-99.713119506835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4653022289276" calcext:value-type="float">
            <text:p>0.144653022289276</text:p>
          </table:table-cell>
          <table:table-cell office:value-type="float" office:value="5.78200006484985" calcext:value-type="float">
            <text:p>5.78200006484985</text:p>
          </table:table-cell>
          <table:table-cell office:value-type="float" office:value="-56.3727226257324" calcext:value-type="float">
            <text:p>-56.3727226257324</text:p>
          </table:table-cell>
          <table:table-cell office:value-type="float" office:value="-100.924919128418" calcext:value-type="float">
            <text:p>-100.92491912841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4014775454998" calcext:value-type="float">
            <text:p>-0.074014775454998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50.0207748413086" calcext:value-type="float">
            <text:p>-50.0207748413086</text:p>
          </table:table-cell>
          <table:table-cell office:value-type="float" office:value="-100.215927124023" calcext:value-type="float">
            <text:p>-100.21592712402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969609096646309" calcext:value-type="float">
            <text:p>-0.096960909664631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4.9329261779785" calcext:value-type="float">
            <text:p>-44.9329261779785</text:p>
          </table:table-cell>
          <table:table-cell office:value-type="float" office:value="-99.8820266723633" calcext:value-type="float">
            <text:p>-99.882026672363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2.66438" calcext:value-type="float">
            <text:p>1639747662.66438</text:p>
          </table:table-cell>
          <table:table-cell office:value-type="float" office:value="195.291046142578" calcext:value-type="float">
            <text:p>195.291046142578</text:p>
          </table:table-cell>
          <table:table-cell office:value-type="float" office:value="-0.437519013881683" calcext:value-type="float">
            <text:p>-0.437519013881683</text:p>
          </table:table-cell>
          <table:table-cell office:value-type="float" office:value="-0.0455282814800739" calcext:value-type="float">
            <text:p>-0.045528281480074</text:p>
          </table:table-cell>
          <table:table-cell office:value-type="float" office:value="0.0308690778911114" calcext:value-type="float">
            <text:p>0.030869077891111</text:p>
          </table:table-cell>
          <table:table-cell office:value-type="float" office:value="0.00428978260606527" calcext:value-type="float">
            <text:p>0.004289782606065</text:p>
          </table:table-cell>
          <table:table-cell office:value-type="float" office:value="4.784508228302" calcext:value-type="float">
            <text:p>4.784508228302</text:p>
          </table:table-cell>
          <table:table-cell office:value-type="float" office:value="0" calcext:value-type="float">
            <text:p>0</text:p>
          </table:table-cell>
          <table:table-cell office:value-type="float" office:value="0.128106757998467" calcext:value-type="float">
            <text:p>0.128106757998467</text:p>
          </table:table-cell>
          <table:table-cell office:value-type="float" office:value="5.47520017623901" calcext:value-type="float">
            <text:p>5.47520017623901</text:p>
          </table:table-cell>
          <table:table-cell office:value-type="float" office:value="-54.057804107666" calcext:value-type="float">
            <text:p>-54.057804107666</text:p>
          </table:table-cell>
          <table:table-cell office:value-type="float" office:value="-99.7964401245117" calcext:value-type="float">
            <text:p>-99.79644012451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67353093624115" calcext:value-type="float">
            <text:p>0.167353093624115</text:p>
          </table:table-cell>
          <table:table-cell office:value-type="float" office:value="5.91180038452148" calcext:value-type="float">
            <text:p>5.91180038452148</text:p>
          </table:table-cell>
          <table:table-cell office:value-type="float" office:value="-60.6620674133301" calcext:value-type="float">
            <text:p>-60.6620674133301</text:p>
          </table:table-cell>
          <table:table-cell office:value-type="float" office:value="-100.373435974121" calcext:value-type="float">
            <text:p>-100.3734359741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75935500860214" calcext:value-type="float">
            <text:p>-0.077593550086022</text:p>
          </table:table-cell>
          <table:table-cell office:value-type="float" office:value="4.84980010986328" calcext:value-type="float">
            <text:p>4.84980010986328</text:p>
          </table:table-cell>
          <table:table-cell office:value-type="float" office:value="-52.196231842041" calcext:value-type="float">
            <text:p>-52.196231842041</text:p>
          </table:table-cell>
          <table:table-cell office:value-type="float" office:value="-100.168159484863" calcext:value-type="float">
            <text:p>-100.16815948486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102133102715015" calcext:value-type="float">
            <text:p>-0.102133102715015</text:p>
          </table:table-cell>
          <table:table-cell office:value-type="float" office:value="4.54300022125244" calcext:value-type="float">
            <text:p>4.54300022125244</text:p>
          </table:table-cell>
          <table:table-cell office:value-type="float" office:value="-41.8998565673828" calcext:value-type="float">
            <text:p>-41.8998565673828</text:p>
          </table:table-cell>
          <table:table-cell office:value-type="float" office:value="-99.4476013183594" calcext:value-type="float">
            <text:p>-99.44760131835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2.781" calcext:value-type="float">
            <text:p>1639747662.781</text:p>
          </table:table-cell>
          <table:table-cell office:value-type="float" office:value="189.15104675293" calcext:value-type="float">
            <text:p>189.15104675293</text:p>
          </table:table-cell>
          <table:table-cell office:value-type="float" office:value="-0.463610380887985" calcext:value-type="float">
            <text:p>-0.463610380887985</text:p>
          </table:table-cell>
          <table:table-cell office:value-type="float" office:value="-0.0370105989277363" calcext:value-type="float">
            <text:p>-0.037010598927736</text:p>
          </table:table-cell>
          <table:table-cell office:value-type="float" office:value="0.0482238307595253" calcext:value-type="float">
            <text:p>0.048223830759525</text:p>
          </table:table-cell>
          <table:table-cell office:value-type="float" office:value="0.00469997432082892" calcext:value-type="float">
            <text:p>0.004699974320829</text:p>
          </table:table-cell>
          <table:table-cell office:value-type="float" office:value="4.83356618881226" calcext:value-type="float">
            <text:p>4.83356618881226</text:p>
          </table:table-cell>
          <table:table-cell office:value-type="float" office:value="0" calcext:value-type="float">
            <text:p>0</text:p>
          </table:table-cell>
          <table:table-cell office:value-type="float" office:value="0.148091599345207" calcext:value-type="float">
            <text:p>0.148091599345207</text:p>
          </table:table-cell>
          <table:table-cell office:value-type="float" office:value="5.47520017623901" calcext:value-type="float">
            <text:p>5.47520017623901</text:p>
          </table:table-cell>
          <table:table-cell office:value-type="float" office:value="-59.2199401855469" calcext:value-type="float">
            <text:p>-59.2199401855469</text:p>
          </table:table-cell>
          <table:table-cell office:value-type="float" office:value="-99.2658767700195" calcext:value-type="float">
            <text:p>-99.265876770019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88350975513458" calcext:value-type="float">
            <text:p>0.188350975513458</text:p>
          </table:table-cell>
          <table:table-cell office:value-type="float" office:value="6.08880043029785" calcext:value-type="float">
            <text:p>6.08880043029785</text:p>
          </table:table-cell>
          <table:table-cell office:value-type="float" office:value="-58.8763122558594" calcext:value-type="float">
            <text:p>-58.8763122558594</text:p>
          </table:table-cell>
          <table:table-cell office:value-type="float" office:value="-98.9490051269531" calcext:value-type="float">
            <text:p>-98.949005126953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09228068590164" calcext:value-type="float">
            <text:p>-0.070922806859017</text:p>
          </table:table-cell>
          <table:table-cell office:value-type="float" office:value="4.84980010986328" calcext:value-type="float">
            <text:p>4.84980010986328</text:p>
          </table:table-cell>
          <table:table-cell office:value-type="float" office:value="-52.9363708496094" calcext:value-type="float">
            <text:p>-52.9363708496094</text:p>
          </table:table-cell>
          <table:table-cell office:value-type="float" office:value="-97.0705184936523" calcext:value-type="float">
            <text:p>-97.070518493652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909066572785378" calcext:value-type="float">
            <text:p>-0.090906657278538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41.2891616821289" calcext:value-type="float">
            <text:p>-41.2891616821289</text:p>
          </table:table-cell>
          <table:table-cell office:value-type="float" office:value="-98.6193466186523" calcext:value-type="float">
            <text:p>-98.619346618652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3.03441" calcext:value-type="float">
            <text:p>1639747663.03441</text:p>
          </table:table-cell>
          <table:table-cell office:value-type="float" office:value="189.110275268555" calcext:value-type="float">
            <text:p>189.110275268555</text:p>
          </table:table-cell>
          <table:table-cell office:value-type="float" office:value="-0.412576138973236" calcext:value-type="float">
            <text:p>-0.412576138973236</text:p>
          </table:table-cell>
          <table:table-cell office:value-type="float" office:value="-0.0768009573221207" calcext:value-type="float">
            <text:p>-0.076800957322121</text:p>
          </table:table-cell>
          <table:table-cell office:value-type="float" office:value="0.0436603762209415" calcext:value-type="float">
            <text:p>0.043660376220942</text:p>
          </table:table-cell>
          <table:table-cell office:value-type="float" office:value="0.00156077742576599" calcext:value-type="float">
            <text:p>0.001560777425766</text:p>
          </table:table-cell>
          <table:table-cell office:value-type="float" office:value="4.83356618881226" calcext:value-type="float">
            <text:p>4.83356618881226</text:p>
          </table:table-cell>
          <table:table-cell office:value-type="float" office:value="0" calcext:value-type="float">
            <text:p>0</text:p>
          </table:table-cell>
          <table:table-cell office:value-type="float" office:value="0.12941113114357" calcext:value-type="float">
            <text:p>0.12941113114357</text:p>
          </table:table-cell>
          <table:table-cell office:value-type="float" office:value="5.48699998855591" calcext:value-type="float">
            <text:p>5.48699998855591</text:p>
          </table:table-cell>
          <table:table-cell office:value-type="float" office:value="-58.3503532409668" calcext:value-type="float">
            <text:p>-58.3503532409668</text:p>
          </table:table-cell>
          <table:table-cell office:value-type="float" office:value="-96.8185729980469" calcext:value-type="float">
            <text:p>-96.818572998046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72772526741028" calcext:value-type="float">
            <text:p>0.172772526741028</text:p>
          </table:table-cell>
          <table:table-cell office:value-type="float" office:value="5.94720029830933" calcext:value-type="float">
            <text:p>5.94720029830933</text:p>
          </table:table-cell>
          <table:table-cell office:value-type="float" office:value="-56.6814575195312" calcext:value-type="float">
            <text:p>-56.6814575195312</text:p>
          </table:table-cell>
          <table:table-cell office:value-type="float" office:value="-97.3591918945312" calcext:value-type="float">
            <text:p>-97.359191894531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05431480705738" calcext:value-type="float">
            <text:p>-0.050543148070574</text:p>
          </table:table-cell>
          <table:table-cell office:value-type="float" office:value="4.94420003890991" calcext:value-type="float">
            <text:p>4.94420003890991</text:p>
          </table:table-cell>
          <table:table-cell office:value-type="float" office:value="-51.747932434082" calcext:value-type="float">
            <text:p>-51.747932434082</text:p>
          </table:table-cell>
          <table:table-cell office:value-type="float" office:value="-95.502197265625" calcext:value-type="float">
            <text:p>-95.5021972656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920803099870682" calcext:value-type="float">
            <text:p>-0.092080309987068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0.7349700927734" calcext:value-type="float">
            <text:p>-40.7349700927734</text:p>
          </table:table-cell>
          <table:table-cell office:value-type="float" office:value="-98.689811706543" calcext:value-type="float">
            <text:p>-98.68981170654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3.1543" calcext:value-type="float">
            <text:p>1639747663.1543</text:p>
          </table:table-cell>
          <table:table-cell office:value-type="float" office:value="187.059875488281" calcext:value-type="float">
            <text:p>187.059875488281</text:p>
          </table:table-cell>
          <table:table-cell office:value-type="float" office:value="-0.347198516130447" calcext:value-type="float">
            <text:p>-0.347198516130447</text:p>
          </table:table-cell>
          <table:table-cell office:value-type="float" office:value="-0.0491436794400215" calcext:value-type="float">
            <text:p>-0.049143679440022</text:p>
          </table:table-cell>
          <table:table-cell office:value-type="float" office:value="0.0315808691084385" calcext:value-type="float">
            <text:p>0.031580869108439</text:p>
          </table:table-cell>
          <table:table-cell office:value-type="float" office:value="0.000874281162396073" calcext:value-type="float">
            <text:p>0.000874281162396</text:p>
          </table:table-cell>
          <table:table-cell office:value-type="float" office:value="4.84991884231567" calcext:value-type="float">
            <text:p>4.84991884231567</text:p>
          </table:table-cell>
          <table:table-cell office:value-type="float" office:value="0" calcext:value-type="float">
            <text:p>0</text:p>
          </table:table-cell>
          <table:table-cell office:value-type="float" office:value="0.0986474975943566" calcext:value-type="float">
            <text:p>0.098647497594357</text:p>
          </table:table-cell>
          <table:table-cell office:value-type="float" office:value="5.47520017623901" calcext:value-type="float">
            <text:p>5.47520017623901</text:p>
          </table:table-cell>
          <table:table-cell office:value-type="float" office:value="-58.5952224731445" calcext:value-type="float">
            <text:p>-58.5952224731445</text:p>
          </table:table-cell>
          <table:table-cell office:value-type="float" office:value="-99.4173126220703" calcext:value-type="float">
            <text:p>-99.417312622070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6492222547531" calcext:value-type="float">
            <text:p>0.136492222547531</text:p>
          </table:table-cell>
          <table:table-cell office:value-type="float" office:value="6.05340003967285" calcext:value-type="float">
            <text:p>6.05340003967285</text:p>
          </table:table-cell>
          <table:table-cell office:value-type="float" office:value="-52.8843841552734" calcext:value-type="float">
            <text:p>-52.8843841552734</text:p>
          </table:table-cell>
          <table:table-cell office:value-type="float" office:value="-99.4302291870117" calcext:value-type="float">
            <text:p>-99.430229187011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15524372458458" calcext:value-type="float">
            <text:p>-0.051552437245846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48.0002479553223" calcext:value-type="float">
            <text:p>-48.0002479553223</text:p>
          </table:table-cell>
          <table:table-cell office:value-type="float" office:value="-99.4311828613281" calcext:value-type="float">
            <text:p>-99.431182861328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80336633324623" calcext:value-type="float">
            <text:p>-0.078033663332462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43.5192718505859" calcext:value-type="float">
            <text:p>-43.5192718505859</text:p>
          </table:table-cell>
          <table:table-cell office:value-type="float" office:value="-99.0783386230469" calcext:value-type="float">
            <text:p>-99.078338623046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3.39143" calcext:value-type="float">
            <text:p>1639747663.39143</text:p>
          </table:table-cell>
          <table:table-cell office:value-type="float" office:value="191.465133666992" calcext:value-type="float">
            <text:p>191.465133666992</text:p>
          </table:table-cell>
          <table:table-cell office:value-type="float" office:value="-0.283563911914825" calcext:value-type="float">
            <text:p>-0.283563911914825</text:p>
          </table:table-cell>
          <table:table-cell office:value-type="float" office:value="-0.0599570609629154" calcext:value-type="float">
            <text:p>-0.059957060962916</text:p>
          </table:table-cell>
          <table:table-cell office:value-type="float" office:value="0.0195786468684673" calcext:value-type="float">
            <text:p>0.019578646868467</text:p>
          </table:table-cell>
          <table:table-cell office:value-type="float" office:value="0.00154693517833948" calcext:value-type="float">
            <text:p>0.001546935178339</text:p>
          </table:table-cell>
          <table:table-cell office:value-type="float" office:value="4.81721353530884" calcext:value-type="float">
            <text:p>4.81721353530884</text:p>
          </table:table-cell>
          <table:table-cell office:value-type="float" office:value="0" calcext:value-type="float">
            <text:p>0</text:p>
          </table:table-cell>
          <table:table-cell office:value-type="float" office:value="0.0838944539427757" calcext:value-type="float">
            <text:p>0.083894453942776</text:p>
          </table:table-cell>
          <table:table-cell office:value-type="float" office:value="5.38080024719238" calcext:value-type="float">
            <text:p>5.38080024719238</text:p>
          </table:table-cell>
          <table:table-cell office:value-type="float" office:value="-58.1411590576172" calcext:value-type="float">
            <text:p>-58.1411590576172</text:p>
          </table:table-cell>
          <table:table-cell office:value-type="float" office:value="-97.3245162963867" calcext:value-type="float">
            <text:p>-97.324516296386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1030288040638" calcext:value-type="float">
            <text:p>0.111030288040638</text:p>
          </table:table-cell>
          <table:table-cell office:value-type="float" office:value="5.95900011062622" calcext:value-type="float">
            <text:p>5.95900011062622</text:p>
          </table:table-cell>
          <table:table-cell office:value-type="float" office:value="-49.705451965332" calcext:value-type="float">
            <text:p>-49.705451965332</text:p>
          </table:table-cell>
          <table:table-cell office:value-type="float" office:value="-96.746223449707" calcext:value-type="float">
            <text:p>-96.74622344970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22889105975628" calcext:value-type="float">
            <text:p>-0.042288910597563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2.7418670654297" calcext:value-type="float">
            <text:p>-52.7418670654297</text:p>
          </table:table-cell>
          <table:table-cell office:value-type="float" office:value="-95.0658416748047" calcext:value-type="float">
            <text:p>-95.065841674804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48791620135307" calcext:value-type="float">
            <text:p>-0.074879162013531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43.3295745849609" calcext:value-type="float">
            <text:p>-43.3295745849609</text:p>
          </table:table-cell>
          <table:table-cell office:value-type="float" office:value="-98.9221420288086" calcext:value-type="float">
            <text:p>-98.922142028808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3.63361" calcext:value-type="float">
            <text:p>1639747663.63361</text:p>
          </table:table-cell>
          <table:table-cell office:value-type="float" office:value="191.421981811523" calcext:value-type="float">
            <text:p>191.421981811523</text:p>
          </table:table-cell>
          <table:table-cell office:value-type="float" office:value="-0.183118790388107" calcext:value-type="float">
            <text:p>-0.183118790388107</text:p>
          </table:table-cell>
          <table:table-cell office:value-type="float" office:value="-0.0478517562150955" calcext:value-type="float">
            <text:p>-0.047851756215096</text:p>
          </table:table-cell>
          <table:table-cell office:value-type="float" office:value="0.014258730225265" calcext:value-type="float">
            <text:p>0.014258730225265</text:p>
          </table:table-cell>
          <table:table-cell office:value-type="float" office:value="0.000732056680135429" calcext:value-type="float">
            <text:p>0.000732056680135</text:p>
          </table:table-cell>
          <table:table-cell office:value-type="float" office:value="4.85536956787109" calcext:value-type="float">
            <text:p>4.85536956787109</text:p>
          </table:table-cell>
          <table:table-cell office:value-type="float" office:value="0" calcext:value-type="float">
            <text:p>0</text:p>
          </table:table-cell>
          <table:table-cell office:value-type="float" office:value="0.0534042418003082" calcext:value-type="float">
            <text:p>0.053404241800308</text:p>
          </table:table-cell>
          <table:table-cell office:value-type="float" office:value="5.40440034866333" calcext:value-type="float">
            <text:p>5.40440034866333</text:p>
          </table:table-cell>
          <table:table-cell office:value-type="float" office:value="-59.1321182250977" calcext:value-type="float">
            <text:p>-59.1321182250977</text:p>
          </table:table-cell>
          <table:table-cell office:value-type="float" office:value="-98.4169921875" calcext:value-type="float">
            <text:p>-98.41699218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56503939628601" calcext:value-type="float">
            <text:p>0.07565039396286</text:p>
          </table:table-cell>
          <table:table-cell office:value-type="float" office:value="6.00620031356812" calcext:value-type="float">
            <text:p>6.00620031356812</text:p>
          </table:table-cell>
          <table:table-cell office:value-type="float" office:value="-50.359302520752" calcext:value-type="float">
            <text:p>-50.359302520752</text:p>
          </table:table-cell>
          <table:table-cell office:value-type="float" office:value="-99.4305725097656" calcext:value-type="float">
            <text:p>-99.430572509765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3408692330122" calcext:value-type="float">
            <text:p>-0.023408692330122</text:p>
          </table:table-cell>
          <table:table-cell office:value-type="float" office:value="5.06220006942749" calcext:value-type="float">
            <text:p>5.06220006942749</text:p>
          </table:table-cell>
          <table:table-cell office:value-type="float" office:value="-51.7575759887695" calcext:value-type="float">
            <text:p>-51.7575759887695</text:p>
          </table:table-cell>
          <table:table-cell office:value-type="float" office:value="-98.3509292602539" calcext:value-type="float">
            <text:p>-98.35092926025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493280589580536" calcext:value-type="float">
            <text:p>-0.049328058958054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39.483715057373" calcext:value-type="float">
            <text:p>-39.483715057373</text:p>
          </table:table-cell>
          <table:table-cell office:value-type="float" office:value="-99.3684005737305" calcext:value-type="float">
            <text:p>-99.368400573730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3.75165" calcext:value-type="float">
            <text:p>1639747663.75165</text:p>
          </table:table-cell>
          <table:table-cell office:value-type="float" office:value="188.708312988281" calcext:value-type="float">
            <text:p>188.708312988281</text:p>
          </table:table-cell>
          <table:table-cell office:value-type="float" office:value="-0.0684614852070808" calcext:value-type="float">
            <text:p>-0.068461485207081</text:p>
          </table:table-cell>
          <table:table-cell office:value-type="float" office:value="-0.0240448452532291" calcext:value-type="float">
            <text:p>-0.024044845253229</text:p>
          </table:table-cell>
          <table:table-cell office:value-type="float" office:value="0.00485787400975823" calcext:value-type="float">
            <text:p>0.004857874009758</text:p>
          </table:table-cell>
          <table:table-cell office:value-type="float" office:value="0.000534848193638027" calcext:value-type="float">
            <text:p>0.000534848193638</text:p>
          </table:table-cell>
          <table:table-cell office:value-type="float" office:value="4.84446811676025" calcext:value-type="float">
            <text:p>4.84446811676025</text:p>
          </table:table-cell>
          <table:table-cell office:value-type="float" office:value="0" calcext:value-type="float">
            <text:p>0</text:p>
          </table:table-cell>
          <table:table-cell office:value-type="float" office:value="0.0164169929921627" calcext:value-type="float">
            <text:p>0.016416992992163</text:p>
          </table:table-cell>
          <table:table-cell office:value-type="float" office:value="5.40440034866333" calcext:value-type="float">
            <text:p>5.40440034866333</text:p>
          </table:table-cell>
          <table:table-cell office:value-type="float" office:value="-57.7798385620117" calcext:value-type="float">
            <text:p>-57.7798385620117</text:p>
          </table:table-cell>
          <table:table-cell office:value-type="float" office:value="-98.786865234375" calcext:value-type="float">
            <text:p>-98.78686523437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02555989474058" calcext:value-type="float">
            <text:p>0.030255598947406</text:p>
          </table:table-cell>
          <table:table-cell office:value-type="float" office:value="5.94720029830933" calcext:value-type="float">
            <text:p>5.94720029830933</text:p>
          </table:table-cell>
          <table:table-cell office:value-type="float" office:value="-53.3864936828613" calcext:value-type="float">
            <text:p>-53.3864936828613</text:p>
          </table:table-cell>
          <table:table-cell office:value-type="float" office:value="-98.1801986694336" calcext:value-type="float">
            <text:p>-98.180198669433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762949883937836" calcext:value-type="float">
            <text:p>-0.007629498839378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2.4473876953125" calcext:value-type="float">
            <text:p>-52.4473876953125</text:p>
          </table:table-cell>
          <table:table-cell office:value-type="float" office:value="-98.110237121582" calcext:value-type="float">
            <text:p>-98.11023712158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03397572040558" calcext:value-type="float">
            <text:p>-0.020339757204056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1.6025810241699" calcext:value-type="float">
            <text:p>-41.6025810241699</text:p>
          </table:table-cell>
          <table:table-cell office:value-type="float" office:value="-98.9469604492188" calcext:value-type="float">
            <text:p>-98.946960449218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3.99213" calcext:value-type="float">
            <text:p>1639747663.99213</text:p>
          </table:table-cell>
          <table:table-cell office:value-type="float" office:value="186.342956542969" calcext:value-type="float">
            <text:p>186.342956542969</text:p>
          </table:table-cell>
          <table:table-cell office:value-type="float" office:value="0.0399918183684349" calcext:value-type="float">
            <text:p>0.039991818368435</text:p>
          </table:table-cell>
          <table:table-cell office:value-type="float" office:value="0.0347955599427223" calcext:value-type="float">
            <text:p>0.034795559942722</text:p>
          </table:table-cell>
          <table:table-cell office:value-type="float" office:value="0.0071251792833209" calcext:value-type="float">
            <text:p>0.007125179283321</text:p>
          </table:table-cell>
          <table:table-cell office:value-type="float" office:value="0.000538425985723734" calcext:value-type="float">
            <text:p>0.000538425985724</text:p>
          </table:table-cell>
          <table:table-cell office:value-type="float" office:value="4.89897680282593" calcext:value-type="float">
            <text:p>4.89897680282593</text:p>
          </table:table-cell>
          <table:table-cell office:value-type="float" office:value="0" calcext:value-type="float">
            <text:p>0</text:p>
          </table:table-cell>
          <table:table-cell office:value-type="float" office:value="-0.0162248779088259" calcext:value-type="float">
            <text:p>-0.016224877908826</text:p>
          </table:table-cell>
          <table:table-cell office:value-type="float" office:value="5.39260005950928" calcext:value-type="float">
            <text:p>5.39260005950928</text:p>
          </table:table-cell>
          <table:table-cell office:value-type="float" office:value="-53.2464332580566" calcext:value-type="float">
            <text:p>-53.2464332580566</text:p>
          </table:table-cell>
          <table:table-cell office:value-type="float" office:value="-97.3928451538086" calcext:value-type="float">
            <text:p>-97.392845153808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35929938405752" calcext:value-type="float">
            <text:p>-0.013592993840575</text:p>
          </table:table-cell>
          <table:table-cell office:value-type="float" office:value="6.05340003967285" calcext:value-type="float">
            <text:p>6.05340003967285</text:p>
          </table:table-cell>
          <table:table-cell office:value-type="float" office:value="-52.1118011474609" calcext:value-type="float">
            <text:p>-52.1118011474609</text:p>
          </table:table-cell>
          <table:table-cell office:value-type="float" office:value="-96.5102233886719" calcext:value-type="float">
            <text:p>-96.510223388671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797461997717619" calcext:value-type="float">
            <text:p>0.007974619977176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6.846736907959" calcext:value-type="float">
            <text:p>-56.846736907959</text:p>
          </table:table-cell>
          <table:table-cell office:value-type="float" office:value="-95.2587509155273" calcext:value-type="float">
            <text:p>-95.258750915527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68492791801691" calcext:value-type="float">
            <text:p>0.026849279180169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26.9066066741943" calcext:value-type="float">
            <text:p>-26.9066066741943</text:p>
          </table:table-cell>
          <table:table-cell office:value-type="float" office:value="-98.1359100341797" calcext:value-type="float">
            <text:p>-98.135910034179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4.112" calcext:value-type="float">
            <text:p>1639747664.112</text:p>
          </table:table-cell>
          <table:table-cell office:value-type="float" office:value="186.226364135742" calcext:value-type="float">
            <text:p>186.226364135742</text:p>
          </table:table-cell>
          <table:table-cell office:value-type="float" office:value="0.156281337141991" calcext:value-type="float">
            <text:p>0.156281337141991</text:p>
          </table:table-cell>
          <table:table-cell office:value-type="float" office:value="0.0839223861694336" calcext:value-type="float">
            <text:p>0.083922386169434</text:p>
          </table:table-cell>
          <table:table-cell office:value-type="float" office:value="-0.0169427115470171" calcext:value-type="float">
            <text:p>-0.016942711547017</text:p>
          </table:table-cell>
          <table:table-cell office:value-type="float" office:value="0.000406295497668907" calcext:value-type="float">
            <text:p>0.000406295497669</text:p>
          </table:table-cell>
          <table:table-cell office:value-type="float" office:value="4.89352607727051" calcext:value-type="float">
            <text:p>4.89352607727051</text:p>
          </table:table-cell>
          <table:table-cell office:value-type="float" office:value="0" calcext:value-type="float">
            <text:p>0</text:p>
          </table:table-cell>
          <table:table-cell office:value-type="float" office:value="-0.035538986325264" calcext:value-type="float">
            <text:p>-0.035538986325264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2.6519088745117" calcext:value-type="float">
            <text:p>-52.6519088745117</text:p>
          </table:table-cell>
          <table:table-cell office:value-type="float" office:value="-97.7157440185547" calcext:value-type="float">
            <text:p>-97.715744018554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803075656294823" calcext:value-type="float">
            <text:p>-0.080307565629482</text:p>
          </table:table-cell>
          <table:table-cell office:value-type="float" office:value="6.01800012588501" calcext:value-type="float">
            <text:p>6.01800012588501</text:p>
          </table:table-cell>
          <table:table-cell office:value-type="float" office:value="-52.9844398498535" calcext:value-type="float">
            <text:p>-52.9844398498535</text:p>
          </table:table-cell>
          <table:table-cell office:value-type="float" office:value="-98.0314788818359" calcext:value-type="float">
            <text:p>-98.031478881835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374368042685092" calcext:value-type="float">
            <text:p>0.003743680426851</text:p>
          </table:table-cell>
          <table:table-cell office:value-type="float" office:value="5.43980026245117" calcext:value-type="float">
            <text:p>5.43980026245117</text:p>
          </table:table-cell>
          <table:table-cell office:value-type="float" office:value="-55.9716567993164" calcext:value-type="float">
            <text:p>-55.9716567993164</text:p>
          </table:table-cell>
          <table:table-cell office:value-type="float" office:value="-97.1217269897461" calcext:value-type="float">
            <text:p>-97.121726989746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497930571436882" calcext:value-type="float">
            <text:p>0.049793057143688</text:p>
          </table:table-cell>
          <table:table-cell office:value-type="float" office:value="4.61380004882813" calcext:value-type="float">
            <text:p>4.61380004882813</text:p>
          </table:table-cell>
          <table:table-cell office:value-type="float" office:value="-39.7673416137695" calcext:value-type="float">
            <text:p>-39.7673416137695</text:p>
          </table:table-cell>
          <table:table-cell office:value-type="float" office:value="-98.8163757324219" calcext:value-type="float">
            <text:p>-98.816375732421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4.3651" calcext:value-type="float">
            <text:p>1639747664.3651</text:p>
          </table:table-cell>
          <table:table-cell office:value-type="float" office:value="195.717102050781" calcext:value-type="float">
            <text:p>195.717102050781</text:p>
          </table:table-cell>
          <table:table-cell office:value-type="float" office:value="0.147526130080223" calcext:value-type="float">
            <text:p>0.147526130080223</text:p>
          </table:table-cell>
          <table:table-cell office:value-type="float" office:value="0.0918059498071671" calcext:value-type="float">
            <text:p>0.091805949807167</text:p>
          </table:table-cell>
          <table:table-cell office:value-type="float" office:value="-0.0151706011965871" calcext:value-type="float">
            <text:p>-0.015170601196587</text:p>
          </table:table-cell>
          <table:table-cell office:value-type="float" office:value="0.000650148082058877" calcext:value-type="float">
            <text:p>0.000650148082059</text:p>
          </table:table-cell>
          <table:table-cell office:value-type="float" office:value="4.89625120162964" calcext:value-type="float">
            <text:p>4.89625120162964</text:p>
          </table:table-cell>
          <table:table-cell office:value-type="float" office:value="0" calcext:value-type="float">
            <text:p>0</text:p>
          </table:table-cell>
          <table:table-cell office:value-type="float" office:value="-0.0291306730359793" calcext:value-type="float">
            <text:p>-0.029130673035979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52.4951133728027" calcext:value-type="float">
            <text:p>-52.4951133728027</text:p>
          </table:table-cell>
          <table:table-cell office:value-type="float" office:value="-98.0812301635742" calcext:value-type="float">
            <text:p>-98.081230163574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750920847058296" calcext:value-type="float">
            <text:p>-0.07509208470583</text:p>
          </table:table-cell>
          <table:table-cell office:value-type="float" office:value="6.04160022735596" calcext:value-type="float">
            <text:p>6.04160022735596</text:p>
          </table:table-cell>
          <table:table-cell office:value-type="float" office:value="-56.7207832336426" calcext:value-type="float">
            <text:p>-56.7207832336426</text:p>
          </table:table-cell>
          <table:table-cell office:value-type="float" office:value="-98.776985168457" calcext:value-type="float">
            <text:p>-98.77698516845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0105069763958454" calcext:value-type="float">
            <text:p>0.001050697639585</text:p>
          </table:table-cell>
          <table:table-cell office:value-type="float" office:value="5.60500001907349" calcext:value-type="float">
            <text:p>5.60500001907349</text:p>
          </table:table-cell>
          <table:table-cell office:value-type="float" office:value="-58.8710136413574" calcext:value-type="float">
            <text:p>-58.8710136413574</text:p>
          </table:table-cell>
          <table:table-cell office:value-type="float" office:value="-97.3762588500977" calcext:value-type="float">
            <text:p>-97.376258850097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507543571293354" calcext:value-type="float">
            <text:p>0.050754357129335</text:p>
          </table:table-cell>
          <table:table-cell office:value-type="float" office:value="4.66100025177002" calcext:value-type="float">
            <text:p>4.66100025177002</text:p>
          </table:table-cell>
          <table:table-cell office:value-type="float" office:value="-43.5795440673828" calcext:value-type="float">
            <text:p>-43.5795440673828</text:p>
          </table:table-cell>
          <table:table-cell office:value-type="float" office:value="-98.9452819824219" calcext:value-type="float">
            <text:p>-98.945281982421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4.4807" calcext:value-type="float">
            <text:p>1639747664.4807</text:p>
          </table:table-cell>
          <table:table-cell office:value-type="float" office:value="186.649795532227" calcext:value-type="float">
            <text:p>186.649795532227</text:p>
          </table:table-cell>
          <table:table-cell office:value-type="float" office:value="0.103425271809101" calcext:value-type="float">
            <text:p>0.103425271809101</text:p>
          </table:table-cell>
          <table:table-cell office:value-type="float" office:value="0.0782441198825836" calcext:value-type="float">
            <text:p>0.078244119882584</text:p>
          </table:table-cell>
          <table:table-cell office:value-type="float" office:value="-0.0114671727642417" calcext:value-type="float">
            <text:p>-0.011467172764242</text:p>
          </table:table-cell>
          <table:table-cell office:value-type="float" office:value="0.000319128565024584" calcext:value-type="float">
            <text:p>0.000319128565025</text:p>
          </table:table-cell>
          <table:table-cell office:value-type="float" office:value="4.83356618881226" calcext:value-type="float">
            <text:p>4.83356618881226</text:p>
          </table:table-cell>
          <table:table-cell office:value-type="float" office:value="0" calcext:value-type="float">
            <text:p>0</text:p>
          </table:table-cell>
          <table:table-cell office:value-type="float" office:value="-0.0174855273216963" calcext:value-type="float">
            <text:p>-0.017485527321696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7.8956336975098" calcext:value-type="float">
            <text:p>-47.8956336975098</text:p>
          </table:table-cell>
          <table:table-cell office:value-type="float" office:value="-98.162483215332" calcext:value-type="float">
            <text:p>-98.16248321533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597084127366543" calcext:value-type="float">
            <text:p>-0.059708412736654</text:p>
          </table:table-cell>
          <table:table-cell office:value-type="float" office:value="5.66400003433228" calcext:value-type="float">
            <text:p>5.66400003433228</text:p>
          </table:table-cell>
          <table:table-cell office:value-type="float" office:value="-56.3903160095215" calcext:value-type="float">
            <text:p>-56.3903160095215</text:p>
          </table:table-cell>
          <table:table-cell office:value-type="float" office:value="-98.5337982177734" calcext:value-type="float">
            <text:p>-98.533798217773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37997649051249" calcext:value-type="float">
            <text:p>-0.003799764905125</text:p>
          </table:table-cell>
          <table:table-cell office:value-type="float" office:value="5.79380035400391" calcext:value-type="float">
            <text:p>5.79380035400391</text:p>
          </table:table-cell>
          <table:table-cell office:value-type="float" office:value="-56.1319847106934" calcext:value-type="float">
            <text:p>-56.1319847106934</text:p>
          </table:table-cell>
          <table:table-cell office:value-type="float" office:value="-97.4957427978516" calcext:value-type="float">
            <text:p>-97.495742797851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386028774082661" calcext:value-type="float">
            <text:p>0.038602877408266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49.2705612182617" calcext:value-type="float">
            <text:p>-49.2705612182617</text:p>
          </table:table-cell>
          <table:table-cell office:value-type="float" office:value="-98.9515380859375" calcext:value-type="float">
            <text:p>-98.95153808593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4.72481" calcext:value-type="float">
            <text:p>1639747664.72481</text:p>
          </table:table-cell>
          <table:table-cell office:value-type="float" office:value="191.847564697266" calcext:value-type="float">
            <text:p>191.847564697266</text:p>
          </table:table-cell>
          <table:table-cell office:value-type="float" office:value="0.0493459291756153" calcext:value-type="float">
            <text:p>0.049345929175615</text:p>
          </table:table-cell>
          <table:table-cell office:value-type="float" office:value="0.0659876987338066" calcext:value-type="float">
            <text:p>0.065987698733807</text:p>
          </table:table-cell>
          <table:table-cell office:value-type="float" office:value="-0.00972451735287905" calcext:value-type="float">
            <text:p>-0.009724517352879</text:p>
          </table:table-cell>
          <table:table-cell office:value-type="float" office:value="0.000513450533617288" calcext:value-type="float">
            <text:p>0.000513450533617</text:p>
          </table:table-cell>
          <table:table-cell office:value-type="float" office:value="4.80903720855713" calcext:value-type="float">
            <text:p>4.80903720855713</text:p>
          </table:table-cell>
          <table:table-cell office:value-type="float" office:value="0" calcext:value-type="float">
            <text:p>0</text:p>
          </table:table-cell>
          <table:table-cell office:value-type="float" office:value="-0.00446183839812875" calcext:value-type="float">
            <text:p>-0.004461838398129</text:p>
          </table:table-cell>
          <table:table-cell office:value-type="float" office:value="4.66100025177002" calcext:value-type="float">
            <text:p>4.66100025177002</text:p>
          </table:table-cell>
          <table:table-cell office:value-type="float" office:value="-45.3989944458008" calcext:value-type="float">
            <text:p>-45.3989944458008</text:p>
          </table:table-cell>
          <table:table-cell office:value-type="float" office:value="-97.280647277832" calcext:value-type="float">
            <text:p>-97.28064727783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448614060878754" calcext:value-type="float">
            <text:p>-0.044861406087875</text:p>
          </table:table-cell>
          <table:table-cell office:value-type="float" office:value="5.59320020675659" calcext:value-type="float">
            <text:p>5.59320020675659</text:p>
          </table:table-cell>
          <table:table-cell office:value-type="float" office:value="-57.5905647277832" calcext:value-type="float">
            <text:p>-57.5905647277832</text:p>
          </table:table-cell>
          <table:table-cell office:value-type="float" office:value="-96.741455078125" calcext:value-type="float">
            <text:p>-96.7414550781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34830344468355" calcext:value-type="float">
            <text:p>-0.013483034446836</text:p>
          </table:table-cell>
          <table:table-cell office:value-type="float" office:value="5.75840044021606" calcext:value-type="float">
            <text:p>5.75840044021606</text:p>
          </table:table-cell>
          <table:table-cell office:value-type="float" office:value="-53.3787612915039" calcext:value-type="float">
            <text:p>-53.3787612915039</text:p>
          </table:table-cell>
          <table:table-cell office:value-type="float" office:value="-95.2607498168945" calcext:value-type="float">
            <text:p>-95.26074981689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22118850797415" calcext:value-type="float">
            <text:p>0.022211885079742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7.5507392883301" calcext:value-type="float">
            <text:p>-47.5507392883301</text:p>
          </table:table-cell>
          <table:table-cell office:value-type="float" office:value="-98.2216262817383" calcext:value-type="float">
            <text:p>-98.221626281738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4.9649" calcext:value-type="float">
            <text:p>1639747664.9649</text:p>
          </table:table-cell>
          <table:table-cell office:value-type="float" office:value="187.920562744141" calcext:value-type="float">
            <text:p>187.920562744141</text:p>
          </table:table-cell>
          <table:table-cell office:value-type="float" office:value="0.00917176622897387" calcext:value-type="float">
            <text:p>0.009171766228974</text:p>
          </table:table-cell>
          <table:table-cell office:value-type="float" office:value="0.0605262778699398" calcext:value-type="float">
            <text:p>0.06052627786994</text:p>
          </table:table-cell>
          <table:table-cell office:value-type="float" office:value="-0.00744839478284121" calcext:value-type="float">
            <text:p>-0.007448394782841</text:p>
          </table:table-cell>
          <table:table-cell office:value-type="float" office:value="0.000335300079314038" calcext:value-type="float">
            <text:p>0.000335300079314</text:p>
          </table:table-cell>
          <table:table-cell office:value-type="float" office:value="4.76270484924316" calcext:value-type="float">
            <text:p>4.76270484924316</text:p>
          </table:table-cell>
          <table:table-cell office:value-type="float" office:value="0" calcext:value-type="float">
            <text:p>0</text:p>
          </table:table-cell>
          <table:table-cell office:value-type="float" office:value="0.00668552052229643" calcext:value-type="float">
            <text:p>0.006685520522296</text:p>
          </table:table-cell>
          <table:table-cell office:value-type="float" office:value="4.57840013504028" calcext:value-type="float">
            <text:p>4.57840013504028</text:p>
          </table:table-cell>
          <table:table-cell office:value-type="float" office:value="-41.9441070556641" calcext:value-type="float">
            <text:p>-41.9441070556641</text:p>
          </table:table-cell>
          <table:table-cell office:value-type="float" office:value="-98.5231094360352" calcext:value-type="float">
            <text:p>-98.523109436035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48393546789885" calcext:value-type="float">
            <text:p>-0.024839354678989</text:p>
          </table:table-cell>
          <table:table-cell office:value-type="float" office:value="5.32180023193359" calcext:value-type="float">
            <text:p>5.32180023193359</text:p>
          </table:table-cell>
          <table:table-cell office:value-type="float" office:value="-55.6908721923828" calcext:value-type="float">
            <text:p>-55.6908721923828</text:p>
          </table:table-cell>
          <table:table-cell office:value-type="float" office:value="-98.8350830078125" calcext:value-type="float">
            <text:p>-98.835083007812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11659334599972" calcext:value-type="float">
            <text:p>-0.021165933459997</text:p>
          </table:table-cell>
          <table:table-cell office:value-type="float" office:value="5.81740045547485" calcext:value-type="float">
            <text:p>5.81740045547485</text:p>
          </table:table-cell>
          <table:table-cell office:value-type="float" office:value="-54.5125236511231" calcext:value-type="float">
            <text:p>-54.5125236511231</text:p>
          </table:table-cell>
          <table:table-cell office:value-type="float" office:value="-96.6205139160156" calcext:value-type="float">
            <text:p>-96.620513916015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21653340756893" calcext:value-type="float">
            <text:p>0.012165334075689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49.1642875671387" calcext:value-type="float">
            <text:p>-49.1642875671387</text:p>
          </table:table-cell>
          <table:table-cell office:value-type="float" office:value="-98.9239349365234" calcext:value-type="float">
            <text:p>-98.923934936523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5.0846" calcext:value-type="float">
            <text:p>1639747665.0846</text:p>
          </table:table-cell>
          <table:table-cell office:value-type="float" office:value="194.725036621094" calcext:value-type="float">
            <text:p>194.725036621094</text:p>
          </table:table-cell>
          <table:table-cell office:value-type="float" office:value="-0.0568513981997967" calcext:value-type="float">
            <text:p>-0.056851398199797</text:p>
          </table:table-cell>
          <table:table-cell office:value-type="float" office:value="0.0476837679743767" calcext:value-type="float">
            <text:p>0.047683767974377</text:p>
          </table:table-cell>
          <table:table-cell office:value-type="float" office:value="-0.0000527086849615444" calcext:value-type="float">
            <text:p>-5.27086849615444E-05</text:p>
          </table:table-cell>
          <table:table-cell office:value-type="float" office:value="0.000244533934164792" calcext:value-type="float">
            <text:p>0.000244533934165</text:p>
          </table:table-cell>
          <table:table-cell office:value-type="float" office:value="4.70819568634033" calcext:value-type="float">
            <text:p>4.70819568634033</text:p>
          </table:table-cell>
          <table:table-cell office:value-type="float" office:value="0" calcext:value-type="float">
            <text:p>0</text:p>
          </table:table-cell>
          <table:table-cell office:value-type="float" office:value="0.0289620365947485" calcext:value-type="float">
            <text:p>0.028962036594749</text:p>
          </table:table-cell>
          <table:table-cell office:value-type="float" office:value="4.64919996261597" calcext:value-type="float">
            <text:p>4.64919996261597</text:p>
          </table:table-cell>
          <table:table-cell office:value-type="float" office:value="-44.2488098144531" calcext:value-type="float">
            <text:p>-44.2488098144531</text:p>
          </table:table-cell>
          <table:table-cell office:value-type="float" office:value="-98.0520629882813" calcext:value-type="float">
            <text:p>-98.052062988281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0785477925091982" calcext:value-type="float">
            <text:p>0.000785477925092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1.4716186523438" calcext:value-type="float">
            <text:p>-51.4716186523438</text:p>
          </table:table-cell>
          <table:table-cell office:value-type="float" office:value="-97.1660537719727" calcext:value-type="float">
            <text:p>-97.166053771972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73173525929451" calcext:value-type="float">
            <text:p>-0.027317352592945</text:p>
          </table:table-cell>
          <table:table-cell office:value-type="float" office:value="5.67580032348633" calcext:value-type="float">
            <text:p>5.67580032348633</text:p>
          </table:table-cell>
          <table:table-cell office:value-type="float" office:value="-57.1057205200195" calcext:value-type="float">
            <text:p>-57.1057205200195</text:p>
          </table:table-cell>
          <table:table-cell office:value-type="float" office:value="-96.3735961914063" calcext:value-type="float">
            <text:p>-96.373596191406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311001390218735" calcext:value-type="float">
            <text:p>-0.003110013902187</text:p>
          </table:table-cell>
          <table:table-cell office:value-type="float" office:value="5.03859996795654" calcext:value-type="float">
            <text:p>5.03859996795654</text:p>
          </table:table-cell>
          <table:table-cell office:value-type="float" office:value="-50.7886047363281" calcext:value-type="float">
            <text:p>-50.7886047363281</text:p>
          </table:table-cell>
          <table:table-cell office:value-type="float" office:value="-98.6187210083008" calcext:value-type="float">
            <text:p>-98.61872100830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5.32449" calcext:value-type="float">
            <text:p>1639747665.32449</text:p>
          </table:table-cell>
          <table:table-cell office:value-type="float" office:value="188.478469848633" calcext:value-type="float">
            <text:p>188.478469848633</text:p>
          </table:table-cell>
          <table:table-cell office:value-type="float" office:value="-0.163063436746597" calcext:value-type="float">
            <text:p>-0.163063436746597</text:p>
          </table:table-cell>
          <table:table-cell office:value-type="float" office:value="0.00814312603324652" calcext:value-type="float">
            <text:p>0.008143126033247</text:p>
          </table:table-cell>
          <table:table-cell office:value-type="float" office:value="0.00889082998037338" calcext:value-type="float">
            <text:p>0.008890829980373</text:p>
          </table:table-cell>
          <table:table-cell office:value-type="float" office:value="0.000857487553730607" calcext:value-type="float">
            <text:p>0.000857487553731</text:p>
          </table:table-cell>
          <table:table-cell office:value-type="float" office:value="4.63188314437866" calcext:value-type="float">
            <text:p>4.63188314437866</text:p>
          </table:table-cell>
          <table:table-cell office:value-type="float" office:value="0" calcext:value-type="float">
            <text:p>0</text:p>
          </table:table-cell>
          <table:table-cell office:value-type="float" office:value="0.0543659999966622" calcext:value-type="float">
            <text:p>0.054365999996662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7.8436126708984" calcext:value-type="float">
            <text:p>-47.8436126708984</text:p>
          </table:table-cell>
          <table:table-cell office:value-type="float" office:value="-96.7387542724609" calcext:value-type="float">
            <text:p>-96.738754272460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31842112541199" calcext:value-type="float">
            <text:p>0.05318421125412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48.9143028259277" calcext:value-type="float">
            <text:p>-48.9143028259277</text:p>
          </table:table-cell>
          <table:table-cell office:value-type="float" office:value="-96.0068283081055" calcext:value-type="float">
            <text:p>-96.00682830810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82919795811176" calcext:value-type="float">
            <text:p>-0.038291979581118</text:p>
          </table:table-cell>
          <table:table-cell office:value-type="float" office:value="5.43980026245117" calcext:value-type="float">
            <text:p>5.43980026245117</text:p>
          </table:table-cell>
          <table:table-cell office:value-type="float" office:value="-55.3483200073242" calcext:value-type="float">
            <text:p>-55.3483200073242</text:p>
          </table:table-cell>
          <table:table-cell office:value-type="float" office:value="-94.4260559082031" calcext:value-type="float">
            <text:p>-94.426055908203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31486091017723" calcext:value-type="float">
            <text:p>-0.033148609101772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2.9079208374023" calcext:value-type="float">
            <text:p>-52.9079208374023</text:p>
          </table:table-cell>
          <table:table-cell office:value-type="float" office:value="-98.0353393554688" calcext:value-type="float">
            <text:p>-98.035339355468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5.45175" calcext:value-type="float">
            <text:p>1639747665.45175</text:p>
          </table:table-cell>
          <table:table-cell office:value-type="float" office:value="200.34814453125" calcext:value-type="float">
            <text:p>200.34814453125</text:p>
          </table:table-cell>
          <table:table-cell office:value-type="float" office:value="-0.286258459091186" calcext:value-type="float">
            <text:p>-0.286258459091186</text:p>
          </table:table-cell>
          <table:table-cell office:value-type="float" office:value="-0.0543152987957001" calcext:value-type="float">
            <text:p>-0.0543152987957</text:p>
          </table:table-cell>
          <table:table-cell office:value-type="float" office:value="0.0266496893018484" calcext:value-type="float">
            <text:p>0.026649689301849</text:p>
          </table:table-cell>
          <table:table-cell office:value-type="float" office:value="0.000789260899182409" calcext:value-type="float">
            <text:p>0.000789260899182</text:p>
          </table:table-cell>
          <table:table-cell office:value-type="float" office:value="4.60190343856812" calcext:value-type="float">
            <text:p>4.60190343856812</text:p>
          </table:table-cell>
          <table:table-cell office:value-type="float" office:value="0" calcext:value-type="float">
            <text:p>0</text:p>
          </table:table-cell>
          <table:table-cell office:value-type="float" office:value="0.0882915481925011" calcext:value-type="float">
            <text:p>0.088291548192501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46.5025520324707" calcext:value-type="float">
            <text:p>-46.5025520324707</text:p>
          </table:table-cell>
          <table:table-cell office:value-type="float" office:value="-98.6908950805664" calcext:value-type="float">
            <text:p>-98.690895080566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15861967206001" calcext:value-type="float">
            <text:p>0.115861967206001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9.662296295166" calcext:value-type="float">
            <text:p>-49.662296295166</text:p>
          </table:table-cell>
          <table:table-cell office:value-type="float" office:value="-98.2799453735352" calcext:value-type="float">
            <text:p>-98.27994537353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9456298649311" calcext:value-type="float">
            <text:p>-0.036945629864931</text:p>
          </table:table-cell>
          <table:table-cell office:value-type="float" office:value="5.2746000289917" calcext:value-type="float">
            <text:p>5.2746000289917</text:p>
          </table:table-cell>
          <table:table-cell office:value-type="float" office:value="-54.9930419921875" calcext:value-type="float">
            <text:p>-54.9930419921875</text:p>
          </table:table-cell>
          <table:table-cell office:value-type="float" office:value="-96.7437286376953" calcext:value-type="float">
            <text:p>-96.743728637695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23953694105148" calcext:value-type="float">
            <text:p>-0.072395369410515</text:p>
          </table:table-cell>
          <table:table-cell office:value-type="float" office:value="5.19200038909912" calcext:value-type="float">
            <text:p>5.19200038909912</text:p>
          </table:table-cell>
          <table:table-cell office:value-type="float" office:value="-50.3171043395996" calcext:value-type="float">
            <text:p>-50.3171043395996</text:p>
          </table:table-cell>
          <table:table-cell office:value-type="float" office:value="-98.369255065918" calcext:value-type="float">
            <text:p>-98.36925506591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5.69149" calcext:value-type="float">
            <text:p>1639747665.69149</text:p>
          </table:table-cell>
          <table:table-cell office:value-type="float" office:value="197.758193969727" calcext:value-type="float">
            <text:p>197.758193969727</text:p>
          </table:table-cell>
          <table:table-cell office:value-type="float" office:value="-0.377224892377853" calcext:value-type="float">
            <text:p>-0.377224892377853</text:p>
          </table:table-cell>
          <table:table-cell office:value-type="float" office:value="-0.0837852507829666" calcext:value-type="float">
            <text:p>-0.083785250782967</text:p>
          </table:table-cell>
          <table:table-cell office:value-type="float" office:value="0.0462200753390789" calcext:value-type="float">
            <text:p>0.046220075339079</text:p>
          </table:table-cell>
          <table:table-cell office:value-type="float" office:value="0.000947464548517019" calcext:value-type="float">
            <text:p>0.000947464548517</text:p>
          </table:table-cell>
          <table:table-cell office:value-type="float" office:value="4.59100151062012" calcext:value-type="float">
            <text:p>4.59100151062012</text:p>
          </table:table-cell>
          <table:table-cell office:value-type="float" office:value="0" calcext:value-type="float">
            <text:p>0</text:p>
          </table:table-cell>
          <table:table-cell office:value-type="float" office:value="0.12300468981266" calcext:value-type="float">
            <text:p>0.12300468981266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7.1481857299805" calcext:value-type="float">
            <text:p>-47.1481857299805</text:p>
          </table:table-cell>
          <table:table-cell office:value-type="float" office:value="-100.078796386719" calcext:value-type="float">
            <text:p>-100.07879638671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67082279920578" calcext:value-type="float">
            <text:p>0.167082279920578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47.1764755249023" calcext:value-type="float">
            <text:p>-47.1764755249023</text:p>
          </table:table-cell>
          <table:table-cell office:value-type="float" office:value="-100.863975524902" calcext:value-type="float">
            <text:p>-100.86397552490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60459424555302" calcext:value-type="float">
            <text:p>-0.03604594245553</text:p>
          </table:table-cell>
          <table:table-cell office:value-type="float" office:value="5.21560001373291" calcext:value-type="float">
            <text:p>5.21560001373291</text:p>
          </table:table-cell>
          <table:table-cell office:value-type="float" office:value="-55.2648696899414" calcext:value-type="float">
            <text:p>-55.2648696899414</text:p>
          </table:table-cell>
          <table:table-cell office:value-type="float" office:value="-100.618988037109" calcext:value-type="float">
            <text:p>-100.61898803710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21634456515312" calcext:value-type="float">
            <text:p>-0.082163445651531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2.3342933654785" calcext:value-type="float">
            <text:p>-52.3342933654785</text:p>
          </table:table-cell>
          <table:table-cell office:value-type="float" office:value="-98.7489013671875" calcext:value-type="float">
            <text:p>-98.74890136718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5.93231" calcext:value-type="float">
            <text:p>1639747665.93231</text:p>
          </table:table-cell>
          <table:table-cell office:value-type="float" office:value="196.542266845703" calcext:value-type="float">
            <text:p>196.542266845703</text:p>
          </table:table-cell>
          <table:table-cell office:value-type="float" office:value="-0.423988908529282" calcext:value-type="float">
            <text:p>-0.423988908529282</text:p>
          </table:table-cell>
          <table:table-cell office:value-type="float" office:value="-0.0528680607676506" calcext:value-type="float">
            <text:p>-0.052868060767651</text:p>
          </table:table-cell>
          <table:table-cell office:value-type="float" office:value="0.0454122386872768" calcext:value-type="float">
            <text:p>0.045412238687277</text:p>
          </table:table-cell>
          <table:table-cell office:value-type="float" office:value="0.00078986759763211" calcext:value-type="float">
            <text:p>0.000789867597632</text:p>
          </table:table-cell>
          <table:table-cell office:value-type="float" office:value="4.5746488571167" calcext:value-type="float">
            <text:p>4.5746488571167</text:p>
          </table:table-cell>
          <table:table-cell office:value-type="float" office:value="0" calcext:value-type="float">
            <text:p>0</text:p>
          </table:table-cell>
          <table:table-cell office:value-type="float" office:value="0.140875428915024" calcext:value-type="float">
            <text:p>0.140875428915024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46.3788604736328" calcext:value-type="float">
            <text:p>-46.3788604736328</text:p>
          </table:table-cell>
          <table:table-cell office:value-type="float" office:value="-100.499900817871" calcext:value-type="float">
            <text:p>-100.49990081787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71978712081909" calcext:value-type="float">
            <text:p>0.171978712081909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45.8057136535645" calcext:value-type="float">
            <text:p>-45.8057136535645</text:p>
          </table:table-cell>
          <table:table-cell office:value-type="float" office:value="-100.730171203613" calcext:value-type="float">
            <text:p>-100.73017120361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87682127952576" calcext:value-type="float">
            <text:p>-0.058768212795258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2.5247344970703" calcext:value-type="float">
            <text:p>-52.5247344970703</text:p>
          </table:table-cell>
          <table:table-cell office:value-type="float" office:value="-100.490219116211" calcext:value-type="float">
            <text:p>-100.49021911621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65686237812042" calcext:value-type="float">
            <text:p>-0.086568623781204</text:p>
          </table:table-cell>
          <table:table-cell office:value-type="float" office:value="5.19200038909912" calcext:value-type="float">
            <text:p>5.19200038909912</text:p>
          </table:table-cell>
          <table:table-cell office:value-type="float" office:value="-53.5763053894043" calcext:value-type="float">
            <text:p>-53.5763053894043</text:p>
          </table:table-cell>
          <table:table-cell office:value-type="float" office:value="-98.9425277709961" calcext:value-type="float">
            <text:p>-98.942527770996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05406" calcext:value-type="float">
            <text:p>1639747666.05406</text:p>
          </table:table-cell>
          <table:table-cell office:value-type="float" office:value="188.879730224609" calcext:value-type="float">
            <text:p>188.879730224609</text:p>
          </table:table-cell>
          <table:table-cell office:value-type="float" office:value="-0.426720798015595" calcext:value-type="float">
            <text:p>-0.426720798015595</text:p>
          </table:table-cell>
          <table:table-cell office:value-type="float" office:value="-0.0102100977674127" calcext:value-type="float">
            <text:p>-0.010210097767413</text:p>
          </table:table-cell>
          <table:table-cell office:value-type="float" office:value="0.0391092710196972" calcext:value-type="float">
            <text:p>0.039109271019697</text:p>
          </table:table-cell>
          <table:table-cell office:value-type="float" office:value="0.000558171130251139" calcext:value-type="float">
            <text:p>0.000558171130251</text:p>
          </table:table-cell>
          <table:table-cell office:value-type="float" office:value="4.52014017105103" calcext:value-type="float">
            <text:p>4.52014017105103</text:p>
          </table:table-cell>
          <table:table-cell office:value-type="float" office:value="0" calcext:value-type="float">
            <text:p>0</text:p>
          </table:table-cell>
          <table:table-cell office:value-type="float" office:value="0.151149764657021" calcext:value-type="float">
            <text:p>0.151149764657021</text:p>
          </table:table-cell>
          <table:table-cell office:value-type="float" office:value="4.62560033798218" calcext:value-type="float">
            <text:p>4.62560033798218</text:p>
          </table:table-cell>
          <table:table-cell office:value-type="float" office:value="-49.1679039001465" calcext:value-type="float">
            <text:p>-49.1679039001465</text:p>
          </table:table-cell>
          <table:table-cell office:value-type="float" office:value="-96.393669128418" calcext:value-type="float">
            <text:p>-96.39366912841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52504742145538" calcext:value-type="float">
            <text:p>0.152504742145538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47.3245887756348" calcext:value-type="float">
            <text:p>-47.3245887756348</text:p>
          </table:table-cell>
          <table:table-cell office:value-type="float" office:value="-95.8901519775391" calcext:value-type="float">
            <text:p>-95.890151977539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756251811981201" calcext:value-type="float">
            <text:p>-0.07562518119812</text:p>
          </table:table-cell>
          <table:table-cell office:value-type="float" office:value="5.19200038909912" calcext:value-type="float">
            <text:p>5.19200038909912</text:p>
          </table:table-cell>
          <table:table-cell office:value-type="float" office:value="-55.9854011535645" calcext:value-type="float">
            <text:p>-55.9854011535645</text:p>
          </table:table-cell>
          <table:table-cell office:value-type="float" office:value="-93.9438323974609" calcext:value-type="float">
            <text:p>-93.943832397460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38670507073402" calcext:value-type="float">
            <text:p>-0.08386705070734</text:p>
          </table:table-cell>
          <table:table-cell office:value-type="float" office:value="5.08580017089844" calcext:value-type="float">
            <text:p>5.08580017089844</text:p>
          </table:table-cell>
          <table:table-cell office:value-type="float" office:value="-54.3519058227539" calcext:value-type="float">
            <text:p>-54.3519058227539</text:p>
          </table:table-cell>
          <table:table-cell office:value-type="float" office:value="-98.3527526855469" calcext:value-type="float">
            <text:p>-98.352752685546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29482" calcext:value-type="float">
            <text:p>1639747666.29482</text:p>
          </table:table-cell>
          <table:table-cell office:value-type="float" office:value="187.785385131836" calcext:value-type="float">
            <text:p>187.785385131836</text:p>
          </table:table-cell>
          <table:table-cell office:value-type="float" office:value="-0.416195124387741" calcext:value-type="float">
            <text:p>-0.416195124387741</text:p>
          </table:table-cell>
          <table:table-cell office:value-type="float" office:value="0.00618205638602376" calcext:value-type="float">
            <text:p>0.006182056386024</text:p>
          </table:table-cell>
          <table:table-cell office:value-type="float" office:value="0.031247841194272" calcext:value-type="float">
            <text:p>0.031247841194272</text:p>
          </table:table-cell>
          <table:table-cell office:value-type="float" office:value="0.000749529688619077" calcext:value-type="float">
            <text:p>0.000749529688619</text:p>
          </table:table-cell>
          <table:table-cell office:value-type="float" office:value="4.52286577224731" calcext:value-type="float">
            <text:p>4.52286577224731</text:p>
          </table:table-cell>
          <table:table-cell office:value-type="float" office:value="0" calcext:value-type="float">
            <text:p>0</text:p>
          </table:table-cell>
          <table:table-cell office:value-type="float" office:value="0.142465874552727" calcext:value-type="float">
            <text:p>0.142465874552727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8.3744697570801" calcext:value-type="float">
            <text:p>-48.3744697570801</text:p>
          </table:table-cell>
          <table:table-cell office:value-type="float" office:value="-98.6619033813477" calcext:value-type="float">
            <text:p>-98.661903381347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40307873487473" calcext:value-type="float">
            <text:p>0.140307873487473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48.0055732727051" calcext:value-type="float">
            <text:p>-48.0055732727051</text:p>
          </table:table-cell>
          <table:table-cell office:value-type="float" office:value="-98.0473556518555" calcext:value-type="float">
            <text:p>-98.047355651855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861537083983421" calcext:value-type="float">
            <text:p>-0.086153708398342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6.6533737182617" calcext:value-type="float">
            <text:p>-56.6533737182617</text:p>
          </table:table-cell>
          <table:table-cell office:value-type="float" office:value="-96.7947616577149" calcext:value-type="float">
            <text:p>-96.794761657714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10182169079781" calcext:value-type="float">
            <text:p>-0.081018216907978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3.5697898864746" calcext:value-type="float">
            <text:p>-53.5697898864746</text:p>
          </table:table-cell>
          <table:table-cell office:value-type="float" office:value="-98.6310806274414" calcext:value-type="float">
            <text:p>-98.631080627441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41219" calcext:value-type="float">
            <text:p>1639747666.41219</text:p>
          </table:table-cell>
          <table:table-cell office:value-type="float" office:value="184.625625610352" calcext:value-type="float">
            <text:p>184.625625610352</text:p>
          </table:table-cell>
          <table:table-cell office:value-type="float" office:value="-0.399454921483994" calcext:value-type="float">
            <text:p>-0.399454921483994</text:p>
          </table:table-cell>
          <table:table-cell office:value-type="float" office:value="0.00107033189851791" calcext:value-type="float">
            <text:p>0.001070331898518</text:p>
          </table:table-cell>
          <table:table-cell office:value-type="float" office:value="0.0288929436355829" calcext:value-type="float">
            <text:p>0.028892943635583</text:p>
          </table:table-cell>
          <table:table-cell office:value-type="float" office:value="0.000652226444799453" calcext:value-type="float">
            <text:p>0.000652226444799</text:p>
          </table:table-cell>
          <table:table-cell office:value-type="float" office:value="4.53649282455444" calcext:value-type="float">
            <text:p>4.53649282455444</text:p>
          </table:table-cell>
          <table:table-cell office:value-type="float" office:value="0" calcext:value-type="float">
            <text:p>0</text:p>
          </table:table-cell>
          <table:table-cell office:value-type="float" office:value="0.135279521346092" calcext:value-type="float">
            <text:p>0.135279521346092</text:p>
          </table:table-cell>
          <table:table-cell office:value-type="float" office:value="4.60200023651123" calcext:value-type="float">
            <text:p>4.60200023651123</text:p>
          </table:table-cell>
          <table:table-cell office:value-type="float" office:value="-46.7913208007812" calcext:value-type="float">
            <text:p>-46.7913208007812</text:p>
          </table:table-cell>
          <table:table-cell office:value-type="float" office:value="-98.0502090454102" calcext:value-type="float">
            <text:p>-98.050209045410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31225988268852" calcext:value-type="float">
            <text:p>0.131225988268852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47.0392150878906" calcext:value-type="float">
            <text:p>-47.0392150878906</text:p>
          </table:table-cell>
          <table:table-cell office:value-type="float" office:value="-98.0337524414063" calcext:value-type="float">
            <text:p>-98.033752441406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801430344581604" calcext:value-type="float">
            <text:p>-0.08014303445816</text:p>
          </table:table-cell>
          <table:table-cell office:value-type="float" office:value="5.29820013046265" calcext:value-type="float">
            <text:p>5.29820013046265</text:p>
          </table:table-cell>
          <table:table-cell office:value-type="float" office:value="-53.8942260742188" calcext:value-type="float">
            <text:p>-53.8942260742188</text:p>
          </table:table-cell>
          <table:table-cell office:value-type="float" office:value="-96.5160217285156" calcext:value-type="float">
            <text:p>-96.516021728515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824703872203827" calcext:value-type="float">
            <text:p>-0.082470387220383</text:p>
          </table:table-cell>
          <table:table-cell office:value-type="float" office:value="5.07400035858154" calcext:value-type="float">
            <text:p>5.07400035858154</text:p>
          </table:table-cell>
          <table:table-cell office:value-type="float" office:value="-52.3022193908691" calcext:value-type="float">
            <text:p>-52.3022193908691</text:p>
          </table:table-cell>
          <table:table-cell office:value-type="float" office:value="-98.5388488769531" calcext:value-type="float">
            <text:p>-98.538848876953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53706" calcext:value-type="float">
            <text:p>1639747666.53706</text:p>
          </table:table-cell>
          <table:table-cell office:value-type="float" office:value="77.5375366210938" calcext:value-type="float">
            <text:p>77.5375366210938</text:p>
          </table:table-cell>
          <table:table-cell office:value-type="float" office:value="-0.466679364442825" calcext:value-type="float">
            <text:p>-0.466679364442825</text:p>
          </table:table-cell>
          <table:table-cell office:value-type="float" office:value="-0.027855945751071" calcext:value-type="float">
            <text:p>-0.027855945751071</text:p>
          </table:table-cell>
          <table:table-cell office:value-type="float" office:value="-0.00431810785084963" calcext:value-type="float">
            <text:p>-0.00431810785085</text:p>
          </table:table-cell>
          <table:table-cell office:value-type="float" office:value="0.0086905974894762" calcext:value-type="float">
            <text:p>0.00869059748947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14754185080528" calcext:value-type="float">
            <text:p>0.114754185080528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-37.443416595459" calcext:value-type="float">
            <text:p>-37.443416595459</text:p>
          </table:table-cell>
          <table:table-cell office:value-type="float" office:value="-97.8994293212891" calcext:value-type="float">
            <text:p>-97.899429321289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29831343889236" calcext:value-type="float">
            <text:p>0.129831343889236</text:p>
          </table:table-cell>
          <table:table-cell office:value-type="float" office:value="0.153400003910065" calcext:value-type="float">
            <text:p>0.153400003910065</text:p>
          </table:table-cell>
          <table:table-cell office:value-type="float" office:value="-53.730224609375" calcext:value-type="float">
            <text:p>-53.730224609375</text:p>
          </table:table-cell>
          <table:table-cell office:value-type="float" office:value="-97.5119018554688" calcext:value-type="float">
            <text:p>-97.511901855468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122748211026192" calcext:value-type="float">
            <text:p>-0.122748211026192</text:p>
          </table:table-cell>
          <table:table-cell office:value-type="float" office:value="0.165200009942055" calcext:value-type="float">
            <text:p>0.165200009942055</text:p>
          </table:table-cell>
          <table:table-cell office:value-type="float" office:value="-81.5625915527344" calcext:value-type="float">
            <text:p>-81.5625915527344</text:p>
          </table:table-cell>
          <table:table-cell office:value-type="float" office:value="-96.4837417602539" calcext:value-type="float">
            <text:p>-96.483741760253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7.811637878418" calcext:value-type="float">
            <text:p>-97.811637878418</text:p>
          </table:table-cell>
          <table:table-cell office:value-type="float" office:value="-99.3778228759766" calcext:value-type="float">
            <text:p>-99.377822875976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542" calcext:value-type="float">
            <text:p>1639747666.542</text:p>
          </table:table-cell>
          <table:table-cell office:value-type="float" office:value="85.2005462646484" calcext:value-type="float">
            <text:p>85.2005462646484</text:p>
          </table:table-cell>
          <table:table-cell office:value-type="float" office:value="-0.141834035515785" calcext:value-type="float">
            <text:p>-0.141834035515785</text:p>
          </table:table-cell>
          <table:table-cell office:value-type="float" office:value="-0.00805707182735205" calcext:value-type="float">
            <text:p>-0.008057071827352</text:p>
          </table:table-cell>
          <table:table-cell office:value-type="float" office:value="-0.0418654344975948" calcext:value-type="float">
            <text:p>-0.041865434497595</text:p>
          </table:table-cell>
          <table:table-cell office:value-type="float" office:value="0.603430867195129" calcext:value-type="float">
            <text:p>0.6034308671951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400004267693" calcext:value-type="float">
            <text:p>0.212400004267693</text:p>
          </table:table-cell>
          <table:table-cell office:value-type="float" office:value="-84.1100616455078" calcext:value-type="float">
            <text:p>-84.1100616455078</text:p>
          </table:table-cell>
          <table:table-cell office:value-type="float" office:value="-96.6974563598633" calcext:value-type="float">
            <text:p>-96.697456359863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1.3011779785156" calcext:value-type="float">
            <text:p>-91.3011779785156</text:p>
          </table:table-cell>
          <table:table-cell office:value-type="float" office:value="-96.6897811889649" calcext:value-type="float">
            <text:p>-96.689781188964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-0.0752671584486961" calcext:value-type="float">
            <text:p>-0.075267158448696</text:p>
          </table:table-cell>
          <table:table-cell office:value-type="float" office:value="0.200600013136864" calcext:value-type="float">
            <text:p>0.200600013136864</text:p>
          </table:table-cell>
          <table:table-cell office:value-type="float" office:value="-52.4373893737793" calcext:value-type="float">
            <text:p>-52.4373893737793</text:p>
          </table:table-cell>
          <table:table-cell office:value-type="float" office:value="-95.1791458129883" calcext:value-type="float">
            <text:p>-95.179145812988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796277821063995" calcext:value-type="float">
            <text:p>-0.0796277821064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-57.5735054016113" calcext:value-type="float">
            <text:p>-57.5735054016113</text:p>
          </table:table-cell>
          <table:table-cell office:value-type="float" office:value="-98.2711181640625" calcext:value-type="float">
            <text:p>-98.27111816406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65307" calcext:value-type="float">
            <text:p>1639747666.65307</text:p>
          </table:table-cell>
          <table:table-cell office:value-type="float" office:value="105.042694091797" calcext:value-type="float">
            <text:p>105.042694091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1.68822479248" calcext:value-type="float">
            <text:p>-101.68822479248</text:p>
          </table:table-cell>
          <table:table-cell office:value-type="float" office:value="-96.6583480834961" calcext:value-type="float">
            <text:p>-96.658348083496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6.9257659912109" calcext:value-type="float">
            <text:p>-96.9257659912109</text:p>
          </table:table-cell>
          <table:table-cell office:value-type="float" office:value="-95.2036056518555" calcext:value-type="float">
            <text:p>-95.2036056518555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5.6249313354492" calcext:value-type="float">
            <text:p>-95.6249313354492</text:p>
          </table:table-cell>
          <table:table-cell office:value-type="float" office:value="-94.5273590087891" calcext:value-type="float">
            <text:p>-94.527359008789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3000017404556" calcext:value-type="float">
            <text:p>0.413000017404556</text:p>
          </table:table-cell>
          <table:table-cell office:value-type="float" office:value="-88.4953689575195" calcext:value-type="float">
            <text:p>-88.4953689575195</text:p>
          </table:table-cell>
          <table:table-cell office:value-type="float" office:value="-97.1852569580078" calcext:value-type="float">
            <text:p>-97.185256958007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6.77231" calcext:value-type="float">
            <text:p>1639747666.77231</text:p>
          </table:table-cell>
          <table:table-cell office:value-type="float" office:value="112.098457336426" calcext:value-type="float">
            <text:p>112.098457336426</text:p>
          </table:table-cell>
          <table:table-cell office:value-type="float" office:value="-0.268155425786972" calcext:value-type="float">
            <text:p>-0.268155425786972</text:p>
          </table:table-cell>
          <table:table-cell office:value-type="float" office:value="-0.268162786960602" calcext:value-type="float">
            <text:p>-0.268162786960602</text:p>
          </table:table-cell>
          <table:table-cell office:value-type="float" office:value="-0.0747869983315468" calcext:value-type="float">
            <text:p>-0.074786998331547</text:p>
          </table:table-cell>
          <table:table-cell office:value-type="float" office:value="2.36586046218872" calcext:value-type="float">
            <text:p>2.3658604621887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1.215362548828" calcext:value-type="float">
            <text:p>-101.215362548828</text:p>
          </table:table-cell>
          <table:table-cell office:value-type="float" office:value="-99.1151733398437" calcext:value-type="float">
            <text:p>-99.115173339843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4400022029877" calcext:value-type="float">
            <text:p>0.684400022029877</text:p>
          </table:table-cell>
          <table:table-cell office:value-type="float" office:value="-94.4897384643555" calcext:value-type="float">
            <text:p>-94.4897384643555</text:p>
          </table:table-cell>
          <table:table-cell office:value-type="float" office:value="-100.21492767334" calcext:value-type="float">
            <text:p>-100.2149276733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13000017404556" calcext:value-type="float">
            <text:p>0.413000017404556</text:p>
          </table:table-cell>
          <table:table-cell office:value-type="float" office:value="-98.1577606201172" calcext:value-type="float">
            <text:p>-98.1577606201172</text:p>
          </table:table-cell>
          <table:table-cell office:value-type="float" office:value="-99.8317184448242" calcext:value-type="float">
            <text:p>-99.831718444824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-0.217183798551559" calcext:value-type="float">
            <text:p>-0.217183798551559</text:p>
          </table:table-cell>
          <table:table-cell office:value-type="float" office:value="0.424800008535385" calcext:value-type="float">
            <text:p>0.424800008535385</text:p>
          </table:table-cell>
          <table:table-cell office:value-type="float" office:value="-90.4798126220703" calcext:value-type="float">
            <text:p>-90.4798126220703</text:p>
          </table:table-cell>
          <table:table-cell office:value-type="float" office:value="-98.6856231689453" calcext:value-type="float">
            <text:p>-98.68562316894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7.02228" calcext:value-type="float">
            <text:p>1639747667.02228</text:p>
          </table:table-cell>
          <table:table-cell office:value-type="float" office:value="187.131408691406" calcext:value-type="float">
            <text:p>187.131408691406</text:p>
          </table:table-cell>
          <table:table-cell office:value-type="float" office:value="-0.315804868936539" calcext:value-type="float">
            <text:p>-0.315804868936539</text:p>
          </table:table-cell>
          <table:table-cell office:value-type="float" office:value="0.0197277572005987" calcext:value-type="float">
            <text:p>0.019727757200599</text:p>
          </table:table-cell>
          <table:table-cell office:value-type="float" office:value="0.0231863092631102" calcext:value-type="float">
            <text:p>0.02318630926311</text:p>
          </table:table-cell>
          <table:table-cell office:value-type="float" office:value="0.000635385862551629" calcext:value-type="float">
            <text:p>0.000635385862552</text:p>
          </table:table-cell>
          <table:table-cell office:value-type="float" office:value="4.48198366165161" calcext:value-type="float">
            <text:p>4.48198366165161</text:p>
          </table:table-cell>
          <table:table-cell office:value-type="float" office:value="0" calcext:value-type="float">
            <text:p>0</text:p>
          </table:table-cell>
          <table:table-cell office:value-type="float" office:value="0.112466618418694" calcext:value-type="float">
            <text:p>0.112466618418694</text:p>
          </table:table-cell>
          <table:table-cell office:value-type="float" office:value="4.5076003074646" calcext:value-type="float">
            <text:p>4.5076003074646</text:p>
          </table:table-cell>
          <table:table-cell office:value-type="float" office:value="-49.1286163330078" calcext:value-type="float">
            <text:p>-49.1286163330078</text:p>
          </table:table-cell>
          <table:table-cell office:value-type="float" office:value="-96.8277587890625" calcext:value-type="float">
            <text:p>-96.82775878906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00644126534462" calcext:value-type="float">
            <text:p>0.100644126534462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9.4051895141602" calcext:value-type="float">
            <text:p>-49.4051895141602</text:p>
          </table:table-cell>
          <table:table-cell office:value-type="float" office:value="-96.6692886352539" calcext:value-type="float">
            <text:p>-96.6692886352539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88410252332687" calcext:value-type="float">
            <text:p>-0.068841025233269</text:p>
          </table:table-cell>
          <table:table-cell office:value-type="float" office:value="5.22740030288696" calcext:value-type="float">
            <text:p>5.22740030288696</text:p>
          </table:table-cell>
          <table:table-cell office:value-type="float" office:value="-53.6085739135742" calcext:value-type="float">
            <text:p>-53.6085739135742</text:p>
          </table:table-cell>
          <table:table-cell office:value-type="float" office:value="-95.3848266601563" calcext:value-type="float">
            <text:p>-95.384826660156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98138757050038" calcext:value-type="float">
            <text:p>-0.059813875705004</text:p>
          </table:table-cell>
          <table:table-cell office:value-type="float" office:value="5.02680015563965" calcext:value-type="float">
            <text:p>5.02680015563965</text:p>
          </table:table-cell>
          <table:table-cell office:value-type="float" office:value="-47.1257095336914" calcext:value-type="float">
            <text:p>-47.1257095336914</text:p>
          </table:table-cell>
          <table:table-cell office:value-type="float" office:value="-98.1131057739258" calcext:value-type="float">
            <text:p>-98.11310577392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7.26341" calcext:value-type="float">
            <text:p>1639747667.26341</text:p>
          </table:table-cell>
          <table:table-cell office:value-type="float" office:value="187.527648925781" calcext:value-type="float">
            <text:p>187.527648925781</text:p>
          </table:table-cell>
          <table:table-cell office:value-type="float" office:value="-0.269986271858215" calcext:value-type="float">
            <text:p>-0.269986271858215</text:p>
          </table:table-cell>
          <table:table-cell office:value-type="float" office:value="0.0247439760714769" calcext:value-type="float">
            <text:p>0.024743976071477</text:p>
          </table:table-cell>
          <table:table-cell office:value-type="float" office:value="0.0132782254368067" calcext:value-type="float">
            <text:p>0.013278225436807</text:p>
          </table:table-cell>
          <table:table-cell office:value-type="float" office:value="0.000509647943545133" calcext:value-type="float">
            <text:p>0.000509647943545</text:p>
          </table:table-cell>
          <table:table-cell office:value-type="float" office:value="4.43292570114136" calcext:value-type="float">
            <text:p>4.43292570114136</text:p>
          </table:table-cell>
          <table:table-cell office:value-type="float" office:value="0" calcext:value-type="float">
            <text:p>0</text:p>
          </table:table-cell>
          <table:table-cell office:value-type="float" office:value="0.0911800712347031" calcext:value-type="float">
            <text:p>0.091180071234703</text:p>
          </table:table-cell>
          <table:table-cell office:value-type="float" office:value="4.48400020599365" calcext:value-type="float">
            <text:p>4.48400020599365</text:p>
          </table:table-cell>
          <table:table-cell office:value-type="float" office:value="-45.4425163269043" calcext:value-type="float">
            <text:p>-45.4425163269043</text:p>
          </table:table-cell>
          <table:table-cell office:value-type="float" office:value="-98.2824249267578" calcext:value-type="float">
            <text:p>-98.28242492675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797102153301239" calcext:value-type="float">
            <text:p>0.079710215330124</text:p>
          </table:table-cell>
          <table:table-cell office:value-type="float" office:value="4.67280006408691" calcext:value-type="float">
            <text:p>4.67280006408691</text:p>
          </table:table-cell>
          <table:table-cell office:value-type="float" office:value="-50.9624938964844" calcext:value-type="float">
            <text:p>-50.9624938964844</text:p>
          </table:table-cell>
          <table:table-cell office:value-type="float" office:value="-97.0127410888672" calcext:value-type="float">
            <text:p>-97.012741088867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689651295542717" calcext:value-type="float">
            <text:p>-0.068965129554272</text:p>
          </table:table-cell>
          <table:table-cell office:value-type="float" office:value="5.18020009994507" calcext:value-type="float">
            <text:p>5.18020009994507</text:p>
          </table:table-cell>
          <table:table-cell office:value-type="float" office:value="-52.9960098266602" calcext:value-type="float">
            <text:p>-52.9960098266602</text:p>
          </table:table-cell>
          <table:table-cell office:value-type="float" office:value="-96.1770248413086" calcext:value-type="float">
            <text:p>-96.177024841308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518815070390701" calcext:value-type="float">
            <text:p>-0.05188150703907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52.5804138183594" calcext:value-type="float">
            <text:p>-52.5804138183594</text:p>
          </table:table-cell>
          <table:table-cell office:value-type="float" office:value="-98.5347366333008" calcext:value-type="float">
            <text:p>-98.534736633300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7.38422" calcext:value-type="float">
            <text:p>1639747667.38422</text:p>
          </table:table-cell>
          <table:table-cell office:value-type="float" office:value="189.996963500977" calcext:value-type="float">
            <text:p>189.996963500977</text:p>
          </table:table-cell>
          <table:table-cell office:value-type="float" office:value="-0.224436044692993" calcext:value-type="float">
            <text:p>-0.224436044692993</text:p>
          </table:table-cell>
          <table:table-cell office:value-type="float" office:value="0.0387374795973301" calcext:value-type="float">
            <text:p>0.03873747959733</text:p>
          </table:table-cell>
          <table:table-cell office:value-type="float" office:value="0.0123018296435475" calcext:value-type="float">
            <text:p>0.012301829643548</text:p>
          </table:table-cell>
          <table:table-cell office:value-type="float" office:value="0.000444010103819892" calcext:value-type="float">
            <text:p>0.00044401010382</text:p>
          </table:table-cell>
          <table:table-cell office:value-type="float" office:value="4.4847092628479" calcext:value-type="float">
            <text:p>4.4847092628479</text:p>
          </table:table-cell>
          <table:table-cell office:value-type="float" office:value="0" calcext:value-type="float">
            <text:p>0</text:p>
          </table:table-cell>
          <table:table-cell office:value-type="float" office:value="0.0827480927109718" calcext:value-type="float">
            <text:p>0.082748092710972</text:p>
          </table:table-cell>
          <table:table-cell office:value-type="float" office:value="4.47220039367676" calcext:value-type="float">
            <text:p>4.47220039367676</text:p>
          </table:table-cell>
          <table:table-cell office:value-type="float" office:value="-41.0669250488281" calcext:value-type="float">
            <text:p>-41.0669250488281</text:p>
          </table:table-cell>
          <table:table-cell office:value-type="float" office:value="-96.9316864013672" calcext:value-type="float">
            <text:p>-96.931686401367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10392577946186" calcext:value-type="float">
            <text:p>0.061039257794619</text:p>
          </table:table-cell>
          <table:table-cell office:value-type="float" office:value="4.68460035324097" calcext:value-type="float">
            <text:p>4.68460035324097</text:p>
          </table:table-cell>
          <table:table-cell office:value-type="float" office:value="-47.349739074707" calcext:value-type="float">
            <text:p>-47.349739074707</text:p>
          </table:table-cell>
          <table:table-cell office:value-type="float" office:value="-96.9430084228516" calcext:value-type="float">
            <text:p>-96.94300842285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96538335084915" calcext:value-type="float">
            <text:p>-0.059653833508492</text:p>
          </table:table-cell>
          <table:table-cell office:value-type="float" office:value="5.28640031814575" calcext:value-type="float">
            <text:p>5.28640031814575</text:p>
          </table:table-cell>
          <table:table-cell office:value-type="float" office:value="-52.8925247192383" calcext:value-type="float">
            <text:p>-52.8925247192383</text:p>
          </table:table-cell>
          <table:table-cell office:value-type="float" office:value="-95.0980911254883" calcext:value-type="float">
            <text:p>-95.098091125488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393509417772293" calcext:value-type="float">
            <text:p>-0.039350941777229</text:p>
          </table:table-cell>
          <table:table-cell office:value-type="float" office:value="5.03859996795654" calcext:value-type="float">
            <text:p>5.03859996795654</text:p>
          </table:table-cell>
          <table:table-cell office:value-type="float" office:value="-51.887264251709" calcext:value-type="float">
            <text:p>-51.887264251709</text:p>
          </table:table-cell>
          <table:table-cell office:value-type="float" office:value="-98.5538482666016" calcext:value-type="float">
            <text:p>-98.553848266601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7.63502" calcext:value-type="float">
            <text:p>1639747667.63502</text:p>
          </table:table-cell>
          <table:table-cell office:value-type="float" office:value="194.840423583984" calcext:value-type="float">
            <text:p>194.840423583984</text:p>
          </table:table-cell>
          <table:table-cell office:value-type="float" office:value="-0.187382847070694" calcext:value-type="float">
            <text:p>-0.187382847070694</text:p>
          </table:table-cell>
          <table:table-cell office:value-type="float" office:value="0.0555874668061733" calcext:value-type="float">
            <text:p>0.055587466806173</text:p>
          </table:table-cell>
          <table:table-cell office:value-type="float" office:value="0.00933635607361794" calcext:value-type="float">
            <text:p>0.009336356073618</text:p>
          </table:table-cell>
          <table:table-cell office:value-type="float" office:value="0.000532682344783098" calcext:value-type="float">
            <text:p>0.000532682344783</text:p>
          </table:table-cell>
          <table:table-cell office:value-type="float" office:value="4.44927835464478" calcext:value-type="float">
            <text:p>4.44927835464478</text:p>
          </table:table-cell>
          <table:table-cell office:value-type="float" office:value="0" calcext:value-type="float">
            <text:p>0</text:p>
          </table:table-cell>
          <table:table-cell office:value-type="float" office:value="0.0747964605689049" calcext:value-type="float">
            <text:p>0.074796460568905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45.5008544921875" calcext:value-type="float">
            <text:p>-45.5008544921875</text:p>
          </table:table-cell>
          <table:table-cell office:value-type="float" office:value="-98.7111740112305" calcext:value-type="float">
            <text:p>-98.711174011230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437813997268677" calcext:value-type="float">
            <text:p>0.043781399726868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7.8324928283691" calcext:value-type="float">
            <text:p>-47.8324928283691</text:p>
          </table:table-cell>
          <table:table-cell office:value-type="float" office:value="-98.2630844116211" calcext:value-type="float">
            <text:p>-98.263084411621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66887483000755" calcext:value-type="float">
            <text:p>-0.056688748300076</text:p>
          </table:table-cell>
          <table:table-cell office:value-type="float" office:value="5.20380020141602" calcext:value-type="float">
            <text:p>5.20380020141602</text:p>
          </table:table-cell>
          <table:table-cell office:value-type="float" office:value="-54.4426727294922" calcext:value-type="float">
            <text:p>-54.4426727294922</text:p>
          </table:table-cell>
          <table:table-cell office:value-type="float" office:value="-96.9885711669922" calcext:value-type="float">
            <text:p>-96.988571166992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86413189023733" calcext:value-type="float">
            <text:p>-0.028641318902373</text:p>
          </table:table-cell>
          <table:table-cell office:value-type="float" office:value="4.95600032806397" calcext:value-type="float">
            <text:p>4.95600032806397</text:p>
          </table:table-cell>
          <table:table-cell office:value-type="float" office:value="-48.737979888916" calcext:value-type="float">
            <text:p>-48.737979888916</text:p>
          </table:table-cell>
          <table:table-cell office:value-type="float" office:value="-98.3373107910156" calcext:value-type="float">
            <text:p>-98.337310791015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7.75383" calcext:value-type="float">
            <text:p>1639747667.75383</text:p>
          </table:table-cell>
          <table:table-cell office:value-type="float" office:value="202.527755737305" calcext:value-type="float">
            <text:p>202.527755737305</text:p>
          </table:table-cell>
          <table:table-cell office:value-type="float" office:value="-0.169240549206734" calcext:value-type="float">
            <text:p>-0.169240549206734</text:p>
          </table:table-cell>
          <table:table-cell office:value-type="float" office:value="0.0759658887982369" calcext:value-type="float">
            <text:p>0.075965888798237</text:p>
          </table:table-cell>
          <table:table-cell office:value-type="float" office:value="0.00732478778809309" calcext:value-type="float">
            <text:p>0.007324787788093</text:p>
          </table:table-cell>
          <table:table-cell office:value-type="float" office:value="0.000480347196571529" calcext:value-type="float">
            <text:p>0.000480347196572</text:p>
          </table:table-cell>
          <table:table-cell office:value-type="float" office:value="4.48198366165161" calcext:value-type="float">
            <text:p>4.48198366165161</text:p>
          </table:table-cell>
          <table:table-cell office:value-type="float" office:value="0" calcext:value-type="float">
            <text:p>0</text:p>
          </table:table-cell>
          <table:table-cell office:value-type="float" office:value="0.0730650201439858" calcext:value-type="float">
            <text:p>0.073065020143986</text:p>
          </table:table-cell>
          <table:table-cell office:value-type="float" office:value="4.46040010452271" calcext:value-type="float">
            <text:p>4.46040010452271</text:p>
          </table:table-cell>
          <table:table-cell office:value-type="float" office:value="-42.7103309631348" calcext:value-type="float">
            <text:p>-42.7103309631348</text:p>
          </table:table-cell>
          <table:table-cell office:value-type="float" office:value="-97.0866470336914" calcext:value-type="float">
            <text:p>-97.086647033691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20246554911137" calcext:value-type="float">
            <text:p>0.032024655491114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0.4091300964356" calcext:value-type="float">
            <text:p>-50.4091300964356</text:p>
          </table:table-cell>
          <table:table-cell office:value-type="float" office:value="-95.7197799682617" calcext:value-type="float">
            <text:p>-95.719779968261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595952942967415" calcext:value-type="float">
            <text:p>-0.059595294296742</text:p>
          </table:table-cell>
          <table:table-cell office:value-type="float" office:value="5.32180023193359" calcext:value-type="float">
            <text:p>5.32180023193359</text:p>
          </table:table-cell>
          <table:table-cell office:value-type="float" office:value="-55.9213943481445" calcext:value-type="float">
            <text:p>-55.9213943481445</text:p>
          </table:table-cell>
          <table:table-cell office:value-type="float" office:value="-94.5302658081055" calcext:value-type="float">
            <text:p>-94.530265808105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84610765427351" calcext:value-type="float">
            <text:p>-0.018461076542735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0.4361343383789" calcext:value-type="float">
            <text:p>-50.4361343383789</text:p>
          </table:table-cell>
          <table:table-cell office:value-type="float" office:value="-97.0327301025391" calcext:value-type="float">
            <text:p>-97.032730102539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7.99454" calcext:value-type="float">
            <text:p>1639747667.99454</text:p>
          </table:table-cell>
          <table:table-cell office:value-type="float" office:value="186.752563476563" calcext:value-type="float">
            <text:p>186.752563476563</text:p>
          </table:table-cell>
          <table:table-cell office:value-type="float" office:value="-0.149912014603615" calcext:value-type="float">
            <text:p>-0.149912014603615</text:p>
          </table:table-cell>
          <table:table-cell office:value-type="float" office:value="0.0501783713698387" calcext:value-type="float">
            <text:p>0.050178371369839</text:p>
          </table:table-cell>
          <table:table-cell office:value-type="float" office:value="0.00532981706783176" calcext:value-type="float">
            <text:p>0.005329817067832</text:p>
          </table:table-cell>
          <table:table-cell office:value-type="float" office:value="0.000400312070269138" calcext:value-type="float">
            <text:p>0.000400312070269</text:p>
          </table:table-cell>
          <table:table-cell office:value-type="float" office:value="4.44382762908936" calcext:value-type="float">
            <text:p>4.44382762908936</text:p>
          </table:table-cell>
          <table:table-cell office:value-type="float" office:value="0" calcext:value-type="float">
            <text:p>0</text:p>
          </table:table-cell>
          <table:table-cell office:value-type="float" office:value="0.0595953688025475" calcext:value-type="float">
            <text:p>0.059595368802548</text:p>
          </table:table-cell>
          <table:table-cell office:value-type="float" office:value="4.44860029220581" calcext:value-type="float">
            <text:p>4.44860029220581</text:p>
          </table:table-cell>
          <table:table-cell office:value-type="float" office:value="-48.2620735168457" calcext:value-type="float">
            <text:p>-48.2620735168457</text:p>
          </table:table-cell>
          <table:table-cell office:value-type="float" office:value="-99.4478759765625" calcext:value-type="float">
            <text:p>-99.447875976562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318065732717514" calcext:value-type="float">
            <text:p>0.031806573271751</text:p>
          </table:table-cell>
          <table:table-cell office:value-type="float" office:value="4.69640016555786" calcext:value-type="float">
            <text:p>4.69640016555786</text:p>
          </table:table-cell>
          <table:table-cell office:value-type="float" office:value="-48.6821136474609" calcext:value-type="float">
            <text:p>-48.6821136474609</text:p>
          </table:table-cell>
          <table:table-cell office:value-type="float" office:value="-100.77082824707" calcext:value-type="float">
            <text:p>-100.7708282470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85016778111458" calcext:value-type="float">
            <text:p>-0.048501677811146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7.3416481018066" calcext:value-type="float">
            <text:p>-57.3416481018066</text:p>
          </table:table-cell>
          <table:table-cell office:value-type="float" office:value="-100.242164611816" calcext:value-type="float">
            <text:p>-100.24216461181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226010140031576" calcext:value-type="float">
            <text:p>-0.022601014003158</text:p>
          </table:table-cell>
          <table:table-cell office:value-type="float" office:value="4.92060041427612" calcext:value-type="float">
            <text:p>4.92060041427612</text:p>
          </table:table-cell>
          <table:table-cell office:value-type="float" office:value="-50.7461166381836" calcext:value-type="float">
            <text:p>-50.7461166381836</text:p>
          </table:table-cell>
          <table:table-cell office:value-type="float" office:value="-99.2920227050781" calcext:value-type="float">
            <text:p>-99.292022705078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8.1178" calcext:value-type="float">
            <text:p>1639747668.1178</text:p>
          </table:table-cell>
          <table:table-cell office:value-type="float" office:value="190.27018737793" calcext:value-type="float">
            <text:p>190.27018737793</text:p>
          </table:table-cell>
          <table:table-cell office:value-type="float" office:value="-0.122382797300816" calcext:value-type="float">
            <text:p>-0.122382797300816</text:p>
          </table:table-cell>
          <table:table-cell office:value-type="float" office:value="0.0582025274634361" calcext:value-type="float">
            <text:p>0.058202527463436</text:p>
          </table:table-cell>
          <table:table-cell office:value-type="float" office:value="0.00386122544296086" calcext:value-type="float">
            <text:p>0.003861225442961</text:p>
          </table:table-cell>
          <table:table-cell office:value-type="float" office:value="0.000366769061656669" calcext:value-type="float">
            <text:p>0.000366769061657</text:p>
          </table:table-cell>
          <table:table-cell office:value-type="float" office:value="4.44382762908936" calcext:value-type="float">
            <text:p>4.44382762908936</text:p>
          </table:table-cell>
          <table:table-cell office:value-type="float" office:value="0" calcext:value-type="float">
            <text:p>0</text:p>
          </table:table-cell>
          <table:table-cell office:value-type="float" office:value="0.0524784177541733" calcext:value-type="float">
            <text:p>0.052478417754173</text:p>
          </table:table-cell>
          <table:table-cell office:value-type="float" office:value="4.41320037841797" calcext:value-type="float">
            <text:p>4.41320037841797</text:p>
          </table:table-cell>
          <table:table-cell office:value-type="float" office:value="-43.2646141052246" calcext:value-type="float">
            <text:p>-43.2646141052246</text:p>
          </table:table-cell>
          <table:table-cell office:value-type="float" office:value="-96.8463516235352" calcext:value-type="float">
            <text:p>-96.846351623535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206267833709717" calcext:value-type="float">
            <text:p>0.020626783370972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47.9539566040039" calcext:value-type="float">
            <text:p>-47.9539566040039</text:p>
          </table:table-cell>
          <table:table-cell office:value-type="float" office:value="-96.7181396484375" calcext:value-type="float">
            <text:p>-96.718139648437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51775491237641" calcext:value-type="float">
            <text:p>-0.045177549123764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8.1051559448242" calcext:value-type="float">
            <text:p>-58.1051559448242</text:p>
          </table:table-cell>
          <table:table-cell office:value-type="float" office:value="-95.7773590087891" calcext:value-type="float">
            <text:p>-95.777359008789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13945915736258" calcext:value-type="float">
            <text:p>-0.013945915736258</text:p>
          </table:table-cell>
          <table:table-cell office:value-type="float" office:value="4.89700031280518" calcext:value-type="float">
            <text:p>4.89700031280518</text:p>
          </table:table-cell>
          <table:table-cell office:value-type="float" office:value="-51.2605667114258" calcext:value-type="float">
            <text:p>-51.2605667114258</text:p>
          </table:table-cell>
          <table:table-cell office:value-type="float" office:value="-97.7655792236328" calcext:value-type="float">
            <text:p>-97.765579223632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8.35227" calcext:value-type="float">
            <text:p>1639747668.35227</text:p>
          </table:table-cell>
          <table:table-cell office:value-type="float" office:value="185.831069946289" calcext:value-type="float">
            <text:p>185.831069946289</text:p>
          </table:table-cell>
          <table:table-cell office:value-type="float" office:value="-0.0877354070544243" calcext:value-type="float">
            <text:p>-0.087735407054424</text:p>
          </table:table-cell>
          <table:table-cell office:value-type="float" office:value="0.0707457661628723" calcext:value-type="float">
            <text:p>0.070745766162872</text:p>
          </table:table-cell>
          <table:table-cell office:value-type="float" office:value="0.00168461166322231" calcext:value-type="float">
            <text:p>0.001684611663222</text:p>
          </table:table-cell>
          <table:table-cell office:value-type="float" office:value="0.000342414394253865" calcext:value-type="float">
            <text:p>0.000342414394254</text:p>
          </table:table-cell>
          <table:table-cell office:value-type="float" office:value="4.43020009994507" calcext:value-type="float">
            <text:p>4.43020009994507</text:p>
          </table:table-cell>
          <table:table-cell office:value-type="float" office:value="0" calcext:value-type="float">
            <text:p>0</text:p>
          </table:table-cell>
          <table:table-cell office:value-type="float" office:value="0.0444263406097889" calcext:value-type="float">
            <text:p>0.044426340609789</text:p>
          </table:table-cell>
          <table:table-cell office:value-type="float" office:value="4.40140008926392" calcext:value-type="float">
            <text:p>4.40140008926392</text:p>
          </table:table-cell>
          <table:table-cell office:value-type="float" office:value="-45.2403869628906" calcext:value-type="float">
            <text:p>-45.2403869628906</text:p>
          </table:table-cell>
          <table:table-cell office:value-type="float" office:value="-98.1391525268555" calcext:value-type="float">
            <text:p>-98.139152526855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0617417553439736" calcext:value-type="float">
            <text:p>0.006174175534397</text:p>
          </table:table-cell>
          <table:table-cell office:value-type="float" office:value="4.70819997787476" calcext:value-type="float">
            <text:p>4.70819997787476</text:p>
          </table:table-cell>
          <table:table-cell office:value-type="float" office:value="-48.176197052002" calcext:value-type="float">
            <text:p>-48.176197052002</text:p>
          </table:table-cell>
          <table:table-cell office:value-type="float" office:value="-98.2510681152344" calcext:value-type="float">
            <text:p>-98.251068115234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413645245134831" calcext:value-type="float">
            <text:p>-0.041364524513483</text:p>
          </table:table-cell>
          <table:table-cell office:value-type="float" office:value="5.28640031814575" calcext:value-type="float">
            <text:p>5.28640031814575</text:p>
          </table:table-cell>
          <table:table-cell office:value-type="float" office:value="-56.9095573425293" calcext:value-type="float">
            <text:p>-56.9095573425293</text:p>
          </table:table-cell>
          <table:table-cell office:value-type="float" office:value="-97.6329040527344" calcext:value-type="float">
            <text:p>-97.632904052734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-0.0030064838938415" calcext:value-type="float">
            <text:p>-0.003006483893842</text:p>
          </table:table-cell>
          <table:table-cell office:value-type="float" office:value="4.84980010986328" calcext:value-type="float">
            <text:p>4.84980010986328</text:p>
          </table:table-cell>
          <table:table-cell office:value-type="float" office:value="-51.2770576477051" calcext:value-type="float">
            <text:p>-51.2770576477051</text:p>
          </table:table-cell>
          <table:table-cell office:value-type="float" office:value="-98.8905868530273" calcext:value-type="float">
            <text:p>-98.890586853027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8.59513" calcext:value-type="float">
            <text:p>1639747668.59513</text:p>
          </table:table-cell>
          <table:table-cell office:value-type="float" office:value="189.363006591797" calcext:value-type="float">
            <text:p>189.363006591797</text:p>
          </table:table-cell>
          <table:table-cell office:value-type="float" office:value="-0.0608009062707424" calcext:value-type="float">
            <text:p>-0.060800906270743</text:p>
          </table:table-cell>
          <table:table-cell office:value-type="float" office:value="0.0789166763424873" calcext:value-type="float">
            <text:p>0.078916676342487</text:p>
          </table:table-cell>
          <table:table-cell office:value-type="float" office:value="-0.00198653992265463" calcext:value-type="float">
            <text:p>-0.001986539922655</text:p>
          </table:table-cell>
          <table:table-cell office:value-type="float" office:value="0.000169935432495549" calcext:value-type="float">
            <text:p>0.000169935432496</text:p>
          </table:table-cell>
          <table:table-cell office:value-type="float" office:value="4.45745468139648" calcext:value-type="float">
            <text:p>4.45745468139648</text:p>
          </table:table-cell>
          <table:table-cell office:value-type="float" office:value="0" calcext:value-type="float">
            <text:p>0</text:p>
          </table:table-cell>
          <table:table-cell office:value-type="float" office:value="0.0359810218214989" calcext:value-type="float">
            <text:p>0.035981021821499</text:p>
          </table:table-cell>
          <table:table-cell office:value-type="float" office:value="4.38960027694702" calcext:value-type="float">
            <text:p>4.38960027694702</text:p>
          </table:table-cell>
          <table:table-cell office:value-type="float" office:value="-46.6889953613281" calcext:value-type="float">
            <text:p>-46.6889953613281</text:p>
          </table:table-cell>
          <table:table-cell office:value-type="float" office:value="-98.2416229248047" calcext:value-type="float">
            <text:p>-98.241622924804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0676155835390091" calcext:value-type="float">
            <text:p>-0.006761558353901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48.592716217041" calcext:value-type="float">
            <text:p>-48.592716217041</text:p>
          </table:table-cell>
          <table:table-cell office:value-type="float" office:value="-98.094367980957" calcext:value-type="float">
            <text:p>-98.09436798095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95880341529846" calcext:value-type="float">
            <text:p>-0.039588034152985</text:p>
          </table:table-cell>
          <table:table-cell office:value-type="float" office:value="5.34540033340454" calcext:value-type="float">
            <text:p>5.34540033340454</text:p>
          </table:table-cell>
          <table:table-cell office:value-type="float" office:value="-58.0436248779297" calcext:value-type="float">
            <text:p>-58.0436248779297</text:p>
          </table:table-cell>
          <table:table-cell office:value-type="float" office:value="-96.6874084472656" calcext:value-type="float">
            <text:p>-96.687408447265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304147438146174" calcext:value-type="float">
            <text:p>0.003041474381462</text:p>
          </table:table-cell>
          <table:table-cell office:value-type="float" office:value="4.86160039901733" calcext:value-type="float">
            <text:p>4.86160039901733</text:p>
          </table:table-cell>
          <table:table-cell office:value-type="float" office:value="-51.0844497680664" calcext:value-type="float">
            <text:p>-51.0844497680664</text:p>
          </table:table-cell>
          <table:table-cell office:value-type="float" office:value="-98.0179748535156" calcext:value-type="float">
            <text:p>-98.017974853515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8.71712" calcext:value-type="float">
            <text:p>1639747668.71712</text:p>
          </table:table-cell>
          <table:table-cell office:value-type="float" office:value="192.742584228516" calcext:value-type="float">
            <text:p>192.742584228516</text:p>
          </table:table-cell>
          <table:table-cell office:value-type="float" office:value="-0.0483509451150894" calcext:value-type="float">
            <text:p>-0.04835094511509</text:p>
          </table:table-cell>
          <table:table-cell office:value-type="float" office:value="0.0801129788160324" calcext:value-type="float">
            <text:p>0.080112978816032</text:p>
          </table:table-cell>
          <table:table-cell office:value-type="float" office:value="-0.00244110077619553" calcext:value-type="float">
            <text:p>-0.002441100776196</text:p>
          </table:table-cell>
          <table:table-cell office:value-type="float" office:value="0.000191670638741925" calcext:value-type="float">
            <text:p>0.000191670638742</text:p>
          </table:table-cell>
          <table:table-cell office:value-type="float" office:value="4.46018028259277" calcext:value-type="float">
            <text:p>4.46018028259277</text:p>
          </table:table-cell>
          <table:table-cell office:value-type="float" office:value="0" calcext:value-type="float">
            <text:p>0</text:p>
          </table:table-cell>
          <table:table-cell office:value-type="float" office:value="0.0324879102408886" calcext:value-type="float">
            <text:p>0.032487910240889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41.5148048400879" calcext:value-type="float">
            <text:p>-41.5148048400879</text:p>
          </table:table-cell>
          <table:table-cell office:value-type="float" office:value="-98.7648468017578" calcext:value-type="float">
            <text:p>-98.764846801757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07826897874475" calcext:value-type="float">
            <text:p>-0.010782689787448</text:p>
          </table:table-cell>
          <table:table-cell office:value-type="float" office:value="4.72000026702881" calcext:value-type="float">
            <text:p>4.72000026702881</text:p>
          </table:table-cell>
          <table:table-cell office:value-type="float" office:value="-52.9689407348633" calcext:value-type="float">
            <text:p>-52.9689407348633</text:p>
          </table:table-cell>
          <table:table-cell office:value-type="float" office:value="-99.1851119995117" calcext:value-type="float">
            <text:p>-99.185111999511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71225290000439" calcext:value-type="float">
            <text:p>-0.037122529000044</text:p>
          </table:table-cell>
          <table:table-cell office:value-type="float" office:value="5.34540033340454" calcext:value-type="float">
            <text:p>5.34540033340454</text:p>
          </table:table-cell>
          <table:table-cell office:value-type="float" office:value="-56.8019218444824" calcext:value-type="float">
            <text:p>-56.8019218444824</text:p>
          </table:table-cell>
          <table:table-cell office:value-type="float" office:value="-97.2060775756836" calcext:value-type="float">
            <text:p>-97.206077575683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643465155735612" calcext:value-type="float">
            <text:p>0.006434651557356</text:p>
          </table:table-cell>
          <table:table-cell office:value-type="float" office:value="4.93240022659302" calcext:value-type="float">
            <text:p>4.93240022659302</text:p>
          </table:table-cell>
          <table:table-cell office:value-type="float" office:value="-55.3163108825684" calcext:value-type="float">
            <text:p>-55.3163108825684</text:p>
          </table:table-cell>
          <table:table-cell office:value-type="float" office:value="-99.0237350463867" calcext:value-type="float">
            <text:p>-99.023735046386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8.9771" calcext:value-type="float">
            <text:p>1639747668.9771</text:p>
          </table:table-cell>
          <table:table-cell office:value-type="float" office:value="185.777908325195" calcext:value-type="float">
            <text:p>185.777908325195</text:p>
          </table:table-cell>
          <table:table-cell office:value-type="float" office:value="-0.0329358093440533" calcext:value-type="float">
            <text:p>-0.032935809344053</text:p>
          </table:table-cell>
          <table:table-cell office:value-type="float" office:value="0.0766919329762459" calcext:value-type="float">
            <text:p>0.076691932976246</text:p>
          </table:table-cell>
          <table:table-cell office:value-type="float" office:value="-0.00300145987421274" calcext:value-type="float">
            <text:p>-0.003001459874213</text:p>
          </table:table-cell>
          <table:table-cell office:value-type="float" office:value="0.00017583224689588" calcext:value-type="float">
            <text:p>0.000175832246896</text:p>
          </table:table-cell>
          <table:table-cell office:value-type="float" office:value="4.43292570114136" calcext:value-type="float">
            <text:p>4.43292570114136</text:p>
          </table:table-cell>
          <table:table-cell office:value-type="float" office:value="0" calcext:value-type="float">
            <text:p>0</text:p>
          </table:table-cell>
          <table:table-cell office:value-type="float" office:value="0.0267858002334833" calcext:value-type="float">
            <text:p>0.026785800233483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45.2345161437988" calcext:value-type="float">
            <text:p>-45.2345161437988</text:p>
          </table:table-cell>
          <table:table-cell office:value-type="float" office:value="-99.2388458251953" calcext:value-type="float">
            <text:p>-99.238845825195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143191860988736" calcext:value-type="float">
            <text:p>-0.014319186098874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50.6635131835938" calcext:value-type="float">
            <text:p>-50.6635131835938</text:p>
          </table:table-cell>
          <table:table-cell office:value-type="float" office:value="-98.4443817138672" calcext:value-type="float">
            <text:p>-98.444381713867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334155708551407" calcext:value-type="float">
            <text:p>-0.033415570855141</text:p>
          </table:table-cell>
          <table:table-cell office:value-type="float" office:value="5.21560001373291" calcext:value-type="float">
            <text:p>5.21560001373291</text:p>
          </table:table-cell>
          <table:table-cell office:value-type="float" office:value="-56.9116630554199" calcext:value-type="float">
            <text:p>-56.9116630554199</text:p>
          </table:table-cell>
          <table:table-cell office:value-type="float" office:value="-98.3086471557617" calcext:value-type="float">
            <text:p>-98.3086471557617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0941529870033264" calcext:value-type="float">
            <text:p>0.009415298700333</text:p>
          </table:table-cell>
          <table:table-cell office:value-type="float" office:value="4.82620000839233" calcext:value-type="float">
            <text:p>4.82620000839233</text:p>
          </table:table-cell>
          <table:table-cell office:value-type="float" office:value="-47.354663848877" calcext:value-type="float">
            <text:p>-47.354663848877</text:p>
          </table:table-cell>
          <table:table-cell office:value-type="float" office:value="-99.2260894775391" calcext:value-type="float">
            <text:p>-99.226089477539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9.10415" calcext:value-type="float">
            <text:p>1639747669.10415</text:p>
          </table:table-cell>
          <table:table-cell office:value-type="float" office:value="200.867889404297" calcext:value-type="float">
            <text:p>200.867889404297</text:p>
          </table:table-cell>
          <table:table-cell office:value-type="float" office:value="-0.0115601439028978" calcext:value-type="float">
            <text:p>-0.011560143902898</text:p>
          </table:table-cell>
          <table:table-cell office:value-type="float" office:value="0.0799567922949791" calcext:value-type="float">
            <text:p>0.079956792294979</text:p>
          </table:table-cell>
          <table:table-cell office:value-type="float" office:value="-0.00367751228623092" calcext:value-type="float">
            <text:p>-0.003677512286231</text:p>
          </table:table-cell>
          <table:table-cell office:value-type="float" office:value="0.00020456753554754" calcext:value-type="float">
            <text:p>0.000204567535548</text:p>
          </table:table-cell>
          <table:table-cell office:value-type="float" office:value="4.45472955703735" calcext:value-type="float">
            <text:p>4.45472955703735</text:p>
          </table:table-cell>
          <table:table-cell office:value-type="float" office:value="0" calcext:value-type="float">
            <text:p>0</text:p>
          </table:table-cell>
          <table:table-cell office:value-type="float" office:value="0.0213396139442921" calcext:value-type="float">
            <text:p>0.021339613944292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44.0282363891602" calcext:value-type="float">
            <text:p>-44.0282363891602</text:p>
          </table:table-cell>
          <table:table-cell office:value-type="float" office:value="-100.532646179199" calcext:value-type="float">
            <text:p>-100.532646179199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18863133341074" calcext:value-type="float">
            <text:p>-0.021886313334107</text:p>
          </table:table-cell>
          <table:table-cell office:value-type="float" office:value="4.7790002822876" calcext:value-type="float">
            <text:p>4.7790002822876</text:p>
          </table:table-cell>
          <table:table-cell office:value-type="float" office:value="-52.3052635192871" calcext:value-type="float">
            <text:p>-52.3052635192871</text:p>
          </table:table-cell>
          <table:table-cell office:value-type="float" office:value="-100.662925720215" calcext:value-type="float">
            <text:p>-100.66292572021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8334017843008" calcext:value-type="float">
            <text:p>-0.028334017843008</text:p>
          </table:table-cell>
          <table:table-cell office:value-type="float" office:value="5.29820013046265" calcext:value-type="float">
            <text:p>5.29820013046265</text:p>
          </table:table-cell>
          <table:table-cell office:value-type="float" office:value="-54.4675140380859" calcext:value-type="float">
            <text:p>-54.4675140380859</text:p>
          </table:table-cell>
          <table:table-cell office:value-type="float" office:value="-101.030876159668" calcext:value-type="float">
            <text:p>-101.03087615966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5266302973032" calcext:value-type="float">
            <text:p>0.015266302973032</text:p>
          </table:table-cell>
          <table:table-cell office:value-type="float" office:value="4.89700031280518" calcext:value-type="float">
            <text:p>4.89700031280518</text:p>
          </table:table-cell>
          <table:table-cell office:value-type="float" office:value="-50.8857917785645" calcext:value-type="float">
            <text:p>-50.8857917785645</text:p>
          </table:table-cell>
          <table:table-cell office:value-type="float" office:value="-99.7004318237305" calcext:value-type="float">
            <text:p>-99.700431823730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9.34454" calcext:value-type="float">
            <text:p>1639747669.34454</text:p>
          </table:table-cell>
          <table:table-cell office:value-type="float" office:value="192.812210083008" calcext:value-type="float">
            <text:p>192.812210083008</text:p>
          </table:table-cell>
          <table:table-cell office:value-type="float" office:value="-0.000671777583193034" calcext:value-type="float">
            <text:p>-0.000671777583193</text:p>
          </table:table-cell>
          <table:table-cell office:value-type="float" office:value="0.0802514851093292" calcext:value-type="float">
            <text:p>0.080251485109329</text:p>
          </table:table-cell>
          <table:table-cell office:value-type="float" office:value="-0.00537918834015727" calcext:value-type="float">
            <text:p>-0.005379188340157</text:p>
          </table:table-cell>
          <table:table-cell office:value-type="float" office:value="0.000146544363815337" calcext:value-type="float">
            <text:p>0.000146544363815</text:p>
          </table:table-cell>
          <table:table-cell office:value-type="float" office:value="4.47925806045532" calcext:value-type="float">
            <text:p>4.47925806045532</text:p>
          </table:table-cell>
          <table:table-cell office:value-type="float" office:value="0" calcext:value-type="float">
            <text:p>0</text:p>
          </table:table-cell>
          <table:table-cell office:value-type="float" office:value="0.0173934940248728" calcext:value-type="float">
            <text:p>0.017393494024873</text:p>
          </table:table-cell>
          <table:table-cell office:value-type="float" office:value="4.36600017547607" calcext:value-type="float">
            <text:p>4.36600017547607</text:p>
          </table:table-cell>
          <table:table-cell office:value-type="float" office:value="-44.0212745666504" calcext:value-type="float">
            <text:p>-44.0212745666504</text:p>
          </table:table-cell>
          <table:table-cell office:value-type="float" office:value="-98.4169311523437" calcext:value-type="float">
            <text:p>-98.416931152343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26921384036541" calcext:value-type="float">
            <text:p>-0.026921384036541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52.0069618225098" calcext:value-type="float">
            <text:p>-52.0069618225098</text:p>
          </table:table-cell>
          <table:table-cell office:value-type="float" office:value="-98.4154739379883" calcext:value-type="float">
            <text:p>-98.415473937988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67714243382216" calcext:value-type="float">
            <text:p>-0.026771424338222</text:p>
          </table:table-cell>
          <table:table-cell office:value-type="float" office:value="5.39260005950928" calcext:value-type="float">
            <text:p>5.39260005950928</text:p>
          </table:table-cell>
          <table:table-cell office:value-type="float" office:value="-57.482837677002" calcext:value-type="float">
            <text:p>-57.482837677002</text:p>
          </table:table-cell>
          <table:table-cell office:value-type="float" office:value="-97.6259384155273" calcext:value-type="float">
            <text:p>-97.625938415527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63326840847731" calcext:value-type="float">
            <text:p>0.01633268408477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52.4168663024902" calcext:value-type="float">
            <text:p>-52.4168663024902</text:p>
          </table:table-cell>
          <table:table-cell office:value-type="float" office:value="-98.6648178100586" calcext:value-type="float">
            <text:p>-98.664817810058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9.46518" calcext:value-type="float">
            <text:p>1639747669.46518</text:p>
          </table:table-cell>
          <table:table-cell office:value-type="float" office:value="188.496353149414" calcext:value-type="float">
            <text:p>188.496353149414</text:p>
          </table:table-cell>
          <table:table-cell office:value-type="float" office:value="0.0157185532152653" calcext:value-type="float">
            <text:p>0.015718553215265</text:p>
          </table:table-cell>
          <table:table-cell office:value-type="float" office:value="0.0787615329027176" calcext:value-type="float">
            <text:p>0.078761532902718</text:p>
          </table:table-cell>
          <table:table-cell office:value-type="float" office:value="-0.00692633725702763" calcext:value-type="float">
            <text:p>-0.006926337257028</text:p>
          </table:table-cell>
          <table:table-cell office:value-type="float" office:value="0.000201009257580154" calcext:value-type="float">
            <text:p>0.00020100925758</text:p>
          </table:table-cell>
          <table:table-cell office:value-type="float" office:value="4.46563100814819" calcext:value-type="float">
            <text:p>4.46563100814819</text:p>
          </table:table-cell>
          <table:table-cell office:value-type="float" office:value="0" calcext:value-type="float">
            <text:p>0</text:p>
          </table:table-cell>
          <table:table-cell office:value-type="float" office:value="0.0112156318500638" calcext:value-type="float">
            <text:p>0.011215631850064</text:p>
          </table:table-cell>
          <table:table-cell office:value-type="float" office:value="4.36600017547607" calcext:value-type="float">
            <text:p>4.36600017547607</text:p>
          </table:table-cell>
          <table:table-cell office:value-type="float" office:value="-43.7376937866211" calcext:value-type="float">
            <text:p>-43.7376937866211</text:p>
          </table:table-cell>
          <table:table-cell office:value-type="float" office:value="-99.9413986206055" calcext:value-type="float">
            <text:p>-99.941398620605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21817621588707" calcext:value-type="float">
            <text:p>-0.032181762158871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49.825122833252" calcext:value-type="float">
            <text:p>-49.825122833252</text:p>
          </table:table-cell>
          <table:table-cell office:value-type="float" office:value="-100.79069519043" calcext:value-type="float">
            <text:p>-100.7906951904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231357160955668" calcext:value-type="float">
            <text:p>-0.023135716095567</text:p>
          </table:table-cell>
          <table:table-cell office:value-type="float" office:value="5.36900043487549" calcext:value-type="float">
            <text:p>5.36900043487549</text:p>
          </table:table-cell>
          <table:table-cell office:value-type="float" office:value="-57.7428359985352" calcext:value-type="float">
            <text:p>-57.7428359985352</text:p>
          </table:table-cell>
          <table:table-cell office:value-type="float" office:value="-99.661994934082" calcext:value-type="float">
            <text:p>-99.66199493408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190273150801659" calcext:value-type="float">
            <text:p>0.019027315080166</text:p>
          </table:table-cell>
          <table:table-cell office:value-type="float" office:value="4.82620000839233" calcext:value-type="float">
            <text:p>4.82620000839233</text:p>
          </table:table-cell>
          <table:table-cell office:value-type="float" office:value="-52.0424003601074" calcext:value-type="float">
            <text:p>-52.0424003601074</text:p>
          </table:table-cell>
          <table:table-cell office:value-type="float" office:value="-98.6094055175781" calcext:value-type="float">
            <text:p>-98.609405517578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9.7051" calcext:value-type="float">
            <text:p>1639747669.7051</text:p>
          </table:table-cell>
          <table:table-cell office:value-type="float" office:value="189.428085327148" calcext:value-type="float">
            <text:p>189.428085327148</text:p>
          </table:table-cell>
          <table:table-cell office:value-type="float" office:value="0.0270454734563828" calcext:value-type="float">
            <text:p>0.027045473456383</text:p>
          </table:table-cell>
          <table:table-cell office:value-type="float" office:value="0.074811078608036" calcext:value-type="float">
            <text:p>0.074811078608036</text:p>
          </table:table-cell>
          <table:table-cell office:value-type="float" office:value="-0.00593885639682412" calcext:value-type="float">
            <text:p>-0.005938856396824</text:p>
          </table:table-cell>
          <table:table-cell office:value-type="float" office:value="0.000158159469719976" calcext:value-type="float">
            <text:p>0.00015815946972</text:p>
          </table:table-cell>
          <table:table-cell office:value-type="float" office:value="4.43292570114136" calcext:value-type="float">
            <text:p>4.43292570114136</text:p>
          </table:table-cell>
          <table:table-cell office:value-type="float" office:value="0" calcext:value-type="float">
            <text:p>0</text:p>
          </table:table-cell>
          <table:table-cell office:value-type="float" office:value="0.00809260550886393" calcext:value-type="float">
            <text:p>0.008092605508864</text:p>
          </table:table-cell>
          <table:table-cell office:value-type="float" office:value="4.37779998779297" calcext:value-type="float">
            <text:p>4.37779998779297</text:p>
          </table:table-cell>
          <table:table-cell office:value-type="float" office:value="-44.2999725341797" calcext:value-type="float">
            <text:p>-44.2999725341797</text:p>
          </table:table-cell>
          <table:table-cell office:value-type="float" office:value="-97.6435699462891" calcext:value-type="float">
            <text:p>-97.643569946289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34766060113907" calcext:value-type="float">
            <text:p>-0.033476606011391</text:p>
          </table:table-cell>
          <table:table-cell office:value-type="float" office:value="4.83800029754639" calcext:value-type="float">
            <text:p>4.83800029754639</text:p>
          </table:table-cell>
          <table:table-cell office:value-type="float" office:value="-50.4980125427246" calcext:value-type="float">
            <text:p>-50.4980125427246</text:p>
          </table:table-cell>
          <table:table-cell office:value-type="float" office:value="-97.1974182128906" calcext:value-type="float">
            <text:p>-97.197418212890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81326046586037" calcext:value-type="float">
            <text:p>-0.018132604658604</text:p>
          </table:table-cell>
          <table:table-cell office:value-type="float" office:value="5.25100040435791" calcext:value-type="float">
            <text:p>5.25100040435791</text:p>
          </table:table-cell>
          <table:table-cell office:value-type="float" office:value="-55.6447792053223" calcext:value-type="float">
            <text:p>-55.6447792053223</text:p>
          </table:table-cell>
          <table:table-cell office:value-type="float" office:value="-95.968017578125" calcext:value-type="float">
            <text:p>-95.96801757812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12092939764261" calcext:value-type="float">
            <text:p>0.021209293976426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50.9726943969727" calcext:value-type="float">
            <text:p>-50.9726943969727</text:p>
          </table:table-cell>
          <table:table-cell office:value-type="float" office:value="-98.162223815918" calcext:value-type="float">
            <text:p>-98.16222381591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69.82922" calcext:value-type="float">
            <text:p>1639747669.82922</text:p>
          </table:table-cell>
          <table:table-cell office:value-type="float" office:value="188.423629760742" calcext:value-type="float">
            <text:p>188.423629760742</text:p>
          </table:table-cell>
          <table:table-cell office:value-type="float" office:value="0.0343655198812485" calcext:value-type="float">
            <text:p>0.034365519881249</text:p>
          </table:table-cell>
          <table:table-cell office:value-type="float" office:value="0.0708783864974976" calcext:value-type="float">
            <text:p>0.070878386497498</text:p>
          </table:table-cell>
          <table:table-cell office:value-type="float" office:value="-0.00605239532887936" calcext:value-type="float">
            <text:p>-0.006052395328879</text:p>
          </table:table-cell>
          <table:table-cell office:value-type="float" office:value="0.000224777817493305" calcext:value-type="float">
            <text:p>0.000224777817493</text:p>
          </table:table-cell>
          <table:table-cell office:value-type="float" office:value="4.42747497558594" calcext:value-type="float">
            <text:p>4.42747497558594</text:p>
          </table:table-cell>
          <table:table-cell office:value-type="float" office:value="0" calcext:value-type="float">
            <text:p>0</text:p>
          </table:table-cell>
          <table:table-cell office:value-type="float" office:value="0.00426343362778425" calcext:value-type="float">
            <text:p>0.004263433627784</text:p>
          </table:table-cell>
          <table:table-cell office:value-type="float" office:value="4.33060026168823" calcext:value-type="float">
            <text:p>4.33060026168823</text:p>
          </table:table-cell>
          <table:table-cell office:value-type="float" office:value="-47.3866157531738" calcext:value-type="float">
            <text:p>-47.3866157531738</text:p>
          </table:table-cell>
          <table:table-cell office:value-type="float" office:value="-98.5924606323242" calcext:value-type="float">
            <text:p>-98.592460632324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40613462030888" calcext:value-type="float">
            <text:p>-0.034061346203089</text:p>
          </table:table-cell>
          <table:table-cell office:value-type="float" office:value="4.88520002365112" calcext:value-type="float">
            <text:p>4.88520002365112</text:p>
          </table:table-cell>
          <table:table-cell office:value-type="float" office:value="-50.0725746154785" calcext:value-type="float">
            <text:p>-50.0725746154785</text:p>
          </table:table-cell>
          <table:table-cell office:value-type="float" office:value="-98.6548614501953" calcext:value-type="float">
            <text:p>-98.654861450195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55211966484785" calcext:value-type="float">
            <text:p>-0.015521196648479</text:p>
          </table:table-cell>
          <table:table-cell office:value-type="float" office:value="5.25100040435791" calcext:value-type="float">
            <text:p>5.25100040435791</text:p>
          </table:table-cell>
          <table:table-cell office:value-type="float" office:value="-57.0349044799805" calcext:value-type="float">
            <text:p>-57.0349044799805</text:p>
          </table:table-cell>
          <table:table-cell office:value-type="float" office:value="-97.0097732543945" calcext:value-type="float">
            <text:p>-97.009773254394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29023601859808" calcext:value-type="float">
            <text:p>0.022902360185981</text:p>
          </table:table-cell>
          <table:table-cell office:value-type="float" office:value="4.76719999313355" calcext:value-type="float">
            <text:p>4.76719999313355</text:p>
          </table:table-cell>
          <table:table-cell office:value-type="float" office:value="-51.0983581542969" calcext:value-type="float">
            <text:p>-51.0983581542969</text:p>
          </table:table-cell>
          <table:table-cell office:value-type="float" office:value="-99.0724868774414" calcext:value-type="float">
            <text:p>-99.072486877441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70.06422" calcext:value-type="float">
            <text:p>1639747670.06422</text:p>
          </table:table-cell>
          <table:table-cell office:value-type="float" office:value="195.102691650391" calcext:value-type="float">
            <text:p>195.102691650391</text:p>
          </table:table-cell>
          <table:table-cell office:value-type="float" office:value="0.0401657931506634" calcext:value-type="float">
            <text:p>0.040165793150663</text:p>
          </table:table-cell>
          <table:table-cell office:value-type="float" office:value="0.0665306001901627" calcext:value-type="float">
            <text:p>0.066530600190163</text:p>
          </table:table-cell>
          <table:table-cell office:value-type="float" office:value="-0.00734848901629448" calcext:value-type="float">
            <text:p>-0.007348489016294</text:p>
          </table:table-cell>
          <table:table-cell office:value-type="float" office:value="0.000105464656371623" calcext:value-type="float">
            <text:p>0.000105464656372</text:p>
          </table:table-cell>
          <table:table-cell office:value-type="float" office:value="4.42474937438965" calcext:value-type="float">
            <text:p>4.42474937438965</text:p>
          </table:table-cell>
          <table:table-cell office:value-type="float" office:value="0" calcext:value-type="float">
            <text:p>0</text:p>
          </table:table-cell>
          <table:table-cell office:value-type="float" office:value="0.000354395713657141" calcext:value-type="float">
            <text:p>0.000354395713657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40.5178718566895" calcext:value-type="float">
            <text:p>-40.5178718566895</text:p>
          </table:table-cell>
          <table:table-cell office:value-type="float" office:value="-98.2346954345703" calcext:value-type="float">
            <text:p>-98.234695434570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56685519218445" calcext:value-type="float">
            <text:p>-0.035668551921845</text:p>
          </table:table-cell>
          <table:table-cell office:value-type="float" office:value="4.87340021133423" calcext:value-type="float">
            <text:p>4.87340021133423</text:p>
          </table:table-cell>
          <table:table-cell office:value-type="float" office:value="-47.7177467346191" calcext:value-type="float">
            <text:p>-47.7177467346191</text:p>
          </table:table-cell>
          <table:table-cell office:value-type="float" office:value="-97.3820571899414" calcext:value-type="float">
            <text:p>-97.382057189941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39039233326912" calcext:value-type="float">
            <text:p>-0.013903923332691</text:p>
          </table:table-cell>
          <table:table-cell office:value-type="float" office:value="5.23920011520386" calcext:value-type="float">
            <text:p>5.23920011520386</text:p>
          </table:table-cell>
          <table:table-cell office:value-type="float" office:value="-57.3677444458008" calcext:value-type="float">
            <text:p>-57.3677444458008</text:p>
          </table:table-cell>
          <table:table-cell office:value-type="float" office:value="-96.4647369384766" calcext:value-type="float">
            <text:p>-96.4647369384766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20438074320555" calcext:value-type="float">
            <text:p>0.022043807432056</text:p>
          </table:table-cell>
          <table:table-cell office:value-type="float" office:value="4.75540018081665" calcext:value-type="float">
            <text:p>4.75540018081665</text:p>
          </table:table-cell>
          <table:table-cell office:value-type="float" office:value="-51.7079429626465" calcext:value-type="float">
            <text:p>-51.7079429626465</text:p>
          </table:table-cell>
          <table:table-cell office:value-type="float" office:value="-98.2630004882813" calcext:value-type="float">
            <text:p>-98.26300048828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70.30512" calcext:value-type="float">
            <text:p>1639747670.30512</text:p>
          </table:table-cell>
          <table:table-cell office:value-type="float" office:value="198.983673095703" calcext:value-type="float">
            <text:p>198.983673095703</text:p>
          </table:table-cell>
          <table:table-cell office:value-type="float" office:value="0.0502418167889118" calcext:value-type="float">
            <text:p>0.050241816788912</text:p>
          </table:table-cell>
          <table:table-cell office:value-type="float" office:value="0.0645191371440888" calcext:value-type="float">
            <text:p>0.064519137144089</text:p>
          </table:table-cell>
          <table:table-cell office:value-type="float" office:value="-0.00798207707703114" calcext:value-type="float">
            <text:p>-0.007982077077031</text:p>
          </table:table-cell>
          <table:table-cell office:value-type="float" office:value="0.000148991544847377" calcext:value-type="float">
            <text:p>0.000148991544847</text:p>
          </table:table-cell>
          <table:table-cell office:value-type="float" office:value="4.43565130233765" calcext:value-type="float">
            <text:p>4.43565130233765</text:p>
          </table:table-cell>
          <table:table-cell office:value-type="float" office:value="0" calcext:value-type="float">
            <text:p>0</text:p>
          </table:table-cell>
          <table:table-cell office:value-type="float" office:value="-0.00350573169998825" calcext:value-type="float">
            <text:p>-0.003505731699988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40.1802368164063" calcext:value-type="float">
            <text:p>-40.1802368164063</text:p>
          </table:table-cell>
          <table:table-cell office:value-type="float" office:value="-97.7264709472656" calcext:value-type="float">
            <text:p>-97.7264709472656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84983643889427" calcext:value-type="float">
            <text:p>-0.038498364388943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51.093204498291" calcext:value-type="float">
            <text:p>-51.093204498291</text:p>
          </table:table-cell>
          <table:table-cell office:value-type="float" office:value="-97.0582733154297" calcext:value-type="float">
            <text:p>-97.058273315429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112255178391933" calcext:value-type="float">
            <text:p>-0.011225517839193</text:p>
          </table:table-cell>
          <table:table-cell office:value-type="float" office:value="5.26280021667481" calcext:value-type="float">
            <text:p>5.26280021667481</text:p>
          </table:table-cell>
          <table:table-cell office:value-type="float" office:value="-56.5596237182617" calcext:value-type="float">
            <text:p>-56.5596237182617</text:p>
          </table:table-cell>
          <table:table-cell office:value-type="float" office:value="-96.2624359130859" calcext:value-type="float">
            <text:p>-96.2624359130859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36629545688629" calcext:value-type="float">
            <text:p>0.023662954568863</text:p>
          </table:table-cell>
          <table:table-cell office:value-type="float" office:value="4.74360036849976" calcext:value-type="float">
            <text:p>4.74360036849976</text:p>
          </table:table-cell>
          <table:table-cell office:value-type="float" office:value="-49.3044471740723" calcext:value-type="float">
            <text:p>-49.3044471740723</text:p>
          </table:table-cell>
          <table:table-cell office:value-type="float" office:value="-98.3144607543945" calcext:value-type="float">
            <text:p>-98.314460754394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70.42411" calcext:value-type="float">
            <text:p>1639747670.42411</text:p>
          </table:table-cell>
          <table:table-cell office:value-type="float" office:value="192.550659179688" calcext:value-type="float">
            <text:p>192.550659179688</text:p>
          </table:table-cell>
          <table:table-cell office:value-type="float" office:value="0.0507924742996693" calcext:value-type="float">
            <text:p>0.050792474299669</text:p>
          </table:table-cell>
          <table:table-cell office:value-type="float" office:value="0.06190200522542" calcext:value-type="float">
            <text:p>0.06190200522542</text:p>
          </table:table-cell>
          <table:table-cell office:value-type="float" office:value="-0.00747729558497667" calcext:value-type="float">
            <text:p>-0.007477295584977</text:p>
          </table:table-cell>
          <table:table-cell office:value-type="float" office:value="0.000130712913232856" calcext:value-type="float">
            <text:p>0.000130712913233</text:p>
          </table:table-cell>
          <table:table-cell office:value-type="float" office:value="4.47108221054077" calcext:value-type="float">
            <text:p>4.47108221054077</text:p>
          </table:table-cell>
          <table:table-cell office:value-type="float" office:value="0" calcext:value-type="float">
            <text:p>0</text:p>
          </table:table-cell>
          <table:table-cell office:value-type="float" office:value="-0.0038773431442678" calcext:value-type="float">
            <text:p>-0.003877343144268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42.2561187744141" calcext:value-type="float">
            <text:p>-42.2561187744141</text:p>
          </table:table-cell>
          <table:table-cell office:value-type="float" office:value="-99.518196105957" calcext:value-type="float">
            <text:p>-99.51819610595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74678559601307" calcext:value-type="float">
            <text:p>-0.037467855960131</text:p>
          </table:table-cell>
          <table:table-cell office:value-type="float" office:value="4.96780014038086" calcext:value-type="float">
            <text:p>4.96780014038086</text:p>
          </table:table-cell>
          <table:table-cell office:value-type="float" office:value="-55.2690963745117" calcext:value-type="float">
            <text:p>-55.2690963745117</text:p>
          </table:table-cell>
          <table:table-cell office:value-type="float" office:value="-98.6266174316406" calcext:value-type="float">
            <text:p>-98.626617431640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968713127076626" calcext:value-type="float">
            <text:p>-0.009687131270766</text:p>
          </table:table-cell>
          <table:table-cell office:value-type="float" office:value="5.36900043487549" calcext:value-type="float">
            <text:p>5.36900043487549</text:p>
          </table:table-cell>
          <table:table-cell office:value-type="float" office:value="-57.4103775024414" calcext:value-type="float">
            <text:p>-57.4103775024414</text:p>
          </table:table-cell>
          <table:table-cell office:value-type="float" office:value="-97.9245147705078" calcext:value-type="float">
            <text:p>-97.9245147705078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3512089625001" calcext:value-type="float">
            <text:p>0.023512089625001</text:p>
          </table:table-cell>
          <table:table-cell office:value-type="float" office:value="4.7318000793457" calcext:value-type="float">
            <text:p>4.7318000793457</text:p>
          </table:table-cell>
          <table:table-cell office:value-type="float" office:value="-50.2835731506348" calcext:value-type="float">
            <text:p>-50.2835731506348</text:p>
          </table:table-cell>
          <table:table-cell office:value-type="float" office:value="-98.9660263061523" calcext:value-type="float">
            <text:p>-98.966026306152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70.66552" calcext:value-type="float">
            <text:p>1639747670.66552</text:p>
          </table:table-cell>
          <table:table-cell office:value-type="float" office:value="198.948852539063" calcext:value-type="float">
            <text:p>198.948852539063</text:p>
          </table:table-cell>
          <table:table-cell office:value-type="float" office:value="0.0512661263346672" calcext:value-type="float">
            <text:p>0.051266126334667</text:p>
          </table:table-cell>
          <table:table-cell office:value-type="float" office:value="0.056106448173523" calcext:value-type="float">
            <text:p>0.056106448173523</text:p>
          </table:table-cell>
          <table:table-cell office:value-type="float" office:value="-0.00667704036459327" calcext:value-type="float">
            <text:p>-0.006677040364593</text:p>
          </table:table-cell>
          <table:table-cell office:value-type="float" office:value="0.000107392610516399" calcext:value-type="float">
            <text:p>0.000107392610516</text:p>
          </table:table-cell>
          <table:table-cell office:value-type="float" office:value="4.47653293609619" calcext:value-type="float">
            <text:p>4.47653293609619</text:p>
          </table:table-cell>
          <table:table-cell office:value-type="float" office:value="0" calcext:value-type="float">
            <text:p>0</text:p>
          </table:table-cell>
          <table:table-cell office:value-type="float" office:value="-0.00464803539216518" calcext:value-type="float">
            <text:p>-0.004648035392165</text:p>
          </table:table-cell>
          <table:table-cell office:value-type="float" office:value="4.35420036315918" calcext:value-type="float">
            <text:p>4.35420036315918</text:p>
          </table:table-cell>
          <table:table-cell office:value-type="float" office:value="-44.0857200622559" calcext:value-type="float">
            <text:p>-44.0857200622559</text:p>
          </table:table-cell>
          <table:table-cell office:value-type="float" office:value="-98.7305221557617" calcext:value-type="float">
            <text:p>-98.7305221557617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55597771704197" calcext:value-type="float">
            <text:p>-0.03555977717042</text:p>
          </table:table-cell>
          <table:table-cell office:value-type="float" office:value="4.90880012512207" calcext:value-type="float">
            <text:p>4.90880012512207</text:p>
          </table:table-cell>
          <table:table-cell office:value-type="float" office:value="-50.2741737365723" calcext:value-type="float">
            <text:p>-50.2741737365723</text:p>
          </table:table-cell>
          <table:table-cell office:value-type="float" office:value="-99.0112075805664" calcext:value-type="float">
            <text:p>-99.011207580566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680558523163199" calcext:value-type="float">
            <text:p>-0.006805585231632</text:p>
          </table:table-cell>
          <table:table-cell office:value-type="float" office:value="5.39260005950928" calcext:value-type="float">
            <text:p>5.39260005950928</text:p>
          </table:table-cell>
          <table:table-cell office:value-type="float" office:value="-56.9129486083984" calcext:value-type="float">
            <text:p>-56.9129486083984</text:p>
          </table:table-cell>
          <table:table-cell office:value-type="float" office:value="-98.2332458496094" calcext:value-type="float">
            <text:p>-98.233245849609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25549340248108" calcext:value-type="float">
            <text:p>0.022554934024811</text:p>
          </table:table-cell>
          <table:table-cell office:value-type="float" office:value="4.79080009460449" calcext:value-type="float">
            <text:p>4.79080009460449</text:p>
          </table:table-cell>
          <table:table-cell office:value-type="float" office:value="-47.2163619995117" calcext:value-type="float">
            <text:p>-47.2163619995117</text:p>
          </table:table-cell>
          <table:table-cell office:value-type="float" office:value="-99.3320159912109" calcext:value-type="float">
            <text:p>-99.332015991210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639747670.90138" calcext:value-type="float">
            <text:p>1639747670.90138</text:p>
          </table:table-cell>
          <table:table-cell office:value-type="float" office:value="193.479293823242" calcext:value-type="float">
            <text:p>193.479293823242</text:p>
          </table:table-cell>
          <table:table-cell office:value-type="float" office:value="0.0540854670107365" calcext:value-type="float">
            <text:p>0.054085467010737</text:p>
          </table:table-cell>
          <table:table-cell office:value-type="float" office:value="0.0519182309508324" calcext:value-type="float">
            <text:p>0.051918230950832</text:p>
          </table:table-cell>
          <table:table-cell office:value-type="float" office:value="-0.00613013934344053" calcext:value-type="float">
            <text:p>-0.006130139343441</text:p>
          </table:table-cell>
          <table:table-cell office:value-type="float" office:value="0.000134004731080495" calcext:value-type="float">
            <text:p>0.00013400473108</text:p>
          </table:table-cell>
          <table:table-cell office:value-type="float" office:value="4.42747497558594" calcext:value-type="float">
            <text:p>4.42747497558594</text:p>
          </table:table-cell>
          <table:table-cell office:value-type="float" office:value="0" calcext:value-type="float">
            <text:p>0</text:p>
          </table:table-cell>
          <table:table-cell office:value-type="float" office:value="-0.00643740454688668" calcext:value-type="float">
            <text:p>-0.006437404546887</text:p>
          </table:table-cell>
          <table:table-cell office:value-type="float" office:value="4.36600017547607" calcext:value-type="float">
            <text:p>4.36600017547607</text:p>
          </table:table-cell>
          <table:table-cell office:value-type="float" office:value="-46.2560081481934" calcext:value-type="float">
            <text:p>-46.2560081481934</text:p>
          </table:table-cell>
          <table:table-cell office:value-type="float" office:value="-99.5004348754883" calcext:value-type="float">
            <text:p>-99.500434875488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-0.0342006795108318" calcext:value-type="float">
            <text:p>-0.034200679510832</text:p>
          </table:table-cell>
          <table:table-cell office:value-type="float" office:value="4.86160039901733" calcext:value-type="float">
            <text:p>4.86160039901733</text:p>
          </table:table-cell>
          <table:table-cell office:value-type="float" office:value="-54.9441070556641" calcext:value-type="float">
            <text:p>-54.9441070556641</text:p>
          </table:table-cell>
          <table:table-cell office:value-type="float" office:value="-98.9906539916992" calcext:value-type="float">
            <text:p>-98.990653991699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-0.00515978783369064" calcext:value-type="float">
            <text:p>-0.005159787833691</text:p>
          </table:table-cell>
          <table:table-cell office:value-type="float" office:value="5.3100004196167" calcext:value-type="float">
            <text:p>5.3100004196167</text:p>
          </table:table-cell>
          <table:table-cell office:value-type="float" office:value="-57.9818153381348" calcext:value-type="float">
            <text:p>-57.9818153381348</text:p>
          </table:table-cell>
          <table:table-cell office:value-type="float" office:value="-98.1753540039063" calcext:value-type="float">
            <text:p>-98.175354003906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230898559093475" calcext:value-type="float">
            <text:p>0.023089855909348</text:p>
          </table:table-cell>
          <table:table-cell office:value-type="float" office:value="4.69640016555786" calcext:value-type="float">
            <text:p>4.69640016555786</text:p>
          </table:table-cell>
          <table:table-cell office:value-type="float" office:value="-50.8196678161621" calcext:value-type="float">
            <text:p>-50.8196678161621</text:p>
          </table:table-cell>
          <table:table-cell office:value-type="float" office:value="-99.194709777832" calcext:value-type="float">
            <text:p>-99.19470977783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on_v2</text:p>
          </table:table-cell>
          <table:table-cell office:value-type="string" calcext:value-type="string">
            <text:p>velocity</text:p>
          </table:table-cell>
        </table:table-row>
      </table:table>
      <table:table table:name="Sheet2" table:style-name="ta1">
        <table:shapes>
          <draw:frame draw:z-index="0" draw:style-name="gr1" draw:text-style-name="P1" svg:width="9.4244in" svg:height="5.522in" svg:x="0.6724in" svg:y="3.111in">
            <draw:object draw:notify-on-update-of-ranges="'20211217-152655dvl_data_time'.A2:'20211217-152655dvl_data_time'.A304 '20211217-152655dvl_data_time'.C1:'20211217-152655dvl_data_time'.C1 '20211217-152655dvl_data_time'.C2:'20211217-152655dvl_data_time'.C304 '20211217-152655dvl_data_time'.D1:'20211217-152655dvl_data_time'.D1 '20211217-152655dvl_data_time'.D2:'20211217-152655dvl_data_time'.D3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6193in" svg:height="5.4106in" svg:x="10.2681in" svg:y="3.0449in">
            <draw:object draw:notify-on-update-of-ranges="'20211217-152655dvl_data_ts'.A2:'20211217-152655dvl_data_ts'.A205 '20211217-152655dvl_data_ts'.C1:'20211217-152655dvl_data_ts'.C1 '20211217-152655dvl_data_ts'.C2:'20211217-152655dvl_data_ts'.C205 '20211217-152655dvl_data_ts'.D1:'20211217-152655dvl_data_ts'.D1 '20211217-152655dvl_data_ts'.D2:'20211217-152655dvl_data_ts'.D20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8.5709in" svg:height="5.2in" svg:x="1.7098in" svg:y="8.9894in">
            <draw:object draw:notify-on-update-of-ranges="'20211217-152655dvl_data_ts'.C2:'20211217-152655dvl_data_ts'.C205 '20211217-152655dvl_data_ts'.D1:'20211217-152655dvl_data_ts'.D1 '20211217-152655dvl_data_ts'.D2:'20211217-152655dvl_data_ts'.D20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1T19:42:23.845104091</dc:date>
    <dc:creator>Juha Tervo</dc:creator>
    <meta:editing-duration>P2DT6H14M59S</meta:editing-duration>
    <meta:editing-cycles>1</meta:editing-cycles>
    <meta:document-statistic meta:table-count="3" meta:cell-count="13100" meta:object-count="10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72cm" svg:height="22.861cm" xlink:href=".." xlink:type="simple" chart:class="chart:scatter" chart:style-name="ch1">
        <chart:legend chart:legend-position="end" svg:x="27.732cm" svg:y="11.131cm" style:legend-expansion="high" chart:style-name="ch2"/>
        <chart:plot-area chart:style-name="ch3" table:cell-range-address="'20211217-152655dvl_data_ts'.C1:'20211217-152655dvl_data_ts'.D205" chart:data-source-has-labels="row" svg:x="0.573cm" svg:y="0.457cm" svg:width="26.586cm" svg:height="21.947cm">
          <chartooo:coordinate-region svg:x="0.864cm" svg:y="0.656cm" svg:width="26.055cm" svg:height="21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11217-152655dvl_data_ts'.D2:'20211217-152655dvl_data_ts'.D205" chart:label-cell-address="'20211217-152655dvl_data_ts'.D1:'20211217-152655dvl_data_ts'.D1" chart:class="chart:scatter">
            <chart:domain table:cell-range-address="'20211217-152655dvl_data_ts'.C2:'20211217-152655dvl_data_ts'.C205"/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'20211217-152655dvl_data_ts'.D1:'20211217-152655dvl_data_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26987654978322">
                <text:p>-0.326987654978322</text:p>
                <draw:g>
                  <svg:desc>'20211217-152655dvl_data_ts'.C2:'20211217-152655dvl_data_ts'.C205</svg:desc>
                </draw:g>
              </table:table-cell>
              <table:table-cell office:value-type="float" office:value="0.792101279981099">
                <text:p>0.792101279981099</text:p>
                <draw:g>
                  <svg:desc>'20211217-152655dvl_data_ts'.D2:'20211217-152655dvl_data_ts'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7621619810012">
                <text:p>-0.327621619810012</text:p>
              </table:table-cell>
              <table:table-cell office:value-type="float" office:value="0.792149257964399">
                <text:p>0.79214925796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27794512917854">
                <text:p>-0.327794512917854</text:p>
              </table:table-cell>
              <table:table-cell office:value-type="float" office:value="0.792256599125584">
                <text:p>0.792256599125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8728089495698">
                <text:p>-0.328728089495698</text:p>
              </table:table-cell>
              <table:table-cell office:value-type="float" office:value="0.792916720377293">
                <text:p>0.792916720377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6383282689773">
                <text:p>-0.326383282689773</text:p>
              </table:table-cell>
              <table:table-cell office:value-type="float" office:value="0.794734047516319">
                <text:p>0.794734047516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6483322145605">
                <text:p>-0.326483322145605</text:p>
              </table:table-cell>
              <table:table-cell office:value-type="float" office:value="0.793243698471933">
                <text:p>0.79324369847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6545911779311">
                <text:p>-0.326545911779311</text:p>
              </table:table-cell>
              <table:table-cell office:value-type="float" office:value="0.793707425529628">
                <text:p>0.793707425529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6640755309299">
                <text:p>-0.326640755309299</text:p>
              </table:table-cell>
              <table:table-cell office:value-type="float" office:value="0.793708445923762">
                <text:p>0.793708445923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26457179091329">
                <text:p>-0.326457179091329</text:p>
              </table:table-cell>
              <table:table-cell office:value-type="float" office:value="0.793718432300279">
                <text:p>0.793718432300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2624533184905">
                <text:p>-0.32624533184905</text:p>
              </table:table-cell>
              <table:table-cell office:value-type="float" office:value="0.7949626515616">
                <text:p>0.7949626515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26662917777751">
                <text:p>-0.326662917777751</text:p>
              </table:table-cell>
              <table:table-cell office:value-type="float" office:value="0.794044453983847">
                <text:p>0.794044453983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27102439970772">
                <text:p>-0.327102439970772</text:p>
              </table:table-cell>
              <table:table-cell office:value-type="float" office:value="0.793685444783268">
                <text:p>0.793685444783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27286459640136">
                <text:p>-0.327286459640136</text:p>
              </table:table-cell>
              <table:table-cell office:value-type="float" office:value="0.794467276294637">
                <text:p>0.794467276294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7036027061543">
                <text:p>-0.327036027061543</text:p>
              </table:table-cell>
              <table:table-cell office:value-type="float" office:value="0.795090552820495">
                <text:p>0.7950905528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27607763176399">
                <text:p>-0.327607763176399</text:p>
              </table:table-cell>
              <table:table-cell office:value-type="float" office:value="0.794237516572945">
                <text:p>0.794237516572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7581322030977">
                <text:p>-0.327581322030977</text:p>
              </table:table-cell>
              <table:table-cell office:value-type="float" office:value="0.794054963530147">
                <text:p>0.79405496353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7363262140229">
                <text:p>-0.327363262140229</text:p>
              </table:table-cell>
              <table:table-cell office:value-type="float" office:value="0.794296130945846">
                <text:p>0.794296130945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27256566902626">
                <text:p>-0.327256566902626</text:p>
              </table:table-cell>
              <table:table-cell office:value-type="float" office:value="0.793848445037947">
                <text:p>0.793848445037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28487242580291">
                <text:p>-0.328487242580291</text:p>
              </table:table-cell>
              <table:table-cell office:value-type="float" office:value="0.794248418527181">
                <text:p>0.794248418527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27888625048847">
                <text:p>-0.327888625048847</text:p>
              </table:table-cell>
              <table:table-cell office:value-type="float" office:value="0.794263283331618">
                <text:p>0.794263283331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27020479040775">
                <text:p>-0.327020479040775</text:p>
              </table:table-cell>
              <table:table-cell office:value-type="float" office:value="0.794870281745254">
                <text:p>0.794870281745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27562540326048">
                <text:p>-0.327562540326048</text:p>
              </table:table-cell>
              <table:table-cell office:value-type="float" office:value="0.794629762547448">
                <text:p>0.794629762547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28539180788281">
                <text:p>-0.328539180788281</text:p>
              </table:table-cell>
              <table:table-cell office:value-type="float" office:value="0.794666108990439">
                <text:p>0.794666108990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2900292173852">
                <text:p>-0.32900292173852</text:p>
              </table:table-cell>
              <table:table-cell office:value-type="float" office:value="0.795355214985798">
                <text:p>0.795355214985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27637081521857">
                <text:p>-0.327637081521857</text:p>
              </table:table-cell>
              <table:table-cell office:value-type="float" office:value="0.795224264152212">
                <text:p>0.795224264152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28596368604792">
                <text:p>-0.328596368604792</text:p>
              </table:table-cell>
              <table:table-cell office:value-type="float" office:value="0.795338057299691">
                <text:p>0.795338057299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27664425124712">
                <text:p>-0.327664425124712</text:p>
              </table:table-cell>
              <table:table-cell office:value-type="float" office:value="0.7960570869418">
                <text:p>0.7960570869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28695441336112">
                <text:p>-0.328695441336112</text:p>
              </table:table-cell>
              <table:table-cell office:value-type="float" office:value="0.795907069284367">
                <text:p>0.795907069284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7819953736189">
                <text:p>-0.327819953736189</text:p>
              </table:table-cell>
              <table:table-cell office:value-type="float" office:value="0.79610936096937">
                <text:p>0.79610936096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27069674206294">
                <text:p>-0.327069674206294</text:p>
              </table:table-cell>
              <table:table-cell office:value-type="float" office:value="0.796471327812858">
                <text:p>0.796471327812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27682903608055">
                <text:p>-0.327682903608055</text:p>
              </table:table-cell>
              <table:table-cell office:value-type="float" office:value="0.795749523033546">
                <text:p>0.795749523033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2723311978509">
                <text:p>-0.32723311978509</text:p>
              </table:table-cell>
              <table:table-cell office:value-type="float" office:value="0.795949179407093">
                <text:p>0.79594917940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27409193152892">
                <text:p>-0.327409193152892</text:p>
              </table:table-cell>
              <table:table-cell office:value-type="float" office:value="0.795879385772067">
                <text:p>0.795879385772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7419305411258">
                <text:p>-0.327419305411258</text:p>
              </table:table-cell>
              <table:table-cell office:value-type="float" office:value="0.796708186890916">
                <text:p>0.796708186890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27922232227069">
                <text:p>-0.327922232227069</text:p>
              </table:table-cell>
              <table:table-cell office:value-type="float" office:value="0.795491832378239">
                <text:p>0.795491832378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7283502841779">
                <text:p>-0.327283502841779</text:p>
              </table:table-cell>
              <table:table-cell office:value-type="float" office:value="0.79619004472436">
                <text:p>0.79619004472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27663367066382">
                <text:p>-0.327663367066382</text:p>
              </table:table-cell>
              <table:table-cell office:value-type="float" office:value="0.796613583255513">
                <text:p>0.79661358325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28073003531813">
                <text:p>-0.328073003531813</text:p>
              </table:table-cell>
              <table:table-cell office:value-type="float" office:value="0.796870763736788">
                <text:p>0.796870763736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7981055579329">
                <text:p>-0.327981055579329</text:p>
              </table:table-cell>
              <table:table-cell office:value-type="float" office:value="0.796804760669615">
                <text:p>0.796804760669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2707498315585">
                <text:p>-0.32707498315585</text:p>
              </table:table-cell>
              <table:table-cell office:value-type="float" office:value="0.797829800098475">
                <text:p>0.79782980009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26985691828821">
                <text:p>-0.326985691828821</text:p>
              </table:table-cell>
              <table:table-cell office:value-type="float" office:value="0.799336742108457">
                <text:p>0.799336742108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27803866547889">
                <text:p>-0.327803866547889</text:p>
              </table:table-cell>
              <table:table-cell office:value-type="float" office:value="0.797759515897872">
                <text:p>0.797759515897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830620096392">
                <text:p>-0.32830620096392</text:p>
              </table:table-cell>
              <table:table-cell office:value-type="float" office:value="0.799436586481504">
                <text:p>0.799436586481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28246476023689">
                <text:p>-0.328246476023689</text:p>
              </table:table-cell>
              <table:table-cell office:value-type="float" office:value="0.799638528622165">
                <text:p>0.799638528622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27753453044681">
                <text:p>-0.327753453044681</text:p>
              </table:table-cell>
              <table:table-cell office:value-type="float" office:value="0.798858684086191">
                <text:p>0.798858684086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27305860723721">
                <text:p>-0.327305860723721</text:p>
              </table:table-cell>
              <table:table-cell office:value-type="float" office:value="0.799683430771969">
                <text:p>0.799683430771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8319388696761">
                <text:p>-0.328319388696761</text:p>
              </table:table-cell>
              <table:table-cell office:value-type="float" office:value="0.799005563342387">
                <text:p>0.799005563342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8136092473582">
                <text:p>-0.328136092473582</text:p>
              </table:table-cell>
              <table:table-cell office:value-type="float" office:value="0.799369283082241">
                <text:p>0.799369283082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28813200949771">
                <text:p>-0.328813200949771</text:p>
              </table:table-cell>
              <table:table-cell office:value-type="float" office:value="0.80051734185949">
                <text:p>0.80051734185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28401006992985">
                <text:p>-0.328401006992985</text:p>
              </table:table-cell>
              <table:table-cell office:value-type="float" office:value="0.799633536059033">
                <text:p>0.799633536059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8735931022248">
                <text:p>-0.328735931022248</text:p>
              </table:table-cell>
              <table:table-cell office:value-type="float" office:value="0.800026556004043">
                <text:p>0.80002655600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28194682162593">
                <text:p>-0.328194682162593</text:p>
              </table:table-cell>
              <table:table-cell office:value-type="float" office:value="0.799842074873529">
                <text:p>0.799842074873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27563113152097">
                <text:p>-0.327563113152097</text:p>
              </table:table-cell>
              <table:table-cell office:value-type="float" office:value="0.800064493297234">
                <text:p>0.800064493297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27616969381928">
                <text:p>-0.327616969381928</text:p>
              </table:table-cell>
              <table:table-cell office:value-type="float" office:value="0.800387379673659">
                <text:p>0.800387379673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686724261354">
                <text:p>-0.32686724261354</text:p>
              </table:table-cell>
              <table:table-cell office:value-type="float" office:value="0.800692604683714">
                <text:p>0.800692604683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27427732105329">
                <text:p>-0.327427732105329</text:p>
              </table:table-cell>
              <table:table-cell office:value-type="float" office:value="0.80050350908433">
                <text:p>0.80050350908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8457477185688">
                <text:p>-0.328457477185688</text:p>
              </table:table-cell>
              <table:table-cell office:value-type="float" office:value="0.80105091878489">
                <text:p>0.80105091878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28250771786728">
                <text:p>-0.328250771786728</text:p>
              </table:table-cell>
              <table:table-cell office:value-type="float" office:value="0.80131319772063">
                <text:p>0.80131319772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28151169181872">
                <text:p>-0.328151169181872</text:p>
              </table:table-cell>
              <table:table-cell office:value-type="float" office:value="0.801676380434437">
                <text:p>0.80167638043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807739192007">
                <text:p>-0.32807739192007</text:p>
              </table:table-cell>
              <table:table-cell office:value-type="float" office:value="0.80124899786876">
                <text:p>0.80124899786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758901441526">
                <text:p>-0.32758901441526</text:p>
              </table:table-cell>
              <table:table-cell office:value-type="float" office:value="0.801638151277951">
                <text:p>0.801638151277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27931596994964">
                <text:p>-0.327931596994964</text:p>
              </table:table-cell>
              <table:table-cell office:value-type="float" office:value="0.801517805197813">
                <text:p>0.801517805197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27417300983866">
                <text:p>-0.327417300983866</text:p>
              </table:table-cell>
              <table:table-cell office:value-type="float" office:value="0.800102264657796">
                <text:p>0.800102264657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27527655181848">
                <text:p>-0.327527655181848</text:p>
              </table:table-cell>
              <table:table-cell office:value-type="float" office:value="0.801212911599956">
                <text:p>0.801212911599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7875814949647">
                <text:p>-0.327875814949647</text:p>
              </table:table-cell>
              <table:table-cell office:value-type="float" office:value="0.800928038605837">
                <text:p>0.800928038605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2767255503039">
                <text:p>-0.32767255503039</text:p>
              </table:table-cell>
              <table:table-cell office:value-type="float" office:value="0.802134873943713">
                <text:p>0.802134873943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27750207032388">
                <text:p>-0.327750207032388</text:p>
              </table:table-cell>
              <table:table-cell office:value-type="float" office:value="0.801659046943292">
                <text:p>0.801659046943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7385670239737">
                <text:p>-0.327385670239737</text:p>
              </table:table-cell>
              <table:table-cell office:value-type="float" office:value="0.80176205927858">
                <text:p>0.801762059278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8371254234495">
                <text:p>-0.328371254234495</text:p>
              </table:table-cell>
              <table:table-cell office:value-type="float" office:value="0.801865659119927">
                <text:p>0.801865659119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27619489101447">
                <text:p>-0.327619489101447</text:p>
              </table:table-cell>
              <table:table-cell office:value-type="float" office:value="0.802502520489608">
                <text:p>0.802502520489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27360090811816">
                <text:p>-0.327360090811816</text:p>
              </table:table-cell>
              <table:table-cell office:value-type="float" office:value="0.801870023990402">
                <text:p>0.801870023990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26472697561625">
                <text:p>-0.326472697561625</text:p>
              </table:table-cell>
              <table:table-cell office:value-type="float" office:value="0.801901520031064">
                <text:p>0.801901520031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27916019059749">
                <text:p>-0.327916019059749</text:p>
              </table:table-cell>
              <table:table-cell office:value-type="float" office:value="0.802130785541793">
                <text:p>0.802130785541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26701629664766">
                <text:p>-0.326701629664766</text:p>
              </table:table-cell>
              <table:table-cell office:value-type="float" office:value="0.803106169732396">
                <text:p>0.803106169732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6389157234524">
                <text:p>-0.326389157234524</text:p>
              </table:table-cell>
              <table:table-cell office:value-type="float" office:value="0.802238974849671">
                <text:p>0.802238974849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26617875171297">
                <text:p>-0.326617875171297</text:p>
              </table:table-cell>
              <table:table-cell office:value-type="float" office:value="0.80292683393324">
                <text:p>0.80292683393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26458161563159">
                <text:p>-0.326458161563159</text:p>
              </table:table-cell>
              <table:table-cell office:value-type="float" office:value="0.802015278977191">
                <text:p>0.802015278977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5753231987272">
                <text:p>-0.325753231987272</text:p>
              </table:table-cell>
              <table:table-cell office:value-type="float" office:value="0.801024020154928">
                <text:p>0.801024020154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29095453050486">
                <text:p>-0.329095453050486</text:p>
              </table:table-cell>
              <table:table-cell office:value-type="float" office:value="0.80035687156305">
                <text:p>0.80035687156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30560957708078">
                <text:p>-0.330560957708078</text:p>
              </table:table-cell>
              <table:table-cell office:value-type="float" office:value="0.799756667689529">
                <text:p>0.7997566676895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9205405441796">
                <text:p>-0.329205405441796</text:p>
              </table:table-cell>
              <table:table-cell office:value-type="float" office:value="0.797961793566797">
                <text:p>0.797961793566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29061193857339">
                <text:p>-0.329061193857339</text:p>
              </table:table-cell>
              <table:table-cell office:value-type="float" office:value="0.787514032227461">
                <text:p>0.787514032227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18745671508765">
                <text:p>-0.318745671508765</text:p>
              </table:table-cell>
              <table:table-cell office:value-type="float" office:value="0.766903193345487">
                <text:p>0.766903193345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02369573847157">
                <text:p>-0.302369573847157</text:p>
              </table:table-cell>
              <table:table-cell office:value-type="float" office:value="0.730549408506556">
                <text:p>0.730549408506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85649472114409">
                <text:p>-0.285649472114409</text:p>
              </table:table-cell>
              <table:table-cell office:value-type="float" office:value="0.656008307579923">
                <text:p>0.656008307579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75443135774609">
                <text:p>-0.275443135774609</text:p>
              </table:table-cell>
              <table:table-cell office:value-type="float" office:value="0.57657237360031">
                <text:p>0.57657237360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6239854151207">
                <text:p>-0.26239854151207</text:p>
              </table:table-cell>
              <table:table-cell office:value-type="float" office:value="0.495540133619311">
                <text:p>0.495540133619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37724166859456">
                <text:p>-0.237724166859456</text:p>
              </table:table-cell>
              <table:table-cell office:value-type="float" office:value="0.400897962322059">
                <text:p>0.40089796232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22235996425157">
                <text:p>-0.222235996425157</text:p>
              </table:table-cell>
              <table:table-cell office:value-type="float" office:value="0.318712321103779">
                <text:p>0.318712321103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10727516188973">
                <text:p>-0.210727516188973</text:p>
              </table:table-cell>
              <table:table-cell office:value-type="float" office:value="0.257339713575655">
                <text:p>0.257339713575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92243684472184">
                <text:p>-0.192243684472184</text:p>
              </table:table-cell>
              <table:table-cell office:value-type="float" office:value="0.192806712573077">
                <text:p>0.192806712573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1692753490217">
                <text:p>-0.181692753490217</text:p>
              </table:table-cell>
              <table:table-cell office:value-type="float" office:value="0.127190417251181">
                <text:p>0.127190417251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0485152204365">
                <text:p>-0.170485152204365</text:p>
              </table:table-cell>
              <table:table-cell office:value-type="float" office:value="0.0859911006990545">
                <text:p>0.0859911006990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66851388239429">
                <text:p>-0.166851388239429</text:p>
              </table:table-cell>
              <table:table-cell office:value-type="float" office:value="0.0330080515132584">
                <text:p>0.033008051513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66405660358464">
                <text:p>-0.166405660358464</text:p>
              </table:table-cell>
              <table:table-cell office:value-type="float" office:value="-0.0231530104850558">
                <text:p>-0.023153010485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8050116640826">
                <text:p>-0.158050116640826</text:p>
              </table:table-cell>
              <table:table-cell office:value-type="float" office:value="-0.0923137126994134">
                <text:p>-0.0923137126994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44861335880284">
                <text:p>-0.144861335880284</text:p>
              </table:table-cell>
              <table:table-cell office:value-type="float" office:value="-0.149246792667889">
                <text:p>-0.149246792667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6186592461102">
                <text:p>-0.116186592461102</text:p>
              </table:table-cell>
              <table:table-cell office:value-type="float" office:value="-0.23735196081885">
                <text:p>-0.23735196081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3751531404287">
                <text:p>-0.103751531404287</text:p>
              </table:table-cell>
              <table:table-cell office:value-type="float" office:value="-0.326200387012158">
                <text:p>-0.326200387012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10929681558386">
                <text:p>-0.0910929681558386</text:p>
              </table:table-cell>
              <table:table-cell office:value-type="float" office:value="-0.411750282750355">
                <text:p>-0.411750282750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40305338809127">
                <text:p>-0.0840305338809127</text:p>
              </table:table-cell>
              <table:table-cell office:value-type="float" office:value="-0.479450766062998">
                <text:p>-0.479450766062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704487387928685">
                <text:p>-0.0704487387928685</text:p>
              </table:table-cell>
              <table:table-cell office:value-type="float" office:value="-0.538127639619906">
                <text:p>-0.538127639619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2630916091639">
                <text:p>-0.0562630916091639</text:p>
              </table:table-cell>
              <table:table-cell office:value-type="float" office:value="-0.605096743953717">
                <text:p>-0.605096743953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94580823899107">
                <text:p>-0.0494580823899107</text:p>
              </table:table-cell>
              <table:table-cell office:value-type="float" office:value="-0.676910939047559">
                <text:p>-0.676910939047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10012668912244">
                <text:p>-0.0510012668912244</text:p>
              </table:table-cell>
              <table:table-cell office:value-type="float" office:value="-0.729863393500669">
                <text:p>-0.72986339350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90163259948125">
                <text:p>-0.0390163259948125</text:p>
              </table:table-cell>
              <table:table-cell office:value-type="float" office:value="-0.770176758965807">
                <text:p>-0.770176758965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52140903491495">
                <text:p>-0.0352140903491495</text:p>
              </table:table-cell>
              <table:table-cell office:value-type="float" office:value="-0.821306411918675">
                <text:p>-0.821306411918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86082917828075">
                <text:p>-0.0386082917828075</text:p>
              </table:table-cell>
              <table:table-cell office:value-type="float" office:value="-0.88098243978484">
                <text:p>-0.88098243978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88329692522438">
                <text:p>-0.0388329692522438</text:p>
              </table:table-cell>
              <table:table-cell office:value-type="float" office:value="-0.902788748612187">
                <text:p>-0.902788748612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23124464211303">
                <text:p>-0.0323124464211303</text:p>
              </table:table-cell>
              <table:table-cell office:value-type="float" office:value="-0.942698686787177">
                <text:p>-0.9426986867871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56929032637688">
                <text:p>-0.0356929032637688</text:p>
              </table:table-cell>
              <table:table-cell office:value-type="float" office:value="-1.00027498093509">
                <text:p>-1.00027498093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68445163892742">
                <text:p>-0.00168445163892742</text:p>
              </table:table-cell>
              <table:table-cell office:value-type="float" office:value="-1.06963796647845">
                <text:p>-1.06963796647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9900729541102">
                <text:p>0.0299900729541102</text:p>
              </table:table-cell>
              <table:table-cell office:value-type="float" office:value="-1.10332067420682">
                <text:p>-1.10332067420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16266457295894">
                <text:p>0.0716266457295894</text:p>
              </table:table-cell>
              <table:table-cell office:value-type="float" office:value="-1.12699422673376">
                <text:p>-1.12699422673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5676354439741">
                <text:p>0.135676354439741</text:p>
              </table:table-cell>
              <table:table-cell office:value-type="float" office:value="-1.14335326108897">
                <text:p>-1.143353261088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8436893446708">
                <text:p>-0.038436893446708</text:p>
              </table:table-cell>
              <table:table-cell office:value-type="float" office:value="-1.13613271741789">
                <text:p>-1.13613271741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37428214321806">
                <text:p>-0.0437428214321806</text:p>
              </table:table-cell>
              <table:table-cell office:value-type="float" office:value="-1.13863162850498">
                <text:p>-1.13863162850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26592343057747">
                <text:p>-0.0626592343057747</text:p>
              </table:table-cell>
              <table:table-cell office:value-type="float" office:value="-1.13835675960621">
                <text:p>-1.13835675960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74266578451895">
                <text:p>-0.0674266578451895</text:p>
              </table:table-cell>
              <table:table-cell office:value-type="float" office:value="-1.1352792657434">
                <text:p>-1.1352792657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63600088444496">
                <text:p>-0.0763600088444496</text:p>
              </table:table-cell>
              <table:table-cell office:value-type="float" office:value="-1.1278490084034">
                <text:p>-1.12784900840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17244786439223">
                <text:p>-0.0817244786439223</text:p>
              </table:table-cell>
              <table:table-cell office:value-type="float" office:value="-1.11699451452565">
                <text:p>-1.11699451452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11221748646192">
                <text:p>-0.0811221748646192</text:p>
              </table:table-cell>
              <table:table-cell office:value-type="float" office:value="-1.07348347848427">
                <text:p>-1.07348347848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67006327950242">
                <text:p>-0.0767006327950242</text:p>
              </table:table-cell>
              <table:table-cell office:value-type="float" office:value="-1.0008321310088">
                <text:p>-1.0008321310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15474075286061">
                <text:p>-0.0615474075286061</text:p>
              </table:table-cell>
              <table:table-cell office:value-type="float" office:value="-0.887104185675186">
                <text:p>-0.8871041856751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67820085160739">
                <text:p>-0.0567820085160739</text:p>
              </table:table-cell>
              <table:table-cell office:value-type="float" office:value="-0.783148599762888">
                <text:p>-0.783148599762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65464584805418">
                <text:p>-0.0565464584805418</text:p>
              </table:table-cell>
              <table:table-cell office:value-type="float" office:value="-0.667845422816801">
                <text:p>-0.667845422816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36655150978645">
                <text:p>-0.0436655150978645</text:p>
              </table:table-cell>
              <table:table-cell office:value-type="float" office:value="-0.58977968876929">
                <text:p>-0.5897796887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63163058423511">
                <text:p>-0.0363163058423511</text:p>
              </table:table-cell>
              <table:table-cell office:value-type="float" office:value="-0.501918139512311">
                <text:p>-0.501918139512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47375297993777">
                <text:p>-0.0347375297993777</text:p>
              </table:table-cell>
              <table:table-cell office:value-type="float" office:value="-0.399163666358585">
                <text:p>-0.399163666358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99629937456769">
                <text:p>-0.0299629937456769</text:p>
              </table:table-cell>
              <table:table-cell office:value-type="float" office:value="-0.327613062862682">
                <text:p>-0.327613062862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03234114459166">
                <text:p>-0.0203234114459166</text:p>
              </table:table-cell>
              <table:table-cell office:value-type="float" office:value="-0.245387635665943">
                <text:p>-0.245387635665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22055987165233">
                <text:p>-0.0122055987165233</text:p>
              </table:table-cell>
              <table:table-cell office:value-type="float" office:value="-0.196506876459431">
                <text:p>-0.196506876459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0281846237941">
                <text:p>0.0010281846237941</text:p>
              </table:table-cell>
              <table:table-cell office:value-type="float" office:value="-0.145592217192438">
                <text:p>-0.1455922171924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84047625113803">
                <text:p>0.00284047625113803</text:p>
              </table:table-cell>
              <table:table-cell office:value-type="float" office:value="-0.136084804310776">
                <text:p>-0.136084804310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06117386177592">
                <text:p>-0.0606117386177592</text:p>
              </table:table-cell>
              <table:table-cell office:value-type="float" office:value="-0.0908890213543169">
                <text:p>-0.0908890213543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308529735167">
                <text:p>0.013308529735167</text:p>
              </table:table-cell>
              <table:table-cell office:value-type="float" office:value="-0.13394225883338">
                <text:p>-0.13394225883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1810675389847">
                <text:p>0.031810675389847</text:p>
              </table:table-cell>
              <table:table-cell office:value-type="float" office:value="-0.150634277175782">
                <text:p>-0.150634277175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5039631426101">
                <text:p>0.0455039631426101</text:p>
              </table:table-cell>
              <table:table-cell office:value-type="float" office:value="-0.178332486112673">
                <text:p>-0.178332486112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42426946700932">
                <text:p>0.0542426946700932</text:p>
              </table:table-cell>
              <table:table-cell office:value-type="float" office:value="-0.212803750461563">
                <text:p>-0.212803750461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77203856544042">
                <text:p>0.0777203856544042</text:p>
              </table:table-cell>
              <table:table-cell office:value-type="float" office:value="-0.252599802058782">
                <text:p>-0.252599802058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320413966099">
                <text:p>0.10320413966099</text:p>
              </table:table-cell>
              <table:table-cell office:value-type="float" office:value="-0.299575539264795">
                <text:p>-0.299575539264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667772427839">
                <text:p>0.106667772427839</text:p>
              </table:table-cell>
              <table:table-cell office:value-type="float" office:value="-0.374498217346525">
                <text:p>-0.37449821734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221266517474">
                <text:p>0.11221266517474</text:p>
              </table:table-cell>
              <table:table-cell office:value-type="float" office:value="-0.464779650754929">
                <text:p>-0.464779650754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69336629971993">
                <text:p>0.0969336629971993</text:p>
              </table:table-cell>
              <table:table-cell office:value-type="float" office:value="-0.54760003162093">
                <text:p>-0.54760003162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14340812200902">
                <text:p>0.0914340812200902</text:p>
              </table:table-cell>
              <table:table-cell office:value-type="float" office:value="-0.627007300086001">
                <text:p>-0.627007300086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62119502601697">
                <text:p>0.0762119502601697</text:p>
              </table:table-cell>
              <table:table-cell office:value-type="float" office:value="-0.707113593787905">
                <text:p>-0.707113593787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3752030318868">
                <text:p>0.0523752030318868</text:p>
              </table:table-cell>
              <table:table-cell office:value-type="float" office:value="-0.784541379062359">
                <text:p>-0.784541379062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67490152495724">
                <text:p>0.0767490152495724</text:p>
              </table:table-cell>
              <table:table-cell office:value-type="float" office:value="-0.852664075731068">
                <text:p>-0.8526640757310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01571958885537">
                <text:p>0.0701571958885537</text:p>
              </table:table-cell>
              <table:table-cell office:value-type="float" office:value="-0.941752951838808">
                <text:p>-0.941752951838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48044170388541">
                <text:p>0.0748044170388541</text:p>
              </table:table-cell>
              <table:table-cell office:value-type="float" office:value="-1.00023931326607">
                <text:p>-1.00023931326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95077012196228">
                <text:p>0.0895077012196228</text:p>
              </table:table-cell>
              <table:table-cell office:value-type="float" office:value="-1.08523725397526">
                <text:p>-1.08523725397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6902700320751">
                <text:p>0.126902700320751</text:p>
              </table:table-cell>
              <table:table-cell office:value-type="float" office:value="-1.16486115964146">
                <text:p>-1.16486115964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523544221213">
                <text:p>0.144523544221213</text:p>
              </table:table-cell>
              <table:table-cell office:value-type="float" office:value="-1.22671398720641">
                <text:p>-1.22671398720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0101858508628">
                <text:p>0.160101858508628</text:p>
              </table:table-cell>
              <table:table-cell office:value-type="float" office:value="-1.26873329372073">
                <text:p>-1.268733293720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386327646915">
                <text:p>0.18386327646915</text:p>
              </table:table-cell>
              <table:table-cell office:value-type="float" office:value="-1.3006708138687">
                <text:p>-1.300670813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1944329447866">
                <text:p>0.191944329447866</text:p>
              </table:table-cell>
              <table:table-cell office:value-type="float" office:value="-1.32224765706642">
                <text:p>-1.32224765706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9384707762076">
                <text:p>0.189384707762076</text:p>
              </table:table-cell>
              <table:table-cell office:value-type="float" office:value="-1.32726455270956">
                <text:p>-1.32726455270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9318744598981">
                <text:p>0.169318744598981</text:p>
              </table:table-cell>
              <table:table-cell office:value-type="float" office:value="-1.32354384974259">
                <text:p>-1.323543849742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5744284961567">
                <text:p>0.145744284961567</text:p>
              </table:table-cell>
              <table:table-cell office:value-type="float" office:value="-1.3265114858474">
                <text:p>-1.3265114858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4739396715645">
                <text:p>0.134739396715645</text:p>
              </table:table-cell>
              <table:table-cell office:value-type="float" office:value="-1.32923216404536">
                <text:p>-1.32923216404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4680125205737">
                <text:p>0.134680125205737</text:p>
              </table:table-cell>
              <table:table-cell office:value-type="float" office:value="-1.32007189888002">
                <text:p>-1.32007189888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6039010404415">
                <text:p>0.116039010404415</text:p>
              </table:table-cell>
              <table:table-cell office:value-type="float" office:value="-1.21767359983677">
                <text:p>-1.21767359983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2058183796318">
                <text:p>0.112058183796318</text:p>
              </table:table-cell>
              <table:table-cell office:value-type="float" office:value="-1.14414895106379">
                <text:p>-1.14414895106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4254685147651">
                <text:p>0.104254685147651</text:p>
              </table:table-cell>
              <table:table-cell office:value-type="float" office:value="-1.01873413819714">
                <text:p>-1.01873413819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5851544585319">
                <text:p>0.095851544585319</text:p>
              </table:table-cell>
              <table:table-cell office:value-type="float" office:value="-0.916352121233329">
                <text:p>-0.916352121233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7789853433668">
                <text:p>0.107789853433668</text:p>
              </table:table-cell>
              <table:table-cell office:value-type="float" office:value="-0.743766299493399">
                <text:p>-0.7437662994933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4866791105037">
                <text:p>0.114866791105037</text:p>
              </table:table-cell>
              <table:table-cell office:value-type="float" office:value="-0.619058979211987">
                <text:p>-0.6190589792119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719742136792">
                <text:p>0.116719742136792</text:p>
              </table:table-cell>
              <table:table-cell office:value-type="float" office:value="-0.534839055742931">
                <text:p>-0.534839055742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1369682320184">
                <text:p>0.131369682320184</text:p>
              </table:table-cell>
              <table:table-cell office:value-type="float" office:value="-0.393567541977905">
                <text:p>-0.393567541977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6809287544388">
                <text:p>0.116809287544388</text:p>
              </table:table-cell>
              <table:table-cell office:value-type="float" office:value="-0.28774650508424">
                <text:p>-0.28774650508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3206260439577">
                <text:p>0.113206260439577</text:p>
              </table:table-cell>
              <table:table-cell office:value-type="float" office:value="-0.189352786873415">
                <text:p>-0.189352786873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2132389024891">
                <text:p>0.112132389024891</text:p>
              </table:table-cell>
              <table:table-cell office:value-type="float" office:value="-0.0989425083462016">
                <text:p>-0.0989425083462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3755919090874">
                <text:p>0.103755919090874</text:p>
              </table:table-cell>
              <table:table-cell office:value-type="float" office:value="0.0270390286837596">
                <text:p>0.0270390286837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1630642962891">
                <text:p>0.101630642962891</text:p>
              </table:table-cell>
              <table:table-cell office:value-type="float" office:value="0.191513406049434">
                <text:p>0.1915134060494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381312399165">
                <text:p>0.109381312399165</text:p>
              </table:table-cell>
              <table:table-cell office:value-type="float" office:value="0.272382776674425">
                <text:p>0.272382776674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15631709642805">
                <text:p>0.115631709642805</text:p>
              </table:table-cell>
              <table:table-cell office:value-type="float" office:value="0.351975971303828">
                <text:p>0.35197597130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0466398594516">
                <text:p>0.110466398594516</text:p>
              </table:table-cell>
              <table:table-cell office:value-type="float" office:value="0.336245078313381">
                <text:p>0.336245078313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47425682658515">
                <text:p>0.0747425682658515</text:p>
              </table:table-cell>
              <table:table-cell office:value-type="float" office:value="0.284462884353356">
                <text:p>0.284462884353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313491509708">
                <text:p>0.0430313491509708</text:p>
              </table:table-cell>
              <table:table-cell office:value-type="float" office:value="0.27502340052952">
                <text:p>0.27502340052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84395719382386">
                <text:p>0.0284395719382386</text:p>
              </table:table-cell>
              <table:table-cell office:value-type="float" office:value="0.275549409868499">
                <text:p>0.275549409868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3481840435149">
                <text:p>0.0183481840435149</text:p>
              </table:table-cell>
              <table:table-cell office:value-type="float" office:value="0.266132455474922">
                <text:p>0.266132455474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7354713146946">
                <text:p>0.0167354713146946</text:p>
              </table:table-cell>
              <table:table-cell office:value-type="float" office:value="0.2174816553002">
                <text:p>0.2174816553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3981634026505">
                <text:p>0.0213981634026505</text:p>
              </table:table-cell>
              <table:table-cell office:value-type="float" office:value="0.141680461492669">
                <text:p>0.141680461492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83046271744663">
                <text:p>0.0483046271744663</text:p>
              </table:table-cell>
              <table:table-cell office:value-type="float" office:value="0.048200366298449">
                <text:p>0.048200366298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92789675847382">
                <text:p>0.0592789675847382</text:p>
              </table:table-cell>
              <table:table-cell office:value-type="float" office:value="-0.0721563713455195">
                <text:p>-0.0721563713455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7932764609915">
                <text:p>0.067932764609915</text:p>
              </table:table-cell>
              <table:table-cell office:value-type="float" office:value="-0.190331739226102">
                <text:p>-0.190331739226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77125612972538">
                <text:p>0.0777125612972538</text:p>
              </table:table-cell>
              <table:table-cell office:value-type="float" office:value="-0.316868359181635">
                <text:p>-0.316868359181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20718481825205">
                <text:p>0.0720718481825205</text:p>
              </table:table-cell>
              <table:table-cell office:value-type="float" office:value="-0.419845088215136">
                <text:p>-0.419845088215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20522062999049">
                <text:p>0.0920522062999049</text:p>
              </table:table-cell>
              <table:table-cell office:value-type="float" office:value="-0.472339241375513">
                <text:p>-0.4723392413755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74062016781169">
                <text:p>0.0974062016781169</text:p>
              </table:table-cell>
              <table:table-cell office:value-type="float" office:value="-0.522111809406635">
                <text:p>-0.522111809406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0235911149899">
                <text:p>0.100235911149899</text:p>
              </table:table-cell>
              <table:table-cell office:value-type="float" office:value="-0.569239088674102">
                <text:p>-0.569239088674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38850821087602">
                <text:p>0.0938850821087602</text:p>
              </table:table-cell>
              <table:table-cell office:value-type="float" office:value="-0.610963438957629">
                <text:p>-0.6109634389576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96229805120177">
                <text:p>0.0896229805120177</text:p>
              </table:table-cell>
              <table:table-cell office:value-type="float" office:value="-0.644874408926122">
                <text:p>-0.6448744089261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66665961161082">
                <text:p>0.0766665961161082</text:p>
              </table:table-cell>
              <table:table-cell office:value-type="float" office:value="-0.673216767322473">
                <text:p>-0.6732167673224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20459525592341">
                <text:p>0.0620459525592341</text:p>
              </table:table-cell>
              <table:table-cell office:value-type="float" office:value="-0.691869629193149">
                <text:p>-0.691869629193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69172368648045">
                <text:p>0.0469172368648045</text:p>
              </table:table-cell>
              <table:table-cell office:value-type="float" office:value="-0.702024896022844">
                <text:p>-0.70202489602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6521647313937">
                <text:p>0.0246521647313937</text:p>
              </table:table-cell>
              <table:table-cell office:value-type="float" office:value="-0.715535616817133">
                <text:p>-0.715535616817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55505353860748">
                <text:p>0.000955505353860748</text:p>
              </table:table-cell>
              <table:table-cell office:value-type="float" office:value="-0.719798885951465">
                <text:p>-0.719798885951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68152591234486">
                <text:p>-0.0168152591234486</text:p>
              </table:table-cell>
              <table:table-cell office:value-type="float" office:value="-0.721939844458746">
                <text:p>-0.721939844458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35853735031833">
                <text:p>-0.0335853735031833</text:p>
              </table:table-cell>
              <table:table-cell office:value-type="float" office:value="-0.722087994986143">
                <text:p>-0.722087994986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92484080505573">
                <text:p>-0.0592484080505573</text:p>
              </table:table-cell>
              <table:table-cell office:value-type="float" office:value="-0.721502233534614">
                <text:p>-0.721502233534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78183044180664">
                <text:p>-0.078183044180664</text:p>
              </table:table-cell>
              <table:table-cell office:value-type="float" office:value="-0.721404737396829">
                <text:p>-0.721404737396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954435671140007">
                <text:p>-0.0954435671140007</text:p>
              </table:table-cell>
              <table:table-cell office:value-type="float" office:value="-0.717845904145732">
                <text:p>-0.717845904145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1682987725338">
                <text:p>-0.11682987725338</text:p>
              </table:table-cell>
              <table:table-cell office:value-type="float" office:value="-0.713200816739395">
                <text:p>-0.713200816739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71cm" svg:height="13.209cm" xlink:href=".." xlink:type="simple" chart:class="chart:scatter" chart:style-name="ch1">
        <chart:legend chart:legend-position="end" svg:x="20.242cm" svg:y="6.305cm" style:legend-expansion="high" chart:style-name="ch2"/>
        <chart:plot-area chart:style-name="ch3" table:cell-range-address="'20211217-152655dvl_data_ts'.C2:'20211217-152655dvl_data_ts'.D205 '20211217-152655dvl_data_ts'.D1:'20211217-152655dvl_data_ts'.D1" chart:data-source-has-labels="row" svg:x="0.435cm" svg:y="0.264cm" svg:width="19.372cm" svg:height="12.681cm">
          <chartooo:coordinate-region svg:x="0.581cm" svg:y="0.463cm" svg:width="19.132cm" svg:height="12.2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20211217-152655dvl_data_ts'.D2:'20211217-152655dvl_data_ts'.D205" chart:label-cell-address="'20211217-152655dvl_data_ts'.D1:'20211217-152655dvl_data_ts'.D1" chart:class="chart:scatter">
            <chart:domain table:cell-range-address="'20211217-152655dvl_data_ts'.C2:'20211217-152655dvl_data_ts'.C205"/>
            <chart:data-point chart:repeated="2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'20211217-152655dvl_data_ts'.D1:'20211217-152655dvl_data_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26987654978322">
                <text:p>-0.326987654978322</text:p>
                <draw:g>
                  <svg:desc>'20211217-152655dvl_data_ts'.C2:'20211217-152655dvl_data_ts'.C205</svg:desc>
                </draw:g>
              </table:table-cell>
              <table:table-cell office:value-type="float" office:value="0.792101279981099">
                <text:p>0.792101279981099</text:p>
                <draw:g>
                  <svg:desc>'20211217-152655dvl_data_ts'.D2:'20211217-152655dvl_data_ts'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7621619810012">
                <text:p>-0.327621619810012</text:p>
              </table:table-cell>
              <table:table-cell office:value-type="float" office:value="0.792149257964399">
                <text:p>0.79214925796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27794512917854">
                <text:p>-0.327794512917854</text:p>
              </table:table-cell>
              <table:table-cell office:value-type="float" office:value="0.792256599125584">
                <text:p>0.792256599125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8728089495698">
                <text:p>-0.328728089495698</text:p>
              </table:table-cell>
              <table:table-cell office:value-type="float" office:value="0.792916720377293">
                <text:p>0.792916720377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6383282689773">
                <text:p>-0.326383282689773</text:p>
              </table:table-cell>
              <table:table-cell office:value-type="float" office:value="0.794734047516319">
                <text:p>0.794734047516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6483322145605">
                <text:p>-0.326483322145605</text:p>
              </table:table-cell>
              <table:table-cell office:value-type="float" office:value="0.793243698471933">
                <text:p>0.79324369847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6545911779311">
                <text:p>-0.326545911779311</text:p>
              </table:table-cell>
              <table:table-cell office:value-type="float" office:value="0.793707425529628">
                <text:p>0.793707425529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6640755309299">
                <text:p>-0.326640755309299</text:p>
              </table:table-cell>
              <table:table-cell office:value-type="float" office:value="0.793708445923762">
                <text:p>0.793708445923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26457179091329">
                <text:p>-0.326457179091329</text:p>
              </table:table-cell>
              <table:table-cell office:value-type="float" office:value="0.793718432300279">
                <text:p>0.793718432300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2624533184905">
                <text:p>-0.32624533184905</text:p>
              </table:table-cell>
              <table:table-cell office:value-type="float" office:value="0.7949626515616">
                <text:p>0.7949626515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26662917777751">
                <text:p>-0.326662917777751</text:p>
              </table:table-cell>
              <table:table-cell office:value-type="float" office:value="0.794044453983847">
                <text:p>0.794044453983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27102439970772">
                <text:p>-0.327102439970772</text:p>
              </table:table-cell>
              <table:table-cell office:value-type="float" office:value="0.793685444783268">
                <text:p>0.793685444783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27286459640136">
                <text:p>-0.327286459640136</text:p>
              </table:table-cell>
              <table:table-cell office:value-type="float" office:value="0.794467276294637">
                <text:p>0.794467276294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7036027061543">
                <text:p>-0.327036027061543</text:p>
              </table:table-cell>
              <table:table-cell office:value-type="float" office:value="0.795090552820495">
                <text:p>0.7950905528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27607763176399">
                <text:p>-0.327607763176399</text:p>
              </table:table-cell>
              <table:table-cell office:value-type="float" office:value="0.794237516572945">
                <text:p>0.794237516572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7581322030977">
                <text:p>-0.327581322030977</text:p>
              </table:table-cell>
              <table:table-cell office:value-type="float" office:value="0.794054963530147">
                <text:p>0.79405496353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7363262140229">
                <text:p>-0.327363262140229</text:p>
              </table:table-cell>
              <table:table-cell office:value-type="float" office:value="0.794296130945846">
                <text:p>0.794296130945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27256566902626">
                <text:p>-0.327256566902626</text:p>
              </table:table-cell>
              <table:table-cell office:value-type="float" office:value="0.793848445037947">
                <text:p>0.793848445037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28487242580291">
                <text:p>-0.328487242580291</text:p>
              </table:table-cell>
              <table:table-cell office:value-type="float" office:value="0.794248418527181">
                <text:p>0.794248418527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27888625048847">
                <text:p>-0.327888625048847</text:p>
              </table:table-cell>
              <table:table-cell office:value-type="float" office:value="0.794263283331618">
                <text:p>0.794263283331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27020479040775">
                <text:p>-0.327020479040775</text:p>
              </table:table-cell>
              <table:table-cell office:value-type="float" office:value="0.794870281745254">
                <text:p>0.794870281745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27562540326048">
                <text:p>-0.327562540326048</text:p>
              </table:table-cell>
              <table:table-cell office:value-type="float" office:value="0.794629762547448">
                <text:p>0.794629762547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28539180788281">
                <text:p>-0.328539180788281</text:p>
              </table:table-cell>
              <table:table-cell office:value-type="float" office:value="0.794666108990439">
                <text:p>0.794666108990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2900292173852">
                <text:p>-0.32900292173852</text:p>
              </table:table-cell>
              <table:table-cell office:value-type="float" office:value="0.795355214985798">
                <text:p>0.795355214985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27637081521857">
                <text:p>-0.327637081521857</text:p>
              </table:table-cell>
              <table:table-cell office:value-type="float" office:value="0.795224264152212">
                <text:p>0.795224264152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28596368604792">
                <text:p>-0.328596368604792</text:p>
              </table:table-cell>
              <table:table-cell office:value-type="float" office:value="0.795338057299691">
                <text:p>0.795338057299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27664425124712">
                <text:p>-0.327664425124712</text:p>
              </table:table-cell>
              <table:table-cell office:value-type="float" office:value="0.7960570869418">
                <text:p>0.7960570869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28695441336112">
                <text:p>-0.328695441336112</text:p>
              </table:table-cell>
              <table:table-cell office:value-type="float" office:value="0.795907069284367">
                <text:p>0.795907069284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7819953736189">
                <text:p>-0.327819953736189</text:p>
              </table:table-cell>
              <table:table-cell office:value-type="float" office:value="0.79610936096937">
                <text:p>0.79610936096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27069674206294">
                <text:p>-0.327069674206294</text:p>
              </table:table-cell>
              <table:table-cell office:value-type="float" office:value="0.796471327812858">
                <text:p>0.796471327812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27682903608055">
                <text:p>-0.327682903608055</text:p>
              </table:table-cell>
              <table:table-cell office:value-type="float" office:value="0.795749523033546">
                <text:p>0.795749523033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2723311978509">
                <text:p>-0.32723311978509</text:p>
              </table:table-cell>
              <table:table-cell office:value-type="float" office:value="0.795949179407093">
                <text:p>0.79594917940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27409193152892">
                <text:p>-0.327409193152892</text:p>
              </table:table-cell>
              <table:table-cell office:value-type="float" office:value="0.795879385772067">
                <text:p>0.795879385772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7419305411258">
                <text:p>-0.327419305411258</text:p>
              </table:table-cell>
              <table:table-cell office:value-type="float" office:value="0.796708186890916">
                <text:p>0.796708186890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27922232227069">
                <text:p>-0.327922232227069</text:p>
              </table:table-cell>
              <table:table-cell office:value-type="float" office:value="0.795491832378239">
                <text:p>0.795491832378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7283502841779">
                <text:p>-0.327283502841779</text:p>
              </table:table-cell>
              <table:table-cell office:value-type="float" office:value="0.79619004472436">
                <text:p>0.79619004472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27663367066382">
                <text:p>-0.327663367066382</text:p>
              </table:table-cell>
              <table:table-cell office:value-type="float" office:value="0.796613583255513">
                <text:p>0.79661358325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28073003531813">
                <text:p>-0.328073003531813</text:p>
              </table:table-cell>
              <table:table-cell office:value-type="float" office:value="0.796870763736788">
                <text:p>0.796870763736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7981055579329">
                <text:p>-0.327981055579329</text:p>
              </table:table-cell>
              <table:table-cell office:value-type="float" office:value="0.796804760669615">
                <text:p>0.796804760669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2707498315585">
                <text:p>-0.32707498315585</text:p>
              </table:table-cell>
              <table:table-cell office:value-type="float" office:value="0.797829800098475">
                <text:p>0.79782980009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26985691828821">
                <text:p>-0.326985691828821</text:p>
              </table:table-cell>
              <table:table-cell office:value-type="float" office:value="0.799336742108457">
                <text:p>0.799336742108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27803866547889">
                <text:p>-0.327803866547889</text:p>
              </table:table-cell>
              <table:table-cell office:value-type="float" office:value="0.797759515897872">
                <text:p>0.797759515897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830620096392">
                <text:p>-0.32830620096392</text:p>
              </table:table-cell>
              <table:table-cell office:value-type="float" office:value="0.799436586481504">
                <text:p>0.799436586481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28246476023689">
                <text:p>-0.328246476023689</text:p>
              </table:table-cell>
              <table:table-cell office:value-type="float" office:value="0.799638528622165">
                <text:p>0.799638528622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27753453044681">
                <text:p>-0.327753453044681</text:p>
              </table:table-cell>
              <table:table-cell office:value-type="float" office:value="0.798858684086191">
                <text:p>0.798858684086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27305860723721">
                <text:p>-0.327305860723721</text:p>
              </table:table-cell>
              <table:table-cell office:value-type="float" office:value="0.799683430771969">
                <text:p>0.799683430771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8319388696761">
                <text:p>-0.328319388696761</text:p>
              </table:table-cell>
              <table:table-cell office:value-type="float" office:value="0.799005563342387">
                <text:p>0.799005563342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8136092473582">
                <text:p>-0.328136092473582</text:p>
              </table:table-cell>
              <table:table-cell office:value-type="float" office:value="0.799369283082241">
                <text:p>0.799369283082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28813200949771">
                <text:p>-0.328813200949771</text:p>
              </table:table-cell>
              <table:table-cell office:value-type="float" office:value="0.80051734185949">
                <text:p>0.80051734185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28401006992985">
                <text:p>-0.328401006992985</text:p>
              </table:table-cell>
              <table:table-cell office:value-type="float" office:value="0.799633536059033">
                <text:p>0.799633536059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8735931022248">
                <text:p>-0.328735931022248</text:p>
              </table:table-cell>
              <table:table-cell office:value-type="float" office:value="0.800026556004043">
                <text:p>0.80002655600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28194682162593">
                <text:p>-0.328194682162593</text:p>
              </table:table-cell>
              <table:table-cell office:value-type="float" office:value="0.799842074873529">
                <text:p>0.799842074873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27563113152097">
                <text:p>-0.327563113152097</text:p>
              </table:table-cell>
              <table:table-cell office:value-type="float" office:value="0.800064493297234">
                <text:p>0.800064493297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27616969381928">
                <text:p>-0.327616969381928</text:p>
              </table:table-cell>
              <table:table-cell office:value-type="float" office:value="0.800387379673659">
                <text:p>0.800387379673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686724261354">
                <text:p>-0.32686724261354</text:p>
              </table:table-cell>
              <table:table-cell office:value-type="float" office:value="0.800692604683714">
                <text:p>0.800692604683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27427732105329">
                <text:p>-0.327427732105329</text:p>
              </table:table-cell>
              <table:table-cell office:value-type="float" office:value="0.80050350908433">
                <text:p>0.80050350908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8457477185688">
                <text:p>-0.328457477185688</text:p>
              </table:table-cell>
              <table:table-cell office:value-type="float" office:value="0.80105091878489">
                <text:p>0.80105091878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28250771786728">
                <text:p>-0.328250771786728</text:p>
              </table:table-cell>
              <table:table-cell office:value-type="float" office:value="0.80131319772063">
                <text:p>0.80131319772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28151169181872">
                <text:p>-0.328151169181872</text:p>
              </table:table-cell>
              <table:table-cell office:value-type="float" office:value="0.801676380434437">
                <text:p>0.80167638043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807739192007">
                <text:p>-0.32807739192007</text:p>
              </table:table-cell>
              <table:table-cell office:value-type="float" office:value="0.80124899786876">
                <text:p>0.80124899786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758901441526">
                <text:p>-0.32758901441526</text:p>
              </table:table-cell>
              <table:table-cell office:value-type="float" office:value="0.801638151277951">
                <text:p>0.801638151277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27931596994964">
                <text:p>-0.327931596994964</text:p>
              </table:table-cell>
              <table:table-cell office:value-type="float" office:value="0.801517805197813">
                <text:p>0.801517805197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27417300983866">
                <text:p>-0.327417300983866</text:p>
              </table:table-cell>
              <table:table-cell office:value-type="float" office:value="0.800102264657796">
                <text:p>0.800102264657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27527655181848">
                <text:p>-0.327527655181848</text:p>
              </table:table-cell>
              <table:table-cell office:value-type="float" office:value="0.801212911599956">
                <text:p>0.801212911599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7875814949647">
                <text:p>-0.327875814949647</text:p>
              </table:table-cell>
              <table:table-cell office:value-type="float" office:value="0.800928038605837">
                <text:p>0.800928038605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2767255503039">
                <text:p>-0.32767255503039</text:p>
              </table:table-cell>
              <table:table-cell office:value-type="float" office:value="0.802134873943713">
                <text:p>0.802134873943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27750207032388">
                <text:p>-0.327750207032388</text:p>
              </table:table-cell>
              <table:table-cell office:value-type="float" office:value="0.801659046943292">
                <text:p>0.801659046943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7385670239737">
                <text:p>-0.327385670239737</text:p>
              </table:table-cell>
              <table:table-cell office:value-type="float" office:value="0.80176205927858">
                <text:p>0.801762059278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8371254234495">
                <text:p>-0.328371254234495</text:p>
              </table:table-cell>
              <table:table-cell office:value-type="float" office:value="0.801865659119927">
                <text:p>0.801865659119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27619489101447">
                <text:p>-0.327619489101447</text:p>
              </table:table-cell>
              <table:table-cell office:value-type="float" office:value="0.802502520489608">
                <text:p>0.802502520489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27360090811816">
                <text:p>-0.327360090811816</text:p>
              </table:table-cell>
              <table:table-cell office:value-type="float" office:value="0.801870023990402">
                <text:p>0.801870023990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26472697561625">
                <text:p>-0.326472697561625</text:p>
              </table:table-cell>
              <table:table-cell office:value-type="float" office:value="0.801901520031064">
                <text:p>0.801901520031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27916019059749">
                <text:p>-0.327916019059749</text:p>
              </table:table-cell>
              <table:table-cell office:value-type="float" office:value="0.802130785541793">
                <text:p>0.802130785541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26701629664766">
                <text:p>-0.326701629664766</text:p>
              </table:table-cell>
              <table:table-cell office:value-type="float" office:value="0.803106169732396">
                <text:p>0.803106169732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6389157234524">
                <text:p>-0.326389157234524</text:p>
              </table:table-cell>
              <table:table-cell office:value-type="float" office:value="0.802238974849671">
                <text:p>0.802238974849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26617875171297">
                <text:p>-0.326617875171297</text:p>
              </table:table-cell>
              <table:table-cell office:value-type="float" office:value="0.80292683393324">
                <text:p>0.80292683393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26458161563159">
                <text:p>-0.326458161563159</text:p>
              </table:table-cell>
              <table:table-cell office:value-type="float" office:value="0.802015278977191">
                <text:p>0.802015278977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5753231987272">
                <text:p>-0.325753231987272</text:p>
              </table:table-cell>
              <table:table-cell office:value-type="float" office:value="0.801024020154928">
                <text:p>0.801024020154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29095453050486">
                <text:p>-0.329095453050486</text:p>
              </table:table-cell>
              <table:table-cell office:value-type="float" office:value="0.80035687156305">
                <text:p>0.80035687156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30560957708078">
                <text:p>-0.330560957708078</text:p>
              </table:table-cell>
              <table:table-cell office:value-type="float" office:value="0.799756667689529">
                <text:p>0.7997566676895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9205405441796">
                <text:p>-0.329205405441796</text:p>
              </table:table-cell>
              <table:table-cell office:value-type="float" office:value="0.797961793566797">
                <text:p>0.797961793566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29061193857339">
                <text:p>-0.329061193857339</text:p>
              </table:table-cell>
              <table:table-cell office:value-type="float" office:value="0.787514032227461">
                <text:p>0.787514032227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18745671508765">
                <text:p>-0.318745671508765</text:p>
              </table:table-cell>
              <table:table-cell office:value-type="float" office:value="0.766903193345487">
                <text:p>0.766903193345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02369573847157">
                <text:p>-0.302369573847157</text:p>
              </table:table-cell>
              <table:table-cell office:value-type="float" office:value="0.730549408506556">
                <text:p>0.730549408506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85649472114409">
                <text:p>-0.285649472114409</text:p>
              </table:table-cell>
              <table:table-cell office:value-type="float" office:value="0.656008307579923">
                <text:p>0.656008307579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75443135774609">
                <text:p>-0.275443135774609</text:p>
              </table:table-cell>
              <table:table-cell office:value-type="float" office:value="0.57657237360031">
                <text:p>0.57657237360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6239854151207">
                <text:p>-0.26239854151207</text:p>
              </table:table-cell>
              <table:table-cell office:value-type="float" office:value="0.495540133619311">
                <text:p>0.495540133619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37724166859456">
                <text:p>-0.237724166859456</text:p>
              </table:table-cell>
              <table:table-cell office:value-type="float" office:value="0.400897962322059">
                <text:p>0.40089796232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22235996425157">
                <text:p>-0.222235996425157</text:p>
              </table:table-cell>
              <table:table-cell office:value-type="float" office:value="0.318712321103779">
                <text:p>0.318712321103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10727516188973">
                <text:p>-0.210727516188973</text:p>
              </table:table-cell>
              <table:table-cell office:value-type="float" office:value="0.257339713575655">
                <text:p>0.257339713575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92243684472184">
                <text:p>-0.192243684472184</text:p>
              </table:table-cell>
              <table:table-cell office:value-type="float" office:value="0.192806712573077">
                <text:p>0.192806712573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1692753490217">
                <text:p>-0.181692753490217</text:p>
              </table:table-cell>
              <table:table-cell office:value-type="float" office:value="0.127190417251181">
                <text:p>0.127190417251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0485152204365">
                <text:p>-0.170485152204365</text:p>
              </table:table-cell>
              <table:table-cell office:value-type="float" office:value="0.0859911006990545">
                <text:p>0.0859911006990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66851388239429">
                <text:p>-0.166851388239429</text:p>
              </table:table-cell>
              <table:table-cell office:value-type="float" office:value="0.0330080515132584">
                <text:p>0.033008051513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66405660358464">
                <text:p>-0.166405660358464</text:p>
              </table:table-cell>
              <table:table-cell office:value-type="float" office:value="-0.0231530104850558">
                <text:p>-0.023153010485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8050116640826">
                <text:p>-0.158050116640826</text:p>
              </table:table-cell>
              <table:table-cell office:value-type="float" office:value="-0.0923137126994134">
                <text:p>-0.0923137126994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44861335880284">
                <text:p>-0.144861335880284</text:p>
              </table:table-cell>
              <table:table-cell office:value-type="float" office:value="-0.149246792667889">
                <text:p>-0.149246792667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6186592461102">
                <text:p>-0.116186592461102</text:p>
              </table:table-cell>
              <table:table-cell office:value-type="float" office:value="-0.23735196081885">
                <text:p>-0.23735196081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3751531404287">
                <text:p>-0.103751531404287</text:p>
              </table:table-cell>
              <table:table-cell office:value-type="float" office:value="-0.326200387012158">
                <text:p>-0.326200387012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10929681558386">
                <text:p>-0.0910929681558386</text:p>
              </table:table-cell>
              <table:table-cell office:value-type="float" office:value="-0.411750282750355">
                <text:p>-0.411750282750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40305338809127">
                <text:p>-0.0840305338809127</text:p>
              </table:table-cell>
              <table:table-cell office:value-type="float" office:value="-0.479450766062998">
                <text:p>-0.479450766062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704487387928685">
                <text:p>-0.0704487387928685</text:p>
              </table:table-cell>
              <table:table-cell office:value-type="float" office:value="-0.538127639619906">
                <text:p>-0.538127639619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2630916091639">
                <text:p>-0.0562630916091639</text:p>
              </table:table-cell>
              <table:table-cell office:value-type="float" office:value="-0.605096743953717">
                <text:p>-0.605096743953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94580823899107">
                <text:p>-0.0494580823899107</text:p>
              </table:table-cell>
              <table:table-cell office:value-type="float" office:value="-0.676910939047559">
                <text:p>-0.676910939047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10012668912244">
                <text:p>-0.0510012668912244</text:p>
              </table:table-cell>
              <table:table-cell office:value-type="float" office:value="-0.729863393500669">
                <text:p>-0.72986339350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90163259948125">
                <text:p>-0.0390163259948125</text:p>
              </table:table-cell>
              <table:table-cell office:value-type="float" office:value="-0.770176758965807">
                <text:p>-0.770176758965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52140903491495">
                <text:p>-0.0352140903491495</text:p>
              </table:table-cell>
              <table:table-cell office:value-type="float" office:value="-0.821306411918675">
                <text:p>-0.821306411918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86082917828075">
                <text:p>-0.0386082917828075</text:p>
              </table:table-cell>
              <table:table-cell office:value-type="float" office:value="-0.88098243978484">
                <text:p>-0.88098243978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88329692522438">
                <text:p>-0.0388329692522438</text:p>
              </table:table-cell>
              <table:table-cell office:value-type="float" office:value="-0.902788748612187">
                <text:p>-0.902788748612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23124464211303">
                <text:p>-0.0323124464211303</text:p>
              </table:table-cell>
              <table:table-cell office:value-type="float" office:value="-0.942698686787177">
                <text:p>-0.9426986867871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56929032637688">
                <text:p>-0.0356929032637688</text:p>
              </table:table-cell>
              <table:table-cell office:value-type="float" office:value="-1.00027498093509">
                <text:p>-1.00027498093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68445163892742">
                <text:p>-0.00168445163892742</text:p>
              </table:table-cell>
              <table:table-cell office:value-type="float" office:value="-1.06963796647845">
                <text:p>-1.06963796647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9900729541102">
                <text:p>0.0299900729541102</text:p>
              </table:table-cell>
              <table:table-cell office:value-type="float" office:value="-1.10332067420682">
                <text:p>-1.10332067420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16266457295894">
                <text:p>0.0716266457295894</text:p>
              </table:table-cell>
              <table:table-cell office:value-type="float" office:value="-1.12699422673376">
                <text:p>-1.12699422673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5676354439741">
                <text:p>0.135676354439741</text:p>
              </table:table-cell>
              <table:table-cell office:value-type="float" office:value="-1.14335326108897">
                <text:p>-1.143353261088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8436893446708">
                <text:p>-0.038436893446708</text:p>
              </table:table-cell>
              <table:table-cell office:value-type="float" office:value="-1.13613271741789">
                <text:p>-1.13613271741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37428214321806">
                <text:p>-0.0437428214321806</text:p>
              </table:table-cell>
              <table:table-cell office:value-type="float" office:value="-1.13863162850498">
                <text:p>-1.13863162850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26592343057747">
                <text:p>-0.0626592343057747</text:p>
              </table:table-cell>
              <table:table-cell office:value-type="float" office:value="-1.13835675960621">
                <text:p>-1.13835675960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74266578451895">
                <text:p>-0.0674266578451895</text:p>
              </table:table-cell>
              <table:table-cell office:value-type="float" office:value="-1.1352792657434">
                <text:p>-1.1352792657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63600088444496">
                <text:p>-0.0763600088444496</text:p>
              </table:table-cell>
              <table:table-cell office:value-type="float" office:value="-1.1278490084034">
                <text:p>-1.12784900840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17244786439223">
                <text:p>-0.0817244786439223</text:p>
              </table:table-cell>
              <table:table-cell office:value-type="float" office:value="-1.11699451452565">
                <text:p>-1.11699451452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11221748646192">
                <text:p>-0.0811221748646192</text:p>
              </table:table-cell>
              <table:table-cell office:value-type="float" office:value="-1.07348347848427">
                <text:p>-1.07348347848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67006327950242">
                <text:p>-0.0767006327950242</text:p>
              </table:table-cell>
              <table:table-cell office:value-type="float" office:value="-1.0008321310088">
                <text:p>-1.0008321310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15474075286061">
                <text:p>-0.0615474075286061</text:p>
              </table:table-cell>
              <table:table-cell office:value-type="float" office:value="-0.887104185675186">
                <text:p>-0.8871041856751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67820085160739">
                <text:p>-0.0567820085160739</text:p>
              </table:table-cell>
              <table:table-cell office:value-type="float" office:value="-0.783148599762888">
                <text:p>-0.783148599762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65464584805418">
                <text:p>-0.0565464584805418</text:p>
              </table:table-cell>
              <table:table-cell office:value-type="float" office:value="-0.667845422816801">
                <text:p>-0.667845422816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36655150978645">
                <text:p>-0.0436655150978645</text:p>
              </table:table-cell>
              <table:table-cell office:value-type="float" office:value="-0.58977968876929">
                <text:p>-0.5897796887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63163058423511">
                <text:p>-0.0363163058423511</text:p>
              </table:table-cell>
              <table:table-cell office:value-type="float" office:value="-0.501918139512311">
                <text:p>-0.501918139512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47375297993777">
                <text:p>-0.0347375297993777</text:p>
              </table:table-cell>
              <table:table-cell office:value-type="float" office:value="-0.399163666358585">
                <text:p>-0.399163666358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99629937456769">
                <text:p>-0.0299629937456769</text:p>
              </table:table-cell>
              <table:table-cell office:value-type="float" office:value="-0.327613062862682">
                <text:p>-0.327613062862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03234114459166">
                <text:p>-0.0203234114459166</text:p>
              </table:table-cell>
              <table:table-cell office:value-type="float" office:value="-0.245387635665943">
                <text:p>-0.245387635665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22055987165233">
                <text:p>-0.0122055987165233</text:p>
              </table:table-cell>
              <table:table-cell office:value-type="float" office:value="-0.196506876459431">
                <text:p>-0.196506876459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0281846237941">
                <text:p>0.0010281846237941</text:p>
              </table:table-cell>
              <table:table-cell office:value-type="float" office:value="-0.145592217192438">
                <text:p>-0.1455922171924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84047625113803">
                <text:p>0.00284047625113803</text:p>
              </table:table-cell>
              <table:table-cell office:value-type="float" office:value="-0.136084804310776">
                <text:p>-0.136084804310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06117386177592">
                <text:p>-0.0606117386177592</text:p>
              </table:table-cell>
              <table:table-cell office:value-type="float" office:value="-0.0908890213543169">
                <text:p>-0.0908890213543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308529735167">
                <text:p>0.013308529735167</text:p>
              </table:table-cell>
              <table:table-cell office:value-type="float" office:value="-0.13394225883338">
                <text:p>-0.13394225883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1810675389847">
                <text:p>0.031810675389847</text:p>
              </table:table-cell>
              <table:table-cell office:value-type="float" office:value="-0.150634277175782">
                <text:p>-0.150634277175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5039631426101">
                <text:p>0.0455039631426101</text:p>
              </table:table-cell>
              <table:table-cell office:value-type="float" office:value="-0.178332486112673">
                <text:p>-0.178332486112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42426946700932">
                <text:p>0.0542426946700932</text:p>
              </table:table-cell>
              <table:table-cell office:value-type="float" office:value="-0.212803750461563">
                <text:p>-0.212803750461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77203856544042">
                <text:p>0.0777203856544042</text:p>
              </table:table-cell>
              <table:table-cell office:value-type="float" office:value="-0.252599802058782">
                <text:p>-0.252599802058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320413966099">
                <text:p>0.10320413966099</text:p>
              </table:table-cell>
              <table:table-cell office:value-type="float" office:value="-0.299575539264795">
                <text:p>-0.299575539264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667772427839">
                <text:p>0.106667772427839</text:p>
              </table:table-cell>
              <table:table-cell office:value-type="float" office:value="-0.374498217346525">
                <text:p>-0.37449821734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221266517474">
                <text:p>0.11221266517474</text:p>
              </table:table-cell>
              <table:table-cell office:value-type="float" office:value="-0.464779650754929">
                <text:p>-0.464779650754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69336629971993">
                <text:p>0.0969336629971993</text:p>
              </table:table-cell>
              <table:table-cell office:value-type="float" office:value="-0.54760003162093">
                <text:p>-0.54760003162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14340812200902">
                <text:p>0.0914340812200902</text:p>
              </table:table-cell>
              <table:table-cell office:value-type="float" office:value="-0.627007300086001">
                <text:p>-0.627007300086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62119502601697">
                <text:p>0.0762119502601697</text:p>
              </table:table-cell>
              <table:table-cell office:value-type="float" office:value="-0.707113593787905">
                <text:p>-0.707113593787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3752030318868">
                <text:p>0.0523752030318868</text:p>
              </table:table-cell>
              <table:table-cell office:value-type="float" office:value="-0.784541379062359">
                <text:p>-0.784541379062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67490152495724">
                <text:p>0.0767490152495724</text:p>
              </table:table-cell>
              <table:table-cell office:value-type="float" office:value="-0.852664075731068">
                <text:p>-0.8526640757310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01571958885537">
                <text:p>0.0701571958885537</text:p>
              </table:table-cell>
              <table:table-cell office:value-type="float" office:value="-0.941752951838808">
                <text:p>-0.941752951838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48044170388541">
                <text:p>0.0748044170388541</text:p>
              </table:table-cell>
              <table:table-cell office:value-type="float" office:value="-1.00023931326607">
                <text:p>-1.00023931326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95077012196228">
                <text:p>0.0895077012196228</text:p>
              </table:table-cell>
              <table:table-cell office:value-type="float" office:value="-1.08523725397526">
                <text:p>-1.08523725397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6902700320751">
                <text:p>0.126902700320751</text:p>
              </table:table-cell>
              <table:table-cell office:value-type="float" office:value="-1.16486115964146">
                <text:p>-1.16486115964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523544221213">
                <text:p>0.144523544221213</text:p>
              </table:table-cell>
              <table:table-cell office:value-type="float" office:value="-1.22671398720641">
                <text:p>-1.22671398720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0101858508628">
                <text:p>0.160101858508628</text:p>
              </table:table-cell>
              <table:table-cell office:value-type="float" office:value="-1.26873329372073">
                <text:p>-1.268733293720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386327646915">
                <text:p>0.18386327646915</text:p>
              </table:table-cell>
              <table:table-cell office:value-type="float" office:value="-1.3006708138687">
                <text:p>-1.300670813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1944329447866">
                <text:p>0.191944329447866</text:p>
              </table:table-cell>
              <table:table-cell office:value-type="float" office:value="-1.32224765706642">
                <text:p>-1.32224765706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9384707762076">
                <text:p>0.189384707762076</text:p>
              </table:table-cell>
              <table:table-cell office:value-type="float" office:value="-1.32726455270956">
                <text:p>-1.32726455270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9318744598981">
                <text:p>0.169318744598981</text:p>
              </table:table-cell>
              <table:table-cell office:value-type="float" office:value="-1.32354384974259">
                <text:p>-1.323543849742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5744284961567">
                <text:p>0.145744284961567</text:p>
              </table:table-cell>
              <table:table-cell office:value-type="float" office:value="-1.3265114858474">
                <text:p>-1.3265114858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4739396715645">
                <text:p>0.134739396715645</text:p>
              </table:table-cell>
              <table:table-cell office:value-type="float" office:value="-1.32923216404536">
                <text:p>-1.32923216404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4680125205737">
                <text:p>0.134680125205737</text:p>
              </table:table-cell>
              <table:table-cell office:value-type="float" office:value="-1.32007189888002">
                <text:p>-1.32007189888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6039010404415">
                <text:p>0.116039010404415</text:p>
              </table:table-cell>
              <table:table-cell office:value-type="float" office:value="-1.21767359983677">
                <text:p>-1.21767359983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2058183796318">
                <text:p>0.112058183796318</text:p>
              </table:table-cell>
              <table:table-cell office:value-type="float" office:value="-1.14414895106379">
                <text:p>-1.14414895106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4254685147651">
                <text:p>0.104254685147651</text:p>
              </table:table-cell>
              <table:table-cell office:value-type="float" office:value="-1.01873413819714">
                <text:p>-1.01873413819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5851544585319">
                <text:p>0.095851544585319</text:p>
              </table:table-cell>
              <table:table-cell office:value-type="float" office:value="-0.916352121233329">
                <text:p>-0.916352121233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7789853433668">
                <text:p>0.107789853433668</text:p>
              </table:table-cell>
              <table:table-cell office:value-type="float" office:value="-0.743766299493399">
                <text:p>-0.7437662994933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4866791105037">
                <text:p>0.114866791105037</text:p>
              </table:table-cell>
              <table:table-cell office:value-type="float" office:value="-0.619058979211987">
                <text:p>-0.6190589792119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719742136792">
                <text:p>0.116719742136792</text:p>
              </table:table-cell>
              <table:table-cell office:value-type="float" office:value="-0.534839055742931">
                <text:p>-0.534839055742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1369682320184">
                <text:p>0.131369682320184</text:p>
              </table:table-cell>
              <table:table-cell office:value-type="float" office:value="-0.393567541977905">
                <text:p>-0.393567541977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6809287544388">
                <text:p>0.116809287544388</text:p>
              </table:table-cell>
              <table:table-cell office:value-type="float" office:value="-0.28774650508424">
                <text:p>-0.28774650508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3206260439577">
                <text:p>0.113206260439577</text:p>
              </table:table-cell>
              <table:table-cell office:value-type="float" office:value="-0.189352786873415">
                <text:p>-0.189352786873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2132389024891">
                <text:p>0.112132389024891</text:p>
              </table:table-cell>
              <table:table-cell office:value-type="float" office:value="-0.0989425083462016">
                <text:p>-0.0989425083462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3755919090874">
                <text:p>0.103755919090874</text:p>
              </table:table-cell>
              <table:table-cell office:value-type="float" office:value="0.0270390286837596">
                <text:p>0.0270390286837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1630642962891">
                <text:p>0.101630642962891</text:p>
              </table:table-cell>
              <table:table-cell office:value-type="float" office:value="0.191513406049434">
                <text:p>0.1915134060494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381312399165">
                <text:p>0.109381312399165</text:p>
              </table:table-cell>
              <table:table-cell office:value-type="float" office:value="0.272382776674425">
                <text:p>0.272382776674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15631709642805">
                <text:p>0.115631709642805</text:p>
              </table:table-cell>
              <table:table-cell office:value-type="float" office:value="0.351975971303828">
                <text:p>0.35197597130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0466398594516">
                <text:p>0.110466398594516</text:p>
              </table:table-cell>
              <table:table-cell office:value-type="float" office:value="0.336245078313381">
                <text:p>0.336245078313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47425682658515">
                <text:p>0.0747425682658515</text:p>
              </table:table-cell>
              <table:table-cell office:value-type="float" office:value="0.284462884353356">
                <text:p>0.284462884353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313491509708">
                <text:p>0.0430313491509708</text:p>
              </table:table-cell>
              <table:table-cell office:value-type="float" office:value="0.27502340052952">
                <text:p>0.27502340052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84395719382386">
                <text:p>0.0284395719382386</text:p>
              </table:table-cell>
              <table:table-cell office:value-type="float" office:value="0.275549409868499">
                <text:p>0.275549409868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3481840435149">
                <text:p>0.0183481840435149</text:p>
              </table:table-cell>
              <table:table-cell office:value-type="float" office:value="0.266132455474922">
                <text:p>0.266132455474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7354713146946">
                <text:p>0.0167354713146946</text:p>
              </table:table-cell>
              <table:table-cell office:value-type="float" office:value="0.2174816553002">
                <text:p>0.2174816553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3981634026505">
                <text:p>0.0213981634026505</text:p>
              </table:table-cell>
              <table:table-cell office:value-type="float" office:value="0.141680461492669">
                <text:p>0.141680461492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83046271744663">
                <text:p>0.0483046271744663</text:p>
              </table:table-cell>
              <table:table-cell office:value-type="float" office:value="0.048200366298449">
                <text:p>0.048200366298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92789675847382">
                <text:p>0.0592789675847382</text:p>
              </table:table-cell>
              <table:table-cell office:value-type="float" office:value="-0.0721563713455195">
                <text:p>-0.0721563713455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7932764609915">
                <text:p>0.067932764609915</text:p>
              </table:table-cell>
              <table:table-cell office:value-type="float" office:value="-0.190331739226102">
                <text:p>-0.190331739226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77125612972538">
                <text:p>0.0777125612972538</text:p>
              </table:table-cell>
              <table:table-cell office:value-type="float" office:value="-0.316868359181635">
                <text:p>-0.316868359181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20718481825205">
                <text:p>0.0720718481825205</text:p>
              </table:table-cell>
              <table:table-cell office:value-type="float" office:value="-0.419845088215136">
                <text:p>-0.419845088215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20522062999049">
                <text:p>0.0920522062999049</text:p>
              </table:table-cell>
              <table:table-cell office:value-type="float" office:value="-0.472339241375513">
                <text:p>-0.4723392413755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74062016781169">
                <text:p>0.0974062016781169</text:p>
              </table:table-cell>
              <table:table-cell office:value-type="float" office:value="-0.522111809406635">
                <text:p>-0.522111809406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0235911149899">
                <text:p>0.100235911149899</text:p>
              </table:table-cell>
              <table:table-cell office:value-type="float" office:value="-0.569239088674102">
                <text:p>-0.569239088674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38850821087602">
                <text:p>0.0938850821087602</text:p>
              </table:table-cell>
              <table:table-cell office:value-type="float" office:value="-0.610963438957629">
                <text:p>-0.6109634389576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96229805120177">
                <text:p>0.0896229805120177</text:p>
              </table:table-cell>
              <table:table-cell office:value-type="float" office:value="-0.644874408926122">
                <text:p>-0.6448744089261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66665961161082">
                <text:p>0.0766665961161082</text:p>
              </table:table-cell>
              <table:table-cell office:value-type="float" office:value="-0.673216767322473">
                <text:p>-0.6732167673224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20459525592341">
                <text:p>0.0620459525592341</text:p>
              </table:table-cell>
              <table:table-cell office:value-type="float" office:value="-0.691869629193149">
                <text:p>-0.691869629193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69172368648045">
                <text:p>0.0469172368648045</text:p>
              </table:table-cell>
              <table:table-cell office:value-type="float" office:value="-0.702024896022844">
                <text:p>-0.70202489602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6521647313937">
                <text:p>0.0246521647313937</text:p>
              </table:table-cell>
              <table:table-cell office:value-type="float" office:value="-0.715535616817133">
                <text:p>-0.715535616817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55505353860748">
                <text:p>0.000955505353860748</text:p>
              </table:table-cell>
              <table:table-cell office:value-type="float" office:value="-0.719798885951465">
                <text:p>-0.719798885951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68152591234486">
                <text:p>-0.0168152591234486</text:p>
              </table:table-cell>
              <table:table-cell office:value-type="float" office:value="-0.721939844458746">
                <text:p>-0.721939844458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35853735031833">
                <text:p>-0.0335853735031833</text:p>
              </table:table-cell>
              <table:table-cell office:value-type="float" office:value="-0.722087994986143">
                <text:p>-0.722087994986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92484080505573">
                <text:p>-0.0592484080505573</text:p>
              </table:table-cell>
              <table:table-cell office:value-type="float" office:value="-0.721502233534614">
                <text:p>-0.721502233534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78183044180664">
                <text:p>-0.078183044180664</text:p>
              </table:table-cell>
              <table:table-cell office:value-type="float" office:value="-0.721404737396829">
                <text:p>-0.721404737396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954435671140007">
                <text:p>-0.0954435671140007</text:p>
              </table:table-cell>
              <table:table-cell office:value-type="float" office:value="-0.717845904145732">
                <text:p>-0.717845904145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1682987725338">
                <text:p>-0.11682987725338</text:p>
              </table:table-cell>
              <table:table-cell office:value-type="float" office:value="-0.713200816739395">
                <text:p>-0.7132008167393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771cm" svg:height="13.209cm" xlink:href=".." xlink:type="simple" chart:class="chart:scatter" chart:style-name="ch1">
        <chart:legend chart:legend-position="end" svg:x="20.242cm" svg:y="6.305cm" style:legend-expansion="high" chart:style-name="ch2"/>
        <chart:plot-area chart:style-name="ch3" table:cell-range-address="'20211217-152655dvl_data_ts'.C1:'20211217-152655dvl_data_ts'.D205" chart:data-source-has-labels="row" svg:x="0.435cm" svg:y="0.264cm" svg:width="19.372cm" svg:height="12.681cm">
          <chartooo:coordinate-region svg:x="0.726cm" svg:y="0.463cm" svg:width="18.841cm" svg:height="12.2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11217-152655dvl_data_ts'.D2:'20211217-152655dvl_data_ts'.D205" chart:label-cell-address="'20211217-152655dvl_data_ts'.D1:'20211217-152655dvl_data_ts'.D1" chart:class="chart:scatter">
            <chart:domain table:cell-range-address="'20211217-152655dvl_data_ts'.C2:'20211217-152655dvl_data_ts'.C205"/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'20211217-152655dvl_data_ts'.D1:'20211217-152655dvl_data_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26987654978322">
                <text:p>-0.326987654978322</text:p>
                <draw:g>
                  <svg:desc>'20211217-152655dvl_data_ts'.C2:'20211217-152655dvl_data_ts'.C205</svg:desc>
                </draw:g>
              </table:table-cell>
              <table:table-cell office:value-type="float" office:value="0.792101279981099">
                <text:p>0.792101279981099</text:p>
                <draw:g>
                  <svg:desc>'20211217-152655dvl_data_ts'.D2:'20211217-152655dvl_data_ts'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7621619810012">
                <text:p>-0.327621619810012</text:p>
              </table:table-cell>
              <table:table-cell office:value-type="float" office:value="0.792149257964399">
                <text:p>0.79214925796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27794512917854">
                <text:p>-0.327794512917854</text:p>
              </table:table-cell>
              <table:table-cell office:value-type="float" office:value="0.792256599125584">
                <text:p>0.792256599125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8728089495698">
                <text:p>-0.328728089495698</text:p>
              </table:table-cell>
              <table:table-cell office:value-type="float" office:value="0.792916720377293">
                <text:p>0.792916720377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6383282689773">
                <text:p>-0.326383282689773</text:p>
              </table:table-cell>
              <table:table-cell office:value-type="float" office:value="0.794734047516319">
                <text:p>0.794734047516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6483322145605">
                <text:p>-0.326483322145605</text:p>
              </table:table-cell>
              <table:table-cell office:value-type="float" office:value="0.793243698471933">
                <text:p>0.79324369847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6545911779311">
                <text:p>-0.326545911779311</text:p>
              </table:table-cell>
              <table:table-cell office:value-type="float" office:value="0.793707425529628">
                <text:p>0.793707425529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6640755309299">
                <text:p>-0.326640755309299</text:p>
              </table:table-cell>
              <table:table-cell office:value-type="float" office:value="0.793708445923762">
                <text:p>0.793708445923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26457179091329">
                <text:p>-0.326457179091329</text:p>
              </table:table-cell>
              <table:table-cell office:value-type="float" office:value="0.793718432300279">
                <text:p>0.793718432300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2624533184905">
                <text:p>-0.32624533184905</text:p>
              </table:table-cell>
              <table:table-cell office:value-type="float" office:value="0.7949626515616">
                <text:p>0.7949626515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26662917777751">
                <text:p>-0.326662917777751</text:p>
              </table:table-cell>
              <table:table-cell office:value-type="float" office:value="0.794044453983847">
                <text:p>0.794044453983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27102439970772">
                <text:p>-0.327102439970772</text:p>
              </table:table-cell>
              <table:table-cell office:value-type="float" office:value="0.793685444783268">
                <text:p>0.793685444783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27286459640136">
                <text:p>-0.327286459640136</text:p>
              </table:table-cell>
              <table:table-cell office:value-type="float" office:value="0.794467276294637">
                <text:p>0.794467276294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7036027061543">
                <text:p>-0.327036027061543</text:p>
              </table:table-cell>
              <table:table-cell office:value-type="float" office:value="0.795090552820495">
                <text:p>0.7950905528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27607763176399">
                <text:p>-0.327607763176399</text:p>
              </table:table-cell>
              <table:table-cell office:value-type="float" office:value="0.794237516572945">
                <text:p>0.794237516572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7581322030977">
                <text:p>-0.327581322030977</text:p>
              </table:table-cell>
              <table:table-cell office:value-type="float" office:value="0.794054963530147">
                <text:p>0.79405496353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7363262140229">
                <text:p>-0.327363262140229</text:p>
              </table:table-cell>
              <table:table-cell office:value-type="float" office:value="0.794296130945846">
                <text:p>0.794296130945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27256566902626">
                <text:p>-0.327256566902626</text:p>
              </table:table-cell>
              <table:table-cell office:value-type="float" office:value="0.793848445037947">
                <text:p>0.793848445037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28487242580291">
                <text:p>-0.328487242580291</text:p>
              </table:table-cell>
              <table:table-cell office:value-type="float" office:value="0.794248418527181">
                <text:p>0.794248418527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27888625048847">
                <text:p>-0.327888625048847</text:p>
              </table:table-cell>
              <table:table-cell office:value-type="float" office:value="0.794263283331618">
                <text:p>0.794263283331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27020479040775">
                <text:p>-0.327020479040775</text:p>
              </table:table-cell>
              <table:table-cell office:value-type="float" office:value="0.794870281745254">
                <text:p>0.794870281745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27562540326048">
                <text:p>-0.327562540326048</text:p>
              </table:table-cell>
              <table:table-cell office:value-type="float" office:value="0.794629762547448">
                <text:p>0.794629762547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28539180788281">
                <text:p>-0.328539180788281</text:p>
              </table:table-cell>
              <table:table-cell office:value-type="float" office:value="0.794666108990439">
                <text:p>0.794666108990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2900292173852">
                <text:p>-0.32900292173852</text:p>
              </table:table-cell>
              <table:table-cell office:value-type="float" office:value="0.795355214985798">
                <text:p>0.795355214985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27637081521857">
                <text:p>-0.327637081521857</text:p>
              </table:table-cell>
              <table:table-cell office:value-type="float" office:value="0.795224264152212">
                <text:p>0.795224264152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28596368604792">
                <text:p>-0.328596368604792</text:p>
              </table:table-cell>
              <table:table-cell office:value-type="float" office:value="0.795338057299691">
                <text:p>0.795338057299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27664425124712">
                <text:p>-0.327664425124712</text:p>
              </table:table-cell>
              <table:table-cell office:value-type="float" office:value="0.7960570869418">
                <text:p>0.7960570869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28695441336112">
                <text:p>-0.328695441336112</text:p>
              </table:table-cell>
              <table:table-cell office:value-type="float" office:value="0.795907069284367">
                <text:p>0.795907069284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7819953736189">
                <text:p>-0.327819953736189</text:p>
              </table:table-cell>
              <table:table-cell office:value-type="float" office:value="0.79610936096937">
                <text:p>0.79610936096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27069674206294">
                <text:p>-0.327069674206294</text:p>
              </table:table-cell>
              <table:table-cell office:value-type="float" office:value="0.796471327812858">
                <text:p>0.796471327812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27682903608055">
                <text:p>-0.327682903608055</text:p>
              </table:table-cell>
              <table:table-cell office:value-type="float" office:value="0.795749523033546">
                <text:p>0.795749523033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2723311978509">
                <text:p>-0.32723311978509</text:p>
              </table:table-cell>
              <table:table-cell office:value-type="float" office:value="0.795949179407093">
                <text:p>0.79594917940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27409193152892">
                <text:p>-0.327409193152892</text:p>
              </table:table-cell>
              <table:table-cell office:value-type="float" office:value="0.795879385772067">
                <text:p>0.795879385772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7419305411258">
                <text:p>-0.327419305411258</text:p>
              </table:table-cell>
              <table:table-cell office:value-type="float" office:value="0.796708186890916">
                <text:p>0.796708186890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27922232227069">
                <text:p>-0.327922232227069</text:p>
              </table:table-cell>
              <table:table-cell office:value-type="float" office:value="0.795491832378239">
                <text:p>0.795491832378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7283502841779">
                <text:p>-0.327283502841779</text:p>
              </table:table-cell>
              <table:table-cell office:value-type="float" office:value="0.79619004472436">
                <text:p>0.79619004472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27663367066382">
                <text:p>-0.327663367066382</text:p>
              </table:table-cell>
              <table:table-cell office:value-type="float" office:value="0.796613583255513">
                <text:p>0.79661358325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28073003531813">
                <text:p>-0.328073003531813</text:p>
              </table:table-cell>
              <table:table-cell office:value-type="float" office:value="0.796870763736788">
                <text:p>0.796870763736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7981055579329">
                <text:p>-0.327981055579329</text:p>
              </table:table-cell>
              <table:table-cell office:value-type="float" office:value="0.796804760669615">
                <text:p>0.796804760669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2707498315585">
                <text:p>-0.32707498315585</text:p>
              </table:table-cell>
              <table:table-cell office:value-type="float" office:value="0.797829800098475">
                <text:p>0.79782980009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26985691828821">
                <text:p>-0.326985691828821</text:p>
              </table:table-cell>
              <table:table-cell office:value-type="float" office:value="0.799336742108457">
                <text:p>0.799336742108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27803866547889">
                <text:p>-0.327803866547889</text:p>
              </table:table-cell>
              <table:table-cell office:value-type="float" office:value="0.797759515897872">
                <text:p>0.797759515897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830620096392">
                <text:p>-0.32830620096392</text:p>
              </table:table-cell>
              <table:table-cell office:value-type="float" office:value="0.799436586481504">
                <text:p>0.799436586481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28246476023689">
                <text:p>-0.328246476023689</text:p>
              </table:table-cell>
              <table:table-cell office:value-type="float" office:value="0.799638528622165">
                <text:p>0.799638528622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27753453044681">
                <text:p>-0.327753453044681</text:p>
              </table:table-cell>
              <table:table-cell office:value-type="float" office:value="0.798858684086191">
                <text:p>0.798858684086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27305860723721">
                <text:p>-0.327305860723721</text:p>
              </table:table-cell>
              <table:table-cell office:value-type="float" office:value="0.799683430771969">
                <text:p>0.799683430771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8319388696761">
                <text:p>-0.328319388696761</text:p>
              </table:table-cell>
              <table:table-cell office:value-type="float" office:value="0.799005563342387">
                <text:p>0.799005563342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8136092473582">
                <text:p>-0.328136092473582</text:p>
              </table:table-cell>
              <table:table-cell office:value-type="float" office:value="0.799369283082241">
                <text:p>0.799369283082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28813200949771">
                <text:p>-0.328813200949771</text:p>
              </table:table-cell>
              <table:table-cell office:value-type="float" office:value="0.80051734185949">
                <text:p>0.80051734185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28401006992985">
                <text:p>-0.328401006992985</text:p>
              </table:table-cell>
              <table:table-cell office:value-type="float" office:value="0.799633536059033">
                <text:p>0.799633536059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8735931022248">
                <text:p>-0.328735931022248</text:p>
              </table:table-cell>
              <table:table-cell office:value-type="float" office:value="0.800026556004043">
                <text:p>0.80002655600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28194682162593">
                <text:p>-0.328194682162593</text:p>
              </table:table-cell>
              <table:table-cell office:value-type="float" office:value="0.799842074873529">
                <text:p>0.799842074873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27563113152097">
                <text:p>-0.327563113152097</text:p>
              </table:table-cell>
              <table:table-cell office:value-type="float" office:value="0.800064493297234">
                <text:p>0.800064493297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27616969381928">
                <text:p>-0.327616969381928</text:p>
              </table:table-cell>
              <table:table-cell office:value-type="float" office:value="0.800387379673659">
                <text:p>0.800387379673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686724261354">
                <text:p>-0.32686724261354</text:p>
              </table:table-cell>
              <table:table-cell office:value-type="float" office:value="0.800692604683714">
                <text:p>0.800692604683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27427732105329">
                <text:p>-0.327427732105329</text:p>
              </table:table-cell>
              <table:table-cell office:value-type="float" office:value="0.80050350908433">
                <text:p>0.80050350908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8457477185688">
                <text:p>-0.328457477185688</text:p>
              </table:table-cell>
              <table:table-cell office:value-type="float" office:value="0.80105091878489">
                <text:p>0.80105091878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28250771786728">
                <text:p>-0.328250771786728</text:p>
              </table:table-cell>
              <table:table-cell office:value-type="float" office:value="0.80131319772063">
                <text:p>0.80131319772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28151169181872">
                <text:p>-0.328151169181872</text:p>
              </table:table-cell>
              <table:table-cell office:value-type="float" office:value="0.801676380434437">
                <text:p>0.80167638043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807739192007">
                <text:p>-0.32807739192007</text:p>
              </table:table-cell>
              <table:table-cell office:value-type="float" office:value="0.80124899786876">
                <text:p>0.80124899786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758901441526">
                <text:p>-0.32758901441526</text:p>
              </table:table-cell>
              <table:table-cell office:value-type="float" office:value="0.801638151277951">
                <text:p>0.801638151277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27931596994964">
                <text:p>-0.327931596994964</text:p>
              </table:table-cell>
              <table:table-cell office:value-type="float" office:value="0.801517805197813">
                <text:p>0.801517805197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27417300983866">
                <text:p>-0.327417300983866</text:p>
              </table:table-cell>
              <table:table-cell office:value-type="float" office:value="0.800102264657796">
                <text:p>0.800102264657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27527655181848">
                <text:p>-0.327527655181848</text:p>
              </table:table-cell>
              <table:table-cell office:value-type="float" office:value="0.801212911599956">
                <text:p>0.801212911599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7875814949647">
                <text:p>-0.327875814949647</text:p>
              </table:table-cell>
              <table:table-cell office:value-type="float" office:value="0.800928038605837">
                <text:p>0.800928038605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2767255503039">
                <text:p>-0.32767255503039</text:p>
              </table:table-cell>
              <table:table-cell office:value-type="float" office:value="0.802134873943713">
                <text:p>0.802134873943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27750207032388">
                <text:p>-0.327750207032388</text:p>
              </table:table-cell>
              <table:table-cell office:value-type="float" office:value="0.801659046943292">
                <text:p>0.801659046943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7385670239737">
                <text:p>-0.327385670239737</text:p>
              </table:table-cell>
              <table:table-cell office:value-type="float" office:value="0.80176205927858">
                <text:p>0.801762059278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8371254234495">
                <text:p>-0.328371254234495</text:p>
              </table:table-cell>
              <table:table-cell office:value-type="float" office:value="0.801865659119927">
                <text:p>0.801865659119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27619489101447">
                <text:p>-0.327619489101447</text:p>
              </table:table-cell>
              <table:table-cell office:value-type="float" office:value="0.802502520489608">
                <text:p>0.802502520489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27360090811816">
                <text:p>-0.327360090811816</text:p>
              </table:table-cell>
              <table:table-cell office:value-type="float" office:value="0.801870023990402">
                <text:p>0.801870023990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26472697561625">
                <text:p>-0.326472697561625</text:p>
              </table:table-cell>
              <table:table-cell office:value-type="float" office:value="0.801901520031064">
                <text:p>0.801901520031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27916019059749">
                <text:p>-0.327916019059749</text:p>
              </table:table-cell>
              <table:table-cell office:value-type="float" office:value="0.802130785541793">
                <text:p>0.802130785541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26701629664766">
                <text:p>-0.326701629664766</text:p>
              </table:table-cell>
              <table:table-cell office:value-type="float" office:value="0.803106169732396">
                <text:p>0.803106169732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6389157234524">
                <text:p>-0.326389157234524</text:p>
              </table:table-cell>
              <table:table-cell office:value-type="float" office:value="0.802238974849671">
                <text:p>0.802238974849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26617875171297">
                <text:p>-0.326617875171297</text:p>
              </table:table-cell>
              <table:table-cell office:value-type="float" office:value="0.80292683393324">
                <text:p>0.80292683393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26458161563159">
                <text:p>-0.326458161563159</text:p>
              </table:table-cell>
              <table:table-cell office:value-type="float" office:value="0.802015278977191">
                <text:p>0.802015278977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5753231987272">
                <text:p>-0.325753231987272</text:p>
              </table:table-cell>
              <table:table-cell office:value-type="float" office:value="0.801024020154928">
                <text:p>0.801024020154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29095453050486">
                <text:p>-0.329095453050486</text:p>
              </table:table-cell>
              <table:table-cell office:value-type="float" office:value="0.80035687156305">
                <text:p>0.80035687156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30560957708078">
                <text:p>-0.330560957708078</text:p>
              </table:table-cell>
              <table:table-cell office:value-type="float" office:value="0.799756667689529">
                <text:p>0.7997566676895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9205405441796">
                <text:p>-0.329205405441796</text:p>
              </table:table-cell>
              <table:table-cell office:value-type="float" office:value="0.797961793566797">
                <text:p>0.797961793566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29061193857339">
                <text:p>-0.329061193857339</text:p>
              </table:table-cell>
              <table:table-cell office:value-type="float" office:value="0.787514032227461">
                <text:p>0.787514032227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18745671508765">
                <text:p>-0.318745671508765</text:p>
              </table:table-cell>
              <table:table-cell office:value-type="float" office:value="0.766903193345487">
                <text:p>0.766903193345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02369573847157">
                <text:p>-0.302369573847157</text:p>
              </table:table-cell>
              <table:table-cell office:value-type="float" office:value="0.730549408506556">
                <text:p>0.730549408506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85649472114409">
                <text:p>-0.285649472114409</text:p>
              </table:table-cell>
              <table:table-cell office:value-type="float" office:value="0.656008307579923">
                <text:p>0.656008307579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75443135774609">
                <text:p>-0.275443135774609</text:p>
              </table:table-cell>
              <table:table-cell office:value-type="float" office:value="0.57657237360031">
                <text:p>0.57657237360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6239854151207">
                <text:p>-0.26239854151207</text:p>
              </table:table-cell>
              <table:table-cell office:value-type="float" office:value="0.495540133619311">
                <text:p>0.495540133619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37724166859456">
                <text:p>-0.237724166859456</text:p>
              </table:table-cell>
              <table:table-cell office:value-type="float" office:value="0.400897962322059">
                <text:p>0.40089796232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22235996425157">
                <text:p>-0.222235996425157</text:p>
              </table:table-cell>
              <table:table-cell office:value-type="float" office:value="0.318712321103779">
                <text:p>0.318712321103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10727516188973">
                <text:p>-0.210727516188973</text:p>
              </table:table-cell>
              <table:table-cell office:value-type="float" office:value="0.257339713575655">
                <text:p>0.257339713575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92243684472184">
                <text:p>-0.192243684472184</text:p>
              </table:table-cell>
              <table:table-cell office:value-type="float" office:value="0.192806712573077">
                <text:p>0.192806712573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1692753490217">
                <text:p>-0.181692753490217</text:p>
              </table:table-cell>
              <table:table-cell office:value-type="float" office:value="0.127190417251181">
                <text:p>0.127190417251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0485152204365">
                <text:p>-0.170485152204365</text:p>
              </table:table-cell>
              <table:table-cell office:value-type="float" office:value="0.0859911006990545">
                <text:p>0.0859911006990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66851388239429">
                <text:p>-0.166851388239429</text:p>
              </table:table-cell>
              <table:table-cell office:value-type="float" office:value="0.0330080515132584">
                <text:p>0.033008051513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66405660358464">
                <text:p>-0.166405660358464</text:p>
              </table:table-cell>
              <table:table-cell office:value-type="float" office:value="-0.0231530104850558">
                <text:p>-0.023153010485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8050116640826">
                <text:p>-0.158050116640826</text:p>
              </table:table-cell>
              <table:table-cell office:value-type="float" office:value="-0.0923137126994134">
                <text:p>-0.0923137126994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44861335880284">
                <text:p>-0.144861335880284</text:p>
              </table:table-cell>
              <table:table-cell office:value-type="float" office:value="-0.149246792667889">
                <text:p>-0.149246792667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6186592461102">
                <text:p>-0.116186592461102</text:p>
              </table:table-cell>
              <table:table-cell office:value-type="float" office:value="-0.23735196081885">
                <text:p>-0.23735196081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3751531404287">
                <text:p>-0.103751531404287</text:p>
              </table:table-cell>
              <table:table-cell office:value-type="float" office:value="-0.326200387012158">
                <text:p>-0.326200387012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10929681558386">
                <text:p>-0.0910929681558386</text:p>
              </table:table-cell>
              <table:table-cell office:value-type="float" office:value="-0.411750282750355">
                <text:p>-0.411750282750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40305338809127">
                <text:p>-0.0840305338809127</text:p>
              </table:table-cell>
              <table:table-cell office:value-type="float" office:value="-0.479450766062998">
                <text:p>-0.479450766062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704487387928685">
                <text:p>-0.0704487387928685</text:p>
              </table:table-cell>
              <table:table-cell office:value-type="float" office:value="-0.538127639619906">
                <text:p>-0.538127639619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2630916091639">
                <text:p>-0.0562630916091639</text:p>
              </table:table-cell>
              <table:table-cell office:value-type="float" office:value="-0.605096743953717">
                <text:p>-0.605096743953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94580823899107">
                <text:p>-0.0494580823899107</text:p>
              </table:table-cell>
              <table:table-cell office:value-type="float" office:value="-0.676910939047559">
                <text:p>-0.676910939047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10012668912244">
                <text:p>-0.0510012668912244</text:p>
              </table:table-cell>
              <table:table-cell office:value-type="float" office:value="-0.729863393500669">
                <text:p>-0.72986339350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90163259948125">
                <text:p>-0.0390163259948125</text:p>
              </table:table-cell>
              <table:table-cell office:value-type="float" office:value="-0.770176758965807">
                <text:p>-0.770176758965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52140903491495">
                <text:p>-0.0352140903491495</text:p>
              </table:table-cell>
              <table:table-cell office:value-type="float" office:value="-0.821306411918675">
                <text:p>-0.821306411918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86082917828075">
                <text:p>-0.0386082917828075</text:p>
              </table:table-cell>
              <table:table-cell office:value-type="float" office:value="-0.88098243978484">
                <text:p>-0.88098243978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88329692522438">
                <text:p>-0.0388329692522438</text:p>
              </table:table-cell>
              <table:table-cell office:value-type="float" office:value="-0.902788748612187">
                <text:p>-0.902788748612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23124464211303">
                <text:p>-0.0323124464211303</text:p>
              </table:table-cell>
              <table:table-cell office:value-type="float" office:value="-0.942698686787177">
                <text:p>-0.9426986867871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56929032637688">
                <text:p>-0.0356929032637688</text:p>
              </table:table-cell>
              <table:table-cell office:value-type="float" office:value="-1.00027498093509">
                <text:p>-1.00027498093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68445163892742">
                <text:p>-0.00168445163892742</text:p>
              </table:table-cell>
              <table:table-cell office:value-type="float" office:value="-1.06963796647845">
                <text:p>-1.06963796647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9900729541102">
                <text:p>0.0299900729541102</text:p>
              </table:table-cell>
              <table:table-cell office:value-type="float" office:value="-1.10332067420682">
                <text:p>-1.10332067420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16266457295894">
                <text:p>0.0716266457295894</text:p>
              </table:table-cell>
              <table:table-cell office:value-type="float" office:value="-1.12699422673376">
                <text:p>-1.12699422673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5676354439741">
                <text:p>0.135676354439741</text:p>
              </table:table-cell>
              <table:table-cell office:value-type="float" office:value="-1.14335326108897">
                <text:p>-1.143353261088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8436893446708">
                <text:p>-0.038436893446708</text:p>
              </table:table-cell>
              <table:table-cell office:value-type="float" office:value="-1.13613271741789">
                <text:p>-1.13613271741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37428214321806">
                <text:p>-0.0437428214321806</text:p>
              </table:table-cell>
              <table:table-cell office:value-type="float" office:value="-1.13863162850498">
                <text:p>-1.13863162850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26592343057747">
                <text:p>-0.0626592343057747</text:p>
              </table:table-cell>
              <table:table-cell office:value-type="float" office:value="-1.13835675960621">
                <text:p>-1.13835675960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74266578451895">
                <text:p>-0.0674266578451895</text:p>
              </table:table-cell>
              <table:table-cell office:value-type="float" office:value="-1.1352792657434">
                <text:p>-1.1352792657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63600088444496">
                <text:p>-0.0763600088444496</text:p>
              </table:table-cell>
              <table:table-cell office:value-type="float" office:value="-1.1278490084034">
                <text:p>-1.12784900840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17244786439223">
                <text:p>-0.0817244786439223</text:p>
              </table:table-cell>
              <table:table-cell office:value-type="float" office:value="-1.11699451452565">
                <text:p>-1.11699451452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11221748646192">
                <text:p>-0.0811221748646192</text:p>
              </table:table-cell>
              <table:table-cell office:value-type="float" office:value="-1.07348347848427">
                <text:p>-1.07348347848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67006327950242">
                <text:p>-0.0767006327950242</text:p>
              </table:table-cell>
              <table:table-cell office:value-type="float" office:value="-1.0008321310088">
                <text:p>-1.0008321310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15474075286061">
                <text:p>-0.0615474075286061</text:p>
              </table:table-cell>
              <table:table-cell office:value-type="float" office:value="-0.887104185675186">
                <text:p>-0.8871041856751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67820085160739">
                <text:p>-0.0567820085160739</text:p>
              </table:table-cell>
              <table:table-cell office:value-type="float" office:value="-0.783148599762888">
                <text:p>-0.783148599762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65464584805418">
                <text:p>-0.0565464584805418</text:p>
              </table:table-cell>
              <table:table-cell office:value-type="float" office:value="-0.667845422816801">
                <text:p>-0.667845422816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36655150978645">
                <text:p>-0.0436655150978645</text:p>
              </table:table-cell>
              <table:table-cell office:value-type="float" office:value="-0.58977968876929">
                <text:p>-0.5897796887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63163058423511">
                <text:p>-0.0363163058423511</text:p>
              </table:table-cell>
              <table:table-cell office:value-type="float" office:value="-0.501918139512311">
                <text:p>-0.501918139512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47375297993777">
                <text:p>-0.0347375297993777</text:p>
              </table:table-cell>
              <table:table-cell office:value-type="float" office:value="-0.399163666358585">
                <text:p>-0.399163666358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99629937456769">
                <text:p>-0.0299629937456769</text:p>
              </table:table-cell>
              <table:table-cell office:value-type="float" office:value="-0.327613062862682">
                <text:p>-0.327613062862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03234114459166">
                <text:p>-0.0203234114459166</text:p>
              </table:table-cell>
              <table:table-cell office:value-type="float" office:value="-0.245387635665943">
                <text:p>-0.245387635665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22055987165233">
                <text:p>-0.0122055987165233</text:p>
              </table:table-cell>
              <table:table-cell office:value-type="float" office:value="-0.196506876459431">
                <text:p>-0.196506876459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0281846237941">
                <text:p>0.0010281846237941</text:p>
              </table:table-cell>
              <table:table-cell office:value-type="float" office:value="-0.145592217192438">
                <text:p>-0.1455922171924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84047625113803">
                <text:p>0.00284047625113803</text:p>
              </table:table-cell>
              <table:table-cell office:value-type="float" office:value="-0.136084804310776">
                <text:p>-0.136084804310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06117386177592">
                <text:p>-0.0606117386177592</text:p>
              </table:table-cell>
              <table:table-cell office:value-type="float" office:value="-0.0908890213543169">
                <text:p>-0.0908890213543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308529735167">
                <text:p>0.013308529735167</text:p>
              </table:table-cell>
              <table:table-cell office:value-type="float" office:value="-0.13394225883338">
                <text:p>-0.13394225883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1810675389847">
                <text:p>0.031810675389847</text:p>
              </table:table-cell>
              <table:table-cell office:value-type="float" office:value="-0.150634277175782">
                <text:p>-0.150634277175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5039631426101">
                <text:p>0.0455039631426101</text:p>
              </table:table-cell>
              <table:table-cell office:value-type="float" office:value="-0.178332486112673">
                <text:p>-0.178332486112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42426946700932">
                <text:p>0.0542426946700932</text:p>
              </table:table-cell>
              <table:table-cell office:value-type="float" office:value="-0.212803750461563">
                <text:p>-0.212803750461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77203856544042">
                <text:p>0.0777203856544042</text:p>
              </table:table-cell>
              <table:table-cell office:value-type="float" office:value="-0.252599802058782">
                <text:p>-0.252599802058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320413966099">
                <text:p>0.10320413966099</text:p>
              </table:table-cell>
              <table:table-cell office:value-type="float" office:value="-0.299575539264795">
                <text:p>-0.299575539264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667772427839">
                <text:p>0.106667772427839</text:p>
              </table:table-cell>
              <table:table-cell office:value-type="float" office:value="-0.374498217346525">
                <text:p>-0.37449821734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221266517474">
                <text:p>0.11221266517474</text:p>
              </table:table-cell>
              <table:table-cell office:value-type="float" office:value="-0.464779650754929">
                <text:p>-0.464779650754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69336629971993">
                <text:p>0.0969336629971993</text:p>
              </table:table-cell>
              <table:table-cell office:value-type="float" office:value="-0.54760003162093">
                <text:p>-0.54760003162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14340812200902">
                <text:p>0.0914340812200902</text:p>
              </table:table-cell>
              <table:table-cell office:value-type="float" office:value="-0.627007300086001">
                <text:p>-0.627007300086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62119502601697">
                <text:p>0.0762119502601697</text:p>
              </table:table-cell>
              <table:table-cell office:value-type="float" office:value="-0.707113593787905">
                <text:p>-0.707113593787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3752030318868">
                <text:p>0.0523752030318868</text:p>
              </table:table-cell>
              <table:table-cell office:value-type="float" office:value="-0.784541379062359">
                <text:p>-0.784541379062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67490152495724">
                <text:p>0.0767490152495724</text:p>
              </table:table-cell>
              <table:table-cell office:value-type="float" office:value="-0.852664075731068">
                <text:p>-0.8526640757310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01571958885537">
                <text:p>0.0701571958885537</text:p>
              </table:table-cell>
              <table:table-cell office:value-type="float" office:value="-0.941752951838808">
                <text:p>-0.941752951838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48044170388541">
                <text:p>0.0748044170388541</text:p>
              </table:table-cell>
              <table:table-cell office:value-type="float" office:value="-1.00023931326607">
                <text:p>-1.00023931326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95077012196228">
                <text:p>0.0895077012196228</text:p>
              </table:table-cell>
              <table:table-cell office:value-type="float" office:value="-1.08523725397526">
                <text:p>-1.08523725397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6902700320751">
                <text:p>0.126902700320751</text:p>
              </table:table-cell>
              <table:table-cell office:value-type="float" office:value="-1.16486115964146">
                <text:p>-1.16486115964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523544221213">
                <text:p>0.144523544221213</text:p>
              </table:table-cell>
              <table:table-cell office:value-type="float" office:value="-1.22671398720641">
                <text:p>-1.22671398720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0101858508628">
                <text:p>0.160101858508628</text:p>
              </table:table-cell>
              <table:table-cell office:value-type="float" office:value="-1.26873329372073">
                <text:p>-1.268733293720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386327646915">
                <text:p>0.18386327646915</text:p>
              </table:table-cell>
              <table:table-cell office:value-type="float" office:value="-1.3006708138687">
                <text:p>-1.300670813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1944329447866">
                <text:p>0.191944329447866</text:p>
              </table:table-cell>
              <table:table-cell office:value-type="float" office:value="-1.32224765706642">
                <text:p>-1.32224765706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9384707762076">
                <text:p>0.189384707762076</text:p>
              </table:table-cell>
              <table:table-cell office:value-type="float" office:value="-1.32726455270956">
                <text:p>-1.32726455270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9318744598981">
                <text:p>0.169318744598981</text:p>
              </table:table-cell>
              <table:table-cell office:value-type="float" office:value="-1.32354384974259">
                <text:p>-1.323543849742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5744284961567">
                <text:p>0.145744284961567</text:p>
              </table:table-cell>
              <table:table-cell office:value-type="float" office:value="-1.3265114858474">
                <text:p>-1.3265114858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4739396715645">
                <text:p>0.134739396715645</text:p>
              </table:table-cell>
              <table:table-cell office:value-type="float" office:value="-1.32923216404536">
                <text:p>-1.32923216404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4680125205737">
                <text:p>0.134680125205737</text:p>
              </table:table-cell>
              <table:table-cell office:value-type="float" office:value="-1.32007189888002">
                <text:p>-1.32007189888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6039010404415">
                <text:p>0.116039010404415</text:p>
              </table:table-cell>
              <table:table-cell office:value-type="float" office:value="-1.21767359983677">
                <text:p>-1.21767359983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2058183796318">
                <text:p>0.112058183796318</text:p>
              </table:table-cell>
              <table:table-cell office:value-type="float" office:value="-1.14414895106379">
                <text:p>-1.14414895106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4254685147651">
                <text:p>0.104254685147651</text:p>
              </table:table-cell>
              <table:table-cell office:value-type="float" office:value="-1.01873413819714">
                <text:p>-1.01873413819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5851544585319">
                <text:p>0.095851544585319</text:p>
              </table:table-cell>
              <table:table-cell office:value-type="float" office:value="-0.916352121233329">
                <text:p>-0.916352121233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7789853433668">
                <text:p>0.107789853433668</text:p>
              </table:table-cell>
              <table:table-cell office:value-type="float" office:value="-0.743766299493399">
                <text:p>-0.7437662994933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4866791105037">
                <text:p>0.114866791105037</text:p>
              </table:table-cell>
              <table:table-cell office:value-type="float" office:value="-0.619058979211987">
                <text:p>-0.6190589792119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719742136792">
                <text:p>0.116719742136792</text:p>
              </table:table-cell>
              <table:table-cell office:value-type="float" office:value="-0.534839055742931">
                <text:p>-0.534839055742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1369682320184">
                <text:p>0.131369682320184</text:p>
              </table:table-cell>
              <table:table-cell office:value-type="float" office:value="-0.393567541977905">
                <text:p>-0.393567541977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6809287544388">
                <text:p>0.116809287544388</text:p>
              </table:table-cell>
              <table:table-cell office:value-type="float" office:value="-0.28774650508424">
                <text:p>-0.28774650508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3206260439577">
                <text:p>0.113206260439577</text:p>
              </table:table-cell>
              <table:table-cell office:value-type="float" office:value="-0.189352786873415">
                <text:p>-0.189352786873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2132389024891">
                <text:p>0.112132389024891</text:p>
              </table:table-cell>
              <table:table-cell office:value-type="float" office:value="-0.0989425083462016">
                <text:p>-0.0989425083462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3755919090874">
                <text:p>0.103755919090874</text:p>
              </table:table-cell>
              <table:table-cell office:value-type="float" office:value="0.0270390286837596">
                <text:p>0.0270390286837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1630642962891">
                <text:p>0.101630642962891</text:p>
              </table:table-cell>
              <table:table-cell office:value-type="float" office:value="0.191513406049434">
                <text:p>0.1915134060494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381312399165">
                <text:p>0.109381312399165</text:p>
              </table:table-cell>
              <table:table-cell office:value-type="float" office:value="0.272382776674425">
                <text:p>0.272382776674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15631709642805">
                <text:p>0.115631709642805</text:p>
              </table:table-cell>
              <table:table-cell office:value-type="float" office:value="0.351975971303828">
                <text:p>0.35197597130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0466398594516">
                <text:p>0.110466398594516</text:p>
              </table:table-cell>
              <table:table-cell office:value-type="float" office:value="0.336245078313381">
                <text:p>0.336245078313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47425682658515">
                <text:p>0.0747425682658515</text:p>
              </table:table-cell>
              <table:table-cell office:value-type="float" office:value="0.284462884353356">
                <text:p>0.284462884353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313491509708">
                <text:p>0.0430313491509708</text:p>
              </table:table-cell>
              <table:table-cell office:value-type="float" office:value="0.27502340052952">
                <text:p>0.27502340052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84395719382386">
                <text:p>0.0284395719382386</text:p>
              </table:table-cell>
              <table:table-cell office:value-type="float" office:value="0.275549409868499">
                <text:p>0.275549409868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3481840435149">
                <text:p>0.0183481840435149</text:p>
              </table:table-cell>
              <table:table-cell office:value-type="float" office:value="0.266132455474922">
                <text:p>0.266132455474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7354713146946">
                <text:p>0.0167354713146946</text:p>
              </table:table-cell>
              <table:table-cell office:value-type="float" office:value="0.2174816553002">
                <text:p>0.2174816553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3981634026505">
                <text:p>0.0213981634026505</text:p>
              </table:table-cell>
              <table:table-cell office:value-type="float" office:value="0.141680461492669">
                <text:p>0.141680461492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83046271744663">
                <text:p>0.0483046271744663</text:p>
              </table:table-cell>
              <table:table-cell office:value-type="float" office:value="0.048200366298449">
                <text:p>0.048200366298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92789675847382">
                <text:p>0.0592789675847382</text:p>
              </table:table-cell>
              <table:table-cell office:value-type="float" office:value="-0.0721563713455195">
                <text:p>-0.0721563713455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7932764609915">
                <text:p>0.067932764609915</text:p>
              </table:table-cell>
              <table:table-cell office:value-type="float" office:value="-0.190331739226102">
                <text:p>-0.190331739226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77125612972538">
                <text:p>0.0777125612972538</text:p>
              </table:table-cell>
              <table:table-cell office:value-type="float" office:value="-0.316868359181635">
                <text:p>-0.316868359181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20718481825205">
                <text:p>0.0720718481825205</text:p>
              </table:table-cell>
              <table:table-cell office:value-type="float" office:value="-0.419845088215136">
                <text:p>-0.419845088215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20522062999049">
                <text:p>0.0920522062999049</text:p>
              </table:table-cell>
              <table:table-cell office:value-type="float" office:value="-0.472339241375513">
                <text:p>-0.4723392413755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74062016781169">
                <text:p>0.0974062016781169</text:p>
              </table:table-cell>
              <table:table-cell office:value-type="float" office:value="-0.522111809406635">
                <text:p>-0.522111809406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0235911149899">
                <text:p>0.100235911149899</text:p>
              </table:table-cell>
              <table:table-cell office:value-type="float" office:value="-0.569239088674102">
                <text:p>-0.569239088674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38850821087602">
                <text:p>0.0938850821087602</text:p>
              </table:table-cell>
              <table:table-cell office:value-type="float" office:value="-0.610963438957629">
                <text:p>-0.6109634389576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96229805120177">
                <text:p>0.0896229805120177</text:p>
              </table:table-cell>
              <table:table-cell office:value-type="float" office:value="-0.644874408926122">
                <text:p>-0.6448744089261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66665961161082">
                <text:p>0.0766665961161082</text:p>
              </table:table-cell>
              <table:table-cell office:value-type="float" office:value="-0.673216767322473">
                <text:p>-0.6732167673224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20459525592341">
                <text:p>0.0620459525592341</text:p>
              </table:table-cell>
              <table:table-cell office:value-type="float" office:value="-0.691869629193149">
                <text:p>-0.691869629193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69172368648045">
                <text:p>0.0469172368648045</text:p>
              </table:table-cell>
              <table:table-cell office:value-type="float" office:value="-0.702024896022844">
                <text:p>-0.70202489602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6521647313937">
                <text:p>0.0246521647313937</text:p>
              </table:table-cell>
              <table:table-cell office:value-type="float" office:value="-0.715535616817133">
                <text:p>-0.715535616817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55505353860748">
                <text:p>0.000955505353860748</text:p>
              </table:table-cell>
              <table:table-cell office:value-type="float" office:value="-0.719798885951465">
                <text:p>-0.719798885951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68152591234486">
                <text:p>-0.0168152591234486</text:p>
              </table:table-cell>
              <table:table-cell office:value-type="float" office:value="-0.721939844458746">
                <text:p>-0.721939844458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35853735031833">
                <text:p>-0.0335853735031833</text:p>
              </table:table-cell>
              <table:table-cell office:value-type="float" office:value="-0.722087994986143">
                <text:p>-0.722087994986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92484080505573">
                <text:p>-0.0592484080505573</text:p>
              </table:table-cell>
              <table:table-cell office:value-type="float" office:value="-0.721502233534614">
                <text:p>-0.721502233534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78183044180664">
                <text:p>-0.078183044180664</text:p>
              </table:table-cell>
              <table:table-cell office:value-type="float" office:value="-0.721404737396829">
                <text:p>-0.721404737396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954435671140007">
                <text:p>-0.0954435671140007</text:p>
              </table:table-cell>
              <table:table-cell office:value-type="float" office:value="-0.717845904145732">
                <text:p>-0.717845904145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1682987725338">
                <text:p>-0.11682987725338</text:p>
              </table:table-cell>
              <table:table-cell office:value-type="float" office:value="-0.713200816739395">
                <text:p>-0.713200816739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95cm" svg:height="17.132cm" xlink:href=".." xlink:type="simple" chart:class="chart:line" chart:style-name="ch1">
        <chart:legend chart:legend-position="end" svg:x="27.381cm" svg:y="8.018cm" style:legend-expansion="high" chart:style-name="ch2"/>
        <chart:plot-area chart:style-name="ch3" table:cell-range-address="'20211217-152655dvl_data_time'.C1:'20211217-152655dvl_data_time'.D304" chart:data-source-has-labels="row" svg:x="0.581cm" svg:y="0.342cm" svg:width="26.219cm" svg:height="16.448cm">
          <chartooo:coordinate-region svg:x="1.414cm" svg:y="0.541cm" svg:width="25.33cm" svg:height="16.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11217-152655dvl_data_time'.C2:'20211217-152655dvl_data_time'.C304" chart:label-cell-address="'20211217-152655dvl_data_time'.C1:'20211217-152655dvl_data_time'.C1" chart:class="chart:line">
            <chart:data-point chart:repeated="303"/>
          </chart:series>
          <chart:series chart:style-name="ch7" chart:values-cell-range-address="'20211217-152655dvl_data_time'.D2:'20211217-152655dvl_data_time'.D304" chart:label-cell-address="'20211217-152655dvl_data_time'.D1:'20211217-152655dvl_data_time'.D1" chart:class="chart:line"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x</text:p>
                <draw:g>
                  <svg:desc>'20211217-152655dvl_data_time'.C1:'20211217-152655dvl_data_time'.C1</svg:desc>
                </draw:g>
              </table:table-cell>
              <table:table-cell office:value-type="string">
                <text:p>vy</text:p>
                <draw:g>
                  <svg:desc>'20211217-152655dvl_data_time'.D1:'20211217-152655dvl_data_tim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40669741085731">
                <text:p>0.000140669741085731</text:p>
                <draw:g>
                  <svg:desc>'20211217-152655dvl_data_time'.C2:'20211217-152655dvl_data_time'.C304</svg:desc>
                </draw:g>
              </table:table-cell>
              <table:table-cell office:value-type="float" office:value="-0.000348400440998375">
                <text:p>-0.000348400440998375</text:p>
                <draw:g>
                  <svg:desc>'20211217-152655dvl_data_time'.D2:'20211217-152655dvl_data_time'.D3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60617035767063">
                <text:p>0.000360617035767063</text:p>
              </table:table-cell>
              <table:table-cell office:value-type="float" office:value="-0.000245681148953736">
                <text:p>-0.000245681148953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6545226471499">
                <text:p>0.000416545226471499</text:p>
              </table:table-cell>
              <table:table-cell office:value-type="float" office:value="-0.000512080267071724">
                <text:p>-0.00051208026707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03166112676263">
                <text:p>-0.0103166112676263</text:p>
              </table:table-cell>
              <table:table-cell office:value-type="float" office:value="-0.0101608177646995">
                <text:p>-0.0101608177646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04141933843493">
                <text:p>-0.0104141933843493</text:p>
              </table:table-cell>
              <table:table-cell office:value-type="float" office:value="-0.0104400040581822">
                <text:p>-0.0104400040581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49649072065949">
                <text:p>-0.00249649072065949</text:p>
              </table:table-cell>
              <table:table-cell office:value-type="float" office:value="0.00147792580537498">
                <text:p>0.00147792580537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8654617667198">
                <text:p>0.0718654617667198</text:p>
              </table:table-cell>
              <table:table-cell office:value-type="float" office:value="0.0312762930989265">
                <text:p>0.0312762930989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163047894602641">
                <text:p>-0.000163047894602641</text:p>
              </table:table-cell>
              <table:table-cell office:value-type="float" office:value="0.000186403151019476">
                <text:p>0.00018640315101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34616818185896">
                <text:p>0.000534616818185896</text:p>
              </table:table-cell>
              <table:table-cell office:value-type="float" office:value="-0.000697301351465285">
                <text:p>-0.000697301351465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40621641650796">
                <text:p>0.000640621641650796</text:p>
              </table:table-cell>
              <table:table-cell office:value-type="float" office:value="-0.000576167134568095">
                <text:p>-0.000576167134568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26285137614468">
                <text:p>0.0000226285137614468</text:p>
              </table:table-cell>
              <table:table-cell office:value-type="float" office:value="-0.0000623277228442021">
                <text:p>-0.0000623277228442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62458372162655">
                <text:p>-0.000262458372162655</text:p>
              </table:table-cell>
              <table:table-cell office:value-type="float" office:value="0.000199162925127894">
                <text:p>0.000199162925127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942882888921304">
                <text:p>-0.00000942882888921304</text:p>
              </table:table-cell>
              <table:table-cell office:value-type="float" office:value="0.000164141936693341">
                <text:p>0.000164141936693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67437979346141">
                <text:p>0.000267437979346141</text:p>
              </table:table-cell>
              <table:table-cell office:value-type="float" office:value="-0.000106080726254731">
                <text:p>-0.000106080726254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75251814653166">
                <text:p>0.000175251814653166</text:p>
              </table:table-cell>
              <table:table-cell office:value-type="float" office:value="-0.000126978222397156">
                <text:p>-0.00012697822239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4895203043707">
                <text:p>0.000124895203043707</text:p>
              </table:table-cell>
              <table:table-cell office:value-type="float" office:value="-0.000137815557536669">
                <text:p>-0.000137815557536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22176468418911">
                <text:p>0.000422176468418911</text:p>
              </table:table-cell>
              <table:table-cell office:value-type="float" office:value="-0.000577753118705004">
                <text:p>-0.000577753118705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13832832034677">
                <text:p>0.000313832832034677</text:p>
              </table:table-cell>
              <table:table-cell office:value-type="float" office:value="-0.000293031887849793">
                <text:p>-0.000293031887849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14013794902712">
                <text:p>-0.000214013794902712</text:p>
              </table:table-cell>
              <table:table-cell office:value-type="float" office:value="0.000549183459952474">
                <text:p>0.000549183459952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969380853348412">
                <text:p>-0.0000969380853348412</text:p>
              </table:table-cell>
              <table:table-cell office:value-type="float" office:value="0.0000509632445755415">
                <text:p>0.000050963244575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63476060051471">
                <text:p>0.000563476060051471</text:p>
              </table:table-cell>
              <table:table-cell office:value-type="float" office:value="-0.000789866724517196">
                <text:p>-0.000789866724517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23183053499088">
                <text:p>0.000423183053499088</text:p>
              </table:table-cell>
              <table:table-cell office:value-type="float" office:value="-0.000445685902377591">
                <text:p>-0.000445685902377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288781768176705">
                <text:p>-0.000288781768176705</text:p>
              </table:table-cell>
              <table:table-cell office:value-type="float" office:value="0.000469075632281601">
                <text:p>0.00046907563228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76372714526951">
                <text:p>-0.000376372714526951</text:p>
              </table:table-cell>
              <table:table-cell office:value-type="float" office:value="0.000582888256758451">
                <text:p>0.000582888256758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03340920154005">
                <text:p>0.0000703340920154005</text:p>
              </table:table-cell>
              <table:table-cell office:value-type="float" office:value="0.0000655037511023693">
                <text:p>0.0000655037511023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29463252960704">
                <text:p>0.000129463252960704</text:p>
              </table:table-cell>
              <table:table-cell office:value-type="float" office:value="-0.000511998834554106">
                <text:p>-0.000511998834554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09191188029945">
                <text:p>0.000509191188029945</text:p>
              </table:table-cell>
              <table:table-cell office:value-type="float" office:value="-0.000671981135383248">
                <text:p>-0.000671981135383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47288883151487">
                <text:p>0.000447288883151487</text:p>
              </table:table-cell>
              <table:table-cell office:value-type="float" office:value="-0.000523689144756645">
                <text:p>-0.000523689144756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12200134026352">
                <text:p>-0.000112200134026352</text:p>
              </table:table-cell>
              <table:table-cell office:value-type="float" office:value="0.00059252860955894">
                <text:p>0.00059252860955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606843153946102">
                <text:p>-0.000606843153946102</text:p>
              </table:table-cell>
              <table:table-cell office:value-type="float" office:value="0.000822505098767579">
                <text:p>0.000822505098767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20635958208004">
                <text:p>-0.000020635958208004</text:p>
              </table:table-cell>
              <table:table-cell office:value-type="float" office:value="0.000171982625033706">
                <text:p>0.000171982625033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8584579275921">
                <text:p>0.00068584579275921</text:p>
              </table:table-cell>
              <table:table-cell office:value-type="float" office:value="-0.000948247034102678">
                <text:p>-0.000948247034102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97862468566746">
                <text:p>0.000597862468566746</text:p>
              </table:table-cell>
              <table:table-cell office:value-type="float" office:value="-0.000537108164280653">
                <text:p>-0.000537108164280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245396659011021">
                <text:p>-0.000245396659011021</text:p>
              </table:table-cell>
              <table:table-cell office:value-type="float" office:value="0.000395216949982569">
                <text:p>0.000395216949982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443194585386664">
                <text:p>-0.000443194585386664</text:p>
              </table:table-cell>
              <table:table-cell office:value-type="float" office:value="0.000753220461774617">
                <text:p>0.000753220461774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04909563763067">
                <text:p>0.000204909563763067</text:p>
              </table:table-cell>
              <table:table-cell office:value-type="float" office:value="0.000115267175715417">
                <text:p>0.000115267175715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48918319307268">
                <text:p>0.000448918319307268</text:p>
              </table:table-cell>
              <table:table-cell office:value-type="float" office:value="-0.000370121299056336">
                <text:p>-0.000370121299056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14607137220446">
                <text:p>0.000114607137220446</text:p>
              </table:table-cell>
              <table:table-cell office:value-type="float" office:value="-0.000462319352664053">
                <text:p>-0.000462319352664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48666105815209">
                <text:p>-0.000148666105815209</text:p>
              </table:table-cell>
              <table:table-cell office:value-type="float" office:value="0.0000389474844268989">
                <text:p>0.0000389474844268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128086321637966">
                <text:p>-0.000128086321637966</text:p>
              </table:table-cell>
              <table:table-cell office:value-type="float" office:value="0.000278902385616675">
                <text:p>0.000278902385616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242901704041287">
                <text:p>-0.000242901704041287</text:p>
              </table:table-cell>
              <table:table-cell office:value-type="float" office:value="0.0000789783080108464">
                <text:p>0.0000789783080108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259883927355986">
                <text:p>0.0000259883927355986</text:p>
              </table:table-cell>
              <table:table-cell office:value-type="float" office:value="-0.0000671017478452995">
                <text:p>-0.0000671017478452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43798659741878">
                <text:p>0.000343798659741878</text:p>
              </table:table-cell>
              <table:table-cell office:value-type="float" office:value="-0.000402774574467912">
                <text:p>-0.000402774574467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27097601257265">
                <text:p>0.000327097601257265</text:p>
              </table:table-cell>
              <table:table-cell office:value-type="float" office:value="-0.000543732661753893">
                <text:p>-0.000543732661753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256970750168">
                <text:p>0.00017256970750168</text:p>
              </table:table-cell>
              <table:table-cell office:value-type="float" office:value="-0.00000226920201384928">
                <text:p>-0.00000226920201384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979488249868155">
                <text:p>-0.0000979488249868155</text:p>
              </table:table-cell>
              <table:table-cell office:value-type="float" office:value="0.000448846956714988">
                <text:p>0.000448846956714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205168573302217">
                <text:p>-0.000205168573302217</text:p>
              </table:table-cell>
              <table:table-cell office:value-type="float" office:value="0.00016075826715678">
                <text:p>0.00016075826715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50695127760991">
                <text:p>0.000250695127760991</text:p>
              </table:table-cell>
              <table:table-cell office:value-type="float" office:value="-0.000451688014436513">
                <text:p>-0.000451688014436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86314733279869">
                <text:p>0.000486314733279869</text:p>
              </table:table-cell>
              <table:table-cell office:value-type="float" office:value="-0.000532965466845781">
                <text:p>-0.000532965466845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59600502229296">
                <text:p>0.000159600502229296</text:p>
              </table:table-cell>
              <table:table-cell office:value-type="float" office:value="0.00000965196886681952">
                <text:p>0.00000965196886681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408062740461901">
                <text:p>-0.000408062740461901</text:p>
              </table:table-cell>
              <table:table-cell office:value-type="float" office:value="0.000370360998203978">
                <text:p>0.000370360998203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156473281094804">
                <text:p>-0.000156473281094804</text:p>
              </table:table-cell>
              <table:table-cell office:value-type="float" office:value="0.000384510291041806">
                <text:p>0.000384510291041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308672548271716">
                <text:p>0.000308672548271716</text:p>
              </table:table-cell>
              <table:table-cell office:value-type="float" office:value="-0.000319996586767957">
                <text:p>-0.0003199965867679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89338965760544">
                <text:p>0.000389338965760544</text:p>
              </table:table-cell>
              <table:table-cell office:value-type="float" office:value="-0.000660820922348648">
                <text:p>-0.000660820922348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109463704575319">
                <text:p>-0.000109463704575319</text:p>
              </table:table-cell>
              <table:table-cell office:value-type="float" office:value="0.0000480377311760094">
                <text:p>0.00004803773117600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207825592951849">
                <text:p>-0.000207825592951849</text:p>
              </table:table-cell>
              <table:table-cell office:value-type="float" office:value="0.000476427056128159">
                <text:p>0.000476427056128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319474893331062">
                <text:p>0.0000319474893331062</text:p>
              </table:table-cell>
              <table:table-cell office:value-type="float" office:value="-0.0000416612601839006">
                <text:p>-0.0000416612601839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21347470162436">
                <text:p>0.000321347470162436</text:p>
              </table:table-cell>
              <table:table-cell office:value-type="float" office:value="-0.000193393832887523">
                <text:p>-0.0001933938328875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244561489671469">
                <text:p>-0.00244561489671469</text:p>
              </table:table-cell>
              <table:table-cell office:value-type="float" office:value="-0.00547117693349719">
                <text:p>-0.00547117693349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20397009793669">
                <text:p>-0.0020397009793669</text:p>
              </table:table-cell>
              <table:table-cell office:value-type="float" office:value="-0.00593973556533456">
                <text:p>-0.00593973556533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551427714526653">
                <text:p>-0.000551427714526653</text:p>
              </table:table-cell>
              <table:table-cell office:value-type="float" office:value="-0.0486992076039314">
                <text:p>-0.04869920760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5788250695914">
                <text:p>0.00115788250695914</text:p>
              </table:table-cell>
              <table:table-cell office:value-type="float" office:value="0.006605030503124">
                <text:p>0.006605030503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7273059105501">
                <text:p>0.000257273059105501</text:p>
              </table:table-cell>
              <table:table-cell office:value-type="float" office:value="-0.000255678925896063">
                <text:p>-0.000255678925896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174935892573558">
                <text:p>-0.000174935892573558</text:p>
              </table:table-cell>
              <table:table-cell office:value-type="float" office:value="0.0000400385579268914">
                <text:p>0.0000400385579268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184296368388459">
                <text:p>-0.000184296368388459</text:p>
              </table:table-cell>
              <table:table-cell office:value-type="float" office:value="0.000180321032530628">
                <text:p>0.000180321032530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04105963348411">
                <text:p>0.0000204105963348411</text:p>
              </table:table-cell>
              <table:table-cell office:value-type="float" office:value="-0.0000344839500030503">
                <text:p>-0.00003448395000305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863542591105215">
                <text:p>0.0000863542591105215</text:p>
              </table:table-cell>
              <table:table-cell office:value-type="float" office:value="-0.000403668032959104">
                <text:p>-0.000403668032959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61388170858845">
                <text:p>0.000361388170858845</text:p>
              </table:table-cell>
              <table:table-cell office:value-type="float" office:value="-0.000623171159531921">
                <text:p>-0.000623171159531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37696900917217">
                <text:p>0.000437696900917217</text:p>
              </table:table-cell>
              <table:table-cell office:value-type="float" office:value="-0.000480591377709061">
                <text:p>-0.000480591377709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176040375663433">
                <text:p>0.0000176040375663433</text:p>
              </table:table-cell>
              <table:table-cell office:value-type="float" office:value="0.0000349976289726328">
                <text:p>0.0000349976289726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399448967073113">
                <text:p>-0.000399448967073113</text:p>
              </table:table-cell>
              <table:table-cell office:value-type="float" office:value="0.00033416147925891">
                <text:p>0.00033416147925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12696061457973">
                <text:p>-0.00012696061457973</text:p>
              </table:table-cell>
              <table:table-cell office:value-type="float" office:value="-0.0000554161124455277">
                <text:p>-0.0000554161124455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434134184615687">
                <text:p>0.000434134184615687</text:p>
              </table:table-cell>
              <table:table-cell office:value-type="float" office:value="-0.000369273941032588">
                <text:p>-0.000369273941032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11895390041172">
                <text:p>0.000311895390041172</text:p>
              </table:table-cell>
              <table:table-cell office:value-type="float" office:value="-0.000246994924964383">
                <text:p>-0.0002469949249643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514173007104546">
                <text:p>-0.0000514173007104546</text:p>
              </table:table-cell>
              <table:table-cell office:value-type="float" office:value="-0.0000756444860599004">
                <text:p>-0.0000756444860599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67677702847868">
                <text:p>0.000167677702847868</text:p>
              </table:table-cell>
              <table:table-cell office:value-type="float" office:value="-0.0000202156643354101">
                <text:p>-0.000020215664335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40493211802095">
                <text:p>0.000140493211802095</text:p>
              </table:table-cell>
              <table:table-cell office:value-type="float" office:value="-0.00000230070372708724">
                <text:p>-0.00000230070372708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947594598983415">
                <text:p>-0.0000947594598983415</text:p>
              </table:table-cell>
              <table:table-cell office:value-type="float" office:value="-0.000180011207703501">
                <text:p>-0.000180011207703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66482815984637">
                <text:p>0.000166482815984637</text:p>
              </table:table-cell>
              <table:table-cell office:value-type="float" office:value="-0.000261141773080453">
                <text:p>-0.000261141773080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30442824633792">
                <text:p>0.000330442824633792</text:p>
              </table:table-cell>
              <table:table-cell office:value-type="float" office:value="-0.000205815420486033">
                <text:p>-0.000205815420486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956579970079474">
                <text:p>0.00000956579970079474</text:p>
              </table:table-cell>
              <table:table-cell office:value-type="float" office:value="-0.0000331534938595723">
                <text:p>-0.0000331534938595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192518215044402">
                <text:p>-0.000192518215044402</text:p>
              </table:table-cell>
              <table:table-cell office:value-type="float" office:value="0.000121350443805568">
                <text:p>0.000121350443805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937404111027718">
                <text:p>0.0000937404111027718</text:p>
              </table:table-cell>
              <table:table-cell office:value-type="float" office:value="-0.000123318590340205">
                <text:p>-0.000123318590340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41040615644306">
                <text:p>0.000541040615644306</text:p>
              </table:table-cell>
              <table:table-cell office:value-type="float" office:value="-0.000401444965973496">
                <text:p>-0.000401444965973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8192405696027">
                <text:p>0.00018192405696027</text:p>
              </table:table-cell>
              <table:table-cell office:value-type="float" office:value="-0.000389590510167181">
                <text:p>-0.000389590510167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481245515402406">
                <text:p>0.0000481245515402406</text:p>
              </table:table-cell>
              <table:table-cell office:value-type="float" office:value="-0.0000139542589749908">
                <text:p>-0.0000139542589749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408007152145729">
                <text:p>0.000408007152145729</text:p>
              </table:table-cell>
              <table:table-cell office:value-type="float" office:value="-0.000113443071313668">
                <text:p>-0.000113443071313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1798476660624">
                <text:p>0.000361798476660624</text:p>
              </table:table-cell>
              <table:table-cell office:value-type="float" office:value="-0.000220876216189936">
                <text:p>-0.000220876216189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89658671640791">
                <text:p>-0.000089658671640791</text:p>
              </table:table-cell>
              <table:table-cell office:value-type="float" office:value="0.0000209237568924436">
                <text:p>0.0000209237568924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116358933155425">
                <text:p>-0.000116358933155425</text:p>
              </table:table-cell>
              <table:table-cell office:value-type="float" office:value="0.000144413788802922">
                <text:p>0.0001444137888029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91440660273656">
                <text:p>0.000191440660273656</text:p>
              </table:table-cell>
              <table:table-cell office:value-type="float" office:value="-0.00035531583125703">
                <text:p>-0.00035531583125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17916856147349">
                <text:p>0.000317916856147349</text:p>
              </table:table-cell>
              <table:table-cell office:value-type="float" office:value="-0.000534814607817679">
                <text:p>-0.000534814607817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238853353948798">
                <text:p>-0.0000238853353948798</text:p>
              </table:table-cell>
              <table:table-cell office:value-type="float" office:value="-0.00012376336962916">
                <text:p>-0.000123763369629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122577112051658">
                <text:p>-0.000122577112051658</text:p>
              </table:table-cell>
              <table:table-cell office:value-type="float" office:value="0.000397420109948143">
                <text:p>0.000397420109948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344581494573504">
                <text:p>-0.0000344581494573504</text:p>
              </table:table-cell>
              <table:table-cell office:value-type="float" office:value="0.000131590306409635">
                <text:p>0.000131590306409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38277880271198">
                <text:p>0.0000238277880271198</text:p>
              </table:table-cell>
              <table:table-cell office:value-type="float" office:value="-0.000336967728799209">
                <text:p>-0.000336967728799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49687383277342">
                <text:p>0.000349687383277342</text:p>
              </table:table-cell>
              <table:table-cell office:value-type="float" office:value="-0.000493350555188954">
                <text:p>-0.000493350555188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18972563743591">
                <text:p>0.000218972563743591</text:p>
              </table:table-cell>
              <table:table-cell office:value-type="float" office:value="-0.000120091171993408">
                <text:p>-0.000120091171993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174825399881229">
                <text:p>-0.000174825399881229</text:p>
              </table:table-cell>
              <table:table-cell office:value-type="float" office:value="0.000297714868793264">
                <text:p>0.000297714868793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336922057613265">
                <text:p>0.0000336922057613265</text:p>
              </table:table-cell>
              <table:table-cell office:value-type="float" office:value="0.000308968679746613">
                <text:p>0.000308968679746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14312463160604">
                <text:p>0.000314312463160604</text:p>
              </table:table-cell>
              <table:table-cell office:value-type="float" office:value="-0.000469697581138462">
                <text:p>-0.000469697581138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74385102279484">
                <text:p>0.000474385102279484</text:p>
              </table:table-cell>
              <table:table-cell office:value-type="float" office:value="-0.0007260178681463">
                <text:p>-0.00072601786814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65759498486295">
                <text:p>0.000165759498486295</text:p>
              </table:table-cell>
              <table:table-cell office:value-type="float" office:value="-0.000377433054381981">
                <text:p>-0.000377433054381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767799137975089">
                <text:p>-0.0000767799137975089</text:p>
              </table:table-cell>
              <table:table-cell office:value-type="float" office:value="0.000238588370848447">
                <text:p>0.0002385883708484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529487842868548">
                <text:p>0.0000529487842868548</text:p>
              </table:table-cell>
              <table:table-cell office:value-type="float" office:value="0.000195589193026535">
                <text:p>0.000195589193026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190100145118777">
                <text:p>0.0000190100145118777</text:p>
              </table:table-cell>
              <table:table-cell office:value-type="float" office:value="-0.000236356965615414">
                <text:p>-0.0002363569656154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70527729298919">
                <text:p>0.000270527729298919</text:p>
              </table:table-cell>
              <table:table-cell office:value-type="float" office:value="-0.000622853345703334">
                <text:p>-0.000622853345703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79822624381632">
                <text:p>0.000379822624381632</text:p>
              </table:table-cell>
              <table:table-cell office:value-type="float" office:value="-0.00053649878827855">
                <text:p>-0.00053649878827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244351176661439">
                <text:p>0.0000244351176661439</text:p>
              </table:table-cell>
              <table:table-cell office:value-type="float" office:value="0.000099561206297949">
                <text:p>0.0000995612062979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266167880909052">
                <text:p>0.0000266167880909052</text:p>
              </table:table-cell>
              <table:table-cell office:value-type="float" office:value="0.00021062461019028">
                <text:p>0.000210624610190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0029841279611">
                <text:p>0.000330029841279611</text:p>
              </table:table-cell>
              <table:table-cell office:value-type="float" office:value="-0.0002412585017737">
                <text:p>-0.0002412585017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561448443681">
                <text:p>0.0001561448443681</text:p>
              </table:table-cell>
              <table:table-cell office:value-type="float" office:value="-0.000492179591674358">
                <text:p>-0.000492179591674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175074470462277">
                <text:p>-0.000175074470462277</text:p>
              </table:table-cell>
              <table:table-cell office:value-type="float" office:value="0.000132965869852342">
                <text:p>0.000132965869852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889533665031195">
                <text:p>-0.00889533665031195</text:p>
              </table:table-cell>
              <table:table-cell office:value-type="float" office:value="-0.0728466510772705">
                <text:p>-0.0728466510772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6877316236496">
                <text:p>-0.0586877316236496</text:p>
              </table:table-cell>
              <table:table-cell office:value-type="float" office:value="-0.0712542682886124">
                <text:p>-0.0712542682886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15677416324615">
                <text:p>-0.115677416324615</text:p>
              </table:table-cell>
              <table:table-cell office:value-type="float" office:value="0.233888193964958">
                <text:p>0.233888193964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66672673821449">
                <text:p>0.0966672673821449</text:p>
              </table:table-cell>
              <table:table-cell office:value-type="float" office:value="-0.187472820281982">
                <text:p>-0.1874728202819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56967478687875">
                <text:p>0.000156967478687875</text:p>
              </table:table-cell>
              <table:table-cell office:value-type="float" office:value="-0.000165835081133991">
                <text:p>-0.000165835081133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803317001555115">
                <text:p>-0.000803317001555115</text:p>
              </table:table-cell>
              <table:table-cell office:value-type="float" office:value="-0.000766473123803735">
                <text:p>-0.000766473123803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481659919023514">
                <text:p>-0.00481659919023514</text:p>
              </table:table-cell>
              <table:table-cell office:value-type="float" office:value="0.00231359782628715">
                <text:p>0.00231359782628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454378547146916">
                <text:p>-0.00454378547146916</text:p>
              </table:table-cell>
              <table:table-cell office:value-type="float" office:value="0.002586979418993">
                <text:p>0.0025869794189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263071921654046">
                <text:p>-0.00263071921654046</text:p>
              </table:table-cell>
              <table:table-cell office:value-type="float" office:value="0.00349676702171564">
                <text:p>0.00349676702171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70277021825314">
                <text:p>-0.0170277021825314</text:p>
              </table:table-cell>
              <table:table-cell office:value-type="float" office:value="-0.00828968733549118">
                <text:p>-0.008289687335491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83438318967819">
                <text:p>-0.0383438318967819</text:p>
              </table:table-cell>
              <table:table-cell office:value-type="float" office:value="-0.0278064180165529">
                <text:p>-0.0278064180165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0351457893848">
                <text:p>-0.0540351457893848</text:p>
              </table:table-cell>
              <table:table-cell office:value-type="float" office:value="-0.0416272953152657">
                <text:p>-0.04162729531526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86515134572983">
                <text:p>-0.0986515134572983</text:p>
              </table:table-cell>
              <table:table-cell office:value-type="float" office:value="-0.0549996830523014">
                <text:p>-0.0549996830523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5184174478054">
                <text:p>-0.15184174478054</text:p>
              </table:table-cell>
              <table:table-cell office:value-type="float" office:value="-0.049629483371973">
                <text:p>-0.0496294833719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23575115203857">
                <text:p>-0.223575115203857</text:p>
              </table:table-cell>
              <table:table-cell office:value-type="float" office:value="-0.0267476700246334">
                <text:p>-0.0267476700246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69984632730484">
                <text:p>-0.269984632730484</text:p>
              </table:table-cell>
              <table:table-cell office:value-type="float" office:value="-0.0112586533650756">
                <text:p>-0.0112586533650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31383436918259">
                <text:p>-0.331383436918259</text:p>
              </table:table-cell>
              <table:table-cell office:value-type="float" office:value="-0.0262119118124247">
                <text:p>-0.0262119118124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46501171588898">
                <text:p>-0.346501171588898</text:p>
              </table:table-cell>
              <table:table-cell office:value-type="float" office:value="-0.0415609441697598">
                <text:p>-0.0415609441697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53192418813705">
                <text:p>-0.353192418813705</text:p>
              </table:table-cell>
              <table:table-cell office:value-type="float" office:value="-0.0718998089432716">
                <text:p>-0.0718998089432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2346111536026">
                <text:p>-0.32346111536026</text:p>
              </table:table-cell>
              <table:table-cell office:value-type="float" office:value="-0.0574600212275982">
                <text:p>-0.0574600212275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96327531337738">
                <text:p>-0.296327531337738</text:p>
              </table:table-cell>
              <table:table-cell office:value-type="float" office:value="-0.0588631629943848">
                <text:p>-0.0588631629943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0530134439468">
                <text:p>-0.270530134439468</text:p>
              </table:table-cell>
              <table:table-cell office:value-type="float" office:value="-0.0687815397977829">
                <text:p>-0.06878153979778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44927227497101">
                <text:p>-0.244927227497101</text:p>
              </table:table-cell>
              <table:table-cell office:value-type="float" office:value="-0.069162517786026">
                <text:p>-0.069162517786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1811121106148">
                <text:p>-0.231811121106148</text:p>
              </table:table-cell>
              <table:table-cell office:value-type="float" office:value="-0.0496982745826244">
                <text:p>-0.04969827458262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19490706920624">
                <text:p>-0.219490706920624</text:p>
              </table:table-cell>
              <table:table-cell office:value-type="float" office:value="-0.0387133695185185">
                <text:p>-0.03871336951851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993168592453">
                <text:p>-0.1993168592453</text:p>
              </table:table-cell>
              <table:table-cell office:value-type="float" office:value="-0.021284706890583">
                <text:p>-0.021284706890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79588839411736">
                <text:p>-0.179588839411736</text:p>
              </table:table-cell>
              <table:table-cell office:value-type="float" office:value="-0.00105212698690593">
                <text:p>-0.00105212698690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86860263347626">
                <text:p>-0.186860263347626</text:p>
              </table:table-cell>
              <table:table-cell office:value-type="float" office:value="0.0225983392447233">
                <text:p>0.0225983392447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94825738668442">
                <text:p>-0.194825738668442</text:p>
              </table:table-cell>
              <table:table-cell office:value-type="float" office:value="0.018629951402545">
                <text:p>0.018629951402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15237006545067">
                <text:p>-0.215237006545067</text:p>
              </table:table-cell>
              <table:table-cell office:value-type="float" office:value="0.00192667404189706">
                <text:p>0.001926674041897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34942451119423">
                <text:p>-0.234942451119423</text:p>
              </table:table-cell>
              <table:table-cell office:value-type="float" office:value="-0.0212019644677639">
                <text:p>-0.02120196446776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50260174274445">
                <text:p>-0.250260174274445</text:p>
              </table:table-cell>
              <table:table-cell office:value-type="float" office:value="-0.0203356053680181">
                <text:p>-0.0203356053680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57364004850388">
                <text:p>-0.257364004850388</text:p>
              </table:table-cell>
              <table:table-cell office:value-type="float" office:value="-0.0163427237421274">
                <text:p>-0.01634272374212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85067200660706">
                <text:p>-0.285067200660706</text:p>
              </table:table-cell>
              <table:table-cell office:value-type="float" office:value="0.00140227505471557">
                <text:p>0.00140227505471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99496024847031">
                <text:p>-0.299496024847031</text:p>
              </table:table-cell>
              <table:table-cell office:value-type="float" office:value="0.0030435083899647">
                <text:p>0.0030435083899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96241194009781">
                <text:p>-0.296241194009781</text:p>
              </table:table-cell>
              <table:table-cell office:value-type="float" office:value="0.0000141861755764694">
                <text:p>0.0000141861755764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897689640522">
                <text:p>-0.2897689640522</text:p>
              </table:table-cell>
              <table:table-cell office:value-type="float" office:value="-0.0100129805505276">
                <text:p>-0.0100129805505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76191115379333">
                <text:p>-0.276191115379333</text:p>
              </table:table-cell>
              <table:table-cell office:value-type="float" office:value="-0.0163925141096115">
                <text:p>-0.0163925141096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63566166162491">
                <text:p>-0.263566166162491</text:p>
              </table:table-cell>
              <table:table-cell office:value-type="float" office:value="-0.0266877487301827">
                <text:p>-0.0266877487301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51751959323883">
                <text:p>-0.251751959323883</text:p>
              </table:table-cell>
              <table:table-cell office:value-type="float" office:value="-0.0233176294714212">
                <text:p>-0.0233176294714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29522168636322">
                <text:p>-0.229522168636322</text:p>
              </table:table-cell>
              <table:table-cell office:value-type="float" office:value="-0.00933842454105616">
                <text:p>-0.00933842454105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21547663211822">
                <text:p>-0.221547663211822</text:p>
              </table:table-cell>
              <table:table-cell office:value-type="float" office:value="0.00565481558442116">
                <text:p>0.00565481558442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17242076992989">
                <text:p>-0.217242076992989</text:p>
              </table:table-cell>
              <table:table-cell office:value-type="float" office:value="0.0133431274443865">
                <text:p>0.0133431274443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20556885004044">
                <text:p>-0.220556885004044</text:p>
              </table:table-cell>
              <table:table-cell office:value-type="float" office:value="-0.00593912648037076">
                <text:p>-0.00593912648037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09659427404404">
                <text:p>-0.209659427404404</text:p>
              </table:table-cell>
              <table:table-cell office:value-type="float" office:value="-0.00398357072845101">
                <text:p>-0.00398357072845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93493530154228">
                <text:p>-0.193493530154228</text:p>
              </table:table-cell>
              <table:table-cell office:value-type="float" office:value="0.0180164184421301">
                <text:p>0.01801641844213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73535257577896">
                <text:p>-0.173535257577896</text:p>
              </table:table-cell>
              <table:table-cell office:value-type="float" office:value="0.0309528280049562">
                <text:p>0.03095282800495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48849606513977">
                <text:p>-0.148849606513977</text:p>
              </table:table-cell>
              <table:table-cell office:value-type="float" office:value="0.0329829230904579">
                <text:p>0.03298292309045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32752850651741">
                <text:p>-0.132752850651741</text:p>
              </table:table-cell>
              <table:table-cell office:value-type="float" office:value="0.0276600141078234">
                <text:p>0.0276600141078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3766174018383">
                <text:p>-0.13766174018383</text:p>
              </table:table-cell>
              <table:table-cell office:value-type="float" office:value="0.0215436741709709">
                <text:p>0.0215436741709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55132368206978">
                <text:p>-0.155132368206978</text:p>
              </table:table-cell>
              <table:table-cell office:value-type="float" office:value="0.0366121493279934">
                <text:p>0.0366121493279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81554466485977">
                <text:p>-0.181554466485977</text:p>
              </table:table-cell>
              <table:table-cell office:value-type="float" office:value="0.0295763425529003">
                <text:p>0.0295763425529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08308532834053">
                <text:p>-0.208308532834053</text:p>
              </table:table-cell>
              <table:table-cell office:value-type="float" office:value="0.0000564211768505629">
                <text:p>0.00005642117685056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7944598197937">
                <text:p>-0.17944598197937</text:p>
              </table:table-cell>
              <table:table-cell office:value-type="float" office:value="-0.0203013829886913">
                <text:p>-0.0203013829886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59786373376846">
                <text:p>-0.159786373376846</text:p>
              </table:table-cell>
              <table:table-cell office:value-type="float" office:value="-0.00408332981169224">
                <text:p>-0.00408332981169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35335829854012">
                <text:p>0.00935335829854012</text:p>
              </table:table-cell>
              <table:table-cell office:value-type="float" office:value="0.0444508492946625">
                <text:p>0.0444508492946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88525554537773">
                <text:p>0.0488525554537773</text:p>
              </table:table-cell>
              <table:table-cell office:value-type="float" office:value="0.0392245836555958">
                <text:p>0.0392245836555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68160542845726">
                <text:p>0.0668160542845726</text:p>
              </table:table-cell>
              <table:table-cell office:value-type="float" office:value="0.0195385832339525">
                <text:p>0.0195385832339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08292201161385">
                <text:p>0.0708292201161385</text:p>
              </table:table-cell>
              <table:table-cell office:value-type="float" office:value="-0.00109481380786747">
                <text:p>-0.001094813807867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84870651364327">
                <text:p>0.0584870651364327</text:p>
              </table:table-cell>
              <table:table-cell office:value-type="float" office:value="-0.0240671820938587">
                <text:p>-0.0240671820938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30903641879559">
                <text:p>0.0330903641879559</text:p>
              </table:table-cell>
              <table:table-cell office:value-type="float" office:value="-0.0324446223676205">
                <text:p>-0.03244462236762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80193465203047">
                <text:p>0.0180193465203047</text:p>
              </table:table-cell>
              <table:table-cell office:value-type="float" office:value="-0.0328264757990837">
                <text:p>-0.03282647579908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48096659779549">
                <text:p>-0.0248096659779549</text:p>
              </table:table-cell>
              <table:table-cell office:value-type="float" office:value="-0.0312045607715845">
                <text:p>-0.0312045607715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446762107312679">
                <text:p>-0.0446762107312679</text:p>
              </table:table-cell>
              <table:table-cell office:value-type="float" office:value="-0.0270223021507263">
                <text:p>-0.02702230215072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19675081968308">
                <text:p>-0.0919675081968308</text:p>
              </table:table-cell>
              <table:table-cell office:value-type="float" office:value="-0.0216953661292791">
                <text:p>-0.0216953661292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77041962742805">
                <text:p>-0.177041962742805</text:p>
              </table:table-cell>
              <table:table-cell office:value-type="float" office:value="-0.024581441655755">
                <text:p>-0.0245814416557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246753349900246">
                <text:p>-0.246753349900246</text:p>
              </table:table-cell>
              <table:table-cell office:value-type="float" office:value="-0.0420403070747852">
                <text:p>-0.04204030707478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11912089586258">
                <text:p>-0.311912089586258</text:p>
              </table:table-cell>
              <table:table-cell office:value-type="float" office:value="-0.0714021399617195">
                <text:p>-0.0714021399617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14870327711105">
                <text:p>-0.314870327711105</text:p>
              </table:table-cell>
              <table:table-cell office:value-type="float" office:value="-0.0789276137948036">
                <text:p>-0.07892761379480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664231300354">
                <text:p>-0.3664231300354</text:p>
              </table:table-cell>
              <table:table-cell office:value-type="float" office:value="-0.0822631120681763">
                <text:p>-0.0822631120681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65910887718201">
                <text:p>-0.365910887718201</text:p>
              </table:table-cell>
              <table:table-cell office:value-type="float" office:value="-0.0696586295962334">
                <text:p>-0.069658629596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68917882442474">
                <text:p>-0.368917882442474</text:p>
              </table:table-cell>
              <table:table-cell office:value-type="float" office:value="-0.0562916733324528">
                <text:p>-0.05629167333245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332988828420639">
                <text:p>-0.332988828420639</text:p>
              </table:table-cell>
              <table:table-cell office:value-type="float" office:value="-0.0398451648652554">
                <text:p>-0.03984516486525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33055734634399">
                <text:p>-0.333055734634399</text:p>
              </table:table-cell>
              <table:table-cell office:value-type="float" office:value="-0.0501274131238461">
                <text:p>-0.0501274131238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10169637203217">
                <text:p>-0.310169637203217</text:p>
              </table:table-cell>
              <table:table-cell office:value-type="float" office:value="-0.0571164973080158">
                <text:p>-0.05711649730801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343454748392105">
                <text:p>-0.343454748392105</text:p>
              </table:table-cell>
              <table:table-cell office:value-type="float" office:value="-0.0633993744850159">
                <text:p>-0.0633993744850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334290593862534">
                <text:p>-0.334290593862534</text:p>
              </table:table-cell>
              <table:table-cell office:value-type="float" office:value="-0.0488440729677677">
                <text:p>-0.0488440729677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299407422542572">
                <text:p>-0.299407422542572</text:p>
              </table:table-cell>
              <table:table-cell office:value-type="float" office:value="-0.0463287197053433">
                <text:p>-0.04632871970534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273863673210144">
                <text:p>-0.273863673210144</text:p>
              </table:table-cell>
              <table:table-cell office:value-type="float" office:value="-0.0312557779252529">
                <text:p>-0.03125577792525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40157797932625">
                <text:p>-0.240157797932625</text:p>
              </table:table-cell>
              <table:table-cell office:value-type="float" office:value="-0.0332055576145649">
                <text:p>-0.03320555761456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78592309355736">
                <text:p>-0.178592309355736</text:p>
              </table:table-cell>
              <table:table-cell office:value-type="float" office:value="-0.0362912602722645">
                <text:p>-0.03629126027226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95439113676548">
                <text:p>-0.095439113676548</text:p>
              </table:table-cell>
              <table:table-cell office:value-type="float" office:value="-0.0239664986729622">
                <text:p>-0.02396649867296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44648579880595">
                <text:p>0.0144648579880595</text:p>
              </table:table-cell>
              <table:table-cell office:value-type="float" office:value="0.00768008409067989">
                <text:p>0.007680084090679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7344615906477">
                <text:p>0.037344615906477</text:p>
              </table:table-cell>
              <table:table-cell office:value-type="float" office:value="0.0234664995223284">
                <text:p>0.0234664995223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82146767526865">
                <text:p>0.0082146767526865</text:p>
              </table:table-cell>
              <table:table-cell office:value-type="float" office:value="0.0207780692726374">
                <text:p>0.0207780692726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7413098141551">
                <text:p>-0.027413098141551</text:p>
              </table:table-cell>
              <table:table-cell office:value-type="float" office:value="-0.00116719421930611">
                <text:p>-0.001167194219306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688926205039024">
                <text:p>-0.0688926205039024</text:p>
              </table:table-cell>
              <table:table-cell office:value-type="float" office:value="-0.0173998214304447">
                <text:p>-0.0173998214304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09498836100101">
                <text:p>-0.109498836100101</text:p>
              </table:table-cell>
              <table:table-cell office:value-type="float" office:value="-0.0443724766373634">
                <text:p>-0.04437247663736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04338467121124">
                <text:p>-0.104338467121124</text:p>
              </table:table-cell>
              <table:table-cell office:value-type="float" office:value="-0.0610905475914478">
                <text:p>-0.0610905475914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927692577242851">
                <text:p>-0.0927692577242851</text:p>
              </table:table-cell>
              <table:table-cell office:value-type="float" office:value="-0.0708759278059006">
                <text:p>-0.0708759278059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507706962525845">
                <text:p>-0.0507706962525845</text:p>
              </table:table-cell>
              <table:table-cell office:value-type="float" office:value="-0.0865189284086227">
                <text:p>-0.08651892840862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761104300618172">
                <text:p>-0.0761104300618172</text:p>
              </table:table-cell>
              <table:table-cell office:value-type="float" office:value="-0.11531126499176">
                <text:p>-0.11531126499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33225411176682">
                <text:p>-0.133225411176682</text:p>
              </table:table-cell>
              <table:table-cell office:value-type="float" office:value="-0.117882490158081">
                <text:p>-0.117882490158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29089558124542">
                <text:p>-0.229089558124542</text:p>
              </table:table-cell>
              <table:table-cell office:value-type="float" office:value="-0.0759513676166534">
                <text:p>-0.07595136761665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316254764795303">
                <text:p>-0.316254764795303</text:p>
              </table:table-cell>
              <table:table-cell office:value-type="float" office:value="-0.0258524920791388">
                <text:p>-0.02585249207913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5164138674736">
                <text:p>-0.35164138674736</text:p>
              </table:table-cell>
              <table:table-cell office:value-type="float" office:value="0.0121503518894315">
                <text:p>0.01215035188943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59698563814163">
                <text:p>-0.359698563814163</text:p>
              </table:table-cell>
              <table:table-cell office:value-type="float" office:value="0.00810165889561176">
                <text:p>0.00810165889561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46104830503464">
                <text:p>-0.346104830503464</text:p>
              </table:table-cell>
              <table:table-cell office:value-type="float" office:value="-0.0293418727815151">
                <text:p>-0.02934187278151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3427107334137">
                <text:p>-0.33427107334137</text:p>
              </table:table-cell>
              <table:table-cell office:value-type="float" office:value="-0.0397244654595852">
                <text:p>-0.0397244654595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21319818496704">
                <text:p>-0.321319818496704</text:p>
              </table:table-cell>
              <table:table-cell office:value-type="float" office:value="-0.0280066728591919">
                <text:p>-0.02800667285919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09632778167725">
                <text:p>-0.309632778167725</text:p>
              </table:table-cell>
              <table:table-cell office:value-type="float" office:value="-0.0102269109338522">
                <text:p>-0.01022691093385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287580907344818">
                <text:p>-0.287580907344818</text:p>
              </table:table-cell>
              <table:table-cell office:value-type="float" office:value="0.0175267718732357">
                <text:p>0.0175267718732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65838921070099">
                <text:p>-0.265838921070099</text:p>
              </table:table-cell>
              <table:table-cell office:value-type="float" office:value="0.0280277971178293">
                <text:p>0.02802779711782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60747969150543">
                <text:p>-0.260747969150543</text:p>
              </table:table-cell>
              <table:table-cell office:value-type="float" office:value="0.0274647418409586">
                <text:p>0.0274647418409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71760910749435">
                <text:p>-0.271760910749435</text:p>
              </table:table-cell>
              <table:table-cell office:value-type="float" office:value="0.0309934373944998">
                <text:p>0.0309934373944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14053505659103">
                <text:p>-0.314053505659103</text:p>
              </table:table-cell>
              <table:table-cell office:value-type="float" office:value="0.0394179672002792">
                <text:p>0.03941796720027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26315087080002">
                <text:p>-0.126315087080002</text:p>
              </table:table-cell>
              <table:table-cell office:value-type="float" office:value="-0.11851854622364">
                <text:p>-0.11851854622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7737283706665">
                <text:p>-0.127737283706665</text:p>
              </table:table-cell>
              <table:table-cell office:value-type="float" office:value="-0.12772125005722">
                <text:p>-0.127721250057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61134535074234">
                <text:p>-0.261134535074234</text:p>
              </table:table-cell>
              <table:table-cell office:value-type="float" office:value="0.0218881629407406">
                <text:p>0.02188816294074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09306433796883">
                <text:p>-0.209306433796883</text:p>
              </table:table-cell>
              <table:table-cell office:value-type="float" office:value="0.00297772721387446">
                <text:p>0.00297772721387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63072511553764">
                <text:p>-0.163072511553764</text:p>
              </table:table-cell>
              <table:table-cell office:value-type="float" office:value="-0.00560883199796081">
                <text:p>-0.005608831997960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09683863818645">
                <text:p>-0.109683863818645</text:p>
              </table:table-cell>
              <table:table-cell office:value-type="float" office:value="-0.0000240701701841317">
                <text:p>-0.00002407017018413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652636736631393">
                <text:p>-0.0652636736631393</text:p>
              </table:table-cell>
              <table:table-cell office:value-type="float" office:value="0.0351812578737736">
                <text:p>0.03518125787377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35187124833465">
                <text:p>-0.0135187124833465</text:p>
              </table:table-cell>
              <table:table-cell office:value-type="float" office:value="0.0361364036798477">
                <text:p>0.0361364036798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6164227873087">
                <text:p>0.0286164227873087</text:p>
              </table:table-cell>
              <table:table-cell office:value-type="float" office:value="0.0281334258615971">
                <text:p>0.0281334258615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64327368140221">
                <text:p>0.0664327368140221</text:p>
              </table:table-cell>
              <table:table-cell office:value-type="float" office:value="0.0147187141701579">
                <text:p>0.01471871417015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02792629599571">
                <text:p>0.0702792629599571</text:p>
              </table:table-cell>
              <table:table-cell office:value-type="float" office:value="-0.000727607752196491">
                <text:p>-0.0007276077521964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67392164468765">
                <text:p>0.0667392164468765</text:p>
              </table:table-cell>
              <table:table-cell office:value-type="float" office:value="-0.0176659189164639">
                <text:p>-0.01766591891646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25037033855915">
                <text:p>0.0425037033855915</text:p>
              </table:table-cell>
              <table:table-cell office:value-type="float" office:value="-0.0322654582560062">
                <text:p>-0.03226545825600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981815159320831">
                <text:p>0.00981815159320831</text:p>
              </table:table-cell>
              <table:table-cell office:value-type="float" office:value="-0.0339145958423614">
                <text:p>-0.0339145958423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519704855978489">
                <text:p>-0.0519704855978489</text:p>
              </table:table-cell>
              <table:table-cell office:value-type="float" office:value="-0.0468753799796104">
                <text:p>-0.04687537997961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05815255641937">
                <text:p>-0.205815255641937</text:p>
              </table:table-cell>
              <table:table-cell office:value-type="float" office:value="-0.0557810999453068">
                <text:p>-0.05578109994530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78252243995666">
                <text:p>-0.278252243995666</text:p>
              </table:table-cell>
              <table:table-cell office:value-type="float" office:value="-0.00932192709296942">
                <text:p>-0.009321927092969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82881021499634">
                <text:p>-0.282881021499634</text:p>
              </table:table-cell>
              <table:table-cell office:value-type="float" office:value="0.00680027296766639">
                <text:p>0.006800272967666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3017835021019">
                <text:p>-0.33017835021019</text:p>
              </table:table-cell>
              <table:table-cell office:value-type="float" office:value="-0.0283607710152864">
                <text:p>-0.02836077101528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37554746866226">
                <text:p>-0.437554746866226</text:p>
              </table:table-cell>
              <table:table-cell office:value-type="float" office:value="-0.11086443811655">
                <text:p>-0.110864438116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500230312347412">
                <text:p>-0.500230312347412</text:p>
              </table:table-cell>
              <table:table-cell office:value-type="float" office:value="-0.110726483166218">
                <text:p>-0.110726483166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01579344272614">
                <text:p>-0.501579344272614</text:p>
              </table:table-cell>
              <table:table-cell office:value-type="float" office:value="-0.109349511563778">
                <text:p>-0.1093495115637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24307906627655">
                <text:p>-0.524307906627655</text:p>
              </table:table-cell>
              <table:table-cell office:value-type="float" office:value="-0.0682647526264191">
                <text:p>-0.0682647526264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467979580163956">
                <text:p>-0.467979580163956</text:p>
              </table:table-cell>
              <table:table-cell office:value-type="float" office:value="-0.048557385802269">
                <text:p>-0.0485573858022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426106452941895">
                <text:p>-0.426106452941895</text:p>
              </table:table-cell>
              <table:table-cell office:value-type="float" office:value="-0.0313834697008133">
                <text:p>-0.0313834697008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383099347352982">
                <text:p>-0.383099347352982</text:p>
              </table:table-cell>
              <table:table-cell office:value-type="float" office:value="-0.0148505177348852">
                <text:p>-0.01485051773488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63602668046951">
                <text:p>-0.363602668046951</text:p>
              </table:table-cell>
              <table:table-cell office:value-type="float" office:value="-0.0302153285592794">
                <text:p>-0.0302153285592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85233968496323">
                <text:p>-0.385233968496323</text:p>
              </table:table-cell>
              <table:table-cell office:value-type="float" office:value="-0.05052200704813">
                <text:p>-0.050522007048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2176228761673">
                <text:p>-0.42176228761673</text:p>
              </table:table-cell>
              <table:table-cell office:value-type="float" office:value="-0.0467159301042557">
                <text:p>-0.04671593010425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16455686092377">
                <text:p>-0.416455686092377</text:p>
              </table:table-cell>
              <table:table-cell office:value-type="float" office:value="-0.0323676392436028">
                <text:p>-0.03236763924360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371711939573288">
                <text:p>-0.371711939573288</text:p>
              </table:table-cell>
              <table:table-cell office:value-type="float" office:value="-0.0337892957031727">
                <text:p>-0.03378929570317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92904222011566">
                <text:p>-0.392904222011566</text:p>
              </table:table-cell>
              <table:table-cell office:value-type="float" office:value="-0.0425467118620873">
                <text:p>-0.04254671186208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37519013881683">
                <text:p>-0.437519013881683</text:p>
              </table:table-cell>
              <table:table-cell office:value-type="float" office:value="-0.0455282814800739">
                <text:p>-0.04552828148007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463610380887985">
                <text:p>-0.463610380887985</text:p>
              </table:table-cell>
              <table:table-cell office:value-type="float" office:value="-0.0370105989277363">
                <text:p>-0.0370105989277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12576138973236">
                <text:p>-0.412576138973236</text:p>
              </table:table-cell>
              <table:table-cell office:value-type="float" office:value="-0.0768009573221207">
                <text:p>-0.0768009573221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347198516130447">
                <text:p>-0.347198516130447</text:p>
              </table:table-cell>
              <table:table-cell office:value-type="float" office:value="-0.0491436794400215">
                <text:p>-0.04914367944002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83563911914825">
                <text:p>-0.283563911914825</text:p>
              </table:table-cell>
              <table:table-cell office:value-type="float" office:value="-0.0599570609629154">
                <text:p>-0.05995706096291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83118790388107">
                <text:p>-0.183118790388107</text:p>
              </table:table-cell>
              <table:table-cell office:value-type="float" office:value="-0.0478517562150955">
                <text:p>-0.04785175621509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684614852070808">
                <text:p>-0.0684614852070808</text:p>
              </table:table-cell>
              <table:table-cell office:value-type="float" office:value="-0.0240448452532291">
                <text:p>-0.02404484525322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99918183684349">
                <text:p>0.0399918183684349</text:p>
              </table:table-cell>
              <table:table-cell office:value-type="float" office:value="0.0347955599427223">
                <text:p>0.03479555994272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6281337141991">
                <text:p>0.156281337141991</text:p>
              </table:table-cell>
              <table:table-cell office:value-type="float" office:value="0.0839223861694336">
                <text:p>0.0839223861694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7526130080223">
                <text:p>0.147526130080223</text:p>
              </table:table-cell>
              <table:table-cell office:value-type="float" office:value="0.0918059498071671">
                <text:p>0.0918059498071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3425271809101">
                <text:p>0.103425271809101</text:p>
              </table:table-cell>
              <table:table-cell office:value-type="float" office:value="0.0782441198825836">
                <text:p>0.07824411988258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93459291756153">
                <text:p>0.0493459291756153</text:p>
              </table:table-cell>
              <table:table-cell office:value-type="float" office:value="0.0659876987338066">
                <text:p>0.0659876987338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917176622897387">
                <text:p>0.00917176622897387</text:p>
              </table:table-cell>
              <table:table-cell office:value-type="float" office:value="0.0605262778699398">
                <text:p>0.06052627786993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568513981997967">
                <text:p>-0.0568513981997967</text:p>
              </table:table-cell>
              <table:table-cell office:value-type="float" office:value="0.0476837679743767">
                <text:p>0.0476837679743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63063436746597">
                <text:p>-0.163063436746597</text:p>
              </table:table-cell>
              <table:table-cell office:value-type="float" office:value="0.00814312603324652">
                <text:p>0.008143126033246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286258459091186">
                <text:p>-0.286258459091186</text:p>
              </table:table-cell>
              <table:table-cell office:value-type="float" office:value="-0.0543152987957001">
                <text:p>-0.0543152987957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77224892377853">
                <text:p>-0.377224892377853</text:p>
              </table:table-cell>
              <table:table-cell office:value-type="float" office:value="-0.0837852507829666">
                <text:p>-0.0837852507829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23988908529282">
                <text:p>-0.423988908529282</text:p>
              </table:table-cell>
              <table:table-cell office:value-type="float" office:value="-0.0528680607676506">
                <text:p>-0.0528680607676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26720798015595">
                <text:p>-0.426720798015595</text:p>
              </table:table-cell>
              <table:table-cell office:value-type="float" office:value="-0.0102100977674127">
                <text:p>-0.01021009776741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16195124387741">
                <text:p>-0.416195124387741</text:p>
              </table:table-cell>
              <table:table-cell office:value-type="float" office:value="0.00618205638602376">
                <text:p>0.00618205638602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99454921483994">
                <text:p>-0.399454921483994</text:p>
              </table:table-cell>
              <table:table-cell office:value-type="float" office:value="0.00107033189851791">
                <text:p>0.001070331898517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66679364442825">
                <text:p>-0.466679364442825</text:p>
              </table:table-cell>
              <table:table-cell office:value-type="float" office:value="-0.027855945751071">
                <text:p>-0.027855945751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41834035515785">
                <text:p>-0.141834035515785</text:p>
              </table:table-cell>
              <table:table-cell office:value-type="float" office:value="-0.00805707182735205">
                <text:p>-0.008057071827352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268155425786972">
                <text:p>-0.268155425786972</text:p>
              </table:table-cell>
              <table:table-cell office:value-type="float" office:value="-0.268162786960602">
                <text:p>-0.268162786960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315804868936539">
                <text:p>-0.315804868936539</text:p>
              </table:table-cell>
              <table:table-cell office:value-type="float" office:value="0.0197277572005987">
                <text:p>0.0197277572005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69986271858215">
                <text:p>-0.269986271858215</text:p>
              </table:table-cell>
              <table:table-cell office:value-type="float" office:value="0.0247439760714769">
                <text:p>0.02474397607147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224436044692993">
                <text:p>-0.224436044692993</text:p>
              </table:table-cell>
              <table:table-cell office:value-type="float" office:value="0.0387374795973301">
                <text:p>0.03873747959733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87382847070694">
                <text:p>-0.187382847070694</text:p>
              </table:table-cell>
              <table:table-cell office:value-type="float" office:value="0.0555874668061733">
                <text:p>0.05558746680617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69240549206734">
                <text:p>-0.169240549206734</text:p>
              </table:table-cell>
              <table:table-cell office:value-type="float" office:value="0.0759658887982369">
                <text:p>0.07596588879823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49912014603615">
                <text:p>-0.149912014603615</text:p>
              </table:table-cell>
              <table:table-cell office:value-type="float" office:value="0.0501783713698387">
                <text:p>0.05017837136983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22382797300816">
                <text:p>-0.122382797300816</text:p>
              </table:table-cell>
              <table:table-cell office:value-type="float" office:value="0.0582025274634361">
                <text:p>0.05820252746343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877354070544243">
                <text:p>-0.0877354070544243</text:p>
              </table:table-cell>
              <table:table-cell office:value-type="float" office:value="0.0707457661628723">
                <text:p>0.07074576616287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608009062707424">
                <text:p>-0.0608009062707424</text:p>
              </table:table-cell>
              <table:table-cell office:value-type="float" office:value="0.0789166763424873">
                <text:p>0.07891667634248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83509451150894">
                <text:p>-0.0483509451150894</text:p>
              </table:table-cell>
              <table:table-cell office:value-type="float" office:value="0.0801129788160324">
                <text:p>0.0801129788160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29358093440533">
                <text:p>-0.0329358093440533</text:p>
              </table:table-cell>
              <table:table-cell office:value-type="float" office:value="0.0766919329762459">
                <text:p>0.07669193297624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15601439028978">
                <text:p>-0.0115601439028978</text:p>
              </table:table-cell>
              <table:table-cell office:value-type="float" office:value="0.0799567922949791">
                <text:p>0.07995679229497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671777583193034">
                <text:p>-0.000671777583193034</text:p>
              </table:table-cell>
              <table:table-cell office:value-type="float" office:value="0.0802514851093292">
                <text:p>0.08025148510932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57185532152653">
                <text:p>0.0157185532152653</text:p>
              </table:table-cell>
              <table:table-cell office:value-type="float" office:value="0.0787615329027176">
                <text:p>0.07876153290271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70454734563828">
                <text:p>0.0270454734563828</text:p>
              </table:table-cell>
              <table:table-cell office:value-type="float" office:value="0.074811078608036">
                <text:p>0.0748110786080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43655198812485">
                <text:p>0.0343655198812485</text:p>
              </table:table-cell>
              <table:table-cell office:value-type="float" office:value="0.0708783864974976">
                <text:p>0.0708783864974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01657931506634">
                <text:p>0.0401657931506634</text:p>
              </table:table-cell>
              <table:table-cell office:value-type="float" office:value="0.0665306001901627">
                <text:p>0.06653060019016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02418167889118">
                <text:p>0.0502418167889118</text:p>
              </table:table-cell>
              <table:table-cell office:value-type="float" office:value="0.0645191371440888">
                <text:p>0.0645191371440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07924742996693">
                <text:p>0.0507924742996693</text:p>
              </table:table-cell>
              <table:table-cell office:value-type="float" office:value="0.06190200522542">
                <text:p>0.061902005225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12661263346672">
                <text:p>0.0512661263346672</text:p>
              </table:table-cell>
              <table:table-cell office:value-type="float" office:value="0.056106448173523">
                <text:p>0.056106448173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40854670107365">
                <text:p>0.0540854670107365</text:p>
              </table:table-cell>
              <table:table-cell office:value-type="float" office:value="0.0519182309508324">
                <text:p>0.0519182309508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952cm" style:legend-expansion="high" chart:style-name="ch2"/>
        <chart:plot-area chart:style-name="ch3" table:cell-range-address="'20211217-152655dvl_data_ts'.C1:'20211217-152655dvl_data_ts'.D205" chart:data-source-has-labels="row" svg:x="0.32cm" svg:y="0.18cm" svg:width="14.42cm" svg:height="8.64cm">
          <chartooo:coordinate-region svg:x="1.153cm" svg:y="0.379cm" svg:width="13.58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1217-152655dvl_data_ts'.C2:'20211217-152655dvl_data_ts'.C205" chart:label-cell-address="'20211217-152655dvl_data_ts'.C1:'20211217-152655dvl_data_ts'.C1" chart:class="chart:bar">
            <chart:data-point chart:repeated="204"/>
          </chart:series>
          <chart:series chart:style-name="ch8" chart:values-cell-range-address="'20211217-152655dvl_data_ts'.D2:'20211217-152655dvl_data_ts'.D205" chart:label-cell-address="'20211217-152655dvl_data_ts'.D1:'20211217-152655dvl_data_ts'.D1" chart:class="chart:bar">
            <chart:data-point chart:repeated="2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20211217-152655dvl_data_ts'.C1:'20211217-152655dvl_data_ts'.C1</svg:desc>
                </draw:g>
              </table:table-cell>
              <table:table-cell office:value-type="string">
                <text:p>y</text:p>
                <draw:g>
                  <svg:desc>'20211217-152655dvl_data_ts'.D1:'20211217-152655dvl_data_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26987654978322">
                <text:p>-0.326987654978322</text:p>
                <draw:g>
                  <svg:desc>'20211217-152655dvl_data_ts'.C2:'20211217-152655dvl_data_ts'.C205</svg:desc>
                </draw:g>
              </table:table-cell>
              <table:table-cell office:value-type="float" office:value="0.792101279981099">
                <text:p>0.792101279981099</text:p>
                <draw:g>
                  <svg:desc>'20211217-152655dvl_data_ts'.D2:'20211217-152655dvl_data_ts'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27621619810012">
                <text:p>-0.327621619810012</text:p>
              </table:table-cell>
              <table:table-cell office:value-type="float" office:value="0.792149257964399">
                <text:p>0.79214925796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27794512917854">
                <text:p>-0.327794512917854</text:p>
              </table:table-cell>
              <table:table-cell office:value-type="float" office:value="0.792256599125584">
                <text:p>0.792256599125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8728089495698">
                <text:p>-0.328728089495698</text:p>
              </table:table-cell>
              <table:table-cell office:value-type="float" office:value="0.792916720377293">
                <text:p>0.792916720377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6383282689773">
                <text:p>-0.326383282689773</text:p>
              </table:table-cell>
              <table:table-cell office:value-type="float" office:value="0.794734047516319">
                <text:p>0.794734047516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6483322145605">
                <text:p>-0.326483322145605</text:p>
              </table:table-cell>
              <table:table-cell office:value-type="float" office:value="0.793243698471933">
                <text:p>0.79324369847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6545911779311">
                <text:p>-0.326545911779311</text:p>
              </table:table-cell>
              <table:table-cell office:value-type="float" office:value="0.793707425529628">
                <text:p>0.793707425529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6640755309299">
                <text:p>-0.326640755309299</text:p>
              </table:table-cell>
              <table:table-cell office:value-type="float" office:value="0.793708445923762">
                <text:p>0.793708445923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26457179091329">
                <text:p>-0.326457179091329</text:p>
              </table:table-cell>
              <table:table-cell office:value-type="float" office:value="0.793718432300279">
                <text:p>0.793718432300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2624533184905">
                <text:p>-0.32624533184905</text:p>
              </table:table-cell>
              <table:table-cell office:value-type="float" office:value="0.7949626515616">
                <text:p>0.7949626515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26662917777751">
                <text:p>-0.326662917777751</text:p>
              </table:table-cell>
              <table:table-cell office:value-type="float" office:value="0.794044453983847">
                <text:p>0.794044453983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27102439970772">
                <text:p>-0.327102439970772</text:p>
              </table:table-cell>
              <table:table-cell office:value-type="float" office:value="0.793685444783268">
                <text:p>0.793685444783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27286459640136">
                <text:p>-0.327286459640136</text:p>
              </table:table-cell>
              <table:table-cell office:value-type="float" office:value="0.794467276294637">
                <text:p>0.794467276294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7036027061543">
                <text:p>-0.327036027061543</text:p>
              </table:table-cell>
              <table:table-cell office:value-type="float" office:value="0.795090552820495">
                <text:p>0.79509055282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27607763176399">
                <text:p>-0.327607763176399</text:p>
              </table:table-cell>
              <table:table-cell office:value-type="float" office:value="0.794237516572945">
                <text:p>0.794237516572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7581322030977">
                <text:p>-0.327581322030977</text:p>
              </table:table-cell>
              <table:table-cell office:value-type="float" office:value="0.794054963530147">
                <text:p>0.79405496353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7363262140229">
                <text:p>-0.327363262140229</text:p>
              </table:table-cell>
              <table:table-cell office:value-type="float" office:value="0.794296130945846">
                <text:p>0.794296130945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27256566902626">
                <text:p>-0.327256566902626</text:p>
              </table:table-cell>
              <table:table-cell office:value-type="float" office:value="0.793848445037947">
                <text:p>0.793848445037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28487242580291">
                <text:p>-0.328487242580291</text:p>
              </table:table-cell>
              <table:table-cell office:value-type="float" office:value="0.794248418527181">
                <text:p>0.794248418527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27888625048847">
                <text:p>-0.327888625048847</text:p>
              </table:table-cell>
              <table:table-cell office:value-type="float" office:value="0.794263283331618">
                <text:p>0.794263283331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27020479040775">
                <text:p>-0.327020479040775</text:p>
              </table:table-cell>
              <table:table-cell office:value-type="float" office:value="0.794870281745254">
                <text:p>0.794870281745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27562540326048">
                <text:p>-0.327562540326048</text:p>
              </table:table-cell>
              <table:table-cell office:value-type="float" office:value="0.794629762547448">
                <text:p>0.794629762547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28539180788281">
                <text:p>-0.328539180788281</text:p>
              </table:table-cell>
              <table:table-cell office:value-type="float" office:value="0.794666108990439">
                <text:p>0.794666108990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2900292173852">
                <text:p>-0.32900292173852</text:p>
              </table:table-cell>
              <table:table-cell office:value-type="float" office:value="0.795355214985798">
                <text:p>0.795355214985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27637081521857">
                <text:p>-0.327637081521857</text:p>
              </table:table-cell>
              <table:table-cell office:value-type="float" office:value="0.795224264152212">
                <text:p>0.795224264152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28596368604792">
                <text:p>-0.328596368604792</text:p>
              </table:table-cell>
              <table:table-cell office:value-type="float" office:value="0.795338057299691">
                <text:p>0.795338057299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27664425124712">
                <text:p>-0.327664425124712</text:p>
              </table:table-cell>
              <table:table-cell office:value-type="float" office:value="0.7960570869418">
                <text:p>0.7960570869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28695441336112">
                <text:p>-0.328695441336112</text:p>
              </table:table-cell>
              <table:table-cell office:value-type="float" office:value="0.795907069284367">
                <text:p>0.795907069284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27819953736189">
                <text:p>-0.327819953736189</text:p>
              </table:table-cell>
              <table:table-cell office:value-type="float" office:value="0.79610936096937">
                <text:p>0.79610936096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27069674206294">
                <text:p>-0.327069674206294</text:p>
              </table:table-cell>
              <table:table-cell office:value-type="float" office:value="0.796471327812858">
                <text:p>0.796471327812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27682903608055">
                <text:p>-0.327682903608055</text:p>
              </table:table-cell>
              <table:table-cell office:value-type="float" office:value="0.795749523033546">
                <text:p>0.795749523033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2723311978509">
                <text:p>-0.32723311978509</text:p>
              </table:table-cell>
              <table:table-cell office:value-type="float" office:value="0.795949179407093">
                <text:p>0.79594917940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27409193152892">
                <text:p>-0.327409193152892</text:p>
              </table:table-cell>
              <table:table-cell office:value-type="float" office:value="0.795879385772067">
                <text:p>0.795879385772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7419305411258">
                <text:p>-0.327419305411258</text:p>
              </table:table-cell>
              <table:table-cell office:value-type="float" office:value="0.796708186890916">
                <text:p>0.796708186890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27922232227069">
                <text:p>-0.327922232227069</text:p>
              </table:table-cell>
              <table:table-cell office:value-type="float" office:value="0.795491832378239">
                <text:p>0.795491832378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7283502841779">
                <text:p>-0.327283502841779</text:p>
              </table:table-cell>
              <table:table-cell office:value-type="float" office:value="0.79619004472436">
                <text:p>0.79619004472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27663367066382">
                <text:p>-0.327663367066382</text:p>
              </table:table-cell>
              <table:table-cell office:value-type="float" office:value="0.796613583255513">
                <text:p>0.79661358325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28073003531813">
                <text:p>-0.328073003531813</text:p>
              </table:table-cell>
              <table:table-cell office:value-type="float" office:value="0.796870763736788">
                <text:p>0.796870763736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7981055579329">
                <text:p>-0.327981055579329</text:p>
              </table:table-cell>
              <table:table-cell office:value-type="float" office:value="0.796804760669615">
                <text:p>0.796804760669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2707498315585">
                <text:p>-0.32707498315585</text:p>
              </table:table-cell>
              <table:table-cell office:value-type="float" office:value="0.797829800098475">
                <text:p>0.79782980009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26985691828821">
                <text:p>-0.326985691828821</text:p>
              </table:table-cell>
              <table:table-cell office:value-type="float" office:value="0.799336742108457">
                <text:p>0.799336742108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27803866547889">
                <text:p>-0.327803866547889</text:p>
              </table:table-cell>
              <table:table-cell office:value-type="float" office:value="0.797759515897872">
                <text:p>0.797759515897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830620096392">
                <text:p>-0.32830620096392</text:p>
              </table:table-cell>
              <table:table-cell office:value-type="float" office:value="0.799436586481504">
                <text:p>0.799436586481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28246476023689">
                <text:p>-0.328246476023689</text:p>
              </table:table-cell>
              <table:table-cell office:value-type="float" office:value="0.799638528622165">
                <text:p>0.799638528622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27753453044681">
                <text:p>-0.327753453044681</text:p>
              </table:table-cell>
              <table:table-cell office:value-type="float" office:value="0.798858684086191">
                <text:p>0.798858684086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27305860723721">
                <text:p>-0.327305860723721</text:p>
              </table:table-cell>
              <table:table-cell office:value-type="float" office:value="0.799683430771969">
                <text:p>0.799683430771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8319388696761">
                <text:p>-0.328319388696761</text:p>
              </table:table-cell>
              <table:table-cell office:value-type="float" office:value="0.799005563342387">
                <text:p>0.799005563342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8136092473582">
                <text:p>-0.328136092473582</text:p>
              </table:table-cell>
              <table:table-cell office:value-type="float" office:value="0.799369283082241">
                <text:p>0.799369283082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28813200949771">
                <text:p>-0.328813200949771</text:p>
              </table:table-cell>
              <table:table-cell office:value-type="float" office:value="0.80051734185949">
                <text:p>0.80051734185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28401006992985">
                <text:p>-0.328401006992985</text:p>
              </table:table-cell>
              <table:table-cell office:value-type="float" office:value="0.799633536059033">
                <text:p>0.799633536059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8735931022248">
                <text:p>-0.328735931022248</text:p>
              </table:table-cell>
              <table:table-cell office:value-type="float" office:value="0.800026556004043">
                <text:p>0.80002655600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28194682162593">
                <text:p>-0.328194682162593</text:p>
              </table:table-cell>
              <table:table-cell office:value-type="float" office:value="0.799842074873529">
                <text:p>0.799842074873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27563113152097">
                <text:p>-0.327563113152097</text:p>
              </table:table-cell>
              <table:table-cell office:value-type="float" office:value="0.800064493297234">
                <text:p>0.800064493297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27616969381928">
                <text:p>-0.327616969381928</text:p>
              </table:table-cell>
              <table:table-cell office:value-type="float" office:value="0.800387379673659">
                <text:p>0.800387379673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686724261354">
                <text:p>-0.32686724261354</text:p>
              </table:table-cell>
              <table:table-cell office:value-type="float" office:value="0.800692604683714">
                <text:p>0.800692604683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27427732105329">
                <text:p>-0.327427732105329</text:p>
              </table:table-cell>
              <table:table-cell office:value-type="float" office:value="0.80050350908433">
                <text:p>0.80050350908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8457477185688">
                <text:p>-0.328457477185688</text:p>
              </table:table-cell>
              <table:table-cell office:value-type="float" office:value="0.80105091878489">
                <text:p>0.80105091878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28250771786728">
                <text:p>-0.328250771786728</text:p>
              </table:table-cell>
              <table:table-cell office:value-type="float" office:value="0.80131319772063">
                <text:p>0.80131319772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28151169181872">
                <text:p>-0.328151169181872</text:p>
              </table:table-cell>
              <table:table-cell office:value-type="float" office:value="0.801676380434437">
                <text:p>0.80167638043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807739192007">
                <text:p>-0.32807739192007</text:p>
              </table:table-cell>
              <table:table-cell office:value-type="float" office:value="0.80124899786876">
                <text:p>0.80124899786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758901441526">
                <text:p>-0.32758901441526</text:p>
              </table:table-cell>
              <table:table-cell office:value-type="float" office:value="0.801638151277951">
                <text:p>0.801638151277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27931596994964">
                <text:p>-0.327931596994964</text:p>
              </table:table-cell>
              <table:table-cell office:value-type="float" office:value="0.801517805197813">
                <text:p>0.801517805197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27417300983866">
                <text:p>-0.327417300983866</text:p>
              </table:table-cell>
              <table:table-cell office:value-type="float" office:value="0.800102264657796">
                <text:p>0.800102264657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27527655181848">
                <text:p>-0.327527655181848</text:p>
              </table:table-cell>
              <table:table-cell office:value-type="float" office:value="0.801212911599956">
                <text:p>0.801212911599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7875814949647">
                <text:p>-0.327875814949647</text:p>
              </table:table-cell>
              <table:table-cell office:value-type="float" office:value="0.800928038605837">
                <text:p>0.800928038605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2767255503039">
                <text:p>-0.32767255503039</text:p>
              </table:table-cell>
              <table:table-cell office:value-type="float" office:value="0.802134873943713">
                <text:p>0.802134873943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27750207032388">
                <text:p>-0.327750207032388</text:p>
              </table:table-cell>
              <table:table-cell office:value-type="float" office:value="0.801659046943292">
                <text:p>0.801659046943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7385670239737">
                <text:p>-0.327385670239737</text:p>
              </table:table-cell>
              <table:table-cell office:value-type="float" office:value="0.80176205927858">
                <text:p>0.801762059278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8371254234495">
                <text:p>-0.328371254234495</text:p>
              </table:table-cell>
              <table:table-cell office:value-type="float" office:value="0.801865659119927">
                <text:p>0.801865659119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27619489101447">
                <text:p>-0.327619489101447</text:p>
              </table:table-cell>
              <table:table-cell office:value-type="float" office:value="0.802502520489608">
                <text:p>0.802502520489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27360090811816">
                <text:p>-0.327360090811816</text:p>
              </table:table-cell>
              <table:table-cell office:value-type="float" office:value="0.801870023990402">
                <text:p>0.801870023990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26472697561625">
                <text:p>-0.326472697561625</text:p>
              </table:table-cell>
              <table:table-cell office:value-type="float" office:value="0.801901520031064">
                <text:p>0.801901520031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27916019059749">
                <text:p>-0.327916019059749</text:p>
              </table:table-cell>
              <table:table-cell office:value-type="float" office:value="0.802130785541793">
                <text:p>0.802130785541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26701629664766">
                <text:p>-0.326701629664766</text:p>
              </table:table-cell>
              <table:table-cell office:value-type="float" office:value="0.803106169732396">
                <text:p>0.803106169732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6389157234524">
                <text:p>-0.326389157234524</text:p>
              </table:table-cell>
              <table:table-cell office:value-type="float" office:value="0.802238974849671">
                <text:p>0.802238974849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26617875171297">
                <text:p>-0.326617875171297</text:p>
              </table:table-cell>
              <table:table-cell office:value-type="float" office:value="0.80292683393324">
                <text:p>0.80292683393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26458161563159">
                <text:p>-0.326458161563159</text:p>
              </table:table-cell>
              <table:table-cell office:value-type="float" office:value="0.802015278977191">
                <text:p>0.802015278977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5753231987272">
                <text:p>-0.325753231987272</text:p>
              </table:table-cell>
              <table:table-cell office:value-type="float" office:value="0.801024020154928">
                <text:p>0.801024020154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29095453050486">
                <text:p>-0.329095453050486</text:p>
              </table:table-cell>
              <table:table-cell office:value-type="float" office:value="0.80035687156305">
                <text:p>0.80035687156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30560957708078">
                <text:p>-0.330560957708078</text:p>
              </table:table-cell>
              <table:table-cell office:value-type="float" office:value="0.799756667689529">
                <text:p>0.7997566676895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9205405441796">
                <text:p>-0.329205405441796</text:p>
              </table:table-cell>
              <table:table-cell office:value-type="float" office:value="0.797961793566797">
                <text:p>0.797961793566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29061193857339">
                <text:p>-0.329061193857339</text:p>
              </table:table-cell>
              <table:table-cell office:value-type="float" office:value="0.787514032227461">
                <text:p>0.787514032227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18745671508765">
                <text:p>-0.318745671508765</text:p>
              </table:table-cell>
              <table:table-cell office:value-type="float" office:value="0.766903193345487">
                <text:p>0.766903193345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02369573847157">
                <text:p>-0.302369573847157</text:p>
              </table:table-cell>
              <table:table-cell office:value-type="float" office:value="0.730549408506556">
                <text:p>0.730549408506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85649472114409">
                <text:p>-0.285649472114409</text:p>
              </table:table-cell>
              <table:table-cell office:value-type="float" office:value="0.656008307579923">
                <text:p>0.656008307579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75443135774609">
                <text:p>-0.275443135774609</text:p>
              </table:table-cell>
              <table:table-cell office:value-type="float" office:value="0.57657237360031">
                <text:p>0.57657237360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6239854151207">
                <text:p>-0.26239854151207</text:p>
              </table:table-cell>
              <table:table-cell office:value-type="float" office:value="0.495540133619311">
                <text:p>0.495540133619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37724166859456">
                <text:p>-0.237724166859456</text:p>
              </table:table-cell>
              <table:table-cell office:value-type="float" office:value="0.400897962322059">
                <text:p>0.40089796232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22235996425157">
                <text:p>-0.222235996425157</text:p>
              </table:table-cell>
              <table:table-cell office:value-type="float" office:value="0.318712321103779">
                <text:p>0.318712321103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10727516188973">
                <text:p>-0.210727516188973</text:p>
              </table:table-cell>
              <table:table-cell office:value-type="float" office:value="0.257339713575655">
                <text:p>0.257339713575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92243684472184">
                <text:p>-0.192243684472184</text:p>
              </table:table-cell>
              <table:table-cell office:value-type="float" office:value="0.192806712573077">
                <text:p>0.192806712573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1692753490217">
                <text:p>-0.181692753490217</text:p>
              </table:table-cell>
              <table:table-cell office:value-type="float" office:value="0.127190417251181">
                <text:p>0.127190417251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0485152204365">
                <text:p>-0.170485152204365</text:p>
              </table:table-cell>
              <table:table-cell office:value-type="float" office:value="0.0859911006990545">
                <text:p>0.0859911006990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66851388239429">
                <text:p>-0.166851388239429</text:p>
              </table:table-cell>
              <table:table-cell office:value-type="float" office:value="0.0330080515132584">
                <text:p>0.033008051513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66405660358464">
                <text:p>-0.166405660358464</text:p>
              </table:table-cell>
              <table:table-cell office:value-type="float" office:value="-0.0231530104850558">
                <text:p>-0.023153010485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8050116640826">
                <text:p>-0.158050116640826</text:p>
              </table:table-cell>
              <table:table-cell office:value-type="float" office:value="-0.0923137126994134">
                <text:p>-0.0923137126994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44861335880284">
                <text:p>-0.144861335880284</text:p>
              </table:table-cell>
              <table:table-cell office:value-type="float" office:value="-0.149246792667889">
                <text:p>-0.149246792667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6186592461102">
                <text:p>-0.116186592461102</text:p>
              </table:table-cell>
              <table:table-cell office:value-type="float" office:value="-0.23735196081885">
                <text:p>-0.23735196081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3751531404287">
                <text:p>-0.103751531404287</text:p>
              </table:table-cell>
              <table:table-cell office:value-type="float" office:value="-0.326200387012158">
                <text:p>-0.326200387012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10929681558386">
                <text:p>-0.0910929681558386</text:p>
              </table:table-cell>
              <table:table-cell office:value-type="float" office:value="-0.411750282750355">
                <text:p>-0.411750282750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40305338809127">
                <text:p>-0.0840305338809127</text:p>
              </table:table-cell>
              <table:table-cell office:value-type="float" office:value="-0.479450766062998">
                <text:p>-0.479450766062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704487387928685">
                <text:p>-0.0704487387928685</text:p>
              </table:table-cell>
              <table:table-cell office:value-type="float" office:value="-0.538127639619906">
                <text:p>-0.538127639619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2630916091639">
                <text:p>-0.0562630916091639</text:p>
              </table:table-cell>
              <table:table-cell office:value-type="float" office:value="-0.605096743953717">
                <text:p>-0.605096743953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94580823899107">
                <text:p>-0.0494580823899107</text:p>
              </table:table-cell>
              <table:table-cell office:value-type="float" office:value="-0.676910939047559">
                <text:p>-0.676910939047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10012668912244">
                <text:p>-0.0510012668912244</text:p>
              </table:table-cell>
              <table:table-cell office:value-type="float" office:value="-0.729863393500669">
                <text:p>-0.72986339350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90163259948125">
                <text:p>-0.0390163259948125</text:p>
              </table:table-cell>
              <table:table-cell office:value-type="float" office:value="-0.770176758965807">
                <text:p>-0.770176758965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52140903491495">
                <text:p>-0.0352140903491495</text:p>
              </table:table-cell>
              <table:table-cell office:value-type="float" office:value="-0.821306411918675">
                <text:p>-0.821306411918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86082917828075">
                <text:p>-0.0386082917828075</text:p>
              </table:table-cell>
              <table:table-cell office:value-type="float" office:value="-0.88098243978484">
                <text:p>-0.88098243978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88329692522438">
                <text:p>-0.0388329692522438</text:p>
              </table:table-cell>
              <table:table-cell office:value-type="float" office:value="-0.902788748612187">
                <text:p>-0.902788748612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23124464211303">
                <text:p>-0.0323124464211303</text:p>
              </table:table-cell>
              <table:table-cell office:value-type="float" office:value="-0.942698686787177">
                <text:p>-0.9426986867871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56929032637688">
                <text:p>-0.0356929032637688</text:p>
              </table:table-cell>
              <table:table-cell office:value-type="float" office:value="-1.00027498093509">
                <text:p>-1.00027498093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68445163892742">
                <text:p>-0.00168445163892742</text:p>
              </table:table-cell>
              <table:table-cell office:value-type="float" office:value="-1.06963796647845">
                <text:p>-1.06963796647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9900729541102">
                <text:p>0.0299900729541102</text:p>
              </table:table-cell>
              <table:table-cell office:value-type="float" office:value="-1.10332067420682">
                <text:p>-1.10332067420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16266457295894">
                <text:p>0.0716266457295894</text:p>
              </table:table-cell>
              <table:table-cell office:value-type="float" office:value="-1.12699422673376">
                <text:p>-1.12699422673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5676354439741">
                <text:p>0.135676354439741</text:p>
              </table:table-cell>
              <table:table-cell office:value-type="float" office:value="-1.14335326108897">
                <text:p>-1.143353261088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8436893446708">
                <text:p>-0.038436893446708</text:p>
              </table:table-cell>
              <table:table-cell office:value-type="float" office:value="-1.13613271741789">
                <text:p>-1.13613271741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37428214321806">
                <text:p>-0.0437428214321806</text:p>
              </table:table-cell>
              <table:table-cell office:value-type="float" office:value="-1.13863162850498">
                <text:p>-1.13863162850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26592343057747">
                <text:p>-0.0626592343057747</text:p>
              </table:table-cell>
              <table:table-cell office:value-type="float" office:value="-1.13835675960621">
                <text:p>-1.13835675960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74266578451895">
                <text:p>-0.0674266578451895</text:p>
              </table:table-cell>
              <table:table-cell office:value-type="float" office:value="-1.1352792657434">
                <text:p>-1.1352792657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63600088444496">
                <text:p>-0.0763600088444496</text:p>
              </table:table-cell>
              <table:table-cell office:value-type="float" office:value="-1.1278490084034">
                <text:p>-1.12784900840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17244786439223">
                <text:p>-0.0817244786439223</text:p>
              </table:table-cell>
              <table:table-cell office:value-type="float" office:value="-1.11699451452565">
                <text:p>-1.116994514525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11221748646192">
                <text:p>-0.0811221748646192</text:p>
              </table:table-cell>
              <table:table-cell office:value-type="float" office:value="-1.07348347848427">
                <text:p>-1.07348347848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67006327950242">
                <text:p>-0.0767006327950242</text:p>
              </table:table-cell>
              <table:table-cell office:value-type="float" office:value="-1.0008321310088">
                <text:p>-1.0008321310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15474075286061">
                <text:p>-0.0615474075286061</text:p>
              </table:table-cell>
              <table:table-cell office:value-type="float" office:value="-0.887104185675186">
                <text:p>-0.8871041856751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67820085160739">
                <text:p>-0.0567820085160739</text:p>
              </table:table-cell>
              <table:table-cell office:value-type="float" office:value="-0.783148599762888">
                <text:p>-0.783148599762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65464584805418">
                <text:p>-0.0565464584805418</text:p>
              </table:table-cell>
              <table:table-cell office:value-type="float" office:value="-0.667845422816801">
                <text:p>-0.667845422816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36655150978645">
                <text:p>-0.0436655150978645</text:p>
              </table:table-cell>
              <table:table-cell office:value-type="float" office:value="-0.58977968876929">
                <text:p>-0.5897796887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63163058423511">
                <text:p>-0.0363163058423511</text:p>
              </table:table-cell>
              <table:table-cell office:value-type="float" office:value="-0.501918139512311">
                <text:p>-0.501918139512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47375297993777">
                <text:p>-0.0347375297993777</text:p>
              </table:table-cell>
              <table:table-cell office:value-type="float" office:value="-0.399163666358585">
                <text:p>-0.399163666358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99629937456769">
                <text:p>-0.0299629937456769</text:p>
              </table:table-cell>
              <table:table-cell office:value-type="float" office:value="-0.327613062862682">
                <text:p>-0.327613062862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203234114459166">
                <text:p>-0.0203234114459166</text:p>
              </table:table-cell>
              <table:table-cell office:value-type="float" office:value="-0.245387635665943">
                <text:p>-0.245387635665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22055987165233">
                <text:p>-0.0122055987165233</text:p>
              </table:table-cell>
              <table:table-cell office:value-type="float" office:value="-0.196506876459431">
                <text:p>-0.196506876459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0281846237941">
                <text:p>0.0010281846237941</text:p>
              </table:table-cell>
              <table:table-cell office:value-type="float" office:value="-0.145592217192438">
                <text:p>-0.1455922171924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84047625113803">
                <text:p>0.00284047625113803</text:p>
              </table:table-cell>
              <table:table-cell office:value-type="float" office:value="-0.136084804310776">
                <text:p>-0.136084804310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06117386177592">
                <text:p>-0.0606117386177592</text:p>
              </table:table-cell>
              <table:table-cell office:value-type="float" office:value="-0.0908890213543169">
                <text:p>-0.0908890213543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308529735167">
                <text:p>0.013308529735167</text:p>
              </table:table-cell>
              <table:table-cell office:value-type="float" office:value="-0.13394225883338">
                <text:p>-0.13394225883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1810675389847">
                <text:p>0.031810675389847</text:p>
              </table:table-cell>
              <table:table-cell office:value-type="float" office:value="-0.150634277175782">
                <text:p>-0.150634277175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5039631426101">
                <text:p>0.0455039631426101</text:p>
              </table:table-cell>
              <table:table-cell office:value-type="float" office:value="-0.178332486112673">
                <text:p>-0.178332486112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42426946700932">
                <text:p>0.0542426946700932</text:p>
              </table:table-cell>
              <table:table-cell office:value-type="float" office:value="-0.212803750461563">
                <text:p>-0.212803750461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77203856544042">
                <text:p>0.0777203856544042</text:p>
              </table:table-cell>
              <table:table-cell office:value-type="float" office:value="-0.252599802058782">
                <text:p>-0.252599802058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320413966099">
                <text:p>0.10320413966099</text:p>
              </table:table-cell>
              <table:table-cell office:value-type="float" office:value="-0.299575539264795">
                <text:p>-0.299575539264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667772427839">
                <text:p>0.106667772427839</text:p>
              </table:table-cell>
              <table:table-cell office:value-type="float" office:value="-0.374498217346525">
                <text:p>-0.37449821734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221266517474">
                <text:p>0.11221266517474</text:p>
              </table:table-cell>
              <table:table-cell office:value-type="float" office:value="-0.464779650754929">
                <text:p>-0.464779650754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69336629971993">
                <text:p>0.0969336629971993</text:p>
              </table:table-cell>
              <table:table-cell office:value-type="float" office:value="-0.54760003162093">
                <text:p>-0.547600031620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14340812200902">
                <text:p>0.0914340812200902</text:p>
              </table:table-cell>
              <table:table-cell office:value-type="float" office:value="-0.627007300086001">
                <text:p>-0.627007300086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62119502601697">
                <text:p>0.0762119502601697</text:p>
              </table:table-cell>
              <table:table-cell office:value-type="float" office:value="-0.707113593787905">
                <text:p>-0.707113593787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3752030318868">
                <text:p>0.0523752030318868</text:p>
              </table:table-cell>
              <table:table-cell office:value-type="float" office:value="-0.784541379062359">
                <text:p>-0.784541379062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67490152495724">
                <text:p>0.0767490152495724</text:p>
              </table:table-cell>
              <table:table-cell office:value-type="float" office:value="-0.852664075731068">
                <text:p>-0.8526640757310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01571958885537">
                <text:p>0.0701571958885537</text:p>
              </table:table-cell>
              <table:table-cell office:value-type="float" office:value="-0.941752951838808">
                <text:p>-0.941752951838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48044170388541">
                <text:p>0.0748044170388541</text:p>
              </table:table-cell>
              <table:table-cell office:value-type="float" office:value="-1.00023931326607">
                <text:p>-1.00023931326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95077012196228">
                <text:p>0.0895077012196228</text:p>
              </table:table-cell>
              <table:table-cell office:value-type="float" office:value="-1.08523725397526">
                <text:p>-1.08523725397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6902700320751">
                <text:p>0.126902700320751</text:p>
              </table:table-cell>
              <table:table-cell office:value-type="float" office:value="-1.16486115964146">
                <text:p>-1.16486115964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523544221213">
                <text:p>0.144523544221213</text:p>
              </table:table-cell>
              <table:table-cell office:value-type="float" office:value="-1.22671398720641">
                <text:p>-1.22671398720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0101858508628">
                <text:p>0.160101858508628</text:p>
              </table:table-cell>
              <table:table-cell office:value-type="float" office:value="-1.26873329372073">
                <text:p>-1.268733293720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386327646915">
                <text:p>0.18386327646915</text:p>
              </table:table-cell>
              <table:table-cell office:value-type="float" office:value="-1.3006708138687">
                <text:p>-1.300670813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1944329447866">
                <text:p>0.191944329447866</text:p>
              </table:table-cell>
              <table:table-cell office:value-type="float" office:value="-1.32224765706642">
                <text:p>-1.32224765706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9384707762076">
                <text:p>0.189384707762076</text:p>
              </table:table-cell>
              <table:table-cell office:value-type="float" office:value="-1.32726455270956">
                <text:p>-1.32726455270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9318744598981">
                <text:p>0.169318744598981</text:p>
              </table:table-cell>
              <table:table-cell office:value-type="float" office:value="-1.32354384974259">
                <text:p>-1.323543849742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5744284961567">
                <text:p>0.145744284961567</text:p>
              </table:table-cell>
              <table:table-cell office:value-type="float" office:value="-1.3265114858474">
                <text:p>-1.3265114858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4739396715645">
                <text:p>0.134739396715645</text:p>
              </table:table-cell>
              <table:table-cell office:value-type="float" office:value="-1.32923216404536">
                <text:p>-1.32923216404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4680125205737">
                <text:p>0.134680125205737</text:p>
              </table:table-cell>
              <table:table-cell office:value-type="float" office:value="-1.32007189888002">
                <text:p>-1.32007189888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6039010404415">
                <text:p>0.116039010404415</text:p>
              </table:table-cell>
              <table:table-cell office:value-type="float" office:value="-1.21767359983677">
                <text:p>-1.21767359983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2058183796318">
                <text:p>0.112058183796318</text:p>
              </table:table-cell>
              <table:table-cell office:value-type="float" office:value="-1.14414895106379">
                <text:p>-1.14414895106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4254685147651">
                <text:p>0.104254685147651</text:p>
              </table:table-cell>
              <table:table-cell office:value-type="float" office:value="-1.01873413819714">
                <text:p>-1.01873413819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5851544585319">
                <text:p>0.095851544585319</text:p>
              </table:table-cell>
              <table:table-cell office:value-type="float" office:value="-0.916352121233329">
                <text:p>-0.916352121233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7789853433668">
                <text:p>0.107789853433668</text:p>
              </table:table-cell>
              <table:table-cell office:value-type="float" office:value="-0.743766299493399">
                <text:p>-0.7437662994933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4866791105037">
                <text:p>0.114866791105037</text:p>
              </table:table-cell>
              <table:table-cell office:value-type="float" office:value="-0.619058979211987">
                <text:p>-0.6190589792119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719742136792">
                <text:p>0.116719742136792</text:p>
              </table:table-cell>
              <table:table-cell office:value-type="float" office:value="-0.534839055742931">
                <text:p>-0.534839055742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1369682320184">
                <text:p>0.131369682320184</text:p>
              </table:table-cell>
              <table:table-cell office:value-type="float" office:value="-0.393567541977905">
                <text:p>-0.393567541977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6809287544388">
                <text:p>0.116809287544388</text:p>
              </table:table-cell>
              <table:table-cell office:value-type="float" office:value="-0.28774650508424">
                <text:p>-0.28774650508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3206260439577">
                <text:p>0.113206260439577</text:p>
              </table:table-cell>
              <table:table-cell office:value-type="float" office:value="-0.189352786873415">
                <text:p>-0.189352786873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2132389024891">
                <text:p>0.112132389024891</text:p>
              </table:table-cell>
              <table:table-cell office:value-type="float" office:value="-0.0989425083462016">
                <text:p>-0.0989425083462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3755919090874">
                <text:p>0.103755919090874</text:p>
              </table:table-cell>
              <table:table-cell office:value-type="float" office:value="0.0270390286837596">
                <text:p>0.0270390286837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1630642962891">
                <text:p>0.101630642962891</text:p>
              </table:table-cell>
              <table:table-cell office:value-type="float" office:value="0.191513406049434">
                <text:p>0.1915134060494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381312399165">
                <text:p>0.109381312399165</text:p>
              </table:table-cell>
              <table:table-cell office:value-type="float" office:value="0.272382776674425">
                <text:p>0.272382776674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15631709642805">
                <text:p>0.115631709642805</text:p>
              </table:table-cell>
              <table:table-cell office:value-type="float" office:value="0.351975971303828">
                <text:p>0.35197597130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0466398594516">
                <text:p>0.110466398594516</text:p>
              </table:table-cell>
              <table:table-cell office:value-type="float" office:value="0.336245078313381">
                <text:p>0.336245078313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47425682658515">
                <text:p>0.0747425682658515</text:p>
              </table:table-cell>
              <table:table-cell office:value-type="float" office:value="0.284462884353356">
                <text:p>0.284462884353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313491509708">
                <text:p>0.0430313491509708</text:p>
              </table:table-cell>
              <table:table-cell office:value-type="float" office:value="0.27502340052952">
                <text:p>0.27502340052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84395719382386">
                <text:p>0.0284395719382386</text:p>
              </table:table-cell>
              <table:table-cell office:value-type="float" office:value="0.275549409868499">
                <text:p>0.275549409868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3481840435149">
                <text:p>0.0183481840435149</text:p>
              </table:table-cell>
              <table:table-cell office:value-type="float" office:value="0.266132455474922">
                <text:p>0.266132455474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7354713146946">
                <text:p>0.0167354713146946</text:p>
              </table:table-cell>
              <table:table-cell office:value-type="float" office:value="0.2174816553002">
                <text:p>0.2174816553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3981634026505">
                <text:p>0.0213981634026505</text:p>
              </table:table-cell>
              <table:table-cell office:value-type="float" office:value="0.141680461492669">
                <text:p>0.141680461492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83046271744663">
                <text:p>0.0483046271744663</text:p>
              </table:table-cell>
              <table:table-cell office:value-type="float" office:value="0.048200366298449">
                <text:p>0.048200366298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92789675847382">
                <text:p>0.0592789675847382</text:p>
              </table:table-cell>
              <table:table-cell office:value-type="float" office:value="-0.0721563713455195">
                <text:p>-0.0721563713455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7932764609915">
                <text:p>0.067932764609915</text:p>
              </table:table-cell>
              <table:table-cell office:value-type="float" office:value="-0.190331739226102">
                <text:p>-0.190331739226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77125612972538">
                <text:p>0.0777125612972538</text:p>
              </table:table-cell>
              <table:table-cell office:value-type="float" office:value="-0.316868359181635">
                <text:p>-0.316868359181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20718481825205">
                <text:p>0.0720718481825205</text:p>
              </table:table-cell>
              <table:table-cell office:value-type="float" office:value="-0.419845088215136">
                <text:p>-0.419845088215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20522062999049">
                <text:p>0.0920522062999049</text:p>
              </table:table-cell>
              <table:table-cell office:value-type="float" office:value="-0.472339241375513">
                <text:p>-0.4723392413755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74062016781169">
                <text:p>0.0974062016781169</text:p>
              </table:table-cell>
              <table:table-cell office:value-type="float" office:value="-0.522111809406635">
                <text:p>-0.522111809406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0235911149899">
                <text:p>0.100235911149899</text:p>
              </table:table-cell>
              <table:table-cell office:value-type="float" office:value="-0.569239088674102">
                <text:p>-0.569239088674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38850821087602">
                <text:p>0.0938850821087602</text:p>
              </table:table-cell>
              <table:table-cell office:value-type="float" office:value="-0.610963438957629">
                <text:p>-0.6109634389576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96229805120177">
                <text:p>0.0896229805120177</text:p>
              </table:table-cell>
              <table:table-cell office:value-type="float" office:value="-0.644874408926122">
                <text:p>-0.6448744089261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66665961161082">
                <text:p>0.0766665961161082</text:p>
              </table:table-cell>
              <table:table-cell office:value-type="float" office:value="-0.673216767322473">
                <text:p>-0.6732167673224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20459525592341">
                <text:p>0.0620459525592341</text:p>
              </table:table-cell>
              <table:table-cell office:value-type="float" office:value="-0.691869629193149">
                <text:p>-0.691869629193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69172368648045">
                <text:p>0.0469172368648045</text:p>
              </table:table-cell>
              <table:table-cell office:value-type="float" office:value="-0.702024896022844">
                <text:p>-0.70202489602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6521647313937">
                <text:p>0.0246521647313937</text:p>
              </table:table-cell>
              <table:table-cell office:value-type="float" office:value="-0.715535616817133">
                <text:p>-0.715535616817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55505353860748">
                <text:p>0.000955505353860748</text:p>
              </table:table-cell>
              <table:table-cell office:value-type="float" office:value="-0.719798885951465">
                <text:p>-0.719798885951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68152591234486">
                <text:p>-0.0168152591234486</text:p>
              </table:table-cell>
              <table:table-cell office:value-type="float" office:value="-0.721939844458746">
                <text:p>-0.721939844458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35853735031833">
                <text:p>-0.0335853735031833</text:p>
              </table:table-cell>
              <table:table-cell office:value-type="float" office:value="-0.722087994986143">
                <text:p>-0.722087994986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92484080505573">
                <text:p>-0.0592484080505573</text:p>
              </table:table-cell>
              <table:table-cell office:value-type="float" office:value="-0.721502233534614">
                <text:p>-0.721502233534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78183044180664">
                <text:p>-0.078183044180664</text:p>
              </table:table-cell>
              <table:table-cell office:value-type="float" office:value="-0.721404737396829">
                <text:p>-0.721404737396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954435671140007">
                <text:p>-0.0954435671140007</text:p>
              </table:table-cell>
              <table:table-cell office:value-type="float" office:value="-0.717845904145732">
                <text:p>-0.717845904145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1682987725338">
                <text:p>-0.11682987725338</text:p>
              </table:table-cell>
              <table:table-cell office:value-type="float" office:value="-0.713200816739395">
                <text:p>-0.713200816739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952cm" style:legend-expansion="high" chart:style-name="ch2"/>
        <chart:plot-area chart:style-name="ch3" table:cell-range-address="'20211217-152655dvl_data_time'.C1:'20211217-152655dvl_data_time'.D304" chart:data-source-has-labels="row" svg:x="0.32cm" svg:y="0.18cm" svg:width="13.646cm" svg:height="8.64cm">
          <chartooo:coordinate-region svg:x="1.153cm" svg:y="0.379cm" svg:width="12.8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11217-152655dvl_data_time'.C2:'20211217-152655dvl_data_time'.C304" chart:label-cell-address="'20211217-152655dvl_data_time'.C1:'20211217-152655dvl_data_time'.C1" chart:class="chart:line">
            <chart:data-point chart:repeated="303"/>
          </chart:series>
          <chart:series chart:style-name="ch7" chart:values-cell-range-address="'20211217-152655dvl_data_time'.D2:'20211217-152655dvl_data_time'.D304" chart:label-cell-address="'20211217-152655dvl_data_time'.D1:'20211217-152655dvl_data_time'.D1" chart:class="chart:line"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x</text:p>
                <draw:g>
                  <svg:desc>'20211217-152655dvl_data_time'.C1:'20211217-152655dvl_data_time'.C1</svg:desc>
                </draw:g>
              </table:table-cell>
              <table:table-cell office:value-type="string">
                <text:p>vy</text:p>
                <draw:g>
                  <svg:desc>'20211217-152655dvl_data_time'.D1:'20211217-152655dvl_data_tim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40669741085731">
                <text:p>0.000140669741085731</text:p>
                <draw:g>
                  <svg:desc>'20211217-152655dvl_data_time'.C2:'20211217-152655dvl_data_time'.C304</svg:desc>
                </draw:g>
              </table:table-cell>
              <table:table-cell office:value-type="float" office:value="-0.000348400440998375">
                <text:p>-0.000348400440998375</text:p>
                <draw:g>
                  <svg:desc>'20211217-152655dvl_data_time'.D2:'20211217-152655dvl_data_time'.D3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60617035767063">
                <text:p>0.000360617035767063</text:p>
              </table:table-cell>
              <table:table-cell office:value-type="float" office:value="-0.000245681148953736">
                <text:p>-0.000245681148953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6545226471499">
                <text:p>0.000416545226471499</text:p>
              </table:table-cell>
              <table:table-cell office:value-type="float" office:value="-0.000512080267071724">
                <text:p>-0.00051208026707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03166112676263">
                <text:p>-0.0103166112676263</text:p>
              </table:table-cell>
              <table:table-cell office:value-type="float" office:value="-0.0101608177646995">
                <text:p>-0.0101608177646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04141933843493">
                <text:p>-0.0104141933843493</text:p>
              </table:table-cell>
              <table:table-cell office:value-type="float" office:value="-0.0104400040581822">
                <text:p>-0.0104400040581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49649072065949">
                <text:p>-0.00249649072065949</text:p>
              </table:table-cell>
              <table:table-cell office:value-type="float" office:value="0.00147792580537498">
                <text:p>0.00147792580537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8654617667198">
                <text:p>0.0718654617667198</text:p>
              </table:table-cell>
              <table:table-cell office:value-type="float" office:value="0.0312762930989265">
                <text:p>0.0312762930989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163047894602641">
                <text:p>-0.000163047894602641</text:p>
              </table:table-cell>
              <table:table-cell office:value-type="float" office:value="0.000186403151019476">
                <text:p>0.00018640315101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34616818185896">
                <text:p>0.000534616818185896</text:p>
              </table:table-cell>
              <table:table-cell office:value-type="float" office:value="-0.000697301351465285">
                <text:p>-0.000697301351465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40621641650796">
                <text:p>0.000640621641650796</text:p>
              </table:table-cell>
              <table:table-cell office:value-type="float" office:value="-0.000576167134568095">
                <text:p>-0.000576167134568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26285137614468">
                <text:p>0.0000226285137614468</text:p>
              </table:table-cell>
              <table:table-cell office:value-type="float" office:value="-0.0000623277228442021">
                <text:p>-0.0000623277228442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62458372162655">
                <text:p>-0.000262458372162655</text:p>
              </table:table-cell>
              <table:table-cell office:value-type="float" office:value="0.000199162925127894">
                <text:p>0.000199162925127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942882888921304">
                <text:p>-0.00000942882888921304</text:p>
              </table:table-cell>
              <table:table-cell office:value-type="float" office:value="0.000164141936693341">
                <text:p>0.000164141936693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67437979346141">
                <text:p>0.000267437979346141</text:p>
              </table:table-cell>
              <table:table-cell office:value-type="float" office:value="-0.000106080726254731">
                <text:p>-0.000106080726254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75251814653166">
                <text:p>0.000175251814653166</text:p>
              </table:table-cell>
              <table:table-cell office:value-type="float" office:value="-0.000126978222397156">
                <text:p>-0.00012697822239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4895203043707">
                <text:p>0.000124895203043707</text:p>
              </table:table-cell>
              <table:table-cell office:value-type="float" office:value="-0.000137815557536669">
                <text:p>-0.000137815557536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22176468418911">
                <text:p>0.000422176468418911</text:p>
              </table:table-cell>
              <table:table-cell office:value-type="float" office:value="-0.000577753118705004">
                <text:p>-0.000577753118705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13832832034677">
                <text:p>0.000313832832034677</text:p>
              </table:table-cell>
              <table:table-cell office:value-type="float" office:value="-0.000293031887849793">
                <text:p>-0.000293031887849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14013794902712">
                <text:p>-0.000214013794902712</text:p>
              </table:table-cell>
              <table:table-cell office:value-type="float" office:value="0.000549183459952474">
                <text:p>0.000549183459952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969380853348412">
                <text:p>-0.0000969380853348412</text:p>
              </table:table-cell>
              <table:table-cell office:value-type="float" office:value="0.0000509632445755415">
                <text:p>0.000050963244575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63476060051471">
                <text:p>0.000563476060051471</text:p>
              </table:table-cell>
              <table:table-cell office:value-type="float" office:value="-0.000789866724517196">
                <text:p>-0.000789866724517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23183053499088">
                <text:p>0.000423183053499088</text:p>
              </table:table-cell>
              <table:table-cell office:value-type="float" office:value="-0.000445685902377591">
                <text:p>-0.000445685902377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288781768176705">
                <text:p>-0.000288781768176705</text:p>
              </table:table-cell>
              <table:table-cell office:value-type="float" office:value="0.000469075632281601">
                <text:p>0.00046907563228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76372714526951">
                <text:p>-0.000376372714526951</text:p>
              </table:table-cell>
              <table:table-cell office:value-type="float" office:value="0.000582888256758451">
                <text:p>0.000582888256758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03340920154005">
                <text:p>0.0000703340920154005</text:p>
              </table:table-cell>
              <table:table-cell office:value-type="float" office:value="0.0000655037511023693">
                <text:p>0.0000655037511023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29463252960704">
                <text:p>0.000129463252960704</text:p>
              </table:table-cell>
              <table:table-cell office:value-type="float" office:value="-0.000511998834554106">
                <text:p>-0.000511998834554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09191188029945">
                <text:p>0.000509191188029945</text:p>
              </table:table-cell>
              <table:table-cell office:value-type="float" office:value="-0.000671981135383248">
                <text:p>-0.000671981135383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47288883151487">
                <text:p>0.000447288883151487</text:p>
              </table:table-cell>
              <table:table-cell office:value-type="float" office:value="-0.000523689144756645">
                <text:p>-0.000523689144756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12200134026352">
                <text:p>-0.000112200134026352</text:p>
              </table:table-cell>
              <table:table-cell office:value-type="float" office:value="0.00059252860955894">
                <text:p>0.00059252860955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606843153946102">
                <text:p>-0.000606843153946102</text:p>
              </table:table-cell>
              <table:table-cell office:value-type="float" office:value="0.000822505098767579">
                <text:p>0.000822505098767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20635958208004">
                <text:p>-0.000020635958208004</text:p>
              </table:table-cell>
              <table:table-cell office:value-type="float" office:value="0.000171982625033706">
                <text:p>0.000171982625033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68584579275921">
                <text:p>0.00068584579275921</text:p>
              </table:table-cell>
              <table:table-cell office:value-type="float" office:value="-0.000948247034102678">
                <text:p>-0.000948247034102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97862468566746">
                <text:p>0.000597862468566746</text:p>
              </table:table-cell>
              <table:table-cell office:value-type="float" office:value="-0.000537108164280653">
                <text:p>-0.000537108164280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245396659011021">
                <text:p>-0.000245396659011021</text:p>
              </table:table-cell>
              <table:table-cell office:value-type="float" office:value="0.000395216949982569">
                <text:p>0.000395216949982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443194585386664">
                <text:p>-0.000443194585386664</text:p>
              </table:table-cell>
              <table:table-cell office:value-type="float" office:value="0.000753220461774617">
                <text:p>0.000753220461774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04909563763067">
                <text:p>0.000204909563763067</text:p>
              </table:table-cell>
              <table:table-cell office:value-type="float" office:value="0.000115267175715417">
                <text:p>0.000115267175715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48918319307268">
                <text:p>0.000448918319307268</text:p>
              </table:table-cell>
              <table:table-cell office:value-type="float" office:value="-0.000370121299056336">
                <text:p>-0.000370121299056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14607137220446">
                <text:p>0.000114607137220446</text:p>
              </table:table-cell>
              <table:table-cell office:value-type="float" office:value="-0.000462319352664053">
                <text:p>-0.000462319352664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48666105815209">
                <text:p>-0.000148666105815209</text:p>
              </table:table-cell>
              <table:table-cell office:value-type="float" office:value="0.0000389474844268989">
                <text:p>0.0000389474844268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128086321637966">
                <text:p>-0.000128086321637966</text:p>
              </table:table-cell>
              <table:table-cell office:value-type="float" office:value="0.000278902385616675">
                <text:p>0.000278902385616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242901704041287">
                <text:p>-0.000242901704041287</text:p>
              </table:table-cell>
              <table:table-cell office:value-type="float" office:value="0.0000789783080108464">
                <text:p>0.0000789783080108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259883927355986">
                <text:p>0.0000259883927355986</text:p>
              </table:table-cell>
              <table:table-cell office:value-type="float" office:value="-0.0000671017478452995">
                <text:p>-0.0000671017478452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43798659741878">
                <text:p>0.000343798659741878</text:p>
              </table:table-cell>
              <table:table-cell office:value-type="float" office:value="-0.000402774574467912">
                <text:p>-0.000402774574467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27097601257265">
                <text:p>0.000327097601257265</text:p>
              </table:table-cell>
              <table:table-cell office:value-type="float" office:value="-0.000543732661753893">
                <text:p>-0.000543732661753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256970750168">
                <text:p>0.00017256970750168</text:p>
              </table:table-cell>
              <table:table-cell office:value-type="float" office:value="-0.00000226920201384928">
                <text:p>-0.00000226920201384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979488249868155">
                <text:p>-0.0000979488249868155</text:p>
              </table:table-cell>
              <table:table-cell office:value-type="float" office:value="0.000448846956714988">
                <text:p>0.000448846956714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205168573302217">
                <text:p>-0.000205168573302217</text:p>
              </table:table-cell>
              <table:table-cell office:value-type="float" office:value="0.00016075826715678">
                <text:p>0.00016075826715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50695127760991">
                <text:p>0.000250695127760991</text:p>
              </table:table-cell>
              <table:table-cell office:value-type="float" office:value="-0.000451688014436513">
                <text:p>-0.000451688014436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86314733279869">
                <text:p>0.000486314733279869</text:p>
              </table:table-cell>
              <table:table-cell office:value-type="float" office:value="-0.000532965466845781">
                <text:p>-0.000532965466845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59600502229296">
                <text:p>0.000159600502229296</text:p>
              </table:table-cell>
              <table:table-cell office:value-type="float" office:value="0.00000965196886681952">
                <text:p>0.00000965196886681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408062740461901">
                <text:p>-0.000408062740461901</text:p>
              </table:table-cell>
              <table:table-cell office:value-type="float" office:value="0.000370360998203978">
                <text:p>0.000370360998203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156473281094804">
                <text:p>-0.000156473281094804</text:p>
              </table:table-cell>
              <table:table-cell office:value-type="float" office:value="0.000384510291041806">
                <text:p>0.000384510291041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308672548271716">
                <text:p>0.000308672548271716</text:p>
              </table:table-cell>
              <table:table-cell office:value-type="float" office:value="-0.000319996586767957">
                <text:p>-0.0003199965867679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89338965760544">
                <text:p>0.000389338965760544</text:p>
              </table:table-cell>
              <table:table-cell office:value-type="float" office:value="-0.000660820922348648">
                <text:p>-0.000660820922348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109463704575319">
                <text:p>-0.000109463704575319</text:p>
              </table:table-cell>
              <table:table-cell office:value-type="float" office:value="0.0000480377311760094">
                <text:p>0.00004803773117600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207825592951849">
                <text:p>-0.000207825592951849</text:p>
              </table:table-cell>
              <table:table-cell office:value-type="float" office:value="0.000476427056128159">
                <text:p>0.000476427056128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319474893331062">
                <text:p>0.0000319474893331062</text:p>
              </table:table-cell>
              <table:table-cell office:value-type="float" office:value="-0.0000416612601839006">
                <text:p>-0.0000416612601839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21347470162436">
                <text:p>0.000321347470162436</text:p>
              </table:table-cell>
              <table:table-cell office:value-type="float" office:value="-0.000193393832887523">
                <text:p>-0.0001933938328875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244561489671469">
                <text:p>-0.00244561489671469</text:p>
              </table:table-cell>
              <table:table-cell office:value-type="float" office:value="-0.00547117693349719">
                <text:p>-0.00547117693349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20397009793669">
                <text:p>-0.0020397009793669</text:p>
              </table:table-cell>
              <table:table-cell office:value-type="float" office:value="-0.00593973556533456">
                <text:p>-0.00593973556533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551427714526653">
                <text:p>-0.000551427714526653</text:p>
              </table:table-cell>
              <table:table-cell office:value-type="float" office:value="-0.0486992076039314">
                <text:p>-0.0486992076039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5788250695914">
                <text:p>0.00115788250695914</text:p>
              </table:table-cell>
              <table:table-cell office:value-type="float" office:value="0.006605030503124">
                <text:p>0.006605030503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7273059105501">
                <text:p>0.000257273059105501</text:p>
              </table:table-cell>
              <table:table-cell office:value-type="float" office:value="-0.000255678925896063">
                <text:p>-0.000255678925896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174935892573558">
                <text:p>-0.000174935892573558</text:p>
              </table:table-cell>
              <table:table-cell office:value-type="float" office:value="0.0000400385579268914">
                <text:p>0.0000400385579268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184296368388459">
                <text:p>-0.000184296368388459</text:p>
              </table:table-cell>
              <table:table-cell office:value-type="float" office:value="0.000180321032530628">
                <text:p>0.000180321032530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04105963348411">
                <text:p>0.0000204105963348411</text:p>
              </table:table-cell>
              <table:table-cell office:value-type="float" office:value="-0.0000344839500030503">
                <text:p>-0.00003448395000305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863542591105215">
                <text:p>0.0000863542591105215</text:p>
              </table:table-cell>
              <table:table-cell office:value-type="float" office:value="-0.000403668032959104">
                <text:p>-0.000403668032959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61388170858845">
                <text:p>0.000361388170858845</text:p>
              </table:table-cell>
              <table:table-cell office:value-type="float" office:value="-0.000623171159531921">
                <text:p>-0.000623171159531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37696900917217">
                <text:p>0.000437696900917217</text:p>
              </table:table-cell>
              <table:table-cell office:value-type="float" office:value="-0.000480591377709061">
                <text:p>-0.000480591377709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176040375663433">
                <text:p>0.0000176040375663433</text:p>
              </table:table-cell>
              <table:table-cell office:value-type="float" office:value="0.0000349976289726328">
                <text:p>0.0000349976289726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399448967073113">
                <text:p>-0.000399448967073113</text:p>
              </table:table-cell>
              <table:table-cell office:value-type="float" office:value="0.00033416147925891">
                <text:p>0.00033416147925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12696061457973">
                <text:p>-0.00012696061457973</text:p>
              </table:table-cell>
              <table:table-cell office:value-type="float" office:value="-0.0000554161124455277">
                <text:p>-0.0000554161124455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434134184615687">
                <text:p>0.000434134184615687</text:p>
              </table:table-cell>
              <table:table-cell office:value-type="float" office:value="-0.000369273941032588">
                <text:p>-0.000369273941032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11895390041172">
                <text:p>0.000311895390041172</text:p>
              </table:table-cell>
              <table:table-cell office:value-type="float" office:value="-0.000246994924964383">
                <text:p>-0.0002469949249643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514173007104546">
                <text:p>-0.0000514173007104546</text:p>
              </table:table-cell>
              <table:table-cell office:value-type="float" office:value="-0.0000756444860599004">
                <text:p>-0.0000756444860599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67677702847868">
                <text:p>0.000167677702847868</text:p>
              </table:table-cell>
              <table:table-cell office:value-type="float" office:value="-0.0000202156643354101">
                <text:p>-0.000020215664335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40493211802095">
                <text:p>0.000140493211802095</text:p>
              </table:table-cell>
              <table:table-cell office:value-type="float" office:value="-0.00000230070372708724">
                <text:p>-0.00000230070372708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947594598983415">
                <text:p>-0.0000947594598983415</text:p>
              </table:table-cell>
              <table:table-cell office:value-type="float" office:value="-0.000180011207703501">
                <text:p>-0.000180011207703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66482815984637">
                <text:p>0.000166482815984637</text:p>
              </table:table-cell>
              <table:table-cell office:value-type="float" office:value="-0.000261141773080453">
                <text:p>-0.000261141773080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30442824633792">
                <text:p>0.000330442824633792</text:p>
              </table:table-cell>
              <table:table-cell office:value-type="float" office:value="-0.000205815420486033">
                <text:p>-0.000205815420486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956579970079474">
                <text:p>0.00000956579970079474</text:p>
              </table:table-cell>
              <table:table-cell office:value-type="float" office:value="-0.0000331534938595723">
                <text:p>-0.0000331534938595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192518215044402">
                <text:p>-0.000192518215044402</text:p>
              </table:table-cell>
              <table:table-cell office:value-type="float" office:value="0.000121350443805568">
                <text:p>0.000121350443805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937404111027718">
                <text:p>0.0000937404111027718</text:p>
              </table:table-cell>
              <table:table-cell office:value-type="float" office:value="-0.000123318590340205">
                <text:p>-0.000123318590340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41040615644306">
                <text:p>0.000541040615644306</text:p>
              </table:table-cell>
              <table:table-cell office:value-type="float" office:value="-0.000401444965973496">
                <text:p>-0.000401444965973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8192405696027">
                <text:p>0.00018192405696027</text:p>
              </table:table-cell>
              <table:table-cell office:value-type="float" office:value="-0.000389590510167181">
                <text:p>-0.000389590510167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481245515402406">
                <text:p>0.0000481245515402406</text:p>
              </table:table-cell>
              <table:table-cell office:value-type="float" office:value="-0.0000139542589749908">
                <text:p>-0.0000139542589749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408007152145729">
                <text:p>0.000408007152145729</text:p>
              </table:table-cell>
              <table:table-cell office:value-type="float" office:value="-0.000113443071313668">
                <text:p>-0.000113443071313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1798476660624">
                <text:p>0.000361798476660624</text:p>
              </table:table-cell>
              <table:table-cell office:value-type="float" office:value="-0.000220876216189936">
                <text:p>-0.000220876216189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89658671640791">
                <text:p>-0.000089658671640791</text:p>
              </table:table-cell>
              <table:table-cell office:value-type="float" office:value="0.0000209237568924436">
                <text:p>0.0000209237568924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116358933155425">
                <text:p>-0.000116358933155425</text:p>
              </table:table-cell>
              <table:table-cell office:value-type="float" office:value="0.000144413788802922">
                <text:p>0.0001444137888029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91440660273656">
                <text:p>0.000191440660273656</text:p>
              </table:table-cell>
              <table:table-cell office:value-type="float" office:value="-0.00035531583125703">
                <text:p>-0.00035531583125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17916856147349">
                <text:p>0.000317916856147349</text:p>
              </table:table-cell>
              <table:table-cell office:value-type="float" office:value="-0.000534814607817679">
                <text:p>-0.000534814607817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238853353948798">
                <text:p>-0.0000238853353948798</text:p>
              </table:table-cell>
              <table:table-cell office:value-type="float" office:value="-0.00012376336962916">
                <text:p>-0.000123763369629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122577112051658">
                <text:p>-0.000122577112051658</text:p>
              </table:table-cell>
              <table:table-cell office:value-type="float" office:value="0.000397420109948143">
                <text:p>0.000397420109948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344581494573504">
                <text:p>-0.0000344581494573504</text:p>
              </table:table-cell>
              <table:table-cell office:value-type="float" office:value="0.000131590306409635">
                <text:p>0.000131590306409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38277880271198">
                <text:p>0.0000238277880271198</text:p>
              </table:table-cell>
              <table:table-cell office:value-type="float" office:value="-0.000336967728799209">
                <text:p>-0.000336967728799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49687383277342">
                <text:p>0.000349687383277342</text:p>
              </table:table-cell>
              <table:table-cell office:value-type="float" office:value="-0.000493350555188954">
                <text:p>-0.000493350555188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18972563743591">
                <text:p>0.000218972563743591</text:p>
              </table:table-cell>
              <table:table-cell office:value-type="float" office:value="-0.000120091171993408">
                <text:p>-0.000120091171993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174825399881229">
                <text:p>-0.000174825399881229</text:p>
              </table:table-cell>
              <table:table-cell office:value-type="float" office:value="0.000297714868793264">
                <text:p>0.000297714868793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336922057613265">
                <text:p>0.0000336922057613265</text:p>
              </table:table-cell>
              <table:table-cell office:value-type="float" office:value="0.000308968679746613">
                <text:p>0.000308968679746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14312463160604">
                <text:p>0.000314312463160604</text:p>
              </table:table-cell>
              <table:table-cell office:value-type="float" office:value="-0.000469697581138462">
                <text:p>-0.000469697581138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74385102279484">
                <text:p>0.000474385102279484</text:p>
              </table:table-cell>
              <table:table-cell office:value-type="float" office:value="-0.0007260178681463">
                <text:p>-0.00072601786814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65759498486295">
                <text:p>0.000165759498486295</text:p>
              </table:table-cell>
              <table:table-cell office:value-type="float" office:value="-0.000377433054381981">
                <text:p>-0.000377433054381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767799137975089">
                <text:p>-0.0000767799137975089</text:p>
              </table:table-cell>
              <table:table-cell office:value-type="float" office:value="0.000238588370848447">
                <text:p>0.0002385883708484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529487842868548">
                <text:p>0.0000529487842868548</text:p>
              </table:table-cell>
              <table:table-cell office:value-type="float" office:value="0.000195589193026535">
                <text:p>0.000195589193026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190100145118777">
                <text:p>0.0000190100145118777</text:p>
              </table:table-cell>
              <table:table-cell office:value-type="float" office:value="-0.000236356965615414">
                <text:p>-0.0002363569656154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70527729298919">
                <text:p>0.000270527729298919</text:p>
              </table:table-cell>
              <table:table-cell office:value-type="float" office:value="-0.000622853345703334">
                <text:p>-0.000622853345703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79822624381632">
                <text:p>0.000379822624381632</text:p>
              </table:table-cell>
              <table:table-cell office:value-type="float" office:value="-0.00053649878827855">
                <text:p>-0.00053649878827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244351176661439">
                <text:p>0.0000244351176661439</text:p>
              </table:table-cell>
              <table:table-cell office:value-type="float" office:value="0.000099561206297949">
                <text:p>0.0000995612062979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266167880909052">
                <text:p>0.0000266167880909052</text:p>
              </table:table-cell>
              <table:table-cell office:value-type="float" office:value="0.00021062461019028">
                <text:p>0.000210624610190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0029841279611">
                <text:p>0.000330029841279611</text:p>
              </table:table-cell>
              <table:table-cell office:value-type="float" office:value="-0.0002412585017737">
                <text:p>-0.0002412585017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561448443681">
                <text:p>0.0001561448443681</text:p>
              </table:table-cell>
              <table:table-cell office:value-type="float" office:value="-0.000492179591674358">
                <text:p>-0.000492179591674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175074470462277">
                <text:p>-0.000175074470462277</text:p>
              </table:table-cell>
              <table:table-cell office:value-type="float" office:value="0.000132965869852342">
                <text:p>0.000132965869852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889533665031195">
                <text:p>-0.00889533665031195</text:p>
              </table:table-cell>
              <table:table-cell office:value-type="float" office:value="-0.0728466510772705">
                <text:p>-0.0728466510772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6877316236496">
                <text:p>-0.0586877316236496</text:p>
              </table:table-cell>
              <table:table-cell office:value-type="float" office:value="-0.0712542682886124">
                <text:p>-0.0712542682886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15677416324615">
                <text:p>-0.115677416324615</text:p>
              </table:table-cell>
              <table:table-cell office:value-type="float" office:value="0.233888193964958">
                <text:p>0.233888193964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66672673821449">
                <text:p>0.0966672673821449</text:p>
              </table:table-cell>
              <table:table-cell office:value-type="float" office:value="-0.187472820281982">
                <text:p>-0.1874728202819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56967478687875">
                <text:p>0.000156967478687875</text:p>
              </table:table-cell>
              <table:table-cell office:value-type="float" office:value="-0.000165835081133991">
                <text:p>-0.000165835081133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803317001555115">
                <text:p>-0.000803317001555115</text:p>
              </table:table-cell>
              <table:table-cell office:value-type="float" office:value="-0.000766473123803735">
                <text:p>-0.000766473123803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481659919023514">
                <text:p>-0.00481659919023514</text:p>
              </table:table-cell>
              <table:table-cell office:value-type="float" office:value="0.00231359782628715">
                <text:p>0.00231359782628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454378547146916">
                <text:p>-0.00454378547146916</text:p>
              </table:table-cell>
              <table:table-cell office:value-type="float" office:value="0.002586979418993">
                <text:p>0.0025869794189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263071921654046">
                <text:p>-0.00263071921654046</text:p>
              </table:table-cell>
              <table:table-cell office:value-type="float" office:value="0.00349676702171564">
                <text:p>0.00349676702171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70277021825314">
                <text:p>-0.0170277021825314</text:p>
              </table:table-cell>
              <table:table-cell office:value-type="float" office:value="-0.00828968733549118">
                <text:p>-0.008289687335491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83438318967819">
                <text:p>-0.0383438318967819</text:p>
              </table:table-cell>
              <table:table-cell office:value-type="float" office:value="-0.0278064180165529">
                <text:p>-0.0278064180165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0351457893848">
                <text:p>-0.0540351457893848</text:p>
              </table:table-cell>
              <table:table-cell office:value-type="float" office:value="-0.0416272953152657">
                <text:p>-0.04162729531526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86515134572983">
                <text:p>-0.0986515134572983</text:p>
              </table:table-cell>
              <table:table-cell office:value-type="float" office:value="-0.0549996830523014">
                <text:p>-0.0549996830523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5184174478054">
                <text:p>-0.15184174478054</text:p>
              </table:table-cell>
              <table:table-cell office:value-type="float" office:value="-0.049629483371973">
                <text:p>-0.0496294833719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23575115203857">
                <text:p>-0.223575115203857</text:p>
              </table:table-cell>
              <table:table-cell office:value-type="float" office:value="-0.0267476700246334">
                <text:p>-0.0267476700246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69984632730484">
                <text:p>-0.269984632730484</text:p>
              </table:table-cell>
              <table:table-cell office:value-type="float" office:value="-0.0112586533650756">
                <text:p>-0.0112586533650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31383436918259">
                <text:p>-0.331383436918259</text:p>
              </table:table-cell>
              <table:table-cell office:value-type="float" office:value="-0.0262119118124247">
                <text:p>-0.0262119118124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46501171588898">
                <text:p>-0.346501171588898</text:p>
              </table:table-cell>
              <table:table-cell office:value-type="float" office:value="-0.0415609441697598">
                <text:p>-0.0415609441697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53192418813705">
                <text:p>-0.353192418813705</text:p>
              </table:table-cell>
              <table:table-cell office:value-type="float" office:value="-0.0718998089432716">
                <text:p>-0.0718998089432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2346111536026">
                <text:p>-0.32346111536026</text:p>
              </table:table-cell>
              <table:table-cell office:value-type="float" office:value="-0.0574600212275982">
                <text:p>-0.0574600212275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96327531337738">
                <text:p>-0.296327531337738</text:p>
              </table:table-cell>
              <table:table-cell office:value-type="float" office:value="-0.0588631629943848">
                <text:p>-0.0588631629943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0530134439468">
                <text:p>-0.270530134439468</text:p>
              </table:table-cell>
              <table:table-cell office:value-type="float" office:value="-0.0687815397977829">
                <text:p>-0.06878153979778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44927227497101">
                <text:p>-0.244927227497101</text:p>
              </table:table-cell>
              <table:table-cell office:value-type="float" office:value="-0.069162517786026">
                <text:p>-0.069162517786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1811121106148">
                <text:p>-0.231811121106148</text:p>
              </table:table-cell>
              <table:table-cell office:value-type="float" office:value="-0.0496982745826244">
                <text:p>-0.04969827458262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19490706920624">
                <text:p>-0.219490706920624</text:p>
              </table:table-cell>
              <table:table-cell office:value-type="float" office:value="-0.0387133695185185">
                <text:p>-0.03871336951851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993168592453">
                <text:p>-0.1993168592453</text:p>
              </table:table-cell>
              <table:table-cell office:value-type="float" office:value="-0.021284706890583">
                <text:p>-0.021284706890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79588839411736">
                <text:p>-0.179588839411736</text:p>
              </table:table-cell>
              <table:table-cell office:value-type="float" office:value="-0.00105212698690593">
                <text:p>-0.00105212698690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86860263347626">
                <text:p>-0.186860263347626</text:p>
              </table:table-cell>
              <table:table-cell office:value-type="float" office:value="0.0225983392447233">
                <text:p>0.0225983392447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94825738668442">
                <text:p>-0.194825738668442</text:p>
              </table:table-cell>
              <table:table-cell office:value-type="float" office:value="0.018629951402545">
                <text:p>0.018629951402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15237006545067">
                <text:p>-0.215237006545067</text:p>
              </table:table-cell>
              <table:table-cell office:value-type="float" office:value="0.00192667404189706">
                <text:p>0.001926674041897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34942451119423">
                <text:p>-0.234942451119423</text:p>
              </table:table-cell>
              <table:table-cell office:value-type="float" office:value="-0.0212019644677639">
                <text:p>-0.02120196446776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50260174274445">
                <text:p>-0.250260174274445</text:p>
              </table:table-cell>
              <table:table-cell office:value-type="float" office:value="-0.0203356053680181">
                <text:p>-0.0203356053680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57364004850388">
                <text:p>-0.257364004850388</text:p>
              </table:table-cell>
              <table:table-cell office:value-type="float" office:value="-0.0163427237421274">
                <text:p>-0.01634272374212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85067200660706">
                <text:p>-0.285067200660706</text:p>
              </table:table-cell>
              <table:table-cell office:value-type="float" office:value="0.00140227505471557">
                <text:p>0.00140227505471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99496024847031">
                <text:p>-0.299496024847031</text:p>
              </table:table-cell>
              <table:table-cell office:value-type="float" office:value="0.0030435083899647">
                <text:p>0.0030435083899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96241194009781">
                <text:p>-0.296241194009781</text:p>
              </table:table-cell>
              <table:table-cell office:value-type="float" office:value="0.0000141861755764694">
                <text:p>0.0000141861755764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897689640522">
                <text:p>-0.2897689640522</text:p>
              </table:table-cell>
              <table:table-cell office:value-type="float" office:value="-0.0100129805505276">
                <text:p>-0.0100129805505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76191115379333">
                <text:p>-0.276191115379333</text:p>
              </table:table-cell>
              <table:table-cell office:value-type="float" office:value="-0.0163925141096115">
                <text:p>-0.0163925141096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63566166162491">
                <text:p>-0.263566166162491</text:p>
              </table:table-cell>
              <table:table-cell office:value-type="float" office:value="-0.0266877487301827">
                <text:p>-0.0266877487301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51751959323883">
                <text:p>-0.251751959323883</text:p>
              </table:table-cell>
              <table:table-cell office:value-type="float" office:value="-0.0233176294714212">
                <text:p>-0.0233176294714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29522168636322">
                <text:p>-0.229522168636322</text:p>
              </table:table-cell>
              <table:table-cell office:value-type="float" office:value="-0.00933842454105616">
                <text:p>-0.00933842454105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21547663211822">
                <text:p>-0.221547663211822</text:p>
              </table:table-cell>
              <table:table-cell office:value-type="float" office:value="0.00565481558442116">
                <text:p>0.00565481558442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17242076992989">
                <text:p>-0.217242076992989</text:p>
              </table:table-cell>
              <table:table-cell office:value-type="float" office:value="0.0133431274443865">
                <text:p>0.0133431274443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20556885004044">
                <text:p>-0.220556885004044</text:p>
              </table:table-cell>
              <table:table-cell office:value-type="float" office:value="-0.00593912648037076">
                <text:p>-0.00593912648037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09659427404404">
                <text:p>-0.209659427404404</text:p>
              </table:table-cell>
              <table:table-cell office:value-type="float" office:value="-0.00398357072845101">
                <text:p>-0.00398357072845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93493530154228">
                <text:p>-0.193493530154228</text:p>
              </table:table-cell>
              <table:table-cell office:value-type="float" office:value="0.0180164184421301">
                <text:p>0.01801641844213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73535257577896">
                <text:p>-0.173535257577896</text:p>
              </table:table-cell>
              <table:table-cell office:value-type="float" office:value="0.0309528280049562">
                <text:p>0.03095282800495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48849606513977">
                <text:p>-0.148849606513977</text:p>
              </table:table-cell>
              <table:table-cell office:value-type="float" office:value="0.0329829230904579">
                <text:p>0.03298292309045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32752850651741">
                <text:p>-0.132752850651741</text:p>
              </table:table-cell>
              <table:table-cell office:value-type="float" office:value="0.0276600141078234">
                <text:p>0.0276600141078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3766174018383">
                <text:p>-0.13766174018383</text:p>
              </table:table-cell>
              <table:table-cell office:value-type="float" office:value="0.0215436741709709">
                <text:p>0.0215436741709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55132368206978">
                <text:p>-0.155132368206978</text:p>
              </table:table-cell>
              <table:table-cell office:value-type="float" office:value="0.0366121493279934">
                <text:p>0.0366121493279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81554466485977">
                <text:p>-0.181554466485977</text:p>
              </table:table-cell>
              <table:table-cell office:value-type="float" office:value="0.0295763425529003">
                <text:p>0.0295763425529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08308532834053">
                <text:p>-0.208308532834053</text:p>
              </table:table-cell>
              <table:table-cell office:value-type="float" office:value="0.0000564211768505629">
                <text:p>0.00005642117685056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7944598197937">
                <text:p>-0.17944598197937</text:p>
              </table:table-cell>
              <table:table-cell office:value-type="float" office:value="-0.0203013829886913">
                <text:p>-0.0203013829886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59786373376846">
                <text:p>-0.159786373376846</text:p>
              </table:table-cell>
              <table:table-cell office:value-type="float" office:value="-0.00408332981169224">
                <text:p>-0.00408332981169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35335829854012">
                <text:p>0.00935335829854012</text:p>
              </table:table-cell>
              <table:table-cell office:value-type="float" office:value="0.0444508492946625">
                <text:p>0.0444508492946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88525554537773">
                <text:p>0.0488525554537773</text:p>
              </table:table-cell>
              <table:table-cell office:value-type="float" office:value="0.0392245836555958">
                <text:p>0.0392245836555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68160542845726">
                <text:p>0.0668160542845726</text:p>
              </table:table-cell>
              <table:table-cell office:value-type="float" office:value="0.0195385832339525">
                <text:p>0.0195385832339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08292201161385">
                <text:p>0.0708292201161385</text:p>
              </table:table-cell>
              <table:table-cell office:value-type="float" office:value="-0.00109481380786747">
                <text:p>-0.001094813807867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84870651364327">
                <text:p>0.0584870651364327</text:p>
              </table:table-cell>
              <table:table-cell office:value-type="float" office:value="-0.0240671820938587">
                <text:p>-0.0240671820938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30903641879559">
                <text:p>0.0330903641879559</text:p>
              </table:table-cell>
              <table:table-cell office:value-type="float" office:value="-0.0324446223676205">
                <text:p>-0.03244462236762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80193465203047">
                <text:p>0.0180193465203047</text:p>
              </table:table-cell>
              <table:table-cell office:value-type="float" office:value="-0.0328264757990837">
                <text:p>-0.03282647579908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48096659779549">
                <text:p>-0.0248096659779549</text:p>
              </table:table-cell>
              <table:table-cell office:value-type="float" office:value="-0.0312045607715845">
                <text:p>-0.0312045607715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446762107312679">
                <text:p>-0.0446762107312679</text:p>
              </table:table-cell>
              <table:table-cell office:value-type="float" office:value="-0.0270223021507263">
                <text:p>-0.02702230215072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19675081968308">
                <text:p>-0.0919675081968308</text:p>
              </table:table-cell>
              <table:table-cell office:value-type="float" office:value="-0.0216953661292791">
                <text:p>-0.0216953661292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77041962742805">
                <text:p>-0.177041962742805</text:p>
              </table:table-cell>
              <table:table-cell office:value-type="float" office:value="-0.024581441655755">
                <text:p>-0.0245814416557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246753349900246">
                <text:p>-0.246753349900246</text:p>
              </table:table-cell>
              <table:table-cell office:value-type="float" office:value="-0.0420403070747852">
                <text:p>-0.04204030707478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11912089586258">
                <text:p>-0.311912089586258</text:p>
              </table:table-cell>
              <table:table-cell office:value-type="float" office:value="-0.0714021399617195">
                <text:p>-0.0714021399617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14870327711105">
                <text:p>-0.314870327711105</text:p>
              </table:table-cell>
              <table:table-cell office:value-type="float" office:value="-0.0789276137948036">
                <text:p>-0.07892761379480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664231300354">
                <text:p>-0.3664231300354</text:p>
              </table:table-cell>
              <table:table-cell office:value-type="float" office:value="-0.0822631120681763">
                <text:p>-0.0822631120681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65910887718201">
                <text:p>-0.365910887718201</text:p>
              </table:table-cell>
              <table:table-cell office:value-type="float" office:value="-0.0696586295962334">
                <text:p>-0.069658629596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68917882442474">
                <text:p>-0.368917882442474</text:p>
              </table:table-cell>
              <table:table-cell office:value-type="float" office:value="-0.0562916733324528">
                <text:p>-0.05629167333245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332988828420639">
                <text:p>-0.332988828420639</text:p>
              </table:table-cell>
              <table:table-cell office:value-type="float" office:value="-0.0398451648652554">
                <text:p>-0.03984516486525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33055734634399">
                <text:p>-0.333055734634399</text:p>
              </table:table-cell>
              <table:table-cell office:value-type="float" office:value="-0.0501274131238461">
                <text:p>-0.0501274131238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10169637203217">
                <text:p>-0.310169637203217</text:p>
              </table:table-cell>
              <table:table-cell office:value-type="float" office:value="-0.0571164973080158">
                <text:p>-0.05711649730801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343454748392105">
                <text:p>-0.343454748392105</text:p>
              </table:table-cell>
              <table:table-cell office:value-type="float" office:value="-0.0633993744850159">
                <text:p>-0.0633993744850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334290593862534">
                <text:p>-0.334290593862534</text:p>
              </table:table-cell>
              <table:table-cell office:value-type="float" office:value="-0.0488440729677677">
                <text:p>-0.0488440729677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299407422542572">
                <text:p>-0.299407422542572</text:p>
              </table:table-cell>
              <table:table-cell office:value-type="float" office:value="-0.0463287197053433">
                <text:p>-0.04632871970534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273863673210144">
                <text:p>-0.273863673210144</text:p>
              </table:table-cell>
              <table:table-cell office:value-type="float" office:value="-0.0312557779252529">
                <text:p>-0.03125577792525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40157797932625">
                <text:p>-0.240157797932625</text:p>
              </table:table-cell>
              <table:table-cell office:value-type="float" office:value="-0.0332055576145649">
                <text:p>-0.03320555761456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78592309355736">
                <text:p>-0.178592309355736</text:p>
              </table:table-cell>
              <table:table-cell office:value-type="float" office:value="-0.0362912602722645">
                <text:p>-0.03629126027226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95439113676548">
                <text:p>-0.095439113676548</text:p>
              </table:table-cell>
              <table:table-cell office:value-type="float" office:value="-0.0239664986729622">
                <text:p>-0.02396649867296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44648579880595">
                <text:p>0.0144648579880595</text:p>
              </table:table-cell>
              <table:table-cell office:value-type="float" office:value="0.00768008409067989">
                <text:p>0.007680084090679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7344615906477">
                <text:p>0.037344615906477</text:p>
              </table:table-cell>
              <table:table-cell office:value-type="float" office:value="0.0234664995223284">
                <text:p>0.0234664995223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82146767526865">
                <text:p>0.0082146767526865</text:p>
              </table:table-cell>
              <table:table-cell office:value-type="float" office:value="0.0207780692726374">
                <text:p>0.0207780692726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7413098141551">
                <text:p>-0.027413098141551</text:p>
              </table:table-cell>
              <table:table-cell office:value-type="float" office:value="-0.00116719421930611">
                <text:p>-0.001167194219306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688926205039024">
                <text:p>-0.0688926205039024</text:p>
              </table:table-cell>
              <table:table-cell office:value-type="float" office:value="-0.0173998214304447">
                <text:p>-0.0173998214304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09498836100101">
                <text:p>-0.109498836100101</text:p>
              </table:table-cell>
              <table:table-cell office:value-type="float" office:value="-0.0443724766373634">
                <text:p>-0.04437247663736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04338467121124">
                <text:p>-0.104338467121124</text:p>
              </table:table-cell>
              <table:table-cell office:value-type="float" office:value="-0.0610905475914478">
                <text:p>-0.0610905475914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927692577242851">
                <text:p>-0.0927692577242851</text:p>
              </table:table-cell>
              <table:table-cell office:value-type="float" office:value="-0.0708759278059006">
                <text:p>-0.0708759278059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507706962525845">
                <text:p>-0.0507706962525845</text:p>
              </table:table-cell>
              <table:table-cell office:value-type="float" office:value="-0.0865189284086227">
                <text:p>-0.08651892840862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761104300618172">
                <text:p>-0.0761104300618172</text:p>
              </table:table-cell>
              <table:table-cell office:value-type="float" office:value="-0.11531126499176">
                <text:p>-0.11531126499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33225411176682">
                <text:p>-0.133225411176682</text:p>
              </table:table-cell>
              <table:table-cell office:value-type="float" office:value="-0.117882490158081">
                <text:p>-0.117882490158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29089558124542">
                <text:p>-0.229089558124542</text:p>
              </table:table-cell>
              <table:table-cell office:value-type="float" office:value="-0.0759513676166534">
                <text:p>-0.07595136761665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316254764795303">
                <text:p>-0.316254764795303</text:p>
              </table:table-cell>
              <table:table-cell office:value-type="float" office:value="-0.0258524920791388">
                <text:p>-0.02585249207913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5164138674736">
                <text:p>-0.35164138674736</text:p>
              </table:table-cell>
              <table:table-cell office:value-type="float" office:value="0.0121503518894315">
                <text:p>0.01215035188943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59698563814163">
                <text:p>-0.359698563814163</text:p>
              </table:table-cell>
              <table:table-cell office:value-type="float" office:value="0.00810165889561176">
                <text:p>0.00810165889561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46104830503464">
                <text:p>-0.346104830503464</text:p>
              </table:table-cell>
              <table:table-cell office:value-type="float" office:value="-0.0293418727815151">
                <text:p>-0.02934187278151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3427107334137">
                <text:p>-0.33427107334137</text:p>
              </table:table-cell>
              <table:table-cell office:value-type="float" office:value="-0.0397244654595852">
                <text:p>-0.0397244654595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21319818496704">
                <text:p>-0.321319818496704</text:p>
              </table:table-cell>
              <table:table-cell office:value-type="float" office:value="-0.0280066728591919">
                <text:p>-0.02800667285919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09632778167725">
                <text:p>-0.309632778167725</text:p>
              </table:table-cell>
              <table:table-cell office:value-type="float" office:value="-0.0102269109338522">
                <text:p>-0.01022691093385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287580907344818">
                <text:p>-0.287580907344818</text:p>
              </table:table-cell>
              <table:table-cell office:value-type="float" office:value="0.0175267718732357">
                <text:p>0.0175267718732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65838921070099">
                <text:p>-0.265838921070099</text:p>
              </table:table-cell>
              <table:table-cell office:value-type="float" office:value="0.0280277971178293">
                <text:p>0.02802779711782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60747969150543">
                <text:p>-0.260747969150543</text:p>
              </table:table-cell>
              <table:table-cell office:value-type="float" office:value="0.0274647418409586">
                <text:p>0.0274647418409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71760910749435">
                <text:p>-0.271760910749435</text:p>
              </table:table-cell>
              <table:table-cell office:value-type="float" office:value="0.0309934373944998">
                <text:p>0.0309934373944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14053505659103">
                <text:p>-0.314053505659103</text:p>
              </table:table-cell>
              <table:table-cell office:value-type="float" office:value="0.0394179672002792">
                <text:p>0.03941796720027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26315087080002">
                <text:p>-0.126315087080002</text:p>
              </table:table-cell>
              <table:table-cell office:value-type="float" office:value="-0.11851854622364">
                <text:p>-0.11851854622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7737283706665">
                <text:p>-0.127737283706665</text:p>
              </table:table-cell>
              <table:table-cell office:value-type="float" office:value="-0.12772125005722">
                <text:p>-0.127721250057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61134535074234">
                <text:p>-0.261134535074234</text:p>
              </table:table-cell>
              <table:table-cell office:value-type="float" office:value="0.0218881629407406">
                <text:p>0.02188816294074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09306433796883">
                <text:p>-0.209306433796883</text:p>
              </table:table-cell>
              <table:table-cell office:value-type="float" office:value="0.00297772721387446">
                <text:p>0.00297772721387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63072511553764">
                <text:p>-0.163072511553764</text:p>
              </table:table-cell>
              <table:table-cell office:value-type="float" office:value="-0.00560883199796081">
                <text:p>-0.005608831997960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09683863818645">
                <text:p>-0.109683863818645</text:p>
              </table:table-cell>
              <table:table-cell office:value-type="float" office:value="-0.0000240701701841317">
                <text:p>-0.00002407017018413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652636736631393">
                <text:p>-0.0652636736631393</text:p>
              </table:table-cell>
              <table:table-cell office:value-type="float" office:value="0.0351812578737736">
                <text:p>0.03518125787377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35187124833465">
                <text:p>-0.0135187124833465</text:p>
              </table:table-cell>
              <table:table-cell office:value-type="float" office:value="0.0361364036798477">
                <text:p>0.0361364036798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6164227873087">
                <text:p>0.0286164227873087</text:p>
              </table:table-cell>
              <table:table-cell office:value-type="float" office:value="0.0281334258615971">
                <text:p>0.0281334258615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64327368140221">
                <text:p>0.0664327368140221</text:p>
              </table:table-cell>
              <table:table-cell office:value-type="float" office:value="0.0147187141701579">
                <text:p>0.01471871417015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02792629599571">
                <text:p>0.0702792629599571</text:p>
              </table:table-cell>
              <table:table-cell office:value-type="float" office:value="-0.000727607752196491">
                <text:p>-0.0007276077521964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67392164468765">
                <text:p>0.0667392164468765</text:p>
              </table:table-cell>
              <table:table-cell office:value-type="float" office:value="-0.0176659189164639">
                <text:p>-0.01766591891646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25037033855915">
                <text:p>0.0425037033855915</text:p>
              </table:table-cell>
              <table:table-cell office:value-type="float" office:value="-0.0322654582560062">
                <text:p>-0.03226545825600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981815159320831">
                <text:p>0.00981815159320831</text:p>
              </table:table-cell>
              <table:table-cell office:value-type="float" office:value="-0.0339145958423614">
                <text:p>-0.0339145958423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519704855978489">
                <text:p>-0.0519704855978489</text:p>
              </table:table-cell>
              <table:table-cell office:value-type="float" office:value="-0.0468753799796104">
                <text:p>-0.04687537997961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05815255641937">
                <text:p>-0.205815255641937</text:p>
              </table:table-cell>
              <table:table-cell office:value-type="float" office:value="-0.0557810999453068">
                <text:p>-0.05578109994530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78252243995666">
                <text:p>-0.278252243995666</text:p>
              </table:table-cell>
              <table:table-cell office:value-type="float" office:value="-0.00932192709296942">
                <text:p>-0.009321927092969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82881021499634">
                <text:p>-0.282881021499634</text:p>
              </table:table-cell>
              <table:table-cell office:value-type="float" office:value="0.00680027296766639">
                <text:p>0.006800272967666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3017835021019">
                <text:p>-0.33017835021019</text:p>
              </table:table-cell>
              <table:table-cell office:value-type="float" office:value="-0.0283607710152864">
                <text:p>-0.02836077101528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37554746866226">
                <text:p>-0.437554746866226</text:p>
              </table:table-cell>
              <table:table-cell office:value-type="float" office:value="-0.11086443811655">
                <text:p>-0.110864438116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500230312347412">
                <text:p>-0.500230312347412</text:p>
              </table:table-cell>
              <table:table-cell office:value-type="float" office:value="-0.110726483166218">
                <text:p>-0.110726483166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01579344272614">
                <text:p>-0.501579344272614</text:p>
              </table:table-cell>
              <table:table-cell office:value-type="float" office:value="-0.109349511563778">
                <text:p>-0.1093495115637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24307906627655">
                <text:p>-0.524307906627655</text:p>
              </table:table-cell>
              <table:table-cell office:value-type="float" office:value="-0.0682647526264191">
                <text:p>-0.0682647526264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467979580163956">
                <text:p>-0.467979580163956</text:p>
              </table:table-cell>
              <table:table-cell office:value-type="float" office:value="-0.048557385802269">
                <text:p>-0.0485573858022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426106452941895">
                <text:p>-0.426106452941895</text:p>
              </table:table-cell>
              <table:table-cell office:value-type="float" office:value="-0.0313834697008133">
                <text:p>-0.0313834697008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383099347352982">
                <text:p>-0.383099347352982</text:p>
              </table:table-cell>
              <table:table-cell office:value-type="float" office:value="-0.0148505177348852">
                <text:p>-0.01485051773488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63602668046951">
                <text:p>-0.363602668046951</text:p>
              </table:table-cell>
              <table:table-cell office:value-type="float" office:value="-0.0302153285592794">
                <text:p>-0.0302153285592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85233968496323">
                <text:p>-0.385233968496323</text:p>
              </table:table-cell>
              <table:table-cell office:value-type="float" office:value="-0.05052200704813">
                <text:p>-0.050522007048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2176228761673">
                <text:p>-0.42176228761673</text:p>
              </table:table-cell>
              <table:table-cell office:value-type="float" office:value="-0.0467159301042557">
                <text:p>-0.04671593010425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16455686092377">
                <text:p>-0.416455686092377</text:p>
              </table:table-cell>
              <table:table-cell office:value-type="float" office:value="-0.0323676392436028">
                <text:p>-0.03236763924360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371711939573288">
                <text:p>-0.371711939573288</text:p>
              </table:table-cell>
              <table:table-cell office:value-type="float" office:value="-0.0337892957031727">
                <text:p>-0.03378929570317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92904222011566">
                <text:p>-0.392904222011566</text:p>
              </table:table-cell>
              <table:table-cell office:value-type="float" office:value="-0.0425467118620873">
                <text:p>-0.04254671186208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37519013881683">
                <text:p>-0.437519013881683</text:p>
              </table:table-cell>
              <table:table-cell office:value-type="float" office:value="-0.0455282814800739">
                <text:p>-0.04552828148007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463610380887985">
                <text:p>-0.463610380887985</text:p>
              </table:table-cell>
              <table:table-cell office:value-type="float" office:value="-0.0370105989277363">
                <text:p>-0.0370105989277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12576138973236">
                <text:p>-0.412576138973236</text:p>
              </table:table-cell>
              <table:table-cell office:value-type="float" office:value="-0.0768009573221207">
                <text:p>-0.0768009573221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347198516130447">
                <text:p>-0.347198516130447</text:p>
              </table:table-cell>
              <table:table-cell office:value-type="float" office:value="-0.0491436794400215">
                <text:p>-0.04914367944002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83563911914825">
                <text:p>-0.283563911914825</text:p>
              </table:table-cell>
              <table:table-cell office:value-type="float" office:value="-0.0599570609629154">
                <text:p>-0.05995706096291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83118790388107">
                <text:p>-0.183118790388107</text:p>
              </table:table-cell>
              <table:table-cell office:value-type="float" office:value="-0.0478517562150955">
                <text:p>-0.04785175621509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684614852070808">
                <text:p>-0.0684614852070808</text:p>
              </table:table-cell>
              <table:table-cell office:value-type="float" office:value="-0.0240448452532291">
                <text:p>-0.02404484525322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99918183684349">
                <text:p>0.0399918183684349</text:p>
              </table:table-cell>
              <table:table-cell office:value-type="float" office:value="0.0347955599427223">
                <text:p>0.03479555994272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6281337141991">
                <text:p>0.156281337141991</text:p>
              </table:table-cell>
              <table:table-cell office:value-type="float" office:value="0.0839223861694336">
                <text:p>0.0839223861694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7526130080223">
                <text:p>0.147526130080223</text:p>
              </table:table-cell>
              <table:table-cell office:value-type="float" office:value="0.0918059498071671">
                <text:p>0.0918059498071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3425271809101">
                <text:p>0.103425271809101</text:p>
              </table:table-cell>
              <table:table-cell office:value-type="float" office:value="0.0782441198825836">
                <text:p>0.07824411988258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93459291756153">
                <text:p>0.0493459291756153</text:p>
              </table:table-cell>
              <table:table-cell office:value-type="float" office:value="0.0659876987338066">
                <text:p>0.0659876987338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917176622897387">
                <text:p>0.00917176622897387</text:p>
              </table:table-cell>
              <table:table-cell office:value-type="float" office:value="0.0605262778699398">
                <text:p>0.06052627786993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568513981997967">
                <text:p>-0.0568513981997967</text:p>
              </table:table-cell>
              <table:table-cell office:value-type="float" office:value="0.0476837679743767">
                <text:p>0.0476837679743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63063436746597">
                <text:p>-0.163063436746597</text:p>
              </table:table-cell>
              <table:table-cell office:value-type="float" office:value="0.00814312603324652">
                <text:p>0.008143126033246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286258459091186">
                <text:p>-0.286258459091186</text:p>
              </table:table-cell>
              <table:table-cell office:value-type="float" office:value="-0.0543152987957001">
                <text:p>-0.0543152987957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77224892377853">
                <text:p>-0.377224892377853</text:p>
              </table:table-cell>
              <table:table-cell office:value-type="float" office:value="-0.0837852507829666">
                <text:p>-0.0837852507829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23988908529282">
                <text:p>-0.423988908529282</text:p>
              </table:table-cell>
              <table:table-cell office:value-type="float" office:value="-0.0528680607676506">
                <text:p>-0.0528680607676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26720798015595">
                <text:p>-0.426720798015595</text:p>
              </table:table-cell>
              <table:table-cell office:value-type="float" office:value="-0.0102100977674127">
                <text:p>-0.01021009776741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16195124387741">
                <text:p>-0.416195124387741</text:p>
              </table:table-cell>
              <table:table-cell office:value-type="float" office:value="0.00618205638602376">
                <text:p>0.00618205638602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99454921483994">
                <text:p>-0.399454921483994</text:p>
              </table:table-cell>
              <table:table-cell office:value-type="float" office:value="0.00107033189851791">
                <text:p>0.001070331898517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66679364442825">
                <text:p>-0.466679364442825</text:p>
              </table:table-cell>
              <table:table-cell office:value-type="float" office:value="-0.027855945751071">
                <text:p>-0.027855945751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41834035515785">
                <text:p>-0.141834035515785</text:p>
              </table:table-cell>
              <table:table-cell office:value-type="float" office:value="-0.00805707182735205">
                <text:p>-0.008057071827352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268155425786972">
                <text:p>-0.268155425786972</text:p>
              </table:table-cell>
              <table:table-cell office:value-type="float" office:value="-0.268162786960602">
                <text:p>-0.268162786960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315804868936539">
                <text:p>-0.315804868936539</text:p>
              </table:table-cell>
              <table:table-cell office:value-type="float" office:value="0.0197277572005987">
                <text:p>0.0197277572005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69986271858215">
                <text:p>-0.269986271858215</text:p>
              </table:table-cell>
              <table:table-cell office:value-type="float" office:value="0.0247439760714769">
                <text:p>0.02474397607147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224436044692993">
                <text:p>-0.224436044692993</text:p>
              </table:table-cell>
              <table:table-cell office:value-type="float" office:value="0.0387374795973301">
                <text:p>0.03873747959733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87382847070694">
                <text:p>-0.187382847070694</text:p>
              </table:table-cell>
              <table:table-cell office:value-type="float" office:value="0.0555874668061733">
                <text:p>0.05558746680617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69240549206734">
                <text:p>-0.169240549206734</text:p>
              </table:table-cell>
              <table:table-cell office:value-type="float" office:value="0.0759658887982369">
                <text:p>0.07596588879823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49912014603615">
                <text:p>-0.149912014603615</text:p>
              </table:table-cell>
              <table:table-cell office:value-type="float" office:value="0.0501783713698387">
                <text:p>0.05017837136983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22382797300816">
                <text:p>-0.122382797300816</text:p>
              </table:table-cell>
              <table:table-cell office:value-type="float" office:value="0.0582025274634361">
                <text:p>0.05820252746343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877354070544243">
                <text:p>-0.0877354070544243</text:p>
              </table:table-cell>
              <table:table-cell office:value-type="float" office:value="0.0707457661628723">
                <text:p>0.07074576616287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608009062707424">
                <text:p>-0.0608009062707424</text:p>
              </table:table-cell>
              <table:table-cell office:value-type="float" office:value="0.0789166763424873">
                <text:p>0.07891667634248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83509451150894">
                <text:p>-0.0483509451150894</text:p>
              </table:table-cell>
              <table:table-cell office:value-type="float" office:value="0.0801129788160324">
                <text:p>0.0801129788160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29358093440533">
                <text:p>-0.0329358093440533</text:p>
              </table:table-cell>
              <table:table-cell office:value-type="float" office:value="0.0766919329762459">
                <text:p>0.07669193297624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15601439028978">
                <text:p>-0.0115601439028978</text:p>
              </table:table-cell>
              <table:table-cell office:value-type="float" office:value="0.0799567922949791">
                <text:p>0.07995679229497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671777583193034">
                <text:p>-0.000671777583193034</text:p>
              </table:table-cell>
              <table:table-cell office:value-type="float" office:value="0.0802514851093292">
                <text:p>0.08025148510932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57185532152653">
                <text:p>0.0157185532152653</text:p>
              </table:table-cell>
              <table:table-cell office:value-type="float" office:value="0.0787615329027176">
                <text:p>0.07876153290271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70454734563828">
                <text:p>0.0270454734563828</text:p>
              </table:table-cell>
              <table:table-cell office:value-type="float" office:value="0.074811078608036">
                <text:p>0.0748110786080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43655198812485">
                <text:p>0.0343655198812485</text:p>
              </table:table-cell>
              <table:table-cell office:value-type="float" office:value="0.0708783864974976">
                <text:p>0.0708783864974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01657931506634">
                <text:p>0.0401657931506634</text:p>
              </table:table-cell>
              <table:table-cell office:value-type="float" office:value="0.0665306001901627">
                <text:p>0.06653060019016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02418167889118">
                <text:p>0.0502418167889118</text:p>
              </table:table-cell>
              <table:table-cell office:value-type="float" office:value="0.0645191371440888">
                <text:p>0.0645191371440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07924742996693">
                <text:p>0.0507924742996693</text:p>
              </table:table-cell>
              <table:table-cell office:value-type="float" office:value="0.06190200522542">
                <text:p>0.061902005225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12661263346672">
                <text:p>0.0512661263346672</text:p>
              </table:table-cell>
              <table:table-cell office:value-type="float" office:value="0.056106448173523">
                <text:p>0.056106448173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40854670107365">
                <text:p>0.0540854670107365</text:p>
              </table:table-cell>
              <table:table-cell office:value-type="float" office:value="0.0519182309508324">
                <text:p>0.0519182309508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39cm" svg:height="14.027cm" xlink:href=".." xlink:type="simple" chart:class="chart:bar" chart:style-name="ch1">
        <chart:legend chart:legend-position="end" svg:x="22.814cm" svg:y="6.465cm" style:legend-expansion="high" chart:style-name="ch2"/>
        <chart:plot-area chart:style-name="ch3" table:cell-range-address="'20211217-152655dvl_data_time'.A1:'20211217-152655dvl_data_time'.A304 '20211217-152655dvl_data_time'.C1:'20211217-152655dvl_data_time'.D304" chart:data-source-has-labels="both" svg:x="0.478cm" svg:y="0.28cm" svg:width="21.858cm" svg:height="13.467cm">
          <chartooo:coordinate-region svg:x="2.626cm" svg:y="0.478cm" svg:width="19.71cm" svg:height="13.07cm"/>
          <chart:axis chart:dimension="x" chart:name="primary-x" chart:style-name="ch4" chartooo:axis-type="auto">
            <chartooo:date-scale/>
            <chart:categories table:cell-range-address="'20211217-152655dvl_data_time'.A2:'20211217-152655dvl_data_time'.A3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1217-152655dvl_data_time'.C2:'20211217-152655dvl_data_time'.C304" chart:label-cell-address="'20211217-152655dvl_data_time'.C1:'20211217-152655dvl_data_time'.C1" chart:class="chart:bar">
            <chart:data-point chart:repeated="303"/>
          </chart:series>
          <chart:series chart:style-name="ch8" chart:values-cell-range-address="'20211217-152655dvl_data_time'.D2:'20211217-152655dvl_data_time'.D304" chart:label-cell-address="'20211217-152655dvl_data_time'.D1:'20211217-152655dvl_data_time'.D1" chart:class="chart:bar">
            <chart:data-point chart:repeated="3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x</text:p>
                <draw:g>
                  <svg:desc>'20211217-152655dvl_data_time'.C1:'20211217-152655dvl_data_time'.C1</svg:desc>
                </draw:g>
              </table:table-cell>
              <table:table-cell office:value-type="string">
                <text:p>vy</text:p>
                <draw:g>
                  <svg:desc>'20211217-152655dvl_data_time'.D1:'20211217-152655dvl_data_time'.D1</svg:desc>
                </draw:g>
              </table:table-cell>
            </table:table-row>
          </table:table-header-rows>
          <table:table-rows>
            <table:table-row>
              <table:table-cell office:value-type="float" office:value="1639747615.32229">
                <text:p>1639747615.32229</text:p>
                <draw:g>
                  <svg:desc>'20211217-152655dvl_data_time'.A2:'20211217-152655dvl_data_time'.A304</svg:desc>
                </draw:g>
              </table:table-cell>
              <table:table-cell office:value-type="float" office:value="0.000140669741085731">
                <text:p>0.000140669741085731</text:p>
                <draw:g>
                  <svg:desc>'20211217-152655dvl_data_time'.C2:'20211217-152655dvl_data_time'.C304</svg:desc>
                </draw:g>
              </table:table-cell>
              <table:table-cell office:value-type="float" office:value="-0.000348400440998375">
                <text:p>-0.000348400440998375</text:p>
                <draw:g>
                  <svg:desc>'20211217-152655dvl_data_time'.D2:'20211217-152655dvl_data_time'.D304</svg:desc>
                </draw:g>
              </table:table-cell>
            </table:table-row>
            <table:table-row>
              <table:table-cell office:value-type="float" office:value="1639747615.43983">
                <text:p>1639747615.43983</text:p>
              </table:table-cell>
              <table:table-cell office:value-type="float" office:value="0.000360617035767063">
                <text:p>0.000360617035767063</text:p>
              </table:table-cell>
              <table:table-cell office:value-type="float" office:value="-0.000245681148953736">
                <text:p>-0.000245681148953736</text:p>
              </table:table-cell>
            </table:table-row>
            <table:table-row>
              <table:table-cell office:value-type="float" office:value="1639747615.68288">
                <text:p>1639747615.68288</text:p>
              </table:table-cell>
              <table:table-cell office:value-type="float" office:value="0.000416545226471499">
                <text:p>0.000416545226471499</text:p>
              </table:table-cell>
              <table:table-cell office:value-type="float" office:value="-0.000512080267071724">
                <text:p>-0.000512080267071724</text:p>
              </table:table-cell>
            </table:table-row>
            <table:table-row>
              <table:table-cell office:value-type="float" office:value="1639747615.68688">
                <text:p>1639747615.68688</text:p>
              </table:table-cell>
              <table:table-cell office:value-type="float" office:value="-0.0103166112676263">
                <text:p>-0.0103166112676263</text:p>
              </table:table-cell>
              <table:table-cell office:value-type="float" office:value="-0.0101608177646995">
                <text:p>-0.0101608177646995</text:p>
              </table:table-cell>
            </table:table-row>
            <table:table-row>
              <table:table-cell office:value-type="float" office:value="1639747615.80088">
                <text:p>1639747615.80088</text:p>
              </table:table-cell>
              <table:table-cell office:value-type="float" office:value="-0.0104141933843493">
                <text:p>-0.0104141933843493</text:p>
              </table:table-cell>
              <table:table-cell office:value-type="float" office:value="-0.0104400040581822">
                <text:p>-0.0104400040581822</text:p>
              </table:table-cell>
            </table:table-row>
            <table:table-row>
              <table:table-cell office:value-type="float" office:value="1639747615.92309">
                <text:p>1639747615.92309</text:p>
              </table:table-cell>
              <table:table-cell office:value-type="float" office:value="-0.00249649072065949">
                <text:p>-0.00249649072065949</text:p>
              </table:table-cell>
              <table:table-cell office:value-type="float" office:value="0.00147792580537498">
                <text:p>0.00147792580537498</text:p>
              </table:table-cell>
            </table:table-row>
            <table:table-row>
              <table:table-cell office:value-type="float" office:value="1639747616.04244">
                <text:p>1639747616.04244</text:p>
              </table:table-cell>
              <table:table-cell office:value-type="float" office:value="0.0718654617667198">
                <text:p>0.0718654617667198</text:p>
              </table:table-cell>
              <table:table-cell office:value-type="float" office:value="0.0312762930989265">
                <text:p>0.0312762930989265</text:p>
              </table:table-cell>
            </table:table-row>
            <table:table-row>
              <table:table-cell office:value-type="float" office:value="1639747616.28397">
                <text:p>1639747616.28397</text:p>
              </table:table-cell>
              <table:table-cell office:value-type="float" office:value="-0.000163047894602641">
                <text:p>-0.000163047894602641</text:p>
              </table:table-cell>
              <table:table-cell office:value-type="float" office:value="0.000186403151019476">
                <text:p>0.000186403151019476</text:p>
              </table:table-cell>
            </table:table-row>
            <table:table-row>
              <table:table-cell office:value-type="float" office:value="1639747616.40004">
                <text:p>1639747616.40004</text:p>
              </table:table-cell>
              <table:table-cell office:value-type="float" office:value="0.000534616818185896">
                <text:p>0.000534616818185896</text:p>
              </table:table-cell>
              <table:table-cell office:value-type="float" office:value="-0.000697301351465285">
                <text:p>-0.000697301351465285</text:p>
              </table:table-cell>
            </table:table-row>
            <table:table-row>
              <table:table-cell office:value-type="float" office:value="1639747616.64271">
                <text:p>1639747616.64271</text:p>
              </table:table-cell>
              <table:table-cell office:value-type="float" office:value="0.000640621641650796">
                <text:p>0.000640621641650796</text:p>
              </table:table-cell>
              <table:table-cell office:value-type="float" office:value="-0.000576167134568095">
                <text:p>-0.000576167134568095</text:p>
              </table:table-cell>
            </table:table-row>
            <table:table-row>
              <table:table-cell office:value-type="float" office:value="1639747616.88244">
                <text:p>1639747616.88244</text:p>
              </table:table-cell>
              <table:table-cell office:value-type="float" office:value="0.0000226285137614468">
                <text:p>0.0000226285137614468</text:p>
              </table:table-cell>
              <table:table-cell office:value-type="float" office:value="-0.0000623277228442021">
                <text:p>-0.0000623277228442021</text:p>
              </table:table-cell>
            </table:table-row>
            <table:table-row>
              <table:table-cell office:value-type="float" office:value="1639747617.01434">
                <text:p>1639747617.01434</text:p>
              </table:table-cell>
              <table:table-cell office:value-type="float" office:value="-0.000262458372162655">
                <text:p>-0.000262458372162655</text:p>
              </table:table-cell>
              <table:table-cell office:value-type="float" office:value="0.000199162925127894">
                <text:p>0.000199162925127894</text:p>
              </table:table-cell>
            </table:table-row>
            <table:table-row>
              <table:table-cell office:value-type="float" office:value="1639747617.25228">
                <text:p>1639747617.25228</text:p>
              </table:table-cell>
              <table:table-cell office:value-type="float" office:value="-0.00000942882888921304">
                <text:p>-0.00000942882888921304</text:p>
              </table:table-cell>
              <table:table-cell office:value-type="float" office:value="0.000164141936693341">
                <text:p>0.000164141936693341</text:p>
              </table:table-cell>
            </table:table-row>
            <table:table-row>
              <table:table-cell office:value-type="float" office:value="1639747617.37233">
                <text:p>1639747617.37233</text:p>
              </table:table-cell>
              <table:table-cell office:value-type="float" office:value="0.000267437979346141">
                <text:p>0.000267437979346141</text:p>
              </table:table-cell>
              <table:table-cell office:value-type="float" office:value="-0.000106080726254731">
                <text:p>-0.000106080726254731</text:p>
              </table:table-cell>
            </table:table-row>
            <table:table-row>
              <table:table-cell office:value-type="float" office:value="1639747617.6125">
                <text:p>1639747617.6125</text:p>
              </table:table-cell>
              <table:table-cell office:value-type="float" office:value="0.000175251814653166">
                <text:p>0.000175251814653166</text:p>
              </table:table-cell>
              <table:table-cell office:value-type="float" office:value="-0.000126978222397156">
                <text:p>-0.000126978222397156</text:p>
              </table:table-cell>
            </table:table-row>
            <table:table-row>
              <table:table-cell office:value-type="float" office:value="1639747617.73444">
                <text:p>1639747617.73444</text:p>
              </table:table-cell>
              <table:table-cell office:value-type="float" office:value="0.000124895203043707">
                <text:p>0.000124895203043707</text:p>
              </table:table-cell>
              <table:table-cell office:value-type="float" office:value="-0.000137815557536669">
                <text:p>-0.000137815557536669</text:p>
              </table:table-cell>
            </table:table-row>
            <table:table-row>
              <table:table-cell office:value-type="float" office:value="1639747617.97342">
                <text:p>1639747617.97342</text:p>
              </table:table-cell>
              <table:table-cell office:value-type="float" office:value="0.000422176468418911">
                <text:p>0.000422176468418911</text:p>
              </table:table-cell>
              <table:table-cell office:value-type="float" office:value="-0.000577753118705004">
                <text:p>-0.000577753118705004</text:p>
              </table:table-cell>
            </table:table-row>
            <table:table-row>
              <table:table-cell office:value-type="float" office:value="1639747618.21291">
                <text:p>1639747618.21291</text:p>
              </table:table-cell>
              <table:table-cell office:value-type="float" office:value="0.000313832832034677">
                <text:p>0.000313832832034677</text:p>
              </table:table-cell>
              <table:table-cell office:value-type="float" office:value="-0.000293031887849793">
                <text:p>-0.000293031887849793</text:p>
              </table:table-cell>
            </table:table-row>
            <table:table-row>
              <table:table-cell office:value-type="float" office:value="1639747618.33596">
                <text:p>1639747618.33596</text:p>
              </table:table-cell>
              <table:table-cell office:value-type="float" office:value="-0.000214013794902712">
                <text:p>-0.000214013794902712</text:p>
              </table:table-cell>
              <table:table-cell office:value-type="float" office:value="0.000549183459952474">
                <text:p>0.000549183459952474</text:p>
              </table:table-cell>
            </table:table-row>
            <table:table-row>
              <table:table-cell office:value-type="float" office:value="1639747618.57245">
                <text:p>1639747618.57245</text:p>
              </table:table-cell>
              <table:table-cell office:value-type="float" office:value="-0.0000969380853348412">
                <text:p>-0.0000969380853348412</text:p>
              </table:table-cell>
              <table:table-cell office:value-type="float" office:value="0.0000509632445755415">
                <text:p>0.0000509632445755415</text:p>
              </table:table-cell>
            </table:table-row>
            <table:table-row>
              <table:table-cell office:value-type="float" office:value="1639747618.69265">
                <text:p>1639747618.69265</text:p>
              </table:table-cell>
              <table:table-cell office:value-type="float" office:value="0.000563476060051471">
                <text:p>0.000563476060051471</text:p>
              </table:table-cell>
              <table:table-cell office:value-type="float" office:value="-0.000789866724517196">
                <text:p>-0.000789866724517196</text:p>
              </table:table-cell>
            </table:table-row>
            <table:table-row>
              <table:table-cell office:value-type="float" office:value="1639747618.93384">
                <text:p>1639747618.93384</text:p>
              </table:table-cell>
              <table:table-cell office:value-type="float" office:value="0.000423183053499088">
                <text:p>0.000423183053499088</text:p>
              </table:table-cell>
              <table:table-cell office:value-type="float" office:value="-0.000445685902377591">
                <text:p>-0.000445685902377591</text:p>
              </table:table-cell>
            </table:table-row>
            <table:table-row>
              <table:table-cell office:value-type="float" office:value="1639747619.05506">
                <text:p>1639747619.05506</text:p>
              </table:table-cell>
              <table:table-cell office:value-type="float" office:value="-0.000288781768176705">
                <text:p>-0.000288781768176705</text:p>
              </table:table-cell>
              <table:table-cell office:value-type="float" office:value="0.000469075632281601">
                <text:p>0.000469075632281601</text:p>
              </table:table-cell>
            </table:table-row>
            <table:table-row>
              <table:table-cell office:value-type="float" office:value="1639747619.29278">
                <text:p>1639747619.29278</text:p>
              </table:table-cell>
              <table:table-cell office:value-type="float" office:value="-0.000376372714526951">
                <text:p>-0.000376372714526951</text:p>
              </table:table-cell>
              <table:table-cell office:value-type="float" office:value="0.000582888256758451">
                <text:p>0.000582888256758451</text:p>
              </table:table-cell>
            </table:table-row>
            <table:table-row>
              <table:table-cell office:value-type="float" office:value="1639747619.53257">
                <text:p>1639747619.53257</text:p>
              </table:table-cell>
              <table:table-cell office:value-type="float" office:value="0.0000703340920154005">
                <text:p>0.0000703340920154005</text:p>
              </table:table-cell>
              <table:table-cell office:value-type="float" office:value="0.0000655037511023693">
                <text:p>0.0000655037511023693</text:p>
              </table:table-cell>
            </table:table-row>
            <table:table-row>
              <table:table-cell office:value-type="float" office:value="1639747619.65465">
                <text:p>1639747619.65465</text:p>
              </table:table-cell>
              <table:table-cell office:value-type="float" office:value="0.000129463252960704">
                <text:p>0.000129463252960704</text:p>
              </table:table-cell>
              <table:table-cell office:value-type="float" office:value="-0.000511998834554106">
                <text:p>-0.000511998834554106</text:p>
              </table:table-cell>
            </table:table-row>
            <table:table-row>
              <table:table-cell office:value-type="float" office:value="1639747619.89271">
                <text:p>1639747619.89271</text:p>
              </table:table-cell>
              <table:table-cell office:value-type="float" office:value="0.000509191188029945">
                <text:p>0.000509191188029945</text:p>
              </table:table-cell>
              <table:table-cell office:value-type="float" office:value="-0.000671981135383248">
                <text:p>-0.000671981135383248</text:p>
              </table:table-cell>
            </table:table-row>
            <table:table-row>
              <table:table-cell office:value-type="float" office:value="1639747620.02464">
                <text:p>1639747620.02464</text:p>
              </table:table-cell>
              <table:table-cell office:value-type="float" office:value="0.000447288883151487">
                <text:p>0.000447288883151487</text:p>
              </table:table-cell>
              <table:table-cell office:value-type="float" office:value="-0.000523689144756645">
                <text:p>-0.000523689144756645</text:p>
              </table:table-cell>
            </table:table-row>
            <table:table-row>
              <table:table-cell office:value-type="float" office:value="1639747620.26445">
                <text:p>1639747620.26445</text:p>
              </table:table-cell>
              <table:table-cell office:value-type="float" office:value="-0.000112200134026352">
                <text:p>-0.000112200134026352</text:p>
              </table:table-cell>
              <table:table-cell office:value-type="float" office:value="0.00059252860955894">
                <text:p>0.00059252860955894</text:p>
              </table:table-cell>
            </table:table-row>
            <table:table-row>
              <table:table-cell office:value-type="float" office:value="1639747620.50199">
                <text:p>1639747620.50199</text:p>
              </table:table-cell>
              <table:table-cell office:value-type="float" office:value="-0.000606843153946102">
                <text:p>-0.000606843153946102</text:p>
              </table:table-cell>
              <table:table-cell office:value-type="float" office:value="0.000822505098767579">
                <text:p>0.000822505098767579</text:p>
              </table:table-cell>
            </table:table-row>
            <table:table-row>
              <table:table-cell office:value-type="float" office:value="1639747620.63355">
                <text:p>1639747620.63355</text:p>
              </table:table-cell>
              <table:table-cell office:value-type="float" office:value="-0.000020635958208004">
                <text:p>-0.000020635958208004</text:p>
              </table:table-cell>
              <table:table-cell office:value-type="float" office:value="0.000171982625033706">
                <text:p>0.000171982625033706</text:p>
              </table:table-cell>
            </table:table-row>
            <table:table-row>
              <table:table-cell office:value-type="float" office:value="1639747620.88305">
                <text:p>1639747620.88305</text:p>
              </table:table-cell>
              <table:table-cell office:value-type="float" office:value="0.00068584579275921">
                <text:p>0.00068584579275921</text:p>
              </table:table-cell>
              <table:table-cell office:value-type="float" office:value="-0.000948247034102678">
                <text:p>-0.000948247034102678</text:p>
              </table:table-cell>
            </table:table-row>
            <table:table-row>
              <table:table-cell office:value-type="float" office:value="1639747621.00266">
                <text:p>1639747621.00266</text:p>
              </table:table-cell>
              <table:table-cell office:value-type="float" office:value="0.000597862468566746">
                <text:p>0.000597862468566746</text:p>
              </table:table-cell>
              <table:table-cell office:value-type="float" office:value="-0.000537108164280653">
                <text:p>-0.000537108164280653</text:p>
              </table:table-cell>
            </table:table-row>
            <table:table-row>
              <table:table-cell office:value-type="float" office:value="1639747621.24315">
                <text:p>1639747621.24315</text:p>
              </table:table-cell>
              <table:table-cell office:value-type="float" office:value="-0.000245396659011021">
                <text:p>-0.000245396659011021</text:p>
              </table:table-cell>
              <table:table-cell office:value-type="float" office:value="0.000395216949982569">
                <text:p>0.000395216949982569</text:p>
              </table:table-cell>
            </table:table-row>
            <table:table-row>
              <table:table-cell office:value-type="float" office:value="1639747621.36089">
                <text:p>1639747621.36089</text:p>
              </table:table-cell>
              <table:table-cell office:value-type="float" office:value="-0.000443194585386664">
                <text:p>-0.000443194585386664</text:p>
              </table:table-cell>
              <table:table-cell office:value-type="float" office:value="0.000753220461774617">
                <text:p>0.000753220461774617</text:p>
              </table:table-cell>
            </table:table-row>
            <table:table-row>
              <table:table-cell office:value-type="float" office:value="1639747621.60498">
                <text:p>1639747621.60498</text:p>
              </table:table-cell>
              <table:table-cell office:value-type="float" office:value="0.000204909563763067">
                <text:p>0.000204909563763067</text:p>
              </table:table-cell>
              <table:table-cell office:value-type="float" office:value="0.000115267175715417">
                <text:p>0.000115267175715417</text:p>
              </table:table-cell>
            </table:table-row>
            <table:table-row>
              <table:table-cell office:value-type="float" office:value="1639747621.72305">
                <text:p>1639747621.72305</text:p>
              </table:table-cell>
              <table:table-cell office:value-type="float" office:value="0.000448918319307268">
                <text:p>0.000448918319307268</text:p>
              </table:table-cell>
              <table:table-cell office:value-type="float" office:value="-0.000370121299056336">
                <text:p>-0.000370121299056336</text:p>
              </table:table-cell>
            </table:table-row>
            <table:table-row>
              <table:table-cell office:value-type="float" office:value="1639747621.95934">
                <text:p>1639747621.95934</text:p>
              </table:table-cell>
              <table:table-cell office:value-type="float" office:value="0.000114607137220446">
                <text:p>0.000114607137220446</text:p>
              </table:table-cell>
              <table:table-cell office:value-type="float" office:value="-0.000462319352664053">
                <text:p>-0.000462319352664053</text:p>
              </table:table-cell>
            </table:table-row>
            <table:table-row>
              <table:table-cell office:value-type="float" office:value="1639747622.20363">
                <text:p>1639747622.20363</text:p>
              </table:table-cell>
              <table:table-cell office:value-type="float" office:value="-0.000148666105815209">
                <text:p>-0.000148666105815209</text:p>
              </table:table-cell>
              <table:table-cell office:value-type="float" office:value="0.0000389474844268989">
                <text:p>0.0000389474844268989</text:p>
              </table:table-cell>
            </table:table-row>
            <table:table-row>
              <table:table-cell office:value-type="float" office:value="1639747622.32575">
                <text:p>1639747622.32575</text:p>
              </table:table-cell>
              <table:table-cell office:value-type="float" office:value="-0.000128086321637966">
                <text:p>-0.000128086321637966</text:p>
              </table:table-cell>
              <table:table-cell office:value-type="float" office:value="0.000278902385616675">
                <text:p>0.000278902385616675</text:p>
              </table:table-cell>
            </table:table-row>
            <table:table-row>
              <table:table-cell office:value-type="float" office:value="1639747622.57507">
                <text:p>1639747622.57507</text:p>
              </table:table-cell>
              <table:table-cell office:value-type="float" office:value="-0.000242901704041287">
                <text:p>-0.000242901704041287</text:p>
              </table:table-cell>
              <table:table-cell office:value-type="float" office:value="0.0000789783080108464">
                <text:p>0.0000789783080108464</text:p>
              </table:table-cell>
            </table:table-row>
            <table:table-row>
              <table:table-cell office:value-type="float" office:value="1639747622.70246">
                <text:p>1639747622.70246</text:p>
              </table:table-cell>
              <table:table-cell office:value-type="float" office:value="0.0000259883927355986">
                <text:p>0.0000259883927355986</text:p>
              </table:table-cell>
              <table:table-cell office:value-type="float" office:value="-0.0000671017478452995">
                <text:p>-0.0000671017478452995</text:p>
              </table:table-cell>
            </table:table-row>
            <table:table-row>
              <table:table-cell office:value-type="float" office:value="1639747622.9427">
                <text:p>1639747622.9427</text:p>
              </table:table-cell>
              <table:table-cell office:value-type="float" office:value="0.000343798659741878">
                <text:p>0.000343798659741878</text:p>
              </table:table-cell>
              <table:table-cell office:value-type="float" office:value="-0.000402774574467912">
                <text:p>-0.000402774574467912</text:p>
              </table:table-cell>
            </table:table-row>
            <table:table-row>
              <table:table-cell office:value-type="float" office:value="1639747623.18312">
                <text:p>1639747623.18312</text:p>
              </table:table-cell>
              <table:table-cell office:value-type="float" office:value="0.000327097601257265">
                <text:p>0.000327097601257265</text:p>
              </table:table-cell>
              <table:table-cell office:value-type="float" office:value="-0.000543732661753893">
                <text:p>-0.000543732661753893</text:p>
              </table:table-cell>
            </table:table-row>
            <table:table-row>
              <table:table-cell office:value-type="float" office:value="1639747623.31318">
                <text:p>1639747623.31318</text:p>
              </table:table-cell>
              <table:table-cell office:value-type="float" office:value="0.00017256970750168">
                <text:p>0.00017256970750168</text:p>
              </table:table-cell>
              <table:table-cell office:value-type="float" office:value="-0.00000226920201384928">
                <text:p>-0.00000226920201384928</text:p>
              </table:table-cell>
            </table:table-row>
            <table:table-row>
              <table:table-cell office:value-type="float" office:value="1639747623.55369">
                <text:p>1639747623.55369</text:p>
              </table:table-cell>
              <table:table-cell office:value-type="float" office:value="-0.0000979488249868155">
                <text:p>-0.0000979488249868155</text:p>
              </table:table-cell>
              <table:table-cell office:value-type="float" office:value="0.000448846956714988">
                <text:p>0.000448846956714988</text:p>
              </table:table-cell>
            </table:table-row>
            <table:table-row>
              <table:table-cell office:value-type="float" office:value="1639747623.6728">
                <text:p>1639747623.6728</text:p>
              </table:table-cell>
              <table:table-cell office:value-type="float" office:value="-0.000205168573302217">
                <text:p>-0.000205168573302217</text:p>
              </table:table-cell>
              <table:table-cell office:value-type="float" office:value="0.00016075826715678">
                <text:p>0.00016075826715678</text:p>
              </table:table-cell>
            </table:table-row>
            <table:table-row>
              <table:table-cell office:value-type="float" office:value="1639747623.91367">
                <text:p>1639747623.91367</text:p>
              </table:table-cell>
              <table:table-cell office:value-type="float" office:value="0.000250695127760991">
                <text:p>0.000250695127760991</text:p>
              </table:table-cell>
              <table:table-cell office:value-type="float" office:value="-0.000451688014436513">
                <text:p>-0.000451688014436513</text:p>
              </table:table-cell>
            </table:table-row>
            <table:table-row>
              <table:table-cell office:value-type="float" office:value="1639747624.03774">
                <text:p>1639747624.03774</text:p>
              </table:table-cell>
              <table:table-cell office:value-type="float" office:value="0.000486314733279869">
                <text:p>0.000486314733279869</text:p>
              </table:table-cell>
              <table:table-cell office:value-type="float" office:value="-0.000532965466845781">
                <text:p>-0.000532965466845781</text:p>
              </table:table-cell>
            </table:table-row>
            <table:table-row>
              <table:table-cell office:value-type="float" office:value="1639747624.27628">
                <text:p>1639747624.27628</text:p>
              </table:table-cell>
              <table:table-cell office:value-type="float" office:value="0.000159600502229296">
                <text:p>0.000159600502229296</text:p>
              </table:table-cell>
              <table:table-cell office:value-type="float" office:value="0.00000965196886681952">
                <text:p>0.00000965196886681952</text:p>
              </table:table-cell>
            </table:table-row>
            <table:table-row>
              <table:table-cell office:value-type="float" office:value="1639747624.40215">
                <text:p>1639747624.40215</text:p>
              </table:table-cell>
              <table:table-cell office:value-type="float" office:value="-0.000408062740461901">
                <text:p>-0.000408062740461901</text:p>
              </table:table-cell>
              <table:table-cell office:value-type="float" office:value="0.000370360998203978">
                <text:p>0.000370360998203978</text:p>
              </table:table-cell>
            </table:table-row>
            <table:table-row>
              <table:table-cell office:value-type="float" office:value="1639747624.65272">
                <text:p>1639747624.65272</text:p>
              </table:table-cell>
              <table:table-cell office:value-type="float" office:value="-0.000156473281094804">
                <text:p>-0.000156473281094804</text:p>
              </table:table-cell>
              <table:table-cell office:value-type="float" office:value="0.000384510291041806">
                <text:p>0.000384510291041806</text:p>
              </table:table-cell>
            </table:table-row>
            <table:table-row>
              <table:table-cell office:value-type="float" office:value="1639747624.89716">
                <text:p>1639747624.89716</text:p>
              </table:table-cell>
              <table:table-cell office:value-type="float" office:value="0.000308672548271716">
                <text:p>0.000308672548271716</text:p>
              </table:table-cell>
              <table:table-cell office:value-type="float" office:value="-0.000319996586767957">
                <text:p>-0.000319996586767957</text:p>
              </table:table-cell>
            </table:table-row>
            <table:table-row>
              <table:table-cell office:value-type="float" office:value="1639747625.00989">
                <text:p>1639747625.00989</text:p>
              </table:table-cell>
              <table:table-cell office:value-type="float" office:value="0.000389338965760544">
                <text:p>0.000389338965760544</text:p>
              </table:table-cell>
              <table:table-cell office:value-type="float" office:value="-0.000660820922348648">
                <text:p>-0.000660820922348648</text:p>
              </table:table-cell>
            </table:table-row>
            <table:table-row>
              <table:table-cell office:value-type="float" office:value="1639747625.25239">
                <text:p>1639747625.25239</text:p>
              </table:table-cell>
              <table:table-cell office:value-type="float" office:value="-0.000109463704575319">
                <text:p>-0.000109463704575319</text:p>
              </table:table-cell>
              <table:table-cell office:value-type="float" office:value="0.0000480377311760094">
                <text:p>0.0000480377311760094</text:p>
              </table:table-cell>
            </table:table-row>
            <table:table-row>
              <table:table-cell office:value-type="float" office:value="1639747625.49394">
                <text:p>1639747625.49394</text:p>
              </table:table-cell>
              <table:table-cell office:value-type="float" office:value="-0.000207825592951849">
                <text:p>-0.000207825592951849</text:p>
              </table:table-cell>
              <table:table-cell office:value-type="float" office:value="0.000476427056128159">
                <text:p>0.000476427056128159</text:p>
              </table:table-cell>
            </table:table-row>
            <table:table-row>
              <table:table-cell office:value-type="float" office:value="1639747625.6143">
                <text:p>1639747625.6143</text:p>
              </table:table-cell>
              <table:table-cell office:value-type="float" office:value="0.0000319474893331062">
                <text:p>0.0000319474893331062</text:p>
              </table:table-cell>
              <table:table-cell office:value-type="float" office:value="-0.0000416612601839006">
                <text:p>-0.0000416612601839006</text:p>
              </table:table-cell>
            </table:table-row>
            <table:table-row>
              <table:table-cell office:value-type="float" office:value="1639747625.85297">
                <text:p>1639747625.85297</text:p>
              </table:table-cell>
              <table:table-cell office:value-type="float" office:value="0.000321347470162436">
                <text:p>0.000321347470162436</text:p>
              </table:table-cell>
              <table:table-cell office:value-type="float" office:value="-0.000193393832887523">
                <text:p>-0.000193393832887523</text:p>
              </table:table-cell>
            </table:table-row>
            <table:table-row>
              <table:table-cell office:value-type="float" office:value="1639747625.85903">
                <text:p>1639747625.85903</text:p>
              </table:table-cell>
              <table:table-cell office:value-type="float" office:value="-0.00244561489671469">
                <text:p>-0.00244561489671469</text:p>
              </table:table-cell>
              <table:table-cell office:value-type="float" office:value="-0.00547117693349719">
                <text:p>-0.00547117693349719</text:p>
              </table:table-cell>
            </table:table-row>
            <table:table-row>
              <table:table-cell office:value-type="float" office:value="1639747625.96986">
                <text:p>1639747625.96986</text:p>
              </table:table-cell>
              <table:table-cell office:value-type="float" office:value="-0.0020397009793669">
                <text:p>-0.0020397009793669</text:p>
              </table:table-cell>
              <table:table-cell office:value-type="float" office:value="-0.00593973556533456">
                <text:p>-0.00593973556533456</text:p>
              </table:table-cell>
            </table:table-row>
            <table:table-row>
              <table:table-cell office:value-type="float" office:value="1639747626.09382">
                <text:p>1639747626.09382</text:p>
              </table:table-cell>
              <table:table-cell office:value-type="float" office:value="-0.000551427714526653">
                <text:p>-0.000551427714526653</text:p>
              </table:table-cell>
              <table:table-cell office:value-type="float" office:value="-0.0486992076039314">
                <text:p>-0.0486992076039314</text:p>
              </table:table-cell>
            </table:table-row>
            <table:table-row>
              <table:table-cell office:value-type="float" office:value="1639747626.21625">
                <text:p>1639747626.21625</text:p>
              </table:table-cell>
              <table:table-cell office:value-type="float" office:value="0.00115788250695914">
                <text:p>0.00115788250695914</text:p>
              </table:table-cell>
              <table:table-cell office:value-type="float" office:value="0.006605030503124">
                <text:p>0.006605030503124</text:p>
              </table:table-cell>
            </table:table-row>
            <table:table-row>
              <table:table-cell office:value-type="float" office:value="1639747626.45239">
                <text:p>1639747626.45239</text:p>
              </table:table-cell>
              <table:table-cell office:value-type="float" office:value="0.000257273059105501">
                <text:p>0.000257273059105501</text:p>
              </table:table-cell>
              <table:table-cell office:value-type="float" office:value="-0.000255678925896063">
                <text:p>-0.000255678925896063</text:p>
              </table:table-cell>
            </table:table-row>
            <table:table-row>
              <table:table-cell office:value-type="float" office:value="1639747626.57141">
                <text:p>1639747626.57141</text:p>
              </table:table-cell>
              <table:table-cell office:value-type="float" office:value="-0.000174935892573558">
                <text:p>-0.000174935892573558</text:p>
              </table:table-cell>
              <table:table-cell office:value-type="float" office:value="0.0000400385579268914">
                <text:p>0.0000400385579268914</text:p>
              </table:table-cell>
            </table:table-row>
            <table:table-row>
              <table:table-cell office:value-type="float" office:value="1639747626.81536">
                <text:p>1639747626.81536</text:p>
              </table:table-cell>
              <table:table-cell office:value-type="float" office:value="-0.000184296368388459">
                <text:p>-0.000184296368388459</text:p>
              </table:table-cell>
              <table:table-cell office:value-type="float" office:value="0.000180321032530628">
                <text:p>0.000180321032530628</text:p>
              </table:table-cell>
            </table:table-row>
            <table:table-row>
              <table:table-cell office:value-type="float" office:value="1639747626.93056">
                <text:p>1639747626.93056</text:p>
              </table:table-cell>
              <table:table-cell office:value-type="float" office:value="0.0000204105963348411">
                <text:p>0.0000204105963348411</text:p>
              </table:table-cell>
              <table:table-cell office:value-type="float" office:value="-0.0000344839500030503">
                <text:p>-0.0000344839500030503</text:p>
              </table:table-cell>
            </table:table-row>
            <table:table-row>
              <table:table-cell office:value-type="float" office:value="1639747627.16988">
                <text:p>1639747627.16988</text:p>
              </table:table-cell>
              <table:table-cell office:value-type="float" office:value="0.0000863542591105215">
                <text:p>0.0000863542591105215</text:p>
              </table:table-cell>
              <table:table-cell office:value-type="float" office:value="-0.000403668032959104">
                <text:p>-0.000403668032959104</text:p>
              </table:table-cell>
            </table:table-row>
            <table:table-row>
              <table:table-cell office:value-type="float" office:value="1639747627.29453">
                <text:p>1639747627.29453</text:p>
              </table:table-cell>
              <table:table-cell office:value-type="float" office:value="0.000361388170858845">
                <text:p>0.000361388170858845</text:p>
              </table:table-cell>
              <table:table-cell office:value-type="float" office:value="-0.000623171159531921">
                <text:p>-0.000623171159531921</text:p>
              </table:table-cell>
            </table:table-row>
            <table:table-row>
              <table:table-cell office:value-type="float" office:value="1639747627.54394">
                <text:p>1639747627.54394</text:p>
              </table:table-cell>
              <table:table-cell office:value-type="float" office:value="0.000437696900917217">
                <text:p>0.000437696900917217</text:p>
              </table:table-cell>
              <table:table-cell office:value-type="float" office:value="-0.000480591377709061">
                <text:p>-0.000480591377709061</text:p>
              </table:table-cell>
            </table:table-row>
            <table:table-row>
              <table:table-cell office:value-type="float" office:value="1639747627.66313">
                <text:p>1639747627.66313</text:p>
              </table:table-cell>
              <table:table-cell office:value-type="float" office:value="0.0000176040375663433">
                <text:p>0.0000176040375663433</text:p>
              </table:table-cell>
              <table:table-cell office:value-type="float" office:value="0.0000349976289726328">
                <text:p>0.0000349976289726328</text:p>
              </table:table-cell>
            </table:table-row>
            <table:table-row>
              <table:table-cell office:value-type="float" office:value="1639747627.9047">
                <text:p>1639747627.9047</text:p>
              </table:table-cell>
              <table:table-cell office:value-type="float" office:value="-0.000399448967073113">
                <text:p>-0.000399448967073113</text:p>
              </table:table-cell>
              <table:table-cell office:value-type="float" office:value="0.00033416147925891">
                <text:p>0.00033416147925891</text:p>
              </table:table-cell>
            </table:table-row>
            <table:table-row>
              <table:table-cell office:value-type="float" office:value="1639747628.14433">
                <text:p>1639747628.14433</text:p>
              </table:table-cell>
              <table:table-cell office:value-type="float" office:value="-0.00012696061457973">
                <text:p>-0.00012696061457973</text:p>
              </table:table-cell>
              <table:table-cell office:value-type="float" office:value="-0.0000554161124455277">
                <text:p>-0.0000554161124455277</text:p>
              </table:table-cell>
            </table:table-row>
            <table:table-row>
              <table:table-cell office:value-type="float" office:value="1639747628.26272">
                <text:p>1639747628.26272</text:p>
              </table:table-cell>
              <table:table-cell office:value-type="float" office:value="0.000434134184615687">
                <text:p>0.000434134184615687</text:p>
              </table:table-cell>
              <table:table-cell office:value-type="float" office:value="-0.000369273941032588">
                <text:p>-0.000369273941032588</text:p>
              </table:table-cell>
            </table:table-row>
            <table:table-row>
              <table:table-cell office:value-type="float" office:value="1639747628.51353">
                <text:p>1639747628.51353</text:p>
              </table:table-cell>
              <table:table-cell office:value-type="float" office:value="0.000311895390041172">
                <text:p>0.000311895390041172</text:p>
              </table:table-cell>
              <table:table-cell office:value-type="float" office:value="-0.000246994924964383">
                <text:p>-0.000246994924964383</text:p>
              </table:table-cell>
            </table:table-row>
            <table:table-row>
              <table:table-cell office:value-type="float" office:value="1639747628.63249">
                <text:p>1639747628.63249</text:p>
              </table:table-cell>
              <table:table-cell office:value-type="float" office:value="-0.0000514173007104546">
                <text:p>-0.0000514173007104546</text:p>
              </table:table-cell>
              <table:table-cell office:value-type="float" office:value="-0.0000756444860599004">
                <text:p>-0.0000756444860599004</text:p>
              </table:table-cell>
            </table:table-row>
            <table:table-row>
              <table:table-cell office:value-type="float" office:value="1639747628.87386">
                <text:p>1639747628.87386</text:p>
              </table:table-cell>
              <table:table-cell office:value-type="float" office:value="0.000167677702847868">
                <text:p>0.000167677702847868</text:p>
              </table:table-cell>
              <table:table-cell office:value-type="float" office:value="-0.0000202156643354101">
                <text:p>-0.0000202156643354101</text:p>
              </table:table-cell>
            </table:table-row>
            <table:table-row>
              <table:table-cell office:value-type="float" office:value="1639747629.12361">
                <text:p>1639747629.12361</text:p>
              </table:table-cell>
              <table:table-cell office:value-type="float" office:value="0.000140493211802095">
                <text:p>0.000140493211802095</text:p>
              </table:table-cell>
              <table:table-cell office:value-type="float" office:value="-0.00000230070372708724">
                <text:p>-0.00000230070372708724</text:p>
              </table:table-cell>
            </table:table-row>
            <table:table-row>
              <table:table-cell office:value-type="float" office:value="1639747629.24323">
                <text:p>1639747629.24323</text:p>
              </table:table-cell>
              <table:table-cell office:value-type="float" office:value="-0.0000947594598983415">
                <text:p>-0.0000947594598983415</text:p>
              </table:table-cell>
              <table:table-cell office:value-type="float" office:value="-0.000180011207703501">
                <text:p>-0.000180011207703501</text:p>
              </table:table-cell>
            </table:table-row>
            <table:table-row>
              <table:table-cell office:value-type="float" office:value="1639747629.48305">
                <text:p>1639747629.48305</text:p>
              </table:table-cell>
              <table:table-cell office:value-type="float" office:value="0.000166482815984637">
                <text:p>0.000166482815984637</text:p>
              </table:table-cell>
              <table:table-cell office:value-type="float" office:value="-0.000261141773080453">
                <text:p>-0.000261141773080453</text:p>
              </table:table-cell>
            </table:table-row>
            <table:table-row>
              <table:table-cell office:value-type="float" office:value="1639747629.6048">
                <text:p>1639747629.6048</text:p>
              </table:table-cell>
              <table:table-cell office:value-type="float" office:value="0.000330442824633792">
                <text:p>0.000330442824633792</text:p>
              </table:table-cell>
              <table:table-cell office:value-type="float" office:value="-0.000205815420486033">
                <text:p>-0.000205815420486033</text:p>
              </table:table-cell>
            </table:table-row>
            <table:table-row>
              <table:table-cell office:value-type="float" office:value="1639747629.84485">
                <text:p>1639747629.84485</text:p>
              </table:table-cell>
              <table:table-cell office:value-type="float" office:value="0.00000956579970079474">
                <text:p>0.00000956579970079474</text:p>
              </table:table-cell>
              <table:table-cell office:value-type="float" office:value="-0.0000331534938595723">
                <text:p>-0.0000331534938595723</text:p>
              </table:table-cell>
            </table:table-row>
            <table:table-row>
              <table:table-cell office:value-type="float" office:value="1639747630.08274">
                <text:p>1639747630.08274</text:p>
              </table:table-cell>
              <table:table-cell office:value-type="float" office:value="-0.000192518215044402">
                <text:p>-0.000192518215044402</text:p>
              </table:table-cell>
              <table:table-cell office:value-type="float" office:value="0.000121350443805568">
                <text:p>0.000121350443805568</text:p>
              </table:table-cell>
            </table:table-row>
            <table:table-row>
              <table:table-cell office:value-type="float" office:value="1639747630.20127">
                <text:p>1639747630.20127</text:p>
              </table:table-cell>
              <table:table-cell office:value-type="float" office:value="0.0000937404111027718">
                <text:p>0.0000937404111027718</text:p>
              </table:table-cell>
              <table:table-cell office:value-type="float" office:value="-0.000123318590340205">
                <text:p>-0.000123318590340205</text:p>
              </table:table-cell>
            </table:table-row>
            <table:table-row>
              <table:table-cell office:value-type="float" office:value="1639747630.44252">
                <text:p>1639747630.44252</text:p>
              </table:table-cell>
              <table:table-cell office:value-type="float" office:value="0.000541040615644306">
                <text:p>0.000541040615644306</text:p>
              </table:table-cell>
              <table:table-cell office:value-type="float" office:value="-0.000401444965973496">
                <text:p>-0.000401444965973496</text:p>
              </table:table-cell>
            </table:table-row>
            <table:table-row>
              <table:table-cell office:value-type="float" office:value="1639747630.56258">
                <text:p>1639747630.56258</text:p>
              </table:table-cell>
              <table:table-cell office:value-type="float" office:value="0.00018192405696027">
                <text:p>0.00018192405696027</text:p>
              </table:table-cell>
              <table:table-cell office:value-type="float" office:value="-0.000389590510167181">
                <text:p>-0.000389590510167181</text:p>
              </table:table-cell>
            </table:table-row>
            <table:table-row>
              <table:table-cell office:value-type="float" office:value="1639747630.802">
                <text:p>1639747630.802</text:p>
              </table:table-cell>
              <table:table-cell office:value-type="float" office:value="0.0000481245515402406">
                <text:p>0.0000481245515402406</text:p>
              </table:table-cell>
              <table:table-cell office:value-type="float" office:value="-0.0000139542589749908">
                <text:p>-0.0000139542589749908</text:p>
              </table:table-cell>
            </table:table-row>
            <table:table-row>
              <table:table-cell office:value-type="float" office:value="1639747631.04269">
                <text:p>1639747631.04269</text:p>
              </table:table-cell>
              <table:table-cell office:value-type="float" office:value="0.000408007152145729">
                <text:p>0.000408007152145729</text:p>
              </table:table-cell>
              <table:table-cell office:value-type="float" office:value="-0.000113443071313668">
                <text:p>-0.000113443071313668</text:p>
              </table:table-cell>
            </table:table-row>
            <table:table-row>
              <table:table-cell office:value-type="float" office:value="1639747631.16259">
                <text:p>1639747631.16259</text:p>
              </table:table-cell>
              <table:table-cell office:value-type="float" office:value="0.000361798476660624">
                <text:p>0.000361798476660624</text:p>
              </table:table-cell>
              <table:table-cell office:value-type="float" office:value="-0.000220876216189936">
                <text:p>-0.000220876216189936</text:p>
              </table:table-cell>
            </table:table-row>
            <table:table-row>
              <table:table-cell office:value-type="float" office:value="1639747631.4021">
                <text:p>1639747631.4021</text:p>
              </table:table-cell>
              <table:table-cell office:value-type="float" office:value="-0.000089658671640791">
                <text:p>-0.000089658671640791</text:p>
              </table:table-cell>
              <table:table-cell office:value-type="float" office:value="0.0000209237568924436">
                <text:p>0.0000209237568924436</text:p>
              </table:table-cell>
            </table:table-row>
            <table:table-row>
              <table:table-cell office:value-type="float" office:value="1639747631.52379">
                <text:p>1639747631.52379</text:p>
              </table:table-cell>
              <table:table-cell office:value-type="float" office:value="-0.000116358933155425">
                <text:p>-0.000116358933155425</text:p>
              </table:table-cell>
              <table:table-cell office:value-type="float" office:value="0.000144413788802922">
                <text:p>0.000144413788802922</text:p>
              </table:table-cell>
            </table:table-row>
            <table:table-row>
              <table:table-cell office:value-type="float" office:value="1639747631.77283">
                <text:p>1639747631.77283</text:p>
              </table:table-cell>
              <table:table-cell office:value-type="float" office:value="0.000191440660273656">
                <text:p>0.000191440660273656</text:p>
              </table:table-cell>
              <table:table-cell office:value-type="float" office:value="-0.00035531583125703">
                <text:p>-0.00035531583125703</text:p>
              </table:table-cell>
            </table:table-row>
            <table:table-row>
              <table:table-cell office:value-type="float" office:value="1639747631.89254">
                <text:p>1639747631.89254</text:p>
              </table:table-cell>
              <table:table-cell office:value-type="float" office:value="0.000317916856147349">
                <text:p>0.000317916856147349</text:p>
              </table:table-cell>
              <table:table-cell office:value-type="float" office:value="-0.000534814607817679">
                <text:p>-0.000534814607817679</text:p>
              </table:table-cell>
            </table:table-row>
            <table:table-row>
              <table:table-cell office:value-type="float" office:value="1639747632.13585">
                <text:p>1639747632.13585</text:p>
              </table:table-cell>
              <table:table-cell office:value-type="float" office:value="-0.0000238853353948798">
                <text:p>-0.0000238853353948798</text:p>
              </table:table-cell>
              <table:table-cell office:value-type="float" office:value="-0.00012376336962916">
                <text:p>-0.00012376336962916</text:p>
              </table:table-cell>
            </table:table-row>
            <table:table-row>
              <table:table-cell office:value-type="float" office:value="1639747632.37392">
                <text:p>1639747632.37392</text:p>
              </table:table-cell>
              <table:table-cell office:value-type="float" office:value="-0.000122577112051658">
                <text:p>-0.000122577112051658</text:p>
              </table:table-cell>
              <table:table-cell office:value-type="float" office:value="0.000397420109948143">
                <text:p>0.000397420109948143</text:p>
              </table:table-cell>
            </table:table-row>
            <table:table-row>
              <table:table-cell office:value-type="float" office:value="1639747632.49364">
                <text:p>1639747632.49364</text:p>
              </table:table-cell>
              <table:table-cell office:value-type="float" office:value="-0.0000344581494573504">
                <text:p>-0.0000344581494573504</text:p>
              </table:table-cell>
              <table:table-cell office:value-type="float" office:value="0.000131590306409635">
                <text:p>0.000131590306409635</text:p>
              </table:table-cell>
            </table:table-row>
            <table:table-row>
              <table:table-cell office:value-type="float" office:value="1639747632.73346">
                <text:p>1639747632.73346</text:p>
              </table:table-cell>
              <table:table-cell office:value-type="float" office:value="0.0000238277880271198">
                <text:p>0.0000238277880271198</text:p>
              </table:table-cell>
              <table:table-cell office:value-type="float" office:value="-0.000336967728799209">
                <text:p>-0.000336967728799209</text:p>
              </table:table-cell>
            </table:table-row>
            <table:table-row>
              <table:table-cell office:value-type="float" office:value="1639747632.85431">
                <text:p>1639747632.85431</text:p>
              </table:table-cell>
              <table:table-cell office:value-type="float" office:value="0.000349687383277342">
                <text:p>0.000349687383277342</text:p>
              </table:table-cell>
              <table:table-cell office:value-type="float" office:value="-0.000493350555188954">
                <text:p>-0.000493350555188954</text:p>
              </table:table-cell>
            </table:table-row>
            <table:table-row>
              <table:table-cell office:value-type="float" office:value="1639747633.09318">
                <text:p>1639747633.09318</text:p>
              </table:table-cell>
              <table:table-cell office:value-type="float" office:value="0.000218972563743591">
                <text:p>0.000218972563743591</text:p>
              </table:table-cell>
              <table:table-cell office:value-type="float" office:value="-0.000120091171993408">
                <text:p>-0.000120091171993408</text:p>
              </table:table-cell>
            </table:table-row>
            <table:table-row>
              <table:table-cell office:value-type="float" office:value="1639747633.34342">
                <text:p>1639747633.34342</text:p>
              </table:table-cell>
              <table:table-cell office:value-type="float" office:value="-0.000174825399881229">
                <text:p>-0.000174825399881229</text:p>
              </table:table-cell>
              <table:table-cell office:value-type="float" office:value="0.000297714868793264">
                <text:p>0.000297714868793264</text:p>
              </table:table-cell>
            </table:table-row>
            <table:table-row>
              <table:table-cell office:value-type="float" office:value="1639747633.46455">
                <text:p>1639747633.46455</text:p>
              </table:table-cell>
              <table:table-cell office:value-type="float" office:value="0.0000336922057613265">
                <text:p>0.0000336922057613265</text:p>
              </table:table-cell>
              <table:table-cell office:value-type="float" office:value="0.000308968679746613">
                <text:p>0.000308968679746613</text:p>
              </table:table-cell>
            </table:table-row>
            <table:table-row>
              <table:table-cell office:value-type="float" office:value="1639747633.70396">
                <text:p>1639747633.70396</text:p>
              </table:table-cell>
              <table:table-cell office:value-type="float" office:value="0.000314312463160604">
                <text:p>0.000314312463160604</text:p>
              </table:table-cell>
              <table:table-cell office:value-type="float" office:value="-0.000469697581138462">
                <text:p>-0.000469697581138462</text:p>
              </table:table-cell>
            </table:table-row>
            <table:table-row>
              <table:table-cell office:value-type="float" office:value="1639747633.82424">
                <text:p>1639747633.82424</text:p>
              </table:table-cell>
              <table:table-cell office:value-type="float" office:value="0.000474385102279484">
                <text:p>0.000474385102279484</text:p>
              </table:table-cell>
              <table:table-cell office:value-type="float" office:value="-0.0007260178681463">
                <text:p>-0.0007260178681463</text:p>
              </table:table-cell>
            </table:table-row>
            <table:table-row>
              <table:table-cell office:value-type="float" office:value="1639747634.06706">
                <text:p>1639747634.06706</text:p>
              </table:table-cell>
              <table:table-cell office:value-type="float" office:value="0.000165759498486295">
                <text:p>0.000165759498486295</text:p>
              </table:table-cell>
              <table:table-cell office:value-type="float" office:value="-0.000377433054381981">
                <text:p>-0.000377433054381981</text:p>
              </table:table-cell>
            </table:table-row>
            <table:table-row>
              <table:table-cell office:value-type="float" office:value="1639747634.30339">
                <text:p>1639747634.30339</text:p>
              </table:table-cell>
              <table:table-cell office:value-type="float" office:value="-0.0000767799137975089">
                <text:p>-0.0000767799137975089</text:p>
              </table:table-cell>
              <table:table-cell office:value-type="float" office:value="0.000238588370848447">
                <text:p>0.000238588370848447</text:p>
              </table:table-cell>
            </table:table-row>
            <table:table-row>
              <table:table-cell office:value-type="float" office:value="1639747634.42198">
                <text:p>1639747634.42198</text:p>
              </table:table-cell>
              <table:table-cell office:value-type="float" office:value="0.0000529487842868548">
                <text:p>0.0000529487842868548</text:p>
              </table:table-cell>
              <table:table-cell office:value-type="float" office:value="0.000195589193026535">
                <text:p>0.000195589193026535</text:p>
              </table:table-cell>
            </table:table-row>
            <table:table-row>
              <table:table-cell office:value-type="float" office:value="1639747634.66621">
                <text:p>1639747634.66621</text:p>
              </table:table-cell>
              <table:table-cell office:value-type="float" office:value="0.0000190100145118777">
                <text:p>0.0000190100145118777</text:p>
              </table:table-cell>
              <table:table-cell office:value-type="float" office:value="-0.000236356965615414">
                <text:p>-0.000236356965615414</text:p>
              </table:table-cell>
            </table:table-row>
            <table:table-row>
              <table:table-cell office:value-type="float" office:value="1639747634.78242">
                <text:p>1639747634.78242</text:p>
              </table:table-cell>
              <table:table-cell office:value-type="float" office:value="0.000270527729298919">
                <text:p>0.000270527729298919</text:p>
              </table:table-cell>
              <table:table-cell office:value-type="float" office:value="-0.000622853345703334">
                <text:p>-0.000622853345703334</text:p>
              </table:table-cell>
            </table:table-row>
            <table:table-row>
              <table:table-cell office:value-type="float" office:value="1639747635.02395">
                <text:p>1639747635.02395</text:p>
              </table:table-cell>
              <table:table-cell office:value-type="float" office:value="0.000379822624381632">
                <text:p>0.000379822624381632</text:p>
              </table:table-cell>
              <table:table-cell office:value-type="float" office:value="-0.00053649878827855">
                <text:p>-0.00053649878827855</text:p>
              </table:table-cell>
            </table:table-row>
            <table:table-row>
              <table:table-cell office:value-type="float" office:value="1639747635.26321">
                <text:p>1639747635.26321</text:p>
              </table:table-cell>
              <table:table-cell office:value-type="float" office:value="0.0000244351176661439">
                <text:p>0.0000244351176661439</text:p>
              </table:table-cell>
              <table:table-cell office:value-type="float" office:value="0.000099561206297949">
                <text:p>0.000099561206297949</text:p>
              </table:table-cell>
            </table:table-row>
            <table:table-row>
              <table:table-cell office:value-type="float" office:value="1639747635.38718">
                <text:p>1639747635.38718</text:p>
              </table:table-cell>
              <table:table-cell office:value-type="float" office:value="0.0000266167880909052">
                <text:p>0.0000266167880909052</text:p>
              </table:table-cell>
              <table:table-cell office:value-type="float" office:value="0.00021062461019028">
                <text:p>0.00021062461019028</text:p>
              </table:table-cell>
            </table:table-row>
            <table:table-row>
              <table:table-cell office:value-type="float" office:value="1639747635.62444">
                <text:p>1639747635.62444</text:p>
              </table:table-cell>
              <table:table-cell office:value-type="float" office:value="0.000330029841279611">
                <text:p>0.000330029841279611</text:p>
              </table:table-cell>
              <table:table-cell office:value-type="float" office:value="-0.0002412585017737">
                <text:p>-0.0002412585017737</text:p>
              </table:table-cell>
            </table:table-row>
            <table:table-row>
              <table:table-cell office:value-type="float" office:value="1639747635.74065">
                <text:p>1639747635.74065</text:p>
              </table:table-cell>
              <table:table-cell office:value-type="float" office:value="0.0001561448443681">
                <text:p>0.0001561448443681</text:p>
              </table:table-cell>
              <table:table-cell office:value-type="float" office:value="-0.000492179591674358">
                <text:p>-0.000492179591674358</text:p>
              </table:table-cell>
            </table:table-row>
            <table:table-row>
              <table:table-cell office:value-type="float" office:value="1639747635.9846">
                <text:p>1639747635.9846</text:p>
              </table:table-cell>
              <table:table-cell office:value-type="float" office:value="-0.000175074470462277">
                <text:p>-0.000175074470462277</text:p>
              </table:table-cell>
              <table:table-cell office:value-type="float" office:value="0.000132965869852342">
                <text:p>0.000132965869852342</text:p>
              </table:table-cell>
            </table:table-row>
            <table:table-row>
              <table:table-cell office:value-type="float" office:value="1639747635.99154">
                <text:p>1639747635.99154</text:p>
              </table:table-cell>
              <table:table-cell office:value-type="float" office:value="-0.00889533665031195">
                <text:p>-0.00889533665031195</text:p>
              </table:table-cell>
              <table:table-cell office:value-type="float" office:value="-0.0728466510772705">
                <text:p>-0.0728466510772705</text:p>
              </table:table-cell>
            </table:table-row>
            <table:table-row>
              <table:table-cell office:value-type="float" office:value="1639747636.0999">
                <text:p>1639747636.0999</text:p>
              </table:table-cell>
              <table:table-cell office:value-type="float" office:value="-0.0586877316236496">
                <text:p>-0.0586877316236496</text:p>
              </table:table-cell>
              <table:table-cell office:value-type="float" office:value="-0.0712542682886124">
                <text:p>-0.0712542682886124</text:p>
              </table:table-cell>
            </table:table-row>
            <table:table-row>
              <table:table-cell office:value-type="float" office:value="1639747636.22468">
                <text:p>1639747636.22468</text:p>
              </table:table-cell>
              <table:table-cell office:value-type="float" office:value="-0.115677416324615">
                <text:p>-0.115677416324615</text:p>
              </table:table-cell>
              <table:table-cell office:value-type="float" office:value="0.233888193964958">
                <text:p>0.233888193964958</text:p>
              </table:table-cell>
            </table:table-row>
            <table:table-row>
              <table:table-cell office:value-type="float" office:value="1639747636.34064">
                <text:p>1639747636.34064</text:p>
              </table:table-cell>
              <table:table-cell office:value-type="float" office:value="0.0966672673821449">
                <text:p>0.0966672673821449</text:p>
              </table:table-cell>
              <table:table-cell office:value-type="float" office:value="-0.187472820281982">
                <text:p>-0.187472820281982</text:p>
              </table:table-cell>
            </table:table-row>
            <table:table-row>
              <table:table-cell office:value-type="float" office:value="1639747636.5832">
                <text:p>1639747636.5832</text:p>
              </table:table-cell>
              <table:table-cell office:value-type="float" office:value="0.000156967478687875">
                <text:p>0.000156967478687875</text:p>
              </table:table-cell>
              <table:table-cell office:value-type="float" office:value="-0.000165835081133991">
                <text:p>-0.000165835081133991</text:p>
              </table:table-cell>
            </table:table-row>
            <table:table-row>
              <table:table-cell office:value-type="float" office:value="1639747636.70216">
                <text:p>1639747636.70216</text:p>
              </table:table-cell>
              <table:table-cell office:value-type="float" office:value="-0.000803317001555115">
                <text:p>-0.000803317001555115</text:p>
              </table:table-cell>
              <table:table-cell office:value-type="float" office:value="-0.000766473123803735">
                <text:p>-0.000766473123803735</text:p>
              </table:table-cell>
            </table:table-row>
            <table:table-row>
              <table:table-cell office:value-type="float" office:value="1639747636.94329">
                <text:p>1639747636.94329</text:p>
              </table:table-cell>
              <table:table-cell office:value-type="float" office:value="-0.00481659919023514">
                <text:p>-0.00481659919023514</text:p>
              </table:table-cell>
              <table:table-cell office:value-type="float" office:value="0.00231359782628715">
                <text:p>0.00231359782628715</text:p>
              </table:table-cell>
            </table:table-row>
            <table:table-row>
              <table:table-cell office:value-type="float" office:value="1639747637.06262">
                <text:p>1639747637.06262</text:p>
              </table:table-cell>
              <table:table-cell office:value-type="float" office:value="-0.00454378547146916">
                <text:p>-0.00454378547146916</text:p>
              </table:table-cell>
              <table:table-cell office:value-type="float" office:value="0.002586979418993">
                <text:p>0.002586979418993</text:p>
              </table:table-cell>
            </table:table-row>
            <table:table-row>
              <table:table-cell office:value-type="float" office:value="1639747637.30277">
                <text:p>1639747637.30277</text:p>
              </table:table-cell>
              <table:table-cell office:value-type="float" office:value="-0.00263071921654046">
                <text:p>-0.00263071921654046</text:p>
              </table:table-cell>
              <table:table-cell office:value-type="float" office:value="0.00349676702171564">
                <text:p>0.00349676702171564</text:p>
              </table:table-cell>
            </table:table-row>
            <table:table-row>
              <table:table-cell office:value-type="float" office:value="1639747637.54375">
                <text:p>1639747637.54375</text:p>
              </table:table-cell>
              <table:table-cell office:value-type="float" office:value="-0.0170277021825314">
                <text:p>-0.0170277021825314</text:p>
              </table:table-cell>
              <table:table-cell office:value-type="float" office:value="-0.00828968733549118">
                <text:p>-0.00828968733549118</text:p>
              </table:table-cell>
            </table:table-row>
            <table:table-row>
              <table:table-cell office:value-type="float" office:value="1639747637.66417">
                <text:p>1639747637.66417</text:p>
              </table:table-cell>
              <table:table-cell office:value-type="float" office:value="-0.0383438318967819">
                <text:p>-0.0383438318967819</text:p>
              </table:table-cell>
              <table:table-cell office:value-type="float" office:value="-0.0278064180165529">
                <text:p>-0.0278064180165529</text:p>
              </table:table-cell>
            </table:table-row>
            <table:table-row>
              <table:table-cell office:value-type="float" office:value="1639747637.90248">
                <text:p>1639747637.90248</text:p>
              </table:table-cell>
              <table:table-cell office:value-type="float" office:value="-0.0540351457893848">
                <text:p>-0.0540351457893848</text:p>
              </table:table-cell>
              <table:table-cell office:value-type="float" office:value="-0.0416272953152657">
                <text:p>-0.0416272953152657</text:p>
              </table:table-cell>
            </table:table-row>
            <table:table-row>
              <table:table-cell office:value-type="float" office:value="1639747638.02638">
                <text:p>1639747638.02638</text:p>
              </table:table-cell>
              <table:table-cell office:value-type="float" office:value="-0.0986515134572983">
                <text:p>-0.0986515134572983</text:p>
              </table:table-cell>
              <table:table-cell office:value-type="float" office:value="-0.0549996830523014">
                <text:p>-0.0549996830523014</text:p>
              </table:table-cell>
            </table:table-row>
            <table:table-row>
              <table:table-cell office:value-type="float" office:value="1639747638.26443">
                <text:p>1639747638.26443</text:p>
              </table:table-cell>
              <table:table-cell office:value-type="float" office:value="-0.15184174478054">
                <text:p>-0.15184174478054</text:p>
              </table:table-cell>
              <table:table-cell office:value-type="float" office:value="-0.049629483371973">
                <text:p>-0.049629483371973</text:p>
              </table:table-cell>
            </table:table-row>
            <table:table-row>
              <table:table-cell office:value-type="float" office:value="1639747638.38306">
                <text:p>1639747638.38306</text:p>
              </table:table-cell>
              <table:table-cell office:value-type="float" office:value="-0.223575115203857">
                <text:p>-0.223575115203857</text:p>
              </table:table-cell>
              <table:table-cell office:value-type="float" office:value="-0.0267476700246334">
                <text:p>-0.0267476700246334</text:p>
              </table:table-cell>
            </table:table-row>
            <table:table-row>
              <table:table-cell office:value-type="float" office:value="1639747638.62491">
                <text:p>1639747638.62491</text:p>
              </table:table-cell>
              <table:table-cell office:value-type="float" office:value="-0.269984632730484">
                <text:p>-0.269984632730484</text:p>
              </table:table-cell>
              <table:table-cell office:value-type="float" office:value="-0.0112586533650756">
                <text:p>-0.0112586533650756</text:p>
              </table:table-cell>
            </table:table-row>
            <table:table-row>
              <table:table-cell office:value-type="float" office:value="1639747638.86408">
                <text:p>1639747638.86408</text:p>
              </table:table-cell>
              <table:table-cell office:value-type="float" office:value="-0.331383436918259">
                <text:p>-0.331383436918259</text:p>
              </table:table-cell>
              <table:table-cell office:value-type="float" office:value="-0.0262119118124247">
                <text:p>-0.0262119118124247</text:p>
              </table:table-cell>
            </table:table-row>
            <table:table-row>
              <table:table-cell office:value-type="float" office:value="1639747638.98357">
                <text:p>1639747638.98357</text:p>
              </table:table-cell>
              <table:table-cell office:value-type="float" office:value="-0.346501171588898">
                <text:p>-0.346501171588898</text:p>
              </table:table-cell>
              <table:table-cell office:value-type="float" office:value="-0.0415609441697598">
                <text:p>-0.0415609441697598</text:p>
              </table:table-cell>
            </table:table-row>
            <table:table-row>
              <table:table-cell office:value-type="float" office:value="1639747639.22254">
                <text:p>1639747639.22254</text:p>
              </table:table-cell>
              <table:table-cell office:value-type="float" office:value="-0.353192418813705">
                <text:p>-0.353192418813705</text:p>
              </table:table-cell>
              <table:table-cell office:value-type="float" office:value="-0.0718998089432716">
                <text:p>-0.0718998089432716</text:p>
              </table:table-cell>
            </table:table-row>
            <table:table-row>
              <table:table-cell office:value-type="float" office:value="1639747639.46341">
                <text:p>1639747639.46341</text:p>
              </table:table-cell>
              <table:table-cell office:value-type="float" office:value="-0.32346111536026">
                <text:p>-0.32346111536026</text:p>
              </table:table-cell>
              <table:table-cell office:value-type="float" office:value="-0.0574600212275982">
                <text:p>-0.0574600212275982</text:p>
              </table:table-cell>
            </table:table-row>
            <table:table-row>
              <table:table-cell office:value-type="float" office:value="1639747639.59351">
                <text:p>1639747639.59351</text:p>
              </table:table-cell>
              <table:table-cell office:value-type="float" office:value="-0.296327531337738">
                <text:p>-0.296327531337738</text:p>
              </table:table-cell>
              <table:table-cell office:value-type="float" office:value="-0.0588631629943848">
                <text:p>-0.0588631629943848</text:p>
              </table:table-cell>
            </table:table-row>
            <table:table-row>
              <table:table-cell office:value-type="float" office:value="1639747639.83315">
                <text:p>1639747639.83315</text:p>
              </table:table-cell>
              <table:table-cell office:value-type="float" office:value="-0.270530134439468">
                <text:p>-0.270530134439468</text:p>
              </table:table-cell>
              <table:table-cell office:value-type="float" office:value="-0.0687815397977829">
                <text:p>-0.0687815397977829</text:p>
              </table:table-cell>
            </table:table-row>
            <table:table-row>
              <table:table-cell office:value-type="float" office:value="1639747639.95112">
                <text:p>1639747639.95112</text:p>
              </table:table-cell>
              <table:table-cell office:value-type="float" office:value="-0.244927227497101">
                <text:p>-0.244927227497101</text:p>
              </table:table-cell>
              <table:table-cell office:value-type="float" office:value="-0.069162517786026">
                <text:p>-0.069162517786026</text:p>
              </table:table-cell>
            </table:table-row>
            <table:table-row>
              <table:table-cell office:value-type="float" office:value="1639747640.1937">
                <text:p>1639747640.1937</text:p>
              </table:table-cell>
              <table:table-cell office:value-type="float" office:value="-0.231811121106148">
                <text:p>-0.231811121106148</text:p>
              </table:table-cell>
              <table:table-cell office:value-type="float" office:value="-0.0496982745826244">
                <text:p>-0.0496982745826244</text:p>
              </table:table-cell>
            </table:table-row>
            <table:table-row>
              <table:table-cell office:value-type="float" office:value="1639747640.31266">
                <text:p>1639747640.31266</text:p>
              </table:table-cell>
              <table:table-cell office:value-type="float" office:value="-0.219490706920624">
                <text:p>-0.219490706920624</text:p>
              </table:table-cell>
              <table:table-cell office:value-type="float" office:value="-0.0387133695185185">
                <text:p>-0.0387133695185185</text:p>
              </table:table-cell>
            </table:table-row>
            <table:table-row>
              <table:table-cell office:value-type="float" office:value="1639747640.55244">
                <text:p>1639747640.55244</text:p>
              </table:table-cell>
              <table:table-cell office:value-type="float" office:value="-0.1993168592453">
                <text:p>-0.1993168592453</text:p>
              </table:table-cell>
              <table:table-cell office:value-type="float" office:value="-0.021284706890583">
                <text:p>-0.021284706890583</text:p>
              </table:table-cell>
            </table:table-row>
            <table:table-row>
              <table:table-cell office:value-type="float" office:value="1639747640.67497">
                <text:p>1639747640.67497</text:p>
              </table:table-cell>
              <table:table-cell office:value-type="float" office:value="-0.179588839411736">
                <text:p>-0.179588839411736</text:p>
              </table:table-cell>
              <table:table-cell office:value-type="float" office:value="-0.00105212698690593">
                <text:p>-0.00105212698690593</text:p>
              </table:table-cell>
            </table:table-row>
            <table:table-row>
              <table:table-cell office:value-type="float" office:value="1639747640.91387">
                <text:p>1639747640.91387</text:p>
              </table:table-cell>
              <table:table-cell office:value-type="float" office:value="-0.186860263347626">
                <text:p>-0.186860263347626</text:p>
              </table:table-cell>
              <table:table-cell office:value-type="float" office:value="0.0225983392447233">
                <text:p>0.0225983392447233</text:p>
              </table:table-cell>
            </table:table-row>
            <table:table-row>
              <table:table-cell office:value-type="float" office:value="1639747641.15208">
                <text:p>1639747641.15208</text:p>
              </table:table-cell>
              <table:table-cell office:value-type="float" office:value="-0.194825738668442">
                <text:p>-0.194825738668442</text:p>
              </table:table-cell>
              <table:table-cell office:value-type="float" office:value="0.018629951402545">
                <text:p>0.018629951402545</text:p>
              </table:table-cell>
            </table:table-row>
            <table:table-row>
              <table:table-cell office:value-type="float" office:value="1639747641.2761">
                <text:p>1639747641.2761</text:p>
              </table:table-cell>
              <table:table-cell office:value-type="float" office:value="-0.215237006545067">
                <text:p>-0.215237006545067</text:p>
              </table:table-cell>
              <table:table-cell office:value-type="float" office:value="0.00192667404189706">
                <text:p>0.00192667404189706</text:p>
              </table:table-cell>
            </table:table-row>
            <table:table-row>
              <table:table-cell office:value-type="float" office:value="1639747641.51421">
                <text:p>1639747641.51421</text:p>
              </table:table-cell>
              <table:table-cell office:value-type="float" office:value="-0.234942451119423">
                <text:p>-0.234942451119423</text:p>
              </table:table-cell>
              <table:table-cell office:value-type="float" office:value="-0.0212019644677639">
                <text:p>-0.0212019644677639</text:p>
              </table:table-cell>
            </table:table-row>
            <table:table-row>
              <table:table-cell office:value-type="float" office:value="1639747641.63134">
                <text:p>1639747641.63134</text:p>
              </table:table-cell>
              <table:table-cell office:value-type="float" office:value="-0.250260174274445">
                <text:p>-0.250260174274445</text:p>
              </table:table-cell>
              <table:table-cell office:value-type="float" office:value="-0.0203356053680181">
                <text:p>-0.0203356053680181</text:p>
              </table:table-cell>
            </table:table-row>
            <table:table-row>
              <table:table-cell office:value-type="float" office:value="1639747641.87041">
                <text:p>1639747641.87041</text:p>
              </table:table-cell>
              <table:table-cell office:value-type="float" office:value="-0.257364004850388">
                <text:p>-0.257364004850388</text:p>
              </table:table-cell>
              <table:table-cell office:value-type="float" office:value="-0.0163427237421274">
                <text:p>-0.0163427237421274</text:p>
              </table:table-cell>
            </table:table-row>
            <table:table-row>
              <table:table-cell office:value-type="float" office:value="1639747642.11249">
                <text:p>1639747642.11249</text:p>
              </table:table-cell>
              <table:table-cell office:value-type="float" office:value="-0.285067200660706">
                <text:p>-0.285067200660706</text:p>
              </table:table-cell>
              <table:table-cell office:value-type="float" office:value="0.00140227505471557">
                <text:p>0.00140227505471557</text:p>
              </table:table-cell>
            </table:table-row>
            <table:table-row>
              <table:table-cell office:value-type="float" office:value="1639747642.23226">
                <text:p>1639747642.23226</text:p>
              </table:table-cell>
              <table:table-cell office:value-type="float" office:value="-0.299496024847031">
                <text:p>-0.299496024847031</text:p>
              </table:table-cell>
              <table:table-cell office:value-type="float" office:value="0.0030435083899647">
                <text:p>0.0030435083899647</text:p>
              </table:table-cell>
            </table:table-row>
            <table:table-row>
              <table:table-cell office:value-type="float" office:value="1639747642.47044">
                <text:p>1639747642.47044</text:p>
              </table:table-cell>
              <table:table-cell office:value-type="float" office:value="-0.296241194009781">
                <text:p>-0.296241194009781</text:p>
              </table:table-cell>
              <table:table-cell office:value-type="float" office:value="0.0000141861755764694">
                <text:p>0.0000141861755764694</text:p>
              </table:table-cell>
            </table:table-row>
            <table:table-row>
              <table:table-cell office:value-type="float" office:value="1639747642.59258">
                <text:p>1639747642.59258</text:p>
              </table:table-cell>
              <table:table-cell office:value-type="float" office:value="-0.2897689640522">
                <text:p>-0.2897689640522</text:p>
              </table:table-cell>
              <table:table-cell office:value-type="float" office:value="-0.0100129805505276">
                <text:p>-0.0100129805505276</text:p>
              </table:table-cell>
            </table:table-row>
            <table:table-row>
              <table:table-cell office:value-type="float" office:value="1639747642.84244">
                <text:p>1639747642.84244</text:p>
              </table:table-cell>
              <table:table-cell office:value-type="float" office:value="-0.276191115379333">
                <text:p>-0.276191115379333</text:p>
              </table:table-cell>
              <table:table-cell office:value-type="float" office:value="-0.0163925141096115">
                <text:p>-0.0163925141096115</text:p>
              </table:table-cell>
            </table:table-row>
            <table:table-row>
              <table:table-cell office:value-type="float" office:value="1639747643.09409">
                <text:p>1639747643.09409</text:p>
              </table:table-cell>
              <table:table-cell office:value-type="float" office:value="-0.263566166162491">
                <text:p>-0.263566166162491</text:p>
              </table:table-cell>
              <table:table-cell office:value-type="float" office:value="-0.0266877487301827">
                <text:p>-0.0266877487301827</text:p>
              </table:table-cell>
            </table:table-row>
            <table:table-row>
              <table:table-cell office:value-type="float" office:value="1639747643.21641">
                <text:p>1639747643.21641</text:p>
              </table:table-cell>
              <table:table-cell office:value-type="float" office:value="-0.251751959323883">
                <text:p>-0.251751959323883</text:p>
              </table:table-cell>
              <table:table-cell office:value-type="float" office:value="-0.0233176294714212">
                <text:p>-0.0233176294714212</text:p>
              </table:table-cell>
            </table:table-row>
            <table:table-row>
              <table:table-cell office:value-type="float" office:value="1639747643.4528">
                <text:p>1639747643.4528</text:p>
              </table:table-cell>
              <table:table-cell office:value-type="float" office:value="-0.229522168636322">
                <text:p>-0.229522168636322</text:p>
              </table:table-cell>
              <table:table-cell office:value-type="float" office:value="-0.00933842454105616">
                <text:p>-0.00933842454105616</text:p>
              </table:table-cell>
            </table:table-row>
            <table:table-row>
              <table:table-cell office:value-type="float" office:value="1639747643.57354">
                <text:p>1639747643.57354</text:p>
              </table:table-cell>
              <table:table-cell office:value-type="float" office:value="-0.221547663211822">
                <text:p>-0.221547663211822</text:p>
              </table:table-cell>
              <table:table-cell office:value-type="float" office:value="0.00565481558442116">
                <text:p>0.00565481558442116</text:p>
              </table:table-cell>
            </table:table-row>
            <table:table-row>
              <table:table-cell office:value-type="float" office:value="1639747643.81522">
                <text:p>1639747643.81522</text:p>
              </table:table-cell>
              <table:table-cell office:value-type="float" office:value="-0.217242076992989">
                <text:p>-0.217242076992989</text:p>
              </table:table-cell>
              <table:table-cell office:value-type="float" office:value="0.0133431274443865">
                <text:p>0.0133431274443865</text:p>
              </table:table-cell>
            </table:table-row>
            <table:table-row>
              <table:table-cell office:value-type="float" office:value="1639747643.92975">
                <text:p>1639747643.92975</text:p>
              </table:table-cell>
              <table:table-cell office:value-type="float" office:value="-0.220556885004044">
                <text:p>-0.220556885004044</text:p>
              </table:table-cell>
              <table:table-cell office:value-type="float" office:value="-0.00593912648037076">
                <text:p>-0.00593912648037076</text:p>
              </table:table-cell>
            </table:table-row>
            <table:table-row>
              <table:table-cell office:value-type="float" office:value="1639747644.17368">
                <text:p>1639747644.17368</text:p>
              </table:table-cell>
              <table:table-cell office:value-type="float" office:value="-0.209659427404404">
                <text:p>-0.209659427404404</text:p>
              </table:table-cell>
              <table:table-cell office:value-type="float" office:value="-0.00398357072845101">
                <text:p>-0.00398357072845101</text:p>
              </table:table-cell>
            </table:table-row>
            <table:table-row>
              <table:table-cell office:value-type="float" office:value="1639747644.42371">
                <text:p>1639747644.42371</text:p>
              </table:table-cell>
              <table:table-cell office:value-type="float" office:value="-0.193493530154228">
                <text:p>-0.193493530154228</text:p>
              </table:table-cell>
              <table:table-cell office:value-type="float" office:value="0.0180164184421301">
                <text:p>0.0180164184421301</text:p>
              </table:table-cell>
            </table:table-row>
            <table:table-row>
              <table:table-cell office:value-type="float" office:value="1639747644.54305">
                <text:p>1639747644.54305</text:p>
              </table:table-cell>
              <table:table-cell office:value-type="float" office:value="-0.173535257577896">
                <text:p>-0.173535257577896</text:p>
              </table:table-cell>
              <table:table-cell office:value-type="float" office:value="0.0309528280049562">
                <text:p>0.0309528280049562</text:p>
              </table:table-cell>
            </table:table-row>
            <table:table-row>
              <table:table-cell office:value-type="float" office:value="1639747644.79398">
                <text:p>1639747644.79398</text:p>
              </table:table-cell>
              <table:table-cell office:value-type="float" office:value="-0.148849606513977">
                <text:p>-0.148849606513977</text:p>
              </table:table-cell>
              <table:table-cell office:value-type="float" office:value="0.0329829230904579">
                <text:p>0.0329829230904579</text:p>
              </table:table-cell>
            </table:table-row>
            <table:table-row>
              <table:table-cell office:value-type="float" office:value="1639747644.91366">
                <text:p>1639747644.91366</text:p>
              </table:table-cell>
              <table:table-cell office:value-type="float" office:value="-0.132752850651741">
                <text:p>-0.132752850651741</text:p>
              </table:table-cell>
              <table:table-cell office:value-type="float" office:value="0.0276600141078234">
                <text:p>0.0276600141078234</text:p>
              </table:table-cell>
            </table:table-row>
            <table:table-row>
              <table:table-cell office:value-type="float" office:value="1639747645.15268">
                <text:p>1639747645.15268</text:p>
              </table:table-cell>
              <table:table-cell office:value-type="float" office:value="-0.13766174018383">
                <text:p>-0.13766174018383</text:p>
              </table:table-cell>
              <table:table-cell office:value-type="float" office:value="0.0215436741709709">
                <text:p>0.0215436741709709</text:p>
              </table:table-cell>
            </table:table-row>
            <table:table-row>
              <table:table-cell office:value-type="float" office:value="1639747645.27532">
                <text:p>1639747645.27532</text:p>
              </table:table-cell>
              <table:table-cell office:value-type="float" office:value="-0.155132368206978">
                <text:p>-0.155132368206978</text:p>
              </table:table-cell>
              <table:table-cell office:value-type="float" office:value="0.0366121493279934">
                <text:p>0.0366121493279934</text:p>
              </table:table-cell>
            </table:table-row>
            <table:table-row>
              <table:table-cell office:value-type="float" office:value="1639747645.52343">
                <text:p>1639747645.52343</text:p>
              </table:table-cell>
              <table:table-cell office:value-type="float" office:value="-0.181554466485977">
                <text:p>-0.181554466485977</text:p>
              </table:table-cell>
              <table:table-cell office:value-type="float" office:value="0.0295763425529003">
                <text:p>0.0295763425529003</text:p>
              </table:table-cell>
            </table:table-row>
            <table:table-row>
              <table:table-cell office:value-type="float" office:value="1639747645.77372">
                <text:p>1639747645.77372</text:p>
              </table:table-cell>
              <table:table-cell office:value-type="float" office:value="-0.208308532834053">
                <text:p>-0.208308532834053</text:p>
              </table:table-cell>
              <table:table-cell office:value-type="float" office:value="0.0000564211768505629">
                <text:p>0.0000564211768505629</text:p>
              </table:table-cell>
            </table:table-row>
            <table:table-row>
              <table:table-cell office:value-type="float" office:value="1639747645.89343">
                <text:p>1639747645.89343</text:p>
              </table:table-cell>
              <table:table-cell office:value-type="float" office:value="-0.17944598197937">
                <text:p>-0.17944598197937</text:p>
              </table:table-cell>
              <table:table-cell office:value-type="float" office:value="-0.0203013829886913">
                <text:p>-0.0203013829886913</text:p>
              </table:table-cell>
            </table:table-row>
            <table:table-row>
              <table:table-cell office:value-type="float" office:value="1639747646.13315">
                <text:p>1639747646.13315</text:p>
              </table:table-cell>
              <table:table-cell office:value-type="float" office:value="-0.159786373376846">
                <text:p>-0.159786373376846</text:p>
              </table:table-cell>
              <table:table-cell office:value-type="float" office:value="-0.00408332981169224">
                <text:p>-0.00408332981169224</text:p>
              </table:table-cell>
            </table:table-row>
            <table:table-row>
              <table:table-cell office:value-type="float" office:value="1639747646.13668">
                <text:p>1639747646.13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25019">
                <text:p>1639747646.25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37311">
                <text:p>1639747646.37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49221">
                <text:p>1639747646.49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73357">
                <text:p>1639747646.73357</text:p>
              </table:table-cell>
              <table:table-cell office:value-type="float" office:value="0.00935335829854012">
                <text:p>0.00935335829854012</text:p>
              </table:table-cell>
              <table:table-cell office:value-type="float" office:value="0.0444508492946625">
                <text:p>0.0444508492946625</text:p>
              </table:table-cell>
            </table:table-row>
            <table:table-row>
              <table:table-cell office:value-type="float" office:value="1639747646.85018">
                <text:p>1639747646.85018</text:p>
              </table:table-cell>
              <table:table-cell office:value-type="float" office:value="0.0488525554537773">
                <text:p>0.0488525554537773</text:p>
              </table:table-cell>
              <table:table-cell office:value-type="float" office:value="0.0392245836555958">
                <text:p>0.0392245836555958</text:p>
              </table:table-cell>
            </table:table-row>
            <table:table-row>
              <table:table-cell office:value-type="float" office:value="1639747647.0943">
                <text:p>1639747647.0943</text:p>
              </table:table-cell>
              <table:table-cell office:value-type="float" office:value="0.0668160542845726">
                <text:p>0.0668160542845726</text:p>
              </table:table-cell>
              <table:table-cell office:value-type="float" office:value="0.0195385832339525">
                <text:p>0.0195385832339525</text:p>
              </table:table-cell>
            </table:table-row>
            <table:table-row>
              <table:table-cell office:value-type="float" office:value="1639747647.3332">
                <text:p>1639747647.3332</text:p>
              </table:table-cell>
              <table:table-cell office:value-type="float" office:value="0.0708292201161385">
                <text:p>0.0708292201161385</text:p>
              </table:table-cell>
              <table:table-cell office:value-type="float" office:value="-0.00109481380786747">
                <text:p>-0.00109481380786747</text:p>
              </table:table-cell>
            </table:table-row>
            <table:table-row>
              <table:table-cell office:value-type="float" office:value="1639747647.45085">
                <text:p>1639747647.45085</text:p>
              </table:table-cell>
              <table:table-cell office:value-type="float" office:value="0.0584870651364327">
                <text:p>0.0584870651364327</text:p>
              </table:table-cell>
              <table:table-cell office:value-type="float" office:value="-0.0240671820938587">
                <text:p>-0.0240671820938587</text:p>
              </table:table-cell>
            </table:table-row>
            <table:table-row>
              <table:table-cell office:value-type="float" office:value="1639747647.69448">
                <text:p>1639747647.69448</text:p>
              </table:table-cell>
              <table:table-cell office:value-type="float" office:value="0.0330903641879559">
                <text:p>0.0330903641879559</text:p>
              </table:table-cell>
              <table:table-cell office:value-type="float" office:value="-0.0324446223676205">
                <text:p>-0.0324446223676205</text:p>
              </table:table-cell>
            </table:table-row>
            <table:table-row>
              <table:table-cell office:value-type="float" office:value="1639747647.8144">
                <text:p>1639747647.8144</text:p>
              </table:table-cell>
              <table:table-cell office:value-type="float" office:value="0.0180193465203047">
                <text:p>0.0180193465203047</text:p>
              </table:table-cell>
              <table:table-cell office:value-type="float" office:value="-0.0328264757990837">
                <text:p>-0.0328264757990837</text:p>
              </table:table-cell>
            </table:table-row>
            <table:table-row>
              <table:table-cell office:value-type="float" office:value="1639747648.05348">
                <text:p>1639747648.05348</text:p>
              </table:table-cell>
              <table:table-cell office:value-type="float" office:value="-0.0248096659779549">
                <text:p>-0.0248096659779549</text:p>
              </table:table-cell>
              <table:table-cell office:value-type="float" office:value="-0.0312045607715845">
                <text:p>-0.0312045607715845</text:p>
              </table:table-cell>
            </table:table-row>
            <table:table-row>
              <table:table-cell office:value-type="float" office:value="1639747648.17689">
                <text:p>1639747648.17689</text:p>
              </table:table-cell>
              <table:table-cell office:value-type="float" office:value="-0.0446762107312679">
                <text:p>-0.0446762107312679</text:p>
              </table:table-cell>
              <table:table-cell office:value-type="float" office:value="-0.0270223021507263">
                <text:p>-0.0270223021507263</text:p>
              </table:table-cell>
            </table:table-row>
            <table:table-row>
              <table:table-cell office:value-type="float" office:value="1639747648.41603">
                <text:p>1639747648.41603</text:p>
              </table:table-cell>
              <table:table-cell office:value-type="float" office:value="-0.0919675081968308">
                <text:p>-0.0919675081968308</text:p>
              </table:table-cell>
              <table:table-cell office:value-type="float" office:value="-0.0216953661292791">
                <text:p>-0.0216953661292791</text:p>
              </table:table-cell>
            </table:table-row>
            <table:table-row>
              <table:table-cell office:value-type="float" office:value="1639747648.65443">
                <text:p>1639747648.65443</text:p>
              </table:table-cell>
              <table:table-cell office:value-type="float" office:value="-0.177041962742805">
                <text:p>-0.177041962742805</text:p>
              </table:table-cell>
              <table:table-cell office:value-type="float" office:value="-0.024581441655755">
                <text:p>-0.024581441655755</text:p>
              </table:table-cell>
            </table:table-row>
            <table:table-row>
              <table:table-cell office:value-type="float" office:value="1639747648.77277">
                <text:p>1639747648.77277</text:p>
              </table:table-cell>
              <table:table-cell office:value-type="float" office:value="-0.246753349900246">
                <text:p>-0.246753349900246</text:p>
              </table:table-cell>
              <table:table-cell office:value-type="float" office:value="-0.0420403070747852">
                <text:p>-0.0420403070747852</text:p>
              </table:table-cell>
            </table:table-row>
            <table:table-row>
              <table:table-cell office:value-type="float" office:value="1639747649.01325">
                <text:p>1639747649.01325</text:p>
              </table:table-cell>
              <table:table-cell office:value-type="float" office:value="-0.311912089586258">
                <text:p>-0.311912089586258</text:p>
              </table:table-cell>
              <table:table-cell office:value-type="float" office:value="-0.0714021399617195">
                <text:p>-0.0714021399617195</text:p>
              </table:table-cell>
            </table:table-row>
            <table:table-row>
              <table:table-cell office:value-type="float" office:value="1639747649.14302">
                <text:p>1639747649.14302</text:p>
              </table:table-cell>
              <table:table-cell office:value-type="float" office:value="-0.314870327711105">
                <text:p>-0.314870327711105</text:p>
              </table:table-cell>
              <table:table-cell office:value-type="float" office:value="-0.0789276137948036">
                <text:p>-0.0789276137948036</text:p>
              </table:table-cell>
            </table:table-row>
            <table:table-row>
              <table:table-cell office:value-type="float" office:value="1639747649.38294">
                <text:p>1639747649.38294</text:p>
              </table:table-cell>
              <table:table-cell office:value-type="float" office:value="-0.3664231300354">
                <text:p>-0.3664231300354</text:p>
              </table:table-cell>
              <table:table-cell office:value-type="float" office:value="-0.0822631120681763">
                <text:p>-0.0822631120681763</text:p>
              </table:table-cell>
            </table:table-row>
            <table:table-row>
              <table:table-cell office:value-type="float" office:value="1639747649.62297">
                <text:p>1639747649.62297</text:p>
              </table:table-cell>
              <table:table-cell office:value-type="float" office:value="-0.365910887718201">
                <text:p>-0.365910887718201</text:p>
              </table:table-cell>
              <table:table-cell office:value-type="float" office:value="-0.0696586295962334">
                <text:p>-0.0696586295962334</text:p>
              </table:table-cell>
            </table:table-row>
            <table:table-row>
              <table:table-cell office:value-type="float" office:value="1639747649.74341">
                <text:p>1639747649.74341</text:p>
              </table:table-cell>
              <table:table-cell office:value-type="float" office:value="-0.368917882442474">
                <text:p>-0.368917882442474</text:p>
              </table:table-cell>
              <table:table-cell office:value-type="float" office:value="-0.0562916733324528">
                <text:p>-0.0562916733324528</text:p>
              </table:table-cell>
            </table:table-row>
            <table:table-row>
              <table:table-cell office:value-type="float" office:value="1639747649.9833">
                <text:p>1639747649.9833</text:p>
              </table:table-cell>
              <table:table-cell office:value-type="float" office:value="-0.332988828420639">
                <text:p>-0.332988828420639</text:p>
              </table:table-cell>
              <table:table-cell office:value-type="float" office:value="-0.0398451648652554">
                <text:p>-0.0398451648652554</text:p>
              </table:table-cell>
            </table:table-row>
            <table:table-row>
              <table:table-cell office:value-type="float" office:value="1639747650.10501">
                <text:p>1639747650.10501</text:p>
              </table:table-cell>
              <table:table-cell office:value-type="float" office:value="-0.333055734634399">
                <text:p>-0.333055734634399</text:p>
              </table:table-cell>
              <table:table-cell office:value-type="float" office:value="-0.0501274131238461">
                <text:p>-0.0501274131238461</text:p>
              </table:table-cell>
            </table:table-row>
            <table:table-row>
              <table:table-cell office:value-type="float" office:value="1639747650.34371">
                <text:p>1639747650.34371</text:p>
              </table:table-cell>
              <table:table-cell office:value-type="float" office:value="-0.310169637203217">
                <text:p>-0.310169637203217</text:p>
              </table:table-cell>
              <table:table-cell office:value-type="float" office:value="-0.0571164973080158">
                <text:p>-0.0571164973080158</text:p>
              </table:table-cell>
            </table:table-row>
            <table:table-row>
              <table:table-cell office:value-type="float" office:value="1639747650.46315">
                <text:p>1639747650.46315</text:p>
              </table:table-cell>
              <table:table-cell office:value-type="float" office:value="-0.343454748392105">
                <text:p>-0.343454748392105</text:p>
              </table:table-cell>
              <table:table-cell office:value-type="float" office:value="-0.0633993744850159">
                <text:p>-0.0633993744850159</text:p>
              </table:table-cell>
            </table:table-row>
            <table:table-row>
              <table:table-cell office:value-type="float" office:value="1639747650.7037">
                <text:p>1639747650.7037</text:p>
              </table:table-cell>
              <table:table-cell office:value-type="float" office:value="-0.334290593862534">
                <text:p>-0.334290593862534</text:p>
              </table:table-cell>
              <table:table-cell office:value-type="float" office:value="-0.0488440729677677">
                <text:p>-0.0488440729677677</text:p>
              </table:table-cell>
            </table:table-row>
            <table:table-row>
              <table:table-cell office:value-type="float" office:value="1639747650.94345">
                <text:p>1639747650.94345</text:p>
              </table:table-cell>
              <table:table-cell office:value-type="float" office:value="-0.299407422542572">
                <text:p>-0.299407422542572</text:p>
              </table:table-cell>
              <table:table-cell office:value-type="float" office:value="-0.0463287197053433">
                <text:p>-0.0463287197053433</text:p>
              </table:table-cell>
            </table:table-row>
            <table:table-row>
              <table:table-cell office:value-type="float" office:value="1639747651.06313">
                <text:p>1639747651.06313</text:p>
              </table:table-cell>
              <table:table-cell office:value-type="float" office:value="-0.273863673210144">
                <text:p>-0.273863673210144</text:p>
              </table:table-cell>
              <table:table-cell office:value-type="float" office:value="-0.0312557779252529">
                <text:p>-0.0312557779252529</text:p>
              </table:table-cell>
            </table:table-row>
            <table:table-row>
              <table:table-cell office:value-type="float" office:value="1639747651.31301">
                <text:p>1639747651.31301</text:p>
              </table:table-cell>
              <table:table-cell office:value-type="float" office:value="-0.240157797932625">
                <text:p>-0.240157797932625</text:p>
              </table:table-cell>
              <table:table-cell office:value-type="float" office:value="-0.0332055576145649">
                <text:p>-0.0332055576145649</text:p>
              </table:table-cell>
            </table:table-row>
            <table:table-row>
              <table:table-cell office:value-type="float" office:value="1639747651.43698">
                <text:p>1639747651.43698</text:p>
              </table:table-cell>
              <table:table-cell office:value-type="float" office:value="-0.178592309355736">
                <text:p>-0.178592309355736</text:p>
              </table:table-cell>
              <table:table-cell office:value-type="float" office:value="-0.0362912602722645">
                <text:p>-0.0362912602722645</text:p>
              </table:table-cell>
            </table:table-row>
            <table:table-row>
              <table:table-cell office:value-type="float" office:value="1639747651.67331">
                <text:p>1639747651.67331</text:p>
              </table:table-cell>
              <table:table-cell office:value-type="float" office:value="-0.095439113676548">
                <text:p>-0.095439113676548</text:p>
              </table:table-cell>
              <table:table-cell office:value-type="float" office:value="-0.0239664986729622">
                <text:p>-0.0239664986729622</text:p>
              </table:table-cell>
            </table:table-row>
            <table:table-row>
              <table:table-cell office:value-type="float" office:value="1639747651.91065">
                <text:p>1639747651.91065</text:p>
              </table:table-cell>
              <table:table-cell office:value-type="float" office:value="0.0144648579880595">
                <text:p>0.0144648579880595</text:p>
              </table:table-cell>
              <table:table-cell office:value-type="float" office:value="0.00768008409067989">
                <text:p>0.00768008409067989</text:p>
              </table:table-cell>
            </table:table-row>
            <table:table-row>
              <table:table-cell office:value-type="float" office:value="1639747652.04307">
                <text:p>1639747652.04307</text:p>
              </table:table-cell>
              <table:table-cell office:value-type="float" office:value="0.037344615906477">
                <text:p>0.037344615906477</text:p>
              </table:table-cell>
              <table:table-cell office:value-type="float" office:value="0.0234664995223284">
                <text:p>0.0234664995223284</text:p>
              </table:table-cell>
            </table:table-row>
            <table:table-row>
              <table:table-cell office:value-type="float" office:value="1639747652.29329">
                <text:p>1639747652.29329</text:p>
              </table:table-cell>
              <table:table-cell office:value-type="float" office:value="0.0082146767526865">
                <text:p>0.0082146767526865</text:p>
              </table:table-cell>
              <table:table-cell office:value-type="float" office:value="0.0207780692726374">
                <text:p>0.0207780692726374</text:p>
              </table:table-cell>
            </table:table-row>
            <table:table-row>
              <table:table-cell office:value-type="float" office:value="1639747652.41399">
                <text:p>1639747652.41399</text:p>
              </table:table-cell>
              <table:table-cell office:value-type="float" office:value="-0.027413098141551">
                <text:p>-0.027413098141551</text:p>
              </table:table-cell>
              <table:table-cell office:value-type="float" office:value="-0.00116719421930611">
                <text:p>-0.00116719421930611</text:p>
              </table:table-cell>
            </table:table-row>
            <table:table-row>
              <table:table-cell office:value-type="float" office:value="1639747652.65325">
                <text:p>1639747652.65325</text:p>
              </table:table-cell>
              <table:table-cell office:value-type="float" office:value="-0.0688926205039024">
                <text:p>-0.0688926205039024</text:p>
              </table:table-cell>
              <table:table-cell office:value-type="float" office:value="-0.0173998214304447">
                <text:p>-0.0173998214304447</text:p>
              </table:table-cell>
            </table:table-row>
            <table:table-row>
              <table:table-cell office:value-type="float" office:value="1639747652.90337">
                <text:p>1639747652.90337</text:p>
              </table:table-cell>
              <table:table-cell office:value-type="float" office:value="-0.109498836100101">
                <text:p>-0.109498836100101</text:p>
              </table:table-cell>
              <table:table-cell office:value-type="float" office:value="-0.0443724766373634">
                <text:p>-0.0443724766373634</text:p>
              </table:table-cell>
            </table:table-row>
            <table:table-row>
              <table:table-cell office:value-type="float" office:value="1639747653.02597">
                <text:p>1639747653.02597</text:p>
              </table:table-cell>
              <table:table-cell office:value-type="float" office:value="-0.104338467121124">
                <text:p>-0.104338467121124</text:p>
              </table:table-cell>
              <table:table-cell office:value-type="float" office:value="-0.0610905475914478">
                <text:p>-0.0610905475914478</text:p>
              </table:table-cell>
            </table:table-row>
            <table:table-row>
              <table:table-cell office:value-type="float" office:value="1639747653.26375">
                <text:p>1639747653.26375</text:p>
              </table:table-cell>
              <table:table-cell office:value-type="float" office:value="-0.0927692577242851">
                <text:p>-0.0927692577242851</text:p>
              </table:table-cell>
              <table:table-cell office:value-type="float" office:value="-0.0708759278059006">
                <text:p>-0.0708759278059006</text:p>
              </table:table-cell>
            </table:table-row>
            <table:table-row>
              <table:table-cell office:value-type="float" office:value="1639747653.39355">
                <text:p>1639747653.39355</text:p>
              </table:table-cell>
              <table:table-cell office:value-type="float" office:value="-0.0507706962525845">
                <text:p>-0.0507706962525845</text:p>
              </table:table-cell>
              <table:table-cell office:value-type="float" office:value="-0.0865189284086227">
                <text:p>-0.0865189284086227</text:p>
              </table:table-cell>
            </table:table-row>
            <table:table-row>
              <table:table-cell office:value-type="float" office:value="1639747653.6337">
                <text:p>1639747653.6337</text:p>
              </table:table-cell>
              <table:table-cell office:value-type="float" office:value="-0.0761104300618172">
                <text:p>-0.0761104300618172</text:p>
              </table:table-cell>
              <table:table-cell office:value-type="float" office:value="-0.11531126499176">
                <text:p>-0.11531126499176</text:p>
              </table:table-cell>
            </table:table-row>
            <table:table-row>
              <table:table-cell office:value-type="float" office:value="1639747653.75551">
                <text:p>1639747653.75551</text:p>
              </table:table-cell>
              <table:table-cell office:value-type="float" office:value="-0.133225411176682">
                <text:p>-0.133225411176682</text:p>
              </table:table-cell>
              <table:table-cell office:value-type="float" office:value="-0.117882490158081">
                <text:p>-0.117882490158081</text:p>
              </table:table-cell>
            </table:table-row>
            <table:table-row>
              <table:table-cell office:value-type="float" office:value="1639747653.9935">
                <text:p>1639747653.9935</text:p>
              </table:table-cell>
              <table:table-cell office:value-type="float" office:value="-0.229089558124542">
                <text:p>-0.229089558124542</text:p>
              </table:table-cell>
              <table:table-cell office:value-type="float" office:value="-0.0759513676166534">
                <text:p>-0.0759513676166534</text:p>
              </table:table-cell>
            </table:table-row>
            <table:table-row>
              <table:table-cell office:value-type="float" office:value="1639747654.11097">
                <text:p>1639747654.11097</text:p>
              </table:table-cell>
              <table:table-cell office:value-type="float" office:value="-0.316254764795303">
                <text:p>-0.316254764795303</text:p>
              </table:table-cell>
              <table:table-cell office:value-type="float" office:value="-0.0258524920791388">
                <text:p>-0.0258524920791388</text:p>
              </table:table-cell>
            </table:table-row>
            <table:table-row>
              <table:table-cell office:value-type="float" office:value="1639747654.35106">
                <text:p>1639747654.35106</text:p>
              </table:table-cell>
              <table:table-cell office:value-type="float" office:value="-0.35164138674736">
                <text:p>-0.35164138674736</text:p>
              </table:table-cell>
              <table:table-cell office:value-type="float" office:value="0.0121503518894315">
                <text:p>0.0121503518894315</text:p>
              </table:table-cell>
            </table:table-row>
            <table:table-row>
              <table:table-cell office:value-type="float" office:value="1639747654.59131">
                <text:p>1639747654.59131</text:p>
              </table:table-cell>
              <table:table-cell office:value-type="float" office:value="-0.359698563814163">
                <text:p>-0.359698563814163</text:p>
              </table:table-cell>
              <table:table-cell office:value-type="float" office:value="0.00810165889561176">
                <text:p>0.00810165889561176</text:p>
              </table:table-cell>
            </table:table-row>
            <table:table-row>
              <table:table-cell office:value-type="float" office:value="1639747654.71454">
                <text:p>1639747654.71454</text:p>
              </table:table-cell>
              <table:table-cell office:value-type="float" office:value="-0.346104830503464">
                <text:p>-0.346104830503464</text:p>
              </table:table-cell>
              <table:table-cell office:value-type="float" office:value="-0.0293418727815151">
                <text:p>-0.0293418727815151</text:p>
              </table:table-cell>
            </table:table-row>
            <table:table-row>
              <table:table-cell office:value-type="float" office:value="1639747654.9533">
                <text:p>1639747654.9533</text:p>
              </table:table-cell>
              <table:table-cell office:value-type="float" office:value="-0.33427107334137">
                <text:p>-0.33427107334137</text:p>
              </table:table-cell>
              <table:table-cell office:value-type="float" office:value="-0.0397244654595852">
                <text:p>-0.0397244654595852</text:p>
              </table:table-cell>
            </table:table-row>
            <table:table-row>
              <table:table-cell office:value-type="float" office:value="1639747655.19424">
                <text:p>1639747655.19424</text:p>
              </table:table-cell>
              <table:table-cell office:value-type="float" office:value="-0.321319818496704">
                <text:p>-0.321319818496704</text:p>
              </table:table-cell>
              <table:table-cell office:value-type="float" office:value="-0.0280066728591919">
                <text:p>-0.0280066728591919</text:p>
              </table:table-cell>
            </table:table-row>
            <table:table-row>
              <table:table-cell office:value-type="float" office:value="1639747655.31015">
                <text:p>1639747655.31015</text:p>
              </table:table-cell>
              <table:table-cell office:value-type="float" office:value="-0.309632778167725">
                <text:p>-0.309632778167725</text:p>
              </table:table-cell>
              <table:table-cell office:value-type="float" office:value="-0.0102269109338522">
                <text:p>-0.0102269109338522</text:p>
              </table:table-cell>
            </table:table-row>
            <table:table-row>
              <table:table-cell office:value-type="float" office:value="1639747655.55215">
                <text:p>1639747655.55215</text:p>
              </table:table-cell>
              <table:table-cell office:value-type="float" office:value="-0.287580907344818">
                <text:p>-0.287580907344818</text:p>
              </table:table-cell>
              <table:table-cell office:value-type="float" office:value="0.0175267718732357">
                <text:p>0.0175267718732357</text:p>
              </table:table-cell>
            </table:table-row>
            <table:table-row>
              <table:table-cell office:value-type="float" office:value="1639747655.67369">
                <text:p>1639747655.67369</text:p>
              </table:table-cell>
              <table:table-cell office:value-type="float" office:value="-0.265838921070099">
                <text:p>-0.265838921070099</text:p>
              </table:table-cell>
              <table:table-cell office:value-type="float" office:value="0.0280277971178293">
                <text:p>0.0280277971178293</text:p>
              </table:table-cell>
            </table:table-row>
            <table:table-row>
              <table:table-cell office:value-type="float" office:value="1639747655.91377">
                <text:p>1639747655.91377</text:p>
              </table:table-cell>
              <table:table-cell office:value-type="float" office:value="-0.260747969150543">
                <text:p>-0.260747969150543</text:p>
              </table:table-cell>
              <table:table-cell office:value-type="float" office:value="0.0274647418409586">
                <text:p>0.0274647418409586</text:p>
              </table:table-cell>
            </table:table-row>
            <table:table-row>
              <table:table-cell office:value-type="float" office:value="1639747656.15349">
                <text:p>1639747656.15349</text:p>
              </table:table-cell>
              <table:table-cell office:value-type="float" office:value="-0.271760910749435">
                <text:p>-0.271760910749435</text:p>
              </table:table-cell>
              <table:table-cell office:value-type="float" office:value="0.0309934373944998">
                <text:p>0.0309934373944998</text:p>
              </table:table-cell>
            </table:table-row>
            <table:table-row>
              <table:table-cell office:value-type="float" office:value="1639747656.27345">
                <text:p>1639747656.27345</text:p>
              </table:table-cell>
              <table:table-cell office:value-type="float" office:value="-0.314053505659103">
                <text:p>-0.314053505659103</text:p>
              </table:table-cell>
              <table:table-cell office:value-type="float" office:value="0.0394179672002792">
                <text:p>0.0394179672002792</text:p>
              </table:table-cell>
            </table:table-row>
            <table:table-row>
              <table:table-cell office:value-type="float" office:value="1639747656.39057">
                <text:p>1639747656.39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56.39344">
                <text:p>1639747656.3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56.51308">
                <text:p>1639747656.51308</text:p>
              </table:table-cell>
              <table:table-cell office:value-type="float" office:value="-0.126315087080002">
                <text:p>-0.126315087080002</text:p>
              </table:table-cell>
              <table:table-cell office:value-type="float" office:value="-0.11851854622364">
                <text:p>-0.11851854622364</text:p>
              </table:table-cell>
            </table:table-row>
            <table:table-row>
              <table:table-cell office:value-type="float" office:value="1639747656.63175">
                <text:p>1639747656.63175</text:p>
              </table:table-cell>
              <table:table-cell office:value-type="float" office:value="-0.127737283706665">
                <text:p>-0.127737283706665</text:p>
              </table:table-cell>
              <table:table-cell office:value-type="float" office:value="-0.12772125005722">
                <text:p>-0.12772125005722</text:p>
              </table:table-cell>
            </table:table-row>
            <table:table-row>
              <table:table-cell office:value-type="float" office:value="1639747656.88207">
                <text:p>1639747656.88207</text:p>
              </table:table-cell>
              <table:table-cell office:value-type="float" office:value="-0.261134535074234">
                <text:p>-0.261134535074234</text:p>
              </table:table-cell>
              <table:table-cell office:value-type="float" office:value="0.0218881629407406">
                <text:p>0.0218881629407406</text:p>
              </table:table-cell>
            </table:table-row>
            <table:table-row>
              <table:table-cell office:value-type="float" office:value="1639747657.12253">
                <text:p>1639747657.12253</text:p>
              </table:table-cell>
              <table:table-cell office:value-type="float" office:value="-0.209306433796883">
                <text:p>-0.209306433796883</text:p>
              </table:table-cell>
              <table:table-cell office:value-type="float" office:value="0.00297772721387446">
                <text:p>0.00297772721387446</text:p>
              </table:table-cell>
            </table:table-row>
            <table:table-row>
              <table:table-cell office:value-type="float" office:value="1639747657.24013">
                <text:p>1639747657.24013</text:p>
              </table:table-cell>
              <table:table-cell office:value-type="float" office:value="-0.163072511553764">
                <text:p>-0.163072511553764</text:p>
              </table:table-cell>
              <table:table-cell office:value-type="float" office:value="-0.00560883199796081">
                <text:p>-0.00560883199796081</text:p>
              </table:table-cell>
            </table:table-row>
            <table:table-row>
              <table:table-cell office:value-type="float" office:value="1639747657.48197">
                <text:p>1639747657.48197</text:p>
              </table:table-cell>
              <table:table-cell office:value-type="float" office:value="-0.109683863818645">
                <text:p>-0.109683863818645</text:p>
              </table:table-cell>
              <table:table-cell office:value-type="float" office:value="-0.0000240701701841317">
                <text:p>-0.0000240701701841317</text:p>
              </table:table-cell>
            </table:table-row>
            <table:table-row>
              <table:table-cell office:value-type="float" office:value="1639747657.60412">
                <text:p>1639747657.60412</text:p>
              </table:table-cell>
              <table:table-cell office:value-type="float" office:value="-0.0652636736631393">
                <text:p>-0.0652636736631393</text:p>
              </table:table-cell>
              <table:table-cell office:value-type="float" office:value="0.0351812578737736">
                <text:p>0.0351812578737736</text:p>
              </table:table-cell>
            </table:table-row>
            <table:table-row>
              <table:table-cell office:value-type="float" office:value="1639747657.84386">
                <text:p>1639747657.84386</text:p>
              </table:table-cell>
              <table:table-cell office:value-type="float" office:value="-0.0135187124833465">
                <text:p>-0.0135187124833465</text:p>
              </table:table-cell>
              <table:table-cell office:value-type="float" office:value="0.0361364036798477">
                <text:p>0.0361364036798477</text:p>
              </table:table-cell>
            </table:table-row>
            <table:table-row>
              <table:table-cell office:value-type="float" office:value="1639747658.08341">
                <text:p>1639747658.08341</text:p>
              </table:table-cell>
              <table:table-cell office:value-type="float" office:value="0.0286164227873087">
                <text:p>0.0286164227873087</text:p>
              </table:table-cell>
              <table:table-cell office:value-type="float" office:value="0.0281334258615971">
                <text:p>0.0281334258615971</text:p>
              </table:table-cell>
            </table:table-row>
            <table:table-row>
              <table:table-cell office:value-type="float" office:value="1639747658.20351">
                <text:p>1639747658.20351</text:p>
              </table:table-cell>
              <table:table-cell office:value-type="float" office:value="0.0664327368140221">
                <text:p>0.0664327368140221</text:p>
              </table:table-cell>
              <table:table-cell office:value-type="float" office:value="0.0147187141701579">
                <text:p>0.0147187141701579</text:p>
              </table:table-cell>
            </table:table-row>
            <table:table-row>
              <table:table-cell office:value-type="float" office:value="1639747658.44331">
                <text:p>1639747658.44331</text:p>
              </table:table-cell>
              <table:table-cell office:value-type="float" office:value="0.0702792629599571">
                <text:p>0.0702792629599571</text:p>
              </table:table-cell>
              <table:table-cell office:value-type="float" office:value="-0.000727607752196491">
                <text:p>-0.000727607752196491</text:p>
              </table:table-cell>
            </table:table-row>
            <table:table-row>
              <table:table-cell office:value-type="float" office:value="1639747658.56343">
                <text:p>1639747658.56343</text:p>
              </table:table-cell>
              <table:table-cell office:value-type="float" office:value="0.0667392164468765">
                <text:p>0.0667392164468765</text:p>
              </table:table-cell>
              <table:table-cell office:value-type="float" office:value="-0.0176659189164639">
                <text:p>-0.0176659189164639</text:p>
              </table:table-cell>
            </table:table-row>
            <table:table-row>
              <table:table-cell office:value-type="float" office:value="1639747658.80371">
                <text:p>1639747658.80371</text:p>
              </table:table-cell>
              <table:table-cell office:value-type="float" office:value="0.0425037033855915">
                <text:p>0.0425037033855915</text:p>
              </table:table-cell>
              <table:table-cell office:value-type="float" office:value="-0.0322654582560062">
                <text:p>-0.0322654582560062</text:p>
              </table:table-cell>
            </table:table-row>
            <table:table-row>
              <table:table-cell office:value-type="float" office:value="1639747658.93409">
                <text:p>1639747658.93409</text:p>
              </table:table-cell>
              <table:table-cell office:value-type="float" office:value="0.00981815159320831">
                <text:p>0.00981815159320831</text:p>
              </table:table-cell>
              <table:table-cell office:value-type="float" office:value="-0.0339145958423614">
                <text:p>-0.0339145958423614</text:p>
              </table:table-cell>
            </table:table-row>
            <table:table-row>
              <table:table-cell office:value-type="float" office:value="1639747659.17353">
                <text:p>1639747659.17353</text:p>
              </table:table-cell>
              <table:table-cell office:value-type="float" office:value="-0.0519704855978489">
                <text:p>-0.0519704855978489</text:p>
              </table:table-cell>
              <table:table-cell office:value-type="float" office:value="-0.0468753799796104">
                <text:p>-0.0468753799796104</text:p>
              </table:table-cell>
            </table:table-row>
            <table:table-row>
              <table:table-cell office:value-type="float" office:value="1639747659.4137">
                <text:p>1639747659.4137</text:p>
              </table:table-cell>
              <table:table-cell office:value-type="float" office:value="-0.205815255641937">
                <text:p>-0.205815255641937</text:p>
              </table:table-cell>
              <table:table-cell office:value-type="float" office:value="-0.0557810999453068">
                <text:p>-0.0557810999453068</text:p>
              </table:table-cell>
            </table:table-row>
            <table:table-row>
              <table:table-cell office:value-type="float" office:value="1639747659.53359">
                <text:p>1639747659.53359</text:p>
              </table:table-cell>
              <table:table-cell office:value-type="float" office:value="-0.278252243995666">
                <text:p>-0.278252243995666</text:p>
              </table:table-cell>
              <table:table-cell office:value-type="float" office:value="-0.00932192709296942">
                <text:p>-0.00932192709296942</text:p>
              </table:table-cell>
            </table:table-row>
            <table:table-row>
              <table:table-cell office:value-type="float" office:value="1639747659.77503">
                <text:p>1639747659.77503</text:p>
              </table:table-cell>
              <table:table-cell office:value-type="float" office:value="-0.282881021499634">
                <text:p>-0.282881021499634</text:p>
              </table:table-cell>
              <table:table-cell office:value-type="float" office:value="0.00680027296766639">
                <text:p>0.00680027296766639</text:p>
              </table:table-cell>
            </table:table-row>
            <table:table-row>
              <table:table-cell office:value-type="float" office:value="1639747660.01451">
                <text:p>1639747660.01451</text:p>
              </table:table-cell>
              <table:table-cell office:value-type="float" office:value="-0.33017835021019">
                <text:p>-0.33017835021019</text:p>
              </table:table-cell>
              <table:table-cell office:value-type="float" office:value="-0.0283607710152864">
                <text:p>-0.0283607710152864</text:p>
              </table:table-cell>
            </table:table-row>
            <table:table-row>
              <table:table-cell office:value-type="float" office:value="1639747660.145">
                <text:p>1639747660.145</text:p>
              </table:table-cell>
              <table:table-cell office:value-type="float" office:value="-0.437554746866226">
                <text:p>-0.437554746866226</text:p>
              </table:table-cell>
              <table:table-cell office:value-type="float" office:value="-0.11086443811655">
                <text:p>-0.11086443811655</text:p>
              </table:table-cell>
            </table:table-row>
            <table:table-row>
              <table:table-cell office:value-type="float" office:value="1639747660.38477">
                <text:p>1639747660.38477</text:p>
              </table:table-cell>
              <table:table-cell office:value-type="float" office:value="-0.500230312347412">
                <text:p>-0.500230312347412</text:p>
              </table:table-cell>
              <table:table-cell office:value-type="float" office:value="-0.110726483166218">
                <text:p>-0.110726483166218</text:p>
              </table:table-cell>
            </table:table-row>
            <table:table-row>
              <table:table-cell office:value-type="float" office:value="1639747660.50177">
                <text:p>1639747660.50177</text:p>
              </table:table-cell>
              <table:table-cell office:value-type="float" office:value="-0.501579344272614">
                <text:p>-0.501579344272614</text:p>
              </table:table-cell>
              <table:table-cell office:value-type="float" office:value="-0.109349511563778">
                <text:p>-0.109349511563778</text:p>
              </table:table-cell>
            </table:table-row>
            <table:table-row>
              <table:table-cell office:value-type="float" office:value="1639747660.74188">
                <text:p>1639747660.74188</text:p>
              </table:table-cell>
              <table:table-cell office:value-type="float" office:value="-0.524307906627655">
                <text:p>-0.524307906627655</text:p>
              </table:table-cell>
              <table:table-cell office:value-type="float" office:value="-0.0682647526264191">
                <text:p>-0.0682647526264191</text:p>
              </table:table-cell>
            </table:table-row>
            <table:table-row>
              <table:table-cell office:value-type="float" office:value="1639747660.86348">
                <text:p>1639747660.86348</text:p>
              </table:table-cell>
              <table:table-cell office:value-type="float" office:value="-0.467979580163956">
                <text:p>-0.467979580163956</text:p>
              </table:table-cell>
              <table:table-cell office:value-type="float" office:value="-0.048557385802269">
                <text:p>-0.048557385802269</text:p>
              </table:table-cell>
            </table:table-row>
            <table:table-row>
              <table:table-cell office:value-type="float" office:value="1639747661.1022">
                <text:p>1639747661.1022</text:p>
              </table:table-cell>
              <table:table-cell office:value-type="float" office:value="-0.426106452941895">
                <text:p>-0.426106452941895</text:p>
              </table:table-cell>
              <table:table-cell office:value-type="float" office:value="-0.0313834697008133">
                <text:p>-0.0313834697008133</text:p>
              </table:table-cell>
            </table:table-row>
            <table:table-row>
              <table:table-cell office:value-type="float" office:value="1639747661.3437">
                <text:p>1639747661.3437</text:p>
              </table:table-cell>
              <table:table-cell office:value-type="float" office:value="-0.383099347352982">
                <text:p>-0.383099347352982</text:p>
              </table:table-cell>
              <table:table-cell office:value-type="float" office:value="-0.0148505177348852">
                <text:p>-0.0148505177348852</text:p>
              </table:table-cell>
            </table:table-row>
            <table:table-row>
              <table:table-cell office:value-type="float" office:value="1639747661.46334">
                <text:p>1639747661.46334</text:p>
              </table:table-cell>
              <table:table-cell office:value-type="float" office:value="-0.363602668046951">
                <text:p>-0.363602668046951</text:p>
              </table:table-cell>
              <table:table-cell office:value-type="float" office:value="-0.0302153285592794">
                <text:p>-0.0302153285592794</text:p>
              </table:table-cell>
            </table:table-row>
            <table:table-row>
              <table:table-cell office:value-type="float" office:value="1639747661.70049">
                <text:p>1639747661.70049</text:p>
              </table:table-cell>
              <table:table-cell office:value-type="float" office:value="-0.385233968496323">
                <text:p>-0.385233968496323</text:p>
              </table:table-cell>
              <table:table-cell office:value-type="float" office:value="-0.05052200704813">
                <text:p>-0.05052200704813</text:p>
              </table:table-cell>
            </table:table-row>
            <table:table-row>
              <table:table-cell office:value-type="float" office:value="1639747661.82413">
                <text:p>1639747661.82413</text:p>
              </table:table-cell>
              <table:table-cell office:value-type="float" office:value="-0.42176228761673">
                <text:p>-0.42176228761673</text:p>
              </table:table-cell>
              <table:table-cell office:value-type="float" office:value="-0.0467159301042557">
                <text:p>-0.0467159301042557</text:p>
              </table:table-cell>
            </table:table-row>
            <table:table-row>
              <table:table-cell office:value-type="float" office:value="1639747662.06487">
                <text:p>1639747662.06487</text:p>
              </table:table-cell>
              <table:table-cell office:value-type="float" office:value="-0.416455686092377">
                <text:p>-0.416455686092377</text:p>
              </table:table-cell>
              <table:table-cell office:value-type="float" office:value="-0.0323676392436028">
                <text:p>-0.0323676392436028</text:p>
              </table:table-cell>
            </table:table-row>
            <table:table-row>
              <table:table-cell office:value-type="float" office:value="1639747662.18139">
                <text:p>1639747662.18139</text:p>
              </table:table-cell>
              <table:table-cell office:value-type="float" office:value="-0.371711939573288">
                <text:p>-0.371711939573288</text:p>
              </table:table-cell>
              <table:table-cell office:value-type="float" office:value="-0.0337892957031727">
                <text:p>-0.0337892957031727</text:p>
              </table:table-cell>
            </table:table-row>
            <table:table-row>
              <table:table-cell office:value-type="float" office:value="1639747662.42256">
                <text:p>1639747662.42256</text:p>
              </table:table-cell>
              <table:table-cell office:value-type="float" office:value="-0.392904222011566">
                <text:p>-0.392904222011566</text:p>
              </table:table-cell>
              <table:table-cell office:value-type="float" office:value="-0.0425467118620873">
                <text:p>-0.0425467118620873</text:p>
              </table:table-cell>
            </table:table-row>
            <table:table-row>
              <table:table-cell office:value-type="float" office:value="1639747662.66438">
                <text:p>1639747662.66438</text:p>
              </table:table-cell>
              <table:table-cell office:value-type="float" office:value="-0.437519013881683">
                <text:p>-0.437519013881683</text:p>
              </table:table-cell>
              <table:table-cell office:value-type="float" office:value="-0.0455282814800739">
                <text:p>-0.0455282814800739</text:p>
              </table:table-cell>
            </table:table-row>
            <table:table-row>
              <table:table-cell office:value-type="float" office:value="1639747662.781">
                <text:p>1639747662.781</text:p>
              </table:table-cell>
              <table:table-cell office:value-type="float" office:value="-0.463610380887985">
                <text:p>-0.463610380887985</text:p>
              </table:table-cell>
              <table:table-cell office:value-type="float" office:value="-0.0370105989277363">
                <text:p>-0.0370105989277363</text:p>
              </table:table-cell>
            </table:table-row>
            <table:table-row>
              <table:table-cell office:value-type="float" office:value="1639747663.03441">
                <text:p>1639747663.03441</text:p>
              </table:table-cell>
              <table:table-cell office:value-type="float" office:value="-0.412576138973236">
                <text:p>-0.412576138973236</text:p>
              </table:table-cell>
              <table:table-cell office:value-type="float" office:value="-0.0768009573221207">
                <text:p>-0.0768009573221207</text:p>
              </table:table-cell>
            </table:table-row>
            <table:table-row>
              <table:table-cell office:value-type="float" office:value="1639747663.1543">
                <text:p>1639747663.1543</text:p>
              </table:table-cell>
              <table:table-cell office:value-type="float" office:value="-0.347198516130447">
                <text:p>-0.347198516130447</text:p>
              </table:table-cell>
              <table:table-cell office:value-type="float" office:value="-0.0491436794400215">
                <text:p>-0.0491436794400215</text:p>
              </table:table-cell>
            </table:table-row>
            <table:table-row>
              <table:table-cell office:value-type="float" office:value="1639747663.39143">
                <text:p>1639747663.39143</text:p>
              </table:table-cell>
              <table:table-cell office:value-type="float" office:value="-0.283563911914825">
                <text:p>-0.283563911914825</text:p>
              </table:table-cell>
              <table:table-cell office:value-type="float" office:value="-0.0599570609629154">
                <text:p>-0.0599570609629154</text:p>
              </table:table-cell>
            </table:table-row>
            <table:table-row>
              <table:table-cell office:value-type="float" office:value="1639747663.63361">
                <text:p>1639747663.63361</text:p>
              </table:table-cell>
              <table:table-cell office:value-type="float" office:value="-0.183118790388107">
                <text:p>-0.183118790388107</text:p>
              </table:table-cell>
              <table:table-cell office:value-type="float" office:value="-0.0478517562150955">
                <text:p>-0.0478517562150955</text:p>
              </table:table-cell>
            </table:table-row>
            <table:table-row>
              <table:table-cell office:value-type="float" office:value="1639747663.75165">
                <text:p>1639747663.75165</text:p>
              </table:table-cell>
              <table:table-cell office:value-type="float" office:value="-0.0684614852070808">
                <text:p>-0.0684614852070808</text:p>
              </table:table-cell>
              <table:table-cell office:value-type="float" office:value="-0.0240448452532291">
                <text:p>-0.0240448452532291</text:p>
              </table:table-cell>
            </table:table-row>
            <table:table-row>
              <table:table-cell office:value-type="float" office:value="1639747663.99213">
                <text:p>1639747663.99213</text:p>
              </table:table-cell>
              <table:table-cell office:value-type="float" office:value="0.0399918183684349">
                <text:p>0.0399918183684349</text:p>
              </table:table-cell>
              <table:table-cell office:value-type="float" office:value="0.0347955599427223">
                <text:p>0.0347955599427223</text:p>
              </table:table-cell>
            </table:table-row>
            <table:table-row>
              <table:table-cell office:value-type="float" office:value="1639747664.112">
                <text:p>1639747664.112</text:p>
              </table:table-cell>
              <table:table-cell office:value-type="float" office:value="0.156281337141991">
                <text:p>0.156281337141991</text:p>
              </table:table-cell>
              <table:table-cell office:value-type="float" office:value="0.0839223861694336">
                <text:p>0.0839223861694336</text:p>
              </table:table-cell>
            </table:table-row>
            <table:table-row>
              <table:table-cell office:value-type="float" office:value="1639747664.3651">
                <text:p>1639747664.3651</text:p>
              </table:table-cell>
              <table:table-cell office:value-type="float" office:value="0.147526130080223">
                <text:p>0.147526130080223</text:p>
              </table:table-cell>
              <table:table-cell office:value-type="float" office:value="0.0918059498071671">
                <text:p>0.0918059498071671</text:p>
              </table:table-cell>
            </table:table-row>
            <table:table-row>
              <table:table-cell office:value-type="float" office:value="1639747664.4807">
                <text:p>1639747664.4807</text:p>
              </table:table-cell>
              <table:table-cell office:value-type="float" office:value="0.103425271809101">
                <text:p>0.103425271809101</text:p>
              </table:table-cell>
              <table:table-cell office:value-type="float" office:value="0.0782441198825836">
                <text:p>0.0782441198825836</text:p>
              </table:table-cell>
            </table:table-row>
            <table:table-row>
              <table:table-cell office:value-type="float" office:value="1639747664.72481">
                <text:p>1639747664.72481</text:p>
              </table:table-cell>
              <table:table-cell office:value-type="float" office:value="0.0493459291756153">
                <text:p>0.0493459291756153</text:p>
              </table:table-cell>
              <table:table-cell office:value-type="float" office:value="0.0659876987338066">
                <text:p>0.0659876987338066</text:p>
              </table:table-cell>
            </table:table-row>
            <table:table-row>
              <table:table-cell office:value-type="float" office:value="1639747664.9649">
                <text:p>1639747664.9649</text:p>
              </table:table-cell>
              <table:table-cell office:value-type="float" office:value="0.00917176622897387">
                <text:p>0.00917176622897387</text:p>
              </table:table-cell>
              <table:table-cell office:value-type="float" office:value="0.0605262778699398">
                <text:p>0.0605262778699398</text:p>
              </table:table-cell>
            </table:table-row>
            <table:table-row>
              <table:table-cell office:value-type="float" office:value="1639747665.0846">
                <text:p>1639747665.0846</text:p>
              </table:table-cell>
              <table:table-cell office:value-type="float" office:value="-0.0568513981997967">
                <text:p>-0.0568513981997967</text:p>
              </table:table-cell>
              <table:table-cell office:value-type="float" office:value="0.0476837679743767">
                <text:p>0.0476837679743767</text:p>
              </table:table-cell>
            </table:table-row>
            <table:table-row>
              <table:table-cell office:value-type="float" office:value="1639747665.32449">
                <text:p>1639747665.32449</text:p>
              </table:table-cell>
              <table:table-cell office:value-type="float" office:value="-0.163063436746597">
                <text:p>-0.163063436746597</text:p>
              </table:table-cell>
              <table:table-cell office:value-type="float" office:value="0.00814312603324652">
                <text:p>0.00814312603324652</text:p>
              </table:table-cell>
            </table:table-row>
            <table:table-row>
              <table:table-cell office:value-type="float" office:value="1639747665.45175">
                <text:p>1639747665.45175</text:p>
              </table:table-cell>
              <table:table-cell office:value-type="float" office:value="-0.286258459091186">
                <text:p>-0.286258459091186</text:p>
              </table:table-cell>
              <table:table-cell office:value-type="float" office:value="-0.0543152987957001">
                <text:p>-0.0543152987957001</text:p>
              </table:table-cell>
            </table:table-row>
            <table:table-row>
              <table:table-cell office:value-type="float" office:value="1639747665.69149">
                <text:p>1639747665.69149</text:p>
              </table:table-cell>
              <table:table-cell office:value-type="float" office:value="-0.377224892377853">
                <text:p>-0.377224892377853</text:p>
              </table:table-cell>
              <table:table-cell office:value-type="float" office:value="-0.0837852507829666">
                <text:p>-0.0837852507829666</text:p>
              </table:table-cell>
            </table:table-row>
            <table:table-row>
              <table:table-cell office:value-type="float" office:value="1639747665.93231">
                <text:p>1639747665.93231</text:p>
              </table:table-cell>
              <table:table-cell office:value-type="float" office:value="-0.423988908529282">
                <text:p>-0.423988908529282</text:p>
              </table:table-cell>
              <table:table-cell office:value-type="float" office:value="-0.0528680607676506">
                <text:p>-0.0528680607676506</text:p>
              </table:table-cell>
            </table:table-row>
            <table:table-row>
              <table:table-cell office:value-type="float" office:value="1639747666.05406">
                <text:p>1639747666.05406</text:p>
              </table:table-cell>
              <table:table-cell office:value-type="float" office:value="-0.426720798015595">
                <text:p>-0.426720798015595</text:p>
              </table:table-cell>
              <table:table-cell office:value-type="float" office:value="-0.0102100977674127">
                <text:p>-0.0102100977674127</text:p>
              </table:table-cell>
            </table:table-row>
            <table:table-row>
              <table:table-cell office:value-type="float" office:value="1639747666.29482">
                <text:p>1639747666.29482</text:p>
              </table:table-cell>
              <table:table-cell office:value-type="float" office:value="-0.416195124387741">
                <text:p>-0.416195124387741</text:p>
              </table:table-cell>
              <table:table-cell office:value-type="float" office:value="0.00618205638602376">
                <text:p>0.00618205638602376</text:p>
              </table:table-cell>
            </table:table-row>
            <table:table-row>
              <table:table-cell office:value-type="float" office:value="1639747666.41219">
                <text:p>1639747666.41219</text:p>
              </table:table-cell>
              <table:table-cell office:value-type="float" office:value="-0.399454921483994">
                <text:p>-0.399454921483994</text:p>
              </table:table-cell>
              <table:table-cell office:value-type="float" office:value="0.00107033189851791">
                <text:p>0.00107033189851791</text:p>
              </table:table-cell>
            </table:table-row>
            <table:table-row>
              <table:table-cell office:value-type="float" office:value="1639747666.53706">
                <text:p>1639747666.53706</text:p>
              </table:table-cell>
              <table:table-cell office:value-type="float" office:value="-0.466679364442825">
                <text:p>-0.466679364442825</text:p>
              </table:table-cell>
              <table:table-cell office:value-type="float" office:value="-0.027855945751071">
                <text:p>-0.027855945751071</text:p>
              </table:table-cell>
            </table:table-row>
            <table:table-row>
              <table:table-cell office:value-type="float" office:value="1639747666.542">
                <text:p>1639747666.542</text:p>
              </table:table-cell>
              <table:table-cell office:value-type="float" office:value="-0.141834035515785">
                <text:p>-0.141834035515785</text:p>
              </table:table-cell>
              <table:table-cell office:value-type="float" office:value="-0.00805707182735205">
                <text:p>-0.00805707182735205</text:p>
              </table:table-cell>
            </table:table-row>
            <table:table-row>
              <table:table-cell office:value-type="float" office:value="1639747666.65307">
                <text:p>1639747666.65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66.77231">
                <text:p>1639747666.77231</text:p>
              </table:table-cell>
              <table:table-cell office:value-type="float" office:value="-0.268155425786972">
                <text:p>-0.268155425786972</text:p>
              </table:table-cell>
              <table:table-cell office:value-type="float" office:value="-0.268162786960602">
                <text:p>-0.268162786960602</text:p>
              </table:table-cell>
            </table:table-row>
            <table:table-row>
              <table:table-cell office:value-type="float" office:value="1639747667.02228">
                <text:p>1639747667.02228</text:p>
              </table:table-cell>
              <table:table-cell office:value-type="float" office:value="-0.315804868936539">
                <text:p>-0.315804868936539</text:p>
              </table:table-cell>
              <table:table-cell office:value-type="float" office:value="0.0197277572005987">
                <text:p>0.0197277572005987</text:p>
              </table:table-cell>
            </table:table-row>
            <table:table-row>
              <table:table-cell office:value-type="float" office:value="1639747667.26341">
                <text:p>1639747667.26341</text:p>
              </table:table-cell>
              <table:table-cell office:value-type="float" office:value="-0.269986271858215">
                <text:p>-0.269986271858215</text:p>
              </table:table-cell>
              <table:table-cell office:value-type="float" office:value="0.0247439760714769">
                <text:p>0.0247439760714769</text:p>
              </table:table-cell>
            </table:table-row>
            <table:table-row>
              <table:table-cell office:value-type="float" office:value="1639747667.38422">
                <text:p>1639747667.38422</text:p>
              </table:table-cell>
              <table:table-cell office:value-type="float" office:value="-0.224436044692993">
                <text:p>-0.224436044692993</text:p>
              </table:table-cell>
              <table:table-cell office:value-type="float" office:value="0.0387374795973301">
                <text:p>0.0387374795973301</text:p>
              </table:table-cell>
            </table:table-row>
            <table:table-row>
              <table:table-cell office:value-type="float" office:value="1639747667.63502">
                <text:p>1639747667.63502</text:p>
              </table:table-cell>
              <table:table-cell office:value-type="float" office:value="-0.187382847070694">
                <text:p>-0.187382847070694</text:p>
              </table:table-cell>
              <table:table-cell office:value-type="float" office:value="0.0555874668061733">
                <text:p>0.0555874668061733</text:p>
              </table:table-cell>
            </table:table-row>
            <table:table-row>
              <table:table-cell office:value-type="float" office:value="1639747667.75383">
                <text:p>1639747667.75383</text:p>
              </table:table-cell>
              <table:table-cell office:value-type="float" office:value="-0.169240549206734">
                <text:p>-0.169240549206734</text:p>
              </table:table-cell>
              <table:table-cell office:value-type="float" office:value="0.0759658887982369">
                <text:p>0.0759658887982369</text:p>
              </table:table-cell>
            </table:table-row>
            <table:table-row>
              <table:table-cell office:value-type="float" office:value="1639747667.99454">
                <text:p>1639747667.99454</text:p>
              </table:table-cell>
              <table:table-cell office:value-type="float" office:value="-0.149912014603615">
                <text:p>-0.149912014603615</text:p>
              </table:table-cell>
              <table:table-cell office:value-type="float" office:value="0.0501783713698387">
                <text:p>0.0501783713698387</text:p>
              </table:table-cell>
            </table:table-row>
            <table:table-row>
              <table:table-cell office:value-type="float" office:value="1639747668.1178">
                <text:p>1639747668.1178</text:p>
              </table:table-cell>
              <table:table-cell office:value-type="float" office:value="-0.122382797300816">
                <text:p>-0.122382797300816</text:p>
              </table:table-cell>
              <table:table-cell office:value-type="float" office:value="0.0582025274634361">
                <text:p>0.0582025274634361</text:p>
              </table:table-cell>
            </table:table-row>
            <table:table-row>
              <table:table-cell office:value-type="float" office:value="1639747668.35227">
                <text:p>1639747668.35227</text:p>
              </table:table-cell>
              <table:table-cell office:value-type="float" office:value="-0.0877354070544243">
                <text:p>-0.0877354070544243</text:p>
              </table:table-cell>
              <table:table-cell office:value-type="float" office:value="0.0707457661628723">
                <text:p>0.0707457661628723</text:p>
              </table:table-cell>
            </table:table-row>
            <table:table-row>
              <table:table-cell office:value-type="float" office:value="1639747668.59513">
                <text:p>1639747668.59513</text:p>
              </table:table-cell>
              <table:table-cell office:value-type="float" office:value="-0.0608009062707424">
                <text:p>-0.0608009062707424</text:p>
              </table:table-cell>
              <table:table-cell office:value-type="float" office:value="0.0789166763424873">
                <text:p>0.0789166763424873</text:p>
              </table:table-cell>
            </table:table-row>
            <table:table-row>
              <table:table-cell office:value-type="float" office:value="1639747668.71712">
                <text:p>1639747668.71712</text:p>
              </table:table-cell>
              <table:table-cell office:value-type="float" office:value="-0.0483509451150894">
                <text:p>-0.0483509451150894</text:p>
              </table:table-cell>
              <table:table-cell office:value-type="float" office:value="0.0801129788160324">
                <text:p>0.0801129788160324</text:p>
              </table:table-cell>
            </table:table-row>
            <table:table-row>
              <table:table-cell office:value-type="float" office:value="1639747668.9771">
                <text:p>1639747668.9771</text:p>
              </table:table-cell>
              <table:table-cell office:value-type="float" office:value="-0.0329358093440533">
                <text:p>-0.0329358093440533</text:p>
              </table:table-cell>
              <table:table-cell office:value-type="float" office:value="0.0766919329762459">
                <text:p>0.0766919329762459</text:p>
              </table:table-cell>
            </table:table-row>
            <table:table-row>
              <table:table-cell office:value-type="float" office:value="1639747669.10415">
                <text:p>1639747669.10415</text:p>
              </table:table-cell>
              <table:table-cell office:value-type="float" office:value="-0.0115601439028978">
                <text:p>-0.0115601439028978</text:p>
              </table:table-cell>
              <table:table-cell office:value-type="float" office:value="0.0799567922949791">
                <text:p>0.0799567922949791</text:p>
              </table:table-cell>
            </table:table-row>
            <table:table-row>
              <table:table-cell office:value-type="float" office:value="1639747669.34454">
                <text:p>1639747669.34454</text:p>
              </table:table-cell>
              <table:table-cell office:value-type="float" office:value="-0.000671777583193034">
                <text:p>-0.000671777583193034</text:p>
              </table:table-cell>
              <table:table-cell office:value-type="float" office:value="0.0802514851093292">
                <text:p>0.0802514851093292</text:p>
              </table:table-cell>
            </table:table-row>
            <table:table-row>
              <table:table-cell office:value-type="float" office:value="1639747669.46518">
                <text:p>1639747669.46518</text:p>
              </table:table-cell>
              <table:table-cell office:value-type="float" office:value="0.0157185532152653">
                <text:p>0.0157185532152653</text:p>
              </table:table-cell>
              <table:table-cell office:value-type="float" office:value="0.0787615329027176">
                <text:p>0.0787615329027176</text:p>
              </table:table-cell>
            </table:table-row>
            <table:table-row>
              <table:table-cell office:value-type="float" office:value="1639747669.7051">
                <text:p>1639747669.7051</text:p>
              </table:table-cell>
              <table:table-cell office:value-type="float" office:value="0.0270454734563828">
                <text:p>0.0270454734563828</text:p>
              </table:table-cell>
              <table:table-cell office:value-type="float" office:value="0.074811078608036">
                <text:p>0.074811078608036</text:p>
              </table:table-cell>
            </table:table-row>
            <table:table-row>
              <table:table-cell office:value-type="float" office:value="1639747669.82922">
                <text:p>1639747669.82922</text:p>
              </table:table-cell>
              <table:table-cell office:value-type="float" office:value="0.0343655198812485">
                <text:p>0.0343655198812485</text:p>
              </table:table-cell>
              <table:table-cell office:value-type="float" office:value="0.0708783864974976">
                <text:p>0.0708783864974976</text:p>
              </table:table-cell>
            </table:table-row>
            <table:table-row>
              <table:table-cell office:value-type="float" office:value="1639747670.06422">
                <text:p>1639747670.06422</text:p>
              </table:table-cell>
              <table:table-cell office:value-type="float" office:value="0.0401657931506634">
                <text:p>0.0401657931506634</text:p>
              </table:table-cell>
              <table:table-cell office:value-type="float" office:value="0.0665306001901627">
                <text:p>0.0665306001901627</text:p>
              </table:table-cell>
            </table:table-row>
            <table:table-row>
              <table:table-cell office:value-type="float" office:value="1639747670.30512">
                <text:p>1639747670.30512</text:p>
              </table:table-cell>
              <table:table-cell office:value-type="float" office:value="0.0502418167889118">
                <text:p>0.0502418167889118</text:p>
              </table:table-cell>
              <table:table-cell office:value-type="float" office:value="0.0645191371440888">
                <text:p>0.0645191371440888</text:p>
              </table:table-cell>
            </table:table-row>
            <table:table-row>
              <table:table-cell office:value-type="float" office:value="1639747670.42411">
                <text:p>1639747670.42411</text:p>
              </table:table-cell>
              <table:table-cell office:value-type="float" office:value="0.0507924742996693">
                <text:p>0.0507924742996693</text:p>
              </table:table-cell>
              <table:table-cell office:value-type="float" office:value="0.06190200522542">
                <text:p>0.06190200522542</text:p>
              </table:table-cell>
            </table:table-row>
            <table:table-row>
              <table:table-cell office:value-type="float" office:value="1639747670.66552">
                <text:p>1639747670.66552</text:p>
              </table:table-cell>
              <table:table-cell office:value-type="float" office:value="0.0512661263346672">
                <text:p>0.0512661263346672</text:p>
              </table:table-cell>
              <table:table-cell office:value-type="float" office:value="0.056106448173523">
                <text:p>0.056106448173523</text:p>
              </table:table-cell>
            </table:table-row>
            <table:table-row>
              <table:table-cell office:value-type="float" office:value="1639747670.90138">
                <text:p>1639747670.90138</text:p>
              </table:table-cell>
              <table:table-cell office:value-type="float" office:value="0.0540854670107365">
                <text:p>0.0540854670107365</text:p>
              </table:table-cell>
              <table:table-cell office:value-type="float" office:value="0.0519182309508324">
                <text:p>0.05191823095083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39cm" svg:height="14.027cm" xlink:href=".." xlink:type="simple" chart:class="chart:bar" chart:style-name="ch1">
        <chart:legend chart:legend-position="end" svg:x="22.814cm" svg:y="6.465cm" style:legend-expansion="high" chart:style-name="ch2"/>
        <chart:plot-area chart:style-name="ch3" table:cell-range-address="'20211217-152655dvl_data_time'.A2:'20211217-152655dvl_data_time'.A304 '20211217-152655dvl_data_time'.C1:'20211217-152655dvl_data_time'.D304" chart:data-source-has-labels="both" svg:x="0.478cm" svg:y="0.28cm" svg:width="21.858cm" svg:height="13.467cm">
          <chartooo:coordinate-region svg:x="2.626cm" svg:y="0.478cm" svg:width="19.71cm" svg:height="13.07cm"/>
          <chart:axis chart:dimension="x" chart:name="primary-x" chart:style-name="ch4" chartooo:axis-type="auto">
            <chartooo:date-scale/>
            <chart:categories table:cell-range-address="'20211217-152655dvl_data_time'.A2:'20211217-152655dvl_data_time'.A3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1217-152655dvl_data_time'.C2:'20211217-152655dvl_data_time'.C304" chart:label-cell-address="'20211217-152655dvl_data_time'.C1:'20211217-152655dvl_data_time'.C1" chart:class="chart:bar">
            <chart:data-point chart:repeated="303"/>
          </chart:series>
          <chart:series chart:style-name="ch8" chart:values-cell-range-address="'20211217-152655dvl_data_time'.D2:'20211217-152655dvl_data_time'.D304" chart:label-cell-address="'20211217-152655dvl_data_time'.D1:'20211217-152655dvl_data_time'.D1" chart:class="chart:bar">
            <chart:data-point chart:repeated="3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x</text:p>
                <draw:g>
                  <svg:desc>'20211217-152655dvl_data_time'.C1:'20211217-152655dvl_data_time'.C1</svg:desc>
                </draw:g>
              </table:table-cell>
              <table:table-cell office:value-type="string">
                <text:p>vy</text:p>
                <draw:g>
                  <svg:desc>'20211217-152655dvl_data_time'.D1:'20211217-152655dvl_data_time'.D1</svg:desc>
                </draw:g>
              </table:table-cell>
            </table:table-row>
          </table:table-header-rows>
          <table:table-rows>
            <table:table-row>
              <table:table-cell office:value-type="float" office:value="1639747615.32229">
                <text:p>1639747615.32229</text:p>
                <draw:g>
                  <svg:desc>'20211217-152655dvl_data_time'.A2:'20211217-152655dvl_data_time'.A304</svg:desc>
                </draw:g>
              </table:table-cell>
              <table:table-cell office:value-type="float" office:value="0.000140669741085731">
                <text:p>0.000140669741085731</text:p>
                <draw:g>
                  <svg:desc>'20211217-152655dvl_data_time'.C2:'20211217-152655dvl_data_time'.C304</svg:desc>
                </draw:g>
              </table:table-cell>
              <table:table-cell office:value-type="float" office:value="-0.000348400440998375">
                <text:p>-0.000348400440998375</text:p>
                <draw:g>
                  <svg:desc>'20211217-152655dvl_data_time'.D2:'20211217-152655dvl_data_time'.D304</svg:desc>
                </draw:g>
              </table:table-cell>
            </table:table-row>
            <table:table-row>
              <table:table-cell office:value-type="float" office:value="1639747615.43983">
                <text:p>1639747615.43983</text:p>
              </table:table-cell>
              <table:table-cell office:value-type="float" office:value="0.000360617035767063">
                <text:p>0.000360617035767063</text:p>
              </table:table-cell>
              <table:table-cell office:value-type="float" office:value="-0.000245681148953736">
                <text:p>-0.000245681148953736</text:p>
              </table:table-cell>
            </table:table-row>
            <table:table-row>
              <table:table-cell office:value-type="float" office:value="1639747615.68288">
                <text:p>1639747615.68288</text:p>
              </table:table-cell>
              <table:table-cell office:value-type="float" office:value="0.000416545226471499">
                <text:p>0.000416545226471499</text:p>
              </table:table-cell>
              <table:table-cell office:value-type="float" office:value="-0.000512080267071724">
                <text:p>-0.000512080267071724</text:p>
              </table:table-cell>
            </table:table-row>
            <table:table-row>
              <table:table-cell office:value-type="float" office:value="1639747615.68688">
                <text:p>1639747615.68688</text:p>
              </table:table-cell>
              <table:table-cell office:value-type="float" office:value="-0.0103166112676263">
                <text:p>-0.0103166112676263</text:p>
              </table:table-cell>
              <table:table-cell office:value-type="float" office:value="-0.0101608177646995">
                <text:p>-0.0101608177646995</text:p>
              </table:table-cell>
            </table:table-row>
            <table:table-row>
              <table:table-cell office:value-type="float" office:value="1639747615.80088">
                <text:p>1639747615.80088</text:p>
              </table:table-cell>
              <table:table-cell office:value-type="float" office:value="-0.0104141933843493">
                <text:p>-0.0104141933843493</text:p>
              </table:table-cell>
              <table:table-cell office:value-type="float" office:value="-0.0104400040581822">
                <text:p>-0.0104400040581822</text:p>
              </table:table-cell>
            </table:table-row>
            <table:table-row>
              <table:table-cell office:value-type="float" office:value="1639747615.92309">
                <text:p>1639747615.92309</text:p>
              </table:table-cell>
              <table:table-cell office:value-type="float" office:value="-0.00249649072065949">
                <text:p>-0.00249649072065949</text:p>
              </table:table-cell>
              <table:table-cell office:value-type="float" office:value="0.00147792580537498">
                <text:p>0.00147792580537498</text:p>
              </table:table-cell>
            </table:table-row>
            <table:table-row>
              <table:table-cell office:value-type="float" office:value="1639747616.04244">
                <text:p>1639747616.04244</text:p>
              </table:table-cell>
              <table:table-cell office:value-type="float" office:value="0.0718654617667198">
                <text:p>0.0718654617667198</text:p>
              </table:table-cell>
              <table:table-cell office:value-type="float" office:value="0.0312762930989265">
                <text:p>0.0312762930989265</text:p>
              </table:table-cell>
            </table:table-row>
            <table:table-row>
              <table:table-cell office:value-type="float" office:value="1639747616.28397">
                <text:p>1639747616.28397</text:p>
              </table:table-cell>
              <table:table-cell office:value-type="float" office:value="-0.000163047894602641">
                <text:p>-0.000163047894602641</text:p>
              </table:table-cell>
              <table:table-cell office:value-type="float" office:value="0.000186403151019476">
                <text:p>0.000186403151019476</text:p>
              </table:table-cell>
            </table:table-row>
            <table:table-row>
              <table:table-cell office:value-type="float" office:value="1639747616.40004">
                <text:p>1639747616.40004</text:p>
              </table:table-cell>
              <table:table-cell office:value-type="float" office:value="0.000534616818185896">
                <text:p>0.000534616818185896</text:p>
              </table:table-cell>
              <table:table-cell office:value-type="float" office:value="-0.000697301351465285">
                <text:p>-0.000697301351465285</text:p>
              </table:table-cell>
            </table:table-row>
            <table:table-row>
              <table:table-cell office:value-type="float" office:value="1639747616.64271">
                <text:p>1639747616.64271</text:p>
              </table:table-cell>
              <table:table-cell office:value-type="float" office:value="0.000640621641650796">
                <text:p>0.000640621641650796</text:p>
              </table:table-cell>
              <table:table-cell office:value-type="float" office:value="-0.000576167134568095">
                <text:p>-0.000576167134568095</text:p>
              </table:table-cell>
            </table:table-row>
            <table:table-row>
              <table:table-cell office:value-type="float" office:value="1639747616.88244">
                <text:p>1639747616.88244</text:p>
              </table:table-cell>
              <table:table-cell office:value-type="float" office:value="0.0000226285137614468">
                <text:p>0.0000226285137614468</text:p>
              </table:table-cell>
              <table:table-cell office:value-type="float" office:value="-0.0000623277228442021">
                <text:p>-0.0000623277228442021</text:p>
              </table:table-cell>
            </table:table-row>
            <table:table-row>
              <table:table-cell office:value-type="float" office:value="1639747617.01434">
                <text:p>1639747617.01434</text:p>
              </table:table-cell>
              <table:table-cell office:value-type="float" office:value="-0.000262458372162655">
                <text:p>-0.000262458372162655</text:p>
              </table:table-cell>
              <table:table-cell office:value-type="float" office:value="0.000199162925127894">
                <text:p>0.000199162925127894</text:p>
              </table:table-cell>
            </table:table-row>
            <table:table-row>
              <table:table-cell office:value-type="float" office:value="1639747617.25228">
                <text:p>1639747617.25228</text:p>
              </table:table-cell>
              <table:table-cell office:value-type="float" office:value="-0.00000942882888921304">
                <text:p>-0.00000942882888921304</text:p>
              </table:table-cell>
              <table:table-cell office:value-type="float" office:value="0.000164141936693341">
                <text:p>0.000164141936693341</text:p>
              </table:table-cell>
            </table:table-row>
            <table:table-row>
              <table:table-cell office:value-type="float" office:value="1639747617.37233">
                <text:p>1639747617.37233</text:p>
              </table:table-cell>
              <table:table-cell office:value-type="float" office:value="0.000267437979346141">
                <text:p>0.000267437979346141</text:p>
              </table:table-cell>
              <table:table-cell office:value-type="float" office:value="-0.000106080726254731">
                <text:p>-0.000106080726254731</text:p>
              </table:table-cell>
            </table:table-row>
            <table:table-row>
              <table:table-cell office:value-type="float" office:value="1639747617.6125">
                <text:p>1639747617.6125</text:p>
              </table:table-cell>
              <table:table-cell office:value-type="float" office:value="0.000175251814653166">
                <text:p>0.000175251814653166</text:p>
              </table:table-cell>
              <table:table-cell office:value-type="float" office:value="-0.000126978222397156">
                <text:p>-0.000126978222397156</text:p>
              </table:table-cell>
            </table:table-row>
            <table:table-row>
              <table:table-cell office:value-type="float" office:value="1639747617.73444">
                <text:p>1639747617.73444</text:p>
              </table:table-cell>
              <table:table-cell office:value-type="float" office:value="0.000124895203043707">
                <text:p>0.000124895203043707</text:p>
              </table:table-cell>
              <table:table-cell office:value-type="float" office:value="-0.000137815557536669">
                <text:p>-0.000137815557536669</text:p>
              </table:table-cell>
            </table:table-row>
            <table:table-row>
              <table:table-cell office:value-type="float" office:value="1639747617.97342">
                <text:p>1639747617.97342</text:p>
              </table:table-cell>
              <table:table-cell office:value-type="float" office:value="0.000422176468418911">
                <text:p>0.000422176468418911</text:p>
              </table:table-cell>
              <table:table-cell office:value-type="float" office:value="-0.000577753118705004">
                <text:p>-0.000577753118705004</text:p>
              </table:table-cell>
            </table:table-row>
            <table:table-row>
              <table:table-cell office:value-type="float" office:value="1639747618.21291">
                <text:p>1639747618.21291</text:p>
              </table:table-cell>
              <table:table-cell office:value-type="float" office:value="0.000313832832034677">
                <text:p>0.000313832832034677</text:p>
              </table:table-cell>
              <table:table-cell office:value-type="float" office:value="-0.000293031887849793">
                <text:p>-0.000293031887849793</text:p>
              </table:table-cell>
            </table:table-row>
            <table:table-row>
              <table:table-cell office:value-type="float" office:value="1639747618.33596">
                <text:p>1639747618.33596</text:p>
              </table:table-cell>
              <table:table-cell office:value-type="float" office:value="-0.000214013794902712">
                <text:p>-0.000214013794902712</text:p>
              </table:table-cell>
              <table:table-cell office:value-type="float" office:value="0.000549183459952474">
                <text:p>0.000549183459952474</text:p>
              </table:table-cell>
            </table:table-row>
            <table:table-row>
              <table:table-cell office:value-type="float" office:value="1639747618.57245">
                <text:p>1639747618.57245</text:p>
              </table:table-cell>
              <table:table-cell office:value-type="float" office:value="-0.0000969380853348412">
                <text:p>-0.0000969380853348412</text:p>
              </table:table-cell>
              <table:table-cell office:value-type="float" office:value="0.0000509632445755415">
                <text:p>0.0000509632445755415</text:p>
              </table:table-cell>
            </table:table-row>
            <table:table-row>
              <table:table-cell office:value-type="float" office:value="1639747618.69265">
                <text:p>1639747618.69265</text:p>
              </table:table-cell>
              <table:table-cell office:value-type="float" office:value="0.000563476060051471">
                <text:p>0.000563476060051471</text:p>
              </table:table-cell>
              <table:table-cell office:value-type="float" office:value="-0.000789866724517196">
                <text:p>-0.000789866724517196</text:p>
              </table:table-cell>
            </table:table-row>
            <table:table-row>
              <table:table-cell office:value-type="float" office:value="1639747618.93384">
                <text:p>1639747618.93384</text:p>
              </table:table-cell>
              <table:table-cell office:value-type="float" office:value="0.000423183053499088">
                <text:p>0.000423183053499088</text:p>
              </table:table-cell>
              <table:table-cell office:value-type="float" office:value="-0.000445685902377591">
                <text:p>-0.000445685902377591</text:p>
              </table:table-cell>
            </table:table-row>
            <table:table-row>
              <table:table-cell office:value-type="float" office:value="1639747619.05506">
                <text:p>1639747619.05506</text:p>
              </table:table-cell>
              <table:table-cell office:value-type="float" office:value="-0.000288781768176705">
                <text:p>-0.000288781768176705</text:p>
              </table:table-cell>
              <table:table-cell office:value-type="float" office:value="0.000469075632281601">
                <text:p>0.000469075632281601</text:p>
              </table:table-cell>
            </table:table-row>
            <table:table-row>
              <table:table-cell office:value-type="float" office:value="1639747619.29278">
                <text:p>1639747619.29278</text:p>
              </table:table-cell>
              <table:table-cell office:value-type="float" office:value="-0.000376372714526951">
                <text:p>-0.000376372714526951</text:p>
              </table:table-cell>
              <table:table-cell office:value-type="float" office:value="0.000582888256758451">
                <text:p>0.000582888256758451</text:p>
              </table:table-cell>
            </table:table-row>
            <table:table-row>
              <table:table-cell office:value-type="float" office:value="1639747619.53257">
                <text:p>1639747619.53257</text:p>
              </table:table-cell>
              <table:table-cell office:value-type="float" office:value="0.0000703340920154005">
                <text:p>0.0000703340920154005</text:p>
              </table:table-cell>
              <table:table-cell office:value-type="float" office:value="0.0000655037511023693">
                <text:p>0.0000655037511023693</text:p>
              </table:table-cell>
            </table:table-row>
            <table:table-row>
              <table:table-cell office:value-type="float" office:value="1639747619.65465">
                <text:p>1639747619.65465</text:p>
              </table:table-cell>
              <table:table-cell office:value-type="float" office:value="0.000129463252960704">
                <text:p>0.000129463252960704</text:p>
              </table:table-cell>
              <table:table-cell office:value-type="float" office:value="-0.000511998834554106">
                <text:p>-0.000511998834554106</text:p>
              </table:table-cell>
            </table:table-row>
            <table:table-row>
              <table:table-cell office:value-type="float" office:value="1639747619.89271">
                <text:p>1639747619.89271</text:p>
              </table:table-cell>
              <table:table-cell office:value-type="float" office:value="0.000509191188029945">
                <text:p>0.000509191188029945</text:p>
              </table:table-cell>
              <table:table-cell office:value-type="float" office:value="-0.000671981135383248">
                <text:p>-0.000671981135383248</text:p>
              </table:table-cell>
            </table:table-row>
            <table:table-row>
              <table:table-cell office:value-type="float" office:value="1639747620.02464">
                <text:p>1639747620.02464</text:p>
              </table:table-cell>
              <table:table-cell office:value-type="float" office:value="0.000447288883151487">
                <text:p>0.000447288883151487</text:p>
              </table:table-cell>
              <table:table-cell office:value-type="float" office:value="-0.000523689144756645">
                <text:p>-0.000523689144756645</text:p>
              </table:table-cell>
            </table:table-row>
            <table:table-row>
              <table:table-cell office:value-type="float" office:value="1639747620.26445">
                <text:p>1639747620.26445</text:p>
              </table:table-cell>
              <table:table-cell office:value-type="float" office:value="-0.000112200134026352">
                <text:p>-0.000112200134026352</text:p>
              </table:table-cell>
              <table:table-cell office:value-type="float" office:value="0.00059252860955894">
                <text:p>0.00059252860955894</text:p>
              </table:table-cell>
            </table:table-row>
            <table:table-row>
              <table:table-cell office:value-type="float" office:value="1639747620.50199">
                <text:p>1639747620.50199</text:p>
              </table:table-cell>
              <table:table-cell office:value-type="float" office:value="-0.000606843153946102">
                <text:p>-0.000606843153946102</text:p>
              </table:table-cell>
              <table:table-cell office:value-type="float" office:value="0.000822505098767579">
                <text:p>0.000822505098767579</text:p>
              </table:table-cell>
            </table:table-row>
            <table:table-row>
              <table:table-cell office:value-type="float" office:value="1639747620.63355">
                <text:p>1639747620.63355</text:p>
              </table:table-cell>
              <table:table-cell office:value-type="float" office:value="-0.000020635958208004">
                <text:p>-0.000020635958208004</text:p>
              </table:table-cell>
              <table:table-cell office:value-type="float" office:value="0.000171982625033706">
                <text:p>0.000171982625033706</text:p>
              </table:table-cell>
            </table:table-row>
            <table:table-row>
              <table:table-cell office:value-type="float" office:value="1639747620.88305">
                <text:p>1639747620.88305</text:p>
              </table:table-cell>
              <table:table-cell office:value-type="float" office:value="0.00068584579275921">
                <text:p>0.00068584579275921</text:p>
              </table:table-cell>
              <table:table-cell office:value-type="float" office:value="-0.000948247034102678">
                <text:p>-0.000948247034102678</text:p>
              </table:table-cell>
            </table:table-row>
            <table:table-row>
              <table:table-cell office:value-type="float" office:value="1639747621.00266">
                <text:p>1639747621.00266</text:p>
              </table:table-cell>
              <table:table-cell office:value-type="float" office:value="0.000597862468566746">
                <text:p>0.000597862468566746</text:p>
              </table:table-cell>
              <table:table-cell office:value-type="float" office:value="-0.000537108164280653">
                <text:p>-0.000537108164280653</text:p>
              </table:table-cell>
            </table:table-row>
            <table:table-row>
              <table:table-cell office:value-type="float" office:value="1639747621.24315">
                <text:p>1639747621.24315</text:p>
              </table:table-cell>
              <table:table-cell office:value-type="float" office:value="-0.000245396659011021">
                <text:p>-0.000245396659011021</text:p>
              </table:table-cell>
              <table:table-cell office:value-type="float" office:value="0.000395216949982569">
                <text:p>0.000395216949982569</text:p>
              </table:table-cell>
            </table:table-row>
            <table:table-row>
              <table:table-cell office:value-type="float" office:value="1639747621.36089">
                <text:p>1639747621.36089</text:p>
              </table:table-cell>
              <table:table-cell office:value-type="float" office:value="-0.000443194585386664">
                <text:p>-0.000443194585386664</text:p>
              </table:table-cell>
              <table:table-cell office:value-type="float" office:value="0.000753220461774617">
                <text:p>0.000753220461774617</text:p>
              </table:table-cell>
            </table:table-row>
            <table:table-row>
              <table:table-cell office:value-type="float" office:value="1639747621.60498">
                <text:p>1639747621.60498</text:p>
              </table:table-cell>
              <table:table-cell office:value-type="float" office:value="0.000204909563763067">
                <text:p>0.000204909563763067</text:p>
              </table:table-cell>
              <table:table-cell office:value-type="float" office:value="0.000115267175715417">
                <text:p>0.000115267175715417</text:p>
              </table:table-cell>
            </table:table-row>
            <table:table-row>
              <table:table-cell office:value-type="float" office:value="1639747621.72305">
                <text:p>1639747621.72305</text:p>
              </table:table-cell>
              <table:table-cell office:value-type="float" office:value="0.000448918319307268">
                <text:p>0.000448918319307268</text:p>
              </table:table-cell>
              <table:table-cell office:value-type="float" office:value="-0.000370121299056336">
                <text:p>-0.000370121299056336</text:p>
              </table:table-cell>
            </table:table-row>
            <table:table-row>
              <table:table-cell office:value-type="float" office:value="1639747621.95934">
                <text:p>1639747621.95934</text:p>
              </table:table-cell>
              <table:table-cell office:value-type="float" office:value="0.000114607137220446">
                <text:p>0.000114607137220446</text:p>
              </table:table-cell>
              <table:table-cell office:value-type="float" office:value="-0.000462319352664053">
                <text:p>-0.000462319352664053</text:p>
              </table:table-cell>
            </table:table-row>
            <table:table-row>
              <table:table-cell office:value-type="float" office:value="1639747622.20363">
                <text:p>1639747622.20363</text:p>
              </table:table-cell>
              <table:table-cell office:value-type="float" office:value="-0.000148666105815209">
                <text:p>-0.000148666105815209</text:p>
              </table:table-cell>
              <table:table-cell office:value-type="float" office:value="0.0000389474844268989">
                <text:p>0.0000389474844268989</text:p>
              </table:table-cell>
            </table:table-row>
            <table:table-row>
              <table:table-cell office:value-type="float" office:value="1639747622.32575">
                <text:p>1639747622.32575</text:p>
              </table:table-cell>
              <table:table-cell office:value-type="float" office:value="-0.000128086321637966">
                <text:p>-0.000128086321637966</text:p>
              </table:table-cell>
              <table:table-cell office:value-type="float" office:value="0.000278902385616675">
                <text:p>0.000278902385616675</text:p>
              </table:table-cell>
            </table:table-row>
            <table:table-row>
              <table:table-cell office:value-type="float" office:value="1639747622.57507">
                <text:p>1639747622.57507</text:p>
              </table:table-cell>
              <table:table-cell office:value-type="float" office:value="-0.000242901704041287">
                <text:p>-0.000242901704041287</text:p>
              </table:table-cell>
              <table:table-cell office:value-type="float" office:value="0.0000789783080108464">
                <text:p>0.0000789783080108464</text:p>
              </table:table-cell>
            </table:table-row>
            <table:table-row>
              <table:table-cell office:value-type="float" office:value="1639747622.70246">
                <text:p>1639747622.70246</text:p>
              </table:table-cell>
              <table:table-cell office:value-type="float" office:value="0.0000259883927355986">
                <text:p>0.0000259883927355986</text:p>
              </table:table-cell>
              <table:table-cell office:value-type="float" office:value="-0.0000671017478452995">
                <text:p>-0.0000671017478452995</text:p>
              </table:table-cell>
            </table:table-row>
            <table:table-row>
              <table:table-cell office:value-type="float" office:value="1639747622.9427">
                <text:p>1639747622.9427</text:p>
              </table:table-cell>
              <table:table-cell office:value-type="float" office:value="0.000343798659741878">
                <text:p>0.000343798659741878</text:p>
              </table:table-cell>
              <table:table-cell office:value-type="float" office:value="-0.000402774574467912">
                <text:p>-0.000402774574467912</text:p>
              </table:table-cell>
            </table:table-row>
            <table:table-row>
              <table:table-cell office:value-type="float" office:value="1639747623.18312">
                <text:p>1639747623.18312</text:p>
              </table:table-cell>
              <table:table-cell office:value-type="float" office:value="0.000327097601257265">
                <text:p>0.000327097601257265</text:p>
              </table:table-cell>
              <table:table-cell office:value-type="float" office:value="-0.000543732661753893">
                <text:p>-0.000543732661753893</text:p>
              </table:table-cell>
            </table:table-row>
            <table:table-row>
              <table:table-cell office:value-type="float" office:value="1639747623.31318">
                <text:p>1639747623.31318</text:p>
              </table:table-cell>
              <table:table-cell office:value-type="float" office:value="0.00017256970750168">
                <text:p>0.00017256970750168</text:p>
              </table:table-cell>
              <table:table-cell office:value-type="float" office:value="-0.00000226920201384928">
                <text:p>-0.00000226920201384928</text:p>
              </table:table-cell>
            </table:table-row>
            <table:table-row>
              <table:table-cell office:value-type="float" office:value="1639747623.55369">
                <text:p>1639747623.55369</text:p>
              </table:table-cell>
              <table:table-cell office:value-type="float" office:value="-0.0000979488249868155">
                <text:p>-0.0000979488249868155</text:p>
              </table:table-cell>
              <table:table-cell office:value-type="float" office:value="0.000448846956714988">
                <text:p>0.000448846956714988</text:p>
              </table:table-cell>
            </table:table-row>
            <table:table-row>
              <table:table-cell office:value-type="float" office:value="1639747623.6728">
                <text:p>1639747623.6728</text:p>
              </table:table-cell>
              <table:table-cell office:value-type="float" office:value="-0.000205168573302217">
                <text:p>-0.000205168573302217</text:p>
              </table:table-cell>
              <table:table-cell office:value-type="float" office:value="0.00016075826715678">
                <text:p>0.00016075826715678</text:p>
              </table:table-cell>
            </table:table-row>
            <table:table-row>
              <table:table-cell office:value-type="float" office:value="1639747623.91367">
                <text:p>1639747623.91367</text:p>
              </table:table-cell>
              <table:table-cell office:value-type="float" office:value="0.000250695127760991">
                <text:p>0.000250695127760991</text:p>
              </table:table-cell>
              <table:table-cell office:value-type="float" office:value="-0.000451688014436513">
                <text:p>-0.000451688014436513</text:p>
              </table:table-cell>
            </table:table-row>
            <table:table-row>
              <table:table-cell office:value-type="float" office:value="1639747624.03774">
                <text:p>1639747624.03774</text:p>
              </table:table-cell>
              <table:table-cell office:value-type="float" office:value="0.000486314733279869">
                <text:p>0.000486314733279869</text:p>
              </table:table-cell>
              <table:table-cell office:value-type="float" office:value="-0.000532965466845781">
                <text:p>-0.000532965466845781</text:p>
              </table:table-cell>
            </table:table-row>
            <table:table-row>
              <table:table-cell office:value-type="float" office:value="1639747624.27628">
                <text:p>1639747624.27628</text:p>
              </table:table-cell>
              <table:table-cell office:value-type="float" office:value="0.000159600502229296">
                <text:p>0.000159600502229296</text:p>
              </table:table-cell>
              <table:table-cell office:value-type="float" office:value="0.00000965196886681952">
                <text:p>0.00000965196886681952</text:p>
              </table:table-cell>
            </table:table-row>
            <table:table-row>
              <table:table-cell office:value-type="float" office:value="1639747624.40215">
                <text:p>1639747624.40215</text:p>
              </table:table-cell>
              <table:table-cell office:value-type="float" office:value="-0.000408062740461901">
                <text:p>-0.000408062740461901</text:p>
              </table:table-cell>
              <table:table-cell office:value-type="float" office:value="0.000370360998203978">
                <text:p>0.000370360998203978</text:p>
              </table:table-cell>
            </table:table-row>
            <table:table-row>
              <table:table-cell office:value-type="float" office:value="1639747624.65272">
                <text:p>1639747624.65272</text:p>
              </table:table-cell>
              <table:table-cell office:value-type="float" office:value="-0.000156473281094804">
                <text:p>-0.000156473281094804</text:p>
              </table:table-cell>
              <table:table-cell office:value-type="float" office:value="0.000384510291041806">
                <text:p>0.000384510291041806</text:p>
              </table:table-cell>
            </table:table-row>
            <table:table-row>
              <table:table-cell office:value-type="float" office:value="1639747624.89716">
                <text:p>1639747624.89716</text:p>
              </table:table-cell>
              <table:table-cell office:value-type="float" office:value="0.000308672548271716">
                <text:p>0.000308672548271716</text:p>
              </table:table-cell>
              <table:table-cell office:value-type="float" office:value="-0.000319996586767957">
                <text:p>-0.000319996586767957</text:p>
              </table:table-cell>
            </table:table-row>
            <table:table-row>
              <table:table-cell office:value-type="float" office:value="1639747625.00989">
                <text:p>1639747625.00989</text:p>
              </table:table-cell>
              <table:table-cell office:value-type="float" office:value="0.000389338965760544">
                <text:p>0.000389338965760544</text:p>
              </table:table-cell>
              <table:table-cell office:value-type="float" office:value="-0.000660820922348648">
                <text:p>-0.000660820922348648</text:p>
              </table:table-cell>
            </table:table-row>
            <table:table-row>
              <table:table-cell office:value-type="float" office:value="1639747625.25239">
                <text:p>1639747625.25239</text:p>
              </table:table-cell>
              <table:table-cell office:value-type="float" office:value="-0.000109463704575319">
                <text:p>-0.000109463704575319</text:p>
              </table:table-cell>
              <table:table-cell office:value-type="float" office:value="0.0000480377311760094">
                <text:p>0.0000480377311760094</text:p>
              </table:table-cell>
            </table:table-row>
            <table:table-row>
              <table:table-cell office:value-type="float" office:value="1639747625.49394">
                <text:p>1639747625.49394</text:p>
              </table:table-cell>
              <table:table-cell office:value-type="float" office:value="-0.000207825592951849">
                <text:p>-0.000207825592951849</text:p>
              </table:table-cell>
              <table:table-cell office:value-type="float" office:value="0.000476427056128159">
                <text:p>0.000476427056128159</text:p>
              </table:table-cell>
            </table:table-row>
            <table:table-row>
              <table:table-cell office:value-type="float" office:value="1639747625.6143">
                <text:p>1639747625.6143</text:p>
              </table:table-cell>
              <table:table-cell office:value-type="float" office:value="0.0000319474893331062">
                <text:p>0.0000319474893331062</text:p>
              </table:table-cell>
              <table:table-cell office:value-type="float" office:value="-0.0000416612601839006">
                <text:p>-0.0000416612601839006</text:p>
              </table:table-cell>
            </table:table-row>
            <table:table-row>
              <table:table-cell office:value-type="float" office:value="1639747625.85297">
                <text:p>1639747625.85297</text:p>
              </table:table-cell>
              <table:table-cell office:value-type="float" office:value="0.000321347470162436">
                <text:p>0.000321347470162436</text:p>
              </table:table-cell>
              <table:table-cell office:value-type="float" office:value="-0.000193393832887523">
                <text:p>-0.000193393832887523</text:p>
              </table:table-cell>
            </table:table-row>
            <table:table-row>
              <table:table-cell office:value-type="float" office:value="1639747625.85903">
                <text:p>1639747625.85903</text:p>
              </table:table-cell>
              <table:table-cell office:value-type="float" office:value="-0.00244561489671469">
                <text:p>-0.00244561489671469</text:p>
              </table:table-cell>
              <table:table-cell office:value-type="float" office:value="-0.00547117693349719">
                <text:p>-0.00547117693349719</text:p>
              </table:table-cell>
            </table:table-row>
            <table:table-row>
              <table:table-cell office:value-type="float" office:value="1639747625.96986">
                <text:p>1639747625.96986</text:p>
              </table:table-cell>
              <table:table-cell office:value-type="float" office:value="-0.0020397009793669">
                <text:p>-0.0020397009793669</text:p>
              </table:table-cell>
              <table:table-cell office:value-type="float" office:value="-0.00593973556533456">
                <text:p>-0.00593973556533456</text:p>
              </table:table-cell>
            </table:table-row>
            <table:table-row>
              <table:table-cell office:value-type="float" office:value="1639747626.09382">
                <text:p>1639747626.09382</text:p>
              </table:table-cell>
              <table:table-cell office:value-type="float" office:value="-0.000551427714526653">
                <text:p>-0.000551427714526653</text:p>
              </table:table-cell>
              <table:table-cell office:value-type="float" office:value="-0.0486992076039314">
                <text:p>-0.0486992076039314</text:p>
              </table:table-cell>
            </table:table-row>
            <table:table-row>
              <table:table-cell office:value-type="float" office:value="1639747626.21625">
                <text:p>1639747626.21625</text:p>
              </table:table-cell>
              <table:table-cell office:value-type="float" office:value="0.00115788250695914">
                <text:p>0.00115788250695914</text:p>
              </table:table-cell>
              <table:table-cell office:value-type="float" office:value="0.006605030503124">
                <text:p>0.006605030503124</text:p>
              </table:table-cell>
            </table:table-row>
            <table:table-row>
              <table:table-cell office:value-type="float" office:value="1639747626.45239">
                <text:p>1639747626.45239</text:p>
              </table:table-cell>
              <table:table-cell office:value-type="float" office:value="0.000257273059105501">
                <text:p>0.000257273059105501</text:p>
              </table:table-cell>
              <table:table-cell office:value-type="float" office:value="-0.000255678925896063">
                <text:p>-0.000255678925896063</text:p>
              </table:table-cell>
            </table:table-row>
            <table:table-row>
              <table:table-cell office:value-type="float" office:value="1639747626.57141">
                <text:p>1639747626.57141</text:p>
              </table:table-cell>
              <table:table-cell office:value-type="float" office:value="-0.000174935892573558">
                <text:p>-0.000174935892573558</text:p>
              </table:table-cell>
              <table:table-cell office:value-type="float" office:value="0.0000400385579268914">
                <text:p>0.0000400385579268914</text:p>
              </table:table-cell>
            </table:table-row>
            <table:table-row>
              <table:table-cell office:value-type="float" office:value="1639747626.81536">
                <text:p>1639747626.81536</text:p>
              </table:table-cell>
              <table:table-cell office:value-type="float" office:value="-0.000184296368388459">
                <text:p>-0.000184296368388459</text:p>
              </table:table-cell>
              <table:table-cell office:value-type="float" office:value="0.000180321032530628">
                <text:p>0.000180321032530628</text:p>
              </table:table-cell>
            </table:table-row>
            <table:table-row>
              <table:table-cell office:value-type="float" office:value="1639747626.93056">
                <text:p>1639747626.93056</text:p>
              </table:table-cell>
              <table:table-cell office:value-type="float" office:value="0.0000204105963348411">
                <text:p>0.0000204105963348411</text:p>
              </table:table-cell>
              <table:table-cell office:value-type="float" office:value="-0.0000344839500030503">
                <text:p>-0.0000344839500030503</text:p>
              </table:table-cell>
            </table:table-row>
            <table:table-row>
              <table:table-cell office:value-type="float" office:value="1639747627.16988">
                <text:p>1639747627.16988</text:p>
              </table:table-cell>
              <table:table-cell office:value-type="float" office:value="0.0000863542591105215">
                <text:p>0.0000863542591105215</text:p>
              </table:table-cell>
              <table:table-cell office:value-type="float" office:value="-0.000403668032959104">
                <text:p>-0.000403668032959104</text:p>
              </table:table-cell>
            </table:table-row>
            <table:table-row>
              <table:table-cell office:value-type="float" office:value="1639747627.29453">
                <text:p>1639747627.29453</text:p>
              </table:table-cell>
              <table:table-cell office:value-type="float" office:value="0.000361388170858845">
                <text:p>0.000361388170858845</text:p>
              </table:table-cell>
              <table:table-cell office:value-type="float" office:value="-0.000623171159531921">
                <text:p>-0.000623171159531921</text:p>
              </table:table-cell>
            </table:table-row>
            <table:table-row>
              <table:table-cell office:value-type="float" office:value="1639747627.54394">
                <text:p>1639747627.54394</text:p>
              </table:table-cell>
              <table:table-cell office:value-type="float" office:value="0.000437696900917217">
                <text:p>0.000437696900917217</text:p>
              </table:table-cell>
              <table:table-cell office:value-type="float" office:value="-0.000480591377709061">
                <text:p>-0.000480591377709061</text:p>
              </table:table-cell>
            </table:table-row>
            <table:table-row>
              <table:table-cell office:value-type="float" office:value="1639747627.66313">
                <text:p>1639747627.66313</text:p>
              </table:table-cell>
              <table:table-cell office:value-type="float" office:value="0.0000176040375663433">
                <text:p>0.0000176040375663433</text:p>
              </table:table-cell>
              <table:table-cell office:value-type="float" office:value="0.0000349976289726328">
                <text:p>0.0000349976289726328</text:p>
              </table:table-cell>
            </table:table-row>
            <table:table-row>
              <table:table-cell office:value-type="float" office:value="1639747627.9047">
                <text:p>1639747627.9047</text:p>
              </table:table-cell>
              <table:table-cell office:value-type="float" office:value="-0.000399448967073113">
                <text:p>-0.000399448967073113</text:p>
              </table:table-cell>
              <table:table-cell office:value-type="float" office:value="0.00033416147925891">
                <text:p>0.00033416147925891</text:p>
              </table:table-cell>
            </table:table-row>
            <table:table-row>
              <table:table-cell office:value-type="float" office:value="1639747628.14433">
                <text:p>1639747628.14433</text:p>
              </table:table-cell>
              <table:table-cell office:value-type="float" office:value="-0.00012696061457973">
                <text:p>-0.00012696061457973</text:p>
              </table:table-cell>
              <table:table-cell office:value-type="float" office:value="-0.0000554161124455277">
                <text:p>-0.0000554161124455277</text:p>
              </table:table-cell>
            </table:table-row>
            <table:table-row>
              <table:table-cell office:value-type="float" office:value="1639747628.26272">
                <text:p>1639747628.26272</text:p>
              </table:table-cell>
              <table:table-cell office:value-type="float" office:value="0.000434134184615687">
                <text:p>0.000434134184615687</text:p>
              </table:table-cell>
              <table:table-cell office:value-type="float" office:value="-0.000369273941032588">
                <text:p>-0.000369273941032588</text:p>
              </table:table-cell>
            </table:table-row>
            <table:table-row>
              <table:table-cell office:value-type="float" office:value="1639747628.51353">
                <text:p>1639747628.51353</text:p>
              </table:table-cell>
              <table:table-cell office:value-type="float" office:value="0.000311895390041172">
                <text:p>0.000311895390041172</text:p>
              </table:table-cell>
              <table:table-cell office:value-type="float" office:value="-0.000246994924964383">
                <text:p>-0.000246994924964383</text:p>
              </table:table-cell>
            </table:table-row>
            <table:table-row>
              <table:table-cell office:value-type="float" office:value="1639747628.63249">
                <text:p>1639747628.63249</text:p>
              </table:table-cell>
              <table:table-cell office:value-type="float" office:value="-0.0000514173007104546">
                <text:p>-0.0000514173007104546</text:p>
              </table:table-cell>
              <table:table-cell office:value-type="float" office:value="-0.0000756444860599004">
                <text:p>-0.0000756444860599004</text:p>
              </table:table-cell>
            </table:table-row>
            <table:table-row>
              <table:table-cell office:value-type="float" office:value="1639747628.87386">
                <text:p>1639747628.87386</text:p>
              </table:table-cell>
              <table:table-cell office:value-type="float" office:value="0.000167677702847868">
                <text:p>0.000167677702847868</text:p>
              </table:table-cell>
              <table:table-cell office:value-type="float" office:value="-0.0000202156643354101">
                <text:p>-0.0000202156643354101</text:p>
              </table:table-cell>
            </table:table-row>
            <table:table-row>
              <table:table-cell office:value-type="float" office:value="1639747629.12361">
                <text:p>1639747629.12361</text:p>
              </table:table-cell>
              <table:table-cell office:value-type="float" office:value="0.000140493211802095">
                <text:p>0.000140493211802095</text:p>
              </table:table-cell>
              <table:table-cell office:value-type="float" office:value="-0.00000230070372708724">
                <text:p>-0.00000230070372708724</text:p>
              </table:table-cell>
            </table:table-row>
            <table:table-row>
              <table:table-cell office:value-type="float" office:value="1639747629.24323">
                <text:p>1639747629.24323</text:p>
              </table:table-cell>
              <table:table-cell office:value-type="float" office:value="-0.0000947594598983415">
                <text:p>-0.0000947594598983415</text:p>
              </table:table-cell>
              <table:table-cell office:value-type="float" office:value="-0.000180011207703501">
                <text:p>-0.000180011207703501</text:p>
              </table:table-cell>
            </table:table-row>
            <table:table-row>
              <table:table-cell office:value-type="float" office:value="1639747629.48305">
                <text:p>1639747629.48305</text:p>
              </table:table-cell>
              <table:table-cell office:value-type="float" office:value="0.000166482815984637">
                <text:p>0.000166482815984637</text:p>
              </table:table-cell>
              <table:table-cell office:value-type="float" office:value="-0.000261141773080453">
                <text:p>-0.000261141773080453</text:p>
              </table:table-cell>
            </table:table-row>
            <table:table-row>
              <table:table-cell office:value-type="float" office:value="1639747629.6048">
                <text:p>1639747629.6048</text:p>
              </table:table-cell>
              <table:table-cell office:value-type="float" office:value="0.000330442824633792">
                <text:p>0.000330442824633792</text:p>
              </table:table-cell>
              <table:table-cell office:value-type="float" office:value="-0.000205815420486033">
                <text:p>-0.000205815420486033</text:p>
              </table:table-cell>
            </table:table-row>
            <table:table-row>
              <table:table-cell office:value-type="float" office:value="1639747629.84485">
                <text:p>1639747629.84485</text:p>
              </table:table-cell>
              <table:table-cell office:value-type="float" office:value="0.00000956579970079474">
                <text:p>0.00000956579970079474</text:p>
              </table:table-cell>
              <table:table-cell office:value-type="float" office:value="-0.0000331534938595723">
                <text:p>-0.0000331534938595723</text:p>
              </table:table-cell>
            </table:table-row>
            <table:table-row>
              <table:table-cell office:value-type="float" office:value="1639747630.08274">
                <text:p>1639747630.08274</text:p>
              </table:table-cell>
              <table:table-cell office:value-type="float" office:value="-0.000192518215044402">
                <text:p>-0.000192518215044402</text:p>
              </table:table-cell>
              <table:table-cell office:value-type="float" office:value="0.000121350443805568">
                <text:p>0.000121350443805568</text:p>
              </table:table-cell>
            </table:table-row>
            <table:table-row>
              <table:table-cell office:value-type="float" office:value="1639747630.20127">
                <text:p>1639747630.20127</text:p>
              </table:table-cell>
              <table:table-cell office:value-type="float" office:value="0.0000937404111027718">
                <text:p>0.0000937404111027718</text:p>
              </table:table-cell>
              <table:table-cell office:value-type="float" office:value="-0.000123318590340205">
                <text:p>-0.000123318590340205</text:p>
              </table:table-cell>
            </table:table-row>
            <table:table-row>
              <table:table-cell office:value-type="float" office:value="1639747630.44252">
                <text:p>1639747630.44252</text:p>
              </table:table-cell>
              <table:table-cell office:value-type="float" office:value="0.000541040615644306">
                <text:p>0.000541040615644306</text:p>
              </table:table-cell>
              <table:table-cell office:value-type="float" office:value="-0.000401444965973496">
                <text:p>-0.000401444965973496</text:p>
              </table:table-cell>
            </table:table-row>
            <table:table-row>
              <table:table-cell office:value-type="float" office:value="1639747630.56258">
                <text:p>1639747630.56258</text:p>
              </table:table-cell>
              <table:table-cell office:value-type="float" office:value="0.00018192405696027">
                <text:p>0.00018192405696027</text:p>
              </table:table-cell>
              <table:table-cell office:value-type="float" office:value="-0.000389590510167181">
                <text:p>-0.000389590510167181</text:p>
              </table:table-cell>
            </table:table-row>
            <table:table-row>
              <table:table-cell office:value-type="float" office:value="1639747630.802">
                <text:p>1639747630.802</text:p>
              </table:table-cell>
              <table:table-cell office:value-type="float" office:value="0.0000481245515402406">
                <text:p>0.0000481245515402406</text:p>
              </table:table-cell>
              <table:table-cell office:value-type="float" office:value="-0.0000139542589749908">
                <text:p>-0.0000139542589749908</text:p>
              </table:table-cell>
            </table:table-row>
            <table:table-row>
              <table:table-cell office:value-type="float" office:value="1639747631.04269">
                <text:p>1639747631.04269</text:p>
              </table:table-cell>
              <table:table-cell office:value-type="float" office:value="0.000408007152145729">
                <text:p>0.000408007152145729</text:p>
              </table:table-cell>
              <table:table-cell office:value-type="float" office:value="-0.000113443071313668">
                <text:p>-0.000113443071313668</text:p>
              </table:table-cell>
            </table:table-row>
            <table:table-row>
              <table:table-cell office:value-type="float" office:value="1639747631.16259">
                <text:p>1639747631.16259</text:p>
              </table:table-cell>
              <table:table-cell office:value-type="float" office:value="0.000361798476660624">
                <text:p>0.000361798476660624</text:p>
              </table:table-cell>
              <table:table-cell office:value-type="float" office:value="-0.000220876216189936">
                <text:p>-0.000220876216189936</text:p>
              </table:table-cell>
            </table:table-row>
            <table:table-row>
              <table:table-cell office:value-type="float" office:value="1639747631.4021">
                <text:p>1639747631.4021</text:p>
              </table:table-cell>
              <table:table-cell office:value-type="float" office:value="-0.000089658671640791">
                <text:p>-0.000089658671640791</text:p>
              </table:table-cell>
              <table:table-cell office:value-type="float" office:value="0.0000209237568924436">
                <text:p>0.0000209237568924436</text:p>
              </table:table-cell>
            </table:table-row>
            <table:table-row>
              <table:table-cell office:value-type="float" office:value="1639747631.52379">
                <text:p>1639747631.52379</text:p>
              </table:table-cell>
              <table:table-cell office:value-type="float" office:value="-0.000116358933155425">
                <text:p>-0.000116358933155425</text:p>
              </table:table-cell>
              <table:table-cell office:value-type="float" office:value="0.000144413788802922">
                <text:p>0.000144413788802922</text:p>
              </table:table-cell>
            </table:table-row>
            <table:table-row>
              <table:table-cell office:value-type="float" office:value="1639747631.77283">
                <text:p>1639747631.77283</text:p>
              </table:table-cell>
              <table:table-cell office:value-type="float" office:value="0.000191440660273656">
                <text:p>0.000191440660273656</text:p>
              </table:table-cell>
              <table:table-cell office:value-type="float" office:value="-0.00035531583125703">
                <text:p>-0.00035531583125703</text:p>
              </table:table-cell>
            </table:table-row>
            <table:table-row>
              <table:table-cell office:value-type="float" office:value="1639747631.89254">
                <text:p>1639747631.89254</text:p>
              </table:table-cell>
              <table:table-cell office:value-type="float" office:value="0.000317916856147349">
                <text:p>0.000317916856147349</text:p>
              </table:table-cell>
              <table:table-cell office:value-type="float" office:value="-0.000534814607817679">
                <text:p>-0.000534814607817679</text:p>
              </table:table-cell>
            </table:table-row>
            <table:table-row>
              <table:table-cell office:value-type="float" office:value="1639747632.13585">
                <text:p>1639747632.13585</text:p>
              </table:table-cell>
              <table:table-cell office:value-type="float" office:value="-0.0000238853353948798">
                <text:p>-0.0000238853353948798</text:p>
              </table:table-cell>
              <table:table-cell office:value-type="float" office:value="-0.00012376336962916">
                <text:p>-0.00012376336962916</text:p>
              </table:table-cell>
            </table:table-row>
            <table:table-row>
              <table:table-cell office:value-type="float" office:value="1639747632.37392">
                <text:p>1639747632.37392</text:p>
              </table:table-cell>
              <table:table-cell office:value-type="float" office:value="-0.000122577112051658">
                <text:p>-0.000122577112051658</text:p>
              </table:table-cell>
              <table:table-cell office:value-type="float" office:value="0.000397420109948143">
                <text:p>0.000397420109948143</text:p>
              </table:table-cell>
            </table:table-row>
            <table:table-row>
              <table:table-cell office:value-type="float" office:value="1639747632.49364">
                <text:p>1639747632.49364</text:p>
              </table:table-cell>
              <table:table-cell office:value-type="float" office:value="-0.0000344581494573504">
                <text:p>-0.0000344581494573504</text:p>
              </table:table-cell>
              <table:table-cell office:value-type="float" office:value="0.000131590306409635">
                <text:p>0.000131590306409635</text:p>
              </table:table-cell>
            </table:table-row>
            <table:table-row>
              <table:table-cell office:value-type="float" office:value="1639747632.73346">
                <text:p>1639747632.73346</text:p>
              </table:table-cell>
              <table:table-cell office:value-type="float" office:value="0.0000238277880271198">
                <text:p>0.0000238277880271198</text:p>
              </table:table-cell>
              <table:table-cell office:value-type="float" office:value="-0.000336967728799209">
                <text:p>-0.000336967728799209</text:p>
              </table:table-cell>
            </table:table-row>
            <table:table-row>
              <table:table-cell office:value-type="float" office:value="1639747632.85431">
                <text:p>1639747632.85431</text:p>
              </table:table-cell>
              <table:table-cell office:value-type="float" office:value="0.000349687383277342">
                <text:p>0.000349687383277342</text:p>
              </table:table-cell>
              <table:table-cell office:value-type="float" office:value="-0.000493350555188954">
                <text:p>-0.000493350555188954</text:p>
              </table:table-cell>
            </table:table-row>
            <table:table-row>
              <table:table-cell office:value-type="float" office:value="1639747633.09318">
                <text:p>1639747633.09318</text:p>
              </table:table-cell>
              <table:table-cell office:value-type="float" office:value="0.000218972563743591">
                <text:p>0.000218972563743591</text:p>
              </table:table-cell>
              <table:table-cell office:value-type="float" office:value="-0.000120091171993408">
                <text:p>-0.000120091171993408</text:p>
              </table:table-cell>
            </table:table-row>
            <table:table-row>
              <table:table-cell office:value-type="float" office:value="1639747633.34342">
                <text:p>1639747633.34342</text:p>
              </table:table-cell>
              <table:table-cell office:value-type="float" office:value="-0.000174825399881229">
                <text:p>-0.000174825399881229</text:p>
              </table:table-cell>
              <table:table-cell office:value-type="float" office:value="0.000297714868793264">
                <text:p>0.000297714868793264</text:p>
              </table:table-cell>
            </table:table-row>
            <table:table-row>
              <table:table-cell office:value-type="float" office:value="1639747633.46455">
                <text:p>1639747633.46455</text:p>
              </table:table-cell>
              <table:table-cell office:value-type="float" office:value="0.0000336922057613265">
                <text:p>0.0000336922057613265</text:p>
              </table:table-cell>
              <table:table-cell office:value-type="float" office:value="0.000308968679746613">
                <text:p>0.000308968679746613</text:p>
              </table:table-cell>
            </table:table-row>
            <table:table-row>
              <table:table-cell office:value-type="float" office:value="1639747633.70396">
                <text:p>1639747633.70396</text:p>
              </table:table-cell>
              <table:table-cell office:value-type="float" office:value="0.000314312463160604">
                <text:p>0.000314312463160604</text:p>
              </table:table-cell>
              <table:table-cell office:value-type="float" office:value="-0.000469697581138462">
                <text:p>-0.000469697581138462</text:p>
              </table:table-cell>
            </table:table-row>
            <table:table-row>
              <table:table-cell office:value-type="float" office:value="1639747633.82424">
                <text:p>1639747633.82424</text:p>
              </table:table-cell>
              <table:table-cell office:value-type="float" office:value="0.000474385102279484">
                <text:p>0.000474385102279484</text:p>
              </table:table-cell>
              <table:table-cell office:value-type="float" office:value="-0.0007260178681463">
                <text:p>-0.0007260178681463</text:p>
              </table:table-cell>
            </table:table-row>
            <table:table-row>
              <table:table-cell office:value-type="float" office:value="1639747634.06706">
                <text:p>1639747634.06706</text:p>
              </table:table-cell>
              <table:table-cell office:value-type="float" office:value="0.000165759498486295">
                <text:p>0.000165759498486295</text:p>
              </table:table-cell>
              <table:table-cell office:value-type="float" office:value="-0.000377433054381981">
                <text:p>-0.000377433054381981</text:p>
              </table:table-cell>
            </table:table-row>
            <table:table-row>
              <table:table-cell office:value-type="float" office:value="1639747634.30339">
                <text:p>1639747634.30339</text:p>
              </table:table-cell>
              <table:table-cell office:value-type="float" office:value="-0.0000767799137975089">
                <text:p>-0.0000767799137975089</text:p>
              </table:table-cell>
              <table:table-cell office:value-type="float" office:value="0.000238588370848447">
                <text:p>0.000238588370848447</text:p>
              </table:table-cell>
            </table:table-row>
            <table:table-row>
              <table:table-cell office:value-type="float" office:value="1639747634.42198">
                <text:p>1639747634.42198</text:p>
              </table:table-cell>
              <table:table-cell office:value-type="float" office:value="0.0000529487842868548">
                <text:p>0.0000529487842868548</text:p>
              </table:table-cell>
              <table:table-cell office:value-type="float" office:value="0.000195589193026535">
                <text:p>0.000195589193026535</text:p>
              </table:table-cell>
            </table:table-row>
            <table:table-row>
              <table:table-cell office:value-type="float" office:value="1639747634.66621">
                <text:p>1639747634.66621</text:p>
              </table:table-cell>
              <table:table-cell office:value-type="float" office:value="0.0000190100145118777">
                <text:p>0.0000190100145118777</text:p>
              </table:table-cell>
              <table:table-cell office:value-type="float" office:value="-0.000236356965615414">
                <text:p>-0.000236356965615414</text:p>
              </table:table-cell>
            </table:table-row>
            <table:table-row>
              <table:table-cell office:value-type="float" office:value="1639747634.78242">
                <text:p>1639747634.78242</text:p>
              </table:table-cell>
              <table:table-cell office:value-type="float" office:value="0.000270527729298919">
                <text:p>0.000270527729298919</text:p>
              </table:table-cell>
              <table:table-cell office:value-type="float" office:value="-0.000622853345703334">
                <text:p>-0.000622853345703334</text:p>
              </table:table-cell>
            </table:table-row>
            <table:table-row>
              <table:table-cell office:value-type="float" office:value="1639747635.02395">
                <text:p>1639747635.02395</text:p>
              </table:table-cell>
              <table:table-cell office:value-type="float" office:value="0.000379822624381632">
                <text:p>0.000379822624381632</text:p>
              </table:table-cell>
              <table:table-cell office:value-type="float" office:value="-0.00053649878827855">
                <text:p>-0.00053649878827855</text:p>
              </table:table-cell>
            </table:table-row>
            <table:table-row>
              <table:table-cell office:value-type="float" office:value="1639747635.26321">
                <text:p>1639747635.26321</text:p>
              </table:table-cell>
              <table:table-cell office:value-type="float" office:value="0.0000244351176661439">
                <text:p>0.0000244351176661439</text:p>
              </table:table-cell>
              <table:table-cell office:value-type="float" office:value="0.000099561206297949">
                <text:p>0.000099561206297949</text:p>
              </table:table-cell>
            </table:table-row>
            <table:table-row>
              <table:table-cell office:value-type="float" office:value="1639747635.38718">
                <text:p>1639747635.38718</text:p>
              </table:table-cell>
              <table:table-cell office:value-type="float" office:value="0.0000266167880909052">
                <text:p>0.0000266167880909052</text:p>
              </table:table-cell>
              <table:table-cell office:value-type="float" office:value="0.00021062461019028">
                <text:p>0.00021062461019028</text:p>
              </table:table-cell>
            </table:table-row>
            <table:table-row>
              <table:table-cell office:value-type="float" office:value="1639747635.62444">
                <text:p>1639747635.62444</text:p>
              </table:table-cell>
              <table:table-cell office:value-type="float" office:value="0.000330029841279611">
                <text:p>0.000330029841279611</text:p>
              </table:table-cell>
              <table:table-cell office:value-type="float" office:value="-0.0002412585017737">
                <text:p>-0.0002412585017737</text:p>
              </table:table-cell>
            </table:table-row>
            <table:table-row>
              <table:table-cell office:value-type="float" office:value="1639747635.74065">
                <text:p>1639747635.74065</text:p>
              </table:table-cell>
              <table:table-cell office:value-type="float" office:value="0.0001561448443681">
                <text:p>0.0001561448443681</text:p>
              </table:table-cell>
              <table:table-cell office:value-type="float" office:value="-0.000492179591674358">
                <text:p>-0.000492179591674358</text:p>
              </table:table-cell>
            </table:table-row>
            <table:table-row>
              <table:table-cell office:value-type="float" office:value="1639747635.9846">
                <text:p>1639747635.9846</text:p>
              </table:table-cell>
              <table:table-cell office:value-type="float" office:value="-0.000175074470462277">
                <text:p>-0.000175074470462277</text:p>
              </table:table-cell>
              <table:table-cell office:value-type="float" office:value="0.000132965869852342">
                <text:p>0.000132965869852342</text:p>
              </table:table-cell>
            </table:table-row>
            <table:table-row>
              <table:table-cell office:value-type="float" office:value="1639747635.99154">
                <text:p>1639747635.99154</text:p>
              </table:table-cell>
              <table:table-cell office:value-type="float" office:value="-0.00889533665031195">
                <text:p>-0.00889533665031195</text:p>
              </table:table-cell>
              <table:table-cell office:value-type="float" office:value="-0.0728466510772705">
                <text:p>-0.0728466510772705</text:p>
              </table:table-cell>
            </table:table-row>
            <table:table-row>
              <table:table-cell office:value-type="float" office:value="1639747636.0999">
                <text:p>1639747636.0999</text:p>
              </table:table-cell>
              <table:table-cell office:value-type="float" office:value="-0.0586877316236496">
                <text:p>-0.0586877316236496</text:p>
              </table:table-cell>
              <table:table-cell office:value-type="float" office:value="-0.0712542682886124">
                <text:p>-0.0712542682886124</text:p>
              </table:table-cell>
            </table:table-row>
            <table:table-row>
              <table:table-cell office:value-type="float" office:value="1639747636.22468">
                <text:p>1639747636.22468</text:p>
              </table:table-cell>
              <table:table-cell office:value-type="float" office:value="-0.115677416324615">
                <text:p>-0.115677416324615</text:p>
              </table:table-cell>
              <table:table-cell office:value-type="float" office:value="0.233888193964958">
                <text:p>0.233888193964958</text:p>
              </table:table-cell>
            </table:table-row>
            <table:table-row>
              <table:table-cell office:value-type="float" office:value="1639747636.34064">
                <text:p>1639747636.34064</text:p>
              </table:table-cell>
              <table:table-cell office:value-type="float" office:value="0.0966672673821449">
                <text:p>0.0966672673821449</text:p>
              </table:table-cell>
              <table:table-cell office:value-type="float" office:value="-0.187472820281982">
                <text:p>-0.187472820281982</text:p>
              </table:table-cell>
            </table:table-row>
            <table:table-row>
              <table:table-cell office:value-type="float" office:value="1639747636.5832">
                <text:p>1639747636.5832</text:p>
              </table:table-cell>
              <table:table-cell office:value-type="float" office:value="0.000156967478687875">
                <text:p>0.000156967478687875</text:p>
              </table:table-cell>
              <table:table-cell office:value-type="float" office:value="-0.000165835081133991">
                <text:p>-0.000165835081133991</text:p>
              </table:table-cell>
            </table:table-row>
            <table:table-row>
              <table:table-cell office:value-type="float" office:value="1639747636.70216">
                <text:p>1639747636.70216</text:p>
              </table:table-cell>
              <table:table-cell office:value-type="float" office:value="-0.000803317001555115">
                <text:p>-0.000803317001555115</text:p>
              </table:table-cell>
              <table:table-cell office:value-type="float" office:value="-0.000766473123803735">
                <text:p>-0.000766473123803735</text:p>
              </table:table-cell>
            </table:table-row>
            <table:table-row>
              <table:table-cell office:value-type="float" office:value="1639747636.94329">
                <text:p>1639747636.94329</text:p>
              </table:table-cell>
              <table:table-cell office:value-type="float" office:value="-0.00481659919023514">
                <text:p>-0.00481659919023514</text:p>
              </table:table-cell>
              <table:table-cell office:value-type="float" office:value="0.00231359782628715">
                <text:p>0.00231359782628715</text:p>
              </table:table-cell>
            </table:table-row>
            <table:table-row>
              <table:table-cell office:value-type="float" office:value="1639747637.06262">
                <text:p>1639747637.06262</text:p>
              </table:table-cell>
              <table:table-cell office:value-type="float" office:value="-0.00454378547146916">
                <text:p>-0.00454378547146916</text:p>
              </table:table-cell>
              <table:table-cell office:value-type="float" office:value="0.002586979418993">
                <text:p>0.002586979418993</text:p>
              </table:table-cell>
            </table:table-row>
            <table:table-row>
              <table:table-cell office:value-type="float" office:value="1639747637.30277">
                <text:p>1639747637.30277</text:p>
              </table:table-cell>
              <table:table-cell office:value-type="float" office:value="-0.00263071921654046">
                <text:p>-0.00263071921654046</text:p>
              </table:table-cell>
              <table:table-cell office:value-type="float" office:value="0.00349676702171564">
                <text:p>0.00349676702171564</text:p>
              </table:table-cell>
            </table:table-row>
            <table:table-row>
              <table:table-cell office:value-type="float" office:value="1639747637.54375">
                <text:p>1639747637.54375</text:p>
              </table:table-cell>
              <table:table-cell office:value-type="float" office:value="-0.0170277021825314">
                <text:p>-0.0170277021825314</text:p>
              </table:table-cell>
              <table:table-cell office:value-type="float" office:value="-0.00828968733549118">
                <text:p>-0.00828968733549118</text:p>
              </table:table-cell>
            </table:table-row>
            <table:table-row>
              <table:table-cell office:value-type="float" office:value="1639747637.66417">
                <text:p>1639747637.66417</text:p>
              </table:table-cell>
              <table:table-cell office:value-type="float" office:value="-0.0383438318967819">
                <text:p>-0.0383438318967819</text:p>
              </table:table-cell>
              <table:table-cell office:value-type="float" office:value="-0.0278064180165529">
                <text:p>-0.0278064180165529</text:p>
              </table:table-cell>
            </table:table-row>
            <table:table-row>
              <table:table-cell office:value-type="float" office:value="1639747637.90248">
                <text:p>1639747637.90248</text:p>
              </table:table-cell>
              <table:table-cell office:value-type="float" office:value="-0.0540351457893848">
                <text:p>-0.0540351457893848</text:p>
              </table:table-cell>
              <table:table-cell office:value-type="float" office:value="-0.0416272953152657">
                <text:p>-0.0416272953152657</text:p>
              </table:table-cell>
            </table:table-row>
            <table:table-row>
              <table:table-cell office:value-type="float" office:value="1639747638.02638">
                <text:p>1639747638.02638</text:p>
              </table:table-cell>
              <table:table-cell office:value-type="float" office:value="-0.0986515134572983">
                <text:p>-0.0986515134572983</text:p>
              </table:table-cell>
              <table:table-cell office:value-type="float" office:value="-0.0549996830523014">
                <text:p>-0.0549996830523014</text:p>
              </table:table-cell>
            </table:table-row>
            <table:table-row>
              <table:table-cell office:value-type="float" office:value="1639747638.26443">
                <text:p>1639747638.26443</text:p>
              </table:table-cell>
              <table:table-cell office:value-type="float" office:value="-0.15184174478054">
                <text:p>-0.15184174478054</text:p>
              </table:table-cell>
              <table:table-cell office:value-type="float" office:value="-0.049629483371973">
                <text:p>-0.049629483371973</text:p>
              </table:table-cell>
            </table:table-row>
            <table:table-row>
              <table:table-cell office:value-type="float" office:value="1639747638.38306">
                <text:p>1639747638.38306</text:p>
              </table:table-cell>
              <table:table-cell office:value-type="float" office:value="-0.223575115203857">
                <text:p>-0.223575115203857</text:p>
              </table:table-cell>
              <table:table-cell office:value-type="float" office:value="-0.0267476700246334">
                <text:p>-0.0267476700246334</text:p>
              </table:table-cell>
            </table:table-row>
            <table:table-row>
              <table:table-cell office:value-type="float" office:value="1639747638.62491">
                <text:p>1639747638.62491</text:p>
              </table:table-cell>
              <table:table-cell office:value-type="float" office:value="-0.269984632730484">
                <text:p>-0.269984632730484</text:p>
              </table:table-cell>
              <table:table-cell office:value-type="float" office:value="-0.0112586533650756">
                <text:p>-0.0112586533650756</text:p>
              </table:table-cell>
            </table:table-row>
            <table:table-row>
              <table:table-cell office:value-type="float" office:value="1639747638.86408">
                <text:p>1639747638.86408</text:p>
              </table:table-cell>
              <table:table-cell office:value-type="float" office:value="-0.331383436918259">
                <text:p>-0.331383436918259</text:p>
              </table:table-cell>
              <table:table-cell office:value-type="float" office:value="-0.0262119118124247">
                <text:p>-0.0262119118124247</text:p>
              </table:table-cell>
            </table:table-row>
            <table:table-row>
              <table:table-cell office:value-type="float" office:value="1639747638.98357">
                <text:p>1639747638.98357</text:p>
              </table:table-cell>
              <table:table-cell office:value-type="float" office:value="-0.346501171588898">
                <text:p>-0.346501171588898</text:p>
              </table:table-cell>
              <table:table-cell office:value-type="float" office:value="-0.0415609441697598">
                <text:p>-0.0415609441697598</text:p>
              </table:table-cell>
            </table:table-row>
            <table:table-row>
              <table:table-cell office:value-type="float" office:value="1639747639.22254">
                <text:p>1639747639.22254</text:p>
              </table:table-cell>
              <table:table-cell office:value-type="float" office:value="-0.353192418813705">
                <text:p>-0.353192418813705</text:p>
              </table:table-cell>
              <table:table-cell office:value-type="float" office:value="-0.0718998089432716">
                <text:p>-0.0718998089432716</text:p>
              </table:table-cell>
            </table:table-row>
            <table:table-row>
              <table:table-cell office:value-type="float" office:value="1639747639.46341">
                <text:p>1639747639.46341</text:p>
              </table:table-cell>
              <table:table-cell office:value-type="float" office:value="-0.32346111536026">
                <text:p>-0.32346111536026</text:p>
              </table:table-cell>
              <table:table-cell office:value-type="float" office:value="-0.0574600212275982">
                <text:p>-0.0574600212275982</text:p>
              </table:table-cell>
            </table:table-row>
            <table:table-row>
              <table:table-cell office:value-type="float" office:value="1639747639.59351">
                <text:p>1639747639.59351</text:p>
              </table:table-cell>
              <table:table-cell office:value-type="float" office:value="-0.296327531337738">
                <text:p>-0.296327531337738</text:p>
              </table:table-cell>
              <table:table-cell office:value-type="float" office:value="-0.0588631629943848">
                <text:p>-0.0588631629943848</text:p>
              </table:table-cell>
            </table:table-row>
            <table:table-row>
              <table:table-cell office:value-type="float" office:value="1639747639.83315">
                <text:p>1639747639.83315</text:p>
              </table:table-cell>
              <table:table-cell office:value-type="float" office:value="-0.270530134439468">
                <text:p>-0.270530134439468</text:p>
              </table:table-cell>
              <table:table-cell office:value-type="float" office:value="-0.0687815397977829">
                <text:p>-0.0687815397977829</text:p>
              </table:table-cell>
            </table:table-row>
            <table:table-row>
              <table:table-cell office:value-type="float" office:value="1639747639.95112">
                <text:p>1639747639.95112</text:p>
              </table:table-cell>
              <table:table-cell office:value-type="float" office:value="-0.244927227497101">
                <text:p>-0.244927227497101</text:p>
              </table:table-cell>
              <table:table-cell office:value-type="float" office:value="-0.069162517786026">
                <text:p>-0.069162517786026</text:p>
              </table:table-cell>
            </table:table-row>
            <table:table-row>
              <table:table-cell office:value-type="float" office:value="1639747640.1937">
                <text:p>1639747640.1937</text:p>
              </table:table-cell>
              <table:table-cell office:value-type="float" office:value="-0.231811121106148">
                <text:p>-0.231811121106148</text:p>
              </table:table-cell>
              <table:table-cell office:value-type="float" office:value="-0.0496982745826244">
                <text:p>-0.0496982745826244</text:p>
              </table:table-cell>
            </table:table-row>
            <table:table-row>
              <table:table-cell office:value-type="float" office:value="1639747640.31266">
                <text:p>1639747640.31266</text:p>
              </table:table-cell>
              <table:table-cell office:value-type="float" office:value="-0.219490706920624">
                <text:p>-0.219490706920624</text:p>
              </table:table-cell>
              <table:table-cell office:value-type="float" office:value="-0.0387133695185185">
                <text:p>-0.0387133695185185</text:p>
              </table:table-cell>
            </table:table-row>
            <table:table-row>
              <table:table-cell office:value-type="float" office:value="1639747640.55244">
                <text:p>1639747640.55244</text:p>
              </table:table-cell>
              <table:table-cell office:value-type="float" office:value="-0.1993168592453">
                <text:p>-0.1993168592453</text:p>
              </table:table-cell>
              <table:table-cell office:value-type="float" office:value="-0.021284706890583">
                <text:p>-0.021284706890583</text:p>
              </table:table-cell>
            </table:table-row>
            <table:table-row>
              <table:table-cell office:value-type="float" office:value="1639747640.67497">
                <text:p>1639747640.67497</text:p>
              </table:table-cell>
              <table:table-cell office:value-type="float" office:value="-0.179588839411736">
                <text:p>-0.179588839411736</text:p>
              </table:table-cell>
              <table:table-cell office:value-type="float" office:value="-0.00105212698690593">
                <text:p>-0.00105212698690593</text:p>
              </table:table-cell>
            </table:table-row>
            <table:table-row>
              <table:table-cell office:value-type="float" office:value="1639747640.91387">
                <text:p>1639747640.91387</text:p>
              </table:table-cell>
              <table:table-cell office:value-type="float" office:value="-0.186860263347626">
                <text:p>-0.186860263347626</text:p>
              </table:table-cell>
              <table:table-cell office:value-type="float" office:value="0.0225983392447233">
                <text:p>0.0225983392447233</text:p>
              </table:table-cell>
            </table:table-row>
            <table:table-row>
              <table:table-cell office:value-type="float" office:value="1639747641.15208">
                <text:p>1639747641.15208</text:p>
              </table:table-cell>
              <table:table-cell office:value-type="float" office:value="-0.194825738668442">
                <text:p>-0.194825738668442</text:p>
              </table:table-cell>
              <table:table-cell office:value-type="float" office:value="0.018629951402545">
                <text:p>0.018629951402545</text:p>
              </table:table-cell>
            </table:table-row>
            <table:table-row>
              <table:table-cell office:value-type="float" office:value="1639747641.2761">
                <text:p>1639747641.2761</text:p>
              </table:table-cell>
              <table:table-cell office:value-type="float" office:value="-0.215237006545067">
                <text:p>-0.215237006545067</text:p>
              </table:table-cell>
              <table:table-cell office:value-type="float" office:value="0.00192667404189706">
                <text:p>0.00192667404189706</text:p>
              </table:table-cell>
            </table:table-row>
            <table:table-row>
              <table:table-cell office:value-type="float" office:value="1639747641.51421">
                <text:p>1639747641.51421</text:p>
              </table:table-cell>
              <table:table-cell office:value-type="float" office:value="-0.234942451119423">
                <text:p>-0.234942451119423</text:p>
              </table:table-cell>
              <table:table-cell office:value-type="float" office:value="-0.0212019644677639">
                <text:p>-0.0212019644677639</text:p>
              </table:table-cell>
            </table:table-row>
            <table:table-row>
              <table:table-cell office:value-type="float" office:value="1639747641.63134">
                <text:p>1639747641.63134</text:p>
              </table:table-cell>
              <table:table-cell office:value-type="float" office:value="-0.250260174274445">
                <text:p>-0.250260174274445</text:p>
              </table:table-cell>
              <table:table-cell office:value-type="float" office:value="-0.0203356053680181">
                <text:p>-0.0203356053680181</text:p>
              </table:table-cell>
            </table:table-row>
            <table:table-row>
              <table:table-cell office:value-type="float" office:value="1639747641.87041">
                <text:p>1639747641.87041</text:p>
              </table:table-cell>
              <table:table-cell office:value-type="float" office:value="-0.257364004850388">
                <text:p>-0.257364004850388</text:p>
              </table:table-cell>
              <table:table-cell office:value-type="float" office:value="-0.0163427237421274">
                <text:p>-0.0163427237421274</text:p>
              </table:table-cell>
            </table:table-row>
            <table:table-row>
              <table:table-cell office:value-type="float" office:value="1639747642.11249">
                <text:p>1639747642.11249</text:p>
              </table:table-cell>
              <table:table-cell office:value-type="float" office:value="-0.285067200660706">
                <text:p>-0.285067200660706</text:p>
              </table:table-cell>
              <table:table-cell office:value-type="float" office:value="0.00140227505471557">
                <text:p>0.00140227505471557</text:p>
              </table:table-cell>
            </table:table-row>
            <table:table-row>
              <table:table-cell office:value-type="float" office:value="1639747642.23226">
                <text:p>1639747642.23226</text:p>
              </table:table-cell>
              <table:table-cell office:value-type="float" office:value="-0.299496024847031">
                <text:p>-0.299496024847031</text:p>
              </table:table-cell>
              <table:table-cell office:value-type="float" office:value="0.0030435083899647">
                <text:p>0.0030435083899647</text:p>
              </table:table-cell>
            </table:table-row>
            <table:table-row>
              <table:table-cell office:value-type="float" office:value="1639747642.47044">
                <text:p>1639747642.47044</text:p>
              </table:table-cell>
              <table:table-cell office:value-type="float" office:value="-0.296241194009781">
                <text:p>-0.296241194009781</text:p>
              </table:table-cell>
              <table:table-cell office:value-type="float" office:value="0.0000141861755764694">
                <text:p>0.0000141861755764694</text:p>
              </table:table-cell>
            </table:table-row>
            <table:table-row>
              <table:table-cell office:value-type="float" office:value="1639747642.59258">
                <text:p>1639747642.59258</text:p>
              </table:table-cell>
              <table:table-cell office:value-type="float" office:value="-0.2897689640522">
                <text:p>-0.2897689640522</text:p>
              </table:table-cell>
              <table:table-cell office:value-type="float" office:value="-0.0100129805505276">
                <text:p>-0.0100129805505276</text:p>
              </table:table-cell>
            </table:table-row>
            <table:table-row>
              <table:table-cell office:value-type="float" office:value="1639747642.84244">
                <text:p>1639747642.84244</text:p>
              </table:table-cell>
              <table:table-cell office:value-type="float" office:value="-0.276191115379333">
                <text:p>-0.276191115379333</text:p>
              </table:table-cell>
              <table:table-cell office:value-type="float" office:value="-0.0163925141096115">
                <text:p>-0.0163925141096115</text:p>
              </table:table-cell>
            </table:table-row>
            <table:table-row>
              <table:table-cell office:value-type="float" office:value="1639747643.09409">
                <text:p>1639747643.09409</text:p>
              </table:table-cell>
              <table:table-cell office:value-type="float" office:value="-0.263566166162491">
                <text:p>-0.263566166162491</text:p>
              </table:table-cell>
              <table:table-cell office:value-type="float" office:value="-0.0266877487301827">
                <text:p>-0.0266877487301827</text:p>
              </table:table-cell>
            </table:table-row>
            <table:table-row>
              <table:table-cell office:value-type="float" office:value="1639747643.21641">
                <text:p>1639747643.21641</text:p>
              </table:table-cell>
              <table:table-cell office:value-type="float" office:value="-0.251751959323883">
                <text:p>-0.251751959323883</text:p>
              </table:table-cell>
              <table:table-cell office:value-type="float" office:value="-0.0233176294714212">
                <text:p>-0.0233176294714212</text:p>
              </table:table-cell>
            </table:table-row>
            <table:table-row>
              <table:table-cell office:value-type="float" office:value="1639747643.4528">
                <text:p>1639747643.4528</text:p>
              </table:table-cell>
              <table:table-cell office:value-type="float" office:value="-0.229522168636322">
                <text:p>-0.229522168636322</text:p>
              </table:table-cell>
              <table:table-cell office:value-type="float" office:value="-0.00933842454105616">
                <text:p>-0.00933842454105616</text:p>
              </table:table-cell>
            </table:table-row>
            <table:table-row>
              <table:table-cell office:value-type="float" office:value="1639747643.57354">
                <text:p>1639747643.57354</text:p>
              </table:table-cell>
              <table:table-cell office:value-type="float" office:value="-0.221547663211822">
                <text:p>-0.221547663211822</text:p>
              </table:table-cell>
              <table:table-cell office:value-type="float" office:value="0.00565481558442116">
                <text:p>0.00565481558442116</text:p>
              </table:table-cell>
            </table:table-row>
            <table:table-row>
              <table:table-cell office:value-type="float" office:value="1639747643.81522">
                <text:p>1639747643.81522</text:p>
              </table:table-cell>
              <table:table-cell office:value-type="float" office:value="-0.217242076992989">
                <text:p>-0.217242076992989</text:p>
              </table:table-cell>
              <table:table-cell office:value-type="float" office:value="0.0133431274443865">
                <text:p>0.0133431274443865</text:p>
              </table:table-cell>
            </table:table-row>
            <table:table-row>
              <table:table-cell office:value-type="float" office:value="1639747643.92975">
                <text:p>1639747643.92975</text:p>
              </table:table-cell>
              <table:table-cell office:value-type="float" office:value="-0.220556885004044">
                <text:p>-0.220556885004044</text:p>
              </table:table-cell>
              <table:table-cell office:value-type="float" office:value="-0.00593912648037076">
                <text:p>-0.00593912648037076</text:p>
              </table:table-cell>
            </table:table-row>
            <table:table-row>
              <table:table-cell office:value-type="float" office:value="1639747644.17368">
                <text:p>1639747644.17368</text:p>
              </table:table-cell>
              <table:table-cell office:value-type="float" office:value="-0.209659427404404">
                <text:p>-0.209659427404404</text:p>
              </table:table-cell>
              <table:table-cell office:value-type="float" office:value="-0.00398357072845101">
                <text:p>-0.00398357072845101</text:p>
              </table:table-cell>
            </table:table-row>
            <table:table-row>
              <table:table-cell office:value-type="float" office:value="1639747644.42371">
                <text:p>1639747644.42371</text:p>
              </table:table-cell>
              <table:table-cell office:value-type="float" office:value="-0.193493530154228">
                <text:p>-0.193493530154228</text:p>
              </table:table-cell>
              <table:table-cell office:value-type="float" office:value="0.0180164184421301">
                <text:p>0.0180164184421301</text:p>
              </table:table-cell>
            </table:table-row>
            <table:table-row>
              <table:table-cell office:value-type="float" office:value="1639747644.54305">
                <text:p>1639747644.54305</text:p>
              </table:table-cell>
              <table:table-cell office:value-type="float" office:value="-0.173535257577896">
                <text:p>-0.173535257577896</text:p>
              </table:table-cell>
              <table:table-cell office:value-type="float" office:value="0.0309528280049562">
                <text:p>0.0309528280049562</text:p>
              </table:table-cell>
            </table:table-row>
            <table:table-row>
              <table:table-cell office:value-type="float" office:value="1639747644.79398">
                <text:p>1639747644.79398</text:p>
              </table:table-cell>
              <table:table-cell office:value-type="float" office:value="-0.148849606513977">
                <text:p>-0.148849606513977</text:p>
              </table:table-cell>
              <table:table-cell office:value-type="float" office:value="0.0329829230904579">
                <text:p>0.0329829230904579</text:p>
              </table:table-cell>
            </table:table-row>
            <table:table-row>
              <table:table-cell office:value-type="float" office:value="1639747644.91366">
                <text:p>1639747644.91366</text:p>
              </table:table-cell>
              <table:table-cell office:value-type="float" office:value="-0.132752850651741">
                <text:p>-0.132752850651741</text:p>
              </table:table-cell>
              <table:table-cell office:value-type="float" office:value="0.0276600141078234">
                <text:p>0.0276600141078234</text:p>
              </table:table-cell>
            </table:table-row>
            <table:table-row>
              <table:table-cell office:value-type="float" office:value="1639747645.15268">
                <text:p>1639747645.15268</text:p>
              </table:table-cell>
              <table:table-cell office:value-type="float" office:value="-0.13766174018383">
                <text:p>-0.13766174018383</text:p>
              </table:table-cell>
              <table:table-cell office:value-type="float" office:value="0.0215436741709709">
                <text:p>0.0215436741709709</text:p>
              </table:table-cell>
            </table:table-row>
            <table:table-row>
              <table:table-cell office:value-type="float" office:value="1639747645.27532">
                <text:p>1639747645.27532</text:p>
              </table:table-cell>
              <table:table-cell office:value-type="float" office:value="-0.155132368206978">
                <text:p>-0.155132368206978</text:p>
              </table:table-cell>
              <table:table-cell office:value-type="float" office:value="0.0366121493279934">
                <text:p>0.0366121493279934</text:p>
              </table:table-cell>
            </table:table-row>
            <table:table-row>
              <table:table-cell office:value-type="float" office:value="1639747645.52343">
                <text:p>1639747645.52343</text:p>
              </table:table-cell>
              <table:table-cell office:value-type="float" office:value="-0.181554466485977">
                <text:p>-0.181554466485977</text:p>
              </table:table-cell>
              <table:table-cell office:value-type="float" office:value="0.0295763425529003">
                <text:p>0.0295763425529003</text:p>
              </table:table-cell>
            </table:table-row>
            <table:table-row>
              <table:table-cell office:value-type="float" office:value="1639747645.77372">
                <text:p>1639747645.77372</text:p>
              </table:table-cell>
              <table:table-cell office:value-type="float" office:value="-0.208308532834053">
                <text:p>-0.208308532834053</text:p>
              </table:table-cell>
              <table:table-cell office:value-type="float" office:value="0.0000564211768505629">
                <text:p>0.0000564211768505629</text:p>
              </table:table-cell>
            </table:table-row>
            <table:table-row>
              <table:table-cell office:value-type="float" office:value="1639747645.89343">
                <text:p>1639747645.89343</text:p>
              </table:table-cell>
              <table:table-cell office:value-type="float" office:value="-0.17944598197937">
                <text:p>-0.17944598197937</text:p>
              </table:table-cell>
              <table:table-cell office:value-type="float" office:value="-0.0203013829886913">
                <text:p>-0.0203013829886913</text:p>
              </table:table-cell>
            </table:table-row>
            <table:table-row>
              <table:table-cell office:value-type="float" office:value="1639747646.13315">
                <text:p>1639747646.13315</text:p>
              </table:table-cell>
              <table:table-cell office:value-type="float" office:value="-0.159786373376846">
                <text:p>-0.159786373376846</text:p>
              </table:table-cell>
              <table:table-cell office:value-type="float" office:value="-0.00408332981169224">
                <text:p>-0.00408332981169224</text:p>
              </table:table-cell>
            </table:table-row>
            <table:table-row>
              <table:table-cell office:value-type="float" office:value="1639747646.13668">
                <text:p>1639747646.13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25019">
                <text:p>1639747646.25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37311">
                <text:p>1639747646.37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49221">
                <text:p>1639747646.49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46.73357">
                <text:p>1639747646.73357</text:p>
              </table:table-cell>
              <table:table-cell office:value-type="float" office:value="0.00935335829854012">
                <text:p>0.00935335829854012</text:p>
              </table:table-cell>
              <table:table-cell office:value-type="float" office:value="0.0444508492946625">
                <text:p>0.0444508492946625</text:p>
              </table:table-cell>
            </table:table-row>
            <table:table-row>
              <table:table-cell office:value-type="float" office:value="1639747646.85018">
                <text:p>1639747646.85018</text:p>
              </table:table-cell>
              <table:table-cell office:value-type="float" office:value="0.0488525554537773">
                <text:p>0.0488525554537773</text:p>
              </table:table-cell>
              <table:table-cell office:value-type="float" office:value="0.0392245836555958">
                <text:p>0.0392245836555958</text:p>
              </table:table-cell>
            </table:table-row>
            <table:table-row>
              <table:table-cell office:value-type="float" office:value="1639747647.0943">
                <text:p>1639747647.0943</text:p>
              </table:table-cell>
              <table:table-cell office:value-type="float" office:value="0.0668160542845726">
                <text:p>0.0668160542845726</text:p>
              </table:table-cell>
              <table:table-cell office:value-type="float" office:value="0.0195385832339525">
                <text:p>0.0195385832339525</text:p>
              </table:table-cell>
            </table:table-row>
            <table:table-row>
              <table:table-cell office:value-type="float" office:value="1639747647.3332">
                <text:p>1639747647.3332</text:p>
              </table:table-cell>
              <table:table-cell office:value-type="float" office:value="0.0708292201161385">
                <text:p>0.0708292201161385</text:p>
              </table:table-cell>
              <table:table-cell office:value-type="float" office:value="-0.00109481380786747">
                <text:p>-0.00109481380786747</text:p>
              </table:table-cell>
            </table:table-row>
            <table:table-row>
              <table:table-cell office:value-type="float" office:value="1639747647.45085">
                <text:p>1639747647.45085</text:p>
              </table:table-cell>
              <table:table-cell office:value-type="float" office:value="0.0584870651364327">
                <text:p>0.0584870651364327</text:p>
              </table:table-cell>
              <table:table-cell office:value-type="float" office:value="-0.0240671820938587">
                <text:p>-0.0240671820938587</text:p>
              </table:table-cell>
            </table:table-row>
            <table:table-row>
              <table:table-cell office:value-type="float" office:value="1639747647.69448">
                <text:p>1639747647.69448</text:p>
              </table:table-cell>
              <table:table-cell office:value-type="float" office:value="0.0330903641879559">
                <text:p>0.0330903641879559</text:p>
              </table:table-cell>
              <table:table-cell office:value-type="float" office:value="-0.0324446223676205">
                <text:p>-0.0324446223676205</text:p>
              </table:table-cell>
            </table:table-row>
            <table:table-row>
              <table:table-cell office:value-type="float" office:value="1639747647.8144">
                <text:p>1639747647.8144</text:p>
              </table:table-cell>
              <table:table-cell office:value-type="float" office:value="0.0180193465203047">
                <text:p>0.0180193465203047</text:p>
              </table:table-cell>
              <table:table-cell office:value-type="float" office:value="-0.0328264757990837">
                <text:p>-0.0328264757990837</text:p>
              </table:table-cell>
            </table:table-row>
            <table:table-row>
              <table:table-cell office:value-type="float" office:value="1639747648.05348">
                <text:p>1639747648.05348</text:p>
              </table:table-cell>
              <table:table-cell office:value-type="float" office:value="-0.0248096659779549">
                <text:p>-0.0248096659779549</text:p>
              </table:table-cell>
              <table:table-cell office:value-type="float" office:value="-0.0312045607715845">
                <text:p>-0.0312045607715845</text:p>
              </table:table-cell>
            </table:table-row>
            <table:table-row>
              <table:table-cell office:value-type="float" office:value="1639747648.17689">
                <text:p>1639747648.17689</text:p>
              </table:table-cell>
              <table:table-cell office:value-type="float" office:value="-0.0446762107312679">
                <text:p>-0.0446762107312679</text:p>
              </table:table-cell>
              <table:table-cell office:value-type="float" office:value="-0.0270223021507263">
                <text:p>-0.0270223021507263</text:p>
              </table:table-cell>
            </table:table-row>
            <table:table-row>
              <table:table-cell office:value-type="float" office:value="1639747648.41603">
                <text:p>1639747648.41603</text:p>
              </table:table-cell>
              <table:table-cell office:value-type="float" office:value="-0.0919675081968308">
                <text:p>-0.0919675081968308</text:p>
              </table:table-cell>
              <table:table-cell office:value-type="float" office:value="-0.0216953661292791">
                <text:p>-0.0216953661292791</text:p>
              </table:table-cell>
            </table:table-row>
            <table:table-row>
              <table:table-cell office:value-type="float" office:value="1639747648.65443">
                <text:p>1639747648.65443</text:p>
              </table:table-cell>
              <table:table-cell office:value-type="float" office:value="-0.177041962742805">
                <text:p>-0.177041962742805</text:p>
              </table:table-cell>
              <table:table-cell office:value-type="float" office:value="-0.024581441655755">
                <text:p>-0.024581441655755</text:p>
              </table:table-cell>
            </table:table-row>
            <table:table-row>
              <table:table-cell office:value-type="float" office:value="1639747648.77277">
                <text:p>1639747648.77277</text:p>
              </table:table-cell>
              <table:table-cell office:value-type="float" office:value="-0.246753349900246">
                <text:p>-0.246753349900246</text:p>
              </table:table-cell>
              <table:table-cell office:value-type="float" office:value="-0.0420403070747852">
                <text:p>-0.0420403070747852</text:p>
              </table:table-cell>
            </table:table-row>
            <table:table-row>
              <table:table-cell office:value-type="float" office:value="1639747649.01325">
                <text:p>1639747649.01325</text:p>
              </table:table-cell>
              <table:table-cell office:value-type="float" office:value="-0.311912089586258">
                <text:p>-0.311912089586258</text:p>
              </table:table-cell>
              <table:table-cell office:value-type="float" office:value="-0.0714021399617195">
                <text:p>-0.0714021399617195</text:p>
              </table:table-cell>
            </table:table-row>
            <table:table-row>
              <table:table-cell office:value-type="float" office:value="1639747649.14302">
                <text:p>1639747649.14302</text:p>
              </table:table-cell>
              <table:table-cell office:value-type="float" office:value="-0.314870327711105">
                <text:p>-0.314870327711105</text:p>
              </table:table-cell>
              <table:table-cell office:value-type="float" office:value="-0.0789276137948036">
                <text:p>-0.0789276137948036</text:p>
              </table:table-cell>
            </table:table-row>
            <table:table-row>
              <table:table-cell office:value-type="float" office:value="1639747649.38294">
                <text:p>1639747649.38294</text:p>
              </table:table-cell>
              <table:table-cell office:value-type="float" office:value="-0.3664231300354">
                <text:p>-0.3664231300354</text:p>
              </table:table-cell>
              <table:table-cell office:value-type="float" office:value="-0.0822631120681763">
                <text:p>-0.0822631120681763</text:p>
              </table:table-cell>
            </table:table-row>
            <table:table-row>
              <table:table-cell office:value-type="float" office:value="1639747649.62297">
                <text:p>1639747649.62297</text:p>
              </table:table-cell>
              <table:table-cell office:value-type="float" office:value="-0.365910887718201">
                <text:p>-0.365910887718201</text:p>
              </table:table-cell>
              <table:table-cell office:value-type="float" office:value="-0.0696586295962334">
                <text:p>-0.0696586295962334</text:p>
              </table:table-cell>
            </table:table-row>
            <table:table-row>
              <table:table-cell office:value-type="float" office:value="1639747649.74341">
                <text:p>1639747649.74341</text:p>
              </table:table-cell>
              <table:table-cell office:value-type="float" office:value="-0.368917882442474">
                <text:p>-0.368917882442474</text:p>
              </table:table-cell>
              <table:table-cell office:value-type="float" office:value="-0.0562916733324528">
                <text:p>-0.0562916733324528</text:p>
              </table:table-cell>
            </table:table-row>
            <table:table-row>
              <table:table-cell office:value-type="float" office:value="1639747649.9833">
                <text:p>1639747649.9833</text:p>
              </table:table-cell>
              <table:table-cell office:value-type="float" office:value="-0.332988828420639">
                <text:p>-0.332988828420639</text:p>
              </table:table-cell>
              <table:table-cell office:value-type="float" office:value="-0.0398451648652554">
                <text:p>-0.0398451648652554</text:p>
              </table:table-cell>
            </table:table-row>
            <table:table-row>
              <table:table-cell office:value-type="float" office:value="1639747650.10501">
                <text:p>1639747650.10501</text:p>
              </table:table-cell>
              <table:table-cell office:value-type="float" office:value="-0.333055734634399">
                <text:p>-0.333055734634399</text:p>
              </table:table-cell>
              <table:table-cell office:value-type="float" office:value="-0.0501274131238461">
                <text:p>-0.0501274131238461</text:p>
              </table:table-cell>
            </table:table-row>
            <table:table-row>
              <table:table-cell office:value-type="float" office:value="1639747650.34371">
                <text:p>1639747650.34371</text:p>
              </table:table-cell>
              <table:table-cell office:value-type="float" office:value="-0.310169637203217">
                <text:p>-0.310169637203217</text:p>
              </table:table-cell>
              <table:table-cell office:value-type="float" office:value="-0.0571164973080158">
                <text:p>-0.0571164973080158</text:p>
              </table:table-cell>
            </table:table-row>
            <table:table-row>
              <table:table-cell office:value-type="float" office:value="1639747650.46315">
                <text:p>1639747650.46315</text:p>
              </table:table-cell>
              <table:table-cell office:value-type="float" office:value="-0.343454748392105">
                <text:p>-0.343454748392105</text:p>
              </table:table-cell>
              <table:table-cell office:value-type="float" office:value="-0.0633993744850159">
                <text:p>-0.0633993744850159</text:p>
              </table:table-cell>
            </table:table-row>
            <table:table-row>
              <table:table-cell office:value-type="float" office:value="1639747650.7037">
                <text:p>1639747650.7037</text:p>
              </table:table-cell>
              <table:table-cell office:value-type="float" office:value="-0.334290593862534">
                <text:p>-0.334290593862534</text:p>
              </table:table-cell>
              <table:table-cell office:value-type="float" office:value="-0.0488440729677677">
                <text:p>-0.0488440729677677</text:p>
              </table:table-cell>
            </table:table-row>
            <table:table-row>
              <table:table-cell office:value-type="float" office:value="1639747650.94345">
                <text:p>1639747650.94345</text:p>
              </table:table-cell>
              <table:table-cell office:value-type="float" office:value="-0.299407422542572">
                <text:p>-0.299407422542572</text:p>
              </table:table-cell>
              <table:table-cell office:value-type="float" office:value="-0.0463287197053433">
                <text:p>-0.0463287197053433</text:p>
              </table:table-cell>
            </table:table-row>
            <table:table-row>
              <table:table-cell office:value-type="float" office:value="1639747651.06313">
                <text:p>1639747651.06313</text:p>
              </table:table-cell>
              <table:table-cell office:value-type="float" office:value="-0.273863673210144">
                <text:p>-0.273863673210144</text:p>
              </table:table-cell>
              <table:table-cell office:value-type="float" office:value="-0.0312557779252529">
                <text:p>-0.0312557779252529</text:p>
              </table:table-cell>
            </table:table-row>
            <table:table-row>
              <table:table-cell office:value-type="float" office:value="1639747651.31301">
                <text:p>1639747651.31301</text:p>
              </table:table-cell>
              <table:table-cell office:value-type="float" office:value="-0.240157797932625">
                <text:p>-0.240157797932625</text:p>
              </table:table-cell>
              <table:table-cell office:value-type="float" office:value="-0.0332055576145649">
                <text:p>-0.0332055576145649</text:p>
              </table:table-cell>
            </table:table-row>
            <table:table-row>
              <table:table-cell office:value-type="float" office:value="1639747651.43698">
                <text:p>1639747651.43698</text:p>
              </table:table-cell>
              <table:table-cell office:value-type="float" office:value="-0.178592309355736">
                <text:p>-0.178592309355736</text:p>
              </table:table-cell>
              <table:table-cell office:value-type="float" office:value="-0.0362912602722645">
                <text:p>-0.0362912602722645</text:p>
              </table:table-cell>
            </table:table-row>
            <table:table-row>
              <table:table-cell office:value-type="float" office:value="1639747651.67331">
                <text:p>1639747651.67331</text:p>
              </table:table-cell>
              <table:table-cell office:value-type="float" office:value="-0.095439113676548">
                <text:p>-0.095439113676548</text:p>
              </table:table-cell>
              <table:table-cell office:value-type="float" office:value="-0.0239664986729622">
                <text:p>-0.0239664986729622</text:p>
              </table:table-cell>
            </table:table-row>
            <table:table-row>
              <table:table-cell office:value-type="float" office:value="1639747651.91065">
                <text:p>1639747651.91065</text:p>
              </table:table-cell>
              <table:table-cell office:value-type="float" office:value="0.0144648579880595">
                <text:p>0.0144648579880595</text:p>
              </table:table-cell>
              <table:table-cell office:value-type="float" office:value="0.00768008409067989">
                <text:p>0.00768008409067989</text:p>
              </table:table-cell>
            </table:table-row>
            <table:table-row>
              <table:table-cell office:value-type="float" office:value="1639747652.04307">
                <text:p>1639747652.04307</text:p>
              </table:table-cell>
              <table:table-cell office:value-type="float" office:value="0.037344615906477">
                <text:p>0.037344615906477</text:p>
              </table:table-cell>
              <table:table-cell office:value-type="float" office:value="0.0234664995223284">
                <text:p>0.0234664995223284</text:p>
              </table:table-cell>
            </table:table-row>
            <table:table-row>
              <table:table-cell office:value-type="float" office:value="1639747652.29329">
                <text:p>1639747652.29329</text:p>
              </table:table-cell>
              <table:table-cell office:value-type="float" office:value="0.0082146767526865">
                <text:p>0.0082146767526865</text:p>
              </table:table-cell>
              <table:table-cell office:value-type="float" office:value="0.0207780692726374">
                <text:p>0.0207780692726374</text:p>
              </table:table-cell>
            </table:table-row>
            <table:table-row>
              <table:table-cell office:value-type="float" office:value="1639747652.41399">
                <text:p>1639747652.41399</text:p>
              </table:table-cell>
              <table:table-cell office:value-type="float" office:value="-0.027413098141551">
                <text:p>-0.027413098141551</text:p>
              </table:table-cell>
              <table:table-cell office:value-type="float" office:value="-0.00116719421930611">
                <text:p>-0.00116719421930611</text:p>
              </table:table-cell>
            </table:table-row>
            <table:table-row>
              <table:table-cell office:value-type="float" office:value="1639747652.65325">
                <text:p>1639747652.65325</text:p>
              </table:table-cell>
              <table:table-cell office:value-type="float" office:value="-0.0688926205039024">
                <text:p>-0.0688926205039024</text:p>
              </table:table-cell>
              <table:table-cell office:value-type="float" office:value="-0.0173998214304447">
                <text:p>-0.0173998214304447</text:p>
              </table:table-cell>
            </table:table-row>
            <table:table-row>
              <table:table-cell office:value-type="float" office:value="1639747652.90337">
                <text:p>1639747652.90337</text:p>
              </table:table-cell>
              <table:table-cell office:value-type="float" office:value="-0.109498836100101">
                <text:p>-0.109498836100101</text:p>
              </table:table-cell>
              <table:table-cell office:value-type="float" office:value="-0.0443724766373634">
                <text:p>-0.0443724766373634</text:p>
              </table:table-cell>
            </table:table-row>
            <table:table-row>
              <table:table-cell office:value-type="float" office:value="1639747653.02597">
                <text:p>1639747653.02597</text:p>
              </table:table-cell>
              <table:table-cell office:value-type="float" office:value="-0.104338467121124">
                <text:p>-0.104338467121124</text:p>
              </table:table-cell>
              <table:table-cell office:value-type="float" office:value="-0.0610905475914478">
                <text:p>-0.0610905475914478</text:p>
              </table:table-cell>
            </table:table-row>
            <table:table-row>
              <table:table-cell office:value-type="float" office:value="1639747653.26375">
                <text:p>1639747653.26375</text:p>
              </table:table-cell>
              <table:table-cell office:value-type="float" office:value="-0.0927692577242851">
                <text:p>-0.0927692577242851</text:p>
              </table:table-cell>
              <table:table-cell office:value-type="float" office:value="-0.0708759278059006">
                <text:p>-0.0708759278059006</text:p>
              </table:table-cell>
            </table:table-row>
            <table:table-row>
              <table:table-cell office:value-type="float" office:value="1639747653.39355">
                <text:p>1639747653.39355</text:p>
              </table:table-cell>
              <table:table-cell office:value-type="float" office:value="-0.0507706962525845">
                <text:p>-0.0507706962525845</text:p>
              </table:table-cell>
              <table:table-cell office:value-type="float" office:value="-0.0865189284086227">
                <text:p>-0.0865189284086227</text:p>
              </table:table-cell>
            </table:table-row>
            <table:table-row>
              <table:table-cell office:value-type="float" office:value="1639747653.6337">
                <text:p>1639747653.6337</text:p>
              </table:table-cell>
              <table:table-cell office:value-type="float" office:value="-0.0761104300618172">
                <text:p>-0.0761104300618172</text:p>
              </table:table-cell>
              <table:table-cell office:value-type="float" office:value="-0.11531126499176">
                <text:p>-0.11531126499176</text:p>
              </table:table-cell>
            </table:table-row>
            <table:table-row>
              <table:table-cell office:value-type="float" office:value="1639747653.75551">
                <text:p>1639747653.75551</text:p>
              </table:table-cell>
              <table:table-cell office:value-type="float" office:value="-0.133225411176682">
                <text:p>-0.133225411176682</text:p>
              </table:table-cell>
              <table:table-cell office:value-type="float" office:value="-0.117882490158081">
                <text:p>-0.117882490158081</text:p>
              </table:table-cell>
            </table:table-row>
            <table:table-row>
              <table:table-cell office:value-type="float" office:value="1639747653.9935">
                <text:p>1639747653.9935</text:p>
              </table:table-cell>
              <table:table-cell office:value-type="float" office:value="-0.229089558124542">
                <text:p>-0.229089558124542</text:p>
              </table:table-cell>
              <table:table-cell office:value-type="float" office:value="-0.0759513676166534">
                <text:p>-0.0759513676166534</text:p>
              </table:table-cell>
            </table:table-row>
            <table:table-row>
              <table:table-cell office:value-type="float" office:value="1639747654.11097">
                <text:p>1639747654.11097</text:p>
              </table:table-cell>
              <table:table-cell office:value-type="float" office:value="-0.316254764795303">
                <text:p>-0.316254764795303</text:p>
              </table:table-cell>
              <table:table-cell office:value-type="float" office:value="-0.0258524920791388">
                <text:p>-0.0258524920791388</text:p>
              </table:table-cell>
            </table:table-row>
            <table:table-row>
              <table:table-cell office:value-type="float" office:value="1639747654.35106">
                <text:p>1639747654.35106</text:p>
              </table:table-cell>
              <table:table-cell office:value-type="float" office:value="-0.35164138674736">
                <text:p>-0.35164138674736</text:p>
              </table:table-cell>
              <table:table-cell office:value-type="float" office:value="0.0121503518894315">
                <text:p>0.0121503518894315</text:p>
              </table:table-cell>
            </table:table-row>
            <table:table-row>
              <table:table-cell office:value-type="float" office:value="1639747654.59131">
                <text:p>1639747654.59131</text:p>
              </table:table-cell>
              <table:table-cell office:value-type="float" office:value="-0.359698563814163">
                <text:p>-0.359698563814163</text:p>
              </table:table-cell>
              <table:table-cell office:value-type="float" office:value="0.00810165889561176">
                <text:p>0.00810165889561176</text:p>
              </table:table-cell>
            </table:table-row>
            <table:table-row>
              <table:table-cell office:value-type="float" office:value="1639747654.71454">
                <text:p>1639747654.71454</text:p>
              </table:table-cell>
              <table:table-cell office:value-type="float" office:value="-0.346104830503464">
                <text:p>-0.346104830503464</text:p>
              </table:table-cell>
              <table:table-cell office:value-type="float" office:value="-0.0293418727815151">
                <text:p>-0.0293418727815151</text:p>
              </table:table-cell>
            </table:table-row>
            <table:table-row>
              <table:table-cell office:value-type="float" office:value="1639747654.9533">
                <text:p>1639747654.9533</text:p>
              </table:table-cell>
              <table:table-cell office:value-type="float" office:value="-0.33427107334137">
                <text:p>-0.33427107334137</text:p>
              </table:table-cell>
              <table:table-cell office:value-type="float" office:value="-0.0397244654595852">
                <text:p>-0.0397244654595852</text:p>
              </table:table-cell>
            </table:table-row>
            <table:table-row>
              <table:table-cell office:value-type="float" office:value="1639747655.19424">
                <text:p>1639747655.19424</text:p>
              </table:table-cell>
              <table:table-cell office:value-type="float" office:value="-0.321319818496704">
                <text:p>-0.321319818496704</text:p>
              </table:table-cell>
              <table:table-cell office:value-type="float" office:value="-0.0280066728591919">
                <text:p>-0.0280066728591919</text:p>
              </table:table-cell>
            </table:table-row>
            <table:table-row>
              <table:table-cell office:value-type="float" office:value="1639747655.31015">
                <text:p>1639747655.31015</text:p>
              </table:table-cell>
              <table:table-cell office:value-type="float" office:value="-0.309632778167725">
                <text:p>-0.309632778167725</text:p>
              </table:table-cell>
              <table:table-cell office:value-type="float" office:value="-0.0102269109338522">
                <text:p>-0.0102269109338522</text:p>
              </table:table-cell>
            </table:table-row>
            <table:table-row>
              <table:table-cell office:value-type="float" office:value="1639747655.55215">
                <text:p>1639747655.55215</text:p>
              </table:table-cell>
              <table:table-cell office:value-type="float" office:value="-0.287580907344818">
                <text:p>-0.287580907344818</text:p>
              </table:table-cell>
              <table:table-cell office:value-type="float" office:value="0.0175267718732357">
                <text:p>0.0175267718732357</text:p>
              </table:table-cell>
            </table:table-row>
            <table:table-row>
              <table:table-cell office:value-type="float" office:value="1639747655.67369">
                <text:p>1639747655.67369</text:p>
              </table:table-cell>
              <table:table-cell office:value-type="float" office:value="-0.265838921070099">
                <text:p>-0.265838921070099</text:p>
              </table:table-cell>
              <table:table-cell office:value-type="float" office:value="0.0280277971178293">
                <text:p>0.0280277971178293</text:p>
              </table:table-cell>
            </table:table-row>
            <table:table-row>
              <table:table-cell office:value-type="float" office:value="1639747655.91377">
                <text:p>1639747655.91377</text:p>
              </table:table-cell>
              <table:table-cell office:value-type="float" office:value="-0.260747969150543">
                <text:p>-0.260747969150543</text:p>
              </table:table-cell>
              <table:table-cell office:value-type="float" office:value="0.0274647418409586">
                <text:p>0.0274647418409586</text:p>
              </table:table-cell>
            </table:table-row>
            <table:table-row>
              <table:table-cell office:value-type="float" office:value="1639747656.15349">
                <text:p>1639747656.15349</text:p>
              </table:table-cell>
              <table:table-cell office:value-type="float" office:value="-0.271760910749435">
                <text:p>-0.271760910749435</text:p>
              </table:table-cell>
              <table:table-cell office:value-type="float" office:value="0.0309934373944998">
                <text:p>0.0309934373944998</text:p>
              </table:table-cell>
            </table:table-row>
            <table:table-row>
              <table:table-cell office:value-type="float" office:value="1639747656.27345">
                <text:p>1639747656.27345</text:p>
              </table:table-cell>
              <table:table-cell office:value-type="float" office:value="-0.314053505659103">
                <text:p>-0.314053505659103</text:p>
              </table:table-cell>
              <table:table-cell office:value-type="float" office:value="0.0394179672002792">
                <text:p>0.0394179672002792</text:p>
              </table:table-cell>
            </table:table-row>
            <table:table-row>
              <table:table-cell office:value-type="float" office:value="1639747656.39057">
                <text:p>1639747656.39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56.39344">
                <text:p>1639747656.3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56.51308">
                <text:p>1639747656.51308</text:p>
              </table:table-cell>
              <table:table-cell office:value-type="float" office:value="-0.126315087080002">
                <text:p>-0.126315087080002</text:p>
              </table:table-cell>
              <table:table-cell office:value-type="float" office:value="-0.11851854622364">
                <text:p>-0.11851854622364</text:p>
              </table:table-cell>
            </table:table-row>
            <table:table-row>
              <table:table-cell office:value-type="float" office:value="1639747656.63175">
                <text:p>1639747656.63175</text:p>
              </table:table-cell>
              <table:table-cell office:value-type="float" office:value="-0.127737283706665">
                <text:p>-0.127737283706665</text:p>
              </table:table-cell>
              <table:table-cell office:value-type="float" office:value="-0.12772125005722">
                <text:p>-0.12772125005722</text:p>
              </table:table-cell>
            </table:table-row>
            <table:table-row>
              <table:table-cell office:value-type="float" office:value="1639747656.88207">
                <text:p>1639747656.88207</text:p>
              </table:table-cell>
              <table:table-cell office:value-type="float" office:value="-0.261134535074234">
                <text:p>-0.261134535074234</text:p>
              </table:table-cell>
              <table:table-cell office:value-type="float" office:value="0.0218881629407406">
                <text:p>0.0218881629407406</text:p>
              </table:table-cell>
            </table:table-row>
            <table:table-row>
              <table:table-cell office:value-type="float" office:value="1639747657.12253">
                <text:p>1639747657.12253</text:p>
              </table:table-cell>
              <table:table-cell office:value-type="float" office:value="-0.209306433796883">
                <text:p>-0.209306433796883</text:p>
              </table:table-cell>
              <table:table-cell office:value-type="float" office:value="0.00297772721387446">
                <text:p>0.00297772721387446</text:p>
              </table:table-cell>
            </table:table-row>
            <table:table-row>
              <table:table-cell office:value-type="float" office:value="1639747657.24013">
                <text:p>1639747657.24013</text:p>
              </table:table-cell>
              <table:table-cell office:value-type="float" office:value="-0.163072511553764">
                <text:p>-0.163072511553764</text:p>
              </table:table-cell>
              <table:table-cell office:value-type="float" office:value="-0.00560883199796081">
                <text:p>-0.00560883199796081</text:p>
              </table:table-cell>
            </table:table-row>
            <table:table-row>
              <table:table-cell office:value-type="float" office:value="1639747657.48197">
                <text:p>1639747657.48197</text:p>
              </table:table-cell>
              <table:table-cell office:value-type="float" office:value="-0.109683863818645">
                <text:p>-0.109683863818645</text:p>
              </table:table-cell>
              <table:table-cell office:value-type="float" office:value="-0.0000240701701841317">
                <text:p>-0.0000240701701841317</text:p>
              </table:table-cell>
            </table:table-row>
            <table:table-row>
              <table:table-cell office:value-type="float" office:value="1639747657.60412">
                <text:p>1639747657.60412</text:p>
              </table:table-cell>
              <table:table-cell office:value-type="float" office:value="-0.0652636736631393">
                <text:p>-0.0652636736631393</text:p>
              </table:table-cell>
              <table:table-cell office:value-type="float" office:value="0.0351812578737736">
                <text:p>0.0351812578737736</text:p>
              </table:table-cell>
            </table:table-row>
            <table:table-row>
              <table:table-cell office:value-type="float" office:value="1639747657.84386">
                <text:p>1639747657.84386</text:p>
              </table:table-cell>
              <table:table-cell office:value-type="float" office:value="-0.0135187124833465">
                <text:p>-0.0135187124833465</text:p>
              </table:table-cell>
              <table:table-cell office:value-type="float" office:value="0.0361364036798477">
                <text:p>0.0361364036798477</text:p>
              </table:table-cell>
            </table:table-row>
            <table:table-row>
              <table:table-cell office:value-type="float" office:value="1639747658.08341">
                <text:p>1639747658.08341</text:p>
              </table:table-cell>
              <table:table-cell office:value-type="float" office:value="0.0286164227873087">
                <text:p>0.0286164227873087</text:p>
              </table:table-cell>
              <table:table-cell office:value-type="float" office:value="0.0281334258615971">
                <text:p>0.0281334258615971</text:p>
              </table:table-cell>
            </table:table-row>
            <table:table-row>
              <table:table-cell office:value-type="float" office:value="1639747658.20351">
                <text:p>1639747658.20351</text:p>
              </table:table-cell>
              <table:table-cell office:value-type="float" office:value="0.0664327368140221">
                <text:p>0.0664327368140221</text:p>
              </table:table-cell>
              <table:table-cell office:value-type="float" office:value="0.0147187141701579">
                <text:p>0.0147187141701579</text:p>
              </table:table-cell>
            </table:table-row>
            <table:table-row>
              <table:table-cell office:value-type="float" office:value="1639747658.44331">
                <text:p>1639747658.44331</text:p>
              </table:table-cell>
              <table:table-cell office:value-type="float" office:value="0.0702792629599571">
                <text:p>0.0702792629599571</text:p>
              </table:table-cell>
              <table:table-cell office:value-type="float" office:value="-0.000727607752196491">
                <text:p>-0.000727607752196491</text:p>
              </table:table-cell>
            </table:table-row>
            <table:table-row>
              <table:table-cell office:value-type="float" office:value="1639747658.56343">
                <text:p>1639747658.56343</text:p>
              </table:table-cell>
              <table:table-cell office:value-type="float" office:value="0.0667392164468765">
                <text:p>0.0667392164468765</text:p>
              </table:table-cell>
              <table:table-cell office:value-type="float" office:value="-0.0176659189164639">
                <text:p>-0.0176659189164639</text:p>
              </table:table-cell>
            </table:table-row>
            <table:table-row>
              <table:table-cell office:value-type="float" office:value="1639747658.80371">
                <text:p>1639747658.80371</text:p>
              </table:table-cell>
              <table:table-cell office:value-type="float" office:value="0.0425037033855915">
                <text:p>0.0425037033855915</text:p>
              </table:table-cell>
              <table:table-cell office:value-type="float" office:value="-0.0322654582560062">
                <text:p>-0.0322654582560062</text:p>
              </table:table-cell>
            </table:table-row>
            <table:table-row>
              <table:table-cell office:value-type="float" office:value="1639747658.93409">
                <text:p>1639747658.93409</text:p>
              </table:table-cell>
              <table:table-cell office:value-type="float" office:value="0.00981815159320831">
                <text:p>0.00981815159320831</text:p>
              </table:table-cell>
              <table:table-cell office:value-type="float" office:value="-0.0339145958423614">
                <text:p>-0.0339145958423614</text:p>
              </table:table-cell>
            </table:table-row>
            <table:table-row>
              <table:table-cell office:value-type="float" office:value="1639747659.17353">
                <text:p>1639747659.17353</text:p>
              </table:table-cell>
              <table:table-cell office:value-type="float" office:value="-0.0519704855978489">
                <text:p>-0.0519704855978489</text:p>
              </table:table-cell>
              <table:table-cell office:value-type="float" office:value="-0.0468753799796104">
                <text:p>-0.0468753799796104</text:p>
              </table:table-cell>
            </table:table-row>
            <table:table-row>
              <table:table-cell office:value-type="float" office:value="1639747659.4137">
                <text:p>1639747659.4137</text:p>
              </table:table-cell>
              <table:table-cell office:value-type="float" office:value="-0.205815255641937">
                <text:p>-0.205815255641937</text:p>
              </table:table-cell>
              <table:table-cell office:value-type="float" office:value="-0.0557810999453068">
                <text:p>-0.0557810999453068</text:p>
              </table:table-cell>
            </table:table-row>
            <table:table-row>
              <table:table-cell office:value-type="float" office:value="1639747659.53359">
                <text:p>1639747659.53359</text:p>
              </table:table-cell>
              <table:table-cell office:value-type="float" office:value="-0.278252243995666">
                <text:p>-0.278252243995666</text:p>
              </table:table-cell>
              <table:table-cell office:value-type="float" office:value="-0.00932192709296942">
                <text:p>-0.00932192709296942</text:p>
              </table:table-cell>
            </table:table-row>
            <table:table-row>
              <table:table-cell office:value-type="float" office:value="1639747659.77503">
                <text:p>1639747659.77503</text:p>
              </table:table-cell>
              <table:table-cell office:value-type="float" office:value="-0.282881021499634">
                <text:p>-0.282881021499634</text:p>
              </table:table-cell>
              <table:table-cell office:value-type="float" office:value="0.00680027296766639">
                <text:p>0.00680027296766639</text:p>
              </table:table-cell>
            </table:table-row>
            <table:table-row>
              <table:table-cell office:value-type="float" office:value="1639747660.01451">
                <text:p>1639747660.01451</text:p>
              </table:table-cell>
              <table:table-cell office:value-type="float" office:value="-0.33017835021019">
                <text:p>-0.33017835021019</text:p>
              </table:table-cell>
              <table:table-cell office:value-type="float" office:value="-0.0283607710152864">
                <text:p>-0.0283607710152864</text:p>
              </table:table-cell>
            </table:table-row>
            <table:table-row>
              <table:table-cell office:value-type="float" office:value="1639747660.145">
                <text:p>1639747660.145</text:p>
              </table:table-cell>
              <table:table-cell office:value-type="float" office:value="-0.437554746866226">
                <text:p>-0.437554746866226</text:p>
              </table:table-cell>
              <table:table-cell office:value-type="float" office:value="-0.11086443811655">
                <text:p>-0.11086443811655</text:p>
              </table:table-cell>
            </table:table-row>
            <table:table-row>
              <table:table-cell office:value-type="float" office:value="1639747660.38477">
                <text:p>1639747660.38477</text:p>
              </table:table-cell>
              <table:table-cell office:value-type="float" office:value="-0.500230312347412">
                <text:p>-0.500230312347412</text:p>
              </table:table-cell>
              <table:table-cell office:value-type="float" office:value="-0.110726483166218">
                <text:p>-0.110726483166218</text:p>
              </table:table-cell>
            </table:table-row>
            <table:table-row>
              <table:table-cell office:value-type="float" office:value="1639747660.50177">
                <text:p>1639747660.50177</text:p>
              </table:table-cell>
              <table:table-cell office:value-type="float" office:value="-0.501579344272614">
                <text:p>-0.501579344272614</text:p>
              </table:table-cell>
              <table:table-cell office:value-type="float" office:value="-0.109349511563778">
                <text:p>-0.109349511563778</text:p>
              </table:table-cell>
            </table:table-row>
            <table:table-row>
              <table:table-cell office:value-type="float" office:value="1639747660.74188">
                <text:p>1639747660.74188</text:p>
              </table:table-cell>
              <table:table-cell office:value-type="float" office:value="-0.524307906627655">
                <text:p>-0.524307906627655</text:p>
              </table:table-cell>
              <table:table-cell office:value-type="float" office:value="-0.0682647526264191">
                <text:p>-0.0682647526264191</text:p>
              </table:table-cell>
            </table:table-row>
            <table:table-row>
              <table:table-cell office:value-type="float" office:value="1639747660.86348">
                <text:p>1639747660.86348</text:p>
              </table:table-cell>
              <table:table-cell office:value-type="float" office:value="-0.467979580163956">
                <text:p>-0.467979580163956</text:p>
              </table:table-cell>
              <table:table-cell office:value-type="float" office:value="-0.048557385802269">
                <text:p>-0.048557385802269</text:p>
              </table:table-cell>
            </table:table-row>
            <table:table-row>
              <table:table-cell office:value-type="float" office:value="1639747661.1022">
                <text:p>1639747661.1022</text:p>
              </table:table-cell>
              <table:table-cell office:value-type="float" office:value="-0.426106452941895">
                <text:p>-0.426106452941895</text:p>
              </table:table-cell>
              <table:table-cell office:value-type="float" office:value="-0.0313834697008133">
                <text:p>-0.0313834697008133</text:p>
              </table:table-cell>
            </table:table-row>
            <table:table-row>
              <table:table-cell office:value-type="float" office:value="1639747661.3437">
                <text:p>1639747661.3437</text:p>
              </table:table-cell>
              <table:table-cell office:value-type="float" office:value="-0.383099347352982">
                <text:p>-0.383099347352982</text:p>
              </table:table-cell>
              <table:table-cell office:value-type="float" office:value="-0.0148505177348852">
                <text:p>-0.0148505177348852</text:p>
              </table:table-cell>
            </table:table-row>
            <table:table-row>
              <table:table-cell office:value-type="float" office:value="1639747661.46334">
                <text:p>1639747661.46334</text:p>
              </table:table-cell>
              <table:table-cell office:value-type="float" office:value="-0.363602668046951">
                <text:p>-0.363602668046951</text:p>
              </table:table-cell>
              <table:table-cell office:value-type="float" office:value="-0.0302153285592794">
                <text:p>-0.0302153285592794</text:p>
              </table:table-cell>
            </table:table-row>
            <table:table-row>
              <table:table-cell office:value-type="float" office:value="1639747661.70049">
                <text:p>1639747661.70049</text:p>
              </table:table-cell>
              <table:table-cell office:value-type="float" office:value="-0.385233968496323">
                <text:p>-0.385233968496323</text:p>
              </table:table-cell>
              <table:table-cell office:value-type="float" office:value="-0.05052200704813">
                <text:p>-0.05052200704813</text:p>
              </table:table-cell>
            </table:table-row>
            <table:table-row>
              <table:table-cell office:value-type="float" office:value="1639747661.82413">
                <text:p>1639747661.82413</text:p>
              </table:table-cell>
              <table:table-cell office:value-type="float" office:value="-0.42176228761673">
                <text:p>-0.42176228761673</text:p>
              </table:table-cell>
              <table:table-cell office:value-type="float" office:value="-0.0467159301042557">
                <text:p>-0.0467159301042557</text:p>
              </table:table-cell>
            </table:table-row>
            <table:table-row>
              <table:table-cell office:value-type="float" office:value="1639747662.06487">
                <text:p>1639747662.06487</text:p>
              </table:table-cell>
              <table:table-cell office:value-type="float" office:value="-0.416455686092377">
                <text:p>-0.416455686092377</text:p>
              </table:table-cell>
              <table:table-cell office:value-type="float" office:value="-0.0323676392436028">
                <text:p>-0.0323676392436028</text:p>
              </table:table-cell>
            </table:table-row>
            <table:table-row>
              <table:table-cell office:value-type="float" office:value="1639747662.18139">
                <text:p>1639747662.18139</text:p>
              </table:table-cell>
              <table:table-cell office:value-type="float" office:value="-0.371711939573288">
                <text:p>-0.371711939573288</text:p>
              </table:table-cell>
              <table:table-cell office:value-type="float" office:value="-0.0337892957031727">
                <text:p>-0.0337892957031727</text:p>
              </table:table-cell>
            </table:table-row>
            <table:table-row>
              <table:table-cell office:value-type="float" office:value="1639747662.42256">
                <text:p>1639747662.42256</text:p>
              </table:table-cell>
              <table:table-cell office:value-type="float" office:value="-0.392904222011566">
                <text:p>-0.392904222011566</text:p>
              </table:table-cell>
              <table:table-cell office:value-type="float" office:value="-0.0425467118620873">
                <text:p>-0.0425467118620873</text:p>
              </table:table-cell>
            </table:table-row>
            <table:table-row>
              <table:table-cell office:value-type="float" office:value="1639747662.66438">
                <text:p>1639747662.66438</text:p>
              </table:table-cell>
              <table:table-cell office:value-type="float" office:value="-0.437519013881683">
                <text:p>-0.437519013881683</text:p>
              </table:table-cell>
              <table:table-cell office:value-type="float" office:value="-0.0455282814800739">
                <text:p>-0.0455282814800739</text:p>
              </table:table-cell>
            </table:table-row>
            <table:table-row>
              <table:table-cell office:value-type="float" office:value="1639747662.781">
                <text:p>1639747662.781</text:p>
              </table:table-cell>
              <table:table-cell office:value-type="float" office:value="-0.463610380887985">
                <text:p>-0.463610380887985</text:p>
              </table:table-cell>
              <table:table-cell office:value-type="float" office:value="-0.0370105989277363">
                <text:p>-0.0370105989277363</text:p>
              </table:table-cell>
            </table:table-row>
            <table:table-row>
              <table:table-cell office:value-type="float" office:value="1639747663.03441">
                <text:p>1639747663.03441</text:p>
              </table:table-cell>
              <table:table-cell office:value-type="float" office:value="-0.412576138973236">
                <text:p>-0.412576138973236</text:p>
              </table:table-cell>
              <table:table-cell office:value-type="float" office:value="-0.0768009573221207">
                <text:p>-0.0768009573221207</text:p>
              </table:table-cell>
            </table:table-row>
            <table:table-row>
              <table:table-cell office:value-type="float" office:value="1639747663.1543">
                <text:p>1639747663.1543</text:p>
              </table:table-cell>
              <table:table-cell office:value-type="float" office:value="-0.347198516130447">
                <text:p>-0.347198516130447</text:p>
              </table:table-cell>
              <table:table-cell office:value-type="float" office:value="-0.0491436794400215">
                <text:p>-0.0491436794400215</text:p>
              </table:table-cell>
            </table:table-row>
            <table:table-row>
              <table:table-cell office:value-type="float" office:value="1639747663.39143">
                <text:p>1639747663.39143</text:p>
              </table:table-cell>
              <table:table-cell office:value-type="float" office:value="-0.283563911914825">
                <text:p>-0.283563911914825</text:p>
              </table:table-cell>
              <table:table-cell office:value-type="float" office:value="-0.0599570609629154">
                <text:p>-0.0599570609629154</text:p>
              </table:table-cell>
            </table:table-row>
            <table:table-row>
              <table:table-cell office:value-type="float" office:value="1639747663.63361">
                <text:p>1639747663.63361</text:p>
              </table:table-cell>
              <table:table-cell office:value-type="float" office:value="-0.183118790388107">
                <text:p>-0.183118790388107</text:p>
              </table:table-cell>
              <table:table-cell office:value-type="float" office:value="-0.0478517562150955">
                <text:p>-0.0478517562150955</text:p>
              </table:table-cell>
            </table:table-row>
            <table:table-row>
              <table:table-cell office:value-type="float" office:value="1639747663.75165">
                <text:p>1639747663.75165</text:p>
              </table:table-cell>
              <table:table-cell office:value-type="float" office:value="-0.0684614852070808">
                <text:p>-0.0684614852070808</text:p>
              </table:table-cell>
              <table:table-cell office:value-type="float" office:value="-0.0240448452532291">
                <text:p>-0.0240448452532291</text:p>
              </table:table-cell>
            </table:table-row>
            <table:table-row>
              <table:table-cell office:value-type="float" office:value="1639747663.99213">
                <text:p>1639747663.99213</text:p>
              </table:table-cell>
              <table:table-cell office:value-type="float" office:value="0.0399918183684349">
                <text:p>0.0399918183684349</text:p>
              </table:table-cell>
              <table:table-cell office:value-type="float" office:value="0.0347955599427223">
                <text:p>0.0347955599427223</text:p>
              </table:table-cell>
            </table:table-row>
            <table:table-row>
              <table:table-cell office:value-type="float" office:value="1639747664.112">
                <text:p>1639747664.112</text:p>
              </table:table-cell>
              <table:table-cell office:value-type="float" office:value="0.156281337141991">
                <text:p>0.156281337141991</text:p>
              </table:table-cell>
              <table:table-cell office:value-type="float" office:value="0.0839223861694336">
                <text:p>0.0839223861694336</text:p>
              </table:table-cell>
            </table:table-row>
            <table:table-row>
              <table:table-cell office:value-type="float" office:value="1639747664.3651">
                <text:p>1639747664.3651</text:p>
              </table:table-cell>
              <table:table-cell office:value-type="float" office:value="0.147526130080223">
                <text:p>0.147526130080223</text:p>
              </table:table-cell>
              <table:table-cell office:value-type="float" office:value="0.0918059498071671">
                <text:p>0.0918059498071671</text:p>
              </table:table-cell>
            </table:table-row>
            <table:table-row>
              <table:table-cell office:value-type="float" office:value="1639747664.4807">
                <text:p>1639747664.4807</text:p>
              </table:table-cell>
              <table:table-cell office:value-type="float" office:value="0.103425271809101">
                <text:p>0.103425271809101</text:p>
              </table:table-cell>
              <table:table-cell office:value-type="float" office:value="0.0782441198825836">
                <text:p>0.0782441198825836</text:p>
              </table:table-cell>
            </table:table-row>
            <table:table-row>
              <table:table-cell office:value-type="float" office:value="1639747664.72481">
                <text:p>1639747664.72481</text:p>
              </table:table-cell>
              <table:table-cell office:value-type="float" office:value="0.0493459291756153">
                <text:p>0.0493459291756153</text:p>
              </table:table-cell>
              <table:table-cell office:value-type="float" office:value="0.0659876987338066">
                <text:p>0.0659876987338066</text:p>
              </table:table-cell>
            </table:table-row>
            <table:table-row>
              <table:table-cell office:value-type="float" office:value="1639747664.9649">
                <text:p>1639747664.9649</text:p>
              </table:table-cell>
              <table:table-cell office:value-type="float" office:value="0.00917176622897387">
                <text:p>0.00917176622897387</text:p>
              </table:table-cell>
              <table:table-cell office:value-type="float" office:value="0.0605262778699398">
                <text:p>0.0605262778699398</text:p>
              </table:table-cell>
            </table:table-row>
            <table:table-row>
              <table:table-cell office:value-type="float" office:value="1639747665.0846">
                <text:p>1639747665.0846</text:p>
              </table:table-cell>
              <table:table-cell office:value-type="float" office:value="-0.0568513981997967">
                <text:p>-0.0568513981997967</text:p>
              </table:table-cell>
              <table:table-cell office:value-type="float" office:value="0.0476837679743767">
                <text:p>0.0476837679743767</text:p>
              </table:table-cell>
            </table:table-row>
            <table:table-row>
              <table:table-cell office:value-type="float" office:value="1639747665.32449">
                <text:p>1639747665.32449</text:p>
              </table:table-cell>
              <table:table-cell office:value-type="float" office:value="-0.163063436746597">
                <text:p>-0.163063436746597</text:p>
              </table:table-cell>
              <table:table-cell office:value-type="float" office:value="0.00814312603324652">
                <text:p>0.00814312603324652</text:p>
              </table:table-cell>
            </table:table-row>
            <table:table-row>
              <table:table-cell office:value-type="float" office:value="1639747665.45175">
                <text:p>1639747665.45175</text:p>
              </table:table-cell>
              <table:table-cell office:value-type="float" office:value="-0.286258459091186">
                <text:p>-0.286258459091186</text:p>
              </table:table-cell>
              <table:table-cell office:value-type="float" office:value="-0.0543152987957001">
                <text:p>-0.0543152987957001</text:p>
              </table:table-cell>
            </table:table-row>
            <table:table-row>
              <table:table-cell office:value-type="float" office:value="1639747665.69149">
                <text:p>1639747665.69149</text:p>
              </table:table-cell>
              <table:table-cell office:value-type="float" office:value="-0.377224892377853">
                <text:p>-0.377224892377853</text:p>
              </table:table-cell>
              <table:table-cell office:value-type="float" office:value="-0.0837852507829666">
                <text:p>-0.0837852507829666</text:p>
              </table:table-cell>
            </table:table-row>
            <table:table-row>
              <table:table-cell office:value-type="float" office:value="1639747665.93231">
                <text:p>1639747665.93231</text:p>
              </table:table-cell>
              <table:table-cell office:value-type="float" office:value="-0.423988908529282">
                <text:p>-0.423988908529282</text:p>
              </table:table-cell>
              <table:table-cell office:value-type="float" office:value="-0.0528680607676506">
                <text:p>-0.0528680607676506</text:p>
              </table:table-cell>
            </table:table-row>
            <table:table-row>
              <table:table-cell office:value-type="float" office:value="1639747666.05406">
                <text:p>1639747666.05406</text:p>
              </table:table-cell>
              <table:table-cell office:value-type="float" office:value="-0.426720798015595">
                <text:p>-0.426720798015595</text:p>
              </table:table-cell>
              <table:table-cell office:value-type="float" office:value="-0.0102100977674127">
                <text:p>-0.0102100977674127</text:p>
              </table:table-cell>
            </table:table-row>
            <table:table-row>
              <table:table-cell office:value-type="float" office:value="1639747666.29482">
                <text:p>1639747666.29482</text:p>
              </table:table-cell>
              <table:table-cell office:value-type="float" office:value="-0.416195124387741">
                <text:p>-0.416195124387741</text:p>
              </table:table-cell>
              <table:table-cell office:value-type="float" office:value="0.00618205638602376">
                <text:p>0.00618205638602376</text:p>
              </table:table-cell>
            </table:table-row>
            <table:table-row>
              <table:table-cell office:value-type="float" office:value="1639747666.41219">
                <text:p>1639747666.41219</text:p>
              </table:table-cell>
              <table:table-cell office:value-type="float" office:value="-0.399454921483994">
                <text:p>-0.399454921483994</text:p>
              </table:table-cell>
              <table:table-cell office:value-type="float" office:value="0.00107033189851791">
                <text:p>0.00107033189851791</text:p>
              </table:table-cell>
            </table:table-row>
            <table:table-row>
              <table:table-cell office:value-type="float" office:value="1639747666.53706">
                <text:p>1639747666.53706</text:p>
              </table:table-cell>
              <table:table-cell office:value-type="float" office:value="-0.466679364442825">
                <text:p>-0.466679364442825</text:p>
              </table:table-cell>
              <table:table-cell office:value-type="float" office:value="-0.027855945751071">
                <text:p>-0.027855945751071</text:p>
              </table:table-cell>
            </table:table-row>
            <table:table-row>
              <table:table-cell office:value-type="float" office:value="1639747666.542">
                <text:p>1639747666.542</text:p>
              </table:table-cell>
              <table:table-cell office:value-type="float" office:value="-0.141834035515785">
                <text:p>-0.141834035515785</text:p>
              </table:table-cell>
              <table:table-cell office:value-type="float" office:value="-0.00805707182735205">
                <text:p>-0.00805707182735205</text:p>
              </table:table-cell>
            </table:table-row>
            <table:table-row>
              <table:table-cell office:value-type="float" office:value="1639747666.65307">
                <text:p>1639747666.65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9747666.77231">
                <text:p>1639747666.77231</text:p>
              </table:table-cell>
              <table:table-cell office:value-type="float" office:value="-0.268155425786972">
                <text:p>-0.268155425786972</text:p>
              </table:table-cell>
              <table:table-cell office:value-type="float" office:value="-0.268162786960602">
                <text:p>-0.268162786960602</text:p>
              </table:table-cell>
            </table:table-row>
            <table:table-row>
              <table:table-cell office:value-type="float" office:value="1639747667.02228">
                <text:p>1639747667.02228</text:p>
              </table:table-cell>
              <table:table-cell office:value-type="float" office:value="-0.315804868936539">
                <text:p>-0.315804868936539</text:p>
              </table:table-cell>
              <table:table-cell office:value-type="float" office:value="0.0197277572005987">
                <text:p>0.0197277572005987</text:p>
              </table:table-cell>
            </table:table-row>
            <table:table-row>
              <table:table-cell office:value-type="float" office:value="1639747667.26341">
                <text:p>1639747667.26341</text:p>
              </table:table-cell>
              <table:table-cell office:value-type="float" office:value="-0.269986271858215">
                <text:p>-0.269986271858215</text:p>
              </table:table-cell>
              <table:table-cell office:value-type="float" office:value="0.0247439760714769">
                <text:p>0.0247439760714769</text:p>
              </table:table-cell>
            </table:table-row>
            <table:table-row>
              <table:table-cell office:value-type="float" office:value="1639747667.38422">
                <text:p>1639747667.38422</text:p>
              </table:table-cell>
              <table:table-cell office:value-type="float" office:value="-0.224436044692993">
                <text:p>-0.224436044692993</text:p>
              </table:table-cell>
              <table:table-cell office:value-type="float" office:value="0.0387374795973301">
                <text:p>0.0387374795973301</text:p>
              </table:table-cell>
            </table:table-row>
            <table:table-row>
              <table:table-cell office:value-type="float" office:value="1639747667.63502">
                <text:p>1639747667.63502</text:p>
              </table:table-cell>
              <table:table-cell office:value-type="float" office:value="-0.187382847070694">
                <text:p>-0.187382847070694</text:p>
              </table:table-cell>
              <table:table-cell office:value-type="float" office:value="0.0555874668061733">
                <text:p>0.0555874668061733</text:p>
              </table:table-cell>
            </table:table-row>
            <table:table-row>
              <table:table-cell office:value-type="float" office:value="1639747667.75383">
                <text:p>1639747667.75383</text:p>
              </table:table-cell>
              <table:table-cell office:value-type="float" office:value="-0.169240549206734">
                <text:p>-0.169240549206734</text:p>
              </table:table-cell>
              <table:table-cell office:value-type="float" office:value="0.0759658887982369">
                <text:p>0.0759658887982369</text:p>
              </table:table-cell>
            </table:table-row>
            <table:table-row>
              <table:table-cell office:value-type="float" office:value="1639747667.99454">
                <text:p>1639747667.99454</text:p>
              </table:table-cell>
              <table:table-cell office:value-type="float" office:value="-0.149912014603615">
                <text:p>-0.149912014603615</text:p>
              </table:table-cell>
              <table:table-cell office:value-type="float" office:value="0.0501783713698387">
                <text:p>0.0501783713698387</text:p>
              </table:table-cell>
            </table:table-row>
            <table:table-row>
              <table:table-cell office:value-type="float" office:value="1639747668.1178">
                <text:p>1639747668.1178</text:p>
              </table:table-cell>
              <table:table-cell office:value-type="float" office:value="-0.122382797300816">
                <text:p>-0.122382797300816</text:p>
              </table:table-cell>
              <table:table-cell office:value-type="float" office:value="0.0582025274634361">
                <text:p>0.0582025274634361</text:p>
              </table:table-cell>
            </table:table-row>
            <table:table-row>
              <table:table-cell office:value-type="float" office:value="1639747668.35227">
                <text:p>1639747668.35227</text:p>
              </table:table-cell>
              <table:table-cell office:value-type="float" office:value="-0.0877354070544243">
                <text:p>-0.0877354070544243</text:p>
              </table:table-cell>
              <table:table-cell office:value-type="float" office:value="0.0707457661628723">
                <text:p>0.0707457661628723</text:p>
              </table:table-cell>
            </table:table-row>
            <table:table-row>
              <table:table-cell office:value-type="float" office:value="1639747668.59513">
                <text:p>1639747668.59513</text:p>
              </table:table-cell>
              <table:table-cell office:value-type="float" office:value="-0.0608009062707424">
                <text:p>-0.0608009062707424</text:p>
              </table:table-cell>
              <table:table-cell office:value-type="float" office:value="0.0789166763424873">
                <text:p>0.0789166763424873</text:p>
              </table:table-cell>
            </table:table-row>
            <table:table-row>
              <table:table-cell office:value-type="float" office:value="1639747668.71712">
                <text:p>1639747668.71712</text:p>
              </table:table-cell>
              <table:table-cell office:value-type="float" office:value="-0.0483509451150894">
                <text:p>-0.0483509451150894</text:p>
              </table:table-cell>
              <table:table-cell office:value-type="float" office:value="0.0801129788160324">
                <text:p>0.0801129788160324</text:p>
              </table:table-cell>
            </table:table-row>
            <table:table-row>
              <table:table-cell office:value-type="float" office:value="1639747668.9771">
                <text:p>1639747668.9771</text:p>
              </table:table-cell>
              <table:table-cell office:value-type="float" office:value="-0.0329358093440533">
                <text:p>-0.0329358093440533</text:p>
              </table:table-cell>
              <table:table-cell office:value-type="float" office:value="0.0766919329762459">
                <text:p>0.0766919329762459</text:p>
              </table:table-cell>
            </table:table-row>
            <table:table-row>
              <table:table-cell office:value-type="float" office:value="1639747669.10415">
                <text:p>1639747669.10415</text:p>
              </table:table-cell>
              <table:table-cell office:value-type="float" office:value="-0.0115601439028978">
                <text:p>-0.0115601439028978</text:p>
              </table:table-cell>
              <table:table-cell office:value-type="float" office:value="0.0799567922949791">
                <text:p>0.0799567922949791</text:p>
              </table:table-cell>
            </table:table-row>
            <table:table-row>
              <table:table-cell office:value-type="float" office:value="1639747669.34454">
                <text:p>1639747669.34454</text:p>
              </table:table-cell>
              <table:table-cell office:value-type="float" office:value="-0.000671777583193034">
                <text:p>-0.000671777583193034</text:p>
              </table:table-cell>
              <table:table-cell office:value-type="float" office:value="0.0802514851093292">
                <text:p>0.0802514851093292</text:p>
              </table:table-cell>
            </table:table-row>
            <table:table-row>
              <table:table-cell office:value-type="float" office:value="1639747669.46518">
                <text:p>1639747669.46518</text:p>
              </table:table-cell>
              <table:table-cell office:value-type="float" office:value="0.0157185532152653">
                <text:p>0.0157185532152653</text:p>
              </table:table-cell>
              <table:table-cell office:value-type="float" office:value="0.0787615329027176">
                <text:p>0.0787615329027176</text:p>
              </table:table-cell>
            </table:table-row>
            <table:table-row>
              <table:table-cell office:value-type="float" office:value="1639747669.7051">
                <text:p>1639747669.7051</text:p>
              </table:table-cell>
              <table:table-cell office:value-type="float" office:value="0.0270454734563828">
                <text:p>0.0270454734563828</text:p>
              </table:table-cell>
              <table:table-cell office:value-type="float" office:value="0.074811078608036">
                <text:p>0.074811078608036</text:p>
              </table:table-cell>
            </table:table-row>
            <table:table-row>
              <table:table-cell office:value-type="float" office:value="1639747669.82922">
                <text:p>1639747669.82922</text:p>
              </table:table-cell>
              <table:table-cell office:value-type="float" office:value="0.0343655198812485">
                <text:p>0.0343655198812485</text:p>
              </table:table-cell>
              <table:table-cell office:value-type="float" office:value="0.0708783864974976">
                <text:p>0.0708783864974976</text:p>
              </table:table-cell>
            </table:table-row>
            <table:table-row>
              <table:table-cell office:value-type="float" office:value="1639747670.06422">
                <text:p>1639747670.06422</text:p>
              </table:table-cell>
              <table:table-cell office:value-type="float" office:value="0.0401657931506634">
                <text:p>0.0401657931506634</text:p>
              </table:table-cell>
              <table:table-cell office:value-type="float" office:value="0.0665306001901627">
                <text:p>0.0665306001901627</text:p>
              </table:table-cell>
            </table:table-row>
            <table:table-row>
              <table:table-cell office:value-type="float" office:value="1639747670.30512">
                <text:p>1639747670.30512</text:p>
              </table:table-cell>
              <table:table-cell office:value-type="float" office:value="0.0502418167889118">
                <text:p>0.0502418167889118</text:p>
              </table:table-cell>
              <table:table-cell office:value-type="float" office:value="0.0645191371440888">
                <text:p>0.0645191371440888</text:p>
              </table:table-cell>
            </table:table-row>
            <table:table-row>
              <table:table-cell office:value-type="float" office:value="1639747670.42411">
                <text:p>1639747670.42411</text:p>
              </table:table-cell>
              <table:table-cell office:value-type="float" office:value="0.0507924742996693">
                <text:p>0.0507924742996693</text:p>
              </table:table-cell>
              <table:table-cell office:value-type="float" office:value="0.06190200522542">
                <text:p>0.06190200522542</text:p>
              </table:table-cell>
            </table:table-row>
            <table:table-row>
              <table:table-cell office:value-type="float" office:value="1639747670.66552">
                <text:p>1639747670.66552</text:p>
              </table:table-cell>
              <table:table-cell office:value-type="float" office:value="0.0512661263346672">
                <text:p>0.0512661263346672</text:p>
              </table:table-cell>
              <table:table-cell office:value-type="float" office:value="0.056106448173523">
                <text:p>0.056106448173523</text:p>
              </table:table-cell>
            </table:table-row>
            <table:table-row>
              <table:table-cell office:value-type="float" office:value="1639747670.90138">
                <text:p>1639747670.90138</text:p>
              </table:table-cell>
              <table:table-cell office:value-type="float" office:value="0.0540854670107365">
                <text:p>0.0540854670107365</text:p>
              </table:table-cell>
              <table:table-cell office:value-type="float" office:value="0.0519182309508324">
                <text:p>0.05191823095083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952cm" style:legend-expansion="high" chart:style-name="ch2"/>
        <chart:plot-area chart:style-name="ch3" table:cell-range-address="'20211217-152655dvl_data_ts'.A1:'20211217-152655dvl_data_ts'.A205 '20211217-152655dvl_data_ts'.C1:'20211217-152655dvl_data_ts'.D205" chart:data-source-has-labels="both" svg:x="-0.258cm" svg:y="0.219cm" svg:width="14.419cm" svg:height="8.638cm">
          <chartooo:coordinate-region svg:x="1.893cm" svg:y="0.418cm" svg:width="12.268cm" svg:height="8.24cm"/>
          <chart:axis chart:dimension="x" chart:name="primary-x" chart:style-name="ch4" chartooo:axis-type="auto">
            <chartooo:date-scale/>
            <chart:categories table:cell-range-address="'20211217-152655dvl_data_ts'.A2:'20211217-152655dvl_data_ts'.A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1217-152655dvl_data_ts'.C2:'20211217-152655dvl_data_ts'.C205" chart:label-cell-address="'20211217-152655dvl_data_ts'.C1:'20211217-152655dvl_data_ts'.C1" chart:class="chart:bar">
            <chart:data-point chart:repeated="204"/>
          </chart:series>
          <chart:series chart:style-name="ch8" chart:values-cell-range-address="'20211217-152655dvl_data_ts'.D2:'20211217-152655dvl_data_ts'.D205" chart:label-cell-address="'20211217-152655dvl_data_ts'.D1:'20211217-152655dvl_data_ts'.D1" chart:class="chart:bar">
            <chart:data-point chart:repeated="2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20211217-152655dvl_data_ts'.C1:'20211217-152655dvl_data_ts'.C1</svg:desc>
                </draw:g>
              </table:table-cell>
              <table:table-cell office:value-type="string">
                <text:p>y</text:p>
                <draw:g>
                  <svg:desc>'20211217-152655dvl_data_ts'.D1:'20211217-152655dvl_data_ts'.D1</svg:desc>
                </draw:g>
              </table:table-cell>
            </table:table-row>
          </table:table-header-rows>
          <table:table-rows>
            <table:table-row>
              <table:table-cell office:value-type="float" office:value="1639747615.32377">
                <text:p>1639747615.32377</text:p>
                <draw:g>
                  <svg:desc>'20211217-152655dvl_data_ts'.A2:'20211217-152655dvl_data_ts'.A205</svg:desc>
                </draw:g>
              </table:table-cell>
              <table:table-cell office:value-type="float" office:value="-0.326987654978322">
                <text:p>-0.326987654978322</text:p>
                <draw:g>
                  <svg:desc>'20211217-152655dvl_data_ts'.C2:'20211217-152655dvl_data_ts'.C205</svg:desc>
                </draw:g>
              </table:table-cell>
              <table:table-cell office:value-type="float" office:value="0.792101279981099">
                <text:p>0.792101279981099</text:p>
                <draw:g>
                  <svg:desc>'20211217-152655dvl_data_ts'.D2:'20211217-152655dvl_data_ts'.D205</svg:desc>
                </draw:g>
              </table:table-cell>
            </table:table-row>
            <table:table-row>
              <table:table-cell office:value-type="float" office:value="1639747615.55994">
                <text:p>1639747615.55994</text:p>
              </table:table-cell>
              <table:table-cell office:value-type="float" office:value="-0.327621619810012">
                <text:p>-0.327621619810012</text:p>
              </table:table-cell>
              <table:table-cell office:value-type="float" office:value="0.792149257964399">
                <text:p>0.792149257964399</text:p>
              </table:table-cell>
            </table:table-row>
            <table:table-row>
              <table:table-cell office:value-type="float" office:value="1639747615.91937">
                <text:p>1639747615.91937</text:p>
              </table:table-cell>
              <table:table-cell office:value-type="float" office:value="-0.327794512917854">
                <text:p>-0.327794512917854</text:p>
              </table:table-cell>
              <table:table-cell office:value-type="float" office:value="0.792256599125584">
                <text:p>0.792256599125584</text:p>
              </table:table-cell>
            </table:table-row>
            <table:table-row>
              <table:table-cell office:value-type="float" office:value="1639747616.27924">
                <text:p>1639747616.27924</text:p>
              </table:table-cell>
              <table:table-cell office:value-type="float" office:value="-0.328728089495698">
                <text:p>-0.328728089495698</text:p>
              </table:table-cell>
              <table:table-cell office:value-type="float" office:value="0.792916720377293">
                <text:p>0.792916720377293</text:p>
              </table:table-cell>
            </table:table-row>
            <table:table-row>
              <table:table-cell office:value-type="float" office:value="1639747616.64497">
                <text:p>1639747616.64497</text:p>
              </table:table-cell>
              <table:table-cell office:value-type="float" office:value="-0.326383282689773">
                <text:p>-0.326383282689773</text:p>
              </table:table-cell>
              <table:table-cell office:value-type="float" office:value="0.794734047516319">
                <text:p>0.794734047516319</text:p>
              </table:table-cell>
            </table:table-row>
            <table:table-row>
              <table:table-cell office:value-type="float" office:value="1639747617.00982">
                <text:p>1639747617.00982</text:p>
              </table:table-cell>
              <table:table-cell office:value-type="float" office:value="-0.326483322145605">
                <text:p>-0.326483322145605</text:p>
              </table:table-cell>
              <table:table-cell office:value-type="float" office:value="0.793243698471933">
                <text:p>0.793243698471933</text:p>
              </table:table-cell>
            </table:table-row>
            <table:table-row>
              <table:table-cell office:value-type="float" office:value="1639747617.25412">
                <text:p>1639747617.25412</text:p>
              </table:table-cell>
              <table:table-cell office:value-type="float" office:value="-0.326545911779311">
                <text:p>-0.326545911779311</text:p>
              </table:table-cell>
              <table:table-cell office:value-type="float" office:value="0.793707425529628">
                <text:p>0.793707425529628</text:p>
              </table:table-cell>
            </table:table-row>
            <table:table-row>
              <table:table-cell office:value-type="float" office:value="1639747617.48953">
                <text:p>1639747617.48953</text:p>
              </table:table-cell>
              <table:table-cell office:value-type="float" office:value="-0.326640755309299">
                <text:p>-0.326640755309299</text:p>
              </table:table-cell>
              <table:table-cell office:value-type="float" office:value="0.793708445923762">
                <text:p>0.793708445923762</text:p>
              </table:table-cell>
            </table:table-row>
            <table:table-row>
              <table:table-cell office:value-type="float" office:value="1639747617.72967">
                <text:p>1639747617.72967</text:p>
              </table:table-cell>
              <table:table-cell office:value-type="float" office:value="-0.326457179091329">
                <text:p>-0.326457179091329</text:p>
              </table:table-cell>
              <table:table-cell office:value-type="float" office:value="0.793718432300279">
                <text:p>0.793718432300279</text:p>
              </table:table-cell>
            </table:table-row>
            <table:table-row>
              <table:table-cell office:value-type="float" office:value="1639747618.08998">
                <text:p>1639747618.08998</text:p>
              </table:table-cell>
              <table:table-cell office:value-type="float" office:value="-0.32624533184905">
                <text:p>-0.32624533184905</text:p>
              </table:table-cell>
              <table:table-cell office:value-type="float" office:value="0.7949626515616">
                <text:p>0.7949626515616</text:p>
              </table:table-cell>
            </table:table-row>
            <table:table-row>
              <table:table-cell office:value-type="float" office:value="1639747618.33112">
                <text:p>1639747618.33112</text:p>
              </table:table-cell>
              <table:table-cell office:value-type="float" office:value="-0.326662917777751">
                <text:p>-0.326662917777751</text:p>
              </table:table-cell>
              <table:table-cell office:value-type="float" office:value="0.794044453983847">
                <text:p>0.794044453983847</text:p>
              </table:table-cell>
            </table:table-row>
            <table:table-row>
              <table:table-cell office:value-type="float" office:value="1639747618.57457">
                <text:p>1639747618.57457</text:p>
              </table:table-cell>
              <table:table-cell office:value-type="float" office:value="-0.327102439970772">
                <text:p>-0.327102439970772</text:p>
              </table:table-cell>
              <table:table-cell office:value-type="float" office:value="0.793685444783268">
                <text:p>0.793685444783268</text:p>
              </table:table-cell>
            </table:table-row>
            <table:table-row>
              <table:table-cell office:value-type="float" office:value="1639747618.80904">
                <text:p>1639747618.80904</text:p>
              </table:table-cell>
              <table:table-cell office:value-type="float" office:value="-0.327286459640136">
                <text:p>-0.327286459640136</text:p>
              </table:table-cell>
              <table:table-cell office:value-type="float" office:value="0.794467276294637">
                <text:p>0.794467276294637</text:p>
              </table:table-cell>
            </table:table-row>
            <table:table-row>
              <table:table-cell office:value-type="float" office:value="1639747619.05034">
                <text:p>1639747619.05034</text:p>
              </table:table-cell>
              <table:table-cell office:value-type="float" office:value="-0.327036027061543">
                <text:p>-0.327036027061543</text:p>
              </table:table-cell>
              <table:table-cell office:value-type="float" office:value="0.795090552820495">
                <text:p>0.795090552820495</text:p>
              </table:table-cell>
            </table:table-row>
            <table:table-row>
              <table:table-cell office:value-type="float" office:value="1639747619.41076">
                <text:p>1639747619.41076</text:p>
              </table:table-cell>
              <table:table-cell office:value-type="float" office:value="-0.327607763176399">
                <text:p>-0.327607763176399</text:p>
              </table:table-cell>
              <table:table-cell office:value-type="float" office:value="0.794237516572945">
                <text:p>0.794237516572945</text:p>
              </table:table-cell>
            </table:table-row>
            <table:table-row>
              <table:table-cell office:value-type="float" office:value="1639747619.65001">
                <text:p>1639747619.65001</text:p>
              </table:table-cell>
              <table:table-cell office:value-type="float" office:value="-0.327581322030977">
                <text:p>-0.327581322030977</text:p>
              </table:table-cell>
              <table:table-cell office:value-type="float" office:value="0.794054963530147">
                <text:p>0.794054963530147</text:p>
              </table:table-cell>
            </table:table-row>
            <table:table-row>
              <table:table-cell office:value-type="float" office:value="1639747619.89387">
                <text:p>1639747619.89387</text:p>
              </table:table-cell>
              <table:table-cell office:value-type="float" office:value="-0.327363262140229">
                <text:p>-0.327363262140229</text:p>
              </table:table-cell>
              <table:table-cell office:value-type="float" office:value="0.794296130945846">
                <text:p>0.794296130945846</text:p>
              </table:table-cell>
            </table:table-row>
            <table:table-row>
              <table:table-cell office:value-type="float" office:value="1639747620.25964">
                <text:p>1639747620.25964</text:p>
              </table:table-cell>
              <table:table-cell office:value-type="float" office:value="-0.327256566902626">
                <text:p>-0.327256566902626</text:p>
              </table:table-cell>
              <table:table-cell office:value-type="float" office:value="0.793848445037947">
                <text:p>0.793848445037947</text:p>
              </table:table-cell>
            </table:table-row>
            <table:table-row>
              <table:table-cell office:value-type="float" office:value="1639747620.50273">
                <text:p>1639747620.50273</text:p>
              </table:table-cell>
              <table:table-cell office:value-type="float" office:value="-0.328487242580291">
                <text:p>-0.328487242580291</text:p>
              </table:table-cell>
              <table:table-cell office:value-type="float" office:value="0.794248418527181">
                <text:p>0.794248418527181</text:p>
              </table:table-cell>
            </table:table-row>
            <table:table-row>
              <table:table-cell office:value-type="float" office:value="1639747620.74855">
                <text:p>1639747620.74855</text:p>
              </table:table-cell>
              <table:table-cell office:value-type="float" office:value="-0.327888625048847">
                <text:p>-0.327888625048847</text:p>
              </table:table-cell>
              <table:table-cell office:value-type="float" office:value="0.794263283331618">
                <text:p>0.794263283331618</text:p>
              </table:table-cell>
            </table:table-row>
            <table:table-row>
              <table:table-cell office:value-type="float" office:value="1639747620.99965">
                <text:p>1639747620.99965</text:p>
              </table:table-cell>
              <table:table-cell office:value-type="float" office:value="-0.327020479040775">
                <text:p>-0.327020479040775</text:p>
              </table:table-cell>
              <table:table-cell office:value-type="float" office:value="0.794870281745254">
                <text:p>0.794870281745254</text:p>
              </table:table-cell>
            </table:table-row>
            <table:table-row>
              <table:table-cell office:value-type="float" office:value="1639747621.24521">
                <text:p>1639747621.24521</text:p>
              </table:table-cell>
              <table:table-cell office:value-type="float" office:value="-0.327562540326048">
                <text:p>-0.327562540326048</text:p>
              </table:table-cell>
              <table:table-cell office:value-type="float" office:value="0.794629762547448">
                <text:p>0.794629762547448</text:p>
              </table:table-cell>
            </table:table-row>
            <table:table-row>
              <table:table-cell office:value-type="float" office:value="1639747621.60035">
                <text:p>1639747621.60035</text:p>
              </table:table-cell>
              <table:table-cell office:value-type="float" office:value="-0.328539180788281">
                <text:p>-0.328539180788281</text:p>
              </table:table-cell>
              <table:table-cell office:value-type="float" office:value="0.794666108990439">
                <text:p>0.794666108990439</text:p>
              </table:table-cell>
            </table:table-row>
            <table:table-row>
              <table:table-cell office:value-type="float" office:value="1639747621.83969">
                <text:p>1639747621.83969</text:p>
              </table:table-cell>
              <table:table-cell office:value-type="float" office:value="-0.32900292173852">
                <text:p>-0.32900292173852</text:p>
              </table:table-cell>
              <table:table-cell office:value-type="float" office:value="0.795355214985798">
                <text:p>0.795355214985798</text:p>
              </table:table-cell>
            </table:table-row>
            <table:table-row>
              <table:table-cell office:value-type="float" office:value="1639747622.07818">
                <text:p>1639747622.07818</text:p>
              </table:table-cell>
              <table:table-cell office:value-type="float" office:value="-0.327637081521857">
                <text:p>-0.327637081521857</text:p>
              </table:table-cell>
              <table:table-cell office:value-type="float" office:value="0.795224264152212">
                <text:p>0.795224264152212</text:p>
              </table:table-cell>
            </table:table-row>
            <table:table-row>
              <table:table-cell office:value-type="float" office:value="1639747622.32055">
                <text:p>1639747622.32055</text:p>
              </table:table-cell>
              <table:table-cell office:value-type="float" office:value="-0.328596368604792">
                <text:p>-0.328596368604792</text:p>
              </table:table-cell>
              <table:table-cell office:value-type="float" office:value="0.795338057299691">
                <text:p>0.795338057299691</text:p>
              </table:table-cell>
            </table:table-row>
            <table:table-row>
              <table:table-cell office:value-type="float" office:value="1639747622.57003">
                <text:p>1639747622.57003</text:p>
              </table:table-cell>
              <table:table-cell office:value-type="float" office:value="-0.327664425124712">
                <text:p>-0.327664425124712</text:p>
              </table:table-cell>
              <table:table-cell office:value-type="float" office:value="0.7960570869418">
                <text:p>0.7960570869418</text:p>
              </table:table-cell>
            </table:table-row>
            <table:table-row>
              <table:table-cell office:value-type="float" office:value="1639747622.82015">
                <text:p>1639747622.82015</text:p>
              </table:table-cell>
              <table:table-cell office:value-type="float" office:value="-0.328695441336112">
                <text:p>-0.328695441336112</text:p>
              </table:table-cell>
              <table:table-cell office:value-type="float" office:value="0.795907069284367">
                <text:p>0.795907069284367</text:p>
              </table:table-cell>
            </table:table-row>
            <table:table-row>
              <table:table-cell office:value-type="float" office:value="1639747623.06071">
                <text:p>1639747623.06071</text:p>
              </table:table-cell>
              <table:table-cell office:value-type="float" office:value="-0.327819953736189">
                <text:p>-0.327819953736189</text:p>
              </table:table-cell>
              <table:table-cell office:value-type="float" office:value="0.79610936096937">
                <text:p>0.79610936096937</text:p>
              </table:table-cell>
            </table:table-row>
            <table:table-row>
              <table:table-cell office:value-type="float" office:value="1639747623.31619">
                <text:p>1639747623.31619</text:p>
              </table:table-cell>
              <table:table-cell office:value-type="float" office:value="-0.327069674206294">
                <text:p>-0.327069674206294</text:p>
              </table:table-cell>
              <table:table-cell office:value-type="float" office:value="0.796471327812858">
                <text:p>0.796471327812858</text:p>
              </table:table-cell>
            </table:table-row>
            <table:table-row>
              <table:table-cell office:value-type="float" office:value="1639747623.67506">
                <text:p>1639747623.67506</text:p>
              </table:table-cell>
              <table:table-cell office:value-type="float" office:value="-0.327682903608055">
                <text:p>-0.327682903608055</text:p>
              </table:table-cell>
              <table:table-cell office:value-type="float" office:value="0.795749523033546">
                <text:p>0.795749523033546</text:p>
              </table:table-cell>
            </table:table-row>
            <table:table-row>
              <table:table-cell office:value-type="float" office:value="1639747624.03149">
                <text:p>1639747624.03149</text:p>
              </table:table-cell>
              <table:table-cell office:value-type="float" office:value="-0.32723311978509">
                <text:p>-0.32723311978509</text:p>
              </table:table-cell>
              <table:table-cell office:value-type="float" office:value="0.795949179407093">
                <text:p>0.795949179407093</text:p>
              </table:table-cell>
            </table:table-row>
            <table:table-row>
              <table:table-cell office:value-type="float" office:value="1639747624.26981">
                <text:p>1639747624.26981</text:p>
              </table:table-cell>
              <table:table-cell office:value-type="float" office:value="-0.327409193152892">
                <text:p>-0.327409193152892</text:p>
              </table:table-cell>
              <table:table-cell office:value-type="float" office:value="0.795879385772067">
                <text:p>0.795879385772067</text:p>
              </table:table-cell>
            </table:table-row>
            <table:table-row>
              <table:table-cell office:value-type="float" office:value="1639747624.52977">
                <text:p>1639747624.52977</text:p>
              </table:table-cell>
              <table:table-cell office:value-type="float" office:value="-0.327419305411258">
                <text:p>-0.327419305411258</text:p>
              </table:table-cell>
              <table:table-cell office:value-type="float" office:value="0.796708186890916">
                <text:p>0.796708186890916</text:p>
              </table:table-cell>
            </table:table-row>
            <table:table-row>
              <table:table-cell office:value-type="float" office:value="1639747624.89134">
                <text:p>1639747624.89134</text:p>
              </table:table-cell>
              <table:table-cell office:value-type="float" office:value="-0.327922232227069">
                <text:p>-0.327922232227069</text:p>
              </table:table-cell>
              <table:table-cell office:value-type="float" office:value="0.795491832378239">
                <text:p>0.795491832378239</text:p>
              </table:table-cell>
            </table:table-row>
            <table:table-row>
              <table:table-cell office:value-type="float" office:value="1639747625.13058">
                <text:p>1639747625.13058</text:p>
              </table:table-cell>
              <table:table-cell office:value-type="float" office:value="-0.327283502841779">
                <text:p>-0.327283502841779</text:p>
              </table:table-cell>
              <table:table-cell office:value-type="float" office:value="0.79619004472436">
                <text:p>0.79619004472436</text:p>
              </table:table-cell>
            </table:table-row>
            <table:table-row>
              <table:table-cell office:value-type="float" office:value="1639747625.36987">
                <text:p>1639747625.36987</text:p>
              </table:table-cell>
              <table:table-cell office:value-type="float" office:value="-0.327663367066382">
                <text:p>-0.327663367066382</text:p>
              </table:table-cell>
              <table:table-cell office:value-type="float" office:value="0.796613583255513">
                <text:p>0.796613583255513</text:p>
              </table:table-cell>
            </table:table-row>
            <table:table-row>
              <table:table-cell office:value-type="float" office:value="1639747625.61672">
                <text:p>1639747625.61672</text:p>
              </table:table-cell>
              <table:table-cell office:value-type="float" office:value="-0.328073003531813">
                <text:p>-0.328073003531813</text:p>
              </table:table-cell>
              <table:table-cell office:value-type="float" office:value="0.796870763736788">
                <text:p>0.796870763736788</text:p>
              </table:table-cell>
            </table:table-row>
            <table:table-row>
              <table:table-cell office:value-type="float" office:value="1639747625.85492">
                <text:p>1639747625.85492</text:p>
              </table:table-cell>
              <table:table-cell office:value-type="float" office:value="-0.327981055579329">
                <text:p>-0.327981055579329</text:p>
              </table:table-cell>
              <table:table-cell office:value-type="float" office:value="0.796804760669615">
                <text:p>0.796804760669615</text:p>
              </table:table-cell>
            </table:table-row>
            <table:table-row>
              <table:table-cell office:value-type="float" office:value="1639747626.21149">
                <text:p>1639747626.21149</text:p>
              </table:table-cell>
              <table:table-cell office:value-type="float" office:value="-0.32707498315585">
                <text:p>-0.32707498315585</text:p>
              </table:table-cell>
              <table:table-cell office:value-type="float" office:value="0.797829800098475">
                <text:p>0.797829800098475</text:p>
              </table:table-cell>
            </table:table-row>
            <table:table-row>
              <table:table-cell office:value-type="float" office:value="1639747626.45452">
                <text:p>1639747626.45452</text:p>
              </table:table-cell>
              <table:table-cell office:value-type="float" office:value="-0.326985691828821">
                <text:p>-0.326985691828821</text:p>
              </table:table-cell>
              <table:table-cell office:value-type="float" office:value="0.799336742108457">
                <text:p>0.799336742108457</text:p>
              </table:table-cell>
            </table:table-row>
            <table:table-row>
              <table:table-cell office:value-type="float" office:value="1639747626.8104">
                <text:p>1639747626.8104</text:p>
              </table:table-cell>
              <table:table-cell office:value-type="float" office:value="-0.327803866547889">
                <text:p>-0.327803866547889</text:p>
              </table:table-cell>
              <table:table-cell office:value-type="float" office:value="0.797759515897872">
                <text:p>0.797759515897872</text:p>
              </table:table-cell>
            </table:table-row>
            <table:table-row>
              <table:table-cell office:value-type="float" office:value="1639747627.04967">
                <text:p>1639747627.04967</text:p>
              </table:table-cell>
              <table:table-cell office:value-type="float" office:value="-0.32830620096392">
                <text:p>-0.32830620096392</text:p>
              </table:table-cell>
              <table:table-cell office:value-type="float" office:value="0.799436586481504">
                <text:p>0.799436586481504</text:p>
              </table:table-cell>
            </table:table-row>
            <table:table-row>
              <table:table-cell office:value-type="float" office:value="1639747627.28989">
                <text:p>1639747627.28989</text:p>
              </table:table-cell>
              <table:table-cell office:value-type="float" office:value="-0.328246476023689">
                <text:p>-0.328246476023689</text:p>
              </table:table-cell>
              <table:table-cell office:value-type="float" office:value="0.799638528622165">
                <text:p>0.799638528622165</text:p>
              </table:table-cell>
            </table:table-row>
            <table:table-row>
              <table:table-cell office:value-type="float" office:value="1639747627.54488">
                <text:p>1639747627.54488</text:p>
              </table:table-cell>
              <table:table-cell office:value-type="float" office:value="-0.327753453044681">
                <text:p>-0.327753453044681</text:p>
              </table:table-cell>
              <table:table-cell office:value-type="float" office:value="0.798858684086191">
                <text:p>0.798858684086191</text:p>
              </table:table-cell>
            </table:table-row>
            <table:table-row>
              <table:table-cell office:value-type="float" office:value="1639747627.90003">
                <text:p>1639747627.90003</text:p>
              </table:table-cell>
              <table:table-cell office:value-type="float" office:value="-0.327305860723721">
                <text:p>-0.327305860723721</text:p>
              </table:table-cell>
              <table:table-cell office:value-type="float" office:value="0.799683430771969">
                <text:p>0.799683430771969</text:p>
              </table:table-cell>
            </table:table-row>
            <table:table-row>
              <table:table-cell office:value-type="float" office:value="1639747628.14072">
                <text:p>1639747628.14072</text:p>
              </table:table-cell>
              <table:table-cell office:value-type="float" office:value="-0.328319388696761">
                <text:p>-0.328319388696761</text:p>
              </table:table-cell>
              <table:table-cell office:value-type="float" office:value="0.799005563342387">
                <text:p>0.799005563342387</text:p>
              </table:table-cell>
            </table:table-row>
            <table:table-row>
              <table:table-cell office:value-type="float" office:value="1639747628.39084">
                <text:p>1639747628.39084</text:p>
              </table:table-cell>
              <table:table-cell office:value-type="float" office:value="-0.328136092473582">
                <text:p>-0.328136092473582</text:p>
              </table:table-cell>
              <table:table-cell office:value-type="float" office:value="0.799369283082241">
                <text:p>0.799369283082241</text:p>
              </table:table-cell>
            </table:table-row>
            <table:table-row>
              <table:table-cell office:value-type="float" office:value="1639747628.74962">
                <text:p>1639747628.74962</text:p>
              </table:table-cell>
              <table:table-cell office:value-type="float" office:value="-0.328813200949771">
                <text:p>-0.328813200949771</text:p>
              </table:table-cell>
              <table:table-cell office:value-type="float" office:value="0.80051734185949">
                <text:p>0.80051734185949</text:p>
              </table:table-cell>
            </table:table-row>
            <table:table-row>
              <table:table-cell office:value-type="float" office:value="1639747628.99026">
                <text:p>1639747628.99026</text:p>
              </table:table-cell>
              <table:table-cell office:value-type="float" office:value="-0.328401006992985">
                <text:p>-0.328401006992985</text:p>
              </table:table-cell>
              <table:table-cell office:value-type="float" office:value="0.799633536059033">
                <text:p>0.799633536059033</text:p>
              </table:table-cell>
            </table:table-row>
            <table:table-row>
              <table:table-cell office:value-type="float" office:value="1639747629.24556">
                <text:p>1639747629.24556</text:p>
              </table:table-cell>
              <table:table-cell office:value-type="float" office:value="-0.328735931022248">
                <text:p>-0.328735931022248</text:p>
              </table:table-cell>
              <table:table-cell office:value-type="float" office:value="0.800026556004043">
                <text:p>0.800026556004043</text:p>
              </table:table-cell>
            </table:table-row>
            <table:table-row>
              <table:table-cell office:value-type="float" office:value="1639747629.59984">
                <text:p>1639747629.59984</text:p>
              </table:table-cell>
              <table:table-cell office:value-type="float" office:value="-0.328194682162593">
                <text:p>-0.328194682162593</text:p>
              </table:table-cell>
              <table:table-cell office:value-type="float" office:value="0.799842074873529">
                <text:p>0.799842074873529</text:p>
              </table:table-cell>
            </table:table-row>
            <table:table-row>
              <table:table-cell office:value-type="float" office:value="1639747629.84033">
                <text:p>1639747629.84033</text:p>
              </table:table-cell>
              <table:table-cell office:value-type="float" office:value="-0.327563113152097">
                <text:p>-0.327563113152097</text:p>
              </table:table-cell>
              <table:table-cell office:value-type="float" office:value="0.800064493297234">
                <text:p>0.800064493297234</text:p>
              </table:table-cell>
            </table:table-row>
            <table:table-row>
              <table:table-cell office:value-type="float" office:value="1639747630.08518">
                <text:p>1639747630.08518</text:p>
              </table:table-cell>
              <table:table-cell office:value-type="float" office:value="-0.327616969381928">
                <text:p>-0.327616969381928</text:p>
              </table:table-cell>
              <table:table-cell office:value-type="float" office:value="0.800387379673659">
                <text:p>0.800387379673659</text:p>
              </table:table-cell>
            </table:table-row>
            <table:table-row>
              <table:table-cell office:value-type="float" office:value="1639747630.44477">
                <text:p>1639747630.44477</text:p>
              </table:table-cell>
              <table:table-cell office:value-type="float" office:value="-0.32686724261354">
                <text:p>-0.32686724261354</text:p>
              </table:table-cell>
              <table:table-cell office:value-type="float" office:value="0.800692604683714">
                <text:p>0.800692604683714</text:p>
              </table:table-cell>
            </table:table-row>
            <table:table-row>
              <table:table-cell office:value-type="float" office:value="1639747630.67945">
                <text:p>1639747630.67945</text:p>
              </table:table-cell>
              <table:table-cell office:value-type="float" office:value="-0.327427732105329">
                <text:p>-0.327427732105329</text:p>
              </table:table-cell>
              <table:table-cell office:value-type="float" office:value="0.80050350908433">
                <text:p>0.80050350908433</text:p>
              </table:table-cell>
            </table:table-row>
            <table:table-row>
              <table:table-cell office:value-type="float" office:value="1639747631.04331">
                <text:p>1639747631.04331</text:p>
              </table:table-cell>
              <table:table-cell office:value-type="float" office:value="-0.328457477185688">
                <text:p>-0.328457477185688</text:p>
              </table:table-cell>
              <table:table-cell office:value-type="float" office:value="0.80105091878489">
                <text:p>0.80105091878489</text:p>
              </table:table-cell>
            </table:table-row>
            <table:table-row>
              <table:table-cell office:value-type="float" office:value="1639747631.2797">
                <text:p>1639747631.2797</text:p>
              </table:table-cell>
              <table:table-cell office:value-type="float" office:value="-0.328250771786728">
                <text:p>-0.328250771786728</text:p>
              </table:table-cell>
              <table:table-cell office:value-type="float" office:value="0.80131319772063">
                <text:p>0.80131319772063</text:p>
              </table:table-cell>
            </table:table-row>
            <table:table-row>
              <table:table-cell office:value-type="float" office:value="1639747631.51937">
                <text:p>1639747631.51937</text:p>
              </table:table-cell>
              <table:table-cell office:value-type="float" office:value="-0.328151169181872">
                <text:p>-0.328151169181872</text:p>
              </table:table-cell>
              <table:table-cell office:value-type="float" office:value="0.801676380434437">
                <text:p>0.801676380434437</text:p>
              </table:table-cell>
            </table:table-row>
            <table:table-row>
              <table:table-cell office:value-type="float" office:value="1639747631.77477">
                <text:p>1639747631.77477</text:p>
              </table:table-cell>
              <table:table-cell office:value-type="float" office:value="-0.32807739192007">
                <text:p>-0.32807739192007</text:p>
              </table:table-cell>
              <table:table-cell office:value-type="float" office:value="0.80124899786876">
                <text:p>0.80124899786876</text:p>
              </table:table-cell>
            </table:table-row>
            <table:table-row>
              <table:table-cell office:value-type="float" office:value="1639747632.1304">
                <text:p>1639747632.1304</text:p>
              </table:table-cell>
              <table:table-cell office:value-type="float" office:value="-0.32758901441526">
                <text:p>-0.32758901441526</text:p>
              </table:table-cell>
              <table:table-cell office:value-type="float" office:value="0.801638151277951">
                <text:p>0.801638151277951</text:p>
              </table:table-cell>
            </table:table-row>
            <table:table-row>
              <table:table-cell office:value-type="float" office:value="1639747632.37578">
                <text:p>1639747632.37578</text:p>
              </table:table-cell>
              <table:table-cell office:value-type="float" office:value="-0.327931596994964">
                <text:p>-0.327931596994964</text:p>
              </table:table-cell>
              <table:table-cell office:value-type="float" office:value="0.801517805197813">
                <text:p>0.801517805197813</text:p>
              </table:table-cell>
            </table:table-row>
            <table:table-row>
              <table:table-cell office:value-type="float" office:value="1639747632.60937">
                <text:p>1639747632.60937</text:p>
              </table:table-cell>
              <table:table-cell office:value-type="float" office:value="-0.327417300983866">
                <text:p>-0.327417300983866</text:p>
              </table:table-cell>
              <table:table-cell office:value-type="float" office:value="0.800102264657796">
                <text:p>0.800102264657796</text:p>
              </table:table-cell>
            </table:table-row>
            <table:table-row>
              <table:table-cell office:value-type="float" office:value="1639747632.85014">
                <text:p>1639747632.85014</text:p>
              </table:table-cell>
              <table:table-cell office:value-type="float" office:value="-0.327527655181848">
                <text:p>-0.327527655181848</text:p>
              </table:table-cell>
              <table:table-cell office:value-type="float" office:value="0.801212911599956">
                <text:p>0.801212911599956</text:p>
              </table:table-cell>
            </table:table-row>
            <table:table-row>
              <table:table-cell office:value-type="float" office:value="1639747633.20964">
                <text:p>1639747633.20964</text:p>
              </table:table-cell>
              <table:table-cell office:value-type="float" office:value="-0.327875814949647">
                <text:p>-0.327875814949647</text:p>
              </table:table-cell>
              <table:table-cell office:value-type="float" office:value="0.800928038605837">
                <text:p>0.800928038605837</text:p>
              </table:table-cell>
            </table:table-row>
            <table:table-row>
              <table:table-cell office:value-type="float" office:value="1639747633.46028">
                <text:p>1639747633.46028</text:p>
              </table:table-cell>
              <table:table-cell office:value-type="float" office:value="-0.32767255503039">
                <text:p>-0.32767255503039</text:p>
              </table:table-cell>
              <table:table-cell office:value-type="float" office:value="0.802134873943713">
                <text:p>0.802134873943713</text:p>
              </table:table-cell>
            </table:table-row>
            <table:table-row>
              <table:table-cell office:value-type="float" office:value="1639747633.81997">
                <text:p>1639747633.81997</text:p>
              </table:table-cell>
              <table:table-cell office:value-type="float" office:value="-0.327750207032388">
                <text:p>-0.327750207032388</text:p>
              </table:table-cell>
              <table:table-cell office:value-type="float" office:value="0.801659046943292">
                <text:p>0.801659046943292</text:p>
              </table:table-cell>
            </table:table-row>
            <table:table-row>
              <table:table-cell office:value-type="float" office:value="1639747634.06039">
                <text:p>1639747634.06039</text:p>
              </table:table-cell>
              <table:table-cell office:value-type="float" office:value="-0.327385670239737">
                <text:p>-0.327385670239737</text:p>
              </table:table-cell>
              <table:table-cell office:value-type="float" office:value="0.80176205927858">
                <text:p>0.80176205927858</text:p>
              </table:table-cell>
            </table:table-row>
            <table:table-row>
              <table:table-cell office:value-type="float" office:value="1639747634.30588">
                <text:p>1639747634.30588</text:p>
              </table:table-cell>
              <table:table-cell office:value-type="float" office:value="-0.328371254234495">
                <text:p>-0.328371254234495</text:p>
              </table:table-cell>
              <table:table-cell office:value-type="float" office:value="0.801865659119927">
                <text:p>0.801865659119927</text:p>
              </table:table-cell>
            </table:table-row>
            <table:table-row>
              <table:table-cell office:value-type="float" office:value="1639747634.66061">
                <text:p>1639747634.66061</text:p>
              </table:table-cell>
              <table:table-cell office:value-type="float" office:value="-0.327619489101447">
                <text:p>-0.327619489101447</text:p>
              </table:table-cell>
              <table:table-cell office:value-type="float" office:value="0.802502520489608">
                <text:p>0.802502520489608</text:p>
              </table:table-cell>
            </table:table-row>
            <table:table-row>
              <table:table-cell office:value-type="float" office:value="1639747634.89975">
                <text:p>1639747634.89975</text:p>
              </table:table-cell>
              <table:table-cell office:value-type="float" office:value="-0.327360090811816">
                <text:p>-0.327360090811816</text:p>
              </table:table-cell>
              <table:table-cell office:value-type="float" office:value="0.801870023990402">
                <text:p>0.801870023990402</text:p>
              </table:table-cell>
            </table:table-row>
            <table:table-row>
              <table:table-cell office:value-type="float" office:value="1639747635.14076">
                <text:p>1639747635.14076</text:p>
              </table:table-cell>
              <table:table-cell office:value-type="float" office:value="-0.326472697561625">
                <text:p>-0.326472697561625</text:p>
              </table:table-cell>
              <table:table-cell office:value-type="float" office:value="0.801901520031064">
                <text:p>0.801901520031064</text:p>
              </table:table-cell>
            </table:table-row>
            <table:table-row>
              <table:table-cell office:value-type="float" office:value="1639747635.38021">
                <text:p>1639747635.38021</text:p>
              </table:table-cell>
              <table:table-cell office:value-type="float" office:value="-0.327916019059749">
                <text:p>-0.327916019059749</text:p>
              </table:table-cell>
              <table:table-cell office:value-type="float" office:value="0.802130785541793">
                <text:p>0.802130785541793</text:p>
              </table:table-cell>
            </table:table-row>
            <table:table-row>
              <table:table-cell office:value-type="float" office:value="1639747635.62696">
                <text:p>1639747635.62696</text:p>
              </table:table-cell>
              <table:table-cell office:value-type="float" office:value="-0.326701629664766">
                <text:p>-0.326701629664766</text:p>
              </table:table-cell>
              <table:table-cell office:value-type="float" office:value="0.803106169732396">
                <text:p>0.803106169732396</text:p>
              </table:table-cell>
            </table:table-row>
            <table:table-row>
              <table:table-cell office:value-type="float" office:value="1639747635.8603">
                <text:p>1639747635.8603</text:p>
              </table:table-cell>
              <table:table-cell office:value-type="float" office:value="-0.326389157234524">
                <text:p>-0.326389157234524</text:p>
              </table:table-cell>
              <table:table-cell office:value-type="float" office:value="0.802238974849671">
                <text:p>0.802238974849671</text:p>
              </table:table-cell>
            </table:table-row>
            <table:table-row>
              <table:table-cell office:value-type="float" office:value="1639747636.2203">
                <text:p>1639747636.2203</text:p>
              </table:table-cell>
              <table:table-cell office:value-type="float" office:value="-0.326617875171297">
                <text:p>-0.326617875171297</text:p>
              </table:table-cell>
              <table:table-cell office:value-type="float" office:value="0.80292683393324">
                <text:p>0.80292683393324</text:p>
              </table:table-cell>
            </table:table-row>
            <table:table-row>
              <table:table-cell office:value-type="float" office:value="1639747636.46041">
                <text:p>1639747636.46041</text:p>
              </table:table-cell>
              <table:table-cell office:value-type="float" office:value="-0.326458161563159">
                <text:p>-0.326458161563159</text:p>
              </table:table-cell>
              <table:table-cell office:value-type="float" office:value="0.802015278977191">
                <text:p>0.802015278977191</text:p>
              </table:table-cell>
            </table:table-row>
            <table:table-row>
              <table:table-cell office:value-type="float" office:value="1639747636.69965">
                <text:p>1639747636.69965</text:p>
              </table:table-cell>
              <table:table-cell office:value-type="float" office:value="-0.325753231987272">
                <text:p>-0.325753231987272</text:p>
              </table:table-cell>
              <table:table-cell office:value-type="float" office:value="0.801024020154928">
                <text:p>0.801024020154928</text:p>
              </table:table-cell>
            </table:table-row>
            <table:table-row>
              <table:table-cell office:value-type="float" office:value="1639747636.94546">
                <text:p>1639747636.94546</text:p>
              </table:table-cell>
              <table:table-cell office:value-type="float" office:value="-0.329095453050486">
                <text:p>-0.329095453050486</text:p>
              </table:table-cell>
              <table:table-cell office:value-type="float" office:value="0.80035687156305">
                <text:p>0.80035687156305</text:p>
              </table:table-cell>
            </table:table-row>
            <table:table-row>
              <table:table-cell office:value-type="float" office:value="1639747637.1801">
                <text:p>1639747637.1801</text:p>
              </table:table-cell>
              <table:table-cell office:value-type="float" office:value="-0.330560957708078">
                <text:p>-0.330560957708078</text:p>
              </table:table-cell>
              <table:table-cell office:value-type="float" office:value="0.799756667689529">
                <text:p>0.799756667689529</text:p>
              </table:table-cell>
            </table:table-row>
            <table:table-row>
              <table:table-cell office:value-type="float" office:value="1639747637.5451">
                <text:p>1639747637.5451</text:p>
              </table:table-cell>
              <table:table-cell office:value-type="float" office:value="-0.329205405441796">
                <text:p>-0.329205405441796</text:p>
              </table:table-cell>
              <table:table-cell office:value-type="float" office:value="0.797961793566797">
                <text:p>0.797961793566797</text:p>
              </table:table-cell>
            </table:table-row>
            <table:table-row>
              <table:table-cell office:value-type="float" office:value="1639747637.78016">
                <text:p>1639747637.78016</text:p>
              </table:table-cell>
              <table:table-cell office:value-type="float" office:value="-0.329061193857339">
                <text:p>-0.329061193857339</text:p>
              </table:table-cell>
              <table:table-cell office:value-type="float" office:value="0.787514032227461">
                <text:p>0.787514032227461</text:p>
              </table:table-cell>
            </table:table-row>
            <table:table-row>
              <table:table-cell office:value-type="float" office:value="1639747638.02157">
                <text:p>1639747638.02157</text:p>
              </table:table-cell>
              <table:table-cell office:value-type="float" office:value="-0.318745671508765">
                <text:p>-0.318745671508765</text:p>
              </table:table-cell>
              <table:table-cell office:value-type="float" office:value="0.766903193345487">
                <text:p>0.766903193345487</text:p>
              </table:table-cell>
            </table:table-row>
            <table:table-row>
              <table:table-cell office:value-type="float" office:value="1639747638.26552">
                <text:p>1639747638.26552</text:p>
              </table:table-cell>
              <table:table-cell office:value-type="float" office:value="-0.302369573847157">
                <text:p>-0.302369573847157</text:p>
              </table:table-cell>
              <table:table-cell office:value-type="float" office:value="0.730549408506556">
                <text:p>0.730549408506556</text:p>
              </table:table-cell>
            </table:table-row>
            <table:table-row>
              <table:table-cell office:value-type="float" office:value="1639747638.62079">
                <text:p>1639747638.62079</text:p>
              </table:table-cell>
              <table:table-cell office:value-type="float" office:value="-0.285649472114409">
                <text:p>-0.285649472114409</text:p>
              </table:table-cell>
              <table:table-cell office:value-type="float" office:value="0.656008307579923">
                <text:p>0.656008307579923</text:p>
              </table:table-cell>
            </table:table-row>
            <table:table-row>
              <table:table-cell office:value-type="float" office:value="1639747638.866">
                <text:p>1639747638.866</text:p>
              </table:table-cell>
              <table:table-cell office:value-type="float" office:value="-0.275443135774609">
                <text:p>-0.275443135774609</text:p>
              </table:table-cell>
              <table:table-cell office:value-type="float" office:value="0.57657237360031">
                <text:p>0.57657237360031</text:p>
              </table:table-cell>
            </table:table-row>
            <table:table-row>
              <table:table-cell office:value-type="float" office:value="1639747639.09968">
                <text:p>1639747639.09968</text:p>
              </table:table-cell>
              <table:table-cell office:value-type="float" office:value="-0.26239854151207">
                <text:p>-0.26239854151207</text:p>
              </table:table-cell>
              <table:table-cell office:value-type="float" office:value="0.495540133619311">
                <text:p>0.495540133619311</text:p>
              </table:table-cell>
            </table:table-row>
            <table:table-row>
              <table:table-cell office:value-type="float" office:value="1639747639.33971">
                <text:p>1639747639.33971</text:p>
              </table:table-cell>
              <table:table-cell office:value-type="float" office:value="-0.237724166859456">
                <text:p>-0.237724166859456</text:p>
              </table:table-cell>
              <table:table-cell office:value-type="float" office:value="0.400897962322059">
                <text:p>0.400897962322059</text:p>
              </table:table-cell>
            </table:table-row>
            <table:table-row>
              <table:table-cell office:value-type="float" office:value="1639747639.59573">
                <text:p>1639747639.59573</text:p>
              </table:table-cell>
              <table:table-cell office:value-type="float" office:value="-0.222235996425157">
                <text:p>-0.222235996425157</text:p>
              </table:table-cell>
              <table:table-cell office:value-type="float" office:value="0.318712321103779">
                <text:p>0.318712321103779</text:p>
              </table:table-cell>
            </table:table-row>
            <table:table-row>
              <table:table-cell office:value-type="float" office:value="1639747639.83559">
                <text:p>1639747639.83559</text:p>
              </table:table-cell>
              <table:table-cell office:value-type="float" office:value="-0.210727516188973">
                <text:p>-0.210727516188973</text:p>
              </table:table-cell>
              <table:table-cell office:value-type="float" office:value="0.257339713575655">
                <text:p>0.257339713575655</text:p>
              </table:table-cell>
            </table:table-row>
            <table:table-row>
              <table:table-cell office:value-type="float" office:value="1639747640.18954">
                <text:p>1639747640.18954</text:p>
              </table:table-cell>
              <table:table-cell office:value-type="float" office:value="-0.192243684472184">
                <text:p>-0.192243684472184</text:p>
              </table:table-cell>
              <table:table-cell office:value-type="float" office:value="0.192806712573077">
                <text:p>0.192806712573077</text:p>
              </table:table-cell>
            </table:table-row>
            <table:table-row>
              <table:table-cell office:value-type="float" office:value="1639747640.43144">
                <text:p>1639747640.43144</text:p>
              </table:table-cell>
              <table:table-cell office:value-type="float" office:value="-0.181692753490217">
                <text:p>-0.181692753490217</text:p>
              </table:table-cell>
              <table:table-cell office:value-type="float" office:value="0.127190417251181">
                <text:p>0.127190417251181</text:p>
              </table:table-cell>
            </table:table-row>
            <table:table-row>
              <table:table-cell office:value-type="float" office:value="1639747640.67025">
                <text:p>1639747640.67025</text:p>
              </table:table-cell>
              <table:table-cell office:value-type="float" office:value="-0.170485152204365">
                <text:p>-0.170485152204365</text:p>
              </table:table-cell>
              <table:table-cell office:value-type="float" office:value="0.0859911006990545">
                <text:p>0.0859911006990545</text:p>
              </table:table-cell>
            </table:table-row>
            <table:table-row>
              <table:table-cell office:value-type="float" office:value="1639747641.03103">
                <text:p>1639747641.03103</text:p>
              </table:table-cell>
              <table:table-cell office:value-type="float" office:value="-0.166851388239429">
                <text:p>-0.166851388239429</text:p>
              </table:table-cell>
              <table:table-cell office:value-type="float" office:value="0.0330080515132584">
                <text:p>0.0330080515132584</text:p>
              </table:table-cell>
            </table:table-row>
            <table:table-row>
              <table:table-cell office:value-type="float" office:value="1639747641.27062">
                <text:p>1639747641.27062</text:p>
              </table:table-cell>
              <table:table-cell office:value-type="float" office:value="-0.166405660358464">
                <text:p>-0.166405660358464</text:p>
              </table:table-cell>
              <table:table-cell office:value-type="float" office:value="-0.0231530104850558">
                <text:p>-0.0231530104850558</text:p>
              </table:table-cell>
            </table:table-row>
            <table:table-row>
              <table:table-cell office:value-type="float" office:value="1639747641.51606">
                <text:p>1639747641.51606</text:p>
              </table:table-cell>
              <table:table-cell office:value-type="float" office:value="-0.158050116640826">
                <text:p>-0.158050116640826</text:p>
              </table:table-cell>
              <table:table-cell office:value-type="float" office:value="-0.0923137126994134">
                <text:p>-0.0923137126994134</text:p>
              </table:table-cell>
            </table:table-row>
            <table:table-row>
              <table:table-cell office:value-type="float" office:value="1639747641.75044">
                <text:p>1639747641.75044</text:p>
              </table:table-cell>
              <table:table-cell office:value-type="float" office:value="-0.144861335880284">
                <text:p>-0.144861335880284</text:p>
              </table:table-cell>
              <table:table-cell office:value-type="float" office:value="-0.149246792667889">
                <text:p>-0.149246792667889</text:p>
              </table:table-cell>
            </table:table-row>
            <table:table-row>
              <table:table-cell office:value-type="float" office:value="1639747642.11431">
                <text:p>1639747642.11431</text:p>
              </table:table-cell>
              <table:table-cell office:value-type="float" office:value="-0.116186592461102">
                <text:p>-0.116186592461102</text:p>
              </table:table-cell>
              <table:table-cell office:value-type="float" office:value="-0.23735196081885">
                <text:p>-0.23735196081885</text:p>
              </table:table-cell>
            </table:table-row>
            <table:table-row>
              <table:table-cell office:value-type="float" office:value="1639747642.34999">
                <text:p>1639747642.34999</text:p>
              </table:table-cell>
              <table:table-cell office:value-type="float" office:value="-0.103751531404287">
                <text:p>-0.103751531404287</text:p>
              </table:table-cell>
              <table:table-cell office:value-type="float" office:value="-0.326200387012158">
                <text:p>-0.326200387012158</text:p>
              </table:table-cell>
            </table:table-row>
            <table:table-row>
              <table:table-cell office:value-type="float" office:value="1639747642.71132">
                <text:p>1639747642.71132</text:p>
              </table:table-cell>
              <table:table-cell office:value-type="float" office:value="-0.0910929681558386">
                <text:p>-0.0910929681558386</text:p>
              </table:table-cell>
              <table:table-cell office:value-type="float" office:value="-0.411750282750355">
                <text:p>-0.411750282750355</text:p>
              </table:table-cell>
            </table:table-row>
            <table:table-row>
              <table:table-cell office:value-type="float" office:value="1639747642.96027">
                <text:p>1639747642.96027</text:p>
              </table:table-cell>
              <table:table-cell office:value-type="float" office:value="-0.0840305338809127">
                <text:p>-0.0840305338809127</text:p>
              </table:table-cell>
              <table:table-cell office:value-type="float" office:value="-0.479450766062998">
                <text:p>-0.479450766062998</text:p>
              </table:table-cell>
            </table:table-row>
            <table:table-row>
              <table:table-cell office:value-type="float" office:value="1639747643.21182">
                <text:p>1639747643.21182</text:p>
              </table:table-cell>
              <table:table-cell office:value-type="float" office:value="-0.0704487387928685">
                <text:p>-0.0704487387928685</text:p>
              </table:table-cell>
              <table:table-cell office:value-type="float" office:value="-0.538127639619906">
                <text:p>-0.538127639619906</text:p>
              </table:table-cell>
            </table:table-row>
            <table:table-row>
              <table:table-cell office:value-type="float" office:value="1639747643.45385">
                <text:p>1639747643.45385</text:p>
              </table:table-cell>
              <table:table-cell office:value-type="float" office:value="-0.0562630916091639">
                <text:p>-0.0562630916091639</text:p>
              </table:table-cell>
              <table:table-cell office:value-type="float" office:value="-0.605096743953717">
                <text:p>-0.605096743953717</text:p>
              </table:table-cell>
            </table:table-row>
            <table:table-row>
              <table:table-cell office:value-type="float" office:value="1639747643.81155">
                <text:p>1639747643.81155</text:p>
              </table:table-cell>
              <table:table-cell office:value-type="float" office:value="-0.0494580823899107">
                <text:p>-0.0494580823899107</text:p>
              </table:table-cell>
              <table:table-cell office:value-type="float" office:value="-0.676910939047559">
                <text:p>-0.676910939047559</text:p>
              </table:table-cell>
            </table:table-row>
            <table:table-row>
              <table:table-cell office:value-type="float" office:value="1639747644.04999">
                <text:p>1639747644.04999</text:p>
              </table:table-cell>
              <table:table-cell office:value-type="float" office:value="-0.0510012668912244">
                <text:p>-0.0510012668912244</text:p>
              </table:table-cell>
              <table:table-cell office:value-type="float" office:value="-0.729863393500669">
                <text:p>-0.729863393500669</text:p>
              </table:table-cell>
            </table:table-row>
            <table:table-row>
              <table:table-cell office:value-type="float" office:value="1639747644.2909">
                <text:p>1639747644.2909</text:p>
              </table:table-cell>
              <table:table-cell office:value-type="float" office:value="-0.0390163259948125">
                <text:p>-0.0390163259948125</text:p>
              </table:table-cell>
              <table:table-cell office:value-type="float" office:value="-0.770176758965807">
                <text:p>-0.770176758965807</text:p>
              </table:table-cell>
            </table:table-row>
            <table:table-row>
              <table:table-cell office:value-type="float" office:value="1639747644.54053">
                <text:p>1639747644.54053</text:p>
              </table:table-cell>
              <table:table-cell office:value-type="float" office:value="-0.0352140903491495">
                <text:p>-0.0352140903491495</text:p>
              </table:table-cell>
              <table:table-cell office:value-type="float" office:value="-0.821306411918675">
                <text:p>-0.821306411918675</text:p>
              </table:table-cell>
            </table:table-row>
            <table:table-row>
              <table:table-cell office:value-type="float" office:value="1639747644.79517">
                <text:p>1639747644.79517</text:p>
              </table:table-cell>
              <table:table-cell office:value-type="float" office:value="-0.0386082917828075">
                <text:p>-0.0386082917828075</text:p>
              </table:table-cell>
              <table:table-cell office:value-type="float" office:value="-0.88098243978484">
                <text:p>-0.88098243978484</text:p>
              </table:table-cell>
            </table:table-row>
            <table:table-row>
              <table:table-cell office:value-type="float" office:value="1639747645.03104">
                <text:p>1639747645.03104</text:p>
              </table:table-cell>
              <table:table-cell office:value-type="float" office:value="-0.0388329692522438">
                <text:p>-0.0388329692522438</text:p>
              </table:table-cell>
              <table:table-cell office:value-type="float" office:value="-0.902788748612187">
                <text:p>-0.902788748612187</text:p>
              </table:table-cell>
            </table:table-row>
            <table:table-row>
              <table:table-cell office:value-type="float" office:value="1639747645.40022">
                <text:p>1639747645.40022</text:p>
              </table:table-cell>
              <table:table-cell office:value-type="float" office:value="-0.0323124464211303">
                <text:p>-0.0323124464211303</text:p>
              </table:table-cell>
              <table:table-cell office:value-type="float" office:value="-0.942698686787177">
                <text:p>-0.942698686787177</text:p>
              </table:table-cell>
            </table:table-row>
            <table:table-row>
              <table:table-cell office:value-type="float" office:value="1639747645.65005">
                <text:p>1639747645.65005</text:p>
              </table:table-cell>
              <table:table-cell office:value-type="float" office:value="-0.0356929032637688">
                <text:p>-0.0356929032637688</text:p>
              </table:table-cell>
              <table:table-cell office:value-type="float" office:value="-1.00027498093509">
                <text:p>-1.00027498093509</text:p>
              </table:table-cell>
            </table:table-row>
            <table:table-row>
              <table:table-cell office:value-type="float" office:value="1639747646.01111">
                <text:p>1639747646.01111</text:p>
              </table:table-cell>
              <table:table-cell office:value-type="float" office:value="-0.00168445163892742">
                <text:p>-0.00168445163892742</text:p>
              </table:table-cell>
              <table:table-cell office:value-type="float" office:value="-1.06963796647845">
                <text:p>-1.06963796647845</text:p>
              </table:table-cell>
            </table:table-row>
            <table:table-row>
              <table:table-cell office:value-type="float" office:value="1639747646.25133">
                <text:p>1639747646.25133</text:p>
              </table:table-cell>
              <table:table-cell office:value-type="float" office:value="0.0299900729541102">
                <text:p>0.0299900729541102</text:p>
              </table:table-cell>
              <table:table-cell office:value-type="float" office:value="-1.10332067420682">
                <text:p>-1.10332067420682</text:p>
              </table:table-cell>
            </table:table-row>
            <table:table-row>
              <table:table-cell office:value-type="float" office:value="1639747646.49434">
                <text:p>1639747646.49434</text:p>
              </table:table-cell>
              <table:table-cell office:value-type="float" office:value="0.0716266457295894">
                <text:p>0.0716266457295894</text:p>
              </table:table-cell>
              <table:table-cell office:value-type="float" office:value="-1.12699422673376">
                <text:p>-1.12699422673376</text:p>
              </table:table-cell>
            </table:table-row>
            <table:table-row>
              <table:table-cell office:value-type="float" office:value="1639747646.73466">
                <text:p>1639747646.73466</text:p>
              </table:table-cell>
              <table:table-cell office:value-type="float" office:value="0.135676354439741">
                <text:p>0.135676354439741</text:p>
              </table:table-cell>
              <table:table-cell office:value-type="float" office:value="-1.14335326108897">
                <text:p>-1.14335326108897</text:p>
              </table:table-cell>
            </table:table-row>
            <table:table-row>
              <table:table-cell office:value-type="float" office:value="1639747646.97089">
                <text:p>1639747646.97089</text:p>
              </table:table-cell>
              <table:table-cell office:value-type="float" office:value="-0.038436893446708">
                <text:p>-0.038436893446708</text:p>
              </table:table-cell>
              <table:table-cell office:value-type="float" office:value="-1.13613271741789">
                <text:p>-1.13613271741789</text:p>
              </table:table-cell>
            </table:table-row>
            <table:table-row>
              <table:table-cell office:value-type="float" office:value="1639747647.33543">
                <text:p>1639747647.33543</text:p>
              </table:table-cell>
              <table:table-cell office:value-type="float" office:value="-0.0437428214321806">
                <text:p>-0.0437428214321806</text:p>
              </table:table-cell>
              <table:table-cell office:value-type="float" office:value="-1.13863162850498">
                <text:p>-1.13863162850498</text:p>
              </table:table-cell>
            </table:table-row>
            <table:table-row>
              <table:table-cell office:value-type="float" office:value="1639747647.57149">
                <text:p>1639747647.57149</text:p>
              </table:table-cell>
              <table:table-cell office:value-type="float" office:value="-0.0626592343057747">
                <text:p>-0.0626592343057747</text:p>
              </table:table-cell>
              <table:table-cell office:value-type="float" office:value="-1.13835675960621">
                <text:p>-1.13835675960621</text:p>
              </table:table-cell>
            </table:table-row>
            <table:table-row>
              <table:table-cell office:value-type="float" office:value="1639747647.9291">
                <text:p>1639747647.9291</text:p>
              </table:table-cell>
              <table:table-cell office:value-type="float" office:value="-0.0674266578451895">
                <text:p>-0.0674266578451895</text:p>
              </table:table-cell>
              <table:table-cell office:value-type="float" office:value="-1.1352792657434">
                <text:p>-1.1352792657434</text:p>
              </table:table-cell>
            </table:table-row>
            <table:table-row>
              <table:table-cell office:value-type="float" office:value="1639747648.17215">
                <text:p>1639747648.17215</text:p>
              </table:table-cell>
              <table:table-cell office:value-type="float" office:value="-0.0763600088444496">
                <text:p>-0.0763600088444496</text:p>
              </table:table-cell>
              <table:table-cell office:value-type="float" office:value="-1.1278490084034">
                <text:p>-1.1278490084034</text:p>
              </table:table-cell>
            </table:table-row>
            <table:table-row>
              <table:table-cell office:value-type="float" office:value="1639747648.41126">
                <text:p>1639747648.41126</text:p>
              </table:table-cell>
              <table:table-cell office:value-type="float" office:value="-0.0817244786439223">
                <text:p>-0.0817244786439223</text:p>
              </table:table-cell>
              <table:table-cell office:value-type="float" office:value="-1.11699451452565">
                <text:p>-1.11699451452565</text:p>
              </table:table-cell>
            </table:table-row>
            <table:table-row>
              <table:table-cell office:value-type="float" office:value="1639747648.6555">
                <text:p>1639747648.6555</text:p>
              </table:table-cell>
              <table:table-cell office:value-type="float" office:value="-0.0811221748646192">
                <text:p>-0.0811221748646192</text:p>
              </table:table-cell>
              <table:table-cell office:value-type="float" office:value="-1.07348347848427">
                <text:p>-1.07348347848427</text:p>
              </table:table-cell>
            </table:table-row>
            <table:table-row>
              <table:table-cell office:value-type="float" office:value="1639747648.89129">
                <text:p>1639747648.89129</text:p>
              </table:table-cell>
              <table:table-cell office:value-type="float" office:value="-0.0767006327950242">
                <text:p>-0.0767006327950242</text:p>
              </table:table-cell>
              <table:table-cell office:value-type="float" office:value="-1.0008321310088">
                <text:p>-1.0008321310088</text:p>
              </table:table-cell>
            </table:table-row>
            <table:table-row>
              <table:table-cell office:value-type="float" office:value="1639747649.26017">
                <text:p>1639747649.26017</text:p>
              </table:table-cell>
              <table:table-cell office:value-type="float" office:value="-0.0615474075286061">
                <text:p>-0.0615474075286061</text:p>
              </table:table-cell>
              <table:table-cell office:value-type="float" office:value="-0.887104185675186">
                <text:p>-0.887104185675186</text:p>
              </table:table-cell>
            </table:table-row>
            <table:table-row>
              <table:table-cell office:value-type="float" office:value="1639747649.50058">
                <text:p>1639747649.50058</text:p>
              </table:table-cell>
              <table:table-cell office:value-type="float" office:value="-0.0567820085160739">
                <text:p>-0.0567820085160739</text:p>
              </table:table-cell>
              <table:table-cell office:value-type="float" office:value="-0.783148599762888">
                <text:p>-0.783148599762888</text:p>
              </table:table-cell>
            </table:table-row>
            <table:table-row>
              <table:table-cell office:value-type="float" office:value="1639747649.86039">
                <text:p>1639747649.86039</text:p>
              </table:table-cell>
              <table:table-cell office:value-type="float" office:value="-0.0565464584805418">
                <text:p>-0.0565464584805418</text:p>
              </table:table-cell>
              <table:table-cell office:value-type="float" office:value="-0.667845422816801">
                <text:p>-0.667845422816801</text:p>
              </table:table-cell>
            </table:table-row>
            <table:table-row>
              <table:table-cell office:value-type="float" office:value="1639747650.10034">
                <text:p>1639747650.10034</text:p>
              </table:table-cell>
              <table:table-cell office:value-type="float" office:value="-0.0436655150978645">
                <text:p>-0.0436655150978645</text:p>
              </table:table-cell>
              <table:table-cell office:value-type="float" office:value="-0.58977968876929">
                <text:p>-0.58977968876929</text:p>
              </table:table-cell>
            </table:table-row>
            <table:table-row>
              <table:table-cell office:value-type="float" office:value="1639747650.34587">
                <text:p>1639747650.34587</text:p>
              </table:table-cell>
              <table:table-cell office:value-type="float" office:value="-0.0363163058423511">
                <text:p>-0.0363163058423511</text:p>
              </table:table-cell>
              <table:table-cell office:value-type="float" office:value="-0.501918139512311">
                <text:p>-0.501918139512311</text:p>
              </table:table-cell>
            </table:table-row>
            <table:table-row>
              <table:table-cell office:value-type="float" office:value="1639747650.58043">
                <text:p>1639747650.58043</text:p>
              </table:table-cell>
              <table:table-cell office:value-type="float" office:value="-0.0347375297993777">
                <text:p>-0.0347375297993777</text:p>
              </table:table-cell>
              <table:table-cell office:value-type="float" office:value="-0.399163666358585">
                <text:p>-0.399163666358585</text:p>
              </table:table-cell>
            </table:table-row>
            <table:table-row>
              <table:table-cell office:value-type="float" office:value="1639747650.82057">
                <text:p>1639747650.82057</text:p>
              </table:table-cell>
              <table:table-cell office:value-type="float" office:value="-0.0299629937456769">
                <text:p>-0.0299629937456769</text:p>
              </table:table-cell>
              <table:table-cell office:value-type="float" office:value="-0.327613062862682">
                <text:p>-0.327613062862682</text:p>
              </table:table-cell>
            </table:table-row>
            <table:table-row>
              <table:table-cell office:value-type="float" office:value="1639747651.19068">
                <text:p>1639747651.19068</text:p>
              </table:table-cell>
              <table:table-cell office:value-type="float" office:value="-0.0203234114459166">
                <text:p>-0.0203234114459166</text:p>
              </table:table-cell>
              <table:table-cell office:value-type="float" office:value="-0.245387635665943">
                <text:p>-0.245387635665943</text:p>
              </table:table-cell>
            </table:table-row>
            <table:table-row>
              <table:table-cell office:value-type="float" office:value="1639747651.43117">
                <text:p>1639747651.43117</text:p>
              </table:table-cell>
              <table:table-cell office:value-type="float" office:value="-0.0122055987165233">
                <text:p>-0.0122055987165233</text:p>
              </table:table-cell>
              <table:table-cell office:value-type="float" office:value="-0.196506876459431">
                <text:p>-0.196506876459431</text:p>
              </table:table-cell>
            </table:table-row>
            <table:table-row>
              <table:table-cell office:value-type="float" office:value="1639747651.67436">
                <text:p>1639747651.67436</text:p>
              </table:table-cell>
              <table:table-cell office:value-type="float" office:value="0.0010281846237941">
                <text:p>0.0010281846237941</text:p>
              </table:table-cell>
              <table:table-cell office:value-type="float" office:value="-0.145592217192438">
                <text:p>-0.145592217192438</text:p>
              </table:table-cell>
            </table:table-row>
            <table:table-row>
              <table:table-cell office:value-type="float" office:value="1639747651.91151">
                <text:p>1639747651.91151</text:p>
              </table:table-cell>
              <table:table-cell office:value-type="float" office:value="0.00284047625113803">
                <text:p>0.00284047625113803</text:p>
              </table:table-cell>
              <table:table-cell office:value-type="float" office:value="-0.136084804310776">
                <text:p>-0.136084804310776</text:p>
              </table:table-cell>
            </table:table-row>
            <table:table-row>
              <table:table-cell office:value-type="float" office:value="1639747652.1705">
                <text:p>1639747652.1705</text:p>
              </table:table-cell>
              <table:table-cell office:value-type="float" office:value="-0.0606117386177592">
                <text:p>-0.0606117386177592</text:p>
              </table:table-cell>
              <table:table-cell office:value-type="float" office:value="-0.0908890213543169">
                <text:p>-0.0908890213543169</text:p>
              </table:table-cell>
            </table:table-row>
            <table:table-row>
              <table:table-cell office:value-type="float" office:value="1639747652.41646">
                <text:p>1639747652.41646</text:p>
              </table:table-cell>
              <table:table-cell office:value-type="float" office:value="0.013308529735167">
                <text:p>0.013308529735167</text:p>
              </table:table-cell>
              <table:table-cell office:value-type="float" office:value="-0.13394225883338">
                <text:p>-0.13394225883338</text:p>
              </table:table-cell>
            </table:table-row>
            <table:table-row>
              <table:table-cell office:value-type="float" office:value="1639747652.65543">
                <text:p>1639747652.65543</text:p>
              </table:table-cell>
              <table:table-cell office:value-type="float" office:value="0.031810675389847">
                <text:p>0.031810675389847</text:p>
              </table:table-cell>
              <table:table-cell office:value-type="float" office:value="-0.150634277175782">
                <text:p>-0.150634277175782</text:p>
              </table:table-cell>
            </table:table-row>
            <table:table-row>
              <table:table-cell office:value-type="float" office:value="1639747653.02125">
                <text:p>1639747653.02125</text:p>
              </table:table-cell>
              <table:table-cell office:value-type="float" office:value="0.0455039631426101">
                <text:p>0.0455039631426101</text:p>
              </table:table-cell>
              <table:table-cell office:value-type="float" office:value="-0.178332486112673">
                <text:p>-0.178332486112673</text:p>
              </table:table-cell>
            </table:table-row>
            <table:table-row>
              <table:table-cell office:value-type="float" office:value="1639747653.26582">
                <text:p>1639747653.26582</text:p>
              </table:table-cell>
              <table:table-cell office:value-type="float" office:value="0.0542426946700932">
                <text:p>0.0542426946700932</text:p>
              </table:table-cell>
              <table:table-cell office:value-type="float" office:value="-0.212803750461563">
                <text:p>-0.212803750461563</text:p>
              </table:table-cell>
            </table:table-row>
            <table:table-row>
              <table:table-cell office:value-type="float" office:value="1639747653.51061">
                <text:p>1639747653.51061</text:p>
              </table:table-cell>
              <table:table-cell office:value-type="float" office:value="0.0777203856544042">
                <text:p>0.0777203856544042</text:p>
              </table:table-cell>
              <table:table-cell office:value-type="float" office:value="-0.252599802058782">
                <text:p>-0.252599802058782</text:p>
              </table:table-cell>
            </table:table-row>
            <table:table-row>
              <table:table-cell office:value-type="float" office:value="1639747653.87071">
                <text:p>1639747653.87071</text:p>
              </table:table-cell>
              <table:table-cell office:value-type="float" office:value="0.10320413966099">
                <text:p>0.10320413966099</text:p>
              </table:table-cell>
              <table:table-cell office:value-type="float" office:value="-0.299575539264795">
                <text:p>-0.299575539264795</text:p>
              </table:table-cell>
            </table:table-row>
            <table:table-row>
              <table:table-cell office:value-type="float" office:value="1639747654.10924">
                <text:p>1639747654.10924</text:p>
              </table:table-cell>
              <table:table-cell office:value-type="float" office:value="0.106667772427839">
                <text:p>0.106667772427839</text:p>
              </table:table-cell>
              <table:table-cell office:value-type="float" office:value="-0.374498217346525">
                <text:p>-0.374498217346525</text:p>
              </table:table-cell>
            </table:table-row>
            <table:table-row>
              <table:table-cell office:value-type="float" office:value="1639747654.34985">
                <text:p>1639747654.34985</text:p>
              </table:table-cell>
              <table:table-cell office:value-type="float" office:value="0.11221266517474">
                <text:p>0.11221266517474</text:p>
              </table:table-cell>
              <table:table-cell office:value-type="float" office:value="-0.464779650754929">
                <text:p>-0.464779650754929</text:p>
              </table:table-cell>
            </table:table-row>
            <table:table-row>
              <table:table-cell office:value-type="float" office:value="1639747654.58986">
                <text:p>1639747654.58986</text:p>
              </table:table-cell>
              <table:table-cell office:value-type="float" office:value="0.0969336629971993">
                <text:p>0.0969336629971993</text:p>
              </table:table-cell>
              <table:table-cell office:value-type="float" office:value="-0.54760003162093">
                <text:p>-0.54760003162093</text:p>
              </table:table-cell>
            </table:table-row>
            <table:table-row>
              <table:table-cell office:value-type="float" office:value="1639747654.8309">
                <text:p>1639747654.8309</text:p>
              </table:table-cell>
              <table:table-cell office:value-type="float" office:value="0.0914340812200902">
                <text:p>0.0914340812200902</text:p>
              </table:table-cell>
              <table:table-cell office:value-type="float" office:value="-0.627007300086001">
                <text:p>-0.627007300086001</text:p>
              </table:table-cell>
            </table:table-row>
            <table:table-row>
              <table:table-cell office:value-type="float" office:value="1639747654.95555">
                <text:p>1639747654.95555</text:p>
              </table:table-cell>
              <table:table-cell office:value-type="float" office:value="0.0762119502601697">
                <text:p>0.0762119502601697</text:p>
              </table:table-cell>
              <table:table-cell office:value-type="float" office:value="-0.707113593787905">
                <text:p>-0.707113593787905</text:p>
              </table:table-cell>
            </table:table-row>
            <table:table-row>
              <table:table-cell office:value-type="float" office:value="1639747655.19658">
                <text:p>1639747655.19658</text:p>
              </table:table-cell>
              <table:table-cell office:value-type="float" office:value="0.0523752030318868">
                <text:p>0.0523752030318868</text:p>
              </table:table-cell>
              <table:table-cell office:value-type="float" office:value="-0.784541379062359">
                <text:p>-0.784541379062359</text:p>
              </table:table-cell>
            </table:table-row>
            <table:table-row>
              <table:table-cell office:value-type="float" office:value="1639747655.55039">
                <text:p>1639747655.55039</text:p>
              </table:table-cell>
              <table:table-cell office:value-type="float" office:value="0.0767490152495724">
                <text:p>0.0767490152495724</text:p>
              </table:table-cell>
              <table:table-cell office:value-type="float" office:value="-0.852664075731068">
                <text:p>-0.852664075731068</text:p>
              </table:table-cell>
            </table:table-row>
            <table:table-row>
              <table:table-cell office:value-type="float" office:value="1639747655.78996">
                <text:p>1639747655.78996</text:p>
              </table:table-cell>
              <table:table-cell office:value-type="float" office:value="0.0701571958885537">
                <text:p>0.0701571958885537</text:p>
              </table:table-cell>
              <table:table-cell office:value-type="float" office:value="-0.941752951838808">
                <text:p>-0.941752951838808</text:p>
              </table:table-cell>
            </table:table-row>
            <table:table-row>
              <table:table-cell office:value-type="float" office:value="1639747656.02959">
                <text:p>1639747656.02959</text:p>
              </table:table-cell>
              <table:table-cell office:value-type="float" office:value="0.0748044170388541">
                <text:p>0.0748044170388541</text:p>
              </table:table-cell>
              <table:table-cell office:value-type="float" office:value="-1.00023931326607">
                <text:p>-1.00023931326607</text:p>
              </table:table-cell>
            </table:table-row>
            <table:table-row>
              <table:table-cell office:value-type="float" office:value="1639747656.39152">
                <text:p>1639747656.39152</text:p>
              </table:table-cell>
              <table:table-cell office:value-type="float" office:value="0.0895077012196228">
                <text:p>0.0895077012196228</text:p>
              </table:table-cell>
              <table:table-cell office:value-type="float" office:value="-1.08523725397526">
                <text:p>-1.08523725397526</text:p>
              </table:table-cell>
            </table:table-row>
            <table:table-row>
              <table:table-cell office:value-type="float" office:value="1639747656.63029">
                <text:p>1639747656.63029</text:p>
              </table:table-cell>
              <table:table-cell office:value-type="float" office:value="0.126902700320751">
                <text:p>0.126902700320751</text:p>
              </table:table-cell>
              <table:table-cell office:value-type="float" office:value="-1.16486115964146">
                <text:p>-1.16486115964146</text:p>
              </table:table-cell>
            </table:table-row>
            <table:table-row>
              <table:table-cell office:value-type="float" office:value="1639747656.884">
                <text:p>1639747656.884</text:p>
              </table:table-cell>
              <table:table-cell office:value-type="float" office:value="0.144523544221213">
                <text:p>0.144523544221213</text:p>
              </table:table-cell>
              <table:table-cell office:value-type="float" office:value="-1.22671398720641">
                <text:p>-1.22671398720641</text:p>
              </table:table-cell>
            </table:table-row>
            <table:table-row>
              <table:table-cell office:value-type="float" office:value="1639747657.12546">
                <text:p>1639747657.12546</text:p>
              </table:table-cell>
              <table:table-cell office:value-type="float" office:value="0.160101858508628">
                <text:p>0.160101858508628</text:p>
              </table:table-cell>
              <table:table-cell office:value-type="float" office:value="-1.26873329372073">
                <text:p>-1.26873329372073</text:p>
              </table:table-cell>
            </table:table-row>
            <table:table-row>
              <table:table-cell office:value-type="float" office:value="1639747657.48034">
                <text:p>1639747657.48034</text:p>
              </table:table-cell>
              <table:table-cell office:value-type="float" office:value="0.18386327646915">
                <text:p>0.18386327646915</text:p>
              </table:table-cell>
              <table:table-cell office:value-type="float" office:value="-1.3006708138687">
                <text:p>-1.3006708138687</text:p>
              </table:table-cell>
            </table:table-row>
            <table:table-row>
              <table:table-cell office:value-type="float" office:value="1639747657.7198">
                <text:p>1639747657.7198</text:p>
              </table:table-cell>
              <table:table-cell office:value-type="float" office:value="0.191944329447866">
                <text:p>0.191944329447866</text:p>
              </table:table-cell>
              <table:table-cell office:value-type="float" office:value="-1.32224765706642">
                <text:p>-1.32224765706642</text:p>
              </table:table-cell>
            </table:table-row>
            <table:table-row>
              <table:table-cell office:value-type="float" office:value="1639747657.96072">
                <text:p>1639747657.96072</text:p>
              </table:table-cell>
              <table:table-cell office:value-type="float" office:value="0.189384707762076">
                <text:p>0.189384707762076</text:p>
              </table:table-cell>
              <table:table-cell office:value-type="float" office:value="-1.32726455270956">
                <text:p>-1.32726455270956</text:p>
              </table:table-cell>
            </table:table-row>
            <table:table-row>
              <table:table-cell office:value-type="float" office:value="1639747658.32097">
                <text:p>1639747658.32097</text:p>
              </table:table-cell>
              <table:table-cell office:value-type="float" office:value="0.169318744598981">
                <text:p>0.169318744598981</text:p>
              </table:table-cell>
              <table:table-cell office:value-type="float" office:value="-1.32354384974259">
                <text:p>-1.32354384974259</text:p>
              </table:table-cell>
            </table:table-row>
            <table:table-row>
              <table:table-cell office:value-type="float" office:value="1639747658.68043">
                <text:p>1639747658.68043</text:p>
              </table:table-cell>
              <table:table-cell office:value-type="float" office:value="0.145744284961567">
                <text:p>0.145744284961567</text:p>
              </table:table-cell>
              <table:table-cell office:value-type="float" office:value="-1.3265114858474">
                <text:p>-1.3265114858474</text:p>
              </table:table-cell>
            </table:table-row>
            <table:table-row>
              <table:table-cell office:value-type="float" office:value="1639747658.93081">
                <text:p>1639747658.93081</text:p>
              </table:table-cell>
              <table:table-cell office:value-type="float" office:value="0.134739396715645">
                <text:p>0.134739396715645</text:p>
              </table:table-cell>
              <table:table-cell office:value-type="float" office:value="-1.32923216404536">
                <text:p>-1.32923216404536</text:p>
              </table:table-cell>
            </table:table-row>
            <table:table-row>
              <table:table-cell office:value-type="float" office:value="1639747659.29069">
                <text:p>1639747659.29069</text:p>
              </table:table-cell>
              <table:table-cell office:value-type="float" office:value="0.134680125205737">
                <text:p>0.134680125205737</text:p>
              </table:table-cell>
              <table:table-cell office:value-type="float" office:value="-1.32007189888002">
                <text:p>-1.32007189888002</text:p>
              </table:table-cell>
            </table:table-row>
            <table:table-row>
              <table:table-cell office:value-type="float" office:value="1639747659.64977">
                <text:p>1639747659.64977</text:p>
              </table:table-cell>
              <table:table-cell office:value-type="float" office:value="0.116039010404415">
                <text:p>0.116039010404415</text:p>
              </table:table-cell>
              <table:table-cell office:value-type="float" office:value="-1.21767359983677">
                <text:p>-1.21767359983677</text:p>
              </table:table-cell>
            </table:table-row>
            <table:table-row>
              <table:table-cell office:value-type="float" office:value="1639747659.88932">
                <text:p>1639747659.88932</text:p>
              </table:table-cell>
              <table:table-cell office:value-type="float" office:value="0.112058183796318">
                <text:p>0.112058183796318</text:p>
              </table:table-cell>
              <table:table-cell office:value-type="float" office:value="-1.14414895106379">
                <text:p>-1.14414895106379</text:p>
              </table:table-cell>
            </table:table-row>
            <table:table-row>
              <table:table-cell office:value-type="float" office:value="1639747660.25933">
                <text:p>1639747660.25933</text:p>
              </table:table-cell>
              <table:table-cell office:value-type="float" office:value="0.104254685147651">
                <text:p>0.104254685147651</text:p>
              </table:table-cell>
              <table:table-cell office:value-type="float" office:value="-1.01873413819714">
                <text:p>-1.01873413819714</text:p>
              </table:table-cell>
            </table:table-row>
            <table:table-row>
              <table:table-cell office:value-type="float" office:value="1639747660.50027">
                <text:p>1639747660.50027</text:p>
              </table:table-cell>
              <table:table-cell office:value-type="float" office:value="0.095851544585319">
                <text:p>0.095851544585319</text:p>
              </table:table-cell>
              <table:table-cell office:value-type="float" office:value="-0.916352121233329">
                <text:p>-0.916352121233329</text:p>
              </table:table-cell>
            </table:table-row>
            <table:table-row>
              <table:table-cell office:value-type="float" office:value="1639747660.74298">
                <text:p>1639747660.74298</text:p>
              </table:table-cell>
              <table:table-cell office:value-type="float" office:value="0.107789853433668">
                <text:p>0.107789853433668</text:p>
              </table:table-cell>
              <table:table-cell office:value-type="float" office:value="-0.743766299493399">
                <text:p>-0.743766299493399</text:p>
              </table:table-cell>
            </table:table-row>
            <table:table-row>
              <table:table-cell office:value-type="float" office:value="1639747660.98137">
                <text:p>1639747660.98137</text:p>
              </table:table-cell>
              <table:table-cell office:value-type="float" office:value="0.114866791105037">
                <text:p>0.114866791105037</text:p>
              </table:table-cell>
              <table:table-cell office:value-type="float" office:value="-0.619058979211987">
                <text:p>-0.619058979211987</text:p>
              </table:table-cell>
            </table:table-row>
            <table:table-row>
              <table:table-cell office:value-type="float" office:value="1639747661.22086">
                <text:p>1639747661.22086</text:p>
              </table:table-cell>
              <table:table-cell office:value-type="float" office:value="0.116719742136792">
                <text:p>0.116719742136792</text:p>
              </table:table-cell>
              <table:table-cell office:value-type="float" office:value="-0.534839055742931">
                <text:p>-0.534839055742931</text:p>
              </table:table-cell>
            </table:table-row>
            <table:table-row>
              <table:table-cell office:value-type="float" office:value="1639747661.70141">
                <text:p>1639747661.70141</text:p>
              </table:table-cell>
              <table:table-cell office:value-type="float" office:value="0.131369682320184">
                <text:p>0.131369682320184</text:p>
              </table:table-cell>
              <table:table-cell office:value-type="float" office:value="-0.393567541977905">
                <text:p>-0.393567541977905</text:p>
              </table:table-cell>
            </table:table-row>
            <table:table-row>
              <table:table-cell office:value-type="float" office:value="1639747661.93936">
                <text:p>1639747661.93936</text:p>
              </table:table-cell>
              <table:table-cell office:value-type="float" office:value="0.116809287544388">
                <text:p>0.116809287544388</text:p>
              </table:table-cell>
              <table:table-cell office:value-type="float" office:value="-0.28774650508424">
                <text:p>-0.28774650508424</text:p>
              </table:table-cell>
            </table:table-row>
            <table:table-row>
              <table:table-cell office:value-type="float" office:value="1639747662.18007">
                <text:p>1639747662.18007</text:p>
              </table:table-cell>
              <table:table-cell office:value-type="float" office:value="0.113206260439577">
                <text:p>0.113206260439577</text:p>
              </table:table-cell>
              <table:table-cell office:value-type="float" office:value="-0.189352786873415">
                <text:p>-0.189352786873415</text:p>
              </table:table-cell>
            </table:table-row>
            <table:table-row>
              <table:table-cell office:value-type="float" office:value="1639747662.42046">
                <text:p>1639747662.42046</text:p>
              </table:table-cell>
              <table:table-cell office:value-type="float" office:value="0.112132389024891">
                <text:p>0.112132389024891</text:p>
              </table:table-cell>
              <table:table-cell office:value-type="float" office:value="-0.0989425083462016">
                <text:p>-0.0989425083462016</text:p>
              </table:table-cell>
            </table:table-row>
            <table:table-row>
              <table:table-cell office:value-type="float" office:value="1639747662.66716">
                <text:p>1639747662.66716</text:p>
              </table:table-cell>
              <table:table-cell office:value-type="float" office:value="0.103755919090874">
                <text:p>0.103755919090874</text:p>
              </table:table-cell>
              <table:table-cell office:value-type="float" office:value="0.0270390286837596">
                <text:p>0.0270390286837596</text:p>
              </table:table-cell>
            </table:table-row>
            <table:table-row>
              <table:table-cell office:value-type="float" office:value="1639747663.03701">
                <text:p>1639747663.03701</text:p>
              </table:table-cell>
              <table:table-cell office:value-type="float" office:value="0.101630642962891">
                <text:p>0.101630642962891</text:p>
              </table:table-cell>
              <table:table-cell office:value-type="float" office:value="0.191513406049434">
                <text:p>0.191513406049434</text:p>
              </table:table-cell>
            </table:table-row>
            <table:table-row>
              <table:table-cell office:value-type="float" office:value="1639747663.38972">
                <text:p>1639747663.38972</text:p>
              </table:table-cell>
              <table:table-cell office:value-type="float" office:value="0.109381312399165">
                <text:p>0.109381312399165</text:p>
              </table:table-cell>
              <table:table-cell office:value-type="float" office:value="0.272382776674425">
                <text:p>0.272382776674425</text:p>
              </table:table-cell>
            </table:table-row>
            <table:table-row>
              <table:table-cell office:value-type="float" office:value="1639747663.74971">
                <text:p>1639747663.74971</text:p>
              </table:table-cell>
              <table:table-cell office:value-type="float" office:value="0.115631709642805">
                <text:p>0.115631709642805</text:p>
              </table:table-cell>
              <table:table-cell office:value-type="float" office:value="0.351975971303828">
                <text:p>0.351975971303828</text:p>
              </table:table-cell>
            </table:table-row>
            <table:table-row>
              <table:table-cell office:value-type="float" office:value="1639747663.99287">
                <text:p>1639747663.99287</text:p>
              </table:table-cell>
              <table:table-cell office:value-type="float" office:value="0.110466398594516">
                <text:p>0.110466398594516</text:p>
              </table:table-cell>
              <table:table-cell office:value-type="float" office:value="0.336245078313381">
                <text:p>0.336245078313381</text:p>
              </table:table-cell>
            </table:table-row>
            <table:table-row>
              <table:table-cell office:value-type="float" office:value="1639747664.2309">
                <text:p>1639747664.2309</text:p>
              </table:table-cell>
              <table:table-cell office:value-type="float" office:value="0.0747425682658515">
                <text:p>0.0747425682658515</text:p>
              </table:table-cell>
              <table:table-cell office:value-type="float" office:value="0.284462884353356">
                <text:p>0.284462884353356</text:p>
              </table:table-cell>
            </table:table-row>
            <table:table-row>
              <table:table-cell office:value-type="float" office:value="1639747664.60198">
                <text:p>1639747664.60198</text:p>
              </table:table-cell>
              <table:table-cell office:value-type="float" office:value="0.0430313491509708">
                <text:p>0.0430313491509708</text:p>
              </table:table-cell>
              <table:table-cell office:value-type="float" office:value="0.27502340052952">
                <text:p>0.27502340052952</text:p>
              </table:table-cell>
            </table:table-row>
            <table:table-row>
              <table:table-cell office:value-type="float" office:value="1639747664.84115">
                <text:p>1639747664.84115</text:p>
              </table:table-cell>
              <table:table-cell office:value-type="float" office:value="0.0284395719382386">
                <text:p>0.0284395719382386</text:p>
              </table:table-cell>
              <table:table-cell office:value-type="float" office:value="0.275549409868499">
                <text:p>0.275549409868499</text:p>
              </table:table-cell>
            </table:table-row>
            <table:table-row>
              <table:table-cell office:value-type="float" office:value="1639747665.08725">
                <text:p>1639747665.08725</text:p>
              </table:table-cell>
              <table:table-cell office:value-type="float" office:value="0.0183481840435149">
                <text:p>0.0183481840435149</text:p>
              </table:table-cell>
              <table:table-cell office:value-type="float" office:value="0.266132455474922">
                <text:p>0.266132455474922</text:p>
              </table:table-cell>
            </table:table-row>
            <table:table-row>
              <table:table-cell office:value-type="float" office:value="1639747665.45004">
                <text:p>1639747665.45004</text:p>
              </table:table-cell>
              <table:table-cell office:value-type="float" office:value="0.0167354713146946">
                <text:p>0.0167354713146946</text:p>
              </table:table-cell>
              <table:table-cell office:value-type="float" office:value="0.2174816553002">
                <text:p>0.2174816553002</text:p>
              </table:table-cell>
            </table:table-row>
            <table:table-row>
              <table:table-cell office:value-type="float" office:value="1639747665.69022">
                <text:p>1639747665.69022</text:p>
              </table:table-cell>
              <table:table-cell office:value-type="float" office:value="0.0213981634026505">
                <text:p>0.0213981634026505</text:p>
              </table:table-cell>
              <table:table-cell office:value-type="float" office:value="0.141680461492669">
                <text:p>0.141680461492669</text:p>
              </table:table-cell>
            </table:table-row>
            <table:table-row>
              <table:table-cell office:value-type="float" office:value="1639747665.81104">
                <text:p>1639747665.81104</text:p>
              </table:table-cell>
              <table:table-cell office:value-type="float" office:value="0.0483046271744663">
                <text:p>0.0483046271744663</text:p>
              </table:table-cell>
              <table:table-cell office:value-type="float" office:value="0.048200366298449">
                <text:p>0.048200366298449</text:p>
              </table:table-cell>
            </table:table-row>
            <table:table-row>
              <table:table-cell office:value-type="float" office:value="1639747666.17228">
                <text:p>1639747666.17228</text:p>
              </table:table-cell>
              <table:table-cell office:value-type="float" office:value="0.0592789675847382">
                <text:p>0.0592789675847382</text:p>
              </table:table-cell>
              <table:table-cell office:value-type="float" office:value="-0.0721563713455195">
                <text:p>-0.0721563713455195</text:p>
              </table:table-cell>
            </table:table-row>
            <table:table-row>
              <table:table-cell office:value-type="float" office:value="1639747666.40978">
                <text:p>1639747666.40978</text:p>
              </table:table-cell>
              <table:table-cell office:value-type="float" office:value="0.067932764609915">
                <text:p>0.067932764609915</text:p>
              </table:table-cell>
              <table:table-cell office:value-type="float" office:value="-0.190331739226102">
                <text:p>-0.190331739226102</text:p>
              </table:table-cell>
            </table:table-row>
            <table:table-row>
              <table:table-cell office:value-type="float" office:value="1639747666.77085">
                <text:p>1639747666.77085</text:p>
              </table:table-cell>
              <table:table-cell office:value-type="float" office:value="0.0777125612972538">
                <text:p>0.0777125612972538</text:p>
              </table:table-cell>
              <table:table-cell office:value-type="float" office:value="-0.316868359181635">
                <text:p>-0.316868359181635</text:p>
              </table:table-cell>
            </table:table-row>
            <table:table-row>
              <table:table-cell office:value-type="float" office:value="1639747667.02073">
                <text:p>1639747667.02073</text:p>
              </table:table-cell>
              <table:table-cell office:value-type="float" office:value="0.0720718481825205">
                <text:p>0.0720718481825205</text:p>
              </table:table-cell>
              <table:table-cell office:value-type="float" office:value="-0.419845088215136">
                <text:p>-0.419845088215136</text:p>
              </table:table-cell>
            </table:table-row>
            <table:table-row>
              <table:table-cell office:value-type="float" office:value="1639747667.26544">
                <text:p>1639747667.26544</text:p>
              </table:table-cell>
              <table:table-cell office:value-type="float" office:value="0.0920522062999049">
                <text:p>0.0920522062999049</text:p>
              </table:table-cell>
              <table:table-cell office:value-type="float" office:value="-0.472339241375513">
                <text:p>-0.472339241375513</text:p>
              </table:table-cell>
            </table:table-row>
            <table:table-row>
              <table:table-cell office:value-type="float" office:value="1639747667.50174">
                <text:p>1639747667.50174</text:p>
              </table:table-cell>
              <table:table-cell office:value-type="float" office:value="0.0974062016781169">
                <text:p>0.0974062016781169</text:p>
              </table:table-cell>
              <table:table-cell office:value-type="float" office:value="-0.522111809406635">
                <text:p>-0.522111809406635</text:p>
              </table:table-cell>
            </table:table-row>
            <table:table-row>
              <table:table-cell office:value-type="float" office:value="1639747667.75555">
                <text:p>1639747667.75555</text:p>
              </table:table-cell>
              <table:table-cell office:value-type="float" office:value="0.100235911149899">
                <text:p>0.100235911149899</text:p>
              </table:table-cell>
              <table:table-cell office:value-type="float" office:value="-0.569239088674102">
                <text:p>-0.569239088674102</text:p>
              </table:table-cell>
            </table:table-row>
            <table:table-row>
              <table:table-cell office:value-type="float" office:value="1639747668.1124">
                <text:p>1639747668.1124</text:p>
              </table:table-cell>
              <table:table-cell office:value-type="float" office:value="0.0938850821087602">
                <text:p>0.0938850821087602</text:p>
              </table:table-cell>
              <table:table-cell office:value-type="float" office:value="-0.610963438957629">
                <text:p>-0.610963438957629</text:p>
              </table:table-cell>
            </table:table-row>
            <table:table-row>
              <table:table-cell office:value-type="float" office:value="1639747668.35073">
                <text:p>1639747668.35073</text:p>
              </table:table-cell>
              <table:table-cell office:value-type="float" office:value="0.0896229805120177">
                <text:p>0.0896229805120177</text:p>
              </table:table-cell>
              <table:table-cell office:value-type="float" office:value="-0.644874408926122">
                <text:p>-0.644874408926122</text:p>
              </table:table-cell>
            </table:table-row>
            <table:table-row>
              <table:table-cell office:value-type="float" office:value="1639747668.71216">
                <text:p>1639747668.71216</text:p>
              </table:table-cell>
              <table:table-cell office:value-type="float" office:value="0.0766665961161082">
                <text:p>0.0766665961161082</text:p>
              </table:table-cell>
              <table:table-cell office:value-type="float" office:value="-0.673216767322473">
                <text:p>-0.673216767322473</text:p>
              </table:table-cell>
            </table:table-row>
            <table:table-row>
              <table:table-cell office:value-type="float" office:value="1639747668.97257">
                <text:p>1639747668.97257</text:p>
              </table:table-cell>
              <table:table-cell office:value-type="float" office:value="0.0620459525592341">
                <text:p>0.0620459525592341</text:p>
              </table:table-cell>
              <table:table-cell office:value-type="float" office:value="-0.691869629193149">
                <text:p>-0.691869629193149</text:p>
              </table:table-cell>
            </table:table-row>
            <table:table-row>
              <table:table-cell office:value-type="float" office:value="1639747669.22161">
                <text:p>1639747669.22161</text:p>
              </table:table-cell>
              <table:table-cell office:value-type="float" office:value="0.0469172368648045">
                <text:p>0.0469172368648045</text:p>
              </table:table-cell>
              <table:table-cell office:value-type="float" office:value="-0.702024896022844">
                <text:p>-0.702024896022844</text:p>
              </table:table-cell>
            </table:table-row>
            <table:table-row>
              <table:table-cell office:value-type="float" office:value="1639747669.46796">
                <text:p>1639747669.46796</text:p>
              </table:table-cell>
              <table:table-cell office:value-type="float" office:value="0.0246521647313937">
                <text:p>0.0246521647313937</text:p>
              </table:table-cell>
              <table:table-cell office:value-type="float" office:value="-0.715535616817133">
                <text:p>-0.715535616817133</text:p>
              </table:table-cell>
            </table:table-row>
            <table:table-row>
              <table:table-cell office:value-type="float" office:value="1639747669.82321">
                <text:p>1639747669.82321</text:p>
              </table:table-cell>
              <table:table-cell office:value-type="float" office:value="0.000955505353860748">
                <text:p>0.000955505353860748</text:p>
              </table:table-cell>
              <table:table-cell office:value-type="float" office:value="-0.719798885951465">
                <text:p>-0.719798885951465</text:p>
              </table:table-cell>
            </table:table-row>
            <table:table-row>
              <table:table-cell office:value-type="float" office:value="1639747670.06204">
                <text:p>1639747670.06204</text:p>
              </table:table-cell>
              <table:table-cell office:value-type="float" office:value="-0.0168152591234486">
                <text:p>-0.0168152591234486</text:p>
              </table:table-cell>
              <table:table-cell office:value-type="float" office:value="-0.721939844458746">
                <text:p>-0.721939844458746</text:p>
              </table:table-cell>
            </table:table-row>
            <table:table-row>
              <table:table-cell office:value-type="float" office:value="1639747670.18286">
                <text:p>1639747670.18286</text:p>
              </table:table-cell>
              <table:table-cell office:value-type="float" office:value="-0.0335853735031833">
                <text:p>-0.0335853735031833</text:p>
              </table:table-cell>
              <table:table-cell office:value-type="float" office:value="-0.722087994986143">
                <text:p>-0.722087994986143</text:p>
              </table:table-cell>
            </table:table-row>
            <table:table-row>
              <table:table-cell office:value-type="float" office:value="1639747670.54253">
                <text:p>1639747670.54253</text:p>
              </table:table-cell>
              <table:table-cell office:value-type="float" office:value="-0.0592484080505573">
                <text:p>-0.0592484080505573</text:p>
              </table:table-cell>
              <table:table-cell office:value-type="float" office:value="-0.721502233534614">
                <text:p>-0.721502233534614</text:p>
              </table:table-cell>
            </table:table-row>
            <table:table-row>
              <table:table-cell office:value-type="float" office:value="1639747670.7802">
                <text:p>1639747670.7802</text:p>
              </table:table-cell>
              <table:table-cell office:value-type="float" office:value="-0.078183044180664">
                <text:p>-0.078183044180664</text:p>
              </table:table-cell>
              <table:table-cell office:value-type="float" office:value="-0.721404737396829">
                <text:p>-0.721404737396829</text:p>
              </table:table-cell>
            </table:table-row>
            <table:table-row>
              <table:table-cell office:value-type="float" office:value="1639747671.02144">
                <text:p>1639747671.02144</text:p>
              </table:table-cell>
              <table:table-cell office:value-type="float" office:value="-0.0954435671140007">
                <text:p>-0.0954435671140007</text:p>
              </table:table-cell>
              <table:table-cell office:value-type="float" office:value="-0.717845904145732">
                <text:p>-0.717845904145732</text:p>
              </table:table-cell>
            </table:table-row>
            <table:table-row>
              <table:table-cell office:value-type="float" office:value="1639747671.38285">
                <text:p>1639747671.38285</text:p>
              </table:table-cell>
              <table:table-cell office:value-type="float" office:value="-0.11682987725338">
                <text:p>-0.11682987725338</text:p>
              </table:table-cell>
              <table:table-cell office:value-type="float" office:value="-0.713200816739395">
                <text:p>-0.713200816739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34cm" svg:height="13.744cm" xlink:href=".." xlink:type="simple" chart:class="chart:bar" chart:style-name="ch1">
        <chart:legend chart:legend-position="end" svg:x="23.494cm" svg:y="6.324cm" style:legend-expansion="high" chart:style-name="ch2"/>
        <chart:plot-area chart:style-name="ch3" table:cell-range-address="'20211217-152655dvl_data_ts'.A2:'20211217-152655dvl_data_ts'.A205 '20211217-152655dvl_data_ts'.C1:'20211217-152655dvl_data_ts'.D205" chart:data-source-has-labels="both" svg:x="0.753cm" svg:y="0.437cm" svg:width="20.965cm" svg:height="12.981cm">
          <chartooo:coordinate-region svg:x="2.89cm" svg:y="0.636cm" svg:width="18.734cm" svg:height="12.583cm"/>
          <chart:axis chart:dimension="x" chart:name="primary-x" chart:style-name="ch4" chartooo:axis-type="auto">
            <chartooo:date-scale/>
            <chart:categories table:cell-range-address="'20211217-152655dvl_data_ts'.A2:'20211217-152655dvl_data_ts'.A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1217-152655dvl_data_ts'.C2:'20211217-152655dvl_data_ts'.C205" chart:label-cell-address="'20211217-152655dvl_data_ts'.C1:'20211217-152655dvl_data_ts'.C1" chart:class="chart:bar">
            <chart:data-point chart:repeated="204"/>
          </chart:series>
          <chart:series chart:style-name="ch8" chart:values-cell-range-address="'20211217-152655dvl_data_ts'.D2:'20211217-152655dvl_data_ts'.D205" chart:label-cell-address="'20211217-152655dvl_data_ts'.D1:'20211217-152655dvl_data_ts'.D1" chart:class="chart:bar">
            <chart:data-point chart:repeated="2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20211217-152655dvl_data_ts'.C1:'20211217-152655dvl_data_ts'.C1</svg:desc>
                </draw:g>
              </table:table-cell>
              <table:table-cell office:value-type="string">
                <text:p>y</text:p>
                <draw:g>
                  <svg:desc>'20211217-152655dvl_data_ts'.D1:'20211217-152655dvl_data_ts'.D1</svg:desc>
                </draw:g>
              </table:table-cell>
            </table:table-row>
          </table:table-header-rows>
          <table:table-rows>
            <table:table-row>
              <table:table-cell office:value-type="float" office:value="1639747615.32377">
                <text:p>1639747615.32377</text:p>
                <draw:g>
                  <svg:desc>'20211217-152655dvl_data_ts'.A2:'20211217-152655dvl_data_ts'.A205</svg:desc>
                </draw:g>
              </table:table-cell>
              <table:table-cell office:value-type="float" office:value="-0.326987654978322">
                <text:p>-0.326987654978322</text:p>
                <draw:g>
                  <svg:desc>'20211217-152655dvl_data_ts'.C2:'20211217-152655dvl_data_ts'.C205</svg:desc>
                </draw:g>
              </table:table-cell>
              <table:table-cell office:value-type="float" office:value="0.792101279981099">
                <text:p>0.792101279981099</text:p>
                <draw:g>
                  <svg:desc>'20211217-152655dvl_data_ts'.D2:'20211217-152655dvl_data_ts'.D205</svg:desc>
                </draw:g>
              </table:table-cell>
            </table:table-row>
            <table:table-row>
              <table:table-cell office:value-type="float" office:value="1639747615.55994">
                <text:p>1639747615.55994</text:p>
              </table:table-cell>
              <table:table-cell office:value-type="float" office:value="-0.327621619810012">
                <text:p>-0.327621619810012</text:p>
              </table:table-cell>
              <table:table-cell office:value-type="float" office:value="0.792149257964399">
                <text:p>0.792149257964399</text:p>
              </table:table-cell>
            </table:table-row>
            <table:table-row>
              <table:table-cell office:value-type="float" office:value="1639747615.91937">
                <text:p>1639747615.91937</text:p>
              </table:table-cell>
              <table:table-cell office:value-type="float" office:value="-0.327794512917854">
                <text:p>-0.327794512917854</text:p>
              </table:table-cell>
              <table:table-cell office:value-type="float" office:value="0.792256599125584">
                <text:p>0.792256599125584</text:p>
              </table:table-cell>
            </table:table-row>
            <table:table-row>
              <table:table-cell office:value-type="float" office:value="1639747616.27924">
                <text:p>1639747616.27924</text:p>
              </table:table-cell>
              <table:table-cell office:value-type="float" office:value="-0.328728089495698">
                <text:p>-0.328728089495698</text:p>
              </table:table-cell>
              <table:table-cell office:value-type="float" office:value="0.792916720377293">
                <text:p>0.792916720377293</text:p>
              </table:table-cell>
            </table:table-row>
            <table:table-row>
              <table:table-cell office:value-type="float" office:value="1639747616.64497">
                <text:p>1639747616.64497</text:p>
              </table:table-cell>
              <table:table-cell office:value-type="float" office:value="-0.326383282689773">
                <text:p>-0.326383282689773</text:p>
              </table:table-cell>
              <table:table-cell office:value-type="float" office:value="0.794734047516319">
                <text:p>0.794734047516319</text:p>
              </table:table-cell>
            </table:table-row>
            <table:table-row>
              <table:table-cell office:value-type="float" office:value="1639747617.00982">
                <text:p>1639747617.00982</text:p>
              </table:table-cell>
              <table:table-cell office:value-type="float" office:value="-0.326483322145605">
                <text:p>-0.326483322145605</text:p>
              </table:table-cell>
              <table:table-cell office:value-type="float" office:value="0.793243698471933">
                <text:p>0.793243698471933</text:p>
              </table:table-cell>
            </table:table-row>
            <table:table-row>
              <table:table-cell office:value-type="float" office:value="1639747617.25412">
                <text:p>1639747617.25412</text:p>
              </table:table-cell>
              <table:table-cell office:value-type="float" office:value="-0.326545911779311">
                <text:p>-0.326545911779311</text:p>
              </table:table-cell>
              <table:table-cell office:value-type="float" office:value="0.793707425529628">
                <text:p>0.793707425529628</text:p>
              </table:table-cell>
            </table:table-row>
            <table:table-row>
              <table:table-cell office:value-type="float" office:value="1639747617.48953">
                <text:p>1639747617.48953</text:p>
              </table:table-cell>
              <table:table-cell office:value-type="float" office:value="-0.326640755309299">
                <text:p>-0.326640755309299</text:p>
              </table:table-cell>
              <table:table-cell office:value-type="float" office:value="0.793708445923762">
                <text:p>0.793708445923762</text:p>
              </table:table-cell>
            </table:table-row>
            <table:table-row>
              <table:table-cell office:value-type="float" office:value="1639747617.72967">
                <text:p>1639747617.72967</text:p>
              </table:table-cell>
              <table:table-cell office:value-type="float" office:value="-0.326457179091329">
                <text:p>-0.326457179091329</text:p>
              </table:table-cell>
              <table:table-cell office:value-type="float" office:value="0.793718432300279">
                <text:p>0.793718432300279</text:p>
              </table:table-cell>
            </table:table-row>
            <table:table-row>
              <table:table-cell office:value-type="float" office:value="1639747618.08998">
                <text:p>1639747618.08998</text:p>
              </table:table-cell>
              <table:table-cell office:value-type="float" office:value="-0.32624533184905">
                <text:p>-0.32624533184905</text:p>
              </table:table-cell>
              <table:table-cell office:value-type="float" office:value="0.7949626515616">
                <text:p>0.7949626515616</text:p>
              </table:table-cell>
            </table:table-row>
            <table:table-row>
              <table:table-cell office:value-type="float" office:value="1639747618.33112">
                <text:p>1639747618.33112</text:p>
              </table:table-cell>
              <table:table-cell office:value-type="float" office:value="-0.326662917777751">
                <text:p>-0.326662917777751</text:p>
              </table:table-cell>
              <table:table-cell office:value-type="float" office:value="0.794044453983847">
                <text:p>0.794044453983847</text:p>
              </table:table-cell>
            </table:table-row>
            <table:table-row>
              <table:table-cell office:value-type="float" office:value="1639747618.57457">
                <text:p>1639747618.57457</text:p>
              </table:table-cell>
              <table:table-cell office:value-type="float" office:value="-0.327102439970772">
                <text:p>-0.327102439970772</text:p>
              </table:table-cell>
              <table:table-cell office:value-type="float" office:value="0.793685444783268">
                <text:p>0.793685444783268</text:p>
              </table:table-cell>
            </table:table-row>
            <table:table-row>
              <table:table-cell office:value-type="float" office:value="1639747618.80904">
                <text:p>1639747618.80904</text:p>
              </table:table-cell>
              <table:table-cell office:value-type="float" office:value="-0.327286459640136">
                <text:p>-0.327286459640136</text:p>
              </table:table-cell>
              <table:table-cell office:value-type="float" office:value="0.794467276294637">
                <text:p>0.794467276294637</text:p>
              </table:table-cell>
            </table:table-row>
            <table:table-row>
              <table:table-cell office:value-type="float" office:value="1639747619.05034">
                <text:p>1639747619.05034</text:p>
              </table:table-cell>
              <table:table-cell office:value-type="float" office:value="-0.327036027061543">
                <text:p>-0.327036027061543</text:p>
              </table:table-cell>
              <table:table-cell office:value-type="float" office:value="0.795090552820495">
                <text:p>0.795090552820495</text:p>
              </table:table-cell>
            </table:table-row>
            <table:table-row>
              <table:table-cell office:value-type="float" office:value="1639747619.41076">
                <text:p>1639747619.41076</text:p>
              </table:table-cell>
              <table:table-cell office:value-type="float" office:value="-0.327607763176399">
                <text:p>-0.327607763176399</text:p>
              </table:table-cell>
              <table:table-cell office:value-type="float" office:value="0.794237516572945">
                <text:p>0.794237516572945</text:p>
              </table:table-cell>
            </table:table-row>
            <table:table-row>
              <table:table-cell office:value-type="float" office:value="1639747619.65001">
                <text:p>1639747619.65001</text:p>
              </table:table-cell>
              <table:table-cell office:value-type="float" office:value="-0.327581322030977">
                <text:p>-0.327581322030977</text:p>
              </table:table-cell>
              <table:table-cell office:value-type="float" office:value="0.794054963530147">
                <text:p>0.794054963530147</text:p>
              </table:table-cell>
            </table:table-row>
            <table:table-row>
              <table:table-cell office:value-type="float" office:value="1639747619.89387">
                <text:p>1639747619.89387</text:p>
              </table:table-cell>
              <table:table-cell office:value-type="float" office:value="-0.327363262140229">
                <text:p>-0.327363262140229</text:p>
              </table:table-cell>
              <table:table-cell office:value-type="float" office:value="0.794296130945846">
                <text:p>0.794296130945846</text:p>
              </table:table-cell>
            </table:table-row>
            <table:table-row>
              <table:table-cell office:value-type="float" office:value="1639747620.25964">
                <text:p>1639747620.25964</text:p>
              </table:table-cell>
              <table:table-cell office:value-type="float" office:value="-0.327256566902626">
                <text:p>-0.327256566902626</text:p>
              </table:table-cell>
              <table:table-cell office:value-type="float" office:value="0.793848445037947">
                <text:p>0.793848445037947</text:p>
              </table:table-cell>
            </table:table-row>
            <table:table-row>
              <table:table-cell office:value-type="float" office:value="1639747620.50273">
                <text:p>1639747620.50273</text:p>
              </table:table-cell>
              <table:table-cell office:value-type="float" office:value="-0.328487242580291">
                <text:p>-0.328487242580291</text:p>
              </table:table-cell>
              <table:table-cell office:value-type="float" office:value="0.794248418527181">
                <text:p>0.794248418527181</text:p>
              </table:table-cell>
            </table:table-row>
            <table:table-row>
              <table:table-cell office:value-type="float" office:value="1639747620.74855">
                <text:p>1639747620.74855</text:p>
              </table:table-cell>
              <table:table-cell office:value-type="float" office:value="-0.327888625048847">
                <text:p>-0.327888625048847</text:p>
              </table:table-cell>
              <table:table-cell office:value-type="float" office:value="0.794263283331618">
                <text:p>0.794263283331618</text:p>
              </table:table-cell>
            </table:table-row>
            <table:table-row>
              <table:table-cell office:value-type="float" office:value="1639747620.99965">
                <text:p>1639747620.99965</text:p>
              </table:table-cell>
              <table:table-cell office:value-type="float" office:value="-0.327020479040775">
                <text:p>-0.327020479040775</text:p>
              </table:table-cell>
              <table:table-cell office:value-type="float" office:value="0.794870281745254">
                <text:p>0.794870281745254</text:p>
              </table:table-cell>
            </table:table-row>
            <table:table-row>
              <table:table-cell office:value-type="float" office:value="1639747621.24521">
                <text:p>1639747621.24521</text:p>
              </table:table-cell>
              <table:table-cell office:value-type="float" office:value="-0.327562540326048">
                <text:p>-0.327562540326048</text:p>
              </table:table-cell>
              <table:table-cell office:value-type="float" office:value="0.794629762547448">
                <text:p>0.794629762547448</text:p>
              </table:table-cell>
            </table:table-row>
            <table:table-row>
              <table:table-cell office:value-type="float" office:value="1639747621.60035">
                <text:p>1639747621.60035</text:p>
              </table:table-cell>
              <table:table-cell office:value-type="float" office:value="-0.328539180788281">
                <text:p>-0.328539180788281</text:p>
              </table:table-cell>
              <table:table-cell office:value-type="float" office:value="0.794666108990439">
                <text:p>0.794666108990439</text:p>
              </table:table-cell>
            </table:table-row>
            <table:table-row>
              <table:table-cell office:value-type="float" office:value="1639747621.83969">
                <text:p>1639747621.83969</text:p>
              </table:table-cell>
              <table:table-cell office:value-type="float" office:value="-0.32900292173852">
                <text:p>-0.32900292173852</text:p>
              </table:table-cell>
              <table:table-cell office:value-type="float" office:value="0.795355214985798">
                <text:p>0.795355214985798</text:p>
              </table:table-cell>
            </table:table-row>
            <table:table-row>
              <table:table-cell office:value-type="float" office:value="1639747622.07818">
                <text:p>1639747622.07818</text:p>
              </table:table-cell>
              <table:table-cell office:value-type="float" office:value="-0.327637081521857">
                <text:p>-0.327637081521857</text:p>
              </table:table-cell>
              <table:table-cell office:value-type="float" office:value="0.795224264152212">
                <text:p>0.795224264152212</text:p>
              </table:table-cell>
            </table:table-row>
            <table:table-row>
              <table:table-cell office:value-type="float" office:value="1639747622.32055">
                <text:p>1639747622.32055</text:p>
              </table:table-cell>
              <table:table-cell office:value-type="float" office:value="-0.328596368604792">
                <text:p>-0.328596368604792</text:p>
              </table:table-cell>
              <table:table-cell office:value-type="float" office:value="0.795338057299691">
                <text:p>0.795338057299691</text:p>
              </table:table-cell>
            </table:table-row>
            <table:table-row>
              <table:table-cell office:value-type="float" office:value="1639747622.57003">
                <text:p>1639747622.57003</text:p>
              </table:table-cell>
              <table:table-cell office:value-type="float" office:value="-0.327664425124712">
                <text:p>-0.327664425124712</text:p>
              </table:table-cell>
              <table:table-cell office:value-type="float" office:value="0.7960570869418">
                <text:p>0.7960570869418</text:p>
              </table:table-cell>
            </table:table-row>
            <table:table-row>
              <table:table-cell office:value-type="float" office:value="1639747622.82015">
                <text:p>1639747622.82015</text:p>
              </table:table-cell>
              <table:table-cell office:value-type="float" office:value="-0.328695441336112">
                <text:p>-0.328695441336112</text:p>
              </table:table-cell>
              <table:table-cell office:value-type="float" office:value="0.795907069284367">
                <text:p>0.795907069284367</text:p>
              </table:table-cell>
            </table:table-row>
            <table:table-row>
              <table:table-cell office:value-type="float" office:value="1639747623.06071">
                <text:p>1639747623.06071</text:p>
              </table:table-cell>
              <table:table-cell office:value-type="float" office:value="-0.327819953736189">
                <text:p>-0.327819953736189</text:p>
              </table:table-cell>
              <table:table-cell office:value-type="float" office:value="0.79610936096937">
                <text:p>0.79610936096937</text:p>
              </table:table-cell>
            </table:table-row>
            <table:table-row>
              <table:table-cell office:value-type="float" office:value="1639747623.31619">
                <text:p>1639747623.31619</text:p>
              </table:table-cell>
              <table:table-cell office:value-type="float" office:value="-0.327069674206294">
                <text:p>-0.327069674206294</text:p>
              </table:table-cell>
              <table:table-cell office:value-type="float" office:value="0.796471327812858">
                <text:p>0.796471327812858</text:p>
              </table:table-cell>
            </table:table-row>
            <table:table-row>
              <table:table-cell office:value-type="float" office:value="1639747623.67506">
                <text:p>1639747623.67506</text:p>
              </table:table-cell>
              <table:table-cell office:value-type="float" office:value="-0.327682903608055">
                <text:p>-0.327682903608055</text:p>
              </table:table-cell>
              <table:table-cell office:value-type="float" office:value="0.795749523033546">
                <text:p>0.795749523033546</text:p>
              </table:table-cell>
            </table:table-row>
            <table:table-row>
              <table:table-cell office:value-type="float" office:value="1639747624.03149">
                <text:p>1639747624.03149</text:p>
              </table:table-cell>
              <table:table-cell office:value-type="float" office:value="-0.32723311978509">
                <text:p>-0.32723311978509</text:p>
              </table:table-cell>
              <table:table-cell office:value-type="float" office:value="0.795949179407093">
                <text:p>0.795949179407093</text:p>
              </table:table-cell>
            </table:table-row>
            <table:table-row>
              <table:table-cell office:value-type="float" office:value="1639747624.26981">
                <text:p>1639747624.26981</text:p>
              </table:table-cell>
              <table:table-cell office:value-type="float" office:value="-0.327409193152892">
                <text:p>-0.327409193152892</text:p>
              </table:table-cell>
              <table:table-cell office:value-type="float" office:value="0.795879385772067">
                <text:p>0.795879385772067</text:p>
              </table:table-cell>
            </table:table-row>
            <table:table-row>
              <table:table-cell office:value-type="float" office:value="1639747624.52977">
                <text:p>1639747624.52977</text:p>
              </table:table-cell>
              <table:table-cell office:value-type="float" office:value="-0.327419305411258">
                <text:p>-0.327419305411258</text:p>
              </table:table-cell>
              <table:table-cell office:value-type="float" office:value="0.796708186890916">
                <text:p>0.796708186890916</text:p>
              </table:table-cell>
            </table:table-row>
            <table:table-row>
              <table:table-cell office:value-type="float" office:value="1639747624.89134">
                <text:p>1639747624.89134</text:p>
              </table:table-cell>
              <table:table-cell office:value-type="float" office:value="-0.327922232227069">
                <text:p>-0.327922232227069</text:p>
              </table:table-cell>
              <table:table-cell office:value-type="float" office:value="0.795491832378239">
                <text:p>0.795491832378239</text:p>
              </table:table-cell>
            </table:table-row>
            <table:table-row>
              <table:table-cell office:value-type="float" office:value="1639747625.13058">
                <text:p>1639747625.13058</text:p>
              </table:table-cell>
              <table:table-cell office:value-type="float" office:value="-0.327283502841779">
                <text:p>-0.327283502841779</text:p>
              </table:table-cell>
              <table:table-cell office:value-type="float" office:value="0.79619004472436">
                <text:p>0.79619004472436</text:p>
              </table:table-cell>
            </table:table-row>
            <table:table-row>
              <table:table-cell office:value-type="float" office:value="1639747625.36987">
                <text:p>1639747625.36987</text:p>
              </table:table-cell>
              <table:table-cell office:value-type="float" office:value="-0.327663367066382">
                <text:p>-0.327663367066382</text:p>
              </table:table-cell>
              <table:table-cell office:value-type="float" office:value="0.796613583255513">
                <text:p>0.796613583255513</text:p>
              </table:table-cell>
            </table:table-row>
            <table:table-row>
              <table:table-cell office:value-type="float" office:value="1639747625.61672">
                <text:p>1639747625.61672</text:p>
              </table:table-cell>
              <table:table-cell office:value-type="float" office:value="-0.328073003531813">
                <text:p>-0.328073003531813</text:p>
              </table:table-cell>
              <table:table-cell office:value-type="float" office:value="0.796870763736788">
                <text:p>0.796870763736788</text:p>
              </table:table-cell>
            </table:table-row>
            <table:table-row>
              <table:table-cell office:value-type="float" office:value="1639747625.85492">
                <text:p>1639747625.85492</text:p>
              </table:table-cell>
              <table:table-cell office:value-type="float" office:value="-0.327981055579329">
                <text:p>-0.327981055579329</text:p>
              </table:table-cell>
              <table:table-cell office:value-type="float" office:value="0.796804760669615">
                <text:p>0.796804760669615</text:p>
              </table:table-cell>
            </table:table-row>
            <table:table-row>
              <table:table-cell office:value-type="float" office:value="1639747626.21149">
                <text:p>1639747626.21149</text:p>
              </table:table-cell>
              <table:table-cell office:value-type="float" office:value="-0.32707498315585">
                <text:p>-0.32707498315585</text:p>
              </table:table-cell>
              <table:table-cell office:value-type="float" office:value="0.797829800098475">
                <text:p>0.797829800098475</text:p>
              </table:table-cell>
            </table:table-row>
            <table:table-row>
              <table:table-cell office:value-type="float" office:value="1639747626.45452">
                <text:p>1639747626.45452</text:p>
              </table:table-cell>
              <table:table-cell office:value-type="float" office:value="-0.326985691828821">
                <text:p>-0.326985691828821</text:p>
              </table:table-cell>
              <table:table-cell office:value-type="float" office:value="0.799336742108457">
                <text:p>0.799336742108457</text:p>
              </table:table-cell>
            </table:table-row>
            <table:table-row>
              <table:table-cell office:value-type="float" office:value="1639747626.8104">
                <text:p>1639747626.8104</text:p>
              </table:table-cell>
              <table:table-cell office:value-type="float" office:value="-0.327803866547889">
                <text:p>-0.327803866547889</text:p>
              </table:table-cell>
              <table:table-cell office:value-type="float" office:value="0.797759515897872">
                <text:p>0.797759515897872</text:p>
              </table:table-cell>
            </table:table-row>
            <table:table-row>
              <table:table-cell office:value-type="float" office:value="1639747627.04967">
                <text:p>1639747627.04967</text:p>
              </table:table-cell>
              <table:table-cell office:value-type="float" office:value="-0.32830620096392">
                <text:p>-0.32830620096392</text:p>
              </table:table-cell>
              <table:table-cell office:value-type="float" office:value="0.799436586481504">
                <text:p>0.799436586481504</text:p>
              </table:table-cell>
            </table:table-row>
            <table:table-row>
              <table:table-cell office:value-type="float" office:value="1639747627.28989">
                <text:p>1639747627.28989</text:p>
              </table:table-cell>
              <table:table-cell office:value-type="float" office:value="-0.328246476023689">
                <text:p>-0.328246476023689</text:p>
              </table:table-cell>
              <table:table-cell office:value-type="float" office:value="0.799638528622165">
                <text:p>0.799638528622165</text:p>
              </table:table-cell>
            </table:table-row>
            <table:table-row>
              <table:table-cell office:value-type="float" office:value="1639747627.54488">
                <text:p>1639747627.54488</text:p>
              </table:table-cell>
              <table:table-cell office:value-type="float" office:value="-0.327753453044681">
                <text:p>-0.327753453044681</text:p>
              </table:table-cell>
              <table:table-cell office:value-type="float" office:value="0.798858684086191">
                <text:p>0.798858684086191</text:p>
              </table:table-cell>
            </table:table-row>
            <table:table-row>
              <table:table-cell office:value-type="float" office:value="1639747627.90003">
                <text:p>1639747627.90003</text:p>
              </table:table-cell>
              <table:table-cell office:value-type="float" office:value="-0.327305860723721">
                <text:p>-0.327305860723721</text:p>
              </table:table-cell>
              <table:table-cell office:value-type="float" office:value="0.799683430771969">
                <text:p>0.799683430771969</text:p>
              </table:table-cell>
            </table:table-row>
            <table:table-row>
              <table:table-cell office:value-type="float" office:value="1639747628.14072">
                <text:p>1639747628.14072</text:p>
              </table:table-cell>
              <table:table-cell office:value-type="float" office:value="-0.328319388696761">
                <text:p>-0.328319388696761</text:p>
              </table:table-cell>
              <table:table-cell office:value-type="float" office:value="0.799005563342387">
                <text:p>0.799005563342387</text:p>
              </table:table-cell>
            </table:table-row>
            <table:table-row>
              <table:table-cell office:value-type="float" office:value="1639747628.39084">
                <text:p>1639747628.39084</text:p>
              </table:table-cell>
              <table:table-cell office:value-type="float" office:value="-0.328136092473582">
                <text:p>-0.328136092473582</text:p>
              </table:table-cell>
              <table:table-cell office:value-type="float" office:value="0.799369283082241">
                <text:p>0.799369283082241</text:p>
              </table:table-cell>
            </table:table-row>
            <table:table-row>
              <table:table-cell office:value-type="float" office:value="1639747628.74962">
                <text:p>1639747628.74962</text:p>
              </table:table-cell>
              <table:table-cell office:value-type="float" office:value="-0.328813200949771">
                <text:p>-0.328813200949771</text:p>
              </table:table-cell>
              <table:table-cell office:value-type="float" office:value="0.80051734185949">
                <text:p>0.80051734185949</text:p>
              </table:table-cell>
            </table:table-row>
            <table:table-row>
              <table:table-cell office:value-type="float" office:value="1639747628.99026">
                <text:p>1639747628.99026</text:p>
              </table:table-cell>
              <table:table-cell office:value-type="float" office:value="-0.328401006992985">
                <text:p>-0.328401006992985</text:p>
              </table:table-cell>
              <table:table-cell office:value-type="float" office:value="0.799633536059033">
                <text:p>0.799633536059033</text:p>
              </table:table-cell>
            </table:table-row>
            <table:table-row>
              <table:table-cell office:value-type="float" office:value="1639747629.24556">
                <text:p>1639747629.24556</text:p>
              </table:table-cell>
              <table:table-cell office:value-type="float" office:value="-0.328735931022248">
                <text:p>-0.328735931022248</text:p>
              </table:table-cell>
              <table:table-cell office:value-type="float" office:value="0.800026556004043">
                <text:p>0.800026556004043</text:p>
              </table:table-cell>
            </table:table-row>
            <table:table-row>
              <table:table-cell office:value-type="float" office:value="1639747629.59984">
                <text:p>1639747629.59984</text:p>
              </table:table-cell>
              <table:table-cell office:value-type="float" office:value="-0.328194682162593">
                <text:p>-0.328194682162593</text:p>
              </table:table-cell>
              <table:table-cell office:value-type="float" office:value="0.799842074873529">
                <text:p>0.799842074873529</text:p>
              </table:table-cell>
            </table:table-row>
            <table:table-row>
              <table:table-cell office:value-type="float" office:value="1639747629.84033">
                <text:p>1639747629.84033</text:p>
              </table:table-cell>
              <table:table-cell office:value-type="float" office:value="-0.327563113152097">
                <text:p>-0.327563113152097</text:p>
              </table:table-cell>
              <table:table-cell office:value-type="float" office:value="0.800064493297234">
                <text:p>0.800064493297234</text:p>
              </table:table-cell>
            </table:table-row>
            <table:table-row>
              <table:table-cell office:value-type="float" office:value="1639747630.08518">
                <text:p>1639747630.08518</text:p>
              </table:table-cell>
              <table:table-cell office:value-type="float" office:value="-0.327616969381928">
                <text:p>-0.327616969381928</text:p>
              </table:table-cell>
              <table:table-cell office:value-type="float" office:value="0.800387379673659">
                <text:p>0.800387379673659</text:p>
              </table:table-cell>
            </table:table-row>
            <table:table-row>
              <table:table-cell office:value-type="float" office:value="1639747630.44477">
                <text:p>1639747630.44477</text:p>
              </table:table-cell>
              <table:table-cell office:value-type="float" office:value="-0.32686724261354">
                <text:p>-0.32686724261354</text:p>
              </table:table-cell>
              <table:table-cell office:value-type="float" office:value="0.800692604683714">
                <text:p>0.800692604683714</text:p>
              </table:table-cell>
            </table:table-row>
            <table:table-row>
              <table:table-cell office:value-type="float" office:value="1639747630.67945">
                <text:p>1639747630.67945</text:p>
              </table:table-cell>
              <table:table-cell office:value-type="float" office:value="-0.327427732105329">
                <text:p>-0.327427732105329</text:p>
              </table:table-cell>
              <table:table-cell office:value-type="float" office:value="0.80050350908433">
                <text:p>0.80050350908433</text:p>
              </table:table-cell>
            </table:table-row>
            <table:table-row>
              <table:table-cell office:value-type="float" office:value="1639747631.04331">
                <text:p>1639747631.04331</text:p>
              </table:table-cell>
              <table:table-cell office:value-type="float" office:value="-0.328457477185688">
                <text:p>-0.328457477185688</text:p>
              </table:table-cell>
              <table:table-cell office:value-type="float" office:value="0.80105091878489">
                <text:p>0.80105091878489</text:p>
              </table:table-cell>
            </table:table-row>
            <table:table-row>
              <table:table-cell office:value-type="float" office:value="1639747631.2797">
                <text:p>1639747631.2797</text:p>
              </table:table-cell>
              <table:table-cell office:value-type="float" office:value="-0.328250771786728">
                <text:p>-0.328250771786728</text:p>
              </table:table-cell>
              <table:table-cell office:value-type="float" office:value="0.80131319772063">
                <text:p>0.80131319772063</text:p>
              </table:table-cell>
            </table:table-row>
            <table:table-row>
              <table:table-cell office:value-type="float" office:value="1639747631.51937">
                <text:p>1639747631.51937</text:p>
              </table:table-cell>
              <table:table-cell office:value-type="float" office:value="-0.328151169181872">
                <text:p>-0.328151169181872</text:p>
              </table:table-cell>
              <table:table-cell office:value-type="float" office:value="0.801676380434437">
                <text:p>0.801676380434437</text:p>
              </table:table-cell>
            </table:table-row>
            <table:table-row>
              <table:table-cell office:value-type="float" office:value="1639747631.77477">
                <text:p>1639747631.77477</text:p>
              </table:table-cell>
              <table:table-cell office:value-type="float" office:value="-0.32807739192007">
                <text:p>-0.32807739192007</text:p>
              </table:table-cell>
              <table:table-cell office:value-type="float" office:value="0.80124899786876">
                <text:p>0.80124899786876</text:p>
              </table:table-cell>
            </table:table-row>
            <table:table-row>
              <table:table-cell office:value-type="float" office:value="1639747632.1304">
                <text:p>1639747632.1304</text:p>
              </table:table-cell>
              <table:table-cell office:value-type="float" office:value="-0.32758901441526">
                <text:p>-0.32758901441526</text:p>
              </table:table-cell>
              <table:table-cell office:value-type="float" office:value="0.801638151277951">
                <text:p>0.801638151277951</text:p>
              </table:table-cell>
            </table:table-row>
            <table:table-row>
              <table:table-cell office:value-type="float" office:value="1639747632.37578">
                <text:p>1639747632.37578</text:p>
              </table:table-cell>
              <table:table-cell office:value-type="float" office:value="-0.327931596994964">
                <text:p>-0.327931596994964</text:p>
              </table:table-cell>
              <table:table-cell office:value-type="float" office:value="0.801517805197813">
                <text:p>0.801517805197813</text:p>
              </table:table-cell>
            </table:table-row>
            <table:table-row>
              <table:table-cell office:value-type="float" office:value="1639747632.60937">
                <text:p>1639747632.60937</text:p>
              </table:table-cell>
              <table:table-cell office:value-type="float" office:value="-0.327417300983866">
                <text:p>-0.327417300983866</text:p>
              </table:table-cell>
              <table:table-cell office:value-type="float" office:value="0.800102264657796">
                <text:p>0.800102264657796</text:p>
              </table:table-cell>
            </table:table-row>
            <table:table-row>
              <table:table-cell office:value-type="float" office:value="1639747632.85014">
                <text:p>1639747632.85014</text:p>
              </table:table-cell>
              <table:table-cell office:value-type="float" office:value="-0.327527655181848">
                <text:p>-0.327527655181848</text:p>
              </table:table-cell>
              <table:table-cell office:value-type="float" office:value="0.801212911599956">
                <text:p>0.801212911599956</text:p>
              </table:table-cell>
            </table:table-row>
            <table:table-row>
              <table:table-cell office:value-type="float" office:value="1639747633.20964">
                <text:p>1639747633.20964</text:p>
              </table:table-cell>
              <table:table-cell office:value-type="float" office:value="-0.327875814949647">
                <text:p>-0.327875814949647</text:p>
              </table:table-cell>
              <table:table-cell office:value-type="float" office:value="0.800928038605837">
                <text:p>0.800928038605837</text:p>
              </table:table-cell>
            </table:table-row>
            <table:table-row>
              <table:table-cell office:value-type="float" office:value="1639747633.46028">
                <text:p>1639747633.46028</text:p>
              </table:table-cell>
              <table:table-cell office:value-type="float" office:value="-0.32767255503039">
                <text:p>-0.32767255503039</text:p>
              </table:table-cell>
              <table:table-cell office:value-type="float" office:value="0.802134873943713">
                <text:p>0.802134873943713</text:p>
              </table:table-cell>
            </table:table-row>
            <table:table-row>
              <table:table-cell office:value-type="float" office:value="1639747633.81997">
                <text:p>1639747633.81997</text:p>
              </table:table-cell>
              <table:table-cell office:value-type="float" office:value="-0.327750207032388">
                <text:p>-0.327750207032388</text:p>
              </table:table-cell>
              <table:table-cell office:value-type="float" office:value="0.801659046943292">
                <text:p>0.801659046943292</text:p>
              </table:table-cell>
            </table:table-row>
            <table:table-row>
              <table:table-cell office:value-type="float" office:value="1639747634.06039">
                <text:p>1639747634.06039</text:p>
              </table:table-cell>
              <table:table-cell office:value-type="float" office:value="-0.327385670239737">
                <text:p>-0.327385670239737</text:p>
              </table:table-cell>
              <table:table-cell office:value-type="float" office:value="0.80176205927858">
                <text:p>0.80176205927858</text:p>
              </table:table-cell>
            </table:table-row>
            <table:table-row>
              <table:table-cell office:value-type="float" office:value="1639747634.30588">
                <text:p>1639747634.30588</text:p>
              </table:table-cell>
              <table:table-cell office:value-type="float" office:value="-0.328371254234495">
                <text:p>-0.328371254234495</text:p>
              </table:table-cell>
              <table:table-cell office:value-type="float" office:value="0.801865659119927">
                <text:p>0.801865659119927</text:p>
              </table:table-cell>
            </table:table-row>
            <table:table-row>
              <table:table-cell office:value-type="float" office:value="1639747634.66061">
                <text:p>1639747634.66061</text:p>
              </table:table-cell>
              <table:table-cell office:value-type="float" office:value="-0.327619489101447">
                <text:p>-0.327619489101447</text:p>
              </table:table-cell>
              <table:table-cell office:value-type="float" office:value="0.802502520489608">
                <text:p>0.802502520489608</text:p>
              </table:table-cell>
            </table:table-row>
            <table:table-row>
              <table:table-cell office:value-type="float" office:value="1639747634.89975">
                <text:p>1639747634.89975</text:p>
              </table:table-cell>
              <table:table-cell office:value-type="float" office:value="-0.327360090811816">
                <text:p>-0.327360090811816</text:p>
              </table:table-cell>
              <table:table-cell office:value-type="float" office:value="0.801870023990402">
                <text:p>0.801870023990402</text:p>
              </table:table-cell>
            </table:table-row>
            <table:table-row>
              <table:table-cell office:value-type="float" office:value="1639747635.14076">
                <text:p>1639747635.14076</text:p>
              </table:table-cell>
              <table:table-cell office:value-type="float" office:value="-0.326472697561625">
                <text:p>-0.326472697561625</text:p>
              </table:table-cell>
              <table:table-cell office:value-type="float" office:value="0.801901520031064">
                <text:p>0.801901520031064</text:p>
              </table:table-cell>
            </table:table-row>
            <table:table-row>
              <table:table-cell office:value-type="float" office:value="1639747635.38021">
                <text:p>1639747635.38021</text:p>
              </table:table-cell>
              <table:table-cell office:value-type="float" office:value="-0.327916019059749">
                <text:p>-0.327916019059749</text:p>
              </table:table-cell>
              <table:table-cell office:value-type="float" office:value="0.802130785541793">
                <text:p>0.802130785541793</text:p>
              </table:table-cell>
            </table:table-row>
            <table:table-row>
              <table:table-cell office:value-type="float" office:value="1639747635.62696">
                <text:p>1639747635.62696</text:p>
              </table:table-cell>
              <table:table-cell office:value-type="float" office:value="-0.326701629664766">
                <text:p>-0.326701629664766</text:p>
              </table:table-cell>
              <table:table-cell office:value-type="float" office:value="0.803106169732396">
                <text:p>0.803106169732396</text:p>
              </table:table-cell>
            </table:table-row>
            <table:table-row>
              <table:table-cell office:value-type="float" office:value="1639747635.8603">
                <text:p>1639747635.8603</text:p>
              </table:table-cell>
              <table:table-cell office:value-type="float" office:value="-0.326389157234524">
                <text:p>-0.326389157234524</text:p>
              </table:table-cell>
              <table:table-cell office:value-type="float" office:value="0.802238974849671">
                <text:p>0.802238974849671</text:p>
              </table:table-cell>
            </table:table-row>
            <table:table-row>
              <table:table-cell office:value-type="float" office:value="1639747636.2203">
                <text:p>1639747636.2203</text:p>
              </table:table-cell>
              <table:table-cell office:value-type="float" office:value="-0.326617875171297">
                <text:p>-0.326617875171297</text:p>
              </table:table-cell>
              <table:table-cell office:value-type="float" office:value="0.80292683393324">
                <text:p>0.80292683393324</text:p>
              </table:table-cell>
            </table:table-row>
            <table:table-row>
              <table:table-cell office:value-type="float" office:value="1639747636.46041">
                <text:p>1639747636.46041</text:p>
              </table:table-cell>
              <table:table-cell office:value-type="float" office:value="-0.326458161563159">
                <text:p>-0.326458161563159</text:p>
              </table:table-cell>
              <table:table-cell office:value-type="float" office:value="0.802015278977191">
                <text:p>0.802015278977191</text:p>
              </table:table-cell>
            </table:table-row>
            <table:table-row>
              <table:table-cell office:value-type="float" office:value="1639747636.69965">
                <text:p>1639747636.69965</text:p>
              </table:table-cell>
              <table:table-cell office:value-type="float" office:value="-0.325753231987272">
                <text:p>-0.325753231987272</text:p>
              </table:table-cell>
              <table:table-cell office:value-type="float" office:value="0.801024020154928">
                <text:p>0.801024020154928</text:p>
              </table:table-cell>
            </table:table-row>
            <table:table-row>
              <table:table-cell office:value-type="float" office:value="1639747636.94546">
                <text:p>1639747636.94546</text:p>
              </table:table-cell>
              <table:table-cell office:value-type="float" office:value="-0.329095453050486">
                <text:p>-0.329095453050486</text:p>
              </table:table-cell>
              <table:table-cell office:value-type="float" office:value="0.80035687156305">
                <text:p>0.80035687156305</text:p>
              </table:table-cell>
            </table:table-row>
            <table:table-row>
              <table:table-cell office:value-type="float" office:value="1639747637.1801">
                <text:p>1639747637.1801</text:p>
              </table:table-cell>
              <table:table-cell office:value-type="float" office:value="-0.330560957708078">
                <text:p>-0.330560957708078</text:p>
              </table:table-cell>
              <table:table-cell office:value-type="float" office:value="0.799756667689529">
                <text:p>0.799756667689529</text:p>
              </table:table-cell>
            </table:table-row>
            <table:table-row>
              <table:table-cell office:value-type="float" office:value="1639747637.5451">
                <text:p>1639747637.5451</text:p>
              </table:table-cell>
              <table:table-cell office:value-type="float" office:value="-0.329205405441796">
                <text:p>-0.329205405441796</text:p>
              </table:table-cell>
              <table:table-cell office:value-type="float" office:value="0.797961793566797">
                <text:p>0.797961793566797</text:p>
              </table:table-cell>
            </table:table-row>
            <table:table-row>
              <table:table-cell office:value-type="float" office:value="1639747637.78016">
                <text:p>1639747637.78016</text:p>
              </table:table-cell>
              <table:table-cell office:value-type="float" office:value="-0.329061193857339">
                <text:p>-0.329061193857339</text:p>
              </table:table-cell>
              <table:table-cell office:value-type="float" office:value="0.787514032227461">
                <text:p>0.787514032227461</text:p>
              </table:table-cell>
            </table:table-row>
            <table:table-row>
              <table:table-cell office:value-type="float" office:value="1639747638.02157">
                <text:p>1639747638.02157</text:p>
              </table:table-cell>
              <table:table-cell office:value-type="float" office:value="-0.318745671508765">
                <text:p>-0.318745671508765</text:p>
              </table:table-cell>
              <table:table-cell office:value-type="float" office:value="0.766903193345487">
                <text:p>0.766903193345487</text:p>
              </table:table-cell>
            </table:table-row>
            <table:table-row>
              <table:table-cell office:value-type="float" office:value="1639747638.26552">
                <text:p>1639747638.26552</text:p>
              </table:table-cell>
              <table:table-cell office:value-type="float" office:value="-0.302369573847157">
                <text:p>-0.302369573847157</text:p>
              </table:table-cell>
              <table:table-cell office:value-type="float" office:value="0.730549408506556">
                <text:p>0.730549408506556</text:p>
              </table:table-cell>
            </table:table-row>
            <table:table-row>
              <table:table-cell office:value-type="float" office:value="1639747638.62079">
                <text:p>1639747638.62079</text:p>
              </table:table-cell>
              <table:table-cell office:value-type="float" office:value="-0.285649472114409">
                <text:p>-0.285649472114409</text:p>
              </table:table-cell>
              <table:table-cell office:value-type="float" office:value="0.656008307579923">
                <text:p>0.656008307579923</text:p>
              </table:table-cell>
            </table:table-row>
            <table:table-row>
              <table:table-cell office:value-type="float" office:value="1639747638.866">
                <text:p>1639747638.866</text:p>
              </table:table-cell>
              <table:table-cell office:value-type="float" office:value="-0.275443135774609">
                <text:p>-0.275443135774609</text:p>
              </table:table-cell>
              <table:table-cell office:value-type="float" office:value="0.57657237360031">
                <text:p>0.57657237360031</text:p>
              </table:table-cell>
            </table:table-row>
            <table:table-row>
              <table:table-cell office:value-type="float" office:value="1639747639.09968">
                <text:p>1639747639.09968</text:p>
              </table:table-cell>
              <table:table-cell office:value-type="float" office:value="-0.26239854151207">
                <text:p>-0.26239854151207</text:p>
              </table:table-cell>
              <table:table-cell office:value-type="float" office:value="0.495540133619311">
                <text:p>0.495540133619311</text:p>
              </table:table-cell>
            </table:table-row>
            <table:table-row>
              <table:table-cell office:value-type="float" office:value="1639747639.33971">
                <text:p>1639747639.33971</text:p>
              </table:table-cell>
              <table:table-cell office:value-type="float" office:value="-0.237724166859456">
                <text:p>-0.237724166859456</text:p>
              </table:table-cell>
              <table:table-cell office:value-type="float" office:value="0.400897962322059">
                <text:p>0.400897962322059</text:p>
              </table:table-cell>
            </table:table-row>
            <table:table-row>
              <table:table-cell office:value-type="float" office:value="1639747639.59573">
                <text:p>1639747639.59573</text:p>
              </table:table-cell>
              <table:table-cell office:value-type="float" office:value="-0.222235996425157">
                <text:p>-0.222235996425157</text:p>
              </table:table-cell>
              <table:table-cell office:value-type="float" office:value="0.318712321103779">
                <text:p>0.318712321103779</text:p>
              </table:table-cell>
            </table:table-row>
            <table:table-row>
              <table:table-cell office:value-type="float" office:value="1639747639.83559">
                <text:p>1639747639.83559</text:p>
              </table:table-cell>
              <table:table-cell office:value-type="float" office:value="-0.210727516188973">
                <text:p>-0.210727516188973</text:p>
              </table:table-cell>
              <table:table-cell office:value-type="float" office:value="0.257339713575655">
                <text:p>0.257339713575655</text:p>
              </table:table-cell>
            </table:table-row>
            <table:table-row>
              <table:table-cell office:value-type="float" office:value="1639747640.18954">
                <text:p>1639747640.18954</text:p>
              </table:table-cell>
              <table:table-cell office:value-type="float" office:value="-0.192243684472184">
                <text:p>-0.192243684472184</text:p>
              </table:table-cell>
              <table:table-cell office:value-type="float" office:value="0.192806712573077">
                <text:p>0.192806712573077</text:p>
              </table:table-cell>
            </table:table-row>
            <table:table-row>
              <table:table-cell office:value-type="float" office:value="1639747640.43144">
                <text:p>1639747640.43144</text:p>
              </table:table-cell>
              <table:table-cell office:value-type="float" office:value="-0.181692753490217">
                <text:p>-0.181692753490217</text:p>
              </table:table-cell>
              <table:table-cell office:value-type="float" office:value="0.127190417251181">
                <text:p>0.127190417251181</text:p>
              </table:table-cell>
            </table:table-row>
            <table:table-row>
              <table:table-cell office:value-type="float" office:value="1639747640.67025">
                <text:p>1639747640.67025</text:p>
              </table:table-cell>
              <table:table-cell office:value-type="float" office:value="-0.170485152204365">
                <text:p>-0.170485152204365</text:p>
              </table:table-cell>
              <table:table-cell office:value-type="float" office:value="0.0859911006990545">
                <text:p>0.0859911006990545</text:p>
              </table:table-cell>
            </table:table-row>
            <table:table-row>
              <table:table-cell office:value-type="float" office:value="1639747641.03103">
                <text:p>1639747641.03103</text:p>
              </table:table-cell>
              <table:table-cell office:value-type="float" office:value="-0.166851388239429">
                <text:p>-0.166851388239429</text:p>
              </table:table-cell>
              <table:table-cell office:value-type="float" office:value="0.0330080515132584">
                <text:p>0.0330080515132584</text:p>
              </table:table-cell>
            </table:table-row>
            <table:table-row>
              <table:table-cell office:value-type="float" office:value="1639747641.27062">
                <text:p>1639747641.27062</text:p>
              </table:table-cell>
              <table:table-cell office:value-type="float" office:value="-0.166405660358464">
                <text:p>-0.166405660358464</text:p>
              </table:table-cell>
              <table:table-cell office:value-type="float" office:value="-0.0231530104850558">
                <text:p>-0.0231530104850558</text:p>
              </table:table-cell>
            </table:table-row>
            <table:table-row>
              <table:table-cell office:value-type="float" office:value="1639747641.51606">
                <text:p>1639747641.51606</text:p>
              </table:table-cell>
              <table:table-cell office:value-type="float" office:value="-0.158050116640826">
                <text:p>-0.158050116640826</text:p>
              </table:table-cell>
              <table:table-cell office:value-type="float" office:value="-0.0923137126994134">
                <text:p>-0.0923137126994134</text:p>
              </table:table-cell>
            </table:table-row>
            <table:table-row>
              <table:table-cell office:value-type="float" office:value="1639747641.75044">
                <text:p>1639747641.75044</text:p>
              </table:table-cell>
              <table:table-cell office:value-type="float" office:value="-0.144861335880284">
                <text:p>-0.144861335880284</text:p>
              </table:table-cell>
              <table:table-cell office:value-type="float" office:value="-0.149246792667889">
                <text:p>-0.149246792667889</text:p>
              </table:table-cell>
            </table:table-row>
            <table:table-row>
              <table:table-cell office:value-type="float" office:value="1639747642.11431">
                <text:p>1639747642.11431</text:p>
              </table:table-cell>
              <table:table-cell office:value-type="float" office:value="-0.116186592461102">
                <text:p>-0.116186592461102</text:p>
              </table:table-cell>
              <table:table-cell office:value-type="float" office:value="-0.23735196081885">
                <text:p>-0.23735196081885</text:p>
              </table:table-cell>
            </table:table-row>
            <table:table-row>
              <table:table-cell office:value-type="float" office:value="1639747642.34999">
                <text:p>1639747642.34999</text:p>
              </table:table-cell>
              <table:table-cell office:value-type="float" office:value="-0.103751531404287">
                <text:p>-0.103751531404287</text:p>
              </table:table-cell>
              <table:table-cell office:value-type="float" office:value="-0.326200387012158">
                <text:p>-0.326200387012158</text:p>
              </table:table-cell>
            </table:table-row>
            <table:table-row>
              <table:table-cell office:value-type="float" office:value="1639747642.71132">
                <text:p>1639747642.71132</text:p>
              </table:table-cell>
              <table:table-cell office:value-type="float" office:value="-0.0910929681558386">
                <text:p>-0.0910929681558386</text:p>
              </table:table-cell>
              <table:table-cell office:value-type="float" office:value="-0.411750282750355">
                <text:p>-0.411750282750355</text:p>
              </table:table-cell>
            </table:table-row>
            <table:table-row>
              <table:table-cell office:value-type="float" office:value="1639747642.96027">
                <text:p>1639747642.96027</text:p>
              </table:table-cell>
              <table:table-cell office:value-type="float" office:value="-0.0840305338809127">
                <text:p>-0.0840305338809127</text:p>
              </table:table-cell>
              <table:table-cell office:value-type="float" office:value="-0.479450766062998">
                <text:p>-0.479450766062998</text:p>
              </table:table-cell>
            </table:table-row>
            <table:table-row>
              <table:table-cell office:value-type="float" office:value="1639747643.21182">
                <text:p>1639747643.21182</text:p>
              </table:table-cell>
              <table:table-cell office:value-type="float" office:value="-0.0704487387928685">
                <text:p>-0.0704487387928685</text:p>
              </table:table-cell>
              <table:table-cell office:value-type="float" office:value="-0.538127639619906">
                <text:p>-0.538127639619906</text:p>
              </table:table-cell>
            </table:table-row>
            <table:table-row>
              <table:table-cell office:value-type="float" office:value="1639747643.45385">
                <text:p>1639747643.45385</text:p>
              </table:table-cell>
              <table:table-cell office:value-type="float" office:value="-0.0562630916091639">
                <text:p>-0.0562630916091639</text:p>
              </table:table-cell>
              <table:table-cell office:value-type="float" office:value="-0.605096743953717">
                <text:p>-0.605096743953717</text:p>
              </table:table-cell>
            </table:table-row>
            <table:table-row>
              <table:table-cell office:value-type="float" office:value="1639747643.81155">
                <text:p>1639747643.81155</text:p>
              </table:table-cell>
              <table:table-cell office:value-type="float" office:value="-0.0494580823899107">
                <text:p>-0.0494580823899107</text:p>
              </table:table-cell>
              <table:table-cell office:value-type="float" office:value="-0.676910939047559">
                <text:p>-0.676910939047559</text:p>
              </table:table-cell>
            </table:table-row>
            <table:table-row>
              <table:table-cell office:value-type="float" office:value="1639747644.04999">
                <text:p>1639747644.04999</text:p>
              </table:table-cell>
              <table:table-cell office:value-type="float" office:value="-0.0510012668912244">
                <text:p>-0.0510012668912244</text:p>
              </table:table-cell>
              <table:table-cell office:value-type="float" office:value="-0.729863393500669">
                <text:p>-0.729863393500669</text:p>
              </table:table-cell>
            </table:table-row>
            <table:table-row>
              <table:table-cell office:value-type="float" office:value="1639747644.2909">
                <text:p>1639747644.2909</text:p>
              </table:table-cell>
              <table:table-cell office:value-type="float" office:value="-0.0390163259948125">
                <text:p>-0.0390163259948125</text:p>
              </table:table-cell>
              <table:table-cell office:value-type="float" office:value="-0.770176758965807">
                <text:p>-0.770176758965807</text:p>
              </table:table-cell>
            </table:table-row>
            <table:table-row>
              <table:table-cell office:value-type="float" office:value="1639747644.54053">
                <text:p>1639747644.54053</text:p>
              </table:table-cell>
              <table:table-cell office:value-type="float" office:value="-0.0352140903491495">
                <text:p>-0.0352140903491495</text:p>
              </table:table-cell>
              <table:table-cell office:value-type="float" office:value="-0.821306411918675">
                <text:p>-0.821306411918675</text:p>
              </table:table-cell>
            </table:table-row>
            <table:table-row>
              <table:table-cell office:value-type="float" office:value="1639747644.79517">
                <text:p>1639747644.79517</text:p>
              </table:table-cell>
              <table:table-cell office:value-type="float" office:value="-0.0386082917828075">
                <text:p>-0.0386082917828075</text:p>
              </table:table-cell>
              <table:table-cell office:value-type="float" office:value="-0.88098243978484">
                <text:p>-0.88098243978484</text:p>
              </table:table-cell>
            </table:table-row>
            <table:table-row>
              <table:table-cell office:value-type="float" office:value="1639747645.03104">
                <text:p>1639747645.03104</text:p>
              </table:table-cell>
              <table:table-cell office:value-type="float" office:value="-0.0388329692522438">
                <text:p>-0.0388329692522438</text:p>
              </table:table-cell>
              <table:table-cell office:value-type="float" office:value="-0.902788748612187">
                <text:p>-0.902788748612187</text:p>
              </table:table-cell>
            </table:table-row>
            <table:table-row>
              <table:table-cell office:value-type="float" office:value="1639747645.40022">
                <text:p>1639747645.40022</text:p>
              </table:table-cell>
              <table:table-cell office:value-type="float" office:value="-0.0323124464211303">
                <text:p>-0.0323124464211303</text:p>
              </table:table-cell>
              <table:table-cell office:value-type="float" office:value="-0.942698686787177">
                <text:p>-0.942698686787177</text:p>
              </table:table-cell>
            </table:table-row>
            <table:table-row>
              <table:table-cell office:value-type="float" office:value="1639747645.65005">
                <text:p>1639747645.65005</text:p>
              </table:table-cell>
              <table:table-cell office:value-type="float" office:value="-0.0356929032637688">
                <text:p>-0.0356929032637688</text:p>
              </table:table-cell>
              <table:table-cell office:value-type="float" office:value="-1.00027498093509">
                <text:p>-1.00027498093509</text:p>
              </table:table-cell>
            </table:table-row>
            <table:table-row>
              <table:table-cell office:value-type="float" office:value="1639747646.01111">
                <text:p>1639747646.01111</text:p>
              </table:table-cell>
              <table:table-cell office:value-type="float" office:value="-0.00168445163892742">
                <text:p>-0.00168445163892742</text:p>
              </table:table-cell>
              <table:table-cell office:value-type="float" office:value="-1.06963796647845">
                <text:p>-1.06963796647845</text:p>
              </table:table-cell>
            </table:table-row>
            <table:table-row>
              <table:table-cell office:value-type="float" office:value="1639747646.25133">
                <text:p>1639747646.25133</text:p>
              </table:table-cell>
              <table:table-cell office:value-type="float" office:value="0.0299900729541102">
                <text:p>0.0299900729541102</text:p>
              </table:table-cell>
              <table:table-cell office:value-type="float" office:value="-1.10332067420682">
                <text:p>-1.10332067420682</text:p>
              </table:table-cell>
            </table:table-row>
            <table:table-row>
              <table:table-cell office:value-type="float" office:value="1639747646.49434">
                <text:p>1639747646.49434</text:p>
              </table:table-cell>
              <table:table-cell office:value-type="float" office:value="0.0716266457295894">
                <text:p>0.0716266457295894</text:p>
              </table:table-cell>
              <table:table-cell office:value-type="float" office:value="-1.12699422673376">
                <text:p>-1.12699422673376</text:p>
              </table:table-cell>
            </table:table-row>
            <table:table-row>
              <table:table-cell office:value-type="float" office:value="1639747646.73466">
                <text:p>1639747646.73466</text:p>
              </table:table-cell>
              <table:table-cell office:value-type="float" office:value="0.135676354439741">
                <text:p>0.135676354439741</text:p>
              </table:table-cell>
              <table:table-cell office:value-type="float" office:value="-1.14335326108897">
                <text:p>-1.14335326108897</text:p>
              </table:table-cell>
            </table:table-row>
            <table:table-row>
              <table:table-cell office:value-type="float" office:value="1639747646.97089">
                <text:p>1639747646.97089</text:p>
              </table:table-cell>
              <table:table-cell office:value-type="float" office:value="-0.038436893446708">
                <text:p>-0.038436893446708</text:p>
              </table:table-cell>
              <table:table-cell office:value-type="float" office:value="-1.13613271741789">
                <text:p>-1.13613271741789</text:p>
              </table:table-cell>
            </table:table-row>
            <table:table-row>
              <table:table-cell office:value-type="float" office:value="1639747647.33543">
                <text:p>1639747647.33543</text:p>
              </table:table-cell>
              <table:table-cell office:value-type="float" office:value="-0.0437428214321806">
                <text:p>-0.0437428214321806</text:p>
              </table:table-cell>
              <table:table-cell office:value-type="float" office:value="-1.13863162850498">
                <text:p>-1.13863162850498</text:p>
              </table:table-cell>
            </table:table-row>
            <table:table-row>
              <table:table-cell office:value-type="float" office:value="1639747647.57149">
                <text:p>1639747647.57149</text:p>
              </table:table-cell>
              <table:table-cell office:value-type="float" office:value="-0.0626592343057747">
                <text:p>-0.0626592343057747</text:p>
              </table:table-cell>
              <table:table-cell office:value-type="float" office:value="-1.13835675960621">
                <text:p>-1.13835675960621</text:p>
              </table:table-cell>
            </table:table-row>
            <table:table-row>
              <table:table-cell office:value-type="float" office:value="1639747647.9291">
                <text:p>1639747647.9291</text:p>
              </table:table-cell>
              <table:table-cell office:value-type="float" office:value="-0.0674266578451895">
                <text:p>-0.0674266578451895</text:p>
              </table:table-cell>
              <table:table-cell office:value-type="float" office:value="-1.1352792657434">
                <text:p>-1.1352792657434</text:p>
              </table:table-cell>
            </table:table-row>
            <table:table-row>
              <table:table-cell office:value-type="float" office:value="1639747648.17215">
                <text:p>1639747648.17215</text:p>
              </table:table-cell>
              <table:table-cell office:value-type="float" office:value="-0.0763600088444496">
                <text:p>-0.0763600088444496</text:p>
              </table:table-cell>
              <table:table-cell office:value-type="float" office:value="-1.1278490084034">
                <text:p>-1.1278490084034</text:p>
              </table:table-cell>
            </table:table-row>
            <table:table-row>
              <table:table-cell office:value-type="float" office:value="1639747648.41126">
                <text:p>1639747648.41126</text:p>
              </table:table-cell>
              <table:table-cell office:value-type="float" office:value="-0.0817244786439223">
                <text:p>-0.0817244786439223</text:p>
              </table:table-cell>
              <table:table-cell office:value-type="float" office:value="-1.11699451452565">
                <text:p>-1.11699451452565</text:p>
              </table:table-cell>
            </table:table-row>
            <table:table-row>
              <table:table-cell office:value-type="float" office:value="1639747648.6555">
                <text:p>1639747648.6555</text:p>
              </table:table-cell>
              <table:table-cell office:value-type="float" office:value="-0.0811221748646192">
                <text:p>-0.0811221748646192</text:p>
              </table:table-cell>
              <table:table-cell office:value-type="float" office:value="-1.07348347848427">
                <text:p>-1.07348347848427</text:p>
              </table:table-cell>
            </table:table-row>
            <table:table-row>
              <table:table-cell office:value-type="float" office:value="1639747648.89129">
                <text:p>1639747648.89129</text:p>
              </table:table-cell>
              <table:table-cell office:value-type="float" office:value="-0.0767006327950242">
                <text:p>-0.0767006327950242</text:p>
              </table:table-cell>
              <table:table-cell office:value-type="float" office:value="-1.0008321310088">
                <text:p>-1.0008321310088</text:p>
              </table:table-cell>
            </table:table-row>
            <table:table-row>
              <table:table-cell office:value-type="float" office:value="1639747649.26017">
                <text:p>1639747649.26017</text:p>
              </table:table-cell>
              <table:table-cell office:value-type="float" office:value="-0.0615474075286061">
                <text:p>-0.0615474075286061</text:p>
              </table:table-cell>
              <table:table-cell office:value-type="float" office:value="-0.887104185675186">
                <text:p>-0.887104185675186</text:p>
              </table:table-cell>
            </table:table-row>
            <table:table-row>
              <table:table-cell office:value-type="float" office:value="1639747649.50058">
                <text:p>1639747649.50058</text:p>
              </table:table-cell>
              <table:table-cell office:value-type="float" office:value="-0.0567820085160739">
                <text:p>-0.0567820085160739</text:p>
              </table:table-cell>
              <table:table-cell office:value-type="float" office:value="-0.783148599762888">
                <text:p>-0.783148599762888</text:p>
              </table:table-cell>
            </table:table-row>
            <table:table-row>
              <table:table-cell office:value-type="float" office:value="1639747649.86039">
                <text:p>1639747649.86039</text:p>
              </table:table-cell>
              <table:table-cell office:value-type="float" office:value="-0.0565464584805418">
                <text:p>-0.0565464584805418</text:p>
              </table:table-cell>
              <table:table-cell office:value-type="float" office:value="-0.667845422816801">
                <text:p>-0.667845422816801</text:p>
              </table:table-cell>
            </table:table-row>
            <table:table-row>
              <table:table-cell office:value-type="float" office:value="1639747650.10034">
                <text:p>1639747650.10034</text:p>
              </table:table-cell>
              <table:table-cell office:value-type="float" office:value="-0.0436655150978645">
                <text:p>-0.0436655150978645</text:p>
              </table:table-cell>
              <table:table-cell office:value-type="float" office:value="-0.58977968876929">
                <text:p>-0.58977968876929</text:p>
              </table:table-cell>
            </table:table-row>
            <table:table-row>
              <table:table-cell office:value-type="float" office:value="1639747650.34587">
                <text:p>1639747650.34587</text:p>
              </table:table-cell>
              <table:table-cell office:value-type="float" office:value="-0.0363163058423511">
                <text:p>-0.0363163058423511</text:p>
              </table:table-cell>
              <table:table-cell office:value-type="float" office:value="-0.501918139512311">
                <text:p>-0.501918139512311</text:p>
              </table:table-cell>
            </table:table-row>
            <table:table-row>
              <table:table-cell office:value-type="float" office:value="1639747650.58043">
                <text:p>1639747650.58043</text:p>
              </table:table-cell>
              <table:table-cell office:value-type="float" office:value="-0.0347375297993777">
                <text:p>-0.0347375297993777</text:p>
              </table:table-cell>
              <table:table-cell office:value-type="float" office:value="-0.399163666358585">
                <text:p>-0.399163666358585</text:p>
              </table:table-cell>
            </table:table-row>
            <table:table-row>
              <table:table-cell office:value-type="float" office:value="1639747650.82057">
                <text:p>1639747650.82057</text:p>
              </table:table-cell>
              <table:table-cell office:value-type="float" office:value="-0.0299629937456769">
                <text:p>-0.0299629937456769</text:p>
              </table:table-cell>
              <table:table-cell office:value-type="float" office:value="-0.327613062862682">
                <text:p>-0.327613062862682</text:p>
              </table:table-cell>
            </table:table-row>
            <table:table-row>
              <table:table-cell office:value-type="float" office:value="1639747651.19068">
                <text:p>1639747651.19068</text:p>
              </table:table-cell>
              <table:table-cell office:value-type="float" office:value="-0.0203234114459166">
                <text:p>-0.0203234114459166</text:p>
              </table:table-cell>
              <table:table-cell office:value-type="float" office:value="-0.245387635665943">
                <text:p>-0.245387635665943</text:p>
              </table:table-cell>
            </table:table-row>
            <table:table-row>
              <table:table-cell office:value-type="float" office:value="1639747651.43117">
                <text:p>1639747651.43117</text:p>
              </table:table-cell>
              <table:table-cell office:value-type="float" office:value="-0.0122055987165233">
                <text:p>-0.0122055987165233</text:p>
              </table:table-cell>
              <table:table-cell office:value-type="float" office:value="-0.196506876459431">
                <text:p>-0.196506876459431</text:p>
              </table:table-cell>
            </table:table-row>
            <table:table-row>
              <table:table-cell office:value-type="float" office:value="1639747651.67436">
                <text:p>1639747651.67436</text:p>
              </table:table-cell>
              <table:table-cell office:value-type="float" office:value="0.0010281846237941">
                <text:p>0.0010281846237941</text:p>
              </table:table-cell>
              <table:table-cell office:value-type="float" office:value="-0.145592217192438">
                <text:p>-0.145592217192438</text:p>
              </table:table-cell>
            </table:table-row>
            <table:table-row>
              <table:table-cell office:value-type="float" office:value="1639747651.91151">
                <text:p>1639747651.91151</text:p>
              </table:table-cell>
              <table:table-cell office:value-type="float" office:value="0.00284047625113803">
                <text:p>0.00284047625113803</text:p>
              </table:table-cell>
              <table:table-cell office:value-type="float" office:value="-0.136084804310776">
                <text:p>-0.136084804310776</text:p>
              </table:table-cell>
            </table:table-row>
            <table:table-row>
              <table:table-cell office:value-type="float" office:value="1639747652.1705">
                <text:p>1639747652.1705</text:p>
              </table:table-cell>
              <table:table-cell office:value-type="float" office:value="-0.0606117386177592">
                <text:p>-0.0606117386177592</text:p>
              </table:table-cell>
              <table:table-cell office:value-type="float" office:value="-0.0908890213543169">
                <text:p>-0.0908890213543169</text:p>
              </table:table-cell>
            </table:table-row>
            <table:table-row>
              <table:table-cell office:value-type="float" office:value="1639747652.41646">
                <text:p>1639747652.41646</text:p>
              </table:table-cell>
              <table:table-cell office:value-type="float" office:value="0.013308529735167">
                <text:p>0.013308529735167</text:p>
              </table:table-cell>
              <table:table-cell office:value-type="float" office:value="-0.13394225883338">
                <text:p>-0.13394225883338</text:p>
              </table:table-cell>
            </table:table-row>
            <table:table-row>
              <table:table-cell office:value-type="float" office:value="1639747652.65543">
                <text:p>1639747652.65543</text:p>
              </table:table-cell>
              <table:table-cell office:value-type="float" office:value="0.031810675389847">
                <text:p>0.031810675389847</text:p>
              </table:table-cell>
              <table:table-cell office:value-type="float" office:value="-0.150634277175782">
                <text:p>-0.150634277175782</text:p>
              </table:table-cell>
            </table:table-row>
            <table:table-row>
              <table:table-cell office:value-type="float" office:value="1639747653.02125">
                <text:p>1639747653.02125</text:p>
              </table:table-cell>
              <table:table-cell office:value-type="float" office:value="0.0455039631426101">
                <text:p>0.0455039631426101</text:p>
              </table:table-cell>
              <table:table-cell office:value-type="float" office:value="-0.178332486112673">
                <text:p>-0.178332486112673</text:p>
              </table:table-cell>
            </table:table-row>
            <table:table-row>
              <table:table-cell office:value-type="float" office:value="1639747653.26582">
                <text:p>1639747653.26582</text:p>
              </table:table-cell>
              <table:table-cell office:value-type="float" office:value="0.0542426946700932">
                <text:p>0.0542426946700932</text:p>
              </table:table-cell>
              <table:table-cell office:value-type="float" office:value="-0.212803750461563">
                <text:p>-0.212803750461563</text:p>
              </table:table-cell>
            </table:table-row>
            <table:table-row>
              <table:table-cell office:value-type="float" office:value="1639747653.51061">
                <text:p>1639747653.51061</text:p>
              </table:table-cell>
              <table:table-cell office:value-type="float" office:value="0.0777203856544042">
                <text:p>0.0777203856544042</text:p>
              </table:table-cell>
              <table:table-cell office:value-type="float" office:value="-0.252599802058782">
                <text:p>-0.252599802058782</text:p>
              </table:table-cell>
            </table:table-row>
            <table:table-row>
              <table:table-cell office:value-type="float" office:value="1639747653.87071">
                <text:p>1639747653.87071</text:p>
              </table:table-cell>
              <table:table-cell office:value-type="float" office:value="0.10320413966099">
                <text:p>0.10320413966099</text:p>
              </table:table-cell>
              <table:table-cell office:value-type="float" office:value="-0.299575539264795">
                <text:p>-0.299575539264795</text:p>
              </table:table-cell>
            </table:table-row>
            <table:table-row>
              <table:table-cell office:value-type="float" office:value="1639747654.10924">
                <text:p>1639747654.10924</text:p>
              </table:table-cell>
              <table:table-cell office:value-type="float" office:value="0.106667772427839">
                <text:p>0.106667772427839</text:p>
              </table:table-cell>
              <table:table-cell office:value-type="float" office:value="-0.374498217346525">
                <text:p>-0.374498217346525</text:p>
              </table:table-cell>
            </table:table-row>
            <table:table-row>
              <table:table-cell office:value-type="float" office:value="1639747654.34985">
                <text:p>1639747654.34985</text:p>
              </table:table-cell>
              <table:table-cell office:value-type="float" office:value="0.11221266517474">
                <text:p>0.11221266517474</text:p>
              </table:table-cell>
              <table:table-cell office:value-type="float" office:value="-0.464779650754929">
                <text:p>-0.464779650754929</text:p>
              </table:table-cell>
            </table:table-row>
            <table:table-row>
              <table:table-cell office:value-type="float" office:value="1639747654.58986">
                <text:p>1639747654.58986</text:p>
              </table:table-cell>
              <table:table-cell office:value-type="float" office:value="0.0969336629971993">
                <text:p>0.0969336629971993</text:p>
              </table:table-cell>
              <table:table-cell office:value-type="float" office:value="-0.54760003162093">
                <text:p>-0.54760003162093</text:p>
              </table:table-cell>
            </table:table-row>
            <table:table-row>
              <table:table-cell office:value-type="float" office:value="1639747654.8309">
                <text:p>1639747654.8309</text:p>
              </table:table-cell>
              <table:table-cell office:value-type="float" office:value="0.0914340812200902">
                <text:p>0.0914340812200902</text:p>
              </table:table-cell>
              <table:table-cell office:value-type="float" office:value="-0.627007300086001">
                <text:p>-0.627007300086001</text:p>
              </table:table-cell>
            </table:table-row>
            <table:table-row>
              <table:table-cell office:value-type="float" office:value="1639747654.95555">
                <text:p>1639747654.95555</text:p>
              </table:table-cell>
              <table:table-cell office:value-type="float" office:value="0.0762119502601697">
                <text:p>0.0762119502601697</text:p>
              </table:table-cell>
              <table:table-cell office:value-type="float" office:value="-0.707113593787905">
                <text:p>-0.707113593787905</text:p>
              </table:table-cell>
            </table:table-row>
            <table:table-row>
              <table:table-cell office:value-type="float" office:value="1639747655.19658">
                <text:p>1639747655.19658</text:p>
              </table:table-cell>
              <table:table-cell office:value-type="float" office:value="0.0523752030318868">
                <text:p>0.0523752030318868</text:p>
              </table:table-cell>
              <table:table-cell office:value-type="float" office:value="-0.784541379062359">
                <text:p>-0.784541379062359</text:p>
              </table:table-cell>
            </table:table-row>
            <table:table-row>
              <table:table-cell office:value-type="float" office:value="1639747655.55039">
                <text:p>1639747655.55039</text:p>
              </table:table-cell>
              <table:table-cell office:value-type="float" office:value="0.0767490152495724">
                <text:p>0.0767490152495724</text:p>
              </table:table-cell>
              <table:table-cell office:value-type="float" office:value="-0.852664075731068">
                <text:p>-0.852664075731068</text:p>
              </table:table-cell>
            </table:table-row>
            <table:table-row>
              <table:table-cell office:value-type="float" office:value="1639747655.78996">
                <text:p>1639747655.78996</text:p>
              </table:table-cell>
              <table:table-cell office:value-type="float" office:value="0.0701571958885537">
                <text:p>0.0701571958885537</text:p>
              </table:table-cell>
              <table:table-cell office:value-type="float" office:value="-0.941752951838808">
                <text:p>-0.941752951838808</text:p>
              </table:table-cell>
            </table:table-row>
            <table:table-row>
              <table:table-cell office:value-type="float" office:value="1639747656.02959">
                <text:p>1639747656.02959</text:p>
              </table:table-cell>
              <table:table-cell office:value-type="float" office:value="0.0748044170388541">
                <text:p>0.0748044170388541</text:p>
              </table:table-cell>
              <table:table-cell office:value-type="float" office:value="-1.00023931326607">
                <text:p>-1.00023931326607</text:p>
              </table:table-cell>
            </table:table-row>
            <table:table-row>
              <table:table-cell office:value-type="float" office:value="1639747656.39152">
                <text:p>1639747656.39152</text:p>
              </table:table-cell>
              <table:table-cell office:value-type="float" office:value="0.0895077012196228">
                <text:p>0.0895077012196228</text:p>
              </table:table-cell>
              <table:table-cell office:value-type="float" office:value="-1.08523725397526">
                <text:p>-1.08523725397526</text:p>
              </table:table-cell>
            </table:table-row>
            <table:table-row>
              <table:table-cell office:value-type="float" office:value="1639747656.63029">
                <text:p>1639747656.63029</text:p>
              </table:table-cell>
              <table:table-cell office:value-type="float" office:value="0.126902700320751">
                <text:p>0.126902700320751</text:p>
              </table:table-cell>
              <table:table-cell office:value-type="float" office:value="-1.16486115964146">
                <text:p>-1.16486115964146</text:p>
              </table:table-cell>
            </table:table-row>
            <table:table-row>
              <table:table-cell office:value-type="float" office:value="1639747656.884">
                <text:p>1639747656.884</text:p>
              </table:table-cell>
              <table:table-cell office:value-type="float" office:value="0.144523544221213">
                <text:p>0.144523544221213</text:p>
              </table:table-cell>
              <table:table-cell office:value-type="float" office:value="-1.22671398720641">
                <text:p>-1.22671398720641</text:p>
              </table:table-cell>
            </table:table-row>
            <table:table-row>
              <table:table-cell office:value-type="float" office:value="1639747657.12546">
                <text:p>1639747657.12546</text:p>
              </table:table-cell>
              <table:table-cell office:value-type="float" office:value="0.160101858508628">
                <text:p>0.160101858508628</text:p>
              </table:table-cell>
              <table:table-cell office:value-type="float" office:value="-1.26873329372073">
                <text:p>-1.26873329372073</text:p>
              </table:table-cell>
            </table:table-row>
            <table:table-row>
              <table:table-cell office:value-type="float" office:value="1639747657.48034">
                <text:p>1639747657.48034</text:p>
              </table:table-cell>
              <table:table-cell office:value-type="float" office:value="0.18386327646915">
                <text:p>0.18386327646915</text:p>
              </table:table-cell>
              <table:table-cell office:value-type="float" office:value="-1.3006708138687">
                <text:p>-1.3006708138687</text:p>
              </table:table-cell>
            </table:table-row>
            <table:table-row>
              <table:table-cell office:value-type="float" office:value="1639747657.7198">
                <text:p>1639747657.7198</text:p>
              </table:table-cell>
              <table:table-cell office:value-type="float" office:value="0.191944329447866">
                <text:p>0.191944329447866</text:p>
              </table:table-cell>
              <table:table-cell office:value-type="float" office:value="-1.32224765706642">
                <text:p>-1.32224765706642</text:p>
              </table:table-cell>
            </table:table-row>
            <table:table-row>
              <table:table-cell office:value-type="float" office:value="1639747657.96072">
                <text:p>1639747657.96072</text:p>
              </table:table-cell>
              <table:table-cell office:value-type="float" office:value="0.189384707762076">
                <text:p>0.189384707762076</text:p>
              </table:table-cell>
              <table:table-cell office:value-type="float" office:value="-1.32726455270956">
                <text:p>-1.32726455270956</text:p>
              </table:table-cell>
            </table:table-row>
            <table:table-row>
              <table:table-cell office:value-type="float" office:value="1639747658.32097">
                <text:p>1639747658.32097</text:p>
              </table:table-cell>
              <table:table-cell office:value-type="float" office:value="0.169318744598981">
                <text:p>0.169318744598981</text:p>
              </table:table-cell>
              <table:table-cell office:value-type="float" office:value="-1.32354384974259">
                <text:p>-1.32354384974259</text:p>
              </table:table-cell>
            </table:table-row>
            <table:table-row>
              <table:table-cell office:value-type="float" office:value="1639747658.68043">
                <text:p>1639747658.68043</text:p>
              </table:table-cell>
              <table:table-cell office:value-type="float" office:value="0.145744284961567">
                <text:p>0.145744284961567</text:p>
              </table:table-cell>
              <table:table-cell office:value-type="float" office:value="-1.3265114858474">
                <text:p>-1.3265114858474</text:p>
              </table:table-cell>
            </table:table-row>
            <table:table-row>
              <table:table-cell office:value-type="float" office:value="1639747658.93081">
                <text:p>1639747658.93081</text:p>
              </table:table-cell>
              <table:table-cell office:value-type="float" office:value="0.134739396715645">
                <text:p>0.134739396715645</text:p>
              </table:table-cell>
              <table:table-cell office:value-type="float" office:value="-1.32923216404536">
                <text:p>-1.32923216404536</text:p>
              </table:table-cell>
            </table:table-row>
            <table:table-row>
              <table:table-cell office:value-type="float" office:value="1639747659.29069">
                <text:p>1639747659.29069</text:p>
              </table:table-cell>
              <table:table-cell office:value-type="float" office:value="0.134680125205737">
                <text:p>0.134680125205737</text:p>
              </table:table-cell>
              <table:table-cell office:value-type="float" office:value="-1.32007189888002">
                <text:p>-1.32007189888002</text:p>
              </table:table-cell>
            </table:table-row>
            <table:table-row>
              <table:table-cell office:value-type="float" office:value="1639747659.64977">
                <text:p>1639747659.64977</text:p>
              </table:table-cell>
              <table:table-cell office:value-type="float" office:value="0.116039010404415">
                <text:p>0.116039010404415</text:p>
              </table:table-cell>
              <table:table-cell office:value-type="float" office:value="-1.21767359983677">
                <text:p>-1.21767359983677</text:p>
              </table:table-cell>
            </table:table-row>
            <table:table-row>
              <table:table-cell office:value-type="float" office:value="1639747659.88932">
                <text:p>1639747659.88932</text:p>
              </table:table-cell>
              <table:table-cell office:value-type="float" office:value="0.112058183796318">
                <text:p>0.112058183796318</text:p>
              </table:table-cell>
              <table:table-cell office:value-type="float" office:value="-1.14414895106379">
                <text:p>-1.14414895106379</text:p>
              </table:table-cell>
            </table:table-row>
            <table:table-row>
              <table:table-cell office:value-type="float" office:value="1639747660.25933">
                <text:p>1639747660.25933</text:p>
              </table:table-cell>
              <table:table-cell office:value-type="float" office:value="0.104254685147651">
                <text:p>0.104254685147651</text:p>
              </table:table-cell>
              <table:table-cell office:value-type="float" office:value="-1.01873413819714">
                <text:p>-1.01873413819714</text:p>
              </table:table-cell>
            </table:table-row>
            <table:table-row>
              <table:table-cell office:value-type="float" office:value="1639747660.50027">
                <text:p>1639747660.50027</text:p>
              </table:table-cell>
              <table:table-cell office:value-type="float" office:value="0.095851544585319">
                <text:p>0.095851544585319</text:p>
              </table:table-cell>
              <table:table-cell office:value-type="float" office:value="-0.916352121233329">
                <text:p>-0.916352121233329</text:p>
              </table:table-cell>
            </table:table-row>
            <table:table-row>
              <table:table-cell office:value-type="float" office:value="1639747660.74298">
                <text:p>1639747660.74298</text:p>
              </table:table-cell>
              <table:table-cell office:value-type="float" office:value="0.107789853433668">
                <text:p>0.107789853433668</text:p>
              </table:table-cell>
              <table:table-cell office:value-type="float" office:value="-0.743766299493399">
                <text:p>-0.743766299493399</text:p>
              </table:table-cell>
            </table:table-row>
            <table:table-row>
              <table:table-cell office:value-type="float" office:value="1639747660.98137">
                <text:p>1639747660.98137</text:p>
              </table:table-cell>
              <table:table-cell office:value-type="float" office:value="0.114866791105037">
                <text:p>0.114866791105037</text:p>
              </table:table-cell>
              <table:table-cell office:value-type="float" office:value="-0.619058979211987">
                <text:p>-0.619058979211987</text:p>
              </table:table-cell>
            </table:table-row>
            <table:table-row>
              <table:table-cell office:value-type="float" office:value="1639747661.22086">
                <text:p>1639747661.22086</text:p>
              </table:table-cell>
              <table:table-cell office:value-type="float" office:value="0.116719742136792">
                <text:p>0.116719742136792</text:p>
              </table:table-cell>
              <table:table-cell office:value-type="float" office:value="-0.534839055742931">
                <text:p>-0.534839055742931</text:p>
              </table:table-cell>
            </table:table-row>
            <table:table-row>
              <table:table-cell office:value-type="float" office:value="1639747661.70141">
                <text:p>1639747661.70141</text:p>
              </table:table-cell>
              <table:table-cell office:value-type="float" office:value="0.131369682320184">
                <text:p>0.131369682320184</text:p>
              </table:table-cell>
              <table:table-cell office:value-type="float" office:value="-0.393567541977905">
                <text:p>-0.393567541977905</text:p>
              </table:table-cell>
            </table:table-row>
            <table:table-row>
              <table:table-cell office:value-type="float" office:value="1639747661.93936">
                <text:p>1639747661.93936</text:p>
              </table:table-cell>
              <table:table-cell office:value-type="float" office:value="0.116809287544388">
                <text:p>0.116809287544388</text:p>
              </table:table-cell>
              <table:table-cell office:value-type="float" office:value="-0.28774650508424">
                <text:p>-0.28774650508424</text:p>
              </table:table-cell>
            </table:table-row>
            <table:table-row>
              <table:table-cell office:value-type="float" office:value="1639747662.18007">
                <text:p>1639747662.18007</text:p>
              </table:table-cell>
              <table:table-cell office:value-type="float" office:value="0.113206260439577">
                <text:p>0.113206260439577</text:p>
              </table:table-cell>
              <table:table-cell office:value-type="float" office:value="-0.189352786873415">
                <text:p>-0.189352786873415</text:p>
              </table:table-cell>
            </table:table-row>
            <table:table-row>
              <table:table-cell office:value-type="float" office:value="1639747662.42046">
                <text:p>1639747662.42046</text:p>
              </table:table-cell>
              <table:table-cell office:value-type="float" office:value="0.112132389024891">
                <text:p>0.112132389024891</text:p>
              </table:table-cell>
              <table:table-cell office:value-type="float" office:value="-0.0989425083462016">
                <text:p>-0.0989425083462016</text:p>
              </table:table-cell>
            </table:table-row>
            <table:table-row>
              <table:table-cell office:value-type="float" office:value="1639747662.66716">
                <text:p>1639747662.66716</text:p>
              </table:table-cell>
              <table:table-cell office:value-type="float" office:value="0.103755919090874">
                <text:p>0.103755919090874</text:p>
              </table:table-cell>
              <table:table-cell office:value-type="float" office:value="0.0270390286837596">
                <text:p>0.0270390286837596</text:p>
              </table:table-cell>
            </table:table-row>
            <table:table-row>
              <table:table-cell office:value-type="float" office:value="1639747663.03701">
                <text:p>1639747663.03701</text:p>
              </table:table-cell>
              <table:table-cell office:value-type="float" office:value="0.101630642962891">
                <text:p>0.101630642962891</text:p>
              </table:table-cell>
              <table:table-cell office:value-type="float" office:value="0.191513406049434">
                <text:p>0.191513406049434</text:p>
              </table:table-cell>
            </table:table-row>
            <table:table-row>
              <table:table-cell office:value-type="float" office:value="1639747663.38972">
                <text:p>1639747663.38972</text:p>
              </table:table-cell>
              <table:table-cell office:value-type="float" office:value="0.109381312399165">
                <text:p>0.109381312399165</text:p>
              </table:table-cell>
              <table:table-cell office:value-type="float" office:value="0.272382776674425">
                <text:p>0.272382776674425</text:p>
              </table:table-cell>
            </table:table-row>
            <table:table-row>
              <table:table-cell office:value-type="float" office:value="1639747663.74971">
                <text:p>1639747663.74971</text:p>
              </table:table-cell>
              <table:table-cell office:value-type="float" office:value="0.115631709642805">
                <text:p>0.115631709642805</text:p>
              </table:table-cell>
              <table:table-cell office:value-type="float" office:value="0.351975971303828">
                <text:p>0.351975971303828</text:p>
              </table:table-cell>
            </table:table-row>
            <table:table-row>
              <table:table-cell office:value-type="float" office:value="1639747663.99287">
                <text:p>1639747663.99287</text:p>
              </table:table-cell>
              <table:table-cell office:value-type="float" office:value="0.110466398594516">
                <text:p>0.110466398594516</text:p>
              </table:table-cell>
              <table:table-cell office:value-type="float" office:value="0.336245078313381">
                <text:p>0.336245078313381</text:p>
              </table:table-cell>
            </table:table-row>
            <table:table-row>
              <table:table-cell office:value-type="float" office:value="1639747664.2309">
                <text:p>1639747664.2309</text:p>
              </table:table-cell>
              <table:table-cell office:value-type="float" office:value="0.0747425682658515">
                <text:p>0.0747425682658515</text:p>
              </table:table-cell>
              <table:table-cell office:value-type="float" office:value="0.284462884353356">
                <text:p>0.284462884353356</text:p>
              </table:table-cell>
            </table:table-row>
            <table:table-row>
              <table:table-cell office:value-type="float" office:value="1639747664.60198">
                <text:p>1639747664.60198</text:p>
              </table:table-cell>
              <table:table-cell office:value-type="float" office:value="0.0430313491509708">
                <text:p>0.0430313491509708</text:p>
              </table:table-cell>
              <table:table-cell office:value-type="float" office:value="0.27502340052952">
                <text:p>0.27502340052952</text:p>
              </table:table-cell>
            </table:table-row>
            <table:table-row>
              <table:table-cell office:value-type="float" office:value="1639747664.84115">
                <text:p>1639747664.84115</text:p>
              </table:table-cell>
              <table:table-cell office:value-type="float" office:value="0.0284395719382386">
                <text:p>0.0284395719382386</text:p>
              </table:table-cell>
              <table:table-cell office:value-type="float" office:value="0.275549409868499">
                <text:p>0.275549409868499</text:p>
              </table:table-cell>
            </table:table-row>
            <table:table-row>
              <table:table-cell office:value-type="float" office:value="1639747665.08725">
                <text:p>1639747665.08725</text:p>
              </table:table-cell>
              <table:table-cell office:value-type="float" office:value="0.0183481840435149">
                <text:p>0.0183481840435149</text:p>
              </table:table-cell>
              <table:table-cell office:value-type="float" office:value="0.266132455474922">
                <text:p>0.266132455474922</text:p>
              </table:table-cell>
            </table:table-row>
            <table:table-row>
              <table:table-cell office:value-type="float" office:value="1639747665.45004">
                <text:p>1639747665.45004</text:p>
              </table:table-cell>
              <table:table-cell office:value-type="float" office:value="0.0167354713146946">
                <text:p>0.0167354713146946</text:p>
              </table:table-cell>
              <table:table-cell office:value-type="float" office:value="0.2174816553002">
                <text:p>0.2174816553002</text:p>
              </table:table-cell>
            </table:table-row>
            <table:table-row>
              <table:table-cell office:value-type="float" office:value="1639747665.69022">
                <text:p>1639747665.69022</text:p>
              </table:table-cell>
              <table:table-cell office:value-type="float" office:value="0.0213981634026505">
                <text:p>0.0213981634026505</text:p>
              </table:table-cell>
              <table:table-cell office:value-type="float" office:value="0.141680461492669">
                <text:p>0.141680461492669</text:p>
              </table:table-cell>
            </table:table-row>
            <table:table-row>
              <table:table-cell office:value-type="float" office:value="1639747665.81104">
                <text:p>1639747665.81104</text:p>
              </table:table-cell>
              <table:table-cell office:value-type="float" office:value="0.0483046271744663">
                <text:p>0.0483046271744663</text:p>
              </table:table-cell>
              <table:table-cell office:value-type="float" office:value="0.048200366298449">
                <text:p>0.048200366298449</text:p>
              </table:table-cell>
            </table:table-row>
            <table:table-row>
              <table:table-cell office:value-type="float" office:value="1639747666.17228">
                <text:p>1639747666.17228</text:p>
              </table:table-cell>
              <table:table-cell office:value-type="float" office:value="0.0592789675847382">
                <text:p>0.0592789675847382</text:p>
              </table:table-cell>
              <table:table-cell office:value-type="float" office:value="-0.0721563713455195">
                <text:p>-0.0721563713455195</text:p>
              </table:table-cell>
            </table:table-row>
            <table:table-row>
              <table:table-cell office:value-type="float" office:value="1639747666.40978">
                <text:p>1639747666.40978</text:p>
              </table:table-cell>
              <table:table-cell office:value-type="float" office:value="0.067932764609915">
                <text:p>0.067932764609915</text:p>
              </table:table-cell>
              <table:table-cell office:value-type="float" office:value="-0.190331739226102">
                <text:p>-0.190331739226102</text:p>
              </table:table-cell>
            </table:table-row>
            <table:table-row>
              <table:table-cell office:value-type="float" office:value="1639747666.77085">
                <text:p>1639747666.77085</text:p>
              </table:table-cell>
              <table:table-cell office:value-type="float" office:value="0.0777125612972538">
                <text:p>0.0777125612972538</text:p>
              </table:table-cell>
              <table:table-cell office:value-type="float" office:value="-0.316868359181635">
                <text:p>-0.316868359181635</text:p>
              </table:table-cell>
            </table:table-row>
            <table:table-row>
              <table:table-cell office:value-type="float" office:value="1639747667.02073">
                <text:p>1639747667.02073</text:p>
              </table:table-cell>
              <table:table-cell office:value-type="float" office:value="0.0720718481825205">
                <text:p>0.0720718481825205</text:p>
              </table:table-cell>
              <table:table-cell office:value-type="float" office:value="-0.419845088215136">
                <text:p>-0.419845088215136</text:p>
              </table:table-cell>
            </table:table-row>
            <table:table-row>
              <table:table-cell office:value-type="float" office:value="1639747667.26544">
                <text:p>1639747667.26544</text:p>
              </table:table-cell>
              <table:table-cell office:value-type="float" office:value="0.0920522062999049">
                <text:p>0.0920522062999049</text:p>
              </table:table-cell>
              <table:table-cell office:value-type="float" office:value="-0.472339241375513">
                <text:p>-0.472339241375513</text:p>
              </table:table-cell>
            </table:table-row>
            <table:table-row>
              <table:table-cell office:value-type="float" office:value="1639747667.50174">
                <text:p>1639747667.50174</text:p>
              </table:table-cell>
              <table:table-cell office:value-type="float" office:value="0.0974062016781169">
                <text:p>0.0974062016781169</text:p>
              </table:table-cell>
              <table:table-cell office:value-type="float" office:value="-0.522111809406635">
                <text:p>-0.522111809406635</text:p>
              </table:table-cell>
            </table:table-row>
            <table:table-row>
              <table:table-cell office:value-type="float" office:value="1639747667.75555">
                <text:p>1639747667.75555</text:p>
              </table:table-cell>
              <table:table-cell office:value-type="float" office:value="0.100235911149899">
                <text:p>0.100235911149899</text:p>
              </table:table-cell>
              <table:table-cell office:value-type="float" office:value="-0.569239088674102">
                <text:p>-0.569239088674102</text:p>
              </table:table-cell>
            </table:table-row>
            <table:table-row>
              <table:table-cell office:value-type="float" office:value="1639747668.1124">
                <text:p>1639747668.1124</text:p>
              </table:table-cell>
              <table:table-cell office:value-type="float" office:value="0.0938850821087602">
                <text:p>0.0938850821087602</text:p>
              </table:table-cell>
              <table:table-cell office:value-type="float" office:value="-0.610963438957629">
                <text:p>-0.610963438957629</text:p>
              </table:table-cell>
            </table:table-row>
            <table:table-row>
              <table:table-cell office:value-type="float" office:value="1639747668.35073">
                <text:p>1639747668.35073</text:p>
              </table:table-cell>
              <table:table-cell office:value-type="float" office:value="0.0896229805120177">
                <text:p>0.0896229805120177</text:p>
              </table:table-cell>
              <table:table-cell office:value-type="float" office:value="-0.644874408926122">
                <text:p>-0.644874408926122</text:p>
              </table:table-cell>
            </table:table-row>
            <table:table-row>
              <table:table-cell office:value-type="float" office:value="1639747668.71216">
                <text:p>1639747668.71216</text:p>
              </table:table-cell>
              <table:table-cell office:value-type="float" office:value="0.0766665961161082">
                <text:p>0.0766665961161082</text:p>
              </table:table-cell>
              <table:table-cell office:value-type="float" office:value="-0.673216767322473">
                <text:p>-0.673216767322473</text:p>
              </table:table-cell>
            </table:table-row>
            <table:table-row>
              <table:table-cell office:value-type="float" office:value="1639747668.97257">
                <text:p>1639747668.97257</text:p>
              </table:table-cell>
              <table:table-cell office:value-type="float" office:value="0.0620459525592341">
                <text:p>0.0620459525592341</text:p>
              </table:table-cell>
              <table:table-cell office:value-type="float" office:value="-0.691869629193149">
                <text:p>-0.691869629193149</text:p>
              </table:table-cell>
            </table:table-row>
            <table:table-row>
              <table:table-cell office:value-type="float" office:value="1639747669.22161">
                <text:p>1639747669.22161</text:p>
              </table:table-cell>
              <table:table-cell office:value-type="float" office:value="0.0469172368648045">
                <text:p>0.0469172368648045</text:p>
              </table:table-cell>
              <table:table-cell office:value-type="float" office:value="-0.702024896022844">
                <text:p>-0.702024896022844</text:p>
              </table:table-cell>
            </table:table-row>
            <table:table-row>
              <table:table-cell office:value-type="float" office:value="1639747669.46796">
                <text:p>1639747669.46796</text:p>
              </table:table-cell>
              <table:table-cell office:value-type="float" office:value="0.0246521647313937">
                <text:p>0.0246521647313937</text:p>
              </table:table-cell>
              <table:table-cell office:value-type="float" office:value="-0.715535616817133">
                <text:p>-0.715535616817133</text:p>
              </table:table-cell>
            </table:table-row>
            <table:table-row>
              <table:table-cell office:value-type="float" office:value="1639747669.82321">
                <text:p>1639747669.82321</text:p>
              </table:table-cell>
              <table:table-cell office:value-type="float" office:value="0.000955505353860748">
                <text:p>0.000955505353860748</text:p>
              </table:table-cell>
              <table:table-cell office:value-type="float" office:value="-0.719798885951465">
                <text:p>-0.719798885951465</text:p>
              </table:table-cell>
            </table:table-row>
            <table:table-row>
              <table:table-cell office:value-type="float" office:value="1639747670.06204">
                <text:p>1639747670.06204</text:p>
              </table:table-cell>
              <table:table-cell office:value-type="float" office:value="-0.0168152591234486">
                <text:p>-0.0168152591234486</text:p>
              </table:table-cell>
              <table:table-cell office:value-type="float" office:value="-0.721939844458746">
                <text:p>-0.721939844458746</text:p>
              </table:table-cell>
            </table:table-row>
            <table:table-row>
              <table:table-cell office:value-type="float" office:value="1639747670.18286">
                <text:p>1639747670.18286</text:p>
              </table:table-cell>
              <table:table-cell office:value-type="float" office:value="-0.0335853735031833">
                <text:p>-0.0335853735031833</text:p>
              </table:table-cell>
              <table:table-cell office:value-type="float" office:value="-0.722087994986143">
                <text:p>-0.722087994986143</text:p>
              </table:table-cell>
            </table:table-row>
            <table:table-row>
              <table:table-cell office:value-type="float" office:value="1639747670.54253">
                <text:p>1639747670.54253</text:p>
              </table:table-cell>
              <table:table-cell office:value-type="float" office:value="-0.0592484080505573">
                <text:p>-0.0592484080505573</text:p>
              </table:table-cell>
              <table:table-cell office:value-type="float" office:value="-0.721502233534614">
                <text:p>-0.721502233534614</text:p>
              </table:table-cell>
            </table:table-row>
            <table:table-row>
              <table:table-cell office:value-type="float" office:value="1639747670.7802">
                <text:p>1639747670.7802</text:p>
              </table:table-cell>
              <table:table-cell office:value-type="float" office:value="-0.078183044180664">
                <text:p>-0.078183044180664</text:p>
              </table:table-cell>
              <table:table-cell office:value-type="float" office:value="-0.721404737396829">
                <text:p>-0.721404737396829</text:p>
              </table:table-cell>
            </table:table-row>
            <table:table-row>
              <table:table-cell office:value-type="float" office:value="1639747671.02144">
                <text:p>1639747671.02144</text:p>
              </table:table-cell>
              <table:table-cell office:value-type="float" office:value="-0.0954435671140007">
                <text:p>-0.0954435671140007</text:p>
              </table:table-cell>
              <table:table-cell office:value-type="float" office:value="-0.717845904145732">
                <text:p>-0.717845904145732</text:p>
              </table:table-cell>
            </table:table-row>
            <table:table-row>
              <table:table-cell office:value-type="float" office:value="1639747671.38285">
                <text:p>1639747671.38285</text:p>
              </table:table-cell>
              <table:table-cell office:value-type="float" office:value="-0.11682987725338">
                <text:p>-0.11682987725338</text:p>
              </table:table-cell>
              <table:table-cell office:value-type="float" office:value="-0.713200816739395">
                <text:p>-0.7132008167393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